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paragraph-properties fo:text-align="center" fo:break-before="page" fo:line-height="115%" style:writing-mode="lr-tb"/>
    </style:style>
    <style:style style:name="T2_1" style:family="text">
      <style:text-properties fo:font-size="14pt" style:font-size-asian="14pt" style:font-size-complex="14pt"/>
    </style:style>
    <style:style style:name="T2_2" style:family="text">
      <style:text-properties fo:font-size="14pt" style:font-size-asian="14pt" style:font-size-complex="14pt"/>
    </style:style>
    <style:style style:name="T2_3" style:family="text">
      <style:text-properties fo:font-size="14pt" style:font-size-asian="14pt" style:font-size-complex="14pt"/>
    </style:style>
    <style:style style:name="T2_4" style:family="text">
      <style:text-properties fo:font-size="14pt" style:font-size-asian="14pt" style:font-size-complex="14pt"/>
    </style:style>
    <style:style style:name="T2_5" style:family="text">
      <style:text-properties fo:font-size="14pt" style:font-size-asian="14pt" style:font-size-complex="14pt"/>
    </style:style>
    <style:style style:name="T2_6" style:family="text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fo:font-size="14pt" style:font-size-asian="14pt" style:font-size-complex="14pt"/>
    </style:style>
    <style:style style:name="T3_2" style:family="text">
      <style:text-properties fo:font-size="14pt" style:font-size-asian="14pt" style:font-size-complex="14pt"/>
    </style:style>
    <style:style style:name="T3_3" style:family="text">
      <style:text-properties fo:font-size="14pt" style:font-size-asian="14pt" style:font-size-complex="14pt"/>
    </style:style>
    <style:style style:name="T3_4" style:family="text">
      <style:text-properties fo:font-size="14pt" style:font-size-asian="14pt" style:font-size-complex="14pt"/>
    </style:style>
    <style:style style:name="T3_5" style:family="text">
      <style:text-properties fo:font-size="14pt" style:font-size-asian="14pt" style:font-size-complex="14pt"/>
    </style:style>
    <style:style style:name="T3_6" style:family="text">
      <style:text-properties fo:font-size="14pt" style:font-size-asian="14pt" style:font-size-complex="14pt"/>
    </style:style>
    <style:style style:name="T3_7" style:family="text">
      <style:text-properties fo:font-size="14pt" style:font-size-asian="14pt" style:font-size-complex="14pt"/>
    </style:style>
    <style:style style:name="T3_8" style:family="text">
      <style:text-properties fo:font-size="14pt" style:font-size-asian="14pt" style:font-size-complex="14pt"/>
    </style:style>
    <style:style style:name="T3_9" style:family="text">
      <style:text-properties fo:font-size="14pt" style:font-size-asian="14pt" style:font-size-complex="14pt"/>
    </style:style>
    <style:style style:name="T3_10" style:family="text">
      <style:text-properties fo:font-size="14pt" style:font-size-asian="14pt" style:font-size-complex="14pt"/>
    </style:style>
    <style:style style:name="T3_11" style:family="text">
      <style:text-properties fo:font-size="14pt" style:font-size-asian="14pt" style:font-size-complex="14pt"/>
    </style:style>
    <style:style style:name="T3_12" style:family="text">
      <style:text-properties fo:font-size="14pt" style:font-size-asian="14pt" style:font-size-complex="14pt"/>
    </style:style>
    <style:style style:name="T3_13" style:family="text">
      <style:text-properties fo:font-size="14pt" style:font-size-asian="14pt" style:font-size-complex="14pt"/>
    </style:style>
    <style:style style:name="T3_14" style:family="text">
      <style:text-properties fo:font-size="14pt" style:font-size-asian="14pt" style:font-size-complex="14pt"/>
    </style:style>
    <style:style style:name="T3_15" style:family="text">
      <style:text-properties fo:font-size="14pt" style:font-size-asian="14pt" style:font-size-complex="14pt"/>
    </style:style>
    <style:style style:name="T3_16" style:family="text">
      <style:text-properties fo:font-size="14pt" style:font-size-asian="14pt" style:font-size-complex="14pt"/>
    </style:style>
    <style:style style:name="T3_17" style:family="text">
      <style:text-properties fo:font-size="14pt" style:font-size-asian="14pt" style:font-size-complex="14pt"/>
    </style:style>
    <style:style style:name="T3_18" style:family="text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3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2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6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7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29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0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1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2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3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4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5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6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7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8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39" style:family="paragraph" style:parent-style-name="Standard">
      <style:paragraph-properties fo:text-align="right" fo:break-before="auto" fo:line-height="115%" style:writing-mode="lr-tb"/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41" style:family="paragraph" style:parent-style-name="Standard">
      <style:paragraph-properties fo:text-align="right" fo:break-before="auto" fo:text-indent="0cm" fo:line-height="115%" fo:margin-top="0.071cm" fo:margin-left="0cm" fo:margin-right="0cm" fo:keep-with-next="always" fo:keep-together="always" fo:orphans="2" fo:widows="2" style:writing-mode="lr-tb"/>
      <style:text-properties fo:font-size="14pt" style:font-size-asian="14pt" style:font-size-complex="14pt"/>
    </style:style>
    <style:style style:name="P42" style:family="paragraph" style:parent-style-name="Standard">
      <style:paragraph-properties fo:text-align="right" fo:break-before="auto" fo:text-indent="0cm" fo:line-height="115%" fo:margin-top="0.071cm" fo:margin-bottom="0cm" fo:margin-left="0cm" fo:margin-right="0cm" fo:keep-with-next="always" fo:keep-together="always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right" fo:break-before="auto" fo:line-height="115%" style:writing-mode="lr-tb"/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Verdana" fo:font-size="14pt" style:font-name-asian="Verdana" style:font-size-asian="14pt" style:font-name-complex="Verdana" style:font-size-complex="14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style:font-name="Verdana" fo:font-size="12pt" style:font-name-asian="Verdana" style:font-size-asian="12pt" style:font-name-complex="Verdana" style:font-size-complex="12pt"/>
    </style:style>
    <style:style style:name="T45_2" style:family="text">
      <style:text-properties style:font-name="Verdana" fo:font-size="12pt" style:font-name-asian="Verdana" style:font-size-asian="12pt" style:font-name-complex="Verdana" style:font-size-complex="12pt"/>
    </style:style>
    <style:style style:name="T45_3" style:family="text">
      <style:text-properties style:font-name="Verdana" fo:font-size="12pt" style:font-name-asian="Verdana" style:font-size-asian="12pt" style:font-name-complex="Verdana" style:font-size-complex="12pt"/>
    </style:style>
    <style:style style:name="T45_4" style:family="text">
      <style:text-properties style:font-name="Verdana" fo:font-size="12pt" style:font-name-asian="Verdana" style:font-size-asian="12pt" style:font-name-complex="Verdana" style:font-size-complex="12pt"/>
    </style:style>
    <style:style style:name="T45_5" style:family="text">
      <style:text-properties style:font-name="Verdana" fo:font-size="12pt" style:font-name-asian="Verdana" style:font-size-asian="12pt" style:font-name-complex="Verdana" style:font-size-complex="12pt"/>
    </style:style>
    <style:style style:name="T45_6" style:family="text">
      <style:text-properties style:font-name="Verdana" fo:font-size="12pt" style:font-name-asian="Verdana" style:font-size-asian="12pt" style:font-name-complex="Verdana" style:font-size-complex="12pt"/>
    </style:style>
    <style:style style:name="T45_7" style:family="text">
      <style:text-properties style:font-name="Verdana" fo:font-size="12pt" style:font-name-asian="Verdana" style:font-size-asian="12pt" style:font-name-complex="Verdana" style:font-size-complex="12pt"/>
    </style:style>
    <style:style style:name="P46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style:font-name="Verdana" fo:font-size="12pt" style:font-name-asian="Verdana" style:font-size-asian="12pt" style:font-name-complex="Verdana" style:font-size-complex="12pt"/>
    </style:style>
    <style:style style:name="T47_2" style:family="text">
      <style:text-properties style:font-name="Verdana" fo:font-size="12pt" style:font-name-asian="Verdana" style:font-size-asian="12pt" style:font-name-complex="Verdana" style:font-size-complex="12pt"/>
    </style:style>
    <style:style style:name="T47_3" style:family="text">
      <style:text-properties style:font-name="Verdana" fo:font-size="12pt" style:font-name-asian="Verdana" style:font-size-asian="12pt" style:font-name-complex="Verdana" style:font-size-complex="12pt"/>
    </style:style>
    <style:style style:name="T47_4" style:family="text">
      <style:text-properties style:font-name="Verdana" fo:font-size="12pt" style:font-name-asian="Verdana" style:font-size-asian="12pt" style:font-name-complex="Verdana" style:font-size-complex="12pt"/>
    </style:style>
    <style:style style:name="T47_5" style:family="text">
      <style:text-properties style:font-name="Verdana" fo:font-size="12pt" style:font-name-asian="Verdana" style:font-size-asian="12pt" style:font-name-complex="Verdana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Verdana" fo:font-size="12pt" style:font-name-asian="Verdana" style:font-size-asian="12pt" style:font-name-complex="Verdana" style:font-size-complex="12pt"/>
    </style:style>
    <style:style style:name="T48_2" style:family="text">
      <style:text-properties style:font-name="Verdana" fo:font-size="12pt" style:font-name-asian="Verdana" style:font-size-asian="12pt" style:font-name-complex="Verdana" style:font-size-complex="12pt"/>
    </style:style>
    <style:style style:name="T48_3" style:family="text">
      <style:text-properties style:font-name="Verdana" fo:font-size="12pt" style:font-name-asian="Verdana" style:font-size-asian="12pt" style:font-name-complex="Verdana" style:font-size-complex="12pt"/>
    </style:style>
    <style:style style:name="T48_4" style:family="text">
      <style:text-properties style:font-name="Verdana" fo:font-size="12pt" style:font-name-asian="Verdana" style:font-size-asian="12pt" style:font-name-complex="Verdana" style:font-size-complex="12pt"/>
    </style:style>
    <style:style style:name="T48_5" style:family="text">
      <style:text-properties style:font-name="Verdana" fo:font-size="12pt" style:font-name-asian="Verdana" style:font-size-asian="12pt" style:font-name-complex="Verdana" style:font-size-complex="12pt"/>
    </style:style>
    <style:style style:name="T48_6" style:family="text">
      <style:text-properties style:font-name="Verdana" fo:font-size="12pt" style:font-name-asian="Verdana" style:font-size-asian="12pt" style:font-name-complex="Verdana" style:font-size-complex="12pt"/>
    </style:style>
    <style:style style:name="T48_7" style:family="text">
      <style:text-properties style:font-name="Verdana" fo:font-size="12pt" style:font-name-asian="Verdana" style:font-size-asian="12pt" style:font-name-complex="Verdana" style:font-size-complex="12pt"/>
    </style:style>
    <style:style style:name="T48_8" style:family="text">
      <style:text-properties style:font-name="Verdana" fo:font-size="12pt" style:font-name-asian="Verdana" style:font-size-asian="12pt" style:font-name-complex="Verdana" style:font-size-complex="12pt"/>
    </style:style>
    <style:style style:name="T48_9" style:family="text">
      <style:text-properties style:font-name="Verdana" fo:font-size="12pt" style:font-name-asian="Verdana" style:font-size-asian="12pt" style:font-name-complex="Verdana" style:font-size-complex="12pt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font-name="Verdana" fo:font-size="12pt" style:font-name-asian="Verdana" style:font-size-asian="12pt" style:font-name-complex="Verdana" style:font-size-complex="12pt"/>
    </style:style>
    <style:style style:name="T49_2" style:family="text">
      <style:text-properties style:font-name="Verdana" fo:font-size="12pt" style:font-name-asian="Verdana" style:font-size-asian="12pt" style:font-name-complex="Verdana" style:font-size-complex="12pt"/>
    </style:style>
    <style:style style:name="T49_3" style:family="text">
      <style:text-properties style:font-name="Verdana" fo:font-size="12pt" style:font-name-asian="Verdana" style:font-size-asian="12pt" style:font-name-complex="Verdana" style:font-size-complex="12pt"/>
    </style:style>
    <style:style style:name="T49_4" style:family="text">
      <style:text-properties style:font-name="Verdana" fo:font-size="12pt" style:font-name-asian="Verdana" style:font-size-asian="12pt" style:font-name-complex="Verdana" style:font-size-complex="12pt"/>
    </style:style>
    <style:style style:name="T49_5" style:family="text">
      <style:text-properties style:font-name="Verdana" fo:font-size="12pt" style:font-name-asian="Verdana" style:font-size-asian="12pt" style:font-name-complex="Verdana" style:font-size-complex="12pt"/>
    </style:style>
    <style:style style:name="T49_6" style:family="text">
      <style:text-properties style:font-name="Verdana" fo:font-size="12pt" style:font-name-asian="Verdana" style:font-size-asian="12pt" style:font-name-complex="Verdana" style:font-size-complex="12pt"/>
    </style:style>
    <style:style style:name="T49_7" style:family="text">
      <style:text-properties style:font-name="Verdana" fo:font-size="12pt" style:font-name-asian="Verdana" style:font-size-asian="12pt" style:font-name-complex="Verdana" style:font-size-complex="12pt"/>
    </style:style>
    <style:style style:name="T49_8" style:family="text">
      <style:text-properties style:font-name="Verdana" fo:font-size="12pt" style:font-name-asian="Verdana" style:font-size-asian="12pt" style:font-name-complex="Verdana" style:font-size-complex="12pt"/>
    </style:style>
    <style:style style:name="T49_9" style:family="text">
      <style:text-properties style:font-name="Verdana" fo:font-size="12pt" style:font-name-asian="Verdana" style:font-size-asian="12pt" style:font-name-complex="Verdana" style:font-size-complex="12pt"/>
    </style:style>
    <style:style style:name="P50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1" style:family="paragraph" style:parent-style-name="Standard">
      <style:paragraph-properties fo:break-before="auto" fo:line-height="115%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style:font-name="Verdana" fo:font-size="14pt" style:font-name-asian="Verdana" style:font-size-asian="14pt" style:font-name-complex="Verdana" style:font-size-complex="14pt"/>
    </style:style>
    <style:style style:name="T52_2" style:family="text">
      <style:text-properties style:font-name="Verdana" fo:font-size="14pt" style:font-name-asian="Verdana" style:font-size-asian="14pt" style:font-name-complex="Verdana" style:font-size-complex="14pt"/>
    </style:style>
    <style:style style:name="T52_3" style:family="text">
      <style:text-properties style:font-name="Verdana" fo:font-size="14pt" style:font-name-asian="Verdana" style:font-size-asian="14pt" style:font-name-complex="Verdana" style:font-size-complex="14pt"/>
    </style:style>
    <style:style style:name="P53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4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5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6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7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8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59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0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1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2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3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4" style:family="paragraph" style:parent-style-name="Standard">
      <style:paragraph-properties fo:break-before="auto" fo:text-indent="1.27cm" fo:line-height="115%" fo:margin-left="1.27cm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5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  <style:text-properties style:font-name="Verdana" fo:font-size="14pt" style:font-name-asian="Verdana" style:font-size-asian="14pt" style:font-name-complex="Verdana" style:font-size-complex="14pt"/>
    </style:style>
    <style:style style:name="Table1" style:family="table">
      <style:table-properties table:align="left" style:width="18.198cm" fo:margin-left="0cm"/>
    </style:style>
    <style:style style:name="Column1" style:family="table-column">
      <style:table-column-properties style:column-width="3.69cm"/>
    </style:style>
    <style:style style:name="Column2" style:family="table-column">
      <style:table-column-properties style:column-width="4.166cm"/>
    </style:style>
    <style:style style:name="Column3" style:family="table-column">
      <style:table-column-properties style:column-width="3.664cm"/>
    </style:style>
    <style:style style:name="Column4" style:family="table-column">
      <style:table-column-properties style:column-width="6.678cm"/>
    </style:style>
    <style:style style:name="Row1" style:family="table-row"/>
    <style:style style:name="Cell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2" style:family="table-row"/>
    <style:style style:name="Cell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2" style:family="paragraph" style:parent-style-name="Standard">
      <style:paragraph-properties fo:text-align="center" fo:break-before="auto" fo:text-indent="0cm" fo:line-height="112%" fo:margin-top="0cm" fo:margin-bottom="0cm" fo:margin-left="0cm" fo:margin-right="0cm" fo:orphans="2" fo:widows="2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6" style:family="paragraph" style:parent-style-name="Standard">
      <style:paragraph-properties fo:text-align="center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7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5" style:family="paragraph" style:parent-style-name="Standard">
      <style:paragraph-properties fo:text-align="justify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8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2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5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6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middle" fo:padding-top="0.185cm" fo:border-top="#000000 0.035cm solid" fo:padding-bottom="0.185cm" fo:border-bottom="#000000 0.035cm solid" fo:padding-left="0.185cm" fo:border-left="#000000 0.035cm solid" fo:padding-right="0.185cm" fo:border-right="#000000 0.035cm solid"/>
    </style:style>
    <style:style style:name="P9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0" style:family="paragraph" style:parent-style-name="Standard">
      <style:paragraph-properties fo:text-align="left" fo:break-before="auto" fo:text-indent="0cm" fo:line-height="120%" fo:margin-top="0cm" fo:margin-left="0cm" fo:margin-right="0cm" fo:orphans="2" fo:widows="2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text-align="left" fo:break-before="auto" fo:text-indent="0cm" fo:line-height="105%" fo:margin-top="0.423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0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P114" style:family="paragraph" style:parent-style-name="Standard">
      <style:paragraph-properties fo:text-align="left" fo:break-before="auto" fo:text-indent="0cm" fo:line-height="105%" fo:margin-top="0.423cm" fo:margin-left="0cm" fo:margin-right="0cm" fo:keep-with-next="always" fo:keep-together="always" fo:orphans="2" fo:widows="2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6pt" style:font-name-asian="Arial" style:font-size-asian="16pt" style:font-name-complex="Arial" style:font-size-complex="16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15_1" style:family="text"/>
    <style:style style:name="T11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3" style:family="text"/>
    <style:style style:name="T11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5_5" style:family="text"/>
    <style:style style:name="T11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6_1" style:family="text"/>
    <style:style style:name="T11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3" style:family="text"/>
    <style:style style:name="T11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5" style:family="text"/>
    <style:style style:name="T11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7" style:family="text"/>
    <style:style style:name="T11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9" style:family="text"/>
    <style:style style:name="T11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1" style:family="text"/>
    <style:style style:name="T116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3" style:family="text"/>
    <style:style style:name="T116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5" style:family="text"/>
    <style:style style:name="T116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7" style:family="text"/>
    <style:style style:name="T116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19" style:family="text"/>
    <style:style style:name="T116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6_21" style:family="text"/>
    <style:style style:name="T116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7_1" style:family="text"/>
    <style:style style:name="T11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3" style:family="text"/>
    <style:style style:name="T11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5" style:family="text"/>
    <style:style style:name="T11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7" style:family="text"/>
    <style:style style:name="T11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9" style:family="text"/>
    <style:style style:name="T11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11" style:family="text"/>
    <style:style style:name="T117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7_13" style:family="text"/>
    <style:style style:name="T117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18_1" style:family="text"/>
    <style:style style:name="T11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3" style:family="text"/>
    <style:style style:name="T11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5" style:family="text"/>
    <style:style style:name="T11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7" style:family="text"/>
    <style:style style:name="T11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9" style:family="text"/>
    <style:style style:name="T11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1" style:family="text"/>
    <style:style style:name="T118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3" style:family="text"/>
    <style:style style:name="T118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5" style:family="text"/>
    <style:style style:name="T118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8_17" style:family="text"/>
    <style:style style:name="T118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5%" fo:margin-top="0cm" fo:margin-bottom="0.176cm" fo:margin-left="0.776cm" fo:margin-right="0cm" fo:orphans="2" fo:widows="2" style:writing-mode="lr-tb">
        <style:tab-stops>
          <style:tab-stop style:type="right" style:leader-style="none" style:position="15.734cm"/>
        </style:tab-stops>
      </style:paragraph-properties>
    </style:style>
    <style:style style:name="T119_1" style:family="text"/>
    <style:style style:name="T11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3" style:family="text"/>
    <style:style style:name="T11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19_5" style:family="text"/>
    <style:style style:name="T11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15%" fo:margin-top="0cm" fo:margin-left="1.498cm" fo:margin-right="0cm" fo:orphans="2" fo:widows="2" style:writing-mode="lr-tb">
        <style:tab-stops>
          <style:tab-stop style:type="right" style:leader-style="none" style:position="15.012cm"/>
        </style:tab-stops>
      </style:paragraph-properties>
    </style:style>
    <style:style style:name="T120_1" style:family="text"/>
    <style:style style:name="T12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3" style:family="text"/>
    <style:style style:name="T12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5" style:family="text"/>
    <style:style style:name="T12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7" style:family="text"/>
    <style:style style:name="T12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9" style:family="text"/>
    <style:style style:name="T120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11" style:family="text"/>
    <style:style style:name="T120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0_13" style:family="text"/>
    <style:style style:name="T120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15%" fo:margin-top="0cm" fo:margin-left="1.498cm" fo:margin-right="0cm" fo:orphans="2" fo:widows="2" style:writing-mode="lr-tb">
        <style:tab-stops>
          <style:tab-stop style:type="right" style:leader-style="none" style:position="15.012cm"/>
        </style:tab-stops>
      </style:paragraph-properties>
    </style:style>
    <style:style style:name="T121_1" style:family="text"/>
    <style:style style:name="T12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3" style:family="text"/>
    <style:style style:name="T12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5" style:family="text"/>
    <style:style style:name="T12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7" style:family="text"/>
    <style:style style:name="T12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9" style:family="text"/>
    <style:style style:name="T12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1" style:family="text"/>
    <style:style style:name="T12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21_13" style:family="text"/>
    <style:style style:name="T12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5%" fo:margin-top="0cm" fo:margin-bottom="0.176cm" fo:margin-left="0.776cm" fo:margin-right="0cm" fo:orphans="2" fo:widows="2" style:writing-mode="lr-tb">
        <style:tab-stops>
          <style:tab-stop style:type="right" style:leader-style="none" style:position="15.734cm"/>
        </style:tab-stops>
      </style:paragraph-properties>
    </style:style>
    <style:style style:name="T122_1" style:family="text"/>
    <style:style style:name="T12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2_3" style:family="text"/>
    <style:style style:name="T12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2_5" style:family="text"/>
    <style:style style:name="T12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3_1" style:family="text"/>
    <style:style style:name="T12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3" style:family="text"/>
    <style:style style:name="T12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3_5" style:family="text"/>
    <style:style style:name="T12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4_1" style:family="text"/>
    <style:style style:name="T12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3" style:family="text"/>
    <style:style style:name="T12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5" style:family="text"/>
    <style:style style:name="T12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7" style:family="text"/>
    <style:style style:name="T124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9" style:family="text"/>
    <style:style style:name="T124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1" style:family="text"/>
    <style:style style:name="T124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3" style:family="text"/>
    <style:style style:name="T124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5" style:family="text"/>
    <style:style style:name="T124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7" style:family="text"/>
    <style:style style:name="T124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19" style:family="text"/>
    <style:style style:name="T124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1" style:family="text"/>
    <style:style style:name="T124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3" style:family="text"/>
    <style:style style:name="T124_2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4_25" style:family="text"/>
    <style:style style:name="T124_2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25_1" style:family="text"/>
    <style:style style:name="T12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3" style:family="text"/>
    <style:style style:name="T12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5" style:family="text"/>
    <style:style style:name="T12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7" style:family="text"/>
    <style:style style:name="T12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9" style:family="text"/>
    <style:style style:name="T12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1" style:family="text"/>
    <style:style style:name="T125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3" style:family="text"/>
    <style:style style:name="T125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5" style:family="text"/>
    <style:style style:name="T125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5_17" style:family="text"/>
    <style:style style:name="T125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6_1" style:family="text"/>
    <style:style style:name="T12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3" style:family="text"/>
    <style:style style:name="T12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5" style:family="text"/>
    <style:style style:name="T12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7" style:family="text"/>
    <style:style style:name="T12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9" style:family="text"/>
    <style:style style:name="T12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11" style:family="text"/>
    <style:style style:name="T126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6_13" style:family="text"/>
    <style:style style:name="T126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7_1" style:family="text"/>
    <style:style style:name="T12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3" style:family="text"/>
    <style:style style:name="T12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5" style:family="text"/>
    <style:style style:name="T12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7" style:family="text"/>
    <style:style style:name="T12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9" style:family="text"/>
    <style:style style:name="T12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11" style:family="text"/>
    <style:style style:name="T127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7_13" style:family="text"/>
    <style:style style:name="T127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8_1" style:family="text"/>
    <style:style style:name="T12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3" style:family="text"/>
    <style:style style:name="T12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5" style:family="text"/>
    <style:style style:name="T12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7" style:family="text"/>
    <style:style style:name="T12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8_9" style:family="text"/>
    <style:style style:name="T12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29_1" style:family="text"/>
    <style:style style:name="T12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3" style:family="text"/>
    <style:style style:name="T12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5" style:family="text"/>
    <style:style style:name="T12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7" style:family="text"/>
    <style:style style:name="T129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9" style:family="text"/>
    <style:style style:name="T129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11" style:family="text"/>
    <style:style style:name="T129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29_13" style:family="text"/>
    <style:style style:name="T129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0_1" style:family="text"/>
    <style:style style:name="T13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3" style:family="text"/>
    <style:style style:name="T13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5" style:family="text"/>
    <style:style style:name="T13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7" style:family="text"/>
    <style:style style:name="T13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0_9" style:family="text"/>
    <style:style style:name="T13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1_1" style:family="text"/>
    <style:style style:name="T131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3" style:family="text"/>
    <style:style style:name="T131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5" style:family="text"/>
    <style:style style:name="T131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7" style:family="text"/>
    <style:style style:name="T131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9" style:family="text"/>
    <style:style style:name="T131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1" style:family="text"/>
    <style:style style:name="T131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1_13" style:family="text"/>
    <style:style style:name="T131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5%" fo:margin-top="0cm" fo:margin-bottom="0.176cm" fo:margin-left="0cm" fo:margin-right="0cm" fo:orphans="2" fo:widows="2" style:writing-mode="lr-tb">
        <style:tab-stops>
          <style:tab-stop style:type="right" style:leader-style="none" style:position="16.51cm"/>
        </style:tab-stops>
      </style:paragraph-properties>
    </style:style>
    <style:style style:name="T132_1" style:family="text"/>
    <style:style style:name="T13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3" style:family="text"/>
    <style:style style:name="T13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5" style:family="text"/>
    <style:style style:name="T13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7" style:family="text"/>
    <style:style style:name="T132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9" style:family="text"/>
    <style:style style:name="T132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1" style:family="text"/>
    <style:style style:name="T132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3" style:family="text"/>
    <style:style style:name="T132_1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5" style:family="text"/>
    <style:style style:name="T132_1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7" style:family="text"/>
    <style:style style:name="T132_1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19" style:family="text"/>
    <style:style style:name="T132_2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2_21" style:family="text"/>
    <style:style style:name="T132_2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3_1" style:family="text"/>
    <style:style style:name="T13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3" style:family="text"/>
    <style:style style:name="T13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5" style:family="text"/>
    <style:style style:name="T13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7" style:family="text"/>
    <style:style style:name="T133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9" style:family="text"/>
    <style:style style:name="T133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3_11" style:family="text"/>
    <style:style style:name="T133_1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4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4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5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6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7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8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39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0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1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2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3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4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4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5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6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6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7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8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8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</style:style>
    <style:style style:name="T149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2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3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4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5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6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7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8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9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150_10" style:family="text"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5%" fo:margin-top="0cm" fo:margin-bottom="0.176cm" fo:margin-left="0.388cm" fo:margin-right="0cm" fo:orphans="2" fo:widows="2" style:writing-mode="lr-tb">
        <style:tab-stops>
          <style:tab-stop style:type="right" style:leader-style="none" style:position="16.122cm"/>
        </style:tab-stops>
      </style:paragraph-properties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15%" fo:margin-top="0.071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15%" fo:margin-top="0.071cm" fo:margin-bottom="0cm" fo:margin-left="0cm" fo:margin-right="0cm" fo:keep-with-next="always" fo:keep-together="always" fo:orphans="2" fo:widows="2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a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15%" style:writing-mode="lr-tb"/>
    </style:style>
    <style:style style:name="P193" style:family="paragraph" style:parent-style-name="Heading_20_1">
      <style:paragraph-properties fo:break-before="auto" fo:line-height="115%" style:writing-mode="lr-tb"/>
    </style:style>
    <style:style style:name="T193_1" style:family="text"/>
    <style:style style:name="T193_2" style:family="text"/>
    <style:style style:name="P194" style:family="paragraph" style:parent-style-name="Standard">
      <style:paragraph-properties fo:text-align="right" fo:break-before="auto" fo:line-height="115%" style:writing-mode="lr-tb"/>
    </style:style>
    <style:style style:name="P195" style:family="paragraph" style:parent-style-name="Heading_20_2">
      <style:paragraph-properties fo:break-before="auto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P196" style:family="paragraph" style:parent-style-name="Standard">
      <style:paragraph-properties fo:text-align="justify" fo:break-before="auto" fo:text-indent="1.27cm" fo:line-height="115%" style:writing-mode="lr-tb"/>
    </style:style>
    <style:style style:name="P197" style:family="paragraph" style:parent-style-name="Standard">
      <style:paragraph-properties fo:text-align="justify" fo:break-before="auto" fo:text-indent="1.27cm" fo:line-height="115%" style:writing-mode="lr-tb"/>
    </style:style>
    <style:style style:name="T197_1" style:family="text">
      <style:text-properties fo:font-size="12pt" style:font-size-asian="12pt" style:font-size-complex="12pt"/>
    </style:style>
    <style:style style:name="T197_2" style:family="text">
      <style:text-properties fo:font-size="12pt" style:font-size-asian="12pt" style:font-size-complex="12pt"/>
    </style:style>
    <style:style style:name="T197_3" style:family="text">
      <style:text-properties fo:font-size="12pt" style:font-size-asian="12pt" style:font-size-complex="12pt"/>
    </style:style>
    <style:style style:name="T197_4" style:family="text">
      <style:text-properties fo:font-size="12pt" style:font-size-asian="12pt" style:font-size-complex="12pt"/>
    </style:style>
    <style:style style:name="T197_5" style:family="text">
      <style:text-properties fo:font-size="12pt" style:font-size-asian="12pt" style:font-size-complex="12pt"/>
    </style:style>
    <style:style style:name="T197_6" style:family="text">
      <style:text-properties fo:font-size="12pt" style:font-size-asian="12pt" style:font-size-complex="12pt"/>
    </style:style>
    <style:style style:name="T197_7" style:family="text">
      <style:text-properties fo:font-size="12pt" style:font-size-asian="12pt" style:font-size-complex="12pt"/>
    </style:style>
    <style:style style:name="T197_8" style:family="text">
      <style:text-properties fo:font-size="12pt" style:font-size-asian="12pt" style:font-size-complex="12pt"/>
    </style:style>
    <style:style style:name="T197_9" style:family="text">
      <style:text-properties fo:font-size="12pt" style:font-size-asian="12pt" style:font-size-complex="12pt"/>
    </style:style>
    <style:style style:name="T197_10" style:family="text">
      <style:text-properties fo:font-size="12pt" style:font-size-asian="12pt" style:font-size-complex="12pt"/>
    </style:style>
    <style:style style:name="T197_11" style:family="text">
      <style:text-properties fo:font-size="12pt" style:font-size-asian="12pt" style:font-size-complex="12pt"/>
    </style:style>
    <style:style style:name="T197_12" style:family="text">
      <style:text-properties fo:font-size="12pt" style:font-size-asian="12pt" style:font-size-complex="12pt"/>
    </style:style>
    <style:style style:name="T197_13" style:family="text">
      <style:text-properties fo:font-size="12pt" style:font-size-asian="12pt" style:font-size-complex="12pt"/>
    </style:style>
    <style:style style:name="T197_14" style:family="text">
      <style:text-properties fo:font-size="12pt" style:font-size-asian="12pt" style:font-size-complex="12pt"/>
    </style:style>
    <style:style style:name="T197_15" style:family="text">
      <style:text-properties fo:font-size="12pt" style:font-size-asian="12pt" style:font-size-complex="12pt"/>
    </style:style>
    <style:style style:name="T197_16" style:family="text">
      <style:text-properties fo:font-size="12pt" style:font-size-asian="12pt" style:font-size-complex="12pt"/>
    </style:style>
    <style:style style:name="T197_17" style:family="text">
      <style:text-properties fo:font-size="12pt" style:font-size-asian="12pt" style:font-size-complex="12pt"/>
    </style:style>
    <style:style style:name="T197_18" style:family="text">
      <style:text-properties fo:font-size="12pt" style:font-size-asian="12pt" style:font-size-complex="12pt"/>
    </style:style>
    <style:style style:name="T197_19" style:family="text">
      <style:text-properties fo:font-size="12pt" style:font-size-asian="12pt" style:font-size-complex="12pt"/>
    </style:style>
    <style:style style:name="T197_20" style:family="text">
      <style:text-properties fo:font-size="12pt" style:font-size-asian="12pt" style:font-size-complex="12pt"/>
    </style:style>
    <style:style style:name="T197_21" style:family="text">
      <style:text-properties fo:font-size="12pt" style:font-size-asian="12pt" style:font-size-complex="12pt"/>
    </style:style>
    <style:style style:name="T197_22" style:family="text">
      <style:text-properties fo:font-size="12pt" style:font-size-asian="12pt" style:font-size-complex="12pt"/>
    </style:style>
    <style:style style:name="T197_23" style:family="text">
      <style:text-properties fo:font-size="12pt" style:font-size-asian="12pt" style:font-size-complex="12pt"/>
    </style:style>
    <style:style style:name="T197_24" style:family="text">
      <style:text-properties fo:font-size="12pt" style:font-size-asian="12pt" style:font-size-complex="12pt"/>
    </style:style>
    <style:style style:name="T197_25" style:family="text">
      <style:text-properties fo:font-size="12pt" style:font-size-asian="12pt" style:font-size-complex="12pt"/>
    </style:style>
    <style:style style:name="T197_26" style:family="text">
      <style:text-properties fo:font-size="12pt" style:font-size-asian="12pt" style:font-size-complex="12pt"/>
    </style:style>
    <style:style style:name="T197_27" style:family="text">
      <style:text-properties fo:font-size="12pt" style:font-size-asian="12pt" style:font-size-complex="12pt"/>
    </style:style>
    <style:style style:name="T197_28" style:family="text">
      <style:text-properties fo:font-size="12pt" style:font-size-asian="12pt" style:font-size-complex="12pt"/>
    </style:style>
    <style:style style:name="T197_29" style:family="text">
      <style:text-properties fo:font-size="12pt" style:font-size-asian="12pt" style:font-size-complex="12pt"/>
    </style:style>
    <style:style style:name="T197_30" style:family="text">
      <style:text-properties fo:font-size="12pt" style:font-size-asian="12pt" style:font-size-complex="12pt"/>
    </style:style>
    <style:style style:name="T197_31" style:family="text">
      <style:text-properties fo:font-size="12pt" style:font-size-asian="12pt" style:font-size-complex="12pt"/>
    </style:style>
    <style:style style:name="T197_32" style:family="text">
      <style:text-properties fo:font-size="12pt" style:font-size-asian="12pt" style:font-size-complex="12pt"/>
    </style:style>
    <style:style style:name="T197_33" style:family="text">
      <style:text-properties fo:font-size="12pt" style:font-size-asian="12pt" style:font-size-complex="12pt"/>
    </style:style>
    <style:style style:name="T197_34" style:family="text">
      <style:text-properties fo:font-size="12pt" style:font-size-asian="12pt" style:font-size-complex="12pt"/>
    </style:style>
    <style:style style:name="T197_35" style:family="text">
      <style:text-properties fo:font-size="12pt" style:font-size-asian="12pt" style:font-size-complex="12pt"/>
    </style:style>
    <style:style style:name="T197_36" style:family="text">
      <style:text-properties fo:font-size="12pt" style:font-size-asian="12pt" style:font-size-complex="12pt"/>
    </style:style>
    <style:style style:name="T197_37" style:family="text">
      <style:text-properties fo:font-size="12pt" style:font-size-asian="12pt" style:font-size-complex="12pt"/>
    </style:style>
    <style:style style:name="T197_38" style:family="text">
      <style:text-properties fo:font-size="12pt" style:font-size-asian="12pt" style:font-size-complex="12pt"/>
    </style:style>
    <style:style style:name="T197_39" style:family="text">
      <style:text-properties fo:font-size="12pt" style:font-size-asian="12pt" style:font-size-complex="12pt"/>
    </style:style>
    <style:style style:name="T197_40" style:family="text">
      <style:text-properties fo:font-size="12pt" style:font-size-asian="12pt" style:font-size-complex="12pt"/>
    </style:style>
    <style:style style:name="T197_41" style:family="text">
      <style:text-properties fo:font-size="12pt" style:font-size-asian="12pt" style:font-size-complex="12pt"/>
    </style:style>
    <style:style style:name="T197_42" style:family="text">
      <style:text-properties fo:font-size="12pt" style:font-size-asian="12pt" style:font-size-complex="12pt"/>
    </style:style>
    <style:style style:name="T197_43" style:family="text">
      <style:text-properties fo:font-size="12pt" style:font-size-asian="12pt" style:font-size-complex="12pt"/>
    </style:style>
    <style:style style:name="T197_44" style:family="text">
      <style:text-properties fo:font-size="12pt" style:font-size-asian="12pt" style:font-size-complex="12pt"/>
    </style:style>
    <style:style style:name="T197_45" style:family="text">
      <style:text-properties fo:font-size="12pt" style:font-size-asian="12pt" style:font-size-complex="12pt"/>
    </style:style>
    <style:style style:name="T197_46" style:family="text">
      <style:text-properties fo:font-size="12pt" style:font-size-asian="12pt" style:font-size-complex="12pt"/>
    </style:style>
    <style:style style:name="T197_47" style:family="text">
      <style:text-properties fo:font-size="12pt" style:font-size-asian="12pt" style:font-size-complex="12pt"/>
    </style:style>
    <style:style style:name="T197_48" style:family="text">
      <style:text-properties fo:font-size="12pt" style:font-size-asian="12pt" style:font-size-complex="12pt"/>
    </style:style>
    <style:style style:name="T197_49" style:family="text">
      <style:text-properties fo:font-size="12pt" style:font-size-asian="12pt" style:font-size-complex="12pt"/>
    </style:style>
    <style:style style:name="T197_50" style:family="text">
      <style:text-properties fo:font-size="12pt" style:font-size-asian="12pt" style:font-size-complex="12pt"/>
    </style:style>
    <style:style style:name="T197_51" style:family="text">
      <style:text-properties fo:font-size="12pt" style:font-size-asian="12pt" style:font-size-complex="12pt"/>
    </style:style>
    <style:style style:name="T197_52" style:family="text">
      <style:text-properties fo:font-size="12pt" style:font-size-asian="12pt" style:font-size-complex="12pt"/>
    </style:style>
    <style:style style:name="T197_53" style:family="text">
      <style:text-properties fo:font-size="12pt" style:font-size-asian="12pt" style:font-size-complex="12pt"/>
    </style:style>
    <style:style style:name="T197_54" style:family="text">
      <style:text-properties fo:font-size="12pt" style:font-size-asian="12pt" style:font-size-complex="12pt"/>
    </style:style>
    <style:style style:name="T197_55" style:family="text">
      <style:text-properties fo:font-size="12pt" style:font-size-asian="12pt" style:font-size-complex="12pt"/>
    </style:style>
    <style:style style:name="T197_56" style:family="text">
      <style:text-properties fo:font-size="12pt" style:font-size-asian="12pt" style:font-size-complex="12pt"/>
    </style:style>
    <style:style style:name="T197_57" style:family="text">
      <style:text-properties fo:font-size="12pt" style:font-size-asian="12pt" style:font-size-complex="12pt"/>
    </style:style>
    <style:style style:name="T197_58" style:family="text">
      <style:text-properties fo:font-size="12pt" style:font-size-asian="12pt" style:font-size-complex="12pt"/>
    </style:style>
    <style:style style:name="T197_59" style:family="text">
      <style:text-properties fo:font-size="12pt" style:font-size-asian="12pt" style:font-size-complex="12pt"/>
    </style:style>
    <style:style style:name="T197_60" style:family="text">
      <style:text-properties fo:font-size="12pt" style:font-size-asian="12pt" style:font-size-complex="12pt"/>
    </style:style>
    <style:style style:name="T197_61" style:family="text">
      <style:text-properties fo:font-size="12pt" style:font-size-asian="12pt" style:font-size-complex="12pt"/>
    </style:style>
    <style:style style:name="T197_62" style:family="text">
      <style:text-properties fo:font-size="12pt" style:font-size-asian="12pt" style:font-size-complex="12pt"/>
    </style:style>
    <style:style style:name="T197_63" style:family="text">
      <style:text-properties fo:font-size="12pt" style:font-size-asian="12pt" style:font-size-complex="12pt"/>
    </style:style>
    <style:style style:name="T197_64" style:family="text">
      <style:text-properties fo:font-size="12pt" style:font-size-asian="12pt" style:font-size-complex="12pt"/>
    </style:style>
    <style:style style:name="T197_65" style:family="text">
      <style:text-properties fo:font-size="12pt" style:font-size-asian="12pt" style:font-size-complex="12pt"/>
    </style:style>
    <style:style style:name="T197_66" style:family="text">
      <style:text-properties fo:font-size="12pt" style:font-size-asian="12pt" style:font-size-complex="12pt"/>
    </style:style>
    <style:style style:name="T197_67" style:family="text">
      <style:text-properties fo:font-size="12pt" style:font-size-asian="12pt" style:font-size-complex="12pt"/>
    </style:style>
    <style:style style:name="T197_68" style:family="text">
      <style:text-properties fo:font-size="12pt" style:font-size-asian="12pt" style:font-size-complex="12pt"/>
    </style:style>
    <style:style style:name="T197_69" style:family="text">
      <style:text-properties fo:font-size="12pt" style:font-size-asian="12pt" style:font-size-complex="12pt"/>
    </style:style>
    <style:style style:name="T197_70" style:family="text">
      <style:text-properties fo:font-size="12pt" style:font-size-asian="12pt" style:font-size-complex="12pt"/>
    </style:style>
    <style:style style:name="T197_71" style:family="text">
      <style:text-properties fo:font-size="12pt" style:font-size-asian="12pt" style:font-size-complex="12pt"/>
    </style:style>
    <style:style style:name="T197_72" style:family="text">
      <style:text-properties fo:font-size="12pt" style:font-size-asian="12pt" style:font-size-complex="12pt"/>
    </style:style>
    <style:style style:name="T197_73" style:family="text">
      <style:text-properties fo:font-size="12pt" style:font-size-asian="12pt" style:font-size-complex="12pt"/>
    </style:style>
    <style:style style:name="T197_74" style:family="text">
      <style:text-properties fo:font-size="12pt" style:font-size-asian="12pt" style:font-size-complex="12pt"/>
    </style:style>
    <style:style style:name="T197_75" style:family="text">
      <style:text-properties fo:font-size="12pt" style:font-size-asian="12pt" style:font-size-complex="12pt"/>
    </style:style>
    <style:style style:name="T197_76" style:family="text">
      <style:text-properties fo:font-size="12pt" style:font-size-asian="12pt" style:font-size-complex="12pt"/>
    </style:style>
    <style:style style:name="T197_77" style:family="text">
      <style:text-properties fo:font-size="12pt" style:font-size-asian="12pt" style:font-size-complex="12pt"/>
    </style:style>
    <style:style style:name="T197_78" style:family="text">
      <style:text-properties fo:font-size="12pt" style:font-size-asian="12pt" style:font-size-complex="12pt"/>
    </style:style>
    <style:style style:name="T197_79" style:family="text">
      <style:text-properties fo:font-size="12pt" style:font-size-asian="12pt" style:font-size-complex="12pt"/>
    </style:style>
    <style:style style:name="T197_80" style:family="text">
      <style:text-properties fo:font-size="12pt" style:font-size-asian="12pt" style:font-size-complex="12pt"/>
    </style:style>
    <style:style style:name="T197_81" style:family="text">
      <style:text-properties fo:font-size="12pt" style:font-size-asian="12pt" style:font-size-complex="12pt"/>
    </style:style>
    <style:style style:name="T197_82" style:family="text">
      <style:text-properties fo:font-size="12pt" style:font-size-asian="12pt" style:font-size-complex="12pt"/>
    </style:style>
    <style:style style:name="T197_83" style:family="text">
      <style:text-properties fo:font-size="12pt" style:font-size-asian="12pt" style:font-size-complex="12pt"/>
    </style:style>
    <style:style style:name="T197_84" style:family="text">
      <style:text-properties fo:font-size="12pt" style:font-size-asian="12pt" style:font-size-complex="12pt"/>
    </style:style>
    <style:style style:name="T197_85" style:family="text">
      <style:text-properties fo:font-size="12pt" style:font-size-asian="12pt" style:font-size-complex="12pt"/>
    </style:style>
    <style:style style:name="T197_86" style:family="text">
      <style:text-properties fo:font-size="12pt" style:font-size-asian="12pt" style:font-size-complex="12pt"/>
    </style:style>
    <style:style style:name="T197_87" style:family="text">
      <style:text-properties fo:font-size="12pt" style:font-size-asian="12pt" style:font-size-complex="12pt"/>
    </style:style>
    <style:style style:name="T197_88" style:family="text">
      <style:text-properties fo:font-size="12pt" style:font-size-asian="12pt" style:font-size-complex="12pt"/>
    </style:style>
    <style:style style:name="T197_89" style:family="text">
      <style:text-properties fo:font-size="12pt" style:font-size-asian="12pt" style:font-size-complex="12pt"/>
    </style:style>
    <style:style style:name="T197_90" style:family="text">
      <style:text-properties fo:font-size="12pt" style:font-size-asian="12pt" style:font-size-complex="12pt"/>
    </style:style>
    <style:style style:name="T197_91" style:family="text">
      <style:text-properties fo:font-size="12pt" style:font-size-asian="12pt" style:font-size-complex="12pt"/>
    </style:style>
    <style:style style:name="T197_92" style:family="text">
      <style:text-properties fo:font-size="12pt" style:font-size-asian="12pt" style:font-size-complex="12pt"/>
    </style:style>
    <style:style style:name="T197_93" style:family="text">
      <style:text-properties fo:font-size="12pt" style:font-size-asian="12pt" style:font-size-complex="12pt"/>
    </style:style>
    <style:style style:name="T197_94" style:family="text">
      <style:text-properties fo:font-size="12pt" style:font-size-asian="12pt" style:font-size-complex="12pt"/>
    </style:style>
    <style:style style:name="T197_95" style:family="text">
      <style:text-properties fo:font-size="12pt" style:font-size-asian="12pt" style:font-size-complex="12pt"/>
    </style:style>
    <style:style style:name="T197_96" style:family="text">
      <style:text-properties fo:font-size="12pt" style:font-size-asian="12pt" style:font-size-complex="12pt"/>
    </style:style>
    <style:style style:name="T197_97" style:family="text">
      <style:text-properties fo:font-size="12pt" style:font-size-asian="12pt" style:font-size-complex="12pt"/>
    </style:style>
    <style:style style:name="T197_98" style:family="text">
      <style:text-properties fo:font-size="12pt" style:font-size-asian="12pt" style:font-size-complex="12pt"/>
    </style:style>
    <style:style style:name="T197_99" style:family="text">
      <style:text-properties fo:font-size="12pt" style:font-size-asian="12pt" style:font-size-complex="12pt"/>
    </style:style>
    <style:style style:name="T197_100" style:family="text">
      <style:text-properties fo:font-size="12pt" style:font-size-asian="12pt" style:font-size-complex="12pt"/>
    </style:style>
    <style:style style:name="T197_101" style:family="text">
      <style:text-properties fo:font-size="12pt" style:font-size-asian="12pt" style:font-size-complex="12pt"/>
    </style:style>
    <style:style style:name="T197_102" style:family="text">
      <style:text-properties fo:font-size="12pt" style:font-size-asian="12pt" style:font-size-complex="12pt"/>
    </style:style>
    <style:style style:name="T197_103" style:family="text">
      <style:text-properties fo:font-size="12pt" style:font-size-asian="12pt" style:font-size-complex="12pt"/>
    </style:style>
    <style:style style:name="T197_104" style:family="text">
      <style:text-properties fo:font-size="12pt" style:font-size-asian="12pt" style:font-size-complex="12pt"/>
    </style:style>
    <style:style style:name="T197_105" style:family="text">
      <style:text-properties fo:font-size="12pt" style:font-size-asian="12pt" style:font-size-complex="12pt"/>
    </style:style>
    <style:style style:name="T197_106" style:family="text">
      <style:text-properties fo:font-size="12pt" style:font-size-asian="12pt" style:font-size-complex="12pt"/>
    </style:style>
    <style:style style:name="T197_107" style:family="text">
      <style:text-properties fo:font-size="12pt" style:font-size-asian="12pt" style:font-size-complex="12pt"/>
    </style:style>
    <style:style style:name="T197_108" style:family="text">
      <style:text-properties fo:font-size="12pt" style:font-size-asian="12pt" style:font-size-complex="12pt"/>
    </style:style>
    <style:style style:name="T197_109" style:family="text">
      <style:text-properties fo:font-size="12pt" style:font-size-asian="12pt" style:font-size-complex="12pt"/>
    </style:style>
    <style:style style:name="T197_110" style:family="text">
      <style:text-properties fo:font-size="12pt" style:font-size-asian="12pt" style:font-size-complex="12pt"/>
    </style:style>
    <style:style style:name="T197_111" style:family="text">
      <style:text-properties fo:font-size="12pt" style:font-size-asian="12pt" style:font-size-complex="12pt"/>
    </style:style>
    <style:style style:name="T197_112" style:family="text">
      <style:text-properties fo:font-size="12pt" style:font-size-asian="12pt" style:font-size-complex="12pt"/>
    </style:style>
    <style:style style:name="T197_113" style:family="text">
      <style:text-properties fo:font-size="12pt" style:font-size-asian="12pt" style:font-size-complex="12pt"/>
    </style:style>
    <style:style style:name="T197_114" style:family="text">
      <style:text-properties fo:font-size="12pt" style:font-size-asian="12pt" style:font-size-complex="12pt"/>
    </style:style>
    <style:style style:name="T197_115" style:family="text">
      <style:text-properties fo:font-size="12pt" style:font-size-asian="12pt" style:font-size-complex="12pt"/>
    </style:style>
    <style:style style:name="T197_116" style:family="text">
      <style:text-properties fo:font-size="12pt" style:font-size-asian="12pt" style:font-size-complex="12pt"/>
    </style:style>
    <style:style style:name="T197_117" style:family="text">
      <style:text-properties fo:font-size="12pt" style:font-size-asian="12pt" style:font-size-complex="12pt"/>
    </style:style>
    <style:style style:name="T197_118" style:family="text">
      <style:text-properties fo:font-size="12pt" style:font-size-asian="12pt" style:font-size-complex="12pt"/>
    </style:style>
    <style:style style:name="T197_119" style:family="text">
      <style:text-properties fo:font-size="12pt" style:font-size-asian="12pt" style:font-size-complex="12pt"/>
    </style:style>
    <style:style style:name="T197_120" style:family="text">
      <style:text-properties fo:font-size="12pt" style:font-size-asian="12pt" style:font-size-complex="12pt"/>
    </style:style>
    <style:style style:name="T197_121" style:family="text">
      <style:text-properties fo:font-size="12pt" style:font-size-asian="12pt" style:font-size-complex="12pt"/>
    </style:style>
    <style:style style:name="T197_122" style:family="text">
      <style:text-properties fo:font-size="12pt" style:font-size-asian="12pt" style:font-size-complex="12pt"/>
    </style:style>
    <style:style style:name="T197_123" style:family="text">
      <style:text-properties fo:font-size="12pt" style:font-size-asian="12pt" style:font-size-complex="12pt"/>
    </style:style>
    <style:style style:name="T197_124" style:family="text">
      <style:text-properties fo:font-size="12pt" style:font-size-asian="12pt" style:font-size-complex="12pt"/>
    </style:style>
    <style:style style:name="T197_125" style:family="text">
      <style:text-properties fo:font-size="12pt" style:font-size-asian="12pt" style:font-size-complex="12pt"/>
    </style:style>
    <style:style style:name="T197_126" style:family="text">
      <style:text-properties fo:font-size="12pt" style:font-size-asian="12pt" style:font-size-complex="12pt"/>
    </style:style>
    <style:style style:name="T197_127" style:family="text">
      <style:text-properties fo:font-size="12pt" style:font-size-asian="12pt" style:font-size-complex="12pt"/>
    </style:style>
    <style:style style:name="T197_128" style:family="text">
      <style:text-properties fo:font-size="12pt" style:font-size-asian="12pt" style:font-size-complex="12pt"/>
    </style:style>
    <style:style style:name="T197_129" style:family="text">
      <style:text-properties fo:font-size="12pt" style:font-size-asian="12pt" style:font-size-complex="12pt"/>
    </style:style>
    <style:style style:name="T197_130" style:family="text">
      <style:text-properties fo:font-size="12pt" style:font-size-asian="12pt" style:font-size-complex="12pt"/>
    </style:style>
    <style:style style:name="T197_131" style:family="text">
      <style:text-properties fo:font-size="12pt" style:font-size-asian="12pt" style:font-size-complex="12pt"/>
    </style:style>
    <style:style style:name="T197_132" style:family="text">
      <style:text-properties fo:font-size="12pt" style:font-size-asian="12pt" style:font-size-complex="12pt"/>
    </style:style>
    <style:style style:name="T197_133" style:family="text">
      <style:text-properties fo:font-size="12pt" style:font-size-asian="12pt" style:font-size-complex="12pt"/>
    </style:style>
    <style:style style:name="T197_134" style:family="text">
      <style:text-properties fo:font-size="12pt" style:font-size-asian="12pt" style:font-size-complex="12pt"/>
    </style:style>
    <style:style style:name="T197_135" style:family="text">
      <style:text-properties fo:font-size="12pt" style:font-size-asian="12pt" style:font-size-complex="12pt"/>
    </style:style>
    <style:style style:name="T197_136" style:family="text">
      <style:text-properties fo:font-size="12pt" style:font-size-asian="12pt" style:font-size-complex="12pt"/>
    </style:style>
    <style:style style:name="T197_137" style:family="text">
      <style:text-properties fo:font-size="12pt" style:font-size-asian="12pt" style:font-size-complex="12pt"/>
    </style:style>
    <style:style style:name="T197_138" style:family="text">
      <style:text-properties fo:font-size="12pt" style:font-size-asian="12pt" style:font-size-complex="12pt"/>
    </style:style>
    <style:style style:name="T197_139" style:family="text">
      <style:text-properties fo:font-size="12pt" style:font-size-asian="12pt" style:font-size-complex="12pt"/>
    </style:style>
    <style:style style:name="T197_140" style:family="text">
      <style:text-properties fo:font-size="12pt" style:font-size-asian="12pt" style:font-size-complex="12pt"/>
    </style:style>
    <style:style style:name="T197_141" style:family="text">
      <style:text-properties fo:font-size="12pt" style:font-size-asian="12pt" style:font-size-complex="12pt"/>
    </style:style>
    <style:style style:name="T197_142" style:family="text">
      <style:text-properties fo:font-size="12pt" style:font-size-asian="12pt" style:font-size-complex="12pt"/>
    </style:style>
    <style:style style:name="T197_143" style:family="text">
      <style:text-properties fo:font-size="12pt" style:font-size-asian="12pt" style:font-size-complex="12pt"/>
    </style:style>
    <style:style style:name="T197_144" style:family="text">
      <style:text-properties fo:font-size="12pt" style:font-size-asian="12pt" style:font-size-complex="12pt"/>
    </style:style>
    <style:style style:name="T197_145" style:family="text">
      <style:text-properties fo:font-size="12pt" style:font-size-asian="12pt" style:font-size-complex="12pt"/>
    </style:style>
    <style:style style:name="T197_146" style:family="text">
      <style:text-properties fo:font-size="12pt" style:font-size-asian="12pt" style:font-size-complex="12pt"/>
    </style:style>
    <style:style style:name="T197_147" style:family="text">
      <style:text-properties fo:font-size="12pt" style:font-size-asian="12pt" style:font-size-complex="12pt"/>
    </style:style>
    <style:style style:name="T197_148" style:family="text">
      <style:text-properties fo:font-size="12pt" style:font-size-asian="12pt" style:font-size-complex="12pt"/>
    </style:style>
    <style:style style:name="T197_149" style:family="text">
      <style:text-properties fo:font-size="12pt" style:font-size-asian="12pt" style:font-size-complex="12pt"/>
    </style:style>
    <style:style style:name="T197_150" style:family="text">
      <style:text-properties fo:font-size="12pt" style:font-size-asian="12pt" style:font-size-complex="12pt"/>
    </style:style>
    <style:style style:name="T197_151" style:family="text">
      <style:text-properties fo:font-size="12pt" style:font-size-asian="12pt" style:font-size-complex="12pt"/>
    </style:style>
    <style:style style:name="T197_152" style:family="text">
      <style:text-properties fo:font-size="12pt" style:font-size-asian="12pt" style:font-size-complex="12pt"/>
    </style:style>
    <style:style style:name="T197_153" style:family="text">
      <style:text-properties fo:font-size="12pt" style:font-size-asian="12pt" style:font-size-complex="12pt"/>
    </style:style>
    <style:style style:name="T197_154" style:family="text">
      <style:text-properties fo:font-size="12pt" style:font-size-asian="12pt" style:font-size-complex="12pt"/>
    </style:style>
    <style:style style:name="T197_155" style:family="text">
      <style:text-properties fo:font-size="12pt" style:font-size-asian="12pt" style:font-size-complex="12pt"/>
    </style:style>
    <style:style style:name="T197_156" style:family="text">
      <style:text-properties fo:font-size="12pt" style:font-size-asian="12pt" style:font-size-complex="12pt"/>
    </style:style>
    <style:style style:name="T197_157" style:family="text">
      <style:text-properties fo:font-size="12pt" style:font-size-asian="12pt" style:font-size-complex="12pt"/>
    </style:style>
    <style:style style:name="T197_158" style:family="text">
      <style:text-properties fo:font-size="12pt" style:font-size-asian="12pt" style:font-size-complex="12pt"/>
    </style:style>
    <style:style style:name="T197_159" style:family="text">
      <style:text-properties fo:font-size="12pt" style:font-size-asian="12pt" style:font-size-complex="12pt"/>
    </style:style>
    <style:style style:name="T197_160" style:family="text">
      <style:text-properties fo:font-size="12pt" style:font-size-asian="12pt" style:font-size-complex="12pt"/>
    </style:style>
    <style:style style:name="T197_161" style:family="text">
      <style:text-properties fo:font-size="12pt" style:font-size-asian="12pt" style:font-size-complex="12pt"/>
    </style:style>
    <style:style style:name="T197_162" style:family="text">
      <style:text-properties fo:font-size="12pt" style:font-size-asian="12pt" style:font-size-complex="12pt"/>
    </style:style>
    <style:style style:name="T197_163" style:family="text">
      <style:text-properties fo:font-size="12pt" style:font-size-asian="12pt" style:font-size-complex="12pt"/>
    </style:style>
    <style:style style:name="T197_164" style:family="text">
      <style:text-properties fo:font-size="12pt" style:font-size-asian="12pt" style:font-size-complex="12pt"/>
    </style:style>
    <style:style style:name="T197_165" style:family="text">
      <style:text-properties fo:font-size="12pt" style:font-size-asian="12pt" style:font-size-complex="12pt"/>
    </style:style>
    <style:style style:name="T197_166" style:family="text">
      <style:text-properties fo:font-size="12pt" style:font-size-asian="12pt" style:font-size-complex="12pt"/>
    </style:style>
    <style:style style:name="T197_167" style:family="text">
      <style:text-properties fo:font-size="12pt" style:font-size-asian="12pt" style:font-size-complex="12pt"/>
    </style:style>
    <style:style style:name="T197_168" style:family="text">
      <style:text-properties fo:font-size="12pt" style:font-size-asian="12pt" style:font-size-complex="12pt"/>
    </style:style>
    <style:style style:name="T197_169" style:family="text">
      <style:text-properties fo:font-size="12pt" style:font-size-asian="12pt" style:font-size-complex="12pt"/>
    </style:style>
    <style:style style:name="T197_170" style:family="text">
      <style:text-properties fo:font-size="12pt" style:font-size-asian="12pt" style:font-size-complex="12pt"/>
    </style:style>
    <style:style style:name="T197_171" style:family="text">
      <style:text-properties fo:font-size="12pt" style:font-size-asian="12pt" style:font-size-complex="12pt"/>
    </style:style>
    <style:style style:name="T197_172" style:family="text">
      <style:text-properties fo:font-size="12pt" style:font-size-asian="12pt" style:font-size-complex="12pt"/>
    </style:style>
    <style:style style:name="T197_173" style:family="text">
      <style:text-properties fo:font-size="12pt" style:font-size-asian="12pt" style:font-size-complex="12pt"/>
    </style:style>
    <style:style style:name="T197_174" style:family="text">
      <style:text-properties fo:font-size="12pt" style:font-size-asian="12pt" style:font-size-complex="12pt"/>
    </style:style>
    <style:style style:name="T197_175" style:family="text">
      <style:text-properties fo:font-size="12pt" style:font-size-asian="12pt" style:font-size-complex="12pt"/>
    </style:style>
    <style:style style:name="T197_176" style:family="text">
      <style:text-properties fo:font-size="12pt" style:font-size-asian="12pt" style:font-size-complex="12pt"/>
    </style:style>
    <style:style style:name="T197_177" style:family="text">
      <style:text-properties fo:font-size="12pt" style:font-size-asian="12pt" style:font-size-complex="12pt"/>
    </style:style>
    <style:style style:name="T197_178" style:family="text">
      <style:text-properties fo:font-size="12pt" style:font-size-asian="12pt" style:font-size-complex="12pt"/>
    </style:style>
    <style:style style:name="T197_179" style:family="text">
      <style:text-properties fo:font-size="12pt" style:font-size-asian="12pt" style:font-size-complex="12pt"/>
    </style:style>
    <style:style style:name="T197_180" style:family="text">
      <style:text-properties fo:font-size="12pt" style:font-size-asian="12pt" style:font-size-complex="12pt"/>
    </style:style>
    <style:style style:name="T197_181" style:family="text">
      <style:text-properties fo:font-size="12pt" style:font-size-asian="12pt" style:font-size-complex="12pt"/>
    </style:style>
    <style:style style:name="T197_182" style:family="text">
      <style:text-properties fo:font-size="12pt" style:font-size-asian="12pt" style:font-size-complex="12pt"/>
    </style:style>
    <style:style style:name="T197_183" style:family="text">
      <style:text-properties fo:font-size="12pt" style:font-size-asian="12pt" style:font-size-complex="12pt"/>
    </style:style>
    <style:style style:name="T197_184" style:family="text">
      <style:text-properties fo:font-size="12pt" style:font-size-asian="12pt" style:font-size-complex="12pt"/>
    </style:style>
    <style:style style:name="T197_185" style:family="text">
      <style:text-properties fo:font-size="12pt" style:font-size-asian="12pt" style:font-size-complex="12pt"/>
    </style:style>
    <style:style style:name="T197_186" style:family="text">
      <style:text-properties fo:font-size="12pt" style:font-size-asian="12pt" style:font-size-complex="12pt"/>
    </style:style>
    <style:style style:name="T197_187" style:family="text">
      <style:text-properties fo:font-size="12pt" style:font-size-asian="12pt" style:font-size-complex="12pt"/>
    </style:style>
    <style:style style:name="T197_188" style:family="text">
      <style:text-properties fo:font-size="12pt" style:font-size-asian="12pt" style:font-size-complex="12pt"/>
    </style:style>
    <style:style style:name="T197_189" style:family="text">
      <style:text-properties fo:font-size="12pt" style:font-size-asian="12pt" style:font-size-complex="12pt"/>
    </style:style>
    <style:style style:name="T197_190" style:family="text">
      <style:text-properties fo:font-size="12pt" style:font-size-asian="12pt" style:font-size-complex="12pt"/>
    </style:style>
    <style:style style:name="T197_191" style:family="text">
      <style:text-properties fo:font-size="12pt" style:font-size-asian="12pt" style:font-size-complex="12pt"/>
    </style:style>
    <style:style style:name="T197_192" style:family="text">
      <style:text-properties fo:font-size="12pt" style:font-size-asian="12pt" style:font-size-complex="12pt"/>
    </style:style>
    <style:style style:name="T197_193" style:family="text">
      <style:text-properties fo:font-size="12pt" style:font-size-asian="12pt" style:font-size-complex="12pt"/>
    </style:style>
    <style:style style:name="T197_194" style:family="text">
      <style:text-properties fo:font-size="12pt" style:font-size-asian="12pt" style:font-size-complex="12pt"/>
    </style:style>
    <style:style style:name="T197_195" style:family="text">
      <style:text-properties fo:font-size="12pt" style:font-size-asian="12pt" style:font-size-complex="12pt"/>
    </style:style>
    <style:style style:name="T197_196" style:family="text">
      <style:text-properties fo:font-size="12pt" style:font-size-asian="12pt" style:font-size-complex="12pt"/>
    </style:style>
    <style:style style:name="T197_197" style:family="text">
      <style:text-properties fo:font-size="12pt" style:font-size-asian="12pt" style:font-size-complex="12pt"/>
    </style:style>
    <style:style style:name="T197_198" style:family="text">
      <style:text-properties fo:font-size="12pt" style:font-size-asian="12pt" style:font-size-complex="12pt"/>
    </style:style>
    <style:style style:name="T197_199" style:family="text">
      <style:text-properties fo:font-size="12pt" style:font-size-asian="12pt" style:font-size-complex="12pt"/>
    </style:style>
    <style:style style:name="T197_200" style:family="text">
      <style:text-properties fo:font-size="12pt" style:font-size-asian="12pt" style:font-size-complex="12pt"/>
    </style:style>
    <style:style style:name="P198" style:family="paragraph" style:parent-style-name="Standard">
      <style:paragraph-properties fo:text-align="justify" fo:break-before="auto" fo:text-indent="1.27cm" fo:line-height="115%" style:writing-mode="lr-tb"/>
    </style:style>
    <style:style style:name="P199" style:family="paragraph" style:parent-style-name="Heading_20_2">
      <style:paragraph-properties fo:break-before="auto" fo:line-height="115%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/>
    <style:style style:name="P202" style:family="paragraph" style:parent-style-name="Standard">
      <style:paragraph-properties fo:text-align="justify" fo:break-before="auto" fo:text-indent="1.27cm" fo:line-height="120%" fo:margin-bottom="0.247cm" style:writing-mode="lr-tb"/>
    </style:style>
    <style:style style:name="P203" style:family="paragraph" style:parent-style-name="Heading_20_2">
      <style:paragraph-properties fo:break-before="auto" fo:line-height="115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P204" style:family="paragraph" style:parent-style-name="Heading_20_3">
      <style:paragraph-properties fo:break-before="auto" fo:line-height="115%" style:writing-mode="lr-tb"/>
    </style:style>
    <style:style style:name="T204_1" style:family="text"/>
    <style:style style:name="T204_2" style:family="text"/>
    <style:style style:name="P205" style:family="paragraph" style:parent-style-name="Heading_20_4">
      <style:paragraph-properties fo:break-before="auto" fo:line-height="115%" style:writing-mode="lr-tb"/>
    </style:style>
    <style:style style:name="T205_1" style:family="text">
      <style:text-properties fo:color="#000000" style:font-name="Arial" style:font-name-asian="Arial" style:font-name-complex="Arial"/>
    </style:style>
    <style:style style:name="T205_2" style:family="text">
      <style:text-properties fo:color="#000000" style:font-name="Arial" style:font-name-asian="Arial" style:font-name-complex="Arial"/>
    </style:style>
    <style:style style:name="T205_3" style:family="text">
      <style:text-properties fo:color="#000000" style:font-name="Arial" style:font-name-asian="Arial" style:font-name-complex="Arial"/>
    </style:style>
    <style:style style:name="T205_4" style:family="text">
      <style:text-properties fo:color="#000000" style:font-name="Arial" style:font-name-asian="Arial" style:font-name-complex="Arial"/>
    </style:style>
    <style:style style:name="T205_5" style:family="text">
      <style:text-properties fo:color="#000000" style:font-name="Arial" style:font-name-asian="Arial" style:font-name-complex="Arial"/>
    </style:style>
    <style:style style:name="T205_6" style:family="text">
      <style:text-properties fo:color="#000000" style:font-name="Arial" style:font-name-asian="Arial" style:font-name-complex="Arial"/>
    </style:style>
    <style:style style:name="P206" style:family="paragraph" style:parent-style-name="Standard">
      <style:paragraph-properties fo:break-before="auto" fo:line-height="115%" style:writing-mode="lr-tb"/>
      <style:text-properties fo:color="#000000" style:font-name="Arial" style:font-name-asian="Arial" style:font-name-complex="Arial"/>
    </style:style>
    <style:style style:name="Table2" style:family="table">
      <style:table-properties table:align="left" style:width="18.209cm" fo:margin-left="0cm"/>
    </style:style>
    <style:style style:name="Column5" style:family="table-column">
      <style:table-column-properties style:column-width="3.607cm"/>
    </style:style>
    <style:style style:name="Column6" style:family="table-column">
      <style:table-column-properties style:column-width="5.389cm"/>
    </style:style>
    <style:style style:name="Column7" style:family="table-column">
      <style:table-column-properties style:column-width="9.213cm"/>
    </style:style>
    <style:style style:name="Row9" style:family="table-row"/>
    <style:style style:name="Cell3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4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8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5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09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0" style:family="table-row"/>
    <style:style style:name="Cell3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0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1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2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2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1" style:family="table-row"/>
    <style:style style:name="Cell3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3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4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15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1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16" style:family="paragraph" style:parent-style-name="Standard">
      <style:paragraph-properties fo:text-align="justify" fo:break-before="auto" fo:line-height="120%" fo:margin-bottom="0.247cm" style:writing-mode="lr-tb"/>
    </style:style>
    <style:style style:name="P217" style:family="paragraph" style:parent-style-name="Standard">
      <style:paragraph-properties fo:text-align="justify" fo:break-before="auto" fo:line-height="120%" fo:margin-bottom="0.247cm" style:writing-mode="lr-tb"/>
    </style:style>
    <style:style style:name="T217_1" style:family="text">
      <style:text-properties fo:font-size="12pt" style:font-size-asian="12pt" style:font-size-complex="12pt"/>
    </style:style>
    <style:style style:name="T217_2" style:family="text">
      <style:text-properties fo:font-size="12pt" style:font-size-asian="12pt" style:font-size-complex="12pt"/>
    </style:style>
    <style:style style:name="T217_3" style:family="text">
      <style:text-properties fo:font-size="12pt" style:font-size-asian="12pt" style:font-size-complex="12pt"/>
    </style:style>
    <style:style style:name="T217_4" style:family="text">
      <style:text-properties fo:font-size="12pt" style:font-size-asian="12pt" style:font-size-complex="12pt"/>
    </style:style>
    <style:style style:name="T217_5" style:family="text">
      <style:text-properties fo:font-size="12pt" style:font-size-asian="12pt" style:font-size-complex="12pt"/>
    </style:style>
    <style:style style:name="T217_6" style:family="text">
      <style:text-properties fo:font-size="12pt" style:font-size-asian="12pt" style:font-size-complex="12pt"/>
    </style:style>
    <style:style style:name="T217_7" style:family="text">
      <style:text-properties fo:font-size="12pt" style:font-size-asian="12pt" style:font-size-complex="12pt"/>
    </style:style>
    <style:style style:name="T217_8" style:family="text">
      <style:text-properties fo:font-size="12pt" style:font-size-asian="12pt" style:font-size-complex="12pt"/>
    </style:style>
    <style:style style:name="T217_9" style:family="text">
      <style:text-properties fo:font-size="12pt" style:font-size-asian="12pt" style:font-size-complex="12pt"/>
    </style:style>
    <style:style style:name="T217_10" style:family="text">
      <style:text-properties fo:font-size="12pt" style:font-size-asian="12pt" style:font-size-complex="12pt"/>
    </style:style>
    <style:style style:name="T217_11" style:family="text">
      <style:text-properties fo:font-size="12pt" style:font-size-asian="12pt" style:font-size-complex="12pt"/>
    </style:style>
    <style:style style:name="T217_12" style:family="text">
      <style:text-properties fo:font-size="12pt" style:font-size-asian="12pt" style:font-size-complex="12pt"/>
    </style:style>
    <style:style style:name="T217_13" style:family="text">
      <style:text-properties fo:font-size="12pt" style:font-size-asian="12pt" style:font-size-complex="12pt"/>
    </style:style>
    <style:style style:name="T217_14" style:family="text">
      <style:text-properties fo:font-size="12pt" style:font-size-asian="12pt" style:font-size-complex="12pt"/>
    </style:style>
    <style:style style:name="T217_15" style:family="text">
      <style:text-properties fo:font-size="12pt" style:font-size-asian="12pt" style:font-size-complex="12pt"/>
    </style:style>
    <style:style style:name="T217_16" style:family="text">
      <style:text-properties fo:font-size="12pt" style:font-size-asian="12pt" style:font-size-complex="12pt"/>
    </style:style>
    <style:style style:name="T217_17" style:family="text">
      <style:text-properties fo:font-size="12pt" style:font-size-asian="12pt" style:font-size-complex="12pt"/>
    </style:style>
    <style:style style:name="T217_18" style:family="text">
      <style:text-properties fo:font-size="12pt" style:font-size-asian="12pt" style:font-size-complex="12pt"/>
    </style:style>
    <style:style style:name="T217_19" style:family="text">
      <style:text-properties fo:font-size="12pt" style:font-size-asian="12pt" style:font-size-complex="12pt"/>
    </style:style>
    <style:style style:name="T217_20" style:family="text">
      <style:text-properties fo:font-size="12pt" style:font-size-asian="12pt" style:font-size-complex="12pt"/>
    </style:style>
    <style:style style:name="T217_21" style:family="text">
      <style:text-properties fo:font-size="12pt" style:font-size-asian="12pt" style:font-size-complex="12pt"/>
    </style:style>
    <style:style style:name="T217_22" style:family="text">
      <style:text-properties fo:font-size="12pt" style:font-size-asian="12pt" style:font-size-complex="12pt"/>
    </style:style>
    <style:style style:name="T217_23" style:family="text">
      <style:text-properties fo:font-size="12pt" style:font-size-asian="12pt" style:font-size-complex="12pt"/>
    </style:style>
    <style:style style:name="T217_24" style:family="text">
      <style:text-properties fo:font-size="12pt" style:font-size-asian="12pt" style:font-size-complex="12pt"/>
    </style:style>
    <style:style style:name="T217_25" style:family="text">
      <style:text-properties fo:font-size="12pt" style:font-size-asian="12pt" style:font-size-complex="12pt"/>
    </style:style>
    <style:style style:name="T217_26" style:family="text">
      <style:text-properties fo:font-size="12pt" style:font-size-asian="12pt" style:font-size-complex="12pt"/>
    </style:style>
    <style:style style:name="T217_27" style:family="text">
      <style:text-properties fo:font-size="12pt" style:font-size-asian="12pt" style:font-size-complex="12pt"/>
    </style:style>
    <style:style style:name="T217_28" style:family="text">
      <style:text-properties fo:font-size="12pt" style:font-size-asian="12pt" style:font-size-complex="12pt"/>
    </style:style>
    <style:style style:name="T217_29" style:family="text">
      <style:text-properties fo:font-size="12pt" style:font-size-asian="12pt" style:font-size-complex="12pt"/>
    </style:style>
    <style:style style:name="T217_30" style:family="text">
      <style:text-properties fo:font-size="12pt" style:font-size-asian="12pt" style:font-size-complex="12pt"/>
    </style:style>
    <style:style style:name="T217_31" style:family="text">
      <style:text-properties fo:font-size="12pt" style:font-size-asian="12pt" style:font-size-complex="12pt"/>
    </style:style>
    <style:style style:name="T217_32" style:family="text">
      <style:text-properties fo:font-size="12pt" style:font-size-asian="12pt" style:font-size-complex="12pt"/>
    </style:style>
    <style:style style:name="T217_33" style:family="text">
      <style:text-properties fo:font-size="12pt" style:font-size-asian="12pt" style:font-size-complex="12pt"/>
    </style:style>
    <style:style style:name="T217_34" style:family="text">
      <style:text-properties fo:font-size="12pt" style:font-size-asian="12pt" style:font-size-complex="12pt"/>
    </style:style>
    <style:style style:name="T217_35" style:family="text">
      <style:text-properties fo:font-size="12pt" style:font-size-asian="12pt" style:font-size-complex="12pt"/>
    </style:style>
    <style:style style:name="T217_36" style:family="text">
      <style:text-properties fo:font-size="12pt" style:font-size-asian="12pt" style:font-size-complex="12pt"/>
    </style:style>
    <style:style style:name="T217_37" style:family="text">
      <style:text-properties fo:font-size="12pt" style:font-size-asian="12pt" style:font-size-complex="12pt"/>
    </style:style>
    <style:style style:name="T217_38" style:family="text">
      <style:text-properties fo:font-size="12pt" style:font-size-asian="12pt" style:font-size-complex="12pt"/>
    </style:style>
    <style:style style:name="T217_39" style:family="text">
      <style:text-properties fo:font-size="12pt" style:font-size-asian="12pt" style:font-size-complex="12pt"/>
    </style:style>
    <style:style style:name="T217_40" style:family="text">
      <style:text-properties fo:font-size="12pt" style:font-size-asian="12pt" style:font-size-complex="12pt"/>
    </style:style>
    <style:style style:name="T217_41" style:family="text">
      <style:text-properties fo:font-size="12pt" style:font-size-asian="12pt" style:font-size-complex="12pt"/>
    </style:style>
    <style:style style:name="T217_42" style:family="text">
      <style:text-properties fo:font-size="12pt" style:font-size-asian="12pt" style:font-size-complex="12pt"/>
    </style:style>
    <style:style style:name="T217_43" style:family="text">
      <style:text-properties fo:font-size="12pt" style:font-size-asian="12pt" style:font-size-complex="12pt"/>
    </style:style>
    <style:style style:name="T217_44" style:family="text">
      <style:text-properties fo:font-size="12pt" style:font-size-asian="12pt" style:font-size-complex="12pt"/>
    </style:style>
    <style:style style:name="T217_45" style:family="text">
      <style:text-properties fo:font-size="12pt" style:font-size-asian="12pt" style:font-size-complex="12pt"/>
    </style:style>
    <style:style style:name="T217_46" style:family="text">
      <style:text-properties fo:font-size="12pt" style:font-size-asian="12pt" style:font-size-complex="12pt"/>
    </style:style>
    <style:style style:name="T217_47" style:family="text">
      <style:text-properties fo:font-size="12pt" style:font-size-asian="12pt" style:font-size-complex="12pt"/>
    </style:style>
    <style:style style:name="T217_48" style:family="text">
      <style:text-properties fo:font-size="12pt" style:font-size-asian="12pt" style:font-size-complex="12pt"/>
    </style:style>
    <style:style style:name="T217_49" style:family="text">
      <style:text-properties fo:font-size="12pt" style:font-size-asian="12pt" style:font-size-complex="12pt"/>
    </style:style>
    <style:style style:name="T217_50" style:family="text">
      <style:text-properties fo:font-size="12pt" style:font-size-asian="12pt" style:font-size-complex="12pt"/>
    </style:style>
    <style:style style:name="T217_51" style:family="text">
      <style:text-properties fo:font-size="12pt" style:font-size-asian="12pt" style:font-size-complex="12pt"/>
    </style:style>
    <style:style style:name="T217_52" style:family="text">
      <style:text-properties fo:font-size="12pt" style:font-size-asian="12pt" style:font-size-complex="12pt"/>
    </style:style>
    <style:style style:name="T217_53" style:family="text">
      <style:text-properties fo:font-size="12pt" style:font-size-asian="12pt" style:font-size-complex="12pt"/>
    </style:style>
    <style:style style:name="T217_54" style:family="text">
      <style:text-properties fo:font-size="12pt" style:font-size-asian="12pt" style:font-size-complex="12pt"/>
    </style:style>
    <style:style style:name="T217_55" style:family="text">
      <style:text-properties fo:font-size="12pt" style:font-size-asian="12pt" style:font-size-complex="12pt"/>
    </style:style>
    <style:style style:name="T217_56" style:family="text">
      <style:text-properties fo:font-size="12pt" style:font-size-asian="12pt" style:font-size-complex="12pt"/>
    </style:style>
    <style:style style:name="P218" style:family="paragraph" style:parent-style-name="Standard">
      <style:paragraph-properties fo:text-align="justify" fo:break-before="auto" fo:line-height="120%" fo:margin-bottom="0.247cm" style:writing-mode="lr-tb"/>
    </style:style>
    <style:style style:name="T218_1" style:family="text">
      <style:text-properties fo:font-size="12pt" style:font-size-asian="12pt" style:font-size-complex="12pt"/>
    </style:style>
    <style:style style:name="P219" style:family="paragraph" style:parent-style-name="Standard">
      <style:paragraph-properties fo:text-align="justify" fo:break-before="auto" fo:line-height="120%" fo:margin-bottom="0.247cm" style:writing-mode="lr-tb"/>
    </style:style>
    <style:style style:name="T219_1" style:family="text">
      <style:text-properties fo:font-size="12pt" style:font-size-asian="12pt" style:font-size-complex="12pt"/>
    </style:style>
    <style:style style:name="T219_2" style:family="text">
      <style:text-properties fo:font-size="12pt" style:font-size-asian="12pt" style:font-size-complex="12pt"/>
    </style:style>
    <style:style style:name="T219_3" style:family="text">
      <style:text-properties fo:font-size="12pt" style:font-size-asian="12pt" style:font-size-complex="12pt"/>
    </style:style>
    <style:style style:name="T219_4" style:family="text">
      <style:text-properties fo:font-size="12pt" style:font-size-asian="12pt" style:font-size-complex="12pt"/>
    </style:style>
    <style:style style:name="T219_5" style:family="text">
      <style:text-properties fo:font-size="12pt" style:font-size-asian="12pt" style:font-size-complex="12pt"/>
    </style:style>
    <style:style style:name="T219_6" style:family="text">
      <style:text-properties fo:font-size="12pt" style:font-size-asian="12pt" style:font-size-complex="12pt"/>
    </style:style>
    <style:style style:name="T219_7" style:family="text">
      <style:text-properties fo:font-size="12pt" style:font-size-asian="12pt" style:font-size-complex="12pt"/>
    </style:style>
    <style:style style:name="T219_8" style:family="text">
      <style:text-properties fo:font-size="12pt" style:font-size-asian="12pt" style:font-size-complex="12pt"/>
    </style:style>
    <style:style style:name="T219_9" style:family="text">
      <style:text-properties fo:font-size="12pt" style:font-size-asian="12pt" style:font-size-complex="12pt"/>
    </style:style>
    <style:style style:name="T219_10" style:family="text">
      <style:text-properties fo:font-size="12pt" style:font-size-asian="12pt" style:font-size-complex="12pt"/>
    </style:style>
    <style:style style:name="T219_11" style:family="text">
      <style:text-properties fo:font-size="12pt" style:font-size-asian="12pt" style:font-size-complex="12pt"/>
    </style:style>
    <style:style style:name="T219_12" style:family="text">
      <style:text-properties fo:font-size="12pt" style:font-size-asian="12pt" style:font-size-complex="12pt"/>
    </style:style>
    <style:style style:name="T219_13" style:family="text">
      <style:text-properties fo:font-size="12pt" style:font-size-asian="12pt" style:font-size-complex="12pt"/>
    </style:style>
    <style:style style:name="P220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21" style:family="paragraph" style:parent-style-name="Standard">
      <style:paragraph-properties fo:text-align="justify" fo:break-before="auto" fo:line-height="120%" fo:margin-bottom="0.247cm" style:writing-mode="lr-tb"/>
    </style:style>
    <style:style style:name="T221_1" style:family="text">
      <style:text-properties fo:font-size="12pt" style:font-size-asian="12pt" style:font-size-complex="12pt"/>
    </style:style>
    <style:style style:name="T221_2" style:family="text">
      <style:text-properties fo:font-size="12pt" style:font-size-asian="12pt" style:font-size-complex="12pt"/>
    </style:style>
    <style:style style:name="T221_3" style:family="text">
      <style:text-properties fo:font-size="12pt" style:font-size-asian="12pt" style:font-size-complex="12pt"/>
    </style:style>
    <style:style style:name="T221_4" style:family="text">
      <style:text-properties fo:font-size="12pt" style:font-size-asian="12pt" style:font-size-complex="12pt"/>
    </style:style>
    <style:style style:name="T221_5" style:family="text">
      <style:text-properties fo:font-size="12pt" style:font-size-asian="12pt" style:font-size-complex="12pt"/>
    </style:style>
    <style:style style:name="T221_6" style:family="text">
      <style:text-properties fo:font-size="12pt" style:font-size-asian="12pt" style:font-size-complex="12pt"/>
    </style:style>
    <style:style style:name="T221_7" style:family="text">
      <style:text-properties fo:font-size="12pt" style:font-size-asian="12pt" style:font-size-complex="12pt"/>
    </style:style>
    <style:style style:name="T221_8" style:family="text">
      <style:text-properties fo:font-size="12pt" style:font-size-asian="12pt" style:font-size-complex="12pt"/>
    </style:style>
    <style:style style:name="T221_9" style:family="text">
      <style:text-properties fo:font-size="12pt" style:font-size-asian="12pt" style:font-size-complex="12pt"/>
    </style:style>
    <style:style style:name="T221_10" style:family="text">
      <style:text-properties fo:font-size="12pt" style:font-size-asian="12pt" style:font-size-complex="12pt"/>
    </style:style>
    <style:style style:name="T221_11" style:family="text">
      <style:text-properties fo:font-size="12pt" style:font-size-asian="12pt" style:font-size-complex="12pt"/>
    </style:style>
    <style:style style:name="T221_12" style:family="text">
      <style:text-properties fo:font-size="12pt" style:font-size-asian="12pt" style:font-size-complex="12pt"/>
    </style:style>
    <style:style style:name="T221_13" style:family="text">
      <style:text-properties fo:font-size="12pt" style:font-size-asian="12pt" style:font-size-complex="12pt"/>
    </style:style>
    <style:style style:name="T221_14" style:family="text">
      <style:text-properties fo:font-size="12pt" style:font-size-asian="12pt" style:font-size-complex="12pt"/>
    </style:style>
    <style:style style:name="T221_15" style:family="text">
      <style:text-properties fo:font-size="12pt" style:font-size-asian="12pt" style:font-size-complex="12pt"/>
    </style:style>
    <style:style style:name="T221_16" style:family="text">
      <style:text-properties fo:font-size="12pt" style:font-size-asian="12pt" style:font-size-complex="12pt"/>
    </style:style>
    <style:style style:name="T221_17" style:family="text">
      <style:text-properties fo:font-size="12pt" style:font-size-asian="12pt" style:font-size-complex="12pt"/>
    </style:style>
    <style:style style:name="T221_18" style:family="text">
      <style:text-properties fo:font-size="12pt" style:font-size-asian="12pt" style:font-size-complex="12pt"/>
    </style:style>
    <style:style style:name="T221_19" style:family="text">
      <style:text-properties fo:font-size="12pt" style:font-size-asian="12pt" style:font-size-complex="12pt"/>
    </style:style>
    <style:style style:name="T221_20" style:family="text">
      <style:text-properties fo:font-size="12pt" style:font-size-asian="12pt" style:font-size-complex="12pt"/>
    </style:style>
    <style:style style:name="T221_21" style:family="text">
      <style:text-properties fo:font-size="12pt" style:font-size-asian="12pt" style:font-size-complex="12pt"/>
    </style:style>
    <style:style style:name="T221_22" style:family="text">
      <style:text-properties fo:font-size="12pt" style:font-size-asian="12pt" style:font-size-complex="12pt"/>
    </style:style>
    <style:style style:name="T221_23" style:family="text">
      <style:text-properties fo:font-size="12pt" style:font-size-asian="12pt" style:font-size-complex="12pt"/>
    </style:style>
    <style:style style:name="T221_24" style:family="text">
      <style:text-properties fo:font-size="12pt" style:font-size-asian="12pt" style:font-size-complex="12pt"/>
    </style:style>
    <style:style style:name="T221_25" style:family="text">
      <style:text-properties fo:font-size="12pt" style:font-size-asian="12pt" style:font-size-complex="12pt"/>
    </style:style>
    <style:style style:name="T221_26" style:family="text">
      <style:text-properties fo:font-size="12pt" style:font-size-asian="12pt" style:font-size-complex="12pt"/>
    </style:style>
    <style:style style:name="T221_27" style:family="text">
      <style:text-properties fo:font-size="12pt" style:font-size-asian="12pt" style:font-size-complex="12pt"/>
    </style:style>
    <style:style style:name="T221_28" style:family="text">
      <style:text-properties fo:font-size="12pt" style:font-size-asian="12pt" style:font-size-complex="12pt"/>
    </style:style>
    <style:style style:name="T221_29" style:family="text">
      <style:text-properties fo:font-size="12pt" style:font-size-asian="12pt" style:font-size-complex="12pt"/>
    </style:style>
    <style:style style:name="T221_30" style:family="text">
      <style:text-properties fo:font-size="12pt" style:font-size-asian="12pt" style:font-size-complex="12pt"/>
    </style:style>
    <style:style style:name="T221_31" style:family="text">
      <style:text-properties fo:font-size="12pt" style:font-size-asian="12pt" style:font-size-complex="12pt"/>
    </style:style>
    <style:style style:name="T221_32" style:family="text">
      <style:text-properties fo:font-size="12pt" style:font-size-asian="12pt" style:font-size-complex="12pt"/>
    </style:style>
    <style:style style:name="T221_33" style:family="text">
      <style:text-properties fo:font-size="12pt" style:font-size-asian="12pt" style:font-size-complex="12pt"/>
    </style:style>
    <style:style style:name="T221_34" style:family="text">
      <style:text-properties fo:font-size="12pt" style:font-size-asian="12pt" style:font-size-complex="12pt"/>
    </style:style>
    <style:style style:name="T221_35" style:family="text">
      <style:text-properties fo:font-size="12pt" style:font-size-asian="12pt" style:font-size-complex="12pt"/>
    </style:style>
    <style:style style:name="T221_36" style:family="text">
      <style:text-properties fo:font-size="12pt" style:font-size-asian="12pt" style:font-size-complex="12pt"/>
    </style:style>
    <style:style style:name="T221_37" style:family="text">
      <style:text-properties fo:font-size="12pt" style:font-size-asian="12pt" style:font-size-complex="12pt"/>
    </style:style>
    <style:style style:name="T221_38" style:family="text">
      <style:text-properties fo:font-size="12pt" style:font-size-asian="12pt" style:font-size-complex="12pt"/>
    </style:style>
    <style:style style:name="T221_39" style:family="text">
      <style:text-properties fo:font-size="12pt" style:font-size-asian="12pt" style:font-size-complex="12pt"/>
    </style:style>
    <style:style style:name="T221_40" style:family="text">
      <style:text-properties fo:font-size="12pt" style:font-size-asian="12pt" style:font-size-complex="12pt"/>
    </style:style>
    <style:style style:name="T221_41" style:family="text">
      <style:text-properties fo:font-size="12pt" style:font-size-asian="12pt" style:font-size-complex="12pt"/>
    </style:style>
    <style:style style:name="T221_42" style:family="text">
      <style:text-properties fo:font-size="12pt" style:font-size-asian="12pt" style:font-size-complex="12pt"/>
    </style:style>
    <style:style style:name="T221_43" style:family="text">
      <style:text-properties fo:font-size="12pt" style:font-size-asian="12pt" style:font-size-complex="12pt"/>
    </style:style>
    <style:style style:name="T221_44" style:family="text">
      <style:text-properties fo:font-size="12pt" style:font-size-asian="12pt" style:font-size-complex="12pt"/>
    </style:style>
    <style:style style:name="T221_45" style:family="text">
      <style:text-properties fo:font-size="12pt" style:font-size-asian="12pt" style:font-size-complex="12pt"/>
    </style:style>
    <style:style style:name="T221_46" style:family="text">
      <style:text-properties fo:font-size="12pt" style:font-size-asian="12pt" style:font-size-complex="12pt"/>
    </style:style>
    <style:style style:name="T221_47" style:family="text">
      <style:text-properties fo:font-size="12pt" style:font-size-asian="12pt" style:font-size-complex="12pt"/>
    </style:style>
    <style:style style:name="T221_48" style:family="text">
      <style:text-properties fo:font-size="12pt" style:font-size-asian="12pt" style:font-size-complex="12pt"/>
    </style:style>
    <style:style style:name="T221_49" style:family="text">
      <style:text-properties fo:font-size="12pt" style:font-size-asian="12pt" style:font-size-complex="12pt"/>
    </style:style>
    <style:style style:name="T221_50" style:family="text">
      <style:text-properties fo:font-size="12pt" style:font-size-asian="12pt" style:font-size-complex="12pt"/>
    </style:style>
    <style:style style:name="T221_51" style:family="text">
      <style:text-properties fo:font-size="12pt" style:font-size-asian="12pt" style:font-size-complex="12pt"/>
    </style:style>
    <style:style style:name="T221_52" style:family="text">
      <style:text-properties fo:font-size="12pt" style:font-size-asian="12pt" style:font-size-complex="12pt"/>
    </style:style>
    <style:style style:name="T221_53" style:family="text">
      <style:text-properties fo:font-size="12pt" style:font-size-asian="12pt" style:font-size-complex="12pt"/>
    </style:style>
    <style:style style:name="T221_54" style:family="text">
      <style:text-properties fo:font-size="12pt" style:font-size-asian="12pt" style:font-size-complex="12pt"/>
    </style:style>
    <style:style style:name="T221_55" style:family="text">
      <style:text-properties fo:font-size="12pt" style:font-size-asian="12pt" style:font-size-complex="12pt"/>
    </style:style>
    <style:style style:name="T221_56" style:family="text">
      <style:text-properties fo:font-size="12pt" style:font-size-asian="12pt" style:font-size-complex="12pt"/>
    </style:style>
    <style:style style:name="T221_57" style:family="text">
      <style:text-properties fo:font-size="12pt" style:font-size-asian="12pt" style:font-size-complex="12pt"/>
    </style:style>
    <style:style style:name="T221_58" style:family="text">
      <style:text-properties fo:font-size="12pt" style:font-size-asian="12pt" style:font-size-complex="12pt"/>
    </style:style>
    <style:style style:name="T221_59" style:family="text">
      <style:text-properties fo:font-size="12pt" style:font-size-asian="12pt" style:font-size-complex="12pt"/>
    </style:style>
    <style:style style:name="T221_60" style:family="text">
      <style:text-properties fo:font-size="12pt" style:font-size-asian="12pt" style:font-size-complex="12pt"/>
    </style:style>
    <style:style style:name="T221_61" style:family="text">
      <style:text-properties fo:font-size="12pt" style:font-size-asian="12pt" style:font-size-complex="12pt"/>
    </style:style>
    <style:style style:name="T221_62" style:family="text">
      <style:text-properties fo:font-size="12pt" style:font-size-asian="12pt" style:font-size-complex="12pt"/>
    </style:style>
    <style:style style:name="T221_63" style:family="text">
      <style:text-properties fo:font-size="12pt" style:font-size-asian="12pt" style:font-size-complex="12pt"/>
    </style:style>
    <style:style style:name="T221_64" style:family="text">
      <style:text-properties fo:font-size="12pt" style:font-size-asian="12pt" style:font-size-complex="12pt"/>
    </style:style>
    <style:style style:name="T221_65" style:family="text">
      <style:text-properties fo:font-size="12pt" style:font-size-asian="12pt" style:font-size-complex="12pt"/>
    </style:style>
    <style:style style:name="T221_66" style:family="text">
      <style:text-properties fo:font-size="12pt" style:font-size-asian="12pt" style:font-size-complex="12pt"/>
    </style:style>
    <style:style style:name="T221_67" style:family="text">
      <style:text-properties fo:font-size="12pt" style:font-size-asian="12pt" style:font-size-complex="12pt"/>
    </style:style>
    <style:style style:name="T221_68" style:family="text">
      <style:text-properties fo:font-size="12pt" style:font-size-asian="12pt" style:font-size-complex="12pt"/>
    </style:style>
    <style:style style:name="T221_69" style:family="text">
      <style:text-properties fo:font-size="12pt" style:font-size-asian="12pt" style:font-size-complex="12pt"/>
    </style:style>
    <style:style style:name="T221_70" style:family="text">
      <style:text-properties fo:font-size="12pt" style:font-size-asian="12pt" style:font-size-complex="12pt"/>
    </style:style>
    <style:style style:name="T221_71" style:family="text">
      <style:text-properties fo:font-size="12pt" style:font-size-asian="12pt" style:font-size-complex="12pt"/>
    </style:style>
    <style:style style:name="T221_72" style:family="text">
      <style:text-properties fo:font-size="12pt" style:font-size-asian="12pt" style:font-size-complex="12pt"/>
    </style:style>
    <style:style style:name="T221_73" style:family="text">
      <style:text-properties fo:font-size="12pt" style:font-size-asian="12pt" style:font-size-complex="12pt"/>
    </style:style>
    <style:style style:name="T221_74" style:family="text">
      <style:text-properties fo:font-size="12pt" style:font-size-asian="12pt" style:font-size-complex="12pt"/>
    </style:style>
    <style:style style:name="T221_75" style:family="text">
      <style:text-properties fo:font-size="12pt" style:font-size-asian="12pt" style:font-size-complex="12pt"/>
    </style:style>
    <style:style style:name="T221_76" style:family="text">
      <style:text-properties fo:font-size="12pt" style:font-size-asian="12pt" style:font-size-complex="12pt"/>
    </style:style>
    <style:style style:name="T221_77" style:family="text">
      <style:text-properties fo:font-size="12pt" style:font-size-asian="12pt" style:font-size-complex="12pt"/>
    </style:style>
    <style:style style:name="T221_78" style:family="text">
      <style:text-properties fo:font-size="12pt" style:font-size-asian="12pt" style:font-size-complex="12pt"/>
    </style:style>
    <style:style style:name="T221_79" style:family="text">
      <style:text-properties fo:font-size="12pt" style:font-size-asian="12pt" style:font-size-complex="12pt"/>
    </style:style>
    <style:style style:name="T221_80" style:family="text">
      <style:text-properties fo:font-size="12pt" style:font-size-asian="12pt" style:font-size-complex="12pt"/>
    </style:style>
    <style:style style:name="T221_81" style:family="text">
      <style:text-properties fo:font-size="12pt" style:font-size-asian="12pt" style:font-size-complex="12pt"/>
    </style:style>
    <style:style style:name="T221_82" style:family="text">
      <style:text-properties fo:font-size="12pt" style:font-size-asian="12pt" style:font-size-complex="12pt"/>
    </style:style>
    <style:style style:name="T221_83" style:family="text">
      <style:text-properties fo:font-size="12pt" style:font-size-asian="12pt" style:font-size-complex="12pt"/>
    </style:style>
    <style:style style:name="T221_84" style:family="text">
      <style:text-properties fo:font-size="12pt" style:font-size-asian="12pt" style:font-size-complex="12pt"/>
    </style:style>
    <style:style style:name="T221_85" style:family="text">
      <style:text-properties fo:font-size="12pt" style:font-size-asian="12pt" style:font-size-complex="12pt"/>
    </style:style>
    <style:style style:name="T221_86" style:family="text">
      <style:text-properties fo:font-size="12pt" style:font-size-asian="12pt" style:font-size-complex="12pt"/>
    </style:style>
    <style:style style:name="T221_87" style:family="text">
      <style:text-properties fo:font-size="12pt" style:font-size-asian="12pt" style:font-size-complex="12pt"/>
    </style:style>
    <style:style style:name="T221_88" style:family="text">
      <style:text-properties fo:font-size="12pt" style:font-size-asian="12pt" style:font-size-complex="12pt"/>
    </style:style>
    <style:style style:name="T221_89" style:family="text">
      <style:text-properties fo:font-size="12pt" style:font-size-asian="12pt" style:font-size-complex="12pt"/>
    </style:style>
    <style:style style:name="T221_90" style:family="text">
      <style:text-properties fo:font-size="12pt" style:font-size-asian="12pt" style:font-size-complex="12pt"/>
    </style:style>
    <style:style style:name="T221_91" style:family="text">
      <style:text-properties fo:font-size="12pt" style:font-size-asian="12pt" style:font-size-complex="12pt"/>
    </style:style>
    <style:style style:name="T221_92" style:family="text">
      <style:text-properties fo:font-size="12pt" style:font-size-asian="12pt" style:font-size-complex="12pt"/>
    </style:style>
    <style:style style:name="T221_93" style:family="text">
      <style:text-properties fo:font-size="12pt" style:font-size-asian="12pt" style:font-size-complex="12pt"/>
    </style:style>
    <style:style style:name="T221_94" style:family="text">
      <style:text-properties fo:font-size="12pt" style:font-size-asian="12pt" style:font-size-complex="12pt"/>
    </style:style>
    <style:style style:name="P222" style:family="paragraph" style:parent-style-name="Heading_20_3">
      <style:paragraph-properties fo:break-before="auto" fo:line-height="115%" style:writing-mode="lr-tb"/>
    </style:style>
    <style:style style:name="P223" style:family="paragraph" style:parent-style-name="Heading_20_4">
      <style:paragraph-properties fo:break-before="auto" fo:line-height="115%" style:writing-mode="lr-tb"/>
    </style:style>
    <style:style style:name="T223_1" style:family="text">
      <style:text-properties fo:color="#000000" style:font-name="Arial" style:font-name-asian="Arial" style:font-name-complex="Arial"/>
    </style:style>
    <style:style style:name="T223_2" style:family="text">
      <style:text-properties fo:color="#000000" style:font-name="Arial" style:font-name-asian="Arial" style:font-name-complex="Arial"/>
    </style:style>
    <style:style style:name="T223_3" style:family="text">
      <style:text-properties fo:color="#000000" style:font-name="Arial" style:font-name-asian="Arial" style:font-name-complex="Arial"/>
    </style:style>
    <style:style style:name="T223_4" style:family="text">
      <style:text-properties fo:color="#000000" style:font-name="Arial" style:font-name-asian="Arial" style:font-name-complex="Arial"/>
    </style:style>
    <style:style style:name="T223_5" style:family="text">
      <style:text-properties fo:color="#000000" style:font-name="Arial" style:font-name-asian="Arial" style:font-name-complex="Arial"/>
    </style:style>
    <style:style style:name="T223_6" style:family="text">
      <style:text-properties fo:color="#000000" style:font-name="Arial" style:font-name-asian="Arial" style:font-name-complex="Arial"/>
    </style:style>
    <style:style style:name="P224" style:family="paragraph" style:parent-style-name="Standard">
      <style:paragraph-properties fo:text-align="justify" fo:break-before="auto" fo:text-indent="1.27cm" fo:line-height="115%" style:writing-mode="lr-tb"/>
      <style:text-properties fo:color="#000000" style:font-name="Arial" style:font-name-asian="Arial" style:font-name-complex="Arial"/>
    </style:style>
    <style:style style:name="P225" style:family="paragraph" style:parent-style-name="Standard">
      <style:paragraph-properties fo:text-align="justify" fo:break-before="auto" fo:line-height="120%" fo:margin-bottom="0.247cm" style:writing-mode="lr-tb"/>
    </style:style>
    <style:style style:name="T225_1" style:family="text">
      <style:text-properties fo:font-size="12pt" style:font-size-asian="12pt" style:font-size-complex="12pt"/>
    </style:style>
    <style:style style:name="T225_2" style:family="text">
      <style:text-properties fo:font-size="12pt" style:font-size-asian="12pt" style:font-size-complex="12pt"/>
    </style:style>
    <style:style style:name="T225_3" style:family="text">
      <style:text-properties fo:font-size="12pt" style:font-size-asian="12pt" style:font-size-complex="12pt"/>
    </style:style>
    <style:style style:name="T225_4" style:family="text">
      <style:text-properties fo:font-size="12pt" style:font-size-asian="12pt" style:font-size-complex="12pt"/>
    </style:style>
    <style:style style:name="T225_5" style:family="text">
      <style:text-properties fo:font-size="12pt" style:font-size-asian="12pt" style:font-size-complex="12pt"/>
    </style:style>
    <style:style style:name="T225_6" style:family="text">
      <style:text-properties fo:font-size="12pt" style:font-size-asian="12pt" style:font-size-complex="12pt"/>
    </style:style>
    <style:style style:name="T225_7" style:family="text">
      <style:text-properties fo:font-size="12pt" style:font-size-asian="12pt" style:font-size-complex="12pt"/>
    </style:style>
    <style:style style:name="T225_8" style:family="text">
      <style:text-properties fo:font-size="12pt" style:font-size-asian="12pt" style:font-size-complex="12pt"/>
    </style:style>
    <style:style style:name="T225_9" style:family="text">
      <style:text-properties fo:font-size="12pt" style:font-size-asian="12pt" style:font-size-complex="12pt"/>
    </style:style>
    <style:style style:name="T225_10" style:family="text">
      <style:text-properties fo:font-size="12pt" style:font-size-asian="12pt" style:font-size-complex="12pt"/>
    </style:style>
    <style:style style:name="T225_11" style:family="text">
      <style:text-properties fo:font-size="12pt" style:font-size-asian="12pt" style:font-size-complex="12pt"/>
    </style:style>
    <style:style style:name="T225_12" style:family="text">
      <style:text-properties fo:font-size="12pt" style:font-size-asian="12pt" style:font-size-complex="12pt"/>
    </style:style>
    <style:style style:name="T225_13" style:family="text">
      <style:text-properties fo:font-size="12pt" style:font-size-asian="12pt" style:font-size-complex="12pt"/>
    </style:style>
    <style:style style:name="T225_14" style:family="text">
      <style:text-properties fo:font-size="12pt" style:font-size-asian="12pt" style:font-size-complex="12pt"/>
    </style:style>
    <style:style style:name="T225_15" style:family="text">
      <style:text-properties fo:font-size="12pt" style:font-size-asian="12pt" style:font-size-complex="12pt"/>
    </style:style>
    <style:style style:name="T225_16" style:family="text">
      <style:text-properties fo:font-size="12pt" style:font-size-asian="12pt" style:font-size-complex="12pt"/>
    </style:style>
    <style:style style:name="T225_17" style:family="text">
      <style:text-properties fo:font-size="12pt" style:font-size-asian="12pt" style:font-size-complex="12pt"/>
    </style:style>
    <style:style style:name="T225_18" style:family="text">
      <style:text-properties fo:font-size="12pt" style:font-size-asian="12pt" style:font-size-complex="12pt"/>
    </style:style>
    <style:style style:name="T225_19" style:family="text">
      <style:text-properties fo:font-size="12pt" style:font-size-asian="12pt" style:font-size-complex="12pt"/>
    </style:style>
    <style:style style:name="T225_20" style:family="text">
      <style:text-properties fo:font-size="12pt" style:font-size-asian="12pt" style:font-size-complex="12pt"/>
    </style:style>
    <style:style style:name="T225_21" style:family="text">
      <style:text-properties fo:font-size="12pt" style:font-size-asian="12pt" style:font-size-complex="12pt"/>
    </style:style>
    <style:style style:name="T225_22" style:family="text">
      <style:text-properties fo:font-size="12pt" style:font-size-asian="12pt" style:font-size-complex="12pt"/>
    </style:style>
    <style:style style:name="T225_23" style:family="text">
      <style:text-properties fo:font-size="12pt" style:font-size-asian="12pt" style:font-size-complex="12pt"/>
    </style:style>
    <style:style style:name="T225_24" style:family="text">
      <style:text-properties fo:font-size="12pt" style:font-size-asian="12pt" style:font-size-complex="12pt"/>
    </style:style>
    <style:style style:name="T225_25" style:family="text">
      <style:text-properties fo:font-size="12pt" style:font-size-asian="12pt" style:font-size-complex="12pt"/>
    </style:style>
    <style:style style:name="T225_26" style:family="text">
      <style:text-properties fo:font-size="12pt" style:font-size-asian="12pt" style:font-size-complex="12pt"/>
    </style:style>
    <style:style style:name="T225_27" style:family="text">
      <style:text-properties fo:font-size="12pt" style:font-size-asian="12pt" style:font-size-complex="12pt"/>
    </style:style>
    <style:style style:name="T225_28" style:family="text">
      <style:text-properties fo:font-size="12pt" style:font-size-asian="12pt" style:font-size-complex="12pt"/>
    </style:style>
    <style:style style:name="P226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27" style:family="paragraph" style:parent-style-name="Standard">
      <style:paragraph-properties fo:text-align="justify" fo:break-before="auto" fo:line-height="120%" fo:margin-top="0cm" style:writing-mode="lr-tb"/>
    </style:style>
    <style:style style:name="T227_1" style:family="text">
      <style:text-properties fo:font-size="12pt" style:font-size-asian="12pt" style:font-size-complex="12pt"/>
    </style:style>
    <style:style style:name="T227_2" style:family="text">
      <style:text-properties fo:font-size="12pt" style:font-size-asian="12pt" style:font-size-complex="12pt"/>
    </style:style>
    <style:style style:name="T227_3" style:family="text">
      <style:text-properties fo:font-size="12pt" style:font-size-asian="12pt" style:font-size-complex="12pt"/>
    </style:style>
    <style:style style:name="T227_4" style:family="text">
      <style:text-properties fo:font-size="12pt" style:font-size-asian="12pt" style:font-size-complex="12pt"/>
    </style:style>
    <style:style style:name="T227_5" style:family="text">
      <style:text-properties fo:font-size="12pt" style:font-size-asian="12pt" style:font-size-complex="12pt"/>
    </style:style>
    <style:style style:name="T227_6" style:family="text">
      <style:text-properties fo:font-size="12pt" style:font-size-asian="12pt" style:font-size-complex="12pt"/>
    </style:style>
    <style:style style:name="T227_7" style:family="text">
      <style:text-properties fo:font-size="12pt" style:font-size-asian="12pt" style:font-size-complex="12pt"/>
    </style:style>
    <style:style style:name="T227_8" style:family="text">
      <style:text-properties fo:font-size="12pt" style:font-size-asian="12pt" style:font-size-complex="12pt"/>
    </style:style>
    <style:style style:name="T227_9" style:family="text">
      <style:text-properties fo:font-size="12pt" style:font-size-asian="12pt" style:font-size-complex="12pt"/>
    </style:style>
    <style:style style:name="T227_10" style:family="text">
      <style:text-properties fo:font-size="12pt" style:font-size-asian="12pt" style:font-size-complex="12pt"/>
    </style:style>
    <style:style style:name="T227_11" style:family="text">
      <style:text-properties fo:font-size="12pt" style:font-size-asian="12pt" style:font-size-complex="12pt"/>
    </style:style>
    <style:style style:name="T227_12" style:family="text">
      <style:text-properties fo:font-size="12pt" style:font-size-asian="12pt" style:font-size-complex="12pt"/>
    </style:style>
    <style:style style:name="T227_13" style:family="text">
      <style:text-properties fo:font-size="12pt" style:font-size-asian="12pt" style:font-size-complex="12pt"/>
    </style:style>
    <style:style style:name="T227_14" style:family="text">
      <style:text-properties fo:font-size="12pt" style:font-size-asian="12pt" style:font-size-complex="12pt"/>
    </style:style>
    <style:style style:name="T227_15" style:family="text">
      <style:text-properties fo:font-size="12pt" style:font-size-asian="12pt" style:font-size-complex="12pt"/>
    </style:style>
    <style:style style:name="T227_16" style:family="text">
      <style:text-properties fo:font-size="12pt" style:font-size-asian="12pt" style:font-size-complex="12pt"/>
    </style:style>
    <style:style style:name="T227_17" style:family="text">
      <style:text-properties fo:font-size="12pt" style:font-size-asian="12pt" style:font-size-complex="12pt"/>
    </style:style>
    <style:style style:name="T227_18" style:family="text">
      <style:text-properties fo:font-size="12pt" style:font-size-asian="12pt" style:font-size-complex="12pt"/>
    </style:style>
    <style:style style:name="T227_19" style:family="text">
      <style:text-properties fo:font-size="12pt" style:font-size-asian="12pt" style:font-size-complex="12pt"/>
    </style:style>
    <style:style style:name="T227_20" style:family="text">
      <style:text-properties fo:font-size="12pt" style:font-size-asian="12pt" style:font-size-complex="12pt"/>
    </style:style>
    <style:style style:name="T227_21" style:family="text">
      <style:text-properties fo:font-size="12pt" style:font-size-asian="12pt" style:font-size-complex="12pt"/>
    </style:style>
    <style:style style:name="T227_22" style:family="text">
      <style:text-properties fo:font-size="12pt" style:font-size-asian="12pt" style:font-size-complex="12pt"/>
    </style:style>
    <style:style style:name="T227_23" style:family="text">
      <style:text-properties fo:font-size="12pt" style:font-size-asian="12pt" style:font-size-complex="12pt"/>
    </style:style>
    <style:style style:name="T227_24" style:family="text">
      <style:text-properties fo:font-size="12pt" style:font-size-asian="12pt" style:font-size-complex="12pt"/>
    </style:style>
    <style:style style:name="T227_25" style:family="text">
      <style:text-properties fo:font-size="12pt" style:font-size-asian="12pt" style:font-size-complex="12pt"/>
    </style:style>
    <style:style style:name="T227_26" style:family="text">
      <style:text-properties fo:font-size="12pt" style:font-size-asian="12pt" style:font-size-complex="12pt"/>
    </style:style>
    <style:style style:name="T227_27" style:family="text">
      <style:text-properties fo:font-size="12pt" style:font-size-asian="12pt" style:font-size-complex="12pt"/>
    </style:style>
    <style:style style:name="T227_28" style:family="text">
      <style:text-properties fo:font-size="12pt" style:font-size-asian="12pt" style:font-size-complex="12pt"/>
    </style:style>
    <style:style style:name="T227_29" style:family="text">
      <style:text-properties fo:font-size="12pt" style:font-size-asian="12pt" style:font-size-complex="12pt"/>
    </style:style>
    <style:style style:name="T227_30" style:family="text">
      <style:text-properties fo:font-size="12pt" style:font-size-asian="12pt" style:font-size-complex="12pt"/>
    </style:style>
    <style:style style:name="T227_31" style:family="text">
      <style:text-properties fo:font-size="12pt" style:font-size-asian="12pt" style:font-size-complex="12pt"/>
    </style:style>
    <style:style style:name="T227_32" style:family="text">
      <style:text-properties fo:font-size="12pt" style:font-size-asian="12pt" style:font-size-complex="12pt"/>
    </style:style>
    <style:style style:name="T227_33" style:family="text">
      <style:text-properties fo:font-size="12pt" style:font-size-asian="12pt" style:font-size-complex="12pt"/>
    </style:style>
    <style:style style:name="T227_34" style:family="text">
      <style:text-properties fo:font-size="12pt" style:font-size-asian="12pt" style:font-size-complex="12pt"/>
    </style:style>
    <style:style style:name="T227_35" style:family="text">
      <style:text-properties fo:font-size="12pt" style:font-size-asian="12pt" style:font-size-complex="12pt"/>
    </style:style>
    <style:style style:name="T227_36" style:family="text">
      <style:text-properties fo:font-size="12pt" style:font-size-asian="12pt" style:font-size-complex="12pt"/>
    </style:style>
    <style:style style:name="T227_37" style:family="text">
      <style:text-properties fo:font-size="12pt" style:font-size-asian="12pt" style:font-size-complex="12pt"/>
    </style:style>
    <style:style style:name="T227_38" style:family="text">
      <style:text-properties fo:font-size="12pt" style:font-size-asian="12pt" style:font-size-complex="12pt"/>
    </style:style>
    <style:style style:name="T227_39" style:family="text">
      <style:text-properties fo:font-size="12pt" style:font-size-asian="12pt" style:font-size-complex="12pt"/>
    </style:style>
    <style:style style:name="T227_40" style:family="text">
      <style:text-properties fo:font-size="12pt" style:font-size-asian="12pt" style:font-size-complex="12pt"/>
    </style:style>
    <style:style style:name="T227_41" style:family="text">
      <style:text-properties fo:font-size="12pt" style:font-size-asian="12pt" style:font-size-complex="12pt"/>
    </style:style>
    <style:style style:name="T227_42" style:family="text">
      <style:text-properties fo:font-size="12pt" style:font-size-asian="12pt" style:font-size-complex="12pt"/>
    </style:style>
    <style:style style:name="T227_43" style:family="text">
      <style:text-properties fo:font-size="12pt" style:font-size-asian="12pt" style:font-size-complex="12pt"/>
    </style:style>
    <style:style style:name="T227_44" style:family="text">
      <style:text-properties fo:font-size="12pt" style:font-size-asian="12pt" style:font-size-complex="12pt"/>
    </style:style>
    <style:style style:name="T227_45" style:family="text">
      <style:text-properties fo:font-size="12pt" style:font-size-asian="12pt" style:font-size-complex="12pt"/>
    </style:style>
    <style:style style:name="T227_46" style:family="text">
      <style:text-properties fo:font-size="12pt" style:font-size-asian="12pt" style:font-size-complex="12pt"/>
    </style:style>
    <style:style style:name="T227_47" style:family="text">
      <style:text-properties fo:font-size="12pt" style:font-size-asian="12pt" style:font-size-complex="12pt"/>
    </style:style>
    <style:style style:name="T227_48" style:family="text">
      <style:text-properties fo:font-size="12pt" style:font-size-asian="12pt" style:font-size-complex="12pt"/>
    </style:style>
    <style:style style:name="P228" style:family="paragraph" style:parent-style-name="Standard">
      <style:paragraph-properties fo:text-align="justify" fo:break-before="auto" fo:line-height="120%" fo:margin-top="0cm" style:writing-mode="lr-tb"/>
    </style:style>
    <style:style style:name="T228_1" style:family="text">
      <style:text-properties fo:font-size="12pt" style:font-size-asian="12pt" style:font-size-complex="12pt"/>
    </style:style>
    <style:style style:name="T228_2" style:family="text">
      <style:text-properties fo:font-size="12pt" style:font-size-asian="12pt" style:font-size-complex="12pt"/>
    </style:style>
    <style:style style:name="T228_3" style:family="text">
      <style:text-properties fo:font-size="12pt" style:font-size-asian="12pt" style:font-size-complex="12pt"/>
    </style:style>
    <style:style style:name="T228_4" style:family="text">
      <style:text-properties fo:font-size="12pt" style:font-size-asian="12pt" style:font-size-complex="12pt"/>
    </style:style>
    <style:style style:name="T228_5" style:family="text">
      <style:text-properties fo:font-size="12pt" style:font-size-asian="12pt" style:font-size-complex="12pt"/>
    </style:style>
    <style:style style:name="T228_6" style:family="text">
      <style:text-properties fo:font-size="12pt" style:font-size-asian="12pt" style:font-size-complex="12pt"/>
    </style:style>
    <style:style style:name="T228_7" style:family="text">
      <style:text-properties fo:font-size="12pt" style:font-size-asian="12pt" style:font-size-complex="12pt"/>
    </style:style>
    <style:style style:name="T228_8" style:family="text">
      <style:text-properties fo:font-size="12pt" style:font-size-asian="12pt" style:font-size-complex="12pt"/>
    </style:style>
    <style:style style:name="T228_9" style:family="text">
      <style:text-properties fo:font-size="12pt" style:font-size-asian="12pt" style:font-size-complex="12pt"/>
    </style:style>
    <style:style style:name="T228_10" style:family="text">
      <style:text-properties fo:font-size="12pt" style:font-size-asian="12pt" style:font-size-complex="12pt"/>
    </style:style>
    <style:style style:name="T228_11" style:family="text">
      <style:text-properties fo:font-size="12pt" style:font-size-asian="12pt" style:font-size-complex="12pt"/>
    </style:style>
    <style:style style:name="T228_12" style:family="text">
      <style:text-properties fo:font-size="12pt" style:font-size-asian="12pt" style:font-size-complex="12pt"/>
    </style:style>
    <style:style style:name="T228_13" style:family="text">
      <style:text-properties fo:font-size="12pt" style:font-size-asian="12pt" style:font-size-complex="12pt"/>
    </style:style>
    <style:style style:name="T228_14" style:family="text">
      <style:text-properties fo:font-size="12pt" style:font-size-asian="12pt" style:font-size-complex="12pt"/>
    </style:style>
    <style:style style:name="T228_15" style:family="text">
      <style:text-properties fo:font-size="12pt" style:font-size-asian="12pt" style:font-size-complex="12pt"/>
    </style:style>
    <style:style style:name="T228_16" style:family="text">
      <style:text-properties fo:font-size="12pt" style:font-size-asian="12pt" style:font-size-complex="12pt"/>
    </style:style>
    <style:style style:name="T228_17" style:family="text">
      <style:text-properties fo:font-size="12pt" style:font-size-asian="12pt" style:font-size-complex="12pt"/>
    </style:style>
    <style:style style:name="T228_18" style:family="text">
      <style:text-properties fo:font-size="12pt" style:font-size-asian="12pt" style:font-size-complex="12pt"/>
    </style:style>
    <style:style style:name="T228_19" style:family="text">
      <style:text-properties fo:font-size="12pt" style:font-size-asian="12pt" style:font-size-complex="12pt"/>
    </style:style>
    <style:style style:name="T228_20" style:family="text">
      <style:text-properties fo:font-size="12pt" style:font-size-asian="12pt" style:font-size-complex="12pt"/>
    </style:style>
    <style:style style:name="T228_21" style:family="text">
      <style:text-properties fo:font-size="12pt" style:font-size-asian="12pt" style:font-size-complex="12pt"/>
    </style:style>
    <style:style style:name="T228_22" style:family="text">
      <style:text-properties fo:font-size="12pt" style:font-size-asian="12pt" style:font-size-complex="12pt"/>
    </style:style>
    <style:style style:name="T228_23" style:family="text">
      <style:text-properties fo:font-size="12pt" style:font-size-asian="12pt" style:font-size-complex="12pt"/>
    </style:style>
    <style:style style:name="T228_24" style:family="text">
      <style:text-properties fo:font-size="12pt" style:font-size-asian="12pt" style:font-size-complex="12pt"/>
    </style:style>
    <style:style style:name="T228_25" style:family="text">
      <style:text-properties fo:font-size="12pt" style:font-size-asian="12pt" style:font-size-complex="12pt"/>
    </style:style>
    <style:style style:name="T228_26" style:family="text">
      <style:text-properties fo:font-size="12pt" style:font-size-asian="12pt" style:font-size-complex="12pt"/>
    </style:style>
    <style:style style:name="T228_27" style:family="text">
      <style:text-properties fo:font-size="12pt" style:font-size-asian="12pt" style:font-size-complex="12pt"/>
    </style:style>
    <style:style style:name="T228_28" style:family="text">
      <style:text-properties fo:font-size="12pt" style:font-size-asian="12pt" style:font-size-complex="12pt"/>
    </style:style>
    <style:style style:name="T228_29" style:family="text">
      <style:text-properties fo:font-size="12pt" style:font-size-asian="12pt" style:font-size-complex="12pt"/>
    </style:style>
    <style:style style:name="T228_30" style:family="text">
      <style:text-properties fo:font-size="12pt" style:font-size-asian="12pt" style:font-size-complex="12pt"/>
    </style:style>
    <style:style style:name="T228_31" style:family="text">
      <style:text-properties fo:font-size="12pt" style:font-size-asian="12pt" style:font-size-complex="12pt"/>
    </style:style>
    <style:style style:name="T228_32" style:family="text">
      <style:text-properties fo:font-size="12pt" style:font-size-asian="12pt" style:font-size-complex="12pt"/>
    </style:style>
    <style:style style:name="T228_33" style:family="text">
      <style:text-properties fo:font-size="12pt" style:font-size-asian="12pt" style:font-size-complex="12pt"/>
    </style:style>
    <style:style style:name="T228_34" style:family="text">
      <style:text-properties fo:font-size="12pt" style:font-size-asian="12pt" style:font-size-complex="12pt"/>
    </style:style>
    <style:style style:name="T228_35" style:family="text">
      <style:text-properties fo:font-size="12pt" style:font-size-asian="12pt" style:font-size-complex="12pt"/>
    </style:style>
    <style:style style:name="T228_36" style:family="text">
      <style:text-properties fo:font-size="12pt" style:font-size-asian="12pt" style:font-size-complex="12pt"/>
    </style:style>
    <style:style style:name="T228_37" style:family="text">
      <style:text-properties fo:font-size="12pt" style:font-size-asian="12pt" style:font-size-complex="12pt"/>
    </style:style>
    <style:style style:name="T228_38" style:family="text">
      <style:text-properties fo:font-size="12pt" style:font-size-asian="12pt" style:font-size-complex="12pt"/>
    </style:style>
    <style:style style:name="T228_39" style:family="text">
      <style:text-properties fo:font-size="12pt" style:font-size-asian="12pt" style:font-size-complex="12pt"/>
    </style:style>
    <style:style style:name="T228_40" style:family="text">
      <style:text-properties fo:font-size="12pt" style:font-size-asian="12pt" style:font-size-complex="12pt"/>
    </style:style>
    <style:style style:name="T228_41" style:family="text">
      <style:text-properties fo:font-size="12pt" style:font-size-asian="12pt" style:font-size-complex="12pt"/>
    </style:style>
    <style:style style:name="T228_42" style:family="text">
      <style:text-properties fo:font-size="12pt" style:font-size-asian="12pt" style:font-size-complex="12pt"/>
    </style:style>
    <style:style style:name="T228_43" style:family="text">
      <style:text-properties fo:font-size="12pt" style:font-size-asian="12pt" style:font-size-complex="12pt"/>
    </style:style>
    <style:style style:name="T228_44" style:family="text">
      <style:text-properties fo:font-size="12pt" style:font-size-asian="12pt" style:font-size-complex="12pt"/>
    </style:style>
    <style:style style:name="T228_45" style:family="text">
      <style:text-properties fo:font-size="12pt" style:font-size-asian="12pt" style:font-size-complex="12pt"/>
    </style:style>
    <style:style style:name="T228_46" style:family="text">
      <style:text-properties fo:font-size="12pt" style:font-size-asian="12pt" style:font-size-complex="12pt"/>
    </style:style>
    <style:style style:name="T228_47" style:family="text">
      <style:text-properties fo:font-size="12pt" style:font-size-asian="12pt" style:font-size-complex="12pt"/>
    </style:style>
    <style:style style:name="T228_48" style:family="text">
      <style:text-properties fo:font-size="12pt" style:font-size-asian="12pt" style:font-size-complex="12pt"/>
    </style:style>
    <style:style style:name="T228_49" style:family="text">
      <style:text-properties fo:font-size="12pt" style:font-size-asian="12pt" style:font-size-complex="12pt"/>
    </style:style>
    <style:style style:name="T228_50" style:family="text">
      <style:text-properties fo:font-size="12pt" style:font-size-asian="12pt" style:font-size-complex="12pt"/>
    </style:style>
    <style:style style:name="T228_51" style:family="text">
      <style:text-properties fo:font-size="12pt" style:font-size-asian="12pt" style:font-size-complex="12pt"/>
    </style:style>
    <style:style style:name="T228_52" style:family="text">
      <style:text-properties fo:font-size="12pt" style:font-size-asian="12pt" style:font-size-complex="12pt"/>
    </style:style>
    <style:style style:name="T228_53" style:family="text">
      <style:text-properties fo:font-size="12pt" style:font-size-asian="12pt" style:font-size-complex="12pt"/>
    </style:style>
    <style:style style:name="T228_54" style:family="text">
      <style:text-properties fo:font-size="12pt" style:font-size-asian="12pt" style:font-size-complex="12pt"/>
    </style:style>
    <style:style style:name="T228_55" style:family="text">
      <style:text-properties fo:font-size="12pt" style:font-size-asian="12pt" style:font-size-complex="12pt"/>
    </style:style>
    <style:style style:name="T228_56" style:family="text">
      <style:text-properties fo:font-size="12pt" style:font-size-asian="12pt" style:font-size-complex="12pt"/>
    </style:style>
    <style:style style:name="T228_57" style:family="text">
      <style:text-properties fo:font-size="12pt" style:font-size-asian="12pt" style:font-size-complex="12pt"/>
    </style:style>
    <style:style style:name="T228_58" style:family="text">
      <style:text-properties fo:font-size="12pt" style:font-size-asian="12pt" style:font-size-complex="12pt"/>
    </style:style>
    <style:style style:name="T228_59" style:family="text">
      <style:text-properties fo:font-size="12pt" style:font-size-asian="12pt" style:font-size-complex="12pt"/>
    </style:style>
    <style:style style:name="T228_60" style:family="text">
      <style:text-properties fo:font-size="12pt" style:font-size-asian="12pt" style:font-size-complex="12pt"/>
    </style:style>
    <style:style style:name="T228_61" style:family="text">
      <style:text-properties fo:font-size="12pt" style:font-size-asian="12pt" style:font-size-complex="12pt"/>
    </style:style>
    <style:style style:name="T228_62" style:family="text">
      <style:text-properties fo:font-size="12pt" style:font-size-asian="12pt" style:font-size-complex="12pt"/>
    </style:style>
    <style:style style:name="T228_63" style:family="text">
      <style:text-properties fo:font-size="12pt" style:font-size-asian="12pt" style:font-size-complex="12pt"/>
    </style:style>
    <style:style style:name="T228_64" style:family="text">
      <style:text-properties fo:font-size="12pt" style:font-size-asian="12pt" style:font-size-complex="12pt"/>
    </style:style>
    <style:style style:name="T228_65" style:family="text">
      <style:text-properties fo:font-size="12pt" style:font-size-asian="12pt" style:font-size-complex="12pt"/>
    </style:style>
    <style:style style:name="T228_66" style:family="text">
      <style:text-properties fo:font-size="12pt" style:font-size-asian="12pt" style:font-size-complex="12pt"/>
    </style:style>
    <style:style style:name="T228_67" style:family="text">
      <style:text-properties fo:font-size="12pt" style:font-size-asian="12pt" style:font-size-complex="12pt"/>
    </style:style>
    <style:style style:name="T228_68" style:family="text">
      <style:text-properties fo:font-size="12pt" style:font-size-asian="12pt" style:font-size-complex="12pt"/>
    </style:style>
    <style:style style:name="T228_69" style:family="text">
      <style:text-properties fo:font-size="12pt" style:font-size-asian="12pt" style:font-size-complex="12pt"/>
    </style:style>
    <style:style style:name="T228_70" style:family="text">
      <style:text-properties fo:font-size="12pt" style:font-size-asian="12pt" style:font-size-complex="12pt"/>
    </style:style>
    <style:style style:name="P229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229_1" style:family="text">
      <style:text-properties fo:font-size="12pt" style:font-size-asian="12pt" style:font-size-complex="12pt"/>
    </style:style>
    <style:style style:name="T229_2" style:family="text">
      <style:text-properties fo:font-size="12pt" style:font-size-asian="12pt" style:font-size-complex="12pt"/>
    </style:style>
    <style:style style:name="T229_3" style:family="text">
      <style:text-properties fo:font-size="12pt" style:font-size-asian="12pt" style:font-size-complex="12pt"/>
    </style:style>
    <style:style style:name="T229_4" style:family="text">
      <style:text-properties fo:font-size="12pt" style:font-size-asian="12pt" style:font-size-complex="12pt"/>
    </style:style>
    <style:style style:name="T229_5" style:family="text">
      <style:text-properties fo:font-size="12pt" style:font-size-asian="12pt" style:font-size-complex="12pt"/>
    </style:style>
    <style:style style:name="T229_6" style:family="text">
      <style:text-properties fo:font-size="12pt" style:font-size-asian="12pt" style:font-size-complex="12pt"/>
    </style:style>
    <style:style style:name="T229_7" style:family="text">
      <style:text-properties fo:font-size="12pt" style:font-size-asian="12pt" style:font-size-complex="12pt"/>
    </style:style>
    <style:style style:name="T229_8" style:family="text">
      <style:text-properties fo:font-size="12pt" style:font-size-asian="12pt" style:font-size-complex="12pt"/>
    </style:style>
    <style:style style:name="T229_9" style:family="text">
      <style:text-properties fo:font-size="12pt" style:font-size-asian="12pt" style:font-size-complex="12pt"/>
    </style:style>
    <style:style style:name="T229_10" style:family="text">
      <style:text-properties fo:font-size="12pt" style:font-size-asian="12pt" style:font-size-complex="12pt"/>
    </style:style>
    <style:style style:name="T229_11" style:family="text">
      <style:text-properties fo:font-size="12pt" style:font-size-asian="12pt" style:font-size-complex="12pt"/>
    </style:style>
    <style:style style:name="T229_12" style:family="text">
      <style:text-properties fo:font-size="12pt" style:font-size-asian="12pt" style:font-size-complex="12pt"/>
    </style:style>
    <style:style style:name="T229_13" style:family="text">
      <style:text-properties fo:font-size="12pt" style:font-size-asian="12pt" style:font-size-complex="12pt"/>
    </style:style>
    <style:style style:name="T229_14" style:family="text">
      <style:text-properties fo:font-size="12pt" style:font-size-asian="12pt" style:font-size-complex="12pt"/>
    </style:style>
    <style:style style:name="T229_15" style:family="text">
      <style:text-properties fo:font-size="12pt" style:font-size-asian="12pt" style:font-size-complex="12pt"/>
    </style:style>
    <style:style style:name="T229_16" style:family="text">
      <style:text-properties fo:font-size="12pt" style:font-size-asian="12pt" style:font-size-complex="12pt"/>
    </style:style>
    <style:style style:name="T229_17" style:family="text">
      <style:text-properties fo:font-size="12pt" style:font-size-asian="12pt" style:font-size-complex="12pt"/>
    </style:style>
    <style:style style:name="T229_18" style:family="text">
      <style:text-properties fo:font-size="12pt" style:font-size-asian="12pt" style:font-size-complex="12pt"/>
    </style:style>
    <style:style style:name="T229_19" style:family="text">
      <style:text-properties fo:font-size="12pt" style:font-size-asian="12pt" style:font-size-complex="12pt"/>
    </style:style>
    <style:style style:name="T229_20" style:family="text">
      <style:text-properties fo:font-size="12pt" style:font-size-asian="12pt" style:font-size-complex="12pt"/>
    </style:style>
    <style:style style:name="T229_21" style:family="text">
      <style:text-properties fo:font-size="12pt" style:font-size-asian="12pt" style:font-size-complex="12pt"/>
    </style:style>
    <style:style style:name="T229_22" style:family="text">
      <style:text-properties fo:font-size="12pt" style:font-size-asian="12pt" style:font-size-complex="12pt"/>
    </style:style>
    <style:style style:name="T229_23" style:family="text">
      <style:text-properties fo:font-size="12pt" style:font-size-asian="12pt" style:font-size-complex="12pt"/>
    </style:style>
    <style:style style:name="T229_24" style:family="text">
      <style:text-properties fo:font-size="12pt" style:font-size-asian="12pt" style:font-size-complex="12pt"/>
    </style:style>
    <style:style style:name="T229_25" style:family="text">
      <style:text-properties fo:font-size="12pt" style:font-size-asian="12pt" style:font-size-complex="12pt"/>
    </style:style>
    <style:style style:name="T229_26" style:family="text">
      <style:text-properties fo:font-size="12pt" style:font-size-asian="12pt" style:font-size-complex="12pt"/>
    </style:style>
    <style:style style:name="T229_27" style:family="text">
      <style:text-properties fo:font-size="12pt" style:font-size-asian="12pt" style:font-size-complex="12pt"/>
    </style:style>
    <style:style style:name="T229_28" style:family="text">
      <style:text-properties fo:font-size="12pt" style:font-size-asian="12pt" style:font-size-complex="12pt"/>
    </style:style>
    <style:style style:name="T229_29" style:family="text">
      <style:text-properties fo:font-size="12pt" style:font-size-asian="12pt" style:font-size-complex="12pt"/>
    </style:style>
    <style:style style:name="T229_30" style:family="text">
      <style:text-properties fo:font-size="12pt" style:font-size-asian="12pt" style:font-size-complex="12pt"/>
    </style:style>
    <style:style style:name="T229_31" style:family="text">
      <style:text-properties fo:font-size="12pt" style:font-size-asian="12pt" style:font-size-complex="12pt"/>
    </style:style>
    <style:style style:name="T229_32" style:family="text">
      <style:text-properties fo:font-size="12pt" style:font-size-asian="12pt" style:font-size-complex="12pt"/>
    </style:style>
    <style:style style:name="T229_33" style:family="text">
      <style:text-properties fo:font-size="12pt" style:font-size-asian="12pt" style:font-size-complex="12pt"/>
    </style:style>
    <style:style style:name="T229_34" style:family="text">
      <style:text-properties fo:font-size="12pt" style:font-size-asian="12pt" style:font-size-complex="12pt"/>
    </style:style>
    <style:style style:name="T229_35" style:family="text">
      <style:text-properties fo:font-size="12pt" style:font-size-asian="12pt" style:font-size-complex="12pt"/>
    </style:style>
    <style:style style:name="T229_36" style:family="text">
      <style:text-properties fo:font-size="12pt" style:font-size-asian="12pt" style:font-size-complex="12pt"/>
    </style:style>
    <style:style style:name="T229_37" style:family="text">
      <style:text-properties fo:font-size="12pt" style:font-size-asian="12pt" style:font-size-complex="12pt"/>
    </style:style>
    <style:style style:name="T229_38" style:family="text">
      <style:text-properties fo:font-size="12pt" style:font-size-asian="12pt" style:font-size-complex="12pt"/>
    </style:style>
    <style:style style:name="T229_39" style:family="text">
      <style:text-properties fo:font-size="12pt" style:font-size-asian="12pt" style:font-size-complex="12pt"/>
    </style:style>
    <style:style style:name="T229_40" style:family="text">
      <style:text-properties fo:font-size="12pt" style:font-size-asian="12pt" style:font-size-complex="12pt"/>
    </style:style>
    <style:style style:name="T229_41" style:family="text">
      <style:text-properties fo:font-size="12pt" style:font-size-asian="12pt" style:font-size-complex="12pt"/>
    </style:style>
    <style:style style:name="T229_42" style:family="text">
      <style:text-properties fo:font-size="12pt" style:font-size-asian="12pt" style:font-size-complex="12pt"/>
    </style:style>
    <style:style style:name="T229_43" style:family="text">
      <style:text-properties fo:font-size="12pt" style:font-size-asian="12pt" style:font-size-complex="12pt"/>
    </style:style>
    <style:style style:name="T229_44" style:family="text">
      <style:text-properties fo:font-size="12pt" style:font-size-asian="12pt" style:font-size-complex="12pt"/>
    </style:style>
    <style:style style:name="T229_45" style:family="text">
      <style:text-properties fo:font-size="12pt" style:font-size-asian="12pt" style:font-size-complex="12pt"/>
    </style:style>
    <style:style style:name="T229_46" style:family="text">
      <style:text-properties fo:font-size="12pt" style:font-size-asian="12pt" style:font-size-complex="12pt"/>
    </style:style>
    <style:style style:name="T229_47" style:family="text">
      <style:text-properties fo:font-size="12pt" style:font-size-asian="12pt" style:font-size-complex="12pt"/>
    </style:style>
    <style:style style:name="T229_48" style:family="text">
      <style:text-properties fo:font-size="12pt" style:font-size-asian="12pt" style:font-size-complex="12pt"/>
    </style:style>
    <style:style style:name="T229_49" style:family="text">
      <style:text-properties fo:font-size="12pt" style:font-size-asian="12pt" style:font-size-complex="12pt"/>
    </style:style>
    <style:style style:name="T229_50" style:family="text">
      <style:text-properties fo:font-size="12pt" style:font-size-asian="12pt" style:font-size-complex="12pt"/>
    </style:style>
    <style:style style:name="T229_51" style:family="text">
      <style:text-properties fo:font-size="12pt" style:font-size-asian="12pt" style:font-size-complex="12pt"/>
    </style:style>
    <style:style style:name="T229_52" style:family="text">
      <style:text-properties fo:font-size="12pt" style:font-size-asian="12pt" style:font-size-complex="12pt"/>
    </style:style>
    <style:style style:name="T229_53" style:family="text">
      <style:text-properties fo:font-size="12pt" style:font-size-asian="12pt" style:font-size-complex="12pt"/>
    </style:style>
    <style:style style:name="T229_54" style:family="text">
      <style:text-properties fo:font-size="12pt" style:font-size-asian="12pt" style:font-size-complex="12pt"/>
    </style:style>
    <style:style style:name="T229_55" style:family="text">
      <style:text-properties fo:font-size="12pt" style:font-size-asian="12pt" style:font-size-complex="12pt"/>
    </style:style>
    <style:style style:name="T229_56" style:family="text">
      <style:text-properties fo:font-size="12pt" style:font-size-asian="12pt" style:font-size-complex="12pt"/>
    </style:style>
    <style:style style:name="T229_57" style:family="text">
      <style:text-properties fo:font-size="12pt" style:font-size-asian="12pt" style:font-size-complex="12pt"/>
    </style:style>
    <style:style style:name="T229_58" style:family="text">
      <style:text-properties fo:font-size="12pt" style:font-size-asian="12pt" style:font-size-complex="12pt"/>
    </style:style>
    <style:style style:name="T229_59" style:family="text">
      <style:text-properties fo:font-size="12pt" style:font-size-asian="12pt" style:font-size-complex="12pt"/>
    </style:style>
    <style:style style:name="T229_60" style:family="text">
      <style:text-properties fo:font-size="12pt" style:font-size-asian="12pt" style:font-size-complex="12pt"/>
    </style:style>
    <style:style style:name="T229_61" style:family="text">
      <style:text-properties fo:font-size="12pt" style:font-size-asian="12pt" style:font-size-complex="12pt"/>
    </style:style>
    <style:style style:name="T229_62" style:family="text">
      <style:text-properties fo:font-size="12pt" style:font-size-asian="12pt" style:font-size-complex="12pt"/>
    </style:style>
    <style:style style:name="T229_63" style:family="text">
      <style:text-properties fo:font-size="12pt" style:font-size-asian="12pt" style:font-size-complex="12pt"/>
    </style:style>
    <style:style style:name="T229_64" style:family="text">
      <style:text-properties fo:font-size="12pt" style:font-size-asian="12pt" style:font-size-complex="12pt"/>
    </style:style>
    <style:style style:name="T229_65" style:family="text">
      <style:text-properties fo:font-size="12pt" style:font-size-asian="12pt" style:font-size-complex="12pt"/>
    </style:style>
    <style:style style:name="T229_66" style:family="text">
      <style:text-properties fo:font-size="12pt" style:font-size-asian="12pt" style:font-size-complex="12pt"/>
    </style:style>
    <style:style style:name="T229_67" style:family="text">
      <style:text-properties fo:font-size="12pt" style:font-size-asian="12pt" style:font-size-complex="12pt"/>
    </style:style>
    <style:style style:name="T229_68" style:family="text">
      <style:text-properties fo:font-size="12pt" style:font-size-asian="12pt" style:font-size-complex="12pt"/>
    </style:style>
    <style:style style:name="T229_69" style:family="text">
      <style:text-properties fo:font-size="12pt" style:font-size-asian="12pt" style:font-size-complex="12pt"/>
    </style:style>
    <style:style style:name="T229_70" style:family="text">
      <style:text-properties fo:font-size="12pt" style:font-size-asian="12pt" style:font-size-complex="12pt"/>
    </style:style>
    <style:style style:name="T229_71" style:family="text">
      <style:text-properties fo:font-size="12pt" style:font-size-asian="12pt" style:font-size-complex="12pt"/>
    </style:style>
    <style:style style:name="T229_72" style:family="text">
      <style:text-properties fo:font-size="12pt" style:font-size-asian="12pt" style:font-size-complex="12pt"/>
    </style:style>
    <style:style style:name="T229_73" style:family="text">
      <style:text-properties fo:font-size="12pt" style:font-size-asian="12pt" style:font-size-complex="12pt"/>
    </style:style>
    <style:style style:name="T229_74" style:family="text">
      <style:text-properties fo:font-size="12pt" style:font-size-asian="12pt" style:font-size-complex="12pt"/>
    </style:style>
    <style:style style:name="T229_75" style:family="text">
      <style:text-properties fo:font-size="12pt" style:font-size-asian="12pt" style:font-size-complex="12pt"/>
    </style:style>
    <style:style style:name="T229_76" style:family="text">
      <style:text-properties fo:font-size="12pt" style:font-size-asian="12pt" style:font-size-complex="12pt"/>
    </style:style>
    <style:style style:name="T229_77" style:family="text">
      <style:text-properties fo:font-size="12pt" style:font-size-asian="12pt" style:font-size-complex="12pt"/>
    </style:style>
    <style:style style:name="T229_78" style:family="text">
      <style:text-properties fo:font-size="12pt" style:font-size-asian="12pt" style:font-size-complex="12pt"/>
    </style:style>
    <style:style style:name="T229_79" style:family="text">
      <style:text-properties fo:font-size="12pt" style:font-size-asian="12pt" style:font-size-complex="12pt"/>
    </style:style>
    <style:style style:name="T229_80" style:family="text">
      <style:text-properties fo:font-size="12pt" style:font-size-asian="12pt" style:font-size-complex="12pt"/>
    </style:style>
    <style:style style:name="T229_81" style:family="text">
      <style:text-properties fo:font-size="12pt" style:font-size-asian="12pt" style:font-size-complex="12pt"/>
    </style:style>
    <style:style style:name="T229_82" style:family="text">
      <style:text-properties fo:font-size="12pt" style:font-size-asian="12pt" style:font-size-complex="12pt"/>
    </style:style>
    <style:style style:name="T229_83" style:family="text">
      <style:text-properties fo:font-size="12pt" style:font-size-asian="12pt" style:font-size-complex="12pt"/>
    </style:style>
    <style:style style:name="T229_84" style:family="text">
      <style:text-properties fo:font-size="12pt" style:font-size-asian="12pt" style:font-size-complex="12pt"/>
    </style:style>
    <style:style style:name="T229_85" style:family="text">
      <style:text-properties fo:font-size="12pt" style:font-size-asian="12pt" style:font-size-complex="12pt"/>
    </style:style>
    <style:style style:name="T229_86" style:family="text">
      <style:text-properties fo:font-size="12pt" style:font-size-asian="12pt" style:font-size-complex="12pt"/>
    </style:style>
    <style:style style:name="T229_87" style:family="text">
      <style:text-properties fo:font-size="12pt" style:font-size-asian="12pt" style:font-size-complex="12pt"/>
    </style:style>
    <style:style style:name="T229_88" style:family="text">
      <style:text-properties fo:font-size="12pt" style:font-size-asian="12pt" style:font-size-complex="12pt"/>
    </style:style>
    <style:style style:name="T229_89" style:family="text">
      <style:text-properties fo:font-size="12pt" style:font-size-asian="12pt" style:font-size-complex="12pt"/>
    </style:style>
    <style:style style:name="T229_90" style:family="text">
      <style:text-properties fo:font-size="12pt" style:font-size-asian="12pt" style:font-size-complex="12pt"/>
    </style:style>
    <style:style style:name="T229_91" style:family="text">
      <style:text-properties fo:font-size="12pt" style:font-size-asian="12pt" style:font-size-complex="12pt"/>
    </style:style>
    <style:style style:name="T229_92" style:family="text">
      <style:text-properties fo:font-size="12pt" style:font-size-asian="12pt" style:font-size-complex="12pt"/>
    </style:style>
    <style:style style:name="T229_93" style:family="text">
      <style:text-properties fo:font-size="12pt" style:font-size-asian="12pt" style:font-size-complex="12pt"/>
    </style:style>
    <style:style style:name="T229_94" style:family="text">
      <style:text-properties fo:font-size="12pt" style:font-size-asian="12pt" style:font-size-complex="12pt"/>
    </style:style>
    <style:style style:name="T229_95" style:family="text">
      <style:text-properties fo:font-size="12pt" style:font-size-asian="12pt" style:font-size-complex="12pt"/>
    </style:style>
    <style:style style:name="T229_96" style:family="text">
      <style:text-properties fo:font-size="12pt" style:font-size-asian="12pt" style:font-size-complex="12pt"/>
    </style:style>
    <style:style style:name="T229_97" style:family="text">
      <style:text-properties fo:font-size="12pt" style:font-size-asian="12pt" style:font-size-complex="12pt"/>
    </style:style>
    <style:style style:name="T229_98" style:family="text">
      <style:text-properties fo:font-size="12pt" style:font-size-asian="12pt" style:font-size-complex="12pt"/>
    </style:style>
    <style:style style:name="T229_99" style:family="text">
      <style:text-properties fo:font-size="12pt" style:font-size-asian="12pt" style:font-size-complex="12pt"/>
    </style:style>
    <style:style style:name="T229_100" style:family="text">
      <style:text-properties fo:font-size="12pt" style:font-size-asian="12pt" style:font-size-complex="12pt"/>
    </style:style>
    <style:style style:name="P23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1" style:family="paragraph" style:parent-style-name="Heading_20_3">
      <style:paragraph-properties fo:break-before="auto" fo:line-height="115%" style:writing-mode="lr-tb"/>
      <style:text-properties fo:font-size="12pt" style:font-size-asian="12pt" style:font-size-complex="12pt"/>
    </style:style>
    <style:style style:name="P232" style:family="paragraph" style:parent-style-name="Standard">
      <style:paragraph-properties fo:break-before="auto" fo:line-height="115%" style:writing-mode="lr-tb"/>
    </style:style>
    <style:style style:name="P23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5" style:family="paragraph" style:parent-style-name="Heading_20_3">
      <style:paragraph-properties fo:break-before="auto" fo:line-height="115%" style:writing-mode="lr-tb"/>
      <style:text-properties fo:font-size="12pt" style:font-size-asian="12pt" style:font-size-complex="12pt"/>
    </style:style>
    <style:style style:name="P23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38" style:family="paragraph" style:parent-style-name="Standard">
      <style:paragraph-properties fo:break-before="auto" fo:line-height="115%" style:writing-mode="lr-tb"/>
    </style:style>
    <style:style style:name="P239" style:family="paragraph" style:parent-style-name="Standard">
      <style:paragraph-properties fo:break-before="auto" fo:line-height="115%" style:writing-mode="lr-tb"/>
    </style:style>
    <style:style style:name="P240" style:family="paragraph" style:parent-style-name="Heading_20_3">
      <style:paragraph-properties fo:break-before="auto" fo:line-height="115%" style:writing-mode="lr-tb"/>
    </style:style>
    <style:style style:name="T240_1" style:family="text"/>
    <style:style style:name="T240_2" style:family="text"/>
    <style:style style:name="P24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8.209cm" fo:margin-left="0cm"/>
    </style:style>
    <style:style style:name="Column8" style:family="table-column">
      <style:table-column-properties style:column-width="4.089cm"/>
    </style:style>
    <style:style style:name="Column9" style:family="table-column">
      <style:table-column-properties style:column-width="14.12cm"/>
    </style:style>
    <style:style style:name="Row12" style:family="table-row"/>
    <style:style style:name="Cell42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2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3" style:family="table-cell">
      <style:table-cell-properties fo:background-color="#e6e6ff"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3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3" style:family="table-row"/>
    <style:style style:name="Cell4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4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5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4" style:family="table-row"/>
    <style:style style:name="Cell4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6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7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7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5" style:family="table-row"/>
    <style:style style:name="Cell4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8" style:family="paragraph" style:parent-style-name="Standard">
      <style:paragraph-properties fo:text-align="justify" fo:break-before="auto" fo:text-indent="0cm" fo:line-height="115%" fo:margin-top="0cm" fo:margin-bottom="0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49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49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6" style:family="table-row"/>
    <style:style style:name="Cell50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0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1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1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7" style:family="table-row"/>
    <style:style style:name="Cell52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2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3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8" style:family="table-row"/>
    <style:style style:name="Cell54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4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5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19" style:family="table-row"/>
    <style:style style:name="Cell56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6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7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7" style:family="paragraph" style:parent-style-name="Standard">
      <style:paragraph-properties fo:text-align="left" fo:break-before="auto" fo:text-indent="0cm" fo:line-height="115%" fo:margin-top="0cm" fo:margin-bottom="0cm" fo:margin-left="0cm" fo:margin-right="0cm" fo:orphans="2" fo:widows="2" style:writing-mode="lr-tb"/>
    </style:style>
    <style:style style:name="T2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7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Row20" style:family="table-row"/>
    <style:style style:name="Cell58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8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097cm" fo:border-top="#000000 0.035cm solid" fo:padding-bottom="0.097cm" fo:border-bottom="#000000 0.035cm solid" fo:padding-left="0.097cm" fo:border-left="#000000 0.035cm solid" fo:padding-right="0.097cm" fo:border-right="#000000 0.035cm solid"/>
    </style:style>
    <style:style style:name="P259" style:family="paragraph" style:parent-style-name="Standard">
      <style:paragraph-properties fo:text-align="justify" fo:break-before="auto" fo:text-indent="0cm" fo:line-height="120%" fo:margin-top="0cm" fo:margin-bottom="0.247cm" fo:margin-left="0cm" fo:margin-right="0cm" fo:orphans="2" fo:widows="2" style:writing-mode="lr-tb">
        <style:tab-stops>
          <style:tab-stop style:type="left" style:leader-style="none" style:position="9.525cm"/>
        </style:tab-stops>
      </style:paragraph-properties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259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break-before="auto" fo:line-height="115%" style:writing-mode="lr-tb"/>
    </style:style>
    <style:style style:name="P261" style:family="paragraph" style:parent-style-name="Heading_20_2">
      <style:paragraph-properties fo:break-before="auto" fo:line-height="115%" style:writing-mode="lr-tb"/>
    </style:style>
    <style:style style:name="P262" style:family="paragraph" style:parent-style-name="Heading_20_2">
      <style:paragraph-properties fo:break-before="auto" fo:line-height="115%" style:writing-mode="lr-tb"/>
    </style:style>
    <style:style style:name="T262_1" style:family="text"/>
    <style:style style:name="T262_2" style:family="text"/>
    <style:style style:name="P263" style:family="paragraph" style:parent-style-name="Standard">
      <style:paragraph-properties fo:break-before="auto" fo:line-height="115%" style:writing-mode="lr-tb"/>
    </style:style>
    <style:style style:name="P264" style:family="paragraph" style:parent-style-name="Standard">
      <style:paragraph-properties fo:break-before="auto" fo:line-height="120%" fo:margin-bottom="0.247cm" style:writing-mode="lr-tb"/>
    </style:style>
    <style:style style:name="T264_1" style:family="text">
      <style:text-properties fo:font-size="12pt" style:font-size-asian="12pt" style:font-size-complex="12pt"/>
    </style:style>
    <style:style style:name="T264_2" style:family="text">
      <style:text-properties fo:font-size="12pt" style:font-size-asian="12pt" style:font-size-complex="12pt"/>
    </style:style>
    <style:style style:name="T264_3" style:family="text">
      <style:text-properties fo:font-size="12pt" style:font-size-asian="12pt" style:font-size-complex="12pt"/>
    </style:style>
    <style:style style:name="T264_4" style:family="text">
      <style:text-properties fo:font-size="12pt" style:font-size-asian="12pt" style:font-size-complex="12pt"/>
    </style:style>
    <style:style style:name="T264_5" style:family="text">
      <style:text-properties fo:font-size="12pt" style:font-size-asian="12pt" style:font-size-complex="12pt"/>
    </style:style>
    <style:style style:name="T264_6" style:family="text">
      <style:text-properties fo:font-size="12pt" style:font-size-asian="12pt" style:font-size-complex="12pt"/>
    </style:style>
    <style:style style:name="T264_7" style:family="text">
      <style:text-properties fo:font-size="12pt" style:font-size-asian="12pt" style:font-size-complex="12pt"/>
    </style:style>
    <style:style style:name="T264_8" style:family="text">
      <style:text-properties fo:font-size="12pt" style:font-size-asian="12pt" style:font-size-complex="12pt"/>
    </style:style>
    <style:style style:name="T264_9" style:family="text">
      <style:text-properties fo:font-size="12pt" style:font-size-asian="12pt" style:font-size-complex="12pt"/>
    </style:style>
    <style:style style:name="T264_10" style:family="text">
      <style:text-properties fo:font-size="12pt" style:font-size-asian="12pt" style:font-size-complex="12pt"/>
    </style:style>
    <style:style style:name="T264_11" style:family="text">
      <style:text-properties fo:font-size="12pt" style:font-size-asian="12pt" style:font-size-complex="12pt"/>
    </style:style>
    <style:style style:name="T264_12" style:family="text">
      <style:text-properties fo:font-size="12pt" style:font-size-asian="12pt" style:font-size-complex="12pt"/>
    </style:style>
    <style:style style:name="T264_13" style:family="text">
      <style:text-properties fo:font-size="12pt" style:font-size-asian="12pt" style:font-size-complex="12pt"/>
    </style:style>
    <style:style style:name="T264_14" style:family="text">
      <style:text-properties fo:font-size="12pt" style:font-size-asian="12pt" style:font-size-complex="12pt"/>
    </style:style>
    <style:style style:name="T264_15" style:family="text">
      <style:text-properties fo:font-size="12pt" style:font-size-asian="12pt" style:font-size-complex="12pt"/>
    </style:style>
    <style:style style:name="T264_16" style:family="text">
      <style:text-properties fo:font-size="12pt" style:font-size-asian="12pt" style:font-size-complex="12pt"/>
    </style:style>
    <style:style style:name="T264_17" style:family="text">
      <style:text-properties fo:font-size="12pt" style:font-size-asian="12pt" style:font-size-complex="12pt"/>
    </style:style>
    <style:style style:name="T264_18" style:family="text">
      <style:text-properties fo:font-size="12pt" style:font-size-asian="12pt" style:font-size-complex="12pt"/>
    </style:style>
    <style:style style:name="T264_19" style:family="text">
      <style:text-properties fo:font-size="12pt" style:font-size-asian="12pt" style:font-size-complex="12pt"/>
    </style:style>
    <style:style style:name="T264_20" style:family="text">
      <style:text-properties fo:font-size="12pt" style:font-size-asian="12pt" style:font-size-complex="12pt"/>
    </style:style>
    <style:style style:name="T264_21" style:family="text">
      <style:text-properties fo:font-size="12pt" style:font-size-asian="12pt" style:font-size-complex="12pt"/>
    </style:style>
    <style:style style:name="T264_22" style:family="text">
      <style:text-properties fo:font-size="12pt" style:font-size-asian="12pt" style:font-size-complex="12pt"/>
    </style:style>
    <style:style style:name="T264_23" style:family="text">
      <style:text-properties fo:font-size="12pt" style:font-size-asian="12pt" style:font-size-complex="12pt"/>
    </style:style>
    <style:style style:name="T264_24" style:family="text">
      <style:text-properties fo:font-size="12pt" style:font-size-asian="12pt" style:font-size-complex="12pt"/>
    </style:style>
    <style:style style:name="T264_25" style:family="text">
      <style:text-properties fo:font-size="12pt" style:font-size-asian="12pt" style:font-size-complex="12pt"/>
    </style:style>
    <style:style style:name="T264_26" style:family="text">
      <style:text-properties fo:font-size="12pt" style:font-size-asian="12pt" style:font-size-complex="12pt"/>
    </style:style>
    <style:style style:name="T264_27" style:family="text">
      <style:text-properties fo:font-size="12pt" style:font-size-asian="12pt" style:font-size-complex="12pt"/>
    </style:style>
    <style:style style:name="T264_28" style:family="text">
      <style:text-properties fo:font-size="12pt" style:font-size-asian="12pt" style:font-size-complex="12pt"/>
    </style:style>
    <style:style style:name="T264_29" style:family="text">
      <style:text-properties fo:font-size="12pt" style:font-size-asian="12pt" style:font-size-complex="12pt"/>
    </style:style>
    <style:style style:name="T264_30" style:family="text">
      <style:text-properties fo:font-size="12pt" style:font-size-asian="12pt" style:font-size-complex="12pt"/>
    </style:style>
    <style:style style:name="T264_31" style:family="text">
      <style:text-properties fo:font-size="12pt" style:font-size-asian="12pt" style:font-size-complex="12pt"/>
    </style:style>
    <style:style style:name="T264_32" style:family="text">
      <style:text-properties fo:font-size="12pt" style:font-size-asian="12pt" style:font-size-complex="12pt"/>
    </style:style>
    <style:style style:name="T264_33" style:family="text">
      <style:text-properties fo:font-size="12pt" style:font-size-asian="12pt" style:font-size-complex="12pt"/>
    </style:style>
    <style:style style:name="T264_34" style:family="text">
      <style:text-properties fo:font-size="12pt" style:font-size-asian="12pt" style:font-size-complex="12pt"/>
    </style:style>
    <style:style style:name="P265" style:family="paragraph" style:parent-style-name="Standard">
      <style:paragraph-properties fo:break-before="auto" fo:line-height="120%" fo:margin-bottom="0.247cm" style:writing-mode="lr-tb"/>
      <style:text-properties fo:font-size="12pt" style:font-size-asian="12pt" style:font-size-complex="12pt"/>
    </style:style>
    <style:style style:name="P266" style:family="paragraph" style:parent-style-name="Standard">
      <style:paragraph-properties fo:break-before="auto" fo:line-height="120%" fo:margin-top="0cm" style:writing-mode="lr-tb"/>
    </style:style>
    <style:style style:name="T266_1" style:family="text">
      <style:text-properties fo:font-size="12pt" style:font-size-asian="12pt" style:font-size-complex="12pt"/>
    </style:style>
    <style:style style:name="T266_2" style:family="text">
      <style:text-properties fo:font-size="12pt" style:font-size-asian="12pt" style:font-size-complex="12pt"/>
    </style:style>
    <style:style style:name="T266_3" style:family="text">
      <style:text-properties fo:font-size="12pt" style:font-size-asian="12pt" style:font-size-complex="12pt"/>
    </style:style>
    <style:style style:name="T266_4" style:family="text">
      <style:text-properties fo:font-size="12pt" style:font-size-asian="12pt" style:font-size-complex="12pt"/>
    </style:style>
    <style:style style:name="T266_5" style:family="text">
      <style:text-properties fo:font-size="12pt" style:font-size-asian="12pt" style:font-size-complex="12pt"/>
    </style:style>
    <style:style style:name="T266_6" style:family="text">
      <style:text-properties fo:font-size="12pt" style:font-size-asian="12pt" style:font-size-complex="12pt"/>
    </style:style>
    <style:style style:name="T266_7" style:family="text">
      <style:text-properties fo:font-size="12pt" style:font-size-asian="12pt" style:font-size-complex="12pt"/>
    </style:style>
    <style:style style:name="T266_8" style:family="text">
      <style:text-properties fo:font-size="12pt" style:font-size-asian="12pt" style:font-size-complex="12pt"/>
    </style:style>
    <style:style style:name="T266_9" style:family="text">
      <style:text-properties fo:font-size="12pt" style:font-size-asian="12pt" style:font-size-complex="12pt"/>
    </style:style>
    <style:style style:name="T266_10" style:family="text">
      <style:text-properties fo:font-size="12pt" style:font-size-asian="12pt" style:font-size-complex="12pt"/>
    </style:style>
    <style:style style:name="T266_11" style:family="text">
      <style:text-properties fo:font-size="12pt" style:font-size-asian="12pt" style:font-size-complex="12pt"/>
    </style:style>
    <style:style style:name="T266_12" style:family="text">
      <style:text-properties fo:font-size="12pt" style:font-size-asian="12pt" style:font-size-complex="12pt"/>
    </style:style>
    <style:style style:name="T266_13" style:family="text">
      <style:text-properties fo:font-size="12pt" style:font-size-asian="12pt" style:font-size-complex="12pt"/>
    </style:style>
    <style:style style:name="T266_14" style:family="text">
      <style:text-properties fo:font-size="12pt" style:font-size-asian="12pt" style:font-size-complex="12pt"/>
    </style:style>
    <style:style style:name="T266_15" style:family="text">
      <style:text-properties fo:font-size="12pt" style:font-size-asian="12pt" style:font-size-complex="12pt"/>
    </style:style>
    <style:style style:name="T266_16" style:family="text">
      <style:text-properties fo:font-size="12pt" style:font-size-asian="12pt" style:font-size-complex="12pt"/>
    </style:style>
    <style:style style:name="T266_17" style:family="text">
      <style:text-properties fo:font-size="12pt" style:font-size-asian="12pt" style:font-size-complex="12pt"/>
    </style:style>
    <style:style style:name="T266_18" style:family="text">
      <style:text-properties fo:font-size="12pt" style:font-size-asian="12pt" style:font-size-complex="12pt"/>
    </style:style>
    <style:style style:name="T266_19" style:family="text">
      <style:text-properties fo:font-size="12pt" style:font-size-asian="12pt" style:font-size-complex="12pt"/>
    </style:style>
    <style:style style:name="T266_20" style:family="text">
      <style:text-properties fo:font-size="12pt" style:font-size-asian="12pt" style:font-size-complex="12pt"/>
    </style:style>
    <style:style style:name="T266_21" style:family="text">
      <style:text-properties fo:font-size="12pt" style:font-size-asian="12pt" style:font-size-complex="12pt"/>
    </style:style>
    <style:style style:name="P267" style:family="paragraph" style:parent-style-name="Standard">
      <style:paragraph-properties fo:break-before="auto" fo:line-height="120%" fo:margin-top="0cm" fo:margin-bottom="0cm" style:writing-mode="lr-tb"/>
    </style:style>
    <style:style style:name="T267_1" style:family="text">
      <style:text-properties fo:font-size="12pt" style:font-size-asian="12pt" style:font-size-complex="12pt"/>
    </style:style>
    <style:style style:name="T267_2" style:family="text">
      <style:text-properties fo:font-size="12pt" style:font-size-asian="12pt" style:font-size-complex="12pt"/>
    </style:style>
    <style:style style:name="T267_3" style:family="text">
      <style:text-properties fo:font-size="12pt" style:font-size-asian="12pt" style:font-size-complex="12pt"/>
    </style:style>
    <style:style style:name="T267_4" style:family="text">
      <style:text-properties fo:font-size="12pt" style:font-size-asian="12pt" style:font-size-complex="12pt"/>
    </style:style>
    <style:style style:name="T267_5" style:family="text">
      <style:text-properties fo:font-size="12pt" style:font-size-asian="12pt" style:font-size-complex="12pt"/>
    </style:style>
    <style:style style:name="T267_6" style:family="text">
      <style:text-properties fo:font-size="12pt" style:font-size-asian="12pt" style:font-size-complex="12pt"/>
    </style:style>
    <style:style style:name="T267_7" style:family="text">
      <style:text-properties fo:font-size="12pt" style:font-size-asian="12pt" style:font-size-complex="12pt"/>
    </style:style>
    <style:style style:name="T267_8" style:family="text">
      <style:text-properties fo:font-size="12pt" style:font-size-asian="12pt" style:font-size-complex="12pt"/>
    </style:style>
    <style:style style:name="T267_9" style:family="text">
      <style:text-properties fo:font-size="12pt" style:font-size-asian="12pt" style:font-size-complex="12pt"/>
    </style:style>
    <style:style style:name="T267_10" style:family="text">
      <style:text-properties fo:font-size="12pt" style:font-size-asian="12pt" style:font-size-complex="12pt"/>
    </style:style>
    <style:style style:name="T267_11" style:family="text">
      <style:text-properties fo:font-size="12pt" style:font-size-asian="12pt" style:font-size-complex="12pt"/>
    </style:style>
    <style:style style:name="T267_12" style:family="text">
      <style:text-properties fo:font-size="12pt" style:font-size-asian="12pt" style:font-size-complex="12pt"/>
    </style:style>
    <style:style style:name="T267_13" style:family="text">
      <style:text-properties fo:font-size="12pt" style:font-size-asian="12pt" style:font-size-complex="12pt"/>
    </style:style>
    <style:style style:name="T267_14" style:family="text">
      <style:text-properties fo:font-size="12pt" style:font-size-asian="12pt" style:font-size-complex="12pt"/>
    </style:style>
    <style:style style:name="T267_15" style:family="text">
      <style:text-properties fo:font-size="12pt" style:font-size-asian="12pt" style:font-size-complex="12pt"/>
    </style:style>
    <style:style style:name="T267_16" style:family="text">
      <style:text-properties fo:font-size="12pt" style:font-size-asian="12pt" style:font-size-complex="12pt"/>
    </style:style>
    <style:style style:name="T267_17" style:family="text">
      <style:text-properties fo:font-size="12pt" style:font-size-asian="12pt" style:font-size-complex="12pt"/>
    </style:style>
    <style:style style:name="T267_18" style:family="text">
      <style:text-properties fo:font-size="12pt" style:font-size-asian="12pt" style:font-size-complex="12pt"/>
    </style:style>
    <style:style style:name="T267_19" style:family="text">
      <style:text-properties fo:font-size="12pt" style:font-size-asian="12pt" style:font-size-complex="12pt"/>
    </style:style>
    <style:style style:name="T267_20" style:family="text">
      <style:text-properties fo:font-size="12pt" style:font-size-asian="12pt" style:font-size-complex="12pt"/>
    </style:style>
    <style:style style:name="T267_21" style:family="text">
      <style:text-properties fo:font-size="12pt" style:font-size-asian="12pt" style:font-size-complex="12pt"/>
    </style:style>
    <style:style style:name="T267_22" style:family="text">
      <style:text-properties fo:font-size="12pt" style:font-size-asian="12pt" style:font-size-complex="12pt"/>
    </style:style>
    <style:style style:name="T267_23" style:family="text">
      <style:text-properties fo:font-size="12pt" style:font-size-asian="12pt" style:font-size-complex="12pt"/>
    </style:style>
    <style:style style:name="T267_24" style:family="text">
      <style:text-properties fo:font-size="12pt" style:font-size-asian="12pt" style:font-size-complex="12pt"/>
    </style:style>
    <style:style style:name="P268" style:family="paragraph" style:parent-style-name="Standard">
      <style:paragraph-properties fo:break-before="auto" fo:text-indent="0cm" fo:line-height="100%" fo:margin-left="1.27cm" style:writing-mode="lr-tb"/>
      <style:text-properties fo:font-size="12pt" style:font-size-asian="12pt" style:font-size-complex="12pt"/>
    </style:style>
    <style:style style:name="P269" style:family="paragraph" style:parent-style-name="Heading_20_2">
      <style:paragraph-properties fo:break-before="auto" fo:line-height="115%" style:writing-mode="lr-tb"/>
    </style:style>
    <style:style style:name="P270" style:family="paragraph" style:parent-style-name="Heading_20_2">
      <style:paragraph-properties fo:break-before="auto" fo:line-height="115%" style:writing-mode="lr-tb"/>
    </style:style>
    <style:style style:name="T270_1" style:family="text"/>
    <style:style style:name="T270_2" style:family="text"/>
    <style:style style:name="T270_3" style:family="text"/>
    <style:style style:name="T270_4" style:family="text"/>
    <style:style style:name="T270_5" style:family="text"/>
    <style:style style:name="T270_6" style:family="text"/>
    <style:style style:name="T270_7" style:family="text"/>
    <style:style style:name="T270_8" style:family="text"/>
    <style:style style:name="T270_9" style:family="text"/>
    <style:style style:name="T270_10" style:family="text"/>
    <style:style style:name="T270_11" style:family="text"/>
    <style:style style:name="T270_12" style:family="text"/>
    <style:style style:name="P271" style:family="paragraph" style:parent-style-name="Standard">
      <style:paragraph-properties fo:break-before="auto" fo:text-indent="1.27cm" fo:line-height="115%" style:writing-mode="lr-tb"/>
    </style:style>
    <style:style style:name="P272" style:family="paragraph" style:parent-style-name="Standard">
      <style:paragraph-properties fo:text-align="justify" fo:break-before="auto" fo:line-height="120%" fo:margin-bottom="0.247cm" style:writing-mode="lr-tb"/>
    </style:style>
    <style:style style:name="T272_1" style:family="text">
      <style:text-properties fo:font-size="12pt" style:font-size-asian="12pt" style:font-size-complex="12pt"/>
    </style:style>
    <style:style style:name="T272_2" style:family="text">
      <style:text-properties fo:font-size="12pt" style:font-size-asian="12pt" style:font-size-complex="12pt"/>
    </style:style>
    <style:style style:name="T272_3" style:family="text">
      <style:text-properties fo:font-size="12pt" style:font-size-asian="12pt" style:font-size-complex="12pt"/>
    </style:style>
    <style:style style:name="T272_4" style:family="text">
      <style:text-properties fo:font-size="12pt" style:font-size-asian="12pt" style:font-size-complex="12pt"/>
    </style:style>
    <style:style style:name="T272_5" style:family="text">
      <style:text-properties fo:font-size="12pt" style:font-size-asian="12pt" style:font-size-complex="12pt"/>
    </style:style>
    <style:style style:name="T272_6" style:family="text">
      <style:text-properties fo:font-size="12pt" style:font-size-asian="12pt" style:font-size-complex="12pt"/>
    </style:style>
    <style:style style:name="T272_7" style:family="text">
      <style:text-properties fo:font-size="12pt" style:font-size-asian="12pt" style:font-size-complex="12pt"/>
    </style:style>
    <style:style style:name="T272_8" style:family="text">
      <style:text-properties fo:font-size="12pt" style:font-size-asian="12pt" style:font-size-complex="12pt"/>
    </style:style>
    <style:style style:name="T272_9" style:family="text">
      <style:text-properties fo:font-size="12pt" style:font-size-asian="12pt" style:font-size-complex="12pt"/>
    </style:style>
    <style:style style:name="T272_10" style:family="text">
      <style:text-properties fo:font-size="12pt" style:font-size-asian="12pt" style:font-size-complex="12pt"/>
    </style:style>
    <style:style style:name="T272_11" style:family="text">
      <style:text-properties fo:font-size="12pt" style:font-size-asian="12pt" style:font-size-complex="12pt"/>
    </style:style>
    <style:style style:name="T272_12" style:family="text">
      <style:text-properties fo:font-size="12pt" style:font-size-asian="12pt" style:font-size-complex="12pt"/>
    </style:style>
    <style:style style:name="T272_13" style:family="text">
      <style:text-properties fo:font-size="12pt" style:font-size-asian="12pt" style:font-size-complex="12pt"/>
    </style:style>
    <style:style style:name="T272_14" style:family="text">
      <style:text-properties fo:font-size="12pt" style:font-size-asian="12pt" style:font-size-complex="12pt"/>
    </style:style>
    <style:style style:name="P273" style:family="paragraph" style:parent-style-name="Standard">
      <style:paragraph-properties fo:text-align="justify" fo:break-before="auto" fo:line-height="120%" fo:margin-bottom="0.247cm" style:writing-mode="lr-tb"/>
      <style:text-properties fo:font-size="12pt" style:font-size-asian="12pt" style:font-size-complex="12pt"/>
    </style:style>
    <style:style style:name="P274" style:family="paragraph" style:parent-style-name="Standard">
      <style:paragraph-properties fo:text-align="justify" fo:break-before="auto" fo:line-height="120%" fo:margin-top="0cm" style:writing-mode="lr-tb"/>
    </style:style>
    <style:style style:name="T274_1" style:family="text">
      <style:text-properties fo:font-size="12pt" style:font-size-asian="12pt" style:font-size-complex="12pt"/>
    </style:style>
    <style:style style:name="T274_2" style:family="text">
      <style:text-properties fo:font-size="12pt" style:font-size-asian="12pt" style:font-size-complex="12pt"/>
    </style:style>
    <style:style style:name="T274_3" style:family="text">
      <style:text-properties fo:font-size="12pt" style:font-size-asian="12pt" style:font-size-complex="12pt"/>
    </style:style>
    <style:style style:name="T274_4" style:family="text">
      <style:text-properties fo:font-size="12pt" style:font-size-asian="12pt" style:font-size-complex="12pt"/>
    </style:style>
    <style:style style:name="T274_5" style:family="text">
      <style:text-properties fo:font-size="12pt" style:font-size-asian="12pt" style:font-size-complex="12pt"/>
    </style:style>
    <style:style style:name="T274_6" style:family="text">
      <style:text-properties fo:font-size="12pt" style:font-size-asian="12pt" style:font-size-complex="12pt"/>
    </style:style>
    <style:style style:name="T274_7" style:family="text">
      <style:text-properties fo:font-size="12pt" style:font-size-asian="12pt" style:font-size-complex="12pt"/>
    </style:style>
    <style:style style:name="T274_8" style:family="text">
      <style:text-properties fo:font-size="12pt" style:font-size-asian="12pt" style:font-size-complex="12pt"/>
    </style:style>
    <style:style style:name="T274_9" style:family="text">
      <style:text-properties fo:font-size="12pt" style:font-size-asian="12pt" style:font-size-complex="12pt"/>
    </style:style>
    <style:style style:name="T274_10" style:family="text">
      <style:text-properties fo:font-size="12pt" style:font-size-asian="12pt" style:font-size-complex="12pt"/>
    </style:style>
    <style:style style:name="T274_11" style:family="text">
      <style:text-properties fo:font-size="12pt" style:font-size-asian="12pt" style:font-size-complex="12pt"/>
    </style:style>
    <style:style style:name="T274_12" style:family="text">
      <style:text-properties fo:font-size="12pt" style:font-size-asian="12pt" style:font-size-complex="12pt"/>
    </style:style>
    <style:style style:name="T274_13" style:family="text">
      <style:text-properties fo:font-size="12pt" style:font-size-asian="12pt" style:font-size-complex="12pt"/>
    </style:style>
    <style:style style:name="T274_14" style:family="text">
      <style:text-properties fo:font-size="12pt" style:font-size-asian="12pt" style:font-size-complex="12pt"/>
    </style:style>
    <style:style style:name="T274_15" style:family="text">
      <style:text-properties fo:font-size="12pt" style:font-size-asian="12pt" style:font-size-complex="12pt"/>
    </style:style>
    <style:style style:name="T274_16" style:family="text">
      <style:text-properties fo:font-size="12pt" style:font-size-asian="12pt" style:font-size-complex="12pt"/>
    </style:style>
    <style:style style:name="T274_17" style:family="text">
      <style:text-properties fo:font-size="12pt" style:font-size-asian="12pt" style:font-size-complex="12pt"/>
    </style:style>
    <style:style style:name="T274_18" style:family="text">
      <style:text-properties fo:font-size="12pt" style:font-size-asian="12pt" style:font-size-complex="12pt"/>
    </style:style>
    <style:style style:name="T274_19" style:family="text">
      <style:text-properties fo:font-size="12pt" style:font-size-asian="12pt" style:font-size-complex="12pt"/>
    </style:style>
    <style:style style:name="T274_20" style:family="text">
      <style:text-properties fo:font-size="12pt" style:font-size-asian="12pt" style:font-size-complex="12pt"/>
    </style:style>
    <style:style style:name="T274_21" style:family="text">
      <style:text-properties fo:font-size="12pt" style:font-size-asian="12pt" style:font-size-complex="12pt"/>
    </style:style>
    <style:style style:name="T274_22" style:family="text">
      <style:text-properties fo:font-size="12pt" style:font-size-asian="12pt" style:font-size-complex="12pt"/>
    </style:style>
    <style:style style:name="T274_23" style:family="text">
      <style:text-properties fo:font-size="12pt" style:font-size-asian="12pt" style:font-size-complex="12pt"/>
    </style:style>
    <style:style style:name="T274_24" style:family="text">
      <style:text-properties fo:font-size="12pt" style:font-size-asian="12pt" style:font-size-complex="12pt"/>
    </style:style>
    <style:style style:name="T274_25" style:family="text">
      <style:text-properties fo:font-size="12pt" style:font-size-asian="12pt" style:font-size-complex="12pt"/>
    </style:style>
    <style:style style:name="T274_26" style:family="text">
      <style:text-properties fo:font-size="12pt" style:font-size-asian="12pt" style:font-size-complex="12pt"/>
    </style:style>
    <style:style style:name="P275" style:family="paragraph" style:parent-style-name="Standard">
      <style:paragraph-properties fo:text-align="justify" fo:break-before="auto" fo:line-height="120%" fo:margin-top="0cm" style:writing-mode="lr-tb"/>
    </style:style>
    <style:style style:name="T275_1" style:family="text">
      <style:text-properties fo:font-size="12pt" style:font-size-asian="12pt" style:font-size-complex="12pt"/>
    </style:style>
    <style:style style:name="T275_2" style:family="text">
      <style:text-properties fo:font-size="12pt" style:font-size-asian="12pt" style:font-size-complex="12pt"/>
    </style:style>
    <style:style style:name="T275_3" style:family="text">
      <style:text-properties fo:font-size="12pt" style:font-size-asian="12pt" style:font-size-complex="12pt"/>
    </style:style>
    <style:style style:name="T275_4" style:family="text">
      <style:text-properties fo:font-size="12pt" style:font-size-asian="12pt" style:font-size-complex="12pt"/>
    </style:style>
    <style:style style:name="T275_5" style:family="text">
      <style:text-properties fo:font-size="12pt" style:font-size-asian="12pt" style:font-size-complex="12pt"/>
    </style:style>
    <style:style style:name="T275_6" style:family="text">
      <style:text-properties fo:font-size="12pt" style:font-size-asian="12pt" style:font-size-complex="12pt"/>
    </style:style>
    <style:style style:name="T275_7" style:family="text">
      <style:text-properties fo:font-size="12pt" style:font-size-asian="12pt" style:font-size-complex="12pt"/>
    </style:style>
    <style:style style:name="T275_8" style:family="text">
      <style:text-properties fo:font-size="12pt" style:font-size-asian="12pt" style:font-size-complex="12pt"/>
    </style:style>
    <style:style style:name="T275_9" style:family="text">
      <style:text-properties fo:font-size="12pt" style:font-size-asian="12pt" style:font-size-complex="12pt"/>
    </style:style>
    <style:style style:name="T275_10" style:family="text">
      <style:text-properties fo:font-size="12pt" style:font-size-asian="12pt" style:font-size-complex="12pt"/>
    </style:style>
    <style:style style:name="T275_11" style:family="text">
      <style:text-properties fo:font-size="12pt" style:font-size-asian="12pt" style:font-size-complex="12pt"/>
    </style:style>
    <style:style style:name="T275_12" style:family="text">
      <style:text-properties fo:font-size="12pt" style:font-size-asian="12pt" style:font-size-complex="12pt"/>
    </style:style>
    <style:style style:name="T275_13" style:family="text">
      <style:text-properties fo:font-size="12pt" style:font-size-asian="12pt" style:font-size-complex="12pt"/>
    </style:style>
    <style:style style:name="T275_14" style:family="text">
      <style:text-properties fo:font-size="12pt" style:font-size-asian="12pt" style:font-size-complex="12pt"/>
    </style:style>
    <style:style style:name="T275_15" style:family="text">
      <style:text-properties fo:font-size="12pt" style:font-size-asian="12pt" style:font-size-complex="12pt"/>
    </style:style>
    <style:style style:name="T275_16" style:family="text">
      <style:text-properties fo:font-size="12pt" style:font-size-asian="12pt" style:font-size-complex="12pt"/>
    </style:style>
    <style:style style:name="T275_17" style:family="text">
      <style:text-properties fo:font-size="12pt" style:font-size-asian="12pt" style:font-size-complex="12pt"/>
    </style:style>
    <style:style style:name="T275_18" style:family="text">
      <style:text-properties fo:font-size="12pt" style:font-size-asian="12pt" style:font-size-complex="12pt"/>
    </style:style>
    <style:style style:name="T275_19" style:family="text">
      <style:text-properties fo:font-size="12pt" style:font-size-asian="12pt" style:font-size-complex="12pt"/>
    </style:style>
    <style:style style:name="T275_20" style:family="text">
      <style:text-properties fo:font-size="12pt" style:font-size-asian="12pt" style:font-size-complex="12pt"/>
    </style:style>
    <style:style style:name="P276" style:family="paragraph" style:parent-style-name="Standard">
      <style:paragraph-properties fo:text-align="justify" fo:break-before="auto" fo:line-height="120%" fo:margin-top="0cm" style:writing-mode="lr-tb"/>
    </style:style>
    <style:style style:name="T276_1" style:family="text">
      <style:text-properties fo:font-size="12pt" style:font-size-asian="12pt" style:font-size-complex="12pt"/>
    </style:style>
    <style:style style:name="T276_2" style:family="text">
      <style:text-properties fo:font-size="12pt" style:font-size-asian="12pt" style:font-size-complex="12pt"/>
    </style:style>
    <style:style style:name="T276_3" style:family="text">
      <style:text-properties fo:font-size="12pt" style:font-size-asian="12pt" style:font-size-complex="12pt"/>
    </style:style>
    <style:style style:name="T276_4" style:family="text">
      <style:text-properties fo:font-size="12pt" style:font-size-asian="12pt" style:font-size-complex="12pt"/>
    </style:style>
    <style:style style:name="T276_5" style:family="text">
      <style:text-properties fo:font-size="12pt" style:font-size-asian="12pt" style:font-size-complex="12pt"/>
    </style:style>
    <style:style style:name="T276_6" style:family="text">
      <style:text-properties fo:font-size="12pt" style:font-size-asian="12pt" style:font-size-complex="12pt"/>
    </style:style>
    <style:style style:name="T276_7" style:family="text">
      <style:text-properties fo:font-size="12pt" style:font-size-asian="12pt" style:font-size-complex="12pt"/>
    </style:style>
    <style:style style:name="T276_8" style:family="text">
      <style:text-properties fo:font-size="12pt" style:font-size-asian="12pt" style:font-size-complex="12pt"/>
    </style:style>
    <style:style style:name="T276_9" style:family="text">
      <style:text-properties fo:font-size="12pt" style:font-size-asian="12pt" style:font-size-complex="12pt"/>
    </style:style>
    <style:style style:name="T276_10" style:family="text">
      <style:text-properties fo:font-size="12pt" style:font-size-asian="12pt" style:font-size-complex="12pt"/>
    </style:style>
    <style:style style:name="T276_11" style:family="text">
      <style:text-properties fo:font-size="12pt" style:font-size-asian="12pt" style:font-size-complex="12pt"/>
    </style:style>
    <style:style style:name="T276_12" style:family="text">
      <style:text-properties fo:font-size="12pt" style:font-size-asian="12pt" style:font-size-complex="12pt"/>
    </style:style>
    <style:style style:name="T276_13" style:family="text">
      <style:text-properties fo:font-size="12pt" style:font-size-asian="12pt" style:font-size-complex="12pt"/>
    </style:style>
    <style:style style:name="T276_14" style:family="text">
      <style:text-properties fo:font-size="12pt" style:font-size-asian="12pt" style:font-size-complex="12pt"/>
    </style:style>
    <style:style style:name="T276_15" style:family="text">
      <style:text-properties fo:font-size="12pt" style:font-size-asian="12pt" style:font-size-complex="12pt"/>
    </style:style>
    <style:style style:name="T276_16" style:family="text">
      <style:text-properties fo:font-size="12pt" style:font-size-asian="12pt" style:font-size-complex="12pt"/>
    </style:style>
    <style:style style:name="T276_17" style:family="text">
      <style:text-properties fo:font-size="12pt" style:font-size-asian="12pt" style:font-size-complex="12pt"/>
    </style:style>
    <style:style style:name="T276_18" style:family="text">
      <style:text-properties fo:font-size="12pt" style:font-size-asian="12pt" style:font-size-complex="12pt"/>
    </style:style>
    <style:style style:name="T276_19" style:family="text">
      <style:text-properties fo:font-size="12pt" style:font-size-asian="12pt" style:font-size-complex="12pt"/>
    </style:style>
    <style:style style:name="T276_20" style:family="text">
      <style:text-properties fo:font-size="12pt" style:font-size-asian="12pt" style:font-size-complex="12pt"/>
    </style:style>
    <style:style style:name="T276_21" style:family="text">
      <style:text-properties fo:font-size="12pt" style:font-size-asian="12pt" style:font-size-complex="12pt"/>
    </style:style>
    <style:style style:name="T276_22" style:family="text">
      <style:text-properties fo:font-size="12pt" style:font-size-asian="12pt" style:font-size-complex="12pt"/>
    </style:style>
    <style:style style:name="T276_23" style:family="text">
      <style:text-properties fo:font-size="12pt" style:font-size-asian="12pt" style:font-size-complex="12pt"/>
    </style:style>
    <style:style style:name="T276_24" style:family="text">
      <style:text-properties fo:font-size="12pt" style:font-size-asian="12pt" style:font-size-complex="12pt"/>
    </style:style>
    <style:style style:name="T276_25" style:family="text">
      <style:text-properties fo:font-size="12pt" style:font-size-asian="12pt" style:font-size-complex="12pt"/>
    </style:style>
    <style:style style:name="T276_26" style:family="text">
      <style:text-properties fo:font-size="12pt" style:font-size-asian="12pt" style:font-size-complex="12pt"/>
    </style:style>
    <style:style style:name="T276_27" style:family="text">
      <style:text-properties fo:font-size="12pt" style:font-size-asian="12pt" style:font-size-complex="12pt"/>
    </style:style>
    <style:style style:name="T276_28" style:family="text">
      <style:text-properties fo:font-size="12pt" style:font-size-asian="12pt" style:font-size-complex="12pt"/>
    </style:style>
    <style:style style:name="P277" style:family="paragraph" style:parent-style-name="Standard">
      <style:paragraph-properties fo:text-align="justify" fo:break-before="auto" fo:line-height="120%" fo:margin-top="0cm" style:writing-mode="lr-tb"/>
    </style:style>
    <style:style style:name="T277_1" style:family="text">
      <style:text-properties fo:font-size="12pt" style:font-size-asian="12pt" style:font-size-complex="12pt"/>
    </style:style>
    <style:style style:name="T277_2" style:family="text">
      <style:text-properties fo:font-size="12pt" style:font-size-asian="12pt" style:font-size-complex="12pt"/>
    </style:style>
    <style:style style:name="T277_3" style:family="text">
      <style:text-properties fo:font-size="12pt" style:font-size-asian="12pt" style:font-size-complex="12pt"/>
    </style:style>
    <style:style style:name="T277_4" style:family="text">
      <style:text-properties fo:font-size="12pt" style:font-size-asian="12pt" style:font-size-complex="12pt"/>
    </style:style>
    <style:style style:name="T277_5" style:family="text">
      <style:text-properties fo:font-size="12pt" style:font-size-asian="12pt" style:font-size-complex="12pt"/>
    </style:style>
    <style:style style:name="T277_6" style:family="text">
      <style:text-properties fo:font-size="12pt" style:font-size-asian="12pt" style:font-size-complex="12pt"/>
    </style:style>
    <style:style style:name="T277_7" style:family="text">
      <style:text-properties fo:font-size="12pt" style:font-size-asian="12pt" style:font-size-complex="12pt"/>
    </style:style>
    <style:style style:name="T277_8" style:family="text">
      <style:text-properties fo:font-size="12pt" style:font-size-asian="12pt" style:font-size-complex="12pt"/>
    </style:style>
    <style:style style:name="T277_9" style:family="text">
      <style:text-properties fo:font-size="12pt" style:font-size-asian="12pt" style:font-size-complex="12pt"/>
    </style:style>
    <style:style style:name="T277_10" style:family="text">
      <style:text-properties fo:font-size="12pt" style:font-size-asian="12pt" style:font-size-complex="12pt"/>
    </style:style>
    <style:style style:name="T277_11" style:family="text">
      <style:text-properties fo:font-size="12pt" style:font-size-asian="12pt" style:font-size-complex="12pt"/>
    </style:style>
    <style:style style:name="T277_12" style:family="text">
      <style:text-properties fo:font-size="12pt" style:font-size-asian="12pt" style:font-size-complex="12pt"/>
    </style:style>
    <style:style style:name="T277_13" style:family="text">
      <style:text-properties fo:font-size="12pt" style:font-size-asian="12pt" style:font-size-complex="12pt"/>
    </style:style>
    <style:style style:name="T277_14" style:family="text">
      <style:text-properties fo:font-size="12pt" style:font-size-asian="12pt" style:font-size-complex="12pt"/>
    </style:style>
    <style:style style:name="T277_15" style:family="text">
      <style:text-properties fo:font-size="12pt" style:font-size-asian="12pt" style:font-size-complex="12pt"/>
    </style:style>
    <style:style style:name="T277_16" style:family="text">
      <style:text-properties fo:font-size="12pt" style:font-size-asian="12pt" style:font-size-complex="12pt"/>
    </style:style>
    <style:style style:name="T277_17" style:family="text">
      <style:text-properties fo:font-size="12pt" style:font-size-asian="12pt" style:font-size-complex="12pt"/>
    </style:style>
    <style:style style:name="T277_18" style:family="text">
      <style:text-properties fo:font-size="12pt" style:font-size-asian="12pt" style:font-size-complex="12pt"/>
    </style:style>
    <style:style style:name="T277_19" style:family="text">
      <style:text-properties fo:font-size="12pt" style:font-size-asian="12pt" style:font-size-complex="12pt"/>
    </style:style>
    <style:style style:name="T277_20" style:family="text">
      <style:text-properties fo:font-size="12pt" style:font-size-asian="12pt" style:font-size-complex="12pt"/>
    </style:style>
    <style:style style:name="T277_21" style:family="text">
      <style:text-properties fo:font-size="12pt" style:font-size-asian="12pt" style:font-size-complex="12pt"/>
    </style:style>
    <style:style style:name="T277_22" style:family="text">
      <style:text-properties fo:font-size="12pt" style:font-size-asian="12pt" style:font-size-complex="12pt"/>
    </style:style>
    <style:style style:name="T277_23" style:family="text">
      <style:text-properties fo:font-size="12pt" style:font-size-asian="12pt" style:font-size-complex="12pt"/>
    </style:style>
    <style:style style:name="T277_24" style:family="text">
      <style:text-properties fo:font-size="12pt" style:font-size-asian="12pt" style:font-size-complex="12pt"/>
    </style:style>
    <style:style style:name="T277_25" style:family="text">
      <style:text-properties fo:font-size="12pt" style:font-size-asian="12pt" style:font-size-complex="12pt"/>
    </style:style>
    <style:style style:name="T277_26" style:family="text">
      <style:text-properties fo:font-size="12pt" style:font-size-asian="12pt" style:font-size-complex="12pt"/>
    </style:style>
    <style:style style:name="T277_27" style:family="text">
      <style:text-properties fo:font-size="12pt" style:font-size-asian="12pt" style:font-size-complex="12pt"/>
    </style:style>
    <style:style style:name="T277_28" style:family="text">
      <style:text-properties fo:font-size="12pt" style:font-size-asian="12pt" style:font-size-complex="12pt"/>
    </style:style>
    <style:style style:name="T277_29" style:family="text">
      <style:text-properties fo:font-size="12pt" style:font-size-asian="12pt" style:font-size-complex="12pt"/>
    </style:style>
    <style:style style:name="T277_30" style:family="text">
      <style:text-properties fo:font-size="12pt" style:font-size-asian="12pt" style:font-size-complex="12pt"/>
    </style:style>
    <style:style style:name="T277_31" style:family="text">
      <style:text-properties fo:font-size="12pt" style:font-size-asian="12pt" style:font-size-complex="12pt"/>
    </style:style>
    <style:style style:name="T277_32" style:family="text">
      <style:text-properties fo:font-size="12pt" style:font-size-asian="12pt" style:font-size-complex="12pt"/>
    </style:style>
    <style:style style:name="T277_33" style:family="text">
      <style:text-properties fo:font-size="12pt" style:font-size-asian="12pt" style:font-size-complex="12pt"/>
    </style:style>
    <style:style style:name="T277_34" style:family="text">
      <style:text-properties fo:font-size="12pt" style:font-size-asian="12pt" style:font-size-complex="12pt"/>
    </style:style>
    <style:style style:name="T277_35" style:family="text">
      <style:text-properties fo:font-size="12pt" style:font-size-asian="12pt" style:font-size-complex="12pt"/>
    </style:style>
    <style:style style:name="T277_36" style:family="text">
      <style:text-properties fo:font-size="12pt" style:font-size-asian="12pt" style:font-size-complex="12pt"/>
    </style:style>
    <style:style style:name="T277_37" style:family="text">
      <style:text-properties fo:font-size="12pt" style:font-size-asian="12pt" style:font-size-complex="12pt"/>
    </style:style>
    <style:style style:name="T277_38" style:family="text">
      <style:text-properties fo:font-size="12pt" style:font-size-asian="12pt" style:font-size-complex="12pt"/>
    </style:style>
    <style:style style:name="T277_39" style:family="text">
      <style:text-properties fo:font-size="12pt" style:font-size-asian="12pt" style:font-size-complex="12pt"/>
    </style:style>
    <style:style style:name="T277_40" style:family="text">
      <style:text-properties fo:font-size="12pt" style:font-size-asian="12pt" style:font-size-complex="12pt"/>
    </style:style>
    <style:style style:name="T277_41" style:family="text">
      <style:text-properties fo:font-size="12pt" style:font-size-asian="12pt" style:font-size-complex="12pt"/>
    </style:style>
    <style:style style:name="T277_42" style:family="text">
      <style:text-properties fo:font-size="12pt" style:font-size-asian="12pt" style:font-size-complex="12pt"/>
    </style:style>
    <style:style style:name="T277_43" style:family="text">
      <style:text-properties fo:font-size="12pt" style:font-size-asian="12pt" style:font-size-complex="12pt"/>
    </style:style>
    <style:style style:name="T277_44" style:family="text">
      <style:text-properties fo:font-size="12pt" style:font-size-asian="12pt" style:font-size-complex="12pt"/>
    </style:style>
    <style:style style:name="T277_45" style:family="text">
      <style:text-properties fo:font-size="12pt" style:font-size-asian="12pt" style:font-size-complex="12pt"/>
    </style:style>
    <style:style style:name="T277_46" style:family="text">
      <style:text-properties fo:font-size="12pt" style:font-size-asian="12pt" style:font-size-complex="12pt"/>
    </style:style>
    <style:style style:name="T277_47" style:family="text">
      <style:text-properties fo:font-size="12pt" style:font-size-asian="12pt" style:font-size-complex="12pt"/>
    </style:style>
    <style:style style:name="T277_48" style:family="text">
      <style:text-properties fo:font-size="12pt" style:font-size-asian="12pt" style:font-size-complex="12pt"/>
    </style:style>
    <style:style style:name="T277_49" style:family="text">
      <style:text-properties fo:font-size="12pt" style:font-size-asian="12pt" style:font-size-complex="12pt"/>
    </style:style>
    <style:style style:name="T277_50" style:family="text">
      <style:text-properties fo:font-size="12pt" style:font-size-asian="12pt" style:font-size-complex="12pt"/>
    </style:style>
    <style:style style:name="T277_51" style:family="text">
      <style:text-properties fo:font-size="12pt" style:font-size-asian="12pt" style:font-size-complex="12pt"/>
    </style:style>
    <style:style style:name="T277_52" style:family="text">
      <style:text-properties fo:font-size="12pt" style:font-size-asian="12pt" style:font-size-complex="12pt"/>
    </style:style>
    <style:style style:name="T277_53" style:family="text">
      <style:text-properties fo:font-size="12pt" style:font-size-asian="12pt" style:font-size-complex="12pt"/>
    </style:style>
    <style:style style:name="T277_54" style:family="text">
      <style:text-properties fo:font-size="12pt" style:font-size-asian="12pt" style:font-size-complex="12pt"/>
    </style:style>
    <style:style style:name="T277_55" style:family="text">
      <style:text-properties fo:font-size="12pt" style:font-size-asian="12pt" style:font-size-complex="12pt"/>
    </style:style>
    <style:style style:name="T277_56" style:family="text">
      <style:text-properties fo:font-size="12pt" style:font-size-asian="12pt" style:font-size-complex="12pt"/>
    </style:style>
    <style:style style:name="T277_57" style:family="text">
      <style:text-properties fo:font-size="12pt" style:font-size-asian="12pt" style:font-size-complex="12pt"/>
    </style:style>
    <style:style style:name="T277_58" style:family="text">
      <style:text-properties fo:font-size="12pt" style:font-size-asian="12pt" style:font-size-complex="12pt"/>
    </style:style>
    <style:style style:name="T277_59" style:family="text">
      <style:text-properties fo:font-size="12pt" style:font-size-asian="12pt" style:font-size-complex="12pt"/>
    </style:style>
    <style:style style:name="T277_60" style:family="text">
      <style:text-properties fo:font-size="12pt" style:font-size-asian="12pt" style:font-size-complex="12pt"/>
    </style:style>
    <style:style style:name="P278" style:family="paragraph" style:parent-style-name="Standard">
      <style:paragraph-properties fo:text-align="justify" fo:break-before="auto" fo:line-height="120%" fo:margin-top="0cm" fo:margin-bottom="0cm" style:writing-mode="lr-tb"/>
    </style:style>
    <style:style style:name="T278_1" style:family="text">
      <style:text-properties fo:font-size="12pt" style:font-size-asian="12pt" style:font-size-complex="12pt"/>
    </style:style>
    <style:style style:name="T278_2" style:family="text">
      <style:text-properties fo:font-size="12pt" style:font-size-asian="12pt" style:font-size-complex="12pt"/>
    </style:style>
    <style:style style:name="T278_3" style:family="text">
      <style:text-properties fo:font-size="12pt" style:font-size-asian="12pt" style:font-size-complex="12pt"/>
    </style:style>
    <style:style style:name="T278_4" style:family="text">
      <style:text-properties fo:font-size="12pt" style:font-size-asian="12pt" style:font-size-complex="12pt"/>
    </style:style>
    <style:style style:name="T278_5" style:family="text">
      <style:text-properties fo:font-size="12pt" style:font-size-asian="12pt" style:font-size-complex="12pt"/>
    </style:style>
    <style:style style:name="T278_6" style:family="text">
      <style:text-properties fo:font-size="12pt" style:font-size-asian="12pt" style:font-size-complex="12pt"/>
    </style:style>
    <style:style style:name="T278_7" style:family="text">
      <style:text-properties fo:font-size="12pt" style:font-size-asian="12pt" style:font-size-complex="12pt"/>
    </style:style>
    <style:style style:name="T278_8" style:family="text">
      <style:text-properties fo:font-size="12pt" style:font-size-asian="12pt" style:font-size-complex="12pt"/>
    </style:style>
    <style:style style:name="T278_9" style:family="text">
      <style:text-properties fo:font-size="12pt" style:font-size-asian="12pt" style:font-size-complex="12pt"/>
    </style:style>
    <style:style style:name="T278_10" style:family="text">
      <style:text-properties fo:font-size="12pt" style:font-size-asian="12pt" style:font-size-complex="12pt"/>
    </style:style>
    <style:style style:name="T278_11" style:family="text">
      <style:text-properties fo:font-size="12pt" style:font-size-asian="12pt" style:font-size-complex="12pt"/>
    </style:style>
    <style:style style:name="T278_12" style:family="text">
      <style:text-properties fo:font-size="12pt" style:font-size-asian="12pt" style:font-size-complex="12pt"/>
    </style:style>
    <style:style style:name="T278_13" style:family="text">
      <style:text-properties fo:font-size="12pt" style:font-size-asian="12pt" style:font-size-complex="12pt"/>
    </style:style>
    <style:style style:name="T278_14" style:family="text">
      <style:text-properties fo:font-size="12pt" style:font-size-asian="12pt" style:font-size-complex="12pt"/>
    </style:style>
    <style:style style:name="T278_15" style:family="text">
      <style:text-properties fo:font-size="12pt" style:font-size-asian="12pt" style:font-size-complex="12pt"/>
    </style:style>
    <style:style style:name="T278_16" style:family="text">
      <style:text-properties fo:font-size="12pt" style:font-size-asian="12pt" style:font-size-complex="12pt"/>
    </style:style>
    <style:style style:name="T278_17" style:family="text">
      <style:text-properties fo:font-size="12pt" style:font-size-asian="12pt" style:font-size-complex="12pt"/>
    </style:style>
    <style:style style:name="T278_18" style:family="text">
      <style:text-properties fo:font-size="12pt" style:font-size-asian="12pt" style:font-size-complex="12pt"/>
    </style:style>
    <style:style style:name="T278_19" style:family="text">
      <style:text-properties fo:font-size="12pt" style:font-size-asian="12pt" style:font-size-complex="12pt"/>
    </style:style>
    <style:style style:name="T278_20" style:family="text">
      <style:text-properties fo:font-size="12pt" style:font-size-asian="12pt" style:font-size-complex="12pt"/>
    </style:style>
    <style:style style:name="P279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2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88" style:family="paragraph" style:parent-style-name="Standard">
      <style:paragraph-properties fo:break-before="auto" fo:line-height="115%" style:writing-mode="lr-tb"/>
    </style:style>
    <style:style style:name="P289" style:family="paragraph" style:parent-style-name="Standard">
      <style:paragraph-properties fo:break-before="auto" fo:line-height="115%" style:writing-mode="lr-tb"/>
    </style:style>
    <style:style style:name="P290" style:family="paragraph" style:parent-style-name="Heading_20_1">
      <style:paragraph-properties fo:break-before="auto" fo:line-height="115%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T290_8" style:family="text"/>
    <style:style style:name="P291" style:family="paragraph" style:parent-style-name="Standard">
      <style:paragraph-properties fo:break-before="auto" fo:line-height="115%" style:writing-mode="lr-tb"/>
    </style:style>
    <style:style style:name="P292" style:family="paragraph" style:parent-style-name="Standard">
      <style:paragraph-properties fo:text-align="justify" fo:break-before="auto" fo:line-height="120%" fo:margin-bottom="0.247cm" style:writing-mode="lr-tb"/>
    </style:style>
    <style:style style:name="T292_1" style:family="text">
      <style:text-properties fo:font-size="12pt" style:font-size-asian="12pt" style:font-size-complex="12pt"/>
    </style:style>
    <style:style style:name="T292_2" style:family="text">
      <style:text-properties fo:font-size="12pt" style:font-size-asian="12pt" style:font-size-complex="12pt"/>
    </style:style>
    <style:style style:name="T292_3" style:family="text">
      <style:text-properties fo:font-size="12pt" style:font-size-asian="12pt" style:font-size-complex="12pt"/>
    </style:style>
    <style:style style:name="T292_4" style:family="text">
      <style:text-properties fo:font-size="12pt" style:font-size-asian="12pt" style:font-size-complex="12pt"/>
    </style:style>
    <style:style style:name="T292_5" style:family="text">
      <style:text-properties fo:font-size="12pt" style:font-size-asian="12pt" style:font-size-complex="12pt"/>
    </style:style>
    <style:style style:name="T292_6" style:family="text">
      <style:text-properties fo:font-size="12pt" style:font-size-asian="12pt" style:font-size-complex="12pt"/>
    </style:style>
    <style:style style:name="T292_7" style:family="text">
      <style:text-properties fo:font-size="12pt" style:font-size-asian="12pt" style:font-size-complex="12pt"/>
    </style:style>
    <style:style style:name="T292_8" style:family="text">
      <style:text-properties fo:font-size="12pt" style:font-size-asian="12pt" style:font-size-complex="12pt"/>
    </style:style>
    <style:style style:name="T292_9" style:family="text">
      <style:text-properties fo:font-size="12pt" style:font-size-asian="12pt" style:font-size-complex="12pt"/>
    </style:style>
    <style:style style:name="T292_10" style:family="text">
      <style:text-properties fo:font-size="12pt" style:font-size-asian="12pt" style:font-size-complex="12pt"/>
    </style:style>
    <style:style style:name="T292_11" style:family="text">
      <style:text-properties fo:font-size="12pt" style:font-size-asian="12pt" style:font-size-complex="12pt"/>
    </style:style>
    <style:style style:name="T292_12" style:family="text">
      <style:text-properties fo:font-size="12pt" style:font-size-asian="12pt" style:font-size-complex="12pt"/>
    </style:style>
    <style:style style:name="T292_13" style:family="text">
      <style:text-properties fo:font-size="12pt" style:font-size-asian="12pt" style:font-size-complex="12pt"/>
    </style:style>
    <style:style style:name="T292_14" style:family="text">
      <style:text-properties fo:font-size="12pt" style:font-size-asian="12pt" style:font-size-complex="12pt"/>
    </style:style>
    <style:style style:name="T292_15" style:family="text">
      <style:text-properties fo:font-size="12pt" style:font-size-asian="12pt" style:font-size-complex="12pt"/>
    </style:style>
    <style:style style:name="T292_16" style:family="text">
      <style:text-properties fo:font-size="12pt" style:font-size-asian="12pt" style:font-size-complex="12pt"/>
    </style:style>
    <style:style style:name="T292_17" style:family="text">
      <style:text-properties fo:font-size="12pt" style:font-size-asian="12pt" style:font-size-complex="12pt"/>
    </style:style>
    <style:style style:name="T292_18" style:family="text">
      <style:text-properties fo:font-size="12pt" style:font-size-asian="12pt" style:font-size-complex="12pt"/>
    </style:style>
    <style:style style:name="T292_19" style:family="text">
      <style:text-properties fo:font-size="12pt" style:font-size-asian="12pt" style:font-size-complex="12pt"/>
    </style:style>
    <style:style style:name="T292_20" style:family="text">
      <style:text-properties fo:font-size="12pt" style:font-size-asian="12pt" style:font-size-complex="12pt"/>
    </style:style>
    <style:style style:name="T292_21" style:family="text">
      <style:text-properties fo:font-size="12pt" style:font-size-asian="12pt" style:font-size-complex="12pt"/>
    </style:style>
    <style:style style:name="T292_22" style:family="text">
      <style:text-properties fo:font-size="12pt" style:font-size-asian="12pt" style:font-size-complex="12pt"/>
    </style:style>
    <style:style style:name="T292_23" style:family="text">
      <style:text-properties fo:font-size="12pt" style:font-size-asian="12pt" style:font-size-complex="12pt"/>
    </style:style>
    <style:style style:name="T292_24" style:family="text">
      <style:text-properties fo:font-size="12pt" style:font-size-asian="12pt" style:font-size-complex="12pt"/>
    </style:style>
    <style:style style:name="T292_25" style:family="text">
      <style:text-properties fo:font-size="12pt" style:font-size-asian="12pt" style:font-size-complex="12pt"/>
    </style:style>
    <style:style style:name="T292_26" style:family="text">
      <style:text-properties fo:font-size="12pt" style:font-size-asian="12pt" style:font-size-complex="12pt"/>
    </style:style>
    <style:style style:name="T292_27" style:family="text">
      <style:text-properties fo:font-size="12pt" style:font-size-asian="12pt" style:font-size-complex="12pt"/>
    </style:style>
    <style:style style:name="T292_28" style:family="text">
      <style:text-properties fo:font-size="12pt" style:font-size-asian="12pt" style:font-size-complex="12pt"/>
    </style:style>
    <style:style style:name="T292_29" style:family="text">
      <style:text-properties fo:font-size="12pt" style:font-size-asian="12pt" style:font-size-complex="12pt"/>
    </style:style>
    <style:style style:name="T292_30" style:family="text">
      <style:text-properties fo:font-size="12pt" style:font-size-asian="12pt" style:font-size-complex="12pt"/>
    </style:style>
    <style:style style:name="T292_31" style:family="text">
      <style:text-properties fo:font-size="12pt" style:font-size-asian="12pt" style:font-size-complex="12pt"/>
    </style:style>
    <style:style style:name="T292_32" style:family="text">
      <style:text-properties fo:font-size="12pt" style:font-size-asian="12pt" style:font-size-complex="12pt"/>
    </style:style>
    <style:style style:name="T292_33" style:family="text">
      <style:text-properties fo:font-size="12pt" style:font-size-asian="12pt" style:font-size-complex="12pt"/>
    </style:style>
    <style:style style:name="T292_34" style:family="text">
      <style:text-properties fo:font-size="12pt" style:font-size-asian="12pt" style:font-size-complex="12pt"/>
    </style:style>
    <style:style style:name="T292_35" style:family="text">
      <style:text-properties fo:font-size="12pt" style:font-size-asian="12pt" style:font-size-complex="12pt"/>
    </style:style>
    <style:style style:name="T292_36" style:family="text">
      <style:text-properties fo:font-size="12pt" style:font-size-asian="12pt" style:font-size-complex="12pt"/>
    </style:style>
    <style:style style:name="T292_37" style:family="text">
      <style:text-properties fo:font-size="12pt" style:font-size-asian="12pt" style:font-size-complex="12pt"/>
    </style:style>
    <style:style style:name="T292_38" style:family="text">
      <style:text-properties fo:font-size="12pt" style:font-size-asian="12pt" style:font-size-complex="12pt"/>
    </style:style>
    <style:style style:name="T292_39" style:family="text">
      <style:text-properties fo:font-size="12pt" style:font-size-asian="12pt" style:font-size-complex="12pt"/>
    </style:style>
    <style:style style:name="T292_40" style:family="text">
      <style:text-properties fo:font-size="12pt" style:font-size-asian="12pt" style:font-size-complex="12pt"/>
    </style:style>
    <style:style style:name="T292_41" style:family="text">
      <style:text-properties fo:font-size="12pt" style:font-size-asian="12pt" style:font-size-complex="12pt"/>
    </style:style>
    <style:style style:name="T292_42" style:family="text">
      <style:text-properties fo:font-size="12pt" style:font-size-asian="12pt" style:font-size-complex="12pt"/>
    </style:style>
    <style:style style:name="T292_43" style:family="text">
      <style:text-properties fo:font-size="12pt" style:font-size-asian="12pt" style:font-size-complex="12pt"/>
    </style:style>
    <style:style style:name="T292_44" style:family="text">
      <style:text-properties fo:font-size="12pt" style:font-size-asian="12pt" style:font-size-complex="12pt"/>
    </style:style>
    <style:style style:name="T292_45" style:family="text">
      <style:text-properties fo:font-size="12pt" style:font-size-asian="12pt" style:font-size-complex="12pt"/>
    </style:style>
    <style:style style:name="T292_46" style:family="text">
      <style:text-properties fo:font-size="12pt" style:font-size-asian="12pt" style:font-size-complex="12pt"/>
    </style:style>
    <style:style style:name="T292_47" style:family="text">
      <style:text-properties fo:font-size="12pt" style:font-size-asian="12pt" style:font-size-complex="12pt"/>
    </style:style>
    <style:style style:name="T292_48" style:family="text">
      <style:text-properties fo:font-size="12pt" style:font-size-asian="12pt" style:font-size-complex="12pt"/>
    </style:style>
    <style:style style:name="T292_49" style:family="text">
      <style:text-properties fo:font-size="12pt" style:font-size-asian="12pt" style:font-size-complex="12pt"/>
    </style:style>
    <style:style style:name="T292_50" style:family="text">
      <style:text-properties fo:font-size="12pt" style:font-size-asian="12pt" style:font-size-complex="12pt"/>
    </style:style>
    <style:style style:name="T292_51" style:family="text">
      <style:text-properties fo:font-size="12pt" style:font-size-asian="12pt" style:font-size-complex="12pt"/>
    </style:style>
    <style:style style:name="T292_52" style:family="text">
      <style:text-properties fo:font-size="12pt" style:font-size-asian="12pt" style:font-size-complex="12pt"/>
    </style:style>
    <style:style style:name="T292_53" style:family="text">
      <style:text-properties fo:font-size="12pt" style:font-size-asian="12pt" style:font-size-complex="12pt"/>
    </style:style>
    <style:style style:name="T292_54" style:family="text">
      <style:text-properties fo:font-size="12pt" style:font-size-asian="12pt" style:font-size-complex="12pt"/>
    </style:style>
    <style:style style:name="T292_55" style:family="text">
      <style:text-properties fo:font-size="12pt" style:font-size-asian="12pt" style:font-size-complex="12pt"/>
    </style:style>
    <style:style style:name="T292_56" style:family="text">
      <style:text-properties fo:font-size="12pt" style:font-size-asian="12pt" style:font-size-complex="12pt"/>
    </style:style>
    <style:style style:name="T292_57" style:family="text">
      <style:text-properties fo:font-size="12pt" style:font-size-asian="12pt" style:font-size-complex="12pt"/>
    </style:style>
    <style:style style:name="T292_58" style:family="text">
      <style:text-properties fo:font-size="12pt" style:font-size-asian="12pt" style:font-size-complex="12pt"/>
    </style:style>
    <style:style style:name="T292_59" style:family="text">
      <style:text-properties fo:font-size="12pt" style:font-size-asian="12pt" style:font-size-complex="12pt"/>
    </style:style>
    <style:style style:name="T292_60" style:family="text">
      <style:text-properties fo:font-size="12pt" style:font-size-asian="12pt" style:font-size-complex="12pt"/>
    </style:style>
    <style:style style:name="T292_61" style:family="text">
      <style:text-properties fo:font-size="12pt" style:font-size-asian="12pt" style:font-size-complex="12pt"/>
    </style:style>
    <style:style style:name="T292_62" style:family="text">
      <style:text-properties fo:font-size="12pt" style:font-size-asian="12pt" style:font-size-complex="12pt"/>
    </style:style>
    <style:style style:name="T292_63" style:family="text">
      <style:text-properties fo:font-size="12pt" style:font-size-asian="12pt" style:font-size-complex="12pt"/>
    </style:style>
    <style:style style:name="T292_64" style:family="text">
      <style:text-properties fo:font-size="12pt" style:font-size-asian="12pt" style:font-size-complex="12pt"/>
    </style:style>
    <style:style style:name="T292_65" style:family="text">
      <style:text-properties fo:font-size="12pt" style:font-size-asian="12pt" style:font-size-complex="12pt"/>
    </style:style>
    <style:style style:name="T292_66" style:family="text">
      <style:text-properties fo:font-size="12pt" style:font-size-asian="12pt" style:font-size-complex="12pt"/>
    </style:style>
    <style:style style:name="T292_67" style:family="text">
      <style:text-properties fo:font-size="12pt" style:font-size-asian="12pt" style:font-size-complex="12pt"/>
    </style:style>
    <style:style style:name="T292_68" style:family="text">
      <style:text-properties fo:font-size="12pt" style:font-size-asian="12pt" style:font-size-complex="12pt"/>
    </style:style>
    <style:style style:name="T292_69" style:family="text">
      <style:text-properties fo:font-size="12pt" style:font-size-asian="12pt" style:font-size-complex="12pt"/>
    </style:style>
    <style:style style:name="T292_70" style:family="text">
      <style:text-properties fo:font-size="12pt" style:font-size-asian="12pt" style:font-size-complex="12pt"/>
    </style:style>
    <style:style style:name="T292_71" style:family="text">
      <style:text-properties fo:font-size="12pt" style:font-size-asian="12pt" style:font-size-complex="12pt"/>
    </style:style>
    <style:style style:name="T292_72" style:family="text">
      <style:text-properties fo:font-size="12pt" style:font-size-asian="12pt" style:font-size-complex="12pt"/>
    </style:style>
    <style:style style:name="T292_73" style:family="text">
      <style:text-properties fo:font-size="12pt" style:font-size-asian="12pt" style:font-size-complex="12pt"/>
    </style:style>
    <style:style style:name="T292_74" style:family="text">
      <style:text-properties fo:font-size="12pt" style:font-size-asian="12pt" style:font-size-complex="12pt"/>
    </style:style>
    <style:style style:name="T292_75" style:family="text">
      <style:text-properties fo:font-size="12pt" style:font-size-asian="12pt" style:font-size-complex="12pt"/>
    </style:style>
    <style:style style:name="T292_76" style:family="text">
      <style:text-properties fo:font-size="12pt" style:font-size-asian="12pt" style:font-size-complex="12pt"/>
    </style:style>
    <style:style style:name="T292_77" style:family="text">
      <style:text-properties fo:font-size="12pt" style:font-size-asian="12pt" style:font-size-complex="12pt"/>
    </style:style>
    <style:style style:name="T292_78" style:family="text">
      <style:text-properties fo:font-size="12pt" style:font-size-asian="12pt" style:font-size-complex="12pt"/>
    </style:style>
    <style:style style:name="T292_79" style:family="text">
      <style:text-properties fo:font-size="12pt" style:font-size-asian="12pt" style:font-size-complex="12pt"/>
    </style:style>
    <style:style style:name="T292_80" style:family="text">
      <style:text-properties fo:font-size="12pt" style:font-size-asian="12pt" style:font-size-complex="12pt"/>
    </style:style>
    <style:style style:name="T292_81" style:family="text">
      <style:text-properties fo:font-size="12pt" style:font-size-asian="12pt" style:font-size-complex="12pt"/>
    </style:style>
    <style:style style:name="T292_82" style:family="text">
      <style:text-properties fo:font-size="12pt" style:font-size-asian="12pt" style:font-size-complex="12pt"/>
    </style:style>
    <style:style style:name="T292_83" style:family="text">
      <style:text-properties fo:font-size="12pt" style:font-size-asian="12pt" style:font-size-complex="12pt"/>
    </style:style>
    <style:style style:name="T292_84" style:family="text">
      <style:text-properties fo:font-size="12pt" style:font-size-asian="12pt" style:font-size-complex="12pt"/>
    </style:style>
    <style:style style:name="T292_85" style:family="text">
      <style:text-properties fo:font-size="12pt" style:font-size-asian="12pt" style:font-size-complex="12pt"/>
    </style:style>
    <style:style style:name="T292_86" style:family="text">
      <style:text-properties fo:font-size="12pt" style:font-size-asian="12pt" style:font-size-complex="12pt"/>
    </style:style>
    <style:style style:name="T292_87" style:family="text">
      <style:text-properties fo:font-size="12pt" style:font-size-asian="12pt" style:font-size-complex="12pt"/>
    </style:style>
    <style:style style:name="T292_88" style:family="text">
      <style:text-properties fo:font-size="12pt" style:font-size-asian="12pt" style:font-size-complex="12pt"/>
    </style:style>
    <style:style style:name="T292_89" style:family="text">
      <style:text-properties fo:font-size="12pt" style:font-size-asian="12pt" style:font-size-complex="12pt"/>
    </style:style>
    <style:style style:name="T292_90" style:family="text">
      <style:text-properties fo:font-size="12pt" style:font-size-asian="12pt" style:font-size-complex="12pt"/>
    </style:style>
    <style:style style:name="T292_91" style:family="text">
      <style:text-properties fo:font-size="12pt" style:font-size-asian="12pt" style:font-size-complex="12pt"/>
    </style:style>
    <style:style style:name="T292_92" style:family="text">
      <style:text-properties fo:font-size="12pt" style:font-size-asian="12pt" style:font-size-complex="12pt"/>
    </style:style>
    <style:style style:name="T292_93" style:family="text">
      <style:text-properties fo:font-size="12pt" style:font-size-asian="12pt" style:font-size-complex="12pt"/>
    </style:style>
    <style:style style:name="T292_94" style:family="text">
      <style:text-properties fo:font-size="12pt" style:font-size-asian="12pt" style:font-size-complex="12pt"/>
    </style:style>
    <style:style style:name="T292_95" style:family="text">
      <style:text-properties fo:font-size="12pt" style:font-size-asian="12pt" style:font-size-complex="12pt"/>
    </style:style>
    <style:style style:name="T292_96" style:family="text">
      <style:text-properties fo:font-size="12pt" style:font-size-asian="12pt" style:font-size-complex="12pt"/>
    </style:style>
    <style:style style:name="T292_97" style:family="text">
      <style:text-properties fo:font-size="12pt" style:font-size-asian="12pt" style:font-size-complex="12pt"/>
    </style:style>
    <style:style style:name="T292_98" style:family="text">
      <style:text-properties fo:font-size="12pt" style:font-size-asian="12pt" style:font-size-complex="12pt"/>
    </style:style>
    <style:style style:name="T292_99" style:family="text">
      <style:text-properties fo:font-size="12pt" style:font-size-asian="12pt" style:font-size-complex="12pt"/>
    </style:style>
    <style:style style:name="T292_100" style:family="text">
      <style:text-properties fo:font-size="12pt" style:font-size-asian="12pt" style:font-size-complex="12pt"/>
    </style:style>
    <style:style style:name="T292_101" style:family="text">
      <style:text-properties fo:font-size="12pt" style:font-size-asian="12pt" style:font-size-complex="12pt"/>
    </style:style>
    <style:style style:name="T292_102" style:family="text">
      <style:text-properties fo:font-size="12pt" style:font-size-asian="12pt" style:font-size-complex="12pt"/>
    </style:style>
    <style:style style:name="T292_103" style:family="text">
      <style:text-properties fo:font-size="12pt" style:font-size-asian="12pt" style:font-size-complex="12pt"/>
    </style:style>
    <style:style style:name="T292_104" style:family="text">
      <style:text-properties fo:font-size="12pt" style:font-size-asian="12pt" style:font-size-complex="12pt"/>
    </style:style>
    <style:style style:name="T292_105" style:family="text">
      <style:text-properties fo:font-size="12pt" style:font-size-asian="12pt" style:font-size-complex="12pt"/>
    </style:style>
    <style:style style:name="T292_106" style:family="text">
      <style:text-properties fo:font-size="12pt" style:font-size-asian="12pt" style:font-size-complex="12pt"/>
    </style:style>
    <style:style style:name="T292_107" style:family="text">
      <style:text-properties fo:font-size="12pt" style:font-size-asian="12pt" style:font-size-complex="12pt"/>
    </style:style>
    <style:style style:name="T292_108" style:family="text">
      <style:text-properties fo:font-size="12pt" style:font-size-asian="12pt" style:font-size-complex="12pt"/>
    </style:style>
    <style:style style:name="T292_109" style:family="text">
      <style:text-properties fo:font-size="12pt" style:font-size-asian="12pt" style:font-size-complex="12pt"/>
    </style:style>
    <style:style style:name="T292_110" style:family="text">
      <style:text-properties fo:font-size="12pt" style:font-size-asian="12pt" style:font-size-complex="12pt"/>
    </style:style>
    <style:style style:name="T292_111" style:family="text">
      <style:text-properties fo:font-size="12pt" style:font-size-asian="12pt" style:font-size-complex="12pt"/>
    </style:style>
    <style:style style:name="T292_112" style:family="text">
      <style:text-properties fo:font-size="12pt" style:font-size-asian="12pt" style:font-size-complex="12pt"/>
    </style:style>
    <style:style style:name="T292_113" style:family="text">
      <style:text-properties fo:font-size="12pt" style:font-size-asian="12pt" style:font-size-complex="12pt"/>
    </style:style>
    <style:style style:name="T292_114" style:family="text">
      <style:text-properties fo:font-size="12pt" style:font-size-asian="12pt" style:font-size-complex="12pt"/>
    </style:style>
    <style:style style:name="T292_115" style:family="text">
      <style:text-properties fo:font-size="12pt" style:font-size-asian="12pt" style:font-size-complex="12pt"/>
    </style:style>
    <style:style style:name="T292_116" style:family="text">
      <style:text-properties fo:font-size="12pt" style:font-size-asian="12pt" style:font-size-complex="12pt"/>
    </style:style>
    <style:style style:name="T292_117" style:family="text">
      <style:text-properties fo:font-size="12pt" style:font-size-asian="12pt" style:font-size-complex="12pt"/>
    </style:style>
    <style:style style:name="T292_118" style:family="text">
      <style:text-properties fo:font-size="12pt" style:font-size-asian="12pt" style:font-size-complex="12pt"/>
    </style:style>
    <style:style style:name="T292_119" style:family="text">
      <style:text-properties fo:font-size="12pt" style:font-size-asian="12pt" style:font-size-complex="12pt"/>
    </style:style>
    <style:style style:name="T292_120" style:family="text">
      <style:text-properties fo:font-size="12pt" style:font-size-asian="12pt" style:font-size-complex="12pt"/>
    </style:style>
    <style:style style:name="T292_121" style:family="text">
      <style:text-properties fo:font-size="12pt" style:font-size-asian="12pt" style:font-size-complex="12pt"/>
    </style:style>
    <style:style style:name="T292_122" style:family="text">
      <style:text-properties fo:font-size="12pt" style:font-size-asian="12pt" style:font-size-complex="12pt"/>
    </style:style>
    <style:style style:name="T292_123" style:family="text">
      <style:text-properties fo:font-size="12pt" style:font-size-asian="12pt" style:font-size-complex="12pt"/>
    </style:style>
    <style:style style:name="T292_124" style:family="text">
      <style:text-properties fo:font-size="12pt" style:font-size-asian="12pt" style:font-size-complex="12pt"/>
    </style:style>
    <style:style style:name="T292_125" style:family="text">
      <style:text-properties fo:font-size="12pt" style:font-size-asian="12pt" style:font-size-complex="12pt"/>
    </style:style>
    <style:style style:name="T292_126" style:family="text">
      <style:text-properties fo:font-size="12pt" style:font-size-asian="12pt" style:font-size-complex="12pt"/>
    </style:style>
    <style:style style:name="T292_127" style:family="text">
      <style:text-properties fo:font-size="12pt" style:font-size-asian="12pt" style:font-size-complex="12pt"/>
    </style:style>
    <style:style style:name="T292_128" style:family="text">
      <style:text-properties fo:font-size="12pt" style:font-size-asian="12pt" style:font-size-complex="12pt"/>
    </style:style>
    <style:style style:name="T292_129" style:family="text">
      <style:text-properties fo:font-size="12pt" style:font-size-asian="12pt" style:font-size-complex="12pt"/>
    </style:style>
    <style:style style:name="T292_130" style:family="text">
      <style:text-properties fo:font-size="12pt" style:font-size-asian="12pt" style:font-size-complex="12pt"/>
    </style:style>
    <style:style style:name="T292_131" style:family="text">
      <style:text-properties fo:font-size="12pt" style:font-size-asian="12pt" style:font-size-complex="12pt"/>
    </style:style>
    <style:style style:name="T292_132" style:family="text">
      <style:text-properties fo:font-size="12pt" style:font-size-asian="12pt" style:font-size-complex="12pt"/>
    </style:style>
    <style:style style:name="T292_133" style:family="text">
      <style:text-properties fo:font-size="12pt" style:font-size-asian="12pt" style:font-size-complex="12pt"/>
    </style:style>
    <style:style style:name="T292_134" style:family="text">
      <style:text-properties fo:font-size="12pt" style:font-size-asian="12pt" style:font-size-complex="12pt"/>
    </style:style>
    <style:style style:name="T292_135" style:family="text">
      <style:text-properties fo:font-size="12pt" style:font-size-asian="12pt" style:font-size-complex="12pt"/>
    </style:style>
    <style:style style:name="T292_136" style:family="text">
      <style:text-properties fo:font-size="12pt" style:font-size-asian="12pt" style:font-size-complex="12pt"/>
    </style:style>
    <style:style style:name="T292_137" style:family="text">
      <style:text-properties fo:font-size="12pt" style:font-size-asian="12pt" style:font-size-complex="12pt"/>
    </style:style>
    <style:style style:name="T292_138" style:family="text">
      <style:text-properties fo:font-size="12pt" style:font-size-asian="12pt" style:font-size-complex="12pt"/>
    </style:style>
    <style:style style:name="T292_139" style:family="text">
      <style:text-properties fo:font-size="12pt" style:font-size-asian="12pt" style:font-size-complex="12pt"/>
    </style:style>
    <style:style style:name="T292_140" style:family="text">
      <style:text-properties fo:font-size="12pt" style:font-size-asian="12pt" style:font-size-complex="12pt"/>
    </style:style>
    <style:style style:name="T292_141" style:family="text">
      <style:text-properties fo:font-size="12pt" style:font-size-asian="12pt" style:font-size-complex="12pt"/>
    </style:style>
    <style:style style:name="T292_142" style:family="text">
      <style:text-properties fo:font-size="12pt" style:font-size-asian="12pt" style:font-size-complex="12pt"/>
    </style:style>
    <style:style style:name="T292_143" style:family="text">
      <style:text-properties fo:font-size="12pt" style:font-size-asian="12pt" style:font-size-complex="12pt"/>
    </style:style>
    <style:style style:name="T292_144" style:family="text">
      <style:text-properties fo:font-size="12pt" style:font-size-asian="12pt" style:font-size-complex="12pt"/>
    </style:style>
    <style:style style:name="T292_145" style:family="text">
      <style:text-properties fo:font-size="12pt" style:font-size-asian="12pt" style:font-size-complex="12pt"/>
    </style:style>
    <style:style style:name="T292_146" style:family="text">
      <style:text-properties fo:font-size="12pt" style:font-size-asian="12pt" style:font-size-complex="12pt"/>
    </style:style>
    <style:style style:name="T292_147" style:family="text">
      <style:text-properties fo:font-size="12pt" style:font-size-asian="12pt" style:font-size-complex="12pt"/>
    </style:style>
    <style:style style:name="T292_148" style:family="text">
      <style:text-properties fo:font-size="12pt" style:font-size-asian="12pt" style:font-size-complex="12pt"/>
    </style:style>
    <style:style style:name="T292_149" style:family="text">
      <style:text-properties fo:font-size="12pt" style:font-size-asian="12pt" style:font-size-complex="12pt"/>
    </style:style>
    <style:style style:name="T292_150" style:family="text">
      <style:text-properties fo:font-size="12pt" style:font-size-asian="12pt" style:font-size-complex="12pt"/>
    </style:style>
    <style:style style:name="T292_151" style:family="text">
      <style:text-properties fo:font-size="12pt" style:font-size-asian="12pt" style:font-size-complex="12pt"/>
    </style:style>
    <style:style style:name="T292_152" style:family="text">
      <style:text-properties fo:font-size="12pt" style:font-size-asian="12pt" style:font-size-complex="12pt"/>
    </style:style>
    <style:style style:name="T292_153" style:family="text">
      <style:text-properties fo:font-size="12pt" style:font-size-asian="12pt" style:font-size-complex="12pt"/>
    </style:style>
    <style:style style:name="T292_154" style:family="text">
      <style:text-properties fo:font-size="12pt" style:font-size-asian="12pt" style:font-size-complex="12pt"/>
    </style:style>
    <style:style style:name="T292_155" style:family="text">
      <style:text-properties fo:font-size="12pt" style:font-size-asian="12pt" style:font-size-complex="12pt"/>
    </style:style>
    <style:style style:name="T292_156" style:family="text">
      <style:text-properties fo:font-size="12pt" style:font-size-asian="12pt" style:font-size-complex="12pt"/>
    </style:style>
    <style:style style:name="T292_157" style:family="text">
      <style:text-properties fo:font-size="12pt" style:font-size-asian="12pt" style:font-size-complex="12pt"/>
    </style:style>
    <style:style style:name="T292_158" style:family="text">
      <style:text-properties fo:font-size="12pt" style:font-size-asian="12pt" style:font-size-complex="12pt"/>
    </style:style>
    <style:style style:name="T292_159" style:family="text">
      <style:text-properties fo:font-size="12pt" style:font-size-asian="12pt" style:font-size-complex="12pt"/>
    </style:style>
    <style:style style:name="T292_160" style:family="text">
      <style:text-properties fo:font-size="12pt" style:font-size-asian="12pt" style:font-size-complex="12pt"/>
    </style:style>
    <style:style style:name="T292_161" style:family="text">
      <style:text-properties fo:font-size="12pt" style:font-size-asian="12pt" style:font-size-complex="12pt"/>
    </style:style>
    <style:style style:name="T292_162" style:family="text">
      <style:text-properties fo:font-size="12pt" style:font-size-asian="12pt" style:font-size-complex="12pt"/>
    </style:style>
    <style:style style:name="T292_163" style:family="text">
      <style:text-properties fo:font-size="12pt" style:font-size-asian="12pt" style:font-size-complex="12pt"/>
    </style:style>
    <style:style style:name="T292_164" style:family="text">
      <style:text-properties fo:font-size="12pt" style:font-size-asian="12pt" style:font-size-complex="12pt"/>
    </style:style>
    <style:style style:name="T292_165" style:family="text">
      <style:text-properties fo:font-size="12pt" style:font-size-asian="12pt" style:font-size-complex="12pt"/>
    </style:style>
    <style:style style:name="T292_166" style:family="text">
      <style:text-properties fo:font-size="12pt" style:font-size-asian="12pt" style:font-size-complex="12pt"/>
    </style:style>
    <style:style style:name="T292_167" style:family="text">
      <style:text-properties fo:font-size="12pt" style:font-size-asian="12pt" style:font-size-complex="12pt"/>
    </style:style>
    <style:style style:name="T292_168" style:family="text">
      <style:text-properties fo:font-size="12pt" style:font-size-asian="12pt" style:font-size-complex="12pt"/>
    </style:style>
    <style:style style:name="T292_169" style:family="text">
      <style:text-properties fo:font-size="12pt" style:font-size-asian="12pt" style:font-size-complex="12pt"/>
    </style:style>
    <style:style style:name="T292_170" style:family="text">
      <style:text-properties fo:font-size="12pt" style:font-size-asian="12pt" style:font-size-complex="12pt"/>
    </style:style>
    <style:style style:name="T292_171" style:family="text">
      <style:text-properties fo:font-size="12pt" style:font-size-asian="12pt" style:font-size-complex="12pt"/>
    </style:style>
    <style:style style:name="T292_172" style:family="text">
      <style:text-properties fo:font-size="12pt" style:font-size-asian="12pt" style:font-size-complex="12pt"/>
    </style:style>
    <style:style style:name="T292_173" style:family="text">
      <style:text-properties fo:font-size="12pt" style:font-size-asian="12pt" style:font-size-complex="12pt"/>
    </style:style>
    <style:style style:name="T292_174" style:family="text">
      <style:text-properties fo:font-size="12pt" style:font-size-asian="12pt" style:font-size-complex="12pt"/>
    </style:style>
    <style:style style:name="T292_175" style:family="text">
      <style:text-properties fo:font-size="12pt" style:font-size-asian="12pt" style:font-size-complex="12pt"/>
    </style:style>
    <style:style style:name="T292_176" style:family="text">
      <style:text-properties fo:font-size="12pt" style:font-size-asian="12pt" style:font-size-complex="12pt"/>
    </style:style>
    <style:style style:name="T292_177" style:family="text">
      <style:text-properties fo:font-size="12pt" style:font-size-asian="12pt" style:font-size-complex="12pt"/>
    </style:style>
    <style:style style:name="T292_178" style:family="text">
      <style:text-properties fo:font-size="12pt" style:font-size-asian="12pt" style:font-size-complex="12pt"/>
    </style:style>
    <style:style style:name="T292_179" style:family="text">
      <style:text-properties fo:font-size="12pt" style:font-size-asian="12pt" style:font-size-complex="12pt"/>
    </style:style>
    <style:style style:name="T292_180" style:family="text">
      <style:text-properties fo:font-size="12pt" style:font-size-asian="12pt" style:font-size-complex="12pt"/>
    </style:style>
    <style:style style:name="T292_181" style:family="text">
      <style:text-properties fo:font-size="12pt" style:font-size-asian="12pt" style:font-size-complex="12pt"/>
    </style:style>
    <style:style style:name="T292_182" style:family="text">
      <style:text-properties fo:font-size="12pt" style:font-size-asian="12pt" style:font-size-complex="12pt"/>
    </style:style>
    <style:style style:name="T292_183" style:family="text">
      <style:text-properties fo:font-size="12pt" style:font-size-asian="12pt" style:font-size-complex="12pt"/>
    </style:style>
    <style:style style:name="T292_184" style:family="text">
      <style:text-properties fo:font-size="12pt" style:font-size-asian="12pt" style:font-size-complex="12pt"/>
    </style:style>
    <style:style style:name="T292_185" style:family="text">
      <style:text-properties fo:font-size="12pt" style:font-size-asian="12pt" style:font-size-complex="12pt"/>
    </style:style>
    <style:style style:name="T292_186" style:family="text">
      <style:text-properties fo:font-size="12pt" style:font-size-asian="12pt" style:font-size-complex="12pt"/>
    </style:style>
    <style:style style:name="T292_187" style:family="text">
      <style:text-properties fo:font-size="12pt" style:font-size-asian="12pt" style:font-size-complex="12pt"/>
    </style:style>
    <style:style style:name="T292_188" style:family="text">
      <style:text-properties fo:font-size="12pt" style:font-size-asian="12pt" style:font-size-complex="12pt"/>
    </style:style>
    <style:style style:name="T292_189" style:family="text">
      <style:text-properties fo:font-size="12pt" style:font-size-asian="12pt" style:font-size-complex="12pt"/>
    </style:style>
    <style:style style:name="T292_190" style:family="text">
      <style:text-properties fo:font-size="12pt" style:font-size-asian="12pt" style:font-size-complex="12pt"/>
    </style:style>
    <style:style style:name="T292_191" style:family="text">
      <style:text-properties fo:font-size="12pt" style:font-size-asian="12pt" style:font-size-complex="12pt"/>
    </style:style>
    <style:style style:name="T292_192" style:family="text">
      <style:text-properties fo:font-size="12pt" style:font-size-asian="12pt" style:font-size-complex="12pt"/>
    </style:style>
    <style:style style:name="T292_193" style:family="text">
      <style:text-properties fo:font-size="12pt" style:font-size-asian="12pt" style:font-size-complex="12pt"/>
    </style:style>
    <style:style style:name="T292_194" style:family="text">
      <style:text-properties fo:font-size="12pt" style:font-size-asian="12pt" style:font-size-complex="12pt"/>
    </style:style>
    <style:style style:name="T292_195" style:family="text">
      <style:text-properties fo:font-size="12pt" style:font-size-asian="12pt" style:font-size-complex="12pt"/>
    </style:style>
    <style:style style:name="T292_196" style:family="text">
      <style:text-properties fo:font-size="12pt" style:font-size-asian="12pt" style:font-size-complex="12pt"/>
    </style:style>
    <style:style style:name="T292_197" style:family="text">
      <style:text-properties fo:font-size="12pt" style:font-size-asian="12pt" style:font-size-complex="12pt"/>
    </style:style>
    <style:style style:name="T292_198" style:family="text">
      <style:text-properties fo:font-size="12pt" style:font-size-asian="12pt" style:font-size-complex="12pt"/>
    </style:style>
    <style:style style:name="T292_199" style:family="text">
      <style:text-properties fo:font-size="12pt" style:font-size-asian="12pt" style:font-size-complex="12pt"/>
    </style:style>
    <style:style style:name="T292_200" style:family="text">
      <style:text-properties fo:font-size="12pt" style:font-size-asian="12pt" style:font-size-complex="12pt"/>
    </style:style>
    <style:style style:name="T292_201" style:family="text">
      <style:text-properties fo:font-size="12pt" style:font-size-asian="12pt" style:font-size-complex="12pt"/>
    </style:style>
    <style:style style:name="T292_202" style:family="text">
      <style:text-properties fo:font-size="12pt" style:font-size-asian="12pt" style:font-size-complex="12pt"/>
    </style:style>
    <style:style style:name="T292_203" style:family="text">
      <style:text-properties fo:font-size="12pt" style:font-size-asian="12pt" style:font-size-complex="12pt"/>
    </style:style>
    <style:style style:name="T292_204" style:family="text">
      <style:text-properties fo:font-size="12pt" style:font-size-asian="12pt" style:font-size-complex="12pt"/>
    </style:style>
    <style:style style:name="T292_205" style:family="text">
      <style:text-properties fo:font-size="12pt" style:font-size-asian="12pt" style:font-size-complex="12pt"/>
    </style:style>
    <style:style style:name="T292_206" style:family="text">
      <style:text-properties fo:font-size="12pt" style:font-size-asian="12pt" style:font-size-complex="12pt"/>
    </style:style>
    <style:style style:name="T292_207" style:family="text">
      <style:text-properties fo:font-size="12pt" style:font-size-asian="12pt" style:font-size-complex="12pt"/>
    </style:style>
    <style:style style:name="T292_208" style:family="text">
      <style:text-properties fo:font-size="12pt" style:font-size-asian="12pt" style:font-size-complex="12pt"/>
    </style:style>
    <style:style style:name="T292_209" style:family="text">
      <style:text-properties fo:font-size="12pt" style:font-size-asian="12pt" style:font-size-complex="12pt"/>
    </style:style>
    <style:style style:name="T292_210" style:family="text">
      <style:text-properties fo:font-size="12pt" style:font-size-asian="12pt" style:font-size-complex="12pt"/>
    </style:style>
    <style:style style:name="T292_211" style:family="text">
      <style:text-properties fo:font-size="12pt" style:font-size-asian="12pt" style:font-size-complex="12pt"/>
    </style:style>
    <style:style style:name="T292_212" style:family="text">
      <style:text-properties fo:font-size="12pt" style:font-size-asian="12pt" style:font-size-complex="12pt"/>
    </style:style>
    <style:style style:name="T292_213" style:family="text">
      <style:text-properties fo:font-size="12pt" style:font-size-asian="12pt" style:font-size-complex="12pt"/>
    </style:style>
    <style:style style:name="T292_214" style:family="text">
      <style:text-properties fo:font-size="12pt" style:font-size-asian="12pt" style:font-size-complex="12pt"/>
    </style:style>
    <style:style style:name="T292_215" style:family="text">
      <style:text-properties fo:font-size="12pt" style:font-size-asian="12pt" style:font-size-complex="12pt"/>
    </style:style>
    <style:style style:name="T292_216" style:family="text">
      <style:text-properties fo:font-size="12pt" style:font-size-asian="12pt" style:font-size-complex="12pt"/>
    </style:style>
    <style:style style:name="T292_217" style:family="text">
      <style:text-properties fo:font-size="12pt" style:font-size-asian="12pt" style:font-size-complex="12pt"/>
    </style:style>
    <style:style style:name="T292_218" style:family="text">
      <style:text-properties fo:font-size="12pt" style:font-size-asian="12pt" style:font-size-complex="12pt"/>
    </style:style>
    <style:style style:name="T292_219" style:family="text">
      <style:text-properties fo:font-size="12pt" style:font-size-asian="12pt" style:font-size-complex="12pt"/>
    </style:style>
    <style:style style:name="T292_220" style:family="text">
      <style:text-properties fo:font-size="12pt" style:font-size-asian="12pt" style:font-size-complex="12pt"/>
    </style:style>
    <style:style style:name="T292_221" style:family="text">
      <style:text-properties fo:font-size="12pt" style:font-size-asian="12pt" style:font-size-complex="12pt"/>
    </style:style>
    <style:style style:name="T292_222" style:family="text">
      <style:text-properties fo:font-size="12pt" style:font-size-asian="12pt" style:font-size-complex="12pt"/>
    </style:style>
    <style:style style:name="T292_223" style:family="text">
      <style:text-properties fo:font-size="12pt" style:font-size-asian="12pt" style:font-size-complex="12pt"/>
    </style:style>
    <style:style style:name="T292_224" style:family="text">
      <style:text-properties fo:font-size="12pt" style:font-size-asian="12pt" style:font-size-complex="12pt"/>
    </style:style>
    <style:style style:name="T292_225" style:family="text">
      <style:text-properties fo:font-size="12pt" style:font-size-asian="12pt" style:font-size-complex="12pt"/>
    </style:style>
    <style:style style:name="T292_226" style:family="text">
      <style:text-properties fo:font-size="12pt" style:font-size-asian="12pt" style:font-size-complex="12pt"/>
    </style:style>
    <style:style style:name="T292_227" style:family="text">
      <style:text-properties fo:font-size="12pt" style:font-size-asian="12pt" style:font-size-complex="12pt"/>
    </style:style>
    <style:style style:name="T292_228" style:family="text">
      <style:text-properties fo:font-size="12pt" style:font-size-asian="12pt" style:font-size-complex="12pt"/>
    </style:style>
    <style:style style:name="T292_229" style:family="text">
      <style:text-properties fo:font-size="12pt" style:font-size-asian="12pt" style:font-size-complex="12pt"/>
    </style:style>
    <style:style style:name="T292_230" style:family="text">
      <style:text-properties fo:font-size="12pt" style:font-size-asian="12pt" style:font-size-complex="12pt"/>
    </style:style>
    <style:style style:name="T292_231" style:family="text">
      <style:text-properties fo:font-size="12pt" style:font-size-asian="12pt" style:font-size-complex="12pt"/>
    </style:style>
    <style:style style:name="T292_232" style:family="text">
      <style:text-properties fo:font-size="12pt" style:font-size-asian="12pt" style:font-size-complex="12pt"/>
    </style:style>
    <style:style style:name="T292_233" style:family="text">
      <style:text-properties fo:font-size="12pt" style:font-size-asian="12pt" style:font-size-complex="12pt"/>
    </style:style>
    <style:style style:name="T292_234" style:family="text">
      <style:text-properties fo:font-size="12pt" style:font-size-asian="12pt" style:font-size-complex="12pt"/>
    </style:style>
    <style:style style:name="T292_235" style:family="text">
      <style:text-properties fo:font-size="12pt" style:font-size-asian="12pt" style:font-size-complex="12pt"/>
    </style:style>
    <style:style style:name="T292_236" style:family="text">
      <style:text-properties fo:font-size="12pt" style:font-size-asian="12pt" style:font-size-complex="12pt"/>
    </style:style>
    <style:style style:name="T292_237" style:family="text">
      <style:text-properties fo:font-size="12pt" style:font-size-asian="12pt" style:font-size-complex="12pt"/>
    </style:style>
    <style:style style:name="T292_238" style:family="text">
      <style:text-properties fo:font-size="12pt" style:font-size-asian="12pt" style:font-size-complex="12pt"/>
    </style:style>
    <style:style style:name="T292_239" style:family="text">
      <style:text-properties fo:font-size="12pt" style:font-size-asian="12pt" style:font-size-complex="12pt"/>
    </style:style>
    <style:style style:name="T292_240" style:family="text">
      <style:text-properties fo:font-size="12pt" style:font-size-asian="12pt" style:font-size-complex="12pt"/>
    </style:style>
    <style:style style:name="T292_241" style:family="text">
      <style:text-properties fo:font-size="12pt" style:font-size-asian="12pt" style:font-size-complex="12pt"/>
    </style:style>
    <style:style style:name="T292_242" style:family="text">
      <style:text-properties fo:font-size="12pt" style:font-size-asian="12pt" style:font-size-complex="12pt"/>
    </style:style>
    <style:style style:name="T292_243" style:family="text">
      <style:text-properties fo:font-size="12pt" style:font-size-asian="12pt" style:font-size-complex="12pt"/>
    </style:style>
    <style:style style:name="T292_244" style:family="text">
      <style:text-properties fo:font-size="12pt" style:font-size-asian="12pt" style:font-size-complex="12pt"/>
    </style:style>
    <style:style style:name="T292_245" style:family="text">
      <style:text-properties fo:font-size="12pt" style:font-size-asian="12pt" style:font-size-complex="12pt"/>
    </style:style>
    <style:style style:name="P293" style:family="paragraph" style:parent-style-name="Standard">
      <style:paragraph-properties fo:text-align="justify" fo:break-before="auto" fo:line-height="120%" fo:margin-bottom="0.247cm" style:writing-mode="lr-tb"/>
    </style:style>
    <style:style style:name="T293_1" style:family="text">
      <style:text-properties fo:font-size="12pt" style:font-size-asian="12pt" style:font-size-complex="12pt"/>
    </style:style>
    <style:style style:name="T293_2" style:family="text">
      <style:text-properties fo:font-size="12pt" style:font-size-asian="12pt" style:font-size-complex="12pt"/>
    </style:style>
    <style:style style:name="T293_3" style:family="text">
      <style:text-properties fo:font-size="12pt" style:font-size-asian="12pt" style:font-size-complex="12pt"/>
    </style:style>
    <style:style style:name="T293_4" style:family="text">
      <style:text-properties fo:font-size="12pt" style:font-size-asian="12pt" style:font-size-complex="12pt"/>
    </style:style>
    <style:style style:name="T293_5" style:family="text">
      <style:text-properties fo:font-size="12pt" style:font-size-asian="12pt" style:font-size-complex="12pt"/>
    </style:style>
    <style:style style:name="T293_6" style:family="text">
      <style:text-properties fo:font-size="12pt" style:font-size-asian="12pt" style:font-size-complex="12pt"/>
    </style:style>
    <style:style style:name="T293_7" style:family="text">
      <style:text-properties fo:font-size="12pt" style:font-size-asian="12pt" style:font-size-complex="12pt"/>
    </style:style>
    <style:style style:name="T293_8" style:family="text">
      <style:text-properties fo:font-size="12pt" style:font-size-asian="12pt" style:font-size-complex="12pt"/>
    </style:style>
    <style:style style:name="T293_9" style:family="text">
      <style:text-properties fo:font-size="12pt" style:font-size-asian="12pt" style:font-size-complex="12pt"/>
    </style:style>
    <style:style style:name="T293_10" style:family="text">
      <style:text-properties fo:font-size="12pt" style:font-size-asian="12pt" style:font-size-complex="12pt"/>
    </style:style>
    <style:style style:name="T293_11" style:family="text">
      <style:text-properties fo:font-size="12pt" style:font-size-asian="12pt" style:font-size-complex="12pt"/>
    </style:style>
    <style:style style:name="T293_12" style:family="text">
      <style:text-properties fo:font-size="12pt" style:font-size-asian="12pt" style:font-size-complex="12pt"/>
    </style:style>
    <style:style style:name="T293_13" style:family="text">
      <style:text-properties fo:font-size="12pt" style:font-size-asian="12pt" style:font-size-complex="12pt"/>
    </style:style>
    <style:style style:name="T293_14" style:family="text">
      <style:text-properties fo:font-size="12pt" style:font-size-asian="12pt" style:font-size-complex="12pt"/>
    </style:style>
    <style:style style:name="T293_15" style:family="text">
      <style:text-properties fo:font-size="12pt" style:font-size-asian="12pt" style:font-size-complex="12pt"/>
    </style:style>
    <style:style style:name="T293_16" style:family="text">
      <style:text-properties fo:font-size="12pt" style:font-size-asian="12pt" style:font-size-complex="12pt"/>
    </style:style>
    <style:style style:name="T293_17" style:family="text">
      <style:text-properties fo:font-size="12pt" style:font-size-asian="12pt" style:font-size-complex="12pt"/>
    </style:style>
    <style:style style:name="T293_18" style:family="text">
      <style:text-properties fo:font-size="12pt" style:font-size-asian="12pt" style:font-size-complex="12pt"/>
    </style:style>
    <style:style style:name="T293_19" style:family="text">
      <style:text-properties fo:font-size="12pt" style:font-size-asian="12pt" style:font-size-complex="12pt"/>
    </style:style>
    <style:style style:name="T293_20" style:family="text">
      <style:text-properties fo:font-size="12pt" style:font-size-asian="12pt" style:font-size-complex="12pt"/>
    </style:style>
    <style:style style:name="T293_21" style:family="text">
      <style:text-properties fo:font-size="12pt" style:font-size-asian="12pt" style:font-size-complex="12pt"/>
    </style:style>
    <style:style style:name="T293_22" style:family="text">
      <style:text-properties fo:font-size="12pt" style:font-size-asian="12pt" style:font-size-complex="12pt"/>
    </style:style>
    <style:style style:name="T293_23" style:family="text">
      <style:text-properties fo:font-size="12pt" style:font-size-asian="12pt" style:font-size-complex="12pt"/>
    </style:style>
    <style:style style:name="T293_24" style:family="text">
      <style:text-properties fo:font-size="12pt" style:font-size-asian="12pt" style:font-size-complex="12pt"/>
    </style:style>
    <style:style style:name="T293_25" style:family="text">
      <style:text-properties fo:font-size="12pt" style:font-size-asian="12pt" style:font-size-complex="12pt"/>
    </style:style>
    <style:style style:name="T293_26" style:family="text">
      <style:text-properties fo:font-size="12pt" style:font-size-asian="12pt" style:font-size-complex="12pt"/>
    </style:style>
    <style:style style:name="T293_27" style:family="text">
      <style:text-properties fo:font-size="12pt" style:font-size-asian="12pt" style:font-size-complex="12pt"/>
    </style:style>
    <style:style style:name="T293_28" style:family="text">
      <style:text-properties fo:font-size="12pt" style:font-size-asian="12pt" style:font-size-complex="12pt"/>
    </style:style>
    <style:style style:name="T293_29" style:family="text">
      <style:text-properties fo:font-size="12pt" style:font-size-asian="12pt" style:font-size-complex="12pt"/>
    </style:style>
    <style:style style:name="T293_30" style:family="text">
      <style:text-properties fo:font-size="12pt" style:font-size-asian="12pt" style:font-size-complex="12pt"/>
    </style:style>
    <style:style style:name="T293_31" style:family="text">
      <style:text-properties fo:font-size="12pt" style:font-size-asian="12pt" style:font-size-complex="12pt"/>
    </style:style>
    <style:style style:name="T293_32" style:family="text">
      <style:text-properties fo:font-size="12pt" style:font-size-asian="12pt" style:font-size-complex="12pt"/>
    </style:style>
    <style:style style:name="T293_33" style:family="text">
      <style:text-properties fo:font-size="12pt" style:font-size-asian="12pt" style:font-size-complex="12pt"/>
    </style:style>
    <style:style style:name="T293_34" style:family="text">
      <style:text-properties fo:font-size="12pt" style:font-size-asian="12pt" style:font-size-complex="12pt"/>
    </style:style>
    <style:style style:name="T293_35" style:family="text">
      <style:text-properties fo:font-size="12pt" style:font-size-asian="12pt" style:font-size-complex="12pt"/>
    </style:style>
    <style:style style:name="T293_36" style:family="text">
      <style:text-properties fo:font-size="12pt" style:font-size-asian="12pt" style:font-size-complex="12pt"/>
    </style:style>
    <style:style style:name="T293_37" style:family="text">
      <style:text-properties fo:font-size="12pt" style:font-size-asian="12pt" style:font-size-complex="12pt"/>
    </style:style>
    <style:style style:name="T293_38" style:family="text">
      <style:text-properties fo:font-size="12pt" style:font-size-asian="12pt" style:font-size-complex="12pt"/>
    </style:style>
    <style:style style:name="T293_39" style:family="text">
      <style:text-properties fo:font-size="12pt" style:font-size-asian="12pt" style:font-size-complex="12pt"/>
    </style:style>
    <style:style style:name="T293_40" style:family="text">
      <style:text-properties fo:font-size="12pt" style:font-size-asian="12pt" style:font-size-complex="12pt"/>
    </style:style>
    <style:style style:name="T293_41" style:family="text">
      <style:text-properties fo:font-size="12pt" style:font-size-asian="12pt" style:font-size-complex="12pt"/>
    </style:style>
    <style:style style:name="T293_42" style:family="text">
      <style:text-properties fo:font-size="12pt" style:font-size-asian="12pt" style:font-size-complex="12pt"/>
    </style:style>
    <style:style style:name="T293_43" style:family="text">
      <style:text-properties fo:font-size="12pt" style:font-size-asian="12pt" style:font-size-complex="12pt"/>
    </style:style>
    <style:style style:name="T293_44" style:family="text">
      <style:text-properties fo:font-size="12pt" style:font-size-asian="12pt" style:font-size-complex="12pt"/>
    </style:style>
    <style:style style:name="T293_45" style:family="text">
      <style:text-properties fo:font-size="12pt" style:font-size-asian="12pt" style:font-size-complex="12pt"/>
    </style:style>
    <style:style style:name="T293_46" style:family="text">
      <style:text-properties fo:font-size="12pt" style:font-size-asian="12pt" style:font-size-complex="12pt"/>
    </style:style>
    <style:style style:name="T293_47" style:family="text">
      <style:text-properties fo:font-size="12pt" style:font-size-asian="12pt" style:font-size-complex="12pt"/>
    </style:style>
    <style:style style:name="T293_48" style:family="text">
      <style:text-properties fo:font-size="12pt" style:font-size-asian="12pt" style:font-size-complex="12pt"/>
    </style:style>
    <style:style style:name="T293_49" style:family="text">
      <style:text-properties fo:font-size="12pt" style:font-size-asian="12pt" style:font-size-complex="12pt"/>
    </style:style>
    <style:style style:name="T293_50" style:family="text">
      <style:text-properties fo:font-size="12pt" style:font-size-asian="12pt" style:font-size-complex="12pt"/>
    </style:style>
    <style:style style:name="T293_51" style:family="text">
      <style:text-properties fo:font-size="12pt" style:font-size-asian="12pt" style:font-size-complex="12pt"/>
    </style:style>
    <style:style style:name="T293_52" style:family="text">
      <style:text-properties fo:font-size="12pt" style:font-size-asian="12pt" style:font-size-complex="12pt"/>
    </style:style>
    <style:style style:name="T293_53" style:family="text">
      <style:text-properties fo:font-size="12pt" style:font-size-asian="12pt" style:font-size-complex="12pt"/>
    </style:style>
    <style:style style:name="T293_54" style:family="text">
      <style:text-properties fo:font-size="12pt" style:font-size-asian="12pt" style:font-size-complex="12pt"/>
    </style:style>
    <style:style style:name="T293_55" style:family="text">
      <style:text-properties fo:font-size="12pt" style:font-size-asian="12pt" style:font-size-complex="12pt"/>
    </style:style>
    <style:style style:name="T293_56" style:family="text">
      <style:text-properties fo:font-size="12pt" style:font-size-asian="12pt" style:font-size-complex="12pt"/>
    </style:style>
    <style:style style:name="T293_57" style:family="text">
      <style:text-properties fo:font-size="12pt" style:font-size-asian="12pt" style:font-size-complex="12pt"/>
    </style:style>
    <style:style style:name="T293_58" style:family="text">
      <style:text-properties fo:font-size="12pt" style:font-size-asian="12pt" style:font-size-complex="12pt"/>
    </style:style>
    <style:style style:name="T293_59" style:family="text">
      <style:text-properties fo:font-size="12pt" style:font-size-asian="12pt" style:font-size-complex="12pt"/>
    </style:style>
    <style:style style:name="T293_60" style:family="text">
      <style:text-properties fo:font-size="12pt" style:font-size-asian="12pt" style:font-size-complex="12pt"/>
    </style:style>
    <style:style style:name="T293_61" style:family="text">
      <style:text-properties fo:font-size="12pt" style:font-size-asian="12pt" style:font-size-complex="12pt"/>
    </style:style>
    <style:style style:name="T293_62" style:family="text">
      <style:text-properties fo:font-size="12pt" style:font-size-asian="12pt" style:font-size-complex="12pt"/>
    </style:style>
    <style:style style:name="T293_63" style:family="text">
      <style:text-properties fo:font-size="12pt" style:font-size-asian="12pt" style:font-size-complex="12pt"/>
    </style:style>
    <style:style style:name="T293_64" style:family="text">
      <style:text-properties fo:font-size="12pt" style:font-size-asian="12pt" style:font-size-complex="12pt"/>
    </style:style>
    <style:style style:name="T293_65" style:family="text">
      <style:text-properties fo:font-size="12pt" style:font-size-asian="12pt" style:font-size-complex="12pt"/>
    </style:style>
    <style:style style:name="T293_66" style:family="text">
      <style:text-properties fo:font-size="12pt" style:font-size-asian="12pt" style:font-size-complex="12pt"/>
    </style:style>
    <style:style style:name="T293_67" style:family="text">
      <style:text-properties fo:font-size="12pt" style:font-size-asian="12pt" style:font-size-complex="12pt"/>
    </style:style>
    <style:style style:name="T293_68" style:family="text">
      <style:text-properties fo:font-size="12pt" style:font-size-asian="12pt" style:font-size-complex="12pt"/>
    </style:style>
    <style:style style:name="T293_69" style:family="text">
      <style:text-properties fo:font-size="12pt" style:font-size-asian="12pt" style:font-size-complex="12pt"/>
    </style:style>
    <style:style style:name="T293_70" style:family="text">
      <style:text-properties fo:font-size="12pt" style:font-size-asian="12pt" style:font-size-complex="12pt"/>
    </style:style>
    <style:style style:name="T293_71" style:family="text">
      <style:text-properties fo:font-size="12pt" style:font-size-asian="12pt" style:font-size-complex="12pt"/>
    </style:style>
    <style:style style:name="T293_72" style:family="text">
      <style:text-properties fo:font-size="12pt" style:font-size-asian="12pt" style:font-size-complex="12pt"/>
    </style:style>
    <style:style style:name="T293_73" style:family="text">
      <style:text-properties fo:font-size="12pt" style:font-size-asian="12pt" style:font-size-complex="12pt"/>
    </style:style>
    <style:style style:name="T293_74" style:family="text">
      <style:text-properties fo:font-size="12pt" style:font-size-asian="12pt" style:font-size-complex="12pt"/>
    </style:style>
    <style:style style:name="T293_75" style:family="text">
      <style:text-properties fo:font-size="12pt" style:font-size-asian="12pt" style:font-size-complex="12pt"/>
    </style:style>
    <style:style style:name="T293_76" style:family="text">
      <style:text-properties fo:font-size="12pt" style:font-size-asian="12pt" style:font-size-complex="12pt"/>
    </style:style>
    <style:style style:name="T293_77" style:family="text">
      <style:text-properties fo:font-size="12pt" style:font-size-asian="12pt" style:font-size-complex="12pt"/>
    </style:style>
    <style:style style:name="T293_78" style:family="text">
      <style:text-properties fo:font-size="12pt" style:font-size-asian="12pt" style:font-size-complex="12pt"/>
    </style:style>
    <style:style style:name="T293_79" style:family="text">
      <style:text-properties fo:font-size="12pt" style:font-size-asian="12pt" style:font-size-complex="12pt"/>
    </style:style>
    <style:style style:name="T293_80" style:family="text">
      <style:text-properties fo:font-size="12pt" style:font-size-asian="12pt" style:font-size-complex="12pt"/>
    </style:style>
    <style:style style:name="T293_81" style:family="text">
      <style:text-properties fo:font-size="12pt" style:font-size-asian="12pt" style:font-size-complex="12pt"/>
    </style:style>
    <style:style style:name="T293_82" style:family="text">
      <style:text-properties fo:font-size="12pt" style:font-size-asian="12pt" style:font-size-complex="12pt"/>
    </style:style>
    <style:style style:name="T293_83" style:family="text">
      <style:text-properties fo:font-size="12pt" style:font-size-asian="12pt" style:font-size-complex="12pt"/>
    </style:style>
    <style:style style:name="T293_84" style:family="text">
      <style:text-properties fo:font-size="12pt" style:font-size-asian="12pt" style:font-size-complex="12pt"/>
    </style:style>
    <style:style style:name="T293_85" style:family="text">
      <style:text-properties fo:font-size="12pt" style:font-size-asian="12pt" style:font-size-complex="12pt"/>
    </style:style>
    <style:style style:name="T293_86" style:family="text">
      <style:text-properties fo:font-size="12pt" style:font-size-asian="12pt" style:font-size-complex="12pt"/>
    </style:style>
    <style:style style:name="T293_87" style:family="text">
      <style:text-properties fo:font-size="12pt" style:font-size-asian="12pt" style:font-size-complex="12pt"/>
    </style:style>
    <style:style style:name="T293_88" style:family="text">
      <style:text-properties fo:font-size="12pt" style:font-size-asian="12pt" style:font-size-complex="12pt"/>
    </style:style>
    <style:style style:name="T293_89" style:family="text">
      <style:text-properties fo:font-size="12pt" style:font-size-asian="12pt" style:font-size-complex="12pt"/>
    </style:style>
    <style:style style:name="T293_90" style:family="text">
      <style:text-properties fo:font-size="12pt" style:font-size-asian="12pt" style:font-size-complex="12pt"/>
    </style:style>
    <style:style style:name="T293_91" style:family="text">
      <style:text-properties fo:font-size="12pt" style:font-size-asian="12pt" style:font-size-complex="12pt"/>
    </style:style>
    <style:style style:name="T293_92" style:family="text">
      <style:text-properties fo:font-size="12pt" style:font-size-asian="12pt" style:font-size-complex="12pt"/>
    </style:style>
    <style:style style:name="T293_93" style:family="text">
      <style:text-properties fo:font-size="12pt" style:font-size-asian="12pt" style:font-size-complex="12pt"/>
    </style:style>
    <style:style style:name="T293_94" style:family="text">
      <style:text-properties fo:font-size="12pt" style:font-size-asian="12pt" style:font-size-complex="12pt"/>
    </style:style>
    <style:style style:name="T293_95" style:family="text">
      <style:text-properties fo:font-size="12pt" style:font-size-asian="12pt" style:font-size-complex="12pt"/>
    </style:style>
    <style:style style:name="T293_96" style:family="text">
      <style:text-properties fo:font-size="12pt" style:font-size-asian="12pt" style:font-size-complex="12pt"/>
    </style:style>
    <style:style style:name="T293_97" style:family="text">
      <style:text-properties fo:font-size="12pt" style:font-size-asian="12pt" style:font-size-complex="12pt"/>
    </style:style>
    <style:style style:name="T293_98" style:family="text">
      <style:text-properties fo:font-size="12pt" style:font-size-asian="12pt" style:font-size-complex="12pt"/>
    </style:style>
    <style:style style:name="T293_99" style:family="text">
      <style:text-properties fo:font-size="12pt" style:font-size-asian="12pt" style:font-size-complex="12pt"/>
    </style:style>
    <style:style style:name="T293_100" style:family="text">
      <style:text-properties fo:font-size="12pt" style:font-size-asian="12pt" style:font-size-complex="12pt"/>
    </style:style>
    <style:style style:name="T293_101" style:family="text">
      <style:text-properties fo:font-size="12pt" style:font-size-asian="12pt" style:font-size-complex="12pt"/>
    </style:style>
    <style:style style:name="T293_102" style:family="text">
      <style:text-properties fo:font-size="12pt" style:font-size-asian="12pt" style:font-size-complex="12pt"/>
    </style:style>
    <style:style style:name="T293_103" style:family="text">
      <style:text-properties fo:font-size="12pt" style:font-size-asian="12pt" style:font-size-complex="12pt"/>
    </style:style>
    <style:style style:name="T293_104" style:family="text">
      <style:text-properties fo:font-size="12pt" style:font-size-asian="12pt" style:font-size-complex="12pt"/>
    </style:style>
    <style:style style:name="T293_105" style:family="text">
      <style:text-properties fo:font-size="12pt" style:font-size-asian="12pt" style:font-size-complex="12pt"/>
    </style:style>
    <style:style style:name="T293_106" style:family="text">
      <style:text-properties fo:font-size="12pt" style:font-size-asian="12pt" style:font-size-complex="12pt"/>
    </style:style>
    <style:style style:name="T293_107" style:family="text">
      <style:text-properties fo:font-size="12pt" style:font-size-asian="12pt" style:font-size-complex="12pt"/>
    </style:style>
    <style:style style:name="T293_108" style:family="text">
      <style:text-properties fo:font-size="12pt" style:font-size-asian="12pt" style:font-size-complex="12pt"/>
    </style:style>
    <style:style style:name="T293_109" style:family="text">
      <style:text-properties fo:font-size="12pt" style:font-size-asian="12pt" style:font-size-complex="12pt"/>
    </style:style>
    <style:style style:name="T293_110" style:family="text">
      <style:text-properties fo:font-size="12pt" style:font-size-asian="12pt" style:font-size-complex="12pt"/>
    </style:style>
    <style:style style:name="T293_111" style:family="text">
      <style:text-properties fo:font-size="12pt" style:font-size-asian="12pt" style:font-size-complex="12pt"/>
    </style:style>
    <style:style style:name="T293_112" style:family="text">
      <style:text-properties fo:font-size="12pt" style:font-size-asian="12pt" style:font-size-complex="12pt"/>
    </style:style>
    <style:style style:name="T293_113" style:family="text">
      <style:text-properties fo:font-size="12pt" style:font-size-asian="12pt" style:font-size-complex="12pt"/>
    </style:style>
    <style:style style:name="T293_114" style:family="text">
      <style:text-properties fo:font-size="12pt" style:font-size-asian="12pt" style:font-size-complex="12pt"/>
    </style:style>
    <style:style style:name="T293_115" style:family="text">
      <style:text-properties fo:font-size="12pt" style:font-size-asian="12pt" style:font-size-complex="12pt"/>
    </style:style>
    <style:style style:name="P294" style:family="paragraph" style:parent-style-name="Standard">
      <style:paragraph-properties fo:text-align="justify" fo:break-before="auto" fo:text-indent="1.249cm" fo:line-height="105%" fo:margin-bottom="0.282cm" style:writing-mode="lr-tb"/>
    </style:style>
    <style:style style:name="P295" style:family="paragraph" style:parent-style-name="Heading_20_2">
      <style:paragraph-properties fo:break-before="auto" fo:line-height="115%" style:writing-mode="lr-tb"/>
    </style:style>
    <style:style style:name="T295_1" style:family="text"/>
    <style:style style:name="T295_2" style:family="text"/>
    <style:style style:name="T295_3" style:family="text"/>
    <style:style style:name="T295_4" style:family="text"/>
    <style:style style:name="T295_5" style:family="text"/>
    <style:style style:name="T295_6" style:family="text"/>
    <style:style style:name="P296" style:family="paragraph" style:parent-style-name="Standard">
      <style:paragraph-properties fo:break-before="auto" fo:line-height="115%" style:writing-mode="lr-tb"/>
    </style:style>
    <style:style style:name="P297" style:family="paragraph" style:parent-style-name="Heading_20_2">
      <style:paragraph-properties fo:break-before="auto" fo:line-height="115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P298" style:family="paragraph" style:parent-style-name="Heading_20_2">
      <style:paragraph-properties fo:break-before="auto" fo:line-height="115%" style:writing-mode="lr-tb"/>
    </style:style>
    <style:style style:name="T298_1" style:family="text"/>
    <style:style style:name="T298_2" style:family="text"/>
    <style:style style:name="T298_3" style:family="text"/>
    <style:style style:name="T298_4" style:family="text"/>
    <style:style style:name="P299" style:family="paragraph" style:parent-style-name="Heading_20_2">
      <style:paragraph-properties fo:break-before="auto" fo:line-height="115%" style:writing-mode="lr-tb"/>
    </style:style>
    <style:style style:name="T299_1" style:family="text"/>
    <style:style style:name="T299_2" style:family="text"/>
    <style:style style:name="T299_3" style:family="text"/>
    <style:style style:name="T299_4" style:family="text"/>
    <style:style style:name="T299_5" style:family="text"/>
    <style:style style:name="T299_6" style:family="text"/>
    <style:style style:name="P300" style:family="paragraph" style:parent-style-name="Standard">
      <style:paragraph-properties fo:text-align="justify" fo:break-before="auto" fo:line-height="115%" style:writing-mode="lr-tb"/>
    </style:style>
    <style:style style:name="P301" style:family="paragraph" style:parent-style-name="Standard">
      <style:paragraph-properties fo:break-before="auto" fo:line-height="115%" style:writing-mode="lr-tb"/>
    </style:style>
    <style:style style:name="P302" style:family="paragraph" style:parent-style-name="Heading_20_1">
      <style:paragraph-properties fo:text-align="justify" fo:break-before="auto" fo:line-height="115%" style:writing-mode="lr-tb"/>
    </style:style>
    <style:style style:name="P303" style:family="paragraph" style:parent-style-name="Heading_20_1">
      <style:paragraph-properties fo:text-align="justify" fo:break-before="auto" fo:line-height="115%" style:writing-mode="lr-tb"/>
    </style:style>
    <style:style style:name="P304" style:family="paragraph" style:parent-style-name="Heading_20_1">
      <style:paragraph-properties fo:text-align="justify" fo:break-before="auto" fo:line-height="115%" style:writing-mode="lr-tb"/>
    </style:style>
    <style:style style:name="P305" style:family="paragraph" style:parent-style-name="Heading_20_1">
      <style:paragraph-properties fo:text-align="justify" fo:break-before="auto" fo:line-height="115%" style:writing-mode="lr-tb"/>
    </style:style>
    <style:style style:name="T305_1" style:family="text"/>
    <style:style style:name="T305_2" style:family="text"/>
    <style:style style:name="T305_3" style:family="text"/>
    <style:style style:name="T305_4" style:family="text"/>
    <style:style style:name="P306" style:family="paragraph" style:parent-style-name="Standard">
      <style:paragraph-properties fo:text-align="justify" fo:break-before="auto" fo:line-height="115%" style:writing-mode="lr-tb"/>
    </style:style>
    <style:style style:name="P307" style:family="paragraph" style:parent-style-name="Standard">
      <style:paragraph-properties fo:text-align="justify" fo:break-before="auto" fo:line-height="115%" style:writing-mode="lr-tb"/>
    </style:style>
    <style:style style:name="T307_1" style:family="text">
      <style:text-properties fo:font-size="12pt" style:font-size-asian="12pt" style:font-size-complex="12pt"/>
    </style:style>
    <style:style style:name="T307_2" style:family="text">
      <style:text-properties fo:font-size="12pt" style:font-size-asian="12pt" style:font-size-complex="12pt"/>
    </style:style>
    <style:style style:name="T307_3" style:family="text">
      <style:text-properties fo:font-size="12pt" style:font-size-asian="12pt" style:font-size-complex="12pt"/>
    </style:style>
    <style:style style:name="T307_4" style:family="text">
      <style:text-properties fo:font-size="12pt" style:font-size-asian="12pt" style:font-size-complex="12pt"/>
    </style:style>
    <style:style style:name="T307_5" style:family="text">
      <style:text-properties fo:font-size="12pt" style:font-size-asian="12pt" style:font-size-complex="12pt"/>
    </style:style>
    <style:style style:name="T307_6" style:family="text">
      <style:text-properties fo:font-size="12pt" style:font-size-asian="12pt" style:font-size-complex="12pt"/>
    </style:style>
    <style:style style:name="T307_7" style:family="text">
      <style:text-properties fo:font-size="12pt" style:font-size-asian="12pt" style:font-size-complex="12pt"/>
    </style:style>
    <style:style style:name="T307_8" style:family="text">
      <style:text-properties fo:font-size="12pt" style:font-size-asian="12pt" style:font-size-complex="12pt"/>
    </style:style>
    <style:style style:name="T307_9" style:family="text">
      <style:text-properties fo:font-size="12pt" style:font-size-asian="12pt" style:font-size-complex="12pt"/>
    </style:style>
    <style:style style:name="T307_10" style:family="text">
      <style:text-properties fo:font-size="12pt" style:font-size-asian="12pt" style:font-size-complex="12pt"/>
    </style:style>
    <style:style style:name="T307_11" style:family="text">
      <style:text-properties fo:font-size="12pt" style:font-size-asian="12pt" style:font-size-complex="12pt"/>
    </style:style>
    <style:style style:name="T307_12" style:family="text">
      <style:text-properties fo:font-size="12pt" style:font-size-asian="12pt" style:font-size-complex="12pt"/>
    </style:style>
    <style:style style:name="T307_13" style:family="text">
      <style:text-properties fo:font-size="12pt" style:font-size-asian="12pt" style:font-size-complex="12pt"/>
    </style:style>
    <style:style style:name="T307_14" style:family="text">
      <style:text-properties fo:font-size="12pt" style:font-size-asian="12pt" style:font-size-complex="12pt"/>
    </style:style>
    <style:style style:name="P3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09" style:family="paragraph" style:parent-style-name="Standard">
      <style:paragraph-properties fo:text-align="justify" fo:break-before="auto" fo:line-height="115%" style:writing-mode="lr-tb"/>
    </style:style>
    <style:style style:name="T309_1" style:family="text">
      <style:text-properties fo:font-size="12pt" style:font-size-asian="12pt" style:font-size-complex="12pt"/>
    </style:style>
    <style:style style:name="T309_2" style:family="text">
      <style:text-properties fo:font-size="12pt" style:font-size-asian="12pt" style:font-size-complex="12pt"/>
    </style:style>
    <style:style style:name="T309_3" style:family="text">
      <style:text-properties fo:font-size="12pt" style:font-size-asian="12pt" style:font-size-complex="12pt"/>
    </style:style>
    <style:style style:name="T309_4" style:family="text">
      <style:text-properties fo:font-size="12pt" style:font-size-asian="12pt" style:font-size-complex="12pt"/>
    </style:style>
    <style:style style:name="T309_5" style:family="text">
      <style:text-properties fo:font-size="12pt" style:font-size-asian="12pt" style:font-size-complex="12pt"/>
    </style:style>
    <style:style style:name="T309_6" style:family="text">
      <style:text-properties fo:font-size="12pt" style:font-size-asian="12pt" style:font-size-complex="12pt"/>
    </style:style>
    <style:style style:name="T309_7" style:family="text">
      <style:text-properties fo:font-size="12pt" style:font-size-asian="12pt" style:font-size-complex="12pt"/>
    </style:style>
    <style:style style:name="T309_8" style:family="text">
      <style:text-properties fo:font-size="12pt" style:font-size-asian="12pt" style:font-size-complex="12pt"/>
    </style:style>
    <style:style style:name="T309_9" style:family="text">
      <style:text-properties fo:font-size="12pt" style:font-size-asian="12pt" style:font-size-complex="12pt"/>
    </style:style>
    <style:style style:name="T309_10" style:family="text">
      <style:text-properties fo:font-size="12pt" style:font-size-asian="12pt" style:font-size-complex="12pt"/>
    </style:style>
    <style:style style:name="T309_11" style:family="text">
      <style:text-properties fo:font-size="12pt" style:font-size-asian="12pt" style:font-size-complex="12pt"/>
    </style:style>
    <style:style style:name="P310" style:family="paragraph" style:parent-style-name="Standard">
      <style:paragraph-properties fo:text-align="justify" fo:break-before="auto" fo:line-height="115%" style:writing-mode="lr-tb"/>
    </style:style>
    <style:style style:name="T310_1" style:family="text">
      <style:text-properties fo:font-size="12pt" style:font-size-asian="12pt" style:font-size-complex="12pt"/>
    </style:style>
    <style:style style:name="T310_2" style:family="text">
      <style:text-properties fo:font-size="12pt" style:font-size-asian="12pt" style:font-size-complex="12pt"/>
    </style:style>
    <style:style style:name="T310_3" style:family="text">
      <style:text-properties fo:font-size="12pt" style:font-size-asian="12pt" style:font-size-complex="12pt"/>
    </style:style>
    <style:style style:name="T310_4" style:family="text">
      <style:text-properties fo:font-size="12pt" style:font-size-asian="12pt" style:font-size-complex="12pt"/>
    </style:style>
    <style:style style:name="T310_5" style:family="text">
      <style:text-properties fo:font-size="12pt" style:font-size-asian="12pt" style:font-size-complex="12pt"/>
    </style:style>
    <style:style style:name="T310_6" style:family="text">
      <style:text-properties fo:font-size="12pt" style:font-size-asian="12pt" style:font-size-complex="12pt"/>
    </style:style>
    <style:style style:name="T310_7" style:family="text">
      <style:text-properties fo:font-size="12pt" style:font-size-asian="12pt" style:font-size-complex="12pt"/>
    </style:style>
    <style:style style:name="T310_8" style:family="text">
      <style:text-properties fo:font-size="12pt" style:font-size-asian="12pt" style:font-size-complex="12pt"/>
    </style:style>
    <style:style style:name="T310_9" style:family="text">
      <style:text-properties fo:font-size="12pt" style:font-size-asian="12pt" style:font-size-complex="12pt"/>
    </style:style>
    <style:style style:name="T310_10" style:family="text">
      <style:text-properties fo:font-size="12pt" style:font-size-asian="12pt" style:font-size-complex="12pt"/>
    </style:style>
    <style:style style:name="T310_11" style:family="text">
      <style:text-properties fo:font-size="12pt" style:font-size-asian="12pt" style:font-size-complex="12pt"/>
    </style:style>
    <style:style style:name="T310_12" style:family="text">
      <style:text-properties fo:font-size="12pt" style:font-size-asian="12pt" style:font-size-complex="12pt"/>
    </style:style>
    <style:style style:name="T310_13" style:family="text">
      <style:text-properties fo:font-size="12pt" style:font-size-asian="12pt" style:font-size-complex="12pt"/>
    </style:style>
    <style:style style:name="T310_14" style:family="text">
      <style:text-properties fo:font-size="12pt" style:font-size-asian="12pt" style:font-size-complex="12pt"/>
    </style:style>
    <style:style style:name="T310_15" style:family="text">
      <style:text-properties fo:font-size="12pt" style:font-size-asian="12pt" style:font-size-complex="12pt"/>
    </style:style>
    <style:style style:name="T310_16" style:family="text">
      <style:text-properties fo:font-size="12pt" style:font-size-asian="12pt" style:font-size-complex="12pt"/>
    </style:style>
    <style:style style:name="T310_17" style:family="text">
      <style:text-properties fo:font-size="12pt" style:font-size-asian="12pt" style:font-size-complex="12pt"/>
    </style:style>
    <style:style style:name="T310_18" style:family="text">
      <style:text-properties fo:font-size="12pt" style:font-size-asian="12pt" style:font-size-complex="12pt"/>
    </style:style>
    <style:style style:name="T310_19" style:family="text">
      <style:text-properties fo:font-size="12pt" style:font-size-asian="12pt" style:font-size-complex="12pt"/>
    </style:style>
    <style:style style:name="T310_20" style:family="text">
      <style:text-properties fo:font-size="12pt" style:font-size-asian="12pt" style:font-size-complex="12pt"/>
    </style:style>
    <style:style style:name="T310_21" style:family="text">
      <style:text-properties fo:font-size="12pt" style:font-size-asian="12pt" style:font-size-complex="12pt"/>
    </style:style>
    <style:style style:name="T310_22" style:family="text">
      <style:text-properties fo:font-size="12pt" style:font-size-asian="12pt" style:font-size-complex="12pt"/>
    </style:style>
    <style:style style:name="T310_23" style:family="text">
      <style:text-properties fo:font-size="12pt" style:font-size-asian="12pt" style:font-size-complex="12pt"/>
    </style:style>
    <style:style style:name="T310_24" style:family="text">
      <style:text-properties fo:font-size="12pt" style:font-size-asian="12pt" style:font-size-complex="12pt"/>
    </style:style>
    <style:style style:name="T310_25" style:family="text">
      <style:text-properties fo:font-size="12pt" style:font-size-asian="12pt" style:font-size-complex="12pt"/>
    </style:style>
    <style:style style:name="T310_26" style:family="text">
      <style:text-properties fo:font-size="12pt" style:font-size-asian="12pt" style:font-size-complex="12pt"/>
    </style:style>
    <style:style style:name="T310_27" style:family="text">
      <style:text-properties fo:font-size="12pt" style:font-size-asian="12pt" style:font-size-complex="12pt"/>
    </style:style>
    <style:style style:name="T310_28" style:family="text">
      <style:text-properties fo:font-size="12pt" style:font-size-asian="12pt" style:font-size-complex="12pt"/>
    </style:style>
    <style:style style:name="T310_29" style:family="text">
      <style:text-properties fo:font-size="12pt" style:font-size-asian="12pt" style:font-size-complex="12pt"/>
    </style:style>
    <style:style style:name="T310_30" style:family="text">
      <style:text-properties fo:font-size="12pt" style:font-size-asian="12pt" style:font-size-complex="12pt"/>
    </style:style>
    <style:style style:name="T310_31" style:family="text">
      <style:text-properties fo:font-size="12pt" style:font-size-asian="12pt" style:font-size-complex="12pt"/>
    </style:style>
    <style:style style:name="T310_32" style:family="text">
      <style:text-properties fo:font-size="12pt" style:font-size-asian="12pt" style:font-size-complex="12pt"/>
    </style:style>
    <style:style style:name="T310_33" style:family="text">
      <style:text-properties fo:font-size="12pt" style:font-size-asian="12pt" style:font-size-complex="12pt"/>
    </style:style>
    <style:style style:name="T310_34" style:family="text">
      <style:text-properties fo:font-size="12pt" style:font-size-asian="12pt" style:font-size-complex="12pt"/>
    </style:style>
    <style:style style:name="T310_35" style:family="text">
      <style:text-properties fo:font-size="12pt" style:font-size-asian="12pt" style:font-size-complex="12pt"/>
    </style:style>
    <style:style style:name="T310_36" style:family="text">
      <style:text-properties fo:font-size="12pt" style:font-size-asian="12pt" style:font-size-complex="12pt"/>
    </style:style>
    <style:style style:name="T310_37" style:family="text">
      <style:text-properties fo:font-size="12pt" style:font-size-asian="12pt" style:font-size-complex="12pt"/>
    </style:style>
    <style:style style:name="T310_38" style:family="text">
      <style:text-properties fo:font-size="12pt" style:font-size-asian="12pt" style:font-size-complex="12pt"/>
    </style:style>
    <style:style style:name="T310_39" style:family="text">
      <style:text-properties fo:font-size="12pt" style:font-size-asian="12pt" style:font-size-complex="12pt"/>
    </style:style>
    <style:style style:name="T310_40" style:family="text">
      <style:text-properties fo:font-size="12pt" style:font-size-asian="12pt" style:font-size-complex="12pt"/>
    </style:style>
    <style:style style:name="T310_41" style:family="text">
      <style:text-properties fo:font-size="12pt" style:font-size-asian="12pt" style:font-size-complex="12pt"/>
    </style:style>
    <style:style style:name="T310_42" style:family="text">
      <style:text-properties fo:font-size="12pt" style:font-size-asian="12pt" style:font-size-complex="12pt"/>
    </style:style>
    <style:style style:name="T310_43" style:family="text">
      <style:text-properties fo:font-size="12pt" style:font-size-asian="12pt" style:font-size-complex="12pt"/>
    </style:style>
    <style:style style:name="T310_44" style:family="text">
      <style:text-properties fo:font-size="12pt" style:font-size-asian="12pt" style:font-size-complex="12pt"/>
    </style:style>
    <style:style style:name="T310_45" style:family="text">
      <style:text-properties fo:font-size="12pt" style:font-size-asian="12pt" style:font-size-complex="12pt"/>
    </style:style>
    <style:style style:name="T310_46" style:family="text">
      <style:text-properties fo:font-size="12pt" style:font-size-asian="12pt" style:font-size-complex="12pt"/>
    </style:style>
    <style:style style:name="T310_47" style:family="text">
      <style:text-properties fo:font-size="12pt" style:font-size-asian="12pt" style:font-size-complex="12pt"/>
    </style:style>
    <style:style style:name="T310_48" style:family="text">
      <style:text-properties fo:font-size="12pt" style:font-size-asian="12pt" style:font-size-complex="12pt"/>
    </style:style>
    <style:style style:name="T310_49" style:family="text">
      <style:text-properties fo:font-size="12pt" style:font-size-asian="12pt" style:font-size-complex="12pt"/>
    </style:style>
    <style:style style:name="T310_50" style:family="text">
      <style:text-properties fo:font-size="12pt" style:font-size-asian="12pt" style:font-size-complex="12pt"/>
    </style:style>
    <style:style style:name="T310_51" style:family="text">
      <style:text-properties fo:font-size="12pt" style:font-size-asian="12pt" style:font-size-complex="12pt"/>
    </style:style>
    <style:style style:name="T310_52" style:family="text">
      <style:text-properties fo:font-size="12pt" style:font-size-asian="12pt" style:font-size-complex="12pt"/>
    </style:style>
    <style:style style:name="T310_53" style:family="text">
      <style:text-properties fo:font-size="12pt" style:font-size-asian="12pt" style:font-size-complex="12pt"/>
    </style:style>
    <style:style style:name="T310_54" style:family="text">
      <style:text-properties fo:font-size="12pt" style:font-size-asian="12pt" style:font-size-complex="12pt"/>
    </style:style>
    <style:style style:name="T310_55" style:family="text">
      <style:text-properties fo:font-size="12pt" style:font-size-asian="12pt" style:font-size-complex="12pt"/>
    </style:style>
    <style:style style:name="T310_56" style:family="text">
      <style:text-properties fo:font-size="12pt" style:font-size-asian="12pt" style:font-size-complex="12pt"/>
    </style:style>
    <style:style style:name="T310_57" style:family="text">
      <style:text-properties fo:font-size="12pt" style:font-size-asian="12pt" style:font-size-complex="12pt"/>
    </style:style>
    <style:style style:name="T310_58" style:family="text">
      <style:text-properties fo:font-size="12pt" style:font-size-asian="12pt" style:font-size-complex="12pt"/>
    </style:style>
    <style:style style:name="T310_59" style:family="text">
      <style:text-properties fo:font-size="12pt" style:font-size-asian="12pt" style:font-size-complex="12pt"/>
    </style:style>
    <style:style style:name="T310_60" style:family="text">
      <style:text-properties fo:font-size="12pt" style:font-size-asian="12pt" style:font-size-complex="12pt"/>
    </style:style>
    <style:style style:name="T310_61" style:family="text">
      <style:text-properties fo:font-size="12pt" style:font-size-asian="12pt" style:font-size-complex="12pt"/>
    </style:style>
    <style:style style:name="T310_62" style:family="text">
      <style:text-properties fo:font-size="12pt" style:font-size-asian="12pt" style:font-size-complex="12pt"/>
    </style:style>
    <style:style style:name="T310_63" style:family="text">
      <style:text-properties fo:font-size="12pt" style:font-size-asian="12pt" style:font-size-complex="12pt"/>
    </style:style>
    <style:style style:name="T310_64" style:family="text">
      <style:text-properties fo:font-size="12pt" style:font-size-asian="12pt" style:font-size-complex="12pt"/>
    </style:style>
    <style:style style:name="T310_65" style:family="text">
      <style:text-properties fo:font-size="12pt" style:font-size-asian="12pt" style:font-size-complex="12pt"/>
    </style:style>
    <style:style style:name="P31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12" style:family="paragraph" style:parent-style-name="Standard">
      <style:paragraph-properties fo:text-align="justify" fo:break-before="auto" fo:line-height="115%" style:writing-mode="lr-tb"/>
    </style:style>
    <style:style style:name="T312_1" style:family="text">
      <style:text-properties fo:font-size="12pt" style:font-size-asian="12pt" style:font-size-complex="12pt"/>
    </style:style>
    <style:style style:name="T312_2" style:family="text">
      <style:text-properties fo:font-size="12pt" style:font-size-asian="12pt" style:font-size-complex="12pt"/>
    </style:style>
    <style:style style:name="T312_3" style:family="text">
      <style:text-properties fo:font-size="12pt" style:font-size-asian="12pt" style:font-size-complex="12pt"/>
    </style:style>
    <style:style style:name="T312_4" style:family="text">
      <style:text-properties fo:font-size="12pt" style:font-size-asian="12pt" style:font-size-complex="12pt"/>
    </style:style>
    <style:style style:name="T312_5" style:family="text">
      <style:text-properties fo:font-size="12pt" style:font-size-asian="12pt" style:font-size-complex="12pt"/>
    </style:style>
    <style:style style:name="T312_6" style:family="text">
      <style:text-properties fo:font-size="12pt" style:font-size-asian="12pt" style:font-size-complex="12pt"/>
    </style:style>
    <style:style style:name="T312_7" style:family="text">
      <style:text-properties fo:font-size="12pt" style:font-size-asian="12pt" style:font-size-complex="12pt"/>
    </style:style>
    <style:style style:name="T312_8" style:family="text">
      <style:text-properties fo:font-size="12pt" style:font-size-asian="12pt" style:font-size-complex="12pt"/>
    </style:style>
    <style:style style:name="T312_9" style:family="text">
      <style:text-properties fo:font-size="12pt" style:font-size-asian="12pt" style:font-size-complex="12pt"/>
    </style:style>
    <style:style style:name="T312_10" style:family="text">
      <style:text-properties fo:font-size="12pt" style:font-size-asian="12pt" style:font-size-complex="12pt"/>
    </style:style>
    <style:style style:name="T312_11" style:family="text">
      <style:text-properties fo:font-size="12pt" style:font-size-asian="12pt" style:font-size-complex="12pt"/>
    </style:style>
    <style:style style:name="T312_12" style:family="text">
      <style:text-properties fo:font-size="12pt" style:font-size-asian="12pt" style:font-size-complex="12pt"/>
    </style:style>
    <style:style style:name="T312_13" style:family="text">
      <style:text-properties fo:font-size="12pt" style:font-size-asian="12pt" style:font-size-complex="12pt"/>
    </style:style>
    <style:style style:name="T312_14" style:family="text">
      <style:text-properties fo:font-size="12pt" style:font-size-asian="12pt" style:font-size-complex="12pt"/>
    </style:style>
    <style:style style:name="T312_15" style:family="text">
      <style:text-properties fo:font-size="12pt" style:font-size-asian="12pt" style:font-size-complex="12pt"/>
    </style:style>
    <style:style style:name="T312_16" style:family="text">
      <style:text-properties fo:font-size="12pt" style:font-size-asian="12pt" style:font-size-complex="12pt"/>
    </style:style>
    <style:style style:name="T312_17" style:family="text">
      <style:text-properties fo:font-size="12pt" style:font-size-asian="12pt" style:font-size-complex="12pt"/>
    </style:style>
    <style:style style:name="T312_18" style:family="text">
      <style:text-properties fo:font-size="12pt" style:font-size-asian="12pt" style:font-size-complex="12pt"/>
    </style:style>
    <style:style style:name="T312_19" style:family="text">
      <style:text-properties fo:font-size="12pt" style:font-size-asian="12pt" style:font-size-complex="12pt"/>
    </style:style>
    <style:style style:name="T312_20" style:family="text">
      <style:text-properties fo:font-size="12pt" style:font-size-asian="12pt" style:font-size-complex="12pt"/>
    </style:style>
    <style:style style:name="T312_21" style:family="text">
      <style:text-properties fo:font-size="12pt" style:font-size-asian="12pt" style:font-size-complex="12pt"/>
    </style:style>
    <style:style style:name="T312_22" style:family="text">
      <style:text-properties fo:font-size="12pt" style:font-size-asian="12pt" style:font-size-complex="12pt"/>
    </style:style>
    <style:style style:name="T312_23" style:family="text">
      <style:text-properties fo:font-size="12pt" style:font-size-asian="12pt" style:font-size-complex="12pt"/>
    </style:style>
    <style:style style:name="P313" style:family="paragraph" style:parent-style-name="Standard">
      <style:paragraph-properties fo:text-align="justify" fo:break-before="auto" fo:line-height="115%" style:writing-mode="lr-tb"/>
    </style:style>
    <style:style style:name="T313_1" style:family="text">
      <style:text-properties fo:font-size="12pt" style:font-size-asian="12pt" style:font-size-complex="12pt"/>
    </style:style>
    <style:style style:name="T313_2" style:family="text">
      <style:text-properties fo:font-size="12pt" style:font-size-asian="12pt" style:font-size-complex="12pt"/>
    </style:style>
    <style:style style:name="T313_3" style:family="text">
      <style:text-properties fo:font-size="12pt" style:font-size-asian="12pt" style:font-size-complex="12pt"/>
    </style:style>
    <style:style style:name="T313_4" style:family="text">
      <style:text-properties fo:font-size="12pt" style:font-size-asian="12pt" style:font-size-complex="12pt"/>
    </style:style>
    <style:style style:name="T313_5" style:family="text">
      <style:text-properties fo:font-size="12pt" style:font-size-asian="12pt" style:font-size-complex="12pt"/>
    </style:style>
    <style:style style:name="T313_6" style:family="text">
      <style:text-properties fo:font-size="12pt" style:font-size-asian="12pt" style:font-size-complex="12pt"/>
    </style:style>
    <style:style style:name="T313_7" style:family="text">
      <style:text-properties fo:font-size="12pt" style:font-size-asian="12pt" style:font-size-complex="12pt"/>
    </style:style>
    <style:style style:name="T313_8" style:family="text">
      <style:text-properties fo:font-size="12pt" style:font-size-asian="12pt" style:font-size-complex="12pt"/>
    </style:style>
    <style:style style:name="T313_9" style:family="text">
      <style:text-properties fo:font-size="12pt" style:font-size-asian="12pt" style:font-size-complex="12pt"/>
    </style:style>
    <style:style style:name="T313_10" style:family="text">
      <style:text-properties fo:font-size="12pt" style:font-size-asian="12pt" style:font-size-complex="12pt"/>
    </style:style>
    <style:style style:name="T313_11" style:family="text">
      <style:text-properties fo:font-size="12pt" style:font-size-asian="12pt" style:font-size-complex="12pt"/>
    </style:style>
    <style:style style:name="T313_12" style:family="text">
      <style:text-properties fo:font-size="12pt" style:font-size-asian="12pt" style:font-size-complex="12pt"/>
    </style:style>
    <style:style style:name="T313_13" style:family="text">
      <style:text-properties fo:font-size="12pt" style:font-size-asian="12pt" style:font-size-complex="12pt"/>
    </style:style>
    <style:style style:name="T313_14" style:family="text">
      <style:text-properties fo:font-size="12pt" style:font-size-asian="12pt" style:font-size-complex="12pt"/>
    </style:style>
    <style:style style:name="T313_15" style:family="text">
      <style:text-properties fo:font-size="12pt" style:font-size-asian="12pt" style:font-size-complex="12pt"/>
    </style:style>
    <style:style style:name="T313_16" style:family="text">
      <style:text-properties fo:font-size="12pt" style:font-size-asian="12pt" style:font-size-complex="12pt"/>
    </style:style>
    <style:style style:name="T313_17" style:family="text">
      <style:text-properties fo:font-size="12pt" style:font-size-asian="12pt" style:font-size-complex="12pt"/>
    </style:style>
    <style:style style:name="T313_18" style:family="text">
      <style:text-properties fo:font-size="12pt" style:font-size-asian="12pt" style:font-size-complex="12pt"/>
    </style:style>
    <style:style style:name="T313_19" style:family="text">
      <style:text-properties fo:font-size="12pt" style:font-size-asian="12pt" style:font-size-complex="12pt"/>
    </style:style>
    <style:style style:name="T313_20" style:family="text">
      <style:text-properties fo:font-size="12pt" style:font-size-asian="12pt" style:font-size-complex="12pt"/>
    </style:style>
    <style:style style:name="T313_21" style:family="text">
      <style:text-properties fo:font-size="12pt" style:font-size-asian="12pt" style:font-size-complex="12pt"/>
    </style:style>
    <style:style style:name="T313_22" style:family="text">
      <style:text-properties fo:font-size="12pt" style:font-size-asian="12pt" style:font-size-complex="12pt"/>
    </style:style>
    <style:style style:name="T313_23" style:family="text">
      <style:text-properties fo:font-size="12pt" style:font-size-asian="12pt" style:font-size-complex="12pt"/>
    </style:style>
    <style:style style:name="T313_24" style:family="text">
      <style:text-properties fo:font-size="12pt" style:font-size-asian="12pt" style:font-size-complex="12pt"/>
    </style:style>
    <style:style style:name="T313_25" style:family="text">
      <style:text-properties fo:font-size="12pt" style:font-size-asian="12pt" style:font-size-complex="12pt"/>
    </style:style>
    <style:style style:name="T313_26" style:family="text">
      <style:text-properties fo:font-size="12pt" style:font-size-asian="12pt" style:font-size-complex="12pt"/>
    </style:style>
    <style:style style:name="T313_27" style:family="text">
      <style:text-properties fo:font-size="12pt" style:font-size-asian="12pt" style:font-size-complex="12pt"/>
    </style:style>
    <style:style style:name="T313_28" style:family="text">
      <style:text-properties fo:font-size="12pt" style:font-size-asian="12pt" style:font-size-complex="12pt"/>
    </style:style>
    <style:style style:name="T313_29" style:family="text">
      <style:text-properties fo:font-size="12pt" style:font-size-asian="12pt" style:font-size-complex="12pt"/>
    </style:style>
    <style:style style:name="T313_30" style:family="text">
      <style:text-properties fo:font-size="12pt" style:font-size-asian="12pt" style:font-size-complex="12pt"/>
    </style:style>
    <style:style style:name="T313_31" style:family="text">
      <style:text-properties fo:font-size="12pt" style:font-size-asian="12pt" style:font-size-complex="12pt"/>
    </style:style>
    <style:style style:name="T313_32" style:family="text">
      <style:text-properties fo:font-size="12pt" style:font-size-asian="12pt" style:font-size-complex="12pt"/>
    </style:style>
    <style:style style:name="T313_33" style:family="text">
      <style:text-properties fo:font-size="12pt" style:font-size-asian="12pt" style:font-size-complex="12pt"/>
    </style:style>
    <style:style style:name="T313_34" style:family="text">
      <style:text-properties fo:font-size="12pt" style:font-size-asian="12pt" style:font-size-complex="12pt"/>
    </style:style>
    <style:style style:name="T313_35" style:family="text">
      <style:text-properties fo:font-size="12pt" style:font-size-asian="12pt" style:font-size-complex="12pt"/>
    </style:style>
    <style:style style:name="T313_36" style:family="text">
      <style:text-properties fo:font-size="12pt" style:font-size-asian="12pt" style:font-size-complex="12pt"/>
    </style:style>
    <style:style style:name="T313_37" style:family="text">
      <style:text-properties fo:font-size="12pt" style:font-size-asian="12pt" style:font-size-complex="12pt"/>
    </style:style>
    <style:style style:name="T313_38" style:family="text">
      <style:text-properties fo:font-size="12pt" style:font-size-asian="12pt" style:font-size-complex="12pt"/>
    </style:style>
    <style:style style:name="T313_39" style:family="text">
      <style:text-properties fo:font-size="12pt" style:font-size-asian="12pt" style:font-size-complex="12pt"/>
    </style:style>
    <style:style style:name="T313_40" style:family="text">
      <style:text-properties fo:font-size="12pt" style:font-size-asian="12pt" style:font-size-complex="12pt"/>
    </style:style>
    <style:style style:name="T313_41" style:family="text">
      <style:text-properties fo:font-size="12pt" style:font-size-asian="12pt" style:font-size-complex="12pt"/>
    </style:style>
    <style:style style:name="T313_42" style:family="text">
      <style:text-properties fo:font-size="12pt" style:font-size-asian="12pt" style:font-size-complex="12pt"/>
    </style:style>
    <style:style style:name="T313_43" style:family="text">
      <style:text-properties fo:font-size="12pt" style:font-size-asian="12pt" style:font-size-complex="12pt"/>
    </style:style>
    <style:style style:name="T313_44" style:family="text">
      <style:text-properties fo:font-size="12pt" style:font-size-asian="12pt" style:font-size-complex="12pt"/>
    </style:style>
    <style:style style:name="T313_45" style:family="text">
      <style:text-properties fo:font-size="12pt" style:font-size-asian="12pt" style:font-size-complex="12pt"/>
    </style:style>
    <style:style style:name="T313_46" style:family="text">
      <style:text-properties fo:font-size="12pt" style:font-size-asian="12pt" style:font-size-complex="12pt"/>
    </style:style>
    <style:style style:name="T313_47" style:family="text">
      <style:text-properties fo:font-size="12pt" style:font-size-asian="12pt" style:font-size-complex="12pt"/>
    </style:style>
    <style:style style:name="T313_48" style:family="text">
      <style:text-properties fo:font-size="12pt" style:font-size-asian="12pt" style:font-size-complex="12pt"/>
    </style:style>
    <style:style style:name="T313_49" style:family="text">
      <style:text-properties fo:font-size="12pt" style:font-size-asian="12pt" style:font-size-complex="12pt"/>
    </style:style>
    <style:style style:name="T313_50" style:family="text">
      <style:text-properties fo:font-size="12pt" style:font-size-asian="12pt" style:font-size-complex="12pt"/>
    </style:style>
    <style:style style:name="T313_51" style:family="text">
      <style:text-properties fo:font-size="12pt" style:font-size-asian="12pt" style:font-size-complex="12pt"/>
    </style:style>
    <style:style style:name="T313_52" style:family="text">
      <style:text-properties fo:font-size="12pt" style:font-size-asian="12pt" style:font-size-complex="12pt"/>
    </style:style>
    <style:style style:name="T313_53" style:family="text">
      <style:text-properties fo:font-size="12pt" style:font-size-asian="12pt" style:font-size-complex="12pt"/>
    </style:style>
    <style:style style:name="T313_54" style:family="text">
      <style:text-properties fo:font-size="12pt" style:font-size-asian="12pt" style:font-size-complex="12pt"/>
    </style:style>
    <style:style style:name="T313_55" style:family="text">
      <style:text-properties fo:font-size="12pt" style:font-size-asian="12pt" style:font-size-complex="12pt"/>
    </style:style>
    <style:style style:name="T313_56" style:family="text">
      <style:text-properties fo:font-size="12pt" style:font-size-asian="12pt" style:font-size-complex="12pt"/>
    </style:style>
    <style:style style:name="T313_57" style:family="text">
      <style:text-properties fo:font-size="12pt" style:font-size-asian="12pt" style:font-size-complex="12pt"/>
    </style:style>
    <style:style style:name="T313_58" style:family="text">
      <style:text-properties fo:font-size="12pt" style:font-size-asian="12pt" style:font-size-complex="12pt"/>
    </style:style>
    <style:style style:name="T313_59" style:family="text">
      <style:text-properties fo:font-size="12pt" style:font-size-asian="12pt" style:font-size-complex="12pt"/>
    </style:style>
    <style:style style:name="T313_60" style:family="text">
      <style:text-properties fo:font-size="12pt" style:font-size-asian="12pt" style:font-size-complex="12pt"/>
    </style:style>
    <style:style style:name="T313_61" style:family="text">
      <style:text-properties fo:font-size="12pt" style:font-size-asian="12pt" style:font-size-complex="12pt"/>
    </style:style>
    <style:style style:name="T313_62" style:family="text">
      <style:text-properties fo:font-size="12pt" style:font-size-asian="12pt" style:font-size-complex="12pt"/>
    </style:style>
    <style:style style:name="T313_63" style:family="text">
      <style:text-properties fo:font-size="12pt" style:font-size-asian="12pt" style:font-size-complex="12pt"/>
    </style:style>
    <style:style style:name="T313_64" style:family="text">
      <style:text-properties fo:font-size="12pt" style:font-size-asian="12pt" style:font-size-complex="12pt"/>
    </style:style>
    <style:style style:name="T313_65" style:family="text">
      <style:text-properties fo:font-size="12pt" style:font-size-asian="12pt" style:font-size-complex="12pt"/>
    </style:style>
    <style:style style:name="T313_66" style:family="text">
      <style:text-properties fo:font-size="12pt" style:font-size-asian="12pt" style:font-size-complex="12pt"/>
    </style:style>
    <style:style style:name="T313_67" style:family="text">
      <style:text-properties fo:font-size="12pt" style:font-size-asian="12pt" style:font-size-complex="12pt"/>
    </style:style>
    <style:style style:name="T313_68" style:family="text">
      <style:text-properties fo:font-size="12pt" style:font-size-asian="12pt" style:font-size-complex="12pt"/>
    </style:style>
    <style:style style:name="T313_69" style:family="text">
      <style:text-properties fo:font-size="12pt" style:font-size-asian="12pt" style:font-size-complex="12pt"/>
    </style:style>
    <style:style style:name="T313_70" style:family="text">
      <style:text-properties fo:font-size="12pt" style:font-size-asian="12pt" style:font-size-complex="12pt"/>
    </style:style>
    <style:style style:name="T313_71" style:family="text">
      <style:text-properties fo:font-size="12pt" style:font-size-asian="12pt" style:font-size-complex="12pt"/>
    </style:style>
    <style:style style:name="T313_72" style:family="text">
      <style:text-properties fo:font-size="12pt" style:font-size-asian="12pt" style:font-size-complex="12pt"/>
    </style:style>
    <style:style style:name="T313_73" style:family="text">
      <style:text-properties fo:font-size="12pt" style:font-size-asian="12pt" style:font-size-complex="12pt"/>
    </style:style>
    <style:style style:name="T313_74" style:family="text">
      <style:text-properties fo:font-size="12pt" style:font-size-asian="12pt" style:font-size-complex="12pt"/>
    </style:style>
    <style:style style:name="T313_75" style:family="text">
      <style:text-properties fo:font-size="12pt" style:font-size-asian="12pt" style:font-size-complex="12pt"/>
    </style:style>
    <style:style style:name="T313_76" style:family="text">
      <style:text-properties fo:font-size="12pt" style:font-size-asian="12pt" style:font-size-complex="12pt"/>
    </style:style>
    <style:style style:name="T313_77" style:family="text">
      <style:text-properties fo:font-size="12pt" style:font-size-asian="12pt" style:font-size-complex="12pt"/>
    </style:style>
    <style:style style:name="T313_78" style:family="text">
      <style:text-properties fo:font-size="12pt" style:font-size-asian="12pt" style:font-size-complex="12pt"/>
    </style:style>
    <style:style style:name="T313_79" style:family="text">
      <style:text-properties fo:font-size="12pt" style:font-size-asian="12pt" style:font-size-complex="12pt"/>
    </style:style>
    <style:style style:name="T313_80" style:family="text">
      <style:text-properties fo:font-size="12pt" style:font-size-asian="12pt" style:font-size-complex="12pt"/>
    </style:style>
    <style:style style:name="T313_81" style:family="text">
      <style:text-properties fo:font-size="12pt" style:font-size-asian="12pt" style:font-size-complex="12pt"/>
    </style:style>
    <style:style style:name="T313_82" style:family="text">
      <style:text-properties fo:font-size="12pt" style:font-size-asian="12pt" style:font-size-complex="12pt"/>
    </style:style>
    <style:style style:name="T313_83" style:family="text">
      <style:text-properties fo:font-size="12pt" style:font-size-asian="12pt" style:font-size-complex="12pt"/>
    </style:style>
    <style:style style:name="T313_84" style:family="text">
      <style:text-properties fo:font-size="12pt" style:font-size-asian="12pt" style:font-size-complex="12pt"/>
    </style:style>
    <style:style style:name="T313_85" style:family="text">
      <style:text-properties fo:font-size="12pt" style:font-size-asian="12pt" style:font-size-complex="12pt"/>
    </style:style>
    <style:style style:name="T313_86" style:family="text">
      <style:text-properties fo:font-size="12pt" style:font-size-asian="12pt" style:font-size-complex="12pt"/>
    </style:style>
    <style:style style:name="T313_87" style:family="text">
      <style:text-properties fo:font-size="12pt" style:font-size-asian="12pt" style:font-size-complex="12pt"/>
    </style:style>
    <style:style style:name="T313_88" style:family="text">
      <style:text-properties fo:font-size="12pt" style:font-size-asian="12pt" style:font-size-complex="12pt"/>
    </style:style>
    <style:style style:name="T313_89" style:family="text">
      <style:text-properties fo:font-size="12pt" style:font-size-asian="12pt" style:font-size-complex="12pt"/>
    </style:style>
    <style:style style:name="T313_90" style:family="text">
      <style:text-properties fo:font-size="12pt" style:font-size-asian="12pt" style:font-size-complex="12pt"/>
    </style:style>
    <style:style style:name="T313_91" style:family="text">
      <style:text-properties fo:font-size="12pt" style:font-size-asian="12pt" style:font-size-complex="12pt"/>
    </style:style>
    <style:style style:name="T313_92" style:family="text">
      <style:text-properties fo:font-size="12pt" style:font-size-asian="12pt" style:font-size-complex="12pt"/>
    </style:style>
    <style:style style:name="T313_93" style:family="text">
      <style:text-properties fo:font-size="12pt" style:font-size-asian="12pt" style:font-size-complex="12pt"/>
    </style:style>
    <style:style style:name="T313_94" style:family="text">
      <style:text-properties fo:font-size="12pt" style:font-size-asian="12pt" style:font-size-complex="12pt"/>
    </style:style>
    <style:style style:name="T313_95" style:family="text">
      <style:text-properties fo:font-size="12pt" style:font-size-asian="12pt" style:font-size-complex="12pt"/>
    </style:style>
    <style:style style:name="T313_96" style:family="text">
      <style:text-properties fo:font-size="12pt" style:font-size-asian="12pt" style:font-size-complex="12pt"/>
    </style:style>
    <style:style style:name="T313_97" style:family="text">
      <style:text-properties fo:font-size="12pt" style:font-size-asian="12pt" style:font-size-complex="12pt"/>
    </style:style>
    <style:style style:name="P31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15" style:family="paragraph" style:parent-style-name="Standard">
      <style:paragraph-properties fo:text-align="justify" fo:break-before="auto" fo:line-height="115%" style:writing-mode="lr-tb"/>
    </style:style>
    <style:style style:name="T315_1" style:family="text">
      <style:text-properties fo:font-size="12pt" style:font-size-asian="12pt" style:font-size-complex="12pt"/>
    </style:style>
    <style:style style:name="T315_2" style:family="text">
      <style:text-properties fo:font-size="12pt" style:font-size-asian="12pt" style:font-size-complex="12pt"/>
    </style:style>
    <style:style style:name="T315_3" style:family="text">
      <style:text-properties fo:font-size="12pt" style:font-size-asian="12pt" style:font-size-complex="12pt"/>
    </style:style>
    <style:style style:name="T315_4" style:family="text">
      <style:text-properties fo:font-size="12pt" style:font-size-asian="12pt" style:font-size-complex="12pt"/>
    </style:style>
    <style:style style:name="T315_5" style:family="text">
      <style:text-properties fo:font-size="12pt" style:font-size-asian="12pt" style:font-size-complex="12pt"/>
    </style:style>
    <style:style style:name="T315_6" style:family="text">
      <style:text-properties fo:font-size="12pt" style:font-size-asian="12pt" style:font-size-complex="12pt"/>
    </style:style>
    <style:style style:name="T315_7" style:family="text">
      <style:text-properties fo:font-size="12pt" style:font-size-asian="12pt" style:font-size-complex="12pt"/>
    </style:style>
    <style:style style:name="T315_8" style:family="text">
      <style:text-properties fo:font-size="12pt" style:font-size-asian="12pt" style:font-size-complex="12pt"/>
    </style:style>
    <style:style style:name="T315_9" style:family="text">
      <style:text-properties fo:font-size="12pt" style:font-size-asian="12pt" style:font-size-complex="12pt"/>
    </style:style>
    <style:style style:name="T315_10" style:family="text">
      <style:text-properties fo:font-size="12pt" style:font-size-asian="12pt" style:font-size-complex="12pt"/>
    </style:style>
    <style:style style:name="T315_11" style:family="text">
      <style:text-properties fo:font-size="12pt" style:font-size-asian="12pt" style:font-size-complex="12pt"/>
    </style:style>
    <style:style style:name="T315_12" style:family="text">
      <style:text-properties fo:font-size="12pt" style:font-size-asian="12pt" style:font-size-complex="12pt"/>
    </style:style>
    <style:style style:name="T315_13" style:family="text">
      <style:text-properties fo:font-size="12pt" style:font-size-asian="12pt" style:font-size-complex="12pt"/>
    </style:style>
    <style:style style:name="T315_14" style:family="text">
      <style:text-properties fo:font-size="12pt" style:font-size-asian="12pt" style:font-size-complex="12pt"/>
    </style:style>
    <style:style style:name="T315_15" style:family="text">
      <style:text-properties fo:font-size="12pt" style:font-size-asian="12pt" style:font-size-complex="12pt"/>
    </style:style>
    <style:style style:name="T315_16" style:family="text">
      <style:text-properties fo:font-size="12pt" style:font-size-asian="12pt" style:font-size-complex="12pt"/>
    </style:style>
    <style:style style:name="T315_17" style:family="text">
      <style:text-properties fo:font-size="12pt" style:font-size-asian="12pt" style:font-size-complex="12pt"/>
    </style:style>
    <style:style style:name="T315_18" style:family="text">
      <style:text-properties fo:font-size="12pt" style:font-size-asian="12pt" style:font-size-complex="12pt"/>
    </style:style>
    <style:style style:name="T315_19" style:family="text">
      <style:text-properties fo:font-size="12pt" style:font-size-asian="12pt" style:font-size-complex="12pt"/>
    </style:style>
    <style:style style:name="T315_20" style:family="text">
      <style:text-properties fo:font-size="12pt" style:font-size-asian="12pt" style:font-size-complex="12pt"/>
    </style:style>
    <style:style style:name="T315_21" style:family="text">
      <style:text-properties fo:font-size="12pt" style:font-size-asian="12pt" style:font-size-complex="12pt"/>
    </style:style>
    <style:style style:name="T315_22" style:family="text">
      <style:text-properties fo:font-size="12pt" style:font-size-asian="12pt" style:font-size-complex="12pt"/>
    </style:style>
    <style:style style:name="T315_23" style:family="text">
      <style:text-properties fo:font-size="12pt" style:font-size-asian="12pt" style:font-size-complex="12pt"/>
    </style:style>
    <style:style style:name="P316" style:family="paragraph" style:parent-style-name="Standard">
      <style:paragraph-properties fo:text-align="justify" fo:break-before="auto" fo:line-height="115%" style:writing-mode="lr-tb"/>
    </style:style>
    <style:style style:name="T316_1" style:family="text">
      <style:text-properties fo:font-size="12pt" style:font-size-asian="12pt" style:font-size-complex="12pt"/>
    </style:style>
    <style:style style:name="T316_2" style:family="text">
      <style:text-properties fo:font-size="12pt" style:font-size-asian="12pt" style:font-size-complex="12pt"/>
    </style:style>
    <style:style style:name="T316_3" style:family="text">
      <style:text-properties fo:font-size="12pt" style:font-size-asian="12pt" style:font-size-complex="12pt"/>
    </style:style>
    <style:style style:name="T316_4" style:family="text">
      <style:text-properties fo:font-size="12pt" style:font-size-asian="12pt" style:font-size-complex="12pt"/>
    </style:style>
    <style:style style:name="T316_5" style:family="text">
      <style:text-properties fo:font-size="12pt" style:font-size-asian="12pt" style:font-size-complex="12pt"/>
    </style:style>
    <style:style style:name="T316_6" style:family="text">
      <style:text-properties fo:font-size="12pt" style:font-size-asian="12pt" style:font-size-complex="12pt"/>
    </style:style>
    <style:style style:name="T316_7" style:family="text">
      <style:text-properties fo:font-size="12pt" style:font-size-asian="12pt" style:font-size-complex="12pt"/>
    </style:style>
    <style:style style:name="T316_8" style:family="text">
      <style:text-properties fo:font-size="12pt" style:font-size-asian="12pt" style:font-size-complex="12pt"/>
    </style:style>
    <style:style style:name="T316_9" style:family="text">
      <style:text-properties fo:font-size="12pt" style:font-size-asian="12pt" style:font-size-complex="12pt"/>
    </style:style>
    <style:style style:name="T316_10" style:family="text">
      <style:text-properties fo:font-size="12pt" style:font-size-asian="12pt" style:font-size-complex="12pt"/>
    </style:style>
    <style:style style:name="T316_11" style:family="text">
      <style:text-properties fo:font-size="12pt" style:font-size-asian="12pt" style:font-size-complex="12pt"/>
    </style:style>
    <style:style style:name="T316_12" style:family="text">
      <style:text-properties fo:font-size="12pt" style:font-size-asian="12pt" style:font-size-complex="12pt"/>
    </style:style>
    <style:style style:name="T316_13" style:family="text">
      <style:text-properties fo:font-size="12pt" style:font-size-asian="12pt" style:font-size-complex="12pt"/>
    </style:style>
    <style:style style:name="T316_14" style:family="text">
      <style:text-properties fo:font-size="12pt" style:font-size-asian="12pt" style:font-size-complex="12pt"/>
    </style:style>
    <style:style style:name="T316_15" style:family="text">
      <style:text-properties fo:font-size="12pt" style:font-size-asian="12pt" style:font-size-complex="12pt"/>
    </style:style>
    <style:style style:name="T316_16" style:family="text">
      <style:text-properties fo:font-size="12pt" style:font-size-asian="12pt" style:font-size-complex="12pt"/>
    </style:style>
    <style:style style:name="T316_17" style:family="text">
      <style:text-properties fo:font-size="12pt" style:font-size-asian="12pt" style:font-size-complex="12pt"/>
    </style:style>
    <style:style style:name="T316_18" style:family="text">
      <style:text-properties fo:font-size="12pt" style:font-size-asian="12pt" style:font-size-complex="12pt"/>
    </style:style>
    <style:style style:name="T316_19" style:family="text">
      <style:text-properties fo:font-size="12pt" style:font-size-asian="12pt" style:font-size-complex="12pt"/>
    </style:style>
    <style:style style:name="T316_20" style:family="text">
      <style:text-properties fo:font-size="12pt" style:font-size-asian="12pt" style:font-size-complex="12pt"/>
    </style:style>
    <style:style style:name="T316_21" style:family="text">
      <style:text-properties fo:font-size="12pt" style:font-size-asian="12pt" style:font-size-complex="12pt"/>
    </style:style>
    <style:style style:name="T316_22" style:family="text">
      <style:text-properties fo:font-size="12pt" style:font-size-asian="12pt" style:font-size-complex="12pt"/>
    </style:style>
    <style:style style:name="T316_23" style:family="text">
      <style:text-properties fo:font-size="12pt" style:font-size-asian="12pt" style:font-size-complex="12pt"/>
    </style:style>
    <style:style style:name="T316_24" style:family="text">
      <style:text-properties fo:font-size="12pt" style:font-size-asian="12pt" style:font-size-complex="12pt"/>
    </style:style>
    <style:style style:name="T316_25" style:family="text">
      <style:text-properties fo:font-size="12pt" style:font-size-asian="12pt" style:font-size-complex="12pt"/>
    </style:style>
    <style:style style:name="T316_26" style:family="text">
      <style:text-properties fo:font-size="12pt" style:font-size-asian="12pt" style:font-size-complex="12pt"/>
    </style:style>
    <style:style style:name="T316_27" style:family="text">
      <style:text-properties fo:font-size="12pt" style:font-size-asian="12pt" style:font-size-complex="12pt"/>
    </style:style>
    <style:style style:name="T316_28" style:family="text">
      <style:text-properties fo:font-size="12pt" style:font-size-asian="12pt" style:font-size-complex="12pt"/>
    </style:style>
    <style:style style:name="T316_29" style:family="text">
      <style:text-properties fo:font-size="12pt" style:font-size-asian="12pt" style:font-size-complex="12pt"/>
    </style:style>
    <style:style style:name="T316_30" style:family="text">
      <style:text-properties fo:font-size="12pt" style:font-size-asian="12pt" style:font-size-complex="12pt"/>
    </style:style>
    <style:style style:name="T316_31" style:family="text">
      <style:text-properties fo:font-size="12pt" style:font-size-asian="12pt" style:font-size-complex="12pt"/>
    </style:style>
    <style:style style:name="T316_32" style:family="text">
      <style:text-properties fo:font-size="12pt" style:font-size-asian="12pt" style:font-size-complex="12pt"/>
    </style:style>
    <style:style style:name="T316_33" style:family="text">
      <style:text-properties fo:font-size="12pt" style:font-size-asian="12pt" style:font-size-complex="12pt"/>
    </style:style>
    <style:style style:name="T316_34" style:family="text">
      <style:text-properties fo:font-size="12pt" style:font-size-asian="12pt" style:font-size-complex="12pt"/>
    </style:style>
    <style:style style:name="T316_35" style:family="text">
      <style:text-properties fo:font-size="12pt" style:font-size-asian="12pt" style:font-size-complex="12pt"/>
    </style:style>
    <style:style style:name="T316_36" style:family="text">
      <style:text-properties fo:font-size="12pt" style:font-size-asian="12pt" style:font-size-complex="12pt"/>
    </style:style>
    <style:style style:name="T316_37" style:family="text">
      <style:text-properties fo:font-size="12pt" style:font-size-asian="12pt" style:font-size-complex="12pt"/>
    </style:style>
    <style:style style:name="T316_38" style:family="text">
      <style:text-properties fo:font-size="12pt" style:font-size-asian="12pt" style:font-size-complex="12pt"/>
    </style:style>
    <style:style style:name="T316_39" style:family="text">
      <style:text-properties fo:font-size="12pt" style:font-size-asian="12pt" style:font-size-complex="12pt"/>
    </style:style>
    <style:style style:name="T316_40" style:family="text">
      <style:text-properties fo:font-size="12pt" style:font-size-asian="12pt" style:font-size-complex="12pt"/>
    </style:style>
    <style:style style:name="T316_41" style:family="text">
      <style:text-properties fo:font-size="12pt" style:font-size-asian="12pt" style:font-size-complex="12pt"/>
    </style:style>
    <style:style style:name="T316_42" style:family="text">
      <style:text-properties fo:font-size="12pt" style:font-size-asian="12pt" style:font-size-complex="12pt"/>
    </style:style>
    <style:style style:name="T316_43" style:family="text">
      <style:text-properties fo:font-size="12pt" style:font-size-asian="12pt" style:font-size-complex="12pt"/>
    </style:style>
    <style:style style:name="T316_44" style:family="text">
      <style:text-properties fo:font-size="12pt" style:font-size-asian="12pt" style:font-size-complex="12pt"/>
    </style:style>
    <style:style style:name="T316_45" style:family="text">
      <style:text-properties fo:font-size="12pt" style:font-size-asian="12pt" style:font-size-complex="12pt"/>
    </style:style>
    <style:style style:name="T316_46" style:family="text">
      <style:text-properties fo:font-size="12pt" style:font-size-asian="12pt" style:font-size-complex="12pt"/>
    </style:style>
    <style:style style:name="T316_47" style:family="text">
      <style:text-properties fo:font-size="12pt" style:font-size-asian="12pt" style:font-size-complex="12pt"/>
    </style:style>
    <style:style style:name="T316_48" style:family="text">
      <style:text-properties fo:font-size="12pt" style:font-size-asian="12pt" style:font-size-complex="12pt"/>
    </style:style>
    <style:style style:name="T316_49" style:family="text">
      <style:text-properties fo:font-size="12pt" style:font-size-asian="12pt" style:font-size-complex="12pt"/>
    </style:style>
    <style:style style:name="T316_50" style:family="text">
      <style:text-properties fo:font-size="12pt" style:font-size-asian="12pt" style:font-size-complex="12pt"/>
    </style:style>
    <style:style style:name="T316_51" style:family="text">
      <style:text-properties fo:font-size="12pt" style:font-size-asian="12pt" style:font-size-complex="12pt"/>
    </style:style>
    <style:style style:name="T316_52" style:family="text">
      <style:text-properties fo:font-size="12pt" style:font-size-asian="12pt" style:font-size-complex="12pt"/>
    </style:style>
    <style:style style:name="T316_53" style:family="text">
      <style:text-properties fo:font-size="12pt" style:font-size-asian="12pt" style:font-size-complex="12pt"/>
    </style:style>
    <style:style style:name="T316_54" style:family="text">
      <style:text-properties fo:font-size="12pt" style:font-size-asian="12pt" style:font-size-complex="12pt"/>
    </style:style>
    <style:style style:name="T316_55" style:family="text">
      <style:text-properties fo:font-size="12pt" style:font-size-asian="12pt" style:font-size-complex="12pt"/>
    </style:style>
    <style:style style:name="T316_56" style:family="text">
      <style:text-properties fo:font-size="12pt" style:font-size-asian="12pt" style:font-size-complex="12pt"/>
    </style:style>
    <style:style style:name="T316_57" style:family="text">
      <style:text-properties fo:font-size="12pt" style:font-size-asian="12pt" style:font-size-complex="12pt"/>
    </style:style>
    <style:style style:name="T316_58" style:family="text">
      <style:text-properties fo:font-size="12pt" style:font-size-asian="12pt" style:font-size-complex="12pt"/>
    </style:style>
    <style:style style:name="T316_59" style:family="text">
      <style:text-properties fo:font-size="12pt" style:font-size-asian="12pt" style:font-size-complex="12pt"/>
    </style:style>
    <style:style style:name="T316_60" style:family="text">
      <style:text-properties fo:font-size="12pt" style:font-size-asian="12pt" style:font-size-complex="12pt"/>
    </style:style>
    <style:style style:name="T316_61" style:family="text">
      <style:text-properties fo:font-size="12pt" style:font-size-asian="12pt" style:font-size-complex="12pt"/>
    </style:style>
    <style:style style:name="T316_62" style:family="text">
      <style:text-properties fo:font-size="12pt" style:font-size-asian="12pt" style:font-size-complex="12pt"/>
    </style:style>
    <style:style style:name="T316_63" style:family="text">
      <style:text-properties fo:font-size="12pt" style:font-size-asian="12pt" style:font-size-complex="12pt"/>
    </style:style>
    <style:style style:name="T316_64" style:family="text">
      <style:text-properties fo:font-size="12pt" style:font-size-asian="12pt" style:font-size-complex="12pt"/>
    </style:style>
    <style:style style:name="T316_65" style:family="text">
      <style:text-properties fo:font-size="12pt" style:font-size-asian="12pt" style:font-size-complex="12pt"/>
    </style:style>
    <style:style style:name="T316_66" style:family="text">
      <style:text-properties fo:font-size="12pt" style:font-size-asian="12pt" style:font-size-complex="12pt"/>
    </style:style>
    <style:style style:name="T316_67" style:family="text">
      <style:text-properties fo:font-size="12pt" style:font-size-asian="12pt" style:font-size-complex="12pt"/>
    </style:style>
    <style:style style:name="T316_68" style:family="text">
      <style:text-properties fo:font-size="12pt" style:font-size-asian="12pt" style:font-size-complex="12pt"/>
    </style:style>
    <style:style style:name="T316_69" style:family="text">
      <style:text-properties fo:font-size="12pt" style:font-size-asian="12pt" style:font-size-complex="12pt"/>
    </style:style>
    <style:style style:name="T316_70" style:family="text">
      <style:text-properties fo:font-size="12pt" style:font-size-asian="12pt" style:font-size-complex="12pt"/>
    </style:style>
    <style:style style:name="T316_71" style:family="text">
      <style:text-properties fo:font-size="12pt" style:font-size-asian="12pt" style:font-size-complex="12pt"/>
    </style:style>
    <style:style style:name="T316_72" style:family="text">
      <style:text-properties fo:font-size="12pt" style:font-size-asian="12pt" style:font-size-complex="12pt"/>
    </style:style>
    <style:style style:name="T316_73" style:family="text">
      <style:text-properties fo:font-size="12pt" style:font-size-asian="12pt" style:font-size-complex="12pt"/>
    </style:style>
    <style:style style:name="T316_74" style:family="text">
      <style:text-properties fo:font-size="12pt" style:font-size-asian="12pt" style:font-size-complex="12pt"/>
    </style:style>
    <style:style style:name="T316_75" style:family="text">
      <style:text-properties fo:font-size="12pt" style:font-size-asian="12pt" style:font-size-complex="12pt"/>
    </style:style>
    <style:style style:name="T316_76" style:family="text">
      <style:text-properties fo:font-size="12pt" style:font-size-asian="12pt" style:font-size-complex="12pt"/>
    </style:style>
    <style:style style:name="T316_77" style:family="text">
      <style:text-properties fo:font-size="12pt" style:font-size-asian="12pt" style:font-size-complex="12pt"/>
    </style:style>
    <style:style style:name="T316_78" style:family="text">
      <style:text-properties fo:font-size="12pt" style:font-size-asian="12pt" style:font-size-complex="12pt"/>
    </style:style>
    <style:style style:name="T316_79" style:family="text">
      <style:text-properties fo:font-size="12pt" style:font-size-asian="12pt" style:font-size-complex="12pt"/>
    </style:style>
    <style:style style:name="T316_80" style:family="text">
      <style:text-properties fo:font-size="12pt" style:font-size-asian="12pt" style:font-size-complex="12pt"/>
    </style:style>
    <style:style style:name="T316_81" style:family="text">
      <style:text-properties fo:font-size="12pt" style:font-size-asian="12pt" style:font-size-complex="12pt"/>
    </style:style>
    <style:style style:name="T316_82" style:family="text">
      <style:text-properties fo:font-size="12pt" style:font-size-asian="12pt" style:font-size-complex="12pt"/>
    </style:style>
    <style:style style:name="T316_83" style:family="text">
      <style:text-properties fo:font-size="12pt" style:font-size-asian="12pt" style:font-size-complex="12pt"/>
    </style:style>
    <style:style style:name="P31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18" style:family="paragraph" style:parent-style-name="Standard">
      <style:paragraph-properties fo:text-align="justify" fo:break-before="auto" fo:line-height="115%" style:writing-mode="lr-tb"/>
    </style:style>
    <style:style style:name="T318_1" style:family="text">
      <style:text-properties fo:font-size="12pt" style:font-size-asian="12pt" style:font-size-complex="12pt"/>
    </style:style>
    <style:style style:name="T318_2" style:family="text">
      <style:text-properties fo:font-size="12pt" style:font-size-asian="12pt" style:font-size-complex="12pt"/>
    </style:style>
    <style:style style:name="T318_3" style:family="text">
      <style:text-properties fo:font-size="12pt" style:font-size-asian="12pt" style:font-size-complex="12pt"/>
    </style:style>
    <style:style style:name="T318_4" style:family="text">
      <style:text-properties fo:font-size="12pt" style:font-size-asian="12pt" style:font-size-complex="12pt"/>
    </style:style>
    <style:style style:name="T318_5" style:family="text">
      <style:text-properties fo:font-size="12pt" style:font-size-asian="12pt" style:font-size-complex="12pt"/>
    </style:style>
    <style:style style:name="T318_6" style:family="text">
      <style:text-properties fo:font-size="12pt" style:font-size-asian="12pt" style:font-size-complex="12pt"/>
    </style:style>
    <style:style style:name="T318_7" style:family="text">
      <style:text-properties fo:font-size="12pt" style:font-size-asian="12pt" style:font-size-complex="12pt"/>
    </style:style>
    <style:style style:name="T318_8" style:family="text">
      <style:text-properties fo:font-size="12pt" style:font-size-asian="12pt" style:font-size-complex="12pt"/>
    </style:style>
    <style:style style:name="T318_9" style:family="text">
      <style:text-properties fo:font-size="12pt" style:font-size-asian="12pt" style:font-size-complex="12pt"/>
    </style:style>
    <style:style style:name="P319" style:family="paragraph" style:parent-style-name="Standard">
      <style:paragraph-properties fo:text-align="justify" fo:break-before="auto" fo:line-height="115%" style:writing-mode="lr-tb"/>
    </style:style>
    <style:style style:name="T319_1" style:family="text">
      <style:text-properties fo:font-size="12pt" style:font-size-asian="12pt" style:font-size-complex="12pt"/>
    </style:style>
    <style:style style:name="T319_2" style:family="text">
      <style:text-properties fo:font-size="12pt" style:font-size-asian="12pt" style:font-size-complex="12pt"/>
    </style:style>
    <style:style style:name="T319_3" style:family="text">
      <style:text-properties fo:font-size="12pt" style:font-size-asian="12pt" style:font-size-complex="12pt"/>
    </style:style>
    <style:style style:name="T319_4" style:family="text">
      <style:text-properties fo:font-size="12pt" style:font-size-asian="12pt" style:font-size-complex="12pt"/>
    </style:style>
    <style:style style:name="T319_5" style:family="text">
      <style:text-properties fo:font-size="12pt" style:font-size-asian="12pt" style:font-size-complex="12pt"/>
    </style:style>
    <style:style style:name="T319_6" style:family="text">
      <style:text-properties fo:font-size="12pt" style:font-size-asian="12pt" style:font-size-complex="12pt"/>
    </style:style>
    <style:style style:name="T319_7" style:family="text">
      <style:text-properties fo:font-size="12pt" style:font-size-asian="12pt" style:font-size-complex="12pt"/>
    </style:style>
    <style:style style:name="T319_8" style:family="text">
      <style:text-properties fo:font-size="12pt" style:font-size-asian="12pt" style:font-size-complex="12pt"/>
    </style:style>
    <style:style style:name="T319_9" style:family="text">
      <style:text-properties fo:font-size="12pt" style:font-size-asian="12pt" style:font-size-complex="12pt"/>
    </style:style>
    <style:style style:name="T319_10" style:family="text">
      <style:text-properties fo:font-size="12pt" style:font-size-asian="12pt" style:font-size-complex="12pt"/>
    </style:style>
    <style:style style:name="T319_11" style:family="text">
      <style:text-properties fo:font-size="12pt" style:font-size-asian="12pt" style:font-size-complex="12pt"/>
    </style:style>
    <style:style style:name="T319_12" style:family="text">
      <style:text-properties fo:font-size="12pt" style:font-size-asian="12pt" style:font-size-complex="12pt"/>
    </style:style>
    <style:style style:name="T319_13" style:family="text">
      <style:text-properties fo:font-size="12pt" style:font-size-asian="12pt" style:font-size-complex="12pt"/>
    </style:style>
    <style:style style:name="T319_14" style:family="text">
      <style:text-properties fo:font-size="12pt" style:font-size-asian="12pt" style:font-size-complex="12pt"/>
    </style:style>
    <style:style style:name="T319_15" style:family="text">
      <style:text-properties fo:font-size="12pt" style:font-size-asian="12pt" style:font-size-complex="12pt"/>
    </style:style>
    <style:style style:name="T319_16" style:family="text">
      <style:text-properties fo:font-size="12pt" style:font-size-asian="12pt" style:font-size-complex="12pt"/>
    </style:style>
    <style:style style:name="T319_17" style:family="text">
      <style:text-properties fo:font-size="12pt" style:font-size-asian="12pt" style:font-size-complex="12pt"/>
    </style:style>
    <style:style style:name="T319_18" style:family="text">
      <style:text-properties fo:font-size="12pt" style:font-size-asian="12pt" style:font-size-complex="12pt"/>
    </style:style>
    <style:style style:name="T319_19" style:family="text">
      <style:text-properties fo:font-size="12pt" style:font-size-asian="12pt" style:font-size-complex="12pt"/>
    </style:style>
    <style:style style:name="T319_20" style:family="text">
      <style:text-properties fo:font-size="12pt" style:font-size-asian="12pt" style:font-size-complex="12pt"/>
    </style:style>
    <style:style style:name="T319_21" style:family="text">
      <style:text-properties fo:font-size="12pt" style:font-size-asian="12pt" style:font-size-complex="12pt"/>
    </style:style>
    <style:style style:name="T319_22" style:family="text">
      <style:text-properties fo:font-size="12pt" style:font-size-asian="12pt" style:font-size-complex="12pt"/>
    </style:style>
    <style:style style:name="T319_23" style:family="text">
      <style:text-properties fo:font-size="12pt" style:font-size-asian="12pt" style:font-size-complex="12pt"/>
    </style:style>
    <style:style style:name="T319_24" style:family="text">
      <style:text-properties fo:font-size="12pt" style:font-size-asian="12pt" style:font-size-complex="12pt"/>
    </style:style>
    <style:style style:name="T319_25" style:family="text">
      <style:text-properties fo:font-size="12pt" style:font-size-asian="12pt" style:font-size-complex="12pt"/>
    </style:style>
    <style:style style:name="T319_26" style:family="text">
      <style:text-properties fo:font-size="12pt" style:font-size-asian="12pt" style:font-size-complex="12pt"/>
    </style:style>
    <style:style style:name="T319_27" style:family="text">
      <style:text-properties fo:font-size="12pt" style:font-size-asian="12pt" style:font-size-complex="12pt"/>
    </style:style>
    <style:style style:name="T319_28" style:family="text">
      <style:text-properties fo:font-size="12pt" style:font-size-asian="12pt" style:font-size-complex="12pt"/>
    </style:style>
    <style:style style:name="T319_29" style:family="text">
      <style:text-properties fo:font-size="12pt" style:font-size-asian="12pt" style:font-size-complex="12pt"/>
    </style:style>
    <style:style style:name="T319_30" style:family="text">
      <style:text-properties fo:font-size="12pt" style:font-size-asian="12pt" style:font-size-complex="12pt"/>
    </style:style>
    <style:style style:name="T319_31" style:family="text">
      <style:text-properties fo:font-size="12pt" style:font-size-asian="12pt" style:font-size-complex="12pt"/>
    </style:style>
    <style:style style:name="T319_32" style:family="text">
      <style:text-properties fo:font-size="12pt" style:font-size-asian="12pt" style:font-size-complex="12pt"/>
    </style:style>
    <style:style style:name="T319_33" style:family="text">
      <style:text-properties fo:font-size="12pt" style:font-size-asian="12pt" style:font-size-complex="12pt"/>
    </style:style>
    <style:style style:name="T319_34" style:family="text">
      <style:text-properties fo:font-size="12pt" style:font-size-asian="12pt" style:font-size-complex="12pt"/>
    </style:style>
    <style:style style:name="T319_35" style:family="text">
      <style:text-properties fo:font-size="12pt" style:font-size-asian="12pt" style:font-size-complex="12pt"/>
    </style:style>
    <style:style style:name="T319_36" style:family="text">
      <style:text-properties fo:font-size="12pt" style:font-size-asian="12pt" style:font-size-complex="12pt"/>
    </style:style>
    <style:style style:name="T319_37" style:family="text">
      <style:text-properties fo:font-size="12pt" style:font-size-asian="12pt" style:font-size-complex="12pt"/>
    </style:style>
    <style:style style:name="T319_38" style:family="text">
      <style:text-properties fo:font-size="12pt" style:font-size-asian="12pt" style:font-size-complex="12pt"/>
    </style:style>
    <style:style style:name="T319_39" style:family="text">
      <style:text-properties fo:font-size="12pt" style:font-size-asian="12pt" style:font-size-complex="12pt"/>
    </style:style>
    <style:style style:name="T319_40" style:family="text">
      <style:text-properties fo:font-size="12pt" style:font-size-asian="12pt" style:font-size-complex="12pt"/>
    </style:style>
    <style:style style:name="T319_41" style:family="text">
      <style:text-properties fo:font-size="12pt" style:font-size-asian="12pt" style:font-size-complex="12pt"/>
    </style:style>
    <style:style style:name="T319_42" style:family="text">
      <style:text-properties fo:font-size="12pt" style:font-size-asian="12pt" style:font-size-complex="12pt"/>
    </style:style>
    <style:style style:name="T319_43" style:family="text">
      <style:text-properties fo:font-size="12pt" style:font-size-asian="12pt" style:font-size-complex="12pt"/>
    </style:style>
    <style:style style:name="T319_44" style:family="text">
      <style:text-properties fo:font-size="12pt" style:font-size-asian="12pt" style:font-size-complex="12pt"/>
    </style:style>
    <style:style style:name="T319_45" style:family="text">
      <style:text-properties fo:font-size="12pt" style:font-size-asian="12pt" style:font-size-complex="12pt"/>
    </style:style>
    <style:style style:name="T319_46" style:family="text">
      <style:text-properties fo:font-size="12pt" style:font-size-asian="12pt" style:font-size-complex="12pt"/>
    </style:style>
    <style:style style:name="T319_47" style:family="text">
      <style:text-properties fo:font-size="12pt" style:font-size-asian="12pt" style:font-size-complex="12pt"/>
    </style:style>
    <style:style style:name="T319_48" style:family="text">
      <style:text-properties fo:font-size="12pt" style:font-size-asian="12pt" style:font-size-complex="12pt"/>
    </style:style>
    <style:style style:name="T319_49" style:family="text">
      <style:text-properties fo:font-size="12pt" style:font-size-asian="12pt" style:font-size-complex="12pt"/>
    </style:style>
    <style:style style:name="T319_50" style:family="text">
      <style:text-properties fo:font-size="12pt" style:font-size-asian="12pt" style:font-size-complex="12pt"/>
    </style:style>
    <style:style style:name="T319_51" style:family="text">
      <style:text-properties fo:font-size="12pt" style:font-size-asian="12pt" style:font-size-complex="12pt"/>
    </style:style>
    <style:style style:name="T319_52" style:family="text">
      <style:text-properties fo:font-size="12pt" style:font-size-asian="12pt" style:font-size-complex="12pt"/>
    </style:style>
    <style:style style:name="T319_53" style:family="text">
      <style:text-properties fo:font-size="12pt" style:font-size-asian="12pt" style:font-size-complex="12pt"/>
    </style:style>
    <style:style style:name="T319_54" style:family="text">
      <style:text-properties fo:font-size="12pt" style:font-size-asian="12pt" style:font-size-complex="12pt"/>
    </style:style>
    <style:style style:name="T319_55" style:family="text">
      <style:text-properties fo:font-size="12pt" style:font-size-asian="12pt" style:font-size-complex="12pt"/>
    </style:style>
    <style:style style:name="T319_56" style:family="text">
      <style:text-properties fo:font-size="12pt" style:font-size-asian="12pt" style:font-size-complex="12pt"/>
    </style:style>
    <style:style style:name="T319_57" style:family="text">
      <style:text-properties fo:font-size="12pt" style:font-size-asian="12pt" style:font-size-complex="12pt"/>
    </style:style>
    <style:style style:name="T319_58" style:family="text">
      <style:text-properties fo:font-size="12pt" style:font-size-asian="12pt" style:font-size-complex="12pt"/>
    </style:style>
    <style:style style:name="T319_59" style:family="text">
      <style:text-properties fo:font-size="12pt" style:font-size-asian="12pt" style:font-size-complex="12pt"/>
    </style:style>
    <style:style style:name="T319_60" style:family="text">
      <style:text-properties fo:font-size="12pt" style:font-size-asian="12pt" style:font-size-complex="12pt"/>
    </style:style>
    <style:style style:name="T319_61" style:family="text">
      <style:text-properties fo:font-size="12pt" style:font-size-asian="12pt" style:font-size-complex="12pt"/>
    </style:style>
    <style:style style:name="T319_62" style:family="text">
      <style:text-properties fo:font-size="12pt" style:font-size-asian="12pt" style:font-size-complex="12pt"/>
    </style:style>
    <style:style style:name="T319_63" style:family="text">
      <style:text-properties fo:font-size="12pt" style:font-size-asian="12pt" style:font-size-complex="12pt"/>
    </style:style>
    <style:style style:name="T319_64" style:family="text">
      <style:text-properties fo:font-size="12pt" style:font-size-asian="12pt" style:font-size-complex="12pt"/>
    </style:style>
    <style:style style:name="T319_65" style:family="text">
      <style:text-properties fo:font-size="12pt" style:font-size-asian="12pt" style:font-size-complex="12pt"/>
    </style:style>
    <style:style style:name="T319_66" style:family="text">
      <style:text-properties fo:font-size="12pt" style:font-size-asian="12pt" style:font-size-complex="12pt"/>
    </style:style>
    <style:style style:name="T319_67" style:family="text">
      <style:text-properties fo:font-size="12pt" style:font-size-asian="12pt" style:font-size-complex="12pt"/>
    </style:style>
    <style:style style:name="T319_68" style:family="text">
      <style:text-properties fo:font-size="12pt" style:font-size-asian="12pt" style:font-size-complex="12pt"/>
    </style:style>
    <style:style style:name="T319_69" style:family="text">
      <style:text-properties fo:font-size="12pt" style:font-size-asian="12pt" style:font-size-complex="12pt"/>
    </style:style>
    <style:style style:name="T319_70" style:family="text">
      <style:text-properties fo:font-size="12pt" style:font-size-asian="12pt" style:font-size-complex="12pt"/>
    </style:style>
    <style:style style:name="T319_71" style:family="text">
      <style:text-properties fo:font-size="12pt" style:font-size-asian="12pt" style:font-size-complex="12pt"/>
    </style:style>
    <style:style style:name="T319_72" style:family="text">
      <style:text-properties fo:font-size="12pt" style:font-size-asian="12pt" style:font-size-complex="12pt"/>
    </style:style>
    <style:style style:name="T319_73" style:family="text">
      <style:text-properties fo:font-size="12pt" style:font-size-asian="12pt" style:font-size-complex="12pt"/>
    </style:style>
    <style:style style:name="T319_74" style:family="text">
      <style:text-properties fo:font-size="12pt" style:font-size-asian="12pt" style:font-size-complex="12pt"/>
    </style:style>
    <style:style style:name="T319_75" style:family="text">
      <style:text-properties fo:font-size="12pt" style:font-size-asian="12pt" style:font-size-complex="12pt"/>
    </style:style>
    <style:style style:name="T319_76" style:family="text">
      <style:text-properties fo:font-size="12pt" style:font-size-asian="12pt" style:font-size-complex="12pt"/>
    </style:style>
    <style:style style:name="T319_77" style:family="text">
      <style:text-properties fo:font-size="12pt" style:font-size-asian="12pt" style:font-size-complex="12pt"/>
    </style:style>
    <style:style style:name="T319_78" style:family="text">
      <style:text-properties fo:font-size="12pt" style:font-size-asian="12pt" style:font-size-complex="12pt"/>
    </style:style>
    <style:style style:name="T319_79" style:family="text">
      <style:text-properties fo:font-size="12pt" style:font-size-asian="12pt" style:font-size-complex="12pt"/>
    </style:style>
    <style:style style:name="T319_80" style:family="text">
      <style:text-properties fo:font-size="12pt" style:font-size-asian="12pt" style:font-size-complex="12pt"/>
    </style:style>
    <style:style style:name="T319_81" style:family="text">
      <style:text-properties fo:font-size="12pt" style:font-size-asian="12pt" style:font-size-complex="12pt"/>
    </style:style>
    <style:style style:name="T319_82" style:family="text">
      <style:text-properties fo:font-size="12pt" style:font-size-asian="12pt" style:font-size-complex="12pt"/>
    </style:style>
    <style:style style:name="T319_83" style:family="text">
      <style:text-properties fo:font-size="12pt" style:font-size-asian="12pt" style:font-size-complex="12pt"/>
    </style:style>
    <style:style style:name="T319_84" style:family="text">
      <style:text-properties fo:font-size="12pt" style:font-size-asian="12pt" style:font-size-complex="12pt"/>
    </style:style>
    <style:style style:name="T319_85" style:family="text">
      <style:text-properties fo:font-size="12pt" style:font-size-asian="12pt" style:font-size-complex="12pt"/>
    </style:style>
    <style:style style:name="T319_86" style:family="text">
      <style:text-properties fo:font-size="12pt" style:font-size-asian="12pt" style:font-size-complex="12pt"/>
    </style:style>
    <style:style style:name="T319_87" style:family="text">
      <style:text-properties fo:font-size="12pt" style:font-size-asian="12pt" style:font-size-complex="12pt"/>
    </style:style>
    <style:style style:name="T319_88" style:family="text">
      <style:text-properties fo:font-size="12pt" style:font-size-asian="12pt" style:font-size-complex="12pt"/>
    </style:style>
    <style:style style:name="T319_89" style:family="text">
      <style:text-properties fo:font-size="12pt" style:font-size-asian="12pt" style:font-size-complex="12pt"/>
    </style:style>
    <style:style style:name="T319_90" style:family="text">
      <style:text-properties fo:font-size="12pt" style:font-size-asian="12pt" style:font-size-complex="12pt"/>
    </style:style>
    <style:style style:name="T319_91" style:family="text">
      <style:text-properties fo:font-size="12pt" style:font-size-asian="12pt" style:font-size-complex="12pt"/>
    </style:style>
    <style:style style:name="P320" style:family="paragraph" style:parent-style-name="Standard">
      <style:paragraph-properties fo:text-align="justify" fo:break-before="auto" fo:line-height="115%" style:writing-mode="lr-tb"/>
    </style:style>
    <style:style style:name="T320_1" style:family="text">
      <style:text-properties fo:font-size="12pt" style:font-size-asian="12pt" style:font-size-complex="12pt"/>
    </style:style>
    <style:style style:name="P321" style:family="paragraph" style:parent-style-name="Standard">
      <style:paragraph-properties fo:text-align="justify" fo:break-before="auto" fo:line-height="115%" style:writing-mode="lr-tb"/>
    </style:style>
    <style:style style:name="T321_1" style:family="text">
      <style:text-properties fo:font-size="12pt" style:font-size-asian="12pt" style:font-size-complex="12pt"/>
    </style:style>
    <style:style style:name="T321_2" style:family="text">
      <style:text-properties fo:font-size="12pt" style:font-size-asian="12pt" style:font-size-complex="12pt"/>
    </style:style>
    <style:style style:name="T321_3" style:family="text">
      <style:text-properties fo:font-size="12pt" style:font-size-asian="12pt" style:font-size-complex="12pt"/>
    </style:style>
    <style:style style:name="T321_4" style:family="text">
      <style:text-properties fo:font-size="12pt" style:font-size-asian="12pt" style:font-size-complex="12pt"/>
    </style:style>
    <style:style style:name="T321_5" style:family="text">
      <style:text-properties fo:font-size="12pt" style:font-size-asian="12pt" style:font-size-complex="12pt"/>
    </style:style>
    <style:style style:name="T321_6" style:family="text">
      <style:text-properties fo:font-size="12pt" style:font-size-asian="12pt" style:font-size-complex="12pt"/>
    </style:style>
    <style:style style:name="T321_7" style:family="text">
      <style:text-properties fo:font-size="12pt" style:font-size-asian="12pt" style:font-size-complex="12pt"/>
    </style:style>
    <style:style style:name="P322" style:family="paragraph" style:parent-style-name="Standard">
      <style:paragraph-properties fo:text-align="justify" fo:break-before="auto" fo:line-height="115%" style:writing-mode="lr-tb"/>
    </style:style>
    <style:style style:name="T322_1" style:family="text">
      <style:text-properties fo:font-size="12pt" style:font-size-asian="12pt" style:font-size-complex="12pt"/>
    </style:style>
    <style:style style:name="T322_2" style:family="text">
      <style:text-properties fo:font-size="12pt" style:font-size-asian="12pt" style:font-size-complex="12pt"/>
    </style:style>
    <style:style style:name="T322_3" style:family="text">
      <style:text-properties fo:font-size="12pt" style:font-size-asian="12pt" style:font-size-complex="12pt"/>
    </style:style>
    <style:style style:name="T322_4" style:family="text">
      <style:text-properties fo:font-size="12pt" style:font-size-asian="12pt" style:font-size-complex="12pt"/>
    </style:style>
    <style:style style:name="T322_5" style:family="text">
      <style:text-properties fo:font-size="12pt" style:font-size-asian="12pt" style:font-size-complex="12pt"/>
    </style:style>
    <style:style style:name="T322_6" style:family="text">
      <style:text-properties fo:font-size="12pt" style:font-size-asian="12pt" style:font-size-complex="12pt"/>
    </style:style>
    <style:style style:name="T322_7" style:family="text">
      <style:text-properties fo:font-size="12pt" style:font-size-asian="12pt" style:font-size-complex="12pt"/>
    </style:style>
    <style:style style:name="T322_8" style:family="text">
      <style:text-properties fo:font-size="12pt" style:font-size-asian="12pt" style:font-size-complex="12pt"/>
    </style:style>
    <style:style style:name="T322_9" style:family="text">
      <style:text-properties fo:font-size="12pt" style:font-size-asian="12pt" style:font-size-complex="12pt"/>
    </style:style>
    <style:style style:name="T322_10" style:family="text">
      <style:text-properties fo:font-size="12pt" style:font-size-asian="12pt" style:font-size-complex="12pt"/>
    </style:style>
    <style:style style:name="T322_11" style:family="text">
      <style:text-properties fo:font-size="12pt" style:font-size-asian="12pt" style:font-size-complex="12pt"/>
    </style:style>
    <style:style style:name="T322_12" style:family="text">
      <style:text-properties fo:font-size="12pt" style:font-size-asian="12pt" style:font-size-complex="12pt"/>
    </style:style>
    <style:style style:name="T322_13" style:family="text">
      <style:text-properties fo:font-size="12pt" style:font-size-asian="12pt" style:font-size-complex="12pt"/>
    </style:style>
    <style:style style:name="T322_14" style:family="text">
      <style:text-properties fo:font-size="12pt" style:font-size-asian="12pt" style:font-size-complex="12pt"/>
    </style:style>
    <style:style style:name="T322_15" style:family="text">
      <style:text-properties fo:font-size="12pt" style:font-size-asian="12pt" style:font-size-complex="12pt"/>
    </style:style>
    <style:style style:name="T322_16" style:family="text">
      <style:text-properties fo:font-size="12pt" style:font-size-asian="12pt" style:font-size-complex="12pt"/>
    </style:style>
    <style:style style:name="T322_17" style:family="text">
      <style:text-properties fo:font-size="12pt" style:font-size-asian="12pt" style:font-size-complex="12pt"/>
    </style:style>
    <style:style style:name="T322_18" style:family="text">
      <style:text-properties fo:font-size="12pt" style:font-size-asian="12pt" style:font-size-complex="12pt"/>
    </style:style>
    <style:style style:name="T322_19" style:family="text">
      <style:text-properties fo:font-size="12pt" style:font-size-asian="12pt" style:font-size-complex="12pt"/>
    </style:style>
    <style:style style:name="T322_20" style:family="text">
      <style:text-properties fo:font-size="12pt" style:font-size-asian="12pt" style:font-size-complex="12pt"/>
    </style:style>
    <style:style style:name="T322_21" style:family="text">
      <style:text-properties fo:font-size="12pt" style:font-size-asian="12pt" style:font-size-complex="12pt"/>
    </style:style>
    <style:style style:name="T322_22" style:family="text">
      <style:text-properties fo:font-size="12pt" style:font-size-asian="12pt" style:font-size-complex="12pt"/>
    </style:style>
    <style:style style:name="T322_23" style:family="text">
      <style:text-properties fo:font-size="12pt" style:font-size-asian="12pt" style:font-size-complex="12pt"/>
    </style:style>
    <style:style style:name="T322_24" style:family="text">
      <style:text-properties fo:font-size="12pt" style:font-size-asian="12pt" style:font-size-complex="12pt"/>
    </style:style>
    <style:style style:name="T322_25" style:family="text">
      <style:text-properties fo:font-size="12pt" style:font-size-asian="12pt" style:font-size-complex="12pt"/>
    </style:style>
    <style:style style:name="T322_26" style:family="text">
      <style:text-properties fo:font-size="12pt" style:font-size-asian="12pt" style:font-size-complex="12pt"/>
    </style:style>
    <style:style style:name="T322_27" style:family="text">
      <style:text-properties fo:font-size="12pt" style:font-size-asian="12pt" style:font-size-complex="12pt"/>
    </style:style>
    <style:style style:name="T322_28" style:family="text">
      <style:text-properties fo:font-size="12pt" style:font-size-asian="12pt" style:font-size-complex="12pt"/>
    </style:style>
    <style:style style:name="T322_29" style:family="text">
      <style:text-properties fo:font-size="12pt" style:font-size-asian="12pt" style:font-size-complex="12pt"/>
    </style:style>
    <style:style style:name="T322_30" style:family="text">
      <style:text-properties fo:font-size="12pt" style:font-size-asian="12pt" style:font-size-complex="12pt"/>
    </style:style>
    <style:style style:name="T322_31" style:family="text">
      <style:text-properties fo:font-size="12pt" style:font-size-asian="12pt" style:font-size-complex="12pt"/>
    </style:style>
    <style:style style:name="T322_32" style:family="text">
      <style:text-properties fo:font-size="12pt" style:font-size-asian="12pt" style:font-size-complex="12pt"/>
    </style:style>
    <style:style style:name="T322_33" style:family="text">
      <style:text-properties fo:font-size="12pt" style:font-size-asian="12pt" style:font-size-complex="12pt"/>
    </style:style>
    <style:style style:name="T322_34" style:family="text">
      <style:text-properties fo:font-size="12pt" style:font-size-asian="12pt" style:font-size-complex="12pt"/>
    </style:style>
    <style:style style:name="T322_35" style:family="text">
      <style:text-properties fo:font-size="12pt" style:font-size-asian="12pt" style:font-size-complex="12pt"/>
    </style:style>
    <style:style style:name="T322_36" style:family="text">
      <style:text-properties fo:font-size="12pt" style:font-size-asian="12pt" style:font-size-complex="12pt"/>
    </style:style>
    <style:style style:name="T322_37" style:family="text">
      <style:text-properties fo:font-size="12pt" style:font-size-asian="12pt" style:font-size-complex="12pt"/>
    </style:style>
    <style:style style:name="T322_38" style:family="text">
      <style:text-properties fo:font-size="12pt" style:font-size-asian="12pt" style:font-size-complex="12pt"/>
    </style:style>
    <style:style style:name="T322_39" style:family="text">
      <style:text-properties fo:font-size="12pt" style:font-size-asian="12pt" style:font-size-complex="12pt"/>
    </style:style>
    <style:style style:name="T322_40" style:family="text">
      <style:text-properties fo:font-size="12pt" style:font-size-asian="12pt" style:font-size-complex="12pt"/>
    </style:style>
    <style:style style:name="T322_41" style:family="text">
      <style:text-properties fo:font-size="12pt" style:font-size-asian="12pt" style:font-size-complex="12pt"/>
    </style:style>
    <style:style style:name="T322_42" style:family="text">
      <style:text-properties fo:font-size="12pt" style:font-size-asian="12pt" style:font-size-complex="12pt"/>
    </style:style>
    <style:style style:name="T322_43" style:family="text">
      <style:text-properties fo:font-size="12pt" style:font-size-asian="12pt" style:font-size-complex="12pt"/>
    </style:style>
    <style:style style:name="T322_44" style:family="text">
      <style:text-properties fo:font-size="12pt" style:font-size-asian="12pt" style:font-size-complex="12pt"/>
    </style:style>
    <style:style style:name="T322_45" style:family="text">
      <style:text-properties fo:font-size="12pt" style:font-size-asian="12pt" style:font-size-complex="12pt"/>
    </style:style>
    <style:style style:name="T322_46" style:family="text">
      <style:text-properties fo:font-size="12pt" style:font-size-asian="12pt" style:font-size-complex="12pt"/>
    </style:style>
    <style:style style:name="T322_47" style:family="text">
      <style:text-properties fo:font-size="12pt" style:font-size-asian="12pt" style:font-size-complex="12pt"/>
    </style:style>
    <style:style style:name="T322_48" style:family="text">
      <style:text-properties fo:font-size="12pt" style:font-size-asian="12pt" style:font-size-complex="12pt"/>
    </style:style>
    <style:style style:name="T322_49" style:family="text">
      <style:text-properties fo:font-size="12pt" style:font-size-asian="12pt" style:font-size-complex="12pt"/>
    </style:style>
    <style:style style:name="T322_50" style:family="text">
      <style:text-properties fo:font-size="12pt" style:font-size-asian="12pt" style:font-size-complex="12pt"/>
    </style:style>
    <style:style style:name="T322_51" style:family="text">
      <style:text-properties fo:font-size="12pt" style:font-size-asian="12pt" style:font-size-complex="12pt"/>
    </style:style>
    <style:style style:name="T322_52" style:family="text">
      <style:text-properties fo:font-size="12pt" style:font-size-asian="12pt" style:font-size-complex="12pt"/>
    </style:style>
    <style:style style:name="T322_53" style:family="text">
      <style:text-properties fo:font-size="12pt" style:font-size-asian="12pt" style:font-size-complex="12pt"/>
    </style:style>
    <style:style style:name="T322_54" style:family="text">
      <style:text-properties fo:font-size="12pt" style:font-size-asian="12pt" style:font-size-complex="12pt"/>
    </style:style>
    <style:style style:name="T322_55" style:family="text">
      <style:text-properties fo:font-size="12pt" style:font-size-asian="12pt" style:font-size-complex="12pt"/>
    </style:style>
    <style:style style:name="T322_56" style:family="text">
      <style:text-properties fo:font-size="12pt" style:font-size-asian="12pt" style:font-size-complex="12pt"/>
    </style:style>
    <style:style style:name="T322_57" style:family="text">
      <style:text-properties fo:font-size="12pt" style:font-size-asian="12pt" style:font-size-complex="12pt"/>
    </style:style>
    <style:style style:name="T322_58" style:family="text">
      <style:text-properties fo:font-size="12pt" style:font-size-asian="12pt" style:font-size-complex="12pt"/>
    </style:style>
    <style:style style:name="T322_59" style:family="text">
      <style:text-properties fo:font-size="12pt" style:font-size-asian="12pt" style:font-size-complex="12pt"/>
    </style:style>
    <style:style style:name="T322_60" style:family="text">
      <style:text-properties fo:font-size="12pt" style:font-size-asian="12pt" style:font-size-complex="12pt"/>
    </style:style>
    <style:style style:name="T322_61" style:family="text">
      <style:text-properties fo:font-size="12pt" style:font-size-asian="12pt" style:font-size-complex="12pt"/>
    </style:style>
    <style:style style:name="T322_62" style:family="text">
      <style:text-properties fo:font-size="12pt" style:font-size-asian="12pt" style:font-size-complex="12pt"/>
    </style:style>
    <style:style style:name="T322_63" style:family="text">
      <style:text-properties fo:font-size="12pt" style:font-size-asian="12pt" style:font-size-complex="12pt"/>
    </style:style>
    <style:style style:name="T322_64" style:family="text">
      <style:text-properties fo:font-size="12pt" style:font-size-asian="12pt" style:font-size-complex="12pt"/>
    </style:style>
    <style:style style:name="T322_65" style:family="text">
      <style:text-properties fo:font-size="12pt" style:font-size-asian="12pt" style:font-size-complex="12pt"/>
    </style:style>
    <style:style style:name="T322_66" style:family="text">
      <style:text-properties fo:font-size="12pt" style:font-size-asian="12pt" style:font-size-complex="12pt"/>
    </style:style>
    <style:style style:name="T322_67" style:family="text">
      <style:text-properties fo:font-size="12pt" style:font-size-asian="12pt" style:font-size-complex="12pt"/>
    </style:style>
    <style:style style:name="T322_68" style:family="text">
      <style:text-properties fo:font-size="12pt" style:font-size-asian="12pt" style:font-size-complex="12pt"/>
    </style:style>
    <style:style style:name="T322_69" style:family="text">
      <style:text-properties fo:font-size="12pt" style:font-size-asian="12pt" style:font-size-complex="12pt"/>
    </style:style>
    <style:style style:name="T322_70" style:family="text">
      <style:text-properties fo:font-size="12pt" style:font-size-asian="12pt" style:font-size-complex="12pt"/>
    </style:style>
    <style:style style:name="T322_71" style:family="text">
      <style:text-properties fo:font-size="12pt" style:font-size-asian="12pt" style:font-size-complex="12pt"/>
    </style:style>
    <style:style style:name="T322_72" style:family="text">
      <style:text-properties fo:font-size="12pt" style:font-size-asian="12pt" style:font-size-complex="12pt"/>
    </style:style>
    <style:style style:name="T322_73" style:family="text">
      <style:text-properties fo:font-size="12pt" style:font-size-asian="12pt" style:font-size-complex="12pt"/>
    </style:style>
    <style:style style:name="T322_74" style:family="text">
      <style:text-properties fo:font-size="12pt" style:font-size-asian="12pt" style:font-size-complex="12pt"/>
    </style:style>
    <style:style style:name="T322_75" style:family="text">
      <style:text-properties fo:font-size="12pt" style:font-size-asian="12pt" style:font-size-complex="12pt"/>
    </style:style>
    <style:style style:name="T322_76" style:family="text">
      <style:text-properties fo:font-size="12pt" style:font-size-asian="12pt" style:font-size-complex="12pt"/>
    </style:style>
    <style:style style:name="T322_77" style:family="text">
      <style:text-properties fo:font-size="12pt" style:font-size-asian="12pt" style:font-size-complex="12pt"/>
    </style:style>
    <style:style style:name="T322_78" style:family="text">
      <style:text-properties fo:font-size="12pt" style:font-size-asian="12pt" style:font-size-complex="12pt"/>
    </style:style>
    <style:style style:name="T322_79" style:family="text">
      <style:text-properties fo:font-size="12pt" style:font-size-asian="12pt" style:font-size-complex="12pt"/>
    </style:style>
    <style:style style:name="T322_80" style:family="text">
      <style:text-properties fo:font-size="12pt" style:font-size-asian="12pt" style:font-size-complex="12pt"/>
    </style:style>
    <style:style style:name="T322_81" style:family="text">
      <style:text-properties fo:font-size="12pt" style:font-size-asian="12pt" style:font-size-complex="12pt"/>
    </style:style>
    <style:style style:name="T322_82" style:family="text">
      <style:text-properties fo:font-size="12pt" style:font-size-asian="12pt" style:font-size-complex="12pt"/>
    </style:style>
    <style:style style:name="T322_83" style:family="text">
      <style:text-properties fo:font-size="12pt" style:font-size-asian="12pt" style:font-size-complex="12pt"/>
    </style:style>
    <style:style style:name="T322_84" style:family="text">
      <style:text-properties fo:font-size="12pt" style:font-size-asian="12pt" style:font-size-complex="12pt"/>
    </style:style>
    <style:style style:name="T322_85" style:family="text">
      <style:text-properties fo:font-size="12pt" style:font-size-asian="12pt" style:font-size-complex="12pt"/>
    </style:style>
    <style:style style:name="T322_86" style:family="text">
      <style:text-properties fo:font-size="12pt" style:font-size-asian="12pt" style:font-size-complex="12pt"/>
    </style:style>
    <style:style style:name="T322_87" style:family="text">
      <style:text-properties fo:font-size="12pt" style:font-size-asian="12pt" style:font-size-complex="12pt"/>
    </style:style>
    <style:style style:name="T322_88" style:family="text">
      <style:text-properties fo:font-size="12pt" style:font-size-asian="12pt" style:font-size-complex="12pt"/>
    </style:style>
    <style:style style:name="T322_89" style:family="text">
      <style:text-properties fo:font-size="12pt" style:font-size-asian="12pt" style:font-size-complex="12pt"/>
    </style:style>
    <style:style style:name="T322_90" style:family="text">
      <style:text-properties fo:font-size="12pt" style:font-size-asian="12pt" style:font-size-complex="12pt"/>
    </style:style>
    <style:style style:name="T322_91" style:family="text">
      <style:text-properties fo:font-size="12pt" style:font-size-asian="12pt" style:font-size-complex="12pt"/>
    </style:style>
    <style:style style:name="T322_92" style:family="text">
      <style:text-properties fo:font-size="12pt" style:font-size-asian="12pt" style:font-size-complex="12pt"/>
    </style:style>
    <style:style style:name="T322_93" style:family="text">
      <style:text-properties fo:font-size="12pt" style:font-size-asian="12pt" style:font-size-complex="12pt"/>
    </style:style>
    <style:style style:name="T322_94" style:family="text">
      <style:text-properties fo:font-size="12pt" style:font-size-asian="12pt" style:font-size-complex="12pt"/>
    </style:style>
    <style:style style:name="T322_95" style:family="text">
      <style:text-properties fo:font-size="12pt" style:font-size-asian="12pt" style:font-size-complex="12pt"/>
    </style:style>
    <style:style style:name="T322_96" style:family="text">
      <style:text-properties fo:font-size="12pt" style:font-size-asian="12pt" style:font-size-complex="12pt"/>
    </style:style>
    <style:style style:name="T322_97" style:family="text">
      <style:text-properties fo:font-size="12pt" style:font-size-asian="12pt" style:font-size-complex="12pt"/>
    </style:style>
    <style:style style:name="P32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24" style:family="paragraph" style:parent-style-name="Standard">
      <style:paragraph-properties fo:text-align="justify" fo:break-before="auto" fo:line-height="115%" style:writing-mode="lr-tb"/>
    </style:style>
    <style:style style:name="T324_1" style:family="text">
      <style:text-properties fo:font-size="12pt" style:font-size-asian="12pt" style:font-size-complex="12pt"/>
    </style:style>
    <style:style style:name="T324_2" style:family="text">
      <style:text-properties fo:font-size="12pt" style:font-size-asian="12pt" style:font-size-complex="12pt"/>
    </style:style>
    <style:style style:name="T324_3" style:family="text">
      <style:text-properties fo:font-size="12pt" style:font-size-asian="12pt" style:font-size-complex="12pt"/>
    </style:style>
    <style:style style:name="T324_4" style:family="text">
      <style:text-properties fo:font-size="12pt" style:font-size-asian="12pt" style:font-size-complex="12pt"/>
    </style:style>
    <style:style style:name="T324_5" style:family="text">
      <style:text-properties fo:font-size="12pt" style:font-size-asian="12pt" style:font-size-complex="12pt"/>
    </style:style>
    <style:style style:name="T324_6" style:family="text">
      <style:text-properties fo:font-size="12pt" style:font-size-asian="12pt" style:font-size-complex="12pt"/>
    </style:style>
    <style:style style:name="T324_7" style:family="text">
      <style:text-properties fo:font-size="12pt" style:font-size-asian="12pt" style:font-size-complex="12pt"/>
    </style:style>
    <style:style style:name="T324_8" style:family="text">
      <style:text-properties fo:font-size="12pt" style:font-size-asian="12pt" style:font-size-complex="12pt"/>
    </style:style>
    <style:style style:name="T324_9" style:family="text">
      <style:text-properties fo:font-size="12pt" style:font-size-asian="12pt" style:font-size-complex="12pt"/>
    </style:style>
    <style:style style:name="T324_10" style:family="text">
      <style:text-properties fo:font-size="12pt" style:font-size-asian="12pt" style:font-size-complex="12pt"/>
    </style:style>
    <style:style style:name="T324_11" style:family="text">
      <style:text-properties fo:font-size="12pt" style:font-size-asian="12pt" style:font-size-complex="12pt"/>
    </style:style>
    <style:style style:name="T324_12" style:family="text">
      <style:text-properties fo:font-size="12pt" style:font-size-asian="12pt" style:font-size-complex="12pt"/>
    </style:style>
    <style:style style:name="T324_13" style:family="text">
      <style:text-properties fo:font-size="12pt" style:font-size-asian="12pt" style:font-size-complex="12pt"/>
    </style:style>
    <style:style style:name="T324_14" style:family="text">
      <style:text-properties fo:font-size="12pt" style:font-size-asian="12pt" style:font-size-complex="12pt"/>
    </style:style>
    <style:style style:name="T324_15" style:family="text">
      <style:text-properties fo:font-size="12pt" style:font-size-asian="12pt" style:font-size-complex="12pt"/>
    </style:style>
    <style:style style:name="T324_16" style:family="text">
      <style:text-properties fo:font-size="12pt" style:font-size-asian="12pt" style:font-size-complex="12pt"/>
    </style:style>
    <style:style style:name="T324_17" style:family="text">
      <style:text-properties fo:font-size="12pt" style:font-size-asian="12pt" style:font-size-complex="12pt"/>
    </style:style>
    <style:style style:name="P32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26" style:family="paragraph" style:parent-style-name="Standard">
      <style:paragraph-properties fo:text-align="justify" fo:break-before="auto" fo:line-height="115%" style:writing-mode="lr-tb"/>
    </style:style>
    <style:style style:name="T326_1" style:family="text">
      <style:text-properties fo:font-size="12pt" style:font-size-asian="12pt" style:font-size-complex="12pt"/>
    </style:style>
    <style:style style:name="T326_2" style:family="text">
      <style:text-properties fo:font-size="12pt" style:font-size-asian="12pt" style:font-size-complex="12pt"/>
    </style:style>
    <style:style style:name="T326_3" style:family="text">
      <style:text-properties fo:font-size="12pt" style:font-size-asian="12pt" style:font-size-complex="12pt"/>
    </style:style>
    <style:style style:name="T326_4" style:family="text">
      <style:text-properties fo:font-size="12pt" style:font-size-asian="12pt" style:font-size-complex="12pt"/>
    </style:style>
    <style:style style:name="T326_5" style:family="text">
      <style:text-properties fo:font-size="12pt" style:font-size-asian="12pt" style:font-size-complex="12pt"/>
    </style:style>
    <style:style style:name="T326_6" style:family="text">
      <style:text-properties fo:font-size="12pt" style:font-size-asian="12pt" style:font-size-complex="12pt"/>
    </style:style>
    <style:style style:name="T326_7" style:family="text">
      <style:text-properties fo:font-size="12pt" style:font-size-asian="12pt" style:font-size-complex="12pt"/>
    </style:style>
    <style:style style:name="P327" style:family="paragraph" style:parent-style-name="Standard">
      <style:paragraph-properties fo:text-align="justify" fo:break-before="auto" fo:line-height="115%" style:writing-mode="lr-tb"/>
    </style:style>
    <style:style style:name="T327_1" style:family="text">
      <style:text-properties fo:font-size="12pt" style:font-size-asian="12pt" style:font-size-complex="12pt"/>
    </style:style>
    <style:style style:name="T327_2" style:family="text">
      <style:text-properties fo:font-size="12pt" style:font-size-asian="12pt" style:font-size-complex="12pt"/>
    </style:style>
    <style:style style:name="T327_3" style:family="text">
      <style:text-properties fo:font-size="12pt" style:font-size-asian="12pt" style:font-size-complex="12pt"/>
    </style:style>
    <style:style style:name="T327_4" style:family="text">
      <style:text-properties fo:font-size="12pt" style:font-size-asian="12pt" style:font-size-complex="12pt"/>
    </style:style>
    <style:style style:name="T327_5" style:family="text">
      <style:text-properties fo:font-size="12pt" style:font-size-asian="12pt" style:font-size-complex="12pt"/>
    </style:style>
    <style:style style:name="T327_6" style:family="text">
      <style:text-properties fo:font-size="12pt" style:font-size-asian="12pt" style:font-size-complex="12pt"/>
    </style:style>
    <style:style style:name="T327_7" style:family="text">
      <style:text-properties fo:font-size="12pt" style:font-size-asian="12pt" style:font-size-complex="12pt"/>
    </style:style>
    <style:style style:name="T327_8" style:family="text">
      <style:text-properties fo:font-size="12pt" style:font-size-asian="12pt" style:font-size-complex="12pt"/>
    </style:style>
    <style:style style:name="T327_9" style:family="text">
      <style:text-properties fo:font-size="12pt" style:font-size-asian="12pt" style:font-size-complex="12pt"/>
    </style:style>
    <style:style style:name="T327_10" style:family="text">
      <style:text-properties fo:font-size="12pt" style:font-size-asian="12pt" style:font-size-complex="12pt"/>
    </style:style>
    <style:style style:name="T327_11" style:family="text">
      <style:text-properties fo:font-size="12pt" style:font-size-asian="12pt" style:font-size-complex="12pt"/>
    </style:style>
    <style:style style:name="T327_12" style:family="text">
      <style:text-properties fo:font-size="12pt" style:font-size-asian="12pt" style:font-size-complex="12pt"/>
    </style:style>
    <style:style style:name="T327_13" style:family="text">
      <style:text-properties fo:font-size="12pt" style:font-size-asian="12pt" style:font-size-complex="12pt"/>
    </style:style>
    <style:style style:name="T327_14" style:family="text">
      <style:text-properties fo:font-size="12pt" style:font-size-asian="12pt" style:font-size-complex="12pt"/>
    </style:style>
    <style:style style:name="T327_15" style:family="text">
      <style:text-properties fo:font-size="12pt" style:font-size-asian="12pt" style:font-size-complex="12pt"/>
    </style:style>
    <style:style style:name="T327_16" style:family="text">
      <style:text-properties fo:font-size="12pt" style:font-size-asian="12pt" style:font-size-complex="12pt"/>
    </style:style>
    <style:style style:name="T327_17" style:family="text">
      <style:text-properties fo:font-size="12pt" style:font-size-asian="12pt" style:font-size-complex="12pt"/>
    </style:style>
    <style:style style:name="T327_18" style:family="text">
      <style:text-properties fo:font-size="12pt" style:font-size-asian="12pt" style:font-size-complex="12pt"/>
    </style:style>
    <style:style style:name="T327_19" style:family="text">
      <style:text-properties fo:font-size="12pt" style:font-size-asian="12pt" style:font-size-complex="12pt"/>
    </style:style>
    <style:style style:name="T327_20" style:family="text">
      <style:text-properties fo:font-size="12pt" style:font-size-asian="12pt" style:font-size-complex="12pt"/>
    </style:style>
    <style:style style:name="T327_21" style:family="text">
      <style:text-properties fo:font-size="12pt" style:font-size-asian="12pt" style:font-size-complex="12pt"/>
    </style:style>
    <style:style style:name="T327_22" style:family="text">
      <style:text-properties fo:font-size="12pt" style:font-size-asian="12pt" style:font-size-complex="12pt"/>
    </style:style>
    <style:style style:name="T327_23" style:family="text">
      <style:text-properties fo:font-size="12pt" style:font-size-asian="12pt" style:font-size-complex="12pt"/>
    </style:style>
    <style:style style:name="T327_24" style:family="text">
      <style:text-properties fo:font-size="12pt" style:font-size-asian="12pt" style:font-size-complex="12pt"/>
    </style:style>
    <style:style style:name="T327_25" style:family="text">
      <style:text-properties fo:font-size="12pt" style:font-size-asian="12pt" style:font-size-complex="12pt"/>
    </style:style>
    <style:style style:name="T327_26" style:family="text">
      <style:text-properties fo:font-size="12pt" style:font-size-asian="12pt" style:font-size-complex="12pt"/>
    </style:style>
    <style:style style:name="T327_27" style:family="text">
      <style:text-properties fo:font-size="12pt" style:font-size-asian="12pt" style:font-size-complex="12pt"/>
    </style:style>
    <style:style style:name="T327_28" style:family="text">
      <style:text-properties fo:font-size="12pt" style:font-size-asian="12pt" style:font-size-complex="12pt"/>
    </style:style>
    <style:style style:name="T327_29" style:family="text">
      <style:text-properties fo:font-size="12pt" style:font-size-asian="12pt" style:font-size-complex="12pt"/>
    </style:style>
    <style:style style:name="T327_30" style:family="text">
      <style:text-properties fo:font-size="12pt" style:font-size-asian="12pt" style:font-size-complex="12pt"/>
    </style:style>
    <style:style style:name="T327_31" style:family="text">
      <style:text-properties fo:font-size="12pt" style:font-size-asian="12pt" style:font-size-complex="12pt"/>
    </style:style>
    <style:style style:name="T327_32" style:family="text">
      <style:text-properties fo:font-size="12pt" style:font-size-asian="12pt" style:font-size-complex="12pt"/>
    </style:style>
    <style:style style:name="T327_33" style:family="text">
      <style:text-properties fo:font-size="12pt" style:font-size-asian="12pt" style:font-size-complex="12pt"/>
    </style:style>
    <style:style style:name="T327_34" style:family="text">
      <style:text-properties fo:font-size="12pt" style:font-size-asian="12pt" style:font-size-complex="12pt"/>
    </style:style>
    <style:style style:name="T327_35" style:family="text">
      <style:text-properties fo:font-size="12pt" style:font-size-asian="12pt" style:font-size-complex="12pt"/>
    </style:style>
    <style:style style:name="T327_36" style:family="text">
      <style:text-properties fo:font-size="12pt" style:font-size-asian="12pt" style:font-size-complex="12pt"/>
    </style:style>
    <style:style style:name="T327_37" style:family="text">
      <style:text-properties fo:font-size="12pt" style:font-size-asian="12pt" style:font-size-complex="12pt"/>
    </style:style>
    <style:style style:name="T327_38" style:family="text">
      <style:text-properties fo:font-size="12pt" style:font-size-asian="12pt" style:font-size-complex="12pt"/>
    </style:style>
    <style:style style:name="T327_39" style:family="text">
      <style:text-properties fo:font-size="12pt" style:font-size-asian="12pt" style:font-size-complex="12pt"/>
    </style:style>
    <style:style style:name="T327_40" style:family="text">
      <style:text-properties fo:font-size="12pt" style:font-size-asian="12pt" style:font-size-complex="12pt"/>
    </style:style>
    <style:style style:name="T327_41" style:family="text">
      <style:text-properties fo:font-size="12pt" style:font-size-asian="12pt" style:font-size-complex="12pt"/>
    </style:style>
    <style:style style:name="T327_42" style:family="text">
      <style:text-properties fo:font-size="12pt" style:font-size-asian="12pt" style:font-size-complex="12pt"/>
    </style:style>
    <style:style style:name="T327_43" style:family="text">
      <style:text-properties fo:font-size="12pt" style:font-size-asian="12pt" style:font-size-complex="12pt"/>
    </style:style>
    <style:style style:name="T327_44" style:family="text">
      <style:text-properties fo:font-size="12pt" style:font-size-asian="12pt" style:font-size-complex="12pt"/>
    </style:style>
    <style:style style:name="T327_45" style:family="text">
      <style:text-properties fo:font-size="12pt" style:font-size-asian="12pt" style:font-size-complex="12pt"/>
    </style:style>
    <style:style style:name="T327_46" style:family="text">
      <style:text-properties fo:font-size="12pt" style:font-size-asian="12pt" style:font-size-complex="12pt"/>
    </style:style>
    <style:style style:name="T327_47" style:family="text">
      <style:text-properties fo:font-size="12pt" style:font-size-asian="12pt" style:font-size-complex="12pt"/>
    </style:style>
    <style:style style:name="T327_48" style:family="text">
      <style:text-properties fo:font-size="12pt" style:font-size-asian="12pt" style:font-size-complex="12pt"/>
    </style:style>
    <style:style style:name="T327_49" style:family="text">
      <style:text-properties fo:font-size="12pt" style:font-size-asian="12pt" style:font-size-complex="12pt"/>
    </style:style>
    <style:style style:name="T327_50" style:family="text">
      <style:text-properties fo:font-size="12pt" style:font-size-asian="12pt" style:font-size-complex="12pt"/>
    </style:style>
    <style:style style:name="T327_51" style:family="text">
      <style:text-properties fo:font-size="12pt" style:font-size-asian="12pt" style:font-size-complex="12pt"/>
    </style:style>
    <style:style style:name="T327_52" style:family="text">
      <style:text-properties fo:font-size="12pt" style:font-size-asian="12pt" style:font-size-complex="12pt"/>
    </style:style>
    <style:style style:name="T327_53" style:family="text">
      <style:text-properties fo:font-size="12pt" style:font-size-asian="12pt" style:font-size-complex="12pt"/>
    </style:style>
    <style:style style:name="T327_54" style:family="text">
      <style:text-properties fo:font-size="12pt" style:font-size-asian="12pt" style:font-size-complex="12pt"/>
    </style:style>
    <style:style style:name="T327_55" style:family="text">
      <style:text-properties fo:font-size="12pt" style:font-size-asian="12pt" style:font-size-complex="12pt"/>
    </style:style>
    <style:style style:name="T327_56" style:family="text">
      <style:text-properties fo:font-size="12pt" style:font-size-asian="12pt" style:font-size-complex="12pt"/>
    </style:style>
    <style:style style:name="T327_57" style:family="text">
      <style:text-properties fo:font-size="12pt" style:font-size-asian="12pt" style:font-size-complex="12pt"/>
    </style:style>
    <style:style style:name="T327_58" style:family="text">
      <style:text-properties fo:font-size="12pt" style:font-size-asian="12pt" style:font-size-complex="12pt"/>
    </style:style>
    <style:style style:name="T327_59" style:family="text">
      <style:text-properties fo:font-size="12pt" style:font-size-asian="12pt" style:font-size-complex="12pt"/>
    </style:style>
    <style:style style:name="T327_60" style:family="text">
      <style:text-properties fo:font-size="12pt" style:font-size-asian="12pt" style:font-size-complex="12pt"/>
    </style:style>
    <style:style style:name="T327_61" style:family="text">
      <style:text-properties fo:font-size="12pt" style:font-size-asian="12pt" style:font-size-complex="12pt"/>
    </style:style>
    <style:style style:name="T327_62" style:family="text">
      <style:text-properties fo:font-size="12pt" style:font-size-asian="12pt" style:font-size-complex="12pt"/>
    </style:style>
    <style:style style:name="T327_63" style:family="text">
      <style:text-properties fo:font-size="12pt" style:font-size-asian="12pt" style:font-size-complex="12pt"/>
    </style:style>
    <style:style style:name="T327_64" style:family="text">
      <style:text-properties fo:font-size="12pt" style:font-size-asian="12pt" style:font-size-complex="12pt"/>
    </style:style>
    <style:style style:name="T327_65" style:family="text">
      <style:text-properties fo:font-size="12pt" style:font-size-asian="12pt" style:font-size-complex="12pt"/>
    </style:style>
    <style:style style:name="T327_66" style:family="text">
      <style:text-properties fo:font-size="12pt" style:font-size-asian="12pt" style:font-size-complex="12pt"/>
    </style:style>
    <style:style style:name="T327_67" style:family="text">
      <style:text-properties fo:font-size="12pt" style:font-size-asian="12pt" style:font-size-complex="12pt"/>
    </style:style>
    <style:style style:name="T327_68" style:family="text">
      <style:text-properties fo:font-size="12pt" style:font-size-asian="12pt" style:font-size-complex="12pt"/>
    </style:style>
    <style:style style:name="T327_69" style:family="text">
      <style:text-properties fo:font-size="12pt" style:font-size-asian="12pt" style:font-size-complex="12pt"/>
    </style:style>
    <style:style style:name="T327_70" style:family="text">
      <style:text-properties fo:font-size="12pt" style:font-size-asian="12pt" style:font-size-complex="12pt"/>
    </style:style>
    <style:style style:name="T327_71" style:family="text">
      <style:text-properties fo:font-size="12pt" style:font-size-asian="12pt" style:font-size-complex="12pt"/>
    </style:style>
    <style:style style:name="T327_72" style:family="text">
      <style:text-properties fo:font-size="12pt" style:font-size-asian="12pt" style:font-size-complex="12pt"/>
    </style:style>
    <style:style style:name="T327_73" style:family="text">
      <style:text-properties fo:font-size="12pt" style:font-size-asian="12pt" style:font-size-complex="12pt"/>
    </style:style>
    <style:style style:name="T327_74" style:family="text">
      <style:text-properties fo:font-size="12pt" style:font-size-asian="12pt" style:font-size-complex="12pt"/>
    </style:style>
    <style:style style:name="T327_75" style:family="text">
      <style:text-properties fo:font-size="12pt" style:font-size-asian="12pt" style:font-size-complex="12pt"/>
    </style:style>
    <style:style style:name="T327_76" style:family="text">
      <style:text-properties fo:font-size="12pt" style:font-size-asian="12pt" style:font-size-complex="12pt"/>
    </style:style>
    <style:style style:name="T327_77" style:family="text">
      <style:text-properties fo:font-size="12pt" style:font-size-asian="12pt" style:font-size-complex="12pt"/>
    </style:style>
    <style:style style:name="T327_78" style:family="text">
      <style:text-properties fo:font-size="12pt" style:font-size-asian="12pt" style:font-size-complex="12pt"/>
    </style:style>
    <style:style style:name="T327_79" style:family="text">
      <style:text-properties fo:font-size="12pt" style:font-size-asian="12pt" style:font-size-complex="12pt"/>
    </style:style>
    <style:style style:name="T327_80" style:family="text">
      <style:text-properties fo:font-size="12pt" style:font-size-asian="12pt" style:font-size-complex="12pt"/>
    </style:style>
    <style:style style:name="T327_81" style:family="text">
      <style:text-properties fo:font-size="12pt" style:font-size-asian="12pt" style:font-size-complex="12pt"/>
    </style:style>
    <style:style style:name="T327_82" style:family="text">
      <style:text-properties fo:font-size="12pt" style:font-size-asian="12pt" style:font-size-complex="12pt"/>
    </style:style>
    <style:style style:name="T327_83" style:family="text">
      <style:text-properties fo:font-size="12pt" style:font-size-asian="12pt" style:font-size-complex="12pt"/>
    </style:style>
    <style:style style:name="T327_84" style:family="text">
      <style:text-properties fo:font-size="12pt" style:font-size-asian="12pt" style:font-size-complex="12pt"/>
    </style:style>
    <style:style style:name="T327_85" style:family="text">
      <style:text-properties fo:font-size="12pt" style:font-size-asian="12pt" style:font-size-complex="12pt"/>
    </style:style>
    <style:style style:name="T327_86" style:family="text">
      <style:text-properties fo:font-size="12pt" style:font-size-asian="12pt" style:font-size-complex="12pt"/>
    </style:style>
    <style:style style:name="T327_87" style:family="text">
      <style:text-properties fo:font-size="12pt" style:font-size-asian="12pt" style:font-size-complex="12pt"/>
    </style:style>
    <style:style style:name="T327_88" style:family="text">
      <style:text-properties fo:font-size="12pt" style:font-size-asian="12pt" style:font-size-complex="12pt"/>
    </style:style>
    <style:style style:name="T327_89" style:family="text">
      <style:text-properties fo:font-size="12pt" style:font-size-asian="12pt" style:font-size-complex="12pt"/>
    </style:style>
    <style:style style:name="T327_90" style:family="text">
      <style:text-properties fo:font-size="12pt" style:font-size-asian="12pt" style:font-size-complex="12pt"/>
    </style:style>
    <style:style style:name="T327_91" style:family="text">
      <style:text-properties fo:font-size="12pt" style:font-size-asian="12pt" style:font-size-complex="12pt"/>
    </style:style>
    <style:style style:name="T327_92" style:family="text">
      <style:text-properties fo:font-size="12pt" style:font-size-asian="12pt" style:font-size-complex="12pt"/>
    </style:style>
    <style:style style:name="T327_93" style:family="text">
      <style:text-properties fo:font-size="12pt" style:font-size-asian="12pt" style:font-size-complex="12pt"/>
    </style:style>
    <style:style style:name="T327_94" style:family="text">
      <style:text-properties fo:font-size="12pt" style:font-size-asian="12pt" style:font-size-complex="12pt"/>
    </style:style>
    <style:style style:name="T327_95" style:family="text">
      <style:text-properties fo:font-size="12pt" style:font-size-asian="12pt" style:font-size-complex="12pt"/>
    </style:style>
    <style:style style:name="T327_96" style:family="text">
      <style:text-properties fo:font-size="12pt" style:font-size-asian="12pt" style:font-size-complex="12pt"/>
    </style:style>
    <style:style style:name="T327_97" style:family="text">
      <style:text-properties fo:font-size="12pt" style:font-size-asian="12pt" style:font-size-complex="12pt"/>
    </style:style>
    <style:style style:name="T327_98" style:family="text">
      <style:text-properties fo:font-size="12pt" style:font-size-asian="12pt" style:font-size-complex="12pt"/>
    </style:style>
    <style:style style:name="T327_99" style:family="text">
      <style:text-properties fo:font-size="12pt" style:font-size-asian="12pt" style:font-size-complex="12pt"/>
    </style:style>
    <style:style style:name="T327_100" style:family="text">
      <style:text-properties fo:font-size="12pt" style:font-size-asian="12pt" style:font-size-complex="12pt"/>
    </style:style>
    <style:style style:name="T327_101" style:family="text">
      <style:text-properties fo:font-size="12pt" style:font-size-asian="12pt" style:font-size-complex="12pt"/>
    </style:style>
    <style:style style:name="T327_102" style:family="text">
      <style:text-properties fo:font-size="12pt" style:font-size-asian="12pt" style:font-size-complex="12pt"/>
    </style:style>
    <style:style style:name="T327_103" style:family="text">
      <style:text-properties fo:font-size="12pt" style:font-size-asian="12pt" style:font-size-complex="12pt"/>
    </style:style>
    <style:style style:name="T327_104" style:family="text">
      <style:text-properties fo:font-size="12pt" style:font-size-asian="12pt" style:font-size-complex="12pt"/>
    </style:style>
    <style:style style:name="T327_105" style:family="text">
      <style:text-properties fo:font-size="12pt" style:font-size-asian="12pt" style:font-size-complex="12pt"/>
    </style:style>
    <style:style style:name="T327_106" style:family="text">
      <style:text-properties fo:font-size="12pt" style:font-size-asian="12pt" style:font-size-complex="12pt"/>
    </style:style>
    <style:style style:name="T327_107" style:family="text">
      <style:text-properties fo:font-size="12pt" style:font-size-asian="12pt" style:font-size-complex="12pt"/>
    </style:style>
    <style:style style:name="T327_108" style:family="text">
      <style:text-properties fo:font-size="12pt" style:font-size-asian="12pt" style:font-size-complex="12pt"/>
    </style:style>
    <style:style style:name="T327_109" style:family="text">
      <style:text-properties fo:font-size="12pt" style:font-size-asian="12pt" style:font-size-complex="12pt"/>
    </style:style>
    <style:style style:name="T327_110" style:family="text">
      <style:text-properties fo:font-size="12pt" style:font-size-asian="12pt" style:font-size-complex="12pt"/>
    </style:style>
    <style:style style:name="T327_111" style:family="text">
      <style:text-properties fo:font-size="12pt" style:font-size-asian="12pt" style:font-size-complex="12pt"/>
    </style:style>
    <style:style style:name="T327_112" style:family="text">
      <style:text-properties fo:font-size="12pt" style:font-size-asian="12pt" style:font-size-complex="12pt"/>
    </style:style>
    <style:style style:name="T327_113" style:family="text">
      <style:text-properties fo:font-size="12pt" style:font-size-asian="12pt" style:font-size-complex="12pt"/>
    </style:style>
    <style:style style:name="T327_114" style:family="text">
      <style:text-properties fo:font-size="12pt" style:font-size-asian="12pt" style:font-size-complex="12pt"/>
    </style:style>
    <style:style style:name="T327_115" style:family="text">
      <style:text-properties fo:font-size="12pt" style:font-size-asian="12pt" style:font-size-complex="12pt"/>
    </style:style>
    <style:style style:name="T327_116" style:family="text">
      <style:text-properties fo:font-size="12pt" style:font-size-asian="12pt" style:font-size-complex="12pt"/>
    </style:style>
    <style:style style:name="T327_117" style:family="text">
      <style:text-properties fo:font-size="12pt" style:font-size-asian="12pt" style:font-size-complex="12pt"/>
    </style:style>
    <style:style style:name="T327_118" style:family="text">
      <style:text-properties fo:font-size="12pt" style:font-size-asian="12pt" style:font-size-complex="12pt"/>
    </style:style>
    <style:style style:name="T327_119" style:family="text">
      <style:text-properties fo:font-size="12pt" style:font-size-asian="12pt" style:font-size-complex="12pt"/>
    </style:style>
    <style:style style:name="T327_120" style:family="text">
      <style:text-properties fo:font-size="12pt" style:font-size-asian="12pt" style:font-size-complex="12pt"/>
    </style:style>
    <style:style style:name="T327_121" style:family="text">
      <style:text-properties fo:font-size="12pt" style:font-size-asian="12pt" style:font-size-complex="12pt"/>
    </style:style>
    <style:style style:name="T327_122" style:family="text">
      <style:text-properties fo:font-size="12pt" style:font-size-asian="12pt" style:font-size-complex="12pt"/>
    </style:style>
    <style:style style:name="T327_123" style:family="text">
      <style:text-properties fo:font-size="12pt" style:font-size-asian="12pt" style:font-size-complex="12pt"/>
    </style:style>
    <style:style style:name="T327_124" style:family="text">
      <style:text-properties fo:font-size="12pt" style:font-size-asian="12pt" style:font-size-complex="12pt"/>
    </style:style>
    <style:style style:name="T327_125" style:family="text">
      <style:text-properties fo:font-size="12pt" style:font-size-asian="12pt" style:font-size-complex="12pt"/>
    </style:style>
    <style:style style:name="T327_126" style:family="text">
      <style:text-properties fo:font-size="12pt" style:font-size-asian="12pt" style:font-size-complex="12pt"/>
    </style:style>
    <style:style style:name="T327_127" style:family="text">
      <style:text-properties fo:font-size="12pt" style:font-size-asian="12pt" style:font-size-complex="12pt"/>
    </style:style>
    <style:style style:name="T327_128" style:family="text">
      <style:text-properties fo:font-size="12pt" style:font-size-asian="12pt" style:font-size-complex="12pt"/>
    </style:style>
    <style:style style:name="T327_129" style:family="text">
      <style:text-properties fo:font-size="12pt" style:font-size-asian="12pt" style:font-size-complex="12pt"/>
    </style:style>
    <style:style style:name="T327_130" style:family="text">
      <style:text-properties fo:font-size="12pt" style:font-size-asian="12pt" style:font-size-complex="12pt"/>
    </style:style>
    <style:style style:name="T327_131" style:family="text">
      <style:text-properties fo:font-size="12pt" style:font-size-asian="12pt" style:font-size-complex="12pt"/>
    </style:style>
    <style:style style:name="T327_132" style:family="text">
      <style:text-properties fo:font-size="12pt" style:font-size-asian="12pt" style:font-size-complex="12pt"/>
    </style:style>
    <style:style style:name="T327_133" style:family="text">
      <style:text-properties fo:font-size="12pt" style:font-size-asian="12pt" style:font-size-complex="12pt"/>
    </style:style>
    <style:style style:name="T327_134" style:family="text">
      <style:text-properties fo:font-size="12pt" style:font-size-asian="12pt" style:font-size-complex="12pt"/>
    </style:style>
    <style:style style:name="T327_135" style:family="text">
      <style:text-properties fo:font-size="12pt" style:font-size-asian="12pt" style:font-size-complex="12pt"/>
    </style:style>
    <style:style style:name="T327_136" style:family="text">
      <style:text-properties fo:font-size="12pt" style:font-size-asian="12pt" style:font-size-complex="12pt"/>
    </style:style>
    <style:style style:name="T327_137" style:family="text">
      <style:text-properties fo:font-size="12pt" style:font-size-asian="12pt" style:font-size-complex="12pt"/>
    </style:style>
    <style:style style:name="T327_138" style:family="text">
      <style:text-properties fo:font-size="12pt" style:font-size-asian="12pt" style:font-size-complex="12pt"/>
    </style:style>
    <style:style style:name="T327_139" style:family="text">
      <style:text-properties fo:font-size="12pt" style:font-size-asian="12pt" style:font-size-complex="12pt"/>
    </style:style>
    <style:style style:name="T327_140" style:family="text">
      <style:text-properties fo:font-size="12pt" style:font-size-asian="12pt" style:font-size-complex="12pt"/>
    </style:style>
    <style:style style:name="T327_141" style:family="text">
      <style:text-properties fo:font-size="12pt" style:font-size-asian="12pt" style:font-size-complex="12pt"/>
    </style:style>
    <style:style style:name="T327_142" style:family="text">
      <style:text-properties fo:font-size="12pt" style:font-size-asian="12pt" style:font-size-complex="12pt"/>
    </style:style>
    <style:style style:name="T327_143" style:family="text">
      <style:text-properties fo:font-size="12pt" style:font-size-asian="12pt" style:font-size-complex="12pt"/>
    </style:style>
    <style:style style:name="T327_144" style:family="text">
      <style:text-properties fo:font-size="12pt" style:font-size-asian="12pt" style:font-size-complex="12pt"/>
    </style:style>
    <style:style style:name="T327_145" style:family="text">
      <style:text-properties fo:font-size="12pt" style:font-size-asian="12pt" style:font-size-complex="12pt"/>
    </style:style>
    <style:style style:name="T327_146" style:family="text">
      <style:text-properties fo:font-size="12pt" style:font-size-asian="12pt" style:font-size-complex="12pt"/>
    </style:style>
    <style:style style:name="T327_147" style:family="text">
      <style:text-properties fo:font-size="12pt" style:font-size-asian="12pt" style:font-size-complex="12pt"/>
    </style:style>
    <style:style style:name="T327_148" style:family="text">
      <style:text-properties fo:font-size="12pt" style:font-size-asian="12pt" style:font-size-complex="12pt"/>
    </style:style>
    <style:style style:name="T327_149" style:family="text">
      <style:text-properties fo:font-size="12pt" style:font-size-asian="12pt" style:font-size-complex="12pt"/>
    </style:style>
    <style:style style:name="T327_150" style:family="text">
      <style:text-properties fo:font-size="12pt" style:font-size-asian="12pt" style:font-size-complex="12pt"/>
    </style:style>
    <style:style style:name="T327_151" style:family="text">
      <style:text-properties fo:font-size="12pt" style:font-size-asian="12pt" style:font-size-complex="12pt"/>
    </style:style>
    <style:style style:name="T327_152" style:family="text">
      <style:text-properties fo:font-size="12pt" style:font-size-asian="12pt" style:font-size-complex="12pt"/>
    </style:style>
    <style:style style:name="T327_153" style:family="text">
      <style:text-properties fo:font-size="12pt" style:font-size-asian="12pt" style:font-size-complex="12pt"/>
    </style:style>
    <style:style style:name="T327_154" style:family="text">
      <style:text-properties fo:font-size="12pt" style:font-size-asian="12pt" style:font-size-complex="12pt"/>
    </style:style>
    <style:style style:name="T327_155" style:family="text">
      <style:text-properties fo:font-size="12pt" style:font-size-asian="12pt" style:font-size-complex="12pt"/>
    </style:style>
    <style:style style:name="T327_156" style:family="text">
      <style:text-properties fo:font-size="12pt" style:font-size-asian="12pt" style:font-size-complex="12pt"/>
    </style:style>
    <style:style style:name="T327_157" style:family="text">
      <style:text-properties fo:font-size="12pt" style:font-size-asian="12pt" style:font-size-complex="12pt"/>
    </style:style>
    <style:style style:name="T327_158" style:family="text">
      <style:text-properties fo:font-size="12pt" style:font-size-asian="12pt" style:font-size-complex="12pt"/>
    </style:style>
    <style:style style:name="T327_159" style:family="text">
      <style:text-properties fo:font-size="12pt" style:font-size-asian="12pt" style:font-size-complex="12pt"/>
    </style:style>
    <style:style style:name="T327_160" style:family="text">
      <style:text-properties fo:font-size="12pt" style:font-size-asian="12pt" style:font-size-complex="12pt"/>
    </style:style>
    <style:style style:name="T327_161" style:family="text">
      <style:text-properties fo:font-size="12pt" style:font-size-asian="12pt" style:font-size-complex="12pt"/>
    </style:style>
    <style:style style:name="T327_162" style:family="text">
      <style:text-properties fo:font-size="12pt" style:font-size-asian="12pt" style:font-size-complex="12pt"/>
    </style:style>
    <style:style style:name="T327_163" style:family="text">
      <style:text-properties fo:font-size="12pt" style:font-size-asian="12pt" style:font-size-complex="12pt"/>
    </style:style>
    <style:style style:name="T327_164" style:family="text">
      <style:text-properties fo:font-size="12pt" style:font-size-asian="12pt" style:font-size-complex="12pt"/>
    </style:style>
    <style:style style:name="T327_165" style:family="text">
      <style:text-properties fo:font-size="12pt" style:font-size-asian="12pt" style:font-size-complex="12pt"/>
    </style:style>
    <style:style style:name="T327_166" style:family="text">
      <style:text-properties fo:font-size="12pt" style:font-size-asian="12pt" style:font-size-complex="12pt"/>
    </style:style>
    <style:style style:name="T327_167" style:family="text">
      <style:text-properties fo:font-size="12pt" style:font-size-asian="12pt" style:font-size-complex="12pt"/>
    </style:style>
    <style:style style:name="T327_168" style:family="text">
      <style:text-properties fo:font-size="12pt" style:font-size-asian="12pt" style:font-size-complex="12pt"/>
    </style:style>
    <style:style style:name="T327_169" style:family="text">
      <style:text-properties fo:font-size="12pt" style:font-size-asian="12pt" style:font-size-complex="12pt"/>
    </style:style>
    <style:style style:name="T327_170" style:family="text">
      <style:text-properties fo:font-size="12pt" style:font-size-asian="12pt" style:font-size-complex="12pt"/>
    </style:style>
    <style:style style:name="T327_171" style:family="text">
      <style:text-properties fo:font-size="12pt" style:font-size-asian="12pt" style:font-size-complex="12pt"/>
    </style:style>
    <style:style style:name="T327_172" style:family="text">
      <style:text-properties fo:font-size="12pt" style:font-size-asian="12pt" style:font-size-complex="12pt"/>
    </style:style>
    <style:style style:name="T327_173" style:family="text">
      <style:text-properties fo:font-size="12pt" style:font-size-asian="12pt" style:font-size-complex="12pt"/>
    </style:style>
    <style:style style:name="T327_174" style:family="text">
      <style:text-properties fo:font-size="12pt" style:font-size-asian="12pt" style:font-size-complex="12pt"/>
    </style:style>
    <style:style style:name="T327_175" style:family="text">
      <style:text-properties fo:font-size="12pt" style:font-size-asian="12pt" style:font-size-complex="12pt"/>
    </style:style>
    <style:style style:name="T327_176" style:family="text">
      <style:text-properties fo:font-size="12pt" style:font-size-asian="12pt" style:font-size-complex="12pt"/>
    </style:style>
    <style:style style:name="T327_177" style:family="text">
      <style:text-properties fo:font-size="12pt" style:font-size-asian="12pt" style:font-size-complex="12pt"/>
    </style:style>
    <style:style style:name="T327_178" style:family="text">
      <style:text-properties fo:font-size="12pt" style:font-size-asian="12pt" style:font-size-complex="12pt"/>
    </style:style>
    <style:style style:name="T327_179" style:family="text">
      <style:text-properties fo:font-size="12pt" style:font-size-asian="12pt" style:font-size-complex="12pt"/>
    </style:style>
    <style:style style:name="T327_180" style:family="text">
      <style:text-properties fo:font-size="12pt" style:font-size-asian="12pt" style:font-size-complex="12pt"/>
    </style:style>
    <style:style style:name="T327_181" style:family="text">
      <style:text-properties fo:font-size="12pt" style:font-size-asian="12pt" style:font-size-complex="12pt"/>
    </style:style>
    <style:style style:name="T327_182" style:family="text">
      <style:text-properties fo:font-size="12pt" style:font-size-asian="12pt" style:font-size-complex="12pt"/>
    </style:style>
    <style:style style:name="T327_183" style:family="text">
      <style:text-properties fo:font-size="12pt" style:font-size-asian="12pt" style:font-size-complex="12pt"/>
    </style:style>
    <style:style style:name="T327_184" style:family="text">
      <style:text-properties fo:font-size="12pt" style:font-size-asian="12pt" style:font-size-complex="12pt"/>
    </style:style>
    <style:style style:name="T327_185" style:family="text">
      <style:text-properties fo:font-size="12pt" style:font-size-asian="12pt" style:font-size-complex="12pt"/>
    </style:style>
    <style:style style:name="T327_186" style:family="text">
      <style:text-properties fo:font-size="12pt" style:font-size-asian="12pt" style:font-size-complex="12pt"/>
    </style:style>
    <style:style style:name="T327_187" style:family="text">
      <style:text-properties fo:font-size="12pt" style:font-size-asian="12pt" style:font-size-complex="12pt"/>
    </style:style>
    <style:style style:name="T327_188" style:family="text">
      <style:text-properties fo:font-size="12pt" style:font-size-asian="12pt" style:font-size-complex="12pt"/>
    </style:style>
    <style:style style:name="T327_189" style:family="text">
      <style:text-properties fo:font-size="12pt" style:font-size-asian="12pt" style:font-size-complex="12pt"/>
    </style:style>
    <style:style style:name="P32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29" style:family="paragraph" style:parent-style-name="Standard">
      <style:paragraph-properties fo:text-align="justify" fo:break-before="auto" fo:line-height="115%" style:writing-mode="lr-tb"/>
    </style:style>
    <style:style style:name="T329_1" style:family="text">
      <style:text-properties fo:font-size="12pt" style:font-size-asian="12pt" style:font-size-complex="12pt"/>
    </style:style>
    <style:style style:name="T329_2" style:family="text">
      <style:text-properties fo:font-size="12pt" style:font-size-asian="12pt" style:font-size-complex="12pt"/>
    </style:style>
    <style:style style:name="T329_3" style:family="text">
      <style:text-properties fo:font-size="12pt" style:font-size-asian="12pt" style:font-size-complex="12pt"/>
    </style:style>
    <style:style style:name="T329_4" style:family="text">
      <style:text-properties fo:font-size="12pt" style:font-size-asian="12pt" style:font-size-complex="12pt"/>
    </style:style>
    <style:style style:name="T329_5" style:family="text">
      <style:text-properties fo:font-size="12pt" style:font-size-asian="12pt" style:font-size-complex="12pt"/>
    </style:style>
    <style:style style:name="T329_6" style:family="text">
      <style:text-properties fo:font-size="12pt" style:font-size-asian="12pt" style:font-size-complex="12pt"/>
    </style:style>
    <style:style style:name="T329_7" style:family="text">
      <style:text-properties fo:font-size="12pt" style:font-size-asian="12pt" style:font-size-complex="12pt"/>
    </style:style>
    <style:style style:name="T329_8" style:family="text">
      <style:text-properties fo:font-size="12pt" style:font-size-asian="12pt" style:font-size-complex="12pt"/>
    </style:style>
    <style:style style:name="T329_9" style:family="text">
      <style:text-properties fo:font-size="12pt" style:font-size-asian="12pt" style:font-size-complex="12pt"/>
    </style:style>
    <style:style style:name="T329_10" style:family="text">
      <style:text-properties fo:font-size="12pt" style:font-size-asian="12pt" style:font-size-complex="12pt"/>
    </style:style>
    <style:style style:name="T329_11" style:family="text">
      <style:text-properties fo:font-size="12pt" style:font-size-asian="12pt" style:font-size-complex="12pt"/>
    </style:style>
    <style:style style:name="T329_12" style:family="text">
      <style:text-properties fo:font-size="12pt" style:font-size-asian="12pt" style:font-size-complex="12pt"/>
    </style:style>
    <style:style style:name="T329_13" style:family="text">
      <style:text-properties fo:font-size="12pt" style:font-size-asian="12pt" style:font-size-complex="12pt"/>
    </style:style>
    <style:style style:name="P330" style:family="paragraph" style:parent-style-name="Standard">
      <style:paragraph-properties fo:text-align="justify" fo:break-before="auto" fo:line-height="115%" style:writing-mode="lr-tb"/>
    </style:style>
    <style:style style:name="T330_1" style:family="text">
      <style:text-properties fo:font-size="12pt" style:font-size-asian="12pt" style:font-size-complex="12pt"/>
    </style:style>
    <style:style style:name="T330_2" style:family="text">
      <style:text-properties fo:font-size="12pt" style:font-size-asian="12pt" style:font-size-complex="12pt"/>
    </style:style>
    <style:style style:name="T330_3" style:family="text">
      <style:text-properties fo:font-size="12pt" style:font-size-asian="12pt" style:font-size-complex="12pt"/>
    </style:style>
    <style:style style:name="T330_4" style:family="text">
      <style:text-properties fo:font-size="12pt" style:font-size-asian="12pt" style:font-size-complex="12pt"/>
    </style:style>
    <style:style style:name="T330_5" style:family="text">
      <style:text-properties fo:font-size="12pt" style:font-size-asian="12pt" style:font-size-complex="12pt"/>
    </style:style>
    <style:style style:name="T330_6" style:family="text">
      <style:text-properties fo:font-size="12pt" style:font-size-asian="12pt" style:font-size-complex="12pt"/>
    </style:style>
    <style:style style:name="T330_7" style:family="text">
      <style:text-properties fo:font-size="12pt" style:font-size-asian="12pt" style:font-size-complex="12pt"/>
    </style:style>
    <style:style style:name="T330_8" style:family="text">
      <style:text-properties fo:font-size="12pt" style:font-size-asian="12pt" style:font-size-complex="12pt"/>
    </style:style>
    <style:style style:name="T330_9" style:family="text">
      <style:text-properties fo:font-size="12pt" style:font-size-asian="12pt" style:font-size-complex="12pt"/>
    </style:style>
    <style:style style:name="T330_10" style:family="text">
      <style:text-properties fo:font-size="12pt" style:font-size-asian="12pt" style:font-size-complex="12pt"/>
    </style:style>
    <style:style style:name="T330_11" style:family="text">
      <style:text-properties fo:font-size="12pt" style:font-size-asian="12pt" style:font-size-complex="12pt"/>
    </style:style>
    <style:style style:name="T330_12" style:family="text">
      <style:text-properties fo:font-size="12pt" style:font-size-asian="12pt" style:font-size-complex="12pt"/>
    </style:style>
    <style:style style:name="T330_13" style:family="text">
      <style:text-properties fo:font-size="12pt" style:font-size-asian="12pt" style:font-size-complex="12pt"/>
    </style:style>
    <style:style style:name="T330_14" style:family="text">
      <style:text-properties fo:font-size="12pt" style:font-size-asian="12pt" style:font-size-complex="12pt"/>
    </style:style>
    <style:style style:name="T330_15" style:family="text">
      <style:text-properties fo:font-size="12pt" style:font-size-asian="12pt" style:font-size-complex="12pt"/>
    </style:style>
    <style:style style:name="T330_16" style:family="text">
      <style:text-properties fo:font-size="12pt" style:font-size-asian="12pt" style:font-size-complex="12pt"/>
    </style:style>
    <style:style style:name="T330_17" style:family="text">
      <style:text-properties fo:font-size="12pt" style:font-size-asian="12pt" style:font-size-complex="12pt"/>
    </style:style>
    <style:style style:name="T330_18" style:family="text">
      <style:text-properties fo:font-size="12pt" style:font-size-asian="12pt" style:font-size-complex="12pt"/>
    </style:style>
    <style:style style:name="T330_19" style:family="text">
      <style:text-properties fo:font-size="12pt" style:font-size-asian="12pt" style:font-size-complex="12pt"/>
    </style:style>
    <style:style style:name="T330_20" style:family="text">
      <style:text-properties fo:font-size="12pt" style:font-size-asian="12pt" style:font-size-complex="12pt"/>
    </style:style>
    <style:style style:name="T330_21" style:family="text">
      <style:text-properties fo:font-size="12pt" style:font-size-asian="12pt" style:font-size-complex="12pt"/>
    </style:style>
    <style:style style:name="T330_22" style:family="text">
      <style:text-properties fo:font-size="12pt" style:font-size-asian="12pt" style:font-size-complex="12pt"/>
    </style:style>
    <style:style style:name="T330_23" style:family="text">
      <style:text-properties fo:font-size="12pt" style:font-size-asian="12pt" style:font-size-complex="12pt"/>
    </style:style>
    <style:style style:name="T330_24" style:family="text">
      <style:text-properties fo:font-size="12pt" style:font-size-asian="12pt" style:font-size-complex="12pt"/>
    </style:style>
    <style:style style:name="T330_25" style:family="text">
      <style:text-properties fo:font-size="12pt" style:font-size-asian="12pt" style:font-size-complex="12pt"/>
    </style:style>
    <style:style style:name="T330_26" style:family="text">
      <style:text-properties fo:font-size="12pt" style:font-size-asian="12pt" style:font-size-complex="12pt"/>
    </style:style>
    <style:style style:name="T330_27" style:family="text">
      <style:text-properties fo:font-size="12pt" style:font-size-asian="12pt" style:font-size-complex="12pt"/>
    </style:style>
    <style:style style:name="T330_28" style:family="text">
      <style:text-properties fo:font-size="12pt" style:font-size-asian="12pt" style:font-size-complex="12pt"/>
    </style:style>
    <style:style style:name="T330_29" style:family="text">
      <style:text-properties fo:font-size="12pt" style:font-size-asian="12pt" style:font-size-complex="12pt"/>
    </style:style>
    <style:style style:name="T330_30" style:family="text">
      <style:text-properties fo:font-size="12pt" style:font-size-asian="12pt" style:font-size-complex="12pt"/>
    </style:style>
    <style:style style:name="T330_31" style:family="text">
      <style:text-properties fo:font-size="12pt" style:font-size-asian="12pt" style:font-size-complex="12pt"/>
    </style:style>
    <style:style style:name="T330_32" style:family="text">
      <style:text-properties fo:font-size="12pt" style:font-size-asian="12pt" style:font-size-complex="12pt"/>
    </style:style>
    <style:style style:name="T330_33" style:family="text">
      <style:text-properties fo:font-size="12pt" style:font-size-asian="12pt" style:font-size-complex="12pt"/>
    </style:style>
    <style:style style:name="T330_34" style:family="text">
      <style:text-properties fo:font-size="12pt" style:font-size-asian="12pt" style:font-size-complex="12pt"/>
    </style:style>
    <style:style style:name="T330_35" style:family="text">
      <style:text-properties fo:font-size="12pt" style:font-size-asian="12pt" style:font-size-complex="12pt"/>
    </style:style>
    <style:style style:name="T330_36" style:family="text">
      <style:text-properties fo:font-size="12pt" style:font-size-asian="12pt" style:font-size-complex="12pt"/>
    </style:style>
    <style:style style:name="T330_37" style:family="text">
      <style:text-properties fo:font-size="12pt" style:font-size-asian="12pt" style:font-size-complex="12pt"/>
    </style:style>
    <style:style style:name="T330_38" style:family="text">
      <style:text-properties fo:font-size="12pt" style:font-size-asian="12pt" style:font-size-complex="12pt"/>
    </style:style>
    <style:style style:name="T330_39" style:family="text">
      <style:text-properties fo:font-size="12pt" style:font-size-asian="12pt" style:font-size-complex="12pt"/>
    </style:style>
    <style:style style:name="T330_40" style:family="text">
      <style:text-properties fo:font-size="12pt" style:font-size-asian="12pt" style:font-size-complex="12pt"/>
    </style:style>
    <style:style style:name="T330_41" style:family="text">
      <style:text-properties fo:font-size="12pt" style:font-size-asian="12pt" style:font-size-complex="12pt"/>
    </style:style>
    <style:style style:name="T330_42" style:family="text">
      <style:text-properties fo:font-size="12pt" style:font-size-asian="12pt" style:font-size-complex="12pt"/>
    </style:style>
    <style:style style:name="T330_43" style:family="text">
      <style:text-properties fo:font-size="12pt" style:font-size-asian="12pt" style:font-size-complex="12pt"/>
    </style:style>
    <style:style style:name="T330_44" style:family="text">
      <style:text-properties fo:font-size="12pt" style:font-size-asian="12pt" style:font-size-complex="12pt"/>
    </style:style>
    <style:style style:name="T330_45" style:family="text">
      <style:text-properties fo:font-size="12pt" style:font-size-asian="12pt" style:font-size-complex="12pt"/>
    </style:style>
    <style:style style:name="T330_46" style:family="text">
      <style:text-properties fo:font-size="12pt" style:font-size-asian="12pt" style:font-size-complex="12pt"/>
    </style:style>
    <style:style style:name="T330_47" style:family="text">
      <style:text-properties fo:font-size="12pt" style:font-size-asian="12pt" style:font-size-complex="12pt"/>
    </style:style>
    <style:style style:name="T330_48" style:family="text">
      <style:text-properties fo:font-size="12pt" style:font-size-asian="12pt" style:font-size-complex="12pt"/>
    </style:style>
    <style:style style:name="T330_49" style:family="text">
      <style:text-properties fo:font-size="12pt" style:font-size-asian="12pt" style:font-size-complex="12pt"/>
    </style:style>
    <style:style style:name="T330_50" style:family="text">
      <style:text-properties fo:font-size="12pt" style:font-size-asian="12pt" style:font-size-complex="12pt"/>
    </style:style>
    <style:style style:name="T330_51" style:family="text">
      <style:text-properties fo:font-size="12pt" style:font-size-asian="12pt" style:font-size-complex="12pt"/>
    </style:style>
    <style:style style:name="T330_52" style:family="text">
      <style:text-properties fo:font-size="12pt" style:font-size-asian="12pt" style:font-size-complex="12pt"/>
    </style:style>
    <style:style style:name="T330_53" style:family="text">
      <style:text-properties fo:font-size="12pt" style:font-size-asian="12pt" style:font-size-complex="12pt"/>
    </style:style>
    <style:style style:name="T330_54" style:family="text">
      <style:text-properties fo:font-size="12pt" style:font-size-asian="12pt" style:font-size-complex="12pt"/>
    </style:style>
    <style:style style:name="T330_55" style:family="text">
      <style:text-properties fo:font-size="12pt" style:font-size-asian="12pt" style:font-size-complex="12pt"/>
    </style:style>
    <style:style style:name="T330_56" style:family="text">
      <style:text-properties fo:font-size="12pt" style:font-size-asian="12pt" style:font-size-complex="12pt"/>
    </style:style>
    <style:style style:name="T330_57" style:family="text">
      <style:text-properties fo:font-size="12pt" style:font-size-asian="12pt" style:font-size-complex="12pt"/>
    </style:style>
    <style:style style:name="T330_58" style:family="text">
      <style:text-properties fo:font-size="12pt" style:font-size-asian="12pt" style:font-size-complex="12pt"/>
    </style:style>
    <style:style style:name="T330_59" style:family="text">
      <style:text-properties fo:font-size="12pt" style:font-size-asian="12pt" style:font-size-complex="12pt"/>
    </style:style>
    <style:style style:name="T330_60" style:family="text">
      <style:text-properties fo:font-size="12pt" style:font-size-asian="12pt" style:font-size-complex="12pt"/>
    </style:style>
    <style:style style:name="T330_61" style:family="text">
      <style:text-properties fo:font-size="12pt" style:font-size-asian="12pt" style:font-size-complex="12pt"/>
    </style:style>
    <style:style style:name="P33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2" style:family="paragraph" style:parent-style-name="Standard">
      <style:paragraph-properties fo:text-align="justify" fo:break-before="auto" fo:line-height="115%" style:writing-mode="lr-tb"/>
    </style:style>
    <style:style style:name="T332_1" style:family="text">
      <style:text-properties fo:font-size="12pt" style:font-size-asian="12pt" style:font-size-complex="12pt"/>
    </style:style>
    <style:style style:name="T332_2" style:family="text">
      <style:text-properties fo:font-size="12pt" style:font-size-asian="12pt" style:font-size-complex="12pt"/>
    </style:style>
    <style:style style:name="T332_3" style:family="text">
      <style:text-properties fo:font-size="12pt" style:font-size-asian="12pt" style:font-size-complex="12pt"/>
    </style:style>
    <style:style style:name="T332_4" style:family="text">
      <style:text-properties fo:font-size="12pt" style:font-size-asian="12pt" style:font-size-complex="12pt"/>
    </style:style>
    <style:style style:name="T332_5" style:family="text">
      <style:text-properties fo:font-size="12pt" style:font-size-asian="12pt" style:font-size-complex="12pt"/>
    </style:style>
    <style:style style:name="T332_6" style:family="text">
      <style:text-properties fo:font-size="12pt" style:font-size-asian="12pt" style:font-size-complex="12pt"/>
    </style:style>
    <style:style style:name="T332_7" style:family="text">
      <style:text-properties fo:font-size="12pt" style:font-size-asian="12pt" style:font-size-complex="12pt"/>
    </style:style>
    <style:style style:name="T332_8" style:family="text">
      <style:text-properties fo:font-size="12pt" style:font-size-asian="12pt" style:font-size-complex="12pt"/>
    </style:style>
    <style:style style:name="T332_9" style:family="text">
      <style:text-properties fo:font-size="12pt" style:font-size-asian="12pt" style:font-size-complex="12pt"/>
    </style:style>
    <style:style style:name="P333" style:family="paragraph" style:parent-style-name="Standard">
      <style:paragraph-properties fo:text-align="justify" fo:break-before="auto" fo:line-height="115%" style:writing-mode="lr-tb"/>
    </style:style>
    <style:style style:name="T333_1" style:family="text">
      <style:text-properties fo:font-size="12pt" style:font-size-asian="12pt" style:font-size-complex="12pt"/>
    </style:style>
    <style:style style:name="T333_2" style:family="text">
      <style:text-properties fo:font-size="12pt" style:font-size-asian="12pt" style:font-size-complex="12pt"/>
    </style:style>
    <style:style style:name="T333_3" style:family="text">
      <style:text-properties fo:font-size="12pt" style:font-size-asian="12pt" style:font-size-complex="12pt"/>
    </style:style>
    <style:style style:name="T333_4" style:family="text">
      <style:text-properties fo:font-size="12pt" style:font-size-asian="12pt" style:font-size-complex="12pt"/>
    </style:style>
    <style:style style:name="T333_5" style:family="text">
      <style:text-properties fo:font-size="12pt" style:font-size-asian="12pt" style:font-size-complex="12pt"/>
    </style:style>
    <style:style style:name="T333_6" style:family="text">
      <style:text-properties fo:font-size="12pt" style:font-size-asian="12pt" style:font-size-complex="12pt"/>
    </style:style>
    <style:style style:name="T333_7" style:family="text">
      <style:text-properties fo:font-size="12pt" style:font-size-asian="12pt" style:font-size-complex="12pt"/>
    </style:style>
    <style:style style:name="T333_8" style:family="text">
      <style:text-properties fo:font-size="12pt" style:font-size-asian="12pt" style:font-size-complex="12pt"/>
    </style:style>
    <style:style style:name="T333_9" style:family="text">
      <style:text-properties fo:font-size="12pt" style:font-size-asian="12pt" style:font-size-complex="12pt"/>
    </style:style>
    <style:style style:name="T333_10" style:family="text">
      <style:text-properties fo:font-size="12pt" style:font-size-asian="12pt" style:font-size-complex="12pt"/>
    </style:style>
    <style:style style:name="T333_11" style:family="text">
      <style:text-properties fo:font-size="12pt" style:font-size-asian="12pt" style:font-size-complex="12pt"/>
    </style:style>
    <style:style style:name="T333_12" style:family="text">
      <style:text-properties fo:font-size="12pt" style:font-size-asian="12pt" style:font-size-complex="12pt"/>
    </style:style>
    <style:style style:name="T333_13" style:family="text">
      <style:text-properties fo:font-size="12pt" style:font-size-asian="12pt" style:font-size-complex="12pt"/>
    </style:style>
    <style:style style:name="T333_14" style:family="text">
      <style:text-properties fo:font-size="12pt" style:font-size-asian="12pt" style:font-size-complex="12pt"/>
    </style:style>
    <style:style style:name="T333_15" style:family="text">
      <style:text-properties fo:font-size="12pt" style:font-size-asian="12pt" style:font-size-complex="12pt"/>
    </style:style>
    <style:style style:name="T333_16" style:family="text">
      <style:text-properties fo:font-size="12pt" style:font-size-asian="12pt" style:font-size-complex="12pt"/>
    </style:style>
    <style:style style:name="T333_17" style:family="text">
      <style:text-properties fo:font-size="12pt" style:font-size-asian="12pt" style:font-size-complex="12pt"/>
    </style:style>
    <style:style style:name="T333_18" style:family="text">
      <style:text-properties fo:font-size="12pt" style:font-size-asian="12pt" style:font-size-complex="12pt"/>
    </style:style>
    <style:style style:name="T333_19" style:family="text">
      <style:text-properties fo:font-size="12pt" style:font-size-asian="12pt" style:font-size-complex="12pt"/>
    </style:style>
    <style:style style:name="T333_20" style:family="text">
      <style:text-properties fo:font-size="12pt" style:font-size-asian="12pt" style:font-size-complex="12pt"/>
    </style:style>
    <style:style style:name="T333_21" style:family="text">
      <style:text-properties fo:font-size="12pt" style:font-size-asian="12pt" style:font-size-complex="12pt"/>
    </style:style>
    <style:style style:name="T333_22" style:family="text">
      <style:text-properties fo:font-size="12pt" style:font-size-asian="12pt" style:font-size-complex="12pt"/>
    </style:style>
    <style:style style:name="T333_23" style:family="text">
      <style:text-properties fo:font-size="12pt" style:font-size-asian="12pt" style:font-size-complex="12pt"/>
    </style:style>
    <style:style style:name="T333_24" style:family="text">
      <style:text-properties fo:font-size="12pt" style:font-size-asian="12pt" style:font-size-complex="12pt"/>
    </style:style>
    <style:style style:name="T333_25" style:family="text">
      <style:text-properties fo:font-size="12pt" style:font-size-asian="12pt" style:font-size-complex="12pt"/>
    </style:style>
    <style:style style:name="T333_26" style:family="text">
      <style:text-properties fo:font-size="12pt" style:font-size-asian="12pt" style:font-size-complex="12pt"/>
    </style:style>
    <style:style style:name="T333_27" style:family="text">
      <style:text-properties fo:font-size="12pt" style:font-size-asian="12pt" style:font-size-complex="12pt"/>
    </style:style>
    <style:style style:name="T333_28" style:family="text">
      <style:text-properties fo:font-size="12pt" style:font-size-asian="12pt" style:font-size-complex="12pt"/>
    </style:style>
    <style:style style:name="T333_29" style:family="text">
      <style:text-properties fo:font-size="12pt" style:font-size-asian="12pt" style:font-size-complex="12pt"/>
    </style:style>
    <style:style style:name="T333_30" style:family="text">
      <style:text-properties fo:font-size="12pt" style:font-size-asian="12pt" style:font-size-complex="12pt"/>
    </style:style>
    <style:style style:name="T333_31" style:family="text">
      <style:text-properties fo:font-size="12pt" style:font-size-asian="12pt" style:font-size-complex="12pt"/>
    </style:style>
    <style:style style:name="T333_32" style:family="text">
      <style:text-properties fo:font-size="12pt" style:font-size-asian="12pt" style:font-size-complex="12pt"/>
    </style:style>
    <style:style style:name="T333_33" style:family="text">
      <style:text-properties fo:font-size="12pt" style:font-size-asian="12pt" style:font-size-complex="12pt"/>
    </style:style>
    <style:style style:name="T333_34" style:family="text">
      <style:text-properties fo:font-size="12pt" style:font-size-asian="12pt" style:font-size-complex="12pt"/>
    </style:style>
    <style:style style:name="T333_35" style:family="text">
      <style:text-properties fo:font-size="12pt" style:font-size-asian="12pt" style:font-size-complex="12pt"/>
    </style:style>
    <style:style style:name="P33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5" style:family="paragraph" style:parent-style-name="Standard">
      <style:paragraph-properties fo:text-align="justify" fo:break-before="auto" fo:line-height="115%" style:writing-mode="lr-tb"/>
    </style:style>
    <style:style style:name="T335_1" style:family="text">
      <style:text-properties fo:font-size="12pt" style:font-size-asian="12pt" style:font-size-complex="12pt"/>
    </style:style>
    <style:style style:name="T335_2" style:family="text">
      <style:text-properties fo:font-size="12pt" style:font-size-asian="12pt" style:font-size-complex="12pt"/>
    </style:style>
    <style:style style:name="T335_3" style:family="text">
      <style:text-properties fo:font-size="12pt" style:font-size-asian="12pt" style:font-size-complex="12pt"/>
    </style:style>
    <style:style style:name="T335_4" style:family="text">
      <style:text-properties fo:font-size="12pt" style:font-size-asian="12pt" style:font-size-complex="12pt"/>
    </style:style>
    <style:style style:name="T335_5" style:family="text">
      <style:text-properties fo:font-size="12pt" style:font-size-asian="12pt" style:font-size-complex="12pt"/>
    </style:style>
    <style:style style:name="T335_6" style:family="text">
      <style:text-properties fo:font-size="12pt" style:font-size-asian="12pt" style:font-size-complex="12pt"/>
    </style:style>
    <style:style style:name="T335_7" style:family="text">
      <style:text-properties fo:font-size="12pt" style:font-size-asian="12pt" style:font-size-complex="12pt"/>
    </style:style>
    <style:style style:name="T335_8" style:family="text">
      <style:text-properties fo:font-size="12pt" style:font-size-asian="12pt" style:font-size-complex="12pt"/>
    </style:style>
    <style:style style:name="T335_9" style:family="text">
      <style:text-properties fo:font-size="12pt" style:font-size-asian="12pt" style:font-size-complex="12pt"/>
    </style:style>
    <style:style style:name="T335_10" style:family="text">
      <style:text-properties fo:font-size="12pt" style:font-size-asian="12pt" style:font-size-complex="12pt"/>
    </style:style>
    <style:style style:name="T335_11" style:family="text">
      <style:text-properties fo:font-size="12pt" style:font-size-asian="12pt" style:font-size-complex="12pt"/>
    </style:style>
    <style:style style:name="T335_12" style:family="text">
      <style:text-properties fo:font-size="12pt" style:font-size-asian="12pt" style:font-size-complex="12pt"/>
    </style:style>
    <style:style style:name="T335_13" style:family="text">
      <style:text-properties fo:font-size="12pt" style:font-size-asian="12pt" style:font-size-complex="12pt"/>
    </style:style>
    <style:style style:name="P336" style:family="paragraph" style:parent-style-name="Standard">
      <style:paragraph-properties fo:text-align="justify" fo:break-before="auto" fo:line-height="115%" style:writing-mode="lr-tb"/>
    </style:style>
    <style:style style:name="T336_1" style:family="text">
      <style:text-properties fo:font-size="12pt" style:font-size-asian="12pt" style:font-size-complex="12pt"/>
    </style:style>
    <style:style style:name="T336_2" style:family="text">
      <style:text-properties fo:font-size="12pt" style:font-size-asian="12pt" style:font-size-complex="12pt"/>
    </style:style>
    <style:style style:name="T336_3" style:family="text">
      <style:text-properties fo:font-size="12pt" style:font-size-asian="12pt" style:font-size-complex="12pt"/>
    </style:style>
    <style:style style:name="T336_4" style:family="text">
      <style:text-properties fo:font-size="12pt" style:font-size-asian="12pt" style:font-size-complex="12pt"/>
    </style:style>
    <style:style style:name="T336_5" style:family="text">
      <style:text-properties fo:font-size="12pt" style:font-size-asian="12pt" style:font-size-complex="12pt"/>
    </style:style>
    <style:style style:name="T336_6" style:family="text">
      <style:text-properties fo:font-size="12pt" style:font-size-asian="12pt" style:font-size-complex="12pt"/>
    </style:style>
    <style:style style:name="T336_7" style:family="text">
      <style:text-properties fo:font-size="12pt" style:font-size-asian="12pt" style:font-size-complex="12pt"/>
    </style:style>
    <style:style style:name="T336_8" style:family="text">
      <style:text-properties fo:font-size="12pt" style:font-size-asian="12pt" style:font-size-complex="12pt"/>
    </style:style>
    <style:style style:name="T336_9" style:family="text">
      <style:text-properties fo:font-size="12pt" style:font-size-asian="12pt" style:font-size-complex="12pt"/>
    </style:style>
    <style:style style:name="T336_10" style:family="text">
      <style:text-properties fo:font-size="12pt" style:font-size-asian="12pt" style:font-size-complex="12pt"/>
    </style:style>
    <style:style style:name="T336_11" style:family="text">
      <style:text-properties fo:font-size="12pt" style:font-size-asian="12pt" style:font-size-complex="12pt"/>
    </style:style>
    <style:style style:name="T336_12" style:family="text">
      <style:text-properties fo:font-size="12pt" style:font-size-asian="12pt" style:font-size-complex="12pt"/>
    </style:style>
    <style:style style:name="T336_13" style:family="text">
      <style:text-properties fo:font-size="12pt" style:font-size-asian="12pt" style:font-size-complex="12pt"/>
    </style:style>
    <style:style style:name="T336_14" style:family="text">
      <style:text-properties fo:font-size="12pt" style:font-size-asian="12pt" style:font-size-complex="12pt"/>
    </style:style>
    <style:style style:name="T336_15" style:family="text">
      <style:text-properties fo:font-size="12pt" style:font-size-asian="12pt" style:font-size-complex="12pt"/>
    </style:style>
    <style:style style:name="T336_16" style:family="text">
      <style:text-properties fo:font-size="12pt" style:font-size-asian="12pt" style:font-size-complex="12pt"/>
    </style:style>
    <style:style style:name="T336_17" style:family="text">
      <style:text-properties fo:font-size="12pt" style:font-size-asian="12pt" style:font-size-complex="12pt"/>
    </style:style>
    <style:style style:name="T336_18" style:family="text">
      <style:text-properties fo:font-size="12pt" style:font-size-asian="12pt" style:font-size-complex="12pt"/>
    </style:style>
    <style:style style:name="T336_19" style:family="text">
      <style:text-properties fo:font-size="12pt" style:font-size-asian="12pt" style:font-size-complex="12pt"/>
    </style:style>
    <style:style style:name="T336_20" style:family="text">
      <style:text-properties fo:font-size="12pt" style:font-size-asian="12pt" style:font-size-complex="12pt"/>
    </style:style>
    <style:style style:name="T336_21" style:family="text">
      <style:text-properties fo:font-size="12pt" style:font-size-asian="12pt" style:font-size-complex="12pt"/>
    </style:style>
    <style:style style:name="T336_22" style:family="text">
      <style:text-properties fo:font-size="12pt" style:font-size-asian="12pt" style:font-size-complex="12pt"/>
    </style:style>
    <style:style style:name="T336_23" style:family="text">
      <style:text-properties fo:font-size="12pt" style:font-size-asian="12pt" style:font-size-complex="12pt"/>
    </style:style>
    <style:style style:name="T336_24" style:family="text">
      <style:text-properties fo:font-size="12pt" style:font-size-asian="12pt" style:font-size-complex="12pt"/>
    </style:style>
    <style:style style:name="T336_25" style:family="text">
      <style:text-properties fo:font-size="12pt" style:font-size-asian="12pt" style:font-size-complex="12pt"/>
    </style:style>
    <style:style style:name="T336_26" style:family="text">
      <style:text-properties fo:font-size="12pt" style:font-size-asian="12pt" style:font-size-complex="12pt"/>
    </style:style>
    <style:style style:name="T336_27" style:family="text">
      <style:text-properties fo:font-size="12pt" style:font-size-asian="12pt" style:font-size-complex="12pt"/>
    </style:style>
    <style:style style:name="T336_28" style:family="text">
      <style:text-properties fo:font-size="12pt" style:font-size-asian="12pt" style:font-size-complex="12pt"/>
    </style:style>
    <style:style style:name="T336_29" style:family="text">
      <style:text-properties fo:font-size="12pt" style:font-size-asian="12pt" style:font-size-complex="12pt"/>
    </style:style>
    <style:style style:name="T336_30" style:family="text">
      <style:text-properties fo:font-size="12pt" style:font-size-asian="12pt" style:font-size-complex="12pt"/>
    </style:style>
    <style:style style:name="T336_31" style:family="text">
      <style:text-properties fo:font-size="12pt" style:font-size-asian="12pt" style:font-size-complex="12pt"/>
    </style:style>
    <style:style style:name="T336_32" style:family="text">
      <style:text-properties fo:font-size="12pt" style:font-size-asian="12pt" style:font-size-complex="12pt"/>
    </style:style>
    <style:style style:name="T336_33" style:family="text">
      <style:text-properties fo:font-size="12pt" style:font-size-asian="12pt" style:font-size-complex="12pt"/>
    </style:style>
    <style:style style:name="T336_34" style:family="text">
      <style:text-properties fo:font-size="12pt" style:font-size-asian="12pt" style:font-size-complex="12pt"/>
    </style:style>
    <style:style style:name="T336_35" style:family="text">
      <style:text-properties fo:font-size="12pt" style:font-size-asian="12pt" style:font-size-complex="12pt"/>
    </style:style>
    <style:style style:name="T336_36" style:family="text">
      <style:text-properties fo:font-size="12pt" style:font-size-asian="12pt" style:font-size-complex="12pt"/>
    </style:style>
    <style:style style:name="T336_37" style:family="text">
      <style:text-properties fo:font-size="12pt" style:font-size-asian="12pt" style:font-size-complex="12pt"/>
    </style:style>
    <style:style style:name="T336_38" style:family="text">
      <style:text-properties fo:font-size="12pt" style:font-size-asian="12pt" style:font-size-complex="12pt"/>
    </style:style>
    <style:style style:name="T336_39" style:family="text">
      <style:text-properties fo:font-size="12pt" style:font-size-asian="12pt" style:font-size-complex="12pt"/>
    </style:style>
    <style:style style:name="T336_40" style:family="text">
      <style:text-properties fo:font-size="12pt" style:font-size-asian="12pt" style:font-size-complex="12pt"/>
    </style:style>
    <style:style style:name="T336_41" style:family="text">
      <style:text-properties fo:font-size="12pt" style:font-size-asian="12pt" style:font-size-complex="12pt"/>
    </style:style>
    <style:style style:name="T336_42" style:family="text">
      <style:text-properties fo:font-size="12pt" style:font-size-asian="12pt" style:font-size-complex="12pt"/>
    </style:style>
    <style:style style:name="T336_43" style:family="text">
      <style:text-properties fo:font-size="12pt" style:font-size-asian="12pt" style:font-size-complex="12pt"/>
    </style:style>
    <style:style style:name="T336_44" style:family="text">
      <style:text-properties fo:font-size="12pt" style:font-size-asian="12pt" style:font-size-complex="12pt"/>
    </style:style>
    <style:style style:name="T336_45" style:family="text">
      <style:text-properties fo:font-size="12pt" style:font-size-asian="12pt" style:font-size-complex="12pt"/>
    </style:style>
    <style:style style:name="T336_46" style:family="text">
      <style:text-properties fo:font-size="12pt" style:font-size-asian="12pt" style:font-size-complex="12pt"/>
    </style:style>
    <style:style style:name="T336_47" style:family="text">
      <style:text-properties fo:font-size="12pt" style:font-size-asian="12pt" style:font-size-complex="12pt"/>
    </style:style>
    <style:style style:name="T336_48" style:family="text">
      <style:text-properties fo:font-size="12pt" style:font-size-asian="12pt" style:font-size-complex="12pt"/>
    </style:style>
    <style:style style:name="T336_49" style:family="text">
      <style:text-properties fo:font-size="12pt" style:font-size-asian="12pt" style:font-size-complex="12pt"/>
    </style:style>
    <style:style style:name="T336_50" style:family="text">
      <style:text-properties fo:font-size="12pt" style:font-size-asian="12pt" style:font-size-complex="12pt"/>
    </style:style>
    <style:style style:name="T336_51" style:family="text">
      <style:text-properties fo:font-size="12pt" style:font-size-asian="12pt" style:font-size-complex="12pt"/>
    </style:style>
    <style:style style:name="T336_52" style:family="text">
      <style:text-properties fo:font-size="12pt" style:font-size-asian="12pt" style:font-size-complex="12pt"/>
    </style:style>
    <style:style style:name="T336_53" style:family="text">
      <style:text-properties fo:font-size="12pt" style:font-size-asian="12pt" style:font-size-complex="12pt"/>
    </style:style>
    <style:style style:name="T336_54" style:family="text">
      <style:text-properties fo:font-size="12pt" style:font-size-asian="12pt" style:font-size-complex="12pt"/>
    </style:style>
    <style:style style:name="T336_55" style:family="text">
      <style:text-properties fo:font-size="12pt" style:font-size-asian="12pt" style:font-size-complex="12pt"/>
    </style:style>
    <style:style style:name="T336_56" style:family="text">
      <style:text-properties fo:font-size="12pt" style:font-size-asian="12pt" style:font-size-complex="12pt"/>
    </style:style>
    <style:style style:name="T336_57" style:family="text">
      <style:text-properties fo:font-size="12pt" style:font-size-asian="12pt" style:font-size-complex="12pt"/>
    </style:style>
    <style:style style:name="T336_58" style:family="text">
      <style:text-properties fo:font-size="12pt" style:font-size-asian="12pt" style:font-size-complex="12pt"/>
    </style:style>
    <style:style style:name="T336_59" style:family="text">
      <style:text-properties fo:font-size="12pt" style:font-size-asian="12pt" style:font-size-complex="12pt"/>
    </style:style>
    <style:style style:name="T336_60" style:family="text">
      <style:text-properties fo:font-size="12pt" style:font-size-asian="12pt" style:font-size-complex="12pt"/>
    </style:style>
    <style:style style:name="T336_61" style:family="text">
      <style:text-properties fo:font-size="12pt" style:font-size-asian="12pt" style:font-size-complex="12pt"/>
    </style:style>
    <style:style style:name="P33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38" style:family="paragraph" style:parent-style-name="Standard">
      <style:paragraph-properties fo:text-align="justify" fo:break-before="auto" fo:line-height="115%" style:writing-mode="lr-tb"/>
    </style:style>
    <style:style style:name="T338_1" style:family="text">
      <style:text-properties fo:font-size="12pt" style:font-size-asian="12pt" style:font-size-complex="12pt"/>
    </style:style>
    <style:style style:name="T338_2" style:family="text">
      <style:text-properties fo:font-size="12pt" style:font-size-asian="12pt" style:font-size-complex="12pt"/>
    </style:style>
    <style:style style:name="T338_3" style:family="text">
      <style:text-properties fo:font-size="12pt" style:font-size-asian="12pt" style:font-size-complex="12pt"/>
    </style:style>
    <style:style style:name="T338_4" style:family="text">
      <style:text-properties fo:font-size="12pt" style:font-size-asian="12pt" style:font-size-complex="12pt"/>
    </style:style>
    <style:style style:name="T338_5" style:family="text">
      <style:text-properties fo:font-size="12pt" style:font-size-asian="12pt" style:font-size-complex="12pt"/>
    </style:style>
    <style:style style:name="P339" style:family="paragraph" style:parent-style-name="Standard">
      <style:paragraph-properties fo:text-align="justify" fo:break-before="auto" fo:line-height="115%" style:writing-mode="lr-tb"/>
    </style:style>
    <style:style style:name="T339_1" style:family="text">
      <style:text-properties fo:font-size="12pt" style:font-size-asian="12pt" style:font-size-complex="12pt"/>
    </style:style>
    <style:style style:name="T339_2" style:family="text">
      <style:text-properties fo:font-size="12pt" style:font-size-asian="12pt" style:font-size-complex="12pt"/>
    </style:style>
    <style:style style:name="T339_3" style:family="text">
      <style:text-properties fo:font-size="12pt" style:font-size-asian="12pt" style:font-size-complex="12pt"/>
    </style:style>
    <style:style style:name="T339_4" style:family="text">
      <style:text-properties fo:font-size="12pt" style:font-size-asian="12pt" style:font-size-complex="12pt"/>
    </style:style>
    <style:style style:name="T339_5" style:family="text">
      <style:text-properties fo:font-size="12pt" style:font-size-asian="12pt" style:font-size-complex="12pt"/>
    </style:style>
    <style:style style:name="T339_6" style:family="text">
      <style:text-properties fo:font-size="12pt" style:font-size-asian="12pt" style:font-size-complex="12pt"/>
    </style:style>
    <style:style style:name="T339_7" style:family="text">
      <style:text-properties fo:font-size="12pt" style:font-size-asian="12pt" style:font-size-complex="12pt"/>
    </style:style>
    <style:style style:name="T339_8" style:family="text">
      <style:text-properties fo:font-size="12pt" style:font-size-asian="12pt" style:font-size-complex="12pt"/>
    </style:style>
    <style:style style:name="T339_9" style:family="text">
      <style:text-properties fo:font-size="12pt" style:font-size-asian="12pt" style:font-size-complex="12pt"/>
    </style:style>
    <style:style style:name="T339_10" style:family="text">
      <style:text-properties fo:font-size="12pt" style:font-size-asian="12pt" style:font-size-complex="12pt"/>
    </style:style>
    <style:style style:name="T339_11" style:family="text">
      <style:text-properties fo:font-size="12pt" style:font-size-asian="12pt" style:font-size-complex="12pt"/>
    </style:style>
    <style:style style:name="T339_12" style:family="text">
      <style:text-properties fo:font-size="12pt" style:font-size-asian="12pt" style:font-size-complex="12pt"/>
    </style:style>
    <style:style style:name="T339_13" style:family="text">
      <style:text-properties fo:font-size="12pt" style:font-size-asian="12pt" style:font-size-complex="12pt"/>
    </style:style>
    <style:style style:name="T339_14" style:family="text">
      <style:text-properties fo:font-size="12pt" style:font-size-asian="12pt" style:font-size-complex="12pt"/>
    </style:style>
    <style:style style:name="T339_15" style:family="text">
      <style:text-properties fo:font-size="12pt" style:font-size-asian="12pt" style:font-size-complex="12pt"/>
    </style:style>
    <style:style style:name="T339_16" style:family="text">
      <style:text-properties fo:font-size="12pt" style:font-size-asian="12pt" style:font-size-complex="12pt"/>
    </style:style>
    <style:style style:name="T339_17" style:family="text">
      <style:text-properties fo:font-size="12pt" style:font-size-asian="12pt" style:font-size-complex="12pt"/>
    </style:style>
    <style:style style:name="T339_18" style:family="text">
      <style:text-properties fo:font-size="12pt" style:font-size-asian="12pt" style:font-size-complex="12pt"/>
    </style:style>
    <style:style style:name="T339_19" style:family="text">
      <style:text-properties fo:font-size="12pt" style:font-size-asian="12pt" style:font-size-complex="12pt"/>
    </style:style>
    <style:style style:name="T339_20" style:family="text">
      <style:text-properties fo:font-size="12pt" style:font-size-asian="12pt" style:font-size-complex="12pt"/>
    </style:style>
    <style:style style:name="T339_21" style:family="text">
      <style:text-properties fo:font-size="12pt" style:font-size-asian="12pt" style:font-size-complex="12pt"/>
    </style:style>
    <style:style style:name="T339_22" style:family="text">
      <style:text-properties fo:font-size="12pt" style:font-size-asian="12pt" style:font-size-complex="12pt"/>
    </style:style>
    <style:style style:name="T339_23" style:family="text">
      <style:text-properties fo:font-size="12pt" style:font-size-asian="12pt" style:font-size-complex="12pt"/>
    </style:style>
    <style:style style:name="T339_24" style:family="text">
      <style:text-properties fo:font-size="12pt" style:font-size-asian="12pt" style:font-size-complex="12pt"/>
    </style:style>
    <style:style style:name="T339_25" style:family="text">
      <style:text-properties fo:font-size="12pt" style:font-size-asian="12pt" style:font-size-complex="12pt"/>
    </style:style>
    <style:style style:name="T339_26" style:family="text">
      <style:text-properties fo:font-size="12pt" style:font-size-asian="12pt" style:font-size-complex="12pt"/>
    </style:style>
    <style:style style:name="T339_27" style:family="text">
      <style:text-properties fo:font-size="12pt" style:font-size-asian="12pt" style:font-size-complex="12pt"/>
    </style:style>
    <style:style style:name="T339_28" style:family="text">
      <style:text-properties fo:font-size="12pt" style:font-size-asian="12pt" style:font-size-complex="12pt"/>
    </style:style>
    <style:style style:name="T339_29" style:family="text">
      <style:text-properties fo:font-size="12pt" style:font-size-asian="12pt" style:font-size-complex="12pt"/>
    </style:style>
    <style:style style:name="T339_30" style:family="text">
      <style:text-properties fo:font-size="12pt" style:font-size-asian="12pt" style:font-size-complex="12pt"/>
    </style:style>
    <style:style style:name="T339_31" style:family="text">
      <style:text-properties fo:font-size="12pt" style:font-size-asian="12pt" style:font-size-complex="12pt"/>
    </style:style>
    <style:style style:name="T339_32" style:family="text">
      <style:text-properties fo:font-size="12pt" style:font-size-asian="12pt" style:font-size-complex="12pt"/>
    </style:style>
    <style:style style:name="T339_33" style:family="text">
      <style:text-properties fo:font-size="12pt" style:font-size-asian="12pt" style:font-size-complex="12pt"/>
    </style:style>
    <style:style style:name="T339_34" style:family="text">
      <style:text-properties fo:font-size="12pt" style:font-size-asian="12pt" style:font-size-complex="12pt"/>
    </style:style>
    <style:style style:name="T339_35" style:family="text">
      <style:text-properties fo:font-size="12pt" style:font-size-asian="12pt" style:font-size-complex="12pt"/>
    </style:style>
    <style:style style:name="T339_36" style:family="text">
      <style:text-properties fo:font-size="12pt" style:font-size-asian="12pt" style:font-size-complex="12pt"/>
    </style:style>
    <style:style style:name="T339_37" style:family="text">
      <style:text-properties fo:font-size="12pt" style:font-size-asian="12pt" style:font-size-complex="12pt"/>
    </style:style>
    <style:style style:name="T339_38" style:family="text">
      <style:text-properties fo:font-size="12pt" style:font-size-asian="12pt" style:font-size-complex="12pt"/>
    </style:style>
    <style:style style:name="T339_39" style:family="text">
      <style:text-properties fo:font-size="12pt" style:font-size-asian="12pt" style:font-size-complex="12pt"/>
    </style:style>
    <style:style style:name="T339_40" style:family="text">
      <style:text-properties fo:font-size="12pt" style:font-size-asian="12pt" style:font-size-complex="12pt"/>
    </style:style>
    <style:style style:name="T339_41" style:family="text">
      <style:text-properties fo:font-size="12pt" style:font-size-asian="12pt" style:font-size-complex="12pt"/>
    </style:style>
    <style:style style:name="T339_42" style:family="text">
      <style:text-properties fo:font-size="12pt" style:font-size-asian="12pt" style:font-size-complex="12pt"/>
    </style:style>
    <style:style style:name="T339_43" style:family="text">
      <style:text-properties fo:font-size="12pt" style:font-size-asian="12pt" style:font-size-complex="12pt"/>
    </style:style>
    <style:style style:name="T339_44" style:family="text">
      <style:text-properties fo:font-size="12pt" style:font-size-asian="12pt" style:font-size-complex="12pt"/>
    </style:style>
    <style:style style:name="T339_45" style:family="text">
      <style:text-properties fo:font-size="12pt" style:font-size-asian="12pt" style:font-size-complex="12pt"/>
    </style:style>
    <style:style style:name="T339_46" style:family="text">
      <style:text-properties fo:font-size="12pt" style:font-size-asian="12pt" style:font-size-complex="12pt"/>
    </style:style>
    <style:style style:name="T339_47" style:family="text">
      <style:text-properties fo:font-size="12pt" style:font-size-asian="12pt" style:font-size-complex="12pt"/>
    </style:style>
    <style:style style:name="T339_48" style:family="text">
      <style:text-properties fo:font-size="12pt" style:font-size-asian="12pt" style:font-size-complex="12pt"/>
    </style:style>
    <style:style style:name="T339_49" style:family="text">
      <style:text-properties fo:font-size="12pt" style:font-size-asian="12pt" style:font-size-complex="12pt"/>
    </style:style>
    <style:style style:name="T339_50" style:family="text">
      <style:text-properties fo:font-size="12pt" style:font-size-asian="12pt" style:font-size-complex="12pt"/>
    </style:style>
    <style:style style:name="T339_51" style:family="text">
      <style:text-properties fo:font-size="12pt" style:font-size-asian="12pt" style:font-size-complex="12pt"/>
    </style:style>
    <style:style style:name="T339_52" style:family="text">
      <style:text-properties fo:font-size="12pt" style:font-size-asian="12pt" style:font-size-complex="12pt"/>
    </style:style>
    <style:style style:name="T339_53" style:family="text">
      <style:text-properties fo:font-size="12pt" style:font-size-asian="12pt" style:font-size-complex="12pt"/>
    </style:style>
    <style:style style:name="T339_54" style:family="text">
      <style:text-properties fo:font-size="12pt" style:font-size-asian="12pt" style:font-size-complex="12pt"/>
    </style:style>
    <style:style style:name="T339_55" style:family="text">
      <style:text-properties fo:font-size="12pt" style:font-size-asian="12pt" style:font-size-complex="12pt"/>
    </style:style>
    <style:style style:name="T339_56" style:family="text">
      <style:text-properties fo:font-size="12pt" style:font-size-asian="12pt" style:font-size-complex="12pt"/>
    </style:style>
    <style:style style:name="T339_57" style:family="text">
      <style:text-properties fo:font-size="12pt" style:font-size-asian="12pt" style:font-size-complex="12pt"/>
    </style:style>
    <style:style style:name="T339_58" style:family="text">
      <style:text-properties fo:font-size="12pt" style:font-size-asian="12pt" style:font-size-complex="12pt"/>
    </style:style>
    <style:style style:name="T339_59" style:family="text">
      <style:text-properties fo:font-size="12pt" style:font-size-asian="12pt" style:font-size-complex="12pt"/>
    </style:style>
    <style:style style:name="T339_60" style:family="text">
      <style:text-properties fo:font-size="12pt" style:font-size-asian="12pt" style:font-size-complex="12pt"/>
    </style:style>
    <style:style style:name="T339_61" style:family="text">
      <style:text-properties fo:font-size="12pt" style:font-size-asian="12pt" style:font-size-complex="12pt"/>
    </style:style>
    <style:style style:name="T339_62" style:family="text">
      <style:text-properties fo:font-size="12pt" style:font-size-asian="12pt" style:font-size-complex="12pt"/>
    </style:style>
    <style:style style:name="T339_63" style:family="text">
      <style:text-properties fo:font-size="12pt" style:font-size-asian="12pt" style:font-size-complex="12pt"/>
    </style:style>
    <style:style style:name="T339_64" style:family="text">
      <style:text-properties fo:font-size="12pt" style:font-size-asian="12pt" style:font-size-complex="12pt"/>
    </style:style>
    <style:style style:name="T339_65" style:family="text">
      <style:text-properties fo:font-size="12pt" style:font-size-asian="12pt" style:font-size-complex="12pt"/>
    </style:style>
    <style:style style:name="T339_66" style:family="text">
      <style:text-properties fo:font-size="12pt" style:font-size-asian="12pt" style:font-size-complex="12pt"/>
    </style:style>
    <style:style style:name="T339_67" style:family="text">
      <style:text-properties fo:font-size="12pt" style:font-size-asian="12pt" style:font-size-complex="12pt"/>
    </style:style>
    <style:style style:name="T339_68" style:family="text">
      <style:text-properties fo:font-size="12pt" style:font-size-asian="12pt" style:font-size-complex="12pt"/>
    </style:style>
    <style:style style:name="T339_69" style:family="text">
      <style:text-properties fo:font-size="12pt" style:font-size-asian="12pt" style:font-size-complex="12pt"/>
    </style:style>
    <style:style style:name="T339_70" style:family="text">
      <style:text-properties fo:font-size="12pt" style:font-size-asian="12pt" style:font-size-complex="12pt"/>
    </style:style>
    <style:style style:name="T339_71" style:family="text">
      <style:text-properties fo:font-size="12pt" style:font-size-asian="12pt" style:font-size-complex="12pt"/>
    </style:style>
    <style:style style:name="T339_72" style:family="text">
      <style:text-properties fo:font-size="12pt" style:font-size-asian="12pt" style:font-size-complex="12pt"/>
    </style:style>
    <style:style style:name="T339_73" style:family="text">
      <style:text-properties fo:font-size="12pt" style:font-size-asian="12pt" style:font-size-complex="12pt"/>
    </style:style>
    <style:style style:name="T339_74" style:family="text">
      <style:text-properties fo:font-size="12pt" style:font-size-asian="12pt" style:font-size-complex="12pt"/>
    </style:style>
    <style:style style:name="T339_75" style:family="text">
      <style:text-properties fo:font-size="12pt" style:font-size-asian="12pt" style:font-size-complex="12pt"/>
    </style:style>
    <style:style style:name="T339_76" style:family="text">
      <style:text-properties fo:font-size="12pt" style:font-size-asian="12pt" style:font-size-complex="12pt"/>
    </style:style>
    <style:style style:name="T339_77" style:family="text">
      <style:text-properties fo:font-size="12pt" style:font-size-asian="12pt" style:font-size-complex="12pt"/>
    </style:style>
    <style:style style:name="T339_78" style:family="text">
      <style:text-properties fo:font-size="12pt" style:font-size-asian="12pt" style:font-size-complex="12pt"/>
    </style:style>
    <style:style style:name="T339_79" style:family="text">
      <style:text-properties fo:font-size="12pt" style:font-size-asian="12pt" style:font-size-complex="12pt"/>
    </style:style>
    <style:style style:name="T339_80" style:family="text">
      <style:text-properties fo:font-size="12pt" style:font-size-asian="12pt" style:font-size-complex="12pt"/>
    </style:style>
    <style:style style:name="T339_81" style:family="text">
      <style:text-properties fo:font-size="12pt" style:font-size-asian="12pt" style:font-size-complex="12pt"/>
    </style:style>
    <style:style style:name="T339_82" style:family="text">
      <style:text-properties fo:font-size="12pt" style:font-size-asian="12pt" style:font-size-complex="12pt"/>
    </style:style>
    <style:style style:name="T339_83" style:family="text">
      <style:text-properties fo:font-size="12pt" style:font-size-asian="12pt" style:font-size-complex="12pt"/>
    </style:style>
    <style:style style:name="T339_84" style:family="text">
      <style:text-properties fo:font-size="12pt" style:font-size-asian="12pt" style:font-size-complex="12pt"/>
    </style:style>
    <style:style style:name="T339_85" style:family="text">
      <style:text-properties fo:font-size="12pt" style:font-size-asian="12pt" style:font-size-complex="12pt"/>
    </style:style>
    <style:style style:name="T339_86" style:family="text">
      <style:text-properties fo:font-size="12pt" style:font-size-asian="12pt" style:font-size-complex="12pt"/>
    </style:style>
    <style:style style:name="T339_87" style:family="text">
      <style:text-properties fo:font-size="12pt" style:font-size-asian="12pt" style:font-size-complex="12pt"/>
    </style:style>
    <style:style style:name="T339_88" style:family="text">
      <style:text-properties fo:font-size="12pt" style:font-size-asian="12pt" style:font-size-complex="12pt"/>
    </style:style>
    <style:style style:name="T339_89" style:family="text">
      <style:text-properties fo:font-size="12pt" style:font-size-asian="12pt" style:font-size-complex="12pt"/>
    </style:style>
    <style:style style:name="T339_90" style:family="text">
      <style:text-properties fo:font-size="12pt" style:font-size-asian="12pt" style:font-size-complex="12pt"/>
    </style:style>
    <style:style style:name="T339_91" style:family="text">
      <style:text-properties fo:font-size="12pt" style:font-size-asian="12pt" style:font-size-complex="12pt"/>
    </style:style>
    <style:style style:name="P34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1" style:family="paragraph" style:parent-style-name="Standard">
      <style:paragraph-properties fo:text-align="justify" fo:break-before="auto" fo:line-height="115%" style:writing-mode="lr-tb"/>
    </style:style>
    <style:style style:name="T341_1" style:family="text">
      <style:text-properties fo:font-size="12pt" style:font-size-asian="12pt" style:font-size-complex="12pt"/>
    </style:style>
    <style:style style:name="T341_2" style:family="text">
      <style:text-properties fo:font-size="12pt" style:font-size-asian="12pt" style:font-size-complex="12pt"/>
    </style:style>
    <style:style style:name="T341_3" style:family="text">
      <style:text-properties fo:font-size="12pt" style:font-size-asian="12pt" style:font-size-complex="12pt"/>
    </style:style>
    <style:style style:name="T341_4" style:family="text">
      <style:text-properties fo:font-size="12pt" style:font-size-asian="12pt" style:font-size-complex="12pt"/>
    </style:style>
    <style:style style:name="T341_5" style:family="text">
      <style:text-properties fo:font-size="12pt" style:font-size-asian="12pt" style:font-size-complex="12pt"/>
    </style:style>
    <style:style style:name="T341_6" style:family="text">
      <style:text-properties fo:font-size="12pt" style:font-size-asian="12pt" style:font-size-complex="12pt"/>
    </style:style>
    <style:style style:name="T341_7" style:family="text">
      <style:text-properties fo:font-size="12pt" style:font-size-asian="12pt" style:font-size-complex="12pt"/>
    </style:style>
    <style:style style:name="T341_8" style:family="text">
      <style:text-properties fo:font-size="12pt" style:font-size-asian="12pt" style:font-size-complex="12pt"/>
    </style:style>
    <style:style style:name="T341_9" style:family="text">
      <style:text-properties fo:font-size="12pt" style:font-size-asian="12pt" style:font-size-complex="12pt"/>
    </style:style>
    <style:style style:name="T341_10" style:family="text">
      <style:text-properties fo:font-size="12pt" style:font-size-asian="12pt" style:font-size-complex="12pt"/>
    </style:style>
    <style:style style:name="T341_11" style:family="text">
      <style:text-properties fo:font-size="12pt" style:font-size-asian="12pt" style:font-size-complex="12pt"/>
    </style:style>
    <style:style style:name="T341_12" style:family="text">
      <style:text-properties fo:font-size="12pt" style:font-size-asian="12pt" style:font-size-complex="12pt"/>
    </style:style>
    <style:style style:name="T341_13" style:family="text">
      <style:text-properties fo:font-size="12pt" style:font-size-asian="12pt" style:font-size-complex="12pt"/>
    </style:style>
    <style:style style:name="T341_14" style:family="text">
      <style:text-properties fo:font-size="12pt" style:font-size-asian="12pt" style:font-size-complex="12pt"/>
    </style:style>
    <style:style style:name="T341_15" style:family="text">
      <style:text-properties fo:font-size="12pt" style:font-size-asian="12pt" style:font-size-complex="12pt"/>
    </style:style>
    <style:style style:name="P342" style:family="paragraph" style:parent-style-name="Standard">
      <style:paragraph-properties fo:text-align="justify" fo:break-before="auto" fo:line-height="115%" style:writing-mode="lr-tb"/>
    </style:style>
    <style:style style:name="T342_1" style:family="text">
      <style:text-properties fo:font-size="12pt" style:font-size-asian="12pt" style:font-size-complex="12pt"/>
    </style:style>
    <style:style style:name="T342_2" style:family="text">
      <style:text-properties fo:font-size="12pt" style:font-size-asian="12pt" style:font-size-complex="12pt"/>
    </style:style>
    <style:style style:name="T342_3" style:family="text">
      <style:text-properties fo:font-size="12pt" style:font-size-asian="12pt" style:font-size-complex="12pt"/>
    </style:style>
    <style:style style:name="T342_4" style:family="text">
      <style:text-properties fo:font-size="12pt" style:font-size-asian="12pt" style:font-size-complex="12pt"/>
    </style:style>
    <style:style style:name="T342_5" style:family="text">
      <style:text-properties fo:font-size="12pt" style:font-size-asian="12pt" style:font-size-complex="12pt"/>
    </style:style>
    <style:style style:name="T342_6" style:family="text">
      <style:text-properties fo:font-size="12pt" style:font-size-asian="12pt" style:font-size-complex="12pt"/>
    </style:style>
    <style:style style:name="T342_7" style:family="text">
      <style:text-properties fo:font-size="12pt" style:font-size-asian="12pt" style:font-size-complex="12pt"/>
    </style:style>
    <style:style style:name="T342_8" style:family="text">
      <style:text-properties fo:font-size="12pt" style:font-size-asian="12pt" style:font-size-complex="12pt"/>
    </style:style>
    <style:style style:name="T342_9" style:family="text">
      <style:text-properties fo:font-size="12pt" style:font-size-asian="12pt" style:font-size-complex="12pt"/>
    </style:style>
    <style:style style:name="T342_10" style:family="text">
      <style:text-properties fo:font-size="12pt" style:font-size-asian="12pt" style:font-size-complex="12pt"/>
    </style:style>
    <style:style style:name="T342_11" style:family="text">
      <style:text-properties fo:font-size="12pt" style:font-size-asian="12pt" style:font-size-complex="12pt"/>
    </style:style>
    <style:style style:name="T342_12" style:family="text">
      <style:text-properties fo:font-size="12pt" style:font-size-asian="12pt" style:font-size-complex="12pt"/>
    </style:style>
    <style:style style:name="T342_13" style:family="text">
      <style:text-properties fo:font-size="12pt" style:font-size-asian="12pt" style:font-size-complex="12pt"/>
    </style:style>
    <style:style style:name="T342_14" style:family="text">
      <style:text-properties fo:font-size="12pt" style:font-size-asian="12pt" style:font-size-complex="12pt"/>
    </style:style>
    <style:style style:name="T342_15" style:family="text">
      <style:text-properties fo:font-size="12pt" style:font-size-asian="12pt" style:font-size-complex="12pt"/>
    </style:style>
    <style:style style:name="T342_16" style:family="text">
      <style:text-properties fo:font-size="12pt" style:font-size-asian="12pt" style:font-size-complex="12pt"/>
    </style:style>
    <style:style style:name="T342_17" style:family="text">
      <style:text-properties fo:font-size="12pt" style:font-size-asian="12pt" style:font-size-complex="12pt"/>
    </style:style>
    <style:style style:name="T342_18" style:family="text">
      <style:text-properties fo:font-size="12pt" style:font-size-asian="12pt" style:font-size-complex="12pt"/>
    </style:style>
    <style:style style:name="T342_19" style:family="text">
      <style:text-properties fo:font-size="12pt" style:font-size-asian="12pt" style:font-size-complex="12pt"/>
    </style:style>
    <style:style style:name="T342_20" style:family="text">
      <style:text-properties fo:font-size="12pt" style:font-size-asian="12pt" style:font-size-complex="12pt"/>
    </style:style>
    <style:style style:name="T342_21" style:family="text">
      <style:text-properties fo:font-size="12pt" style:font-size-asian="12pt" style:font-size-complex="12pt"/>
    </style:style>
    <style:style style:name="T342_22" style:family="text">
      <style:text-properties fo:font-size="12pt" style:font-size-asian="12pt" style:font-size-complex="12pt"/>
    </style:style>
    <style:style style:name="T342_23" style:family="text">
      <style:text-properties fo:font-size="12pt" style:font-size-asian="12pt" style:font-size-complex="12pt"/>
    </style:style>
    <style:style style:name="T342_24" style:family="text">
      <style:text-properties fo:font-size="12pt" style:font-size-asian="12pt" style:font-size-complex="12pt"/>
    </style:style>
    <style:style style:name="T342_25" style:family="text">
      <style:text-properties fo:font-size="12pt" style:font-size-asian="12pt" style:font-size-complex="12pt"/>
    </style:style>
    <style:style style:name="T342_26" style:family="text">
      <style:text-properties fo:font-size="12pt" style:font-size-asian="12pt" style:font-size-complex="12pt"/>
    </style:style>
    <style:style style:name="T342_27" style:family="text">
      <style:text-properties fo:font-size="12pt" style:font-size-asian="12pt" style:font-size-complex="12pt"/>
    </style:style>
    <style:style style:name="T342_28" style:family="text">
      <style:text-properties fo:font-size="12pt" style:font-size-asian="12pt" style:font-size-complex="12pt"/>
    </style:style>
    <style:style style:name="T342_29" style:family="text">
      <style:text-properties fo:font-size="12pt" style:font-size-asian="12pt" style:font-size-complex="12pt"/>
    </style:style>
    <style:style style:name="T342_30" style:family="text">
      <style:text-properties fo:font-size="12pt" style:font-size-asian="12pt" style:font-size-complex="12pt"/>
    </style:style>
    <style:style style:name="T342_31" style:family="text">
      <style:text-properties fo:font-size="12pt" style:font-size-asian="12pt" style:font-size-complex="12pt"/>
    </style:style>
    <style:style style:name="T342_32" style:family="text">
      <style:text-properties fo:font-size="12pt" style:font-size-asian="12pt" style:font-size-complex="12pt"/>
    </style:style>
    <style:style style:name="T342_33" style:family="text">
      <style:text-properties fo:font-size="12pt" style:font-size-asian="12pt" style:font-size-complex="12pt"/>
    </style:style>
    <style:style style:name="T342_34" style:family="text">
      <style:text-properties fo:font-size="12pt" style:font-size-asian="12pt" style:font-size-complex="12pt"/>
    </style:style>
    <style:style style:name="T342_35" style:family="text">
      <style:text-properties fo:font-size="12pt" style:font-size-asian="12pt" style:font-size-complex="12pt"/>
    </style:style>
    <style:style style:name="T342_36" style:family="text">
      <style:text-properties fo:font-size="12pt" style:font-size-asian="12pt" style:font-size-complex="12pt"/>
    </style:style>
    <style:style style:name="T342_37" style:family="text">
      <style:text-properties fo:font-size="12pt" style:font-size-asian="12pt" style:font-size-complex="12pt"/>
    </style:style>
    <style:style style:name="T342_38" style:family="text">
      <style:text-properties fo:font-size="12pt" style:font-size-asian="12pt" style:font-size-complex="12pt"/>
    </style:style>
    <style:style style:name="T342_39" style:family="text">
      <style:text-properties fo:font-size="12pt" style:font-size-asian="12pt" style:font-size-complex="12pt"/>
    </style:style>
    <style:style style:name="T342_40" style:family="text">
      <style:text-properties fo:font-size="12pt" style:font-size-asian="12pt" style:font-size-complex="12pt"/>
    </style:style>
    <style:style style:name="T342_41" style:family="text">
      <style:text-properties fo:font-size="12pt" style:font-size-asian="12pt" style:font-size-complex="12pt"/>
    </style:style>
    <style:style style:name="T342_42" style:family="text">
      <style:text-properties fo:font-size="12pt" style:font-size-asian="12pt" style:font-size-complex="12pt"/>
    </style:style>
    <style:style style:name="T342_43" style:family="text">
      <style:text-properties fo:font-size="12pt" style:font-size-asian="12pt" style:font-size-complex="12pt"/>
    </style:style>
    <style:style style:name="T342_44" style:family="text">
      <style:text-properties fo:font-size="12pt" style:font-size-asian="12pt" style:font-size-complex="12pt"/>
    </style:style>
    <style:style style:name="T342_45" style:family="text">
      <style:text-properties fo:font-size="12pt" style:font-size-asian="12pt" style:font-size-complex="12pt"/>
    </style:style>
    <style:style style:name="T342_46" style:family="text">
      <style:text-properties fo:font-size="12pt" style:font-size-asian="12pt" style:font-size-complex="12pt"/>
    </style:style>
    <style:style style:name="T342_47" style:family="text">
      <style:text-properties fo:font-size="12pt" style:font-size-asian="12pt" style:font-size-complex="12pt"/>
    </style:style>
    <style:style style:name="T342_48" style:family="text">
      <style:text-properties fo:font-size="12pt" style:font-size-asian="12pt" style:font-size-complex="12pt"/>
    </style:style>
    <style:style style:name="T342_49" style:family="text">
      <style:text-properties fo:font-size="12pt" style:font-size-asian="12pt" style:font-size-complex="12pt"/>
    </style:style>
    <style:style style:name="T342_50" style:family="text">
      <style:text-properties fo:font-size="12pt" style:font-size-asian="12pt" style:font-size-complex="12pt"/>
    </style:style>
    <style:style style:name="T342_51" style:family="text">
      <style:text-properties fo:font-size="12pt" style:font-size-asian="12pt" style:font-size-complex="12pt"/>
    </style:style>
    <style:style style:name="T342_52" style:family="text">
      <style:text-properties fo:font-size="12pt" style:font-size-asian="12pt" style:font-size-complex="12pt"/>
    </style:style>
    <style:style style:name="T342_53" style:family="text">
      <style:text-properties fo:font-size="12pt" style:font-size-asian="12pt" style:font-size-complex="12pt"/>
    </style:style>
    <style:style style:name="T342_54" style:family="text">
      <style:text-properties fo:font-size="12pt" style:font-size-asian="12pt" style:font-size-complex="12pt"/>
    </style:style>
    <style:style style:name="T342_55" style:family="text">
      <style:text-properties fo:font-size="12pt" style:font-size-asian="12pt" style:font-size-complex="12pt"/>
    </style:style>
    <style:style style:name="T342_56" style:family="text">
      <style:text-properties fo:font-size="12pt" style:font-size-asian="12pt" style:font-size-complex="12pt"/>
    </style:style>
    <style:style style:name="T342_57" style:family="text">
      <style:text-properties fo:font-size="12pt" style:font-size-asian="12pt" style:font-size-complex="12pt"/>
    </style:style>
    <style:style style:name="T342_58" style:family="text">
      <style:text-properties fo:font-size="12pt" style:font-size-asian="12pt" style:font-size-complex="12pt"/>
    </style:style>
    <style:style style:name="T342_59" style:family="text">
      <style:text-properties fo:font-size="12pt" style:font-size-asian="12pt" style:font-size-complex="12pt"/>
    </style:style>
    <style:style style:name="T342_60" style:family="text">
      <style:text-properties fo:font-size="12pt" style:font-size-asian="12pt" style:font-size-complex="12pt"/>
    </style:style>
    <style:style style:name="T342_61" style:family="text">
      <style:text-properties fo:font-size="12pt" style:font-size-asian="12pt" style:font-size-complex="12pt"/>
    </style:style>
    <style:style style:name="T342_62" style:family="text">
      <style:text-properties fo:font-size="12pt" style:font-size-asian="12pt" style:font-size-complex="12pt"/>
    </style:style>
    <style:style style:name="T342_63" style:family="text">
      <style:text-properties fo:font-size="12pt" style:font-size-asian="12pt" style:font-size-complex="12pt"/>
    </style:style>
    <style:style style:name="T342_64" style:family="text">
      <style:text-properties fo:font-size="12pt" style:font-size-asian="12pt" style:font-size-complex="12pt"/>
    </style:style>
    <style:style style:name="T342_65" style:family="text">
      <style:text-properties fo:font-size="12pt" style:font-size-asian="12pt" style:font-size-complex="12pt"/>
    </style:style>
    <style:style style:name="T342_66" style:family="text">
      <style:text-properties fo:font-size="12pt" style:font-size-asian="12pt" style:font-size-complex="12pt"/>
    </style:style>
    <style:style style:name="T342_67" style:family="text">
      <style:text-properties fo:font-size="12pt" style:font-size-asian="12pt" style:font-size-complex="12pt"/>
    </style:style>
    <style:style style:name="T342_68" style:family="text">
      <style:text-properties fo:font-size="12pt" style:font-size-asian="12pt" style:font-size-complex="12pt"/>
    </style:style>
    <style:style style:name="T342_69" style:family="text">
      <style:text-properties fo:font-size="12pt" style:font-size-asian="12pt" style:font-size-complex="12pt"/>
    </style:style>
    <style:style style:name="T342_70" style:family="text">
      <style:text-properties fo:font-size="12pt" style:font-size-asian="12pt" style:font-size-complex="12pt"/>
    </style:style>
    <style:style style:name="T342_71" style:family="text">
      <style:text-properties fo:font-size="12pt" style:font-size-asian="12pt" style:font-size-complex="12pt"/>
    </style:style>
    <style:style style:name="T342_72" style:family="text">
      <style:text-properties fo:font-size="12pt" style:font-size-asian="12pt" style:font-size-complex="12pt"/>
    </style:style>
    <style:style style:name="T342_73" style:family="text">
      <style:text-properties fo:font-size="12pt" style:font-size-asian="12pt" style:font-size-complex="12pt"/>
    </style:style>
    <style:style style:name="T342_74" style:family="text">
      <style:text-properties fo:font-size="12pt" style:font-size-asian="12pt" style:font-size-complex="12pt"/>
    </style:style>
    <style:style style:name="T342_75" style:family="text">
      <style:text-properties fo:font-size="12pt" style:font-size-asian="12pt" style:font-size-complex="12pt"/>
    </style:style>
    <style:style style:name="T342_76" style:family="text">
      <style:text-properties fo:font-size="12pt" style:font-size-asian="12pt" style:font-size-complex="12pt"/>
    </style:style>
    <style:style style:name="T342_77" style:family="text">
      <style:text-properties fo:font-size="12pt" style:font-size-asian="12pt" style:font-size-complex="12pt"/>
    </style:style>
    <style:style style:name="T342_78" style:family="text">
      <style:text-properties fo:font-size="12pt" style:font-size-asian="12pt" style:font-size-complex="12pt"/>
    </style:style>
    <style:style style:name="T342_79" style:family="text">
      <style:text-properties fo:font-size="12pt" style:font-size-asian="12pt" style:font-size-complex="12pt"/>
    </style:style>
    <style:style style:name="T342_80" style:family="text">
      <style:text-properties fo:font-size="12pt" style:font-size-asian="12pt" style:font-size-complex="12pt"/>
    </style:style>
    <style:style style:name="T342_81" style:family="text">
      <style:text-properties fo:font-size="12pt" style:font-size-asian="12pt" style:font-size-complex="12pt"/>
    </style:style>
    <style:style style:name="T342_82" style:family="text">
      <style:text-properties fo:font-size="12pt" style:font-size-asian="12pt" style:font-size-complex="12pt"/>
    </style:style>
    <style:style style:name="T342_83" style:family="text">
      <style:text-properties fo:font-size="12pt" style:font-size-asian="12pt" style:font-size-complex="12pt"/>
    </style:style>
    <style:style style:name="T342_84" style:family="text">
      <style:text-properties fo:font-size="12pt" style:font-size-asian="12pt" style:font-size-complex="12pt"/>
    </style:style>
    <style:style style:name="T342_85" style:family="text">
      <style:text-properties fo:font-size="12pt" style:font-size-asian="12pt" style:font-size-complex="12pt"/>
    </style:style>
    <style:style style:name="T342_86" style:family="text">
      <style:text-properties fo:font-size="12pt" style:font-size-asian="12pt" style:font-size-complex="12pt"/>
    </style:style>
    <style:style style:name="T342_87" style:family="text">
      <style:text-properties fo:font-size="12pt" style:font-size-asian="12pt" style:font-size-complex="12pt"/>
    </style:style>
    <style:style style:name="P343" style:family="paragraph" style:parent-style-name="Standard">
      <style:paragraph-properties fo:text-align="justify" fo:break-before="auto" fo:line-height="115%" style:writing-mode="lr-tb"/>
    </style:style>
    <style:style style:name="T343_1" style:family="text">
      <style:text-properties fo:font-size="12pt" style:font-size-asian="12pt" style:font-size-complex="12pt"/>
    </style:style>
    <style:style style:name="T343_2" style:family="text">
      <style:text-properties fo:font-size="12pt" style:font-size-asian="12pt" style:font-size-complex="12pt"/>
    </style:style>
    <style:style style:name="T343_3" style:family="text">
      <style:text-properties fo:font-size="12pt" style:font-size-asian="12pt" style:font-size-complex="12pt"/>
    </style:style>
    <style:style style:name="T343_4" style:family="text">
      <style:text-properties fo:font-size="12pt" style:font-size-asian="12pt" style:font-size-complex="12pt"/>
    </style:style>
    <style:style style:name="T343_5" style:family="text">
      <style:text-properties fo:font-size="12pt" style:font-size-asian="12pt" style:font-size-complex="12pt"/>
    </style:style>
    <style:style style:name="T343_6" style:family="text">
      <style:text-properties fo:font-size="12pt" style:font-size-asian="12pt" style:font-size-complex="12pt"/>
    </style:style>
    <style:style style:name="T343_7" style:family="text">
      <style:text-properties fo:font-size="12pt" style:font-size-asian="12pt" style:font-size-complex="12pt"/>
    </style:style>
    <style:style style:name="T343_8" style:family="text">
      <style:text-properties fo:font-size="12pt" style:font-size-asian="12pt" style:font-size-complex="12pt"/>
    </style:style>
    <style:style style:name="P34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5" style:family="paragraph" style:parent-style-name="Standard">
      <style:paragraph-properties fo:text-align="justify" fo:break-before="auto" fo:line-height="115%" style:writing-mode="lr-tb"/>
    </style:style>
    <style:style style:name="T345_1" style:family="text">
      <style:text-properties fo:font-size="12pt" style:font-size-asian="12pt" style:font-size-complex="12pt"/>
    </style:style>
    <style:style style:name="T345_2" style:family="text">
      <style:text-properties fo:font-size="12pt" style:font-size-asian="12pt" style:font-size-complex="12pt"/>
    </style:style>
    <style:style style:name="T345_3" style:family="text">
      <style:text-properties fo:font-size="12pt" style:font-size-asian="12pt" style:font-size-complex="12pt"/>
    </style:style>
    <style:style style:name="T345_4" style:family="text">
      <style:text-properties fo:font-size="12pt" style:font-size-asian="12pt" style:font-size-complex="12pt"/>
    </style:style>
    <style:style style:name="T345_5" style:family="text">
      <style:text-properties fo:font-size="12pt" style:font-size-asian="12pt" style:font-size-complex="12pt"/>
    </style:style>
    <style:style style:name="T345_6" style:family="text">
      <style:text-properties fo:font-size="12pt" style:font-size-asian="12pt" style:font-size-complex="12pt"/>
    </style:style>
    <style:style style:name="T345_7" style:family="text">
      <style:text-properties fo:font-size="12pt" style:font-size-asian="12pt" style:font-size-complex="12pt"/>
    </style:style>
    <style:style style:name="T345_8" style:family="text">
      <style:text-properties fo:font-size="12pt" style:font-size-asian="12pt" style:font-size-complex="12pt"/>
    </style:style>
    <style:style style:name="T345_9" style:family="text">
      <style:text-properties fo:font-size="12pt" style:font-size-asian="12pt" style:font-size-complex="12pt"/>
    </style:style>
    <style:style style:name="T345_10" style:family="text">
      <style:text-properties fo:font-size="12pt" style:font-size-asian="12pt" style:font-size-complex="12pt"/>
    </style:style>
    <style:style style:name="T345_11" style:family="text">
      <style:text-properties fo:font-size="12pt" style:font-size-asian="12pt" style:font-size-complex="12pt"/>
    </style:style>
    <style:style style:name="T345_12" style:family="text">
      <style:text-properties fo:font-size="12pt" style:font-size-asian="12pt" style:font-size-complex="12pt"/>
    </style:style>
    <style:style style:name="T345_13" style:family="text">
      <style:text-properties fo:font-size="12pt" style:font-size-asian="12pt" style:font-size-complex="12pt"/>
    </style:style>
    <style:style style:name="T345_14" style:family="text">
      <style:text-properties fo:font-size="12pt" style:font-size-asian="12pt" style:font-size-complex="12pt"/>
    </style:style>
    <style:style style:name="T345_15" style:family="text">
      <style:text-properties fo:font-size="12pt" style:font-size-asian="12pt" style:font-size-complex="12pt"/>
    </style:style>
    <style:style style:name="T345_16" style:family="text">
      <style:text-properties fo:font-size="12pt" style:font-size-asian="12pt" style:font-size-complex="12pt"/>
    </style:style>
    <style:style style:name="T345_17" style:family="text">
      <style:text-properties fo:font-size="12pt" style:font-size-asian="12pt" style:font-size-complex="12pt"/>
    </style:style>
    <style:style style:name="P346" style:family="paragraph" style:parent-style-name="Standard">
      <style:paragraph-properties fo:text-align="justify" fo:break-before="auto" fo:line-height="115%" style:writing-mode="lr-tb"/>
    </style:style>
    <style:style style:name="T346_1" style:family="text">
      <style:text-properties fo:font-size="12pt" style:font-size-asian="12pt" style:font-size-complex="12pt"/>
    </style:style>
    <style:style style:name="T346_2" style:family="text">
      <style:text-properties fo:font-size="12pt" style:font-size-asian="12pt" style:font-size-complex="12pt"/>
    </style:style>
    <style:style style:name="T346_3" style:family="text">
      <style:text-properties fo:font-size="12pt" style:font-size-asian="12pt" style:font-size-complex="12pt"/>
    </style:style>
    <style:style style:name="T346_4" style:family="text">
      <style:text-properties fo:font-size="12pt" style:font-size-asian="12pt" style:font-size-complex="12pt"/>
    </style:style>
    <style:style style:name="T346_5" style:family="text">
      <style:text-properties fo:font-size="12pt" style:font-size-asian="12pt" style:font-size-complex="12pt"/>
    </style:style>
    <style:style style:name="T346_6" style:family="text">
      <style:text-properties fo:font-size="12pt" style:font-size-asian="12pt" style:font-size-complex="12pt"/>
    </style:style>
    <style:style style:name="T346_7" style:family="text">
      <style:text-properties fo:font-size="12pt" style:font-size-asian="12pt" style:font-size-complex="12pt"/>
    </style:style>
    <style:style style:name="T346_8" style:family="text">
      <style:text-properties fo:font-size="12pt" style:font-size-asian="12pt" style:font-size-complex="12pt"/>
    </style:style>
    <style:style style:name="T346_9" style:family="text">
      <style:text-properties fo:font-size="12pt" style:font-size-asian="12pt" style:font-size-complex="12pt"/>
    </style:style>
    <style:style style:name="T346_10" style:family="text">
      <style:text-properties fo:font-size="12pt" style:font-size-asian="12pt" style:font-size-complex="12pt"/>
    </style:style>
    <style:style style:name="T346_11" style:family="text">
      <style:text-properties fo:font-size="12pt" style:font-size-asian="12pt" style:font-size-complex="12pt"/>
    </style:style>
    <style:style style:name="T346_12" style:family="text">
      <style:text-properties fo:font-size="12pt" style:font-size-asian="12pt" style:font-size-complex="12pt"/>
    </style:style>
    <style:style style:name="T346_13" style:family="text">
      <style:text-properties fo:font-size="12pt" style:font-size-asian="12pt" style:font-size-complex="12pt"/>
    </style:style>
    <style:style style:name="T346_14" style:family="text">
      <style:text-properties fo:font-size="12pt" style:font-size-asian="12pt" style:font-size-complex="12pt"/>
    </style:style>
    <style:style style:name="T346_15" style:family="text">
      <style:text-properties fo:font-size="12pt" style:font-size-asian="12pt" style:font-size-complex="12pt"/>
    </style:style>
    <style:style style:name="T346_16" style:family="text">
      <style:text-properties fo:font-size="12pt" style:font-size-asian="12pt" style:font-size-complex="12pt"/>
    </style:style>
    <style:style style:name="T346_17" style:family="text">
      <style:text-properties fo:font-size="12pt" style:font-size-asian="12pt" style:font-size-complex="12pt"/>
    </style:style>
    <style:style style:name="T346_18" style:family="text">
      <style:text-properties fo:font-size="12pt" style:font-size-asian="12pt" style:font-size-complex="12pt"/>
    </style:style>
    <style:style style:name="T346_19" style:family="text">
      <style:text-properties fo:font-size="12pt" style:font-size-asian="12pt" style:font-size-complex="12pt"/>
    </style:style>
    <style:style style:name="T346_20" style:family="text">
      <style:text-properties fo:font-size="12pt" style:font-size-asian="12pt" style:font-size-complex="12pt"/>
    </style:style>
    <style:style style:name="T346_21" style:family="text">
      <style:text-properties fo:font-size="12pt" style:font-size-asian="12pt" style:font-size-complex="12pt"/>
    </style:style>
    <style:style style:name="T346_22" style:family="text">
      <style:text-properties fo:font-size="12pt" style:font-size-asian="12pt" style:font-size-complex="12pt"/>
    </style:style>
    <style:style style:name="T346_23" style:family="text">
      <style:text-properties fo:font-size="12pt" style:font-size-asian="12pt" style:font-size-complex="12pt"/>
    </style:style>
    <style:style style:name="T346_24" style:family="text">
      <style:text-properties fo:font-size="12pt" style:font-size-asian="12pt" style:font-size-complex="12pt"/>
    </style:style>
    <style:style style:name="T346_25" style:family="text">
      <style:text-properties fo:font-size="12pt" style:font-size-asian="12pt" style:font-size-complex="12pt"/>
    </style:style>
    <style:style style:name="T346_26" style:family="text">
      <style:text-properties fo:font-size="12pt" style:font-size-asian="12pt" style:font-size-complex="12pt"/>
    </style:style>
    <style:style style:name="T346_27" style:family="text">
      <style:text-properties fo:font-size="12pt" style:font-size-asian="12pt" style:font-size-complex="12pt"/>
    </style:style>
    <style:style style:name="T346_28" style:family="text">
      <style:text-properties fo:font-size="12pt" style:font-size-asian="12pt" style:font-size-complex="12pt"/>
    </style:style>
    <style:style style:name="T346_29" style:family="text">
      <style:text-properties fo:font-size="12pt" style:font-size-asian="12pt" style:font-size-complex="12pt"/>
    </style:style>
    <style:style style:name="T346_30" style:family="text">
      <style:text-properties fo:font-size="12pt" style:font-size-asian="12pt" style:font-size-complex="12pt"/>
    </style:style>
    <style:style style:name="T346_31" style:family="text">
      <style:text-properties fo:font-size="12pt" style:font-size-asian="12pt" style:font-size-complex="12pt"/>
    </style:style>
    <style:style style:name="T346_32" style:family="text">
      <style:text-properties fo:font-size="12pt" style:font-size-asian="12pt" style:font-size-complex="12pt"/>
    </style:style>
    <style:style style:name="T346_33" style:family="text">
      <style:text-properties fo:font-size="12pt" style:font-size-asian="12pt" style:font-size-complex="12pt"/>
    </style:style>
    <style:style style:name="T346_34" style:family="text">
      <style:text-properties fo:font-size="12pt" style:font-size-asian="12pt" style:font-size-complex="12pt"/>
    </style:style>
    <style:style style:name="T346_35" style:family="text">
      <style:text-properties fo:font-size="12pt" style:font-size-asian="12pt" style:font-size-complex="12pt"/>
    </style:style>
    <style:style style:name="T346_36" style:family="text">
      <style:text-properties fo:font-size="12pt" style:font-size-asian="12pt" style:font-size-complex="12pt"/>
    </style:style>
    <style:style style:name="T346_37" style:family="text">
      <style:text-properties fo:font-size="12pt" style:font-size-asian="12pt" style:font-size-complex="12pt"/>
    </style:style>
    <style:style style:name="T346_38" style:family="text">
      <style:text-properties fo:font-size="12pt" style:font-size-asian="12pt" style:font-size-complex="12pt"/>
    </style:style>
    <style:style style:name="T346_39" style:family="text">
      <style:text-properties fo:font-size="12pt" style:font-size-asian="12pt" style:font-size-complex="12pt"/>
    </style:style>
    <style:style style:name="T346_40" style:family="text">
      <style:text-properties fo:font-size="12pt" style:font-size-asian="12pt" style:font-size-complex="12pt"/>
    </style:style>
    <style:style style:name="T346_41" style:family="text">
      <style:text-properties fo:font-size="12pt" style:font-size-asian="12pt" style:font-size-complex="12pt"/>
    </style:style>
    <style:style style:name="T346_42" style:family="text">
      <style:text-properties fo:font-size="12pt" style:font-size-asian="12pt" style:font-size-complex="12pt"/>
    </style:style>
    <style:style style:name="T346_43" style:family="text">
      <style:text-properties fo:font-size="12pt" style:font-size-asian="12pt" style:font-size-complex="12pt"/>
    </style:style>
    <style:style style:name="T346_44" style:family="text">
      <style:text-properties fo:font-size="12pt" style:font-size-asian="12pt" style:font-size-complex="12pt"/>
    </style:style>
    <style:style style:name="T346_45" style:family="text">
      <style:text-properties fo:font-size="12pt" style:font-size-asian="12pt" style:font-size-complex="12pt"/>
    </style:style>
    <style:style style:name="T346_46" style:family="text">
      <style:text-properties fo:font-size="12pt" style:font-size-asian="12pt" style:font-size-complex="12pt"/>
    </style:style>
    <style:style style:name="T346_47" style:family="text">
      <style:text-properties fo:font-size="12pt" style:font-size-asian="12pt" style:font-size-complex="12pt"/>
    </style:style>
    <style:style style:name="T346_48" style:family="text">
      <style:text-properties fo:font-size="12pt" style:font-size-asian="12pt" style:font-size-complex="12pt"/>
    </style:style>
    <style:style style:name="T346_49" style:family="text">
      <style:text-properties fo:font-size="12pt" style:font-size-asian="12pt" style:font-size-complex="12pt"/>
    </style:style>
    <style:style style:name="T346_50" style:family="text">
      <style:text-properties fo:font-size="12pt" style:font-size-asian="12pt" style:font-size-complex="12pt"/>
    </style:style>
    <style:style style:name="T346_51" style:family="text">
      <style:text-properties fo:font-size="12pt" style:font-size-asian="12pt" style:font-size-complex="12pt"/>
    </style:style>
    <style:style style:name="T346_52" style:family="text">
      <style:text-properties fo:font-size="12pt" style:font-size-asian="12pt" style:font-size-complex="12pt"/>
    </style:style>
    <style:style style:name="T346_53" style:family="text">
      <style:text-properties fo:font-size="12pt" style:font-size-asian="12pt" style:font-size-complex="12pt"/>
    </style:style>
    <style:style style:name="T346_54" style:family="text">
      <style:text-properties fo:font-size="12pt" style:font-size-asian="12pt" style:font-size-complex="12pt"/>
    </style:style>
    <style:style style:name="T346_55" style:family="text">
      <style:text-properties fo:font-size="12pt" style:font-size-asian="12pt" style:font-size-complex="12pt"/>
    </style:style>
    <style:style style:name="T346_56" style:family="text">
      <style:text-properties fo:font-size="12pt" style:font-size-asian="12pt" style:font-size-complex="12pt"/>
    </style:style>
    <style:style style:name="T346_57" style:family="text">
      <style:text-properties fo:font-size="12pt" style:font-size-asian="12pt" style:font-size-complex="12pt"/>
    </style:style>
    <style:style style:name="T346_58" style:family="text">
      <style:text-properties fo:font-size="12pt" style:font-size-asian="12pt" style:font-size-complex="12pt"/>
    </style:style>
    <style:style style:name="T346_59" style:family="text">
      <style:text-properties fo:font-size="12pt" style:font-size-asian="12pt" style:font-size-complex="12pt"/>
    </style:style>
    <style:style style:name="T346_60" style:family="text">
      <style:text-properties fo:font-size="12pt" style:font-size-asian="12pt" style:font-size-complex="12pt"/>
    </style:style>
    <style:style style:name="T346_61" style:family="text">
      <style:text-properties fo:font-size="12pt" style:font-size-asian="12pt" style:font-size-complex="12pt"/>
    </style:style>
    <style:style style:name="T346_62" style:family="text">
      <style:text-properties fo:font-size="12pt" style:font-size-asian="12pt" style:font-size-complex="12pt"/>
    </style:style>
    <style:style style:name="T346_63" style:family="text">
      <style:text-properties fo:font-size="12pt" style:font-size-asian="12pt" style:font-size-complex="12pt"/>
    </style:style>
    <style:style style:name="T346_64" style:family="text">
      <style:text-properties fo:font-size="12pt" style:font-size-asian="12pt" style:font-size-complex="12pt"/>
    </style:style>
    <style:style style:name="T346_65" style:family="text">
      <style:text-properties fo:font-size="12pt" style:font-size-asian="12pt" style:font-size-complex="12pt"/>
    </style:style>
    <style:style style:name="T346_66" style:family="text">
      <style:text-properties fo:font-size="12pt" style:font-size-asian="12pt" style:font-size-complex="12pt"/>
    </style:style>
    <style:style style:name="T346_67" style:family="text">
      <style:text-properties fo:font-size="12pt" style:font-size-asian="12pt" style:font-size-complex="12pt"/>
    </style:style>
    <style:style style:name="T346_68" style:family="text">
      <style:text-properties fo:font-size="12pt" style:font-size-asian="12pt" style:font-size-complex="12pt"/>
    </style:style>
    <style:style style:name="T346_69" style:family="text">
      <style:text-properties fo:font-size="12pt" style:font-size-asian="12pt" style:font-size-complex="12pt"/>
    </style:style>
    <style:style style:name="T346_70" style:family="text">
      <style:text-properties fo:font-size="12pt" style:font-size-asian="12pt" style:font-size-complex="12pt"/>
    </style:style>
    <style:style style:name="T346_71" style:family="text">
      <style:text-properties fo:font-size="12pt" style:font-size-asian="12pt" style:font-size-complex="12pt"/>
    </style:style>
    <style:style style:name="T346_72" style:family="text">
      <style:text-properties fo:font-size="12pt" style:font-size-asian="12pt" style:font-size-complex="12pt"/>
    </style:style>
    <style:style style:name="T346_73" style:family="text">
      <style:text-properties fo:font-size="12pt" style:font-size-asian="12pt" style:font-size-complex="12pt"/>
    </style:style>
    <style:style style:name="T346_74" style:family="text">
      <style:text-properties fo:font-size="12pt" style:font-size-asian="12pt" style:font-size-complex="12pt"/>
    </style:style>
    <style:style style:name="T346_75" style:family="text">
      <style:text-properties fo:font-size="12pt" style:font-size-asian="12pt" style:font-size-complex="12pt"/>
    </style:style>
    <style:style style:name="T346_76" style:family="text">
      <style:text-properties fo:font-size="12pt" style:font-size-asian="12pt" style:font-size-complex="12pt"/>
    </style:style>
    <style:style style:name="T346_77" style:family="text">
      <style:text-properties fo:font-size="12pt" style:font-size-asian="12pt" style:font-size-complex="12pt"/>
    </style:style>
    <style:style style:name="T346_78" style:family="text">
      <style:text-properties fo:font-size="12pt" style:font-size-asian="12pt" style:font-size-complex="12pt"/>
    </style:style>
    <style:style style:name="T346_79" style:family="text">
      <style:text-properties fo:font-size="12pt" style:font-size-asian="12pt" style:font-size-complex="12pt"/>
    </style:style>
    <style:style style:name="T346_80" style:family="text">
      <style:text-properties fo:font-size="12pt" style:font-size-asian="12pt" style:font-size-complex="12pt"/>
    </style:style>
    <style:style style:name="T346_81" style:family="text">
      <style:text-properties fo:font-size="12pt" style:font-size-asian="12pt" style:font-size-complex="12pt"/>
    </style:style>
    <style:style style:name="T346_82" style:family="text">
      <style:text-properties fo:font-size="12pt" style:font-size-asian="12pt" style:font-size-complex="12pt"/>
    </style:style>
    <style:style style:name="T346_83" style:family="text">
      <style:text-properties fo:font-size="12pt" style:font-size-asian="12pt" style:font-size-complex="12pt"/>
    </style:style>
    <style:style style:name="T346_84" style:family="text">
      <style:text-properties fo:font-size="12pt" style:font-size-asian="12pt" style:font-size-complex="12pt"/>
    </style:style>
    <style:style style:name="T346_85" style:family="text">
      <style:text-properties fo:font-size="12pt" style:font-size-asian="12pt" style:font-size-complex="12pt"/>
    </style:style>
    <style:style style:name="T346_86" style:family="text">
      <style:text-properties fo:font-size="12pt" style:font-size-asian="12pt" style:font-size-complex="12pt"/>
    </style:style>
    <style:style style:name="T346_87" style:family="text">
      <style:text-properties fo:font-size="12pt" style:font-size-asian="12pt" style:font-size-complex="12pt"/>
    </style:style>
    <style:style style:name="T346_88" style:family="text">
      <style:text-properties fo:font-size="12pt" style:font-size-asian="12pt" style:font-size-complex="12pt"/>
    </style:style>
    <style:style style:name="T346_89" style:family="text">
      <style:text-properties fo:font-size="12pt" style:font-size-asian="12pt" style:font-size-complex="12pt"/>
    </style:style>
    <style:style style:name="T346_90" style:family="text">
      <style:text-properties fo:font-size="12pt" style:font-size-asian="12pt" style:font-size-complex="12pt"/>
    </style:style>
    <style:style style:name="T346_91" style:family="text">
      <style:text-properties fo:font-size="12pt" style:font-size-asian="12pt" style:font-size-complex="12pt"/>
    </style:style>
    <style:style style:name="T346_92" style:family="text">
      <style:text-properties fo:font-size="12pt" style:font-size-asian="12pt" style:font-size-complex="12pt"/>
    </style:style>
    <style:style style:name="T346_93" style:family="text">
      <style:text-properties fo:font-size="12pt" style:font-size-asian="12pt" style:font-size-complex="12pt"/>
    </style:style>
    <style:style style:name="T346_94" style:family="text">
      <style:text-properties fo:font-size="12pt" style:font-size-asian="12pt" style:font-size-complex="12pt"/>
    </style:style>
    <style:style style:name="T346_95" style:family="text">
      <style:text-properties fo:font-size="12pt" style:font-size-asian="12pt" style:font-size-complex="12pt"/>
    </style:style>
    <style:style style:name="T346_96" style:family="text">
      <style:text-properties fo:font-size="12pt" style:font-size-asian="12pt" style:font-size-complex="12pt"/>
    </style:style>
    <style:style style:name="T346_97" style:family="text">
      <style:text-properties fo:font-size="12pt" style:font-size-asian="12pt" style:font-size-complex="12pt"/>
    </style:style>
    <style:style style:name="T346_98" style:family="text">
      <style:text-properties fo:font-size="12pt" style:font-size-asian="12pt" style:font-size-complex="12pt"/>
    </style:style>
    <style:style style:name="T346_99" style:family="text">
      <style:text-properties fo:font-size="12pt" style:font-size-asian="12pt" style:font-size-complex="12pt"/>
    </style:style>
    <style:style style:name="T346_100" style:family="text">
      <style:text-properties fo:font-size="12pt" style:font-size-asian="12pt" style:font-size-complex="12pt"/>
    </style:style>
    <style:style style:name="T346_101" style:family="text">
      <style:text-properties fo:font-size="12pt" style:font-size-asian="12pt" style:font-size-complex="12pt"/>
    </style:style>
    <style:style style:name="T346_102" style:family="text">
      <style:text-properties fo:font-size="12pt" style:font-size-asian="12pt" style:font-size-complex="12pt"/>
    </style:style>
    <style:style style:name="T346_103" style:family="text">
      <style:text-properties fo:font-size="12pt" style:font-size-asian="12pt" style:font-size-complex="12pt"/>
    </style:style>
    <style:style style:name="P34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48" style:family="paragraph" style:parent-style-name="Standard">
      <style:paragraph-properties fo:text-align="justify" fo:break-before="auto" fo:line-height="115%" style:writing-mode="lr-tb"/>
    </style:style>
    <style:style style:name="T348_1" style:family="text">
      <style:text-properties fo:font-size="12pt" style:font-size-asian="12pt" style:font-size-complex="12pt"/>
    </style:style>
    <style:style style:name="T348_2" style:family="text">
      <style:text-properties fo:font-size="12pt" style:font-size-asian="12pt" style:font-size-complex="12pt"/>
    </style:style>
    <style:style style:name="T348_3" style:family="text">
      <style:text-properties fo:font-size="12pt" style:font-size-asian="12pt" style:font-size-complex="12pt"/>
    </style:style>
    <style:style style:name="T348_4" style:family="text">
      <style:text-properties fo:font-size="12pt" style:font-size-asian="12pt" style:font-size-complex="12pt"/>
    </style:style>
    <style:style style:name="T348_5" style:family="text">
      <style:text-properties fo:font-size="12pt" style:font-size-asian="12pt" style:font-size-complex="12pt"/>
    </style:style>
    <style:style style:name="T348_6" style:family="text">
      <style:text-properties fo:font-size="12pt" style:font-size-asian="12pt" style:font-size-complex="12pt"/>
    </style:style>
    <style:style style:name="T348_7" style:family="text">
      <style:text-properties fo:font-size="12pt" style:font-size-asian="12pt" style:font-size-complex="12pt"/>
    </style:style>
    <style:style style:name="T348_8" style:family="text">
      <style:text-properties fo:font-size="12pt" style:font-size-asian="12pt" style:font-size-complex="12pt"/>
    </style:style>
    <style:style style:name="T348_9" style:family="text">
      <style:text-properties fo:font-size="12pt" style:font-size-asian="12pt" style:font-size-complex="12pt"/>
    </style:style>
    <style:style style:name="T348_10" style:family="text">
      <style:text-properties fo:font-size="12pt" style:font-size-asian="12pt" style:font-size-complex="12pt"/>
    </style:style>
    <style:style style:name="T348_11" style:family="text">
      <style:text-properties fo:font-size="12pt" style:font-size-asian="12pt" style:font-size-complex="12pt"/>
    </style:style>
    <style:style style:name="T348_12" style:family="text">
      <style:text-properties fo:font-size="12pt" style:font-size-asian="12pt" style:font-size-complex="12pt"/>
    </style:style>
    <style:style style:name="T348_13" style:family="text">
      <style:text-properties fo:font-size="12pt" style:font-size-asian="12pt" style:font-size-complex="12pt"/>
    </style:style>
    <style:style style:name="T348_14" style:family="text">
      <style:text-properties fo:font-size="12pt" style:font-size-asian="12pt" style:font-size-complex="12pt"/>
    </style:style>
    <style:style style:name="T348_15" style:family="text">
      <style:text-properties fo:font-size="12pt" style:font-size-asian="12pt" style:font-size-complex="12pt"/>
    </style:style>
    <style:style style:name="T348_16" style:family="text">
      <style:text-properties fo:font-size="12pt" style:font-size-asian="12pt" style:font-size-complex="12pt"/>
    </style:style>
    <style:style style:name="T348_17" style:family="text">
      <style:text-properties fo:font-size="12pt" style:font-size-asian="12pt" style:font-size-complex="12pt"/>
    </style:style>
    <style:style style:name="T348_18" style:family="text">
      <style:text-properties fo:font-size="12pt" style:font-size-asian="12pt" style:font-size-complex="12pt"/>
    </style:style>
    <style:style style:name="T348_19" style:family="text">
      <style:text-properties fo:font-size="12pt" style:font-size-asian="12pt" style:font-size-complex="12pt"/>
    </style:style>
    <style:style style:name="T348_20" style:family="text">
      <style:text-properties fo:font-size="12pt" style:font-size-asian="12pt" style:font-size-complex="12pt"/>
    </style:style>
    <style:style style:name="T348_21" style:family="text">
      <style:text-properties fo:font-size="12pt" style:font-size-asian="12pt" style:font-size-complex="12pt"/>
    </style:style>
    <style:style style:name="P349" style:family="paragraph" style:parent-style-name="Standard">
      <style:paragraph-properties fo:text-align="justify" fo:break-before="auto" fo:line-height="115%" style:writing-mode="lr-tb"/>
    </style:style>
    <style:style style:name="T349_1" style:family="text">
      <style:text-properties fo:font-size="12pt" style:font-size-asian="12pt" style:font-size-complex="12pt"/>
    </style:style>
    <style:style style:name="T349_2" style:family="text">
      <style:text-properties fo:font-size="12pt" style:font-size-asian="12pt" style:font-size-complex="12pt"/>
    </style:style>
    <style:style style:name="T349_3" style:family="text">
      <style:text-properties fo:font-size="12pt" style:font-size-asian="12pt" style:font-size-complex="12pt"/>
    </style:style>
    <style:style style:name="T349_4" style:family="text">
      <style:text-properties fo:font-size="12pt" style:font-size-asian="12pt" style:font-size-complex="12pt"/>
    </style:style>
    <style:style style:name="T349_5" style:family="text">
      <style:text-properties fo:font-size="12pt" style:font-size-asian="12pt" style:font-size-complex="12pt"/>
    </style:style>
    <style:style style:name="T349_6" style:family="text">
      <style:text-properties fo:font-size="12pt" style:font-size-asian="12pt" style:font-size-complex="12pt"/>
    </style:style>
    <style:style style:name="T349_7" style:family="text">
      <style:text-properties fo:font-size="12pt" style:font-size-asian="12pt" style:font-size-complex="12pt"/>
    </style:style>
    <style:style style:name="T349_8" style:family="text">
      <style:text-properties fo:font-size="12pt" style:font-size-asian="12pt" style:font-size-complex="12pt"/>
    </style:style>
    <style:style style:name="T349_9" style:family="text">
      <style:text-properties fo:font-size="12pt" style:font-size-asian="12pt" style:font-size-complex="12pt"/>
    </style:style>
    <style:style style:name="T349_10" style:family="text">
      <style:text-properties fo:font-size="12pt" style:font-size-asian="12pt" style:font-size-complex="12pt"/>
    </style:style>
    <style:style style:name="T349_11" style:family="text">
      <style:text-properties fo:font-size="12pt" style:font-size-asian="12pt" style:font-size-complex="12pt"/>
    </style:style>
    <style:style style:name="T349_12" style:family="text">
      <style:text-properties fo:font-size="12pt" style:font-size-asian="12pt" style:font-size-complex="12pt"/>
    </style:style>
    <style:style style:name="T349_13" style:family="text">
      <style:text-properties fo:font-size="12pt" style:font-size-asian="12pt" style:font-size-complex="12pt"/>
    </style:style>
    <style:style style:name="T349_14" style:family="text">
      <style:text-properties fo:font-size="12pt" style:font-size-asian="12pt" style:font-size-complex="12pt"/>
    </style:style>
    <style:style style:name="T349_15" style:family="text">
      <style:text-properties fo:font-size="12pt" style:font-size-asian="12pt" style:font-size-complex="12pt"/>
    </style:style>
    <style:style style:name="T349_16" style:family="text">
      <style:text-properties fo:font-size="12pt" style:font-size-asian="12pt" style:font-size-complex="12pt"/>
    </style:style>
    <style:style style:name="T349_17" style:family="text">
      <style:text-properties fo:font-size="12pt" style:font-size-asian="12pt" style:font-size-complex="12pt"/>
    </style:style>
    <style:style style:name="T349_18" style:family="text">
      <style:text-properties fo:font-size="12pt" style:font-size-asian="12pt" style:font-size-complex="12pt"/>
    </style:style>
    <style:style style:name="T349_19" style:family="text">
      <style:text-properties fo:font-size="12pt" style:font-size-asian="12pt" style:font-size-complex="12pt"/>
    </style:style>
    <style:style style:name="T349_20" style:family="text">
      <style:text-properties fo:font-size="12pt" style:font-size-asian="12pt" style:font-size-complex="12pt"/>
    </style:style>
    <style:style style:name="T349_21" style:family="text">
      <style:text-properties fo:font-size="12pt" style:font-size-asian="12pt" style:font-size-complex="12pt"/>
    </style:style>
    <style:style style:name="T349_22" style:family="text">
      <style:text-properties fo:font-size="12pt" style:font-size-asian="12pt" style:font-size-complex="12pt"/>
    </style:style>
    <style:style style:name="T349_23" style:family="text">
      <style:text-properties fo:font-size="12pt" style:font-size-asian="12pt" style:font-size-complex="12pt"/>
    </style:style>
    <style:style style:name="T349_24" style:family="text">
      <style:text-properties fo:font-size="12pt" style:font-size-asian="12pt" style:font-size-complex="12pt"/>
    </style:style>
    <style:style style:name="T349_25" style:family="text">
      <style:text-properties fo:font-size="12pt" style:font-size-asian="12pt" style:font-size-complex="12pt"/>
    </style:style>
    <style:style style:name="T349_26" style:family="text">
      <style:text-properties fo:font-size="12pt" style:font-size-asian="12pt" style:font-size-complex="12pt"/>
    </style:style>
    <style:style style:name="T349_27" style:family="text">
      <style:text-properties fo:font-size="12pt" style:font-size-asian="12pt" style:font-size-complex="12pt"/>
    </style:style>
    <style:style style:name="T349_28" style:family="text">
      <style:text-properties fo:font-size="12pt" style:font-size-asian="12pt" style:font-size-complex="12pt"/>
    </style:style>
    <style:style style:name="T349_29" style:family="text">
      <style:text-properties fo:font-size="12pt" style:font-size-asian="12pt" style:font-size-complex="12pt"/>
    </style:style>
    <style:style style:name="T349_30" style:family="text">
      <style:text-properties fo:font-size="12pt" style:font-size-asian="12pt" style:font-size-complex="12pt"/>
    </style:style>
    <style:style style:name="T349_31" style:family="text">
      <style:text-properties fo:font-size="12pt" style:font-size-asian="12pt" style:font-size-complex="12pt"/>
    </style:style>
    <style:style style:name="T349_32" style:family="text">
      <style:text-properties fo:font-size="12pt" style:font-size-asian="12pt" style:font-size-complex="12pt"/>
    </style:style>
    <style:style style:name="T349_33" style:family="text">
      <style:text-properties fo:font-size="12pt" style:font-size-asian="12pt" style:font-size-complex="12pt"/>
    </style:style>
    <style:style style:name="T349_34" style:family="text">
      <style:text-properties fo:font-size="12pt" style:font-size-asian="12pt" style:font-size-complex="12pt"/>
    </style:style>
    <style:style style:name="T349_35" style:family="text">
      <style:text-properties fo:font-size="12pt" style:font-size-asian="12pt" style:font-size-complex="12pt"/>
    </style:style>
    <style:style style:name="T349_36" style:family="text">
      <style:text-properties fo:font-size="12pt" style:font-size-asian="12pt" style:font-size-complex="12pt"/>
    </style:style>
    <style:style style:name="T349_37" style:family="text">
      <style:text-properties fo:font-size="12pt" style:font-size-asian="12pt" style:font-size-complex="12pt"/>
    </style:style>
    <style:style style:name="T349_38" style:family="text">
      <style:text-properties fo:font-size="12pt" style:font-size-asian="12pt" style:font-size-complex="12pt"/>
    </style:style>
    <style:style style:name="T349_39" style:family="text">
      <style:text-properties fo:font-size="12pt" style:font-size-asian="12pt" style:font-size-complex="12pt"/>
    </style:style>
    <style:style style:name="T349_40" style:family="text">
      <style:text-properties fo:font-size="12pt" style:font-size-asian="12pt" style:font-size-complex="12pt"/>
    </style:style>
    <style:style style:name="T349_41" style:family="text">
      <style:text-properties fo:font-size="12pt" style:font-size-asian="12pt" style:font-size-complex="12pt"/>
    </style:style>
    <style:style style:name="T349_42" style:family="text">
      <style:text-properties fo:font-size="12pt" style:font-size-asian="12pt" style:font-size-complex="12pt"/>
    </style:style>
    <style:style style:name="T349_43" style:family="text">
      <style:text-properties fo:font-size="12pt" style:font-size-asian="12pt" style:font-size-complex="12pt"/>
    </style:style>
    <style:style style:name="T349_44" style:family="text">
      <style:text-properties fo:font-size="12pt" style:font-size-asian="12pt" style:font-size-complex="12pt"/>
    </style:style>
    <style:style style:name="T349_45" style:family="text">
      <style:text-properties fo:font-size="12pt" style:font-size-asian="12pt" style:font-size-complex="12pt"/>
    </style:style>
    <style:style style:name="P35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1" style:family="paragraph" style:parent-style-name="Standard">
      <style:paragraph-properties fo:text-align="justify" fo:break-before="auto" fo:line-height="115%" style:writing-mode="lr-tb"/>
    </style:style>
    <style:style style:name="T351_1" style:family="text">
      <style:text-properties fo:font-size="12pt" style:font-size-asian="12pt" style:font-size-complex="12pt"/>
    </style:style>
    <style:style style:name="T351_2" style:family="text">
      <style:text-properties fo:font-size="12pt" style:font-size-asian="12pt" style:font-size-complex="12pt"/>
    </style:style>
    <style:style style:name="T351_3" style:family="text">
      <style:text-properties fo:font-size="12pt" style:font-size-asian="12pt" style:font-size-complex="12pt"/>
    </style:style>
    <style:style style:name="T351_4" style:family="text">
      <style:text-properties fo:font-size="12pt" style:font-size-asian="12pt" style:font-size-complex="12pt"/>
    </style:style>
    <style:style style:name="T351_5" style:family="text">
      <style:text-properties fo:font-size="12pt" style:font-size-asian="12pt" style:font-size-complex="12pt"/>
    </style:style>
    <style:style style:name="T351_6" style:family="text">
      <style:text-properties fo:font-size="12pt" style:font-size-asian="12pt" style:font-size-complex="12pt"/>
    </style:style>
    <style:style style:name="T351_7" style:family="text">
      <style:text-properties fo:font-size="12pt" style:font-size-asian="12pt" style:font-size-complex="12pt"/>
    </style:style>
    <style:style style:name="T351_8" style:family="text">
      <style:text-properties fo:font-size="12pt" style:font-size-asian="12pt" style:font-size-complex="12pt"/>
    </style:style>
    <style:style style:name="T351_9" style:family="text">
      <style:text-properties fo:font-size="12pt" style:font-size-asian="12pt" style:font-size-complex="12pt"/>
    </style:style>
    <style:style style:name="T351_10" style:family="text">
      <style:text-properties fo:font-size="12pt" style:font-size-asian="12pt" style:font-size-complex="12pt"/>
    </style:style>
    <style:style style:name="T351_11" style:family="text">
      <style:text-properties fo:font-size="12pt" style:font-size-asian="12pt" style:font-size-complex="12pt"/>
    </style:style>
    <style:style style:name="T351_12" style:family="text">
      <style:text-properties fo:font-size="12pt" style:font-size-asian="12pt" style:font-size-complex="12pt"/>
    </style:style>
    <style:style style:name="T351_13" style:family="text">
      <style:text-properties fo:font-size="12pt" style:font-size-asian="12pt" style:font-size-complex="12pt"/>
    </style:style>
    <style:style style:name="T351_14" style:family="text">
      <style:text-properties fo:font-size="12pt" style:font-size-asian="12pt" style:font-size-complex="12pt"/>
    </style:style>
    <style:style style:name="T351_15" style:family="text">
      <style:text-properties fo:font-size="12pt" style:font-size-asian="12pt" style:font-size-complex="12pt"/>
    </style:style>
    <style:style style:name="T351_16" style:family="text">
      <style:text-properties fo:font-size="12pt" style:font-size-asian="12pt" style:font-size-complex="12pt"/>
    </style:style>
    <style:style style:name="T351_17" style:family="text">
      <style:text-properties fo:font-size="12pt" style:font-size-asian="12pt" style:font-size-complex="12pt"/>
    </style:style>
    <style:style style:name="T351_18" style:family="text">
      <style:text-properties fo:font-size="12pt" style:font-size-asian="12pt" style:font-size-complex="12pt"/>
    </style:style>
    <style:style style:name="T351_19" style:family="text">
      <style:text-properties fo:font-size="12pt" style:font-size-asian="12pt" style:font-size-complex="12pt"/>
    </style:style>
    <style:style style:name="T351_20" style:family="text">
      <style:text-properties fo:font-size="12pt" style:font-size-asian="12pt" style:font-size-complex="12pt"/>
    </style:style>
    <style:style style:name="T351_21" style:family="text">
      <style:text-properties fo:font-size="12pt" style:font-size-asian="12pt" style:font-size-complex="12pt"/>
    </style:style>
    <style:style style:name="P352" style:family="paragraph" style:parent-style-name="Standard">
      <style:paragraph-properties fo:text-align="justify" fo:break-before="auto" fo:line-height="115%" style:writing-mode="lr-tb"/>
    </style:style>
    <style:style style:name="T352_1" style:family="text">
      <style:text-properties fo:font-size="12pt" style:font-size-asian="12pt" style:font-size-complex="12pt"/>
    </style:style>
    <style:style style:name="T352_2" style:family="text">
      <style:text-properties fo:font-size="12pt" style:font-size-asian="12pt" style:font-size-complex="12pt"/>
    </style:style>
    <style:style style:name="T352_3" style:family="text">
      <style:text-properties fo:font-size="12pt" style:font-size-asian="12pt" style:font-size-complex="12pt"/>
    </style:style>
    <style:style style:name="T352_4" style:family="text">
      <style:text-properties fo:font-size="12pt" style:font-size-asian="12pt" style:font-size-complex="12pt"/>
    </style:style>
    <style:style style:name="T352_5" style:family="text">
      <style:text-properties fo:font-size="12pt" style:font-size-asian="12pt" style:font-size-complex="12pt"/>
    </style:style>
    <style:style style:name="T352_6" style:family="text">
      <style:text-properties fo:font-size="12pt" style:font-size-asian="12pt" style:font-size-complex="12pt"/>
    </style:style>
    <style:style style:name="T352_7" style:family="text">
      <style:text-properties fo:font-size="12pt" style:font-size-asian="12pt" style:font-size-complex="12pt"/>
    </style:style>
    <style:style style:name="T352_8" style:family="text">
      <style:text-properties fo:font-size="12pt" style:font-size-asian="12pt" style:font-size-complex="12pt"/>
    </style:style>
    <style:style style:name="T352_9" style:family="text">
      <style:text-properties fo:font-size="12pt" style:font-size-asian="12pt" style:font-size-complex="12pt"/>
    </style:style>
    <style:style style:name="T352_10" style:family="text">
      <style:text-properties fo:font-size="12pt" style:font-size-asian="12pt" style:font-size-complex="12pt"/>
    </style:style>
    <style:style style:name="T352_11" style:family="text">
      <style:text-properties fo:font-size="12pt" style:font-size-asian="12pt" style:font-size-complex="12pt"/>
    </style:style>
    <style:style style:name="T352_12" style:family="text">
      <style:text-properties fo:font-size="12pt" style:font-size-asian="12pt" style:font-size-complex="12pt"/>
    </style:style>
    <style:style style:name="T352_13" style:family="text">
      <style:text-properties fo:font-size="12pt" style:font-size-asian="12pt" style:font-size-complex="12pt"/>
    </style:style>
    <style:style style:name="T352_14" style:family="text">
      <style:text-properties fo:font-size="12pt" style:font-size-asian="12pt" style:font-size-complex="12pt"/>
    </style:style>
    <style:style style:name="T352_15" style:family="text">
      <style:text-properties fo:font-size="12pt" style:font-size-asian="12pt" style:font-size-complex="12pt"/>
    </style:style>
    <style:style style:name="T352_16" style:family="text">
      <style:text-properties fo:font-size="12pt" style:font-size-asian="12pt" style:font-size-complex="12pt"/>
    </style:style>
    <style:style style:name="T352_17" style:family="text">
      <style:text-properties fo:font-size="12pt" style:font-size-asian="12pt" style:font-size-complex="12pt"/>
    </style:style>
    <style:style style:name="T352_18" style:family="text">
      <style:text-properties fo:font-size="12pt" style:font-size-asian="12pt" style:font-size-complex="12pt"/>
    </style:style>
    <style:style style:name="T352_19" style:family="text">
      <style:text-properties fo:font-size="12pt" style:font-size-asian="12pt" style:font-size-complex="12pt"/>
    </style:style>
    <style:style style:name="T352_20" style:family="text">
      <style:text-properties fo:font-size="12pt" style:font-size-asian="12pt" style:font-size-complex="12pt"/>
    </style:style>
    <style:style style:name="T352_21" style:family="text">
      <style:text-properties fo:font-size="12pt" style:font-size-asian="12pt" style:font-size-complex="12pt"/>
    </style:style>
    <style:style style:name="T352_22" style:family="text">
      <style:text-properties fo:font-size="12pt" style:font-size-asian="12pt" style:font-size-complex="12pt"/>
    </style:style>
    <style:style style:name="T352_23" style:family="text">
      <style:text-properties fo:font-size="12pt" style:font-size-asian="12pt" style:font-size-complex="12pt"/>
    </style:style>
    <style:style style:name="T352_24" style:family="text">
      <style:text-properties fo:font-size="12pt" style:font-size-asian="12pt" style:font-size-complex="12pt"/>
    </style:style>
    <style:style style:name="T352_25" style:family="text">
      <style:text-properties fo:font-size="12pt" style:font-size-asian="12pt" style:font-size-complex="12pt"/>
    </style:style>
    <style:style style:name="T352_26" style:family="text">
      <style:text-properties fo:font-size="12pt" style:font-size-asian="12pt" style:font-size-complex="12pt"/>
    </style:style>
    <style:style style:name="T352_27" style:family="text">
      <style:text-properties fo:font-size="12pt" style:font-size-asian="12pt" style:font-size-complex="12pt"/>
    </style:style>
    <style:style style:name="T352_28" style:family="text">
      <style:text-properties fo:font-size="12pt" style:font-size-asian="12pt" style:font-size-complex="12pt"/>
    </style:style>
    <style:style style:name="T352_29" style:family="text">
      <style:text-properties fo:font-size="12pt" style:font-size-asian="12pt" style:font-size-complex="12pt"/>
    </style:style>
    <style:style style:name="T352_30" style:family="text">
      <style:text-properties fo:font-size="12pt" style:font-size-asian="12pt" style:font-size-complex="12pt"/>
    </style:style>
    <style:style style:name="T352_31" style:family="text">
      <style:text-properties fo:font-size="12pt" style:font-size-asian="12pt" style:font-size-complex="12pt"/>
    </style:style>
    <style:style style:name="T352_32" style:family="text">
      <style:text-properties fo:font-size="12pt" style:font-size-asian="12pt" style:font-size-complex="12pt"/>
    </style:style>
    <style:style style:name="T352_33" style:family="text">
      <style:text-properties fo:font-size="12pt" style:font-size-asian="12pt" style:font-size-complex="12pt"/>
    </style:style>
    <style:style style:name="T352_34" style:family="text">
      <style:text-properties fo:font-size="12pt" style:font-size-asian="12pt" style:font-size-complex="12pt"/>
    </style:style>
    <style:style style:name="T352_35" style:family="text">
      <style:text-properties fo:font-size="12pt" style:font-size-asian="12pt" style:font-size-complex="12pt"/>
    </style:style>
    <style:style style:name="T352_36" style:family="text">
      <style:text-properties fo:font-size="12pt" style:font-size-asian="12pt" style:font-size-complex="12pt"/>
    </style:style>
    <style:style style:name="T352_37" style:family="text">
      <style:text-properties fo:font-size="12pt" style:font-size-asian="12pt" style:font-size-complex="12pt"/>
    </style:style>
    <style:style style:name="T352_38" style:family="text">
      <style:text-properties fo:font-size="12pt" style:font-size-asian="12pt" style:font-size-complex="12pt"/>
    </style:style>
    <style:style style:name="T352_39" style:family="text">
      <style:text-properties fo:font-size="12pt" style:font-size-asian="12pt" style:font-size-complex="12pt"/>
    </style:style>
    <style:style style:name="T352_40" style:family="text">
      <style:text-properties fo:font-size="12pt" style:font-size-asian="12pt" style:font-size-complex="12pt"/>
    </style:style>
    <style:style style:name="T352_41" style:family="text">
      <style:text-properties fo:font-size="12pt" style:font-size-asian="12pt" style:font-size-complex="12pt"/>
    </style:style>
    <style:style style:name="T352_42" style:family="text">
      <style:text-properties fo:font-size="12pt" style:font-size-asian="12pt" style:font-size-complex="12pt"/>
    </style:style>
    <style:style style:name="T352_43" style:family="text">
      <style:text-properties fo:font-size="12pt" style:font-size-asian="12pt" style:font-size-complex="12pt"/>
    </style:style>
    <style:style style:name="T352_44" style:family="text">
      <style:text-properties fo:font-size="12pt" style:font-size-asian="12pt" style:font-size-complex="12pt"/>
    </style:style>
    <style:style style:name="T352_45" style:family="text">
      <style:text-properties fo:font-size="12pt" style:font-size-asian="12pt" style:font-size-complex="12pt"/>
    </style:style>
    <style:style style:name="T352_46" style:family="text">
      <style:text-properties fo:font-size="12pt" style:font-size-asian="12pt" style:font-size-complex="12pt"/>
    </style:style>
    <style:style style:name="T352_47" style:family="text">
      <style:text-properties fo:font-size="12pt" style:font-size-asian="12pt" style:font-size-complex="12pt"/>
    </style:style>
    <style:style style:name="T352_48" style:family="text">
      <style:text-properties fo:font-size="12pt" style:font-size-asian="12pt" style:font-size-complex="12pt"/>
    </style:style>
    <style:style style:name="T352_49" style:family="text">
      <style:text-properties fo:font-size="12pt" style:font-size-asian="12pt" style:font-size-complex="12pt"/>
    </style:style>
    <style:style style:name="T352_50" style:family="text">
      <style:text-properties fo:font-size="12pt" style:font-size-asian="12pt" style:font-size-complex="12pt"/>
    </style:style>
    <style:style style:name="T352_51" style:family="text">
      <style:text-properties fo:font-size="12pt" style:font-size-asian="12pt" style:font-size-complex="12pt"/>
    </style:style>
    <style:style style:name="T352_52" style:family="text">
      <style:text-properties fo:font-size="12pt" style:font-size-asian="12pt" style:font-size-complex="12pt"/>
    </style:style>
    <style:style style:name="T352_53" style:family="text">
      <style:text-properties fo:font-size="12pt" style:font-size-asian="12pt" style:font-size-complex="12pt"/>
    </style:style>
    <style:style style:name="T352_54" style:family="text">
      <style:text-properties fo:font-size="12pt" style:font-size-asian="12pt" style:font-size-complex="12pt"/>
    </style:style>
    <style:style style:name="T352_55" style:family="text">
      <style:text-properties fo:font-size="12pt" style:font-size-asian="12pt" style:font-size-complex="12pt"/>
    </style:style>
    <style:style style:name="T352_56" style:family="text">
      <style:text-properties fo:font-size="12pt" style:font-size-asian="12pt" style:font-size-complex="12pt"/>
    </style:style>
    <style:style style:name="T352_57" style:family="text">
      <style:text-properties fo:font-size="12pt" style:font-size-asian="12pt" style:font-size-complex="12pt"/>
    </style:style>
    <style:style style:name="T352_58" style:family="text">
      <style:text-properties fo:font-size="12pt" style:font-size-asian="12pt" style:font-size-complex="12pt"/>
    </style:style>
    <style:style style:name="T352_59" style:family="text">
      <style:text-properties fo:font-size="12pt" style:font-size-asian="12pt" style:font-size-complex="12pt"/>
    </style:style>
    <style:style style:name="T352_60" style:family="text">
      <style:text-properties fo:font-size="12pt" style:font-size-asian="12pt" style:font-size-complex="12pt"/>
    </style:style>
    <style:style style:name="T352_61" style:family="text">
      <style:text-properties fo:font-size="12pt" style:font-size-asian="12pt" style:font-size-complex="12pt"/>
    </style:style>
    <style:style style:name="P35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4" style:family="paragraph" style:parent-style-name="Standard">
      <style:paragraph-properties fo:text-align="justify" fo:break-before="auto" fo:line-height="115%" style:writing-mode="lr-tb"/>
    </style:style>
    <style:style style:name="T354_1" style:family="text">
      <style:text-properties fo:font-size="12pt" style:font-size-asian="12pt" style:font-size-complex="12pt"/>
    </style:style>
    <style:style style:name="T354_2" style:family="text">
      <style:text-properties fo:font-size="12pt" style:font-size-asian="12pt" style:font-size-complex="12pt"/>
    </style:style>
    <style:style style:name="T354_3" style:family="text">
      <style:text-properties fo:font-size="12pt" style:font-size-asian="12pt" style:font-size-complex="12pt"/>
    </style:style>
    <style:style style:name="T354_4" style:family="text">
      <style:text-properties fo:font-size="12pt" style:font-size-asian="12pt" style:font-size-complex="12pt"/>
    </style:style>
    <style:style style:name="T354_5" style:family="text">
      <style:text-properties fo:font-size="12pt" style:font-size-asian="12pt" style:font-size-complex="12pt"/>
    </style:style>
    <style:style style:name="T354_6" style:family="text">
      <style:text-properties fo:font-size="12pt" style:font-size-asian="12pt" style:font-size-complex="12pt"/>
    </style:style>
    <style:style style:name="T354_7" style:family="text">
      <style:text-properties fo:font-size="12pt" style:font-size-asian="12pt" style:font-size-complex="12pt"/>
    </style:style>
    <style:style style:name="T354_8" style:family="text">
      <style:text-properties fo:font-size="12pt" style:font-size-asian="12pt" style:font-size-complex="12pt"/>
    </style:style>
    <style:style style:name="T354_9" style:family="text">
      <style:text-properties fo:font-size="12pt" style:font-size-asian="12pt" style:font-size-complex="12pt"/>
    </style:style>
    <style:style style:name="T354_10" style:family="text">
      <style:text-properties fo:font-size="12pt" style:font-size-asian="12pt" style:font-size-complex="12pt"/>
    </style:style>
    <style:style style:name="T354_11" style:family="text">
      <style:text-properties fo:font-size="12pt" style:font-size-asian="12pt" style:font-size-complex="12pt"/>
    </style:style>
    <style:style style:name="T354_12" style:family="text">
      <style:text-properties fo:font-size="12pt" style:font-size-asian="12pt" style:font-size-complex="12pt"/>
    </style:style>
    <style:style style:name="T354_13" style:family="text">
      <style:text-properties fo:font-size="12pt" style:font-size-asian="12pt" style:font-size-complex="12pt"/>
    </style:style>
    <style:style style:name="T354_14" style:family="text">
      <style:text-properties fo:font-size="12pt" style:font-size-asian="12pt" style:font-size-complex="12pt"/>
    </style:style>
    <style:style style:name="T354_15" style:family="text">
      <style:text-properties fo:font-size="12pt" style:font-size-asian="12pt" style:font-size-complex="12pt"/>
    </style:style>
    <style:style style:name="T354_16" style:family="text">
      <style:text-properties fo:font-size="12pt" style:font-size-asian="12pt" style:font-size-complex="12pt"/>
    </style:style>
    <style:style style:name="T354_17" style:family="text">
      <style:text-properties fo:font-size="12pt" style:font-size-asian="12pt" style:font-size-complex="12pt"/>
    </style:style>
    <style:style style:name="T354_18" style:family="text">
      <style:text-properties fo:font-size="12pt" style:font-size-asian="12pt" style:font-size-complex="12pt"/>
    </style:style>
    <style:style style:name="T354_19" style:family="text">
      <style:text-properties fo:font-size="12pt" style:font-size-asian="12pt" style:font-size-complex="12pt"/>
    </style:style>
    <style:style style:name="T354_20" style:family="text">
      <style:text-properties fo:font-size="12pt" style:font-size-asian="12pt" style:font-size-complex="12pt"/>
    </style:style>
    <style:style style:name="T354_21" style:family="text">
      <style:text-properties fo:font-size="12pt" style:font-size-asian="12pt" style:font-size-complex="12pt"/>
    </style:style>
    <style:style style:name="P355" style:family="paragraph" style:parent-style-name="Standard">
      <style:paragraph-properties fo:text-align="justify" fo:break-before="auto" fo:line-height="115%" style:writing-mode="lr-tb"/>
    </style:style>
    <style:style style:name="T355_1" style:family="text">
      <style:text-properties fo:font-size="12pt" style:font-size-asian="12pt" style:font-size-complex="12pt"/>
    </style:style>
    <style:style style:name="T355_2" style:family="text">
      <style:text-properties fo:font-size="12pt" style:font-size-asian="12pt" style:font-size-complex="12pt"/>
    </style:style>
    <style:style style:name="T355_3" style:family="text">
      <style:text-properties fo:font-size="12pt" style:font-size-asian="12pt" style:font-size-complex="12pt"/>
    </style:style>
    <style:style style:name="T355_4" style:family="text">
      <style:text-properties fo:font-size="12pt" style:font-size-asian="12pt" style:font-size-complex="12pt"/>
    </style:style>
    <style:style style:name="T355_5" style:family="text">
      <style:text-properties fo:font-size="12pt" style:font-size-asian="12pt" style:font-size-complex="12pt"/>
    </style:style>
    <style:style style:name="T355_6" style:family="text">
      <style:text-properties fo:font-size="12pt" style:font-size-asian="12pt" style:font-size-complex="12pt"/>
    </style:style>
    <style:style style:name="T355_7" style:family="text">
      <style:text-properties fo:font-size="12pt" style:font-size-asian="12pt" style:font-size-complex="12pt"/>
    </style:style>
    <style:style style:name="T355_8" style:family="text">
      <style:text-properties fo:font-size="12pt" style:font-size-asian="12pt" style:font-size-complex="12pt"/>
    </style:style>
    <style:style style:name="T355_9" style:family="text">
      <style:text-properties fo:font-size="12pt" style:font-size-asian="12pt" style:font-size-complex="12pt"/>
    </style:style>
    <style:style style:name="T355_10" style:family="text">
      <style:text-properties fo:font-size="12pt" style:font-size-asian="12pt" style:font-size-complex="12pt"/>
    </style:style>
    <style:style style:name="T355_11" style:family="text">
      <style:text-properties fo:font-size="12pt" style:font-size-asian="12pt" style:font-size-complex="12pt"/>
    </style:style>
    <style:style style:name="T355_12" style:family="text">
      <style:text-properties fo:font-size="12pt" style:font-size-asian="12pt" style:font-size-complex="12pt"/>
    </style:style>
    <style:style style:name="T355_13" style:family="text">
      <style:text-properties fo:font-size="12pt" style:font-size-asian="12pt" style:font-size-complex="12pt"/>
    </style:style>
    <style:style style:name="T355_14" style:family="text">
      <style:text-properties fo:font-size="12pt" style:font-size-asian="12pt" style:font-size-complex="12pt"/>
    </style:style>
    <style:style style:name="T355_15" style:family="text">
      <style:text-properties fo:font-size="12pt" style:font-size-asian="12pt" style:font-size-complex="12pt"/>
    </style:style>
    <style:style style:name="T355_16" style:family="text">
      <style:text-properties fo:font-size="12pt" style:font-size-asian="12pt" style:font-size-complex="12pt"/>
    </style:style>
    <style:style style:name="T355_17" style:family="text">
      <style:text-properties fo:font-size="12pt" style:font-size-asian="12pt" style:font-size-complex="12pt"/>
    </style:style>
    <style:style style:name="T355_18" style:family="text">
      <style:text-properties fo:font-size="12pt" style:font-size-asian="12pt" style:font-size-complex="12pt"/>
    </style:style>
    <style:style style:name="T355_19" style:family="text">
      <style:text-properties fo:font-size="12pt" style:font-size-asian="12pt" style:font-size-complex="12pt"/>
    </style:style>
    <style:style style:name="T355_20" style:family="text">
      <style:text-properties fo:font-size="12pt" style:font-size-asian="12pt" style:font-size-complex="12pt"/>
    </style:style>
    <style:style style:name="T355_21" style:family="text">
      <style:text-properties fo:font-size="12pt" style:font-size-asian="12pt" style:font-size-complex="12pt"/>
    </style:style>
    <style:style style:name="T355_22" style:family="text">
      <style:text-properties fo:font-size="12pt" style:font-size-asian="12pt" style:font-size-complex="12pt"/>
    </style:style>
    <style:style style:name="T355_23" style:family="text">
      <style:text-properties fo:font-size="12pt" style:font-size-asian="12pt" style:font-size-complex="12pt"/>
    </style:style>
    <style:style style:name="T355_24" style:family="text">
      <style:text-properties fo:font-size="12pt" style:font-size-asian="12pt" style:font-size-complex="12pt"/>
    </style:style>
    <style:style style:name="T355_25" style:family="text">
      <style:text-properties fo:font-size="12pt" style:font-size-asian="12pt" style:font-size-complex="12pt"/>
    </style:style>
    <style:style style:name="T355_26" style:family="text">
      <style:text-properties fo:font-size="12pt" style:font-size-asian="12pt" style:font-size-complex="12pt"/>
    </style:style>
    <style:style style:name="T355_27" style:family="text">
      <style:text-properties fo:font-size="12pt" style:font-size-asian="12pt" style:font-size-complex="12pt"/>
    </style:style>
    <style:style style:name="T355_28" style:family="text">
      <style:text-properties fo:font-size="12pt" style:font-size-asian="12pt" style:font-size-complex="12pt"/>
    </style:style>
    <style:style style:name="T355_29" style:family="text">
      <style:text-properties fo:font-size="12pt" style:font-size-asian="12pt" style:font-size-complex="12pt"/>
    </style:style>
    <style:style style:name="T355_30" style:family="text">
      <style:text-properties fo:font-size="12pt" style:font-size-asian="12pt" style:font-size-complex="12pt"/>
    </style:style>
    <style:style style:name="T355_31" style:family="text">
      <style:text-properties fo:font-size="12pt" style:font-size-asian="12pt" style:font-size-complex="12pt"/>
    </style:style>
    <style:style style:name="T355_32" style:family="text">
      <style:text-properties fo:font-size="12pt" style:font-size-asian="12pt" style:font-size-complex="12pt"/>
    </style:style>
    <style:style style:name="T355_33" style:family="text">
      <style:text-properties fo:font-size="12pt" style:font-size-asian="12pt" style:font-size-complex="12pt"/>
    </style:style>
    <style:style style:name="T355_34" style:family="text">
      <style:text-properties fo:font-size="12pt" style:font-size-asian="12pt" style:font-size-complex="12pt"/>
    </style:style>
    <style:style style:name="T355_35" style:family="text">
      <style:text-properties fo:font-size="12pt" style:font-size-asian="12pt" style:font-size-complex="12pt"/>
    </style:style>
    <style:style style:name="T355_36" style:family="text">
      <style:text-properties fo:font-size="12pt" style:font-size-asian="12pt" style:font-size-complex="12pt"/>
    </style:style>
    <style:style style:name="T355_37" style:family="text">
      <style:text-properties fo:font-size="12pt" style:font-size-asian="12pt" style:font-size-complex="12pt"/>
    </style:style>
    <style:style style:name="T355_38" style:family="text">
      <style:text-properties fo:font-size="12pt" style:font-size-asian="12pt" style:font-size-complex="12pt"/>
    </style:style>
    <style:style style:name="T355_39" style:family="text">
      <style:text-properties fo:font-size="12pt" style:font-size-asian="12pt" style:font-size-complex="12pt"/>
    </style:style>
    <style:style style:name="T355_40" style:family="text">
      <style:text-properties fo:font-size="12pt" style:font-size-asian="12pt" style:font-size-complex="12pt"/>
    </style:style>
    <style:style style:name="T355_41" style:family="text">
      <style:text-properties fo:font-size="12pt" style:font-size-asian="12pt" style:font-size-complex="12pt"/>
    </style:style>
    <style:style style:name="T355_42" style:family="text">
      <style:text-properties fo:font-size="12pt" style:font-size-asian="12pt" style:font-size-complex="12pt"/>
    </style:style>
    <style:style style:name="T355_43" style:family="text">
      <style:text-properties fo:font-size="12pt" style:font-size-asian="12pt" style:font-size-complex="12pt"/>
    </style:style>
    <style:style style:name="T355_44" style:family="text">
      <style:text-properties fo:font-size="12pt" style:font-size-asian="12pt" style:font-size-complex="12pt"/>
    </style:style>
    <style:style style:name="T355_45" style:family="text">
      <style:text-properties fo:font-size="12pt" style:font-size-asian="12pt" style:font-size-complex="12pt"/>
    </style:style>
    <style:style style:name="T355_46" style:family="text">
      <style:text-properties fo:font-size="12pt" style:font-size-asian="12pt" style:font-size-complex="12pt"/>
    </style:style>
    <style:style style:name="T355_47" style:family="text">
      <style:text-properties fo:font-size="12pt" style:font-size-asian="12pt" style:font-size-complex="12pt"/>
    </style:style>
    <style:style style:name="T355_48" style:family="text">
      <style:text-properties fo:font-size="12pt" style:font-size-asian="12pt" style:font-size-complex="12pt"/>
    </style:style>
    <style:style style:name="T355_49" style:family="text">
      <style:text-properties fo:font-size="12pt" style:font-size-asian="12pt" style:font-size-complex="12pt"/>
    </style:style>
    <style:style style:name="T355_50" style:family="text">
      <style:text-properties fo:font-size="12pt" style:font-size-asian="12pt" style:font-size-complex="12pt"/>
    </style:style>
    <style:style style:name="T355_51" style:family="text">
      <style:text-properties fo:font-size="12pt" style:font-size-asian="12pt" style:font-size-complex="12pt"/>
    </style:style>
    <style:style style:name="T355_52" style:family="text">
      <style:text-properties fo:font-size="12pt" style:font-size-asian="12pt" style:font-size-complex="12pt"/>
    </style:style>
    <style:style style:name="T355_53" style:family="text">
      <style:text-properties fo:font-size="12pt" style:font-size-asian="12pt" style:font-size-complex="12pt"/>
    </style:style>
    <style:style style:name="T355_54" style:family="text">
      <style:text-properties fo:font-size="12pt" style:font-size-asian="12pt" style:font-size-complex="12pt"/>
    </style:style>
    <style:style style:name="T355_55" style:family="text">
      <style:text-properties fo:font-size="12pt" style:font-size-asian="12pt" style:font-size-complex="12pt"/>
    </style:style>
    <style:style style:name="T355_56" style:family="text">
      <style:text-properties fo:font-size="12pt" style:font-size-asian="12pt" style:font-size-complex="12pt"/>
    </style:style>
    <style:style style:name="T355_57" style:family="text">
      <style:text-properties fo:font-size="12pt" style:font-size-asian="12pt" style:font-size-complex="12pt"/>
    </style:style>
    <style:style style:name="T355_58" style:family="text">
      <style:text-properties fo:font-size="12pt" style:font-size-asian="12pt" style:font-size-complex="12pt"/>
    </style:style>
    <style:style style:name="T355_59" style:family="text">
      <style:text-properties fo:font-size="12pt" style:font-size-asian="12pt" style:font-size-complex="12pt"/>
    </style:style>
    <style:style style:name="T355_60" style:family="text">
      <style:text-properties fo:font-size="12pt" style:font-size-asian="12pt" style:font-size-complex="12pt"/>
    </style:style>
    <style:style style:name="T355_61" style:family="text">
      <style:text-properties fo:font-size="12pt" style:font-size-asian="12pt" style:font-size-complex="12pt"/>
    </style:style>
    <style:style style:name="T355_62" style:family="text">
      <style:text-properties fo:font-size="12pt" style:font-size-asian="12pt" style:font-size-complex="12pt"/>
    </style:style>
    <style:style style:name="T355_63" style:family="text">
      <style:text-properties fo:font-size="12pt" style:font-size-asian="12pt" style:font-size-complex="12pt"/>
    </style:style>
    <style:style style:name="T355_64" style:family="text">
      <style:text-properties fo:font-size="12pt" style:font-size-asian="12pt" style:font-size-complex="12pt"/>
    </style:style>
    <style:style style:name="T355_65" style:family="text">
      <style:text-properties fo:font-size="12pt" style:font-size-asian="12pt" style:font-size-complex="12pt"/>
    </style:style>
    <style:style style:name="T355_66" style:family="text">
      <style:text-properties fo:font-size="12pt" style:font-size-asian="12pt" style:font-size-complex="12pt"/>
    </style:style>
    <style:style style:name="T355_67" style:family="text">
      <style:text-properties fo:font-size="12pt" style:font-size-asian="12pt" style:font-size-complex="12pt"/>
    </style:style>
    <style:style style:name="T355_68" style:family="text">
      <style:text-properties fo:font-size="12pt" style:font-size-asian="12pt" style:font-size-complex="12pt"/>
    </style:style>
    <style:style style:name="T355_69" style:family="text">
      <style:text-properties fo:font-size="12pt" style:font-size-asian="12pt" style:font-size-complex="12pt"/>
    </style:style>
    <style:style style:name="T355_70" style:family="text">
      <style:text-properties fo:font-size="12pt" style:font-size-asian="12pt" style:font-size-complex="12pt"/>
    </style:style>
    <style:style style:name="T355_71" style:family="text">
      <style:text-properties fo:font-size="12pt" style:font-size-asian="12pt" style:font-size-complex="12pt"/>
    </style:style>
    <style:style style:name="T355_72" style:family="text">
      <style:text-properties fo:font-size="12pt" style:font-size-asian="12pt" style:font-size-complex="12pt"/>
    </style:style>
    <style:style style:name="T355_73" style:family="text">
      <style:text-properties fo:font-size="12pt" style:font-size-asian="12pt" style:font-size-complex="12pt"/>
    </style:style>
    <style:style style:name="T355_74" style:family="text">
      <style:text-properties fo:font-size="12pt" style:font-size-asian="12pt" style:font-size-complex="12pt"/>
    </style:style>
    <style:style style:name="T355_75" style:family="text">
      <style:text-properties fo:font-size="12pt" style:font-size-asian="12pt" style:font-size-complex="12pt"/>
    </style:style>
    <style:style style:name="T355_76" style:family="text">
      <style:text-properties fo:font-size="12pt" style:font-size-asian="12pt" style:font-size-complex="12pt"/>
    </style:style>
    <style:style style:name="T355_77" style:family="text">
      <style:text-properties fo:font-size="12pt" style:font-size-asian="12pt" style:font-size-complex="12pt"/>
    </style:style>
    <style:style style:name="T355_78" style:family="text">
      <style:text-properties fo:font-size="12pt" style:font-size-asian="12pt" style:font-size-complex="12pt"/>
    </style:style>
    <style:style style:name="T355_79" style:family="text">
      <style:text-properties fo:font-size="12pt" style:font-size-asian="12pt" style:font-size-complex="12pt"/>
    </style:style>
    <style:style style:name="T355_80" style:family="text">
      <style:text-properties fo:font-size="12pt" style:font-size-asian="12pt" style:font-size-complex="12pt"/>
    </style:style>
    <style:style style:name="T355_81" style:family="text">
      <style:text-properties fo:font-size="12pt" style:font-size-asian="12pt" style:font-size-complex="12pt"/>
    </style:style>
    <style:style style:name="T355_82" style:family="text">
      <style:text-properties fo:font-size="12pt" style:font-size-asian="12pt" style:font-size-complex="12pt"/>
    </style:style>
    <style:style style:name="T355_83" style:family="text">
      <style:text-properties fo:font-size="12pt" style:font-size-asian="12pt" style:font-size-complex="12pt"/>
    </style:style>
    <style:style style:name="T355_84" style:family="text">
      <style:text-properties fo:font-size="12pt" style:font-size-asian="12pt" style:font-size-complex="12pt"/>
    </style:style>
    <style:style style:name="T355_85" style:family="text">
      <style:text-properties fo:font-size="12pt" style:font-size-asian="12pt" style:font-size-complex="12pt"/>
    </style:style>
    <style:style style:name="T355_86" style:family="text">
      <style:text-properties fo:font-size="12pt" style:font-size-asian="12pt" style:font-size-complex="12pt"/>
    </style:style>
    <style:style style:name="T355_87" style:family="text">
      <style:text-properties fo:font-size="12pt" style:font-size-asian="12pt" style:font-size-complex="12pt"/>
    </style:style>
    <style:style style:name="T355_88" style:family="text">
      <style:text-properties fo:font-size="12pt" style:font-size-asian="12pt" style:font-size-complex="12pt"/>
    </style:style>
    <style:style style:name="T355_89" style:family="text">
      <style:text-properties fo:font-size="12pt" style:font-size-asian="12pt" style:font-size-complex="12pt"/>
    </style:style>
    <style:style style:name="T355_90" style:family="text">
      <style:text-properties fo:font-size="12pt" style:font-size-asian="12pt" style:font-size-complex="12pt"/>
    </style:style>
    <style:style style:name="T355_91" style:family="text">
      <style:text-properties fo:font-size="12pt" style:font-size-asian="12pt" style:font-size-complex="12pt"/>
    </style:style>
    <style:style style:name="T355_92" style:family="text">
      <style:text-properties fo:font-size="12pt" style:font-size-asian="12pt" style:font-size-complex="12pt"/>
    </style:style>
    <style:style style:name="T355_93" style:family="text">
      <style:text-properties fo:font-size="12pt" style:font-size-asian="12pt" style:font-size-complex="12pt"/>
    </style:style>
    <style:style style:name="T355_94" style:family="text">
      <style:text-properties fo:font-size="12pt" style:font-size-asian="12pt" style:font-size-complex="12pt"/>
    </style:style>
    <style:style style:name="T355_95" style:family="text">
      <style:text-properties fo:font-size="12pt" style:font-size-asian="12pt" style:font-size-complex="12pt"/>
    </style:style>
    <style:style style:name="T355_96" style:family="text">
      <style:text-properties fo:font-size="12pt" style:font-size-asian="12pt" style:font-size-complex="12pt"/>
    </style:style>
    <style:style style:name="T355_97" style:family="text">
      <style:text-properties fo:font-size="12pt" style:font-size-asian="12pt" style:font-size-complex="12pt"/>
    </style:style>
    <style:style style:name="T355_98" style:family="text">
      <style:text-properties fo:font-size="12pt" style:font-size-asian="12pt" style:font-size-complex="12pt"/>
    </style:style>
    <style:style style:name="T355_99" style:family="text">
      <style:text-properties fo:font-size="12pt" style:font-size-asian="12pt" style:font-size-complex="12pt"/>
    </style:style>
    <style:style style:name="T355_100" style:family="text">
      <style:text-properties fo:font-size="12pt" style:font-size-asian="12pt" style:font-size-complex="12pt"/>
    </style:style>
    <style:style style:name="T355_101" style:family="text">
      <style:text-properties fo:font-size="12pt" style:font-size-asian="12pt" style:font-size-complex="12pt"/>
    </style:style>
    <style:style style:name="T355_102" style:family="text">
      <style:text-properties fo:font-size="12pt" style:font-size-asian="12pt" style:font-size-complex="12pt"/>
    </style:style>
    <style:style style:name="T355_103" style:family="text">
      <style:text-properties fo:font-size="12pt" style:font-size-asian="12pt" style:font-size-complex="12pt"/>
    </style:style>
    <style:style style:name="T355_104" style:family="text">
      <style:text-properties fo:font-size="12pt" style:font-size-asian="12pt" style:font-size-complex="12pt"/>
    </style:style>
    <style:style style:name="T355_105" style:family="text">
      <style:text-properties fo:font-size="12pt" style:font-size-asian="12pt" style:font-size-complex="12pt"/>
    </style:style>
    <style:style style:name="T355_106" style:family="text">
      <style:text-properties fo:font-size="12pt" style:font-size-asian="12pt" style:font-size-complex="12pt"/>
    </style:style>
    <style:style style:name="T355_107" style:family="text">
      <style:text-properties fo:font-size="12pt" style:font-size-asian="12pt" style:font-size-complex="12pt"/>
    </style:style>
    <style:style style:name="T355_108" style:family="text">
      <style:text-properties fo:font-size="12pt" style:font-size-asian="12pt" style:font-size-complex="12pt"/>
    </style:style>
    <style:style style:name="T355_109" style:family="text">
      <style:text-properties fo:font-size="12pt" style:font-size-asian="12pt" style:font-size-complex="12pt"/>
    </style:style>
    <style:style style:name="T355_110" style:family="text">
      <style:text-properties fo:font-size="12pt" style:font-size-asian="12pt" style:font-size-complex="12pt"/>
    </style:style>
    <style:style style:name="T355_111" style:family="text">
      <style:text-properties fo:font-size="12pt" style:font-size-asian="12pt" style:font-size-complex="12pt"/>
    </style:style>
    <style:style style:name="T355_112" style:family="text">
      <style:text-properties fo:font-size="12pt" style:font-size-asian="12pt" style:font-size-complex="12pt"/>
    </style:style>
    <style:style style:name="T355_113" style:family="text">
      <style:text-properties fo:font-size="12pt" style:font-size-asian="12pt" style:font-size-complex="12pt"/>
    </style:style>
    <style:style style:name="T355_114" style:family="text">
      <style:text-properties fo:font-size="12pt" style:font-size-asian="12pt" style:font-size-complex="12pt"/>
    </style:style>
    <style:style style:name="T355_115" style:family="text">
      <style:text-properties fo:font-size="12pt" style:font-size-asian="12pt" style:font-size-complex="12pt"/>
    </style:style>
    <style:style style:name="T355_116" style:family="text">
      <style:text-properties fo:font-size="12pt" style:font-size-asian="12pt" style:font-size-complex="12pt"/>
    </style:style>
    <style:style style:name="T355_117" style:family="text">
      <style:text-properties fo:font-size="12pt" style:font-size-asian="12pt" style:font-size-complex="12pt"/>
    </style:style>
    <style:style style:name="T355_118" style:family="text">
      <style:text-properties fo:font-size="12pt" style:font-size-asian="12pt" style:font-size-complex="12pt"/>
    </style:style>
    <style:style style:name="T355_119" style:family="text">
      <style:text-properties fo:font-size="12pt" style:font-size-asian="12pt" style:font-size-complex="12pt"/>
    </style:style>
    <style:style style:name="P35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57" style:family="paragraph" style:parent-style-name="Standard">
      <style:paragraph-properties fo:text-align="justify" fo:break-before="auto" fo:line-height="115%" style:writing-mode="lr-tb"/>
    </style:style>
    <style:style style:name="T357_1" style:family="text">
      <style:text-properties fo:font-size="12pt" style:font-size-asian="12pt" style:font-size-complex="12pt"/>
    </style:style>
    <style:style style:name="T357_2" style:family="text">
      <style:text-properties fo:font-size="12pt" style:font-size-asian="12pt" style:font-size-complex="12pt"/>
    </style:style>
    <style:style style:name="T357_3" style:family="text">
      <style:text-properties fo:font-size="12pt" style:font-size-asian="12pt" style:font-size-complex="12pt"/>
    </style:style>
    <style:style style:name="T357_4" style:family="text">
      <style:text-properties fo:font-size="12pt" style:font-size-asian="12pt" style:font-size-complex="12pt"/>
    </style:style>
    <style:style style:name="T357_5" style:family="text">
      <style:text-properties fo:font-size="12pt" style:font-size-asian="12pt" style:font-size-complex="12pt"/>
    </style:style>
    <style:style style:name="T357_6" style:family="text">
      <style:text-properties fo:font-size="12pt" style:font-size-asian="12pt" style:font-size-complex="12pt"/>
    </style:style>
    <style:style style:name="T357_7" style:family="text">
      <style:text-properties fo:font-size="12pt" style:font-size-asian="12pt" style:font-size-complex="12pt"/>
    </style:style>
    <style:style style:name="T357_8" style:family="text">
      <style:text-properties fo:font-size="12pt" style:font-size-asian="12pt" style:font-size-complex="12pt"/>
    </style:style>
    <style:style style:name="T357_9" style:family="text">
      <style:text-properties fo:font-size="12pt" style:font-size-asian="12pt" style:font-size-complex="12pt"/>
    </style:style>
    <style:style style:name="T357_10" style:family="text">
      <style:text-properties fo:font-size="12pt" style:font-size-asian="12pt" style:font-size-complex="12pt"/>
    </style:style>
    <style:style style:name="T357_11" style:family="text">
      <style:text-properties fo:font-size="12pt" style:font-size-asian="12pt" style:font-size-complex="12pt"/>
    </style:style>
    <style:style style:name="T357_12" style:family="text">
      <style:text-properties fo:font-size="12pt" style:font-size-asian="12pt" style:font-size-complex="12pt"/>
    </style:style>
    <style:style style:name="T357_13" style:family="text">
      <style:text-properties fo:font-size="12pt" style:font-size-asian="12pt" style:font-size-complex="12pt"/>
    </style:style>
    <style:style style:name="P358" style:family="paragraph" style:parent-style-name="Standard">
      <style:paragraph-properties fo:text-align="justify" fo:break-before="auto" fo:line-height="115%" style:writing-mode="lr-tb"/>
    </style:style>
    <style:style style:name="T358_1" style:family="text">
      <style:text-properties fo:font-size="12pt" style:font-size-asian="12pt" style:font-size-complex="12pt"/>
    </style:style>
    <style:style style:name="T358_2" style:family="text">
      <style:text-properties fo:font-size="12pt" style:font-size-asian="12pt" style:font-size-complex="12pt"/>
    </style:style>
    <style:style style:name="T358_3" style:family="text">
      <style:text-properties fo:font-size="12pt" style:font-size-asian="12pt" style:font-size-complex="12pt"/>
    </style:style>
    <style:style style:name="T358_4" style:family="text">
      <style:text-properties fo:font-size="12pt" style:font-size-asian="12pt" style:font-size-complex="12pt"/>
    </style:style>
    <style:style style:name="T358_5" style:family="text">
      <style:text-properties fo:font-size="12pt" style:font-size-asian="12pt" style:font-size-complex="12pt"/>
    </style:style>
    <style:style style:name="T358_6" style:family="text">
      <style:text-properties fo:font-size="12pt" style:font-size-asian="12pt" style:font-size-complex="12pt"/>
    </style:style>
    <style:style style:name="T358_7" style:family="text">
      <style:text-properties fo:font-size="12pt" style:font-size-asian="12pt" style:font-size-complex="12pt"/>
    </style:style>
    <style:style style:name="T358_8" style:family="text">
      <style:text-properties fo:font-size="12pt" style:font-size-asian="12pt" style:font-size-complex="12pt"/>
    </style:style>
    <style:style style:name="T358_9" style:family="text">
      <style:text-properties fo:font-size="12pt" style:font-size-asian="12pt" style:font-size-complex="12pt"/>
    </style:style>
    <style:style style:name="T358_10" style:family="text">
      <style:text-properties fo:font-size="12pt" style:font-size-asian="12pt" style:font-size-complex="12pt"/>
    </style:style>
    <style:style style:name="T358_11" style:family="text">
      <style:text-properties fo:font-size="12pt" style:font-size-asian="12pt" style:font-size-complex="12pt"/>
    </style:style>
    <style:style style:name="T358_12" style:family="text">
      <style:text-properties fo:font-size="12pt" style:font-size-asian="12pt" style:font-size-complex="12pt"/>
    </style:style>
    <style:style style:name="T358_13" style:family="text">
      <style:text-properties fo:font-size="12pt" style:font-size-asian="12pt" style:font-size-complex="12pt"/>
    </style:style>
    <style:style style:name="T358_14" style:family="text">
      <style:text-properties fo:font-size="12pt" style:font-size-asian="12pt" style:font-size-complex="12pt"/>
    </style:style>
    <style:style style:name="T358_15" style:family="text">
      <style:text-properties fo:font-size="12pt" style:font-size-asian="12pt" style:font-size-complex="12pt"/>
    </style:style>
    <style:style style:name="T358_16" style:family="text">
      <style:text-properties fo:font-size="12pt" style:font-size-asian="12pt" style:font-size-complex="12pt"/>
    </style:style>
    <style:style style:name="T358_17" style:family="text">
      <style:text-properties fo:font-size="12pt" style:font-size-asian="12pt" style:font-size-complex="12pt"/>
    </style:style>
    <style:style style:name="T358_18" style:family="text">
      <style:text-properties fo:font-size="12pt" style:font-size-asian="12pt" style:font-size-complex="12pt"/>
    </style:style>
    <style:style style:name="T358_19" style:family="text">
      <style:text-properties fo:font-size="12pt" style:font-size-asian="12pt" style:font-size-complex="12pt"/>
    </style:style>
    <style:style style:name="T358_20" style:family="text">
      <style:text-properties fo:font-size="12pt" style:font-size-asian="12pt" style:font-size-complex="12pt"/>
    </style:style>
    <style:style style:name="T358_21" style:family="text">
      <style:text-properties fo:font-size="12pt" style:font-size-asian="12pt" style:font-size-complex="12pt"/>
    </style:style>
    <style:style style:name="T358_22" style:family="text">
      <style:text-properties fo:font-size="12pt" style:font-size-asian="12pt" style:font-size-complex="12pt"/>
    </style:style>
    <style:style style:name="T358_23" style:family="text">
      <style:text-properties fo:font-size="12pt" style:font-size-asian="12pt" style:font-size-complex="12pt"/>
    </style:style>
    <style:style style:name="T358_24" style:family="text">
      <style:text-properties fo:font-size="12pt" style:font-size-asian="12pt" style:font-size-complex="12pt"/>
    </style:style>
    <style:style style:name="T358_25" style:family="text">
      <style:text-properties fo:font-size="12pt" style:font-size-asian="12pt" style:font-size-complex="12pt"/>
    </style:style>
    <style:style style:name="T358_26" style:family="text">
      <style:text-properties fo:font-size="12pt" style:font-size-asian="12pt" style:font-size-complex="12pt"/>
    </style:style>
    <style:style style:name="T358_27" style:family="text">
      <style:text-properties fo:font-size="12pt" style:font-size-asian="12pt" style:font-size-complex="12pt"/>
    </style:style>
    <style:style style:name="T358_28" style:family="text">
      <style:text-properties fo:font-size="12pt" style:font-size-asian="12pt" style:font-size-complex="12pt"/>
    </style:style>
    <style:style style:name="T358_29" style:family="text">
      <style:text-properties fo:font-size="12pt" style:font-size-asian="12pt" style:font-size-complex="12pt"/>
    </style:style>
    <style:style style:name="T358_30" style:family="text">
      <style:text-properties fo:font-size="12pt" style:font-size-asian="12pt" style:font-size-complex="12pt"/>
    </style:style>
    <style:style style:name="T358_31" style:family="text">
      <style:text-properties fo:font-size="12pt" style:font-size-asian="12pt" style:font-size-complex="12pt"/>
    </style:style>
    <style:style style:name="T358_32" style:family="text">
      <style:text-properties fo:font-size="12pt" style:font-size-asian="12pt" style:font-size-complex="12pt"/>
    </style:style>
    <style:style style:name="T358_33" style:family="text">
      <style:text-properties fo:font-size="12pt" style:font-size-asian="12pt" style:font-size-complex="12pt"/>
    </style:style>
    <style:style style:name="T358_34" style:family="text">
      <style:text-properties fo:font-size="12pt" style:font-size-asian="12pt" style:font-size-complex="12pt"/>
    </style:style>
    <style:style style:name="T358_35" style:family="text">
      <style:text-properties fo:font-size="12pt" style:font-size-asian="12pt" style:font-size-complex="12pt"/>
    </style:style>
    <style:style style:name="T358_36" style:family="text">
      <style:text-properties fo:font-size="12pt" style:font-size-asian="12pt" style:font-size-complex="12pt"/>
    </style:style>
    <style:style style:name="T358_37" style:family="text">
      <style:text-properties fo:font-size="12pt" style:font-size-asian="12pt" style:font-size-complex="12pt"/>
    </style:style>
    <style:style style:name="T358_38" style:family="text">
      <style:text-properties fo:font-size="12pt" style:font-size-asian="12pt" style:font-size-complex="12pt"/>
    </style:style>
    <style:style style:name="T358_39" style:family="text">
      <style:text-properties fo:font-size="12pt" style:font-size-asian="12pt" style:font-size-complex="12pt"/>
    </style:style>
    <style:style style:name="T358_40" style:family="text">
      <style:text-properties fo:font-size="12pt" style:font-size-asian="12pt" style:font-size-complex="12pt"/>
    </style:style>
    <style:style style:name="T358_41" style:family="text">
      <style:text-properties fo:font-size="12pt" style:font-size-asian="12pt" style:font-size-complex="12pt"/>
    </style:style>
    <style:style style:name="T358_42" style:family="text">
      <style:text-properties fo:font-size="12pt" style:font-size-asian="12pt" style:font-size-complex="12pt"/>
    </style:style>
    <style:style style:name="T358_43" style:family="text">
      <style:text-properties fo:font-size="12pt" style:font-size-asian="12pt" style:font-size-complex="12pt"/>
    </style:style>
    <style:style style:name="T358_44" style:family="text">
      <style:text-properties fo:font-size="12pt" style:font-size-asian="12pt" style:font-size-complex="12pt"/>
    </style:style>
    <style:style style:name="T358_45" style:family="text">
      <style:text-properties fo:font-size="12pt" style:font-size-asian="12pt" style:font-size-complex="12pt"/>
    </style:style>
    <style:style style:name="T358_46" style:family="text">
      <style:text-properties fo:font-size="12pt" style:font-size-asian="12pt" style:font-size-complex="12pt"/>
    </style:style>
    <style:style style:name="T358_47" style:family="text">
      <style:text-properties fo:font-size="12pt" style:font-size-asian="12pt" style:font-size-complex="12pt"/>
    </style:style>
    <style:style style:name="T358_48" style:family="text">
      <style:text-properties fo:font-size="12pt" style:font-size-asian="12pt" style:font-size-complex="12pt"/>
    </style:style>
    <style:style style:name="T358_49" style:family="text">
      <style:text-properties fo:font-size="12pt" style:font-size-asian="12pt" style:font-size-complex="12pt"/>
    </style:style>
    <style:style style:name="T358_50" style:family="text">
      <style:text-properties fo:font-size="12pt" style:font-size-asian="12pt" style:font-size-complex="12pt"/>
    </style:style>
    <style:style style:name="T358_51" style:family="text">
      <style:text-properties fo:font-size="12pt" style:font-size-asian="12pt" style:font-size-complex="12pt"/>
    </style:style>
    <style:style style:name="T358_52" style:family="text">
      <style:text-properties fo:font-size="12pt" style:font-size-asian="12pt" style:font-size-complex="12pt"/>
    </style:style>
    <style:style style:name="T358_53" style:family="text">
      <style:text-properties fo:font-size="12pt" style:font-size-asian="12pt" style:font-size-complex="12pt"/>
    </style:style>
    <style:style style:name="T358_54" style:family="text">
      <style:text-properties fo:font-size="12pt" style:font-size-asian="12pt" style:font-size-complex="12pt"/>
    </style:style>
    <style:style style:name="T358_55" style:family="text">
      <style:text-properties fo:font-size="12pt" style:font-size-asian="12pt" style:font-size-complex="12pt"/>
    </style:style>
    <style:style style:name="T358_56" style:family="text">
      <style:text-properties fo:font-size="12pt" style:font-size-asian="12pt" style:font-size-complex="12pt"/>
    </style:style>
    <style:style style:name="T358_57" style:family="text">
      <style:text-properties fo:font-size="12pt" style:font-size-asian="12pt" style:font-size-complex="12pt"/>
    </style:style>
    <style:style style:name="T358_58" style:family="text">
      <style:text-properties fo:font-size="12pt" style:font-size-asian="12pt" style:font-size-complex="12pt"/>
    </style:style>
    <style:style style:name="T358_59" style:family="text">
      <style:text-properties fo:font-size="12pt" style:font-size-asian="12pt" style:font-size-complex="12pt"/>
    </style:style>
    <style:style style:name="T358_60" style:family="text">
      <style:text-properties fo:font-size="12pt" style:font-size-asian="12pt" style:font-size-complex="12pt"/>
    </style:style>
    <style:style style:name="T358_61" style:family="text">
      <style:text-properties fo:font-size="12pt" style:font-size-asian="12pt" style:font-size-complex="12pt"/>
    </style:style>
    <style:style style:name="T358_62" style:family="text">
      <style:text-properties fo:font-size="12pt" style:font-size-asian="12pt" style:font-size-complex="12pt"/>
    </style:style>
    <style:style style:name="T358_63" style:family="text">
      <style:text-properties fo:font-size="12pt" style:font-size-asian="12pt" style:font-size-complex="12pt"/>
    </style:style>
    <style:style style:name="T358_64" style:family="text">
      <style:text-properties fo:font-size="12pt" style:font-size-asian="12pt" style:font-size-complex="12pt"/>
    </style:style>
    <style:style style:name="T358_65" style:family="text">
      <style:text-properties fo:font-size="12pt" style:font-size-asian="12pt" style:font-size-complex="12pt"/>
    </style:style>
    <style:style style:name="T358_66" style:family="text">
      <style:text-properties fo:font-size="12pt" style:font-size-asian="12pt" style:font-size-complex="12pt"/>
    </style:style>
    <style:style style:name="T358_67" style:family="text">
      <style:text-properties fo:font-size="12pt" style:font-size-asian="12pt" style:font-size-complex="12pt"/>
    </style:style>
    <style:style style:name="T358_68" style:family="text">
      <style:text-properties fo:font-size="12pt" style:font-size-asian="12pt" style:font-size-complex="12pt"/>
    </style:style>
    <style:style style:name="T358_69" style:family="text">
      <style:text-properties fo:font-size="12pt" style:font-size-asian="12pt" style:font-size-complex="12pt"/>
    </style:style>
    <style:style style:name="T358_70" style:family="text">
      <style:text-properties fo:font-size="12pt" style:font-size-asian="12pt" style:font-size-complex="12pt"/>
    </style:style>
    <style:style style:name="T358_71" style:family="text">
      <style:text-properties fo:font-size="12pt" style:font-size-asian="12pt" style:font-size-complex="12pt"/>
    </style:style>
    <style:style style:name="T358_72" style:family="text">
      <style:text-properties fo:font-size="12pt" style:font-size-asian="12pt" style:font-size-complex="12pt"/>
    </style:style>
    <style:style style:name="T358_73" style:family="text">
      <style:text-properties fo:font-size="12pt" style:font-size-asian="12pt" style:font-size-complex="12pt"/>
    </style:style>
    <style:style style:name="T358_74" style:family="text">
      <style:text-properties fo:font-size="12pt" style:font-size-asian="12pt" style:font-size-complex="12pt"/>
    </style:style>
    <style:style style:name="T358_75" style:family="text">
      <style:text-properties fo:font-size="12pt" style:font-size-asian="12pt" style:font-size-complex="12pt"/>
    </style:style>
    <style:style style:name="T358_76" style:family="text">
      <style:text-properties fo:font-size="12pt" style:font-size-asian="12pt" style:font-size-complex="12pt"/>
    </style:style>
    <style:style style:name="T358_77" style:family="text">
      <style:text-properties fo:font-size="12pt" style:font-size-asian="12pt" style:font-size-complex="12pt"/>
    </style:style>
    <style:style style:name="T358_78" style:family="text">
      <style:text-properties fo:font-size="12pt" style:font-size-asian="12pt" style:font-size-complex="12pt"/>
    </style:style>
    <style:style style:name="T358_79" style:family="text">
      <style:text-properties fo:font-size="12pt" style:font-size-asian="12pt" style:font-size-complex="12pt"/>
    </style:style>
    <style:style style:name="T358_80" style:family="text">
      <style:text-properties fo:font-size="12pt" style:font-size-asian="12pt" style:font-size-complex="12pt"/>
    </style:style>
    <style:style style:name="T358_81" style:family="text">
      <style:text-properties fo:font-size="12pt" style:font-size-asian="12pt" style:font-size-complex="12pt"/>
    </style:style>
    <style:style style:name="T358_82" style:family="text">
      <style:text-properties fo:font-size="12pt" style:font-size-asian="12pt" style:font-size-complex="12pt"/>
    </style:style>
    <style:style style:name="T358_83" style:family="text">
      <style:text-properties fo:font-size="12pt" style:font-size-asian="12pt" style:font-size-complex="12pt"/>
    </style:style>
    <style:style style:name="T358_84" style:family="text">
      <style:text-properties fo:font-size="12pt" style:font-size-asian="12pt" style:font-size-complex="12pt"/>
    </style:style>
    <style:style style:name="T358_85" style:family="text">
      <style:text-properties fo:font-size="12pt" style:font-size-asian="12pt" style:font-size-complex="12pt"/>
    </style:style>
    <style:style style:name="T358_86" style:family="text">
      <style:text-properties fo:font-size="12pt" style:font-size-asian="12pt" style:font-size-complex="12pt"/>
    </style:style>
    <style:style style:name="T358_87" style:family="text">
      <style:text-properties fo:font-size="12pt" style:font-size-asian="12pt" style:font-size-complex="12pt"/>
    </style:style>
    <style:style style:name="T358_88" style:family="text">
      <style:text-properties fo:font-size="12pt" style:font-size-asian="12pt" style:font-size-complex="12pt"/>
    </style:style>
    <style:style style:name="T358_89" style:family="text">
      <style:text-properties fo:font-size="12pt" style:font-size-asian="12pt" style:font-size-complex="12pt"/>
    </style:style>
    <style:style style:name="T358_90" style:family="text">
      <style:text-properties fo:font-size="12pt" style:font-size-asian="12pt" style:font-size-complex="12pt"/>
    </style:style>
    <style:style style:name="T358_91" style:family="text">
      <style:text-properties fo:font-size="12pt" style:font-size-asian="12pt" style:font-size-complex="12pt"/>
    </style:style>
    <style:style style:name="T358_92" style:family="text">
      <style:text-properties fo:font-size="12pt" style:font-size-asian="12pt" style:font-size-complex="12pt"/>
    </style:style>
    <style:style style:name="T358_93" style:family="text">
      <style:text-properties fo:font-size="12pt" style:font-size-asian="12pt" style:font-size-complex="12pt"/>
    </style:style>
    <style:style style:name="T358_94" style:family="text">
      <style:text-properties fo:font-size="12pt" style:font-size-asian="12pt" style:font-size-complex="12pt"/>
    </style:style>
    <style:style style:name="T358_95" style:family="text">
      <style:text-properties fo:font-size="12pt" style:font-size-asian="12pt" style:font-size-complex="12pt"/>
    </style:style>
    <style:style style:name="T358_96" style:family="text">
      <style:text-properties fo:font-size="12pt" style:font-size-asian="12pt" style:font-size-complex="12pt"/>
    </style:style>
    <style:style style:name="T358_97" style:family="text">
      <style:text-properties fo:font-size="12pt" style:font-size-asian="12pt" style:font-size-complex="12pt"/>
    </style:style>
    <style:style style:name="T358_98" style:family="text">
      <style:text-properties fo:font-size="12pt" style:font-size-asian="12pt" style:font-size-complex="12pt"/>
    </style:style>
    <style:style style:name="T358_99" style:family="text">
      <style:text-properties fo:font-size="12pt" style:font-size-asian="12pt" style:font-size-complex="12pt"/>
    </style:style>
    <style:style style:name="T358_100" style:family="text">
      <style:text-properties fo:font-size="12pt" style:font-size-asian="12pt" style:font-size-complex="12pt"/>
    </style:style>
    <style:style style:name="T358_101" style:family="text">
      <style:text-properties fo:font-size="12pt" style:font-size-asian="12pt" style:font-size-complex="12pt"/>
    </style:style>
    <style:style style:name="T358_102" style:family="text">
      <style:text-properties fo:font-size="12pt" style:font-size-asian="12pt" style:font-size-complex="12pt"/>
    </style:style>
    <style:style style:name="T358_103" style:family="text">
      <style:text-properties fo:font-size="12pt" style:font-size-asian="12pt" style:font-size-complex="12pt"/>
    </style:style>
    <style:style style:name="T358_104" style:family="text">
      <style:text-properties fo:font-size="12pt" style:font-size-asian="12pt" style:font-size-complex="12pt"/>
    </style:style>
    <style:style style:name="T358_105" style:family="text">
      <style:text-properties fo:font-size="12pt" style:font-size-asian="12pt" style:font-size-complex="12pt"/>
    </style:style>
    <style:style style:name="T358_106" style:family="text">
      <style:text-properties fo:font-size="12pt" style:font-size-asian="12pt" style:font-size-complex="12pt"/>
    </style:style>
    <style:style style:name="T358_107" style:family="text">
      <style:text-properties fo:font-size="12pt" style:font-size-asian="12pt" style:font-size-complex="12pt"/>
    </style:style>
    <style:style style:name="T358_108" style:family="text">
      <style:text-properties fo:font-size="12pt" style:font-size-asian="12pt" style:font-size-complex="12pt"/>
    </style:style>
    <style:style style:name="T358_109" style:family="text">
      <style:text-properties fo:font-size="12pt" style:font-size-asian="12pt" style:font-size-complex="12pt"/>
    </style:style>
    <style:style style:name="T358_110" style:family="text">
      <style:text-properties fo:font-size="12pt" style:font-size-asian="12pt" style:font-size-complex="12pt"/>
    </style:style>
    <style:style style:name="T358_111" style:family="text">
      <style:text-properties fo:font-size="12pt" style:font-size-asian="12pt" style:font-size-complex="12pt"/>
    </style:style>
    <style:style style:name="T358_112" style:family="text">
      <style:text-properties fo:font-size="12pt" style:font-size-asian="12pt" style:font-size-complex="12pt"/>
    </style:style>
    <style:style style:name="T358_113" style:family="text">
      <style:text-properties fo:font-size="12pt" style:font-size-asian="12pt" style:font-size-complex="12pt"/>
    </style:style>
    <style:style style:name="T358_114" style:family="text">
      <style:text-properties fo:font-size="12pt" style:font-size-asian="12pt" style:font-size-complex="12pt"/>
    </style:style>
    <style:style style:name="T358_115" style:family="text">
      <style:text-properties fo:font-size="12pt" style:font-size-asian="12pt" style:font-size-complex="12pt"/>
    </style:style>
    <style:style style:name="T358_116" style:family="text">
      <style:text-properties fo:font-size="12pt" style:font-size-asian="12pt" style:font-size-complex="12pt"/>
    </style:style>
    <style:style style:name="T358_117" style:family="text">
      <style:text-properties fo:font-size="12pt" style:font-size-asian="12pt" style:font-size-complex="12pt"/>
    </style:style>
    <style:style style:name="T358_118" style:family="text">
      <style:text-properties fo:font-size="12pt" style:font-size-asian="12pt" style:font-size-complex="12pt"/>
    </style:style>
    <style:style style:name="T358_119" style:family="text">
      <style:text-properties fo:font-size="12pt" style:font-size-asian="12pt" style:font-size-complex="12pt"/>
    </style:style>
    <style:style style:name="T358_120" style:family="text">
      <style:text-properties fo:font-size="12pt" style:font-size-asian="12pt" style:font-size-complex="12pt"/>
    </style:style>
    <style:style style:name="T358_121" style:family="text">
      <style:text-properties fo:font-size="12pt" style:font-size-asian="12pt" style:font-size-complex="12pt"/>
    </style:style>
    <style:style style:name="T358_122" style:family="text">
      <style:text-properties fo:font-size="12pt" style:font-size-asian="12pt" style:font-size-complex="12pt"/>
    </style:style>
    <style:style style:name="T358_123" style:family="text">
      <style:text-properties fo:font-size="12pt" style:font-size-asian="12pt" style:font-size-complex="12pt"/>
    </style:style>
    <style:style style:name="T358_124" style:family="text">
      <style:text-properties fo:font-size="12pt" style:font-size-asian="12pt" style:font-size-complex="12pt"/>
    </style:style>
    <style:style style:name="T358_125" style:family="text">
      <style:text-properties fo:font-size="12pt" style:font-size-asian="12pt" style:font-size-complex="12pt"/>
    </style:style>
    <style:style style:name="T358_126" style:family="text">
      <style:text-properties fo:font-size="12pt" style:font-size-asian="12pt" style:font-size-complex="12pt"/>
    </style:style>
    <style:style style:name="T358_127" style:family="text">
      <style:text-properties fo:font-size="12pt" style:font-size-asian="12pt" style:font-size-complex="12pt"/>
    </style:style>
    <style:style style:name="T358_128" style:family="text">
      <style:text-properties fo:font-size="12pt" style:font-size-asian="12pt" style:font-size-complex="12pt"/>
    </style:style>
    <style:style style:name="T358_129" style:family="text">
      <style:text-properties fo:font-size="12pt" style:font-size-asian="12pt" style:font-size-complex="12pt"/>
    </style:style>
    <style:style style:name="T358_130" style:family="text">
      <style:text-properties fo:font-size="12pt" style:font-size-asian="12pt" style:font-size-complex="12pt"/>
    </style:style>
    <style:style style:name="T358_131" style:family="text">
      <style:text-properties fo:font-size="12pt" style:font-size-asian="12pt" style:font-size-complex="12pt"/>
    </style:style>
    <style:style style:name="T358_132" style:family="text">
      <style:text-properties fo:font-size="12pt" style:font-size-asian="12pt" style:font-size-complex="12pt"/>
    </style:style>
    <style:style style:name="T358_133" style:family="text">
      <style:text-properties fo:font-size="12pt" style:font-size-asian="12pt" style:font-size-complex="12pt"/>
    </style:style>
    <style:style style:name="T358_134" style:family="text">
      <style:text-properties fo:font-size="12pt" style:font-size-asian="12pt" style:font-size-complex="12pt"/>
    </style:style>
    <style:style style:name="T358_135" style:family="text">
      <style:text-properties fo:font-size="12pt" style:font-size-asian="12pt" style:font-size-complex="12pt"/>
    </style:style>
    <style:style style:name="T358_136" style:family="text">
      <style:text-properties fo:font-size="12pt" style:font-size-asian="12pt" style:font-size-complex="12pt"/>
    </style:style>
    <style:style style:name="T358_137" style:family="text">
      <style:text-properties fo:font-size="12pt" style:font-size-asian="12pt" style:font-size-complex="12pt"/>
    </style:style>
    <style:style style:name="T358_138" style:family="text">
      <style:text-properties fo:font-size="12pt" style:font-size-asian="12pt" style:font-size-complex="12pt"/>
    </style:style>
    <style:style style:name="T358_139" style:family="text">
      <style:text-properties fo:font-size="12pt" style:font-size-asian="12pt" style:font-size-complex="12pt"/>
    </style:style>
    <style:style style:name="T358_140" style:family="text">
      <style:text-properties fo:font-size="12pt" style:font-size-asian="12pt" style:font-size-complex="12pt"/>
    </style:style>
    <style:style style:name="T358_141" style:family="text">
      <style:text-properties fo:font-size="12pt" style:font-size-asian="12pt" style:font-size-complex="12pt"/>
    </style:style>
    <style:style style:name="T358_142" style:family="text">
      <style:text-properties fo:font-size="12pt" style:font-size-asian="12pt" style:font-size-complex="12pt"/>
    </style:style>
    <style:style style:name="T358_143" style:family="text">
      <style:text-properties fo:font-size="12pt" style:font-size-asian="12pt" style:font-size-complex="12pt"/>
    </style:style>
    <style:style style:name="T358_144" style:family="text">
      <style:text-properties fo:font-size="12pt" style:font-size-asian="12pt" style:font-size-complex="12pt"/>
    </style:style>
    <style:style style:name="T358_145" style:family="text">
      <style:text-properties fo:font-size="12pt" style:font-size-asian="12pt" style:font-size-complex="12pt"/>
    </style:style>
    <style:style style:name="T358_146" style:family="text">
      <style:text-properties fo:font-size="12pt" style:font-size-asian="12pt" style:font-size-complex="12pt"/>
    </style:style>
    <style:style style:name="T358_147" style:family="text">
      <style:text-properties fo:font-size="12pt" style:font-size-asian="12pt" style:font-size-complex="12pt"/>
    </style:style>
    <style:style style:name="T358_148" style:family="text">
      <style:text-properties fo:font-size="12pt" style:font-size-asian="12pt" style:font-size-complex="12pt"/>
    </style:style>
    <style:style style:name="T358_149" style:family="text">
      <style:text-properties fo:font-size="12pt" style:font-size-asian="12pt" style:font-size-complex="12pt"/>
    </style:style>
    <style:style style:name="T358_150" style:family="text">
      <style:text-properties fo:font-size="12pt" style:font-size-asian="12pt" style:font-size-complex="12pt"/>
    </style:style>
    <style:style style:name="T358_151" style:family="text">
      <style:text-properties fo:font-size="12pt" style:font-size-asian="12pt" style:font-size-complex="12pt"/>
    </style:style>
    <style:style style:name="T358_152" style:family="text">
      <style:text-properties fo:font-size="12pt" style:font-size-asian="12pt" style:font-size-complex="12pt"/>
    </style:style>
    <style:style style:name="T358_153" style:family="text">
      <style:text-properties fo:font-size="12pt" style:font-size-asian="12pt" style:font-size-complex="12pt"/>
    </style:style>
    <style:style style:name="T358_154" style:family="text">
      <style:text-properties fo:font-size="12pt" style:font-size-asian="12pt" style:font-size-complex="12pt"/>
    </style:style>
    <style:style style:name="T358_155" style:family="text">
      <style:text-properties fo:font-size="12pt" style:font-size-asian="12pt" style:font-size-complex="12pt"/>
    </style:style>
    <style:style style:name="T358_156" style:family="text">
      <style:text-properties fo:font-size="12pt" style:font-size-asian="12pt" style:font-size-complex="12pt"/>
    </style:style>
    <style:style style:name="T358_157" style:family="text">
      <style:text-properties fo:font-size="12pt" style:font-size-asian="12pt" style:font-size-complex="12pt"/>
    </style:style>
    <style:style style:name="T358_158" style:family="text">
      <style:text-properties fo:font-size="12pt" style:font-size-asian="12pt" style:font-size-complex="12pt"/>
    </style:style>
    <style:style style:name="T358_159" style:family="text">
      <style:text-properties fo:font-size="12pt" style:font-size-asian="12pt" style:font-size-complex="12pt"/>
    </style:style>
    <style:style style:name="T358_160" style:family="text">
      <style:text-properties fo:font-size="12pt" style:font-size-asian="12pt" style:font-size-complex="12pt"/>
    </style:style>
    <style:style style:name="T358_161" style:family="text">
      <style:text-properties fo:font-size="12pt" style:font-size-asian="12pt" style:font-size-complex="12pt"/>
    </style:style>
    <style:style style:name="T358_162" style:family="text">
      <style:text-properties fo:font-size="12pt" style:font-size-asian="12pt" style:font-size-complex="12pt"/>
    </style:style>
    <style:style style:name="T358_163" style:family="text">
      <style:text-properties fo:font-size="12pt" style:font-size-asian="12pt" style:font-size-complex="12pt"/>
    </style:style>
    <style:style style:name="T358_164" style:family="text">
      <style:text-properties fo:font-size="12pt" style:font-size-asian="12pt" style:font-size-complex="12pt"/>
    </style:style>
    <style:style style:name="T358_165" style:family="text">
      <style:text-properties fo:font-size="12pt" style:font-size-asian="12pt" style:font-size-complex="12pt"/>
    </style:style>
    <style:style style:name="T358_166" style:family="text">
      <style:text-properties fo:font-size="12pt" style:font-size-asian="12pt" style:font-size-complex="12pt"/>
    </style:style>
    <style:style style:name="T358_167" style:family="text">
      <style:text-properties fo:font-size="12pt" style:font-size-asian="12pt" style:font-size-complex="12pt"/>
    </style:style>
    <style:style style:name="T358_168" style:family="text">
      <style:text-properties fo:font-size="12pt" style:font-size-asian="12pt" style:font-size-complex="12pt"/>
    </style:style>
    <style:style style:name="T358_169" style:family="text">
      <style:text-properties fo:font-size="12pt" style:font-size-asian="12pt" style:font-size-complex="12pt"/>
    </style:style>
    <style:style style:name="T358_170" style:family="text">
      <style:text-properties fo:font-size="12pt" style:font-size-asian="12pt" style:font-size-complex="12pt"/>
    </style:style>
    <style:style style:name="T358_171" style:family="text">
      <style:text-properties fo:font-size="12pt" style:font-size-asian="12pt" style:font-size-complex="12pt"/>
    </style:style>
    <style:style style:name="T358_172" style:family="text">
      <style:text-properties fo:font-size="12pt" style:font-size-asian="12pt" style:font-size-complex="12pt"/>
    </style:style>
    <style:style style:name="T358_173" style:family="text">
      <style:text-properties fo:font-size="12pt" style:font-size-asian="12pt" style:font-size-complex="12pt"/>
    </style:style>
    <style:style style:name="T358_174" style:family="text">
      <style:text-properties fo:font-size="12pt" style:font-size-asian="12pt" style:font-size-complex="12pt"/>
    </style:style>
    <style:style style:name="T358_175" style:family="text">
      <style:text-properties fo:font-size="12pt" style:font-size-asian="12pt" style:font-size-complex="12pt"/>
    </style:style>
    <style:style style:name="T358_176" style:family="text">
      <style:text-properties fo:font-size="12pt" style:font-size-asian="12pt" style:font-size-complex="12pt"/>
    </style:style>
    <style:style style:name="T358_177" style:family="text">
      <style:text-properties fo:font-size="12pt" style:font-size-asian="12pt" style:font-size-complex="12pt"/>
    </style:style>
    <style:style style:name="T358_178" style:family="text">
      <style:text-properties fo:font-size="12pt" style:font-size-asian="12pt" style:font-size-complex="12pt"/>
    </style:style>
    <style:style style:name="T358_179" style:family="text">
      <style:text-properties fo:font-size="12pt" style:font-size-asian="12pt" style:font-size-complex="12pt"/>
    </style:style>
    <style:style style:name="T358_180" style:family="text">
      <style:text-properties fo:font-size="12pt" style:font-size-asian="12pt" style:font-size-complex="12pt"/>
    </style:style>
    <style:style style:name="T358_181" style:family="text">
      <style:text-properties fo:font-size="12pt" style:font-size-asian="12pt" style:font-size-complex="12pt"/>
    </style:style>
    <style:style style:name="T358_182" style:family="text">
      <style:text-properties fo:font-size="12pt" style:font-size-asian="12pt" style:font-size-complex="12pt"/>
    </style:style>
    <style:style style:name="T358_183" style:family="text">
      <style:text-properties fo:font-size="12pt" style:font-size-asian="12pt" style:font-size-complex="12pt"/>
    </style:style>
    <style:style style:name="T358_184" style:family="text">
      <style:text-properties fo:font-size="12pt" style:font-size-asian="12pt" style:font-size-complex="12pt"/>
    </style:style>
    <style:style style:name="T358_185" style:family="text">
      <style:text-properties fo:font-size="12pt" style:font-size-asian="12pt" style:font-size-complex="12pt"/>
    </style:style>
    <style:style style:name="T358_186" style:family="text">
      <style:text-properties fo:font-size="12pt" style:font-size-asian="12pt" style:font-size-complex="12pt"/>
    </style:style>
    <style:style style:name="T358_187" style:family="text">
      <style:text-properties fo:font-size="12pt" style:font-size-asian="12pt" style:font-size-complex="12pt"/>
    </style:style>
    <style:style style:name="T358_188" style:family="text">
      <style:text-properties fo:font-size="12pt" style:font-size-asian="12pt" style:font-size-complex="12pt"/>
    </style:style>
    <style:style style:name="T358_189" style:family="text">
      <style:text-properties fo:font-size="12pt" style:font-size-asian="12pt" style:font-size-complex="12pt"/>
    </style:style>
    <style:style style:name="T358_190" style:family="text">
      <style:text-properties fo:font-size="12pt" style:font-size-asian="12pt" style:font-size-complex="12pt"/>
    </style:style>
    <style:style style:name="T358_191" style:family="text">
      <style:text-properties fo:font-size="12pt" style:font-size-asian="12pt" style:font-size-complex="12pt"/>
    </style:style>
    <style:style style:name="T358_192" style:family="text">
      <style:text-properties fo:font-size="12pt" style:font-size-asian="12pt" style:font-size-complex="12pt"/>
    </style:style>
    <style:style style:name="T358_193" style:family="text">
      <style:text-properties fo:font-size="12pt" style:font-size-asian="12pt" style:font-size-complex="12pt"/>
    </style:style>
    <style:style style:name="T358_194" style:family="text">
      <style:text-properties fo:font-size="12pt" style:font-size-asian="12pt" style:font-size-complex="12pt"/>
    </style:style>
    <style:style style:name="T358_195" style:family="text">
      <style:text-properties fo:font-size="12pt" style:font-size-asian="12pt" style:font-size-complex="12pt"/>
    </style:style>
    <style:style style:name="T358_196" style:family="text">
      <style:text-properties fo:font-size="12pt" style:font-size-asian="12pt" style:font-size-complex="12pt"/>
    </style:style>
    <style:style style:name="T358_197" style:family="text">
      <style:text-properties fo:font-size="12pt" style:font-size-asian="12pt" style:font-size-complex="12pt"/>
    </style:style>
    <style:style style:name="T358_198" style:family="text">
      <style:text-properties fo:font-size="12pt" style:font-size-asian="12pt" style:font-size-complex="12pt"/>
    </style:style>
    <style:style style:name="T358_199" style:family="text">
      <style:text-properties fo:font-size="12pt" style:font-size-asian="12pt" style:font-size-complex="12pt"/>
    </style:style>
    <style:style style:name="T358_200" style:family="text">
      <style:text-properties fo:font-size="12pt" style:font-size-asian="12pt" style:font-size-complex="12pt"/>
    </style:style>
    <style:style style:name="T358_201" style:family="text">
      <style:text-properties fo:font-size="12pt" style:font-size-asian="12pt" style:font-size-complex="12pt"/>
    </style:style>
    <style:style style:name="T358_202" style:family="text">
      <style:text-properties fo:font-size="12pt" style:font-size-asian="12pt" style:font-size-complex="12pt"/>
    </style:style>
    <style:style style:name="T358_203" style:family="text">
      <style:text-properties fo:font-size="12pt" style:font-size-asian="12pt" style:font-size-complex="12pt"/>
    </style:style>
    <style:style style:name="T358_204" style:family="text">
      <style:text-properties fo:font-size="12pt" style:font-size-asian="12pt" style:font-size-complex="12pt"/>
    </style:style>
    <style:style style:name="T358_205" style:family="text">
      <style:text-properties fo:font-size="12pt" style:font-size-asian="12pt" style:font-size-complex="12pt"/>
    </style:style>
    <style:style style:name="T358_206" style:family="text">
      <style:text-properties fo:font-size="12pt" style:font-size-asian="12pt" style:font-size-complex="12pt"/>
    </style:style>
    <style:style style:name="T358_207" style:family="text">
      <style:text-properties fo:font-size="12pt" style:font-size-asian="12pt" style:font-size-complex="12pt"/>
    </style:style>
    <style:style style:name="T358_208" style:family="text">
      <style:text-properties fo:font-size="12pt" style:font-size-asian="12pt" style:font-size-complex="12pt"/>
    </style:style>
    <style:style style:name="T358_209" style:family="text">
      <style:text-properties fo:font-size="12pt" style:font-size-asian="12pt" style:font-size-complex="12pt"/>
    </style:style>
    <style:style style:name="T358_210" style:family="text">
      <style:text-properties fo:font-size="12pt" style:font-size-asian="12pt" style:font-size-complex="12pt"/>
    </style:style>
    <style:style style:name="T358_211" style:family="text">
      <style:text-properties fo:font-size="12pt" style:font-size-asian="12pt" style:font-size-complex="12pt"/>
    </style:style>
    <style:style style:name="T358_212" style:family="text">
      <style:text-properties fo:font-size="12pt" style:font-size-asian="12pt" style:font-size-complex="12pt"/>
    </style:style>
    <style:style style:name="T358_213" style:family="text">
      <style:text-properties fo:font-size="12pt" style:font-size-asian="12pt" style:font-size-complex="12pt"/>
    </style:style>
    <style:style style:name="T358_214" style:family="text">
      <style:text-properties fo:font-size="12pt" style:font-size-asian="12pt" style:font-size-complex="12pt"/>
    </style:style>
    <style:style style:name="T358_215" style:family="text">
      <style:text-properties fo:font-size="12pt" style:font-size-asian="12pt" style:font-size-complex="12pt"/>
    </style:style>
    <style:style style:name="T358_216" style:family="text">
      <style:text-properties fo:font-size="12pt" style:font-size-asian="12pt" style:font-size-complex="12pt"/>
    </style:style>
    <style:style style:name="T358_217" style:family="text">
      <style:text-properties fo:font-size="12pt" style:font-size-asian="12pt" style:font-size-complex="12pt"/>
    </style:style>
    <style:style style:name="T358_218" style:family="text">
      <style:text-properties fo:font-size="12pt" style:font-size-asian="12pt" style:font-size-complex="12pt"/>
    </style:style>
    <style:style style:name="T358_219" style:family="text">
      <style:text-properties fo:font-size="12pt" style:font-size-asian="12pt" style:font-size-complex="12pt"/>
    </style:style>
    <style:style style:name="T358_220" style:family="text">
      <style:text-properties fo:font-size="12pt" style:font-size-asian="12pt" style:font-size-complex="12pt"/>
    </style:style>
    <style:style style:name="T358_221" style:family="text">
      <style:text-properties fo:font-size="12pt" style:font-size-asian="12pt" style:font-size-complex="12pt"/>
    </style:style>
    <style:style style:name="T358_222" style:family="text">
      <style:text-properties fo:font-size="12pt" style:font-size-asian="12pt" style:font-size-complex="12pt"/>
    </style:style>
    <style:style style:name="T358_223" style:family="text">
      <style:text-properties fo:font-size="12pt" style:font-size-asian="12pt" style:font-size-complex="12pt"/>
    </style:style>
    <style:style style:name="T358_224" style:family="text">
      <style:text-properties fo:font-size="12pt" style:font-size-asian="12pt" style:font-size-complex="12pt"/>
    </style:style>
    <style:style style:name="T358_225" style:family="text">
      <style:text-properties fo:font-size="12pt" style:font-size-asian="12pt" style:font-size-complex="12pt"/>
    </style:style>
    <style:style style:name="T358_226" style:family="text">
      <style:text-properties fo:font-size="12pt" style:font-size-asian="12pt" style:font-size-complex="12pt"/>
    </style:style>
    <style:style style:name="T358_227" style:family="text">
      <style:text-properties fo:font-size="12pt" style:font-size-asian="12pt" style:font-size-complex="12pt"/>
    </style:style>
    <style:style style:name="T358_228" style:family="text">
      <style:text-properties fo:font-size="12pt" style:font-size-asian="12pt" style:font-size-complex="12pt"/>
    </style:style>
    <style:style style:name="T358_229" style:family="text">
      <style:text-properties fo:font-size="12pt" style:font-size-asian="12pt" style:font-size-complex="12pt"/>
    </style:style>
    <style:style style:name="T358_230" style:family="text">
      <style:text-properties fo:font-size="12pt" style:font-size-asian="12pt" style:font-size-complex="12pt"/>
    </style:style>
    <style:style style:name="T358_231" style:family="text">
      <style:text-properties fo:font-size="12pt" style:font-size-asian="12pt" style:font-size-complex="12pt"/>
    </style:style>
    <style:style style:name="T358_232" style:family="text">
      <style:text-properties fo:font-size="12pt" style:font-size-asian="12pt" style:font-size-complex="12pt"/>
    </style:style>
    <style:style style:name="T358_233" style:family="text">
      <style:text-properties fo:font-size="12pt" style:font-size-asian="12pt" style:font-size-complex="12pt"/>
    </style:style>
    <style:style style:name="T358_234" style:family="text">
      <style:text-properties fo:font-size="12pt" style:font-size-asian="12pt" style:font-size-complex="12pt"/>
    </style:style>
    <style:style style:name="T358_235" style:family="text">
      <style:text-properties fo:font-size="12pt" style:font-size-asian="12pt" style:font-size-complex="12pt"/>
    </style:style>
    <style:style style:name="T358_236" style:family="text">
      <style:text-properties fo:font-size="12pt" style:font-size-asian="12pt" style:font-size-complex="12pt"/>
    </style:style>
    <style:style style:name="T358_237" style:family="text">
      <style:text-properties fo:font-size="12pt" style:font-size-asian="12pt" style:font-size-complex="12pt"/>
    </style:style>
    <style:style style:name="P35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0" style:family="paragraph" style:parent-style-name="Standard">
      <style:paragraph-properties fo:text-align="justify" fo:break-before="auto" fo:line-height="115%" style:writing-mode="lr-tb"/>
    </style:style>
    <style:style style:name="T360_1" style:family="text">
      <style:text-properties fo:font-size="12pt" style:font-size-asian="12pt" style:font-size-complex="12pt"/>
    </style:style>
    <style:style style:name="T360_2" style:family="text">
      <style:text-properties fo:font-size="12pt" style:font-size-asian="12pt" style:font-size-complex="12pt"/>
    </style:style>
    <style:style style:name="T360_3" style:family="text">
      <style:text-properties fo:font-size="12pt" style:font-size-asian="12pt" style:font-size-complex="12pt"/>
    </style:style>
    <style:style style:name="T360_4" style:family="text">
      <style:text-properties fo:font-size="12pt" style:font-size-asian="12pt" style:font-size-complex="12pt"/>
    </style:style>
    <style:style style:name="T360_5" style:family="text">
      <style:text-properties fo:font-size="12pt" style:font-size-asian="12pt" style:font-size-complex="12pt"/>
    </style:style>
    <style:style style:name="T360_6" style:family="text">
      <style:text-properties fo:font-size="12pt" style:font-size-asian="12pt" style:font-size-complex="12pt"/>
    </style:style>
    <style:style style:name="T360_7" style:family="text">
      <style:text-properties fo:font-size="12pt" style:font-size-asian="12pt" style:font-size-complex="12pt"/>
    </style:style>
    <style:style style:name="T360_8" style:family="text">
      <style:text-properties fo:font-size="12pt" style:font-size-asian="12pt" style:font-size-complex="12pt"/>
    </style:style>
    <style:style style:name="T360_9" style:family="text">
      <style:text-properties fo:font-size="12pt" style:font-size-asian="12pt" style:font-size-complex="12pt"/>
    </style:style>
    <style:style style:name="P361" style:family="paragraph" style:parent-style-name="Standard">
      <style:paragraph-properties fo:text-align="justify" fo:break-before="auto" fo:line-height="115%" style:writing-mode="lr-tb"/>
    </style:style>
    <style:style style:name="T361_1" style:family="text">
      <style:text-properties fo:font-size="12pt" style:font-size-asian="12pt" style:font-size-complex="12pt"/>
    </style:style>
    <style:style style:name="T361_2" style:family="text">
      <style:text-properties fo:font-size="12pt" style:font-size-asian="12pt" style:font-size-complex="12pt"/>
    </style:style>
    <style:style style:name="T361_3" style:family="text">
      <style:text-properties fo:font-size="12pt" style:font-size-asian="12pt" style:font-size-complex="12pt"/>
    </style:style>
    <style:style style:name="T361_4" style:family="text">
      <style:text-properties fo:font-size="12pt" style:font-size-asian="12pt" style:font-size-complex="12pt"/>
    </style:style>
    <style:style style:name="T361_5" style:family="text">
      <style:text-properties fo:font-size="12pt" style:font-size-asian="12pt" style:font-size-complex="12pt"/>
    </style:style>
    <style:style style:name="T361_6" style:family="text">
      <style:text-properties fo:font-size="12pt" style:font-size-asian="12pt" style:font-size-complex="12pt"/>
    </style:style>
    <style:style style:name="T361_7" style:family="text">
      <style:text-properties fo:font-size="12pt" style:font-size-asian="12pt" style:font-size-complex="12pt"/>
    </style:style>
    <style:style style:name="T361_8" style:family="text">
      <style:text-properties fo:font-size="12pt" style:font-size-asian="12pt" style:font-size-complex="12pt"/>
    </style:style>
    <style:style style:name="T361_9" style:family="text">
      <style:text-properties fo:font-size="12pt" style:font-size-asian="12pt" style:font-size-complex="12pt"/>
    </style:style>
    <style:style style:name="T361_10" style:family="text">
      <style:text-properties fo:font-size="12pt" style:font-size-asian="12pt" style:font-size-complex="12pt"/>
    </style:style>
    <style:style style:name="T361_11" style:family="text">
      <style:text-properties fo:font-size="12pt" style:font-size-asian="12pt" style:font-size-complex="12pt"/>
    </style:style>
    <style:style style:name="T361_12" style:family="text">
      <style:text-properties fo:font-size="12pt" style:font-size-asian="12pt" style:font-size-complex="12pt"/>
    </style:style>
    <style:style style:name="T361_13" style:family="text">
      <style:text-properties fo:font-size="12pt" style:font-size-asian="12pt" style:font-size-complex="12pt"/>
    </style:style>
    <style:style style:name="T361_14" style:family="text">
      <style:text-properties fo:font-size="12pt" style:font-size-asian="12pt" style:font-size-complex="12pt"/>
    </style:style>
    <style:style style:name="T361_15" style:family="text">
      <style:text-properties fo:font-size="12pt" style:font-size-asian="12pt" style:font-size-complex="12pt"/>
    </style:style>
    <style:style style:name="T361_16" style:family="text">
      <style:text-properties fo:font-size="12pt" style:font-size-asian="12pt" style:font-size-complex="12pt"/>
    </style:style>
    <style:style style:name="T361_17" style:family="text">
      <style:text-properties fo:font-size="12pt" style:font-size-asian="12pt" style:font-size-complex="12pt"/>
    </style:style>
    <style:style style:name="T361_18" style:family="text">
      <style:text-properties fo:font-size="12pt" style:font-size-asian="12pt" style:font-size-complex="12pt"/>
    </style:style>
    <style:style style:name="T361_19" style:family="text">
      <style:text-properties fo:font-size="12pt" style:font-size-asian="12pt" style:font-size-complex="12pt"/>
    </style:style>
    <style:style style:name="T361_20" style:family="text">
      <style:text-properties fo:font-size="12pt" style:font-size-asian="12pt" style:font-size-complex="12pt"/>
    </style:style>
    <style:style style:name="T361_21" style:family="text">
      <style:text-properties fo:font-size="12pt" style:font-size-asian="12pt" style:font-size-complex="12pt"/>
    </style:style>
    <style:style style:name="T361_22" style:family="text">
      <style:text-properties fo:font-size="12pt" style:font-size-asian="12pt" style:font-size-complex="12pt"/>
    </style:style>
    <style:style style:name="T361_23" style:family="text">
      <style:text-properties fo:font-size="12pt" style:font-size-asian="12pt" style:font-size-complex="12pt"/>
    </style:style>
    <style:style style:name="T361_24" style:family="text">
      <style:text-properties fo:font-size="12pt" style:font-size-asian="12pt" style:font-size-complex="12pt"/>
    </style:style>
    <style:style style:name="T361_25" style:family="text">
      <style:text-properties fo:font-size="12pt" style:font-size-asian="12pt" style:font-size-complex="12pt"/>
    </style:style>
    <style:style style:name="T361_26" style:family="text">
      <style:text-properties fo:font-size="12pt" style:font-size-asian="12pt" style:font-size-complex="12pt"/>
    </style:style>
    <style:style style:name="T361_27" style:family="text">
      <style:text-properties fo:font-size="12pt" style:font-size-asian="12pt" style:font-size-complex="12pt"/>
    </style:style>
    <style:style style:name="T361_28" style:family="text">
      <style:text-properties fo:font-size="12pt" style:font-size-asian="12pt" style:font-size-complex="12pt"/>
    </style:style>
    <style:style style:name="T361_29" style:family="text">
      <style:text-properties fo:font-size="12pt" style:font-size-asian="12pt" style:font-size-complex="12pt"/>
    </style:style>
    <style:style style:name="T361_30" style:family="text">
      <style:text-properties fo:font-size="12pt" style:font-size-asian="12pt" style:font-size-complex="12pt"/>
    </style:style>
    <style:style style:name="T361_31" style:family="text">
      <style:text-properties fo:font-size="12pt" style:font-size-asian="12pt" style:font-size-complex="12pt"/>
    </style:style>
    <style:style style:name="T361_32" style:family="text">
      <style:text-properties fo:font-size="12pt" style:font-size-asian="12pt" style:font-size-complex="12pt"/>
    </style:style>
    <style:style style:name="T361_33" style:family="text">
      <style:text-properties fo:font-size="12pt" style:font-size-asian="12pt" style:font-size-complex="12pt"/>
    </style:style>
    <style:style style:name="T361_34" style:family="text">
      <style:text-properties fo:font-size="12pt" style:font-size-asian="12pt" style:font-size-complex="12pt"/>
    </style:style>
    <style:style style:name="T361_35" style:family="text">
      <style:text-properties fo:font-size="12pt" style:font-size-asian="12pt" style:font-size-complex="12pt"/>
    </style:style>
    <style:style style:name="T361_36" style:family="text">
      <style:text-properties fo:font-size="12pt" style:font-size-asian="12pt" style:font-size-complex="12pt"/>
    </style:style>
    <style:style style:name="T361_37" style:family="text">
      <style:text-properties fo:font-size="12pt" style:font-size-asian="12pt" style:font-size-complex="12pt"/>
    </style:style>
    <style:style style:name="T361_38" style:family="text">
      <style:text-properties fo:font-size="12pt" style:font-size-asian="12pt" style:font-size-complex="12pt"/>
    </style:style>
    <style:style style:name="T361_39" style:family="text">
      <style:text-properties fo:font-size="12pt" style:font-size-asian="12pt" style:font-size-complex="12pt"/>
    </style:style>
    <style:style style:name="T361_40" style:family="text">
      <style:text-properties fo:font-size="12pt" style:font-size-asian="12pt" style:font-size-complex="12pt"/>
    </style:style>
    <style:style style:name="T361_41" style:family="text">
      <style:text-properties fo:font-size="12pt" style:font-size-asian="12pt" style:font-size-complex="12pt"/>
    </style:style>
    <style:style style:name="T361_42" style:family="text">
      <style:text-properties fo:font-size="12pt" style:font-size-asian="12pt" style:font-size-complex="12pt"/>
    </style:style>
    <style:style style:name="T361_43" style:family="text">
      <style:text-properties fo:font-size="12pt" style:font-size-asian="12pt" style:font-size-complex="12pt"/>
    </style:style>
    <style:style style:name="T361_44" style:family="text">
      <style:text-properties fo:font-size="12pt" style:font-size-asian="12pt" style:font-size-complex="12pt"/>
    </style:style>
    <style:style style:name="T361_45" style:family="text">
      <style:text-properties fo:font-size="12pt" style:font-size-asian="12pt" style:font-size-complex="12pt"/>
    </style:style>
    <style:style style:name="T361_46" style:family="text">
      <style:text-properties fo:font-size="12pt" style:font-size-asian="12pt" style:font-size-complex="12pt"/>
    </style:style>
    <style:style style:name="T361_47" style:family="text">
      <style:text-properties fo:font-size="12pt" style:font-size-asian="12pt" style:font-size-complex="12pt"/>
    </style:style>
    <style:style style:name="T361_48" style:family="text">
      <style:text-properties fo:font-size="12pt" style:font-size-asian="12pt" style:font-size-complex="12pt"/>
    </style:style>
    <style:style style:name="T361_49" style:family="text">
      <style:text-properties fo:font-size="12pt" style:font-size-asian="12pt" style:font-size-complex="12pt"/>
    </style:style>
    <style:style style:name="T361_50" style:family="text">
      <style:text-properties fo:font-size="12pt" style:font-size-asian="12pt" style:font-size-complex="12pt"/>
    </style:style>
    <style:style style:name="T361_51" style:family="text">
      <style:text-properties fo:font-size="12pt" style:font-size-asian="12pt" style:font-size-complex="12pt"/>
    </style:style>
    <style:style style:name="T361_52" style:family="text">
      <style:text-properties fo:font-size="12pt" style:font-size-asian="12pt" style:font-size-complex="12pt"/>
    </style:style>
    <style:style style:name="T361_53" style:family="text">
      <style:text-properties fo:font-size="12pt" style:font-size-asian="12pt" style:font-size-complex="12pt"/>
    </style:style>
    <style:style style:name="T361_54" style:family="text">
      <style:text-properties fo:font-size="12pt" style:font-size-asian="12pt" style:font-size-complex="12pt"/>
    </style:style>
    <style:style style:name="T361_55" style:family="text">
      <style:text-properties fo:font-size="12pt" style:font-size-asian="12pt" style:font-size-complex="12pt"/>
    </style:style>
    <style:style style:name="T361_56" style:family="text">
      <style:text-properties fo:font-size="12pt" style:font-size-asian="12pt" style:font-size-complex="12pt"/>
    </style:style>
    <style:style style:name="T361_57" style:family="text">
      <style:text-properties fo:font-size="12pt" style:font-size-asian="12pt" style:font-size-complex="12pt"/>
    </style:style>
    <style:style style:name="P36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3" style:family="paragraph" style:parent-style-name="Standard">
      <style:paragraph-properties fo:text-align="justify" fo:break-before="auto" fo:line-height="115%" style:writing-mode="lr-tb"/>
    </style:style>
    <style:style style:name="T363_1" style:family="text">
      <style:text-properties fo:font-size="12pt" style:font-size-asian="12pt" style:font-size-complex="12pt"/>
    </style:style>
    <style:style style:name="T363_2" style:family="text">
      <style:text-properties fo:font-size="12pt" style:font-size-asian="12pt" style:font-size-complex="12pt"/>
    </style:style>
    <style:style style:name="T363_3" style:family="text">
      <style:text-properties fo:font-size="12pt" style:font-size-asian="12pt" style:font-size-complex="12pt"/>
    </style:style>
    <style:style style:name="T363_4" style:family="text">
      <style:text-properties fo:font-size="12pt" style:font-size-asian="12pt" style:font-size-complex="12pt"/>
    </style:style>
    <style:style style:name="T363_5" style:family="text">
      <style:text-properties fo:font-size="12pt" style:font-size-asian="12pt" style:font-size-complex="12pt"/>
    </style:style>
    <style:style style:name="T363_6" style:family="text">
      <style:text-properties fo:font-size="12pt" style:font-size-asian="12pt" style:font-size-complex="12pt"/>
    </style:style>
    <style:style style:name="T363_7" style:family="text">
      <style:text-properties fo:font-size="12pt" style:font-size-asian="12pt" style:font-size-complex="12pt"/>
    </style:style>
    <style:style style:name="T363_8" style:family="text">
      <style:text-properties fo:font-size="12pt" style:font-size-asian="12pt" style:font-size-complex="12pt"/>
    </style:style>
    <style:style style:name="T363_9" style:family="text">
      <style:text-properties fo:font-size="12pt" style:font-size-asian="12pt" style:font-size-complex="12pt"/>
    </style:style>
    <style:style style:name="T363_10" style:family="text">
      <style:text-properties fo:font-size="12pt" style:font-size-asian="12pt" style:font-size-complex="12pt"/>
    </style:style>
    <style:style style:name="T363_11" style:family="text">
      <style:text-properties fo:font-size="12pt" style:font-size-asian="12pt" style:font-size-complex="12pt"/>
    </style:style>
    <style:style style:name="T363_12" style:family="text">
      <style:text-properties fo:font-size="12pt" style:font-size-asian="12pt" style:font-size-complex="12pt"/>
    </style:style>
    <style:style style:name="T363_13" style:family="text">
      <style:text-properties fo:font-size="12pt" style:font-size-asian="12pt" style:font-size-complex="12pt"/>
    </style:style>
    <style:style style:name="T363_14" style:family="text">
      <style:text-properties fo:font-size="12pt" style:font-size-asian="12pt" style:font-size-complex="12pt"/>
    </style:style>
    <style:style style:name="T363_15" style:family="text">
      <style:text-properties fo:font-size="12pt" style:font-size-asian="12pt" style:font-size-complex="12pt"/>
    </style:style>
    <style:style style:name="T363_16" style:family="text">
      <style:text-properties fo:font-size="12pt" style:font-size-asian="12pt" style:font-size-complex="12pt"/>
    </style:style>
    <style:style style:name="T363_17" style:family="text">
      <style:text-properties fo:font-size="12pt" style:font-size-asian="12pt" style:font-size-complex="12pt"/>
    </style:style>
    <style:style style:name="P364" style:family="paragraph" style:parent-style-name="Standard">
      <style:paragraph-properties fo:text-align="justify" fo:break-before="auto" fo:line-height="115%" style:writing-mode="lr-tb"/>
    </style:style>
    <style:style style:name="T364_1" style:family="text">
      <style:text-properties fo:font-size="12pt" style:font-size-asian="12pt" style:font-size-complex="12pt"/>
    </style:style>
    <style:style style:name="T364_2" style:family="text">
      <style:text-properties fo:font-size="12pt" style:font-size-asian="12pt" style:font-size-complex="12pt"/>
    </style:style>
    <style:style style:name="T364_3" style:family="text">
      <style:text-properties fo:font-size="12pt" style:font-size-asian="12pt" style:font-size-complex="12pt"/>
    </style:style>
    <style:style style:name="T364_4" style:family="text">
      <style:text-properties fo:font-size="12pt" style:font-size-asian="12pt" style:font-size-complex="12pt"/>
    </style:style>
    <style:style style:name="T364_5" style:family="text">
      <style:text-properties fo:font-size="12pt" style:font-size-asian="12pt" style:font-size-complex="12pt"/>
    </style:style>
    <style:style style:name="T364_6" style:family="text">
      <style:text-properties fo:font-size="12pt" style:font-size-asian="12pt" style:font-size-complex="12pt"/>
    </style:style>
    <style:style style:name="T364_7" style:family="text">
      <style:text-properties fo:font-size="12pt" style:font-size-asian="12pt" style:font-size-complex="12pt"/>
    </style:style>
    <style:style style:name="T364_8" style:family="text">
      <style:text-properties fo:font-size="12pt" style:font-size-asian="12pt" style:font-size-complex="12pt"/>
    </style:style>
    <style:style style:name="T364_9" style:family="text">
      <style:text-properties fo:font-size="12pt" style:font-size-asian="12pt" style:font-size-complex="12pt"/>
    </style:style>
    <style:style style:name="T364_10" style:family="text">
      <style:text-properties fo:font-size="12pt" style:font-size-asian="12pt" style:font-size-complex="12pt"/>
    </style:style>
    <style:style style:name="T364_11" style:family="text">
      <style:text-properties fo:font-size="12pt" style:font-size-asian="12pt" style:font-size-complex="12pt"/>
    </style:style>
    <style:style style:name="T364_12" style:family="text">
      <style:text-properties fo:font-size="12pt" style:font-size-asian="12pt" style:font-size-complex="12pt"/>
    </style:style>
    <style:style style:name="T364_13" style:family="text">
      <style:text-properties fo:font-size="12pt" style:font-size-asian="12pt" style:font-size-complex="12pt"/>
    </style:style>
    <style:style style:name="T364_14" style:family="text">
      <style:text-properties fo:font-size="12pt" style:font-size-asian="12pt" style:font-size-complex="12pt"/>
    </style:style>
    <style:style style:name="T364_15" style:family="text">
      <style:text-properties fo:font-size="12pt" style:font-size-asian="12pt" style:font-size-complex="12pt"/>
    </style:style>
    <style:style style:name="T364_16" style:family="text">
      <style:text-properties fo:font-size="12pt" style:font-size-asian="12pt" style:font-size-complex="12pt"/>
    </style:style>
    <style:style style:name="T364_17" style:family="text">
      <style:text-properties fo:font-size="12pt" style:font-size-asian="12pt" style:font-size-complex="12pt"/>
    </style:style>
    <style:style style:name="T364_18" style:family="text">
      <style:text-properties fo:font-size="12pt" style:font-size-asian="12pt" style:font-size-complex="12pt"/>
    </style:style>
    <style:style style:name="T364_19" style:family="text">
      <style:text-properties fo:font-size="12pt" style:font-size-asian="12pt" style:font-size-complex="12pt"/>
    </style:style>
    <style:style style:name="T364_20" style:family="text">
      <style:text-properties fo:font-size="12pt" style:font-size-asian="12pt" style:font-size-complex="12pt"/>
    </style:style>
    <style:style style:name="T364_21" style:family="text">
      <style:text-properties fo:font-size="12pt" style:font-size-asian="12pt" style:font-size-complex="12pt"/>
    </style:style>
    <style:style style:name="T364_22" style:family="text">
      <style:text-properties fo:font-size="12pt" style:font-size-asian="12pt" style:font-size-complex="12pt"/>
    </style:style>
    <style:style style:name="T364_23" style:family="text">
      <style:text-properties fo:font-size="12pt" style:font-size-asian="12pt" style:font-size-complex="12pt"/>
    </style:style>
    <style:style style:name="T364_24" style:family="text">
      <style:text-properties fo:font-size="12pt" style:font-size-asian="12pt" style:font-size-complex="12pt"/>
    </style:style>
    <style:style style:name="T364_25" style:family="text">
      <style:text-properties fo:font-size="12pt" style:font-size-asian="12pt" style:font-size-complex="12pt"/>
    </style:style>
    <style:style style:name="T364_26" style:family="text">
      <style:text-properties fo:font-size="12pt" style:font-size-asian="12pt" style:font-size-complex="12pt"/>
    </style:style>
    <style:style style:name="T364_27" style:family="text">
      <style:text-properties fo:font-size="12pt" style:font-size-asian="12pt" style:font-size-complex="12pt"/>
    </style:style>
    <style:style style:name="T364_28" style:family="text">
      <style:text-properties fo:font-size="12pt" style:font-size-asian="12pt" style:font-size-complex="12pt"/>
    </style:style>
    <style:style style:name="T364_29" style:family="text">
      <style:text-properties fo:font-size="12pt" style:font-size-asian="12pt" style:font-size-complex="12pt"/>
    </style:style>
    <style:style style:name="T364_30" style:family="text">
      <style:text-properties fo:font-size="12pt" style:font-size-asian="12pt" style:font-size-complex="12pt"/>
    </style:style>
    <style:style style:name="T364_31" style:family="text">
      <style:text-properties fo:font-size="12pt" style:font-size-asian="12pt" style:font-size-complex="12pt"/>
    </style:style>
    <style:style style:name="T364_32" style:family="text">
      <style:text-properties fo:font-size="12pt" style:font-size-asian="12pt" style:font-size-complex="12pt"/>
    </style:style>
    <style:style style:name="T364_33" style:family="text">
      <style:text-properties fo:font-size="12pt" style:font-size-asian="12pt" style:font-size-complex="12pt"/>
    </style:style>
    <style:style style:name="T364_34" style:family="text">
      <style:text-properties fo:font-size="12pt" style:font-size-asian="12pt" style:font-size-complex="12pt"/>
    </style:style>
    <style:style style:name="T364_35" style:family="text">
      <style:text-properties fo:font-size="12pt" style:font-size-asian="12pt" style:font-size-complex="12pt"/>
    </style:style>
    <style:style style:name="T364_36" style:family="text">
      <style:text-properties fo:font-size="12pt" style:font-size-asian="12pt" style:font-size-complex="12pt"/>
    </style:style>
    <style:style style:name="T364_37" style:family="text">
      <style:text-properties fo:font-size="12pt" style:font-size-asian="12pt" style:font-size-complex="12pt"/>
    </style:style>
    <style:style style:name="T364_38" style:family="text">
      <style:text-properties fo:font-size="12pt" style:font-size-asian="12pt" style:font-size-complex="12pt"/>
    </style:style>
    <style:style style:name="T364_39" style:family="text">
      <style:text-properties fo:font-size="12pt" style:font-size-asian="12pt" style:font-size-complex="12pt"/>
    </style:style>
    <style:style style:name="T364_40" style:family="text">
      <style:text-properties fo:font-size="12pt" style:font-size-asian="12pt" style:font-size-complex="12pt"/>
    </style:style>
    <style:style style:name="T364_41" style:family="text">
      <style:text-properties fo:font-size="12pt" style:font-size-asian="12pt" style:font-size-complex="12pt"/>
    </style:style>
    <style:style style:name="T364_42" style:family="text">
      <style:text-properties fo:font-size="12pt" style:font-size-asian="12pt" style:font-size-complex="12pt"/>
    </style:style>
    <style:style style:name="T364_43" style:family="text">
      <style:text-properties fo:font-size="12pt" style:font-size-asian="12pt" style:font-size-complex="12pt"/>
    </style:style>
    <style:style style:name="T364_44" style:family="text">
      <style:text-properties fo:font-size="12pt" style:font-size-asian="12pt" style:font-size-complex="12pt"/>
    </style:style>
    <style:style style:name="T364_45" style:family="text">
      <style:text-properties fo:font-size="12pt" style:font-size-asian="12pt" style:font-size-complex="12pt"/>
    </style:style>
    <style:style style:name="T364_46" style:family="text">
      <style:text-properties fo:font-size="12pt" style:font-size-asian="12pt" style:font-size-complex="12pt"/>
    </style:style>
    <style:style style:name="T364_47" style:family="text">
      <style:text-properties fo:font-size="12pt" style:font-size-asian="12pt" style:font-size-complex="12pt"/>
    </style:style>
    <style:style style:name="T364_48" style:family="text">
      <style:text-properties fo:font-size="12pt" style:font-size-asian="12pt" style:font-size-complex="12pt"/>
    </style:style>
    <style:style style:name="T364_49" style:family="text">
      <style:text-properties fo:font-size="12pt" style:font-size-asian="12pt" style:font-size-complex="12pt"/>
    </style:style>
    <style:style style:name="T364_50" style:family="text">
      <style:text-properties fo:font-size="12pt" style:font-size-asian="12pt" style:font-size-complex="12pt"/>
    </style:style>
    <style:style style:name="T364_51" style:family="text">
      <style:text-properties fo:font-size="12pt" style:font-size-asian="12pt" style:font-size-complex="12pt"/>
    </style:style>
    <style:style style:name="T364_52" style:family="text">
      <style:text-properties fo:font-size="12pt" style:font-size-asian="12pt" style:font-size-complex="12pt"/>
    </style:style>
    <style:style style:name="T364_53" style:family="text">
      <style:text-properties fo:font-size="12pt" style:font-size-asian="12pt" style:font-size-complex="12pt"/>
    </style:style>
    <style:style style:name="T364_54" style:family="text">
      <style:text-properties fo:font-size="12pt" style:font-size-asian="12pt" style:font-size-complex="12pt"/>
    </style:style>
    <style:style style:name="T364_55" style:family="text">
      <style:text-properties fo:font-size="12pt" style:font-size-asian="12pt" style:font-size-complex="12pt"/>
    </style:style>
    <style:style style:name="T364_56" style:family="text">
      <style:text-properties fo:font-size="12pt" style:font-size-asian="12pt" style:font-size-complex="12pt"/>
    </style:style>
    <style:style style:name="T364_57" style:family="text">
      <style:text-properties fo:font-size="12pt" style:font-size-asian="12pt" style:font-size-complex="12pt"/>
    </style:style>
    <style:style style:name="T364_58" style:family="text">
      <style:text-properties fo:font-size="12pt" style:font-size-asian="12pt" style:font-size-complex="12pt"/>
    </style:style>
    <style:style style:name="T364_59" style:family="text">
      <style:text-properties fo:font-size="12pt" style:font-size-asian="12pt" style:font-size-complex="12pt"/>
    </style:style>
    <style:style style:name="P36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66" style:family="paragraph" style:parent-style-name="Standard">
      <style:paragraph-properties fo:text-align="justify" fo:break-before="auto" fo:line-height="115%" style:writing-mode="lr-tb"/>
    </style:style>
    <style:style style:name="T366_1" style:family="text">
      <style:text-properties fo:font-size="12pt" style:font-size-asian="12pt" style:font-size-complex="12pt"/>
    </style:style>
    <style:style style:name="T366_2" style:family="text">
      <style:text-properties fo:font-size="12pt" style:font-size-asian="12pt" style:font-size-complex="12pt"/>
    </style:style>
    <style:style style:name="T366_3" style:family="text">
      <style:text-properties fo:font-size="12pt" style:font-size-asian="12pt" style:font-size-complex="12pt"/>
    </style:style>
    <style:style style:name="T366_4" style:family="text">
      <style:text-properties fo:font-size="12pt" style:font-size-asian="12pt" style:font-size-complex="12pt"/>
    </style:style>
    <style:style style:name="T366_5" style:family="text">
      <style:text-properties fo:font-size="12pt" style:font-size-asian="12pt" style:font-size-complex="12pt"/>
    </style:style>
    <style:style style:name="T366_6" style:family="text">
      <style:text-properties fo:font-size="12pt" style:font-size-asian="12pt" style:font-size-complex="12pt"/>
    </style:style>
    <style:style style:name="T366_7" style:family="text">
      <style:text-properties fo:font-size="12pt" style:font-size-asian="12pt" style:font-size-complex="12pt"/>
    </style:style>
    <style:style style:name="T366_8" style:family="text">
      <style:text-properties fo:font-size="12pt" style:font-size-asian="12pt" style:font-size-complex="12pt"/>
    </style:style>
    <style:style style:name="T366_9" style:family="text">
      <style:text-properties fo:font-size="12pt" style:font-size-asian="12pt" style:font-size-complex="12pt"/>
    </style:style>
    <style:style style:name="T366_10" style:family="text">
      <style:text-properties fo:font-size="12pt" style:font-size-asian="12pt" style:font-size-complex="12pt"/>
    </style:style>
    <style:style style:name="T366_11" style:family="text">
      <style:text-properties fo:font-size="12pt" style:font-size-asian="12pt" style:font-size-complex="12pt"/>
    </style:style>
    <style:style style:name="T366_12" style:family="text">
      <style:text-properties fo:font-size="12pt" style:font-size-asian="12pt" style:font-size-complex="12pt"/>
    </style:style>
    <style:style style:name="T366_13" style:family="text">
      <style:text-properties fo:font-size="12pt" style:font-size-asian="12pt" style:font-size-complex="12pt"/>
    </style:style>
    <style:style style:name="T366_14" style:family="text">
      <style:text-properties fo:font-size="12pt" style:font-size-asian="12pt" style:font-size-complex="12pt"/>
    </style:style>
    <style:style style:name="T366_15" style:family="text">
      <style:text-properties fo:font-size="12pt" style:font-size-asian="12pt" style:font-size-complex="12pt"/>
    </style:style>
    <style:style style:name="P367" style:family="paragraph" style:parent-style-name="Standard">
      <style:paragraph-properties fo:text-align="justify" fo:break-before="auto" fo:line-height="115%" style:writing-mode="lr-tb"/>
    </style:style>
    <style:style style:name="T367_1" style:family="text">
      <style:text-properties fo:font-size="12pt" style:font-size-asian="12pt" style:font-size-complex="12pt"/>
    </style:style>
    <style:style style:name="T367_2" style:family="text">
      <style:text-properties fo:font-size="12pt" style:font-size-asian="12pt" style:font-size-complex="12pt"/>
    </style:style>
    <style:style style:name="T367_3" style:family="text">
      <style:text-properties fo:font-size="12pt" style:font-size-asian="12pt" style:font-size-complex="12pt"/>
    </style:style>
    <style:style style:name="T367_4" style:family="text">
      <style:text-properties fo:font-size="12pt" style:font-size-asian="12pt" style:font-size-complex="12pt"/>
    </style:style>
    <style:style style:name="T367_5" style:family="text">
      <style:text-properties fo:font-size="12pt" style:font-size-asian="12pt" style:font-size-complex="12pt"/>
    </style:style>
    <style:style style:name="T367_6" style:family="text">
      <style:text-properties fo:font-size="12pt" style:font-size-asian="12pt" style:font-size-complex="12pt"/>
    </style:style>
    <style:style style:name="T367_7" style:family="text">
      <style:text-properties fo:font-size="12pt" style:font-size-asian="12pt" style:font-size-complex="12pt"/>
    </style:style>
    <style:style style:name="T367_8" style:family="text">
      <style:text-properties fo:font-size="12pt" style:font-size-asian="12pt" style:font-size-complex="12pt"/>
    </style:style>
    <style:style style:name="T367_9" style:family="text">
      <style:text-properties fo:font-size="12pt" style:font-size-asian="12pt" style:font-size-complex="12pt"/>
    </style:style>
    <style:style style:name="T367_10" style:family="text">
      <style:text-properties fo:font-size="12pt" style:font-size-asian="12pt" style:font-size-complex="12pt"/>
    </style:style>
    <style:style style:name="T367_11" style:family="text">
      <style:text-properties fo:font-size="12pt" style:font-size-asian="12pt" style:font-size-complex="12pt"/>
    </style:style>
    <style:style style:name="T367_12" style:family="text">
      <style:text-properties fo:font-size="12pt" style:font-size-asian="12pt" style:font-size-complex="12pt"/>
    </style:style>
    <style:style style:name="T367_13" style:family="text">
      <style:text-properties fo:font-size="12pt" style:font-size-asian="12pt" style:font-size-complex="12pt"/>
    </style:style>
    <style:style style:name="T367_14" style:family="text">
      <style:text-properties fo:font-size="12pt" style:font-size-asian="12pt" style:font-size-complex="12pt"/>
    </style:style>
    <style:style style:name="T367_15" style:family="text">
      <style:text-properties fo:font-size="12pt" style:font-size-asian="12pt" style:font-size-complex="12pt"/>
    </style:style>
    <style:style style:name="T367_16" style:family="text">
      <style:text-properties fo:font-size="12pt" style:font-size-asian="12pt" style:font-size-complex="12pt"/>
    </style:style>
    <style:style style:name="T367_17" style:family="text">
      <style:text-properties fo:font-size="12pt" style:font-size-asian="12pt" style:font-size-complex="12pt"/>
    </style:style>
    <style:style style:name="T367_18" style:family="text">
      <style:text-properties fo:font-size="12pt" style:font-size-asian="12pt" style:font-size-complex="12pt"/>
    </style:style>
    <style:style style:name="T367_19" style:family="text">
      <style:text-properties fo:font-size="12pt" style:font-size-asian="12pt" style:font-size-complex="12pt"/>
    </style:style>
    <style:style style:name="T367_20" style:family="text">
      <style:text-properties fo:font-size="12pt" style:font-size-asian="12pt" style:font-size-complex="12pt"/>
    </style:style>
    <style:style style:name="T367_21" style:family="text">
      <style:text-properties fo:font-size="12pt" style:font-size-asian="12pt" style:font-size-complex="12pt"/>
    </style:style>
    <style:style style:name="T367_22" style:family="text">
      <style:text-properties fo:font-size="12pt" style:font-size-asian="12pt" style:font-size-complex="12pt"/>
    </style:style>
    <style:style style:name="T367_23" style:family="text">
      <style:text-properties fo:font-size="12pt" style:font-size-asian="12pt" style:font-size-complex="12pt"/>
    </style:style>
    <style:style style:name="T367_24" style:family="text">
      <style:text-properties fo:font-size="12pt" style:font-size-asian="12pt" style:font-size-complex="12pt"/>
    </style:style>
    <style:style style:name="T367_25" style:family="text">
      <style:text-properties fo:font-size="12pt" style:font-size-asian="12pt" style:font-size-complex="12pt"/>
    </style:style>
    <style:style style:name="T367_26" style:family="text">
      <style:text-properties fo:font-size="12pt" style:font-size-asian="12pt" style:font-size-complex="12pt"/>
    </style:style>
    <style:style style:name="T367_27" style:family="text">
      <style:text-properties fo:font-size="12pt" style:font-size-asian="12pt" style:font-size-complex="12pt"/>
    </style:style>
    <style:style style:name="T367_28" style:family="text">
      <style:text-properties fo:font-size="12pt" style:font-size-asian="12pt" style:font-size-complex="12pt"/>
    </style:style>
    <style:style style:name="T367_29" style:family="text">
      <style:text-properties fo:font-size="12pt" style:font-size-asian="12pt" style:font-size-complex="12pt"/>
    </style:style>
    <style:style style:name="T367_30" style:family="text">
      <style:text-properties fo:font-size="12pt" style:font-size-asian="12pt" style:font-size-complex="12pt"/>
    </style:style>
    <style:style style:name="T367_31" style:family="text">
      <style:text-properties fo:font-size="12pt" style:font-size-asian="12pt" style:font-size-complex="12pt"/>
    </style:style>
    <style:style style:name="T367_32" style:family="text">
      <style:text-properties fo:font-size="12pt" style:font-size-asian="12pt" style:font-size-complex="12pt"/>
    </style:style>
    <style:style style:name="T367_33" style:family="text">
      <style:text-properties fo:font-size="12pt" style:font-size-asian="12pt" style:font-size-complex="12pt"/>
    </style:style>
    <style:style style:name="T367_34" style:family="text">
      <style:text-properties fo:font-size="12pt" style:font-size-asian="12pt" style:font-size-complex="12pt"/>
    </style:style>
    <style:style style:name="T367_35" style:family="text">
      <style:text-properties fo:font-size="12pt" style:font-size-asian="12pt" style:font-size-complex="12pt"/>
    </style:style>
    <style:style style:name="T367_36" style:family="text">
      <style:text-properties fo:font-size="12pt" style:font-size-asian="12pt" style:font-size-complex="12pt"/>
    </style:style>
    <style:style style:name="T367_37" style:family="text">
      <style:text-properties fo:font-size="12pt" style:font-size-asian="12pt" style:font-size-complex="12pt"/>
    </style:style>
    <style:style style:name="T367_38" style:family="text">
      <style:text-properties fo:font-size="12pt" style:font-size-asian="12pt" style:font-size-complex="12pt"/>
    </style:style>
    <style:style style:name="T367_39" style:family="text">
      <style:text-properties fo:font-size="12pt" style:font-size-asian="12pt" style:font-size-complex="12pt"/>
    </style:style>
    <style:style style:name="T367_40" style:family="text">
      <style:text-properties fo:font-size="12pt" style:font-size-asian="12pt" style:font-size-complex="12pt"/>
    </style:style>
    <style:style style:name="T367_41" style:family="text">
      <style:text-properties fo:font-size="12pt" style:font-size-asian="12pt" style:font-size-complex="12pt"/>
    </style:style>
    <style:style style:name="T367_42" style:family="text">
      <style:text-properties fo:font-size="12pt" style:font-size-asian="12pt" style:font-size-complex="12pt"/>
    </style:style>
    <style:style style:name="T367_43" style:family="text">
      <style:text-properties fo:font-size="12pt" style:font-size-asian="12pt" style:font-size-complex="12pt"/>
    </style:style>
    <style:style style:name="T367_44" style:family="text">
      <style:text-properties fo:font-size="12pt" style:font-size-asian="12pt" style:font-size-complex="12pt"/>
    </style:style>
    <style:style style:name="T367_45" style:family="text">
      <style:text-properties fo:font-size="12pt" style:font-size-asian="12pt" style:font-size-complex="12pt"/>
    </style:style>
    <style:style style:name="T367_46" style:family="text">
      <style:text-properties fo:font-size="12pt" style:font-size-asian="12pt" style:font-size-complex="12pt"/>
    </style:style>
    <style:style style:name="T367_47" style:family="text">
      <style:text-properties fo:font-size="12pt" style:font-size-asian="12pt" style:font-size-complex="12pt"/>
    </style:style>
    <style:style style:name="T367_48" style:family="text">
      <style:text-properties fo:font-size="12pt" style:font-size-asian="12pt" style:font-size-complex="12pt"/>
    </style:style>
    <style:style style:name="T367_49" style:family="text">
      <style:text-properties fo:font-size="12pt" style:font-size-asian="12pt" style:font-size-complex="12pt"/>
    </style:style>
    <style:style style:name="T367_50" style:family="text">
      <style:text-properties fo:font-size="12pt" style:font-size-asian="12pt" style:font-size-complex="12pt"/>
    </style:style>
    <style:style style:name="T367_51" style:family="text">
      <style:text-properties fo:font-size="12pt" style:font-size-asian="12pt" style:font-size-complex="12pt"/>
    </style:style>
    <style:style style:name="T367_52" style:family="text">
      <style:text-properties fo:font-size="12pt" style:font-size-asian="12pt" style:font-size-complex="12pt"/>
    </style:style>
    <style:style style:name="T367_53" style:family="text">
      <style:text-properties fo:font-size="12pt" style:font-size-asian="12pt" style:font-size-complex="12pt"/>
    </style:style>
    <style:style style:name="T367_54" style:family="text">
      <style:text-properties fo:font-size="12pt" style:font-size-asian="12pt" style:font-size-complex="12pt"/>
    </style:style>
    <style:style style:name="T367_55" style:family="text">
      <style:text-properties fo:font-size="12pt" style:font-size-asian="12pt" style:font-size-complex="12pt"/>
    </style:style>
    <style:style style:name="T367_56" style:family="text">
      <style:text-properties fo:font-size="12pt" style:font-size-asian="12pt" style:font-size-complex="12pt"/>
    </style:style>
    <style:style style:name="T367_57" style:family="text">
      <style:text-properties fo:font-size="12pt" style:font-size-asian="12pt" style:font-size-complex="12pt"/>
    </style:style>
    <style:style style:name="T367_58" style:family="text">
      <style:text-properties fo:font-size="12pt" style:font-size-asian="12pt" style:font-size-complex="12pt"/>
    </style:style>
    <style:style style:name="T367_59" style:family="text">
      <style:text-properties fo:font-size="12pt" style:font-size-asian="12pt" style:font-size-complex="12pt"/>
    </style:style>
    <style:style style:name="T367_60" style:family="text">
      <style:text-properties fo:font-size="12pt" style:font-size-asian="12pt" style:font-size-complex="12pt"/>
    </style:style>
    <style:style style:name="T367_61" style:family="text">
      <style:text-properties fo:font-size="12pt" style:font-size-asian="12pt" style:font-size-complex="12pt"/>
    </style:style>
    <style:style style:name="T367_62" style:family="text">
      <style:text-properties fo:font-size="12pt" style:font-size-asian="12pt" style:font-size-complex="12pt"/>
    </style:style>
    <style:style style:name="T367_63" style:family="text">
      <style:text-properties fo:font-size="12pt" style:font-size-asian="12pt" style:font-size-complex="12pt"/>
    </style:style>
    <style:style style:name="T367_64" style:family="text">
      <style:text-properties fo:font-size="12pt" style:font-size-asian="12pt" style:font-size-complex="12pt"/>
    </style:style>
    <style:style style:name="T367_65" style:family="text">
      <style:text-properties fo:font-size="12pt" style:font-size-asian="12pt" style:font-size-complex="12pt"/>
    </style:style>
    <style:style style:name="T367_66" style:family="text">
      <style:text-properties fo:font-size="12pt" style:font-size-asian="12pt" style:font-size-complex="12pt"/>
    </style:style>
    <style:style style:name="T367_67" style:family="text">
      <style:text-properties fo:font-size="12pt" style:font-size-asian="12pt" style:font-size-complex="12pt"/>
    </style:style>
    <style:style style:name="T367_68" style:family="text">
      <style:text-properties fo:font-size="12pt" style:font-size-asian="12pt" style:font-size-complex="12pt"/>
    </style:style>
    <style:style style:name="T367_69" style:family="text">
      <style:text-properties fo:font-size="12pt" style:font-size-asian="12pt" style:font-size-complex="12pt"/>
    </style:style>
    <style:style style:name="T367_70" style:family="text">
      <style:text-properties fo:font-size="12pt" style:font-size-asian="12pt" style:font-size-complex="12pt"/>
    </style:style>
    <style:style style:name="T367_71" style:family="text">
      <style:text-properties fo:font-size="12pt" style:font-size-asian="12pt" style:font-size-complex="12pt"/>
    </style:style>
    <style:style style:name="T367_72" style:family="text">
      <style:text-properties fo:font-size="12pt" style:font-size-asian="12pt" style:font-size-complex="12pt"/>
    </style:style>
    <style:style style:name="T367_73" style:family="text">
      <style:text-properties fo:font-size="12pt" style:font-size-asian="12pt" style:font-size-complex="12pt"/>
    </style:style>
    <style:style style:name="T367_74" style:family="text">
      <style:text-properties fo:font-size="12pt" style:font-size-asian="12pt" style:font-size-complex="12pt"/>
    </style:style>
    <style:style style:name="T367_75" style:family="text">
      <style:text-properties fo:font-size="12pt" style:font-size-asian="12pt" style:font-size-complex="12pt"/>
    </style:style>
    <style:style style:name="T367_76" style:family="text">
      <style:text-properties fo:font-size="12pt" style:font-size-asian="12pt" style:font-size-complex="12pt"/>
    </style:style>
    <style:style style:name="T367_77" style:family="text">
      <style:text-properties fo:font-size="12pt" style:font-size-asian="12pt" style:font-size-complex="12pt"/>
    </style:style>
    <style:style style:name="T367_78" style:family="text">
      <style:text-properties fo:font-size="12pt" style:font-size-asian="12pt" style:font-size-complex="12pt"/>
    </style:style>
    <style:style style:name="T367_79" style:family="text">
      <style:text-properties fo:font-size="12pt" style:font-size-asian="12pt" style:font-size-complex="12pt"/>
    </style:style>
    <style:style style:name="T367_80" style:family="text">
      <style:text-properties fo:font-size="12pt" style:font-size-asian="12pt" style:font-size-complex="12pt"/>
    </style:style>
    <style:style style:name="T367_81" style:family="text">
      <style:text-properties fo:font-size="12pt" style:font-size-asian="12pt" style:font-size-complex="12pt"/>
    </style:style>
    <style:style style:name="T367_82" style:family="text">
      <style:text-properties fo:font-size="12pt" style:font-size-asian="12pt" style:font-size-complex="12pt"/>
    </style:style>
    <style:style style:name="T367_83" style:family="text">
      <style:text-properties fo:font-size="12pt" style:font-size-asian="12pt" style:font-size-complex="12pt"/>
    </style:style>
    <style:style style:name="T367_84" style:family="text">
      <style:text-properties fo:font-size="12pt" style:font-size-asian="12pt" style:font-size-complex="12pt"/>
    </style:style>
    <style:style style:name="T367_85" style:family="text">
      <style:text-properties fo:font-size="12pt" style:font-size-asian="12pt" style:font-size-complex="12pt"/>
    </style:style>
    <style:style style:name="T367_86" style:family="text">
      <style:text-properties fo:font-size="12pt" style:font-size-asian="12pt" style:font-size-complex="12pt"/>
    </style:style>
    <style:style style:name="T367_87" style:family="text">
      <style:text-properties fo:font-size="12pt" style:font-size-asian="12pt" style:font-size-complex="12pt"/>
    </style:style>
    <style:style style:name="T367_88" style:family="text">
      <style:text-properties fo:font-size="12pt" style:font-size-asian="12pt" style:font-size-complex="12pt"/>
    </style:style>
    <style:style style:name="T367_89" style:family="text">
      <style:text-properties fo:font-size="12pt" style:font-size-asian="12pt" style:font-size-complex="12pt"/>
    </style:style>
    <style:style style:name="T367_90" style:family="text">
      <style:text-properties fo:font-size="12pt" style:font-size-asian="12pt" style:font-size-complex="12pt"/>
    </style:style>
    <style:style style:name="T367_91" style:family="text">
      <style:text-properties fo:font-size="12pt" style:font-size-asian="12pt" style:font-size-complex="12pt"/>
    </style:style>
    <style:style style:name="T367_92" style:family="text">
      <style:text-properties fo:font-size="12pt" style:font-size-asian="12pt" style:font-size-complex="12pt"/>
    </style:style>
    <style:style style:name="T367_93" style:family="text">
      <style:text-properties fo:font-size="12pt" style:font-size-asian="12pt" style:font-size-complex="12pt"/>
    </style:style>
    <style:style style:name="T367_94" style:family="text">
      <style:text-properties fo:font-size="12pt" style:font-size-asian="12pt" style:font-size-complex="12pt"/>
    </style:style>
    <style:style style:name="T367_95" style:family="text">
      <style:text-properties fo:font-size="12pt" style:font-size-asian="12pt" style:font-size-complex="12pt"/>
    </style:style>
    <style:style style:name="T367_96" style:family="text">
      <style:text-properties fo:font-size="12pt" style:font-size-asian="12pt" style:font-size-complex="12pt"/>
    </style:style>
    <style:style style:name="T367_97" style:family="text">
      <style:text-properties fo:font-size="12pt" style:font-size-asian="12pt" style:font-size-complex="12pt"/>
    </style:style>
    <style:style style:name="T367_98" style:family="text">
      <style:text-properties fo:font-size="12pt" style:font-size-asian="12pt" style:font-size-complex="12pt"/>
    </style:style>
    <style:style style:name="T367_99" style:family="text">
      <style:text-properties fo:font-size="12pt" style:font-size-asian="12pt" style:font-size-complex="12pt"/>
    </style:style>
    <style:style style:name="T367_100" style:family="text">
      <style:text-properties fo:font-size="12pt" style:font-size-asian="12pt" style:font-size-complex="12pt"/>
    </style:style>
    <style:style style:name="T367_101" style:family="text">
      <style:text-properties fo:font-size="12pt" style:font-size-asian="12pt" style:font-size-complex="12pt"/>
    </style:style>
    <style:style style:name="T367_102" style:family="text">
      <style:text-properties fo:font-size="12pt" style:font-size-asian="12pt" style:font-size-complex="12pt"/>
    </style:style>
    <style:style style:name="T367_103" style:family="text">
      <style:text-properties fo:font-size="12pt" style:font-size-asian="12pt" style:font-size-complex="12pt"/>
    </style:style>
    <style:style style:name="T367_104" style:family="text">
      <style:text-properties fo:font-size="12pt" style:font-size-asian="12pt" style:font-size-complex="12pt"/>
    </style:style>
    <style:style style:name="T367_105" style:family="text">
      <style:text-properties fo:font-size="12pt" style:font-size-asian="12pt" style:font-size-complex="12pt"/>
    </style:style>
    <style:style style:name="T367_106" style:family="text">
      <style:text-properties fo:font-size="12pt" style:font-size-asian="12pt" style:font-size-complex="12pt"/>
    </style:style>
    <style:style style:name="T367_107" style:family="text">
      <style:text-properties fo:font-size="12pt" style:font-size-asian="12pt" style:font-size-complex="12pt"/>
    </style:style>
    <style:style style:name="T367_108" style:family="text">
      <style:text-properties fo:font-size="12pt" style:font-size-asian="12pt" style:font-size-complex="12pt"/>
    </style:style>
    <style:style style:name="T367_109" style:family="text">
      <style:text-properties fo:font-size="12pt" style:font-size-asian="12pt" style:font-size-complex="12pt"/>
    </style:style>
    <style:style style:name="T367_110" style:family="text">
      <style:text-properties fo:font-size="12pt" style:font-size-asian="12pt" style:font-size-complex="12pt"/>
    </style:style>
    <style:style style:name="T367_111" style:family="text">
      <style:text-properties fo:font-size="12pt" style:font-size-asian="12pt" style:font-size-complex="12pt"/>
    </style:style>
    <style:style style:name="T367_112" style:family="text">
      <style:text-properties fo:font-size="12pt" style:font-size-asian="12pt" style:font-size-complex="12pt"/>
    </style:style>
    <style:style style:name="T367_113" style:family="text">
      <style:text-properties fo:font-size="12pt" style:font-size-asian="12pt" style:font-size-complex="12pt"/>
    </style:style>
    <style:style style:name="T367_114" style:family="text">
      <style:text-properties fo:font-size="12pt" style:font-size-asian="12pt" style:font-size-complex="12pt"/>
    </style:style>
    <style:style style:name="T367_115" style:family="text">
      <style:text-properties fo:font-size="12pt" style:font-size-asian="12pt" style:font-size-complex="12pt"/>
    </style:style>
    <style:style style:name="T367_116" style:family="text">
      <style:text-properties fo:font-size="12pt" style:font-size-asian="12pt" style:font-size-complex="12pt"/>
    </style:style>
    <style:style style:name="T367_117" style:family="text">
      <style:text-properties fo:font-size="12pt" style:font-size-asian="12pt" style:font-size-complex="12pt"/>
    </style:style>
    <style:style style:name="T367_118" style:family="text">
      <style:text-properties fo:font-size="12pt" style:font-size-asian="12pt" style:font-size-complex="12pt"/>
    </style:style>
    <style:style style:name="T367_119" style:family="text">
      <style:text-properties fo:font-size="12pt" style:font-size-asian="12pt" style:font-size-complex="12pt"/>
    </style:style>
    <style:style style:name="T367_120" style:family="text">
      <style:text-properties fo:font-size="12pt" style:font-size-asian="12pt" style:font-size-complex="12pt"/>
    </style:style>
    <style:style style:name="T367_121" style:family="text">
      <style:text-properties fo:font-size="12pt" style:font-size-asian="12pt" style:font-size-complex="12pt"/>
    </style:style>
    <style:style style:name="T367_122" style:family="text">
      <style:text-properties fo:font-size="12pt" style:font-size-asian="12pt" style:font-size-complex="12pt"/>
    </style:style>
    <style:style style:name="T367_123" style:family="text">
      <style:text-properties fo:font-size="12pt" style:font-size-asian="12pt" style:font-size-complex="12pt"/>
    </style:style>
    <style:style style:name="T367_124" style:family="text">
      <style:text-properties fo:font-size="12pt" style:font-size-asian="12pt" style:font-size-complex="12pt"/>
    </style:style>
    <style:style style:name="T367_125" style:family="text">
      <style:text-properties fo:font-size="12pt" style:font-size-asian="12pt" style:font-size-complex="12pt"/>
    </style:style>
    <style:style style:name="T367_126" style:family="text">
      <style:text-properties fo:font-size="12pt" style:font-size-asian="12pt" style:font-size-complex="12pt"/>
    </style:style>
    <style:style style:name="T367_127" style:family="text">
      <style:text-properties fo:font-size="12pt" style:font-size-asian="12pt" style:font-size-complex="12pt"/>
    </style:style>
    <style:style style:name="T367_128" style:family="text">
      <style:text-properties fo:font-size="12pt" style:font-size-asian="12pt" style:font-size-complex="12pt"/>
    </style:style>
    <style:style style:name="T367_129" style:family="text">
      <style:text-properties fo:font-size="12pt" style:font-size-asian="12pt" style:font-size-complex="12pt"/>
    </style:style>
    <style:style style:name="T367_130" style:family="text">
      <style:text-properties fo:font-size="12pt" style:font-size-asian="12pt" style:font-size-complex="12pt"/>
    </style:style>
    <style:style style:name="T367_131" style:family="text">
      <style:text-properties fo:font-size="12pt" style:font-size-asian="12pt" style:font-size-complex="12pt"/>
    </style:style>
    <style:style style:name="T367_132" style:family="text">
      <style:text-properties fo:font-size="12pt" style:font-size-asian="12pt" style:font-size-complex="12pt"/>
    </style:style>
    <style:style style:name="T367_133" style:family="text">
      <style:text-properties fo:font-size="12pt" style:font-size-asian="12pt" style:font-size-complex="12pt"/>
    </style:style>
    <style:style style:name="T367_134" style:family="text">
      <style:text-properties fo:font-size="12pt" style:font-size-asian="12pt" style:font-size-complex="12pt"/>
    </style:style>
    <style:style style:name="T367_135" style:family="text">
      <style:text-properties fo:font-size="12pt" style:font-size-asian="12pt" style:font-size-complex="12pt"/>
    </style:style>
    <style:style style:name="T367_136" style:family="text">
      <style:text-properties fo:font-size="12pt" style:font-size-asian="12pt" style:font-size-complex="12pt"/>
    </style:style>
    <style:style style:name="T367_137" style:family="text">
      <style:text-properties fo:font-size="12pt" style:font-size-asian="12pt" style:font-size-complex="12pt"/>
    </style:style>
    <style:style style:name="T367_138" style:family="text">
      <style:text-properties fo:font-size="12pt" style:font-size-asian="12pt" style:font-size-complex="12pt"/>
    </style:style>
    <style:style style:name="T367_139" style:family="text">
      <style:text-properties fo:font-size="12pt" style:font-size-asian="12pt" style:font-size-complex="12pt"/>
    </style:style>
    <style:style style:name="T367_140" style:family="text">
      <style:text-properties fo:font-size="12pt" style:font-size-asian="12pt" style:font-size-complex="12pt"/>
    </style:style>
    <style:style style:name="T367_141" style:family="text">
      <style:text-properties fo:font-size="12pt" style:font-size-asian="12pt" style:font-size-complex="12pt"/>
    </style:style>
    <style:style style:name="T367_142" style:family="text">
      <style:text-properties fo:font-size="12pt" style:font-size-asian="12pt" style:font-size-complex="12pt"/>
    </style:style>
    <style:style style:name="T367_143" style:family="text">
      <style:text-properties fo:font-size="12pt" style:font-size-asian="12pt" style:font-size-complex="12pt"/>
    </style:style>
    <style:style style:name="T367_144" style:family="text">
      <style:text-properties fo:font-size="12pt" style:font-size-asian="12pt" style:font-size-complex="12pt"/>
    </style:style>
    <style:style style:name="T367_145" style:family="text">
      <style:text-properties fo:font-size="12pt" style:font-size-asian="12pt" style:font-size-complex="12pt"/>
    </style:style>
    <style:style style:name="T367_146" style:family="text">
      <style:text-properties fo:font-size="12pt" style:font-size-asian="12pt" style:font-size-complex="12pt"/>
    </style:style>
    <style:style style:name="T367_147" style:family="text">
      <style:text-properties fo:font-size="12pt" style:font-size-asian="12pt" style:font-size-complex="12pt"/>
    </style:style>
    <style:style style:name="T367_148" style:family="text">
      <style:text-properties fo:font-size="12pt" style:font-size-asian="12pt" style:font-size-complex="12pt"/>
    </style:style>
    <style:style style:name="T367_149" style:family="text">
      <style:text-properties fo:font-size="12pt" style:font-size-asian="12pt" style:font-size-complex="12pt"/>
    </style:style>
    <style:style style:name="T367_150" style:family="text">
      <style:text-properties fo:font-size="12pt" style:font-size-asian="12pt" style:font-size-complex="12pt"/>
    </style:style>
    <style:style style:name="T367_151" style:family="text">
      <style:text-properties fo:font-size="12pt" style:font-size-asian="12pt" style:font-size-complex="12pt"/>
    </style:style>
    <style:style style:name="T367_152" style:family="text">
      <style:text-properties fo:font-size="12pt" style:font-size-asian="12pt" style:font-size-complex="12pt"/>
    </style:style>
    <style:style style:name="T367_153" style:family="text">
      <style:text-properties fo:font-size="12pt" style:font-size-asian="12pt" style:font-size-complex="12pt"/>
    </style:style>
    <style:style style:name="T367_154" style:family="text">
      <style:text-properties fo:font-size="12pt" style:font-size-asian="12pt" style:font-size-complex="12pt"/>
    </style:style>
    <style:style style:name="T367_155" style:family="text">
      <style:text-properties fo:font-size="12pt" style:font-size-asian="12pt" style:font-size-complex="12pt"/>
    </style:style>
    <style:style style:name="T367_156" style:family="text">
      <style:text-properties fo:font-size="12pt" style:font-size-asian="12pt" style:font-size-complex="12pt"/>
    </style:style>
    <style:style style:name="T367_157" style:family="text">
      <style:text-properties fo:font-size="12pt" style:font-size-asian="12pt" style:font-size-complex="12pt"/>
    </style:style>
    <style:style style:name="T367_158" style:family="text">
      <style:text-properties fo:font-size="12pt" style:font-size-asian="12pt" style:font-size-complex="12pt"/>
    </style:style>
    <style:style style:name="T367_159" style:family="text">
      <style:text-properties fo:font-size="12pt" style:font-size-asian="12pt" style:font-size-complex="12pt"/>
    </style:style>
    <style:style style:name="T367_160" style:family="text">
      <style:text-properties fo:font-size="12pt" style:font-size-asian="12pt" style:font-size-complex="12pt"/>
    </style:style>
    <style:style style:name="T367_161" style:family="text">
      <style:text-properties fo:font-size="12pt" style:font-size-asian="12pt" style:font-size-complex="12pt"/>
    </style:style>
    <style:style style:name="T367_162" style:family="text">
      <style:text-properties fo:font-size="12pt" style:font-size-asian="12pt" style:font-size-complex="12pt"/>
    </style:style>
    <style:style style:name="T367_163" style:family="text">
      <style:text-properties fo:font-size="12pt" style:font-size-asian="12pt" style:font-size-complex="12pt"/>
    </style:style>
    <style:style style:name="T367_164" style:family="text">
      <style:text-properties fo:font-size="12pt" style:font-size-asian="12pt" style:font-size-complex="12pt"/>
    </style:style>
    <style:style style:name="T367_165" style:family="text">
      <style:text-properties fo:font-size="12pt" style:font-size-asian="12pt" style:font-size-complex="12pt"/>
    </style:style>
    <style:style style:name="T367_166" style:family="text">
      <style:text-properties fo:font-size="12pt" style:font-size-asian="12pt" style:font-size-complex="12pt"/>
    </style:style>
    <style:style style:name="T367_167" style:family="text">
      <style:text-properties fo:font-size="12pt" style:font-size-asian="12pt" style:font-size-complex="12pt"/>
    </style:style>
    <style:style style:name="T367_168" style:family="text">
      <style:text-properties fo:font-size="12pt" style:font-size-asian="12pt" style:font-size-complex="12pt"/>
    </style:style>
    <style:style style:name="T367_169" style:family="text">
      <style:text-properties fo:font-size="12pt" style:font-size-asian="12pt" style:font-size-complex="12pt"/>
    </style:style>
    <style:style style:name="T367_170" style:family="text">
      <style:text-properties fo:font-size="12pt" style:font-size-asian="12pt" style:font-size-complex="12pt"/>
    </style:style>
    <style:style style:name="T367_171" style:family="text">
      <style:text-properties fo:font-size="12pt" style:font-size-asian="12pt" style:font-size-complex="12pt"/>
    </style:style>
    <style:style style:name="P36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6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7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5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7" style:family="paragraph" style:parent-style-name="Standard">
      <style:paragraph-properties fo:break-before="auto" fo:line-height="115%" style:writing-mode="lr-tb"/>
    </style:style>
    <style:style style:name="T387_1" style:family="text">
      <style:text-properties fo:font-size="12pt" style:font-size-asian="12pt" style:font-size-complex="12pt"/>
    </style:style>
    <style:style style:name="T387_2" style:family="text">
      <style:text-properties fo:font-size="12pt" style:font-size-asian="12pt" style:font-size-complex="12pt"/>
    </style:style>
    <style:style style:name="T387_3" style:family="text">
      <style:text-properties fo:font-size="12pt" style:font-size-asian="12pt" style:font-size-complex="12pt"/>
    </style:style>
    <style:style style:name="T387_4" style:family="text">
      <style:text-properties fo:font-size="12pt" style:font-size-asian="12pt" style:font-size-complex="12pt"/>
    </style:style>
    <style:style style:name="T387_5" style:family="text">
      <style:text-properties fo:font-size="12pt" style:font-size-asian="12pt" style:font-size-complex="12pt"/>
    </style:style>
    <style:style style:name="T387_6" style:family="text">
      <style:text-properties fo:font-size="12pt" style:font-size-asian="12pt" style:font-size-complex="12pt"/>
    </style:style>
    <style:style style:name="T387_7" style:family="text">
      <style:text-properties fo:font-size="12pt" style:font-size-asian="12pt" style:font-size-complex="12pt"/>
    </style:style>
    <style:style style:name="T387_8" style:family="text">
      <style:text-properties fo:font-size="12pt" style:font-size-asian="12pt" style:font-size-complex="12pt"/>
    </style:style>
    <style:style style:name="T387_9" style:family="text">
      <style:text-properties fo:font-size="12pt" style:font-size-asian="12pt" style:font-size-complex="12pt"/>
    </style:style>
    <style:style style:name="T387_10" style:family="text">
      <style:text-properties fo:font-size="12pt" style:font-size-asian="12pt" style:font-size-complex="12pt"/>
    </style:style>
    <style:style style:name="T387_11" style:family="text">
      <style:text-properties fo:font-size="12pt" style:font-size-asian="12pt" style:font-size-complex="12pt"/>
    </style:style>
    <style:style style:name="T387_12" style:family="text">
      <style:text-properties fo:font-size="12pt" style:font-size-asian="12pt" style:font-size-complex="12pt"/>
    </style:style>
    <style:style style:name="T387_13" style:family="text">
      <style:text-properties fo:font-size="12pt" style:font-size-asian="12pt" style:font-size-complex="12pt"/>
    </style:style>
    <style:style style:name="T387_14" style:family="text">
      <style:text-properties fo:font-size="12pt" style:font-size-asian="12pt" style:font-size-complex="12pt"/>
    </style:style>
    <style:style style:name="T387_15" style:family="text">
      <style:text-properties fo:font-size="12pt" style:font-size-asian="12pt" style:font-size-complex="12pt"/>
    </style:style>
    <style:style style:name="T387_16" style:family="text">
      <style:text-properties fo:font-size="12pt" style:font-size-asian="12pt" style:font-size-complex="12pt"/>
    </style:style>
    <style:style style:name="P38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89" style:family="paragraph" style:parent-style-name="Standard">
      <style:paragraph-properties fo:text-align="justify" fo:break-before="auto" fo:line-height="115%" style:writing-mode="lr-tb"/>
    </style:style>
    <style:style style:name="T389_1" style:family="text">
      <style:text-properties fo:font-size="12pt" style:font-size-asian="12pt" style:font-size-complex="12pt"/>
    </style:style>
    <style:style style:name="T389_2" style:family="text">
      <style:text-properties fo:font-size="12pt" style:font-size-asian="12pt" style:font-size-complex="12pt"/>
    </style:style>
    <style:style style:name="T389_3" style:family="text">
      <style:text-properties fo:font-size="12pt" style:font-size-asian="12pt" style:font-size-complex="12pt"/>
    </style:style>
    <style:style style:name="T389_4" style:family="text">
      <style:text-properties fo:font-size="12pt" style:font-size-asian="12pt" style:font-size-complex="12pt"/>
    </style:style>
    <style:style style:name="T389_5" style:family="text">
      <style:text-properties fo:font-size="12pt" style:font-size-asian="12pt" style:font-size-complex="12pt"/>
    </style:style>
    <style:style style:name="T389_6" style:family="text">
      <style:text-properties fo:font-size="12pt" style:font-size-asian="12pt" style:font-size-complex="12pt"/>
    </style:style>
    <style:style style:name="T389_7" style:family="text">
      <style:text-properties fo:font-size="12pt" style:font-size-asian="12pt" style:font-size-complex="12pt"/>
    </style:style>
    <style:style style:name="T389_8" style:family="text">
      <style:text-properties fo:font-size="12pt" style:font-size-asian="12pt" style:font-size-complex="12pt"/>
    </style:style>
    <style:style style:name="T389_9" style:family="text">
      <style:text-properties fo:font-size="12pt" style:font-size-asian="12pt" style:font-size-complex="12pt"/>
    </style:style>
    <style:style style:name="T389_10" style:family="text">
      <style:text-properties fo:font-size="12pt" style:font-size-asian="12pt" style:font-size-complex="12pt"/>
    </style:style>
    <style:style style:name="T389_11" style:family="text">
      <style:text-properties fo:font-size="12pt" style:font-size-asian="12pt" style:font-size-complex="12pt"/>
    </style:style>
    <style:style style:name="P390" style:family="paragraph" style:parent-style-name="Standard">
      <style:paragraph-properties fo:text-align="justify" fo:break-before="auto" fo:line-height="115%" style:writing-mode="lr-tb"/>
    </style:style>
    <style:style style:name="T390_1" style:family="text">
      <style:text-properties fo:font-size="12pt" style:font-size-asian="12pt" style:font-size-complex="12pt"/>
    </style:style>
    <style:style style:name="T390_2" style:family="text">
      <style:text-properties fo:font-size="12pt" style:font-size-asian="12pt" style:font-size-complex="12pt"/>
    </style:style>
    <style:style style:name="T390_3" style:family="text">
      <style:text-properties fo:font-size="12pt" style:font-size-asian="12pt" style:font-size-complex="12pt"/>
    </style:style>
    <style:style style:name="T390_4" style:family="text">
      <style:text-properties fo:font-size="12pt" style:font-size-asian="12pt" style:font-size-complex="12pt"/>
    </style:style>
    <style:style style:name="T390_5" style:family="text">
      <style:text-properties fo:font-size="12pt" style:font-size-asian="12pt" style:font-size-complex="12pt"/>
    </style:style>
    <style:style style:name="T390_6" style:family="text">
      <style:text-properties fo:font-size="12pt" style:font-size-asian="12pt" style:font-size-complex="12pt"/>
    </style:style>
    <style:style style:name="T390_7" style:family="text">
      <style:text-properties fo:font-size="12pt" style:font-size-asian="12pt" style:font-size-complex="12pt"/>
    </style:style>
    <style:style style:name="T390_8" style:family="text">
      <style:text-properties fo:font-size="12pt" style:font-size-asian="12pt" style:font-size-complex="12pt"/>
    </style:style>
    <style:style style:name="T390_9" style:family="text">
      <style:text-properties fo:font-size="12pt" style:font-size-asian="12pt" style:font-size-complex="12pt"/>
    </style:style>
    <style:style style:name="T390_10" style:family="text">
      <style:text-properties fo:font-size="12pt" style:font-size-asian="12pt" style:font-size-complex="12pt"/>
    </style:style>
    <style:style style:name="T390_11" style:family="text">
      <style:text-properties fo:font-size="12pt" style:font-size-asian="12pt" style:font-size-complex="12pt"/>
    </style:style>
    <style:style style:name="T390_12" style:family="text">
      <style:text-properties fo:font-size="12pt" style:font-size-asian="12pt" style:font-size-complex="12pt"/>
    </style:style>
    <style:style style:name="T390_13" style:family="text">
      <style:text-properties fo:font-size="12pt" style:font-size-asian="12pt" style:font-size-complex="12pt"/>
    </style:style>
    <style:style style:name="T390_14" style:family="text">
      <style:text-properties fo:font-size="12pt" style:font-size-asian="12pt" style:font-size-complex="12pt"/>
    </style:style>
    <style:style style:name="T390_15" style:family="text">
      <style:text-properties fo:font-size="12pt" style:font-size-asian="12pt" style:font-size-complex="12pt"/>
    </style:style>
    <style:style style:name="T390_16" style:family="text">
      <style:text-properties fo:font-size="12pt" style:font-size-asian="12pt" style:font-size-complex="12pt"/>
    </style:style>
    <style:style style:name="T390_17" style:family="text">
      <style:text-properties fo:font-size="12pt" style:font-size-asian="12pt" style:font-size-complex="12pt"/>
    </style:style>
    <style:style style:name="T390_18" style:family="text">
      <style:text-properties fo:font-size="12pt" style:font-size-asian="12pt" style:font-size-complex="12pt"/>
    </style:style>
    <style:style style:name="T390_19" style:family="text">
      <style:text-properties fo:font-size="12pt" style:font-size-asian="12pt" style:font-size-complex="12pt"/>
    </style:style>
    <style:style style:name="T390_20" style:family="text">
      <style:text-properties fo:font-size="12pt" style:font-size-asian="12pt" style:font-size-complex="12pt"/>
    </style:style>
    <style:style style:name="T390_21" style:family="text">
      <style:text-properties fo:font-size="12pt" style:font-size-asian="12pt" style:font-size-complex="12pt"/>
    </style:style>
    <style:style style:name="T390_22" style:family="text">
      <style:text-properties fo:font-size="12pt" style:font-size-asian="12pt" style:font-size-complex="12pt"/>
    </style:style>
    <style:style style:name="T390_23" style:family="text">
      <style:text-properties fo:font-size="12pt" style:font-size-asian="12pt" style:font-size-complex="12pt"/>
    </style:style>
    <style:style style:name="T390_24" style:family="text">
      <style:text-properties fo:font-size="12pt" style:font-size-asian="12pt" style:font-size-complex="12pt"/>
    </style:style>
    <style:style style:name="T390_25" style:family="text">
      <style:text-properties fo:font-size="12pt" style:font-size-asian="12pt" style:font-size-complex="12pt"/>
    </style:style>
    <style:style style:name="T390_26" style:family="text">
      <style:text-properties fo:font-size="12pt" style:font-size-asian="12pt" style:font-size-complex="12pt"/>
    </style:style>
    <style:style style:name="T390_27" style:family="text">
      <style:text-properties fo:font-size="12pt" style:font-size-asian="12pt" style:font-size-complex="12pt"/>
    </style:style>
    <style:style style:name="T390_28" style:family="text">
      <style:text-properties fo:font-size="12pt" style:font-size-asian="12pt" style:font-size-complex="12pt"/>
    </style:style>
    <style:style style:name="T390_29" style:family="text">
      <style:text-properties fo:font-size="12pt" style:font-size-asian="12pt" style:font-size-complex="12pt"/>
    </style:style>
    <style:style style:name="T390_30" style:family="text">
      <style:text-properties fo:font-size="12pt" style:font-size-asian="12pt" style:font-size-complex="12pt"/>
    </style:style>
    <style:style style:name="T390_31" style:family="text">
      <style:text-properties fo:font-size="12pt" style:font-size-asian="12pt" style:font-size-complex="12pt"/>
    </style:style>
    <style:style style:name="T390_32" style:family="text">
      <style:text-properties fo:font-size="12pt" style:font-size-asian="12pt" style:font-size-complex="12pt"/>
    </style:style>
    <style:style style:name="T390_33" style:family="text">
      <style:text-properties fo:font-size="12pt" style:font-size-asian="12pt" style:font-size-complex="12pt"/>
    </style:style>
    <style:style style:name="T390_34" style:family="text">
      <style:text-properties fo:font-size="12pt" style:font-size-asian="12pt" style:font-size-complex="12pt"/>
    </style:style>
    <style:style style:name="T390_35" style:family="text">
      <style:text-properties fo:font-size="12pt" style:font-size-asian="12pt" style:font-size-complex="12pt"/>
    </style:style>
    <style:style style:name="T390_36" style:family="text">
      <style:text-properties fo:font-size="12pt" style:font-size-asian="12pt" style:font-size-complex="12pt"/>
    </style:style>
    <style:style style:name="T390_37" style:family="text">
      <style:text-properties fo:font-size="12pt" style:font-size-asian="12pt" style:font-size-complex="12pt"/>
    </style:style>
    <style:style style:name="T390_38" style:family="text">
      <style:text-properties fo:font-size="12pt" style:font-size-asian="12pt" style:font-size-complex="12pt"/>
    </style:style>
    <style:style style:name="T390_39" style:family="text">
      <style:text-properties fo:font-size="12pt" style:font-size-asian="12pt" style:font-size-complex="12pt"/>
    </style:style>
    <style:style style:name="T390_40" style:family="text">
      <style:text-properties fo:font-size="12pt" style:font-size-asian="12pt" style:font-size-complex="12pt"/>
    </style:style>
    <style:style style:name="T390_41" style:family="text">
      <style:text-properties fo:font-size="12pt" style:font-size-asian="12pt" style:font-size-complex="12pt"/>
    </style:style>
    <style:style style:name="T390_42" style:family="text">
      <style:text-properties fo:font-size="12pt" style:font-size-asian="12pt" style:font-size-complex="12pt"/>
    </style:style>
    <style:style style:name="T390_43" style:family="text">
      <style:text-properties fo:font-size="12pt" style:font-size-asian="12pt" style:font-size-complex="12pt"/>
    </style:style>
    <style:style style:name="T390_44" style:family="text">
      <style:text-properties fo:font-size="12pt" style:font-size-asian="12pt" style:font-size-complex="12pt"/>
    </style:style>
    <style:style style:name="T390_45" style:family="text">
      <style:text-properties fo:font-size="12pt" style:font-size-asian="12pt" style:font-size-complex="12pt"/>
    </style:style>
    <style:style style:name="T390_46" style:family="text">
      <style:text-properties fo:font-size="12pt" style:font-size-asian="12pt" style:font-size-complex="12pt"/>
    </style:style>
    <style:style style:name="T390_47" style:family="text">
      <style:text-properties fo:font-size="12pt" style:font-size-asian="12pt" style:font-size-complex="12pt"/>
    </style:style>
    <style:style style:name="T390_48" style:family="text">
      <style:text-properties fo:font-size="12pt" style:font-size-asian="12pt" style:font-size-complex="12pt"/>
    </style:style>
    <style:style style:name="T390_49" style:family="text">
      <style:text-properties fo:font-size="12pt" style:font-size-asian="12pt" style:font-size-complex="12pt"/>
    </style:style>
    <style:style style:name="T390_50" style:family="text">
      <style:text-properties fo:font-size="12pt" style:font-size-asian="12pt" style:font-size-complex="12pt"/>
    </style:style>
    <style:style style:name="T390_51" style:family="text">
      <style:text-properties fo:font-size="12pt" style:font-size-asian="12pt" style:font-size-complex="12pt"/>
    </style:style>
    <style:style style:name="T390_52" style:family="text">
      <style:text-properties fo:font-size="12pt" style:font-size-asian="12pt" style:font-size-complex="12pt"/>
    </style:style>
    <style:style style:name="T390_53" style:family="text">
      <style:text-properties fo:font-size="12pt" style:font-size-asian="12pt" style:font-size-complex="12pt"/>
    </style:style>
    <style:style style:name="T390_54" style:family="text">
      <style:text-properties fo:font-size="12pt" style:font-size-asian="12pt" style:font-size-complex="12pt"/>
    </style:style>
    <style:style style:name="T390_55" style:family="text">
      <style:text-properties fo:font-size="12pt" style:font-size-asian="12pt" style:font-size-complex="12pt"/>
    </style:style>
    <style:style style:name="T390_56" style:family="text">
      <style:text-properties fo:font-size="12pt" style:font-size-asian="12pt" style:font-size-complex="12pt"/>
    </style:style>
    <style:style style:name="T390_57" style:family="text">
      <style:text-properties fo:font-size="12pt" style:font-size-asian="12pt" style:font-size-complex="12pt"/>
    </style:style>
    <style:style style:name="T390_58" style:family="text">
      <style:text-properties fo:font-size="12pt" style:font-size-asian="12pt" style:font-size-complex="12pt"/>
    </style:style>
    <style:style style:name="T390_59" style:family="text">
      <style:text-properties fo:font-size="12pt" style:font-size-asian="12pt" style:font-size-complex="12pt"/>
    </style:style>
    <style:style style:name="T390_60" style:family="text">
      <style:text-properties fo:font-size="12pt" style:font-size-asian="12pt" style:font-size-complex="12pt"/>
    </style:style>
    <style:style style:name="T390_61" style:family="text">
      <style:text-properties fo:font-size="12pt" style:font-size-asian="12pt" style:font-size-complex="12pt"/>
    </style:style>
    <style:style style:name="T390_62" style:family="text">
      <style:text-properties fo:font-size="12pt" style:font-size-asian="12pt" style:font-size-complex="12pt"/>
    </style:style>
    <style:style style:name="T390_63" style:family="text">
      <style:text-properties fo:font-size="12pt" style:font-size-asian="12pt" style:font-size-complex="12pt"/>
    </style:style>
    <style:style style:name="T390_64" style:family="text">
      <style:text-properties fo:font-size="12pt" style:font-size-asian="12pt" style:font-size-complex="12pt"/>
    </style:style>
    <style:style style:name="T390_65" style:family="text">
      <style:text-properties fo:font-size="12pt" style:font-size-asian="12pt" style:font-size-complex="12pt"/>
    </style:style>
    <style:style style:name="T390_66" style:family="text">
      <style:text-properties fo:font-size="12pt" style:font-size-asian="12pt" style:font-size-complex="12pt"/>
    </style:style>
    <style:style style:name="T390_67" style:family="text">
      <style:text-properties fo:font-size="12pt" style:font-size-asian="12pt" style:font-size-complex="12pt"/>
    </style:style>
    <style:style style:name="T390_68" style:family="text">
      <style:text-properties fo:font-size="12pt" style:font-size-asian="12pt" style:font-size-complex="12pt"/>
    </style:style>
    <style:style style:name="T390_69" style:family="text">
      <style:text-properties fo:font-size="12pt" style:font-size-asian="12pt" style:font-size-complex="12pt"/>
    </style:style>
    <style:style style:name="T390_70" style:family="text">
      <style:text-properties fo:font-size="12pt" style:font-size-asian="12pt" style:font-size-complex="12pt"/>
    </style:style>
    <style:style style:name="T390_71" style:family="text">
      <style:text-properties fo:font-size="12pt" style:font-size-asian="12pt" style:font-size-complex="12pt"/>
    </style:style>
    <style:style style:name="T390_72" style:family="text">
      <style:text-properties fo:font-size="12pt" style:font-size-asian="12pt" style:font-size-complex="12pt"/>
    </style:style>
    <style:style style:name="T390_73" style:family="text">
      <style:text-properties fo:font-size="12pt" style:font-size-asian="12pt" style:font-size-complex="12pt"/>
    </style:style>
    <style:style style:name="T390_74" style:family="text">
      <style:text-properties fo:font-size="12pt" style:font-size-asian="12pt" style:font-size-complex="12pt"/>
    </style:style>
    <style:style style:name="T390_75" style:family="text">
      <style:text-properties fo:font-size="12pt" style:font-size-asian="12pt" style:font-size-complex="12pt"/>
    </style:style>
    <style:style style:name="T390_76" style:family="text">
      <style:text-properties fo:font-size="12pt" style:font-size-asian="12pt" style:font-size-complex="12pt"/>
    </style:style>
    <style:style style:name="T390_77" style:family="text">
      <style:text-properties fo:font-size="12pt" style:font-size-asian="12pt" style:font-size-complex="12pt"/>
    </style:style>
    <style:style style:name="T390_78" style:family="text">
      <style:text-properties fo:font-size="12pt" style:font-size-asian="12pt" style:font-size-complex="12pt"/>
    </style:style>
    <style:style style:name="T390_79" style:family="text">
      <style:text-properties fo:font-size="12pt" style:font-size-asian="12pt" style:font-size-complex="12pt"/>
    </style:style>
    <style:style style:name="T390_80" style:family="text">
      <style:text-properties fo:font-size="12pt" style:font-size-asian="12pt" style:font-size-complex="12pt"/>
    </style:style>
    <style:style style:name="T390_81" style:family="text">
      <style:text-properties fo:font-size="12pt" style:font-size-asian="12pt" style:font-size-complex="12pt"/>
    </style:style>
    <style:style style:name="T390_82" style:family="text">
      <style:text-properties fo:font-size="12pt" style:font-size-asian="12pt" style:font-size-complex="12pt"/>
    </style:style>
    <style:style style:name="T390_83" style:family="text">
      <style:text-properties fo:font-size="12pt" style:font-size-asian="12pt" style:font-size-complex="12pt"/>
    </style:style>
    <style:style style:name="T390_84" style:family="text">
      <style:text-properties fo:font-size="12pt" style:font-size-asian="12pt" style:font-size-complex="12pt"/>
    </style:style>
    <style:style style:name="T390_85" style:family="text">
      <style:text-properties fo:font-size="12pt" style:font-size-asian="12pt" style:font-size-complex="12pt"/>
    </style:style>
    <style:style style:name="T390_86" style:family="text">
      <style:text-properties fo:font-size="12pt" style:font-size-asian="12pt" style:font-size-complex="12pt"/>
    </style:style>
    <style:style style:name="T390_87" style:family="text">
      <style:text-properties fo:font-size="12pt" style:font-size-asian="12pt" style:font-size-complex="12pt"/>
    </style:style>
    <style:style style:name="T390_88" style:family="text">
      <style:text-properties fo:font-size="12pt" style:font-size-asian="12pt" style:font-size-complex="12pt"/>
    </style:style>
    <style:style style:name="T390_89" style:family="text">
      <style:text-properties fo:font-size="12pt" style:font-size-asian="12pt" style:font-size-complex="12pt"/>
    </style:style>
    <style:style style:name="T390_90" style:family="text">
      <style:text-properties fo:font-size="12pt" style:font-size-asian="12pt" style:font-size-complex="12pt"/>
    </style:style>
    <style:style style:name="T390_91" style:family="text">
      <style:text-properties fo:font-size="12pt" style:font-size-asian="12pt" style:font-size-complex="12pt"/>
    </style:style>
    <style:style style:name="T390_92" style:family="text">
      <style:text-properties fo:font-size="12pt" style:font-size-asian="12pt" style:font-size-complex="12pt"/>
    </style:style>
    <style:style style:name="T390_93" style:family="text">
      <style:text-properties fo:font-size="12pt" style:font-size-asian="12pt" style:font-size-complex="12pt"/>
    </style:style>
    <style:style style:name="P39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4" style:family="paragraph" style:parent-style-name="Standard">
      <style:paragraph-properties fo:text-align="justify" fo:break-before="auto" fo:line-height="115%" style:writing-mode="lr-tb"/>
    </style:style>
    <style:style style:name="T394_1" style:family="text">
      <style:text-properties fo:font-size="12pt" style:font-size-asian="12pt" style:font-size-complex="12pt"/>
    </style:style>
    <style:style style:name="T394_2" style:family="text">
      <style:text-properties fo:font-size="12pt" style:font-size-asian="12pt" style:font-size-complex="12pt"/>
    </style:style>
    <style:style style:name="T394_3" style:family="text">
      <style:text-properties fo:font-size="12pt" style:font-size-asian="12pt" style:font-size-complex="12pt"/>
    </style:style>
    <style:style style:name="T394_4" style:family="text">
      <style:text-properties fo:font-size="12pt" style:font-size-asian="12pt" style:font-size-complex="12pt"/>
    </style:style>
    <style:style style:name="T394_5" style:family="text">
      <style:text-properties fo:font-size="12pt" style:font-size-asian="12pt" style:font-size-complex="12pt"/>
    </style:style>
    <style:style style:name="T394_6" style:family="text">
      <style:text-properties fo:font-size="12pt" style:font-size-asian="12pt" style:font-size-complex="12pt"/>
    </style:style>
    <style:style style:name="T394_7" style:family="text">
      <style:text-properties fo:font-size="12pt" style:font-size-asian="12pt" style:font-size-complex="12pt"/>
    </style:style>
    <style:style style:name="T394_8" style:family="text">
      <style:text-properties fo:font-size="12pt" style:font-size-asian="12pt" style:font-size-complex="12pt"/>
    </style:style>
    <style:style style:name="T394_9" style:family="text">
      <style:text-properties fo:font-size="12pt" style:font-size-asian="12pt" style:font-size-complex="12pt"/>
    </style:style>
    <style:style style:name="T394_10" style:family="text">
      <style:text-properties fo:font-size="12pt" style:font-size-asian="12pt" style:font-size-complex="12pt"/>
    </style:style>
    <style:style style:name="T394_11" style:family="text">
      <style:text-properties fo:font-size="12pt" style:font-size-asian="12pt" style:font-size-complex="12pt"/>
    </style:style>
    <style:style style:name="T394_12" style:family="text">
      <style:text-properties fo:font-size="12pt" style:font-size-asian="12pt" style:font-size-complex="12pt"/>
    </style:style>
    <style:style style:name="T394_13" style:family="text">
      <style:text-properties fo:font-size="12pt" style:font-size-asian="12pt" style:font-size-complex="12pt"/>
    </style:style>
    <style:style style:name="T394_14" style:family="text">
      <style:text-properties fo:font-size="12pt" style:font-size-asian="12pt" style:font-size-complex="12pt"/>
    </style:style>
    <style:style style:name="T394_15" style:family="text">
      <style:text-properties fo:font-size="12pt" style:font-size-asian="12pt" style:font-size-complex="12pt"/>
    </style:style>
    <style:style style:name="T394_16" style:family="text">
      <style:text-properties fo:font-size="12pt" style:font-size-asian="12pt" style:font-size-complex="12pt"/>
    </style:style>
    <style:style style:name="T394_17" style:family="text">
      <style:text-properties fo:font-size="12pt" style:font-size-asian="12pt" style:font-size-complex="12pt"/>
    </style:style>
    <style:style style:name="P395" style:family="paragraph" style:parent-style-name="Standard">
      <style:paragraph-properties fo:text-align="justify" fo:break-before="auto" fo:line-height="115%" style:writing-mode="lr-tb"/>
    </style:style>
    <style:style style:name="T395_1" style:family="text">
      <style:text-properties fo:font-size="12pt" style:font-size-asian="12pt" style:font-size-complex="12pt"/>
    </style:style>
    <style:style style:name="T395_2" style:family="text">
      <style:text-properties fo:font-size="12pt" style:font-size-asian="12pt" style:font-size-complex="12pt"/>
    </style:style>
    <style:style style:name="T395_3" style:family="text">
      <style:text-properties fo:font-size="12pt" style:font-size-asian="12pt" style:font-size-complex="12pt"/>
    </style:style>
    <style:style style:name="T395_4" style:family="text">
      <style:text-properties fo:font-size="12pt" style:font-size-asian="12pt" style:font-size-complex="12pt"/>
    </style:style>
    <style:style style:name="T395_5" style:family="text">
      <style:text-properties fo:font-size="12pt" style:font-size-asian="12pt" style:font-size-complex="12pt"/>
    </style:style>
    <style:style style:name="T395_6" style:family="text">
      <style:text-properties fo:font-size="12pt" style:font-size-asian="12pt" style:font-size-complex="12pt"/>
    </style:style>
    <style:style style:name="T395_7" style:family="text">
      <style:text-properties fo:font-size="12pt" style:font-size-asian="12pt" style:font-size-complex="12pt"/>
    </style:style>
    <style:style style:name="T395_8" style:family="text">
      <style:text-properties fo:font-size="12pt" style:font-size-asian="12pt" style:font-size-complex="12pt"/>
    </style:style>
    <style:style style:name="T395_9" style:family="text">
      <style:text-properties fo:font-size="12pt" style:font-size-asian="12pt" style:font-size-complex="12pt"/>
    </style:style>
    <style:style style:name="T395_10" style:family="text">
      <style:text-properties fo:font-size="12pt" style:font-size-asian="12pt" style:font-size-complex="12pt"/>
    </style:style>
    <style:style style:name="T395_11" style:family="text">
      <style:text-properties fo:font-size="12pt" style:font-size-asian="12pt" style:font-size-complex="12pt"/>
    </style:style>
    <style:style style:name="T395_12" style:family="text">
      <style:text-properties fo:font-size="12pt" style:font-size-asian="12pt" style:font-size-complex="12pt"/>
    </style:style>
    <style:style style:name="T395_13" style:family="text">
      <style:text-properties fo:font-size="12pt" style:font-size-asian="12pt" style:font-size-complex="12pt"/>
    </style:style>
    <style:style style:name="T395_14" style:family="text">
      <style:text-properties fo:font-size="12pt" style:font-size-asian="12pt" style:font-size-complex="12pt"/>
    </style:style>
    <style:style style:name="T395_15" style:family="text">
      <style:text-properties fo:font-size="12pt" style:font-size-asian="12pt" style:font-size-complex="12pt"/>
    </style:style>
    <style:style style:name="T395_16" style:family="text">
      <style:text-properties fo:font-size="12pt" style:font-size-asian="12pt" style:font-size-complex="12pt"/>
    </style:style>
    <style:style style:name="T395_17" style:family="text">
      <style:text-properties fo:font-size="12pt" style:font-size-asian="12pt" style:font-size-complex="12pt"/>
    </style:style>
    <style:style style:name="T395_18" style:family="text">
      <style:text-properties fo:font-size="12pt" style:font-size-asian="12pt" style:font-size-complex="12pt"/>
    </style:style>
    <style:style style:name="T395_19" style:family="text">
      <style:text-properties fo:font-size="12pt" style:font-size-asian="12pt" style:font-size-complex="12pt"/>
    </style:style>
    <style:style style:name="T395_20" style:family="text">
      <style:text-properties fo:font-size="12pt" style:font-size-asian="12pt" style:font-size-complex="12pt"/>
    </style:style>
    <style:style style:name="T395_21" style:family="text">
      <style:text-properties fo:font-size="12pt" style:font-size-asian="12pt" style:font-size-complex="12pt"/>
    </style:style>
    <style:style style:name="T395_22" style:family="text">
      <style:text-properties fo:font-size="12pt" style:font-size-asian="12pt" style:font-size-complex="12pt"/>
    </style:style>
    <style:style style:name="T395_23" style:family="text">
      <style:text-properties fo:font-size="12pt" style:font-size-asian="12pt" style:font-size-complex="12pt"/>
    </style:style>
    <style:style style:name="T395_24" style:family="text">
      <style:text-properties fo:font-size="12pt" style:font-size-asian="12pt" style:font-size-complex="12pt"/>
    </style:style>
    <style:style style:name="T395_25" style:family="text">
      <style:text-properties fo:font-size="12pt" style:font-size-asian="12pt" style:font-size-complex="12pt"/>
    </style:style>
    <style:style style:name="T395_26" style:family="text">
      <style:text-properties fo:font-size="12pt" style:font-size-asian="12pt" style:font-size-complex="12pt"/>
    </style:style>
    <style:style style:name="T395_27" style:family="text">
      <style:text-properties fo:font-size="12pt" style:font-size-asian="12pt" style:font-size-complex="12pt"/>
    </style:style>
    <style:style style:name="T395_28" style:family="text">
      <style:text-properties fo:font-size="12pt" style:font-size-asian="12pt" style:font-size-complex="12pt"/>
    </style:style>
    <style:style style:name="T395_29" style:family="text">
      <style:text-properties fo:font-size="12pt" style:font-size-asian="12pt" style:font-size-complex="12pt"/>
    </style:style>
    <style:style style:name="T395_30" style:family="text">
      <style:text-properties fo:font-size="12pt" style:font-size-asian="12pt" style:font-size-complex="12pt"/>
    </style:style>
    <style:style style:name="T395_31" style:family="text">
      <style:text-properties fo:font-size="12pt" style:font-size-asian="12pt" style:font-size-complex="12pt"/>
    </style:style>
    <style:style style:name="T395_32" style:family="text">
      <style:text-properties fo:font-size="12pt" style:font-size-asian="12pt" style:font-size-complex="12pt"/>
    </style:style>
    <style:style style:name="T395_33" style:family="text">
      <style:text-properties fo:font-size="12pt" style:font-size-asian="12pt" style:font-size-complex="12pt"/>
    </style:style>
    <style:style style:name="T395_34" style:family="text">
      <style:text-properties fo:font-size="12pt" style:font-size-asian="12pt" style:font-size-complex="12pt"/>
    </style:style>
    <style:style style:name="T395_35" style:family="text">
      <style:text-properties fo:font-size="12pt" style:font-size-asian="12pt" style:font-size-complex="12pt"/>
    </style:style>
    <style:style style:name="T395_36" style:family="text">
      <style:text-properties fo:font-size="12pt" style:font-size-asian="12pt" style:font-size-complex="12pt"/>
    </style:style>
    <style:style style:name="T395_37" style:family="text">
      <style:text-properties fo:font-size="12pt" style:font-size-asian="12pt" style:font-size-complex="12pt"/>
    </style:style>
    <style:style style:name="T395_38" style:family="text">
      <style:text-properties fo:font-size="12pt" style:font-size-asian="12pt" style:font-size-complex="12pt"/>
    </style:style>
    <style:style style:name="T395_39" style:family="text">
      <style:text-properties fo:font-size="12pt" style:font-size-asian="12pt" style:font-size-complex="12pt"/>
    </style:style>
    <style:style style:name="T395_40" style:family="text">
      <style:text-properties fo:font-size="12pt" style:font-size-asian="12pt" style:font-size-complex="12pt"/>
    </style:style>
    <style:style style:name="T395_41" style:family="text">
      <style:text-properties fo:font-size="12pt" style:font-size-asian="12pt" style:font-size-complex="12pt"/>
    </style:style>
    <style:style style:name="T395_42" style:family="text">
      <style:text-properties fo:font-size="12pt" style:font-size-asian="12pt" style:font-size-complex="12pt"/>
    </style:style>
    <style:style style:name="T395_43" style:family="text">
      <style:text-properties fo:font-size="12pt" style:font-size-asian="12pt" style:font-size-complex="12pt"/>
    </style:style>
    <style:style style:name="T395_44" style:family="text">
      <style:text-properties fo:font-size="12pt" style:font-size-asian="12pt" style:font-size-complex="12pt"/>
    </style:style>
    <style:style style:name="T395_45" style:family="text">
      <style:text-properties fo:font-size="12pt" style:font-size-asian="12pt" style:font-size-complex="12pt"/>
    </style:style>
    <style:style style:name="T395_46" style:family="text">
      <style:text-properties fo:font-size="12pt" style:font-size-asian="12pt" style:font-size-complex="12pt"/>
    </style:style>
    <style:style style:name="T395_47" style:family="text">
      <style:text-properties fo:font-size="12pt" style:font-size-asian="12pt" style:font-size-complex="12pt"/>
    </style:style>
    <style:style style:name="T395_48" style:family="text">
      <style:text-properties fo:font-size="12pt" style:font-size-asian="12pt" style:font-size-complex="12pt"/>
    </style:style>
    <style:style style:name="T395_49" style:family="text">
      <style:text-properties fo:font-size="12pt" style:font-size-asian="12pt" style:font-size-complex="12pt"/>
    </style:style>
    <style:style style:name="T395_50" style:family="text">
      <style:text-properties fo:font-size="12pt" style:font-size-asian="12pt" style:font-size-complex="12pt"/>
    </style:style>
    <style:style style:name="T395_51" style:family="text">
      <style:text-properties fo:font-size="12pt" style:font-size-asian="12pt" style:font-size-complex="12pt"/>
    </style:style>
    <style:style style:name="T395_52" style:family="text">
      <style:text-properties fo:font-size="12pt" style:font-size-asian="12pt" style:font-size-complex="12pt"/>
    </style:style>
    <style:style style:name="T395_53" style:family="text">
      <style:text-properties fo:font-size="12pt" style:font-size-asian="12pt" style:font-size-complex="12pt"/>
    </style:style>
    <style:style style:name="T395_54" style:family="text">
      <style:text-properties fo:font-size="12pt" style:font-size-asian="12pt" style:font-size-complex="12pt"/>
    </style:style>
    <style:style style:name="T395_55" style:family="text">
      <style:text-properties fo:font-size="12pt" style:font-size-asian="12pt" style:font-size-complex="12pt"/>
    </style:style>
    <style:style style:name="T395_56" style:family="text">
      <style:text-properties fo:font-size="12pt" style:font-size-asian="12pt" style:font-size-complex="12pt"/>
    </style:style>
    <style:style style:name="T395_57" style:family="text">
      <style:text-properties fo:font-size="12pt" style:font-size-asian="12pt" style:font-size-complex="12pt"/>
    </style:style>
    <style:style style:name="T395_58" style:family="text">
      <style:text-properties fo:font-size="12pt" style:font-size-asian="12pt" style:font-size-complex="12pt"/>
    </style:style>
    <style:style style:name="T395_59" style:family="text">
      <style:text-properties fo:font-size="12pt" style:font-size-asian="12pt" style:font-size-complex="12pt"/>
    </style:style>
    <style:style style:name="T395_60" style:family="text">
      <style:text-properties fo:font-size="12pt" style:font-size-asian="12pt" style:font-size-complex="12pt"/>
    </style:style>
    <style:style style:name="T395_61" style:family="text">
      <style:text-properties fo:font-size="12pt" style:font-size-asian="12pt" style:font-size-complex="12pt"/>
    </style:style>
    <style:style style:name="T395_62" style:family="text">
      <style:text-properties fo:font-size="12pt" style:font-size-asian="12pt" style:font-size-complex="12pt"/>
    </style:style>
    <style:style style:name="T395_63" style:family="text">
      <style:text-properties fo:font-size="12pt" style:font-size-asian="12pt" style:font-size-complex="12pt"/>
    </style:style>
    <style:style style:name="T395_64" style:family="text">
      <style:text-properties fo:font-size="12pt" style:font-size-asian="12pt" style:font-size-complex="12pt"/>
    </style:style>
    <style:style style:name="T395_65" style:family="text">
      <style:text-properties fo:font-size="12pt" style:font-size-asian="12pt" style:font-size-complex="12pt"/>
    </style:style>
    <style:style style:name="T395_66" style:family="text">
      <style:text-properties fo:font-size="12pt" style:font-size-asian="12pt" style:font-size-complex="12pt"/>
    </style:style>
    <style:style style:name="T395_67" style:family="text">
      <style:text-properties fo:font-size="12pt" style:font-size-asian="12pt" style:font-size-complex="12pt"/>
    </style:style>
    <style:style style:name="T395_68" style:family="text">
      <style:text-properties fo:font-size="12pt" style:font-size-asian="12pt" style:font-size-complex="12pt"/>
    </style:style>
    <style:style style:name="T395_69" style:family="text">
      <style:text-properties fo:font-size="12pt" style:font-size-asian="12pt" style:font-size-complex="12pt"/>
    </style:style>
    <style:style style:name="T395_70" style:family="text">
      <style:text-properties fo:font-size="12pt" style:font-size-asian="12pt" style:font-size-complex="12pt"/>
    </style:style>
    <style:style style:name="T395_71" style:family="text">
      <style:text-properties fo:font-size="12pt" style:font-size-asian="12pt" style:font-size-complex="12pt"/>
    </style:style>
    <style:style style:name="T395_72" style:family="text">
      <style:text-properties fo:font-size="12pt" style:font-size-asian="12pt" style:font-size-complex="12pt"/>
    </style:style>
    <style:style style:name="T395_73" style:family="text">
      <style:text-properties fo:font-size="12pt" style:font-size-asian="12pt" style:font-size-complex="12pt"/>
    </style:style>
    <style:style style:name="T395_74" style:family="text">
      <style:text-properties fo:font-size="12pt" style:font-size-asian="12pt" style:font-size-complex="12pt"/>
    </style:style>
    <style:style style:name="T395_75" style:family="text">
      <style:text-properties fo:font-size="12pt" style:font-size-asian="12pt" style:font-size-complex="12pt"/>
    </style:style>
    <style:style style:name="T395_76" style:family="text">
      <style:text-properties fo:font-size="12pt" style:font-size-asian="12pt" style:font-size-complex="12pt"/>
    </style:style>
    <style:style style:name="T395_77" style:family="text">
      <style:text-properties fo:font-size="12pt" style:font-size-asian="12pt" style:font-size-complex="12pt"/>
    </style:style>
    <style:style style:name="T395_78" style:family="text">
      <style:text-properties fo:font-size="12pt" style:font-size-asian="12pt" style:font-size-complex="12pt"/>
    </style:style>
    <style:style style:name="T395_79" style:family="text">
      <style:text-properties fo:font-size="12pt" style:font-size-asian="12pt" style:font-size-complex="12pt"/>
    </style:style>
    <style:style style:name="T395_80" style:family="text">
      <style:text-properties fo:font-size="12pt" style:font-size-asian="12pt" style:font-size-complex="12pt"/>
    </style:style>
    <style:style style:name="T395_81" style:family="text">
      <style:text-properties fo:font-size="12pt" style:font-size-asian="12pt" style:font-size-complex="12pt"/>
    </style:style>
    <style:style style:name="T395_82" style:family="text">
      <style:text-properties fo:font-size="12pt" style:font-size-asian="12pt" style:font-size-complex="12pt"/>
    </style:style>
    <style:style style:name="T395_83" style:family="text">
      <style:text-properties fo:font-size="12pt" style:font-size-asian="12pt" style:font-size-complex="12pt"/>
    </style:style>
    <style:style style:name="T395_84" style:family="text">
      <style:text-properties fo:font-size="12pt" style:font-size-asian="12pt" style:font-size-complex="12pt"/>
    </style:style>
    <style:style style:name="T395_85" style:family="text">
      <style:text-properties fo:font-size="12pt" style:font-size-asian="12pt" style:font-size-complex="12pt"/>
    </style:style>
    <style:style style:name="T395_86" style:family="text">
      <style:text-properties fo:font-size="12pt" style:font-size-asian="12pt" style:font-size-complex="12pt"/>
    </style:style>
    <style:style style:name="T395_87" style:family="text">
      <style:text-properties fo:font-size="12pt" style:font-size-asian="12pt" style:font-size-complex="12pt"/>
    </style:style>
    <style:style style:name="T395_88" style:family="text">
      <style:text-properties fo:font-size="12pt" style:font-size-asian="12pt" style:font-size-complex="12pt"/>
    </style:style>
    <style:style style:name="T395_89" style:family="text">
      <style:text-properties fo:font-size="12pt" style:font-size-asian="12pt" style:font-size-complex="12pt"/>
    </style:style>
    <style:style style:name="T395_90" style:family="text">
      <style:text-properties fo:font-size="12pt" style:font-size-asian="12pt" style:font-size-complex="12pt"/>
    </style:style>
    <style:style style:name="T395_91" style:family="text">
      <style:text-properties fo:font-size="12pt" style:font-size-asian="12pt" style:font-size-complex="12pt"/>
    </style:style>
    <style:style style:name="T395_92" style:family="text">
      <style:text-properties fo:font-size="12pt" style:font-size-asian="12pt" style:font-size-complex="12pt"/>
    </style:style>
    <style:style style:name="T395_93" style:family="text">
      <style:text-properties fo:font-size="12pt" style:font-size-asian="12pt" style:font-size-complex="12pt"/>
    </style:style>
    <style:style style:name="T395_94" style:family="text">
      <style:text-properties fo:font-size="12pt" style:font-size-asian="12pt" style:font-size-complex="12pt"/>
    </style:style>
    <style:style style:name="T395_95" style:family="text">
      <style:text-properties fo:font-size="12pt" style:font-size-asian="12pt" style:font-size-complex="12pt"/>
    </style:style>
    <style:style style:name="T395_96" style:family="text">
      <style:text-properties fo:font-size="12pt" style:font-size-asian="12pt" style:font-size-complex="12pt"/>
    </style:style>
    <style:style style:name="T395_97" style:family="text">
      <style:text-properties fo:font-size="12pt" style:font-size-asian="12pt" style:font-size-complex="12pt"/>
    </style:style>
    <style:style style:name="T395_98" style:family="text">
      <style:text-properties fo:font-size="12pt" style:font-size-asian="12pt" style:font-size-complex="12pt"/>
    </style:style>
    <style:style style:name="T395_99" style:family="text">
      <style:text-properties fo:font-size="12pt" style:font-size-asian="12pt" style:font-size-complex="12pt"/>
    </style:style>
    <style:style style:name="T395_100" style:family="text">
      <style:text-properties fo:font-size="12pt" style:font-size-asian="12pt" style:font-size-complex="12pt"/>
    </style:style>
    <style:style style:name="T395_101" style:family="text">
      <style:text-properties fo:font-size="12pt" style:font-size-asian="12pt" style:font-size-complex="12pt"/>
    </style:style>
    <style:style style:name="T395_102" style:family="text">
      <style:text-properties fo:font-size="12pt" style:font-size-asian="12pt" style:font-size-complex="12pt"/>
    </style:style>
    <style:style style:name="T395_103" style:family="text">
      <style:text-properties fo:font-size="12pt" style:font-size-asian="12pt" style:font-size-complex="12pt"/>
    </style:style>
    <style:style style:name="T395_104" style:family="text">
      <style:text-properties fo:font-size="12pt" style:font-size-asian="12pt" style:font-size-complex="12pt"/>
    </style:style>
    <style:style style:name="T395_105" style:family="text">
      <style:text-properties fo:font-size="12pt" style:font-size-asian="12pt" style:font-size-complex="12pt"/>
    </style:style>
    <style:style style:name="T395_106" style:family="text">
      <style:text-properties fo:font-size="12pt" style:font-size-asian="12pt" style:font-size-complex="12pt"/>
    </style:style>
    <style:style style:name="T395_107" style:family="text">
      <style:text-properties fo:font-size="12pt" style:font-size-asian="12pt" style:font-size-complex="12pt"/>
    </style:style>
    <style:style style:name="T395_108" style:family="text">
      <style:text-properties fo:font-size="12pt" style:font-size-asian="12pt" style:font-size-complex="12pt"/>
    </style:style>
    <style:style style:name="T395_109" style:family="text">
      <style:text-properties fo:font-size="12pt" style:font-size-asian="12pt" style:font-size-complex="12pt"/>
    </style:style>
    <style:style style:name="T395_110" style:family="text">
      <style:text-properties fo:font-size="12pt" style:font-size-asian="12pt" style:font-size-complex="12pt"/>
    </style:style>
    <style:style style:name="T395_111" style:family="text">
      <style:text-properties fo:font-size="12pt" style:font-size-asian="12pt" style:font-size-complex="12pt"/>
    </style:style>
    <style:style style:name="T395_112" style:family="text">
      <style:text-properties fo:font-size="12pt" style:font-size-asian="12pt" style:font-size-complex="12pt"/>
    </style:style>
    <style:style style:name="T395_113" style:family="text">
      <style:text-properties fo:font-size="12pt" style:font-size-asian="12pt" style:font-size-complex="12pt"/>
    </style:style>
    <style:style style:name="T395_114" style:family="text">
      <style:text-properties fo:font-size="12pt" style:font-size-asian="12pt" style:font-size-complex="12pt"/>
    </style:style>
    <style:style style:name="T395_115" style:family="text">
      <style:text-properties fo:font-size="12pt" style:font-size-asian="12pt" style:font-size-complex="12pt"/>
    </style:style>
    <style:style style:name="T395_116" style:family="text">
      <style:text-properties fo:font-size="12pt" style:font-size-asian="12pt" style:font-size-complex="12pt"/>
    </style:style>
    <style:style style:name="T395_117" style:family="text">
      <style:text-properties fo:font-size="12pt" style:font-size-asian="12pt" style:font-size-complex="12pt"/>
    </style:style>
    <style:style style:name="T395_118" style:family="text">
      <style:text-properties fo:font-size="12pt" style:font-size-asian="12pt" style:font-size-complex="12pt"/>
    </style:style>
    <style:style style:name="T395_119" style:family="text">
      <style:text-properties fo:font-size="12pt" style:font-size-asian="12pt" style:font-size-complex="12pt"/>
    </style:style>
    <style:style style:name="T395_120" style:family="text">
      <style:text-properties fo:font-size="12pt" style:font-size-asian="12pt" style:font-size-complex="12pt"/>
    </style:style>
    <style:style style:name="T395_121" style:family="text">
      <style:text-properties fo:font-size="12pt" style:font-size-asian="12pt" style:font-size-complex="12pt"/>
    </style:style>
    <style:style style:name="T395_122" style:family="text">
      <style:text-properties fo:font-size="12pt" style:font-size-asian="12pt" style:font-size-complex="12pt"/>
    </style:style>
    <style:style style:name="T395_123" style:family="text">
      <style:text-properties fo:font-size="12pt" style:font-size-asian="12pt" style:font-size-complex="12pt"/>
    </style:style>
    <style:style style:name="T395_124" style:family="text">
      <style:text-properties fo:font-size="12pt" style:font-size-asian="12pt" style:font-size-complex="12pt"/>
    </style:style>
    <style:style style:name="T395_125" style:family="text">
      <style:text-properties fo:font-size="12pt" style:font-size-asian="12pt" style:font-size-complex="12pt"/>
    </style:style>
    <style:style style:name="T395_126" style:family="text">
      <style:text-properties fo:font-size="12pt" style:font-size-asian="12pt" style:font-size-complex="12pt"/>
    </style:style>
    <style:style style:name="T395_127" style:family="text">
      <style:text-properties fo:font-size="12pt" style:font-size-asian="12pt" style:font-size-complex="12pt"/>
    </style:style>
    <style:style style:name="T395_128" style:family="text">
      <style:text-properties fo:font-size="12pt" style:font-size-asian="12pt" style:font-size-complex="12pt"/>
    </style:style>
    <style:style style:name="T395_129" style:family="text">
      <style:text-properties fo:font-size="12pt" style:font-size-asian="12pt" style:font-size-complex="12pt"/>
    </style:style>
    <style:style style:name="T395_130" style:family="text">
      <style:text-properties fo:font-size="12pt" style:font-size-asian="12pt" style:font-size-complex="12pt"/>
    </style:style>
    <style:style style:name="T395_131" style:family="text">
      <style:text-properties fo:font-size="12pt" style:font-size-asian="12pt" style:font-size-complex="12pt"/>
    </style:style>
    <style:style style:name="T395_132" style:family="text">
      <style:text-properties fo:font-size="12pt" style:font-size-asian="12pt" style:font-size-complex="12pt"/>
    </style:style>
    <style:style style:name="T395_133" style:family="text">
      <style:text-properties fo:font-size="12pt" style:font-size-asian="12pt" style:font-size-complex="12pt"/>
    </style:style>
    <style:style style:name="T395_134" style:family="text">
      <style:text-properties fo:font-size="12pt" style:font-size-asian="12pt" style:font-size-complex="12pt"/>
    </style:style>
    <style:style style:name="T395_135" style:family="text">
      <style:text-properties fo:font-size="12pt" style:font-size-asian="12pt" style:font-size-complex="12pt"/>
    </style:style>
    <style:style style:name="T395_136" style:family="text">
      <style:text-properties fo:font-size="12pt" style:font-size-asian="12pt" style:font-size-complex="12pt"/>
    </style:style>
    <style:style style:name="T395_137" style:family="text">
      <style:text-properties fo:font-size="12pt" style:font-size-asian="12pt" style:font-size-complex="12pt"/>
    </style:style>
    <style:style style:name="T395_138" style:family="text">
      <style:text-properties fo:font-size="12pt" style:font-size-asian="12pt" style:font-size-complex="12pt"/>
    </style:style>
    <style:style style:name="T395_139" style:family="text">
      <style:text-properties fo:font-size="12pt" style:font-size-asian="12pt" style:font-size-complex="12pt"/>
    </style:style>
    <style:style style:name="T395_140" style:family="text">
      <style:text-properties fo:font-size="12pt" style:font-size-asian="12pt" style:font-size-complex="12pt"/>
    </style:style>
    <style:style style:name="T395_141" style:family="text">
      <style:text-properties fo:font-size="12pt" style:font-size-asian="12pt" style:font-size-complex="12pt"/>
    </style:style>
    <style:style style:name="T395_142" style:family="text">
      <style:text-properties fo:font-size="12pt" style:font-size-asian="12pt" style:font-size-complex="12pt"/>
    </style:style>
    <style:style style:name="T395_143" style:family="text">
      <style:text-properties fo:font-size="12pt" style:font-size-asian="12pt" style:font-size-complex="12pt"/>
    </style:style>
    <style:style style:name="T395_144" style:family="text">
      <style:text-properties fo:font-size="12pt" style:font-size-asian="12pt" style:font-size-complex="12pt"/>
    </style:style>
    <style:style style:name="T395_145" style:family="text">
      <style:text-properties fo:font-size="12pt" style:font-size-asian="12pt" style:font-size-complex="12pt"/>
    </style:style>
    <style:style style:name="T395_146" style:family="text">
      <style:text-properties fo:font-size="12pt" style:font-size-asian="12pt" style:font-size-complex="12pt"/>
    </style:style>
    <style:style style:name="T395_147" style:family="text">
      <style:text-properties fo:font-size="12pt" style:font-size-asian="12pt" style:font-size-complex="12pt"/>
    </style:style>
    <style:style style:name="T395_148" style:family="text">
      <style:text-properties fo:font-size="12pt" style:font-size-asian="12pt" style:font-size-complex="12pt"/>
    </style:style>
    <style:style style:name="T395_149" style:family="text">
      <style:text-properties fo:font-size="12pt" style:font-size-asian="12pt" style:font-size-complex="12pt"/>
    </style:style>
    <style:style style:name="T395_150" style:family="text">
      <style:text-properties fo:font-size="12pt" style:font-size-asian="12pt" style:font-size-complex="12pt"/>
    </style:style>
    <style:style style:name="T395_151" style:family="text">
      <style:text-properties fo:font-size="12pt" style:font-size-asian="12pt" style:font-size-complex="12pt"/>
    </style:style>
    <style:style style:name="T395_152" style:family="text">
      <style:text-properties fo:font-size="12pt" style:font-size-asian="12pt" style:font-size-complex="12pt"/>
    </style:style>
    <style:style style:name="T395_153" style:family="text">
      <style:text-properties fo:font-size="12pt" style:font-size-asian="12pt" style:font-size-complex="12pt"/>
    </style:style>
    <style:style style:name="T395_154" style:family="text">
      <style:text-properties fo:font-size="12pt" style:font-size-asian="12pt" style:font-size-complex="12pt"/>
    </style:style>
    <style:style style:name="T395_155" style:family="text">
      <style:text-properties fo:font-size="12pt" style:font-size-asian="12pt" style:font-size-complex="12pt"/>
    </style:style>
    <style:style style:name="T395_156" style:family="text">
      <style:text-properties fo:font-size="12pt" style:font-size-asian="12pt" style:font-size-complex="12pt"/>
    </style:style>
    <style:style style:name="T395_157" style:family="text">
      <style:text-properties fo:font-size="12pt" style:font-size-asian="12pt" style:font-size-complex="12pt"/>
    </style:style>
    <style:style style:name="T395_158" style:family="text">
      <style:text-properties fo:font-size="12pt" style:font-size-asian="12pt" style:font-size-complex="12pt"/>
    </style:style>
    <style:style style:name="T395_159" style:family="text">
      <style:text-properties fo:font-size="12pt" style:font-size-asian="12pt" style:font-size-complex="12pt"/>
    </style:style>
    <style:style style:name="T395_160" style:family="text">
      <style:text-properties fo:font-size="12pt" style:font-size-asian="12pt" style:font-size-complex="12pt"/>
    </style:style>
    <style:style style:name="T395_161" style:family="text">
      <style:text-properties fo:font-size="12pt" style:font-size-asian="12pt" style:font-size-complex="12pt"/>
    </style:style>
    <style:style style:name="T395_162" style:family="text">
      <style:text-properties fo:font-size="12pt" style:font-size-asian="12pt" style:font-size-complex="12pt"/>
    </style:style>
    <style:style style:name="T395_163" style:family="text">
      <style:text-properties fo:font-size="12pt" style:font-size-asian="12pt" style:font-size-complex="12pt"/>
    </style:style>
    <style:style style:name="T395_164" style:family="text">
      <style:text-properties fo:font-size="12pt" style:font-size-asian="12pt" style:font-size-complex="12pt"/>
    </style:style>
    <style:style style:name="T395_165" style:family="text">
      <style:text-properties fo:font-size="12pt" style:font-size-asian="12pt" style:font-size-complex="12pt"/>
    </style:style>
    <style:style style:name="T395_166" style:family="text">
      <style:text-properties fo:font-size="12pt" style:font-size-asian="12pt" style:font-size-complex="12pt"/>
    </style:style>
    <style:style style:name="T395_167" style:family="text">
      <style:text-properties fo:font-size="12pt" style:font-size-asian="12pt" style:font-size-complex="12pt"/>
    </style:style>
    <style:style style:name="T395_168" style:family="text">
      <style:text-properties fo:font-size="12pt" style:font-size-asian="12pt" style:font-size-complex="12pt"/>
    </style:style>
    <style:style style:name="T395_169" style:family="text">
      <style:text-properties fo:font-size="12pt" style:font-size-asian="12pt" style:font-size-complex="12pt"/>
    </style:style>
    <style:style style:name="T395_170" style:family="text">
      <style:text-properties fo:font-size="12pt" style:font-size-asian="12pt" style:font-size-complex="12pt"/>
    </style:style>
    <style:style style:name="T395_171" style:family="text">
      <style:text-properties fo:font-size="12pt" style:font-size-asian="12pt" style:font-size-complex="12pt"/>
    </style:style>
    <style:style style:name="T395_172" style:family="text">
      <style:text-properties fo:font-size="12pt" style:font-size-asian="12pt" style:font-size-complex="12pt"/>
    </style:style>
    <style:style style:name="T395_173" style:family="text">
      <style:text-properties fo:font-size="12pt" style:font-size-asian="12pt" style:font-size-complex="12pt"/>
    </style:style>
    <style:style style:name="T395_174" style:family="text">
      <style:text-properties fo:font-size="12pt" style:font-size-asian="12pt" style:font-size-complex="12pt"/>
    </style:style>
    <style:style style:name="T395_175" style:family="text">
      <style:text-properties fo:font-size="12pt" style:font-size-asian="12pt" style:font-size-complex="12pt"/>
    </style:style>
    <style:style style:name="T395_176" style:family="text">
      <style:text-properties fo:font-size="12pt" style:font-size-asian="12pt" style:font-size-complex="12pt"/>
    </style:style>
    <style:style style:name="T395_177" style:family="text">
      <style:text-properties fo:font-size="12pt" style:font-size-asian="12pt" style:font-size-complex="12pt"/>
    </style:style>
    <style:style style:name="T395_178" style:family="text">
      <style:text-properties fo:font-size="12pt" style:font-size-asian="12pt" style:font-size-complex="12pt"/>
    </style:style>
    <style:style style:name="T395_179" style:family="text">
      <style:text-properties fo:font-size="12pt" style:font-size-asian="12pt" style:font-size-complex="12pt"/>
    </style:style>
    <style:style style:name="T395_180" style:family="text">
      <style:text-properties fo:font-size="12pt" style:font-size-asian="12pt" style:font-size-complex="12pt"/>
    </style:style>
    <style:style style:name="T395_181" style:family="text">
      <style:text-properties fo:font-size="12pt" style:font-size-asian="12pt" style:font-size-complex="12pt"/>
    </style:style>
    <style:style style:name="T395_182" style:family="text">
      <style:text-properties fo:font-size="12pt" style:font-size-asian="12pt" style:font-size-complex="12pt"/>
    </style:style>
    <style:style style:name="T395_183" style:family="text">
      <style:text-properties fo:font-size="12pt" style:font-size-asian="12pt" style:font-size-complex="12pt"/>
    </style:style>
    <style:style style:name="P39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397" style:family="paragraph" style:parent-style-name="Standard">
      <style:paragraph-properties fo:text-align="justify" fo:break-before="auto" fo:line-height="115%" style:writing-mode="lr-tb"/>
    </style:style>
    <style:style style:name="T397_1" style:family="text">
      <style:text-properties fo:font-size="12pt" style:font-size-asian="12pt" style:font-size-complex="12pt"/>
    </style:style>
    <style:style style:name="T397_2" style:family="text">
      <style:text-properties fo:font-size="12pt" style:font-size-asian="12pt" style:font-size-complex="12pt"/>
    </style:style>
    <style:style style:name="T397_3" style:family="text">
      <style:text-properties fo:font-size="12pt" style:font-size-asian="12pt" style:font-size-complex="12pt"/>
    </style:style>
    <style:style style:name="T397_4" style:family="text">
      <style:text-properties fo:font-size="12pt" style:font-size-asian="12pt" style:font-size-complex="12pt"/>
    </style:style>
    <style:style style:name="T397_5" style:family="text">
      <style:text-properties fo:font-size="12pt" style:font-size-asian="12pt" style:font-size-complex="12pt"/>
    </style:style>
    <style:style style:name="T397_6" style:family="text">
      <style:text-properties fo:font-size="12pt" style:font-size-asian="12pt" style:font-size-complex="12pt"/>
    </style:style>
    <style:style style:name="T397_7" style:family="text">
      <style:text-properties fo:font-size="12pt" style:font-size-asian="12pt" style:font-size-complex="12pt"/>
    </style:style>
    <style:style style:name="T397_8" style:family="text">
      <style:text-properties fo:font-size="12pt" style:font-size-asian="12pt" style:font-size-complex="12pt"/>
    </style:style>
    <style:style style:name="T397_9" style:family="text">
      <style:text-properties fo:font-size="12pt" style:font-size-asian="12pt" style:font-size-complex="12pt"/>
    </style:style>
    <style:style style:name="P398" style:family="paragraph" style:parent-style-name="Standard">
      <style:paragraph-properties fo:text-align="justify" fo:break-before="auto" fo:line-height="115%" style:writing-mode="lr-tb"/>
    </style:style>
    <style:style style:name="T398_1" style:family="text">
      <style:text-properties fo:font-size="12pt" style:font-size-asian="12pt" style:font-size-complex="12pt"/>
    </style:style>
    <style:style style:name="T398_2" style:family="text">
      <style:text-properties fo:font-size="12pt" style:font-size-asian="12pt" style:font-size-complex="12pt"/>
    </style:style>
    <style:style style:name="T398_3" style:family="text">
      <style:text-properties fo:font-size="12pt" style:font-size-asian="12pt" style:font-size-complex="12pt"/>
    </style:style>
    <style:style style:name="T398_4" style:family="text">
      <style:text-properties fo:font-size="12pt" style:font-size-asian="12pt" style:font-size-complex="12pt"/>
    </style:style>
    <style:style style:name="T398_5" style:family="text">
      <style:text-properties fo:font-size="12pt" style:font-size-asian="12pt" style:font-size-complex="12pt"/>
    </style:style>
    <style:style style:name="T398_6" style:family="text">
      <style:text-properties fo:font-size="12pt" style:font-size-asian="12pt" style:font-size-complex="12pt"/>
    </style:style>
    <style:style style:name="T398_7" style:family="text">
      <style:text-properties fo:font-size="12pt" style:font-size-asian="12pt" style:font-size-complex="12pt"/>
    </style:style>
    <style:style style:name="T398_8" style:family="text">
      <style:text-properties fo:font-size="12pt" style:font-size-asian="12pt" style:font-size-complex="12pt"/>
    </style:style>
    <style:style style:name="T398_9" style:family="text">
      <style:text-properties fo:font-size="12pt" style:font-size-asian="12pt" style:font-size-complex="12pt"/>
    </style:style>
    <style:style style:name="T398_10" style:family="text">
      <style:text-properties fo:font-size="12pt" style:font-size-asian="12pt" style:font-size-complex="12pt"/>
    </style:style>
    <style:style style:name="T398_11" style:family="text">
      <style:text-properties fo:font-size="12pt" style:font-size-asian="12pt" style:font-size-complex="12pt"/>
    </style:style>
    <style:style style:name="T398_12" style:family="text">
      <style:text-properties fo:font-size="12pt" style:font-size-asian="12pt" style:font-size-complex="12pt"/>
    </style:style>
    <style:style style:name="T398_13" style:family="text">
      <style:text-properties fo:font-size="12pt" style:font-size-asian="12pt" style:font-size-complex="12pt"/>
    </style:style>
    <style:style style:name="T398_14" style:family="text">
      <style:text-properties fo:font-size="12pt" style:font-size-asian="12pt" style:font-size-complex="12pt"/>
    </style:style>
    <style:style style:name="T398_15" style:family="text">
      <style:text-properties fo:font-size="12pt" style:font-size-asian="12pt" style:font-size-complex="12pt"/>
    </style:style>
    <style:style style:name="T398_16" style:family="text">
      <style:text-properties fo:font-size="12pt" style:font-size-asian="12pt" style:font-size-complex="12pt"/>
    </style:style>
    <style:style style:name="T398_17" style:family="text">
      <style:text-properties fo:font-size="12pt" style:font-size-asian="12pt" style:font-size-complex="12pt"/>
    </style:style>
    <style:style style:name="T398_18" style:family="text">
      <style:text-properties fo:font-size="12pt" style:font-size-asian="12pt" style:font-size-complex="12pt"/>
    </style:style>
    <style:style style:name="T398_19" style:family="text">
      <style:text-properties fo:font-size="12pt" style:font-size-asian="12pt" style:font-size-complex="12pt"/>
    </style:style>
    <style:style style:name="T398_20" style:family="text">
      <style:text-properties fo:font-size="12pt" style:font-size-asian="12pt" style:font-size-complex="12pt"/>
    </style:style>
    <style:style style:name="T398_21" style:family="text">
      <style:text-properties fo:font-size="12pt" style:font-size-asian="12pt" style:font-size-complex="12pt"/>
    </style:style>
    <style:style style:name="T398_22" style:family="text">
      <style:text-properties fo:font-size="12pt" style:font-size-asian="12pt" style:font-size-complex="12pt"/>
    </style:style>
    <style:style style:name="T398_23" style:family="text">
      <style:text-properties fo:font-size="12pt" style:font-size-asian="12pt" style:font-size-complex="12pt"/>
    </style:style>
    <style:style style:name="T398_24" style:family="text">
      <style:text-properties fo:font-size="12pt" style:font-size-asian="12pt" style:font-size-complex="12pt"/>
    </style:style>
    <style:style style:name="T398_25" style:family="text">
      <style:text-properties fo:font-size="12pt" style:font-size-asian="12pt" style:font-size-complex="12pt"/>
    </style:style>
    <style:style style:name="T398_26" style:family="text">
      <style:text-properties fo:font-size="12pt" style:font-size-asian="12pt" style:font-size-complex="12pt"/>
    </style:style>
    <style:style style:name="T398_27" style:family="text">
      <style:text-properties fo:font-size="12pt" style:font-size-asian="12pt" style:font-size-complex="12pt"/>
    </style:style>
    <style:style style:name="T398_28" style:family="text">
      <style:text-properties fo:font-size="12pt" style:font-size-asian="12pt" style:font-size-complex="12pt"/>
    </style:style>
    <style:style style:name="T398_29" style:family="text">
      <style:text-properties fo:font-size="12pt" style:font-size-asian="12pt" style:font-size-complex="12pt"/>
    </style:style>
    <style:style style:name="T398_30" style:family="text">
      <style:text-properties fo:font-size="12pt" style:font-size-asian="12pt" style:font-size-complex="12pt"/>
    </style:style>
    <style:style style:name="T398_31" style:family="text">
      <style:text-properties fo:font-size="12pt" style:font-size-asian="12pt" style:font-size-complex="12pt"/>
    </style:style>
    <style:style style:name="T398_32" style:family="text">
      <style:text-properties fo:font-size="12pt" style:font-size-asian="12pt" style:font-size-complex="12pt"/>
    </style:style>
    <style:style style:name="T398_33" style:family="text">
      <style:text-properties fo:font-size="12pt" style:font-size-asian="12pt" style:font-size-complex="12pt"/>
    </style:style>
    <style:style style:name="T398_34" style:family="text">
      <style:text-properties fo:font-size="12pt" style:font-size-asian="12pt" style:font-size-complex="12pt"/>
    </style:style>
    <style:style style:name="T398_35" style:family="text">
      <style:text-properties fo:font-size="12pt" style:font-size-asian="12pt" style:font-size-complex="12pt"/>
    </style:style>
    <style:style style:name="T398_36" style:family="text">
      <style:text-properties fo:font-size="12pt" style:font-size-asian="12pt" style:font-size-complex="12pt"/>
    </style:style>
    <style:style style:name="T398_37" style:family="text">
      <style:text-properties fo:font-size="12pt" style:font-size-asian="12pt" style:font-size-complex="12pt"/>
    </style:style>
    <style:style style:name="T398_38" style:family="text">
      <style:text-properties fo:font-size="12pt" style:font-size-asian="12pt" style:font-size-complex="12pt"/>
    </style:style>
    <style:style style:name="T398_39" style:family="text">
      <style:text-properties fo:font-size="12pt" style:font-size-asian="12pt" style:font-size-complex="12pt"/>
    </style:style>
    <style:style style:name="T398_40" style:family="text">
      <style:text-properties fo:font-size="12pt" style:font-size-asian="12pt" style:font-size-complex="12pt"/>
    </style:style>
    <style:style style:name="T398_41" style:family="text">
      <style:text-properties fo:font-size="12pt" style:font-size-asian="12pt" style:font-size-complex="12pt"/>
    </style:style>
    <style:style style:name="T398_42" style:family="text">
      <style:text-properties fo:font-size="12pt" style:font-size-asian="12pt" style:font-size-complex="12pt"/>
    </style:style>
    <style:style style:name="T398_43" style:family="text">
      <style:text-properties fo:font-size="12pt" style:font-size-asian="12pt" style:font-size-complex="12pt"/>
    </style:style>
    <style:style style:name="T398_44" style:family="text">
      <style:text-properties fo:font-size="12pt" style:font-size-asian="12pt" style:font-size-complex="12pt"/>
    </style:style>
    <style:style style:name="T398_45" style:family="text">
      <style:text-properties fo:font-size="12pt" style:font-size-asian="12pt" style:font-size-complex="12pt"/>
    </style:style>
    <style:style style:name="T398_46" style:family="text">
      <style:text-properties fo:font-size="12pt" style:font-size-asian="12pt" style:font-size-complex="12pt"/>
    </style:style>
    <style:style style:name="T398_47" style:family="text">
      <style:text-properties fo:font-size="12pt" style:font-size-asian="12pt" style:font-size-complex="12pt"/>
    </style:style>
    <style:style style:name="T398_48" style:family="text">
      <style:text-properties fo:font-size="12pt" style:font-size-asian="12pt" style:font-size-complex="12pt"/>
    </style:style>
    <style:style style:name="T398_49" style:family="text">
      <style:text-properties fo:font-size="12pt" style:font-size-asian="12pt" style:font-size-complex="12pt"/>
    </style:style>
    <style:style style:name="T398_50" style:family="text">
      <style:text-properties fo:font-size="12pt" style:font-size-asian="12pt" style:font-size-complex="12pt"/>
    </style:style>
    <style:style style:name="T398_51" style:family="text">
      <style:text-properties fo:font-size="12pt" style:font-size-asian="12pt" style:font-size-complex="12pt"/>
    </style:style>
    <style:style style:name="P39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1" style:family="paragraph" style:parent-style-name="Standard">
      <style:paragraph-properties fo:text-align="justify" fo:break-before="auto" fo:line-height="115%" style:writing-mode="lr-tb"/>
    </style:style>
    <style:style style:name="T401_1" style:family="text">
      <style:text-properties fo:font-size="12pt" style:font-size-asian="12pt" style:font-size-complex="12pt"/>
    </style:style>
    <style:style style:name="T401_2" style:family="text">
      <style:text-properties fo:font-size="12pt" style:font-size-asian="12pt" style:font-size-complex="12pt"/>
    </style:style>
    <style:style style:name="T401_3" style:family="text">
      <style:text-properties fo:font-size="12pt" style:font-size-asian="12pt" style:font-size-complex="12pt"/>
    </style:style>
    <style:style style:name="T401_4" style:family="text">
      <style:text-properties fo:font-size="12pt" style:font-size-asian="12pt" style:font-size-complex="12pt"/>
    </style:style>
    <style:style style:name="T401_5" style:family="text">
      <style:text-properties fo:font-size="12pt" style:font-size-asian="12pt" style:font-size-complex="12pt"/>
    </style:style>
    <style:style style:name="T401_6" style:family="text">
      <style:text-properties fo:font-size="12pt" style:font-size-asian="12pt" style:font-size-complex="12pt"/>
    </style:style>
    <style:style style:name="T401_7" style:family="text">
      <style:text-properties fo:font-size="12pt" style:font-size-asian="12pt" style:font-size-complex="12pt"/>
    </style:style>
    <style:style style:name="T401_8" style:family="text">
      <style:text-properties fo:font-size="12pt" style:font-size-asian="12pt" style:font-size-complex="12pt"/>
    </style:style>
    <style:style style:name="T401_9" style:family="text">
      <style:text-properties fo:font-size="12pt" style:font-size-asian="12pt" style:font-size-complex="12pt"/>
    </style:style>
    <style:style style:name="T401_10" style:family="text">
      <style:text-properties fo:font-size="12pt" style:font-size-asian="12pt" style:font-size-complex="12pt"/>
    </style:style>
    <style:style style:name="T401_11" style:family="text">
      <style:text-properties fo:font-size="12pt" style:font-size-asian="12pt" style:font-size-complex="12pt"/>
    </style:style>
    <style:style style:name="T401_12" style:family="text">
      <style:text-properties fo:font-size="12pt" style:font-size-asian="12pt" style:font-size-complex="12pt"/>
    </style:style>
    <style:style style:name="T401_13" style:family="text">
      <style:text-properties fo:font-size="12pt" style:font-size-asian="12pt" style:font-size-complex="12pt"/>
    </style:style>
    <style:style style:name="P402" style:family="paragraph" style:parent-style-name="Standard">
      <style:paragraph-properties fo:text-align="justify" fo:break-before="auto" fo:line-height="115%" style:writing-mode="lr-tb"/>
    </style:style>
    <style:style style:name="T402_1" style:family="text">
      <style:text-properties fo:font-size="12pt" style:font-size-asian="12pt" style:font-size-complex="12pt"/>
    </style:style>
    <style:style style:name="T402_2" style:family="text">
      <style:text-properties fo:font-size="12pt" style:font-size-asian="12pt" style:font-size-complex="12pt"/>
    </style:style>
    <style:style style:name="T402_3" style:family="text">
      <style:text-properties fo:font-size="12pt" style:font-size-asian="12pt" style:font-size-complex="12pt"/>
    </style:style>
    <style:style style:name="T402_4" style:family="text">
      <style:text-properties fo:font-size="12pt" style:font-size-asian="12pt" style:font-size-complex="12pt"/>
    </style:style>
    <style:style style:name="T402_5" style:family="text">
      <style:text-properties fo:font-size="12pt" style:font-size-asian="12pt" style:font-size-complex="12pt"/>
    </style:style>
    <style:style style:name="T402_6" style:family="text">
      <style:text-properties fo:font-size="12pt" style:font-size-asian="12pt" style:font-size-complex="12pt"/>
    </style:style>
    <style:style style:name="T402_7" style:family="text">
      <style:text-properties fo:font-size="12pt" style:font-size-asian="12pt" style:font-size-complex="12pt"/>
    </style:style>
    <style:style style:name="T402_8" style:family="text">
      <style:text-properties fo:font-size="12pt" style:font-size-asian="12pt" style:font-size-complex="12pt"/>
    </style:style>
    <style:style style:name="T402_9" style:family="text">
      <style:text-properties fo:font-size="12pt" style:font-size-asian="12pt" style:font-size-complex="12pt"/>
    </style:style>
    <style:style style:name="T402_10" style:family="text">
      <style:text-properties fo:font-size="12pt" style:font-size-asian="12pt" style:font-size-complex="12pt"/>
    </style:style>
    <style:style style:name="T402_11" style:family="text">
      <style:text-properties fo:font-size="12pt" style:font-size-asian="12pt" style:font-size-complex="12pt"/>
    </style:style>
    <style:style style:name="T402_12" style:family="text">
      <style:text-properties fo:font-size="12pt" style:font-size-asian="12pt" style:font-size-complex="12pt"/>
    </style:style>
    <style:style style:name="T402_13" style:family="text">
      <style:text-properties fo:font-size="12pt" style:font-size-asian="12pt" style:font-size-complex="12pt"/>
    </style:style>
    <style:style style:name="T402_14" style:family="text">
      <style:text-properties fo:font-size="12pt" style:font-size-asian="12pt" style:font-size-complex="12pt"/>
    </style:style>
    <style:style style:name="T402_15" style:family="text">
      <style:text-properties fo:font-size="12pt" style:font-size-asian="12pt" style:font-size-complex="12pt"/>
    </style:style>
    <style:style style:name="T402_16" style:family="text">
      <style:text-properties fo:font-size="12pt" style:font-size-asian="12pt" style:font-size-complex="12pt"/>
    </style:style>
    <style:style style:name="T402_17" style:family="text">
      <style:text-properties fo:font-size="12pt" style:font-size-asian="12pt" style:font-size-complex="12pt"/>
    </style:style>
    <style:style style:name="T402_18" style:family="text">
      <style:text-properties fo:font-size="12pt" style:font-size-asian="12pt" style:font-size-complex="12pt"/>
    </style:style>
    <style:style style:name="T402_19" style:family="text">
      <style:text-properties fo:font-size="12pt" style:font-size-asian="12pt" style:font-size-complex="12pt"/>
    </style:style>
    <style:style style:name="T402_20" style:family="text">
      <style:text-properties fo:font-size="12pt" style:font-size-asian="12pt" style:font-size-complex="12pt"/>
    </style:style>
    <style:style style:name="T402_21" style:family="text">
      <style:text-properties fo:font-size="12pt" style:font-size-asian="12pt" style:font-size-complex="12pt"/>
    </style:style>
    <style:style style:name="T402_22" style:family="text">
      <style:text-properties fo:font-size="12pt" style:font-size-asian="12pt" style:font-size-complex="12pt"/>
    </style:style>
    <style:style style:name="T402_23" style:family="text">
      <style:text-properties fo:font-size="12pt" style:font-size-asian="12pt" style:font-size-complex="12pt"/>
    </style:style>
    <style:style style:name="T402_24" style:family="text">
      <style:text-properties fo:font-size="12pt" style:font-size-asian="12pt" style:font-size-complex="12pt"/>
    </style:style>
    <style:style style:name="T402_25" style:family="text">
      <style:text-properties fo:font-size="12pt" style:font-size-asian="12pt" style:font-size-complex="12pt"/>
    </style:style>
    <style:style style:name="T402_26" style:family="text">
      <style:text-properties fo:font-size="12pt" style:font-size-asian="12pt" style:font-size-complex="12pt"/>
    </style:style>
    <style:style style:name="T402_27" style:family="text">
      <style:text-properties fo:font-size="12pt" style:font-size-asian="12pt" style:font-size-complex="12pt"/>
    </style:style>
    <style:style style:name="T402_28" style:family="text">
      <style:text-properties fo:font-size="12pt" style:font-size-asian="12pt" style:font-size-complex="12pt"/>
    </style:style>
    <style:style style:name="T402_29" style:family="text">
      <style:text-properties fo:font-size="12pt" style:font-size-asian="12pt" style:font-size-complex="12pt"/>
    </style:style>
    <style:style style:name="T402_30" style:family="text">
      <style:text-properties fo:font-size="12pt" style:font-size-asian="12pt" style:font-size-complex="12pt"/>
    </style:style>
    <style:style style:name="T402_31" style:family="text">
      <style:text-properties fo:font-size="12pt" style:font-size-asian="12pt" style:font-size-complex="12pt"/>
    </style:style>
    <style:style style:name="T402_32" style:family="text">
      <style:text-properties fo:font-size="12pt" style:font-size-asian="12pt" style:font-size-complex="12pt"/>
    </style:style>
    <style:style style:name="T402_33" style:family="text">
      <style:text-properties fo:font-size="12pt" style:font-size-asian="12pt" style:font-size-complex="12pt"/>
    </style:style>
    <style:style style:name="T402_34" style:family="text">
      <style:text-properties fo:font-size="12pt" style:font-size-asian="12pt" style:font-size-complex="12pt"/>
    </style:style>
    <style:style style:name="T402_35" style:family="text">
      <style:text-properties fo:font-size="12pt" style:font-size-asian="12pt" style:font-size-complex="12pt"/>
    </style:style>
    <style:style style:name="T402_36" style:family="text">
      <style:text-properties fo:font-size="12pt" style:font-size-asian="12pt" style:font-size-complex="12pt"/>
    </style:style>
    <style:style style:name="T402_37" style:family="text">
      <style:text-properties fo:font-size="12pt" style:font-size-asian="12pt" style:font-size-complex="12pt"/>
    </style:style>
    <style:style style:name="T402_38" style:family="text">
      <style:text-properties fo:font-size="12pt" style:font-size-asian="12pt" style:font-size-complex="12pt"/>
    </style:style>
    <style:style style:name="T402_39" style:family="text">
      <style:text-properties fo:font-size="12pt" style:font-size-asian="12pt" style:font-size-complex="12pt"/>
    </style:style>
    <style:style style:name="T402_40" style:family="text">
      <style:text-properties fo:font-size="12pt" style:font-size-asian="12pt" style:font-size-complex="12pt"/>
    </style:style>
    <style:style style:name="T402_41" style:family="text">
      <style:text-properties fo:font-size="12pt" style:font-size-asian="12pt" style:font-size-complex="12pt"/>
    </style:style>
    <style:style style:name="T402_42" style:family="text">
      <style:text-properties fo:font-size="12pt" style:font-size-asian="12pt" style:font-size-complex="12pt"/>
    </style:style>
    <style:style style:name="T402_43" style:family="text">
      <style:text-properties fo:font-size="12pt" style:font-size-asian="12pt" style:font-size-complex="12pt"/>
    </style:style>
    <style:style style:name="T402_44" style:family="text">
      <style:text-properties fo:font-size="12pt" style:font-size-asian="12pt" style:font-size-complex="12pt"/>
    </style:style>
    <style:style style:name="T402_45" style:family="text">
      <style:text-properties fo:font-size="12pt" style:font-size-asian="12pt" style:font-size-complex="12pt"/>
    </style:style>
    <style:style style:name="T402_46" style:family="text">
      <style:text-properties fo:font-size="12pt" style:font-size-asian="12pt" style:font-size-complex="12pt"/>
    </style:style>
    <style:style style:name="T402_47" style:family="text">
      <style:text-properties fo:font-size="12pt" style:font-size-asian="12pt" style:font-size-complex="12pt"/>
    </style:style>
    <style:style style:name="T402_48" style:family="text">
      <style:text-properties fo:font-size="12pt" style:font-size-asian="12pt" style:font-size-complex="12pt"/>
    </style:style>
    <style:style style:name="T402_49" style:family="text">
      <style:text-properties fo:font-size="12pt" style:font-size-asian="12pt" style:font-size-complex="12pt"/>
    </style:style>
    <style:style style:name="T402_50" style:family="text">
      <style:text-properties fo:font-size="12pt" style:font-size-asian="12pt" style:font-size-complex="12pt"/>
    </style:style>
    <style:style style:name="T402_51" style:family="text">
      <style:text-properties fo:font-size="12pt" style:font-size-asian="12pt" style:font-size-complex="12pt"/>
    </style:style>
    <style:style style:name="T402_52" style:family="text">
      <style:text-properties fo:font-size="12pt" style:font-size-asian="12pt" style:font-size-complex="12pt"/>
    </style:style>
    <style:style style:name="T402_53" style:family="text">
      <style:text-properties fo:font-size="12pt" style:font-size-asian="12pt" style:font-size-complex="12pt"/>
    </style:style>
    <style:style style:name="T402_54" style:family="text">
      <style:text-properties fo:font-size="12pt" style:font-size-asian="12pt" style:font-size-complex="12pt"/>
    </style:style>
    <style:style style:name="T402_55" style:family="text">
      <style:text-properties fo:font-size="12pt" style:font-size-asian="12pt" style:font-size-complex="12pt"/>
    </style:style>
    <style:style style:name="T402_56" style:family="text">
      <style:text-properties fo:font-size="12pt" style:font-size-asian="12pt" style:font-size-complex="12pt"/>
    </style:style>
    <style:style style:name="T402_57" style:family="text">
      <style:text-properties fo:font-size="12pt" style:font-size-asian="12pt" style:font-size-complex="12pt"/>
    </style:style>
    <style:style style:name="T402_58" style:family="text">
      <style:text-properties fo:font-size="12pt" style:font-size-asian="12pt" style:font-size-complex="12pt"/>
    </style:style>
    <style:style style:name="T402_59" style:family="text">
      <style:text-properties fo:font-size="12pt" style:font-size-asian="12pt" style:font-size-complex="12pt"/>
    </style:style>
    <style:style style:name="T402_60" style:family="text">
      <style:text-properties fo:font-size="12pt" style:font-size-asian="12pt" style:font-size-complex="12pt"/>
    </style:style>
    <style:style style:name="T402_61" style:family="text">
      <style:text-properties fo:font-size="12pt" style:font-size-asian="12pt" style:font-size-complex="12pt"/>
    </style:style>
    <style:style style:name="T402_62" style:family="text">
      <style:text-properties fo:font-size="12pt" style:font-size-asian="12pt" style:font-size-complex="12pt"/>
    </style:style>
    <style:style style:name="T402_63" style:family="text">
      <style:text-properties fo:font-size="12pt" style:font-size-asian="12pt" style:font-size-complex="12pt"/>
    </style:style>
    <style:style style:name="T402_64" style:family="text">
      <style:text-properties fo:font-size="12pt" style:font-size-asian="12pt" style:font-size-complex="12pt"/>
    </style:style>
    <style:style style:name="T402_65" style:family="text">
      <style:text-properties fo:font-size="12pt" style:font-size-asian="12pt" style:font-size-complex="12pt"/>
    </style:style>
    <style:style style:name="T402_66" style:family="text">
      <style:text-properties fo:font-size="12pt" style:font-size-asian="12pt" style:font-size-complex="12pt"/>
    </style:style>
    <style:style style:name="T402_67" style:family="text">
      <style:text-properties fo:font-size="12pt" style:font-size-asian="12pt" style:font-size-complex="12pt"/>
    </style:style>
    <style:style style:name="T402_68" style:family="text">
      <style:text-properties fo:font-size="12pt" style:font-size-asian="12pt" style:font-size-complex="12pt"/>
    </style:style>
    <style:style style:name="T402_69" style:family="text">
      <style:text-properties fo:font-size="12pt" style:font-size-asian="12pt" style:font-size-complex="12pt"/>
    </style:style>
    <style:style style:name="T402_70" style:family="text">
      <style:text-properties fo:font-size="12pt" style:font-size-asian="12pt" style:font-size-complex="12pt"/>
    </style:style>
    <style:style style:name="T402_71" style:family="text">
      <style:text-properties fo:font-size="12pt" style:font-size-asian="12pt" style:font-size-complex="12pt"/>
    </style:style>
    <style:style style:name="T402_72" style:family="text">
      <style:text-properties fo:font-size="12pt" style:font-size-asian="12pt" style:font-size-complex="12pt"/>
    </style:style>
    <style:style style:name="T402_73" style:family="text">
      <style:text-properties fo:font-size="12pt" style:font-size-asian="12pt" style:font-size-complex="12pt"/>
    </style:style>
    <style:style style:name="T402_74" style:family="text">
      <style:text-properties fo:font-size="12pt" style:font-size-asian="12pt" style:font-size-complex="12pt"/>
    </style:style>
    <style:style style:name="T402_75" style:family="text">
      <style:text-properties fo:font-size="12pt" style:font-size-asian="12pt" style:font-size-complex="12pt"/>
    </style:style>
    <style:style style:name="T402_76" style:family="text">
      <style:text-properties fo:font-size="12pt" style:font-size-asian="12pt" style:font-size-complex="12pt"/>
    </style:style>
    <style:style style:name="T402_77" style:family="text">
      <style:text-properties fo:font-size="12pt" style:font-size-asian="12pt" style:font-size-complex="12pt"/>
    </style:style>
    <style:style style:name="T402_78" style:family="text">
      <style:text-properties fo:font-size="12pt" style:font-size-asian="12pt" style:font-size-complex="12pt"/>
    </style:style>
    <style:style style:name="T402_79" style:family="text">
      <style:text-properties fo:font-size="12pt" style:font-size-asian="12pt" style:font-size-complex="12pt"/>
    </style:style>
    <style:style style:name="T402_80" style:family="text">
      <style:text-properties fo:font-size="12pt" style:font-size-asian="12pt" style:font-size-complex="12pt"/>
    </style:style>
    <style:style style:name="T402_81" style:family="text">
      <style:text-properties fo:font-size="12pt" style:font-size-asian="12pt" style:font-size-complex="12pt"/>
    </style:style>
    <style:style style:name="T402_82" style:family="text">
      <style:text-properties fo:font-size="12pt" style:font-size-asian="12pt" style:font-size-complex="12pt"/>
    </style:style>
    <style:style style:name="T402_83" style:family="text">
      <style:text-properties fo:font-size="12pt" style:font-size-asian="12pt" style:font-size-complex="12pt"/>
    </style:style>
    <style:style style:name="T402_84" style:family="text">
      <style:text-properties fo:font-size="12pt" style:font-size-asian="12pt" style:font-size-complex="12pt"/>
    </style:style>
    <style:style style:name="T402_85" style:family="text">
      <style:text-properties fo:font-size="12pt" style:font-size-asian="12pt" style:font-size-complex="12pt"/>
    </style:style>
    <style:style style:name="T402_86" style:family="text">
      <style:text-properties fo:font-size="12pt" style:font-size-asian="12pt" style:font-size-complex="12pt"/>
    </style:style>
    <style:style style:name="T402_87" style:family="text">
      <style:text-properties fo:font-size="12pt" style:font-size-asian="12pt" style:font-size-complex="12pt"/>
    </style:style>
    <style:style style:name="T402_88" style:family="text">
      <style:text-properties fo:font-size="12pt" style:font-size-asian="12pt" style:font-size-complex="12pt"/>
    </style:style>
    <style:style style:name="T402_89" style:family="text">
      <style:text-properties fo:font-size="12pt" style:font-size-asian="12pt" style:font-size-complex="12pt"/>
    </style:style>
    <style:style style:name="T402_90" style:family="text">
      <style:text-properties fo:font-size="12pt" style:font-size-asian="12pt" style:font-size-complex="12pt"/>
    </style:style>
    <style:style style:name="T402_91" style:family="text">
      <style:text-properties fo:font-size="12pt" style:font-size-asian="12pt" style:font-size-complex="12pt"/>
    </style:style>
    <style:style style:name="T402_92" style:family="text">
      <style:text-properties fo:font-size="12pt" style:font-size-asian="12pt" style:font-size-complex="12pt"/>
    </style:style>
    <style:style style:name="T402_93" style:family="text">
      <style:text-properties fo:font-size="12pt" style:font-size-asian="12pt" style:font-size-complex="12pt"/>
    </style:style>
    <style:style style:name="T402_94" style:family="text">
      <style:text-properties fo:font-size="12pt" style:font-size-asian="12pt" style:font-size-complex="12pt"/>
    </style:style>
    <style:style style:name="T402_95" style:family="text">
      <style:text-properties fo:font-size="12pt" style:font-size-asian="12pt" style:font-size-complex="12pt"/>
    </style:style>
    <style:style style:name="T402_96" style:family="text">
      <style:text-properties fo:font-size="12pt" style:font-size-asian="12pt" style:font-size-complex="12pt"/>
    </style:style>
    <style:style style:name="T402_97" style:family="text">
      <style:text-properties fo:font-size="12pt" style:font-size-asian="12pt" style:font-size-complex="12pt"/>
    </style:style>
    <style:style style:name="T402_98" style:family="text">
      <style:text-properties fo:font-size="12pt" style:font-size-asian="12pt" style:font-size-complex="12pt"/>
    </style:style>
    <style:style style:name="T402_99" style:family="text">
      <style:text-properties fo:font-size="12pt" style:font-size-asian="12pt" style:font-size-complex="12pt"/>
    </style:style>
    <style:style style:name="T402_100" style:family="text">
      <style:text-properties fo:font-size="12pt" style:font-size-asian="12pt" style:font-size-complex="12pt"/>
    </style:style>
    <style:style style:name="T402_101" style:family="text">
      <style:text-properties fo:font-size="12pt" style:font-size-asian="12pt" style:font-size-complex="12pt"/>
    </style:style>
    <style:style style:name="T402_102" style:family="text">
      <style:text-properties fo:font-size="12pt" style:font-size-asian="12pt" style:font-size-complex="12pt"/>
    </style:style>
    <style:style style:name="T402_103" style:family="text">
      <style:text-properties fo:font-size="12pt" style:font-size-asian="12pt" style:font-size-complex="12pt"/>
    </style:style>
    <style:style style:name="T402_104" style:family="text">
      <style:text-properties fo:font-size="12pt" style:font-size-asian="12pt" style:font-size-complex="12pt"/>
    </style:style>
    <style:style style:name="T402_105" style:family="text">
      <style:text-properties fo:font-size="12pt" style:font-size-asian="12pt" style:font-size-complex="12pt"/>
    </style:style>
    <style:style style:name="T402_106" style:family="text">
      <style:text-properties fo:font-size="12pt" style:font-size-asian="12pt" style:font-size-complex="12pt"/>
    </style:style>
    <style:style style:name="T402_107" style:family="text">
      <style:text-properties fo:font-size="12pt" style:font-size-asian="12pt" style:font-size-complex="12pt"/>
    </style:style>
    <style:style style:name="T402_108" style:family="text">
      <style:text-properties fo:font-size="12pt" style:font-size-asian="12pt" style:font-size-complex="12pt"/>
    </style:style>
    <style:style style:name="T402_109" style:family="text">
      <style:text-properties fo:font-size="12pt" style:font-size-asian="12pt" style:font-size-complex="12pt"/>
    </style:style>
    <style:style style:name="T402_110" style:family="text">
      <style:text-properties fo:font-size="12pt" style:font-size-asian="12pt" style:font-size-complex="12pt"/>
    </style:style>
    <style:style style:name="T402_111" style:family="text">
      <style:text-properties fo:font-size="12pt" style:font-size-asian="12pt" style:font-size-complex="12pt"/>
    </style:style>
    <style:style style:name="T402_112" style:family="text">
      <style:text-properties fo:font-size="12pt" style:font-size-asian="12pt" style:font-size-complex="12pt"/>
    </style:style>
    <style:style style:name="T402_113" style:family="text">
      <style:text-properties fo:font-size="12pt" style:font-size-asian="12pt" style:font-size-complex="12pt"/>
    </style:style>
    <style:style style:name="T402_114" style:family="text">
      <style:text-properties fo:font-size="12pt" style:font-size-asian="12pt" style:font-size-complex="12pt"/>
    </style:style>
    <style:style style:name="T402_115" style:family="text">
      <style:text-properties fo:font-size="12pt" style:font-size-asian="12pt" style:font-size-complex="12pt"/>
    </style:style>
    <style:style style:name="T402_116" style:family="text">
      <style:text-properties fo:font-size="12pt" style:font-size-asian="12pt" style:font-size-complex="12pt"/>
    </style:style>
    <style:style style:name="T402_117" style:family="text">
      <style:text-properties fo:font-size="12pt" style:font-size-asian="12pt" style:font-size-complex="12pt"/>
    </style:style>
    <style:style style:name="T402_118" style:family="text">
      <style:text-properties fo:font-size="12pt" style:font-size-asian="12pt" style:font-size-complex="12pt"/>
    </style:style>
    <style:style style:name="T402_119" style:family="text">
      <style:text-properties fo:font-size="12pt" style:font-size-asian="12pt" style:font-size-complex="12pt"/>
    </style:style>
    <style:style style:name="T402_120" style:family="text">
      <style:text-properties fo:font-size="12pt" style:font-size-asian="12pt" style:font-size-complex="12pt"/>
    </style:style>
    <style:style style:name="T402_121" style:family="text">
      <style:text-properties fo:font-size="12pt" style:font-size-asian="12pt" style:font-size-complex="12pt"/>
    </style:style>
    <style:style style:name="T402_122" style:family="text">
      <style:text-properties fo:font-size="12pt" style:font-size-asian="12pt" style:font-size-complex="12pt"/>
    </style:style>
    <style:style style:name="T402_123" style:family="text">
      <style:text-properties fo:font-size="12pt" style:font-size-asian="12pt" style:font-size-complex="12pt"/>
    </style:style>
    <style:style style:name="T402_124" style:family="text">
      <style:text-properties fo:font-size="12pt" style:font-size-asian="12pt" style:font-size-complex="12pt"/>
    </style:style>
    <style:style style:name="T402_125" style:family="text">
      <style:text-properties fo:font-size="12pt" style:font-size-asian="12pt" style:font-size-complex="12pt"/>
    </style:style>
    <style:style style:name="T402_126" style:family="text">
      <style:text-properties fo:font-size="12pt" style:font-size-asian="12pt" style:font-size-complex="12pt"/>
    </style:style>
    <style:style style:name="T402_127" style:family="text">
      <style:text-properties fo:font-size="12pt" style:font-size-asian="12pt" style:font-size-complex="12pt"/>
    </style:style>
    <style:style style:name="T402_128" style:family="text">
      <style:text-properties fo:font-size="12pt" style:font-size-asian="12pt" style:font-size-complex="12pt"/>
    </style:style>
    <style:style style:name="T402_129" style:family="text">
      <style:text-properties fo:font-size="12pt" style:font-size-asian="12pt" style:font-size-complex="12pt"/>
    </style:style>
    <style:style style:name="T402_130" style:family="text">
      <style:text-properties fo:font-size="12pt" style:font-size-asian="12pt" style:font-size-complex="12pt"/>
    </style:style>
    <style:style style:name="T402_131" style:family="text">
      <style:text-properties fo:font-size="12pt" style:font-size-asian="12pt" style:font-size-complex="12pt"/>
    </style:style>
    <style:style style:name="T402_132" style:family="text">
      <style:text-properties fo:font-size="12pt" style:font-size-asian="12pt" style:font-size-complex="12pt"/>
    </style:style>
    <style:style style:name="T402_133" style:family="text">
      <style:text-properties fo:font-size="12pt" style:font-size-asian="12pt" style:font-size-complex="12pt"/>
    </style:style>
    <style:style style:name="T402_134" style:family="text">
      <style:text-properties fo:font-size="12pt" style:font-size-asian="12pt" style:font-size-complex="12pt"/>
    </style:style>
    <style:style style:name="T402_135" style:family="text">
      <style:text-properties fo:font-size="12pt" style:font-size-asian="12pt" style:font-size-complex="12pt"/>
    </style:style>
    <style:style style:name="T402_136" style:family="text">
      <style:text-properties fo:font-size="12pt" style:font-size-asian="12pt" style:font-size-complex="12pt"/>
    </style:style>
    <style:style style:name="T402_137" style:family="text">
      <style:text-properties fo:font-size="12pt" style:font-size-asian="12pt" style:font-size-complex="12pt"/>
    </style:style>
    <style:style style:name="T402_138" style:family="text">
      <style:text-properties fo:font-size="12pt" style:font-size-asian="12pt" style:font-size-complex="12pt"/>
    </style:style>
    <style:style style:name="T402_139" style:family="text">
      <style:text-properties fo:font-size="12pt" style:font-size-asian="12pt" style:font-size-complex="12pt"/>
    </style:style>
    <style:style style:name="T402_140" style:family="text">
      <style:text-properties fo:font-size="12pt" style:font-size-asian="12pt" style:font-size-complex="12pt"/>
    </style:style>
    <style:style style:name="T402_141" style:family="text">
      <style:text-properties fo:font-size="12pt" style:font-size-asian="12pt" style:font-size-complex="12pt"/>
    </style:style>
    <style:style style:name="T402_142" style:family="text">
      <style:text-properties fo:font-size="12pt" style:font-size-asian="12pt" style:font-size-complex="12pt"/>
    </style:style>
    <style:style style:name="T402_143" style:family="text">
      <style:text-properties fo:font-size="12pt" style:font-size-asian="12pt" style:font-size-complex="12pt"/>
    </style:style>
    <style:style style:name="T402_144" style:family="text">
      <style:text-properties fo:font-size="12pt" style:font-size-asian="12pt" style:font-size-complex="12pt"/>
    </style:style>
    <style:style style:name="T402_145" style:family="text">
      <style:text-properties fo:font-size="12pt" style:font-size-asian="12pt" style:font-size-complex="12pt"/>
    </style:style>
    <style:style style:name="T402_146" style:family="text">
      <style:text-properties fo:font-size="12pt" style:font-size-asian="12pt" style:font-size-complex="12pt"/>
    </style:style>
    <style:style style:name="T402_147" style:family="text">
      <style:text-properties fo:font-size="12pt" style:font-size-asian="12pt" style:font-size-complex="12pt"/>
    </style:style>
    <style:style style:name="T402_148" style:family="text">
      <style:text-properties fo:font-size="12pt" style:font-size-asian="12pt" style:font-size-complex="12pt"/>
    </style:style>
    <style:style style:name="T402_149" style:family="text">
      <style:text-properties fo:font-size="12pt" style:font-size-asian="12pt" style:font-size-complex="12pt"/>
    </style:style>
    <style:style style:name="T402_150" style:family="text">
      <style:text-properties fo:font-size="12pt" style:font-size-asian="12pt" style:font-size-complex="12pt"/>
    </style:style>
    <style:style style:name="T402_151" style:family="text">
      <style:text-properties fo:font-size="12pt" style:font-size-asian="12pt" style:font-size-complex="12pt"/>
    </style:style>
    <style:style style:name="T402_152" style:family="text">
      <style:text-properties fo:font-size="12pt" style:font-size-asian="12pt" style:font-size-complex="12pt"/>
    </style:style>
    <style:style style:name="T402_153" style:family="text">
      <style:text-properties fo:font-size="12pt" style:font-size-asian="12pt" style:font-size-complex="12pt"/>
    </style:style>
    <style:style style:name="T402_154" style:family="text">
      <style:text-properties fo:font-size="12pt" style:font-size-asian="12pt" style:font-size-complex="12pt"/>
    </style:style>
    <style:style style:name="T402_155" style:family="text">
      <style:text-properties fo:font-size="12pt" style:font-size-asian="12pt" style:font-size-complex="12pt"/>
    </style:style>
    <style:style style:name="T402_156" style:family="text">
      <style:text-properties fo:font-size="12pt" style:font-size-asian="12pt" style:font-size-complex="12pt"/>
    </style:style>
    <style:style style:name="T402_157" style:family="text">
      <style:text-properties fo:font-size="12pt" style:font-size-asian="12pt" style:font-size-complex="12pt"/>
    </style:style>
    <style:style style:name="T402_158" style:family="text">
      <style:text-properties fo:font-size="12pt" style:font-size-asian="12pt" style:font-size-complex="12pt"/>
    </style:style>
    <style:style style:name="T402_159" style:family="text">
      <style:text-properties fo:font-size="12pt" style:font-size-asian="12pt" style:font-size-complex="12pt"/>
    </style:style>
    <style:style style:name="T402_160" style:family="text">
      <style:text-properties fo:font-size="12pt" style:font-size-asian="12pt" style:font-size-complex="12pt"/>
    </style:style>
    <style:style style:name="T402_161" style:family="text">
      <style:text-properties fo:font-size="12pt" style:font-size-asian="12pt" style:font-size-complex="12pt"/>
    </style:style>
    <style:style style:name="T402_162" style:family="text">
      <style:text-properties fo:font-size="12pt" style:font-size-asian="12pt" style:font-size-complex="12pt"/>
    </style:style>
    <style:style style:name="T402_163" style:family="text">
      <style:text-properties fo:font-size="12pt" style:font-size-asian="12pt" style:font-size-complex="12pt"/>
    </style:style>
    <style:style style:name="T402_164" style:family="text">
      <style:text-properties fo:font-size="12pt" style:font-size-asian="12pt" style:font-size-complex="12pt"/>
    </style:style>
    <style:style style:name="T402_165" style:family="text">
      <style:text-properties fo:font-size="12pt" style:font-size-asian="12pt" style:font-size-complex="12pt"/>
    </style:style>
    <style:style style:name="T402_166" style:family="text">
      <style:text-properties fo:font-size="12pt" style:font-size-asian="12pt" style:font-size-complex="12pt"/>
    </style:style>
    <style:style style:name="T402_167" style:family="text">
      <style:text-properties fo:font-size="12pt" style:font-size-asian="12pt" style:font-size-complex="12pt"/>
    </style:style>
    <style:style style:name="T402_168" style:family="text">
      <style:text-properties fo:font-size="12pt" style:font-size-asian="12pt" style:font-size-complex="12pt"/>
    </style:style>
    <style:style style:name="T402_169" style:family="text">
      <style:text-properties fo:font-size="12pt" style:font-size-asian="12pt" style:font-size-complex="12pt"/>
    </style:style>
    <style:style style:name="T402_170" style:family="text">
      <style:text-properties fo:font-size="12pt" style:font-size-asian="12pt" style:font-size-complex="12pt"/>
    </style:style>
    <style:style style:name="T402_171" style:family="text">
      <style:text-properties fo:font-size="12pt" style:font-size-asian="12pt" style:font-size-complex="12pt"/>
    </style:style>
    <style:style style:name="T402_172" style:family="text">
      <style:text-properties fo:font-size="12pt" style:font-size-asian="12pt" style:font-size-complex="12pt"/>
    </style:style>
    <style:style style:name="T402_173" style:family="text">
      <style:text-properties fo:font-size="12pt" style:font-size-asian="12pt" style:font-size-complex="12pt"/>
    </style:style>
    <style:style style:name="T402_174" style:family="text">
      <style:text-properties fo:font-size="12pt" style:font-size-asian="12pt" style:font-size-complex="12pt"/>
    </style:style>
    <style:style style:name="T402_175" style:family="text">
      <style:text-properties fo:font-size="12pt" style:font-size-asian="12pt" style:font-size-complex="12pt"/>
    </style:style>
    <style:style style:name="T402_176" style:family="text">
      <style:text-properties fo:font-size="12pt" style:font-size-asian="12pt" style:font-size-complex="12pt"/>
    </style:style>
    <style:style style:name="T402_177" style:family="text">
      <style:text-properties fo:font-size="12pt" style:font-size-asian="12pt" style:font-size-complex="12pt"/>
    </style:style>
    <style:style style:name="T402_178" style:family="text">
      <style:text-properties fo:font-size="12pt" style:font-size-asian="12pt" style:font-size-complex="12pt"/>
    </style:style>
    <style:style style:name="T402_179" style:family="text">
      <style:text-properties fo:font-size="12pt" style:font-size-asian="12pt" style:font-size-complex="12pt"/>
    </style:style>
    <style:style style:name="T402_180" style:family="text">
      <style:text-properties fo:font-size="12pt" style:font-size-asian="12pt" style:font-size-complex="12pt"/>
    </style:style>
    <style:style style:name="T402_181" style:family="text">
      <style:text-properties fo:font-size="12pt" style:font-size-asian="12pt" style:font-size-complex="12pt"/>
    </style:style>
    <style:style style:name="T402_182" style:family="text">
      <style:text-properties fo:font-size="12pt" style:font-size-asian="12pt" style:font-size-complex="12pt"/>
    </style:style>
    <style:style style:name="T402_183" style:family="text">
      <style:text-properties fo:font-size="12pt" style:font-size-asian="12pt" style:font-size-complex="12pt"/>
    </style:style>
    <style:style style:name="T402_184" style:family="text">
      <style:text-properties fo:font-size="12pt" style:font-size-asian="12pt" style:font-size-complex="12pt"/>
    </style:style>
    <style:style style:name="T402_185" style:family="text">
      <style:text-properties fo:font-size="12pt" style:font-size-asian="12pt" style:font-size-complex="12pt"/>
    </style:style>
    <style:style style:name="T402_186" style:family="text">
      <style:text-properties fo:font-size="12pt" style:font-size-asian="12pt" style:font-size-complex="12pt"/>
    </style:style>
    <style:style style:name="T402_187" style:family="text">
      <style:text-properties fo:font-size="12pt" style:font-size-asian="12pt" style:font-size-complex="12pt"/>
    </style:style>
    <style:style style:name="T402_188" style:family="text">
      <style:text-properties fo:font-size="12pt" style:font-size-asian="12pt" style:font-size-complex="12pt"/>
    </style:style>
    <style:style style:name="T402_189" style:family="text">
      <style:text-properties fo:font-size="12pt" style:font-size-asian="12pt" style:font-size-complex="12pt"/>
    </style:style>
    <style:style style:name="T402_190" style:family="text">
      <style:text-properties fo:font-size="12pt" style:font-size-asian="12pt" style:font-size-complex="12pt"/>
    </style:style>
    <style:style style:name="T402_191" style:family="text">
      <style:text-properties fo:font-size="12pt" style:font-size-asian="12pt" style:font-size-complex="12pt"/>
    </style:style>
    <style:style style:name="T402_192" style:family="text">
      <style:text-properties fo:font-size="12pt" style:font-size-asian="12pt" style:font-size-complex="12pt"/>
    </style:style>
    <style:style style:name="T402_193" style:family="text">
      <style:text-properties fo:font-size="12pt" style:font-size-asian="12pt" style:font-size-complex="12pt"/>
    </style:style>
    <style:style style:name="T402_194" style:family="text">
      <style:text-properties fo:font-size="12pt" style:font-size-asian="12pt" style:font-size-complex="12pt"/>
    </style:style>
    <style:style style:name="T402_195" style:family="text">
      <style:text-properties fo:font-size="12pt" style:font-size-asian="12pt" style:font-size-complex="12pt"/>
    </style:style>
    <style:style style:name="T402_196" style:family="text">
      <style:text-properties fo:font-size="12pt" style:font-size-asian="12pt" style:font-size-complex="12pt"/>
    </style:style>
    <style:style style:name="T402_197" style:family="text">
      <style:text-properties fo:font-size="12pt" style:font-size-asian="12pt" style:font-size-complex="12pt"/>
    </style:style>
    <style:style style:name="T402_198" style:family="text">
      <style:text-properties fo:font-size="12pt" style:font-size-asian="12pt" style:font-size-complex="12pt"/>
    </style:style>
    <style:style style:name="T402_199" style:family="text">
      <style:text-properties fo:font-size="12pt" style:font-size-asian="12pt" style:font-size-complex="12pt"/>
    </style:style>
    <style:style style:name="T402_200" style:family="text">
      <style:text-properties fo:font-size="12pt" style:font-size-asian="12pt" style:font-size-complex="12pt"/>
    </style:style>
    <style:style style:name="T402_201" style:family="text">
      <style:text-properties fo:font-size="12pt" style:font-size-asian="12pt" style:font-size-complex="12pt"/>
    </style:style>
    <style:style style:name="T402_202" style:family="text">
      <style:text-properties fo:font-size="12pt" style:font-size-asian="12pt" style:font-size-complex="12pt"/>
    </style:style>
    <style:style style:name="T402_203" style:family="text">
      <style:text-properties fo:font-size="12pt" style:font-size-asian="12pt" style:font-size-complex="12pt"/>
    </style:style>
    <style:style style:name="T402_204" style:family="text">
      <style:text-properties fo:font-size="12pt" style:font-size-asian="12pt" style:font-size-complex="12pt"/>
    </style:style>
    <style:style style:name="T402_205" style:family="text">
      <style:text-properties fo:font-size="12pt" style:font-size-asian="12pt" style:font-size-complex="12pt"/>
    </style:style>
    <style:style style:name="T402_206" style:family="text">
      <style:text-properties fo:font-size="12pt" style:font-size-asian="12pt" style:font-size-complex="12pt"/>
    </style:style>
    <style:style style:name="T402_207" style:family="text">
      <style:text-properties fo:font-size="12pt" style:font-size-asian="12pt" style:font-size-complex="12pt"/>
    </style:style>
    <style:style style:name="T402_208" style:family="text">
      <style:text-properties fo:font-size="12pt" style:font-size-asian="12pt" style:font-size-complex="12pt"/>
    </style:style>
    <style:style style:name="T402_209" style:family="text">
      <style:text-properties fo:font-size="12pt" style:font-size-asian="12pt" style:font-size-complex="12pt"/>
    </style:style>
    <style:style style:name="T402_210" style:family="text">
      <style:text-properties fo:font-size="12pt" style:font-size-asian="12pt" style:font-size-complex="12pt"/>
    </style:style>
    <style:style style:name="T402_211" style:family="text">
      <style:text-properties fo:font-size="12pt" style:font-size-asian="12pt" style:font-size-complex="12pt"/>
    </style:style>
    <style:style style:name="T402_212" style:family="text">
      <style:text-properties fo:font-size="12pt" style:font-size-asian="12pt" style:font-size-complex="12pt"/>
    </style:style>
    <style:style style:name="T402_213" style:family="text">
      <style:text-properties fo:font-size="12pt" style:font-size-asian="12pt" style:font-size-complex="12pt"/>
    </style:style>
    <style:style style:name="T402_214" style:family="text">
      <style:text-properties fo:font-size="12pt" style:font-size-asian="12pt" style:font-size-complex="12pt"/>
    </style:style>
    <style:style style:name="T402_215" style:family="text">
      <style:text-properties fo:font-size="12pt" style:font-size-asian="12pt" style:font-size-complex="12pt"/>
    </style:style>
    <style:style style:name="T402_216" style:family="text">
      <style:text-properties fo:font-size="12pt" style:font-size-asian="12pt" style:font-size-complex="12pt"/>
    </style:style>
    <style:style style:name="T402_217" style:family="text">
      <style:text-properties fo:font-size="12pt" style:font-size-asian="12pt" style:font-size-complex="12pt"/>
    </style:style>
    <style:style style:name="T402_218" style:family="text">
      <style:text-properties fo:font-size="12pt" style:font-size-asian="12pt" style:font-size-complex="12pt"/>
    </style:style>
    <style:style style:name="T402_219" style:family="text">
      <style:text-properties fo:font-size="12pt" style:font-size-asian="12pt" style:font-size-complex="12pt"/>
    </style:style>
    <style:style style:name="P40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4" style:family="paragraph" style:parent-style-name="Standard">
      <style:paragraph-properties fo:text-align="justify" fo:break-before="auto" fo:line-height="115%" style:writing-mode="lr-tb"/>
    </style:style>
    <style:style style:name="T404_1" style:family="text">
      <style:text-properties fo:font-size="12pt" style:font-size-asian="12pt" style:font-size-complex="12pt"/>
    </style:style>
    <style:style style:name="T404_2" style:family="text">
      <style:text-properties fo:font-size="12pt" style:font-size-asian="12pt" style:font-size-complex="12pt"/>
    </style:style>
    <style:style style:name="T404_3" style:family="text">
      <style:text-properties fo:font-size="12pt" style:font-size-asian="12pt" style:font-size-complex="12pt"/>
    </style:style>
    <style:style style:name="T404_4" style:family="text">
      <style:text-properties fo:font-size="12pt" style:font-size-asian="12pt" style:font-size-complex="12pt"/>
    </style:style>
    <style:style style:name="T404_5" style:family="text">
      <style:text-properties fo:font-size="12pt" style:font-size-asian="12pt" style:font-size-complex="12pt"/>
    </style:style>
    <style:style style:name="T404_6" style:family="text">
      <style:text-properties fo:font-size="12pt" style:font-size-asian="12pt" style:font-size-complex="12pt"/>
    </style:style>
    <style:style style:name="T404_7" style:family="text">
      <style:text-properties fo:font-size="12pt" style:font-size-asian="12pt" style:font-size-complex="12pt"/>
    </style:style>
    <style:style style:name="T404_8" style:family="text">
      <style:text-properties fo:font-size="12pt" style:font-size-asian="12pt" style:font-size-complex="12pt"/>
    </style:style>
    <style:style style:name="T404_9" style:family="text">
      <style:text-properties fo:font-size="12pt" style:font-size-asian="12pt" style:font-size-complex="12pt"/>
    </style:style>
    <style:style style:name="P405" style:family="paragraph" style:parent-style-name="Standard">
      <style:paragraph-properties fo:text-align="justify" fo:break-before="auto" fo:line-height="115%" style:writing-mode="lr-tb"/>
    </style:style>
    <style:style style:name="T405_1" style:family="text">
      <style:text-properties fo:font-size="12pt" style:font-size-asian="12pt" style:font-size-complex="12pt"/>
    </style:style>
    <style:style style:name="T405_2" style:family="text">
      <style:text-properties fo:font-size="12pt" style:font-size-asian="12pt" style:font-size-complex="12pt"/>
    </style:style>
    <style:style style:name="T405_3" style:family="text">
      <style:text-properties fo:font-size="12pt" style:font-size-asian="12pt" style:font-size-complex="12pt"/>
    </style:style>
    <style:style style:name="T405_4" style:family="text">
      <style:text-properties fo:font-size="12pt" style:font-size-asian="12pt" style:font-size-complex="12pt"/>
    </style:style>
    <style:style style:name="T405_5" style:family="text">
      <style:text-properties fo:font-size="12pt" style:font-size-asian="12pt" style:font-size-complex="12pt"/>
    </style:style>
    <style:style style:name="T405_6" style:family="text">
      <style:text-properties fo:font-size="12pt" style:font-size-asian="12pt" style:font-size-complex="12pt"/>
    </style:style>
    <style:style style:name="T405_7" style:family="text">
      <style:text-properties fo:font-size="12pt" style:font-size-asian="12pt" style:font-size-complex="12pt"/>
    </style:style>
    <style:style style:name="T405_8" style:family="text">
      <style:text-properties fo:font-size="12pt" style:font-size-asian="12pt" style:font-size-complex="12pt"/>
    </style:style>
    <style:style style:name="T405_9" style:family="text">
      <style:text-properties fo:font-size="12pt" style:font-size-asian="12pt" style:font-size-complex="12pt"/>
    </style:style>
    <style:style style:name="T405_10" style:family="text">
      <style:text-properties fo:font-size="12pt" style:font-size-asian="12pt" style:font-size-complex="12pt"/>
    </style:style>
    <style:style style:name="T405_11" style:family="text">
      <style:text-properties fo:font-size="12pt" style:font-size-asian="12pt" style:font-size-complex="12pt"/>
    </style:style>
    <style:style style:name="T405_12" style:family="text">
      <style:text-properties fo:font-size="12pt" style:font-size-asian="12pt" style:font-size-complex="12pt"/>
    </style:style>
    <style:style style:name="T405_13" style:family="text">
      <style:text-properties fo:font-size="12pt" style:font-size-asian="12pt" style:font-size-complex="12pt"/>
    </style:style>
    <style:style style:name="T405_14" style:family="text">
      <style:text-properties fo:font-size="12pt" style:font-size-asian="12pt" style:font-size-complex="12pt"/>
    </style:style>
    <style:style style:name="T405_15" style:family="text">
      <style:text-properties fo:font-size="12pt" style:font-size-asian="12pt" style:font-size-complex="12pt"/>
    </style:style>
    <style:style style:name="T405_16" style:family="text">
      <style:text-properties fo:font-size="12pt" style:font-size-asian="12pt" style:font-size-complex="12pt"/>
    </style:style>
    <style:style style:name="T405_17" style:family="text">
      <style:text-properties fo:font-size="12pt" style:font-size-asian="12pt" style:font-size-complex="12pt"/>
    </style:style>
    <style:style style:name="T405_18" style:family="text">
      <style:text-properties fo:font-size="12pt" style:font-size-asian="12pt" style:font-size-complex="12pt"/>
    </style:style>
    <style:style style:name="T405_19" style:family="text">
      <style:text-properties fo:font-size="12pt" style:font-size-asian="12pt" style:font-size-complex="12pt"/>
    </style:style>
    <style:style style:name="T405_20" style:family="text">
      <style:text-properties fo:font-size="12pt" style:font-size-asian="12pt" style:font-size-complex="12pt"/>
    </style:style>
    <style:style style:name="T405_21" style:family="text">
      <style:text-properties fo:font-size="12pt" style:font-size-asian="12pt" style:font-size-complex="12pt"/>
    </style:style>
    <style:style style:name="T405_22" style:family="text">
      <style:text-properties fo:font-size="12pt" style:font-size-asian="12pt" style:font-size-complex="12pt"/>
    </style:style>
    <style:style style:name="T405_23" style:family="text">
      <style:text-properties fo:font-size="12pt" style:font-size-asian="12pt" style:font-size-complex="12pt"/>
    </style:style>
    <style:style style:name="T405_24" style:family="text">
      <style:text-properties fo:font-size="12pt" style:font-size-asian="12pt" style:font-size-complex="12pt"/>
    </style:style>
    <style:style style:name="T405_25" style:family="text">
      <style:text-properties fo:font-size="12pt" style:font-size-asian="12pt" style:font-size-complex="12pt"/>
    </style:style>
    <style:style style:name="T405_26" style:family="text">
      <style:text-properties fo:font-size="12pt" style:font-size-asian="12pt" style:font-size-complex="12pt"/>
    </style:style>
    <style:style style:name="T405_27" style:family="text">
      <style:text-properties fo:font-size="12pt" style:font-size-asian="12pt" style:font-size-complex="12pt"/>
    </style:style>
    <style:style style:name="T405_28" style:family="text">
      <style:text-properties fo:font-size="12pt" style:font-size-asian="12pt" style:font-size-complex="12pt"/>
    </style:style>
    <style:style style:name="T405_29" style:family="text">
      <style:text-properties fo:font-size="12pt" style:font-size-asian="12pt" style:font-size-complex="12pt"/>
    </style:style>
    <style:style style:name="T405_30" style:family="text">
      <style:text-properties fo:font-size="12pt" style:font-size-asian="12pt" style:font-size-complex="12pt"/>
    </style:style>
    <style:style style:name="T405_31" style:family="text">
      <style:text-properties fo:font-size="12pt" style:font-size-asian="12pt" style:font-size-complex="12pt"/>
    </style:style>
    <style:style style:name="T405_32" style:family="text">
      <style:text-properties fo:font-size="12pt" style:font-size-asian="12pt" style:font-size-complex="12pt"/>
    </style:style>
    <style:style style:name="T405_33" style:family="text">
      <style:text-properties fo:font-size="12pt" style:font-size-asian="12pt" style:font-size-complex="12pt"/>
    </style:style>
    <style:style style:name="T405_34" style:family="text">
      <style:text-properties fo:font-size="12pt" style:font-size-asian="12pt" style:font-size-complex="12pt"/>
    </style:style>
    <style:style style:name="T405_35" style:family="text">
      <style:text-properties fo:font-size="12pt" style:font-size-asian="12pt" style:font-size-complex="12pt"/>
    </style:style>
    <style:style style:name="T405_36" style:family="text">
      <style:text-properties fo:font-size="12pt" style:font-size-asian="12pt" style:font-size-complex="12pt"/>
    </style:style>
    <style:style style:name="T405_37" style:family="text">
      <style:text-properties fo:font-size="12pt" style:font-size-asian="12pt" style:font-size-complex="12pt"/>
    </style:style>
    <style:style style:name="P4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08" style:family="paragraph" style:parent-style-name="Standard">
      <style:paragraph-properties fo:text-align="justify" fo:break-before="auto" fo:line-height="115%" style:writing-mode="lr-tb"/>
    </style:style>
    <style:style style:name="T408_1" style:family="text">
      <style:text-properties fo:font-size="12pt" style:font-size-asian="12pt" style:font-size-complex="12pt"/>
    </style:style>
    <style:style style:name="T408_2" style:family="text">
      <style:text-properties fo:font-size="12pt" style:font-size-asian="12pt" style:font-size-complex="12pt"/>
    </style:style>
    <style:style style:name="T408_3" style:family="text">
      <style:text-properties fo:font-size="12pt" style:font-size-asian="12pt" style:font-size-complex="12pt"/>
    </style:style>
    <style:style style:name="T408_4" style:family="text">
      <style:text-properties fo:font-size="12pt" style:font-size-asian="12pt" style:font-size-complex="12pt"/>
    </style:style>
    <style:style style:name="T408_5" style:family="text">
      <style:text-properties fo:font-size="12pt" style:font-size-asian="12pt" style:font-size-complex="12pt"/>
    </style:style>
    <style:style style:name="T408_6" style:family="text">
      <style:text-properties fo:font-size="12pt" style:font-size-asian="12pt" style:font-size-complex="12pt"/>
    </style:style>
    <style:style style:name="T408_7" style:family="text">
      <style:text-properties fo:font-size="12pt" style:font-size-asian="12pt" style:font-size-complex="12pt"/>
    </style:style>
    <style:style style:name="P409" style:family="paragraph" style:parent-style-name="Standard">
      <style:paragraph-properties fo:text-align="justify" fo:break-before="auto" fo:line-height="115%" style:writing-mode="lr-tb"/>
    </style:style>
    <style:style style:name="T409_1" style:family="text">
      <style:text-properties fo:font-size="12pt" style:font-size-asian="12pt" style:font-size-complex="12pt"/>
    </style:style>
    <style:style style:name="T409_2" style:family="text">
      <style:text-properties fo:font-size="12pt" style:font-size-asian="12pt" style:font-size-complex="12pt"/>
    </style:style>
    <style:style style:name="T409_3" style:family="text">
      <style:text-properties fo:font-size="12pt" style:font-size-asian="12pt" style:font-size-complex="12pt"/>
    </style:style>
    <style:style style:name="T409_4" style:family="text">
      <style:text-properties fo:font-size="12pt" style:font-size-asian="12pt" style:font-size-complex="12pt"/>
    </style:style>
    <style:style style:name="T409_5" style:family="text">
      <style:text-properties fo:font-size="12pt" style:font-size-asian="12pt" style:font-size-complex="12pt"/>
    </style:style>
    <style:style style:name="T409_6" style:family="text">
      <style:text-properties fo:font-size="12pt" style:font-size-asian="12pt" style:font-size-complex="12pt"/>
    </style:style>
    <style:style style:name="T409_7" style:family="text">
      <style:text-properties fo:font-size="12pt" style:font-size-asian="12pt" style:font-size-complex="12pt"/>
    </style:style>
    <style:style style:name="T409_8" style:family="text">
      <style:text-properties fo:font-size="12pt" style:font-size-asian="12pt" style:font-size-complex="12pt"/>
    </style:style>
    <style:style style:name="T409_9" style:family="text">
      <style:text-properties fo:font-size="12pt" style:font-size-asian="12pt" style:font-size-complex="12pt"/>
    </style:style>
    <style:style style:name="T409_10" style:family="text">
      <style:text-properties fo:font-size="12pt" style:font-size-asian="12pt" style:font-size-complex="12pt"/>
    </style:style>
    <style:style style:name="T409_11" style:family="text">
      <style:text-properties fo:font-size="12pt" style:font-size-asian="12pt" style:font-size-complex="12pt"/>
    </style:style>
    <style:style style:name="T409_12" style:family="text">
      <style:text-properties fo:font-size="12pt" style:font-size-asian="12pt" style:font-size-complex="12pt"/>
    </style:style>
    <style:style style:name="T409_13" style:family="text">
      <style:text-properties fo:font-size="12pt" style:font-size-asian="12pt" style:font-size-complex="12pt"/>
    </style:style>
    <style:style style:name="T409_14" style:family="text">
      <style:text-properties fo:font-size="12pt" style:font-size-asian="12pt" style:font-size-complex="12pt"/>
    </style:style>
    <style:style style:name="T409_15" style:family="text">
      <style:text-properties fo:font-size="12pt" style:font-size-asian="12pt" style:font-size-complex="12pt"/>
    </style:style>
    <style:style style:name="T409_16" style:family="text">
      <style:text-properties fo:font-size="12pt" style:font-size-asian="12pt" style:font-size-complex="12pt"/>
    </style:style>
    <style:style style:name="T409_17" style:family="text">
      <style:text-properties fo:font-size="12pt" style:font-size-asian="12pt" style:font-size-complex="12pt"/>
    </style:style>
    <style:style style:name="T409_18" style:family="text">
      <style:text-properties fo:font-size="12pt" style:font-size-asian="12pt" style:font-size-complex="12pt"/>
    </style:style>
    <style:style style:name="T409_19" style:family="text">
      <style:text-properties fo:font-size="12pt" style:font-size-asian="12pt" style:font-size-complex="12pt"/>
    </style:style>
    <style:style style:name="T409_20" style:family="text">
      <style:text-properties fo:font-size="12pt" style:font-size-asian="12pt" style:font-size-complex="12pt"/>
    </style:style>
    <style:style style:name="T409_21" style:family="text">
      <style:text-properties fo:font-size="12pt" style:font-size-asian="12pt" style:font-size-complex="12pt"/>
    </style:style>
    <style:style style:name="T409_22" style:family="text">
      <style:text-properties fo:font-size="12pt" style:font-size-asian="12pt" style:font-size-complex="12pt"/>
    </style:style>
    <style:style style:name="T409_23" style:family="text">
      <style:text-properties fo:font-size="12pt" style:font-size-asian="12pt" style:font-size-complex="12pt"/>
    </style:style>
    <style:style style:name="T409_24" style:family="text">
      <style:text-properties fo:font-size="12pt" style:font-size-asian="12pt" style:font-size-complex="12pt"/>
    </style:style>
    <style:style style:name="T409_25" style:family="text">
      <style:text-properties fo:font-size="12pt" style:font-size-asian="12pt" style:font-size-complex="12pt"/>
    </style:style>
    <style:style style:name="T409_26" style:family="text">
      <style:text-properties fo:font-size="12pt" style:font-size-asian="12pt" style:font-size-complex="12pt"/>
    </style:style>
    <style:style style:name="T409_27" style:family="text">
      <style:text-properties fo:font-size="12pt" style:font-size-asian="12pt" style:font-size-complex="12pt"/>
    </style:style>
    <style:style style:name="T409_28" style:family="text">
      <style:text-properties fo:font-size="12pt" style:font-size-asian="12pt" style:font-size-complex="12pt"/>
    </style:style>
    <style:style style:name="T409_29" style:family="text">
      <style:text-properties fo:font-size="12pt" style:font-size-asian="12pt" style:font-size-complex="12pt"/>
    </style:style>
    <style:style style:name="T409_30" style:family="text">
      <style:text-properties fo:font-size="12pt" style:font-size-asian="12pt" style:font-size-complex="12pt"/>
    </style:style>
    <style:style style:name="T409_31" style:family="text">
      <style:text-properties fo:font-size="12pt" style:font-size-asian="12pt" style:font-size-complex="12pt"/>
    </style:style>
    <style:style style:name="T409_32" style:family="text">
      <style:text-properties fo:font-size="12pt" style:font-size-asian="12pt" style:font-size-complex="12pt"/>
    </style:style>
    <style:style style:name="T409_33" style:family="text">
      <style:text-properties fo:font-size="12pt" style:font-size-asian="12pt" style:font-size-complex="12pt"/>
    </style:style>
    <style:style style:name="T409_34" style:family="text">
      <style:text-properties fo:font-size="12pt" style:font-size-asian="12pt" style:font-size-complex="12pt"/>
    </style:style>
    <style:style style:name="T409_35" style:family="text">
      <style:text-properties fo:font-size="12pt" style:font-size-asian="12pt" style:font-size-complex="12pt"/>
    </style:style>
    <style:style style:name="T409_36" style:family="text">
      <style:text-properties fo:font-size="12pt" style:font-size-asian="12pt" style:font-size-complex="12pt"/>
    </style:style>
    <style:style style:name="T409_37" style:family="text">
      <style:text-properties fo:font-size="12pt" style:font-size-asian="12pt" style:font-size-complex="12pt"/>
    </style:style>
    <style:style style:name="T409_38" style:family="text">
      <style:text-properties fo:font-size="12pt" style:font-size-asian="12pt" style:font-size-complex="12pt"/>
    </style:style>
    <style:style style:name="T409_39" style:family="text">
      <style:text-properties fo:font-size="12pt" style:font-size-asian="12pt" style:font-size-complex="12pt"/>
    </style:style>
    <style:style style:name="T409_40" style:family="text">
      <style:text-properties fo:font-size="12pt" style:font-size-asian="12pt" style:font-size-complex="12pt"/>
    </style:style>
    <style:style style:name="T409_41" style:family="text">
      <style:text-properties fo:font-size="12pt" style:font-size-asian="12pt" style:font-size-complex="12pt"/>
    </style:style>
    <style:style style:name="T409_42" style:family="text">
      <style:text-properties fo:font-size="12pt" style:font-size-asian="12pt" style:font-size-complex="12pt"/>
    </style:style>
    <style:style style:name="T409_43" style:family="text">
      <style:text-properties fo:font-size="12pt" style:font-size-asian="12pt" style:font-size-complex="12pt"/>
    </style:style>
    <style:style style:name="T409_44" style:family="text">
      <style:text-properties fo:font-size="12pt" style:font-size-asian="12pt" style:font-size-complex="12pt"/>
    </style:style>
    <style:style style:name="T409_45" style:family="text">
      <style:text-properties fo:font-size="12pt" style:font-size-asian="12pt" style:font-size-complex="12pt"/>
    </style:style>
    <style:style style:name="T409_46" style:family="text">
      <style:text-properties fo:font-size="12pt" style:font-size-asian="12pt" style:font-size-complex="12pt"/>
    </style:style>
    <style:style style:name="T409_47" style:family="text">
      <style:text-properties fo:font-size="12pt" style:font-size-asian="12pt" style:font-size-complex="12pt"/>
    </style:style>
    <style:style style:name="T409_48" style:family="text">
      <style:text-properties fo:font-size="12pt" style:font-size-asian="12pt" style:font-size-complex="12pt"/>
    </style:style>
    <style:style style:name="T409_49" style:family="text">
      <style:text-properties fo:font-size="12pt" style:font-size-asian="12pt" style:font-size-complex="12pt"/>
    </style:style>
    <style:style style:name="T409_50" style:family="text">
      <style:text-properties fo:font-size="12pt" style:font-size-asian="12pt" style:font-size-complex="12pt"/>
    </style:style>
    <style:style style:name="T409_51" style:family="text">
      <style:text-properties fo:font-size="12pt" style:font-size-asian="12pt" style:font-size-complex="12pt"/>
    </style:style>
    <style:style style:name="T409_52" style:family="text">
      <style:text-properties fo:font-size="12pt" style:font-size-asian="12pt" style:font-size-complex="12pt"/>
    </style:style>
    <style:style style:name="T409_53" style:family="text">
      <style:text-properties fo:font-size="12pt" style:font-size-asian="12pt" style:font-size-complex="12pt"/>
    </style:style>
    <style:style style:name="T409_54" style:family="text">
      <style:text-properties fo:font-size="12pt" style:font-size-asian="12pt" style:font-size-complex="12pt"/>
    </style:style>
    <style:style style:name="T409_55" style:family="text">
      <style:text-properties fo:font-size="12pt" style:font-size-asian="12pt" style:font-size-complex="12pt"/>
    </style:style>
    <style:style style:name="T409_56" style:family="text">
      <style:text-properties fo:font-size="12pt" style:font-size-asian="12pt" style:font-size-complex="12pt"/>
    </style:style>
    <style:style style:name="T409_57" style:family="text">
      <style:text-properties fo:font-size="12pt" style:font-size-asian="12pt" style:font-size-complex="12pt"/>
    </style:style>
    <style:style style:name="T409_58" style:family="text">
      <style:text-properties fo:font-size="12pt" style:font-size-asian="12pt" style:font-size-complex="12pt"/>
    </style:style>
    <style:style style:name="T409_59" style:family="text">
      <style:text-properties fo:font-size="12pt" style:font-size-asian="12pt" style:font-size-complex="12pt"/>
    </style:style>
    <style:style style:name="T409_60" style:family="text">
      <style:text-properties fo:font-size="12pt" style:font-size-asian="12pt" style:font-size-complex="12pt"/>
    </style:style>
    <style:style style:name="T409_61" style:family="text">
      <style:text-properties fo:font-size="12pt" style:font-size-asian="12pt" style:font-size-complex="12pt"/>
    </style:style>
    <style:style style:name="T409_62" style:family="text">
      <style:text-properties fo:font-size="12pt" style:font-size-asian="12pt" style:font-size-complex="12pt"/>
    </style:style>
    <style:style style:name="T409_63" style:family="text">
      <style:text-properties fo:font-size="12pt" style:font-size-asian="12pt" style:font-size-complex="12pt"/>
    </style:style>
    <style:style style:name="T409_64" style:family="text">
      <style:text-properties fo:font-size="12pt" style:font-size-asian="12pt" style:font-size-complex="12pt"/>
    </style:style>
    <style:style style:name="T409_65" style:family="text">
      <style:text-properties fo:font-size="12pt" style:font-size-asian="12pt" style:font-size-complex="12pt"/>
    </style:style>
    <style:style style:name="T409_66" style:family="text">
      <style:text-properties fo:font-size="12pt" style:font-size-asian="12pt" style:font-size-complex="12pt"/>
    </style:style>
    <style:style style:name="T409_67" style:family="text">
      <style:text-properties fo:font-size="12pt" style:font-size-asian="12pt" style:font-size-complex="12pt"/>
    </style:style>
    <style:style style:name="T409_68" style:family="text">
      <style:text-properties fo:font-size="12pt" style:font-size-asian="12pt" style:font-size-complex="12pt"/>
    </style:style>
    <style:style style:name="T409_69" style:family="text">
      <style:text-properties fo:font-size="12pt" style:font-size-asian="12pt" style:font-size-complex="12pt"/>
    </style:style>
    <style:style style:name="T409_70" style:family="text">
      <style:text-properties fo:font-size="12pt" style:font-size-asian="12pt" style:font-size-complex="12pt"/>
    </style:style>
    <style:style style:name="T409_71" style:family="text">
      <style:text-properties fo:font-size="12pt" style:font-size-asian="12pt" style:font-size-complex="12pt"/>
    </style:style>
    <style:style style:name="T409_72" style:family="text">
      <style:text-properties fo:font-size="12pt" style:font-size-asian="12pt" style:font-size-complex="12pt"/>
    </style:style>
    <style:style style:name="T409_73" style:family="text">
      <style:text-properties fo:font-size="12pt" style:font-size-asian="12pt" style:font-size-complex="12pt"/>
    </style:style>
    <style:style style:name="T409_74" style:family="text">
      <style:text-properties fo:font-size="12pt" style:font-size-asian="12pt" style:font-size-complex="12pt"/>
    </style:style>
    <style:style style:name="T409_75" style:family="text">
      <style:text-properties fo:font-size="12pt" style:font-size-asian="12pt" style:font-size-complex="12pt"/>
    </style:style>
    <style:style style:name="T409_76" style:family="text">
      <style:text-properties fo:font-size="12pt" style:font-size-asian="12pt" style:font-size-complex="12pt"/>
    </style:style>
    <style:style style:name="T409_77" style:family="text">
      <style:text-properties fo:font-size="12pt" style:font-size-asian="12pt" style:font-size-complex="12pt"/>
    </style:style>
    <style:style style:name="T409_78" style:family="text">
      <style:text-properties fo:font-size="12pt" style:font-size-asian="12pt" style:font-size-complex="12pt"/>
    </style:style>
    <style:style style:name="T409_79" style:family="text">
      <style:text-properties fo:font-size="12pt" style:font-size-asian="12pt" style:font-size-complex="12pt"/>
    </style:style>
    <style:style style:name="T409_80" style:family="text">
      <style:text-properties fo:font-size="12pt" style:font-size-asian="12pt" style:font-size-complex="12pt"/>
    </style:style>
    <style:style style:name="T409_81" style:family="text">
      <style:text-properties fo:font-size="12pt" style:font-size-asian="12pt" style:font-size-complex="12pt"/>
    </style:style>
    <style:style style:name="T409_82" style:family="text">
      <style:text-properties fo:font-size="12pt" style:font-size-asian="12pt" style:font-size-complex="12pt"/>
    </style:style>
    <style:style style:name="T409_83" style:family="text">
      <style:text-properties fo:font-size="12pt" style:font-size-asian="12pt" style:font-size-complex="12pt"/>
    </style:style>
    <style:style style:name="T409_84" style:family="text">
      <style:text-properties fo:font-size="12pt" style:font-size-asian="12pt" style:font-size-complex="12pt"/>
    </style:style>
    <style:style style:name="T409_85" style:family="text">
      <style:text-properties fo:font-size="12pt" style:font-size-asian="12pt" style:font-size-complex="12pt"/>
    </style:style>
    <style:style style:name="T409_86" style:family="text">
      <style:text-properties fo:font-size="12pt" style:font-size-asian="12pt" style:font-size-complex="12pt"/>
    </style:style>
    <style:style style:name="T409_87" style:family="text">
      <style:text-properties fo:font-size="12pt" style:font-size-asian="12pt" style:font-size-complex="12pt"/>
    </style:style>
    <style:style style:name="T409_88" style:family="text">
      <style:text-properties fo:font-size="12pt" style:font-size-asian="12pt" style:font-size-complex="12pt"/>
    </style:style>
    <style:style style:name="T409_89" style:family="text">
      <style:text-properties fo:font-size="12pt" style:font-size-asian="12pt" style:font-size-complex="12pt"/>
    </style:style>
    <style:style style:name="T409_90" style:family="text">
      <style:text-properties fo:font-size="12pt" style:font-size-asian="12pt" style:font-size-complex="12pt"/>
    </style:style>
    <style:style style:name="T409_91" style:family="text">
      <style:text-properties fo:font-size="12pt" style:font-size-asian="12pt" style:font-size-complex="12pt"/>
    </style:style>
    <style:style style:name="T409_92" style:family="text">
      <style:text-properties fo:font-size="12pt" style:font-size-asian="12pt" style:font-size-complex="12pt"/>
    </style:style>
    <style:style style:name="T409_93" style:family="text">
      <style:text-properties fo:font-size="12pt" style:font-size-asian="12pt" style:font-size-complex="12pt"/>
    </style:style>
    <style:style style:name="T409_94" style:family="text">
      <style:text-properties fo:font-size="12pt" style:font-size-asian="12pt" style:font-size-complex="12pt"/>
    </style:style>
    <style:style style:name="T409_95" style:family="text">
      <style:text-properties fo:font-size="12pt" style:font-size-asian="12pt" style:font-size-complex="12pt"/>
    </style:style>
    <style:style style:name="T409_96" style:family="text">
      <style:text-properties fo:font-size="12pt" style:font-size-asian="12pt" style:font-size-complex="12pt"/>
    </style:style>
    <style:style style:name="T409_97" style:family="text">
      <style:text-properties fo:font-size="12pt" style:font-size-asian="12pt" style:font-size-complex="12pt"/>
    </style:style>
    <style:style style:name="T409_98" style:family="text">
      <style:text-properties fo:font-size="12pt" style:font-size-asian="12pt" style:font-size-complex="12pt"/>
    </style:style>
    <style:style style:name="T409_99" style:family="text">
      <style:text-properties fo:font-size="12pt" style:font-size-asian="12pt" style:font-size-complex="12pt"/>
    </style:style>
    <style:style style:name="T409_100" style:family="text">
      <style:text-properties fo:font-size="12pt" style:font-size-asian="12pt" style:font-size-complex="12pt"/>
    </style:style>
    <style:style style:name="T409_101" style:family="text">
      <style:text-properties fo:font-size="12pt" style:font-size-asian="12pt" style:font-size-complex="12pt"/>
    </style:style>
    <style:style style:name="P41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1" style:family="paragraph" style:parent-style-name="Standard">
      <style:paragraph-properties fo:text-align="justify" fo:break-before="auto" fo:line-height="115%" style:writing-mode="lr-tb"/>
    </style:style>
    <style:style style:name="T411_1" style:family="text">
      <style:text-properties fo:font-size="12pt" style:font-size-asian="12pt" style:font-size-complex="12pt"/>
    </style:style>
    <style:style style:name="T411_2" style:family="text">
      <style:text-properties fo:font-size="12pt" style:font-size-asian="12pt" style:font-size-complex="12pt"/>
    </style:style>
    <style:style style:name="T411_3" style:family="text">
      <style:text-properties fo:font-size="12pt" style:font-size-asian="12pt" style:font-size-complex="12pt"/>
    </style:style>
    <style:style style:name="T411_4" style:family="text">
      <style:text-properties fo:font-size="12pt" style:font-size-asian="12pt" style:font-size-complex="12pt"/>
    </style:style>
    <style:style style:name="T411_5" style:family="text">
      <style:text-properties fo:font-size="12pt" style:font-size-asian="12pt" style:font-size-complex="12pt"/>
    </style:style>
    <style:style style:name="T411_6" style:family="text">
      <style:text-properties fo:font-size="12pt" style:font-size-asian="12pt" style:font-size-complex="12pt"/>
    </style:style>
    <style:style style:name="T411_7" style:family="text">
      <style:text-properties fo:font-size="12pt" style:font-size-asian="12pt" style:font-size-complex="12pt"/>
    </style:style>
    <style:style style:name="T411_8" style:family="text">
      <style:text-properties fo:font-size="12pt" style:font-size-asian="12pt" style:font-size-complex="12pt"/>
    </style:style>
    <style:style style:name="T411_9" style:family="text">
      <style:text-properties fo:font-size="12pt" style:font-size-asian="12pt" style:font-size-complex="12pt"/>
    </style:style>
    <style:style style:name="T411_10" style:family="text">
      <style:text-properties fo:font-size="12pt" style:font-size-asian="12pt" style:font-size-complex="12pt"/>
    </style:style>
    <style:style style:name="T411_11" style:family="text">
      <style:text-properties fo:font-size="12pt" style:font-size-asian="12pt" style:font-size-complex="12pt"/>
    </style:style>
    <style:style style:name="P412" style:family="paragraph" style:parent-style-name="Standard">
      <style:paragraph-properties fo:text-align="justify" fo:break-before="auto" fo:line-height="115%" style:writing-mode="lr-tb"/>
    </style:style>
    <style:style style:name="T412_1" style:family="text">
      <style:text-properties fo:font-size="12pt" style:font-size-asian="12pt" style:font-size-complex="12pt"/>
    </style:style>
    <style:style style:name="T412_2" style:family="text">
      <style:text-properties fo:font-size="12pt" style:font-size-asian="12pt" style:font-size-complex="12pt"/>
    </style:style>
    <style:style style:name="T412_3" style:family="text">
      <style:text-properties fo:font-size="12pt" style:font-size-asian="12pt" style:font-size-complex="12pt"/>
    </style:style>
    <style:style style:name="T412_4" style:family="text">
      <style:text-properties fo:font-size="12pt" style:font-size-asian="12pt" style:font-size-complex="12pt"/>
    </style:style>
    <style:style style:name="T412_5" style:family="text">
      <style:text-properties fo:font-size="12pt" style:font-size-asian="12pt" style:font-size-complex="12pt"/>
    </style:style>
    <style:style style:name="T412_6" style:family="text">
      <style:text-properties fo:font-size="12pt" style:font-size-asian="12pt" style:font-size-complex="12pt"/>
    </style:style>
    <style:style style:name="T412_7" style:family="text">
      <style:text-properties fo:font-size="12pt" style:font-size-asian="12pt" style:font-size-complex="12pt"/>
    </style:style>
    <style:style style:name="T412_8" style:family="text">
      <style:text-properties fo:font-size="12pt" style:font-size-asian="12pt" style:font-size-complex="12pt"/>
    </style:style>
    <style:style style:name="T412_9" style:family="text">
      <style:text-properties fo:font-size="12pt" style:font-size-asian="12pt" style:font-size-complex="12pt"/>
    </style:style>
    <style:style style:name="T412_10" style:family="text">
      <style:text-properties fo:font-size="12pt" style:font-size-asian="12pt" style:font-size-complex="12pt"/>
    </style:style>
    <style:style style:name="T412_11" style:family="text">
      <style:text-properties fo:font-size="12pt" style:font-size-asian="12pt" style:font-size-complex="12pt"/>
    </style:style>
    <style:style style:name="T412_12" style:family="text">
      <style:text-properties fo:font-size="12pt" style:font-size-asian="12pt" style:font-size-complex="12pt"/>
    </style:style>
    <style:style style:name="T412_13" style:family="text">
      <style:text-properties fo:font-size="12pt" style:font-size-asian="12pt" style:font-size-complex="12pt"/>
    </style:style>
    <style:style style:name="T412_14" style:family="text">
      <style:text-properties fo:font-size="12pt" style:font-size-asian="12pt" style:font-size-complex="12pt"/>
    </style:style>
    <style:style style:name="T412_15" style:family="text">
      <style:text-properties fo:font-size="12pt" style:font-size-asian="12pt" style:font-size-complex="12pt"/>
    </style:style>
    <style:style style:name="T412_16" style:family="text">
      <style:text-properties fo:font-size="12pt" style:font-size-asian="12pt" style:font-size-complex="12pt"/>
    </style:style>
    <style:style style:name="T412_17" style:family="text">
      <style:text-properties fo:font-size="12pt" style:font-size-asian="12pt" style:font-size-complex="12pt"/>
    </style:style>
    <style:style style:name="T412_18" style:family="text">
      <style:text-properties fo:font-size="12pt" style:font-size-asian="12pt" style:font-size-complex="12pt"/>
    </style:style>
    <style:style style:name="T412_19" style:family="text">
      <style:text-properties fo:font-size="12pt" style:font-size-asian="12pt" style:font-size-complex="12pt"/>
    </style:style>
    <style:style style:name="T412_20" style:family="text">
      <style:text-properties fo:font-size="12pt" style:font-size-asian="12pt" style:font-size-complex="12pt"/>
    </style:style>
    <style:style style:name="T412_21" style:family="text">
      <style:text-properties fo:font-size="12pt" style:font-size-asian="12pt" style:font-size-complex="12pt"/>
    </style:style>
    <style:style style:name="T412_22" style:family="text">
      <style:text-properties fo:font-size="12pt" style:font-size-asian="12pt" style:font-size-complex="12pt"/>
    </style:style>
    <style:style style:name="T412_23" style:family="text">
      <style:text-properties fo:font-size="12pt" style:font-size-asian="12pt" style:font-size-complex="12pt"/>
    </style:style>
    <style:style style:name="T412_24" style:family="text">
      <style:text-properties fo:font-size="12pt" style:font-size-asian="12pt" style:font-size-complex="12pt"/>
    </style:style>
    <style:style style:name="T412_25" style:family="text">
      <style:text-properties fo:font-size="12pt" style:font-size-asian="12pt" style:font-size-complex="12pt"/>
    </style:style>
    <style:style style:name="T412_26" style:family="text">
      <style:text-properties fo:font-size="12pt" style:font-size-asian="12pt" style:font-size-complex="12pt"/>
    </style:style>
    <style:style style:name="T412_27" style:family="text">
      <style:text-properties fo:font-size="12pt" style:font-size-asian="12pt" style:font-size-complex="12pt"/>
    </style:style>
    <style:style style:name="T412_28" style:family="text">
      <style:text-properties fo:font-size="12pt" style:font-size-asian="12pt" style:font-size-complex="12pt"/>
    </style:style>
    <style:style style:name="T412_29" style:family="text">
      <style:text-properties fo:font-size="12pt" style:font-size-asian="12pt" style:font-size-complex="12pt"/>
    </style:style>
    <style:style style:name="T412_30" style:family="text">
      <style:text-properties fo:font-size="12pt" style:font-size-asian="12pt" style:font-size-complex="12pt"/>
    </style:style>
    <style:style style:name="T412_31" style:family="text">
      <style:text-properties fo:font-size="12pt" style:font-size-asian="12pt" style:font-size-complex="12pt"/>
    </style:style>
    <style:style style:name="T412_32" style:family="text">
      <style:text-properties fo:font-size="12pt" style:font-size-asian="12pt" style:font-size-complex="12pt"/>
    </style:style>
    <style:style style:name="T412_33" style:family="text">
      <style:text-properties fo:font-size="12pt" style:font-size-asian="12pt" style:font-size-complex="12pt"/>
    </style:style>
    <style:style style:name="T412_34" style:family="text">
      <style:text-properties fo:font-size="12pt" style:font-size-asian="12pt" style:font-size-complex="12pt"/>
    </style:style>
    <style:style style:name="T412_35" style:family="text">
      <style:text-properties fo:font-size="12pt" style:font-size-asian="12pt" style:font-size-complex="12pt"/>
    </style:style>
    <style:style style:name="T412_36" style:family="text">
      <style:text-properties fo:font-size="12pt" style:font-size-asian="12pt" style:font-size-complex="12pt"/>
    </style:style>
    <style:style style:name="T412_37" style:family="text">
      <style:text-properties fo:font-size="12pt" style:font-size-asian="12pt" style:font-size-complex="12pt"/>
    </style:style>
    <style:style style:name="T412_38" style:family="text">
      <style:text-properties fo:font-size="12pt" style:font-size-asian="12pt" style:font-size-complex="12pt"/>
    </style:style>
    <style:style style:name="T412_39" style:family="text">
      <style:text-properties fo:font-size="12pt" style:font-size-asian="12pt" style:font-size-complex="12pt"/>
    </style:style>
    <style:style style:name="P41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4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5" style:family="paragraph" style:parent-style-name="Standard">
      <style:paragraph-properties fo:text-align="justify" fo:break-before="auto" fo:line-height="115%" style:writing-mode="lr-tb"/>
    </style:style>
    <style:style style:name="T415_1" style:family="text">
      <style:text-properties fo:font-size="12pt" style:font-size-asian="12pt" style:font-size-complex="12pt"/>
    </style:style>
    <style:style style:name="T415_2" style:family="text">
      <style:text-properties fo:font-size="12pt" style:font-size-asian="12pt" style:font-size-complex="12pt"/>
    </style:style>
    <style:style style:name="T415_3" style:family="text">
      <style:text-properties fo:font-size="12pt" style:font-size-asian="12pt" style:font-size-complex="12pt"/>
    </style:style>
    <style:style style:name="T415_4" style:family="text">
      <style:text-properties fo:font-size="12pt" style:font-size-asian="12pt" style:font-size-complex="12pt"/>
    </style:style>
    <style:style style:name="T415_5" style:family="text">
      <style:text-properties fo:font-size="12pt" style:font-size-asian="12pt" style:font-size-complex="12pt"/>
    </style:style>
    <style:style style:name="T415_6" style:family="text">
      <style:text-properties fo:font-size="12pt" style:font-size-asian="12pt" style:font-size-complex="12pt"/>
    </style:style>
    <style:style style:name="T415_7" style:family="text">
      <style:text-properties fo:font-size="12pt" style:font-size-asian="12pt" style:font-size-complex="12pt"/>
    </style:style>
    <style:style style:name="T415_8" style:family="text">
      <style:text-properties fo:font-size="12pt" style:font-size-asian="12pt" style:font-size-complex="12pt"/>
    </style:style>
    <style:style style:name="T415_9" style:family="text">
      <style:text-properties fo:font-size="12pt" style:font-size-asian="12pt" style:font-size-complex="12pt"/>
    </style:style>
    <style:style style:name="T415_10" style:family="text">
      <style:text-properties fo:font-size="12pt" style:font-size-asian="12pt" style:font-size-complex="12pt"/>
    </style:style>
    <style:style style:name="T415_11" style:family="text">
      <style:text-properties fo:font-size="12pt" style:font-size-asian="12pt" style:font-size-complex="12pt"/>
    </style:style>
    <style:style style:name="P416" style:family="paragraph" style:parent-style-name="Standard">
      <style:paragraph-properties fo:text-align="justify" fo:break-before="auto" fo:line-height="115%" style:writing-mode="lr-tb"/>
    </style:style>
    <style:style style:name="T416_1" style:family="text">
      <style:text-properties fo:font-size="12pt" style:font-size-asian="12pt" style:font-size-complex="12pt"/>
    </style:style>
    <style:style style:name="T416_2" style:family="text">
      <style:text-properties fo:font-size="12pt" style:font-size-asian="12pt" style:font-size-complex="12pt"/>
    </style:style>
    <style:style style:name="T416_3" style:family="text">
      <style:text-properties fo:font-size="12pt" style:font-size-asian="12pt" style:font-size-complex="12pt"/>
    </style:style>
    <style:style style:name="T416_4" style:family="text">
      <style:text-properties fo:font-size="12pt" style:font-size-asian="12pt" style:font-size-complex="12pt"/>
    </style:style>
    <style:style style:name="T416_5" style:family="text">
      <style:text-properties fo:font-size="12pt" style:font-size-asian="12pt" style:font-size-complex="12pt"/>
    </style:style>
    <style:style style:name="T416_6" style:family="text">
      <style:text-properties fo:font-size="12pt" style:font-size-asian="12pt" style:font-size-complex="12pt"/>
    </style:style>
    <style:style style:name="T416_7" style:family="text">
      <style:text-properties fo:font-size="12pt" style:font-size-asian="12pt" style:font-size-complex="12pt"/>
    </style:style>
    <style:style style:name="T416_8" style:family="text">
      <style:text-properties fo:font-size="12pt" style:font-size-asian="12pt" style:font-size-complex="12pt"/>
    </style:style>
    <style:style style:name="T416_9" style:family="text">
      <style:text-properties fo:font-size="12pt" style:font-size-asian="12pt" style:font-size-complex="12pt"/>
    </style:style>
    <style:style style:name="T416_10" style:family="text">
      <style:text-properties fo:font-size="12pt" style:font-size-asian="12pt" style:font-size-complex="12pt"/>
    </style:style>
    <style:style style:name="T416_11" style:family="text">
      <style:text-properties fo:font-size="12pt" style:font-size-asian="12pt" style:font-size-complex="12pt"/>
    </style:style>
    <style:style style:name="T416_12" style:family="text">
      <style:text-properties fo:font-size="12pt" style:font-size-asian="12pt" style:font-size-complex="12pt"/>
    </style:style>
    <style:style style:name="T416_13" style:family="text">
      <style:text-properties fo:font-size="12pt" style:font-size-asian="12pt" style:font-size-complex="12pt"/>
    </style:style>
    <style:style style:name="T416_14" style:family="text">
      <style:text-properties fo:font-size="12pt" style:font-size-asian="12pt" style:font-size-complex="12pt"/>
    </style:style>
    <style:style style:name="T416_15" style:family="text">
      <style:text-properties fo:font-size="12pt" style:font-size-asian="12pt" style:font-size-complex="12pt"/>
    </style:style>
    <style:style style:name="T416_16" style:family="text">
      <style:text-properties fo:font-size="12pt" style:font-size-asian="12pt" style:font-size-complex="12pt"/>
    </style:style>
    <style:style style:name="T416_17" style:family="text">
      <style:text-properties fo:font-size="12pt" style:font-size-asian="12pt" style:font-size-complex="12pt"/>
    </style:style>
    <style:style style:name="T416_18" style:family="text">
      <style:text-properties fo:font-size="12pt" style:font-size-asian="12pt" style:font-size-complex="12pt"/>
    </style:style>
    <style:style style:name="T416_19" style:family="text">
      <style:text-properties fo:font-size="12pt" style:font-size-asian="12pt" style:font-size-complex="12pt"/>
    </style:style>
    <style:style style:name="T416_20" style:family="text">
      <style:text-properties fo:font-size="12pt" style:font-size-asian="12pt" style:font-size-complex="12pt"/>
    </style:style>
    <style:style style:name="T416_21" style:family="text">
      <style:text-properties fo:font-size="12pt" style:font-size-asian="12pt" style:font-size-complex="12pt"/>
    </style:style>
    <style:style style:name="T416_22" style:family="text">
      <style:text-properties fo:font-size="12pt" style:font-size-asian="12pt" style:font-size-complex="12pt"/>
    </style:style>
    <style:style style:name="T416_23" style:family="text">
      <style:text-properties fo:font-size="12pt" style:font-size-asian="12pt" style:font-size-complex="12pt"/>
    </style:style>
    <style:style style:name="T416_24" style:family="text">
      <style:text-properties fo:font-size="12pt" style:font-size-asian="12pt" style:font-size-complex="12pt"/>
    </style:style>
    <style:style style:name="T416_25" style:family="text">
      <style:text-properties fo:font-size="12pt" style:font-size-asian="12pt" style:font-size-complex="12pt"/>
    </style:style>
    <style:style style:name="T416_26" style:family="text">
      <style:text-properties fo:font-size="12pt" style:font-size-asian="12pt" style:font-size-complex="12pt"/>
    </style:style>
    <style:style style:name="T416_27" style:family="text">
      <style:text-properties fo:font-size="12pt" style:font-size-asian="12pt" style:font-size-complex="12pt"/>
    </style:style>
    <style:style style:name="T416_28" style:family="text">
      <style:text-properties fo:font-size="12pt" style:font-size-asian="12pt" style:font-size-complex="12pt"/>
    </style:style>
    <style:style style:name="T416_29" style:family="text">
      <style:text-properties fo:font-size="12pt" style:font-size-asian="12pt" style:font-size-complex="12pt"/>
    </style:style>
    <style:style style:name="T416_30" style:family="text">
      <style:text-properties fo:font-size="12pt" style:font-size-asian="12pt" style:font-size-complex="12pt"/>
    </style:style>
    <style:style style:name="T416_31" style:family="text">
      <style:text-properties fo:font-size="12pt" style:font-size-asian="12pt" style:font-size-complex="12pt"/>
    </style:style>
    <style:style style:name="T416_32" style:family="text">
      <style:text-properties fo:font-size="12pt" style:font-size-asian="12pt" style:font-size-complex="12pt"/>
    </style:style>
    <style:style style:name="T416_33" style:family="text">
      <style:text-properties fo:font-size="12pt" style:font-size-asian="12pt" style:font-size-complex="12pt"/>
    </style:style>
    <style:style style:name="T416_34" style:family="text">
      <style:text-properties fo:font-size="12pt" style:font-size-asian="12pt" style:font-size-complex="12pt"/>
    </style:style>
    <style:style style:name="T416_35" style:family="text">
      <style:text-properties fo:font-size="12pt" style:font-size-asian="12pt" style:font-size-complex="12pt"/>
    </style:style>
    <style:style style:name="T416_36" style:family="text">
      <style:text-properties fo:font-size="12pt" style:font-size-asian="12pt" style:font-size-complex="12pt"/>
    </style:style>
    <style:style style:name="T416_37" style:family="text">
      <style:text-properties fo:font-size="12pt" style:font-size-asian="12pt" style:font-size-complex="12pt"/>
    </style:style>
    <style:style style:name="T416_38" style:family="text">
      <style:text-properties fo:font-size="12pt" style:font-size-asian="12pt" style:font-size-complex="12pt"/>
    </style:style>
    <style:style style:name="T416_39" style:family="text">
      <style:text-properties fo:font-size="12pt" style:font-size-asian="12pt" style:font-size-complex="12pt"/>
    </style:style>
    <style:style style:name="T416_40" style:family="text">
      <style:text-properties fo:font-size="12pt" style:font-size-asian="12pt" style:font-size-complex="12pt"/>
    </style:style>
    <style:style style:name="T416_41" style:family="text">
      <style:text-properties fo:font-size="12pt" style:font-size-asian="12pt" style:font-size-complex="12pt"/>
    </style:style>
    <style:style style:name="T416_42" style:family="text">
      <style:text-properties fo:font-size="12pt" style:font-size-asian="12pt" style:font-size-complex="12pt"/>
    </style:style>
    <style:style style:name="T416_43" style:family="text">
      <style:text-properties fo:font-size="12pt" style:font-size-asian="12pt" style:font-size-complex="12pt"/>
    </style:style>
    <style:style style:name="T416_44" style:family="text">
      <style:text-properties fo:font-size="12pt" style:font-size-asian="12pt" style:font-size-complex="12pt"/>
    </style:style>
    <style:style style:name="T416_45" style:family="text">
      <style:text-properties fo:font-size="12pt" style:font-size-asian="12pt" style:font-size-complex="12pt"/>
    </style:style>
    <style:style style:name="T416_46" style:family="text">
      <style:text-properties fo:font-size="12pt" style:font-size-asian="12pt" style:font-size-complex="12pt"/>
    </style:style>
    <style:style style:name="T416_47" style:family="text">
      <style:text-properties fo:font-size="12pt" style:font-size-asian="12pt" style:font-size-complex="12pt"/>
    </style:style>
    <style:style style:name="T416_48" style:family="text">
      <style:text-properties fo:font-size="12pt" style:font-size-asian="12pt" style:font-size-complex="12pt"/>
    </style:style>
    <style:style style:name="T416_49" style:family="text">
      <style:text-properties fo:font-size="12pt" style:font-size-asian="12pt" style:font-size-complex="12pt"/>
    </style:style>
    <style:style style:name="T416_50" style:family="text">
      <style:text-properties fo:font-size="12pt" style:font-size-asian="12pt" style:font-size-complex="12pt"/>
    </style:style>
    <style:style style:name="T416_51" style:family="text">
      <style:text-properties fo:font-size="12pt" style:font-size-asian="12pt" style:font-size-complex="12pt"/>
    </style:style>
    <style:style style:name="T416_52" style:family="text">
      <style:text-properties fo:font-size="12pt" style:font-size-asian="12pt" style:font-size-complex="12pt"/>
    </style:style>
    <style:style style:name="T416_53" style:family="text">
      <style:text-properties fo:font-size="12pt" style:font-size-asian="12pt" style:font-size-complex="12pt"/>
    </style:style>
    <style:style style:name="T416_54" style:family="text">
      <style:text-properties fo:font-size="12pt" style:font-size-asian="12pt" style:font-size-complex="12pt"/>
    </style:style>
    <style:style style:name="T416_55" style:family="text">
      <style:text-properties fo:font-size="12pt" style:font-size-asian="12pt" style:font-size-complex="12pt"/>
    </style:style>
    <style:style style:name="T416_56" style:family="text">
      <style:text-properties fo:font-size="12pt" style:font-size-asian="12pt" style:font-size-complex="12pt"/>
    </style:style>
    <style:style style:name="T416_57" style:family="text">
      <style:text-properties fo:font-size="12pt" style:font-size-asian="12pt" style:font-size-complex="12pt"/>
    </style:style>
    <style:style style:name="T416_58" style:family="text">
      <style:text-properties fo:font-size="12pt" style:font-size-asian="12pt" style:font-size-complex="12pt"/>
    </style:style>
    <style:style style:name="T416_59" style:family="text">
      <style:text-properties fo:font-size="12pt" style:font-size-asian="12pt" style:font-size-complex="12pt"/>
    </style:style>
    <style:style style:name="T416_60" style:family="text">
      <style:text-properties fo:font-size="12pt" style:font-size-asian="12pt" style:font-size-complex="12pt"/>
    </style:style>
    <style:style style:name="T416_61" style:family="text">
      <style:text-properties fo:font-size="12pt" style:font-size-asian="12pt" style:font-size-complex="12pt"/>
    </style:style>
    <style:style style:name="T416_62" style:family="text">
      <style:text-properties fo:font-size="12pt" style:font-size-asian="12pt" style:font-size-complex="12pt"/>
    </style:style>
    <style:style style:name="T416_63" style:family="text">
      <style:text-properties fo:font-size="12pt" style:font-size-asian="12pt" style:font-size-complex="12pt"/>
    </style:style>
    <style:style style:name="T416_64" style:family="text">
      <style:text-properties fo:font-size="12pt" style:font-size-asian="12pt" style:font-size-complex="12pt"/>
    </style:style>
    <style:style style:name="T416_65" style:family="text">
      <style:text-properties fo:font-size="12pt" style:font-size-asian="12pt" style:font-size-complex="12pt"/>
    </style:style>
    <style:style style:name="T416_66" style:family="text">
      <style:text-properties fo:font-size="12pt" style:font-size-asian="12pt" style:font-size-complex="12pt"/>
    </style:style>
    <style:style style:name="T416_67" style:family="text">
      <style:text-properties fo:font-size="12pt" style:font-size-asian="12pt" style:font-size-complex="12pt"/>
    </style:style>
    <style:style style:name="T416_68" style:family="text">
      <style:text-properties fo:font-size="12pt" style:font-size-asian="12pt" style:font-size-complex="12pt"/>
    </style:style>
    <style:style style:name="T416_69" style:family="text">
      <style:text-properties fo:font-size="12pt" style:font-size-asian="12pt" style:font-size-complex="12pt"/>
    </style:style>
    <style:style style:name="T416_70" style:family="text">
      <style:text-properties fo:font-size="12pt" style:font-size-asian="12pt" style:font-size-complex="12pt"/>
    </style:style>
    <style:style style:name="T416_71" style:family="text">
      <style:text-properties fo:font-size="12pt" style:font-size-asian="12pt" style:font-size-complex="12pt"/>
    </style:style>
    <style:style style:name="T416_72" style:family="text">
      <style:text-properties fo:font-size="12pt" style:font-size-asian="12pt" style:font-size-complex="12pt"/>
    </style:style>
    <style:style style:name="T416_73" style:family="text">
      <style:text-properties fo:font-size="12pt" style:font-size-asian="12pt" style:font-size-complex="12pt"/>
    </style:style>
    <style:style style:name="T416_74" style:family="text">
      <style:text-properties fo:font-size="12pt" style:font-size-asian="12pt" style:font-size-complex="12pt"/>
    </style:style>
    <style:style style:name="T416_75" style:family="text">
      <style:text-properties fo:font-size="12pt" style:font-size-asian="12pt" style:font-size-complex="12pt"/>
    </style:style>
    <style:style style:name="T416_76" style:family="text">
      <style:text-properties fo:font-size="12pt" style:font-size-asian="12pt" style:font-size-complex="12pt"/>
    </style:style>
    <style:style style:name="T416_77" style:family="text">
      <style:text-properties fo:font-size="12pt" style:font-size-asian="12pt" style:font-size-complex="12pt"/>
    </style:style>
    <style:style style:name="T416_78" style:family="text">
      <style:text-properties fo:font-size="12pt" style:font-size-asian="12pt" style:font-size-complex="12pt"/>
    </style:style>
    <style:style style:name="T416_79" style:family="text">
      <style:text-properties fo:font-size="12pt" style:font-size-asian="12pt" style:font-size-complex="12pt"/>
    </style:style>
    <style:style style:name="T416_80" style:family="text">
      <style:text-properties fo:font-size="12pt" style:font-size-asian="12pt" style:font-size-complex="12pt"/>
    </style:style>
    <style:style style:name="T416_81" style:family="text">
      <style:text-properties fo:font-size="12pt" style:font-size-asian="12pt" style:font-size-complex="12pt"/>
    </style:style>
    <style:style style:name="T416_82" style:family="text">
      <style:text-properties fo:font-size="12pt" style:font-size-asian="12pt" style:font-size-complex="12pt"/>
    </style:style>
    <style:style style:name="T416_83" style:family="text">
      <style:text-properties fo:font-size="12pt" style:font-size-asian="12pt" style:font-size-complex="12pt"/>
    </style:style>
    <style:style style:name="T416_84" style:family="text">
      <style:text-properties fo:font-size="12pt" style:font-size-asian="12pt" style:font-size-complex="12pt"/>
    </style:style>
    <style:style style:name="T416_85" style:family="text">
      <style:text-properties fo:font-size="12pt" style:font-size-asian="12pt" style:font-size-complex="12pt"/>
    </style:style>
    <style:style style:name="P41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18" style:family="paragraph" style:parent-style-name="Standard">
      <style:paragraph-properties fo:text-align="justify" fo:break-before="auto" fo:line-height="115%" style:writing-mode="lr-tb"/>
    </style:style>
    <style:style style:name="T418_1" style:family="text">
      <style:text-properties fo:font-size="12pt" style:font-size-asian="12pt" style:font-size-complex="12pt"/>
    </style:style>
    <style:style style:name="T418_2" style:family="text">
      <style:text-properties fo:font-size="12pt" style:font-size-asian="12pt" style:font-size-complex="12pt"/>
    </style:style>
    <style:style style:name="T418_3" style:family="text">
      <style:text-properties fo:font-size="12pt" style:font-size-asian="12pt" style:font-size-complex="12pt"/>
    </style:style>
    <style:style style:name="T418_4" style:family="text">
      <style:text-properties fo:font-size="12pt" style:font-size-asian="12pt" style:font-size-complex="12pt"/>
    </style:style>
    <style:style style:name="T418_5" style:family="text">
      <style:text-properties fo:font-size="12pt" style:font-size-asian="12pt" style:font-size-complex="12pt"/>
    </style:style>
    <style:style style:name="T418_6" style:family="text">
      <style:text-properties fo:font-size="12pt" style:font-size-asian="12pt" style:font-size-complex="12pt"/>
    </style:style>
    <style:style style:name="T418_7" style:family="text">
      <style:text-properties fo:font-size="12pt" style:font-size-asian="12pt" style:font-size-complex="12pt"/>
    </style:style>
    <style:style style:name="T418_8" style:family="text">
      <style:text-properties fo:font-size="12pt" style:font-size-asian="12pt" style:font-size-complex="12pt"/>
    </style:style>
    <style:style style:name="T418_9" style:family="text">
      <style:text-properties fo:font-size="12pt" style:font-size-asian="12pt" style:font-size-complex="12pt"/>
    </style:style>
    <style:style style:name="T418_10" style:family="text">
      <style:text-properties fo:font-size="12pt" style:font-size-asian="12pt" style:font-size-complex="12pt"/>
    </style:style>
    <style:style style:name="T418_11" style:family="text">
      <style:text-properties fo:font-size="12pt" style:font-size-asian="12pt" style:font-size-complex="12pt"/>
    </style:style>
    <style:style style:name="T418_12" style:family="text">
      <style:text-properties fo:font-size="12pt" style:font-size-asian="12pt" style:font-size-complex="12pt"/>
    </style:style>
    <style:style style:name="T418_13" style:family="text">
      <style:text-properties fo:font-size="12pt" style:font-size-asian="12pt" style:font-size-complex="12pt"/>
    </style:style>
    <style:style style:name="P419" style:family="paragraph" style:parent-style-name="Standard">
      <style:paragraph-properties fo:text-align="justify" fo:break-before="auto" fo:line-height="115%" style:writing-mode="lr-tb"/>
    </style:style>
    <style:style style:name="T419_1" style:family="text">
      <style:text-properties fo:font-size="12pt" style:font-size-asian="12pt" style:font-size-complex="12pt"/>
    </style:style>
    <style:style style:name="T419_2" style:family="text">
      <style:text-properties fo:font-size="12pt" style:font-size-asian="12pt" style:font-size-complex="12pt"/>
    </style:style>
    <style:style style:name="T419_3" style:family="text">
      <style:text-properties fo:font-size="12pt" style:font-size-asian="12pt" style:font-size-complex="12pt"/>
    </style:style>
    <style:style style:name="T419_4" style:family="text">
      <style:text-properties fo:font-size="12pt" style:font-size-asian="12pt" style:font-size-complex="12pt"/>
    </style:style>
    <style:style style:name="T419_5" style:family="text">
      <style:text-properties fo:font-size="12pt" style:font-size-asian="12pt" style:font-size-complex="12pt"/>
    </style:style>
    <style:style style:name="T419_6" style:family="text">
      <style:text-properties fo:font-size="12pt" style:font-size-asian="12pt" style:font-size-complex="12pt"/>
    </style:style>
    <style:style style:name="T419_7" style:family="text">
      <style:text-properties fo:font-size="12pt" style:font-size-asian="12pt" style:font-size-complex="12pt"/>
    </style:style>
    <style:style style:name="T419_8" style:family="text">
      <style:text-properties fo:font-size="12pt" style:font-size-asian="12pt" style:font-size-complex="12pt"/>
    </style:style>
    <style:style style:name="T419_9" style:family="text">
      <style:text-properties fo:font-size="12pt" style:font-size-asian="12pt" style:font-size-complex="12pt"/>
    </style:style>
    <style:style style:name="T419_10" style:family="text">
      <style:text-properties fo:font-size="12pt" style:font-size-asian="12pt" style:font-size-complex="12pt"/>
    </style:style>
    <style:style style:name="T419_11" style:family="text">
      <style:text-properties fo:font-size="12pt" style:font-size-asian="12pt" style:font-size-complex="12pt"/>
    </style:style>
    <style:style style:name="T419_12" style:family="text">
      <style:text-properties fo:font-size="12pt" style:font-size-asian="12pt" style:font-size-complex="12pt"/>
    </style:style>
    <style:style style:name="T419_13" style:family="text">
      <style:text-properties fo:font-size="12pt" style:font-size-asian="12pt" style:font-size-complex="12pt"/>
    </style:style>
    <style:style style:name="T419_14" style:family="text">
      <style:text-properties fo:font-size="12pt" style:font-size-asian="12pt" style:font-size-complex="12pt"/>
    </style:style>
    <style:style style:name="T419_15" style:family="text">
      <style:text-properties fo:font-size="12pt" style:font-size-asian="12pt" style:font-size-complex="12pt"/>
    </style:style>
    <style:style style:name="T419_16" style:family="text">
      <style:text-properties fo:font-size="12pt" style:font-size-asian="12pt" style:font-size-complex="12pt"/>
    </style:style>
    <style:style style:name="T419_17" style:family="text">
      <style:text-properties fo:font-size="12pt" style:font-size-asian="12pt" style:font-size-complex="12pt"/>
    </style:style>
    <style:style style:name="T419_18" style:family="text">
      <style:text-properties fo:font-size="12pt" style:font-size-asian="12pt" style:font-size-complex="12pt"/>
    </style:style>
    <style:style style:name="T419_19" style:family="text">
      <style:text-properties fo:font-size="12pt" style:font-size-asian="12pt" style:font-size-complex="12pt"/>
    </style:style>
    <style:style style:name="T419_20" style:family="text">
      <style:text-properties fo:font-size="12pt" style:font-size-asian="12pt" style:font-size-complex="12pt"/>
    </style:style>
    <style:style style:name="T419_21" style:family="text">
      <style:text-properties fo:font-size="12pt" style:font-size-asian="12pt" style:font-size-complex="12pt"/>
    </style:style>
    <style:style style:name="T419_22" style:family="text">
      <style:text-properties fo:font-size="12pt" style:font-size-asian="12pt" style:font-size-complex="12pt"/>
    </style:style>
    <style:style style:name="T419_23" style:family="text">
      <style:text-properties fo:font-size="12pt" style:font-size-asian="12pt" style:font-size-complex="12pt"/>
    </style:style>
    <style:style style:name="T419_24" style:family="text">
      <style:text-properties fo:font-size="12pt" style:font-size-asian="12pt" style:font-size-complex="12pt"/>
    </style:style>
    <style:style style:name="T419_25" style:family="text">
      <style:text-properties fo:font-size="12pt" style:font-size-asian="12pt" style:font-size-complex="12pt"/>
    </style:style>
    <style:style style:name="T419_26" style:family="text">
      <style:text-properties fo:font-size="12pt" style:font-size-asian="12pt" style:font-size-complex="12pt"/>
    </style:style>
    <style:style style:name="T419_27" style:family="text">
      <style:text-properties fo:font-size="12pt" style:font-size-asian="12pt" style:font-size-complex="12pt"/>
    </style:style>
    <style:style style:name="T419_28" style:family="text">
      <style:text-properties fo:font-size="12pt" style:font-size-asian="12pt" style:font-size-complex="12pt"/>
    </style:style>
    <style:style style:name="T419_29" style:family="text">
      <style:text-properties fo:font-size="12pt" style:font-size-asian="12pt" style:font-size-complex="12pt"/>
    </style:style>
    <style:style style:name="T419_30" style:family="text">
      <style:text-properties fo:font-size="12pt" style:font-size-asian="12pt" style:font-size-complex="12pt"/>
    </style:style>
    <style:style style:name="T419_31" style:family="text">
      <style:text-properties fo:font-size="12pt" style:font-size-asian="12pt" style:font-size-complex="12pt"/>
    </style:style>
    <style:style style:name="T419_32" style:family="text">
      <style:text-properties fo:font-size="12pt" style:font-size-asian="12pt" style:font-size-complex="12pt"/>
    </style:style>
    <style:style style:name="T419_33" style:family="text">
      <style:text-properties fo:font-size="12pt" style:font-size-asian="12pt" style:font-size-complex="12pt"/>
    </style:style>
    <style:style style:name="T419_34" style:family="text">
      <style:text-properties fo:font-size="12pt" style:font-size-asian="12pt" style:font-size-complex="12pt"/>
    </style:style>
    <style:style style:name="T419_35" style:family="text">
      <style:text-properties fo:font-size="12pt" style:font-size-asian="12pt" style:font-size-complex="12pt"/>
    </style:style>
    <style:style style:name="T419_36" style:family="text">
      <style:text-properties fo:font-size="12pt" style:font-size-asian="12pt" style:font-size-complex="12pt"/>
    </style:style>
    <style:style style:name="T419_37" style:family="text">
      <style:text-properties fo:font-size="12pt" style:font-size-asian="12pt" style:font-size-complex="12pt"/>
    </style:style>
    <style:style style:name="T419_38" style:family="text">
      <style:text-properties fo:font-size="12pt" style:font-size-asian="12pt" style:font-size-complex="12pt"/>
    </style:style>
    <style:style style:name="T419_39" style:family="text">
      <style:text-properties fo:font-size="12pt" style:font-size-asian="12pt" style:font-size-complex="12pt"/>
    </style:style>
    <style:style style:name="T419_40" style:family="text">
      <style:text-properties fo:font-size="12pt" style:font-size-asian="12pt" style:font-size-complex="12pt"/>
    </style:style>
    <style:style style:name="T419_41" style:family="text">
      <style:text-properties fo:font-size="12pt" style:font-size-asian="12pt" style:font-size-complex="12pt"/>
    </style:style>
    <style:style style:name="T419_42" style:family="text">
      <style:text-properties fo:font-size="12pt" style:font-size-asian="12pt" style:font-size-complex="12pt"/>
    </style:style>
    <style:style style:name="T419_43" style:family="text">
      <style:text-properties fo:font-size="12pt" style:font-size-asian="12pt" style:font-size-complex="12pt"/>
    </style:style>
    <style:style style:name="T419_44" style:family="text">
      <style:text-properties fo:font-size="12pt" style:font-size-asian="12pt" style:font-size-complex="12pt"/>
    </style:style>
    <style:style style:name="T419_45" style:family="text">
      <style:text-properties fo:font-size="12pt" style:font-size-asian="12pt" style:font-size-complex="12pt"/>
    </style:style>
    <style:style style:name="T419_46" style:family="text">
      <style:text-properties fo:font-size="12pt" style:font-size-asian="12pt" style:font-size-complex="12pt"/>
    </style:style>
    <style:style style:name="T419_47" style:family="text">
      <style:text-properties fo:font-size="12pt" style:font-size-asian="12pt" style:font-size-complex="12pt"/>
    </style:style>
    <style:style style:name="T419_48" style:family="text">
      <style:text-properties fo:font-size="12pt" style:font-size-asian="12pt" style:font-size-complex="12pt"/>
    </style:style>
    <style:style style:name="T419_49" style:family="text">
      <style:text-properties fo:font-size="12pt" style:font-size-asian="12pt" style:font-size-complex="12pt"/>
    </style:style>
    <style:style style:name="T419_50" style:family="text">
      <style:text-properties fo:font-size="12pt" style:font-size-asian="12pt" style:font-size-complex="12pt"/>
    </style:style>
    <style:style style:name="T419_51" style:family="text">
      <style:text-properties fo:font-size="12pt" style:font-size-asian="12pt" style:font-size-complex="12pt"/>
    </style:style>
    <style:style style:name="T419_52" style:family="text">
      <style:text-properties fo:font-size="12pt" style:font-size-asian="12pt" style:font-size-complex="12pt"/>
    </style:style>
    <style:style style:name="T419_53" style:family="text">
      <style:text-properties fo:font-size="12pt" style:font-size-asian="12pt" style:font-size-complex="12pt"/>
    </style:style>
    <style:style style:name="T419_54" style:family="text">
      <style:text-properties fo:font-size="12pt" style:font-size-asian="12pt" style:font-size-complex="12pt"/>
    </style:style>
    <style:style style:name="T419_55" style:family="text">
      <style:text-properties fo:font-size="12pt" style:font-size-asian="12pt" style:font-size-complex="12pt"/>
    </style:style>
    <style:style style:name="T419_56" style:family="text">
      <style:text-properties fo:font-size="12pt" style:font-size-asian="12pt" style:font-size-complex="12pt"/>
    </style:style>
    <style:style style:name="T419_57" style:family="text">
      <style:text-properties fo:font-size="12pt" style:font-size-asian="12pt" style:font-size-complex="12pt"/>
    </style:style>
    <style:style style:name="T419_58" style:family="text">
      <style:text-properties fo:font-size="12pt" style:font-size-asian="12pt" style:font-size-complex="12pt"/>
    </style:style>
    <style:style style:name="T419_59" style:family="text">
      <style:text-properties fo:font-size="12pt" style:font-size-asian="12pt" style:font-size-complex="12pt"/>
    </style:style>
    <style:style style:name="T419_60" style:family="text">
      <style:text-properties fo:font-size="12pt" style:font-size-asian="12pt" style:font-size-complex="12pt"/>
    </style:style>
    <style:style style:name="T419_61" style:family="text">
      <style:text-properties fo:font-size="12pt" style:font-size-asian="12pt" style:font-size-complex="12pt"/>
    </style:style>
    <style:style style:name="T419_62" style:family="text">
      <style:text-properties fo:font-size="12pt" style:font-size-asian="12pt" style:font-size-complex="12pt"/>
    </style:style>
    <style:style style:name="T419_63" style:family="text">
      <style:text-properties fo:font-size="12pt" style:font-size-asian="12pt" style:font-size-complex="12pt"/>
    </style:style>
    <style:style style:name="T419_64" style:family="text">
      <style:text-properties fo:font-size="12pt" style:font-size-asian="12pt" style:font-size-complex="12pt"/>
    </style:style>
    <style:style style:name="T419_65" style:family="text">
      <style:text-properties fo:font-size="12pt" style:font-size-asian="12pt" style:font-size-complex="12pt"/>
    </style:style>
    <style:style style:name="T419_66" style:family="text">
      <style:text-properties fo:font-size="12pt" style:font-size-asian="12pt" style:font-size-complex="12pt"/>
    </style:style>
    <style:style style:name="T419_67" style:family="text">
      <style:text-properties fo:font-size="12pt" style:font-size-asian="12pt" style:font-size-complex="12pt"/>
    </style:style>
    <style:style style:name="T419_68" style:family="text">
      <style:text-properties fo:font-size="12pt" style:font-size-asian="12pt" style:font-size-complex="12pt"/>
    </style:style>
    <style:style style:name="T419_69" style:family="text">
      <style:text-properties fo:font-size="12pt" style:font-size-asian="12pt" style:font-size-complex="12pt"/>
    </style:style>
    <style:style style:name="T419_70" style:family="text">
      <style:text-properties fo:font-size="12pt" style:font-size-asian="12pt" style:font-size-complex="12pt"/>
    </style:style>
    <style:style style:name="T419_71" style:family="text">
      <style:text-properties fo:font-size="12pt" style:font-size-asian="12pt" style:font-size-complex="12pt"/>
    </style:style>
    <style:style style:name="T419_72" style:family="text">
      <style:text-properties fo:font-size="12pt" style:font-size-asian="12pt" style:font-size-complex="12pt"/>
    </style:style>
    <style:style style:name="T419_73" style:family="text">
      <style:text-properties fo:font-size="12pt" style:font-size-asian="12pt" style:font-size-complex="12pt"/>
    </style:style>
    <style:style style:name="T419_74" style:family="text">
      <style:text-properties fo:font-size="12pt" style:font-size-asian="12pt" style:font-size-complex="12pt"/>
    </style:style>
    <style:style style:name="T419_75" style:family="text">
      <style:text-properties fo:font-size="12pt" style:font-size-asian="12pt" style:font-size-complex="12pt"/>
    </style:style>
    <style:style style:name="T419_76" style:family="text">
      <style:text-properties fo:font-size="12pt" style:font-size-asian="12pt" style:font-size-complex="12pt"/>
    </style:style>
    <style:style style:name="T419_77" style:family="text">
      <style:text-properties fo:font-size="12pt" style:font-size-asian="12pt" style:font-size-complex="12pt"/>
    </style:style>
    <style:style style:name="T419_78" style:family="text">
      <style:text-properties fo:font-size="12pt" style:font-size-asian="12pt" style:font-size-complex="12pt"/>
    </style:style>
    <style:style style:name="T419_79" style:family="text">
      <style:text-properties fo:font-size="12pt" style:font-size-asian="12pt" style:font-size-complex="12pt"/>
    </style:style>
    <style:style style:name="T419_80" style:family="text">
      <style:text-properties fo:font-size="12pt" style:font-size-asian="12pt" style:font-size-complex="12pt"/>
    </style:style>
    <style:style style:name="T419_81" style:family="text">
      <style:text-properties fo:font-size="12pt" style:font-size-asian="12pt" style:font-size-complex="12pt"/>
    </style:style>
    <style:style style:name="T419_82" style:family="text">
      <style:text-properties fo:font-size="12pt" style:font-size-asian="12pt" style:font-size-complex="12pt"/>
    </style:style>
    <style:style style:name="T419_83" style:family="text">
      <style:text-properties fo:font-size="12pt" style:font-size-asian="12pt" style:font-size-complex="12pt"/>
    </style:style>
    <style:style style:name="T419_84" style:family="text">
      <style:text-properties fo:font-size="12pt" style:font-size-asian="12pt" style:font-size-complex="12pt"/>
    </style:style>
    <style:style style:name="T419_85" style:family="text">
      <style:text-properties fo:font-size="12pt" style:font-size-asian="12pt" style:font-size-complex="12pt"/>
    </style:style>
    <style:style style:name="T419_86" style:family="text">
      <style:text-properties fo:font-size="12pt" style:font-size-asian="12pt" style:font-size-complex="12pt"/>
    </style:style>
    <style:style style:name="T419_87" style:family="text">
      <style:text-properties fo:font-size="12pt" style:font-size-asian="12pt" style:font-size-complex="12pt"/>
    </style:style>
    <style:style style:name="P42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1" style:family="paragraph" style:parent-style-name="Standard">
      <style:paragraph-properties fo:text-align="justify" fo:break-before="auto" fo:line-height="115%" style:writing-mode="lr-tb"/>
    </style:style>
    <style:style style:name="T421_1" style:family="text">
      <style:text-properties fo:font-size="12pt" style:font-size-asian="12pt" style:font-size-complex="12pt"/>
    </style:style>
    <style:style style:name="T421_2" style:family="text">
      <style:text-properties fo:font-size="12pt" style:font-size-asian="12pt" style:font-size-complex="12pt"/>
    </style:style>
    <style:style style:name="T421_3" style:family="text">
      <style:text-properties fo:font-size="12pt" style:font-size-asian="12pt" style:font-size-complex="12pt"/>
    </style:style>
    <style:style style:name="T421_4" style:family="text">
      <style:text-properties fo:font-size="12pt" style:font-size-asian="12pt" style:font-size-complex="12pt"/>
    </style:style>
    <style:style style:name="T421_5" style:family="text">
      <style:text-properties fo:font-size="12pt" style:font-size-asian="12pt" style:font-size-complex="12pt"/>
    </style:style>
    <style:style style:name="T421_6" style:family="text">
      <style:text-properties fo:font-size="12pt" style:font-size-asian="12pt" style:font-size-complex="12pt"/>
    </style:style>
    <style:style style:name="T421_7" style:family="text">
      <style:text-properties fo:font-size="12pt" style:font-size-asian="12pt" style:font-size-complex="12pt"/>
    </style:style>
    <style:style style:name="T421_8" style:family="text">
      <style:text-properties fo:font-size="12pt" style:font-size-asian="12pt" style:font-size-complex="12pt"/>
    </style:style>
    <style:style style:name="T421_9" style:family="text">
      <style:text-properties fo:font-size="12pt" style:font-size-asian="12pt" style:font-size-complex="12pt"/>
    </style:style>
    <style:style style:name="P422" style:family="paragraph" style:parent-style-name="Standard">
      <style:paragraph-properties fo:text-align="justify" fo:break-before="auto" fo:line-height="115%" style:writing-mode="lr-tb"/>
    </style:style>
    <style:style style:name="T422_1" style:family="text">
      <style:text-properties fo:font-size="12pt" style:font-size-asian="12pt" style:font-size-complex="12pt"/>
    </style:style>
    <style:style style:name="T422_2" style:family="text">
      <style:text-properties fo:font-size="12pt" style:font-size-asian="12pt" style:font-size-complex="12pt"/>
    </style:style>
    <style:style style:name="T422_3" style:family="text">
      <style:text-properties fo:font-size="12pt" style:font-size-asian="12pt" style:font-size-complex="12pt"/>
    </style:style>
    <style:style style:name="T422_4" style:family="text">
      <style:text-properties fo:font-size="12pt" style:font-size-asian="12pt" style:font-size-complex="12pt"/>
    </style:style>
    <style:style style:name="T422_5" style:family="text">
      <style:text-properties fo:font-size="12pt" style:font-size-asian="12pt" style:font-size-complex="12pt"/>
    </style:style>
    <style:style style:name="T422_6" style:family="text">
      <style:text-properties fo:font-size="12pt" style:font-size-asian="12pt" style:font-size-complex="12pt"/>
    </style:style>
    <style:style style:name="T422_7" style:family="text">
      <style:text-properties fo:font-size="12pt" style:font-size-asian="12pt" style:font-size-complex="12pt"/>
    </style:style>
    <style:style style:name="T422_8" style:family="text">
      <style:text-properties fo:font-size="12pt" style:font-size-asian="12pt" style:font-size-complex="12pt"/>
    </style:style>
    <style:style style:name="T422_9" style:family="text">
      <style:text-properties fo:font-size="12pt" style:font-size-asian="12pt" style:font-size-complex="12pt"/>
    </style:style>
    <style:style style:name="T422_10" style:family="text">
      <style:text-properties fo:font-size="12pt" style:font-size-asian="12pt" style:font-size-complex="12pt"/>
    </style:style>
    <style:style style:name="T422_11" style:family="text">
      <style:text-properties fo:font-size="12pt" style:font-size-asian="12pt" style:font-size-complex="12pt"/>
    </style:style>
    <style:style style:name="T422_12" style:family="text">
      <style:text-properties fo:font-size="12pt" style:font-size-asian="12pt" style:font-size-complex="12pt"/>
    </style:style>
    <style:style style:name="T422_13" style:family="text">
      <style:text-properties fo:font-size="12pt" style:font-size-asian="12pt" style:font-size-complex="12pt"/>
    </style:style>
    <style:style style:name="T422_14" style:family="text">
      <style:text-properties fo:font-size="12pt" style:font-size-asian="12pt" style:font-size-complex="12pt"/>
    </style:style>
    <style:style style:name="T422_15" style:family="text">
      <style:text-properties fo:font-size="12pt" style:font-size-asian="12pt" style:font-size-complex="12pt"/>
    </style:style>
    <style:style style:name="T422_16" style:family="text">
      <style:text-properties fo:font-size="12pt" style:font-size-asian="12pt" style:font-size-complex="12pt"/>
    </style:style>
    <style:style style:name="T422_17" style:family="text">
      <style:text-properties fo:font-size="12pt" style:font-size-asian="12pt" style:font-size-complex="12pt"/>
    </style:style>
    <style:style style:name="T422_18" style:family="text">
      <style:text-properties fo:font-size="12pt" style:font-size-asian="12pt" style:font-size-complex="12pt"/>
    </style:style>
    <style:style style:name="T422_19" style:family="text">
      <style:text-properties fo:font-size="12pt" style:font-size-asian="12pt" style:font-size-complex="12pt"/>
    </style:style>
    <style:style style:name="T422_20" style:family="text">
      <style:text-properties fo:font-size="12pt" style:font-size-asian="12pt" style:font-size-complex="12pt"/>
    </style:style>
    <style:style style:name="T422_21" style:family="text">
      <style:text-properties fo:font-size="12pt" style:font-size-asian="12pt" style:font-size-complex="12pt"/>
    </style:style>
    <style:style style:name="T422_22" style:family="text">
      <style:text-properties fo:font-size="12pt" style:font-size-asian="12pt" style:font-size-complex="12pt"/>
    </style:style>
    <style:style style:name="T422_23" style:family="text">
      <style:text-properties fo:font-size="12pt" style:font-size-asian="12pt" style:font-size-complex="12pt"/>
    </style:style>
    <style:style style:name="T422_24" style:family="text">
      <style:text-properties fo:font-size="12pt" style:font-size-asian="12pt" style:font-size-complex="12pt"/>
    </style:style>
    <style:style style:name="T422_25" style:family="text">
      <style:text-properties fo:font-size="12pt" style:font-size-asian="12pt" style:font-size-complex="12pt"/>
    </style:style>
    <style:style style:name="T422_26" style:family="text">
      <style:text-properties fo:font-size="12pt" style:font-size-asian="12pt" style:font-size-complex="12pt"/>
    </style:style>
    <style:style style:name="T422_27" style:family="text">
      <style:text-properties fo:font-size="12pt" style:font-size-asian="12pt" style:font-size-complex="12pt"/>
    </style:style>
    <style:style style:name="T422_28" style:family="text">
      <style:text-properties fo:font-size="12pt" style:font-size-asian="12pt" style:font-size-complex="12pt"/>
    </style:style>
    <style:style style:name="T422_29" style:family="text">
      <style:text-properties fo:font-size="12pt" style:font-size-asian="12pt" style:font-size-complex="12pt"/>
    </style:style>
    <style:style style:name="T422_30" style:family="text">
      <style:text-properties fo:font-size="12pt" style:font-size-asian="12pt" style:font-size-complex="12pt"/>
    </style:style>
    <style:style style:name="T422_31" style:family="text">
      <style:text-properties fo:font-size="12pt" style:font-size-asian="12pt" style:font-size-complex="12pt"/>
    </style:style>
    <style:style style:name="T422_32" style:family="text">
      <style:text-properties fo:font-size="12pt" style:font-size-asian="12pt" style:font-size-complex="12pt"/>
    </style:style>
    <style:style style:name="T422_33" style:family="text">
      <style:text-properties fo:font-size="12pt" style:font-size-asian="12pt" style:font-size-complex="12pt"/>
    </style:style>
    <style:style style:name="T422_34" style:family="text">
      <style:text-properties fo:font-size="12pt" style:font-size-asian="12pt" style:font-size-complex="12pt"/>
    </style:style>
    <style:style style:name="T422_35" style:family="text">
      <style:text-properties fo:font-size="12pt" style:font-size-asian="12pt" style:font-size-complex="12pt"/>
    </style:style>
    <style:style style:name="T422_36" style:family="text">
      <style:text-properties fo:font-size="12pt" style:font-size-asian="12pt" style:font-size-complex="12pt"/>
    </style:style>
    <style:style style:name="T422_37" style:family="text">
      <style:text-properties fo:font-size="12pt" style:font-size-asian="12pt" style:font-size-complex="12pt"/>
    </style:style>
    <style:style style:name="T422_38" style:family="text">
      <style:text-properties fo:font-size="12pt" style:font-size-asian="12pt" style:font-size-complex="12pt"/>
    </style:style>
    <style:style style:name="T422_39" style:family="text">
      <style:text-properties fo:font-size="12pt" style:font-size-asian="12pt" style:font-size-complex="12pt"/>
    </style:style>
    <style:style style:name="T422_40" style:family="text">
      <style:text-properties fo:font-size="12pt" style:font-size-asian="12pt" style:font-size-complex="12pt"/>
    </style:style>
    <style:style style:name="T422_41" style:family="text">
      <style:text-properties fo:font-size="12pt" style:font-size-asian="12pt" style:font-size-complex="12pt"/>
    </style:style>
    <style:style style:name="T422_42" style:family="text">
      <style:text-properties fo:font-size="12pt" style:font-size-asian="12pt" style:font-size-complex="12pt"/>
    </style:style>
    <style:style style:name="T422_43" style:family="text">
      <style:text-properties fo:font-size="12pt" style:font-size-asian="12pt" style:font-size-complex="12pt"/>
    </style:style>
    <style:style style:name="T422_44" style:family="text">
      <style:text-properties fo:font-size="12pt" style:font-size-asian="12pt" style:font-size-complex="12pt"/>
    </style:style>
    <style:style style:name="T422_45" style:family="text">
      <style:text-properties fo:font-size="12pt" style:font-size-asian="12pt" style:font-size-complex="12pt"/>
    </style:style>
    <style:style style:name="T422_46" style:family="text">
      <style:text-properties fo:font-size="12pt" style:font-size-asian="12pt" style:font-size-complex="12pt"/>
    </style:style>
    <style:style style:name="T422_47" style:family="text">
      <style:text-properties fo:font-size="12pt" style:font-size-asian="12pt" style:font-size-complex="12pt"/>
    </style:style>
    <style:style style:name="T422_48" style:family="text">
      <style:text-properties fo:font-size="12pt" style:font-size-asian="12pt" style:font-size-complex="12pt"/>
    </style:style>
    <style:style style:name="T422_49" style:family="text">
      <style:text-properties fo:font-size="12pt" style:font-size-asian="12pt" style:font-size-complex="12pt"/>
    </style:style>
    <style:style style:name="T422_50" style:family="text">
      <style:text-properties fo:font-size="12pt" style:font-size-asian="12pt" style:font-size-complex="12pt"/>
    </style:style>
    <style:style style:name="T422_51" style:family="text">
      <style:text-properties fo:font-size="12pt" style:font-size-asian="12pt" style:font-size-complex="12pt"/>
    </style:style>
    <style:style style:name="T422_52" style:family="text">
      <style:text-properties fo:font-size="12pt" style:font-size-asian="12pt" style:font-size-complex="12pt"/>
    </style:style>
    <style:style style:name="T422_53" style:family="text">
      <style:text-properties fo:font-size="12pt" style:font-size-asian="12pt" style:font-size-complex="12pt"/>
    </style:style>
    <style:style style:name="T422_54" style:family="text">
      <style:text-properties fo:font-size="12pt" style:font-size-asian="12pt" style:font-size-complex="12pt"/>
    </style:style>
    <style:style style:name="T422_55" style:family="text">
      <style:text-properties fo:font-size="12pt" style:font-size-asian="12pt" style:font-size-complex="12pt"/>
    </style:style>
    <style:style style:name="T422_56" style:family="text">
      <style:text-properties fo:font-size="12pt" style:font-size-asian="12pt" style:font-size-complex="12pt"/>
    </style:style>
    <style:style style:name="T422_57" style:family="text">
      <style:text-properties fo:font-size="12pt" style:font-size-asian="12pt" style:font-size-complex="12pt"/>
    </style:style>
    <style:style style:name="T422_58" style:family="text">
      <style:text-properties fo:font-size="12pt" style:font-size-asian="12pt" style:font-size-complex="12pt"/>
    </style:style>
    <style:style style:name="T422_59" style:family="text">
      <style:text-properties fo:font-size="12pt" style:font-size-asian="12pt" style:font-size-complex="12pt"/>
    </style:style>
    <style:style style:name="T422_60" style:family="text">
      <style:text-properties fo:font-size="12pt" style:font-size-asian="12pt" style:font-size-complex="12pt"/>
    </style:style>
    <style:style style:name="T422_61" style:family="text">
      <style:text-properties fo:font-size="12pt" style:font-size-asian="12pt" style:font-size-complex="12pt"/>
    </style:style>
    <style:style style:name="T422_62" style:family="text">
      <style:text-properties fo:font-size="12pt" style:font-size-asian="12pt" style:font-size-complex="12pt"/>
    </style:style>
    <style:style style:name="T422_63" style:family="text">
      <style:text-properties fo:font-size="12pt" style:font-size-asian="12pt" style:font-size-complex="12pt"/>
    </style:style>
    <style:style style:name="T422_64" style:family="text">
      <style:text-properties fo:font-size="12pt" style:font-size-asian="12pt" style:font-size-complex="12pt"/>
    </style:style>
    <style:style style:name="T422_65" style:family="text">
      <style:text-properties fo:font-size="12pt" style:font-size-asian="12pt" style:font-size-complex="12pt"/>
    </style:style>
    <style:style style:name="T422_66" style:family="text">
      <style:text-properties fo:font-size="12pt" style:font-size-asian="12pt" style:font-size-complex="12pt"/>
    </style:style>
    <style:style style:name="T422_67" style:family="text">
      <style:text-properties fo:font-size="12pt" style:font-size-asian="12pt" style:font-size-complex="12pt"/>
    </style:style>
    <style:style style:name="T422_68" style:family="text">
      <style:text-properties fo:font-size="12pt" style:font-size-asian="12pt" style:font-size-complex="12pt"/>
    </style:style>
    <style:style style:name="T422_69" style:family="text">
      <style:text-properties fo:font-size="12pt" style:font-size-asian="12pt" style:font-size-complex="12pt"/>
    </style:style>
    <style:style style:name="T422_70" style:family="text">
      <style:text-properties fo:font-size="12pt" style:font-size-asian="12pt" style:font-size-complex="12pt"/>
    </style:style>
    <style:style style:name="T422_71" style:family="text">
      <style:text-properties fo:font-size="12pt" style:font-size-asian="12pt" style:font-size-complex="12pt"/>
    </style:style>
    <style:style style:name="T422_72" style:family="text">
      <style:text-properties fo:font-size="12pt" style:font-size-asian="12pt" style:font-size-complex="12pt"/>
    </style:style>
    <style:style style:name="T422_73" style:family="text">
      <style:text-properties fo:font-size="12pt" style:font-size-asian="12pt" style:font-size-complex="12pt"/>
    </style:style>
    <style:style style:name="T422_74" style:family="text">
      <style:text-properties fo:font-size="12pt" style:font-size-asian="12pt" style:font-size-complex="12pt"/>
    </style:style>
    <style:style style:name="T422_75" style:family="text">
      <style:text-properties fo:font-size="12pt" style:font-size-asian="12pt" style:font-size-complex="12pt"/>
    </style:style>
    <style:style style:name="T422_76" style:family="text">
      <style:text-properties fo:font-size="12pt" style:font-size-asian="12pt" style:font-size-complex="12pt"/>
    </style:style>
    <style:style style:name="T422_77" style:family="text">
      <style:text-properties fo:font-size="12pt" style:font-size-asian="12pt" style:font-size-complex="12pt"/>
    </style:style>
    <style:style style:name="T422_78" style:family="text">
      <style:text-properties fo:font-size="12pt" style:font-size-asian="12pt" style:font-size-complex="12pt"/>
    </style:style>
    <style:style style:name="T422_79" style:family="text">
      <style:text-properties fo:font-size="12pt" style:font-size-asian="12pt" style:font-size-complex="12pt"/>
    </style:style>
    <style:style style:name="T422_80" style:family="text">
      <style:text-properties fo:font-size="12pt" style:font-size-asian="12pt" style:font-size-complex="12pt"/>
    </style:style>
    <style:style style:name="T422_81" style:family="text">
      <style:text-properties fo:font-size="12pt" style:font-size-asian="12pt" style:font-size-complex="12pt"/>
    </style:style>
    <style:style style:name="T422_82" style:family="text">
      <style:text-properties fo:font-size="12pt" style:font-size-asian="12pt" style:font-size-complex="12pt"/>
    </style:style>
    <style:style style:name="T422_83" style:family="text">
      <style:text-properties fo:font-size="12pt" style:font-size-asian="12pt" style:font-size-complex="12pt"/>
    </style:style>
    <style:style style:name="T422_84" style:family="text">
      <style:text-properties fo:font-size="12pt" style:font-size-asian="12pt" style:font-size-complex="12pt"/>
    </style:style>
    <style:style style:name="T422_85" style:family="text">
      <style:text-properties fo:font-size="12pt" style:font-size-asian="12pt" style:font-size-complex="12pt"/>
    </style:style>
    <style:style style:name="T422_86" style:family="text">
      <style:text-properties fo:font-size="12pt" style:font-size-asian="12pt" style:font-size-complex="12pt"/>
    </style:style>
    <style:style style:name="T422_87" style:family="text">
      <style:text-properties fo:font-size="12pt" style:font-size-asian="12pt" style:font-size-complex="12pt"/>
    </style:style>
    <style:style style:name="T422_88" style:family="text">
      <style:text-properties fo:font-size="12pt" style:font-size-asian="12pt" style:font-size-complex="12pt"/>
    </style:style>
    <style:style style:name="T422_89" style:family="text">
      <style:text-properties fo:font-size="12pt" style:font-size-asian="12pt" style:font-size-complex="12pt"/>
    </style:style>
    <style:style style:name="T422_90" style:family="text">
      <style:text-properties fo:font-size="12pt" style:font-size-asian="12pt" style:font-size-complex="12pt"/>
    </style:style>
    <style:style style:name="T422_91" style:family="text">
      <style:text-properties fo:font-size="12pt" style:font-size-asian="12pt" style:font-size-complex="12pt"/>
    </style:style>
    <style:style style:name="T422_92" style:family="text">
      <style:text-properties fo:font-size="12pt" style:font-size-asian="12pt" style:font-size-complex="12pt"/>
    </style:style>
    <style:style style:name="T422_93" style:family="text">
      <style:text-properties fo:font-size="12pt" style:font-size-asian="12pt" style:font-size-complex="12pt"/>
    </style:style>
    <style:style style:name="T422_94" style:family="text">
      <style:text-properties fo:font-size="12pt" style:font-size-asian="12pt" style:font-size-complex="12pt"/>
    </style:style>
    <style:style style:name="T422_95" style:family="text">
      <style:text-properties fo:font-size="12pt" style:font-size-asian="12pt" style:font-size-complex="12pt"/>
    </style:style>
    <style:style style:name="T422_96" style:family="text">
      <style:text-properties fo:font-size="12pt" style:font-size-asian="12pt" style:font-size-complex="12pt"/>
    </style:style>
    <style:style style:name="T422_97" style:family="text">
      <style:text-properties fo:font-size="12pt" style:font-size-asian="12pt" style:font-size-complex="12pt"/>
    </style:style>
    <style:style style:name="T422_98" style:family="text">
      <style:text-properties fo:font-size="12pt" style:font-size-asian="12pt" style:font-size-complex="12pt"/>
    </style:style>
    <style:style style:name="T422_99" style:family="text">
      <style:text-properties fo:font-size="12pt" style:font-size-asian="12pt" style:font-size-complex="12pt"/>
    </style:style>
    <style:style style:name="T422_100" style:family="text">
      <style:text-properties fo:font-size="12pt" style:font-size-asian="12pt" style:font-size-complex="12pt"/>
    </style:style>
    <style:style style:name="T422_101" style:family="text">
      <style:text-properties fo:font-size="12pt" style:font-size-asian="12pt" style:font-size-complex="12pt"/>
    </style:style>
    <style:style style:name="T422_102" style:family="text">
      <style:text-properties fo:font-size="12pt" style:font-size-asian="12pt" style:font-size-complex="12pt"/>
    </style:style>
    <style:style style:name="T422_103" style:family="text">
      <style:text-properties fo:font-size="12pt" style:font-size-asian="12pt" style:font-size-complex="12pt"/>
    </style:style>
    <style:style style:name="T422_104" style:family="text">
      <style:text-properties fo:font-size="12pt" style:font-size-asian="12pt" style:font-size-complex="12pt"/>
    </style:style>
    <style:style style:name="T422_105" style:family="text">
      <style:text-properties fo:font-size="12pt" style:font-size-asian="12pt" style:font-size-complex="12pt"/>
    </style:style>
    <style:style style:name="T422_106" style:family="text">
      <style:text-properties fo:font-size="12pt" style:font-size-asian="12pt" style:font-size-complex="12pt"/>
    </style:style>
    <style:style style:name="T422_107" style:family="text">
      <style:text-properties fo:font-size="12pt" style:font-size-asian="12pt" style:font-size-complex="12pt"/>
    </style:style>
    <style:style style:name="T422_108" style:family="text">
      <style:text-properties fo:font-size="12pt" style:font-size-asian="12pt" style:font-size-complex="12pt"/>
    </style:style>
    <style:style style:name="T422_109" style:family="text">
      <style:text-properties fo:font-size="12pt" style:font-size-asian="12pt" style:font-size-complex="12pt"/>
    </style:style>
    <style:style style:name="T422_110" style:family="text">
      <style:text-properties fo:font-size="12pt" style:font-size-asian="12pt" style:font-size-complex="12pt"/>
    </style:style>
    <style:style style:name="T422_111" style:family="text">
      <style:text-properties fo:font-size="12pt" style:font-size-asian="12pt" style:font-size-complex="12pt"/>
    </style:style>
    <style:style style:name="T422_112" style:family="text">
      <style:text-properties fo:font-size="12pt" style:font-size-asian="12pt" style:font-size-complex="12pt"/>
    </style:style>
    <style:style style:name="T422_113" style:family="text">
      <style:text-properties fo:font-size="12pt" style:font-size-asian="12pt" style:font-size-complex="12pt"/>
    </style:style>
    <style:style style:name="T422_114" style:family="text">
      <style:text-properties fo:font-size="12pt" style:font-size-asian="12pt" style:font-size-complex="12pt"/>
    </style:style>
    <style:style style:name="T422_115" style:family="text">
      <style:text-properties fo:font-size="12pt" style:font-size-asian="12pt" style:font-size-complex="12pt"/>
    </style:style>
    <style:style style:name="P42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4" style:family="paragraph" style:parent-style-name="Standard">
      <style:paragraph-properties fo:text-align="justify" fo:break-before="auto" fo:line-height="115%" style:writing-mode="lr-tb"/>
    </style:style>
    <style:style style:name="T424_1" style:family="text">
      <style:text-properties fo:font-size="12pt" style:font-size-asian="12pt" style:font-size-complex="12pt"/>
    </style:style>
    <style:style style:name="T424_2" style:family="text">
      <style:text-properties fo:font-size="12pt" style:font-size-asian="12pt" style:font-size-complex="12pt"/>
    </style:style>
    <style:style style:name="T424_3" style:family="text">
      <style:text-properties fo:font-size="12pt" style:font-size-asian="12pt" style:font-size-complex="12pt"/>
    </style:style>
    <style:style style:name="T424_4" style:family="text">
      <style:text-properties fo:font-size="12pt" style:font-size-asian="12pt" style:font-size-complex="12pt"/>
    </style:style>
    <style:style style:name="T424_5" style:family="text">
      <style:text-properties fo:font-size="12pt" style:font-size-asian="12pt" style:font-size-complex="12pt"/>
    </style:style>
    <style:style style:name="T424_6" style:family="text">
      <style:text-properties fo:font-size="12pt" style:font-size-asian="12pt" style:font-size-complex="12pt"/>
    </style:style>
    <style:style style:name="T424_7" style:family="text">
      <style:text-properties fo:font-size="12pt" style:font-size-asian="12pt" style:font-size-complex="12pt"/>
    </style:style>
    <style:style style:name="T424_8" style:family="text">
      <style:text-properties fo:font-size="12pt" style:font-size-asian="12pt" style:font-size-complex="12pt"/>
    </style:style>
    <style:style style:name="T424_9" style:family="text">
      <style:text-properties fo:font-size="12pt" style:font-size-asian="12pt" style:font-size-complex="12pt"/>
    </style:style>
    <style:style style:name="T424_10" style:family="text">
      <style:text-properties fo:font-size="12pt" style:font-size-asian="12pt" style:font-size-complex="12pt"/>
    </style:style>
    <style:style style:name="T424_11" style:family="text">
      <style:text-properties fo:font-size="12pt" style:font-size-asian="12pt" style:font-size-complex="12pt"/>
    </style:style>
    <style:style style:name="T424_12" style:family="text">
      <style:text-properties fo:font-size="12pt" style:font-size-asian="12pt" style:font-size-complex="12pt"/>
    </style:style>
    <style:style style:name="T424_13" style:family="text">
      <style:text-properties fo:font-size="12pt" style:font-size-asian="12pt" style:font-size-complex="12pt"/>
    </style:style>
    <style:style style:name="P425" style:family="paragraph" style:parent-style-name="Standard">
      <style:paragraph-properties fo:text-align="justify" fo:break-before="auto" fo:line-height="115%" style:writing-mode="lr-tb"/>
    </style:style>
    <style:style style:name="T425_1" style:family="text">
      <style:text-properties fo:font-size="12pt" style:font-size-asian="12pt" style:font-size-complex="12pt"/>
    </style:style>
    <style:style style:name="T425_2" style:family="text">
      <style:text-properties fo:font-size="12pt" style:font-size-asian="12pt" style:font-size-complex="12pt"/>
    </style:style>
    <style:style style:name="T425_3" style:family="text">
      <style:text-properties fo:font-size="12pt" style:font-size-asian="12pt" style:font-size-complex="12pt"/>
    </style:style>
    <style:style style:name="T425_4" style:family="text">
      <style:text-properties fo:font-size="12pt" style:font-size-asian="12pt" style:font-size-complex="12pt"/>
    </style:style>
    <style:style style:name="T425_5" style:family="text">
      <style:text-properties fo:font-size="12pt" style:font-size-asian="12pt" style:font-size-complex="12pt"/>
    </style:style>
    <style:style style:name="T425_6" style:family="text">
      <style:text-properties fo:font-size="12pt" style:font-size-asian="12pt" style:font-size-complex="12pt"/>
    </style:style>
    <style:style style:name="T425_7" style:family="text">
      <style:text-properties fo:font-size="12pt" style:font-size-asian="12pt" style:font-size-complex="12pt"/>
    </style:style>
    <style:style style:name="T425_8" style:family="text">
      <style:text-properties fo:font-size="12pt" style:font-size-asian="12pt" style:font-size-complex="12pt"/>
    </style:style>
    <style:style style:name="T425_9" style:family="text">
      <style:text-properties fo:font-size="12pt" style:font-size-asian="12pt" style:font-size-complex="12pt"/>
    </style:style>
    <style:style style:name="T425_10" style:family="text">
      <style:text-properties fo:font-size="12pt" style:font-size-asian="12pt" style:font-size-complex="12pt"/>
    </style:style>
    <style:style style:name="T425_11" style:family="text">
      <style:text-properties fo:font-size="12pt" style:font-size-asian="12pt" style:font-size-complex="12pt"/>
    </style:style>
    <style:style style:name="T425_12" style:family="text">
      <style:text-properties fo:font-size="12pt" style:font-size-asian="12pt" style:font-size-complex="12pt"/>
    </style:style>
    <style:style style:name="T425_13" style:family="text">
      <style:text-properties fo:font-size="12pt" style:font-size-asian="12pt" style:font-size-complex="12pt"/>
    </style:style>
    <style:style style:name="T425_14" style:family="text">
      <style:text-properties fo:font-size="12pt" style:font-size-asian="12pt" style:font-size-complex="12pt"/>
    </style:style>
    <style:style style:name="T425_15" style:family="text">
      <style:text-properties fo:font-size="12pt" style:font-size-asian="12pt" style:font-size-complex="12pt"/>
    </style:style>
    <style:style style:name="T425_16" style:family="text">
      <style:text-properties fo:font-size="12pt" style:font-size-asian="12pt" style:font-size-complex="12pt"/>
    </style:style>
    <style:style style:name="T425_17" style:family="text">
      <style:text-properties fo:font-size="12pt" style:font-size-asian="12pt" style:font-size-complex="12pt"/>
    </style:style>
    <style:style style:name="T425_18" style:family="text">
      <style:text-properties fo:font-size="12pt" style:font-size-asian="12pt" style:font-size-complex="12pt"/>
    </style:style>
    <style:style style:name="T425_19" style:family="text">
      <style:text-properties fo:font-size="12pt" style:font-size-asian="12pt" style:font-size-complex="12pt"/>
    </style:style>
    <style:style style:name="T425_20" style:family="text">
      <style:text-properties fo:font-size="12pt" style:font-size-asian="12pt" style:font-size-complex="12pt"/>
    </style:style>
    <style:style style:name="T425_21" style:family="text">
      <style:text-properties fo:font-size="12pt" style:font-size-asian="12pt" style:font-size-complex="12pt"/>
    </style:style>
    <style:style style:name="T425_22" style:family="text">
      <style:text-properties fo:font-size="12pt" style:font-size-asian="12pt" style:font-size-complex="12pt"/>
    </style:style>
    <style:style style:name="T425_23" style:family="text">
      <style:text-properties fo:font-size="12pt" style:font-size-asian="12pt" style:font-size-complex="12pt"/>
    </style:style>
    <style:style style:name="T425_24" style:family="text">
      <style:text-properties fo:font-size="12pt" style:font-size-asian="12pt" style:font-size-complex="12pt"/>
    </style:style>
    <style:style style:name="T425_25" style:family="text">
      <style:text-properties fo:font-size="12pt" style:font-size-asian="12pt" style:font-size-complex="12pt"/>
    </style:style>
    <style:style style:name="T425_26" style:family="text">
      <style:text-properties fo:font-size="12pt" style:font-size-asian="12pt" style:font-size-complex="12pt"/>
    </style:style>
    <style:style style:name="T425_27" style:family="text">
      <style:text-properties fo:font-size="12pt" style:font-size-asian="12pt" style:font-size-complex="12pt"/>
    </style:style>
    <style:style style:name="T425_28" style:family="text">
      <style:text-properties fo:font-size="12pt" style:font-size-asian="12pt" style:font-size-complex="12pt"/>
    </style:style>
    <style:style style:name="T425_29" style:family="text">
      <style:text-properties fo:font-size="12pt" style:font-size-asian="12pt" style:font-size-complex="12pt"/>
    </style:style>
    <style:style style:name="T425_30" style:family="text">
      <style:text-properties fo:font-size="12pt" style:font-size-asian="12pt" style:font-size-complex="12pt"/>
    </style:style>
    <style:style style:name="T425_31" style:family="text">
      <style:text-properties fo:font-size="12pt" style:font-size-asian="12pt" style:font-size-complex="12pt"/>
    </style:style>
    <style:style style:name="T425_32" style:family="text">
      <style:text-properties fo:font-size="12pt" style:font-size-asian="12pt" style:font-size-complex="12pt"/>
    </style:style>
    <style:style style:name="T425_33" style:family="text">
      <style:text-properties fo:font-size="12pt" style:font-size-asian="12pt" style:font-size-complex="12pt"/>
    </style:style>
    <style:style style:name="T425_34" style:family="text">
      <style:text-properties fo:font-size="12pt" style:font-size-asian="12pt" style:font-size-complex="12pt"/>
    </style:style>
    <style:style style:name="T425_35" style:family="text">
      <style:text-properties fo:font-size="12pt" style:font-size-asian="12pt" style:font-size-complex="12pt"/>
    </style:style>
    <style:style style:name="T425_36" style:family="text">
      <style:text-properties fo:font-size="12pt" style:font-size-asian="12pt" style:font-size-complex="12pt"/>
    </style:style>
    <style:style style:name="T425_37" style:family="text">
      <style:text-properties fo:font-size="12pt" style:font-size-asian="12pt" style:font-size-complex="12pt"/>
    </style:style>
    <style:style style:name="T425_38" style:family="text">
      <style:text-properties fo:font-size="12pt" style:font-size-asian="12pt" style:font-size-complex="12pt"/>
    </style:style>
    <style:style style:name="T425_39" style:family="text">
      <style:text-properties fo:font-size="12pt" style:font-size-asian="12pt" style:font-size-complex="12pt"/>
    </style:style>
    <style:style style:name="T425_40" style:family="text">
      <style:text-properties fo:font-size="12pt" style:font-size-asian="12pt" style:font-size-complex="12pt"/>
    </style:style>
    <style:style style:name="T425_41" style:family="text">
      <style:text-properties fo:font-size="12pt" style:font-size-asian="12pt" style:font-size-complex="12pt"/>
    </style:style>
    <style:style style:name="T425_42" style:family="text">
      <style:text-properties fo:font-size="12pt" style:font-size-asian="12pt" style:font-size-complex="12pt"/>
    </style:style>
    <style:style style:name="T425_43" style:family="text">
      <style:text-properties fo:font-size="12pt" style:font-size-asian="12pt" style:font-size-complex="12pt"/>
    </style:style>
    <style:style style:name="P42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27" style:family="paragraph" style:parent-style-name="Standard">
      <style:paragraph-properties fo:text-align="justify" fo:break-before="auto" fo:line-height="115%" style:writing-mode="lr-tb"/>
    </style:style>
    <style:style style:name="T427_1" style:family="text">
      <style:text-properties fo:font-size="12pt" style:font-size-asian="12pt" style:font-size-complex="12pt"/>
    </style:style>
    <style:style style:name="T427_2" style:family="text">
      <style:text-properties fo:font-size="12pt" style:font-size-asian="12pt" style:font-size-complex="12pt"/>
    </style:style>
    <style:style style:name="T427_3" style:family="text">
      <style:text-properties fo:font-size="12pt" style:font-size-asian="12pt" style:font-size-complex="12pt"/>
    </style:style>
    <style:style style:name="T427_4" style:family="text">
      <style:text-properties fo:font-size="12pt" style:font-size-asian="12pt" style:font-size-complex="12pt"/>
    </style:style>
    <style:style style:name="T427_5" style:family="text">
      <style:text-properties fo:font-size="12pt" style:font-size-asian="12pt" style:font-size-complex="12pt"/>
    </style:style>
    <style:style style:name="T427_6" style:family="text">
      <style:text-properties fo:font-size="12pt" style:font-size-asian="12pt" style:font-size-complex="12pt"/>
    </style:style>
    <style:style style:name="T427_7" style:family="text">
      <style:text-properties fo:font-size="12pt" style:font-size-asian="12pt" style:font-size-complex="12pt"/>
    </style:style>
    <style:style style:name="T427_8" style:family="text">
      <style:text-properties fo:font-size="12pt" style:font-size-asian="12pt" style:font-size-complex="12pt"/>
    </style:style>
    <style:style style:name="T427_9" style:family="text">
      <style:text-properties fo:font-size="12pt" style:font-size-asian="12pt" style:font-size-complex="12pt"/>
    </style:style>
    <style:style style:name="T427_10" style:family="text">
      <style:text-properties fo:font-size="12pt" style:font-size-asian="12pt" style:font-size-complex="12pt"/>
    </style:style>
    <style:style style:name="T427_11" style:family="text">
      <style:text-properties fo:font-size="12pt" style:font-size-asian="12pt" style:font-size-complex="12pt"/>
    </style:style>
    <style:style style:name="T427_12" style:family="text">
      <style:text-properties fo:font-size="12pt" style:font-size-asian="12pt" style:font-size-complex="12pt"/>
    </style:style>
    <style:style style:name="T427_13" style:family="text">
      <style:text-properties fo:font-size="12pt" style:font-size-asian="12pt" style:font-size-complex="12pt"/>
    </style:style>
    <style:style style:name="P428" style:family="paragraph" style:parent-style-name="Standard">
      <style:paragraph-properties fo:text-align="justify" fo:break-before="auto" fo:line-height="115%" style:writing-mode="lr-tb"/>
    </style:style>
    <style:style style:name="T428_1" style:family="text">
      <style:text-properties fo:font-size="12pt" style:font-size-asian="12pt" style:font-size-complex="12pt"/>
    </style:style>
    <style:style style:name="T428_2" style:family="text">
      <style:text-properties fo:font-size="12pt" style:font-size-asian="12pt" style:font-size-complex="12pt"/>
    </style:style>
    <style:style style:name="T428_3" style:family="text">
      <style:text-properties fo:font-size="12pt" style:font-size-asian="12pt" style:font-size-complex="12pt"/>
    </style:style>
    <style:style style:name="T428_4" style:family="text">
      <style:text-properties fo:font-size="12pt" style:font-size-asian="12pt" style:font-size-complex="12pt"/>
    </style:style>
    <style:style style:name="T428_5" style:family="text">
      <style:text-properties fo:font-size="12pt" style:font-size-asian="12pt" style:font-size-complex="12pt"/>
    </style:style>
    <style:style style:name="T428_6" style:family="text">
      <style:text-properties fo:font-size="12pt" style:font-size-asian="12pt" style:font-size-complex="12pt"/>
    </style:style>
    <style:style style:name="T428_7" style:family="text">
      <style:text-properties fo:font-size="12pt" style:font-size-asian="12pt" style:font-size-complex="12pt"/>
    </style:style>
    <style:style style:name="T428_8" style:family="text">
      <style:text-properties fo:font-size="12pt" style:font-size-asian="12pt" style:font-size-complex="12pt"/>
    </style:style>
    <style:style style:name="T428_9" style:family="text">
      <style:text-properties fo:font-size="12pt" style:font-size-asian="12pt" style:font-size-complex="12pt"/>
    </style:style>
    <style:style style:name="T428_10" style:family="text">
      <style:text-properties fo:font-size="12pt" style:font-size-asian="12pt" style:font-size-complex="12pt"/>
    </style:style>
    <style:style style:name="T428_11" style:family="text">
      <style:text-properties fo:font-size="12pt" style:font-size-asian="12pt" style:font-size-complex="12pt"/>
    </style:style>
    <style:style style:name="T428_12" style:family="text">
      <style:text-properties fo:font-size="12pt" style:font-size-asian="12pt" style:font-size-complex="12pt"/>
    </style:style>
    <style:style style:name="T428_13" style:family="text">
      <style:text-properties fo:font-size="12pt" style:font-size-asian="12pt" style:font-size-complex="12pt"/>
    </style:style>
    <style:style style:name="T428_14" style:family="text">
      <style:text-properties fo:font-size="12pt" style:font-size-asian="12pt" style:font-size-complex="12pt"/>
    </style:style>
    <style:style style:name="T428_15" style:family="text">
      <style:text-properties fo:font-size="12pt" style:font-size-asian="12pt" style:font-size-complex="12pt"/>
    </style:style>
    <style:style style:name="T428_16" style:family="text">
      <style:text-properties fo:font-size="12pt" style:font-size-asian="12pt" style:font-size-complex="12pt"/>
    </style:style>
    <style:style style:name="T428_17" style:family="text">
      <style:text-properties fo:font-size="12pt" style:font-size-asian="12pt" style:font-size-complex="12pt"/>
    </style:style>
    <style:style style:name="T428_18" style:family="text">
      <style:text-properties fo:font-size="12pt" style:font-size-asian="12pt" style:font-size-complex="12pt"/>
    </style:style>
    <style:style style:name="T428_19" style:family="text">
      <style:text-properties fo:font-size="12pt" style:font-size-asian="12pt" style:font-size-complex="12pt"/>
    </style:style>
    <style:style style:name="T428_20" style:family="text">
      <style:text-properties fo:font-size="12pt" style:font-size-asian="12pt" style:font-size-complex="12pt"/>
    </style:style>
    <style:style style:name="T428_21" style:family="text">
      <style:text-properties fo:font-size="12pt" style:font-size-asian="12pt" style:font-size-complex="12pt"/>
    </style:style>
    <style:style style:name="T428_22" style:family="text">
      <style:text-properties fo:font-size="12pt" style:font-size-asian="12pt" style:font-size-complex="12pt"/>
    </style:style>
    <style:style style:name="T428_23" style:family="text">
      <style:text-properties fo:font-size="12pt" style:font-size-asian="12pt" style:font-size-complex="12pt"/>
    </style:style>
    <style:style style:name="T428_24" style:family="text">
      <style:text-properties fo:font-size="12pt" style:font-size-asian="12pt" style:font-size-complex="12pt"/>
    </style:style>
    <style:style style:name="T428_25" style:family="text">
      <style:text-properties fo:font-size="12pt" style:font-size-asian="12pt" style:font-size-complex="12pt"/>
    </style:style>
    <style:style style:name="T428_26" style:family="text">
      <style:text-properties fo:font-size="12pt" style:font-size-asian="12pt" style:font-size-complex="12pt"/>
    </style:style>
    <style:style style:name="T428_27" style:family="text">
      <style:text-properties fo:font-size="12pt" style:font-size-asian="12pt" style:font-size-complex="12pt"/>
    </style:style>
    <style:style style:name="T428_28" style:family="text">
      <style:text-properties fo:font-size="12pt" style:font-size-asian="12pt" style:font-size-complex="12pt"/>
    </style:style>
    <style:style style:name="T428_29" style:family="text">
      <style:text-properties fo:font-size="12pt" style:font-size-asian="12pt" style:font-size-complex="12pt"/>
    </style:style>
    <style:style style:name="T428_30" style:family="text">
      <style:text-properties fo:font-size="12pt" style:font-size-asian="12pt" style:font-size-complex="12pt"/>
    </style:style>
    <style:style style:name="T428_31" style:family="text">
      <style:text-properties fo:font-size="12pt" style:font-size-asian="12pt" style:font-size-complex="12pt"/>
    </style:style>
    <style:style style:name="T428_32" style:family="text">
      <style:text-properties fo:font-size="12pt" style:font-size-asian="12pt" style:font-size-complex="12pt"/>
    </style:style>
    <style:style style:name="T428_33" style:family="text">
      <style:text-properties fo:font-size="12pt" style:font-size-asian="12pt" style:font-size-complex="12pt"/>
    </style:style>
    <style:style style:name="T428_34" style:family="text">
      <style:text-properties fo:font-size="12pt" style:font-size-asian="12pt" style:font-size-complex="12pt"/>
    </style:style>
    <style:style style:name="T428_35" style:family="text">
      <style:text-properties fo:font-size="12pt" style:font-size-asian="12pt" style:font-size-complex="12pt"/>
    </style:style>
    <style:style style:name="T428_36" style:family="text">
      <style:text-properties fo:font-size="12pt" style:font-size-asian="12pt" style:font-size-complex="12pt"/>
    </style:style>
    <style:style style:name="T428_37" style:family="text">
      <style:text-properties fo:font-size="12pt" style:font-size-asian="12pt" style:font-size-complex="12pt"/>
    </style:style>
    <style:style style:name="T428_38" style:family="text">
      <style:text-properties fo:font-size="12pt" style:font-size-asian="12pt" style:font-size-complex="12pt"/>
    </style:style>
    <style:style style:name="T428_39" style:family="text">
      <style:text-properties fo:font-size="12pt" style:font-size-asian="12pt" style:font-size-complex="12pt"/>
    </style:style>
    <style:style style:name="T428_40" style:family="text">
      <style:text-properties fo:font-size="12pt" style:font-size-asian="12pt" style:font-size-complex="12pt"/>
    </style:style>
    <style:style style:name="T428_41" style:family="text">
      <style:text-properties fo:font-size="12pt" style:font-size-asian="12pt" style:font-size-complex="12pt"/>
    </style:style>
    <style:style style:name="T428_42" style:family="text">
      <style:text-properties fo:font-size="12pt" style:font-size-asian="12pt" style:font-size-complex="12pt"/>
    </style:style>
    <style:style style:name="T428_43" style:family="text">
      <style:text-properties fo:font-size="12pt" style:font-size-asian="12pt" style:font-size-complex="12pt"/>
    </style:style>
    <style:style style:name="T428_44" style:family="text">
      <style:text-properties fo:font-size="12pt" style:font-size-asian="12pt" style:font-size-complex="12pt"/>
    </style:style>
    <style:style style:name="T428_45" style:family="text">
      <style:text-properties fo:font-size="12pt" style:font-size-asian="12pt" style:font-size-complex="12pt"/>
    </style:style>
    <style:style style:name="T428_46" style:family="text">
      <style:text-properties fo:font-size="12pt" style:font-size-asian="12pt" style:font-size-complex="12pt"/>
    </style:style>
    <style:style style:name="T428_47" style:family="text">
      <style:text-properties fo:font-size="12pt" style:font-size-asian="12pt" style:font-size-complex="12pt"/>
    </style:style>
    <style:style style:name="T428_48" style:family="text">
      <style:text-properties fo:font-size="12pt" style:font-size-asian="12pt" style:font-size-complex="12pt"/>
    </style:style>
    <style:style style:name="T428_49" style:family="text">
      <style:text-properties fo:font-size="12pt" style:font-size-asian="12pt" style:font-size-complex="12pt"/>
    </style:style>
    <style:style style:name="T428_50" style:family="text">
      <style:text-properties fo:font-size="12pt" style:font-size-asian="12pt" style:font-size-complex="12pt"/>
    </style:style>
    <style:style style:name="T428_51" style:family="text">
      <style:text-properties fo:font-size="12pt" style:font-size-asian="12pt" style:font-size-complex="12pt"/>
    </style:style>
    <style:style style:name="P429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2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3" style:family="paragraph" style:parent-style-name="Standard">
      <style:paragraph-properties fo:text-align="justify" fo:break-before="auto" fo:line-height="115%" style:writing-mode="lr-tb"/>
    </style:style>
    <style:style style:name="P434" style:family="paragraph" style:parent-style-name="Heading_20_1">
      <style:paragraph-properties fo:break-before="auto" fo:line-height="115%" style:writing-mode="lr-tb"/>
    </style:style>
    <style:style style:name="T434_1" style:family="text"/>
    <style:style style:name="T434_2" style:family="text"/>
    <style:style style:name="T434_3" style:family="text"/>
    <style:style style:name="T434_4" style:family="text"/>
    <style:style style:name="T434_5" style:family="text"/>
    <style:style style:name="T434_6" style:family="text"/>
    <style:style style:name="P435" style:family="paragraph" style:parent-style-name="Standard">
      <style:paragraph-properties fo:break-before="auto" fo:line-height="115%" style:writing-mode="lr-tb"/>
    </style:style>
    <style:style style:name="P436" style:family="paragraph" style:parent-style-name="Standard">
      <style:paragraph-properties fo:text-align="justify" fo:break-before="auto" fo:line-height="115%" style:writing-mode="lr-tb"/>
    </style:style>
    <style:style style:name="T436_1" style:family="text">
      <style:text-properties fo:font-size="12pt" style:font-size-asian="12pt" style:font-size-complex="12pt"/>
    </style:style>
    <style:style style:name="T436_2" style:family="text">
      <style:text-properties fo:font-size="12pt" style:font-size-asian="12pt" style:font-size-complex="12pt"/>
    </style:style>
    <style:style style:name="T436_3" style:family="text">
      <style:text-properties fo:font-size="12pt" style:font-size-asian="12pt" style:font-size-complex="12pt"/>
    </style:style>
    <style:style style:name="P437" style:family="paragraph" style:parent-style-name="Standard">
      <style:paragraph-properties fo:text-align="justify" fo:break-before="auto" fo:line-height="115%" style:writing-mode="lr-tb"/>
    </style:style>
    <style:style style:name="T437_1" style:family="text">
      <style:text-properties fo:font-size="12pt" style:font-size-asian="12pt" style:font-size-complex="12pt"/>
    </style:style>
    <style:style style:name="T437_2" style:family="text">
      <style:text-properties fo:font-size="12pt" style:font-size-asian="12pt" style:font-size-complex="12pt"/>
    </style:style>
    <style:style style:name="T437_3" style:family="text">
      <style:text-properties fo:font-size="12pt" style:font-size-asian="12pt" style:font-size-complex="12pt"/>
    </style:style>
    <style:style style:name="T437_4" style:family="text">
      <style:text-properties fo:font-size="12pt" style:font-size-asian="12pt" style:font-size-complex="12pt"/>
    </style:style>
    <style:style style:name="T437_5" style:family="text">
      <style:text-properties fo:font-size="12pt" style:font-size-asian="12pt" style:font-size-complex="12pt"/>
    </style:style>
    <style:style style:name="T437_6" style:family="text">
      <style:text-properties fo:font-size="12pt" style:font-size-asian="12pt" style:font-size-complex="12pt"/>
    </style:style>
    <style:style style:name="T437_7" style:family="text">
      <style:text-properties fo:font-size="12pt" style:font-size-asian="12pt" style:font-size-complex="12pt"/>
    </style:style>
    <style:style style:name="T437_8" style:family="text">
      <style:text-properties fo:font-size="12pt" style:font-size-asian="12pt" style:font-size-complex="12pt"/>
    </style:style>
    <style:style style:name="T437_9" style:family="text">
      <style:text-properties fo:font-size="12pt" style:font-size-asian="12pt" style:font-size-complex="12pt"/>
    </style:style>
    <style:style style:name="T437_10" style:family="text">
      <style:text-properties fo:font-size="12pt" style:font-size-asian="12pt" style:font-size-complex="12pt"/>
    </style:style>
    <style:style style:name="T437_11" style:family="text">
      <style:text-properties fo:font-size="12pt" style:font-size-asian="12pt" style:font-size-complex="12pt"/>
    </style:style>
    <style:style style:name="T437_12" style:family="text">
      <style:text-properties fo:font-size="12pt" style:font-size-asian="12pt" style:font-size-complex="12pt"/>
    </style:style>
    <style:style style:name="T437_13" style:family="text">
      <style:text-properties fo:font-size="12pt" style:font-size-asian="12pt" style:font-size-complex="12pt"/>
    </style:style>
    <style:style style:name="T437_14" style:family="text">
      <style:text-properties fo:font-size="12pt" style:font-size-asian="12pt" style:font-size-complex="12pt"/>
    </style:style>
    <style:style style:name="T437_15" style:family="text">
      <style:text-properties fo:font-size="12pt" style:font-size-asian="12pt" style:font-size-complex="12pt"/>
    </style:style>
    <style:style style:name="T437_16" style:family="text">
      <style:text-properties fo:font-size="12pt" style:font-size-asian="12pt" style:font-size-complex="12pt"/>
    </style:style>
    <style:style style:name="T437_17" style:family="text">
      <style:text-properties fo:font-size="12pt" style:font-size-asian="12pt" style:font-size-complex="12pt"/>
    </style:style>
    <style:style style:name="T437_18" style:family="text">
      <style:text-properties fo:font-size="12pt" style:font-size-asian="12pt" style:font-size-complex="12pt"/>
    </style:style>
    <style:style style:name="T437_19" style:family="text">
      <style:text-properties fo:font-size="12pt" style:font-size-asian="12pt" style:font-size-complex="12pt"/>
    </style:style>
    <style:style style:name="T437_20" style:family="text">
      <style:text-properties fo:font-size="12pt" style:font-size-asian="12pt" style:font-size-complex="12pt"/>
    </style:style>
    <style:style style:name="T437_21" style:family="text">
      <style:text-properties fo:font-size="12pt" style:font-size-asian="12pt" style:font-size-complex="12pt"/>
    </style:style>
    <style:style style:name="T437_22" style:family="text">
      <style:text-properties fo:font-size="12pt" style:font-size-asian="12pt" style:font-size-complex="12pt"/>
    </style:style>
    <style:style style:name="T437_23" style:family="text">
      <style:text-properties fo:font-size="12pt" style:font-size-asian="12pt" style:font-size-complex="12pt"/>
    </style:style>
    <style:style style:name="T437_24" style:family="text">
      <style:text-properties fo:font-size="12pt" style:font-size-asian="12pt" style:font-size-complex="12pt"/>
    </style:style>
    <style:style style:name="T437_25" style:family="text">
      <style:text-properties fo:font-size="12pt" style:font-size-asian="12pt" style:font-size-complex="12pt"/>
    </style:style>
    <style:style style:name="T437_26" style:family="text">
      <style:text-properties fo:font-size="12pt" style:font-size-asian="12pt" style:font-size-complex="12pt"/>
    </style:style>
    <style:style style:name="T437_27" style:family="text">
      <style:text-properties fo:font-size="12pt" style:font-size-asian="12pt" style:font-size-complex="12pt"/>
    </style:style>
    <style:style style:name="T437_28" style:family="text">
      <style:text-properties fo:font-size="12pt" style:font-size-asian="12pt" style:font-size-complex="12pt"/>
    </style:style>
    <style:style style:name="T437_29" style:family="text">
      <style:text-properties fo:font-size="12pt" style:font-size-asian="12pt" style:font-size-complex="12pt"/>
    </style:style>
    <style:style style:name="T437_30" style:family="text">
      <style:text-properties fo:font-size="12pt" style:font-size-asian="12pt" style:font-size-complex="12pt"/>
    </style:style>
    <style:style style:name="T437_31" style:family="text">
      <style:text-properties fo:font-size="12pt" style:font-size-asian="12pt" style:font-size-complex="12pt"/>
    </style:style>
    <style:style style:name="T437_32" style:family="text">
      <style:text-properties fo:font-size="12pt" style:font-size-asian="12pt" style:font-size-complex="12pt"/>
    </style:style>
    <style:style style:name="T437_33" style:family="text">
      <style:text-properties fo:font-size="12pt" style:font-size-asian="12pt" style:font-size-complex="12pt"/>
    </style:style>
    <style:style style:name="T437_34" style:family="text">
      <style:text-properties fo:font-size="12pt" style:font-size-asian="12pt" style:font-size-complex="12pt"/>
    </style:style>
    <style:style style:name="T437_35" style:family="text">
      <style:text-properties fo:font-size="12pt" style:font-size-asian="12pt" style:font-size-complex="12pt"/>
    </style:style>
    <style:style style:name="T437_36" style:family="text">
      <style:text-properties fo:font-size="12pt" style:font-size-asian="12pt" style:font-size-complex="12pt"/>
    </style:style>
    <style:style style:name="T437_37" style:family="text">
      <style:text-properties fo:font-size="12pt" style:font-size-asian="12pt" style:font-size-complex="12pt"/>
    </style:style>
    <style:style style:name="T437_38" style:family="text">
      <style:text-properties fo:font-size="12pt" style:font-size-asian="12pt" style:font-size-complex="12pt"/>
    </style:style>
    <style:style style:name="T437_39" style:family="text">
      <style:text-properties fo:font-size="12pt" style:font-size-asian="12pt" style:font-size-complex="12pt"/>
    </style:style>
    <style:style style:name="T437_40" style:family="text">
      <style:text-properties fo:font-size="12pt" style:font-size-asian="12pt" style:font-size-complex="12pt"/>
    </style:style>
    <style:style style:name="T437_41" style:family="text">
      <style:text-properties fo:font-size="12pt" style:font-size-asian="12pt" style:font-size-complex="12pt"/>
    </style:style>
    <style:style style:name="T437_42" style:family="text">
      <style:text-properties fo:font-size="12pt" style:font-size-asian="12pt" style:font-size-complex="12pt"/>
    </style:style>
    <style:style style:name="T437_43" style:family="text">
      <style:text-properties fo:font-size="12pt" style:font-size-asian="12pt" style:font-size-complex="12pt"/>
    </style:style>
    <style:style style:name="T437_44" style:family="text">
      <style:text-properties fo:font-size="12pt" style:font-size-asian="12pt" style:font-size-complex="12pt"/>
    </style:style>
    <style:style style:name="T437_45" style:family="text">
      <style:text-properties fo:font-size="12pt" style:font-size-asian="12pt" style:font-size-complex="12pt"/>
    </style:style>
    <style:style style:name="T437_46" style:family="text">
      <style:text-properties fo:font-size="12pt" style:font-size-asian="12pt" style:font-size-complex="12pt"/>
    </style:style>
    <style:style style:name="T437_47" style:family="text">
      <style:text-properties fo:font-size="12pt" style:font-size-asian="12pt" style:font-size-complex="12pt"/>
    </style:style>
    <style:style style:name="T437_48" style:family="text">
      <style:text-properties fo:font-size="12pt" style:font-size-asian="12pt" style:font-size-complex="12pt"/>
    </style:style>
    <style:style style:name="T437_49" style:family="text">
      <style:text-properties fo:font-size="12pt" style:font-size-asian="12pt" style:font-size-complex="12pt"/>
    </style:style>
    <style:style style:name="T437_50" style:family="text">
      <style:text-properties fo:font-size="12pt" style:font-size-asian="12pt" style:font-size-complex="12pt"/>
    </style:style>
    <style:style style:name="T437_51" style:family="text">
      <style:text-properties fo:font-size="12pt" style:font-size-asian="12pt" style:font-size-complex="12pt"/>
    </style:style>
    <style:style style:name="T437_52" style:family="text">
      <style:text-properties fo:font-size="12pt" style:font-size-asian="12pt" style:font-size-complex="12pt"/>
    </style:style>
    <style:style style:name="T437_53" style:family="text">
      <style:text-properties fo:font-size="12pt" style:font-size-asian="12pt" style:font-size-complex="12pt"/>
    </style:style>
    <style:style style:name="T437_54" style:family="text">
      <style:text-properties fo:font-size="12pt" style:font-size-asian="12pt" style:font-size-complex="12pt"/>
    </style:style>
    <style:style style:name="T437_55" style:family="text">
      <style:text-properties fo:font-size="12pt" style:font-size-asian="12pt" style:font-size-complex="12pt"/>
    </style:style>
    <style:style style:name="T437_56" style:family="text">
      <style:text-properties fo:font-size="12pt" style:font-size-asian="12pt" style:font-size-complex="12pt"/>
    </style:style>
    <style:style style:name="T437_57" style:family="text">
      <style:text-properties fo:font-size="12pt" style:font-size-asian="12pt" style:font-size-complex="12pt"/>
    </style:style>
    <style:style style:name="T437_58" style:family="text">
      <style:text-properties fo:font-size="12pt" style:font-size-asian="12pt" style:font-size-complex="12pt"/>
    </style:style>
    <style:style style:name="T437_59" style:family="text">
      <style:text-properties fo:font-size="12pt" style:font-size-asian="12pt" style:font-size-complex="12pt"/>
    </style:style>
    <style:style style:name="T437_60" style:family="text">
      <style:text-properties fo:font-size="12pt" style:font-size-asian="12pt" style:font-size-complex="12pt"/>
    </style:style>
    <style:style style:name="T437_61" style:family="text">
      <style:text-properties fo:font-size="12pt" style:font-size-asian="12pt" style:font-size-complex="12pt"/>
    </style:style>
    <style:style style:name="T437_62" style:family="text">
      <style:text-properties fo:font-size="12pt" style:font-size-asian="12pt" style:font-size-complex="12pt"/>
    </style:style>
    <style:style style:name="T437_63" style:family="text">
      <style:text-properties fo:font-size="12pt" style:font-size-asian="12pt" style:font-size-complex="12pt"/>
    </style:style>
    <style:style style:name="T437_64" style:family="text">
      <style:text-properties fo:font-size="12pt" style:font-size-asian="12pt" style:font-size-complex="12pt"/>
    </style:style>
    <style:style style:name="T437_65" style:family="text">
      <style:text-properties fo:font-size="12pt" style:font-size-asian="12pt" style:font-size-complex="12pt"/>
    </style:style>
    <style:style style:name="T437_66" style:family="text">
      <style:text-properties fo:font-size="12pt" style:font-size-asian="12pt" style:font-size-complex="12pt"/>
    </style:style>
    <style:style style:name="T437_67" style:family="text">
      <style:text-properties fo:font-size="12pt" style:font-size-asian="12pt" style:font-size-complex="12pt"/>
    </style:style>
    <style:style style:name="T437_68" style:family="text">
      <style:text-properties fo:font-size="12pt" style:font-size-asian="12pt" style:font-size-complex="12pt"/>
    </style:style>
    <style:style style:name="T437_69" style:family="text">
      <style:text-properties fo:font-size="12pt" style:font-size-asian="12pt" style:font-size-complex="12pt"/>
    </style:style>
    <style:style style:name="T437_70" style:family="text">
      <style:text-properties fo:font-size="12pt" style:font-size-asian="12pt" style:font-size-complex="12pt"/>
    </style:style>
    <style:style style:name="T437_71" style:family="text">
      <style:text-properties fo:font-size="12pt" style:font-size-asian="12pt" style:font-size-complex="12pt"/>
    </style:style>
    <style:style style:name="T437_72" style:family="text">
      <style:text-properties fo:font-size="12pt" style:font-size-asian="12pt" style:font-size-complex="12pt"/>
    </style:style>
    <style:style style:name="T437_73" style:family="text">
      <style:text-properties fo:font-size="12pt" style:font-size-asian="12pt" style:font-size-complex="12pt"/>
    </style:style>
    <style:style style:name="T437_74" style:family="text">
      <style:text-properties fo:font-size="12pt" style:font-size-asian="12pt" style:font-size-complex="12pt"/>
    </style:style>
    <style:style style:name="T437_75" style:family="text">
      <style:text-properties fo:font-size="12pt" style:font-size-asian="12pt" style:font-size-complex="12pt"/>
    </style:style>
    <style:style style:name="T437_76" style:family="text">
      <style:text-properties fo:font-size="12pt" style:font-size-asian="12pt" style:font-size-complex="12pt"/>
    </style:style>
    <style:style style:name="T437_77" style:family="text">
      <style:text-properties fo:font-size="12pt" style:font-size-asian="12pt" style:font-size-complex="12pt"/>
    </style:style>
    <style:style style:name="T437_78" style:family="text">
      <style:text-properties fo:font-size="12pt" style:font-size-asian="12pt" style:font-size-complex="12pt"/>
    </style:style>
    <style:style style:name="T437_79" style:family="text">
      <style:text-properties fo:font-size="12pt" style:font-size-asian="12pt" style:font-size-complex="12pt"/>
    </style:style>
    <style:style style:name="T437_80" style:family="text">
      <style:text-properties fo:font-size="12pt" style:font-size-asian="12pt" style:font-size-complex="12pt"/>
    </style:style>
    <style:style style:name="T437_81" style:family="text">
      <style:text-properties fo:font-size="12pt" style:font-size-asian="12pt" style:font-size-complex="12pt"/>
    </style:style>
    <style:style style:name="T437_82" style:family="text">
      <style:text-properties fo:font-size="12pt" style:font-size-asian="12pt" style:font-size-complex="12pt"/>
    </style:style>
    <style:style style:name="T437_83" style:family="text">
      <style:text-properties fo:font-size="12pt" style:font-size-asian="12pt" style:font-size-complex="12pt"/>
    </style:style>
    <style:style style:name="T437_84" style:family="text">
      <style:text-properties fo:font-size="12pt" style:font-size-asian="12pt" style:font-size-complex="12pt"/>
    </style:style>
    <style:style style:name="T437_85" style:family="text">
      <style:text-properties fo:font-size="12pt" style:font-size-asian="12pt" style:font-size-complex="12pt"/>
    </style:style>
    <style:style style:name="T437_86" style:family="text">
      <style:text-properties fo:font-size="12pt" style:font-size-asian="12pt" style:font-size-complex="12pt"/>
    </style:style>
    <style:style style:name="T437_87" style:family="text">
      <style:text-properties fo:font-size="12pt" style:font-size-asian="12pt" style:font-size-complex="12pt"/>
    </style:style>
    <style:style style:name="T437_88" style:family="text">
      <style:text-properties fo:font-size="12pt" style:font-size-asian="12pt" style:font-size-complex="12pt"/>
    </style:style>
    <style:style style:name="T437_89" style:family="text">
      <style:text-properties fo:font-size="12pt" style:font-size-asian="12pt" style:font-size-complex="12pt"/>
    </style:style>
    <style:style style:name="T437_90" style:family="text">
      <style:text-properties fo:font-size="12pt" style:font-size-asian="12pt" style:font-size-complex="12pt"/>
    </style:style>
    <style:style style:name="T437_91" style:family="text">
      <style:text-properties fo:font-size="12pt" style:font-size-asian="12pt" style:font-size-complex="12pt"/>
    </style:style>
    <style:style style:name="T437_92" style:family="text">
      <style:text-properties fo:font-size="12pt" style:font-size-asian="12pt" style:font-size-complex="12pt"/>
    </style:style>
    <style:style style:name="T437_93" style:family="text">
      <style:text-properties fo:font-size="12pt" style:font-size-asian="12pt" style:font-size-complex="12pt"/>
    </style:style>
    <style:style style:name="T437_94" style:family="text">
      <style:text-properties fo:font-size="12pt" style:font-size-asian="12pt" style:font-size-complex="12pt"/>
    </style:style>
    <style:style style:name="T437_95" style:family="text">
      <style:text-properties fo:font-size="12pt" style:font-size-asian="12pt" style:font-size-complex="12pt"/>
    </style:style>
    <style:style style:name="T437_96" style:family="text">
      <style:text-properties fo:font-size="12pt" style:font-size-asian="12pt" style:font-size-complex="12pt"/>
    </style:style>
    <style:style style:name="T437_97" style:family="text">
      <style:text-properties fo:font-size="12pt" style:font-size-asian="12pt" style:font-size-complex="12pt"/>
    </style:style>
    <style:style style:name="T437_98" style:family="text">
      <style:text-properties fo:font-size="12pt" style:font-size-asian="12pt" style:font-size-complex="12pt"/>
    </style:style>
    <style:style style:name="T437_99" style:family="text">
      <style:text-properties fo:font-size="12pt" style:font-size-asian="12pt" style:font-size-complex="12pt"/>
    </style:style>
    <style:style style:name="T437_100" style:family="text">
      <style:text-properties fo:font-size="12pt" style:font-size-asian="12pt" style:font-size-complex="12pt"/>
    </style:style>
    <style:style style:name="T437_101" style:family="text">
      <style:text-properties fo:font-size="12pt" style:font-size-asian="12pt" style:font-size-complex="12pt"/>
    </style:style>
    <style:style style:name="T437_102" style:family="text">
      <style:text-properties fo:font-size="12pt" style:font-size-asian="12pt" style:font-size-complex="12pt"/>
    </style:style>
    <style:style style:name="T437_103" style:family="text">
      <style:text-properties fo:font-size="12pt" style:font-size-asian="12pt" style:font-size-complex="12pt"/>
    </style:style>
    <style:style style:name="T437_104" style:family="text">
      <style:text-properties fo:font-size="12pt" style:font-size-asian="12pt" style:font-size-complex="12pt"/>
    </style:style>
    <style:style style:name="T437_105" style:family="text">
      <style:text-properties fo:font-size="12pt" style:font-size-asian="12pt" style:font-size-complex="12pt"/>
    </style:style>
    <style:style style:name="T437_106" style:family="text">
      <style:text-properties fo:font-size="12pt" style:font-size-asian="12pt" style:font-size-complex="12pt"/>
    </style:style>
    <style:style style:name="T437_107" style:family="text">
      <style:text-properties fo:font-size="12pt" style:font-size-asian="12pt" style:font-size-complex="12pt"/>
    </style:style>
    <style:style style:name="T437_108" style:family="text">
      <style:text-properties fo:font-size="12pt" style:font-size-asian="12pt" style:font-size-complex="12pt"/>
    </style:style>
    <style:style style:name="T437_109" style:family="text">
      <style:text-properties fo:font-size="12pt" style:font-size-asian="12pt" style:font-size-complex="12pt"/>
    </style:style>
    <style:style style:name="T437_110" style:family="text">
      <style:text-properties fo:font-size="12pt" style:font-size-asian="12pt" style:font-size-complex="12pt"/>
    </style:style>
    <style:style style:name="T437_111" style:family="text">
      <style:text-properties fo:font-size="12pt" style:font-size-asian="12pt" style:font-size-complex="12pt"/>
    </style:style>
    <style:style style:name="T437_112" style:family="text">
      <style:text-properties fo:font-size="12pt" style:font-size-asian="12pt" style:font-size-complex="12pt"/>
    </style:style>
    <style:style style:name="T437_113" style:family="text">
      <style:text-properties fo:font-size="12pt" style:font-size-asian="12pt" style:font-size-complex="12pt"/>
    </style:style>
    <style:style style:name="T437_114" style:family="text">
      <style:text-properties fo:font-size="12pt" style:font-size-asian="12pt" style:font-size-complex="12pt"/>
    </style:style>
    <style:style style:name="T437_115" style:family="text">
      <style:text-properties fo:font-size="12pt" style:font-size-asian="12pt" style:font-size-complex="12pt"/>
    </style:style>
    <style:style style:name="P43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439" style:family="paragraph" style:parent-style-name="Standard">
      <style:paragraph-properties fo:text-align="justify" fo:break-before="auto" fo:line-height="115%" style:writing-mode="lr-tb"/>
    </style:style>
    <style:style style:name="T439_1" style:family="text">
      <style:text-properties fo:font-size="12pt" style:font-size-asian="12pt" style:font-size-complex="12pt"/>
    </style:style>
    <style:style style:name="T439_2" style:family="text">
      <style:text-properties fo:font-size="12pt" style:font-size-asian="12pt" style:font-size-complex="12pt"/>
    </style:style>
    <style:style style:name="T439_3" style:family="text">
      <style:text-properties fo:font-size="12pt" style:font-size-asian="12pt" style:font-size-complex="12pt"/>
    </style:style>
    <style:style style:name="P440" style:family="paragraph" style:parent-style-name="Standard">
      <style:paragraph-properties fo:break-before="auto" fo:line-height="115%" style:writing-mode="lr-tb"/>
    </style:style>
    <style:style style:name="T440_1" style:family="text">
      <style:text-properties fo:font-size="12pt" style:font-size-asian="12pt" style:font-size-complex="12pt"/>
    </style:style>
    <style:style style:name="T440_2" style:family="text">
      <style:text-properties fo:font-size="12pt" style:font-size-asian="12pt" style:font-size-complex="12pt"/>
    </style:style>
    <style:style style:name="T440_3" style:family="text">
      <style:text-properties fo:font-size="12pt" style:font-size-asian="12pt" style:font-size-complex="12pt"/>
    </style:style>
    <style:style style:name="T440_4" style:family="text">
      <style:text-properties fo:font-size="12pt" style:font-size-asian="12pt" style:font-size-complex="12pt"/>
    </style:style>
    <style:style style:name="T440_5" style:family="text">
      <style:text-properties fo:font-size="12pt" style:font-size-asian="12pt" style:font-size-complex="12pt"/>
    </style:style>
    <style:style style:name="T440_6" style:family="text">
      <style:text-properties fo:font-size="12pt" style:font-size-asian="12pt" style:font-size-complex="12pt"/>
    </style:style>
    <style:style style:name="T440_7" style:family="text">
      <style:text-properties fo:font-size="12pt" style:font-size-asian="12pt" style:font-size-complex="12pt"/>
    </style:style>
    <style:style style:name="T440_8" style:family="text">
      <style:text-properties fo:font-size="12pt" style:font-size-asian="12pt" style:font-size-complex="12pt"/>
    </style:style>
    <style:style style:name="T440_9" style:family="text">
      <style:text-properties fo:font-size="12pt" style:font-size-asian="12pt" style:font-size-complex="12pt"/>
    </style:style>
    <style:style style:name="T440_10" style:family="text">
      <style:text-properties fo:font-size="12pt" style:font-size-asian="12pt" style:font-size-complex="12pt"/>
    </style:style>
    <style:style style:name="T440_11" style:family="text">
      <style:text-properties fo:font-size="12pt" style:font-size-asian="12pt" style:font-size-complex="12pt"/>
    </style:style>
    <style:style style:name="T440_12" style:family="text">
      <style:text-properties fo:font-size="12pt" style:font-size-asian="12pt" style:font-size-complex="12pt"/>
    </style:style>
    <style:style style:name="T440_13" style:family="text">
      <style:text-properties fo:font-size="12pt" style:font-size-asian="12pt" style:font-size-complex="12pt"/>
    </style:style>
    <style:style style:name="T440_14" style:family="text">
      <style:text-properties fo:font-size="12pt" style:font-size-asian="12pt" style:font-size-complex="12pt"/>
    </style:style>
    <style:style style:name="T440_15" style:family="text">
      <style:text-properties fo:font-size="12pt" style:font-size-asian="12pt" style:font-size-complex="12pt"/>
    </style:style>
    <style:style style:name="T440_16" style:family="text">
      <style:text-properties fo:font-size="12pt" style:font-size-asian="12pt" style:font-size-complex="12pt"/>
    </style:style>
    <style:style style:name="T440_17" style:family="text">
      <style:text-properties fo:font-size="12pt" style:font-size-asian="12pt" style:font-size-complex="12pt"/>
    </style:style>
    <style:style style:name="T440_18" style:family="text">
      <style:text-properties fo:font-size="12pt" style:font-size-asian="12pt" style:font-size-complex="12pt"/>
    </style:style>
    <style:style style:name="T440_19" style:family="text">
      <style:text-properties fo:font-size="12pt" style:font-size-asian="12pt" style:font-size-complex="12pt"/>
    </style:style>
    <style:style style:name="T440_20" style:family="text">
      <style:text-properties fo:font-size="12pt" style:font-size-asian="12pt" style:font-size-complex="12pt"/>
    </style:style>
    <style:style style:name="T440_21" style:family="text">
      <style:text-properties fo:font-size="12pt" style:font-size-asian="12pt" style:font-size-complex="12pt"/>
    </style:style>
    <style:style style:name="T440_22" style:family="text">
      <style:text-properties fo:font-size="12pt" style:font-size-asian="12pt" style:font-size-complex="12pt"/>
    </style:style>
    <style:style style:name="T440_23" style:family="text">
      <style:text-properties fo:font-size="12pt" style:font-size-asian="12pt" style:font-size-complex="12pt"/>
    </style:style>
    <style:style style:name="T440_24" style:family="text">
      <style:text-properties fo:font-size="12pt" style:font-size-asian="12pt" style:font-size-complex="12pt"/>
    </style:style>
    <style:style style:name="T440_25" style:family="text">
      <style:text-properties fo:font-size="12pt" style:font-size-asian="12pt" style:font-size-complex="12pt"/>
    </style:style>
    <style:style style:name="T440_26" style:family="text">
      <style:text-properties fo:font-size="12pt" style:font-size-asian="12pt" style:font-size-complex="12pt"/>
    </style:style>
    <style:style style:name="T440_27" style:family="text">
      <style:text-properties fo:font-size="12pt" style:font-size-asian="12pt" style:font-size-complex="12pt"/>
    </style:style>
    <style:style style:name="T440_28" style:family="text">
      <style:text-properties fo:font-size="12pt" style:font-size-asian="12pt" style:font-size-complex="12pt"/>
    </style:style>
    <style:style style:name="T440_29" style:family="text">
      <style:text-properties fo:font-size="12pt" style:font-size-asian="12pt" style:font-size-complex="12pt"/>
    </style:style>
    <style:style style:name="T440_30" style:family="text">
      <style:text-properties fo:font-size="12pt" style:font-size-asian="12pt" style:font-size-complex="12pt"/>
    </style:style>
    <style:style style:name="T440_31" style:family="text">
      <style:text-properties fo:font-size="12pt" style:font-size-asian="12pt" style:font-size-complex="12pt"/>
    </style:style>
    <style:style style:name="T440_32" style:family="text">
      <style:text-properties fo:font-size="12pt" style:font-size-asian="12pt" style:font-size-complex="12pt"/>
    </style:style>
    <style:style style:name="T440_33" style:family="text">
      <style:text-properties fo:font-size="12pt" style:font-size-asian="12pt" style:font-size-complex="12pt"/>
    </style:style>
    <style:style style:name="T440_34" style:family="text">
      <style:text-properties fo:font-size="12pt" style:font-size-asian="12pt" style:font-size-complex="12pt"/>
    </style:style>
    <style:style style:name="T440_35" style:family="text">
      <style:text-properties fo:font-size="12pt" style:font-size-asian="12pt" style:font-size-complex="12pt"/>
    </style:style>
    <style:style style:name="T440_36" style:family="text">
      <style:text-properties fo:font-size="12pt" style:font-size-asian="12pt" style:font-size-complex="12pt"/>
    </style:style>
    <style:style style:name="T440_37" style:family="text">
      <style:text-properties fo:font-size="12pt" style:font-size-asian="12pt" style:font-size-complex="12pt"/>
    </style:style>
    <style:style style:name="T440_38" style:family="text">
      <style:text-properties fo:font-size="12pt" style:font-size-asian="12pt" style:font-size-complex="12pt"/>
    </style:style>
    <style:style style:name="T440_39" style:family="text">
      <style:text-properties fo:font-size="12pt" style:font-size-asian="12pt" style:font-size-complex="12pt"/>
    </style:style>
    <style:style style:name="T440_40" style:family="text">
      <style:text-properties fo:font-size="12pt" style:font-size-asian="12pt" style:font-size-complex="12pt"/>
    </style:style>
    <style:style style:name="T440_41" style:family="text">
      <style:text-properties fo:font-size="12pt" style:font-size-asian="12pt" style:font-size-complex="12pt"/>
    </style:style>
    <style:style style:name="T440_42" style:family="text">
      <style:text-properties fo:font-size="12pt" style:font-size-asian="12pt" style:font-size-complex="12pt"/>
    </style:style>
    <style:style style:name="T440_43" style:family="text">
      <style:text-properties fo:font-size="12pt" style:font-size-asian="12pt" style:font-size-complex="12pt"/>
    </style:style>
    <style:style style:name="T440_44" style:family="text">
      <style:text-properties fo:font-size="12pt" style:font-size-asian="12pt" style:font-size-complex="12pt"/>
    </style:style>
    <style:style style:name="T440_45" style:family="text">
      <style:text-properties fo:font-size="12pt" style:font-size-asian="12pt" style:font-size-complex="12pt"/>
    </style:style>
    <style:style style:name="T440_46" style:family="text">
      <style:text-properties fo:font-size="12pt" style:font-size-asian="12pt" style:font-size-complex="12pt"/>
    </style:style>
    <style:style style:name="T440_47" style:family="text">
      <style:text-properties fo:font-size="12pt" style:font-size-asian="12pt" style:font-size-complex="12pt"/>
    </style:style>
    <style:style style:name="T440_48" style:family="text">
      <style:text-properties fo:font-size="12pt" style:font-size-asian="12pt" style:font-size-complex="12pt"/>
    </style:style>
    <style:style style:name="T440_49" style:family="text">
      <style:text-properties fo:font-size="12pt" style:font-size-asian="12pt" style:font-size-complex="12pt"/>
    </style:style>
    <style:style style:name="T440_50" style:family="text">
      <style:text-properties fo:font-size="12pt" style:font-size-asian="12pt" style:font-size-complex="12pt"/>
    </style:style>
    <style:style style:name="T440_51" style:family="text">
      <style:text-properties fo:font-size="12pt" style:font-size-asian="12pt" style:font-size-complex="12pt"/>
    </style:style>
    <style:style style:name="P44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2" style:family="paragraph" style:parent-style-name="Standard">
      <style:paragraph-properties fo:break-before="auto" fo:line-height="115%" style:writing-mode="lr-tb"/>
    </style:style>
    <style:style style:name="T442_1" style:family="text">
      <style:text-properties fo:font-size="12pt" style:font-size-asian="12pt" style:font-size-complex="12pt"/>
    </style:style>
    <style:style style:name="T442_2" style:family="text">
      <style:text-properties fo:font-size="12pt" style:font-size-asian="12pt" style:font-size-complex="12pt"/>
    </style:style>
    <style:style style:name="T442_3" style:family="text">
      <style:text-properties fo:font-size="12pt" style:font-size-asian="12pt" style:font-size-complex="12pt"/>
    </style:style>
    <style:style style:name="P443" style:family="paragraph" style:parent-style-name="Standard">
      <style:paragraph-properties fo:break-before="auto" fo:line-height="115%" style:writing-mode="lr-tb"/>
    </style:style>
    <style:style style:name="T443_1" style:family="text">
      <style:text-properties fo:font-size="12pt" style:font-size-asian="12pt" style:font-size-complex="12pt"/>
    </style:style>
    <style:style style:name="T443_2" style:family="text">
      <style:text-properties fo:font-size="12pt" style:font-size-asian="12pt" style:font-size-complex="12pt"/>
    </style:style>
    <style:style style:name="T443_3" style:family="text">
      <style:text-properties fo:font-size="12pt" style:font-size-asian="12pt" style:font-size-complex="12pt"/>
    </style:style>
    <style:style style:name="T443_4" style:family="text">
      <style:text-properties fo:font-size="12pt" style:font-size-asian="12pt" style:font-size-complex="12pt"/>
    </style:style>
    <style:style style:name="T443_5" style:family="text">
      <style:text-properties fo:font-size="12pt" style:font-size-asian="12pt" style:font-size-complex="12pt"/>
    </style:style>
    <style:style style:name="T443_6" style:family="text">
      <style:text-properties fo:font-size="12pt" style:font-size-asian="12pt" style:font-size-complex="12pt"/>
    </style:style>
    <style:style style:name="T443_7" style:family="text">
      <style:text-properties fo:font-size="12pt" style:font-size-asian="12pt" style:font-size-complex="12pt"/>
    </style:style>
    <style:style style:name="T443_8" style:family="text">
      <style:text-properties fo:font-size="12pt" style:font-size-asian="12pt" style:font-size-complex="12pt"/>
    </style:style>
    <style:style style:name="T443_9" style:family="text">
      <style:text-properties fo:font-size="12pt" style:font-size-asian="12pt" style:font-size-complex="12pt"/>
    </style:style>
    <style:style style:name="T443_10" style:family="text">
      <style:text-properties fo:font-size="12pt" style:font-size-asian="12pt" style:font-size-complex="12pt"/>
    </style:style>
    <style:style style:name="T443_11" style:family="text">
      <style:text-properties fo:font-size="12pt" style:font-size-asian="12pt" style:font-size-complex="12pt"/>
    </style:style>
    <style:style style:name="T443_12" style:family="text">
      <style:text-properties fo:font-size="12pt" style:font-size-asian="12pt" style:font-size-complex="12pt"/>
    </style:style>
    <style:style style:name="T443_13" style:family="text">
      <style:text-properties fo:font-size="12pt" style:font-size-asian="12pt" style:font-size-complex="12pt"/>
    </style:style>
    <style:style style:name="T443_14" style:family="text">
      <style:text-properties fo:font-size="12pt" style:font-size-asian="12pt" style:font-size-complex="12pt"/>
    </style:style>
    <style:style style:name="T443_15" style:family="text">
      <style:text-properties fo:font-size="12pt" style:font-size-asian="12pt" style:font-size-complex="12pt"/>
    </style:style>
    <style:style style:name="T443_16" style:family="text">
      <style:text-properties fo:font-size="12pt" style:font-size-asian="12pt" style:font-size-complex="12pt"/>
    </style:style>
    <style:style style:name="T443_17" style:family="text">
      <style:text-properties fo:font-size="12pt" style:font-size-asian="12pt" style:font-size-complex="12pt"/>
    </style:style>
    <style:style style:name="T443_18" style:family="text">
      <style:text-properties fo:font-size="12pt" style:font-size-asian="12pt" style:font-size-complex="12pt"/>
    </style:style>
    <style:style style:name="T443_19" style:family="text">
      <style:text-properties fo:font-size="12pt" style:font-size-asian="12pt" style:font-size-complex="12pt"/>
    </style:style>
    <style:style style:name="T443_20" style:family="text">
      <style:text-properties fo:font-size="12pt" style:font-size-asian="12pt" style:font-size-complex="12pt"/>
    </style:style>
    <style:style style:name="T443_21" style:family="text">
      <style:text-properties fo:font-size="12pt" style:font-size-asian="12pt" style:font-size-complex="12pt"/>
    </style:style>
    <style:style style:name="T443_22" style:family="text">
      <style:text-properties fo:font-size="12pt" style:font-size-asian="12pt" style:font-size-complex="12pt"/>
    </style:style>
    <style:style style:name="T443_23" style:family="text">
      <style:text-properties fo:font-size="12pt" style:font-size-asian="12pt" style:font-size-complex="12pt"/>
    </style:style>
    <style:style style:name="T443_24" style:family="text">
      <style:text-properties fo:font-size="12pt" style:font-size-asian="12pt" style:font-size-complex="12pt"/>
    </style:style>
    <style:style style:name="T443_25" style:family="text">
      <style:text-properties fo:font-size="12pt" style:font-size-asian="12pt" style:font-size-complex="12pt"/>
    </style:style>
    <style:style style:name="T443_26" style:family="text">
      <style:text-properties fo:font-size="12pt" style:font-size-asian="12pt" style:font-size-complex="12pt"/>
    </style:style>
    <style:style style:name="T443_27" style:family="text">
      <style:text-properties fo:font-size="12pt" style:font-size-asian="12pt" style:font-size-complex="12pt"/>
    </style:style>
    <style:style style:name="T443_28" style:family="text">
      <style:text-properties fo:font-size="12pt" style:font-size-asian="12pt" style:font-size-complex="12pt"/>
    </style:style>
    <style:style style:name="T443_29" style:family="text">
      <style:text-properties fo:font-size="12pt" style:font-size-asian="12pt" style:font-size-complex="12pt"/>
    </style:style>
    <style:style style:name="T443_30" style:family="text">
      <style:text-properties fo:font-size="12pt" style:font-size-asian="12pt" style:font-size-complex="12pt"/>
    </style:style>
    <style:style style:name="T443_31" style:family="text">
      <style:text-properties fo:font-size="12pt" style:font-size-asian="12pt" style:font-size-complex="12pt"/>
    </style:style>
    <style:style style:name="T443_32" style:family="text">
      <style:text-properties fo:font-size="12pt" style:font-size-asian="12pt" style:font-size-complex="12pt"/>
    </style:style>
    <style:style style:name="T443_33" style:family="text">
      <style:text-properties fo:font-size="12pt" style:font-size-asian="12pt" style:font-size-complex="12pt"/>
    </style:style>
    <style:style style:name="T443_34" style:family="text">
      <style:text-properties fo:font-size="12pt" style:font-size-asian="12pt" style:font-size-complex="12pt"/>
    </style:style>
    <style:style style:name="T443_35" style:family="text">
      <style:text-properties fo:font-size="12pt" style:font-size-asian="12pt" style:font-size-complex="12pt"/>
    </style:style>
    <style:style style:name="T443_36" style:family="text">
      <style:text-properties fo:font-size="12pt" style:font-size-asian="12pt" style:font-size-complex="12pt"/>
    </style:style>
    <style:style style:name="T443_37" style:family="text">
      <style:text-properties fo:font-size="12pt" style:font-size-asian="12pt" style:font-size-complex="12pt"/>
    </style:style>
    <style:style style:name="T443_38" style:family="text">
      <style:text-properties fo:font-size="12pt" style:font-size-asian="12pt" style:font-size-complex="12pt"/>
    </style:style>
    <style:style style:name="T443_39" style:family="text">
      <style:text-properties fo:font-size="12pt" style:font-size-asian="12pt" style:font-size-complex="12pt"/>
    </style:style>
    <style:style style:name="T443_40" style:family="text">
      <style:text-properties fo:font-size="12pt" style:font-size-asian="12pt" style:font-size-complex="12pt"/>
    </style:style>
    <style:style style:name="T443_41" style:family="text">
      <style:text-properties fo:font-size="12pt" style:font-size-asian="12pt" style:font-size-complex="12pt"/>
    </style:style>
    <style:style style:name="T443_42" style:family="text">
      <style:text-properties fo:font-size="12pt" style:font-size-asian="12pt" style:font-size-complex="12pt"/>
    </style:style>
    <style:style style:name="T443_43" style:family="text">
      <style:text-properties fo:font-size="12pt" style:font-size-asian="12pt" style:font-size-complex="12pt"/>
    </style:style>
    <style:style style:name="T443_44" style:family="text">
      <style:text-properties fo:font-size="12pt" style:font-size-asian="12pt" style:font-size-complex="12pt"/>
    </style:style>
    <style:style style:name="T443_45" style:family="text">
      <style:text-properties fo:font-size="12pt" style:font-size-asian="12pt" style:font-size-complex="12pt"/>
    </style:style>
    <style:style style:name="T443_46" style:family="text">
      <style:text-properties fo:font-size="12pt" style:font-size-asian="12pt" style:font-size-complex="12pt"/>
    </style:style>
    <style:style style:name="T443_47" style:family="text">
      <style:text-properties fo:font-size="12pt" style:font-size-asian="12pt" style:font-size-complex="12pt"/>
    </style:style>
    <style:style style:name="T443_48" style:family="text">
      <style:text-properties fo:font-size="12pt" style:font-size-asian="12pt" style:font-size-complex="12pt"/>
    </style:style>
    <style:style style:name="T443_49" style:family="text">
      <style:text-properties fo:font-size="12pt" style:font-size-asian="12pt" style:font-size-complex="12pt"/>
    </style:style>
    <style:style style:name="T443_50" style:family="text">
      <style:text-properties fo:font-size="12pt" style:font-size-asian="12pt" style:font-size-complex="12pt"/>
    </style:style>
    <style:style style:name="T443_51" style:family="text">
      <style:text-properties fo:font-size="12pt" style:font-size-asian="12pt" style:font-size-complex="12pt"/>
    </style:style>
    <style:style style:name="T443_52" style:family="text">
      <style:text-properties fo:font-size="12pt" style:font-size-asian="12pt" style:font-size-complex="12pt"/>
    </style:style>
    <style:style style:name="T443_53" style:family="text">
      <style:text-properties fo:font-size="12pt" style:font-size-asian="12pt" style:font-size-complex="12pt"/>
    </style:style>
    <style:style style:name="T443_54" style:family="text">
      <style:text-properties fo:font-size="12pt" style:font-size-asian="12pt" style:font-size-complex="12pt"/>
    </style:style>
    <style:style style:name="T443_55" style:family="text">
      <style:text-properties fo:font-size="12pt" style:font-size-asian="12pt" style:font-size-complex="12pt"/>
    </style:style>
    <style:style style:name="T443_56" style:family="text">
      <style:text-properties fo:font-size="12pt" style:font-size-asian="12pt" style:font-size-complex="12pt"/>
    </style:style>
    <style:style style:name="T443_57" style:family="text">
      <style:text-properties fo:font-size="12pt" style:font-size-asian="12pt" style:font-size-complex="12pt"/>
    </style:style>
    <style:style style:name="T443_58" style:family="text">
      <style:text-properties fo:font-size="12pt" style:font-size-asian="12pt" style:font-size-complex="12pt"/>
    </style:style>
    <style:style style:name="T443_59" style:family="text">
      <style:text-properties fo:font-size="12pt" style:font-size-asian="12pt" style:font-size-complex="12pt"/>
    </style:style>
    <style:style style:name="T443_60" style:family="text">
      <style:text-properties fo:font-size="12pt" style:font-size-asian="12pt" style:font-size-complex="12pt"/>
    </style:style>
    <style:style style:name="T443_61" style:family="text">
      <style:text-properties fo:font-size="12pt" style:font-size-asian="12pt" style:font-size-complex="12pt"/>
    </style:style>
    <style:style style:name="T443_62" style:family="text">
      <style:text-properties fo:font-size="12pt" style:font-size-asian="12pt" style:font-size-complex="12pt"/>
    </style:style>
    <style:style style:name="T443_63" style:family="text">
      <style:text-properties fo:font-size="12pt" style:font-size-asian="12pt" style:font-size-complex="12pt"/>
    </style:style>
    <style:style style:name="T443_64" style:family="text">
      <style:text-properties fo:font-size="12pt" style:font-size-asian="12pt" style:font-size-complex="12pt"/>
    </style:style>
    <style:style style:name="T443_65" style:family="text">
      <style:text-properties fo:font-size="12pt" style:font-size-asian="12pt" style:font-size-complex="12pt"/>
    </style:style>
    <style:style style:name="T443_66" style:family="text">
      <style:text-properties fo:font-size="12pt" style:font-size-asian="12pt" style:font-size-complex="12pt"/>
    </style:style>
    <style:style style:name="T443_67" style:family="text">
      <style:text-properties fo:font-size="12pt" style:font-size-asian="12pt" style:font-size-complex="12pt"/>
    </style:style>
    <style:style style:name="T443_68" style:family="text">
      <style:text-properties fo:font-size="12pt" style:font-size-asian="12pt" style:font-size-complex="12pt"/>
    </style:style>
    <style:style style:name="T443_69" style:family="text">
      <style:text-properties fo:font-size="12pt" style:font-size-asian="12pt" style:font-size-complex="12pt"/>
    </style:style>
    <style:style style:name="T443_70" style:family="text">
      <style:text-properties fo:font-size="12pt" style:font-size-asian="12pt" style:font-size-complex="12pt"/>
    </style:style>
    <style:style style:name="T443_71" style:family="text">
      <style:text-properties fo:font-size="12pt" style:font-size-asian="12pt" style:font-size-complex="12pt"/>
    </style:style>
    <style:style style:name="P44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>
      <style:text-properties fo:font-size="12pt" style:font-size-asian="12pt" style:font-size-complex="12pt"/>
    </style:style>
    <style:style style:name="T445_2" style:family="text">
      <style:text-properties fo:font-size="12pt" style:font-size-asian="12pt" style:font-size-complex="12pt"/>
    </style:style>
    <style:style style:name="T445_3" style:family="text">
      <style:text-properties fo:font-size="12pt" style:font-size-asian="12pt" style:font-size-complex="12pt"/>
    </style:style>
    <style:style style:name="P446" style:family="paragraph" style:parent-style-name="Standard">
      <style:paragraph-properties fo:break-before="auto" fo:line-height="115%" style:writing-mode="lr-tb"/>
    </style:style>
    <style:style style:name="T446_1" style:family="text">
      <style:text-properties fo:font-size="12pt" style:font-size-asian="12pt" style:font-size-complex="12pt"/>
    </style:style>
    <style:style style:name="T446_2" style:family="text">
      <style:text-properties fo:font-size="12pt" style:font-size-asian="12pt" style:font-size-complex="12pt"/>
    </style:style>
    <style:style style:name="T446_3" style:family="text">
      <style:text-properties fo:font-size="12pt" style:font-size-asian="12pt" style:font-size-complex="12pt"/>
    </style:style>
    <style:style style:name="T446_4" style:family="text">
      <style:text-properties fo:font-size="12pt" style:font-size-asian="12pt" style:font-size-complex="12pt"/>
    </style:style>
    <style:style style:name="T446_5" style:family="text">
      <style:text-properties fo:font-size="12pt" style:font-size-asian="12pt" style:font-size-complex="12pt"/>
    </style:style>
    <style:style style:name="T446_6" style:family="text">
      <style:text-properties fo:font-size="12pt" style:font-size-asian="12pt" style:font-size-complex="12pt"/>
    </style:style>
    <style:style style:name="T446_7" style:family="text">
      <style:text-properties fo:font-size="12pt" style:font-size-asian="12pt" style:font-size-complex="12pt"/>
    </style:style>
    <style:style style:name="T446_8" style:family="text">
      <style:text-properties fo:font-size="12pt" style:font-size-asian="12pt" style:font-size-complex="12pt"/>
    </style:style>
    <style:style style:name="T446_9" style:family="text">
      <style:text-properties fo:font-size="12pt" style:font-size-asian="12pt" style:font-size-complex="12pt"/>
    </style:style>
    <style:style style:name="T446_10" style:family="text">
      <style:text-properties fo:font-size="12pt" style:font-size-asian="12pt" style:font-size-complex="12pt"/>
    </style:style>
    <style:style style:name="T446_11" style:family="text">
      <style:text-properties fo:font-size="12pt" style:font-size-asian="12pt" style:font-size-complex="12pt"/>
    </style:style>
    <style:style style:name="T446_12" style:family="text">
      <style:text-properties fo:font-size="12pt" style:font-size-asian="12pt" style:font-size-complex="12pt"/>
    </style:style>
    <style:style style:name="T446_13" style:family="text">
      <style:text-properties fo:font-size="12pt" style:font-size-asian="12pt" style:font-size-complex="12pt"/>
    </style:style>
    <style:style style:name="T446_14" style:family="text">
      <style:text-properties fo:font-size="12pt" style:font-size-asian="12pt" style:font-size-complex="12pt"/>
    </style:style>
    <style:style style:name="T446_15" style:family="text">
      <style:text-properties fo:font-size="12pt" style:font-size-asian="12pt" style:font-size-complex="12pt"/>
    </style:style>
    <style:style style:name="T446_16" style:family="text">
      <style:text-properties fo:font-size="12pt" style:font-size-asian="12pt" style:font-size-complex="12pt"/>
    </style:style>
    <style:style style:name="T446_17" style:family="text">
      <style:text-properties fo:font-size="12pt" style:font-size-asian="12pt" style:font-size-complex="12pt"/>
    </style:style>
    <style:style style:name="T446_18" style:family="text">
      <style:text-properties fo:font-size="12pt" style:font-size-asian="12pt" style:font-size-complex="12pt"/>
    </style:style>
    <style:style style:name="T446_19" style:family="text">
      <style:text-properties fo:font-size="12pt" style:font-size-asian="12pt" style:font-size-complex="12pt"/>
    </style:style>
    <style:style style:name="T446_20" style:family="text">
      <style:text-properties fo:font-size="12pt" style:font-size-asian="12pt" style:font-size-complex="12pt"/>
    </style:style>
    <style:style style:name="T446_21" style:family="text">
      <style:text-properties fo:font-size="12pt" style:font-size-asian="12pt" style:font-size-complex="12pt"/>
    </style:style>
    <style:style style:name="T446_22" style:family="text">
      <style:text-properties fo:font-size="12pt" style:font-size-asian="12pt" style:font-size-complex="12pt"/>
    </style:style>
    <style:style style:name="T446_23" style:family="text">
      <style:text-properties fo:font-size="12pt" style:font-size-asian="12pt" style:font-size-complex="12pt"/>
    </style:style>
    <style:style style:name="T446_24" style:family="text">
      <style:text-properties fo:font-size="12pt" style:font-size-asian="12pt" style:font-size-complex="12pt"/>
    </style:style>
    <style:style style:name="T446_25" style:family="text">
      <style:text-properties fo:font-size="12pt" style:font-size-asian="12pt" style:font-size-complex="12pt"/>
    </style:style>
    <style:style style:name="T446_26" style:family="text">
      <style:text-properties fo:font-size="12pt" style:font-size-asian="12pt" style:font-size-complex="12pt"/>
    </style:style>
    <style:style style:name="T446_27" style:family="text">
      <style:text-properties fo:font-size="12pt" style:font-size-asian="12pt" style:font-size-complex="12pt"/>
    </style:style>
    <style:style style:name="T446_28" style:family="text">
      <style:text-properties fo:font-size="12pt" style:font-size-asian="12pt" style:font-size-complex="12pt"/>
    </style:style>
    <style:style style:name="T446_29" style:family="text">
      <style:text-properties fo:font-size="12pt" style:font-size-asian="12pt" style:font-size-complex="12pt"/>
    </style:style>
    <style:style style:name="T446_30" style:family="text">
      <style:text-properties fo:font-size="12pt" style:font-size-asian="12pt" style:font-size-complex="12pt"/>
    </style:style>
    <style:style style:name="T446_31" style:family="text">
      <style:text-properties fo:font-size="12pt" style:font-size-asian="12pt" style:font-size-complex="12pt"/>
    </style:style>
    <style:style style:name="T446_32" style:family="text">
      <style:text-properties fo:font-size="12pt" style:font-size-asian="12pt" style:font-size-complex="12pt"/>
    </style:style>
    <style:style style:name="T446_33" style:family="text">
      <style:text-properties fo:font-size="12pt" style:font-size-asian="12pt" style:font-size-complex="12pt"/>
    </style:style>
    <style:style style:name="P447" style:family="paragraph" style:parent-style-name="Standard">
      <style:paragraph-properties fo:break-before="auto" fo:line-height="115%" style:writing-mode="lr-tb"/>
    </style:style>
    <style:style style:name="T447_1" style:family="text">
      <style:text-properties fo:font-size="12pt" style:font-size-asian="12pt" style:font-size-complex="12pt"/>
    </style:style>
    <style:style style:name="P448" style:family="paragraph" style:parent-style-name="Standard">
      <style:paragraph-properties fo:break-before="auto" fo:line-height="115%" style:writing-mode="lr-tb"/>
    </style:style>
    <style:style style:name="T448_1" style:family="text">
      <style:text-properties fo:font-size="12pt" style:font-size-asian="12pt" style:font-size-complex="12pt"/>
    </style:style>
    <style:style style:name="T448_2" style:family="text">
      <style:text-properties fo:font-size="12pt" style:font-size-asian="12pt" style:font-size-complex="12pt"/>
    </style:style>
    <style:style style:name="T448_3" style:family="text">
      <style:text-properties fo:font-size="12pt" style:font-size-asian="12pt" style:font-size-complex="12pt"/>
    </style:style>
    <style:style style:name="T448_4" style:family="text">
      <style:text-properties fo:font-size="12pt" style:font-size-asian="12pt" style:font-size-complex="12pt"/>
    </style:style>
    <style:style style:name="T448_5" style:family="text">
      <style:text-properties fo:font-size="12pt" style:font-size-asian="12pt" style:font-size-complex="12pt"/>
    </style:style>
    <style:style style:name="T448_6" style:family="text">
      <style:text-properties fo:font-size="12pt" style:font-size-asian="12pt" style:font-size-complex="12pt"/>
    </style:style>
    <style:style style:name="T448_7" style:family="text">
      <style:text-properties fo:font-size="12pt" style:font-size-asian="12pt" style:font-size-complex="12pt"/>
    </style:style>
    <style:style style:name="T448_8" style:family="text">
      <style:text-properties fo:font-size="12pt" style:font-size-asian="12pt" style:font-size-complex="12pt"/>
    </style:style>
    <style:style style:name="T448_9" style:family="text">
      <style:text-properties fo:font-size="12pt" style:font-size-asian="12pt" style:font-size-complex="12pt"/>
    </style:style>
    <style:style style:name="P449" style:family="paragraph" style:parent-style-name="Standard">
      <style:paragraph-properties fo:break-before="auto" fo:line-height="115%" style:writing-mode="lr-tb"/>
    </style:style>
    <style:style style:name="T449_1" style:family="text">
      <style:text-properties fo:font-size="12pt" style:font-size-asian="12pt" style:font-size-complex="12pt"/>
    </style:style>
    <style:style style:name="T449_2" style:family="text">
      <style:text-properties fo:font-size="12pt" style:font-size-asian="12pt" style:font-size-complex="12pt"/>
    </style:style>
    <style:style style:name="T449_3" style:family="text">
      <style:text-properties fo:font-size="12pt" style:font-size-asian="12pt" style:font-size-complex="12pt"/>
    </style:style>
    <style:style style:name="T449_4" style:family="text">
      <style:text-properties fo:font-size="12pt" style:font-size-asian="12pt" style:font-size-complex="12pt"/>
    </style:style>
    <style:style style:name="T449_5" style:family="text">
      <style:text-properties fo:font-size="12pt" style:font-size-asian="12pt" style:font-size-complex="12pt"/>
    </style:style>
    <style:style style:name="T449_6" style:family="text">
      <style:text-properties fo:font-size="12pt" style:font-size-asian="12pt" style:font-size-complex="12pt"/>
    </style:style>
    <style:style style:name="T449_7" style:family="text">
      <style:text-properties fo:font-size="12pt" style:font-size-asian="12pt" style:font-size-complex="12pt"/>
    </style:style>
    <style:style style:name="T449_8" style:family="text">
      <style:text-properties fo:font-size="12pt" style:font-size-asian="12pt" style:font-size-complex="12pt"/>
    </style:style>
    <style:style style:name="T449_9" style:family="text">
      <style:text-properties fo:font-size="12pt" style:font-size-asian="12pt" style:font-size-complex="12pt"/>
    </style:style>
    <style:style style:name="T449_10" style:family="text">
      <style:text-properties fo:font-size="12pt" style:font-size-asian="12pt" style:font-size-complex="12pt"/>
    </style:style>
    <style:style style:name="T449_11" style:family="text">
      <style:text-properties fo:font-size="12pt" style:font-size-asian="12pt" style:font-size-complex="12pt"/>
    </style:style>
    <style:style style:name="T449_12" style:family="text">
      <style:text-properties fo:font-size="12pt" style:font-size-asian="12pt" style:font-size-complex="12pt"/>
    </style:style>
    <style:style style:name="T449_13" style:family="text">
      <style:text-properties fo:font-size="12pt" style:font-size-asian="12pt" style:font-size-complex="12pt"/>
    </style:style>
    <style:style style:name="T449_14" style:family="text">
      <style:text-properties fo:font-size="12pt" style:font-size-asian="12pt" style:font-size-complex="12pt"/>
    </style:style>
    <style:style style:name="T449_15" style:family="text">
      <style:text-properties fo:font-size="12pt" style:font-size-asian="12pt" style:font-size-complex="12pt"/>
    </style:style>
    <style:style style:name="T449_16" style:family="text">
      <style:text-properties fo:font-size="12pt" style:font-size-asian="12pt" style:font-size-complex="12pt"/>
    </style:style>
    <style:style style:name="T449_17" style:family="text">
      <style:text-properties fo:font-size="12pt" style:font-size-asian="12pt" style:font-size-complex="12pt"/>
    </style:style>
    <style:style style:name="T449_18" style:family="text">
      <style:text-properties fo:font-size="12pt" style:font-size-asian="12pt" style:font-size-complex="12pt"/>
    </style:style>
    <style:style style:name="T449_19" style:family="text">
      <style:text-properties fo:font-size="12pt" style:font-size-asian="12pt" style:font-size-complex="12pt"/>
    </style:style>
    <style:style style:name="T449_20" style:family="text">
      <style:text-properties fo:font-size="12pt" style:font-size-asian="12pt" style:font-size-complex="12pt"/>
    </style:style>
    <style:style style:name="T449_21" style:family="text">
      <style:text-properties fo:font-size="12pt" style:font-size-asian="12pt" style:font-size-complex="12pt"/>
    </style:style>
    <style:style style:name="T449_22" style:family="text">
      <style:text-properties fo:font-size="12pt" style:font-size-asian="12pt" style:font-size-complex="12pt"/>
    </style:style>
    <style:style style:name="T449_23" style:family="text">
      <style:text-properties fo:font-size="12pt" style:font-size-asian="12pt" style:font-size-complex="12pt"/>
    </style:style>
    <style:style style:name="T449_24" style:family="text">
      <style:text-properties fo:font-size="12pt" style:font-size-asian="12pt" style:font-size-complex="12pt"/>
    </style:style>
    <style:style style:name="T449_25" style:family="text">
      <style:text-properties fo:font-size="12pt" style:font-size-asian="12pt" style:font-size-complex="12pt"/>
    </style:style>
    <style:style style:name="T449_26" style:family="text">
      <style:text-properties fo:font-size="12pt" style:font-size-asian="12pt" style:font-size-complex="12pt"/>
    </style:style>
    <style:style style:name="T449_27" style:family="text">
      <style:text-properties fo:font-size="12pt" style:font-size-asian="12pt" style:font-size-complex="12pt"/>
    </style:style>
    <style:style style:name="T449_28" style:family="text">
      <style:text-properties fo:font-size="12pt" style:font-size-asian="12pt" style:font-size-complex="12pt"/>
    </style:style>
    <style:style style:name="T449_29" style:family="text">
      <style:text-properties fo:font-size="12pt" style:font-size-asian="12pt" style:font-size-complex="12pt"/>
    </style:style>
    <style:style style:name="P45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1" style:family="paragraph" style:parent-style-name="Standard">
      <style:paragraph-properties fo:break-before="auto" fo:line-height="115%" style:writing-mode="lr-tb"/>
    </style:style>
    <style:style style:name="T451_1" style:family="text">
      <style:text-properties fo:font-size="12pt" style:font-size-asian="12pt" style:font-size-complex="12pt"/>
    </style:style>
    <style:style style:name="T451_2" style:family="text">
      <style:text-properties fo:font-size="12pt" style:font-size-asian="12pt" style:font-size-complex="12pt"/>
    </style:style>
    <style:style style:name="T451_3" style:family="text">
      <style:text-properties fo:font-size="12pt" style:font-size-asian="12pt" style:font-size-complex="12pt"/>
    </style:style>
    <style:style style:name="P452" style:family="paragraph" style:parent-style-name="Standard">
      <style:paragraph-properties fo:break-before="auto" fo:line-height="115%" style:writing-mode="lr-tb"/>
    </style:style>
    <style:style style:name="T452_1" style:family="text">
      <style:text-properties fo:font-size="12pt" style:font-size-asian="12pt" style:font-size-complex="12pt"/>
    </style:style>
    <style:style style:name="T452_2" style:family="text">
      <style:text-properties fo:font-size="12pt" style:font-size-asian="12pt" style:font-size-complex="12pt"/>
    </style:style>
    <style:style style:name="T452_3" style:family="text">
      <style:text-properties fo:font-size="12pt" style:font-size-asian="12pt" style:font-size-complex="12pt"/>
    </style:style>
    <style:style style:name="T452_4" style:family="text">
      <style:text-properties fo:font-size="12pt" style:font-size-asian="12pt" style:font-size-complex="12pt"/>
    </style:style>
    <style:style style:name="T452_5" style:family="text">
      <style:text-properties fo:font-size="12pt" style:font-size-asian="12pt" style:font-size-complex="12pt"/>
    </style:style>
    <style:style style:name="T452_6" style:family="text">
      <style:text-properties fo:font-size="12pt" style:font-size-asian="12pt" style:font-size-complex="12pt"/>
    </style:style>
    <style:style style:name="T452_7" style:family="text">
      <style:text-properties fo:font-size="12pt" style:font-size-asian="12pt" style:font-size-complex="12pt"/>
    </style:style>
    <style:style style:name="T452_8" style:family="text">
      <style:text-properties fo:font-size="12pt" style:font-size-asian="12pt" style:font-size-complex="12pt"/>
    </style:style>
    <style:style style:name="T452_9" style:family="text">
      <style:text-properties fo:font-size="12pt" style:font-size-asian="12pt" style:font-size-complex="12pt"/>
    </style:style>
    <style:style style:name="T452_10" style:family="text">
      <style:text-properties fo:font-size="12pt" style:font-size-asian="12pt" style:font-size-complex="12pt"/>
    </style:style>
    <style:style style:name="T452_11" style:family="text">
      <style:text-properties fo:font-size="12pt" style:font-size-asian="12pt" style:font-size-complex="12pt"/>
    </style:style>
    <style:style style:name="T452_12" style:family="text">
      <style:text-properties fo:font-size="12pt" style:font-size-asian="12pt" style:font-size-complex="12pt"/>
    </style:style>
    <style:style style:name="T452_13" style:family="text">
      <style:text-properties fo:font-size="12pt" style:font-size-asian="12pt" style:font-size-complex="12pt"/>
    </style:style>
    <style:style style:name="T452_14" style:family="text">
      <style:text-properties fo:font-size="12pt" style:font-size-asian="12pt" style:font-size-complex="12pt"/>
    </style:style>
    <style:style style:name="T452_15" style:family="text">
      <style:text-properties fo:font-size="12pt" style:font-size-asian="12pt" style:font-size-complex="12pt"/>
    </style:style>
    <style:style style:name="T452_16" style:family="text">
      <style:text-properties fo:font-size="12pt" style:font-size-asian="12pt" style:font-size-complex="12pt"/>
    </style:style>
    <style:style style:name="T452_17" style:family="text">
      <style:text-properties fo:font-size="12pt" style:font-size-asian="12pt" style:font-size-complex="12pt"/>
    </style:style>
    <style:style style:name="T452_18" style:family="text">
      <style:text-properties fo:font-size="12pt" style:font-size-asian="12pt" style:font-size-complex="12pt"/>
    </style:style>
    <style:style style:name="T452_19" style:family="text">
      <style:text-properties fo:font-size="12pt" style:font-size-asian="12pt" style:font-size-complex="12pt"/>
    </style:style>
    <style:style style:name="T452_20" style:family="text">
      <style:text-properties fo:font-size="12pt" style:font-size-asian="12pt" style:font-size-complex="12pt"/>
    </style:style>
    <style:style style:name="T452_21" style:family="text">
      <style:text-properties fo:font-size="12pt" style:font-size-asian="12pt" style:font-size-complex="12pt"/>
    </style:style>
    <style:style style:name="T452_22" style:family="text">
      <style:text-properties fo:font-size="12pt" style:font-size-asian="12pt" style:font-size-complex="12pt"/>
    </style:style>
    <style:style style:name="T452_23" style:family="text">
      <style:text-properties fo:font-size="12pt" style:font-size-asian="12pt" style:font-size-complex="12pt"/>
    </style:style>
    <style:style style:name="T452_24" style:family="text">
      <style:text-properties fo:font-size="12pt" style:font-size-asian="12pt" style:font-size-complex="12pt"/>
    </style:style>
    <style:style style:name="T452_25" style:family="text">
      <style:text-properties fo:font-size="12pt" style:font-size-asian="12pt" style:font-size-complex="12pt"/>
    </style:style>
    <style:style style:name="T452_26" style:family="text">
      <style:text-properties fo:font-size="12pt" style:font-size-asian="12pt" style:font-size-complex="12pt"/>
    </style:style>
    <style:style style:name="T452_27" style:family="text">
      <style:text-properties fo:font-size="12pt" style:font-size-asian="12pt" style:font-size-complex="12pt"/>
    </style:style>
    <style:style style:name="T452_28" style:family="text">
      <style:text-properties fo:font-size="12pt" style:font-size-asian="12pt" style:font-size-complex="12pt"/>
    </style:style>
    <style:style style:name="T452_29" style:family="text">
      <style:text-properties fo:font-size="12pt" style:font-size-asian="12pt" style:font-size-complex="12pt"/>
    </style:style>
    <style:style style:name="T452_30" style:family="text">
      <style:text-properties fo:font-size="12pt" style:font-size-asian="12pt" style:font-size-complex="12pt"/>
    </style:style>
    <style:style style:name="T452_31" style:family="text">
      <style:text-properties fo:font-size="12pt" style:font-size-asian="12pt" style:font-size-complex="12pt"/>
    </style:style>
    <style:style style:name="T452_32" style:family="text">
      <style:text-properties fo:font-size="12pt" style:font-size-asian="12pt" style:font-size-complex="12pt"/>
    </style:style>
    <style:style style:name="T452_33" style:family="text">
      <style:text-properties fo:font-size="12pt" style:font-size-asian="12pt" style:font-size-complex="12pt"/>
    </style:style>
    <style:style style:name="T452_34" style:family="text">
      <style:text-properties fo:font-size="12pt" style:font-size-asian="12pt" style:font-size-complex="12pt"/>
    </style:style>
    <style:style style:name="T452_35" style:family="text">
      <style:text-properties fo:font-size="12pt" style:font-size-asian="12pt" style:font-size-complex="12pt"/>
    </style:style>
    <style:style style:name="T452_36" style:family="text">
      <style:text-properties fo:font-size="12pt" style:font-size-asian="12pt" style:font-size-complex="12pt"/>
    </style:style>
    <style:style style:name="T452_37" style:family="text">
      <style:text-properties fo:font-size="12pt" style:font-size-asian="12pt" style:font-size-complex="12pt"/>
    </style:style>
    <style:style style:name="P45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4" style:family="paragraph" style:parent-style-name="Standard">
      <style:paragraph-properties fo:break-before="auto" fo:line-height="115%" style:writing-mode="lr-tb"/>
    </style:style>
    <style:style style:name="T454_1" style:family="text">
      <style:text-properties fo:font-size="12pt" style:font-size-asian="12pt" style:font-size-complex="12pt"/>
    </style:style>
    <style:style style:name="T454_2" style:family="text">
      <style:text-properties fo:font-size="12pt" style:font-size-asian="12pt" style:font-size-complex="12pt"/>
    </style:style>
    <style:style style:name="T454_3" style:family="text">
      <style:text-properties fo:font-size="12pt" style:font-size-asian="12pt" style:font-size-complex="12pt"/>
    </style:style>
    <style:style style:name="T454_4" style:family="text">
      <style:text-properties fo:font-size="12pt" style:font-size-asian="12pt" style:font-size-complex="12pt"/>
    </style:style>
    <style:style style:name="T454_5" style:family="text">
      <style:text-properties fo:font-size="12pt" style:font-size-asian="12pt" style:font-size-complex="12pt"/>
    </style:style>
    <style:style style:name="T454_6" style:family="text">
      <style:text-properties fo:font-size="12pt" style:font-size-asian="12pt" style:font-size-complex="12pt"/>
    </style:style>
    <style:style style:name="T454_7" style:family="text">
      <style:text-properties fo:font-size="12pt" style:font-size-asian="12pt" style:font-size-complex="12pt"/>
    </style:style>
    <style:style style:name="P455" style:family="paragraph" style:parent-style-name="Standard">
      <style:paragraph-properties fo:break-before="auto" fo:line-height="115%" style:writing-mode="lr-tb"/>
    </style:style>
    <style:style style:name="T455_1" style:family="text">
      <style:text-properties fo:font-size="12pt" style:font-size-asian="12pt" style:font-size-complex="12pt"/>
    </style:style>
    <style:style style:name="T455_2" style:family="text">
      <style:text-properties fo:font-size="12pt" style:font-size-asian="12pt" style:font-size-complex="12pt"/>
    </style:style>
    <style:style style:name="T455_3" style:family="text">
      <style:text-properties fo:font-size="12pt" style:font-size-asian="12pt" style:font-size-complex="12pt"/>
    </style:style>
    <style:style style:name="T455_4" style:family="text">
      <style:text-properties fo:font-size="12pt" style:font-size-asian="12pt" style:font-size-complex="12pt"/>
    </style:style>
    <style:style style:name="T455_5" style:family="text">
      <style:text-properties fo:font-size="12pt" style:font-size-asian="12pt" style:font-size-complex="12pt"/>
    </style:style>
    <style:style style:name="T455_6" style:family="text">
      <style:text-properties fo:font-size="12pt" style:font-size-asian="12pt" style:font-size-complex="12pt"/>
    </style:style>
    <style:style style:name="T455_7" style:family="text">
      <style:text-properties fo:font-size="12pt" style:font-size-asian="12pt" style:font-size-complex="12pt"/>
    </style:style>
    <style:style style:name="T455_8" style:family="text">
      <style:text-properties fo:font-size="12pt" style:font-size-asian="12pt" style:font-size-complex="12pt"/>
    </style:style>
    <style:style style:name="T455_9" style:family="text">
      <style:text-properties fo:font-size="12pt" style:font-size-asian="12pt" style:font-size-complex="12pt"/>
    </style:style>
    <style:style style:name="T455_10" style:family="text">
      <style:text-properties fo:font-size="12pt" style:font-size-asian="12pt" style:font-size-complex="12pt"/>
    </style:style>
    <style:style style:name="T455_11" style:family="text">
      <style:text-properties fo:font-size="12pt" style:font-size-asian="12pt" style:font-size-complex="12pt"/>
    </style:style>
    <style:style style:name="T455_12" style:family="text">
      <style:text-properties fo:font-size="12pt" style:font-size-asian="12pt" style:font-size-complex="12pt"/>
    </style:style>
    <style:style style:name="T455_13" style:family="text">
      <style:text-properties fo:font-size="12pt" style:font-size-asian="12pt" style:font-size-complex="12pt"/>
    </style:style>
    <style:style style:name="T455_14" style:family="text">
      <style:text-properties fo:font-size="12pt" style:font-size-asian="12pt" style:font-size-complex="12pt"/>
    </style:style>
    <style:style style:name="T455_15" style:family="text">
      <style:text-properties fo:font-size="12pt" style:font-size-asian="12pt" style:font-size-complex="12pt"/>
    </style:style>
    <style:style style:name="T455_16" style:family="text">
      <style:text-properties fo:font-size="12pt" style:font-size-asian="12pt" style:font-size-complex="12pt"/>
    </style:style>
    <style:style style:name="T455_17" style:family="text">
      <style:text-properties fo:font-size="12pt" style:font-size-asian="12pt" style:font-size-complex="12pt"/>
    </style:style>
    <style:style style:name="T455_18" style:family="text">
      <style:text-properties fo:font-size="12pt" style:font-size-asian="12pt" style:font-size-complex="12pt"/>
    </style:style>
    <style:style style:name="T455_19" style:family="text">
      <style:text-properties fo:font-size="12pt" style:font-size-asian="12pt" style:font-size-complex="12pt"/>
    </style:style>
    <style:style style:name="T455_20" style:family="text">
      <style:text-properties fo:font-size="12pt" style:font-size-asian="12pt" style:font-size-complex="12pt"/>
    </style:style>
    <style:style style:name="T455_21" style:family="text">
      <style:text-properties fo:font-size="12pt" style:font-size-asian="12pt" style:font-size-complex="12pt"/>
    </style:style>
    <style:style style:name="T455_22" style:family="text">
      <style:text-properties fo:font-size="12pt" style:font-size-asian="12pt" style:font-size-complex="12pt"/>
    </style:style>
    <style:style style:name="T455_23" style:family="text">
      <style:text-properties fo:font-size="12pt" style:font-size-asian="12pt" style:font-size-complex="12pt"/>
    </style:style>
    <style:style style:name="T455_24" style:family="text">
      <style:text-properties fo:font-size="12pt" style:font-size-asian="12pt" style:font-size-complex="12pt"/>
    </style:style>
    <style:style style:name="T455_25" style:family="text">
      <style:text-properties fo:font-size="12pt" style:font-size-asian="12pt" style:font-size-complex="12pt"/>
    </style:style>
    <style:style style:name="T455_26" style:family="text">
      <style:text-properties fo:font-size="12pt" style:font-size-asian="12pt" style:font-size-complex="12pt"/>
    </style:style>
    <style:style style:name="T455_27" style:family="text">
      <style:text-properties fo:font-size="12pt" style:font-size-asian="12pt" style:font-size-complex="12pt"/>
    </style:style>
    <style:style style:name="P45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57" style:family="paragraph" style:parent-style-name="Standard">
      <style:paragraph-properties fo:break-before="auto" fo:line-height="115%" style:writing-mode="lr-tb"/>
    </style:style>
    <style:style style:name="T457_1" style:family="text">
      <style:text-properties fo:font-size="12pt" style:font-size-asian="12pt" style:font-size-complex="12pt"/>
    </style:style>
    <style:style style:name="T457_2" style:family="text">
      <style:text-properties fo:font-size="12pt" style:font-size-asian="12pt" style:font-size-complex="12pt"/>
    </style:style>
    <style:style style:name="T457_3" style:family="text">
      <style:text-properties fo:font-size="12pt" style:font-size-asian="12pt" style:font-size-complex="12pt"/>
    </style:style>
    <style:style style:name="T457_4" style:family="text">
      <style:text-properties fo:font-size="12pt" style:font-size-asian="12pt" style:font-size-complex="12pt"/>
    </style:style>
    <style:style style:name="T457_5" style:family="text">
      <style:text-properties fo:font-size="12pt" style:font-size-asian="12pt" style:font-size-complex="12pt"/>
    </style:style>
    <style:style style:name="T457_6" style:family="text">
      <style:text-properties fo:font-size="12pt" style:font-size-asian="12pt" style:font-size-complex="12pt"/>
    </style:style>
    <style:style style:name="T457_7" style:family="text">
      <style:text-properties fo:font-size="12pt" style:font-size-asian="12pt" style:font-size-complex="12pt"/>
    </style:style>
    <style:style style:name="P458" style:family="paragraph" style:parent-style-name="Standard">
      <style:paragraph-properties fo:break-before="auto" fo:line-height="115%" style:writing-mode="lr-tb"/>
    </style:style>
    <style:style style:name="T458_1" style:family="text">
      <style:text-properties fo:font-size="12pt" style:font-size-asian="12pt" style:font-size-complex="12pt"/>
    </style:style>
    <style:style style:name="T458_2" style:family="text">
      <style:text-properties fo:font-size="12pt" style:font-size-asian="12pt" style:font-size-complex="12pt"/>
    </style:style>
    <style:style style:name="T458_3" style:family="text">
      <style:text-properties fo:font-size="12pt" style:font-size-asian="12pt" style:font-size-complex="12pt"/>
    </style:style>
    <style:style style:name="T458_4" style:family="text">
      <style:text-properties fo:font-size="12pt" style:font-size-asian="12pt" style:font-size-complex="12pt"/>
    </style:style>
    <style:style style:name="T458_5" style:family="text">
      <style:text-properties fo:font-size="12pt" style:font-size-asian="12pt" style:font-size-complex="12pt"/>
    </style:style>
    <style:style style:name="T458_6" style:family="text">
      <style:text-properties fo:font-size="12pt" style:font-size-asian="12pt" style:font-size-complex="12pt"/>
    </style:style>
    <style:style style:name="T458_7" style:family="text">
      <style:text-properties fo:font-size="12pt" style:font-size-asian="12pt" style:font-size-complex="12pt"/>
    </style:style>
    <style:style style:name="T458_8" style:family="text">
      <style:text-properties fo:font-size="12pt" style:font-size-asian="12pt" style:font-size-complex="12pt"/>
    </style:style>
    <style:style style:name="T458_9" style:family="text">
      <style:text-properties fo:font-size="12pt" style:font-size-asian="12pt" style:font-size-complex="12pt"/>
    </style:style>
    <style:style style:name="T458_10" style:family="text">
      <style:text-properties fo:font-size="12pt" style:font-size-asian="12pt" style:font-size-complex="12pt"/>
    </style:style>
    <style:style style:name="T458_11" style:family="text">
      <style:text-properties fo:font-size="12pt" style:font-size-asian="12pt" style:font-size-complex="12pt"/>
    </style:style>
    <style:style style:name="T458_12" style:family="text">
      <style:text-properties fo:font-size="12pt" style:font-size-asian="12pt" style:font-size-complex="12pt"/>
    </style:style>
    <style:style style:name="T458_13" style:family="text">
      <style:text-properties fo:font-size="12pt" style:font-size-asian="12pt" style:font-size-complex="12pt"/>
    </style:style>
    <style:style style:name="T458_14" style:family="text">
      <style:text-properties fo:font-size="12pt" style:font-size-asian="12pt" style:font-size-complex="12pt"/>
    </style:style>
    <style:style style:name="T458_15" style:family="text">
      <style:text-properties fo:font-size="12pt" style:font-size-asian="12pt" style:font-size-complex="12pt"/>
    </style:style>
    <style:style style:name="T458_16" style:family="text">
      <style:text-properties fo:font-size="12pt" style:font-size-asian="12pt" style:font-size-complex="12pt"/>
    </style:style>
    <style:style style:name="T458_17" style:family="text">
      <style:text-properties fo:font-size="12pt" style:font-size-asian="12pt" style:font-size-complex="12pt"/>
    </style:style>
    <style:style style:name="T458_18" style:family="text">
      <style:text-properties fo:font-size="12pt" style:font-size-asian="12pt" style:font-size-complex="12pt"/>
    </style:style>
    <style:style style:name="T458_19" style:family="text">
      <style:text-properties fo:font-size="12pt" style:font-size-asian="12pt" style:font-size-complex="12pt"/>
    </style:style>
    <style:style style:name="P45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2" style:family="paragraph" style:parent-style-name="Standard">
      <style:paragraph-properties fo:break-before="auto" fo:line-height="115%" style:writing-mode="lr-tb"/>
    </style:style>
    <style:style style:name="T462_1" style:family="text">
      <style:text-properties fo:font-size="12pt" style:font-size-asian="12pt" style:font-size-complex="12pt"/>
    </style:style>
    <style:style style:name="T462_2" style:family="text">
      <style:text-properties fo:font-size="12pt" style:font-size-asian="12pt" style:font-size-complex="12pt"/>
    </style:style>
    <style:style style:name="T462_3" style:family="text">
      <style:text-properties fo:font-size="12pt" style:font-size-asian="12pt" style:font-size-complex="12pt"/>
    </style:style>
    <style:style style:name="T462_4" style:family="text">
      <style:text-properties fo:font-size="12pt" style:font-size-asian="12pt" style:font-size-complex="12pt"/>
    </style:style>
    <style:style style:name="T462_5" style:family="text">
      <style:text-properties fo:font-size="12pt" style:font-size-asian="12pt" style:font-size-complex="12pt"/>
    </style:style>
    <style:style style:name="T462_6" style:family="text">
      <style:text-properties fo:font-size="12pt" style:font-size-asian="12pt" style:font-size-complex="12pt"/>
    </style:style>
    <style:style style:name="T462_7" style:family="text">
      <style:text-properties fo:font-size="12pt" style:font-size-asian="12pt" style:font-size-complex="12pt"/>
    </style:style>
    <style:style style:name="P463" style:family="paragraph" style:parent-style-name="Standard">
      <style:paragraph-properties fo:break-before="auto" fo:line-height="115%" style:writing-mode="lr-tb"/>
    </style:style>
    <style:style style:name="T463_1" style:family="text">
      <style:text-properties fo:font-size="12pt" style:font-size-asian="12pt" style:font-size-complex="12pt"/>
    </style:style>
    <style:style style:name="T463_2" style:family="text">
      <style:text-properties fo:font-size="12pt" style:font-size-asian="12pt" style:font-size-complex="12pt"/>
    </style:style>
    <style:style style:name="T463_3" style:family="text">
      <style:text-properties fo:font-size="12pt" style:font-size-asian="12pt" style:font-size-complex="12pt"/>
    </style:style>
    <style:style style:name="T463_4" style:family="text">
      <style:text-properties fo:font-size="12pt" style:font-size-asian="12pt" style:font-size-complex="12pt"/>
    </style:style>
    <style:style style:name="T463_5" style:family="text">
      <style:text-properties fo:font-size="12pt" style:font-size-asian="12pt" style:font-size-complex="12pt"/>
    </style:style>
    <style:style style:name="T463_6" style:family="text">
      <style:text-properties fo:font-size="12pt" style:font-size-asian="12pt" style:font-size-complex="12pt"/>
    </style:style>
    <style:style style:name="T463_7" style:family="text">
      <style:text-properties fo:font-size="12pt" style:font-size-asian="12pt" style:font-size-complex="12pt"/>
    </style:style>
    <style:style style:name="T463_8" style:family="text">
      <style:text-properties fo:font-size="12pt" style:font-size-asian="12pt" style:font-size-complex="12pt"/>
    </style:style>
    <style:style style:name="T463_9" style:family="text">
      <style:text-properties fo:font-size="12pt" style:font-size-asian="12pt" style:font-size-complex="12pt"/>
    </style:style>
    <style:style style:name="T463_10" style:family="text">
      <style:text-properties fo:font-size="12pt" style:font-size-asian="12pt" style:font-size-complex="12pt"/>
    </style:style>
    <style:style style:name="T463_11" style:family="text">
      <style:text-properties fo:font-size="12pt" style:font-size-asian="12pt" style:font-size-complex="12pt"/>
    </style:style>
    <style:style style:name="T463_12" style:family="text">
      <style:text-properties fo:font-size="12pt" style:font-size-asian="12pt" style:font-size-complex="12pt"/>
    </style:style>
    <style:style style:name="T463_13" style:family="text">
      <style:text-properties fo:font-size="12pt" style:font-size-asian="12pt" style:font-size-complex="12pt"/>
    </style:style>
    <style:style style:name="T463_14" style:family="text">
      <style:text-properties fo:font-size="12pt" style:font-size-asian="12pt" style:font-size-complex="12pt"/>
    </style:style>
    <style:style style:name="T463_15" style:family="text">
      <style:text-properties fo:font-size="12pt" style:font-size-asian="12pt" style:font-size-complex="12pt"/>
    </style:style>
    <style:style style:name="T463_16" style:family="text">
      <style:text-properties fo:font-size="12pt" style:font-size-asian="12pt" style:font-size-complex="12pt"/>
    </style:style>
    <style:style style:name="T463_17" style:family="text">
      <style:text-properties fo:font-size="12pt" style:font-size-asian="12pt" style:font-size-complex="12pt"/>
    </style:style>
    <style:style style:name="T463_18" style:family="text">
      <style:text-properties fo:font-size="12pt" style:font-size-asian="12pt" style:font-size-complex="12pt"/>
    </style:style>
    <style:style style:name="T463_19" style:family="text">
      <style:text-properties fo:font-size="12pt" style:font-size-asian="12pt" style:font-size-complex="12pt"/>
    </style:style>
    <style:style style:name="T463_20" style:family="text">
      <style:text-properties fo:font-size="12pt" style:font-size-asian="12pt" style:font-size-complex="12pt"/>
    </style:style>
    <style:style style:name="T463_21" style:family="text">
      <style:text-properties fo:font-size="12pt" style:font-size-asian="12pt" style:font-size-complex="12pt"/>
    </style:style>
    <style:style style:name="T463_22" style:family="text">
      <style:text-properties fo:font-size="12pt" style:font-size-asian="12pt" style:font-size-complex="12pt"/>
    </style:style>
    <style:style style:name="T463_23" style:family="text">
      <style:text-properties fo:font-size="12pt" style:font-size-asian="12pt" style:font-size-complex="12pt"/>
    </style:style>
    <style:style style:name="T463_24" style:family="text">
      <style:text-properties fo:font-size="12pt" style:font-size-asian="12pt" style:font-size-complex="12pt"/>
    </style:style>
    <style:style style:name="T463_25" style:family="text">
      <style:text-properties fo:font-size="12pt" style:font-size-asian="12pt" style:font-size-complex="12pt"/>
    </style:style>
    <style:style style:name="T463_26" style:family="text">
      <style:text-properties fo:font-size="12pt" style:font-size-asian="12pt" style:font-size-complex="12pt"/>
    </style:style>
    <style:style style:name="T463_27" style:family="text">
      <style:text-properties fo:font-size="12pt" style:font-size-asian="12pt" style:font-size-complex="12pt"/>
    </style:style>
    <style:style style:name="T463_28" style:family="text">
      <style:text-properties fo:font-size="12pt" style:font-size-asian="12pt" style:font-size-complex="12pt"/>
    </style:style>
    <style:style style:name="T463_29" style:family="text">
      <style:text-properties fo:font-size="12pt" style:font-size-asian="12pt" style:font-size-complex="12pt"/>
    </style:style>
    <style:style style:name="T463_30" style:family="text">
      <style:text-properties fo:font-size="12pt" style:font-size-asian="12pt" style:font-size-complex="12pt"/>
    </style:style>
    <style:style style:name="T463_31" style:family="text">
      <style:text-properties fo:font-size="12pt" style:font-size-asian="12pt" style:font-size-complex="12pt"/>
    </style:style>
    <style:style style:name="T463_32" style:family="text">
      <style:text-properties fo:font-size="12pt" style:font-size-asian="12pt" style:font-size-complex="12pt"/>
    </style:style>
    <style:style style:name="T463_33" style:family="text">
      <style:text-properties fo:font-size="12pt" style:font-size-asian="12pt" style:font-size-complex="12pt"/>
    </style:style>
    <style:style style:name="T463_34" style:family="text">
      <style:text-properties fo:font-size="12pt" style:font-size-asian="12pt" style:font-size-complex="12pt"/>
    </style:style>
    <style:style style:name="T463_35" style:family="text">
      <style:text-properties fo:font-size="12pt" style:font-size-asian="12pt" style:font-size-complex="12pt"/>
    </style:style>
    <style:style style:name="T463_36" style:family="text">
      <style:text-properties fo:font-size="12pt" style:font-size-asian="12pt" style:font-size-complex="12pt"/>
    </style:style>
    <style:style style:name="T463_37" style:family="text">
      <style:text-properties fo:font-size="12pt" style:font-size-asian="12pt" style:font-size-complex="12pt"/>
    </style:style>
    <style:style style:name="T463_38" style:family="text">
      <style:text-properties fo:font-size="12pt" style:font-size-asian="12pt" style:font-size-complex="12pt"/>
    </style:style>
    <style:style style:name="T463_39" style:family="text">
      <style:text-properties fo:font-size="12pt" style:font-size-asian="12pt" style:font-size-complex="12pt"/>
    </style:style>
    <style:style style:name="T463_40" style:family="text">
      <style:text-properties fo:font-size="12pt" style:font-size-asian="12pt" style:font-size-complex="12pt"/>
    </style:style>
    <style:style style:name="T463_41" style:family="text">
      <style:text-properties fo:font-size="12pt" style:font-size-asian="12pt" style:font-size-complex="12pt"/>
    </style:style>
    <style:style style:name="T463_42" style:family="text">
      <style:text-properties fo:font-size="12pt" style:font-size-asian="12pt" style:font-size-complex="12pt"/>
    </style:style>
    <style:style style:name="T463_43" style:family="text">
      <style:text-properties fo:font-size="12pt" style:font-size-asian="12pt" style:font-size-complex="12pt"/>
    </style:style>
    <style:style style:name="T463_44" style:family="text">
      <style:text-properties fo:font-size="12pt" style:font-size-asian="12pt" style:font-size-complex="12pt"/>
    </style:style>
    <style:style style:name="T463_45" style:family="text">
      <style:text-properties fo:font-size="12pt" style:font-size-asian="12pt" style:font-size-complex="12pt"/>
    </style:style>
    <style:style style:name="T463_46" style:family="text">
      <style:text-properties fo:font-size="12pt" style:font-size-asian="12pt" style:font-size-complex="12pt"/>
    </style:style>
    <style:style style:name="T463_47" style:family="text">
      <style:text-properties fo:font-size="12pt" style:font-size-asian="12pt" style:font-size-complex="12pt"/>
    </style:style>
    <style:style style:name="T463_48" style:family="text">
      <style:text-properties fo:font-size="12pt" style:font-size-asian="12pt" style:font-size-complex="12pt"/>
    </style:style>
    <style:style style:name="T463_49" style:family="text">
      <style:text-properties fo:font-size="12pt" style:font-size-asian="12pt" style:font-size-complex="12pt"/>
    </style:style>
    <style:style style:name="T463_50" style:family="text">
      <style:text-properties fo:font-size="12pt" style:font-size-asian="12pt" style:font-size-complex="12pt"/>
    </style:style>
    <style:style style:name="T463_51" style:family="text">
      <style:text-properties fo:font-size="12pt" style:font-size-asian="12pt" style:font-size-complex="12pt"/>
    </style:style>
    <style:style style:name="T463_52" style:family="text">
      <style:text-properties fo:font-size="12pt" style:font-size-asian="12pt" style:font-size-complex="12pt"/>
    </style:style>
    <style:style style:name="T463_53" style:family="text">
      <style:text-properties fo:font-size="12pt" style:font-size-asian="12pt" style:font-size-complex="12pt"/>
    </style:style>
    <style:style style:name="T463_54" style:family="text">
      <style:text-properties fo:font-size="12pt" style:font-size-asian="12pt" style:font-size-complex="12pt"/>
    </style:style>
    <style:style style:name="T463_55" style:family="text">
      <style:text-properties fo:font-size="12pt" style:font-size-asian="12pt" style:font-size-complex="12pt"/>
    </style:style>
    <style:style style:name="T463_56" style:family="text">
      <style:text-properties fo:font-size="12pt" style:font-size-asian="12pt" style:font-size-complex="12pt"/>
    </style:style>
    <style:style style:name="T463_57" style:family="text">
      <style:text-properties fo:font-size="12pt" style:font-size-asian="12pt" style:font-size-complex="12pt"/>
    </style:style>
    <style:style style:name="P46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5" style:family="paragraph" style:parent-style-name="Standard">
      <style:paragraph-properties fo:break-before="auto" fo:line-height="115%" style:writing-mode="lr-tb"/>
    </style:style>
    <style:style style:name="T465_1" style:family="text">
      <style:text-properties fo:font-size="12pt" style:font-size-asian="12pt" style:font-size-complex="12pt"/>
    </style:style>
    <style:style style:name="T465_2" style:family="text">
      <style:text-properties fo:font-size="12pt" style:font-size-asian="12pt" style:font-size-complex="12pt"/>
    </style:style>
    <style:style style:name="T465_3" style:family="text">
      <style:text-properties fo:font-size="12pt" style:font-size-asian="12pt" style:font-size-complex="12pt"/>
    </style:style>
    <style:style style:name="T465_4" style:family="text">
      <style:text-properties fo:font-size="12pt" style:font-size-asian="12pt" style:font-size-complex="12pt"/>
    </style:style>
    <style:style style:name="T465_5" style:family="text">
      <style:text-properties fo:font-size="12pt" style:font-size-asian="12pt" style:font-size-complex="12pt"/>
    </style:style>
    <style:style style:name="P466" style:family="paragraph" style:parent-style-name="Standard">
      <style:paragraph-properties fo:break-before="auto" fo:line-height="115%" style:writing-mode="lr-tb"/>
    </style:style>
    <style:style style:name="T466_1" style:family="text">
      <style:text-properties fo:font-size="12pt" style:font-size-asian="12pt" style:font-size-complex="12pt"/>
    </style:style>
    <style:style style:name="T466_2" style:family="text">
      <style:text-properties fo:font-size="12pt" style:font-size-asian="12pt" style:font-size-complex="12pt"/>
    </style:style>
    <style:style style:name="T466_3" style:family="text">
      <style:text-properties fo:font-size="12pt" style:font-size-asian="12pt" style:font-size-complex="12pt"/>
    </style:style>
    <style:style style:name="T466_4" style:family="text">
      <style:text-properties fo:font-size="12pt" style:font-size-asian="12pt" style:font-size-complex="12pt"/>
    </style:style>
    <style:style style:name="T466_5" style:family="text">
      <style:text-properties fo:font-size="12pt" style:font-size-asian="12pt" style:font-size-complex="12pt"/>
    </style:style>
    <style:style style:name="T466_6" style:family="text">
      <style:text-properties fo:font-size="12pt" style:font-size-asian="12pt" style:font-size-complex="12pt"/>
    </style:style>
    <style:style style:name="T466_7" style:family="text">
      <style:text-properties fo:font-size="12pt" style:font-size-asian="12pt" style:font-size-complex="12pt"/>
    </style:style>
    <style:style style:name="T466_8" style:family="text">
      <style:text-properties fo:font-size="12pt" style:font-size-asian="12pt" style:font-size-complex="12pt"/>
    </style:style>
    <style:style style:name="T466_9" style:family="text">
      <style:text-properties fo:font-size="12pt" style:font-size-asian="12pt" style:font-size-complex="12pt"/>
    </style:style>
    <style:style style:name="T466_10" style:family="text">
      <style:text-properties fo:font-size="12pt" style:font-size-asian="12pt" style:font-size-complex="12pt"/>
    </style:style>
    <style:style style:name="T466_11" style:family="text">
      <style:text-properties fo:font-size="12pt" style:font-size-asian="12pt" style:font-size-complex="12pt"/>
    </style:style>
    <style:style style:name="T466_12" style:family="text">
      <style:text-properties fo:font-size="12pt" style:font-size-asian="12pt" style:font-size-complex="12pt"/>
    </style:style>
    <style:style style:name="T466_13" style:family="text">
      <style:text-properties fo:font-size="12pt" style:font-size-asian="12pt" style:font-size-complex="12pt"/>
    </style:style>
    <style:style style:name="T466_14" style:family="text">
      <style:text-properties fo:font-size="12pt" style:font-size-asian="12pt" style:font-size-complex="12pt"/>
    </style:style>
    <style:style style:name="T466_15" style:family="text">
      <style:text-properties fo:font-size="12pt" style:font-size-asian="12pt" style:font-size-complex="12pt"/>
    </style:style>
    <style:style style:name="T466_16" style:family="text">
      <style:text-properties fo:font-size="12pt" style:font-size-asian="12pt" style:font-size-complex="12pt"/>
    </style:style>
    <style:style style:name="T466_17" style:family="text">
      <style:text-properties fo:font-size="12pt" style:font-size-asian="12pt" style:font-size-complex="12pt"/>
    </style:style>
    <style:style style:name="T466_18" style:family="text">
      <style:text-properties fo:font-size="12pt" style:font-size-asian="12pt" style:font-size-complex="12pt"/>
    </style:style>
    <style:style style:name="T466_19" style:family="text">
      <style:text-properties fo:font-size="12pt" style:font-size-asian="12pt" style:font-size-complex="12pt"/>
    </style:style>
    <style:style style:name="T466_20" style:family="text">
      <style:text-properties fo:font-size="12pt" style:font-size-asian="12pt" style:font-size-complex="12pt"/>
    </style:style>
    <style:style style:name="T466_21" style:family="text">
      <style:text-properties fo:font-size="12pt" style:font-size-asian="12pt" style:font-size-complex="12pt"/>
    </style:style>
    <style:style style:name="T466_22" style:family="text">
      <style:text-properties fo:font-size="12pt" style:font-size-asian="12pt" style:font-size-complex="12pt"/>
    </style:style>
    <style:style style:name="T466_23" style:family="text">
      <style:text-properties fo:font-size="12pt" style:font-size-asian="12pt" style:font-size-complex="12pt"/>
    </style:style>
    <style:style style:name="T466_24" style:family="text">
      <style:text-properties fo:font-size="12pt" style:font-size-asian="12pt" style:font-size-complex="12pt"/>
    </style:style>
    <style:style style:name="T466_25" style:family="text">
      <style:text-properties fo:font-size="12pt" style:font-size-asian="12pt" style:font-size-complex="12pt"/>
    </style:style>
    <style:style style:name="T466_26" style:family="text">
      <style:text-properties fo:font-size="12pt" style:font-size-asian="12pt" style:font-size-complex="12pt"/>
    </style:style>
    <style:style style:name="T466_27" style:family="text">
      <style:text-properties fo:font-size="12pt" style:font-size-asian="12pt" style:font-size-complex="12pt"/>
    </style:style>
    <style:style style:name="T466_28" style:family="text">
      <style:text-properties fo:font-size="12pt" style:font-size-asian="12pt" style:font-size-complex="12pt"/>
    </style:style>
    <style:style style:name="T466_29" style:family="text">
      <style:text-properties fo:font-size="12pt" style:font-size-asian="12pt" style:font-size-complex="12pt"/>
    </style:style>
    <style:style style:name="T466_30" style:family="text">
      <style:text-properties fo:font-size="12pt" style:font-size-asian="12pt" style:font-size-complex="12pt"/>
    </style:style>
    <style:style style:name="T466_31" style:family="text">
      <style:text-properties fo:font-size="12pt" style:font-size-asian="12pt" style:font-size-complex="12pt"/>
    </style:style>
    <style:style style:name="T466_32" style:family="text">
      <style:text-properties fo:font-size="12pt" style:font-size-asian="12pt" style:font-size-complex="12pt"/>
    </style:style>
    <style:style style:name="T466_33" style:family="text">
      <style:text-properties fo:font-size="12pt" style:font-size-asian="12pt" style:font-size-complex="12pt"/>
    </style:style>
    <style:style style:name="T466_34" style:family="text">
      <style:text-properties fo:font-size="12pt" style:font-size-asian="12pt" style:font-size-complex="12pt"/>
    </style:style>
    <style:style style:name="T466_35" style:family="text">
      <style:text-properties fo:font-size="12pt" style:font-size-asian="12pt" style:font-size-complex="12pt"/>
    </style:style>
    <style:style style:name="T466_36" style:family="text">
      <style:text-properties fo:font-size="12pt" style:font-size-asian="12pt" style:font-size-complex="12pt"/>
    </style:style>
    <style:style style:name="T466_37" style:family="text">
      <style:text-properties fo:font-size="12pt" style:font-size-asian="12pt" style:font-size-complex="12pt"/>
    </style:style>
    <style:style style:name="T466_38" style:family="text">
      <style:text-properties fo:font-size="12pt" style:font-size-asian="12pt" style:font-size-complex="12pt"/>
    </style:style>
    <style:style style:name="T466_39" style:family="text">
      <style:text-properties fo:font-size="12pt" style:font-size-asian="12pt" style:font-size-complex="12pt"/>
    </style:style>
    <style:style style:name="T466_40" style:family="text">
      <style:text-properties fo:font-size="12pt" style:font-size-asian="12pt" style:font-size-complex="12pt"/>
    </style:style>
    <style:style style:name="T466_41" style:family="text">
      <style:text-properties fo:font-size="12pt" style:font-size-asian="12pt" style:font-size-complex="12pt"/>
    </style:style>
    <style:style style:name="T466_42" style:family="text">
      <style:text-properties fo:font-size="12pt" style:font-size-asian="12pt" style:font-size-complex="12pt"/>
    </style:style>
    <style:style style:name="T466_43" style:family="text">
      <style:text-properties fo:font-size="12pt" style:font-size-asian="12pt" style:font-size-complex="12pt"/>
    </style:style>
    <style:style style:name="T466_44" style:family="text">
      <style:text-properties fo:font-size="12pt" style:font-size-asian="12pt" style:font-size-complex="12pt"/>
    </style:style>
    <style:style style:name="T466_45" style:family="text">
      <style:text-properties fo:font-size="12pt" style:font-size-asian="12pt" style:font-size-complex="12pt"/>
    </style:style>
    <style:style style:name="T466_46" style:family="text">
      <style:text-properties fo:font-size="12pt" style:font-size-asian="12pt" style:font-size-complex="12pt"/>
    </style:style>
    <style:style style:name="T466_47" style:family="text">
      <style:text-properties fo:font-size="12pt" style:font-size-asian="12pt" style:font-size-complex="12pt"/>
    </style:style>
    <style:style style:name="T466_48" style:family="text">
      <style:text-properties fo:font-size="12pt" style:font-size-asian="12pt" style:font-size-complex="12pt"/>
    </style:style>
    <style:style style:name="T466_49" style:family="text">
      <style:text-properties fo:font-size="12pt" style:font-size-asian="12pt" style:font-size-complex="12pt"/>
    </style:style>
    <style:style style:name="T466_50" style:family="text">
      <style:text-properties fo:font-size="12pt" style:font-size-asian="12pt" style:font-size-complex="12pt"/>
    </style:style>
    <style:style style:name="T466_51" style:family="text">
      <style:text-properties fo:font-size="12pt" style:font-size-asian="12pt" style:font-size-complex="12pt"/>
    </style:style>
    <style:style style:name="T466_52" style:family="text">
      <style:text-properties fo:font-size="12pt" style:font-size-asian="12pt" style:font-size-complex="12pt"/>
    </style:style>
    <style:style style:name="T466_53" style:family="text">
      <style:text-properties fo:font-size="12pt" style:font-size-asian="12pt" style:font-size-complex="12pt"/>
    </style:style>
    <style:style style:name="T466_54" style:family="text">
      <style:text-properties fo:font-size="12pt" style:font-size-asian="12pt" style:font-size-complex="12pt"/>
    </style:style>
    <style:style style:name="T466_55" style:family="text">
      <style:text-properties fo:font-size="12pt" style:font-size-asian="12pt" style:font-size-complex="12pt"/>
    </style:style>
    <style:style style:name="T466_56" style:family="text">
      <style:text-properties fo:font-size="12pt" style:font-size-asian="12pt" style:font-size-complex="12pt"/>
    </style:style>
    <style:style style:name="T466_57" style:family="text">
      <style:text-properties fo:font-size="12pt" style:font-size-asian="12pt" style:font-size-complex="12pt"/>
    </style:style>
    <style:style style:name="T466_58" style:family="text">
      <style:text-properties fo:font-size="12pt" style:font-size-asian="12pt" style:font-size-complex="12pt"/>
    </style:style>
    <style:style style:name="T466_59" style:family="text">
      <style:text-properties fo:font-size="12pt" style:font-size-asian="12pt" style:font-size-complex="12pt"/>
    </style:style>
    <style:style style:name="T466_60" style:family="text">
      <style:text-properties fo:font-size="12pt" style:font-size-asian="12pt" style:font-size-complex="12pt"/>
    </style:style>
    <style:style style:name="T466_61" style:family="text">
      <style:text-properties fo:font-size="12pt" style:font-size-asian="12pt" style:font-size-complex="12pt"/>
    </style:style>
    <style:style style:name="T466_62" style:family="text">
      <style:text-properties fo:font-size="12pt" style:font-size-asian="12pt" style:font-size-complex="12pt"/>
    </style:style>
    <style:style style:name="T466_63" style:family="text">
      <style:text-properties fo:font-size="12pt" style:font-size-asian="12pt" style:font-size-complex="12pt"/>
    </style:style>
    <style:style style:name="P46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68" style:family="paragraph" style:parent-style-name="Standard">
      <style:paragraph-properties fo:break-before="auto" fo:line-height="115%" style:writing-mode="lr-tb"/>
    </style:style>
    <style:style style:name="T468_1" style:family="text">
      <style:text-properties fo:font-size="12pt" style:font-size-asian="12pt" style:font-size-complex="12pt"/>
    </style:style>
    <style:style style:name="T468_2" style:family="text">
      <style:text-properties fo:font-size="12pt" style:font-size-asian="12pt" style:font-size-complex="12pt"/>
    </style:style>
    <style:style style:name="T468_3" style:family="text">
      <style:text-properties fo:font-size="12pt" style:font-size-asian="12pt" style:font-size-complex="12pt"/>
    </style:style>
    <style:style style:name="P469" style:family="paragraph" style:parent-style-name="Standard">
      <style:paragraph-properties fo:break-before="auto" fo:line-height="115%" style:writing-mode="lr-tb"/>
    </style:style>
    <style:style style:name="T469_1" style:family="text">
      <style:text-properties fo:font-size="12pt" style:font-size-asian="12pt" style:font-size-complex="12pt"/>
    </style:style>
    <style:style style:name="T469_2" style:family="text">
      <style:text-properties fo:font-size="12pt" style:font-size-asian="12pt" style:font-size-complex="12pt"/>
    </style:style>
    <style:style style:name="T469_3" style:family="text">
      <style:text-properties fo:font-size="12pt" style:font-size-asian="12pt" style:font-size-complex="12pt"/>
    </style:style>
    <style:style style:name="T469_4" style:family="text">
      <style:text-properties fo:font-size="12pt" style:font-size-asian="12pt" style:font-size-complex="12pt"/>
    </style:style>
    <style:style style:name="T469_5" style:family="text">
      <style:text-properties fo:font-size="12pt" style:font-size-asian="12pt" style:font-size-complex="12pt"/>
    </style:style>
    <style:style style:name="T469_6" style:family="text">
      <style:text-properties fo:font-size="12pt" style:font-size-asian="12pt" style:font-size-complex="12pt"/>
    </style:style>
    <style:style style:name="T469_7" style:family="text">
      <style:text-properties fo:font-size="12pt" style:font-size-asian="12pt" style:font-size-complex="12pt"/>
    </style:style>
    <style:style style:name="T469_8" style:family="text">
      <style:text-properties fo:font-size="12pt" style:font-size-asian="12pt" style:font-size-complex="12pt"/>
    </style:style>
    <style:style style:name="T469_9" style:family="text">
      <style:text-properties fo:font-size="12pt" style:font-size-asian="12pt" style:font-size-complex="12pt"/>
    </style:style>
    <style:style style:name="T469_10" style:family="text">
      <style:text-properties fo:font-size="12pt" style:font-size-asian="12pt" style:font-size-complex="12pt"/>
    </style:style>
    <style:style style:name="T469_11" style:family="text">
      <style:text-properties fo:font-size="12pt" style:font-size-asian="12pt" style:font-size-complex="12pt"/>
    </style:style>
    <style:style style:name="T469_12" style:family="text">
      <style:text-properties fo:font-size="12pt" style:font-size-asian="12pt" style:font-size-complex="12pt"/>
    </style:style>
    <style:style style:name="T469_13" style:family="text">
      <style:text-properties fo:font-size="12pt" style:font-size-asian="12pt" style:font-size-complex="12pt"/>
    </style:style>
    <style:style style:name="T469_14" style:family="text">
      <style:text-properties fo:font-size="12pt" style:font-size-asian="12pt" style:font-size-complex="12pt"/>
    </style:style>
    <style:style style:name="T469_15" style:family="text">
      <style:text-properties fo:font-size="12pt" style:font-size-asian="12pt" style:font-size-complex="12pt"/>
    </style:style>
    <style:style style:name="T469_16" style:family="text">
      <style:text-properties fo:font-size="12pt" style:font-size-asian="12pt" style:font-size-complex="12pt"/>
    </style:style>
    <style:style style:name="T469_17" style:family="text">
      <style:text-properties fo:font-size="12pt" style:font-size-asian="12pt" style:font-size-complex="12pt"/>
    </style:style>
    <style:style style:name="T469_18" style:family="text">
      <style:text-properties fo:font-size="12pt" style:font-size-asian="12pt" style:font-size-complex="12pt"/>
    </style:style>
    <style:style style:name="T469_19" style:family="text">
      <style:text-properties fo:font-size="12pt" style:font-size-asian="12pt" style:font-size-complex="12pt"/>
    </style:style>
    <style:style style:name="T469_20" style:family="text">
      <style:text-properties fo:font-size="12pt" style:font-size-asian="12pt" style:font-size-complex="12pt"/>
    </style:style>
    <style:style style:name="T469_21" style:family="text">
      <style:text-properties fo:font-size="12pt" style:font-size-asian="12pt" style:font-size-complex="12pt"/>
    </style:style>
    <style:style style:name="T469_22" style:family="text">
      <style:text-properties fo:font-size="12pt" style:font-size-asian="12pt" style:font-size-complex="12pt"/>
    </style:style>
    <style:style style:name="T469_23" style:family="text">
      <style:text-properties fo:font-size="12pt" style:font-size-asian="12pt" style:font-size-complex="12pt"/>
    </style:style>
    <style:style style:name="T469_24" style:family="text">
      <style:text-properties fo:font-size="12pt" style:font-size-asian="12pt" style:font-size-complex="12pt"/>
    </style:style>
    <style:style style:name="T469_25" style:family="text">
      <style:text-properties fo:font-size="12pt" style:font-size-asian="12pt" style:font-size-complex="12pt"/>
    </style:style>
    <style:style style:name="T469_26" style:family="text">
      <style:text-properties fo:font-size="12pt" style:font-size-asian="12pt" style:font-size-complex="12pt"/>
    </style:style>
    <style:style style:name="T469_27" style:family="text">
      <style:text-properties fo:font-size="12pt" style:font-size-asian="12pt" style:font-size-complex="12pt"/>
    </style:style>
    <style:style style:name="T469_28" style:family="text">
      <style:text-properties fo:font-size="12pt" style:font-size-asian="12pt" style:font-size-complex="12pt"/>
    </style:style>
    <style:style style:name="T469_29" style:family="text">
      <style:text-properties fo:font-size="12pt" style:font-size-asian="12pt" style:font-size-complex="12pt"/>
    </style:style>
    <style:style style:name="T469_30" style:family="text">
      <style:text-properties fo:font-size="12pt" style:font-size-asian="12pt" style:font-size-complex="12pt"/>
    </style:style>
    <style:style style:name="T469_31" style:family="text">
      <style:text-properties fo:font-size="12pt" style:font-size-asian="12pt" style:font-size-complex="12pt"/>
    </style:style>
    <style:style style:name="T469_32" style:family="text">
      <style:text-properties fo:font-size="12pt" style:font-size-asian="12pt" style:font-size-complex="12pt"/>
    </style:style>
    <style:style style:name="T469_33" style:family="text">
      <style:text-properties fo:font-size="12pt" style:font-size-asian="12pt" style:font-size-complex="12pt"/>
    </style:style>
    <style:style style:name="T469_34" style:family="text">
      <style:text-properties fo:font-size="12pt" style:font-size-asian="12pt" style:font-size-complex="12pt"/>
    </style:style>
    <style:style style:name="T469_35" style:family="text">
      <style:text-properties fo:font-size="12pt" style:font-size-asian="12pt" style:font-size-complex="12pt"/>
    </style:style>
    <style:style style:name="T469_36" style:family="text">
      <style:text-properties fo:font-size="12pt" style:font-size-asian="12pt" style:font-size-complex="12pt"/>
    </style:style>
    <style:style style:name="T469_37" style:family="text">
      <style:text-properties fo:font-size="12pt" style:font-size-asian="12pt" style:font-size-complex="12pt"/>
    </style:style>
    <style:style style:name="T469_38" style:family="text">
      <style:text-properties fo:font-size="12pt" style:font-size-asian="12pt" style:font-size-complex="12pt"/>
    </style:style>
    <style:style style:name="T469_39" style:family="text">
      <style:text-properties fo:font-size="12pt" style:font-size-asian="12pt" style:font-size-complex="12pt"/>
    </style:style>
    <style:style style:name="T469_40" style:family="text">
      <style:text-properties fo:font-size="12pt" style:font-size-asian="12pt" style:font-size-complex="12pt"/>
    </style:style>
    <style:style style:name="T469_41" style:family="text">
      <style:text-properties fo:font-size="12pt" style:font-size-asian="12pt" style:font-size-complex="12pt"/>
    </style:style>
    <style:style style:name="T469_42" style:family="text">
      <style:text-properties fo:font-size="12pt" style:font-size-asian="12pt" style:font-size-complex="12pt"/>
    </style:style>
    <style:style style:name="T469_43" style:family="text">
      <style:text-properties fo:font-size="12pt" style:font-size-asian="12pt" style:font-size-complex="12pt"/>
    </style:style>
    <style:style style:name="P47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7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87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488" style:family="paragraph" style:parent-style-name="Heading_20_1">
      <style:paragraph-properties fo:break-before="auto" fo:line-height="115%" style:writing-mode="lr-tb"/>
      <style:text-properties fo:font-size="12pt" style:font-size-asian="12pt" style:font-size-complex="12pt"/>
    </style:style>
    <style:style style:name="P48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495" style:family="paragraph" style:parent-style-name="Standard">
      <style:paragraph-properties fo:break-before="auto" fo:line-height="115%" style:writing-mode="lr-tb"/>
    </style:style>
    <style:style style:name="P496" style:family="paragraph" style:parent-style-name="Heading_20_1">
      <style:paragraph-properties fo:break-before="auto" fo:line-height="115%" style:writing-mode="lr-tb"/>
    </style:style>
    <style:style style:name="T496_1" style:family="text"/>
    <style:style style:name="T496_2" style:family="text"/>
    <style:style style:name="T496_3" style:family="text"/>
    <style:style style:name="T496_4" style:family="text"/>
    <style:style style:name="T496_5" style:family="text"/>
    <style:style style:name="T496_6" style:family="text"/>
    <style:style style:name="T496_7" style:family="text"/>
    <style:style style:name="T496_8" style:family="text"/>
    <style:style style:name="T496_9" style:family="text"/>
    <style:style style:name="T496_10" style:family="text"/>
    <style:style style:name="P49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P498" style:family="paragraph" style:parent-style-name="Heading_20_2">
      <style:paragraph-properties fo:break-before="auto" fo:line-height="115%" style:writing-mode="lr-tb"/>
    </style:style>
    <style:style style:name="T498_1" style:family="text">
      <style:text-properties fo:font-weight="bold" style:font-weight-asian="bold" style:font-weight-complex="bold"/>
    </style:style>
    <style:style style:name="T498_2" style:family="text">
      <style:text-properties fo:font-weight="bold" style:font-weight-asian="bold" style:font-weight-complex="bold"/>
    </style:style>
    <style:style style:name="T498_3" style:family="text"/>
    <style:style style:name="T498_4" style:family="text"/>
    <style:style style:name="T498_5" style:family="text"/>
    <style:style style:name="T498_6" style:family="text"/>
    <style:style style:name="P499" style:family="paragraph" style:parent-style-name="Standard">
      <style:paragraph-properties fo:text-align="justify" fo:break-before="auto" fo:line-height="100%" style:writing-mode="lr-tb"/>
    </style:style>
    <style:style style:name="P50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00_1" style:family="text">
      <style:text-properties fo:font-size="12pt" style:font-size-asian="12pt" style:font-size-complex="12pt" fo:font-weight="bold" style:font-weight-asian="bold" style:font-weight-complex="bold"/>
    </style:style>
    <style:style style:name="T500_2" style:family="text">
      <style:text-properties fo:font-size="12pt" style:font-size-asian="12pt" style:font-size-complex="12pt"/>
    </style:style>
    <style:style style:name="T500_3" style:family="text">
      <style:text-properties fo:font-size="12pt" style:font-size-asian="12pt" style:font-size-complex="12pt"/>
    </style:style>
    <style:style style:name="P501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0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02_1" style:family="text">
      <style:text-properties fo:font-size="12pt" style:font-size-asian="12pt" style:font-size-complex="12pt" fo:font-weight="bold" style:font-weight-asian="bold" style:font-weight-complex="bold"/>
    </style:style>
    <style:style style:name="T502_2" style:family="text">
      <style:text-properties fo:font-size="12pt" style:font-size-asian="12pt" style:font-size-complex="12pt"/>
    </style:style>
    <style:style style:name="T502_3" style:family="text">
      <style:text-properties fo:font-size="12pt" style:font-size-asian="12pt" style:font-size-complex="12pt"/>
    </style:style>
    <style:style style:name="T502_4" style:family="text">
      <style:text-properties fo:font-size="12pt" style:font-size-asian="12pt" style:font-size-complex="12pt"/>
    </style:style>
    <style:style style:name="T502_5" style:family="text">
      <style:text-properties fo:font-size="12pt" style:font-size-asian="12pt" style:font-size-complex="12pt"/>
    </style:style>
    <style:style style:name="T502_6" style:family="text">
      <style:text-properties fo:font-size="12pt" style:font-size-asian="12pt" style:font-size-complex="12pt"/>
    </style:style>
    <style:style style:name="T502_7" style:family="text">
      <style:text-properties fo:font-size="12pt" style:font-size-asian="12pt" style:font-size-complex="12pt"/>
    </style:style>
    <style:style style:name="T502_8" style:family="text">
      <style:text-properties fo:font-size="12pt" style:font-size-asian="12pt" style:font-size-complex="12pt"/>
    </style:style>
    <style:style style:name="T502_9" style:family="text">
      <style:text-properties fo:font-size="12pt" style:font-size-asian="12pt" style:font-size-complex="12pt"/>
    </style:style>
    <style:style style:name="T502_10" style:family="text">
      <style:text-properties fo:font-size="12pt" style:font-size-asian="12pt" style:font-size-complex="12pt"/>
    </style:style>
    <style:style style:name="T502_11" style:family="text">
      <style:text-properties fo:font-size="12pt" style:font-size-asian="12pt" style:font-size-complex="12pt"/>
    </style:style>
    <style:style style:name="T502_12" style:family="text">
      <style:text-properties fo:font-size="12pt" style:font-size-asian="12pt" style:font-size-complex="12pt"/>
    </style:style>
    <style:style style:name="T502_13" style:family="text">
      <style:text-properties fo:font-size="12pt" style:font-size-asian="12pt" style:font-size-complex="12pt"/>
    </style:style>
    <style:style style:name="T502_14" style:family="text">
      <style:text-properties fo:font-size="12pt" style:font-size-asian="12pt" style:font-size-complex="12pt"/>
    </style:style>
    <style:style style:name="T502_15" style:family="text">
      <style:text-properties fo:font-size="12pt" style:font-size-asian="12pt" style:font-size-complex="12pt"/>
    </style:style>
    <style:style style:name="T502_16" style:family="text">
      <style:text-properties fo:font-size="12pt" style:font-size-asian="12pt" style:font-size-complex="12pt"/>
    </style:style>
    <style:style style:name="T502_17" style:family="text">
      <style:text-properties fo:font-size="12pt" style:font-size-asian="12pt" style:font-size-complex="12pt"/>
    </style:style>
    <style:style style:name="T502_18" style:family="text">
      <style:text-properties fo:font-size="12pt" style:font-size-asian="12pt" style:font-size-complex="12pt"/>
    </style:style>
    <style:style style:name="T502_19" style:family="text">
      <style:text-properties fo:font-size="12pt" style:font-size-asian="12pt" style:font-size-complex="12pt"/>
    </style:style>
    <style:style style:name="T502_20" style:family="text">
      <style:text-properties fo:font-size="12pt" style:font-size-asian="12pt" style:font-size-complex="12pt"/>
    </style:style>
    <style:style style:name="T502_21" style:family="text">
      <style:text-properties fo:font-size="12pt" style:font-size-asian="12pt" style:font-size-complex="12pt"/>
    </style:style>
    <style:style style:name="T502_22" style:family="text">
      <style:text-properties fo:font-size="12pt" style:font-size-asian="12pt" style:font-size-complex="12pt"/>
    </style:style>
    <style:style style:name="T502_23" style:family="text">
      <style:text-properties fo:font-size="12pt" style:font-size-asian="12pt" style:font-size-complex="12pt"/>
    </style:style>
    <style:style style:name="T502_24" style:family="text">
      <style:text-properties fo:font-size="12pt" style:font-size-asian="12pt" style:font-size-complex="12pt"/>
    </style:style>
    <style:style style:name="T502_25" style:family="text">
      <style:text-properties fo:font-size="12pt" style:font-size-asian="12pt" style:font-size-complex="12pt"/>
    </style:style>
    <style:style style:name="T502_26" style:family="text">
      <style:text-properties fo:font-size="12pt" style:font-size-asian="12pt" style:font-size-complex="12pt"/>
    </style:style>
    <style:style style:name="T502_27" style:family="text">
      <style:text-properties fo:font-size="12pt" style:font-size-asian="12pt" style:font-size-complex="12pt"/>
    </style:style>
    <style:style style:name="T502_28" style:family="text">
      <style:text-properties fo:font-size="12pt" style:font-size-asian="12pt" style:font-size-complex="12pt"/>
    </style:style>
    <style:style style:name="T502_29" style:family="text">
      <style:text-properties fo:font-size="12pt" style:font-size-asian="12pt" style:font-size-complex="12pt"/>
    </style:style>
    <style:style style:name="T502_30" style:family="text">
      <style:text-properties fo:font-size="12pt" style:font-size-asian="12pt" style:font-size-complex="12pt"/>
    </style:style>
    <style:style style:name="T502_31" style:family="text">
      <style:text-properties fo:font-size="12pt" style:font-size-asian="12pt" style:font-size-complex="12pt"/>
    </style:style>
    <style:style style:name="T502_32" style:family="text">
      <style:text-properties fo:font-size="12pt" style:font-size-asian="12pt" style:font-size-complex="12pt"/>
    </style:style>
    <style:style style:name="T502_33" style:family="text">
      <style:text-properties fo:font-size="12pt" style:font-size-asian="12pt" style:font-size-complex="12pt"/>
    </style:style>
    <style:style style:name="T502_34" style:family="text">
      <style:text-properties fo:font-size="12pt" style:font-size-asian="12pt" style:font-size-complex="12pt"/>
    </style:style>
    <style:style style:name="T502_35" style:family="text">
      <style:text-properties fo:font-size="12pt" style:font-size-asian="12pt" style:font-size-complex="12pt"/>
    </style:style>
    <style:style style:name="T502_36" style:family="text">
      <style:text-properties fo:font-size="12pt" style:font-size-asian="12pt" style:font-size-complex="12pt"/>
    </style:style>
    <style:style style:name="T502_37" style:family="text">
      <style:text-properties fo:font-size="12pt" style:font-size-asian="12pt" style:font-size-complex="12pt"/>
    </style:style>
    <style:style style:name="T502_38" style:family="text">
      <style:text-properties fo:font-size="12pt" style:font-size-asian="12pt" style:font-size-complex="12pt"/>
    </style:style>
    <style:style style:name="T502_39" style:family="text">
      <style:text-properties fo:font-size="12pt" style:font-size-asian="12pt" style:font-size-complex="12pt"/>
    </style:style>
    <style:style style:name="T502_40" style:family="text">
      <style:text-properties fo:font-size="12pt" style:font-size-asian="12pt" style:font-size-complex="12pt"/>
    </style:style>
    <style:style style:name="T502_41" style:family="text">
      <style:text-properties fo:font-size="12pt" style:font-size-asian="12pt" style:font-size-complex="12pt"/>
    </style:style>
    <style:style style:name="T502_42" style:family="text">
      <style:text-properties fo:font-size="12pt" style:font-size-asian="12pt" style:font-size-complex="12pt"/>
    </style:style>
    <style:style style:name="P503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04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04_1" style:family="text">
      <style:text-properties fo:font-size="12pt" style:font-size-asian="12pt" style:font-size-complex="12pt" fo:font-weight="bold" style:font-weight-asian="bold" style:font-weight-complex="bold"/>
    </style:style>
    <style:style style:name="T504_2" style:family="text">
      <style:text-properties fo:font-size="12pt" style:font-size-asian="12pt" style:font-size-complex="12pt"/>
    </style:style>
    <style:style style:name="P505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06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06_1" style:family="text">
      <style:text-properties fo:font-size="12pt" style:font-size-asian="12pt" style:font-size-complex="12pt" fo:font-weight="bold" style:font-weight-asian="bold" style:font-weight-complex="bold"/>
    </style:style>
    <style:style style:name="T506_2" style:family="text">
      <style:text-properties fo:font-size="12pt" style:font-size-asian="12pt" style:font-size-complex="12pt" fo:font-weight="bold" style:font-weight-asian="bold" style:font-weight-complex="bold"/>
    </style:style>
    <style:style style:name="T506_3" style:family="text">
      <style:text-properties fo:font-size="12pt" style:font-size-asian="12pt" style:font-size-complex="12pt" fo:font-weight="bold" style:font-weight-asian="bold" style:font-weight-complex="bold"/>
    </style:style>
    <style:style style:name="T506_4" style:family="text">
      <style:text-properties fo:font-size="12pt" style:font-size-asian="12pt" style:font-size-complex="12pt"/>
    </style:style>
    <style:style style:name="T506_5" style:family="text">
      <style:text-properties fo:font-size="12pt" style:font-size-asian="12pt" style:font-size-complex="12pt"/>
    </style:style>
    <style:style style:name="T506_6" style:family="text">
      <style:text-properties fo:font-size="12pt" style:font-size-asian="12pt" style:font-size-complex="12pt"/>
    </style:style>
    <style:style style:name="T506_7" style:family="text">
      <style:text-properties fo:font-size="12pt" style:font-size-asian="12pt" style:font-size-complex="12pt"/>
    </style:style>
    <style:style style:name="T506_8" style:family="text">
      <style:text-properties fo:font-size="12pt" style:font-size-asian="12pt" style:font-size-complex="12pt"/>
    </style:style>
    <style:style style:name="T506_9" style:family="text">
      <style:text-properties fo:font-size="12pt" style:font-size-asian="12pt" style:font-size-complex="12pt"/>
    </style:style>
    <style:style style:name="T506_10" style:family="text">
      <style:text-properties fo:font-size="12pt" style:font-size-asian="12pt" style:font-size-complex="12pt"/>
    </style:style>
    <style:style style:name="T506_11" style:family="text">
      <style:text-properties fo:font-size="12pt" style:font-size-asian="12pt" style:font-size-complex="12pt"/>
    </style:style>
    <style:style style:name="T506_12" style:family="text">
      <style:text-properties fo:font-size="12pt" style:font-size-asian="12pt" style:font-size-complex="12pt"/>
    </style:style>
    <style:style style:name="T506_13" style:family="text">
      <style:text-properties fo:font-size="12pt" style:font-size-asian="12pt" style:font-size-complex="12pt"/>
    </style:style>
    <style:style style:name="T506_14" style:family="text">
      <style:text-properties fo:font-size="12pt" style:font-size-asian="12pt" style:font-size-complex="12pt"/>
    </style:style>
    <style:style style:name="T506_15" style:family="text">
      <style:text-properties fo:font-size="12pt" style:font-size-asian="12pt" style:font-size-complex="12pt"/>
    </style:style>
    <style:style style:name="T506_16" style:family="text">
      <style:text-properties fo:font-size="12pt" style:font-size-asian="12pt" style:font-size-complex="12pt"/>
    </style:style>
    <style:style style:name="T506_17" style:family="text">
      <style:text-properties fo:font-size="12pt" style:font-size-asian="12pt" style:font-size-complex="12pt"/>
    </style:style>
    <style:style style:name="T506_18" style:family="text">
      <style:text-properties fo:font-size="12pt" style:font-size-asian="12pt" style:font-size-complex="12pt"/>
    </style:style>
    <style:style style:name="T506_19" style:family="text">
      <style:text-properties fo:font-size="12pt" style:font-size-asian="12pt" style:font-size-complex="12pt"/>
    </style:style>
    <style:style style:name="T506_20" style:family="text">
      <style:text-properties fo:font-size="12pt" style:font-size-asian="12pt" style:font-size-complex="12pt"/>
    </style:style>
    <style:style style:name="T506_21" style:family="text">
      <style:text-properties fo:font-size="12pt" style:font-size-asian="12pt" style:font-size-complex="12pt"/>
    </style:style>
    <style:style style:name="T506_22" style:family="text">
      <style:text-properties fo:font-size="12pt" style:font-size-asian="12pt" style:font-size-complex="12pt"/>
    </style:style>
    <style:style style:name="T506_23" style:family="text">
      <style:text-properties fo:font-size="12pt" style:font-size-asian="12pt" style:font-size-complex="12pt"/>
    </style:style>
    <style:style style:name="T506_24" style:family="text">
      <style:text-properties fo:font-size="12pt" style:font-size-asian="12pt" style:font-size-complex="12pt"/>
    </style:style>
    <style:style style:name="T506_25" style:family="text">
      <style:text-properties fo:font-size="12pt" style:font-size-asian="12pt" style:font-size-complex="12pt"/>
    </style:style>
    <style:style style:name="T506_26" style:family="text">
      <style:text-properties fo:font-size="12pt" style:font-size-asian="12pt" style:font-size-complex="12pt"/>
    </style:style>
    <style:style style:name="T506_27" style:family="text">
      <style:text-properties fo:font-size="12pt" style:font-size-asian="12pt" style:font-size-complex="12pt"/>
    </style:style>
    <style:style style:name="T506_28" style:family="text">
      <style:text-properties fo:font-size="12pt" style:font-size-asian="12pt" style:font-size-complex="12pt"/>
    </style:style>
    <style:style style:name="T506_29" style:family="text">
      <style:text-properties fo:font-size="12pt" style:font-size-asian="12pt" style:font-size-complex="12pt"/>
    </style:style>
    <style:style style:name="T506_30" style:family="text">
      <style:text-properties fo:font-size="12pt" style:font-size-asian="12pt" style:font-size-complex="12pt"/>
    </style:style>
    <style:style style:name="T506_31" style:family="text">
      <style:text-properties fo:font-size="12pt" style:font-size-asian="12pt" style:font-size-complex="12pt"/>
    </style:style>
    <style:style style:name="T506_32" style:family="text">
      <style:text-properties fo:font-size="12pt" style:font-size-asian="12pt" style:font-size-complex="12pt"/>
    </style:style>
    <style:style style:name="P507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08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08_1" style:family="text">
      <style:text-properties fo:font-size="12pt" style:font-size-asian="12pt" style:font-size-complex="12pt" fo:font-weight="bold" style:font-weight-asian="bold" style:font-weight-complex="bold"/>
    </style:style>
    <style:style style:name="T508_2" style:family="text">
      <style:text-properties fo:font-size="12pt" style:font-size-asian="12pt" style:font-size-complex="12pt" fo:font-weight="bold" style:font-weight-asian="bold" style:font-weight-complex="bold"/>
    </style:style>
    <style:style style:name="T508_3" style:family="text">
      <style:text-properties fo:font-size="12pt" style:font-size-asian="12pt" style:font-size-complex="12pt" fo:font-weight="bold" style:font-weight-asian="bold" style:font-weight-complex="bold"/>
    </style:style>
    <style:style style:name="T508_4" style:family="text">
      <style:text-properties fo:font-size="12pt" style:font-size-asian="12pt" style:font-size-complex="12pt"/>
    </style:style>
    <style:style style:name="T508_5" style:family="text">
      <style:text-properties fo:font-size="12pt" style:font-size-asian="12pt" style:font-size-complex="12pt"/>
    </style:style>
    <style:style style:name="T508_6" style:family="text">
      <style:text-properties fo:font-size="12pt" style:font-size-asian="12pt" style:font-size-complex="12pt"/>
    </style:style>
    <style:style style:name="T508_7" style:family="text">
      <style:text-properties fo:font-size="12pt" style:font-size-asian="12pt" style:font-size-complex="12pt"/>
    </style:style>
    <style:style style:name="T508_8" style:family="text">
      <style:text-properties fo:font-size="12pt" style:font-size-asian="12pt" style:font-size-complex="12pt"/>
    </style:style>
    <style:style style:name="T508_9" style:family="text">
      <style:text-properties fo:font-size="12pt" style:font-size-asian="12pt" style:font-size-complex="12pt"/>
    </style:style>
    <style:style style:name="T508_10" style:family="text">
      <style:text-properties fo:font-size="12pt" style:font-size-asian="12pt" style:font-size-complex="12pt"/>
    </style:style>
    <style:style style:name="T508_11" style:family="text">
      <style:text-properties fo:font-size="12pt" style:font-size-asian="12pt" style:font-size-complex="12pt"/>
    </style:style>
    <style:style style:name="P509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1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10_1" style:family="text">
      <style:text-properties fo:font-size="12pt" style:font-size-asian="12pt" style:font-size-complex="12pt" fo:font-weight="bold" style:font-weight-asian="bold" style:font-weight-complex="bold"/>
    </style:style>
    <style:style style:name="T510_2" style:family="text">
      <style:text-properties fo:font-size="12pt" style:font-size-asian="12pt" style:font-size-complex="12pt" fo:font-weight="bold" style:font-weight-asian="bold" style:font-weight-complex="bold"/>
    </style:style>
    <style:style style:name="T510_3" style:family="text">
      <style:text-properties fo:font-size="12pt" style:font-size-asian="12pt" style:font-size-complex="12pt" fo:font-weight="bold" style:font-weight-asian="bold" style:font-weight-complex="bold"/>
    </style:style>
    <style:style style:name="T510_4" style:family="text">
      <style:text-properties fo:font-size="12pt" style:font-size-asian="12pt" style:font-size-complex="12pt" fo:font-weight="bold" style:font-weight-asian="bold" style:font-weight-complex="bold"/>
    </style:style>
    <style:style style:name="P511" style:family="paragraph" style:parent-style-name="Standard">
      <style:paragraph-properties fo:text-align="justify" fo:break-before="auto" fo:line-height="100%" style:writing-mode="lr-tb"/>
    </style:style>
    <style:style style:name="T511_1" style:family="text">
      <style:text-properties fo:font-size="12pt" style:font-size-asian="12pt" style:font-size-complex="12pt"/>
    </style:style>
    <style:style style:name="P512" style:family="paragraph" style:parent-style-name="Standard">
      <style:paragraph-properties fo:text-align="justify" fo:break-before="auto" fo:line-height="100%" fo:margin-top="0.018cm" style:writing-mode="lr-tb"/>
    </style:style>
    <style:style style:name="T512_1" style:family="text">
      <style:text-properties fo:font-size="12pt" style:font-size-asian="12pt" style:font-size-complex="12pt"/>
    </style:style>
    <style:style style:name="T512_2" style:family="text">
      <style:text-properties fo:font-size="12pt" style:font-size-asian="12pt" style:font-size-complex="12pt" fo:font-weight="bold" style:font-weight-asian="bold" style:font-weight-complex="bold"/>
    </style:style>
    <style:style style:name="T512_3" style:family="text">
      <style:text-properties fo:font-size="12pt" style:font-size-asian="12pt" style:font-size-complex="12pt"/>
    </style:style>
    <style:style style:name="T512_4" style:family="text">
      <style:text-properties fo:font-size="12pt" style:font-size-asian="12pt" style:font-size-complex="12pt"/>
    </style:style>
    <style:style style:name="T512_5" style:family="text">
      <style:text-properties fo:font-size="12pt" style:font-size-asian="12pt" style:font-size-complex="12pt"/>
    </style:style>
    <style:style style:name="T512_6" style:family="text">
      <style:text-properties fo:font-size="12pt" style:font-size-asian="12pt" style:font-size-complex="12pt"/>
    </style:style>
    <style:style style:name="T512_7" style:family="text">
      <style:text-properties fo:font-size="12pt" style:font-size-asian="12pt" style:font-size-complex="12pt"/>
    </style:style>
    <style:style style:name="T512_8" style:family="text">
      <style:text-properties fo:font-size="12pt" style:font-size-asian="12pt" style:font-size-complex="12pt"/>
    </style:style>
    <style:style style:name="T512_9" style:family="text">
      <style:text-properties fo:font-size="12pt" style:font-size-asian="12pt" style:font-size-complex="12pt"/>
    </style:style>
    <style:style style:name="T512_10" style:family="text">
      <style:text-properties fo:font-size="12pt" style:font-size-asian="12pt" style:font-size-complex="12pt"/>
    </style:style>
    <style:style style:name="T512_11" style:family="text">
      <style:text-properties fo:font-size="12pt" style:font-size-asian="12pt" style:font-size-complex="12pt"/>
    </style:style>
    <style:style style:name="T512_12" style:family="text">
      <style:text-properties fo:font-size="12pt" style:font-size-asian="12pt" style:font-size-complex="12pt"/>
    </style:style>
    <style:style style:name="T512_13" style:family="text">
      <style:text-properties fo:font-size="12pt" style:font-size-asian="12pt" style:font-size-complex="12pt"/>
    </style:style>
    <style:style style:name="T512_14" style:family="text">
      <style:text-properties fo:font-size="12pt" style:font-size-asian="12pt" style:font-size-complex="12pt"/>
    </style:style>
    <style:style style:name="T512_15" style:family="text">
      <style:text-properties fo:font-size="12pt" style:font-size-asian="12pt" style:font-size-complex="12pt"/>
    </style:style>
    <style:style style:name="T512_16" style:family="text">
      <style:text-properties fo:font-size="12pt" style:font-size-asian="12pt" style:font-size-complex="12pt"/>
    </style:style>
    <style:style style:name="T512_17" style:family="text">
      <style:text-properties fo:font-size="12pt" style:font-size-asian="12pt" style:font-size-complex="12pt"/>
    </style:style>
    <style:style style:name="T512_18" style:family="text">
      <style:text-properties fo:font-size="12pt" style:font-size-asian="12pt" style:font-size-complex="12pt"/>
    </style:style>
    <style:style style:name="T512_19" style:family="text">
      <style:text-properties fo:font-size="12pt" style:font-size-asian="12pt" style:font-size-complex="12pt"/>
    </style:style>
    <style:style style:name="T512_20" style:family="text">
      <style:text-properties fo:font-size="12pt" style:font-size-asian="12pt" style:font-size-complex="12pt"/>
    </style:style>
    <style:style style:name="T512_21" style:family="text">
      <style:text-properties fo:font-size="12pt" style:font-size-asian="12pt" style:font-size-complex="12pt"/>
    </style:style>
    <style:style style:name="T512_22" style:family="text">
      <style:text-properties fo:font-size="12pt" style:font-size-asian="12pt" style:font-size-complex="12pt"/>
    </style:style>
    <style:style style:name="T512_23" style:family="text">
      <style:text-properties fo:font-size="12pt" style:font-size-asian="12pt" style:font-size-complex="12pt"/>
    </style:style>
    <style:style style:name="T512_24" style:family="text">
      <style:text-properties fo:font-size="12pt" style:font-size-asian="12pt" style:font-size-complex="12pt"/>
    </style:style>
    <style:style style:name="P513" style:family="paragraph" style:parent-style-name="Standard">
      <style:paragraph-properties fo:text-align="justify" fo:break-before="auto" fo:line-height="100%" fo:margin-top="0.018cm" style:writing-mode="lr-tb"/>
    </style:style>
    <style:style style:name="T513_1" style:family="text">
      <style:text-properties fo:font-size="12pt" style:font-size-asian="12pt" style:font-size-complex="12pt"/>
    </style:style>
    <style:style style:name="T513_2" style:family="text">
      <style:text-properties fo:font-size="12pt" style:font-size-asian="12pt" style:font-size-complex="12pt" fo:font-weight="bold" style:font-weight-asian="bold" style:font-weight-complex="bold"/>
    </style:style>
    <style:style style:name="T513_3" style:family="text">
      <style:text-properties fo:font-size="12pt" style:font-size-asian="12pt" style:font-size-complex="12pt" fo:font-weight="bold" style:font-weight-asian="bold" style:font-weight-complex="bold"/>
    </style:style>
    <style:style style:name="T513_4" style:family="text">
      <style:text-properties fo:font-size="12pt" style:font-size-asian="12pt" style:font-size-complex="12pt"/>
    </style:style>
    <style:style style:name="T513_5" style:family="text">
      <style:text-properties fo:font-size="12pt" style:font-size-asian="12pt" style:font-size-complex="12pt"/>
    </style:style>
    <style:style style:name="T513_6" style:family="text">
      <style:text-properties fo:font-size="12pt" style:font-size-asian="12pt" style:font-size-complex="12pt"/>
    </style:style>
    <style:style style:name="T513_7" style:family="text">
      <style:text-properties fo:font-size="12pt" style:font-size-asian="12pt" style:font-size-complex="12pt"/>
    </style:style>
    <style:style style:name="T513_8" style:family="text">
      <style:text-properties fo:font-size="12pt" style:font-size-asian="12pt" style:font-size-complex="12pt"/>
    </style:style>
    <style:style style:name="T513_9" style:family="text">
      <style:text-properties fo:font-size="12pt" style:font-size-asian="12pt" style:font-size-complex="12pt"/>
    </style:style>
    <style:style style:name="T513_10" style:family="text">
      <style:text-properties fo:font-size="12pt" style:font-size-asian="12pt" style:font-size-complex="12pt"/>
    </style:style>
    <style:style style:name="T513_11" style:family="text">
      <style:text-properties fo:font-size="12pt" style:font-size-asian="12pt" style:font-size-complex="12pt"/>
    </style:style>
    <style:style style:name="P514" style:family="paragraph" style:parent-style-name="Standard">
      <style:paragraph-properties fo:text-align="justify" fo:break-before="auto" fo:line-height="100%" fo:margin-top="0.018cm" style:writing-mode="lr-tb"/>
    </style:style>
    <style:style style:name="T514_1" style:family="text">
      <style:text-properties fo:font-size="12pt" style:font-size-asian="12pt" style:font-size-complex="12pt"/>
    </style:style>
    <style:style style:name="T514_2" style:family="text">
      <style:text-properties fo:font-size="12pt" style:font-size-asian="12pt" style:font-size-complex="12pt" fo:font-weight="bold" style:font-weight-asian="bold" style:font-weight-complex="bold"/>
    </style:style>
    <style:style style:name="T514_3" style:family="text">
      <style:text-properties fo:font-size="12pt" style:font-size-asian="12pt" style:font-size-complex="12pt" fo:font-weight="bold" style:font-weight-asian="bold" style:font-weight-complex="bold"/>
    </style:style>
    <style:style style:name="T514_4" style:family="text">
      <style:text-properties fo:font-size="12pt" style:font-size-asian="12pt" style:font-size-complex="12pt"/>
    </style:style>
    <style:style style:name="T514_5" style:family="text">
      <style:text-properties fo:font-size="12pt" style:font-size-asian="12pt" style:font-size-complex="12pt"/>
    </style:style>
    <style:style style:name="T514_6" style:family="text">
      <style:text-properties fo:font-size="12pt" style:font-size-asian="12pt" style:font-size-complex="12pt"/>
    </style:style>
    <style:style style:name="T514_7" style:family="text">
      <style:text-properties fo:font-size="12pt" style:font-size-asian="12pt" style:font-size-complex="12pt"/>
    </style:style>
    <style:style style:name="T514_8" style:family="text">
      <style:text-properties fo:font-size="12pt" style:font-size-asian="12pt" style:font-size-complex="12pt"/>
    </style:style>
    <style:style style:name="T514_9" style:family="text">
      <style:text-properties fo:font-size="12pt" style:font-size-asian="12pt" style:font-size-complex="12pt"/>
    </style:style>
    <style:style style:name="P515" style:family="paragraph" style:parent-style-name="Standard">
      <style:paragraph-properties fo:text-align="justify" fo:break-before="auto" fo:line-height="100%" fo:margin-top="0.018cm" style:writing-mode="lr-tb"/>
    </style:style>
    <style:style style:name="T515_1" style:family="text">
      <style:text-properties fo:font-size="12pt" style:font-size-asian="12pt" style:font-size-complex="12pt"/>
    </style:style>
    <style:style style:name="T515_2" style:family="text">
      <style:text-properties fo:font-size="12pt" style:font-size-asian="12pt" style:font-size-complex="12pt" fo:font-weight="bold" style:font-weight-asian="bold" style:font-weight-complex="bold"/>
    </style:style>
    <style:style style:name="T515_3" style:family="text">
      <style:text-properties fo:font-size="12pt" style:font-size-asian="12pt" style:font-size-complex="12pt" fo:font-weight="bold" style:font-weight-asian="bold" style:font-weight-complex="bold"/>
    </style:style>
    <style:style style:name="T515_4" style:family="text">
      <style:text-properties fo:font-size="12pt" style:font-size-asian="12pt" style:font-size-complex="12pt"/>
    </style:style>
    <style:style style:name="T515_5" style:family="text">
      <style:text-properties fo:font-size="12pt" style:font-size-asian="12pt" style:font-size-complex="12pt"/>
    </style:style>
    <style:style style:name="T515_6" style:family="text">
      <style:text-properties fo:font-size="12pt" style:font-size-asian="12pt" style:font-size-complex="12pt"/>
    </style:style>
    <style:style style:name="T515_7" style:family="text">
      <style:text-properties fo:font-size="12pt" style:font-size-asian="12pt" style:font-size-complex="12pt"/>
    </style:style>
    <style:style style:name="T515_8" style:family="text">
      <style:text-properties fo:font-size="12pt" style:font-size-asian="12pt" style:font-size-complex="12pt"/>
    </style:style>
    <style:style style:name="T515_9" style:family="text">
      <style:text-properties fo:font-size="12pt" style:font-size-asian="12pt" style:font-size-complex="12pt"/>
    </style:style>
    <style:style style:name="P516" style:family="paragraph" style:parent-style-name="Standard">
      <style:paragraph-properties fo:text-align="justify" fo:break-before="auto" fo:line-height="100%" fo:margin-top="0.018cm" style:writing-mode="lr-tb"/>
    </style:style>
    <style:style style:name="T516_1" style:family="text">
      <style:text-properties fo:font-size="12pt" style:font-size-asian="12pt" style:font-size-complex="12pt" fo:font-weight="bold" style:font-weight-asian="bold" style:font-weight-complex="bold"/>
    </style:style>
    <style:style style:name="T516_2" style:family="text">
      <style:text-properties fo:font-size="12pt" style:font-size-asian="12pt" style:font-size-complex="12pt" fo:font-weight="bold" style:font-weight-asian="bold" style:font-weight-complex="bold"/>
    </style:style>
    <style:style style:name="T516_3" style:family="text">
      <style:text-properties fo:font-size="12pt" style:font-size-asian="12pt" style:font-size-complex="12pt" fo:font-weight="bold" style:font-weight-asian="bold" style:font-weight-complex="bold"/>
    </style:style>
    <style:style style:name="T516_4" style:family="text">
      <style:text-properties fo:font-size="12pt" style:font-size-asian="12pt" style:font-size-complex="12pt"/>
    </style:style>
    <style:style style:name="T516_5" style:family="text">
      <style:text-properties fo:font-size="12pt" style:font-size-asian="12pt" style:font-size-complex="12pt"/>
    </style:style>
    <style:style style:name="T516_6" style:family="text">
      <style:text-properties fo:font-size="12pt" style:font-size-asian="12pt" style:font-size-complex="12pt"/>
    </style:style>
    <style:style style:name="T516_7" style:family="text">
      <style:text-properties fo:font-size="12pt" style:font-size-asian="12pt" style:font-size-complex="12pt"/>
    </style:style>
    <style:style style:name="T516_8" style:family="text">
      <style:text-properties fo:font-size="12pt" style:font-size-asian="12pt" style:font-size-complex="12pt"/>
    </style:style>
    <style:style style:name="T516_9" style:family="text">
      <style:text-properties fo:font-size="12pt" style:font-size-asian="12pt" style:font-size-complex="12pt"/>
    </style:style>
    <style:style style:name="T516_10" style:family="text">
      <style:text-properties fo:font-size="12pt" style:font-size-asian="12pt" style:font-size-complex="12pt"/>
    </style:style>
    <style:style style:name="T516_11" style:family="text">
      <style:text-properties fo:font-size="12pt" style:font-size-asian="12pt" style:font-size-complex="12pt"/>
    </style:style>
    <style:style style:name="T516_12" style:family="text">
      <style:text-properties fo:font-size="12pt" style:font-size-asian="12pt" style:font-size-complex="12pt"/>
    </style:style>
    <style:style style:name="T516_13" style:family="text">
      <style:text-properties fo:font-size="12pt" style:font-size-asian="12pt" style:font-size-complex="12pt"/>
    </style:style>
    <style:style style:name="P517" style:family="paragraph" style:parent-style-name="Standard">
      <style:paragraph-properties fo:text-align="justify" fo:break-before="auto" fo:line-height="100%" fo:margin-top="0.018cm" style:writing-mode="lr-tb"/>
    </style:style>
    <style:style style:name="T517_1" style:family="text">
      <style:text-properties fo:font-size="12pt" style:font-size-asian="12pt" style:font-size-complex="12pt"/>
    </style:style>
    <style:style style:name="P518" style:family="paragraph" style:parent-style-name="Standard">
      <style:paragraph-properties fo:text-align="justify" fo:break-before="auto" fo:line-height="100%" fo:margin-top="0.018cm" style:writing-mode="lr-tb"/>
    </style:style>
    <style:style style:name="T518_1" style:family="text">
      <style:text-properties fo:font-size="12pt" style:font-size-asian="12pt" style:font-size-complex="12pt" fo:font-weight="bold" style:font-weight-asian="bold" style:font-weight-complex="bold"/>
    </style:style>
    <style:style style:name="T518_2" style:family="text">
      <style:text-properties fo:font-size="12pt" style:font-size-asian="12pt" style:font-size-complex="12pt"/>
    </style:style>
    <style:style style:name="T518_3" style:family="text">
      <style:text-properties fo:font-size="12pt" style:font-size-asian="12pt" style:font-size-complex="12pt"/>
    </style:style>
    <style:style style:name="T518_4" style:family="text">
      <style:text-properties fo:font-size="12pt" style:font-size-asian="12pt" style:font-size-complex="12pt"/>
    </style:style>
    <style:style style:name="T518_5" style:family="text">
      <style:text-properties fo:font-size="12pt" style:font-size-asian="12pt" style:font-size-complex="12pt"/>
    </style:style>
    <style:style style:name="T518_6" style:family="text">
      <style:text-properties fo:font-size="12pt" style:font-size-asian="12pt" style:font-size-complex="12pt"/>
    </style:style>
    <style:style style:name="T518_7" style:family="text">
      <style:text-properties fo:font-size="12pt" style:font-size-asian="12pt" style:font-size-complex="12pt"/>
    </style:style>
    <style:style style:name="T518_8" style:family="text">
      <style:text-properties fo:font-size="12pt" style:font-size-asian="12pt" style:font-size-complex="12pt"/>
    </style:style>
    <style:style style:name="T518_9" style:family="text">
      <style:text-properties fo:font-size="12pt" style:font-size-asian="12pt" style:font-size-complex="12pt"/>
    </style:style>
    <style:style style:name="T518_10" style:family="text">
      <style:text-properties fo:font-size="12pt" style:font-size-asian="12pt" style:font-size-complex="12pt"/>
    </style:style>
    <style:style style:name="T518_11" style:family="text">
      <style:text-properties fo:font-size="12pt" style:font-size-asian="12pt" style:font-size-complex="12pt"/>
    </style:style>
    <style:style style:name="T518_12" style:family="text">
      <style:text-properties fo:font-size="12pt" style:font-size-asian="12pt" style:font-size-complex="12pt"/>
    </style:style>
    <style:style style:name="T518_13" style:family="text">
      <style:text-properties fo:font-size="12pt" style:font-size-asian="12pt" style:font-size-complex="12pt"/>
    </style:style>
    <style:style style:name="P519" style:family="paragraph" style:parent-style-name="Standard">
      <style:paragraph-properties fo:text-align="justify" fo:break-before="auto" fo:line-height="100%" fo:margin-top="0.018cm" style:writing-mode="lr-tb"/>
    </style:style>
    <style:style style:name="T519_1" style:family="text">
      <style:text-properties fo:font-size="12pt" style:font-size-asian="12pt" style:font-size-complex="12pt"/>
    </style:style>
    <style:style style:name="T519_2" style:family="text">
      <style:text-properties fo:font-size="12pt" style:font-size-asian="12pt" style:font-size-complex="12pt" fo:font-weight="bold" style:font-weight-asian="bold" style:font-weight-complex="bold"/>
    </style:style>
    <style:style style:name="T519_3" style:family="text">
      <style:text-properties fo:font-size="12pt" style:font-size-asian="12pt" style:font-size-complex="12pt"/>
    </style:style>
    <style:style style:name="T519_4" style:family="text">
      <style:text-properties fo:font-size="12pt" style:font-size-asian="12pt" style:font-size-complex="12pt"/>
    </style:style>
    <style:style style:name="T519_5" style:family="text">
      <style:text-properties fo:font-size="12pt" style:font-size-asian="12pt" style:font-size-complex="12pt"/>
    </style:style>
    <style:style style:name="T519_6" style:family="text">
      <style:text-properties fo:font-size="12pt" style:font-size-asian="12pt" style:font-size-complex="12pt"/>
    </style:style>
    <style:style style:name="T519_7" style:family="text">
      <style:text-properties fo:font-size="12pt" style:font-size-asian="12pt" style:font-size-complex="12pt"/>
    </style:style>
    <style:style style:name="T519_8" style:family="text">
      <style:text-properties fo:font-size="12pt" style:font-size-asian="12pt" style:font-size-complex="12pt"/>
    </style:style>
    <style:style style:name="T519_9" style:family="text">
      <style:text-properties fo:font-size="12pt" style:font-size-asian="12pt" style:font-size-complex="12pt"/>
    </style:style>
    <style:style style:name="T519_10" style:family="text">
      <style:text-properties fo:font-size="12pt" style:font-size-asian="12pt" style:font-size-complex="12pt"/>
    </style:style>
    <style:style style:name="T519_11" style:family="text">
      <style:text-properties fo:font-size="12pt" style:font-size-asian="12pt" style:font-size-complex="12pt"/>
    </style:style>
    <style:style style:name="T519_12" style:family="text">
      <style:text-properties fo:font-size="12pt" style:font-size-asian="12pt" style:font-size-complex="12pt"/>
    </style:style>
    <style:style style:name="T519_13" style:family="text">
      <style:text-properties fo:font-size="12pt" style:font-size-asian="12pt" style:font-size-complex="12pt"/>
    </style:style>
    <style:style style:name="T519_14" style:family="text">
      <style:text-properties fo:font-size="12pt" style:font-size-asian="12pt" style:font-size-complex="12pt"/>
    </style:style>
    <style:style style:name="T519_15" style:family="text">
      <style:text-properties fo:font-size="12pt" style:font-size-asian="12pt" style:font-size-complex="12pt"/>
    </style:style>
    <style:style style:name="T519_16" style:family="text">
      <style:text-properties fo:font-size="12pt" style:font-size-asian="12pt" style:font-size-complex="12pt"/>
    </style:style>
    <style:style style:name="T519_17" style:family="text">
      <style:text-properties fo:font-size="12pt" style:font-size-asian="12pt" style:font-size-complex="12pt"/>
    </style:style>
    <style:style style:name="T519_18" style:family="text">
      <style:text-properties fo:font-size="12pt" style:font-size-asian="12pt" style:font-size-complex="12pt"/>
    </style:style>
    <style:style style:name="T519_19" style:family="text">
      <style:text-properties fo:font-size="12pt" style:font-size-asian="12pt" style:font-size-complex="12pt"/>
    </style:style>
    <style:style style:name="T519_20" style:family="text">
      <style:text-properties fo:font-size="12pt" style:font-size-asian="12pt" style:font-size-complex="12pt"/>
    </style:style>
    <style:style style:name="T519_21" style:family="text">
      <style:text-properties fo:font-size="12pt" style:font-size-asian="12pt" style:font-size-complex="12pt"/>
    </style:style>
    <style:style style:name="T519_22" style:family="text">
      <style:text-properties fo:font-size="12pt" style:font-size-asian="12pt" style:font-size-complex="12pt"/>
    </style:style>
    <style:style style:name="T519_23" style:family="text">
      <style:text-properties fo:font-size="12pt" style:font-size-asian="12pt" style:font-size-complex="12pt"/>
    </style:style>
    <style:style style:name="P520" style:family="paragraph" style:parent-style-name="Standard">
      <style:paragraph-properties fo:text-align="justify" fo:break-before="auto" fo:line-height="100%" fo:margin-top="0.018cm" style:writing-mode="lr-tb"/>
    </style:style>
    <style:style style:name="T520_1" style:family="text">
      <style:text-properties fo:font-size="12pt" style:font-size-asian="12pt" style:font-size-complex="12pt"/>
    </style:style>
    <style:style style:name="T520_2" style:family="text">
      <style:text-properties fo:font-size="12pt" style:font-size-asian="12pt" style:font-size-complex="12pt" fo:font-weight="bold" style:font-weight-asian="bold" style:font-weight-complex="bold"/>
    </style:style>
    <style:style style:name="T520_3" style:family="text">
      <style:text-properties fo:font-size="12pt" style:font-size-asian="12pt" style:font-size-complex="12pt"/>
    </style:style>
    <style:style style:name="T520_4" style:family="text">
      <style:text-properties fo:font-size="12pt" style:font-size-asian="12pt" style:font-size-complex="12pt"/>
    </style:style>
    <style:style style:name="T520_5" style:family="text">
      <style:text-properties fo:font-size="12pt" style:font-size-asian="12pt" style:font-size-complex="12pt"/>
    </style:style>
    <style:style style:name="T520_6" style:family="text">
      <style:text-properties fo:font-size="12pt" style:font-size-asian="12pt" style:font-size-complex="12pt"/>
    </style:style>
    <style:style style:name="T520_7" style:family="text">
      <style:text-properties fo:font-size="12pt" style:font-size-asian="12pt" style:font-size-complex="12pt"/>
    </style:style>
    <style:style style:name="T520_8" style:family="text">
      <style:text-properties fo:font-size="12pt" style:font-size-asian="12pt" style:font-size-complex="12pt"/>
    </style:style>
    <style:style style:name="T520_9" style:family="text">
      <style:text-properties fo:font-size="12pt" style:font-size-asian="12pt" style:font-size-complex="12pt"/>
    </style:style>
    <style:style style:name="T520_10" style:family="text">
      <style:text-properties fo:font-size="12pt" style:font-size-asian="12pt" style:font-size-complex="12pt"/>
    </style:style>
    <style:style style:name="T520_11" style:family="text">
      <style:text-properties fo:font-size="12pt" style:font-size-asian="12pt" style:font-size-complex="12pt"/>
    </style:style>
    <style:style style:name="T520_12" style:family="text">
      <style:text-properties fo:font-size="12pt" style:font-size-asian="12pt" style:font-size-complex="12pt"/>
    </style:style>
    <style:style style:name="T520_13" style:family="text">
      <style:text-properties fo:font-size="12pt" style:font-size-asian="12pt" style:font-size-complex="12pt"/>
    </style:style>
    <style:style style:name="T520_14" style:family="text">
      <style:text-properties fo:font-size="12pt" style:font-size-asian="12pt" style:font-size-complex="12pt"/>
    </style:style>
    <style:style style:name="T520_15" style:family="text">
      <style:text-properties fo:font-size="12pt" style:font-size-asian="12pt" style:font-size-complex="12pt"/>
    </style:style>
    <style:style style:name="T520_16" style:family="text">
      <style:text-properties fo:font-size="12pt" style:font-size-asian="12pt" style:font-size-complex="12pt"/>
    </style:style>
    <style:style style:name="T520_17" style:family="text">
      <style:text-properties fo:font-size="12pt" style:font-size-asian="12pt" style:font-size-complex="12pt"/>
    </style:style>
    <style:style style:name="T520_18" style:family="text">
      <style:text-properties fo:font-size="12pt" style:font-size-asian="12pt" style:font-size-complex="12pt"/>
    </style:style>
    <style:style style:name="T520_19" style:family="text">
      <style:text-properties fo:font-size="12pt" style:font-size-asian="12pt" style:font-size-complex="12pt"/>
    </style:style>
    <style:style style:name="T520_20" style:family="text">
      <style:text-properties fo:font-size="12pt" style:font-size-asian="12pt" style:font-size-complex="12pt"/>
    </style:style>
    <style:style style:name="P521" style:family="paragraph" style:parent-style-name="Standard">
      <style:paragraph-properties fo:text-align="justify" fo:break-before="auto" fo:line-height="100%" fo:margin-top="0.018cm" style:writing-mode="lr-tb"/>
    </style:style>
    <style:style style:name="T521_1" style:family="text">
      <style:text-properties fo:font-size="12pt" style:font-size-asian="12pt" style:font-size-complex="12pt"/>
    </style:style>
    <style:style style:name="T521_2" style:family="text">
      <style:text-properties fo:font-size="12pt" style:font-size-asian="12pt" style:font-size-complex="12pt" fo:font-weight="bold" style:font-weight-asian="bold" style:font-weight-complex="bold"/>
    </style:style>
    <style:style style:name="T521_3" style:family="text">
      <style:text-properties fo:font-size="12pt" style:font-size-asian="12pt" style:font-size-complex="12pt"/>
    </style:style>
    <style:style style:name="T521_4" style:family="text">
      <style:text-properties fo:font-size="12pt" style:font-size-asian="12pt" style:font-size-complex="12pt"/>
    </style:style>
    <style:style style:name="T521_5" style:family="text">
      <style:text-properties fo:font-size="12pt" style:font-size-asian="12pt" style:font-size-complex="12pt"/>
    </style:style>
    <style:style style:name="T521_6" style:family="text">
      <style:text-properties fo:font-size="12pt" style:font-size-asian="12pt" style:font-size-complex="12pt"/>
    </style:style>
    <style:style style:name="T521_7" style:family="text">
      <style:text-properties fo:font-size="12pt" style:font-size-asian="12pt" style:font-size-complex="12pt"/>
    </style:style>
    <style:style style:name="T521_8" style:family="text">
      <style:text-properties fo:font-size="12pt" style:font-size-asian="12pt" style:font-size-complex="12pt"/>
    </style:style>
    <style:style style:name="T521_9" style:family="text">
      <style:text-properties fo:font-size="12pt" style:font-size-asian="12pt" style:font-size-complex="12pt"/>
    </style:style>
    <style:style style:name="T521_10" style:family="text">
      <style:text-properties fo:font-size="12pt" style:font-size-asian="12pt" style:font-size-complex="12pt"/>
    </style:style>
    <style:style style:name="T521_11" style:family="text">
      <style:text-properties fo:font-size="12pt" style:font-size-asian="12pt" style:font-size-complex="12pt"/>
    </style:style>
    <style:style style:name="T521_12" style:family="text">
      <style:text-properties fo:font-size="12pt" style:font-size-asian="12pt" style:font-size-complex="12pt"/>
    </style:style>
    <style:style style:name="T521_13" style:family="text">
      <style:text-properties fo:font-size="12pt" style:font-size-asian="12pt" style:font-size-complex="12pt"/>
    </style:style>
    <style:style style:name="T521_14" style:family="text">
      <style:text-properties fo:font-size="12pt" style:font-size-asian="12pt" style:font-size-complex="12pt"/>
    </style:style>
    <style:style style:name="T521_15" style:family="text">
      <style:text-properties fo:font-size="12pt" style:font-size-asian="12pt" style:font-size-complex="12pt"/>
    </style:style>
    <style:style style:name="T521_16" style:family="text">
      <style:text-properties fo:font-size="12pt" style:font-size-asian="12pt" style:font-size-complex="12pt"/>
    </style:style>
    <style:style style:name="T521_17" style:family="text">
      <style:text-properties fo:font-size="12pt" style:font-size-asian="12pt" style:font-size-complex="12pt"/>
    </style:style>
    <style:style style:name="T521_18" style:family="text">
      <style:text-properties fo:font-size="12pt" style:font-size-asian="12pt" style:font-size-complex="12pt"/>
    </style:style>
    <style:style style:name="T521_19" style:family="text">
      <style:text-properties fo:font-size="12pt" style:font-size-asian="12pt" style:font-size-complex="12pt"/>
    </style:style>
    <style:style style:name="P522" style:family="paragraph" style:parent-style-name="Standard">
      <style:paragraph-properties fo:text-align="justify" fo:break-before="auto" fo:line-height="100%" fo:margin-top="0.018cm" style:writing-mode="lr-tb"/>
    </style:style>
    <style:style style:name="T522_1" style:family="text">
      <style:text-properties fo:font-size="12pt" style:font-size-asian="12pt" style:font-size-complex="12pt"/>
    </style:style>
    <style:style style:name="T522_2" style:family="text">
      <style:text-properties fo:font-size="12pt" style:font-size-asian="12pt" style:font-size-complex="12pt" fo:font-weight="bold" style:font-weight-asian="bold" style:font-weight-complex="bold"/>
    </style:style>
    <style:style style:name="T522_3" style:family="text">
      <style:text-properties fo:font-size="12pt" style:font-size-asian="12pt" style:font-size-complex="12pt"/>
    </style:style>
    <style:style style:name="T522_4" style:family="text">
      <style:text-properties fo:font-size="12pt" style:font-size-asian="12pt" style:font-size-complex="12pt"/>
    </style:style>
    <style:style style:name="T522_5" style:family="text">
      <style:text-properties fo:font-size="12pt" style:font-size-asian="12pt" style:font-size-complex="12pt"/>
    </style:style>
    <style:style style:name="T522_6" style:family="text">
      <style:text-properties fo:font-size="12pt" style:font-size-asian="12pt" style:font-size-complex="12pt"/>
    </style:style>
    <style:style style:name="T522_7" style:family="text">
      <style:text-properties fo:font-size="12pt" style:font-size-asian="12pt" style:font-size-complex="12pt"/>
    </style:style>
    <style:style style:name="T522_8" style:family="text">
      <style:text-properties fo:font-size="12pt" style:font-size-asian="12pt" style:font-size-complex="12pt"/>
    </style:style>
    <style:style style:name="T522_9" style:family="text">
      <style:text-properties fo:font-size="12pt" style:font-size-asian="12pt" style:font-size-complex="12pt"/>
    </style:style>
    <style:style style:name="T522_10" style:family="text">
      <style:text-properties fo:font-size="12pt" style:font-size-asian="12pt" style:font-size-complex="12pt"/>
    </style:style>
    <style:style style:name="T522_11" style:family="text">
      <style:text-properties fo:font-size="12pt" style:font-size-asian="12pt" style:font-size-complex="12pt"/>
    </style:style>
    <style:style style:name="T522_12" style:family="text">
      <style:text-properties fo:font-size="12pt" style:font-size-asian="12pt" style:font-size-complex="12pt"/>
    </style:style>
    <style:style style:name="T522_13" style:family="text">
      <style:text-properties fo:font-size="12pt" style:font-size-asian="12pt" style:font-size-complex="12pt"/>
    </style:style>
    <style:style style:name="T522_14" style:family="text">
      <style:text-properties fo:font-size="12pt" style:font-size-asian="12pt" style:font-size-complex="12pt"/>
    </style:style>
    <style:style style:name="T522_15" style:family="text">
      <style:text-properties fo:font-size="12pt" style:font-size-asian="12pt" style:font-size-complex="12pt"/>
    </style:style>
    <style:style style:name="T522_16" style:family="text">
      <style:text-properties fo:font-size="12pt" style:font-size-asian="12pt" style:font-size-complex="12pt"/>
    </style:style>
    <style:style style:name="T522_17" style:family="text">
      <style:text-properties fo:font-size="12pt" style:font-size-asian="12pt" style:font-size-complex="12pt"/>
    </style:style>
    <style:style style:name="T522_18" style:family="text">
      <style:text-properties fo:font-size="12pt" style:font-size-asian="12pt" style:font-size-complex="12pt"/>
    </style:style>
    <style:style style:name="T522_19" style:family="text">
      <style:text-properties fo:font-size="12pt" style:font-size-asian="12pt" style:font-size-complex="12pt"/>
    </style:style>
    <style:style style:name="T522_20" style:family="text">
      <style:text-properties fo:font-size="12pt" style:font-size-asian="12pt" style:font-size-complex="12pt"/>
    </style:style>
    <style:style style:name="T522_21" style:family="text">
      <style:text-properties fo:font-size="12pt" style:font-size-asian="12pt" style:font-size-complex="12pt"/>
    </style:style>
    <style:style style:name="P523" style:family="paragraph" style:parent-style-name="Standard">
      <style:paragraph-properties fo:text-align="justify" fo:break-before="auto" fo:line-height="100%" fo:margin-top="0.018cm" style:writing-mode="lr-tb"/>
    </style:style>
    <style:style style:name="T523_1" style:family="text">
      <style:text-properties fo:font-size="12pt" style:font-size-asian="12pt" style:font-size-complex="12pt"/>
    </style:style>
    <style:style style:name="T523_2" style:family="text">
      <style:text-properties fo:font-size="12pt" style:font-size-asian="12pt" style:font-size-complex="12pt" fo:font-weight="bold" style:font-weight-asian="bold" style:font-weight-complex="bold"/>
    </style:style>
    <style:style style:name="T523_3" style:family="text">
      <style:text-properties fo:font-size="12pt" style:font-size-asian="12pt" style:font-size-complex="12pt"/>
    </style:style>
    <style:style style:name="T523_4" style:family="text">
      <style:text-properties fo:font-size="12pt" style:font-size-asian="12pt" style:font-size-complex="12pt"/>
    </style:style>
    <style:style style:name="T523_5" style:family="text">
      <style:text-properties fo:font-size="12pt" style:font-size-asian="12pt" style:font-size-complex="12pt"/>
    </style:style>
    <style:style style:name="T523_6" style:family="text">
      <style:text-properties fo:font-size="12pt" style:font-size-asian="12pt" style:font-size-complex="12pt"/>
    </style:style>
    <style:style style:name="T523_7" style:family="text">
      <style:text-properties fo:font-size="12pt" style:font-size-asian="12pt" style:font-size-complex="12pt"/>
    </style:style>
    <style:style style:name="T523_8" style:family="text">
      <style:text-properties fo:font-size="12pt" style:font-size-asian="12pt" style:font-size-complex="12pt"/>
    </style:style>
    <style:style style:name="T523_9" style:family="text">
      <style:text-properties fo:font-size="12pt" style:font-size-asian="12pt" style:font-size-complex="12pt"/>
    </style:style>
    <style:style style:name="T523_10" style:family="text">
      <style:text-properties fo:font-size="12pt" style:font-size-asian="12pt" style:font-size-complex="12pt"/>
    </style:style>
    <style:style style:name="T523_11" style:family="text">
      <style:text-properties fo:font-size="12pt" style:font-size-asian="12pt" style:font-size-complex="12pt"/>
    </style:style>
    <style:style style:name="T523_12" style:family="text">
      <style:text-properties fo:font-size="12pt" style:font-size-asian="12pt" style:font-size-complex="12pt"/>
    </style:style>
    <style:style style:name="T523_13" style:family="text">
      <style:text-properties fo:font-size="12pt" style:font-size-asian="12pt" style:font-size-complex="12pt"/>
    </style:style>
    <style:style style:name="T523_14" style:family="text">
      <style:text-properties fo:font-size="12pt" style:font-size-asian="12pt" style:font-size-complex="12pt"/>
    </style:style>
    <style:style style:name="T523_15" style:family="text">
      <style:text-properties fo:font-size="12pt" style:font-size-asian="12pt" style:font-size-complex="12pt"/>
    </style:style>
    <style:style style:name="T523_16" style:family="text">
      <style:text-properties fo:font-size="12pt" style:font-size-asian="12pt" style:font-size-complex="12pt"/>
    </style:style>
    <style:style style:name="T523_17" style:family="text">
      <style:text-properties fo:font-size="12pt" style:font-size-asian="12pt" style:font-size-complex="12pt"/>
    </style:style>
    <style:style style:name="T523_18" style:family="text">
      <style:text-properties fo:font-size="12pt" style:font-size-asian="12pt" style:font-size-complex="12pt"/>
    </style:style>
    <style:style style:name="T523_19" style:family="text">
      <style:text-properties fo:font-size="12pt" style:font-size-asian="12pt" style:font-size-complex="12pt"/>
    </style:style>
    <style:style style:name="P524" style:family="paragraph" style:parent-style-name="Standard">
      <style:paragraph-properties fo:text-align="justify" fo:break-before="auto" fo:line-height="100%" fo:margin-top="0.018cm" style:writing-mode="lr-tb"/>
    </style:style>
    <style:style style:name="T524_1" style:family="text">
      <style:text-properties fo:font-size="12pt" style:font-size-asian="12pt" style:font-size-complex="12pt"/>
    </style:style>
    <style:style style:name="T524_2" style:family="text">
      <style:text-properties fo:font-size="12pt" style:font-size-asian="12pt" style:font-size-complex="12pt" fo:font-weight="bold" style:font-weight-asian="bold" style:font-weight-complex="bold"/>
    </style:style>
    <style:style style:name="T524_3" style:family="text">
      <style:text-properties fo:font-size="12pt" style:font-size-asian="12pt" style:font-size-complex="12pt"/>
    </style:style>
    <style:style style:name="T524_4" style:family="text">
      <style:text-properties fo:font-size="12pt" style:font-size-asian="12pt" style:font-size-complex="12pt"/>
    </style:style>
    <style:style style:name="T524_5" style:family="text">
      <style:text-properties fo:font-size="12pt" style:font-size-asian="12pt" style:font-size-complex="12pt"/>
    </style:style>
    <style:style style:name="T524_6" style:family="text">
      <style:text-properties fo:font-size="12pt" style:font-size-asian="12pt" style:font-size-complex="12pt"/>
    </style:style>
    <style:style style:name="T524_7" style:family="text">
      <style:text-properties fo:font-size="12pt" style:font-size-asian="12pt" style:font-size-complex="12pt"/>
    </style:style>
    <style:style style:name="T524_8" style:family="text">
      <style:text-properties fo:font-size="12pt" style:font-size-asian="12pt" style:font-size-complex="12pt"/>
    </style:style>
    <style:style style:name="T524_9" style:family="text">
      <style:text-properties fo:font-size="12pt" style:font-size-asian="12pt" style:font-size-complex="12pt"/>
    </style:style>
    <style:style style:name="T524_10" style:family="text">
      <style:text-properties fo:font-size="12pt" style:font-size-asian="12pt" style:font-size-complex="12pt"/>
    </style:style>
    <style:style style:name="T524_11" style:family="text">
      <style:text-properties fo:font-size="12pt" style:font-size-asian="12pt" style:font-size-complex="12pt"/>
    </style:style>
    <style:style style:name="P525" style:family="paragraph" style:parent-style-name="Standard">
      <style:paragraph-properties fo:text-align="justify" fo:break-before="auto" fo:line-height="100%" fo:margin-top="0.018cm" style:writing-mode="lr-tb"/>
    </style:style>
    <style:style style:name="T525_1" style:family="text">
      <style:text-properties fo:font-size="12pt" style:font-size-asian="12pt" style:font-size-complex="12pt" fo:font-weight="bold" style:font-weight-asian="bold" style:font-weight-complex="bold"/>
    </style:style>
    <style:style style:name="P526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26_1" style:family="text">
      <style:text-properties fo:font-size="12pt" style:font-size-asian="12pt" style:font-size-complex="12pt" fo:font-weight="bold" style:font-weight-asian="bold" style:font-weight-complex="bold"/>
    </style:style>
    <style:style style:name="T526_2" style:family="text">
      <style:text-properties fo:font-size="12pt" style:font-size-asian="12pt" style:font-size-complex="12pt" fo:font-weight="bold" style:font-weight-asian="bold" style:font-weight-complex="bold"/>
    </style:style>
    <style:style style:name="T526_3" style:family="text">
      <style:text-properties fo:font-size="12pt" style:font-size-asian="12pt" style:font-size-complex="12pt" fo:font-weight="bold" style:font-weight-asian="bold" style:font-weight-complex="bold"/>
    </style:style>
    <style:style style:name="T526_4" style:family="text">
      <style:text-properties fo:font-size="12pt" style:font-size-asian="12pt" style:font-size-complex="12pt" fo:font-weight="bold" style:font-weight-asian="bold" style:font-weight-complex="bold"/>
    </style:style>
    <style:style style:name="P527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28" style:family="paragraph" style:parent-style-name="Standard">
      <style:paragraph-properties fo:text-align="justify" fo:break-before="auto" fo:line-height="100%" fo:margin-top="0.018cm" style:writing-mode="lr-tb"/>
    </style:style>
    <style:style style:name="T528_1" style:family="text">
      <style:text-properties fo:font-size="12pt" style:font-size-asian="12pt" style:font-size-complex="12pt" fo:font-weight="bold" style:font-weight-asian="bold" style:font-weight-complex="bold"/>
    </style:style>
    <style:style style:name="T528_2" style:family="text">
      <style:text-properties fo:font-size="12pt" style:font-size-asian="12pt" style:font-size-complex="12pt"/>
    </style:style>
    <style:style style:name="T528_3" style:family="text">
      <style:text-properties fo:font-size="12pt" style:font-size-asian="12pt" style:font-size-complex="12pt"/>
    </style:style>
    <style:style style:name="T528_4" style:family="text">
      <style:text-properties fo:font-size="12pt" style:font-size-asian="12pt" style:font-size-complex="12pt"/>
    </style:style>
    <style:style style:name="T528_5" style:family="text">
      <style:text-properties fo:font-size="12pt" style:font-size-asian="12pt" style:font-size-complex="12pt"/>
    </style:style>
    <style:style style:name="T528_6" style:family="text">
      <style:text-properties fo:font-size="12pt" style:font-size-asian="12pt" style:font-size-complex="12pt"/>
    </style:style>
    <style:style style:name="T528_7" style:family="text">
      <style:text-properties fo:font-size="12pt" style:font-size-asian="12pt" style:font-size-complex="12pt"/>
    </style:style>
    <style:style style:name="T528_8" style:family="text">
      <style:text-properties fo:font-size="12pt" style:font-size-asian="12pt" style:font-size-complex="12pt"/>
    </style:style>
    <style:style style:name="T528_9" style:family="text">
      <style:text-properties fo:font-size="12pt" style:font-size-asian="12pt" style:font-size-complex="12pt"/>
    </style:style>
    <style:style style:name="T528_10" style:family="text">
      <style:text-properties fo:font-size="12pt" style:font-size-asian="12pt" style:font-size-complex="12pt"/>
    </style:style>
    <style:style style:name="T528_11" style:family="text">
      <style:text-properties fo:font-size="12pt" style:font-size-asian="12pt" style:font-size-complex="12pt"/>
    </style:style>
    <style:style style:name="T528_12" style:family="text">
      <style:text-properties fo:font-size="12pt" style:font-size-asian="12pt" style:font-size-complex="12pt"/>
    </style:style>
    <style:style style:name="T528_13" style:family="text">
      <style:text-properties fo:font-size="12pt" style:font-size-asian="12pt" style:font-size-complex="12pt"/>
    </style:style>
    <style:style style:name="T528_14" style:family="text">
      <style:text-properties fo:font-size="12pt" style:font-size-asian="12pt" style:font-size-complex="12pt"/>
    </style:style>
    <style:style style:name="T528_15" style:family="text">
      <style:text-properties fo:font-size="12pt" style:font-size-asian="12pt" style:font-size-complex="12pt"/>
    </style:style>
    <style:style style:name="T528_16" style:family="text">
      <style:text-properties fo:font-size="12pt" style:font-size-asian="12pt" style:font-size-complex="12pt"/>
    </style:style>
    <style:style style:name="T528_17" style:family="text">
      <style:text-properties fo:font-size="12pt" style:font-size-asian="12pt" style:font-size-complex="12pt"/>
    </style:style>
    <style:style style:name="T528_18" style:family="text">
      <style:text-properties fo:font-size="12pt" style:font-size-asian="12pt" style:font-size-complex="12pt"/>
    </style:style>
    <style:style style:name="T528_19" style:family="text">
      <style:text-properties fo:font-size="12pt" style:font-size-asian="12pt" style:font-size-complex="12pt"/>
    </style:style>
    <style:style style:name="T528_20" style:family="text">
      <style:text-properties fo:font-size="12pt" style:font-size-asian="12pt" style:font-size-complex="12pt"/>
    </style:style>
    <style:style style:name="T528_21" style:family="text">
      <style:text-properties fo:font-size="12pt" style:font-size-asian="12pt" style:font-size-complex="12pt"/>
    </style:style>
    <style:style style:name="T528_22" style:family="text">
      <style:text-properties fo:font-size="12pt" style:font-size-asian="12pt" style:font-size-complex="12pt"/>
    </style:style>
    <style:style style:name="T528_23" style:family="text">
      <style:text-properties fo:font-size="12pt" style:font-size-asian="12pt" style:font-size-complex="12pt"/>
    </style:style>
    <style:style style:name="T528_24" style:family="text">
      <style:text-properties fo:font-size="12pt" style:font-size-asian="12pt" style:font-size-complex="12pt"/>
    </style:style>
    <style:style style:name="T528_25" style:family="text">
      <style:text-properties fo:font-size="12pt" style:font-size-asian="12pt" style:font-size-complex="12pt"/>
    </style:style>
    <style:style style:name="T528_26" style:family="text">
      <style:text-properties fo:font-size="12pt" style:font-size-asian="12pt" style:font-size-complex="12pt"/>
    </style:style>
    <style:style style:name="T528_27" style:family="text">
      <style:text-properties fo:font-size="12pt" style:font-size-asian="12pt" style:font-size-complex="12pt"/>
    </style:style>
    <style:style style:name="T528_28" style:family="text">
      <style:text-properties fo:font-size="12pt" style:font-size-asian="12pt" style:font-size-complex="12pt"/>
    </style:style>
    <style:style style:name="T528_29" style:family="text">
      <style:text-properties fo:font-size="12pt" style:font-size-asian="12pt" style:font-size-complex="12pt"/>
    </style:style>
    <style:style style:name="T528_30" style:family="text">
      <style:text-properties fo:font-size="12pt" style:font-size-asian="12pt" style:font-size-complex="12pt"/>
    </style:style>
    <style:style style:name="T528_31" style:family="text">
      <style:text-properties fo:font-size="12pt" style:font-size-asian="12pt" style:font-size-complex="12pt"/>
    </style:style>
    <style:style style:name="T528_32" style:family="text">
      <style:text-properties fo:font-size="12pt" style:font-size-asian="12pt" style:font-size-complex="12pt"/>
    </style:style>
    <style:style style:name="T528_33" style:family="text">
      <style:text-properties fo:font-size="12pt" style:font-size-asian="12pt" style:font-size-complex="12pt"/>
    </style:style>
    <style:style style:name="T528_34" style:family="text">
      <style:text-properties fo:font-size="12pt" style:font-size-asian="12pt" style:font-size-complex="12pt"/>
    </style:style>
    <style:style style:name="T528_35" style:family="text">
      <style:text-properties fo:font-size="12pt" style:font-size-asian="12pt" style:font-size-complex="12pt"/>
    </style:style>
    <style:style style:name="T528_36" style:family="text">
      <style:text-properties fo:font-size="12pt" style:font-size-asian="12pt" style:font-size-complex="12pt"/>
    </style:style>
    <style:style style:name="T528_37" style:family="text">
      <style:text-properties fo:font-size="12pt" style:font-size-asian="12pt" style:font-size-complex="12pt"/>
    </style:style>
    <style:style style:name="T528_38" style:family="text">
      <style:text-properties fo:font-size="12pt" style:font-size-asian="12pt" style:font-size-complex="12pt"/>
    </style:style>
    <style:style style:name="T528_39" style:family="text">
      <style:text-properties fo:font-size="12pt" style:font-size-asian="12pt" style:font-size-complex="12pt"/>
    </style:style>
    <style:style style:name="T528_40" style:family="text">
      <style:text-properties fo:font-size="12pt" style:font-size-asian="12pt" style:font-size-complex="12pt"/>
    </style:style>
    <style:style style:name="T528_41" style:family="text">
      <style:text-properties fo:font-size="12pt" style:font-size-asian="12pt" style:font-size-complex="12pt"/>
    </style:style>
    <style:style style:name="T528_42" style:family="text">
      <style:text-properties fo:font-size="12pt" style:font-size-asian="12pt" style:font-size-complex="12pt"/>
    </style:style>
    <style:style style:name="T528_43" style:family="text">
      <style:text-properties fo:font-size="12pt" style:font-size-asian="12pt" style:font-size-complex="12pt"/>
    </style:style>
    <style:style style:name="T528_44" style:family="text">
      <style:text-properties fo:font-size="12pt" style:font-size-asian="12pt" style:font-size-complex="12pt"/>
    </style:style>
    <style:style style:name="T528_45" style:family="text">
      <style:text-properties fo:font-size="12pt" style:font-size-asian="12pt" style:font-size-complex="12pt"/>
    </style:style>
    <style:style style:name="T528_46" style:family="text">
      <style:text-properties fo:font-size="12pt" style:font-size-asian="12pt" style:font-size-complex="12pt"/>
    </style:style>
    <style:style style:name="T528_47" style:family="text">
      <style:text-properties fo:font-size="12pt" style:font-size-asian="12pt" style:font-size-complex="12pt"/>
    </style:style>
    <style:style style:name="T528_48" style:family="text">
      <style:text-properties fo:font-size="12pt" style:font-size-asian="12pt" style:font-size-complex="12pt"/>
    </style:style>
    <style:style style:name="T528_49" style:family="text">
      <style:text-properties fo:font-size="12pt" style:font-size-asian="12pt" style:font-size-complex="12pt"/>
    </style:style>
    <style:style style:name="T528_50" style:family="text">
      <style:text-properties fo:font-size="12pt" style:font-size-asian="12pt" style:font-size-complex="12pt"/>
    </style:style>
    <style:style style:name="T528_51" style:family="text">
      <style:text-properties fo:font-size="12pt" style:font-size-asian="12pt" style:font-size-complex="12pt"/>
    </style:style>
    <style:style style:name="T528_52" style:family="text">
      <style:text-properties fo:font-size="12pt" style:font-size-asian="12pt" style:font-size-complex="12pt"/>
    </style:style>
    <style:style style:name="T528_53" style:family="text">
      <style:text-properties fo:font-size="12pt" style:font-size-asian="12pt" style:font-size-complex="12pt"/>
    </style:style>
    <style:style style:name="T528_54" style:family="text">
      <style:text-properties fo:font-size="12pt" style:font-size-asian="12pt" style:font-size-complex="12pt"/>
    </style:style>
    <style:style style:name="T528_55" style:family="text">
      <style:text-properties fo:font-size="12pt" style:font-size-asian="12pt" style:font-size-complex="12pt"/>
    </style:style>
    <style:style style:name="T528_56" style:family="text">
      <style:text-properties fo:font-size="12pt" style:font-size-asian="12pt" style:font-size-complex="12pt"/>
    </style:style>
    <style:style style:name="T528_57" style:family="text">
      <style:text-properties fo:font-size="12pt" style:font-size-asian="12pt" style:font-size-complex="12pt"/>
    </style:style>
    <style:style style:name="T528_58" style:family="text">
      <style:text-properties fo:font-size="12pt" style:font-size-asian="12pt" style:font-size-complex="12pt"/>
    </style:style>
    <style:style style:name="T528_59" style:family="text">
      <style:text-properties fo:font-size="12pt" style:font-size-asian="12pt" style:font-size-complex="12pt"/>
    </style:style>
    <style:style style:name="T528_60" style:family="text">
      <style:text-properties fo:font-size="12pt" style:font-size-asian="12pt" style:font-size-complex="12pt"/>
    </style:style>
    <style:style style:name="T528_61" style:family="text">
      <style:text-properties fo:font-size="12pt" style:font-size-asian="12pt" style:font-size-complex="12pt"/>
    </style:style>
    <style:style style:name="T528_62" style:family="text">
      <style:text-properties fo:font-size="12pt" style:font-size-asian="12pt" style:font-size-complex="12pt"/>
    </style:style>
    <style:style style:name="T528_63" style:family="text">
      <style:text-properties fo:font-size="12pt" style:font-size-asian="12pt" style:font-size-complex="12pt"/>
    </style:style>
    <style:style style:name="T528_64" style:family="text">
      <style:text-properties fo:font-size="12pt" style:font-size-asian="12pt" style:font-size-complex="12pt"/>
    </style:style>
    <style:style style:name="T528_65" style:family="text">
      <style:text-properties fo:font-size="12pt" style:font-size-asian="12pt" style:font-size-complex="12pt"/>
    </style:style>
    <style:style style:name="T528_66" style:family="text">
      <style:text-properties fo:font-size="12pt" style:font-size-asian="12pt" style:font-size-complex="12pt"/>
    </style:style>
    <style:style style:name="T528_67" style:family="text">
      <style:text-properties fo:font-size="12pt" style:font-size-asian="12pt" style:font-size-complex="12pt"/>
    </style:style>
    <style:style style:name="T528_68" style:family="text">
      <style:text-properties fo:font-size="12pt" style:font-size-asian="12pt" style:font-size-complex="12pt"/>
    </style:style>
    <style:style style:name="T528_69" style:family="text">
      <style:text-properties fo:font-size="12pt" style:font-size-asian="12pt" style:font-size-complex="12pt"/>
    </style:style>
    <style:style style:name="T528_70" style:family="text">
      <style:text-properties fo:font-size="12pt" style:font-size-asian="12pt" style:font-size-complex="12pt"/>
    </style:style>
    <style:style style:name="T528_71" style:family="text">
      <style:text-properties fo:font-size="12pt" style:font-size-asian="12pt" style:font-size-complex="12pt"/>
    </style:style>
    <style:style style:name="T528_72" style:family="text">
      <style:text-properties fo:font-size="12pt" style:font-size-asian="12pt" style:font-size-complex="12pt"/>
    </style:style>
    <style:style style:name="T528_73" style:family="text">
      <style:text-properties fo:font-size="12pt" style:font-size-asian="12pt" style:font-size-complex="12pt"/>
    </style:style>
    <style:style style:name="T528_74" style:family="text">
      <style:text-properties fo:font-size="12pt" style:font-size-asian="12pt" style:font-size-complex="12pt"/>
    </style:style>
    <style:style style:name="T528_75" style:family="text">
      <style:text-properties fo:font-size="12pt" style:font-size-asian="12pt" style:font-size-complex="12pt"/>
    </style:style>
    <style:style style:name="T528_76" style:family="text">
      <style:text-properties fo:font-size="12pt" style:font-size-asian="12pt" style:font-size-complex="12pt"/>
    </style:style>
    <style:style style:name="T528_77" style:family="text">
      <style:text-properties fo:font-size="12pt" style:font-size-asian="12pt" style:font-size-complex="12pt"/>
    </style:style>
    <style:style style:name="T528_78" style:family="text">
      <style:text-properties fo:font-size="12pt" style:font-size-asian="12pt" style:font-size-complex="12pt"/>
    </style:style>
    <style:style style:name="T528_79" style:family="text">
      <style:text-properties fo:font-size="12pt" style:font-size-asian="12pt" style:font-size-complex="12pt"/>
    </style:style>
    <style:style style:name="T528_80" style:family="text">
      <style:text-properties fo:font-size="12pt" style:font-size-asian="12pt" style:font-size-complex="12pt"/>
    </style:style>
    <style:style style:name="T528_81" style:family="text">
      <style:text-properties fo:font-size="12pt" style:font-size-asian="12pt" style:font-size-complex="12pt"/>
    </style:style>
    <style:style style:name="T528_82" style:family="text">
      <style:text-properties fo:font-size="12pt" style:font-size-asian="12pt" style:font-size-complex="12pt"/>
    </style:style>
    <style:style style:name="T528_83" style:family="text">
      <style:text-properties fo:font-size="12pt" style:font-size-asian="12pt" style:font-size-complex="12pt"/>
    </style:style>
    <style:style style:name="T528_84" style:family="text">
      <style:text-properties fo:font-size="12pt" style:font-size-asian="12pt" style:font-size-complex="12pt"/>
    </style:style>
    <style:style style:name="T528_85" style:family="text">
      <style:text-properties fo:font-size="12pt" style:font-size-asian="12pt" style:font-size-complex="12pt"/>
    </style:style>
    <style:style style:name="T528_86" style:family="text">
      <style:text-properties fo:font-size="12pt" style:font-size-asian="12pt" style:font-size-complex="12pt"/>
    </style:style>
    <style:style style:name="T528_87" style:family="text">
      <style:text-properties fo:font-size="12pt" style:font-size-asian="12pt" style:font-size-complex="12pt"/>
    </style:style>
    <style:style style:name="T528_88" style:family="text">
      <style:text-properties fo:font-size="12pt" style:font-size-asian="12pt" style:font-size-complex="12pt"/>
    </style:style>
    <style:style style:name="T528_89" style:family="text">
      <style:text-properties fo:font-size="12pt" style:font-size-asian="12pt" style:font-size-complex="12pt"/>
    </style:style>
    <style:style style:name="T528_90" style:family="text">
      <style:text-properties fo:font-size="12pt" style:font-size-asian="12pt" style:font-size-complex="12pt"/>
    </style:style>
    <style:style style:name="T528_91" style:family="text">
      <style:text-properties fo:font-size="12pt" style:font-size-asian="12pt" style:font-size-complex="12pt"/>
    </style:style>
    <style:style style:name="T528_92" style:family="text">
      <style:text-properties fo:font-size="12pt" style:font-size-asian="12pt" style:font-size-complex="12pt"/>
    </style:style>
    <style:style style:name="T528_93" style:family="text">
      <style:text-properties fo:font-size="12pt" style:font-size-asian="12pt" style:font-size-complex="12pt"/>
    </style:style>
    <style:style style:name="T528_94" style:family="text">
      <style:text-properties fo:font-size="12pt" style:font-size-asian="12pt" style:font-size-complex="12pt"/>
    </style:style>
    <style:style style:name="T528_95" style:family="text">
      <style:text-properties fo:font-size="12pt" style:font-size-asian="12pt" style:font-size-complex="12pt"/>
    </style:style>
    <style:style style:name="P529" style:family="paragraph" style:parent-style-name="Standard">
      <style:paragraph-properties fo:text-align="justify" fo:break-before="auto" fo:line-height="100%" fo:margin-top="0.018cm" fo:margin-bottom="0.018cm" style:writing-mode="lr-tb"/>
      <style:text-properties fo:font-size="12pt" style:font-size-asian="12pt" style:font-size-complex="12pt"/>
    </style:style>
    <style:style style:name="P530" style:family="paragraph" style:parent-style-name="Heading_20_2">
      <style:paragraph-properties fo:break-before="auto" fo:line-height="115%" style:writing-mode="lr-tb"/>
      <style:text-properties fo:font-size="12pt" style:font-size-asian="12pt" style:font-size-complex="12pt"/>
    </style:style>
    <style:style style:name="P531" style:family="paragraph" style:parent-style-name="Heading_20_2">
      <style:paragraph-properties fo:break-before="auto" fo:line-height="115%" style:writing-mode="lr-tb"/>
    </style:style>
    <style:style style:name="T531_1" style:family="text">
      <style:text-properties fo:font-weight="bold" style:font-weight-asian="bold" style:font-weight-complex="bold"/>
    </style:style>
    <style:style style:name="T531_2" style:family="text">
      <style:text-properties fo:font-weight="bold" style:font-weight-asian="bold" style:font-weight-complex="bold"/>
    </style:style>
    <style:style style:name="T531_3" style:family="text"/>
    <style:style style:name="T531_4" style:family="text"/>
    <style:style style:name="T531_5" style:family="text"/>
    <style:style style:name="T531_6" style:family="text"/>
    <style:style style:name="P532" style:family="paragraph" style:parent-style-name="Standard">
      <style:paragraph-properties fo:text-align="justify" fo:break-before="auto" fo:line-height="100%" style:writing-mode="lr-tb"/>
    </style:style>
    <style:style style:name="P533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33_1" style:family="text">
      <style:text-properties fo:font-size="12pt" style:font-size-asian="12pt" style:font-size-complex="12pt" fo:font-weight="bold" style:font-weight-asian="bold" style:font-weight-complex="bold"/>
    </style:style>
    <style:style style:name="T533_2" style:family="text">
      <style:text-properties fo:font-size="12pt" style:font-size-asian="12pt" style:font-size-complex="12pt"/>
    </style:style>
    <style:style style:name="T533_3" style:family="text">
      <style:text-properties fo:font-size="12pt" style:font-size-asian="12pt" style:font-size-complex="12pt"/>
    </style:style>
    <style:style style:name="P534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3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35_1" style:family="text">
      <style:text-properties fo:font-size="12pt" style:font-size-asian="12pt" style:font-size-complex="12pt" fo:font-weight="bold" style:font-weight-asian="bold" style:font-weight-complex="bold"/>
    </style:style>
    <style:style style:name="T535_2" style:family="text">
      <style:text-properties fo:font-size="12pt" style:font-size-asian="12pt" style:font-size-complex="12pt"/>
    </style:style>
    <style:style style:name="T535_3" style:family="text">
      <style:text-properties fo:font-size="12pt" style:font-size-asian="12pt" style:font-size-complex="12pt"/>
    </style:style>
    <style:style style:name="T535_4" style:family="text">
      <style:text-properties fo:font-size="12pt" style:font-size-asian="12pt" style:font-size-complex="12pt"/>
    </style:style>
    <style:style style:name="T535_5" style:family="text">
      <style:text-properties fo:font-size="12pt" style:font-size-asian="12pt" style:font-size-complex="12pt"/>
    </style:style>
    <style:style style:name="T535_6" style:family="text">
      <style:text-properties fo:font-size="12pt" style:font-size-asian="12pt" style:font-size-complex="12pt"/>
    </style:style>
    <style:style style:name="T535_7" style:family="text">
      <style:text-properties fo:font-size="12pt" style:font-size-asian="12pt" style:font-size-complex="12pt"/>
    </style:style>
    <style:style style:name="T535_8" style:family="text">
      <style:text-properties fo:font-size="12pt" style:font-size-asian="12pt" style:font-size-complex="12pt"/>
    </style:style>
    <style:style style:name="T535_9" style:family="text">
      <style:text-properties fo:font-size="12pt" style:font-size-asian="12pt" style:font-size-complex="12pt"/>
    </style:style>
    <style:style style:name="T535_10" style:family="text">
      <style:text-properties fo:font-size="12pt" style:font-size-asian="12pt" style:font-size-complex="12pt"/>
    </style:style>
    <style:style style:name="T535_11" style:family="text">
      <style:text-properties fo:font-size="12pt" style:font-size-asian="12pt" style:font-size-complex="12pt"/>
    </style:style>
    <style:style style:name="T535_12" style:family="text">
      <style:text-properties fo:font-size="12pt" style:font-size-asian="12pt" style:font-size-complex="12pt"/>
    </style:style>
    <style:style style:name="T535_13" style:family="text">
      <style:text-properties fo:font-size="12pt" style:font-size-asian="12pt" style:font-size-complex="12pt"/>
    </style:style>
    <style:style style:name="T535_14" style:family="text">
      <style:text-properties fo:font-size="12pt" style:font-size-asian="12pt" style:font-size-complex="12pt"/>
    </style:style>
    <style:style style:name="T535_15" style:family="text">
      <style:text-properties fo:font-size="12pt" style:font-size-asian="12pt" style:font-size-complex="12pt"/>
    </style:style>
    <style:style style:name="T535_16" style:family="text">
      <style:text-properties fo:font-size="12pt" style:font-size-asian="12pt" style:font-size-complex="12pt"/>
    </style:style>
    <style:style style:name="T535_17" style:family="text">
      <style:text-properties fo:font-size="12pt" style:font-size-asian="12pt" style:font-size-complex="12pt"/>
    </style:style>
    <style:style style:name="T535_18" style:family="text">
      <style:text-properties fo:font-size="12pt" style:font-size-asian="12pt" style:font-size-complex="12pt"/>
    </style:style>
    <style:style style:name="T535_19" style:family="text">
      <style:text-properties fo:font-size="12pt" style:font-size-asian="12pt" style:font-size-complex="12pt"/>
    </style:style>
    <style:style style:name="T535_20" style:family="text">
      <style:text-properties fo:font-size="12pt" style:font-size-asian="12pt" style:font-size-complex="12pt"/>
    </style:style>
    <style:style style:name="T535_21" style:family="text">
      <style:text-properties fo:font-size="12pt" style:font-size-asian="12pt" style:font-size-complex="12pt"/>
    </style:style>
    <style:style style:name="T535_22" style:family="text">
      <style:text-properties fo:font-size="12pt" style:font-size-asian="12pt" style:font-size-complex="12pt"/>
    </style:style>
    <style:style style:name="T535_23" style:family="text">
      <style:text-properties fo:font-size="12pt" style:font-size-asian="12pt" style:font-size-complex="12pt"/>
    </style:style>
    <style:style style:name="T535_24" style:family="text">
      <style:text-properties fo:font-size="12pt" style:font-size-asian="12pt" style:font-size-complex="12pt"/>
    </style:style>
    <style:style style:name="T535_25" style:family="text">
      <style:text-properties fo:font-size="12pt" style:font-size-asian="12pt" style:font-size-complex="12pt"/>
    </style:style>
    <style:style style:name="T535_26" style:family="text">
      <style:text-properties fo:font-size="12pt" style:font-size-asian="12pt" style:font-size-complex="12pt"/>
    </style:style>
    <style:style style:name="T535_27" style:family="text">
      <style:text-properties fo:font-size="12pt" style:font-size-asian="12pt" style:font-size-complex="12pt"/>
    </style:style>
    <style:style style:name="T535_28" style:family="text">
      <style:text-properties fo:font-size="12pt" style:font-size-asian="12pt" style:font-size-complex="12pt"/>
    </style:style>
    <style:style style:name="T535_29" style:family="text">
      <style:text-properties fo:font-size="12pt" style:font-size-asian="12pt" style:font-size-complex="12pt"/>
    </style:style>
    <style:style style:name="T535_30" style:family="text">
      <style:text-properties fo:font-size="12pt" style:font-size-asian="12pt" style:font-size-complex="12pt"/>
    </style:style>
    <style:style style:name="T535_31" style:family="text">
      <style:text-properties fo:font-size="12pt" style:font-size-asian="12pt" style:font-size-complex="12pt"/>
    </style:style>
    <style:style style:name="T535_32" style:family="text">
      <style:text-properties fo:font-size="12pt" style:font-size-asian="12pt" style:font-size-complex="12pt"/>
    </style:style>
    <style:style style:name="T535_33" style:family="text">
      <style:text-properties fo:font-size="12pt" style:font-size-asian="12pt" style:font-size-complex="12pt"/>
    </style:style>
    <style:style style:name="T535_34" style:family="text">
      <style:text-properties fo:font-size="12pt" style:font-size-asian="12pt" style:font-size-complex="12pt"/>
    </style:style>
    <style:style style:name="T535_35" style:family="text">
      <style:text-properties fo:font-size="12pt" style:font-size-asian="12pt" style:font-size-complex="12pt"/>
    </style:style>
    <style:style style:name="T535_36" style:family="text">
      <style:text-properties fo:font-size="12pt" style:font-size-asian="12pt" style:font-size-complex="12pt"/>
    </style:style>
    <style:style style:name="T535_37" style:family="text">
      <style:text-properties fo:font-size="12pt" style:font-size-asian="12pt" style:font-size-complex="12pt"/>
    </style:style>
    <style:style style:name="T535_38" style:family="text">
      <style:text-properties fo:font-size="12pt" style:font-size-asian="12pt" style:font-size-complex="12pt"/>
    </style:style>
    <style:style style:name="T535_39" style:family="text">
      <style:text-properties fo:font-size="12pt" style:font-size-asian="12pt" style:font-size-complex="12pt"/>
    </style:style>
    <style:style style:name="T535_40" style:family="text">
      <style:text-properties fo:font-size="12pt" style:font-size-asian="12pt" style:font-size-complex="12pt"/>
    </style:style>
    <style:style style:name="T535_41" style:family="text">
      <style:text-properties fo:font-size="12pt" style:font-size-asian="12pt" style:font-size-complex="12pt"/>
    </style:style>
    <style:style style:name="T535_42" style:family="text">
      <style:text-properties fo:font-size="12pt" style:font-size-asian="12pt" style:font-size-complex="12pt"/>
    </style:style>
    <style:style style:name="T535_43" style:family="text">
      <style:text-properties fo:font-size="12pt" style:font-size-asian="12pt" style:font-size-complex="12pt"/>
    </style:style>
    <style:style style:name="T535_44" style:family="text">
      <style:text-properties fo:font-size="12pt" style:font-size-asian="12pt" style:font-size-complex="12pt"/>
    </style:style>
    <style:style style:name="T535_45" style:family="text">
      <style:text-properties fo:font-size="12pt" style:font-size-asian="12pt" style:font-size-complex="12pt"/>
    </style:style>
    <style:style style:name="T535_46" style:family="text">
      <style:text-properties fo:font-size="12pt" style:font-size-asian="12pt" style:font-size-complex="12pt"/>
    </style:style>
    <style:style style:name="T535_47" style:family="text">
      <style:text-properties fo:font-size="12pt" style:font-size-asian="12pt" style:font-size-complex="12pt"/>
    </style:style>
    <style:style style:name="T535_48" style:family="text">
      <style:text-properties fo:font-size="12pt" style:font-size-asian="12pt" style:font-size-complex="12pt"/>
    </style:style>
    <style:style style:name="T535_49" style:family="text">
      <style:text-properties fo:font-size="12pt" style:font-size-asian="12pt" style:font-size-complex="12pt"/>
    </style:style>
    <style:style style:name="T535_50" style:family="text">
      <style:text-properties fo:font-size="12pt" style:font-size-asian="12pt" style:font-size-complex="12pt"/>
    </style:style>
    <style:style style:name="T535_51" style:family="text">
      <style:text-properties fo:font-size="12pt" style:font-size-asian="12pt" style:font-size-complex="12pt"/>
    </style:style>
    <style:style style:name="T535_52" style:family="text">
      <style:text-properties fo:font-size="12pt" style:font-size-asian="12pt" style:font-size-complex="12pt"/>
    </style:style>
    <style:style style:name="T535_53" style:family="text">
      <style:text-properties fo:font-size="12pt" style:font-size-asian="12pt" style:font-size-complex="12pt"/>
    </style:style>
    <style:style style:name="T535_54" style:family="text">
      <style:text-properties fo:font-size="12pt" style:font-size-asian="12pt" style:font-size-complex="12pt"/>
    </style:style>
    <style:style style:name="T535_55" style:family="text">
      <style:text-properties fo:font-size="12pt" style:font-size-asian="12pt" style:font-size-complex="12pt"/>
    </style:style>
    <style:style style:name="T535_56" style:family="text">
      <style:text-properties fo:font-size="12pt" style:font-size-asian="12pt" style:font-size-complex="12pt"/>
    </style:style>
    <style:style style:name="T535_57" style:family="text">
      <style:text-properties fo:font-size="12pt" style:font-size-asian="12pt" style:font-size-complex="12pt"/>
    </style:style>
    <style:style style:name="T535_58" style:family="text">
      <style:text-properties fo:font-size="12pt" style:font-size-asian="12pt" style:font-size-complex="12pt"/>
    </style:style>
    <style:style style:name="T535_59" style:family="text">
      <style:text-properties fo:font-size="12pt" style:font-size-asian="12pt" style:font-size-complex="12pt"/>
    </style:style>
    <style:style style:name="T535_60" style:family="text">
      <style:text-properties fo:font-size="12pt" style:font-size-asian="12pt" style:font-size-complex="12pt"/>
    </style:style>
    <style:style style:name="T535_61" style:family="text">
      <style:text-properties fo:font-size="12pt" style:font-size-asian="12pt" style:font-size-complex="12pt"/>
    </style:style>
    <style:style style:name="T535_62" style:family="text">
      <style:text-properties fo:font-size="12pt" style:font-size-asian="12pt" style:font-size-complex="12pt"/>
    </style:style>
    <style:style style:name="T535_63" style:family="text">
      <style:text-properties fo:font-size="12pt" style:font-size-asian="12pt" style:font-size-complex="12pt"/>
    </style:style>
    <style:style style:name="T535_64" style:family="text">
      <style:text-properties fo:font-size="12pt" style:font-size-asian="12pt" style:font-size-complex="12pt"/>
    </style:style>
    <style:style style:name="P536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3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37_1" style:family="text">
      <style:text-properties fo:font-size="12pt" style:font-size-asian="12pt" style:font-size-complex="12pt" fo:font-weight="bold" style:font-weight-asian="bold" style:font-weight-complex="bold"/>
    </style:style>
    <style:style style:name="T537_2" style:family="text">
      <style:text-properties fo:font-size="12pt" style:font-size-asian="12pt" style:font-size-complex="12pt"/>
    </style:style>
    <style:style style:name="P538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39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39_1" style:family="text">
      <style:text-properties fo:font-size="12pt" style:font-size-asian="12pt" style:font-size-complex="12pt" fo:font-weight="bold" style:font-weight-asian="bold" style:font-weight-complex="bold"/>
    </style:style>
    <style:style style:name="T539_2" style:family="text">
      <style:text-properties fo:font-size="12pt" style:font-size-asian="12pt" style:font-size-complex="12pt" fo:font-weight="bold" style:font-weight-asian="bold" style:font-weight-complex="bold"/>
    </style:style>
    <style:style style:name="T539_3" style:family="text">
      <style:text-properties fo:font-size="12pt" style:font-size-asian="12pt" style:font-size-complex="12pt" fo:font-weight="bold" style:font-weight-asian="bold" style:font-weight-complex="bold"/>
    </style:style>
    <style:style style:name="T539_4" style:family="text">
      <style:text-properties fo:font-size="12pt" style:font-size-asian="12pt" style:font-size-complex="12pt"/>
    </style:style>
    <style:style style:name="T539_5" style:family="text">
      <style:text-properties fo:font-size="12pt" style:font-size-asian="12pt" style:font-size-complex="12pt"/>
    </style:style>
    <style:style style:name="T539_6" style:family="text">
      <style:text-properties fo:font-size="12pt" style:font-size-asian="12pt" style:font-size-complex="12pt"/>
    </style:style>
    <style:style style:name="T539_7" style:family="text">
      <style:text-properties fo:font-size="12pt" style:font-size-asian="12pt" style:font-size-complex="12pt"/>
    </style:style>
    <style:style style:name="T539_8" style:family="text">
      <style:text-properties fo:font-size="12pt" style:font-size-asian="12pt" style:font-size-complex="12pt"/>
    </style:style>
    <style:style style:name="T539_9" style:family="text">
      <style:text-properties fo:font-size="12pt" style:font-size-asian="12pt" style:font-size-complex="12pt"/>
    </style:style>
    <style:style style:name="T539_10" style:family="text">
      <style:text-properties fo:font-size="12pt" style:font-size-asian="12pt" style:font-size-complex="12pt"/>
    </style:style>
    <style:style style:name="T539_11" style:family="text">
      <style:text-properties fo:font-size="12pt" style:font-size-asian="12pt" style:font-size-complex="12pt"/>
    </style:style>
    <style:style style:name="T539_12" style:family="text">
      <style:text-properties fo:font-size="12pt" style:font-size-asian="12pt" style:font-size-complex="12pt"/>
    </style:style>
    <style:style style:name="T539_13" style:family="text">
      <style:text-properties fo:font-size="12pt" style:font-size-asian="12pt" style:font-size-complex="12pt"/>
    </style:style>
    <style:style style:name="T539_14" style:family="text">
      <style:text-properties fo:font-size="12pt" style:font-size-asian="12pt" style:font-size-complex="12pt"/>
    </style:style>
    <style:style style:name="T539_15" style:family="text">
      <style:text-properties fo:font-size="12pt" style:font-size-asian="12pt" style:font-size-complex="12pt"/>
    </style:style>
    <style:style style:name="T539_16" style:family="text">
      <style:text-properties fo:font-size="12pt" style:font-size-asian="12pt" style:font-size-complex="12pt"/>
    </style:style>
    <style:style style:name="T539_17" style:family="text">
      <style:text-properties fo:font-size="12pt" style:font-size-asian="12pt" style:font-size-complex="12pt"/>
    </style:style>
    <style:style style:name="T539_18" style:family="text">
      <style:text-properties fo:font-size="12pt" style:font-size-asian="12pt" style:font-size-complex="12pt"/>
    </style:style>
    <style:style style:name="T539_19" style:family="text">
      <style:text-properties fo:font-size="12pt" style:font-size-asian="12pt" style:font-size-complex="12pt"/>
    </style:style>
    <style:style style:name="T539_20" style:family="text">
      <style:text-properties fo:font-size="12pt" style:font-size-asian="12pt" style:font-size-complex="12pt"/>
    </style:style>
    <style:style style:name="T539_21" style:family="text">
      <style:text-properties fo:font-size="12pt" style:font-size-asian="12pt" style:font-size-complex="12pt"/>
    </style:style>
    <style:style style:name="T539_22" style:family="text">
      <style:text-properties fo:font-size="12pt" style:font-size-asian="12pt" style:font-size-complex="12pt"/>
    </style:style>
    <style:style style:name="T539_23" style:family="text">
      <style:text-properties fo:font-size="12pt" style:font-size-asian="12pt" style:font-size-complex="12pt"/>
    </style:style>
    <style:style style:name="T539_24" style:family="text">
      <style:text-properties fo:font-size="12pt" style:font-size-asian="12pt" style:font-size-complex="12pt"/>
    </style:style>
    <style:style style:name="T539_25" style:family="text">
      <style:text-properties fo:font-size="12pt" style:font-size-asian="12pt" style:font-size-complex="12pt"/>
    </style:style>
    <style:style style:name="T539_26" style:family="text">
      <style:text-properties fo:font-size="12pt" style:font-size-asian="12pt" style:font-size-complex="12pt"/>
    </style:style>
    <style:style style:name="T539_27" style:family="text">
      <style:text-properties fo:font-size="12pt" style:font-size-asian="12pt" style:font-size-complex="12pt"/>
    </style:style>
    <style:style style:name="T539_28" style:family="text">
      <style:text-properties fo:font-size="12pt" style:font-size-asian="12pt" style:font-size-complex="12pt"/>
    </style:style>
    <style:style style:name="T539_29" style:family="text">
      <style:text-properties fo:font-size="12pt" style:font-size-asian="12pt" style:font-size-complex="12pt"/>
    </style:style>
    <style:style style:name="T539_30" style:family="text">
      <style:text-properties fo:font-size="12pt" style:font-size-asian="12pt" style:font-size-complex="12pt"/>
    </style:style>
    <style:style style:name="T539_31" style:family="text">
      <style:text-properties fo:font-size="12pt" style:font-size-asian="12pt" style:font-size-complex="12pt"/>
    </style:style>
    <style:style style:name="T539_32" style:family="text">
      <style:text-properties fo:font-size="12pt" style:font-size-asian="12pt" style:font-size-complex="12pt"/>
    </style:style>
    <style:style style:name="P540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41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41_1" style:family="text">
      <style:text-properties fo:font-size="12pt" style:font-size-asian="12pt" style:font-size-complex="12pt" fo:font-weight="bold" style:font-weight-asian="bold" style:font-weight-complex="bold"/>
    </style:style>
    <style:style style:name="T541_2" style:family="text">
      <style:text-properties fo:font-size="12pt" style:font-size-asian="12pt" style:font-size-complex="12pt" fo:font-weight="bold" style:font-weight-asian="bold" style:font-weight-complex="bold"/>
    </style:style>
    <style:style style:name="T541_3" style:family="text">
      <style:text-properties fo:font-size="12pt" style:font-size-asian="12pt" style:font-size-complex="12pt" fo:font-weight="bold" style:font-weight-asian="bold" style:font-weight-complex="bold"/>
    </style:style>
    <style:style style:name="T541_4" style:family="text">
      <style:text-properties fo:font-size="12pt" style:font-size-asian="12pt" style:font-size-complex="12pt"/>
    </style:style>
    <style:style style:name="T541_5" style:family="text">
      <style:text-properties fo:font-size="12pt" style:font-size-asian="12pt" style:font-size-complex="12pt"/>
    </style:style>
    <style:style style:name="T541_6" style:family="text">
      <style:text-properties fo:font-size="12pt" style:font-size-asian="12pt" style:font-size-complex="12pt"/>
    </style:style>
    <style:style style:name="T541_7" style:family="text">
      <style:text-properties fo:font-size="12pt" style:font-size-asian="12pt" style:font-size-complex="12pt"/>
    </style:style>
    <style:style style:name="T541_8" style:family="text">
      <style:text-properties fo:font-size="12pt" style:font-size-asian="12pt" style:font-size-complex="12pt"/>
    </style:style>
    <style:style style:name="T541_9" style:family="text">
      <style:text-properties fo:font-size="12pt" style:font-size-asian="12pt" style:font-size-complex="12pt"/>
    </style:style>
    <style:style style:name="T541_10" style:family="text">
      <style:text-properties fo:font-size="12pt" style:font-size-asian="12pt" style:font-size-complex="12pt"/>
    </style:style>
    <style:style style:name="T541_11" style:family="text">
      <style:text-properties fo:font-size="12pt" style:font-size-asian="12pt" style:font-size-complex="12pt"/>
    </style:style>
    <style:style style:name="T541_12" style:family="text">
      <style:text-properties fo:font-size="12pt" style:font-size-asian="12pt" style:font-size-complex="12pt"/>
    </style:style>
    <style:style style:name="T541_13" style:family="text">
      <style:text-properties fo:font-size="12pt" style:font-size-asian="12pt" style:font-size-complex="12pt"/>
    </style:style>
    <style:style style:name="T541_14" style:family="text">
      <style:text-properties fo:font-size="12pt" style:font-size-asian="12pt" style:font-size-complex="12pt"/>
    </style:style>
    <style:style style:name="T541_15" style:family="text">
      <style:text-properties fo:font-size="12pt" style:font-size-asian="12pt" style:font-size-complex="12pt"/>
    </style:style>
    <style:style style:name="T541_16" style:family="text">
      <style:text-properties fo:font-size="12pt" style:font-size-asian="12pt" style:font-size-complex="12pt"/>
    </style:style>
    <style:style style:name="T541_17" style:family="text">
      <style:text-properties fo:font-size="12pt" style:font-size-asian="12pt" style:font-size-complex="12pt"/>
    </style:style>
    <style:style style:name="T541_18" style:family="text">
      <style:text-properties fo:font-size="12pt" style:font-size-asian="12pt" style:font-size-complex="12pt"/>
    </style:style>
    <style:style style:name="T541_19" style:family="text">
      <style:text-properties fo:font-size="12pt" style:font-size-asian="12pt" style:font-size-complex="12pt"/>
    </style:style>
    <style:style style:name="T541_20" style:family="text">
      <style:text-properties fo:font-size="12pt" style:font-size-asian="12pt" style:font-size-complex="12pt"/>
    </style:style>
    <style:style style:name="T541_21" style:family="text">
      <style:text-properties fo:font-size="12pt" style:font-size-asian="12pt" style:font-size-complex="12pt"/>
    </style:style>
    <style:style style:name="T541_22" style:family="text">
      <style:text-properties fo:font-size="12pt" style:font-size-asian="12pt" style:font-size-complex="12pt"/>
    </style:style>
    <style:style style:name="T541_23" style:family="text">
      <style:text-properties fo:font-size="12pt" style:font-size-asian="12pt" style:font-size-complex="12pt"/>
    </style:style>
    <style:style style:name="T541_24" style:family="text">
      <style:text-properties fo:font-size="12pt" style:font-size-asian="12pt" style:font-size-complex="12pt"/>
    </style:style>
    <style:style style:name="P542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43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43_1" style:family="text">
      <style:text-properties fo:font-size="12pt" style:font-size-asian="12pt" style:font-size-complex="12pt" fo:font-weight="bold" style:font-weight-asian="bold" style:font-weight-complex="bold"/>
    </style:style>
    <style:style style:name="T543_2" style:family="text">
      <style:text-properties fo:font-size="12pt" style:font-size-asian="12pt" style:font-size-complex="12pt" fo:font-weight="bold" style:font-weight-asian="bold" style:font-weight-complex="bold"/>
    </style:style>
    <style:style style:name="T543_3" style:family="text">
      <style:text-properties fo:font-size="12pt" style:font-size-asian="12pt" style:font-size-complex="12pt" fo:font-weight="bold" style:font-weight-asian="bold" style:font-weight-complex="bold"/>
    </style:style>
    <style:style style:name="T543_4" style:family="text">
      <style:text-properties fo:font-size="12pt" style:font-size-asian="12pt" style:font-size-complex="12pt" fo:font-weight="bold" style:font-weight-asian="bold" style:font-weight-complex="bold"/>
    </style:style>
    <style:style style:name="P544" style:family="paragraph" style:parent-style-name="Standard">
      <style:paragraph-properties fo:text-align="justify" fo:break-before="auto" fo:line-height="100%" style:writing-mode="lr-tb"/>
    </style:style>
    <style:style style:name="T544_1" style:family="text">
      <style:text-properties fo:font-size="12pt" style:font-size-asian="12pt" style:font-size-complex="12pt"/>
    </style:style>
    <style:style style:name="P545" style:family="paragraph" style:parent-style-name="Standard">
      <style:paragraph-properties fo:text-align="justify" fo:break-before="auto" fo:line-height="100%" fo:margin-top="0.018cm" style:writing-mode="lr-tb"/>
    </style:style>
    <style:style style:name="T545_1" style:family="text">
      <style:text-properties fo:font-size="12pt" style:font-size-asian="12pt" style:font-size-complex="12pt"/>
    </style:style>
    <style:style style:name="T545_2" style:family="text">
      <style:text-properties fo:font-size="12pt" style:font-size-asian="12pt" style:font-size-complex="12pt" fo:font-weight="bold" style:font-weight-asian="bold" style:font-weight-complex="bold"/>
    </style:style>
    <style:style style:name="T545_3" style:family="text">
      <style:text-properties fo:font-size="12pt" style:font-size-asian="12pt" style:font-size-complex="12pt"/>
    </style:style>
    <style:style style:name="T545_4" style:family="text">
      <style:text-properties fo:font-size="12pt" style:font-size-asian="12pt" style:font-size-complex="12pt"/>
    </style:style>
    <style:style style:name="T545_5" style:family="text">
      <style:text-properties fo:font-size="12pt" style:font-size-asian="12pt" style:font-size-complex="12pt"/>
    </style:style>
    <style:style style:name="T545_6" style:family="text">
      <style:text-properties fo:font-size="12pt" style:font-size-asian="12pt" style:font-size-complex="12pt"/>
    </style:style>
    <style:style style:name="T545_7" style:family="text">
      <style:text-properties fo:font-size="12pt" style:font-size-asian="12pt" style:font-size-complex="12pt"/>
    </style:style>
    <style:style style:name="T545_8" style:family="text">
      <style:text-properties fo:font-size="12pt" style:font-size-asian="12pt" style:font-size-complex="12pt"/>
    </style:style>
    <style:style style:name="T545_9" style:family="text">
      <style:text-properties fo:font-size="12pt" style:font-size-asian="12pt" style:font-size-complex="12pt"/>
    </style:style>
    <style:style style:name="T545_10" style:family="text">
      <style:text-properties fo:font-size="12pt" style:font-size-asian="12pt" style:font-size-complex="12pt"/>
    </style:style>
    <style:style style:name="T545_11" style:family="text">
      <style:text-properties fo:font-size="12pt" style:font-size-asian="12pt" style:font-size-complex="12pt"/>
    </style:style>
    <style:style style:name="T545_12" style:family="text">
      <style:text-properties fo:font-size="12pt" style:font-size-asian="12pt" style:font-size-complex="12pt"/>
    </style:style>
    <style:style style:name="T545_13" style:family="text">
      <style:text-properties fo:font-size="12pt" style:font-size-asian="12pt" style:font-size-complex="12pt"/>
    </style:style>
    <style:style style:name="T545_14" style:family="text">
      <style:text-properties fo:font-size="12pt" style:font-size-asian="12pt" style:font-size-complex="12pt"/>
    </style:style>
    <style:style style:name="T545_15" style:family="text">
      <style:text-properties fo:font-size="12pt" style:font-size-asian="12pt" style:font-size-complex="12pt"/>
    </style:style>
    <style:style style:name="T545_16" style:family="text">
      <style:text-properties fo:font-size="12pt" style:font-size-asian="12pt" style:font-size-complex="12pt"/>
    </style:style>
    <style:style style:name="T545_17" style:family="text">
      <style:text-properties fo:font-size="12pt" style:font-size-asian="12pt" style:font-size-complex="12pt"/>
    </style:style>
    <style:style style:name="T545_18" style:family="text">
      <style:text-properties fo:font-size="12pt" style:font-size-asian="12pt" style:font-size-complex="12pt"/>
    </style:style>
    <style:style style:name="T545_19" style:family="text">
      <style:text-properties fo:font-size="12pt" style:font-size-asian="12pt" style:font-size-complex="12pt"/>
    </style:style>
    <style:style style:name="T545_20" style:family="text">
      <style:text-properties fo:font-size="12pt" style:font-size-asian="12pt" style:font-size-complex="12pt"/>
    </style:style>
    <style:style style:name="T545_21" style:family="text">
      <style:text-properties fo:font-size="12pt" style:font-size-asian="12pt" style:font-size-complex="12pt"/>
    </style:style>
    <style:style style:name="T545_22" style:family="text">
      <style:text-properties fo:font-size="12pt" style:font-size-asian="12pt" style:font-size-complex="12pt"/>
    </style:style>
    <style:style style:name="T545_23" style:family="text">
      <style:text-properties fo:font-size="12pt" style:font-size-asian="12pt" style:font-size-complex="12pt"/>
    </style:style>
    <style:style style:name="T545_24" style:family="text">
      <style:text-properties fo:font-size="12pt" style:font-size-asian="12pt" style:font-size-complex="12pt"/>
    </style:style>
    <style:style style:name="T545_25" style:family="text">
      <style:text-properties fo:font-size="12pt" style:font-size-asian="12pt" style:font-size-complex="12pt"/>
    </style:style>
    <style:style style:name="T545_26" style:family="text">
      <style:text-properties fo:font-size="12pt" style:font-size-asian="12pt" style:font-size-complex="12pt"/>
    </style:style>
    <style:style style:name="T545_27" style:family="text">
      <style:text-properties fo:font-size="12pt" style:font-size-asian="12pt" style:font-size-complex="12pt"/>
    </style:style>
    <style:style style:name="T545_28" style:family="text">
      <style:text-properties fo:font-size="12pt" style:font-size-asian="12pt" style:font-size-complex="12pt"/>
    </style:style>
    <style:style style:name="T545_29" style:family="text">
      <style:text-properties fo:font-size="12pt" style:font-size-asian="12pt" style:font-size-complex="12pt"/>
    </style:style>
    <style:style style:name="T545_30" style:family="text">
      <style:text-properties fo:font-size="12pt" style:font-size-asian="12pt" style:font-size-complex="12pt"/>
    </style:style>
    <style:style style:name="T545_31" style:family="text">
      <style:text-properties fo:font-size="12pt" style:font-size-asian="12pt" style:font-size-complex="12pt"/>
    </style:style>
    <style:style style:name="T545_32" style:family="text">
      <style:text-properties fo:font-size="12pt" style:font-size-asian="12pt" style:font-size-complex="12pt"/>
    </style:style>
    <style:style style:name="T545_33" style:family="text">
      <style:text-properties fo:font-size="12pt" style:font-size-asian="12pt" style:font-size-complex="12pt"/>
    </style:style>
    <style:style style:name="T545_34" style:family="text">
      <style:text-properties fo:font-size="12pt" style:font-size-asian="12pt" style:font-size-complex="12pt"/>
    </style:style>
    <style:style style:name="T545_35" style:family="text">
      <style:text-properties fo:font-size="12pt" style:font-size-asian="12pt" style:font-size-complex="12pt"/>
    </style:style>
    <style:style style:name="T545_36" style:family="text">
      <style:text-properties fo:font-size="12pt" style:font-size-asian="12pt" style:font-size-complex="12pt"/>
    </style:style>
    <style:style style:name="T545_37" style:family="text">
      <style:text-properties fo:font-size="12pt" style:font-size-asian="12pt" style:font-size-complex="12pt"/>
    </style:style>
    <style:style style:name="T545_38" style:family="text">
      <style:text-properties fo:font-size="12pt" style:font-size-asian="12pt" style:font-size-complex="12pt"/>
    </style:style>
    <style:style style:name="T545_39" style:family="text">
      <style:text-properties fo:font-size="12pt" style:font-size-asian="12pt" style:font-size-complex="12pt"/>
    </style:style>
    <style:style style:name="T545_40" style:family="text">
      <style:text-properties fo:font-size="12pt" style:font-size-asian="12pt" style:font-size-complex="12pt"/>
    </style:style>
    <style:style style:name="T545_41" style:family="text">
      <style:text-properties fo:font-size="12pt" style:font-size-asian="12pt" style:font-size-complex="12pt"/>
    </style:style>
    <style:style style:name="T545_42" style:family="text">
      <style:text-properties fo:font-size="12pt" style:font-size-asian="12pt" style:font-size-complex="12pt"/>
    </style:style>
    <style:style style:name="T545_43" style:family="text">
      <style:text-properties fo:font-size="12pt" style:font-size-asian="12pt" style:font-size-complex="12pt"/>
    </style:style>
    <style:style style:name="T545_44" style:family="text">
      <style:text-properties fo:font-size="12pt" style:font-size-asian="12pt" style:font-size-complex="12pt"/>
    </style:style>
    <style:style style:name="P546" style:family="paragraph" style:parent-style-name="Standard">
      <style:paragraph-properties fo:text-align="justify" fo:break-before="auto" fo:line-height="100%" fo:margin-top="0.018cm" style:writing-mode="lr-tb"/>
    </style:style>
    <style:style style:name="T546_1" style:family="text">
      <style:text-properties fo:font-size="12pt" style:font-size-asian="12pt" style:font-size-complex="12pt"/>
    </style:style>
    <style:style style:name="T546_2" style:family="text">
      <style:text-properties fo:font-size="12pt" style:font-size-asian="12pt" style:font-size-complex="12pt" fo:font-weight="bold" style:font-weight-asian="bold" style:font-weight-complex="bold"/>
    </style:style>
    <style:style style:name="T546_3" style:family="text">
      <style:text-properties fo:font-size="12pt" style:font-size-asian="12pt" style:font-size-complex="12pt"/>
    </style:style>
    <style:style style:name="T546_4" style:family="text">
      <style:text-properties fo:font-size="12pt" style:font-size-asian="12pt" style:font-size-complex="12pt"/>
    </style:style>
    <style:style style:name="T546_5" style:family="text">
      <style:text-properties fo:font-size="12pt" style:font-size-asian="12pt" style:font-size-complex="12pt"/>
    </style:style>
    <style:style style:name="T546_6" style:family="text">
      <style:text-properties fo:font-size="12pt" style:font-size-asian="12pt" style:font-size-complex="12pt"/>
    </style:style>
    <style:style style:name="T546_7" style:family="text">
      <style:text-properties fo:font-size="12pt" style:font-size-asian="12pt" style:font-size-complex="12pt"/>
    </style:style>
    <style:style style:name="T546_8" style:family="text">
      <style:text-properties fo:font-size="12pt" style:font-size-asian="12pt" style:font-size-complex="12pt"/>
    </style:style>
    <style:style style:name="T546_9" style:family="text">
      <style:text-properties fo:font-size="12pt" style:font-size-asian="12pt" style:font-size-complex="12pt"/>
    </style:style>
    <style:style style:name="T546_10" style:family="text">
      <style:text-properties fo:font-size="12pt" style:font-size-asian="12pt" style:font-size-complex="12pt"/>
    </style:style>
    <style:style style:name="T546_11" style:family="text">
      <style:text-properties fo:font-size="12pt" style:font-size-asian="12pt" style:font-size-complex="12pt"/>
    </style:style>
    <style:style style:name="T546_12" style:family="text">
      <style:text-properties fo:font-size="12pt" style:font-size-asian="12pt" style:font-size-complex="12pt"/>
    </style:style>
    <style:style style:name="T546_13" style:family="text">
      <style:text-properties fo:font-size="12pt" style:font-size-asian="12pt" style:font-size-complex="12pt"/>
    </style:style>
    <style:style style:name="T546_14" style:family="text">
      <style:text-properties fo:font-size="12pt" style:font-size-asian="12pt" style:font-size-complex="12pt"/>
    </style:style>
    <style:style style:name="T546_15" style:family="text">
      <style:text-properties fo:font-size="12pt" style:font-size-asian="12pt" style:font-size-complex="12pt"/>
    </style:style>
    <style:style style:name="T546_16" style:family="text">
      <style:text-properties fo:font-size="12pt" style:font-size-asian="12pt" style:font-size-complex="12pt"/>
    </style:style>
    <style:style style:name="T546_17" style:family="text">
      <style:text-properties fo:font-size="12pt" style:font-size-asian="12pt" style:font-size-complex="12pt"/>
    </style:style>
    <style:style style:name="T546_18" style:family="text">
      <style:text-properties fo:font-size="12pt" style:font-size-asian="12pt" style:font-size-complex="12pt"/>
    </style:style>
    <style:style style:name="T546_19" style:family="text">
      <style:text-properties fo:font-size="12pt" style:font-size-asian="12pt" style:font-size-complex="12pt"/>
    </style:style>
    <style:style style:name="T546_20" style:family="text">
      <style:text-properties fo:font-size="12pt" style:font-size-asian="12pt" style:font-size-complex="12pt"/>
    </style:style>
    <style:style style:name="T546_21" style:family="text">
      <style:text-properties fo:font-size="12pt" style:font-size-asian="12pt" style:font-size-complex="12pt"/>
    </style:style>
    <style:style style:name="T546_22" style:family="text">
      <style:text-properties fo:font-size="12pt" style:font-size-asian="12pt" style:font-size-complex="12pt"/>
    </style:style>
    <style:style style:name="T546_23" style:family="text">
      <style:text-properties fo:font-size="12pt" style:font-size-asian="12pt" style:font-size-complex="12pt"/>
    </style:style>
    <style:style style:name="T546_24" style:family="text">
      <style:text-properties fo:font-size="12pt" style:font-size-asian="12pt" style:font-size-complex="12pt"/>
    </style:style>
    <style:style style:name="T546_25" style:family="text">
      <style:text-properties fo:font-size="12pt" style:font-size-asian="12pt" style:font-size-complex="12pt"/>
    </style:style>
    <style:style style:name="T546_26" style:family="text">
      <style:text-properties fo:font-size="12pt" style:font-size-asian="12pt" style:font-size-complex="12pt"/>
    </style:style>
    <style:style style:name="P547" style:family="paragraph" style:parent-style-name="Standard">
      <style:paragraph-properties fo:text-align="justify" fo:break-before="auto" fo:line-height="100%" fo:margin-top="0.018cm" style:writing-mode="lr-tb"/>
    </style:style>
    <style:style style:name="T547_1" style:family="text">
      <style:text-properties fo:font-size="12pt" style:font-size-asian="12pt" style:font-size-complex="12pt"/>
    </style:style>
    <style:style style:name="T547_2" style:family="text">
      <style:text-properties fo:font-size="12pt" style:font-size-asian="12pt" style:font-size-complex="12pt" fo:font-weight="bold" style:font-weight-asian="bold" style:font-weight-complex="bold"/>
    </style:style>
    <style:style style:name="T547_3" style:family="text">
      <style:text-properties fo:font-size="12pt" style:font-size-asian="12pt" style:font-size-complex="12pt"/>
    </style:style>
    <style:style style:name="T547_4" style:family="text">
      <style:text-properties fo:font-size="12pt" style:font-size-asian="12pt" style:font-size-complex="12pt"/>
    </style:style>
    <style:style style:name="T547_5" style:family="text">
      <style:text-properties fo:font-size="12pt" style:font-size-asian="12pt" style:font-size-complex="12pt"/>
    </style:style>
    <style:style style:name="T547_6" style:family="text">
      <style:text-properties fo:font-size="12pt" style:font-size-asian="12pt" style:font-size-complex="12pt"/>
    </style:style>
    <style:style style:name="T547_7" style:family="text">
      <style:text-properties fo:font-size="12pt" style:font-size-asian="12pt" style:font-size-complex="12pt"/>
    </style:style>
    <style:style style:name="T547_8" style:family="text">
      <style:text-properties fo:font-size="12pt" style:font-size-asian="12pt" style:font-size-complex="12pt"/>
    </style:style>
    <style:style style:name="T547_9" style:family="text">
      <style:text-properties fo:font-size="12pt" style:font-size-asian="12pt" style:font-size-complex="12pt"/>
    </style:style>
    <style:style style:name="T547_10" style:family="text">
      <style:text-properties fo:font-size="12pt" style:font-size-asian="12pt" style:font-size-complex="12pt"/>
    </style:style>
    <style:style style:name="T547_11" style:family="text">
      <style:text-properties fo:font-size="12pt" style:font-size-asian="12pt" style:font-size-complex="12pt"/>
    </style:style>
    <style:style style:name="T547_12" style:family="text">
      <style:text-properties fo:font-size="12pt" style:font-size-asian="12pt" style:font-size-complex="12pt"/>
    </style:style>
    <style:style style:name="T547_13" style:family="text">
      <style:text-properties fo:font-size="12pt" style:font-size-asian="12pt" style:font-size-complex="12pt"/>
    </style:style>
    <style:style style:name="T547_14" style:family="text">
      <style:text-properties fo:font-size="12pt" style:font-size-asian="12pt" style:font-size-complex="12pt"/>
    </style:style>
    <style:style style:name="T547_15" style:family="text">
      <style:text-properties fo:font-size="12pt" style:font-size-asian="12pt" style:font-size-complex="12pt"/>
    </style:style>
    <style:style style:name="T547_16" style:family="text">
      <style:text-properties fo:font-size="12pt" style:font-size-asian="12pt" style:font-size-complex="12pt"/>
    </style:style>
    <style:style style:name="T547_17" style:family="text">
      <style:text-properties fo:font-size="12pt" style:font-size-asian="12pt" style:font-size-complex="12pt"/>
    </style:style>
    <style:style style:name="T547_18" style:family="text">
      <style:text-properties fo:font-size="12pt" style:font-size-asian="12pt" style:font-size-complex="12pt"/>
    </style:style>
    <style:style style:name="T547_19" style:family="text">
      <style:text-properties fo:font-size="12pt" style:font-size-asian="12pt" style:font-size-complex="12pt"/>
    </style:style>
    <style:style style:name="T547_20" style:family="text">
      <style:text-properties fo:font-size="12pt" style:font-size-asian="12pt" style:font-size-complex="12pt"/>
    </style:style>
    <style:style style:name="T547_21" style:family="text">
      <style:text-properties fo:font-size="12pt" style:font-size-asian="12pt" style:font-size-complex="12pt"/>
    </style:style>
    <style:style style:name="T547_22" style:family="text">
      <style:text-properties fo:font-size="12pt" style:font-size-asian="12pt" style:font-size-complex="12pt"/>
    </style:style>
    <style:style style:name="T547_23" style:family="text">
      <style:text-properties fo:font-size="12pt" style:font-size-asian="12pt" style:font-size-complex="12pt"/>
    </style:style>
    <style:style style:name="T547_24" style:family="text">
      <style:text-properties fo:font-size="12pt" style:font-size-asian="12pt" style:font-size-complex="12pt"/>
    </style:style>
    <style:style style:name="T547_25" style:family="text">
      <style:text-properties fo:font-size="12pt" style:font-size-asian="12pt" style:font-size-complex="12pt"/>
    </style:style>
    <style:style style:name="T547_26" style:family="text">
      <style:text-properties fo:font-size="12pt" style:font-size-asian="12pt" style:font-size-complex="12pt"/>
    </style:style>
    <style:style style:name="T547_27" style:family="text">
      <style:text-properties fo:font-size="12pt" style:font-size-asian="12pt" style:font-size-complex="12pt"/>
    </style:style>
    <style:style style:name="T547_28" style:family="text">
      <style:text-properties fo:font-size="12pt" style:font-size-asian="12pt" style:font-size-complex="12pt"/>
    </style:style>
    <style:style style:name="T547_29" style:family="text">
      <style:text-properties fo:font-size="12pt" style:font-size-asian="12pt" style:font-size-complex="12pt"/>
    </style:style>
    <style:style style:name="T547_30" style:family="text">
      <style:text-properties fo:font-size="12pt" style:font-size-asian="12pt" style:font-size-complex="12pt"/>
    </style:style>
    <style:style style:name="T547_31" style:family="text">
      <style:text-properties fo:font-size="12pt" style:font-size-asian="12pt" style:font-size-complex="12pt"/>
    </style:style>
    <style:style style:name="T547_32" style:family="text">
      <style:text-properties fo:font-size="12pt" style:font-size-asian="12pt" style:font-size-complex="12pt"/>
    </style:style>
    <style:style style:name="P548" style:family="paragraph" style:parent-style-name="Standard">
      <style:paragraph-properties fo:text-align="justify" fo:break-before="auto" fo:line-height="100%" fo:margin-top="0.018cm" style:writing-mode="lr-tb"/>
    </style:style>
    <style:style style:name="T548_1" style:family="text">
      <style:text-properties fo:font-size="12pt" style:font-size-asian="12pt" style:font-size-complex="12pt"/>
    </style:style>
    <style:style style:name="T548_2" style:family="text">
      <style:text-properties fo:font-size="12pt" style:font-size-asian="12pt" style:font-size-complex="12pt" fo:font-weight="bold" style:font-weight-asian="bold" style:font-weight-complex="bold"/>
    </style:style>
    <style:style style:name="T548_3" style:family="text">
      <style:text-properties fo:font-size="12pt" style:font-size-asian="12pt" style:font-size-complex="12pt"/>
    </style:style>
    <style:style style:name="T548_4" style:family="text">
      <style:text-properties fo:font-size="12pt" style:font-size-asian="12pt" style:font-size-complex="12pt"/>
    </style:style>
    <style:style style:name="T548_5" style:family="text">
      <style:text-properties fo:font-size="12pt" style:font-size-asian="12pt" style:font-size-complex="12pt"/>
    </style:style>
    <style:style style:name="T548_6" style:family="text">
      <style:text-properties fo:font-size="12pt" style:font-size-asian="12pt" style:font-size-complex="12pt"/>
    </style:style>
    <style:style style:name="T548_7" style:family="text">
      <style:text-properties fo:font-size="12pt" style:font-size-asian="12pt" style:font-size-complex="12pt"/>
    </style:style>
    <style:style style:name="T548_8" style:family="text">
      <style:text-properties fo:font-size="12pt" style:font-size-asian="12pt" style:font-size-complex="12pt"/>
    </style:style>
    <style:style style:name="T548_9" style:family="text">
      <style:text-properties fo:font-size="12pt" style:font-size-asian="12pt" style:font-size-complex="12pt"/>
    </style:style>
    <style:style style:name="T548_10" style:family="text">
      <style:text-properties fo:font-size="12pt" style:font-size-asian="12pt" style:font-size-complex="12pt"/>
    </style:style>
    <style:style style:name="T548_11" style:family="text">
      <style:text-properties fo:font-size="12pt" style:font-size-asian="12pt" style:font-size-complex="12pt"/>
    </style:style>
    <style:style style:name="T548_12" style:family="text">
      <style:text-properties fo:font-size="12pt" style:font-size-asian="12pt" style:font-size-complex="12pt"/>
    </style:style>
    <style:style style:name="T548_13" style:family="text">
      <style:text-properties fo:font-size="12pt" style:font-size-asian="12pt" style:font-size-complex="12pt"/>
    </style:style>
    <style:style style:name="T548_14" style:family="text">
      <style:text-properties fo:font-size="12pt" style:font-size-asian="12pt" style:font-size-complex="12pt"/>
    </style:style>
    <style:style style:name="T548_15" style:family="text">
      <style:text-properties fo:font-size="12pt" style:font-size-asian="12pt" style:font-size-complex="12pt"/>
    </style:style>
    <style:style style:name="T548_16" style:family="text">
      <style:text-properties fo:font-size="12pt" style:font-size-asian="12pt" style:font-size-complex="12pt"/>
    </style:style>
    <style:style style:name="T548_17" style:family="text">
      <style:text-properties fo:font-size="12pt" style:font-size-asian="12pt" style:font-size-complex="12pt"/>
    </style:style>
    <style:style style:name="T548_18" style:family="text">
      <style:text-properties fo:font-size="12pt" style:font-size-asian="12pt" style:font-size-complex="12pt"/>
    </style:style>
    <style:style style:name="T548_19" style:family="text">
      <style:text-properties fo:font-size="12pt" style:font-size-asian="12pt" style:font-size-complex="12pt"/>
    </style:style>
    <style:style style:name="T548_20" style:family="text">
      <style:text-properties fo:font-size="12pt" style:font-size-asian="12pt" style:font-size-complex="12pt"/>
    </style:style>
    <style:style style:name="T548_21" style:family="text">
      <style:text-properties fo:font-size="12pt" style:font-size-asian="12pt" style:font-size-complex="12pt"/>
    </style:style>
    <style:style style:name="T548_22" style:family="text">
      <style:text-properties fo:font-size="12pt" style:font-size-asian="12pt" style:font-size-complex="12pt"/>
    </style:style>
    <style:style style:name="T548_23" style:family="text">
      <style:text-properties fo:font-size="12pt" style:font-size-asian="12pt" style:font-size-complex="12pt"/>
    </style:style>
    <style:style style:name="T548_24" style:family="text">
      <style:text-properties fo:font-size="12pt" style:font-size-asian="12pt" style:font-size-complex="12pt"/>
    </style:style>
    <style:style style:name="T548_25" style:family="text">
      <style:text-properties fo:font-size="12pt" style:font-size-asian="12pt" style:font-size-complex="12pt"/>
    </style:style>
    <style:style style:name="T548_26" style:family="text">
      <style:text-properties fo:font-size="12pt" style:font-size-asian="12pt" style:font-size-complex="12pt"/>
    </style:style>
    <style:style style:name="T548_27" style:family="text">
      <style:text-properties fo:font-size="12pt" style:font-size-asian="12pt" style:font-size-complex="12pt"/>
    </style:style>
    <style:style style:name="T548_28" style:family="text">
      <style:text-properties fo:font-size="12pt" style:font-size-asian="12pt" style:font-size-complex="12pt"/>
    </style:style>
    <style:style style:name="T548_29" style:family="text">
      <style:text-properties fo:font-size="12pt" style:font-size-asian="12pt" style:font-size-complex="12pt"/>
    </style:style>
    <style:style style:name="T548_30" style:family="text">
      <style:text-properties fo:font-size="12pt" style:font-size-asian="12pt" style:font-size-complex="12pt"/>
    </style:style>
    <style:style style:name="T548_31" style:family="text">
      <style:text-properties fo:font-size="12pt" style:font-size-asian="12pt" style:font-size-complex="12pt"/>
    </style:style>
    <style:style style:name="T548_32" style:family="text">
      <style:text-properties fo:font-size="12pt" style:font-size-asian="12pt" style:font-size-complex="12pt"/>
    </style:style>
    <style:style style:name="T548_33" style:family="text">
      <style:text-properties fo:font-size="12pt" style:font-size-asian="12pt" style:font-size-complex="12pt"/>
    </style:style>
    <style:style style:name="T548_34" style:family="text">
      <style:text-properties fo:font-size="12pt" style:font-size-asian="12pt" style:font-size-complex="12pt"/>
    </style:style>
    <style:style style:name="T548_35" style:family="text">
      <style:text-properties fo:font-size="12pt" style:font-size-asian="12pt" style:font-size-complex="12pt"/>
    </style:style>
    <style:style style:name="T548_36" style:family="text">
      <style:text-properties fo:font-size="12pt" style:font-size-asian="12pt" style:font-size-complex="12pt"/>
    </style:style>
    <style:style style:name="T548_37" style:family="text">
      <style:text-properties fo:font-size="12pt" style:font-size-asian="12pt" style:font-size-complex="12pt"/>
    </style:style>
    <style:style style:name="T548_38" style:family="text">
      <style:text-properties fo:font-size="12pt" style:font-size-asian="12pt" style:font-size-complex="12pt"/>
    </style:style>
    <style:style style:name="T548_39" style:family="text">
      <style:text-properties fo:font-size="12pt" style:font-size-asian="12pt" style:font-size-complex="12pt"/>
    </style:style>
    <style:style style:name="T548_40" style:family="text">
      <style:text-properties fo:font-size="12pt" style:font-size-asian="12pt" style:font-size-complex="12pt"/>
    </style:style>
    <style:style style:name="T548_41" style:family="text">
      <style:text-properties fo:font-size="12pt" style:font-size-asian="12pt" style:font-size-complex="12pt"/>
    </style:style>
    <style:style style:name="T548_42" style:family="text">
      <style:text-properties fo:font-size="12pt" style:font-size-asian="12pt" style:font-size-complex="12pt"/>
    </style:style>
    <style:style style:name="T548_43" style:family="text">
      <style:text-properties fo:font-size="12pt" style:font-size-asian="12pt" style:font-size-complex="12pt"/>
    </style:style>
    <style:style style:name="T548_44" style:family="text">
      <style:text-properties fo:font-size="12pt" style:font-size-asian="12pt" style:font-size-complex="12pt"/>
    </style:style>
    <style:style style:name="T548_45" style:family="text">
      <style:text-properties fo:font-size="12pt" style:font-size-asian="12pt" style:font-size-complex="12pt"/>
    </style:style>
    <style:style style:name="T548_46" style:family="text">
      <style:text-properties fo:font-size="12pt" style:font-size-asian="12pt" style:font-size-complex="12pt"/>
    </style:style>
    <style:style style:name="T548_47" style:family="text">
      <style:text-properties fo:font-size="12pt" style:font-size-asian="12pt" style:font-size-complex="12pt"/>
    </style:style>
    <style:style style:name="T548_48" style:family="text">
      <style:text-properties fo:font-size="12pt" style:font-size-asian="12pt" style:font-size-complex="12pt"/>
    </style:style>
    <style:style style:name="T548_49" style:family="text">
      <style:text-properties fo:font-size="12pt" style:font-size-asian="12pt" style:font-size-complex="12pt"/>
    </style:style>
    <style:style style:name="T548_50" style:family="text">
      <style:text-properties fo:font-size="12pt" style:font-size-asian="12pt" style:font-size-complex="12pt"/>
    </style:style>
    <style:style style:name="T548_51" style:family="text">
      <style:text-properties fo:font-size="12pt" style:font-size-asian="12pt" style:font-size-complex="12pt"/>
    </style:style>
    <style:style style:name="T548_52" style:family="text">
      <style:text-properties fo:font-size="12pt" style:font-size-asian="12pt" style:font-size-complex="12pt"/>
    </style:style>
    <style:style style:name="T548_53" style:family="text">
      <style:text-properties fo:font-size="12pt" style:font-size-asian="12pt" style:font-size-complex="12pt"/>
    </style:style>
    <style:style style:name="T548_54" style:family="text">
      <style:text-properties fo:font-size="12pt" style:font-size-asian="12pt" style:font-size-complex="12pt"/>
    </style:style>
    <style:style style:name="T548_55" style:family="text">
      <style:text-properties fo:font-size="12pt" style:font-size-asian="12pt" style:font-size-complex="12pt"/>
    </style:style>
    <style:style style:name="T548_56" style:family="text">
      <style:text-properties fo:font-size="12pt" style:font-size-asian="12pt" style:font-size-complex="12pt"/>
    </style:style>
    <style:style style:name="T548_57" style:family="text">
      <style:text-properties fo:font-size="12pt" style:font-size-asian="12pt" style:font-size-complex="12pt"/>
    </style:style>
    <style:style style:name="T548_58" style:family="text">
      <style:text-properties fo:font-size="12pt" style:font-size-asian="12pt" style:font-size-complex="12pt"/>
    </style:style>
    <style:style style:name="T548_59" style:family="text">
      <style:text-properties fo:font-size="12pt" style:font-size-asian="12pt" style:font-size-complex="12pt"/>
    </style:style>
    <style:style style:name="T548_60" style:family="text">
      <style:text-properties fo:font-size="12pt" style:font-size-asian="12pt" style:font-size-complex="12pt"/>
    </style:style>
    <style:style style:name="T548_61" style:family="text">
      <style:text-properties fo:font-size="12pt" style:font-size-asian="12pt" style:font-size-complex="12pt"/>
    </style:style>
    <style:style style:name="T548_62" style:family="text">
      <style:text-properties fo:font-size="12pt" style:font-size-asian="12pt" style:font-size-complex="12pt"/>
    </style:style>
    <style:style style:name="T548_63" style:family="text">
      <style:text-properties fo:font-size="12pt" style:font-size-asian="12pt" style:font-size-complex="12pt"/>
    </style:style>
    <style:style style:name="T548_64" style:family="text">
      <style:text-properties fo:font-size="12pt" style:font-size-asian="12pt" style:font-size-complex="12pt"/>
    </style:style>
    <style:style style:name="T548_65" style:family="text">
      <style:text-properties fo:font-size="12pt" style:font-size-asian="12pt" style:font-size-complex="12pt"/>
    </style:style>
    <style:style style:name="T548_66" style:family="text">
      <style:text-properties fo:font-size="12pt" style:font-size-asian="12pt" style:font-size-complex="12pt"/>
    </style:style>
    <style:style style:name="T548_67" style:family="text">
      <style:text-properties fo:font-size="12pt" style:font-size-asian="12pt" style:font-size-complex="12pt"/>
    </style:style>
    <style:style style:name="T548_68" style:family="text">
      <style:text-properties fo:font-size="12pt" style:font-size-asian="12pt" style:font-size-complex="12pt"/>
    </style:style>
    <style:style style:name="T548_69" style:family="text">
      <style:text-properties fo:font-size="12pt" style:font-size-asian="12pt" style:font-size-complex="12pt"/>
    </style:style>
    <style:style style:name="T548_70" style:family="text">
      <style:text-properties fo:font-size="12pt" style:font-size-asian="12pt" style:font-size-complex="12pt"/>
    </style:style>
    <style:style style:name="T548_71" style:family="text">
      <style:text-properties fo:font-size="12pt" style:font-size-asian="12pt" style:font-size-complex="12pt"/>
    </style:style>
    <style:style style:name="T548_72" style:family="text">
      <style:text-properties fo:font-size="12pt" style:font-size-asian="12pt" style:font-size-complex="12pt"/>
    </style:style>
    <style:style style:name="P549" style:family="paragraph" style:parent-style-name="Standard">
      <style:paragraph-properties fo:text-align="justify" fo:break-before="auto" fo:line-height="100%" fo:margin-top="0.018cm" style:writing-mode="lr-tb"/>
    </style:style>
    <style:style style:name="T549_1" style:family="text">
      <style:text-properties fo:font-size="12pt" style:font-size-asian="12pt" style:font-size-complex="12pt"/>
    </style:style>
    <style:style style:name="T549_2" style:family="text">
      <style:text-properties fo:font-size="12pt" style:font-size-asian="12pt" style:font-size-complex="12pt" fo:font-weight="bold" style:font-weight-asian="bold" style:font-weight-complex="bold"/>
    </style:style>
    <style:style style:name="T549_3" style:family="text">
      <style:text-properties fo:font-size="12pt" style:font-size-asian="12pt" style:font-size-complex="12pt"/>
    </style:style>
    <style:style style:name="T549_4" style:family="text">
      <style:text-properties fo:font-size="12pt" style:font-size-asian="12pt" style:font-size-complex="12pt"/>
    </style:style>
    <style:style style:name="T549_5" style:family="text">
      <style:text-properties fo:font-size="12pt" style:font-size-asian="12pt" style:font-size-complex="12pt"/>
    </style:style>
    <style:style style:name="T549_6" style:family="text">
      <style:text-properties fo:font-size="12pt" style:font-size-asian="12pt" style:font-size-complex="12pt"/>
    </style:style>
    <style:style style:name="T549_7" style:family="text">
      <style:text-properties fo:font-size="12pt" style:font-size-asian="12pt" style:font-size-complex="12pt"/>
    </style:style>
    <style:style style:name="T549_8" style:family="text">
      <style:text-properties fo:font-size="12pt" style:font-size-asian="12pt" style:font-size-complex="12pt"/>
    </style:style>
    <style:style style:name="T549_9" style:family="text">
      <style:text-properties fo:font-size="12pt" style:font-size-asian="12pt" style:font-size-complex="12pt"/>
    </style:style>
    <style:style style:name="T549_10" style:family="text">
      <style:text-properties fo:font-size="12pt" style:font-size-asian="12pt" style:font-size-complex="12pt"/>
    </style:style>
    <style:style style:name="P550" style:family="paragraph" style:parent-style-name="Standard">
      <style:paragraph-properties fo:text-align="justify" fo:break-before="auto" fo:line-height="100%" fo:margin-top="0.018cm" style:writing-mode="lr-tb"/>
    </style:style>
    <style:style style:name="T550_1" style:family="text">
      <style:text-properties fo:font-size="12pt" style:font-size-asian="12pt" style:font-size-complex="12pt"/>
    </style:style>
    <style:style style:name="T550_2" style:family="text">
      <style:text-properties fo:font-size="12pt" style:font-size-asian="12pt" style:font-size-complex="12pt" fo:font-weight="bold" style:font-weight-asian="bold" style:font-weight-complex="bold"/>
    </style:style>
    <style:style style:name="T550_3" style:family="text">
      <style:text-properties fo:font-size="12pt" style:font-size-asian="12pt" style:font-size-complex="12pt"/>
    </style:style>
    <style:style style:name="T550_4" style:family="text">
      <style:text-properties fo:font-size="12pt" style:font-size-asian="12pt" style:font-size-complex="12pt"/>
    </style:style>
    <style:style style:name="T550_5" style:family="text">
      <style:text-properties fo:font-size="12pt" style:font-size-asian="12pt" style:font-size-complex="12pt"/>
    </style:style>
    <style:style style:name="T550_6" style:family="text">
      <style:text-properties fo:font-size="12pt" style:font-size-asian="12pt" style:font-size-complex="12pt"/>
    </style:style>
    <style:style style:name="T550_7" style:family="text">
      <style:text-properties fo:font-size="12pt" style:font-size-asian="12pt" style:font-size-complex="12pt"/>
    </style:style>
    <style:style style:name="T550_8" style:family="text">
      <style:text-properties fo:font-size="12pt" style:font-size-asian="12pt" style:font-size-complex="12pt"/>
    </style:style>
    <style:style style:name="P551" style:family="paragraph" style:parent-style-name="Standard">
      <style:paragraph-properties fo:text-align="justify" fo:break-before="auto" fo:line-height="100%" fo:margin-top="0.018cm" style:writing-mode="lr-tb"/>
    </style:style>
    <style:style style:name="T551_1" style:family="text">
      <style:text-properties fo:font-size="12pt" style:font-size-asian="12pt" style:font-size-complex="12pt"/>
    </style:style>
    <style:style style:name="T551_2" style:family="text">
      <style:text-properties fo:font-size="12pt" style:font-size-asian="12pt" style:font-size-complex="12pt" fo:font-weight="bold" style:font-weight-asian="bold" style:font-weight-complex="bold"/>
    </style:style>
    <style:style style:name="T551_3" style:family="text">
      <style:text-properties fo:font-size="12pt" style:font-size-asian="12pt" style:font-size-complex="12pt"/>
    </style:style>
    <style:style style:name="T551_4" style:family="text">
      <style:text-properties fo:font-size="12pt" style:font-size-asian="12pt" style:font-size-complex="12pt"/>
    </style:style>
    <style:style style:name="T551_5" style:family="text">
      <style:text-properties fo:font-size="12pt" style:font-size-asian="12pt" style:font-size-complex="12pt"/>
    </style:style>
    <style:style style:name="T551_6" style:family="text">
      <style:text-properties fo:font-size="12pt" style:font-size-asian="12pt" style:font-size-complex="12pt"/>
    </style:style>
    <style:style style:name="T551_7" style:family="text">
      <style:text-properties fo:font-size="12pt" style:font-size-asian="12pt" style:font-size-complex="12pt"/>
    </style:style>
    <style:style style:name="T551_8" style:family="text">
      <style:text-properties fo:font-size="12pt" style:font-size-asian="12pt" style:font-size-complex="12pt"/>
    </style:style>
    <style:style style:name="T551_9" style:family="text">
      <style:text-properties fo:font-size="12pt" style:font-size-asian="12pt" style:font-size-complex="12pt"/>
    </style:style>
    <style:style style:name="T551_10" style:family="text">
      <style:text-properties fo:font-size="12pt" style:font-size-asian="12pt" style:font-size-complex="12pt"/>
    </style:style>
    <style:style style:name="T551_11" style:family="text">
      <style:text-properties fo:font-size="12pt" style:font-size-asian="12pt" style:font-size-complex="12pt"/>
    </style:style>
    <style:style style:name="T551_12" style:family="text">
      <style:text-properties fo:font-size="12pt" style:font-size-asian="12pt" style:font-size-complex="12pt"/>
    </style:style>
    <style:style style:name="T551_13" style:family="text">
      <style:text-properties fo:font-size="12pt" style:font-size-asian="12pt" style:font-size-complex="12pt"/>
    </style:style>
    <style:style style:name="T551_14" style:family="text">
      <style:text-properties fo:font-size="12pt" style:font-size-asian="12pt" style:font-size-complex="12pt"/>
    </style:style>
    <style:style style:name="T551_15" style:family="text">
      <style:text-properties fo:font-size="12pt" style:font-size-asian="12pt" style:font-size-complex="12pt"/>
    </style:style>
    <style:style style:name="T551_16" style:family="text">
      <style:text-properties fo:font-size="12pt" style:font-size-asian="12pt" style:font-size-complex="12pt"/>
    </style:style>
    <style:style style:name="T551_17" style:family="text">
      <style:text-properties fo:font-size="12pt" style:font-size-asian="12pt" style:font-size-complex="12pt"/>
    </style:style>
    <style:style style:name="T551_18" style:family="text">
      <style:text-properties fo:font-size="12pt" style:font-size-asian="12pt" style:font-size-complex="12pt"/>
    </style:style>
    <style:style style:name="P552" style:family="paragraph" style:parent-style-name="Standard">
      <style:paragraph-properties fo:text-align="justify" fo:break-before="auto" fo:line-height="100%" fo:margin-top="0.018cm" style:writing-mode="lr-tb"/>
    </style:style>
    <style:style style:name="T552_1" style:family="text">
      <style:text-properties fo:font-size="12pt" style:font-size-asian="12pt" style:font-size-complex="12pt"/>
    </style:style>
    <style:style style:name="T552_2" style:family="text">
      <style:text-properties fo:font-size="12pt" style:font-size-asian="12pt" style:font-size-complex="12pt" fo:font-weight="bold" style:font-weight-asian="bold" style:font-weight-complex="bold"/>
    </style:style>
    <style:style style:name="T552_3" style:family="text">
      <style:text-properties fo:font-size="12pt" style:font-size-asian="12pt" style:font-size-complex="12pt"/>
    </style:style>
    <style:style style:name="T552_4" style:family="text">
      <style:text-properties fo:font-size="12pt" style:font-size-asian="12pt" style:font-size-complex="12pt"/>
    </style:style>
    <style:style style:name="T552_5" style:family="text">
      <style:text-properties fo:font-size="12pt" style:font-size-asian="12pt" style:font-size-complex="12pt"/>
    </style:style>
    <style:style style:name="T552_6" style:family="text">
      <style:text-properties fo:font-size="12pt" style:font-size-asian="12pt" style:font-size-complex="12pt"/>
    </style:style>
    <style:style style:name="T552_7" style:family="text">
      <style:text-properties fo:font-size="12pt" style:font-size-asian="12pt" style:font-size-complex="12pt"/>
    </style:style>
    <style:style style:name="T552_8" style:family="text">
      <style:text-properties fo:font-size="12pt" style:font-size-asian="12pt" style:font-size-complex="12pt"/>
    </style:style>
    <style:style style:name="T552_9" style:family="text">
      <style:text-properties fo:font-size="12pt" style:font-size-asian="12pt" style:font-size-complex="12pt"/>
    </style:style>
    <style:style style:name="T552_10" style:family="text">
      <style:text-properties fo:font-size="12pt" style:font-size-asian="12pt" style:font-size-complex="12pt"/>
    </style:style>
    <style:style style:name="T552_11" style:family="text">
      <style:text-properties fo:font-size="12pt" style:font-size-asian="12pt" style:font-size-complex="12pt"/>
    </style:style>
    <style:style style:name="T552_12" style:family="text">
      <style:text-properties fo:font-size="12pt" style:font-size-asian="12pt" style:font-size-complex="12pt"/>
    </style:style>
    <style:style style:name="T552_13" style:family="text">
      <style:text-properties fo:font-size="12pt" style:font-size-asian="12pt" style:font-size-complex="12pt"/>
    </style:style>
    <style:style style:name="T552_14" style:family="text">
      <style:text-properties fo:font-size="12pt" style:font-size-asian="12pt" style:font-size-complex="12pt"/>
    </style:style>
    <style:style style:name="T552_15" style:family="text">
      <style:text-properties fo:font-size="12pt" style:font-size-asian="12pt" style:font-size-complex="12pt"/>
    </style:style>
    <style:style style:name="P553" style:family="paragraph" style:parent-style-name="Standard">
      <style:paragraph-properties fo:text-align="justify" fo:break-before="auto" fo:line-height="100%" fo:margin-top="0.018cm" style:writing-mode="lr-tb"/>
    </style:style>
    <style:style style:name="T553_1" style:family="text">
      <style:text-properties fo:font-size="12pt" style:font-size-asian="12pt" style:font-size-complex="12pt"/>
    </style:style>
    <style:style style:name="P554" style:family="paragraph" style:parent-style-name="Standard">
      <style:paragraph-properties fo:text-align="justify" fo:break-before="auto" fo:line-height="100%" fo:margin-top="0.018cm" style:writing-mode="lr-tb"/>
      <style:text-properties fo:font-size="12pt" style:font-size-asian="12pt" style:font-size-complex="12pt"/>
    </style:style>
    <style:style style:name="P55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5_1" style:family="text">
      <style:text-properties fo:font-size="12pt" style:font-size-asian="12pt" style:font-size-complex="12pt" fo:font-weight="bold" style:font-weight-asian="bold" style:font-weight-complex="bold"/>
    </style:style>
    <style:style style:name="T555_2" style:family="text">
      <style:text-properties fo:font-size="12pt" style:font-size-asian="12pt" style:font-size-complex="12pt" fo:font-weight="bold" style:font-weight-asian="bold" style:font-weight-complex="bold"/>
    </style:style>
    <style:style style:name="T555_3" style:family="text">
      <style:text-properties fo:font-size="12pt" style:font-size-asian="12pt" style:font-size-complex="12pt" fo:font-weight="bold" style:font-weight-asian="bold" style:font-weight-complex="bold"/>
    </style:style>
    <style:style style:name="T555_4" style:family="text">
      <style:text-properties fo:font-size="12pt" style:font-size-asian="12pt" style:font-size-complex="12pt" fo:font-weight="bold" style:font-weight-asian="bold" style:font-weight-complex="bold"/>
    </style:style>
    <style:style style:name="P556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5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57_1" style:family="text">
      <style:text-properties fo:font-size="12pt" style:font-size-asian="12pt" style:font-size-complex="12pt" fo:font-weight="bold" style:font-weight-asian="bold" style:font-weight-complex="bold"/>
    </style:style>
    <style:style style:name="T557_2" style:family="text">
      <style:text-properties fo:font-size="12pt" style:font-size-asian="12pt" style:font-size-complex="12pt"/>
    </style:style>
    <style:style style:name="T557_3" style:family="text">
      <style:text-properties fo:font-size="12pt" style:font-size-asian="12pt" style:font-size-complex="12pt"/>
    </style:style>
    <style:style style:name="T557_4" style:family="text">
      <style:text-properties fo:font-size="12pt" style:font-size-asian="12pt" style:font-size-complex="12pt"/>
    </style:style>
    <style:style style:name="T557_5" style:family="text">
      <style:text-properties fo:font-size="12pt" style:font-size-asian="12pt" style:font-size-complex="12pt"/>
    </style:style>
    <style:style style:name="T557_6" style:family="text">
      <style:text-properties fo:font-size="12pt" style:font-size-asian="12pt" style:font-size-complex="12pt"/>
    </style:style>
    <style:style style:name="T557_7" style:family="text">
      <style:text-properties fo:font-size="12pt" style:font-size-asian="12pt" style:font-size-complex="12pt"/>
    </style:style>
    <style:style style:name="T557_8" style:family="text">
      <style:text-properties fo:font-size="12pt" style:font-size-asian="12pt" style:font-size-complex="12pt"/>
    </style:style>
    <style:style style:name="T557_9" style:family="text">
      <style:text-properties fo:font-size="12pt" style:font-size-asian="12pt" style:font-size-complex="12pt"/>
    </style:style>
    <style:style style:name="T557_10" style:family="text">
      <style:text-properties fo:font-size="12pt" style:font-size-asian="12pt" style:font-size-complex="12pt"/>
    </style:style>
    <style:style style:name="T557_11" style:family="text">
      <style:text-properties fo:font-size="12pt" style:font-size-asian="12pt" style:font-size-complex="12pt"/>
    </style:style>
    <style:style style:name="T557_12" style:family="text">
      <style:text-properties fo:font-size="12pt" style:font-size-asian="12pt" style:font-size-complex="12pt"/>
    </style:style>
    <style:style style:name="T557_13" style:family="text">
      <style:text-properties fo:font-size="12pt" style:font-size-asian="12pt" style:font-size-complex="12pt"/>
    </style:style>
    <style:style style:name="T557_14" style:family="text">
      <style:text-properties fo:font-size="12pt" style:font-size-asian="12pt" style:font-size-complex="12pt"/>
    </style:style>
    <style:style style:name="T557_15" style:family="text">
      <style:text-properties fo:font-size="12pt" style:font-size-asian="12pt" style:font-size-complex="12pt"/>
    </style:style>
    <style:style style:name="T557_16" style:family="text">
      <style:text-properties fo:font-size="12pt" style:font-size-asian="12pt" style:font-size-complex="12pt"/>
    </style:style>
    <style:style style:name="T557_17" style:family="text">
      <style:text-properties fo:font-size="12pt" style:font-size-asian="12pt" style:font-size-complex="12pt"/>
    </style:style>
    <style:style style:name="T557_18" style:family="text">
      <style:text-properties fo:font-size="12pt" style:font-size-asian="12pt" style:font-size-complex="12pt"/>
    </style:style>
    <style:style style:name="T557_19" style:family="text">
      <style:text-properties fo:font-size="12pt" style:font-size-asian="12pt" style:font-size-complex="12pt"/>
    </style:style>
    <style:style style:name="T557_20" style:family="text">
      <style:text-properties fo:font-size="12pt" style:font-size-asian="12pt" style:font-size-complex="12pt"/>
    </style:style>
    <style:style style:name="T557_21" style:family="text">
      <style:text-properties fo:font-size="12pt" style:font-size-asian="12pt" style:font-size-complex="12pt"/>
    </style:style>
    <style:style style:name="T557_22" style:family="text">
      <style:text-properties fo:font-size="12pt" style:font-size-asian="12pt" style:font-size-complex="12pt"/>
    </style:style>
    <style:style style:name="T557_23" style:family="text">
      <style:text-properties fo:font-size="12pt" style:font-size-asian="12pt" style:font-size-complex="12pt"/>
    </style:style>
    <style:style style:name="T557_24" style:family="text">
      <style:text-properties fo:font-size="12pt" style:font-size-asian="12pt" style:font-size-complex="12pt"/>
    </style:style>
    <style:style style:name="T557_25" style:family="text">
      <style:text-properties fo:font-size="12pt" style:font-size-asian="12pt" style:font-size-complex="12pt"/>
    </style:style>
    <style:style style:name="T557_26" style:family="text">
      <style:text-properties fo:font-size="12pt" style:font-size-asian="12pt" style:font-size-complex="12pt"/>
    </style:style>
    <style:style style:name="T557_27" style:family="text">
      <style:text-properties fo:font-size="12pt" style:font-size-asian="12pt" style:font-size-complex="12pt"/>
    </style:style>
    <style:style style:name="T557_28" style:family="text">
      <style:text-properties fo:font-size="12pt" style:font-size-asian="12pt" style:font-size-complex="12pt"/>
    </style:style>
    <style:style style:name="T557_29" style:family="text">
      <style:text-properties fo:font-size="12pt" style:font-size-asian="12pt" style:font-size-complex="12pt"/>
    </style:style>
    <style:style style:name="T557_30" style:family="text">
      <style:text-properties fo:font-size="12pt" style:font-size-asian="12pt" style:font-size-complex="12pt"/>
    </style:style>
    <style:style style:name="T557_31" style:family="text">
      <style:text-properties fo:font-size="12pt" style:font-size-asian="12pt" style:font-size-complex="12pt"/>
    </style:style>
    <style:style style:name="T557_32" style:family="text">
      <style:text-properties fo:font-size="12pt" style:font-size-asian="12pt" style:font-size-complex="12pt"/>
    </style:style>
    <style:style style:name="T557_33" style:family="text">
      <style:text-properties fo:font-size="12pt" style:font-size-asian="12pt" style:font-size-complex="12pt"/>
    </style:style>
    <style:style style:name="T557_34" style:family="text">
      <style:text-properties fo:font-size="12pt" style:font-size-asian="12pt" style:font-size-complex="12pt"/>
    </style:style>
    <style:style style:name="T557_35" style:family="text">
      <style:text-properties fo:font-size="12pt" style:font-size-asian="12pt" style:font-size-complex="12pt"/>
    </style:style>
    <style:style style:name="T557_36" style:family="text">
      <style:text-properties fo:font-size="12pt" style:font-size-asian="12pt" style:font-size-complex="12pt"/>
    </style:style>
    <style:style style:name="T557_37" style:family="text">
      <style:text-properties fo:font-size="12pt" style:font-size-asian="12pt" style:font-size-complex="12pt"/>
    </style:style>
    <style:style style:name="T557_38" style:family="text">
      <style:text-properties fo:font-size="12pt" style:font-size-asian="12pt" style:font-size-complex="12pt"/>
    </style:style>
    <style:style style:name="T557_39" style:family="text">
      <style:text-properties fo:font-size="12pt" style:font-size-asian="12pt" style:font-size-complex="12pt"/>
    </style:style>
    <style:style style:name="T557_40" style:family="text">
      <style:text-properties fo:font-size="12pt" style:font-size-asian="12pt" style:font-size-complex="12pt"/>
    </style:style>
    <style:style style:name="T557_41" style:family="text">
      <style:text-properties fo:font-size="12pt" style:font-size-asian="12pt" style:font-size-complex="12pt"/>
    </style:style>
    <style:style style:name="T557_42" style:family="text">
      <style:text-properties fo:font-size="12pt" style:font-size-asian="12pt" style:font-size-complex="12pt"/>
    </style:style>
    <style:style style:name="T557_43" style:family="text">
      <style:text-properties fo:font-size="12pt" style:font-size-asian="12pt" style:font-size-complex="12pt"/>
    </style:style>
    <style:style style:name="T557_44" style:family="text">
      <style:text-properties fo:font-size="12pt" style:font-size-asian="12pt" style:font-size-complex="12pt"/>
    </style:style>
    <style:style style:name="T557_45" style:family="text">
      <style:text-properties fo:font-size="12pt" style:font-size-asian="12pt" style:font-size-complex="12pt"/>
    </style:style>
    <style:style style:name="T557_46" style:family="text">
      <style:text-properties fo:font-size="12pt" style:font-size-asian="12pt" style:font-size-complex="12pt"/>
    </style:style>
    <style:style style:name="T557_47" style:family="text">
      <style:text-properties fo:font-size="12pt" style:font-size-asian="12pt" style:font-size-complex="12pt"/>
    </style:style>
    <style:style style:name="T557_48" style:family="text">
      <style:text-properties fo:font-size="12pt" style:font-size-asian="12pt" style:font-size-complex="12pt"/>
    </style:style>
    <style:style style:name="T557_49" style:family="text">
      <style:text-properties fo:font-size="12pt" style:font-size-asian="12pt" style:font-size-complex="12pt"/>
    </style:style>
    <style:style style:name="T557_50" style:family="text">
      <style:text-properties fo:font-size="12pt" style:font-size-asian="12pt" style:font-size-complex="12pt"/>
    </style:style>
    <style:style style:name="T557_51" style:family="text">
      <style:text-properties fo:font-size="12pt" style:font-size-asian="12pt" style:font-size-complex="12pt"/>
    </style:style>
    <style:style style:name="T557_52" style:family="text">
      <style:text-properties fo:font-size="12pt" style:font-size-asian="12pt" style:font-size-complex="12pt"/>
    </style:style>
    <style:style style:name="T557_53" style:family="text">
      <style:text-properties fo:font-size="12pt" style:font-size-asian="12pt" style:font-size-complex="12pt"/>
    </style:style>
    <style:style style:name="T557_54" style:family="text">
      <style:text-properties fo:font-size="12pt" style:font-size-asian="12pt" style:font-size-complex="12pt"/>
    </style:style>
    <style:style style:name="T557_55" style:family="text">
      <style:text-properties fo:font-size="12pt" style:font-size-asian="12pt" style:font-size-complex="12pt"/>
    </style:style>
    <style:style style:name="T557_56" style:family="text">
      <style:text-properties fo:font-size="12pt" style:font-size-asian="12pt" style:font-size-complex="12pt"/>
    </style:style>
    <style:style style:name="T557_57" style:family="text">
      <style:text-properties fo:font-size="12pt" style:font-size-asian="12pt" style:font-size-complex="12pt"/>
    </style:style>
    <style:style style:name="T557_58" style:family="text">
      <style:text-properties fo:font-size="12pt" style:font-size-asian="12pt" style:font-size-complex="12pt"/>
    </style:style>
    <style:style style:name="T557_59" style:family="text">
      <style:text-properties fo:font-size="12pt" style:font-size-asian="12pt" style:font-size-complex="12pt"/>
    </style:style>
    <style:style style:name="T557_60" style:family="text">
      <style:text-properties fo:font-size="12pt" style:font-size-asian="12pt" style:font-size-complex="12pt"/>
    </style:style>
    <style:style style:name="T557_61" style:family="text">
      <style:text-properties fo:font-size="12pt" style:font-size-asian="12pt" style:font-size-complex="12pt"/>
    </style:style>
    <style:style style:name="T557_62" style:family="text">
      <style:text-properties fo:font-size="12pt" style:font-size-asian="12pt" style:font-size-complex="12pt"/>
    </style:style>
    <style:style style:name="T557_63" style:family="text">
      <style:text-properties fo:font-size="12pt" style:font-size-asian="12pt" style:font-size-complex="12pt"/>
    </style:style>
    <style:style style:name="T557_64" style:family="text">
      <style:text-properties fo:font-size="12pt" style:font-size-asian="12pt" style:font-size-complex="12pt"/>
    </style:style>
    <style:style style:name="T557_65" style:family="text">
      <style:text-properties fo:font-size="12pt" style:font-size-asian="12pt" style:font-size-complex="12pt"/>
    </style:style>
    <style:style style:name="T557_66" style:family="text">
      <style:text-properties fo:font-size="12pt" style:font-size-asian="12pt" style:font-size-complex="12pt"/>
    </style:style>
    <style:style style:name="T557_67" style:family="text">
      <style:text-properties fo:font-size="12pt" style:font-size-asian="12pt" style:font-size-complex="12pt"/>
    </style:style>
    <style:style style:name="T557_68" style:family="text">
      <style:text-properties fo:font-size="12pt" style:font-size-asian="12pt" style:font-size-complex="12pt"/>
    </style:style>
    <style:style style:name="T557_69" style:family="text">
      <style:text-properties fo:font-size="12pt" style:font-size-asian="12pt" style:font-size-complex="12pt"/>
    </style:style>
    <style:style style:name="T557_70" style:family="text">
      <style:text-properties fo:font-size="12pt" style:font-size-asian="12pt" style:font-size-complex="12pt"/>
    </style:style>
    <style:style style:name="T557_71" style:family="text">
      <style:text-properties fo:font-size="12pt" style:font-size-asian="12pt" style:font-size-complex="12pt"/>
    </style:style>
    <style:style style:name="T557_72" style:family="text">
      <style:text-properties fo:font-size="12pt" style:font-size-asian="12pt" style:font-size-complex="12pt"/>
    </style:style>
    <style:style style:name="T557_73" style:family="text">
      <style:text-properties fo:font-size="12pt" style:font-size-asian="12pt" style:font-size-complex="12pt"/>
    </style:style>
    <style:style style:name="P55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559" style:family="paragraph" style:parent-style-name="Heading_20_2">
      <style:paragraph-properties fo:break-before="auto" fo:line-height="115%" style:writing-mode="lr-tb"/>
      <style:text-properties fo:font-size="12pt" style:font-size-asian="12pt" style:font-size-complex="12pt"/>
    </style:style>
    <style:style style:name="P56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63" style:family="paragraph" style:parent-style-name="Heading_20_2">
      <style:paragraph-properties fo:break-before="auto" fo:line-height="115%" style:writing-mode="lr-tb"/>
    </style:style>
    <style:style style:name="T563_1" style:family="text">
      <style:text-properties fo:font-weight="bold" style:font-weight-asian="bold" style:font-weight-complex="bold"/>
    </style:style>
    <style:style style:name="T563_2" style:family="text">
      <style:text-properties fo:font-weight="bold" style:font-weight-asian="bold" style:font-weight-complex="bold"/>
    </style:style>
    <style:style style:name="T563_3" style:family="text"/>
    <style:style style:name="T563_4" style:family="text"/>
    <style:style style:name="T563_5" style:family="text"/>
    <style:style style:name="T563_6" style:family="text"/>
    <style:style style:name="T563_7" style:family="text"/>
    <style:style style:name="T563_8" style:family="text"/>
    <style:style style:name="T563_9" style:family="text"/>
    <style:style style:name="T563_10" style:family="text"/>
    <style:style style:name="T563_11" style:family="text"/>
    <style:style style:name="T563_12" style:family="text"/>
    <style:style style:name="P564" style:family="paragraph" style:parent-style-name="Standard">
      <style:paragraph-properties fo:text-align="justify" fo:break-before="auto" fo:line-height="100%" style:writing-mode="lr-tb"/>
    </style:style>
    <style:style style:name="P56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65_1" style:family="text">
      <style:text-properties fo:font-size="12pt" style:font-size-asian="12pt" style:font-size-complex="12pt" fo:font-weight="bold" style:font-weight-asian="bold" style:font-weight-complex="bold"/>
    </style:style>
    <style:style style:name="T565_2" style:family="text">
      <style:text-properties fo:font-size="12pt" style:font-size-asian="12pt" style:font-size-complex="12pt"/>
    </style:style>
    <style:style style:name="T565_3" style:family="text">
      <style:text-properties fo:font-size="12pt" style:font-size-asian="12pt" style:font-size-complex="12pt"/>
    </style:style>
    <style:style style:name="P566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67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67_1" style:family="text">
      <style:text-properties fo:font-size="12pt" style:font-size-asian="12pt" style:font-size-complex="12pt" fo:font-weight="bold" style:font-weight-asian="bold" style:font-weight-complex="bold"/>
    </style:style>
    <style:style style:name="T567_2" style:family="text">
      <style:text-properties fo:font-size="12pt" style:font-size-asian="12pt" style:font-size-complex="12pt"/>
    </style:style>
    <style:style style:name="T567_3" style:family="text">
      <style:text-properties fo:font-size="12pt" style:font-size-asian="12pt" style:font-size-complex="12pt"/>
    </style:style>
    <style:style style:name="T567_4" style:family="text">
      <style:text-properties fo:font-size="12pt" style:font-size-asian="12pt" style:font-size-complex="12pt"/>
    </style:style>
    <style:style style:name="T567_5" style:family="text">
      <style:text-properties fo:font-size="12pt" style:font-size-asian="12pt" style:font-size-complex="12pt"/>
    </style:style>
    <style:style style:name="T567_6" style:family="text">
      <style:text-properties fo:font-size="12pt" style:font-size-asian="12pt" style:font-size-complex="12pt"/>
    </style:style>
    <style:style style:name="T567_7" style:family="text">
      <style:text-properties fo:font-size="12pt" style:font-size-asian="12pt" style:font-size-complex="12pt"/>
    </style:style>
    <style:style style:name="T567_8" style:family="text">
      <style:text-properties fo:font-size="12pt" style:font-size-asian="12pt" style:font-size-complex="12pt"/>
    </style:style>
    <style:style style:name="T567_9" style:family="text">
      <style:text-properties fo:font-size="12pt" style:font-size-asian="12pt" style:font-size-complex="12pt"/>
    </style:style>
    <style:style style:name="T567_10" style:family="text">
      <style:text-properties fo:font-size="12pt" style:font-size-asian="12pt" style:font-size-complex="12pt"/>
    </style:style>
    <style:style style:name="T567_11" style:family="text">
      <style:text-properties fo:font-size="12pt" style:font-size-asian="12pt" style:font-size-complex="12pt"/>
    </style:style>
    <style:style style:name="T567_12" style:family="text">
      <style:text-properties fo:font-size="12pt" style:font-size-asian="12pt" style:font-size-complex="12pt"/>
    </style:style>
    <style:style style:name="T567_13" style:family="text">
      <style:text-properties fo:font-size="12pt" style:font-size-asian="12pt" style:font-size-complex="12pt"/>
    </style:style>
    <style:style style:name="T567_14" style:family="text">
      <style:text-properties fo:font-size="12pt" style:font-size-asian="12pt" style:font-size-complex="12pt"/>
    </style:style>
    <style:style style:name="T567_15" style:family="text">
      <style:text-properties fo:font-size="12pt" style:font-size-asian="12pt" style:font-size-complex="12pt"/>
    </style:style>
    <style:style style:name="T567_16" style:family="text">
      <style:text-properties fo:font-size="12pt" style:font-size-asian="12pt" style:font-size-complex="12pt"/>
    </style:style>
    <style:style style:name="T567_17" style:family="text">
      <style:text-properties fo:font-size="12pt" style:font-size-asian="12pt" style:font-size-complex="12pt"/>
    </style:style>
    <style:style style:name="T567_18" style:family="text">
      <style:text-properties fo:font-size="12pt" style:font-size-asian="12pt" style:font-size-complex="12pt"/>
    </style:style>
    <style:style style:name="T567_19" style:family="text">
      <style:text-properties fo:font-size="12pt" style:font-size-asian="12pt" style:font-size-complex="12pt"/>
    </style:style>
    <style:style style:name="T567_20" style:family="text">
      <style:text-properties fo:font-size="12pt" style:font-size-asian="12pt" style:font-size-complex="12pt"/>
    </style:style>
    <style:style style:name="T567_21" style:family="text">
      <style:text-properties fo:font-size="12pt" style:font-size-asian="12pt" style:font-size-complex="12pt"/>
    </style:style>
    <style:style style:name="T567_22" style:family="text">
      <style:text-properties fo:font-size="12pt" style:font-size-asian="12pt" style:font-size-complex="12pt"/>
    </style:style>
    <style:style style:name="T567_23" style:family="text">
      <style:text-properties fo:font-size="12pt" style:font-size-asian="12pt" style:font-size-complex="12pt"/>
    </style:style>
    <style:style style:name="T567_24" style:family="text">
      <style:text-properties fo:font-size="12pt" style:font-size-asian="12pt" style:font-size-complex="12pt"/>
    </style:style>
    <style:style style:name="T567_25" style:family="text">
      <style:text-properties fo:font-size="12pt" style:font-size-asian="12pt" style:font-size-complex="12pt"/>
    </style:style>
    <style:style style:name="T567_26" style:family="text">
      <style:text-properties fo:font-size="12pt" style:font-size-asian="12pt" style:font-size-complex="12pt"/>
    </style:style>
    <style:style style:name="T567_27" style:family="text">
      <style:text-properties fo:font-size="12pt" style:font-size-asian="12pt" style:font-size-complex="12pt"/>
    </style:style>
    <style:style style:name="T567_28" style:family="text">
      <style:text-properties fo:font-size="12pt" style:font-size-asian="12pt" style:font-size-complex="12pt"/>
    </style:style>
    <style:style style:name="T567_29" style:family="text">
      <style:text-properties fo:font-size="12pt" style:font-size-asian="12pt" style:font-size-complex="12pt"/>
    </style:style>
    <style:style style:name="T567_30" style:family="text">
      <style:text-properties fo:font-size="12pt" style:font-size-asian="12pt" style:font-size-complex="12pt"/>
    </style:style>
    <style:style style:name="P568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69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69_1" style:family="text">
      <style:text-properties fo:font-size="12pt" style:font-size-asian="12pt" style:font-size-complex="12pt" fo:font-weight="bold" style:font-weight-asian="bold" style:font-weight-complex="bold"/>
    </style:style>
    <style:style style:name="T569_2" style:family="text">
      <style:text-properties fo:font-size="12pt" style:font-size-asian="12pt" style:font-size-complex="12pt"/>
    </style:style>
    <style:style style:name="P570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71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71_1" style:family="text">
      <style:text-properties fo:font-size="12pt" style:font-size-asian="12pt" style:font-size-complex="12pt" fo:font-weight="bold" style:font-weight-asian="bold" style:font-weight-complex="bold"/>
    </style:style>
    <style:style style:name="T571_2" style:family="text">
      <style:text-properties fo:font-size="12pt" style:font-size-asian="12pt" style:font-size-complex="12pt" fo:font-weight="bold" style:font-weight-asian="bold" style:font-weight-complex="bold"/>
    </style:style>
    <style:style style:name="T571_3" style:family="text">
      <style:text-properties fo:font-size="12pt" style:font-size-asian="12pt" style:font-size-complex="12pt" fo:font-weight="bold" style:font-weight-asian="bold" style:font-weight-complex="bold"/>
    </style:style>
    <style:style style:name="T571_4" style:family="text">
      <style:text-properties fo:font-size="12pt" style:font-size-asian="12pt" style:font-size-complex="12pt"/>
    </style:style>
    <style:style style:name="T571_5" style:family="text">
      <style:text-properties fo:font-size="12pt" style:font-size-asian="12pt" style:font-size-complex="12pt"/>
    </style:style>
    <style:style style:name="T571_6" style:family="text">
      <style:text-properties fo:font-size="12pt" style:font-size-asian="12pt" style:font-size-complex="12pt"/>
    </style:style>
    <style:style style:name="T571_7" style:family="text">
      <style:text-properties fo:font-size="12pt" style:font-size-asian="12pt" style:font-size-complex="12pt"/>
    </style:style>
    <style:style style:name="T571_8" style:family="text">
      <style:text-properties fo:font-size="12pt" style:font-size-asian="12pt" style:font-size-complex="12pt"/>
    </style:style>
    <style:style style:name="T571_9" style:family="text">
      <style:text-properties fo:font-size="12pt" style:font-size-asian="12pt" style:font-size-complex="12pt"/>
    </style:style>
    <style:style style:name="T571_10" style:family="text">
      <style:text-properties fo:font-size="12pt" style:font-size-asian="12pt" style:font-size-complex="12pt"/>
    </style:style>
    <style:style style:name="T571_11" style:family="text">
      <style:text-properties fo:font-size="12pt" style:font-size-asian="12pt" style:font-size-complex="12pt"/>
    </style:style>
    <style:style style:name="T571_12" style:family="text">
      <style:text-properties fo:font-size="12pt" style:font-size-asian="12pt" style:font-size-complex="12pt"/>
    </style:style>
    <style:style style:name="T571_13" style:family="text">
      <style:text-properties fo:font-size="12pt" style:font-size-asian="12pt" style:font-size-complex="12pt"/>
    </style:style>
    <style:style style:name="T571_14" style:family="text">
      <style:text-properties fo:font-size="12pt" style:font-size-asian="12pt" style:font-size-complex="12pt"/>
    </style:style>
    <style:style style:name="P572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73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73_1" style:family="text">
      <style:text-properties fo:font-size="12pt" style:font-size-asian="12pt" style:font-size-complex="12pt" fo:font-weight="bold" style:font-weight-asian="bold" style:font-weight-complex="bold"/>
    </style:style>
    <style:style style:name="T573_2" style:family="text">
      <style:text-properties fo:font-size="12pt" style:font-size-asian="12pt" style:font-size-complex="12pt" fo:font-weight="bold" style:font-weight-asian="bold" style:font-weight-complex="bold"/>
    </style:style>
    <style:style style:name="T573_3" style:family="text">
      <style:text-properties fo:font-size="12pt" style:font-size-asian="12pt" style:font-size-complex="12pt" fo:font-weight="bold" style:font-weight-asian="bold" style:font-weight-complex="bold"/>
    </style:style>
    <style:style style:name="T573_4" style:family="text">
      <style:text-properties fo:font-size="12pt" style:font-size-asian="12pt" style:font-size-complex="12pt"/>
    </style:style>
    <style:style style:name="P574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/>
    </style:style>
    <style:style style:name="P575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75_1" style:family="text">
      <style:text-properties fo:font-size="12pt" style:font-size-asian="12pt" style:font-size-complex="12pt" fo:font-weight="bold" style:font-weight-asian="bold" style:font-weight-complex="bold"/>
    </style:style>
    <style:style style:name="T575_2" style:family="text">
      <style:text-properties fo:font-size="12pt" style:font-size-asian="12pt" style:font-size-complex="12pt" fo:font-weight="bold" style:font-weight-asian="bold" style:font-weight-complex="bold"/>
    </style:style>
    <style:style style:name="T575_3" style:family="text">
      <style:text-properties fo:font-size="12pt" style:font-size-asian="12pt" style:font-size-complex="12pt" fo:font-weight="bold" style:font-weight-asian="bold" style:font-weight-complex="bold"/>
    </style:style>
    <style:style style:name="T575_4" style:family="text">
      <style:text-properties fo:font-size="12pt" style:font-size-asian="12pt" style:font-size-complex="12pt" fo:font-weight="bold" style:font-weight-asian="bold" style:font-weight-complex="bold"/>
    </style:style>
    <style:style style:name="P576" style:family="paragraph" style:parent-style-name="Standard">
      <style:paragraph-properties fo:text-align="justify" fo:break-before="auto" fo:line-height="100%" style:writing-mode="lr-tb"/>
    </style:style>
    <style:style style:name="T576_1" style:family="text">
      <style:text-properties fo:font-size="12pt" style:font-size-asian="12pt" style:font-size-complex="12pt"/>
    </style:style>
    <style:style style:name="P577" style:family="paragraph" style:parent-style-name="Standard">
      <style:paragraph-properties fo:text-align="justify" fo:break-before="auto" fo:line-height="100%" fo:margin-top="0.018cm" style:writing-mode="lr-tb"/>
    </style:style>
    <style:style style:name="T577_1" style:family="text">
      <style:text-properties fo:font-size="12pt" style:font-size-asian="12pt" style:font-size-complex="12pt"/>
    </style:style>
    <style:style style:name="P578" style:family="paragraph" style:parent-style-name="Standard">
      <style:paragraph-properties fo:text-align="justify" fo:break-before="auto" fo:line-height="100%" fo:margin-top="0.018cm" style:writing-mode="lr-tb"/>
    </style:style>
    <style:style style:name="T578_1" style:family="text">
      <style:text-properties fo:font-size="12pt" style:font-size-asian="12pt" style:font-size-complex="12pt"/>
    </style:style>
    <style:style style:name="P579" style:family="paragraph" style:parent-style-name="Standard">
      <style:paragraph-properties fo:text-align="justify" fo:break-before="auto" fo:line-height="100%" fo:margin-top="0.018cm" style:writing-mode="lr-tb"/>
      <style:text-properties fo:font-size="12pt" style:font-size-asian="12pt" style:font-size-complex="12pt"/>
    </style:style>
    <style:style style:name="P580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0_1" style:family="text">
      <style:text-properties fo:font-size="12pt" style:font-size-asian="12pt" style:font-size-complex="12pt" fo:font-weight="bold" style:font-weight-asian="bold" style:font-weight-complex="bold"/>
    </style:style>
    <style:style style:name="T580_2" style:family="text">
      <style:text-properties fo:font-size="12pt" style:font-size-asian="12pt" style:font-size-complex="12pt" fo:font-weight="bold" style:font-weight-asian="bold" style:font-weight-complex="bold"/>
    </style:style>
    <style:style style:name="T580_3" style:family="text">
      <style:text-properties fo:font-size="12pt" style:font-size-asian="12pt" style:font-size-complex="12pt" fo:font-weight="bold" style:font-weight-asian="bold" style:font-weight-complex="bold"/>
    </style:style>
    <style:style style:name="T580_4" style:family="text">
      <style:text-properties fo:font-size="12pt" style:font-size-asian="12pt" style:font-size-complex="12pt" fo:font-weight="bold" style:font-weight-asian="bold" style:font-weight-complex="bold"/>
    </style:style>
    <style:style style:name="P581" style:family="paragraph" style:parent-style-name="Standard">
      <style:paragraph-properties fo:text-align="justify" fo:break-before="auto" fo:line-height="100%" style:writing-mode="lr-tb"/>
      <style:text-properties fo:font-size="12pt" style:font-size-asian="12pt" style:font-size-complex="12pt" fo:font-weight="bold" style:font-weight-asian="bold" style:font-weight-complex="bold"/>
    </style:style>
    <style:style style:name="P582" style:family="paragraph" style:parent-style-name="Standard">
      <style:paragraph-properties fo:text-align="justify" fo:break-before="auto" fo:line-height="100%" fo:margin-top="0.018cm" fo:margin-bottom="0.018cm" style:writing-mode="lr-tb"/>
    </style:style>
    <style:style style:name="T582_1" style:family="text">
      <style:text-properties fo:font-size="12pt" style:font-size-asian="12pt" style:font-size-complex="12pt" fo:font-weight="bold" style:font-weight-asian="bold" style:font-weight-complex="bold"/>
    </style:style>
    <style:style style:name="P583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8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586" style:family="paragraph" style:parent-style-name="Standard">
      <style:paragraph-properties fo:break-before="auto" fo:line-height="115%" fo:margin-top="0.353cm" style:writing-mode="lr-tb"/>
    </style:style>
    <style:style style:name="T586_1" style:family="text">
      <style:text-properties fo:font-size="14pt" style:font-size-asian="14pt" style:font-size-complex="14pt" fo:font-weight="bold" style:font-weight-asian="bold" style:font-weight-complex="bold"/>
    </style:style>
    <style:style style:name="T586_2" style:family="text">
      <style:text-properties fo:font-size="14pt" style:font-size-asian="14pt" style:font-size-complex="14pt" fo:font-weight="bold" style:font-weight-asian="bold" style:font-weight-complex="bold"/>
    </style:style>
    <style:style style:name="T586_3" style:family="text">
      <style:text-properties fo:font-size="14pt" style:font-size-asian="14pt" style:font-size-complex="14pt"/>
    </style:style>
    <style:style style:name="T586_4" style:family="text">
      <style:text-properties fo:font-size="14pt" style:font-size-asian="14pt" style:font-size-complex="14pt"/>
    </style:style>
    <style:style style:name="T586_5" style:family="text">
      <style:text-properties fo:font-size="14pt" style:font-size-asian="14pt" style:font-size-complex="14pt"/>
    </style:style>
    <style:style style:name="T586_6" style:family="text">
      <style:text-properties fo:font-size="14pt" style:font-size-asian="14pt" style:font-size-complex="14pt"/>
    </style:style>
    <style:style style:name="T586_7" style:family="text">
      <style:text-properties fo:font-size="14pt" style:font-size-asian="14pt" style:font-size-complex="14pt"/>
    </style:style>
    <style:style style:name="T586_8" style:family="text">
      <style:text-properties fo:font-size="14pt" style:font-size-asian="14pt" style:font-size-complex="14pt"/>
    </style:style>
    <style:style style:name="T586_9" style:family="text">
      <style:text-properties fo:font-size="14pt" style:font-size-asian="14pt" style:font-size-complex="14pt"/>
    </style:style>
    <style:style style:name="T586_10" style:family="text">
      <style:text-properties fo:font-size="14pt" style:font-size-asian="14pt" style:font-size-complex="14pt"/>
    </style:style>
    <style:style style:name="P587" style:family="paragraph" style:parent-style-name="Standard">
      <style:paragraph-properties fo:break-before="auto" fo:line-height="115%" fo:margin-top="0.353cm" style:writing-mode="lr-tb"/>
    </style:style>
    <style:style style:name="T587_1" style:family="text">
      <style:text-properties fo:font-weight="bold" style:font-weight-asian="bold" style:font-weight-complex="bold"/>
    </style:style>
    <style:style style:name="T587_2" style:family="text"/>
    <style:style style:name="T587_3" style:family="text"/>
    <style:style style:name="T587_4" style:family="text"/>
    <style:style style:name="T587_5" style:family="text">
      <style:text-properties fo:background-color="#00ffff"/>
    </style:style>
    <style:style style:name="P588" style:family="paragraph" style:parent-style-name="Standard">
      <style:paragraph-properties fo:break-before="auto" fo:line-height="115%" fo:margin-top="0.353cm" style:writing-mode="lr-tb"/>
    </style:style>
    <style:style style:name="T588_1" style:family="text">
      <style:text-properties fo:font-weight="bold" style:font-weight-asian="bold" style:font-weight-complex="bold"/>
    </style:style>
    <style:style style:name="T588_2" style:family="text">
      <style:text-properties fo:font-weight="bold" style:font-weight-asian="bold" style:font-weight-complex="bold"/>
    </style:style>
    <style:style style:name="T588_3" style:family="text"/>
    <style:style style:name="T588_4" style:family="text"/>
    <style:style style:name="T588_5" style:family="text"/>
    <style:style style:name="T588_6" style:family="text"/>
    <style:style style:name="T588_7" style:family="text"/>
    <style:style style:name="T588_8" style:family="text"/>
    <style:style style:name="T588_9" style:family="text"/>
    <style:style style:name="T588_10" style:family="text"/>
    <style:style style:name="T588_11" style:family="text"/>
    <style:style style:name="T588_12" style:family="text"/>
    <style:style style:name="T588_13" style:family="text"/>
    <style:style style:name="T588_14" style:family="text"/>
    <style:style style:name="T588_15" style:family="text"/>
    <style:style style:name="T588_16" style:family="text"/>
    <style:style style:name="T588_17" style:family="text"/>
    <style:style style:name="T588_18" style:family="text"/>
    <style:style style:name="T588_19" style:family="text"/>
    <style:style style:name="T588_20" style:family="text"/>
    <style:style style:name="T588_21" style:family="text"/>
    <style:style style:name="T588_22" style:family="text"/>
    <style:style style:name="T588_23" style:family="text"/>
    <style:style style:name="T588_24" style:family="text"/>
    <style:style style:name="T588_25" style:family="text"/>
    <style:style style:name="T588_26" style:family="text"/>
    <style:style style:name="T588_27" style:family="text"/>
    <style:style style:name="T588_28" style:family="text"/>
    <style:style style:name="T588_29" style:family="text"/>
    <style:style style:name="T588_30" style:family="text"/>
    <style:style style:name="T588_31" style:family="text"/>
    <style:style style:name="T588_32" style:family="text"/>
    <style:style style:name="T588_33" style:family="text"/>
    <style:style style:name="T588_34" style:family="text"/>
    <style:style style:name="T588_35" style:family="text"/>
    <style:style style:name="T588_36" style:family="text"/>
    <style:style style:name="T588_37" style:family="text"/>
    <style:style style:name="T588_38" style:family="text"/>
    <style:style style:name="T588_39" style:family="text"/>
    <style:style style:name="T588_40" style:family="text"/>
    <style:style style:name="T588_41" style:family="text"/>
    <style:style style:name="T588_42" style:family="text"/>
    <style:style style:name="T588_43" style:family="text"/>
    <style:style style:name="T588_44" style:family="text"/>
    <style:style style:name="T588_45" style:family="text"/>
    <style:style style:name="T588_46" style:family="text"/>
    <style:style style:name="T588_47" style:family="text"/>
    <style:style style:name="T588_48" style:family="text"/>
    <style:style style:name="T588_49" style:family="text"/>
    <style:style style:name="T588_50" style:family="text"/>
    <style:style style:name="T588_51" style:family="text"/>
    <style:style style:name="T588_52" style:family="text"/>
    <style:style style:name="P589" style:family="paragraph" style:parent-style-name="Standard">
      <style:paragraph-properties fo:break-before="auto" fo:line-height="115%" fo:margin-top="0.353cm" style:writing-mode="lr-tb"/>
    </style:style>
    <style:style style:name="T589_1" style:family="text">
      <style:text-properties fo:font-weight="bold" style:font-weight-asian="bold" style:font-weight-complex="bold"/>
    </style:style>
    <style:style style:name="T589_2" style:family="text">
      <style:text-properties fo:font-weight="bold" style:font-weight-asian="bold" style:font-weight-complex="bold"/>
    </style:style>
    <style:style style:name="T589_3" style:family="text"/>
    <style:style style:name="T589_4" style:family="text"/>
    <style:style style:name="P590" style:family="paragraph" style:parent-style-name="Standard">
      <style:paragraph-properties fo:break-before="auto" fo:line-height="115%" fo:margin-top="0.353cm" style:writing-mode="lr-tb"/>
    </style:style>
    <style:style style:name="T590_1" style:family="text">
      <style:text-properties fo:font-weight="bold" style:font-weight-asian="bold" style:font-weight-complex="bold"/>
    </style:style>
    <style:style style:name="T590_2" style:family="text">
      <style:text-properties fo:font-weight="bold" style:font-weight-asian="bold" style:font-weight-complex="bold"/>
    </style:style>
    <style:style style:name="T590_3" style:family="text">
      <style:text-properties fo:font-weight="bold" style:font-weight-asian="bold" style:font-weight-complex="bold"/>
    </style:style>
    <style:style style:name="T590_4" style:family="text">
      <style:text-properties fo:font-weight="bold" style:font-weight-asian="bold" style:font-weight-complex="bold"/>
    </style:style>
    <style:style style:name="T590_5" style:family="text"/>
    <style:style style:name="T590_6" style:family="text"/>
    <style:style style:name="T590_7" style:family="text"/>
    <style:style style:name="T590_8" style:family="text"/>
    <style:style style:name="T590_9" style:family="text"/>
    <style:style style:name="T590_10" style:family="text"/>
    <style:style style:name="T590_11" style:family="text"/>
    <style:style style:name="T590_12" style:family="text"/>
    <style:style style:name="T590_13" style:family="text"/>
    <style:style style:name="T590_14" style:family="text"/>
    <style:style style:name="T590_15" style:family="text"/>
    <style:style style:name="T590_16" style:family="text"/>
    <style:style style:name="T590_17" style:family="text"/>
    <style:style style:name="T590_18" style:family="text"/>
    <style:style style:name="T590_19" style:family="text"/>
    <style:style style:name="T590_20" style:family="text"/>
    <style:style style:name="T590_21" style:family="text"/>
    <style:style style:name="T590_22" style:family="text"/>
    <style:style style:name="T590_23" style:family="text"/>
    <style:style style:name="P591" style:family="paragraph" style:parent-style-name="Standard">
      <style:paragraph-properties fo:break-before="auto" fo:line-height="115%" fo:margin-top="0.353cm" style:writing-mode="lr-tb"/>
    </style:style>
    <style:style style:name="T591_1" style:family="text">
      <style:text-properties fo:font-weight="bold" style:font-weight-asian="bold" style:font-weight-complex="bold"/>
    </style:style>
    <style:style style:name="T591_2" style:family="text">
      <style:text-properties fo:font-weight="bold" style:font-weight-asian="bold" style:font-weight-complex="bold"/>
    </style:style>
    <style:style style:name="T591_3" style:family="text">
      <style:text-properties fo:font-weight="bold" style:font-weight-asian="bold" style:font-weight-complex="bold"/>
    </style:style>
    <style:style style:name="T591_4" style:family="text">
      <style:text-properties fo:font-weight="bold" style:font-weight-asian="bold" style:font-weight-complex="bold"/>
    </style:style>
    <style:style style:name="T591_5" style:family="text"/>
    <style:style style:name="T591_6" style:family="text"/>
    <style:style style:name="T591_7" style:family="text"/>
    <style:style style:name="T591_8" style:family="text"/>
    <style:style style:name="T591_9" style:family="text"/>
    <style:style style:name="T591_10" style:family="text"/>
    <style:style style:name="T591_11" style:family="text"/>
    <style:style style:name="T591_12" style:family="text"/>
    <style:style style:name="T591_13" style:family="text"/>
    <style:style style:name="T591_14" style:family="text"/>
    <style:style style:name="T591_15" style:family="text"/>
    <style:style style:name="T591_16" style:family="text"/>
    <style:style style:name="T591_17" style:family="text"/>
    <style:style style:name="T591_18" style:family="text"/>
    <style:style style:name="T591_19" style:family="text"/>
    <style:style style:name="T591_20" style:family="text"/>
    <style:style style:name="T591_21" style:family="text"/>
    <style:style style:name="T591_22" style:family="text"/>
    <style:style style:name="T591_23" style:family="text"/>
    <style:style style:name="T591_24" style:family="text"/>
    <style:style style:name="T591_25" style:family="text"/>
    <style:style style:name="T591_26" style:family="text"/>
    <style:style style:name="T591_27" style:family="text"/>
    <style:style style:name="T591_28" style:family="text"/>
    <style:style style:name="T591_29" style:family="text"/>
    <style:style style:name="T591_30" style:family="text"/>
    <style:style style:name="T591_31" style:family="text"/>
    <style:style style:name="T591_32" style:family="text"/>
    <style:style style:name="T591_33" style:family="text"/>
    <style:style style:name="T591_34" style:family="text"/>
    <style:style style:name="T591_35" style:family="text"/>
    <style:style style:name="T591_36" style:family="text"/>
    <style:style style:name="T591_37" style:family="text"/>
    <style:style style:name="T591_38" style:family="text"/>
    <style:style style:name="T591_39" style:family="text"/>
    <style:style style:name="T591_40" style:family="text"/>
    <style:style style:name="T591_41" style:family="text"/>
    <style:style style:name="T591_42" style:family="text"/>
    <style:style style:name="T591_43" style:family="text"/>
    <style:style style:name="T591_44" style:family="text"/>
    <style:style style:name="T591_45" style:family="text"/>
    <style:style style:name="T591_46" style:family="text"/>
    <style:style style:name="T591_47" style:family="text"/>
    <style:style style:name="T591_48" style:family="text"/>
    <style:style style:name="T591_49" style:family="text"/>
    <style:style style:name="T591_50" style:family="text"/>
    <style:style style:name="T591_51" style:family="text"/>
    <style:style style:name="T591_52" style:family="text"/>
    <style:style style:name="T591_53" style:family="text"/>
    <style:style style:name="T591_54" style:family="text"/>
    <style:style style:name="P592" style:family="paragraph" style:parent-style-name="Standard">
      <style:paragraph-properties fo:break-before="auto" fo:line-height="115%" fo:margin-top="0.353cm" style:writing-mode="lr-tb"/>
    </style:style>
    <style:style style:name="T592_1" style:family="text">
      <style:text-properties fo:font-weight="bold" style:font-weight-asian="bold" style:font-weight-complex="bold"/>
    </style:style>
    <style:style style:name="T592_2" style:family="text">
      <style:text-properties fo:font-weight="bold" style:font-weight-asian="bold" style:font-weight-complex="bold"/>
    </style:style>
    <style:style style:name="T592_3" style:family="text">
      <style:text-properties fo:font-weight="bold" style:font-weight-asian="bold" style:font-weight-complex="bold"/>
    </style:style>
    <style:style style:name="T592_4" style:family="text">
      <style:text-properties fo:font-weight="bold" style:font-weight-asian="bold" style:font-weight-complex="bold"/>
    </style:style>
    <style:style style:name="P593" style:family="paragraph" style:parent-style-name="Standard">
      <style:paragraph-properties fo:break-before="auto" fo:line-height="115%" fo:margin-top="0.353cm" style:writing-mode="lr-tb"/>
    </style:style>
    <style:style style:name="T593_1" style:family="text">
      <style:text-properties fo:font-weight="bold" style:font-weight-asian="bold" style:font-weight-complex="bold"/>
    </style:style>
    <style:style style:name="T593_2" style:family="text"/>
    <style:style style:name="T593_3" style:family="text"/>
    <style:style style:name="T593_4" style:family="text"/>
    <style:style style:name="T593_5" style:family="text"/>
    <style:style style:name="T593_6" style:family="text"/>
    <style:style style:name="T593_7" style:family="text"/>
    <style:style style:name="T593_8" style:family="text"/>
    <style:style style:name="T593_9" style:family="text"/>
    <style:style style:name="T593_10" style:family="text"/>
    <style:style style:name="T593_11" style:family="text"/>
    <style:style style:name="P594" style:family="paragraph" style:parent-style-name="Standard">
      <style:paragraph-properties fo:break-before="auto" fo:line-height="115%" fo:margin-top="0.353cm" style:writing-mode="lr-tb"/>
    </style:style>
    <style:style style:name="T594_1" style:family="text">
      <style:text-properties fo:font-weight="bold" style:font-weight-asian="bold" style:font-weight-complex="bold"/>
    </style:style>
    <style:style style:name="T594_2" style:family="text"/>
    <style:style style:name="T594_3" style:family="text"/>
    <style:style style:name="T594_4" style:family="text"/>
    <style:style style:name="T594_5" style:family="text"/>
    <style:style style:name="T594_6" style:family="text"/>
    <style:style style:name="T594_7" style:family="text"/>
    <style:style style:name="T594_8" style:family="text"/>
    <style:style style:name="T594_9" style:family="text"/>
    <style:style style:name="T594_10" style:family="text"/>
    <style:style style:name="T594_11" style:family="text"/>
    <style:style style:name="T594_12" style:family="text"/>
    <style:style style:name="T594_13" style:family="text"/>
    <style:style style:name="T594_14" style:family="text"/>
    <style:style style:name="T594_15" style:family="text"/>
    <style:style style:name="T594_16" style:family="text"/>
    <style:style style:name="T594_17" style:family="text"/>
    <style:style style:name="T594_18" style:family="text"/>
    <style:style style:name="T594_19" style:family="text"/>
    <style:style style:name="T594_20" style:family="text"/>
    <style:style style:name="T594_21" style:family="text"/>
    <style:style style:name="T594_22" style:family="text"/>
    <style:style style:name="T594_23" style:family="text"/>
    <style:style style:name="T594_24" style:family="text"/>
    <style:style style:name="T594_25" style:family="text"/>
    <style:style style:name="P595" style:family="paragraph" style:parent-style-name="Standard">
      <style:paragraph-properties fo:break-before="auto" fo:line-height="115%" fo:margin-top="0.353cm" style:writing-mode="lr-tb"/>
    </style:style>
    <style:style style:name="T595_1" style:family="text">
      <style:text-properties fo:font-weight="bold" style:font-weight-asian="bold" style:font-weight-complex="bold"/>
    </style:style>
    <style:style style:name="T595_2" style:family="text"/>
    <style:style style:name="T595_3" style:family="text"/>
    <style:style style:name="T595_4" style:family="text"/>
    <style:style style:name="T595_5" style:family="text"/>
    <style:style style:name="T595_6" style:family="text"/>
    <style:style style:name="T595_7" style:family="text"/>
    <style:style style:name="T595_8" style:family="text"/>
    <style:style style:name="T595_9" style:family="text"/>
    <style:style style:name="P596" style:family="paragraph" style:parent-style-name="Standard">
      <style:paragraph-properties fo:break-before="auto" fo:line-height="115%" fo:margin-top="0.353cm" style:writing-mode="lr-tb"/>
    </style:style>
    <style:style style:name="T596_1" style:family="text">
      <style:text-properties fo:font-weight="bold" style:font-weight-asian="bold" style:font-weight-complex="bold"/>
    </style:style>
    <style:style style:name="T596_2" style:family="text"/>
    <style:style style:name="T596_3" style:family="text"/>
    <style:style style:name="T596_4" style:family="text"/>
    <style:style style:name="T596_5" style:family="text"/>
    <style:style style:name="T596_6" style:family="text"/>
    <style:style style:name="T596_7" style:family="text"/>
    <style:style style:name="T596_8" style:family="text"/>
    <style:style style:name="T596_9" style:family="text"/>
    <style:style style:name="T596_10" style:family="text"/>
    <style:style style:name="T596_11" style:family="text"/>
    <style:style style:name="T596_12" style:family="text"/>
    <style:style style:name="T596_13" style:family="text"/>
    <style:style style:name="T596_14" style:family="text"/>
    <style:style style:name="T596_15" style:family="text"/>
    <style:style style:name="T596_16" style:family="text"/>
    <style:style style:name="T596_17" style:family="text"/>
    <style:style style:name="T596_18" style:family="text"/>
    <style:style style:name="T596_19" style:family="text"/>
    <style:style style:name="P597" style:family="paragraph" style:parent-style-name="Standard">
      <style:paragraph-properties fo:break-before="auto" fo:line-height="115%" fo:margin-top="0.353cm" style:writing-mode="lr-tb"/>
    </style:style>
    <style:style style:name="T597_1" style:family="text">
      <style:text-properties fo:font-weight="bold" style:font-weight-asian="bold" style:font-weight-complex="bold"/>
    </style:style>
    <style:style style:name="T597_2" style:family="text"/>
    <style:style style:name="T597_3" style:family="text"/>
    <style:style style:name="T597_4" style:family="text"/>
    <style:style style:name="T597_5" style:family="text"/>
    <style:style style:name="T597_6" style:family="text"/>
    <style:style style:name="T597_7" style:family="text"/>
    <style:style style:name="T597_8" style:family="text"/>
    <style:style style:name="T597_9" style:family="text"/>
    <style:style style:name="T597_10" style:family="text"/>
    <style:style style:name="T597_11" style:family="text"/>
    <style:style style:name="T597_12" style:family="text"/>
    <style:style style:name="T597_13" style:family="text"/>
    <style:style style:name="T597_14" style:family="text"/>
    <style:style style:name="T597_15" style:family="text"/>
    <style:style style:name="T597_16" style:family="text">
      <style:text-properties fo:background-color="#00ffff"/>
    </style:style>
    <style:style style:name="T597_17" style:family="text">
      <style:text-properties fo:background-color="#00ffff"/>
    </style:style>
    <style:style style:name="T597_18" style:family="text"/>
    <style:style style:name="T597_19" style:family="text"/>
    <style:style style:name="T597_20" style:family="text"/>
    <style:style style:name="T597_21" style:family="text"/>
    <style:style style:name="T597_22" style:family="text"/>
    <style:style style:name="T597_23" style:family="text"/>
    <style:style style:name="T597_24" style:family="text"/>
    <style:style style:name="T597_25" style:family="text"/>
    <style:style style:name="T597_26" style:family="text"/>
    <style:style style:name="T597_27" style:family="text"/>
    <style:style style:name="T597_28" style:family="text"/>
    <style:style style:name="T597_29" style:family="text"/>
    <style:style style:name="P598" style:family="paragraph" style:parent-style-name="Standard">
      <style:paragraph-properties fo:break-before="auto" fo:line-height="115%" fo:margin-top="0.353cm" style:writing-mode="lr-tb"/>
    </style:style>
    <style:style style:name="T598_1" style:family="text">
      <style:text-properties fo:font-weight="bold" style:font-weight-asian="bold" style:font-weight-complex="bold"/>
    </style:style>
    <style:style style:name="T598_2" style:family="text"/>
    <style:style style:name="T598_3" style:family="text"/>
    <style:style style:name="T598_4" style:family="text"/>
    <style:style style:name="T598_5" style:family="text"/>
    <style:style style:name="T598_6" style:family="text"/>
    <style:style style:name="T598_7" style:family="text"/>
    <style:style style:name="T598_8" style:family="text"/>
    <style:style style:name="T598_9" style:family="text"/>
    <style:style style:name="T598_10" style:family="text"/>
    <style:style style:name="T598_11" style:family="text"/>
    <style:style style:name="T598_12" style:family="text"/>
    <style:style style:name="T598_13" style:family="text"/>
    <style:style style:name="T598_14" style:family="text"/>
    <style:style style:name="T598_15" style:family="text"/>
    <style:style style:name="T598_16" style:family="text"/>
    <style:style style:name="T598_17" style:family="text"/>
    <style:style style:name="T598_18" style:family="text"/>
    <style:style style:name="T598_19" style:family="text"/>
    <style:style style:name="P599" style:family="paragraph" style:parent-style-name="Standard">
      <style:paragraph-properties fo:break-before="auto" fo:line-height="115%" fo:margin-top="0.353cm" style:writing-mode="lr-tb"/>
    </style:style>
    <style:style style:name="T599_1" style:family="text">
      <style:text-properties fo:font-weight="bold" style:font-weight-asian="bold" style:font-weight-complex="bold"/>
    </style:style>
    <style:style style:name="T599_2" style:family="text">
      <style:text-properties fo:background-color="#00ffff"/>
    </style:style>
    <style:style style:name="T599_3" style:family="text">
      <style:text-properties fo:background-color="#00ffff"/>
    </style:style>
    <style:style style:name="T599_4" style:family="text"/>
    <style:style style:name="T599_5" style:family="text"/>
    <style:style style:name="T599_6" style:family="text"/>
    <style:style style:name="T599_7" style:family="text"/>
    <style:style style:name="T599_8" style:family="text"/>
    <style:style style:name="T599_9" style:family="text"/>
    <style:style style:name="T599_10" style:family="text"/>
    <style:style style:name="T599_11" style:family="text"/>
    <style:style style:name="T599_12" style:family="text"/>
    <style:style style:name="T599_13" style:family="text"/>
    <style:style style:name="T599_14" style:family="text"/>
    <style:style style:name="T599_15" style:family="text"/>
    <style:style style:name="T599_16" style:family="text"/>
    <style:style style:name="T599_17" style:family="text"/>
    <style:style style:name="T599_18" style:family="text"/>
    <style:style style:name="T599_19" style:family="text"/>
    <style:style style:name="T599_20" style:family="text"/>
    <style:style style:name="T599_21" style:family="text"/>
    <style:style style:name="T599_22" style:family="text"/>
    <style:style style:name="T599_23" style:family="text"/>
    <style:style style:name="T599_24" style:family="text"/>
    <style:style style:name="T599_25" style:family="text"/>
    <style:style style:name="T599_26" style:family="text"/>
    <style:style style:name="T599_27" style:family="text"/>
    <style:style style:name="T599_28" style:family="text"/>
    <style:style style:name="T599_29" style:family="text"/>
    <style:style style:name="T599_30" style:family="text"/>
    <style:style style:name="T599_31" style:family="text"/>
    <style:style style:name="T599_32" style:family="text"/>
    <style:style style:name="T599_33" style:family="text"/>
    <style:style style:name="T599_34" style:family="text"/>
    <style:style style:name="T599_35" style:family="text"/>
    <style:style style:name="T599_36" style:family="text"/>
    <style:style style:name="T599_37" style:family="text"/>
    <style:style style:name="T599_38" style:family="text"/>
    <style:style style:name="T599_39" style:family="text"/>
    <style:style style:name="T599_40" style:family="text"/>
    <style:style style:name="T599_41" style:family="text"/>
    <style:style style:name="T599_42" style:family="text"/>
    <style:style style:name="T599_43" style:family="text"/>
    <style:style style:name="T599_44" style:family="text"/>
    <style:style style:name="T599_45" style:family="text"/>
    <style:style style:name="T599_46" style:family="text"/>
    <style:style style:name="T599_47" style:family="text"/>
    <style:style style:name="T599_48" style:family="text"/>
    <style:style style:name="T599_49" style:family="text"/>
    <style:style style:name="T599_50" style:family="text"/>
    <style:style style:name="T599_51" style:family="text"/>
    <style:style style:name="T599_52" style:family="text"/>
    <style:style style:name="T599_53" style:family="text"/>
    <style:style style:name="T599_54" style:family="text"/>
    <style:style style:name="T599_55" style:family="text"/>
    <style:style style:name="T599_56" style:family="text"/>
    <style:style style:name="P600" style:family="paragraph" style:parent-style-name="Standard">
      <style:paragraph-properties fo:break-before="auto" fo:line-height="115%" fo:margin-top="0.353cm" style:writing-mode="lr-tb"/>
    </style:style>
    <style:style style:name="T600_1" style:family="text">
      <style:text-properties fo:font-weight="bold" style:font-weight-asian="bold" style:font-weight-complex="bold"/>
    </style:style>
    <style:style style:name="T600_2" style:family="text"/>
    <style:style style:name="T600_3" style:family="text"/>
    <style:style style:name="T600_4" style:family="text"/>
    <style:style style:name="T600_5" style:family="text"/>
    <style:style style:name="T600_6" style:family="text"/>
    <style:style style:name="T600_7" style:family="text"/>
    <style:style style:name="T600_8" style:family="text"/>
    <style:style style:name="T600_9" style:family="text"/>
    <style:style style:name="T600_10" style:family="text"/>
    <style:style style:name="T600_11" style:family="text"/>
    <style:style style:name="T600_12" style:family="text"/>
    <style:style style:name="T600_13" style:family="text"/>
    <style:style style:name="T600_14" style:family="text"/>
    <style:style style:name="T600_15" style:family="text"/>
    <style:style style:name="T600_16" style:family="text"/>
    <style:style style:name="T600_17" style:family="text"/>
    <style:style style:name="T600_18" style:family="text"/>
    <style:style style:name="T600_19" style:family="text"/>
    <style:style style:name="T600_20" style:family="text"/>
    <style:style style:name="T600_21" style:family="text"/>
    <style:style style:name="T600_22" style:family="text"/>
    <style:style style:name="T600_23" style:family="text"/>
    <style:style style:name="T600_24" style:family="text"/>
    <style:style style:name="T600_25" style:family="text"/>
    <style:style style:name="T600_26" style:family="text"/>
    <style:style style:name="T600_27" style:family="text"/>
    <style:style style:name="T600_28" style:family="text"/>
    <style:style style:name="T600_29" style:family="text"/>
    <style:style style:name="T600_30" style:family="text"/>
    <style:style style:name="T600_31" style:family="text"/>
    <style:style style:name="T600_32" style:family="text"/>
    <style:style style:name="T600_33" style:family="text"/>
    <style:style style:name="T600_34" style:family="text"/>
    <style:style style:name="T600_35" style:family="text"/>
    <style:style style:name="T600_36" style:family="text"/>
    <style:style style:name="T600_37" style:family="text"/>
    <style:style style:name="T600_38" style:family="text"/>
    <style:style style:name="T600_39" style:family="text"/>
    <style:style style:name="T600_40" style:family="text"/>
    <style:style style:name="T600_41" style:family="text"/>
    <style:style style:name="T600_42" style:family="text"/>
    <style:style style:name="T600_43" style:family="text"/>
    <style:style style:name="T600_44" style:family="text"/>
    <style:style style:name="T600_45" style:family="text"/>
    <style:style style:name="T600_46" style:family="text"/>
    <style:style style:name="T600_47" style:family="text"/>
    <style:style style:name="T600_48" style:family="text"/>
    <style:style style:name="T600_49" style:family="text"/>
    <style:style style:name="T600_50" style:family="text"/>
    <style:style style:name="T600_51" style:family="text"/>
    <style:style style:name="T600_52" style:family="text"/>
    <style:style style:name="T600_53" style:family="text"/>
    <style:style style:name="T600_54" style:family="text"/>
    <style:style style:name="T600_55" style:family="text"/>
    <style:style style:name="T600_56" style:family="text"/>
    <style:style style:name="T600_57" style:family="text"/>
    <style:style style:name="T600_58" style:family="text"/>
    <style:style style:name="T600_59" style:family="text"/>
    <style:style style:name="T600_60" style:family="text"/>
    <style:style style:name="T600_61" style:family="text"/>
    <style:style style:name="T600_62" style:family="text"/>
    <style:style style:name="T600_63" style:family="text"/>
    <style:style style:name="T600_64" style:family="text"/>
    <style:style style:name="T600_65" style:family="text"/>
    <style:style style:name="P601" style:family="paragraph" style:parent-style-name="Standard">
      <style:paragraph-properties fo:break-before="auto" fo:line-height="115%" fo:margin-top="0.353cm" style:writing-mode="lr-tb"/>
    </style:style>
    <style:style style:name="T601_1" style:family="text">
      <style:text-properties fo:font-weight="bold" style:font-weight-asian="bold" style:font-weight-complex="bold"/>
    </style:style>
    <style:style style:name="T601_2" style:family="text"/>
    <style:style style:name="T601_3" style:family="text"/>
    <style:style style:name="T601_4" style:family="text"/>
    <style:style style:name="T601_5" style:family="text"/>
    <style:style style:name="T601_6" style:family="text"/>
    <style:style style:name="T601_7" style:family="text"/>
    <style:style style:name="T601_8" style:family="text"/>
    <style:style style:name="T601_9" style:family="text"/>
    <style:style style:name="T601_10" style:family="text"/>
    <style:style style:name="T601_11" style:family="text"/>
    <style:style style:name="T601_12" style:family="text"/>
    <style:style style:name="T601_13" style:family="text"/>
    <style:style style:name="T601_14" style:family="text"/>
    <style:style style:name="T601_15" style:family="text"/>
    <style:style style:name="T601_16" style:family="text"/>
    <style:style style:name="T601_17" style:family="text"/>
    <style:style style:name="T601_18" style:family="text"/>
    <style:style style:name="T601_19" style:family="text"/>
    <style:style style:name="T601_20" style:family="text"/>
    <style:style style:name="T601_21" style:family="text"/>
    <style:style style:name="T601_22" style:family="text"/>
    <style:style style:name="T601_23" style:family="text"/>
    <style:style style:name="T601_24" style:family="text"/>
    <style:style style:name="T601_25" style:family="text"/>
    <style:style style:name="T601_26" style:family="text"/>
    <style:style style:name="T601_27" style:family="text"/>
    <style:style style:name="T601_28" style:family="text"/>
    <style:style style:name="T601_29" style:family="text"/>
    <style:style style:name="T601_30" style:family="text"/>
    <style:style style:name="T601_31" style:family="text"/>
    <style:style style:name="T601_32" style:family="text"/>
    <style:style style:name="T601_33" style:family="text"/>
    <style:style style:name="T601_34" style:family="text"/>
    <style:style style:name="T601_35" style:family="text"/>
    <style:style style:name="T601_36" style:family="text"/>
    <style:style style:name="T601_37" style:family="text"/>
    <style:style style:name="T601_38" style:family="text"/>
    <style:style style:name="T601_39" style:family="text"/>
    <style:style style:name="T601_40" style:family="text"/>
    <style:style style:name="T601_41" style:family="text"/>
    <style:style style:name="T601_42" style:family="text"/>
    <style:style style:name="T601_43" style:family="text"/>
    <style:style style:name="T601_44" style:family="text"/>
    <style:style style:name="T601_45" style:family="text"/>
    <style:style style:name="T601_46" style:family="text"/>
    <style:style style:name="T601_47" style:family="text"/>
    <style:style style:name="T601_48" style:family="text"/>
    <style:style style:name="T601_49" style:family="text"/>
    <style:style style:name="T601_50" style:family="text"/>
    <style:style style:name="T601_51" style:family="text"/>
    <style:style style:name="T601_52" style:family="text"/>
    <style:style style:name="P602" style:family="paragraph" style:parent-style-name="Standard">
      <style:paragraph-properties fo:break-before="auto" fo:line-height="115%" fo:margin-top="0.353cm" style:writing-mode="lr-tb"/>
    </style:style>
    <style:style style:name="P603" style:family="paragraph" style:parent-style-name="Standard">
      <style:paragraph-properties fo:break-before="auto" fo:line-height="115%" fo:margin-top="0.353cm" style:writing-mode="lr-tb"/>
    </style:style>
    <style:style style:name="T603_1" style:family="text">
      <style:text-properties fo:font-weight="bold" style:font-weight-asian="bold" style:font-weight-complex="bold"/>
    </style:style>
    <style:style style:name="T603_2" style:family="text">
      <style:text-properties fo:font-weight="bold" style:font-weight-asian="bold" style:font-weight-complex="bold"/>
    </style:style>
    <style:style style:name="T603_3" style:family="text">
      <style:text-properties fo:font-weight="bold" style:font-weight-asian="bold" style:font-weight-complex="bold"/>
    </style:style>
    <style:style style:name="T603_4" style:family="text">
      <style:text-properties fo:font-weight="bold" style:font-weight-asian="bold" style:font-weight-complex="bold"/>
    </style:style>
    <style:style style:name="P604" style:family="paragraph" style:parent-style-name="Standard">
      <style:paragraph-properties fo:break-before="auto" fo:line-height="115%" fo:margin-top="0.353cm" style:writing-mode="lr-tb"/>
    </style:style>
    <style:style style:name="T604_1" style:family="text"/>
    <style:style style:name="T604_2" style:family="text"/>
    <style:style style:name="T604_3" style:family="text"/>
    <style:style style:name="T604_4" style:family="text"/>
    <style:style style:name="T604_5" style:family="text"/>
    <style:style style:name="T604_6" style:family="text"/>
    <style:style style:name="T604_7" style:family="text"/>
    <style:style style:name="T604_8" style:family="text"/>
    <style:style style:name="T604_9" style:family="text"/>
    <style:style style:name="T604_10" style:family="text"/>
    <style:style style:name="T604_11" style:family="text"/>
    <style:style style:name="T604_12" style:family="text"/>
    <style:style style:name="T604_13" style:family="text"/>
    <style:style style:name="T604_14" style:family="text"/>
    <style:style style:name="T604_15" style:family="text"/>
    <style:style style:name="T604_16" style:family="text"/>
    <style:style style:name="T604_17" style:family="text"/>
    <style:style style:name="T604_18" style:family="text"/>
    <style:style style:name="T604_19" style:family="text"/>
    <style:style style:name="T604_20" style:family="text"/>
    <style:style style:name="T604_21" style:family="text"/>
    <style:style style:name="T604_22" style:family="text"/>
    <style:style style:name="T604_23" style:family="text"/>
    <style:style style:name="T604_24" style:family="text"/>
    <style:style style:name="T604_25" style:family="text"/>
    <style:style style:name="T604_26" style:family="text"/>
    <style:style style:name="T604_27" style:family="text"/>
    <style:style style:name="T604_28" style:family="text"/>
    <style:style style:name="T604_29" style:family="text"/>
    <style:style style:name="T604_30" style:family="text"/>
    <style:style style:name="T604_31" style:family="text"/>
    <style:style style:name="T604_32" style:family="text"/>
    <style:style style:name="T604_33" style:family="text"/>
    <style:style style:name="T604_34" style:family="text"/>
    <style:style style:name="T604_35" style:family="text"/>
    <style:style style:name="T604_36" style:family="text"/>
    <style:style style:name="T604_37" style:family="text"/>
    <style:style style:name="T604_38" style:family="text"/>
    <style:style style:name="T604_39" style:family="text"/>
    <style:style style:name="T604_40" style:family="text"/>
    <style:style style:name="T604_41" style:family="text"/>
    <style:style style:name="T604_42" style:family="text"/>
    <style:style style:name="T604_43" style:family="text"/>
    <style:style style:name="T604_44" style:family="text"/>
    <style:style style:name="T604_45" style:family="text"/>
    <style:style style:name="T604_46" style:family="text"/>
    <style:style style:name="T604_47" style:family="text"/>
    <style:style style:name="T604_48" style:family="text"/>
    <style:style style:name="T604_49" style:family="text"/>
    <style:style style:name="T604_50" style:family="text"/>
    <style:style style:name="T604_51" style:family="text"/>
    <style:style style:name="T604_52" style:family="text"/>
    <style:style style:name="T604_53" style:family="text"/>
    <style:style style:name="T604_54" style:family="text"/>
    <style:style style:name="T604_55" style:family="text"/>
    <style:style style:name="T604_56" style:family="text"/>
    <style:style style:name="T604_57" style:family="text"/>
    <style:style style:name="T604_58" style:family="text"/>
    <style:style style:name="T604_59" style:family="text"/>
    <style:style style:name="T604_60" style:family="text"/>
    <style:style style:name="T604_61" style:family="text"/>
    <style:style style:name="T604_62" style:family="text"/>
    <style:style style:name="T604_63" style:family="text"/>
    <style:style style:name="T604_64" style:family="text"/>
    <style:style style:name="T604_65" style:family="text"/>
    <style:style style:name="T604_66" style:family="text"/>
    <style:style style:name="T604_67" style:family="text"/>
    <style:style style:name="T604_68" style:family="text"/>
    <style:style style:name="T604_69" style:family="text"/>
    <style:style style:name="T604_70" style:family="text"/>
    <style:style style:name="T604_71" style:family="text"/>
    <style:style style:name="T604_72" style:family="text"/>
    <style:style style:name="T604_73" style:family="text"/>
    <style:style style:name="T604_74" style:family="text"/>
    <style:style style:name="T604_75" style:family="text"/>
    <style:style style:name="T604_76" style:family="text"/>
    <style:style style:name="T604_77" style:family="text"/>
    <style:style style:name="T604_78" style:family="text"/>
    <style:style style:name="T604_79" style:family="text"/>
    <style:style style:name="T604_80" style:family="text"/>
    <style:style style:name="T604_81" style:family="text"/>
    <style:style style:name="T604_82" style:family="text"/>
    <style:style style:name="T604_83" style:family="text"/>
    <style:style style:name="T604_84" style:family="text"/>
    <style:style style:name="T604_85" style:family="text"/>
    <style:style style:name="T604_86" style:family="text"/>
    <style:style style:name="T604_87" style:family="text"/>
    <style:style style:name="T604_88" style:family="text"/>
    <style:style style:name="T604_89" style:family="text"/>
    <style:style style:name="T604_90" style:family="text"/>
    <style:style style:name="T604_91" style:family="text"/>
    <style:style style:name="T604_92" style:family="text"/>
    <style:style style:name="T604_93" style:family="text"/>
    <style:style style:name="T604_94" style:family="text"/>
    <style:style style:name="T604_95" style:family="text"/>
    <style:style style:name="T604_96" style:family="text"/>
    <style:style style:name="P605" style:family="paragraph" style:parent-style-name="Standard">
      <style:paragraph-properties fo:break-before="auto" fo:line-height="115%" fo:margin-top="0.353cm" style:writing-mode="lr-tb"/>
    </style:style>
    <style:style style:name="P606" style:family="paragraph" style:parent-style-name="Standard">
      <style:paragraph-properties fo:break-before="auto" fo:line-height="115%" fo:margin-top="0.353cm" style:writing-mode="lr-tb"/>
    </style:style>
    <style:style style:name="T606_1" style:family="text">
      <style:text-properties fo:font-weight="bold" style:font-weight-asian="bold" style:font-weight-complex="bold"/>
    </style:style>
    <style:style style:name="T606_2" style:family="text">
      <style:text-properties fo:font-weight="bold" style:font-weight-asian="bold" style:font-weight-complex="bold"/>
    </style:style>
    <style:style style:name="T606_3" style:family="text"/>
    <style:style style:name="T606_4" style:family="text"/>
    <style:style style:name="T606_5" style:family="text"/>
    <style:style style:name="T606_6" style:family="text"/>
    <style:style style:name="T606_7" style:family="text"/>
    <style:style style:name="T606_8" style:family="text"/>
    <style:style style:name="T606_9" style:family="text"/>
    <style:style style:name="T606_10" style:family="text"/>
    <style:style style:name="T606_11" style:family="text"/>
    <style:style style:name="T606_12" style:family="text"/>
    <style:style style:name="T606_13" style:family="text"/>
    <style:style style:name="T606_14" style:family="text"/>
    <style:style style:name="P607" style:family="paragraph" style:parent-style-name="Standard">
      <style:paragraph-properties fo:break-before="auto" fo:line-height="115%" fo:margin-top="0.353cm" style:writing-mode="lr-tb"/>
    </style:style>
    <style:style style:name="T607_1" style:family="text">
      <style:text-properties fo:font-weight="bold" style:font-weight-asian="bold" style:font-weight-complex="bold"/>
    </style:style>
    <style:style style:name="T607_2" style:family="text">
      <style:text-properties fo:font-weight="bold" style:font-weight-asian="bold" style:font-weight-complex="bold"/>
    </style:style>
    <style:style style:name="T607_3" style:family="text"/>
    <style:style style:name="T607_4" style:family="text"/>
    <style:style style:name="T607_5" style:family="text">
      <style:text-properties fo:background-color="#00ffff"/>
    </style:style>
    <style:style style:name="P608" style:family="paragraph" style:parent-style-name="Standard">
      <style:paragraph-properties fo:break-before="auto" fo:line-height="115%" fo:margin-top="0.353cm" style:writing-mode="lr-tb"/>
    </style:style>
    <style:style style:name="T608_1" style:family="text">
      <style:text-properties fo:font-weight="bold" style:font-weight-asian="bold" style:font-weight-complex="bold"/>
    </style:style>
    <style:style style:name="T608_2" style:family="text">
      <style:text-properties fo:font-weight="bold" style:font-weight-asian="bold" style:font-weight-complex="bold"/>
    </style:style>
    <style:style style:name="T608_3" style:family="text"/>
    <style:style style:name="T608_4" style:family="text"/>
    <style:style style:name="T608_5" style:family="text"/>
    <style:style style:name="T608_6" style:family="text"/>
    <style:style style:name="T608_7" style:family="text"/>
    <style:style style:name="T608_8" style:family="text"/>
    <style:style style:name="T608_9" style:family="text"/>
    <style:style style:name="T608_10" style:family="text"/>
    <style:style style:name="T608_11" style:family="text"/>
    <style:style style:name="T608_12" style:family="text"/>
    <style:style style:name="T608_13" style:family="text"/>
    <style:style style:name="T608_14" style:family="text"/>
    <style:style style:name="T608_15" style:family="text"/>
    <style:style style:name="T608_16" style:family="text"/>
    <style:style style:name="T608_17" style:family="text"/>
    <style:style style:name="T608_18" style:family="text"/>
    <style:style style:name="T608_19" style:family="text"/>
    <style:style style:name="T608_20" style:family="text"/>
    <style:style style:name="T608_21" style:family="text"/>
    <style:style style:name="T608_22" style:family="text"/>
    <style:style style:name="T608_23" style:family="text"/>
    <style:style style:name="T608_24" style:family="text"/>
    <style:style style:name="T608_25" style:family="text"/>
    <style:style style:name="T608_26" style:family="text"/>
    <style:style style:name="T608_27" style:family="text"/>
    <style:style style:name="T608_28" style:family="text"/>
    <style:style style:name="T608_29" style:family="text"/>
    <style:style style:name="T608_30" style:family="text"/>
    <style:style style:name="T608_31" style:family="text"/>
    <style:style style:name="T608_32" style:family="text"/>
    <style:style style:name="T608_33" style:family="text"/>
    <style:style style:name="T608_34" style:family="text"/>
    <style:style style:name="T608_35" style:family="text"/>
    <style:style style:name="T608_36" style:family="text"/>
    <style:style style:name="T608_37" style:family="text"/>
    <style:style style:name="T608_38" style:family="text"/>
    <style:style style:name="T608_39" style:family="text"/>
    <style:style style:name="T608_40" style:family="text"/>
    <style:style style:name="T608_41" style:family="text"/>
    <style:style style:name="T608_42" style:family="text"/>
    <style:style style:name="T608_43" style:family="text"/>
    <style:style style:name="T608_44" style:family="text"/>
    <style:style style:name="T608_45" style:family="text"/>
    <style:style style:name="T608_46" style:family="text"/>
    <style:style style:name="T608_47" style:family="text"/>
    <style:style style:name="T608_48" style:family="text"/>
    <style:style style:name="T608_49" style:family="text"/>
    <style:style style:name="T608_50" style:family="text"/>
    <style:style style:name="T608_51" style:family="text"/>
    <style:style style:name="T608_52" style:family="text"/>
    <style:style style:name="T608_53" style:family="text"/>
    <style:style style:name="T608_54" style:family="text"/>
    <style:style style:name="T608_55" style:family="text"/>
    <style:style style:name="T608_56" style:family="text"/>
    <style:style style:name="T608_57" style:family="text"/>
    <style:style style:name="T608_58" style:family="text"/>
    <style:style style:name="T608_59" style:family="text"/>
    <style:style style:name="T608_60" style:family="text"/>
    <style:style style:name="T608_61" style:family="text"/>
    <style:style style:name="T608_62" style:family="text"/>
    <style:style style:name="T608_63" style:family="text"/>
    <style:style style:name="P609" style:family="paragraph" style:parent-style-name="Standard">
      <style:paragraph-properties fo:break-before="auto" fo:line-height="115%" fo:margin-top="0.353cm" style:writing-mode="lr-tb"/>
    </style:style>
    <style:style style:name="T609_1" style:family="text">
      <style:text-properties fo:font-weight="bold" style:font-weight-asian="bold" style:font-weight-complex="bold"/>
    </style:style>
    <style:style style:name="T609_2" style:family="text">
      <style:text-properties fo:font-weight="bold" style:font-weight-asian="bold" style:font-weight-complex="bold"/>
    </style:style>
    <style:style style:name="T609_3" style:family="text"/>
    <style:style style:name="T609_4" style:family="text"/>
    <style:style style:name="P610" style:family="paragraph" style:parent-style-name="Standard">
      <style:paragraph-properties fo:break-before="auto" fo:line-height="115%" fo:margin-top="0.353cm" style:writing-mode="lr-tb"/>
    </style:style>
    <style:style style:name="T610_1" style:family="text">
      <style:text-properties fo:font-weight="bold" style:font-weight-asian="bold" style:font-weight-complex="bold"/>
    </style:style>
    <style:style style:name="T610_2" style:family="text">
      <style:text-properties fo:font-weight="bold" style:font-weight-asian="bold" style:font-weight-complex="bold"/>
    </style:style>
    <style:style style:name="T610_3" style:family="text">
      <style:text-properties fo:font-weight="bold" style:font-weight-asian="bold" style:font-weight-complex="bold"/>
    </style:style>
    <style:style style:name="T610_4" style:family="text">
      <style:text-properties fo:font-weight="bold" style:font-weight-asian="bold" style:font-weight-complex="bold"/>
    </style:style>
    <style:style style:name="T610_5" style:family="text"/>
    <style:style style:name="T610_6" style:family="text"/>
    <style:style style:name="T610_7" style:family="text"/>
    <style:style style:name="T610_8" style:family="text"/>
    <style:style style:name="T610_9" style:family="text"/>
    <style:style style:name="T610_10" style:family="text"/>
    <style:style style:name="T610_11" style:family="text"/>
    <style:style style:name="T610_12" style:family="text"/>
    <style:style style:name="T610_13" style:family="text"/>
    <style:style style:name="T610_14" style:family="text"/>
    <style:style style:name="T610_15" style:family="text"/>
    <style:style style:name="T610_16" style:family="text"/>
    <style:style style:name="T610_17" style:family="text"/>
    <style:style style:name="T610_18" style:family="text"/>
    <style:style style:name="T610_19" style:family="text"/>
    <style:style style:name="T610_20" style:family="text"/>
    <style:style style:name="T610_21" style:family="text"/>
    <style:style style:name="T610_22" style:family="text"/>
    <style:style style:name="T610_23" style:family="text"/>
    <style:style style:name="T610_24" style:family="text"/>
    <style:style style:name="T610_25" style:family="text"/>
    <style:style style:name="T610_26" style:family="text"/>
    <style:style style:name="T610_27" style:family="text"/>
    <style:style style:name="T610_28" style:family="text"/>
    <style:style style:name="T610_29" style:family="text"/>
    <style:style style:name="T610_30" style:family="text"/>
    <style:style style:name="T610_31" style:family="text"/>
    <style:style style:name="T610_32" style:family="text"/>
    <style:style style:name="T610_33" style:family="text"/>
    <style:style style:name="T610_34" style:family="text"/>
    <style:style style:name="T610_35" style:family="text"/>
    <style:style style:name="T610_36" style:family="text"/>
    <style:style style:name="T610_37" style:family="text"/>
    <style:style style:name="T610_38" style:family="text"/>
    <style:style style:name="P611" style:family="paragraph" style:parent-style-name="Standard">
      <style:paragraph-properties fo:break-before="auto" fo:line-height="115%" fo:margin-top="0.353cm" style:writing-mode="lr-tb"/>
    </style:style>
    <style:style style:name="T611_1" style:family="text">
      <style:text-properties fo:font-weight="bold" style:font-weight-asian="bold" style:font-weight-complex="bold"/>
    </style:style>
    <style:style style:name="T611_2" style:family="text">
      <style:text-properties fo:font-weight="bold" style:font-weight-asian="bold" style:font-weight-complex="bold"/>
    </style:style>
    <style:style style:name="T611_3" style:family="text">
      <style:text-properties fo:font-weight="bold" style:font-weight-asian="bold" style:font-weight-complex="bold"/>
    </style:style>
    <style:style style:name="T611_4" style:family="text">
      <style:text-properties fo:font-weight="bold" style:font-weight-asian="bold" style:font-weight-complex="bold"/>
    </style:style>
    <style:style style:name="T611_5" style:family="text"/>
    <style:style style:name="T611_6" style:family="text"/>
    <style:style style:name="T611_7" style:family="text"/>
    <style:style style:name="T611_8" style:family="text"/>
    <style:style style:name="T611_9" style:family="text"/>
    <style:style style:name="T611_10" style:family="text"/>
    <style:style style:name="T611_11" style:family="text"/>
    <style:style style:name="T611_12" style:family="text"/>
    <style:style style:name="T611_13" style:family="text"/>
    <style:style style:name="T611_14" style:family="text"/>
    <style:style style:name="T611_15" style:family="text"/>
    <style:style style:name="T611_16" style:family="text"/>
    <style:style style:name="T611_17" style:family="text"/>
    <style:style style:name="T611_18" style:family="text"/>
    <style:style style:name="T611_19" style:family="text"/>
    <style:style style:name="T611_20" style:family="text"/>
    <style:style style:name="T611_21" style:family="text"/>
    <style:style style:name="T611_22" style:family="text"/>
    <style:style style:name="T611_23" style:family="text"/>
    <style:style style:name="T611_24" style:family="text"/>
    <style:style style:name="T611_25" style:family="text"/>
    <style:style style:name="T611_26" style:family="text"/>
    <style:style style:name="P612" style:family="paragraph" style:parent-style-name="Standard">
      <style:paragraph-properties fo:break-before="auto" fo:line-height="115%" fo:margin-top="0.353cm" style:writing-mode="lr-tb"/>
    </style:style>
    <style:style style:name="T612_1" style:family="text">
      <style:text-properties fo:font-weight="bold" style:font-weight-asian="bold" style:font-weight-complex="bold"/>
    </style:style>
    <style:style style:name="T612_2" style:family="text">
      <style:text-properties fo:font-weight="bold" style:font-weight-asian="bold" style:font-weight-complex="bold"/>
    </style:style>
    <style:style style:name="T612_3" style:family="text">
      <style:text-properties fo:font-weight="bold" style:font-weight-asian="bold" style:font-weight-complex="bold"/>
    </style:style>
    <style:style style:name="T612_4" style:family="text">
      <style:text-properties fo:font-weight="bold" style:font-weight-asian="bold" style:font-weight-complex="bold"/>
    </style:style>
    <style:style style:name="P613" style:family="paragraph" style:parent-style-name="Standard">
      <style:paragraph-properties fo:break-before="auto" fo:line-height="115%" fo:margin-top="0.353cm" style:writing-mode="lr-tb"/>
    </style:style>
    <style:style style:name="T613_1" style:family="text">
      <style:text-properties fo:font-weight="bold" style:font-weight-asian="bold" style:font-weight-complex="bold"/>
    </style:style>
    <style:style style:name="T613_2" style:family="text"/>
    <style:style style:name="T613_3" style:family="text"/>
    <style:style style:name="T613_4" style:family="text"/>
    <style:style style:name="T613_5" style:family="text"/>
    <style:style style:name="T613_6" style:family="text"/>
    <style:style style:name="T613_7" style:family="text"/>
    <style:style style:name="T613_8" style:family="text"/>
    <style:style style:name="T613_9" style:family="text"/>
    <style:style style:name="T613_10" style:family="text"/>
    <style:style style:name="T613_11" style:family="text"/>
    <style:style style:name="T613_12" style:family="text"/>
    <style:style style:name="T613_13" style:family="text"/>
    <style:style style:name="T613_14" style:family="text"/>
    <style:style style:name="T613_15" style:family="text"/>
    <style:style style:name="T613_16" style:family="text"/>
    <style:style style:name="T613_17" style:family="text"/>
    <style:style style:name="T613_18" style:family="text"/>
    <style:style style:name="T613_19" style:family="text"/>
    <style:style style:name="T613_20" style:family="text"/>
    <style:style style:name="T613_21" style:family="text"/>
    <style:style style:name="T613_22" style:family="text"/>
    <style:style style:name="T613_23" style:family="text"/>
    <style:style style:name="T613_24" style:family="text"/>
    <style:style style:name="T613_25" style:family="text"/>
    <style:style style:name="T613_26" style:family="text"/>
    <style:style style:name="T613_27" style:family="text"/>
    <style:style style:name="T613_28" style:family="text"/>
    <style:style style:name="T613_29" style:family="text"/>
    <style:style style:name="T613_30" style:family="text"/>
    <style:style style:name="T613_31" style:family="text"/>
    <style:style style:name="T613_32" style:family="text"/>
    <style:style style:name="T613_33" style:family="text"/>
    <style:style style:name="T613_34" style:family="text"/>
    <style:style style:name="T613_35" style:family="text"/>
    <style:style style:name="T613_36" style:family="text"/>
    <style:style style:name="T613_37" style:family="text"/>
    <style:style style:name="T613_38" style:family="text"/>
    <style:style style:name="T613_39" style:family="text"/>
    <style:style style:name="T613_40" style:family="text"/>
    <style:style style:name="T613_41" style:family="text"/>
    <style:style style:name="T613_42" style:family="text"/>
    <style:style style:name="T613_43" style:family="text"/>
    <style:style style:name="T613_44" style:family="text"/>
    <style:style style:name="T613_45" style:family="text"/>
    <style:style style:name="T613_46" style:family="text"/>
    <style:style style:name="T613_47" style:family="text"/>
    <style:style style:name="T613_48" style:family="text"/>
    <style:style style:name="T613_49" style:family="text"/>
    <style:style style:name="T613_50" style:family="text"/>
    <style:style style:name="T613_51" style:family="text"/>
    <style:style style:name="T613_52" style:family="text"/>
    <style:style style:name="T613_53" style:family="text"/>
    <style:style style:name="T613_54" style:family="text"/>
    <style:style style:name="T613_55" style:family="text"/>
    <style:style style:name="T613_56" style:family="text"/>
    <style:style style:name="T613_57" style:family="text"/>
    <style:style style:name="T613_58" style:family="text"/>
    <style:style style:name="T613_59" style:family="text"/>
    <style:style style:name="T613_60" style:family="text"/>
    <style:style style:name="T613_61" style:family="text"/>
    <style:style style:name="T613_62" style:family="text"/>
    <style:style style:name="T613_63" style:family="text"/>
    <style:style style:name="T613_64" style:family="text"/>
    <style:style style:name="T613_65" style:family="text"/>
    <style:style style:name="T613_66" style:family="text"/>
    <style:style style:name="P614" style:family="paragraph" style:parent-style-name="Standard">
      <style:paragraph-properties fo:break-before="auto" fo:line-height="115%" fo:margin-top="0.353cm" style:writing-mode="lr-tb"/>
    </style:style>
    <style:style style:name="T614_1" style:family="text">
      <style:text-properties fo:font-weight="bold" style:font-weight-asian="bold" style:font-weight-complex="bold"/>
    </style:style>
    <style:style style:name="T614_2" style:family="text"/>
    <style:style style:name="T614_3" style:family="text"/>
    <style:style style:name="T614_4" style:family="text"/>
    <style:style style:name="T614_5" style:family="text"/>
    <style:style style:name="T614_6" style:family="text"/>
    <style:style style:name="T614_7" style:family="text"/>
    <style:style style:name="T614_8" style:family="text"/>
    <style:style style:name="T614_9" style:family="text"/>
    <style:style style:name="T614_10" style:family="text"/>
    <style:style style:name="T614_11" style:family="text"/>
    <style:style style:name="T614_12" style:family="text"/>
    <style:style style:name="T614_13" style:family="text"/>
    <style:style style:name="T614_14" style:family="text"/>
    <style:style style:name="T614_15" style:family="text"/>
    <style:style style:name="T614_16" style:family="text"/>
    <style:style style:name="T614_17" style:family="text"/>
    <style:style style:name="T614_18" style:family="text"/>
    <style:style style:name="T614_19" style:family="text"/>
    <style:style style:name="T614_20" style:family="text"/>
    <style:style style:name="T614_21" style:family="text"/>
    <style:style style:name="T614_22" style:family="text"/>
    <style:style style:name="T614_23" style:family="text"/>
    <style:style style:name="T614_24" style:family="text"/>
    <style:style style:name="T614_25" style:family="text"/>
    <style:style style:name="T614_26" style:family="text"/>
    <style:style style:name="T614_27" style:family="text"/>
    <style:style style:name="T614_28" style:family="text"/>
    <style:style style:name="T614_29" style:family="text"/>
    <style:style style:name="T614_30" style:family="text"/>
    <style:style style:name="T614_31" style:family="text"/>
    <style:style style:name="T614_32" style:family="text"/>
    <style:style style:name="T614_33" style:family="text"/>
    <style:style style:name="T614_34" style:family="text"/>
    <style:style style:name="P615" style:family="paragraph" style:parent-style-name="Standard">
      <style:paragraph-properties fo:break-before="auto" fo:line-height="115%" fo:margin-top="0.353cm" style:writing-mode="lr-tb"/>
    </style:style>
    <style:style style:name="T615_1" style:family="text">
      <style:text-properties fo:font-weight="bold" style:font-weight-asian="bold" style:font-weight-complex="bold"/>
    </style:style>
    <style:style style:name="T615_2" style:family="text"/>
    <style:style style:name="T615_3" style:family="text">
      <style:text-properties fo:background-color="#00ffff"/>
    </style:style>
    <style:style style:name="T615_4" style:family="text">
      <style:text-properties fo:background-color="#00ffff"/>
    </style:style>
    <style:style style:name="T615_5" style:family="text">
      <style:text-properties fo:background-color="#00ffff"/>
    </style:style>
    <style:style style:name="T615_6" style:family="text"/>
    <style:style style:name="T615_7" style:family="text"/>
    <style:style style:name="T615_8" style:family="text"/>
    <style:style style:name="T615_9" style:family="text"/>
    <style:style style:name="T615_10" style:family="text"/>
    <style:style style:name="T615_11" style:family="text"/>
    <style:style style:name="T615_12" style:family="text"/>
    <style:style style:name="T615_13" style:family="text"/>
    <style:style style:name="T615_14" style:family="text"/>
    <style:style style:name="T615_15" style:family="text"/>
    <style:style style:name="T615_16" style:family="text"/>
    <style:style style:name="T615_17" style:family="text"/>
    <style:style style:name="T615_18" style:family="text"/>
    <style:style style:name="T615_19" style:family="text"/>
    <style:style style:name="T615_20" style:family="text"/>
    <style:style style:name="T615_21" style:family="text"/>
    <style:style style:name="T615_22" style:family="text"/>
    <style:style style:name="T615_23" style:family="text"/>
    <style:style style:name="T615_24" style:family="text"/>
    <style:style style:name="T615_25" style:family="text"/>
    <style:style style:name="T615_26" style:family="text"/>
    <style:style style:name="T615_27" style:family="text"/>
    <style:style style:name="T615_28" style:family="text"/>
    <style:style style:name="T615_29" style:family="text"/>
    <style:style style:name="T615_30" style:family="text"/>
    <style:style style:name="P616" style:family="paragraph" style:parent-style-name="Standard">
      <style:paragraph-properties fo:break-before="auto" fo:line-height="115%" fo:margin-top="0.353cm" style:writing-mode="lr-tb"/>
    </style:style>
    <style:style style:name="T616_1" style:family="text">
      <style:text-properties fo:font-weight="bold" style:font-weight-asian="bold" style:font-weight-complex="bold"/>
    </style:style>
    <style:style style:name="T616_2" style:family="text"/>
    <style:style style:name="T616_3" style:family="text"/>
    <style:style style:name="T616_4" style:family="text"/>
    <style:style style:name="T616_5" style:family="text"/>
    <style:style style:name="T616_6" style:family="text"/>
    <style:style style:name="T616_7" style:family="text"/>
    <style:style style:name="T616_8" style:family="text"/>
    <style:style style:name="T616_9" style:family="text"/>
    <style:style style:name="T616_10" style:family="text"/>
    <style:style style:name="T616_11" style:family="text"/>
    <style:style style:name="T616_12" style:family="text"/>
    <style:style style:name="T616_13" style:family="text"/>
    <style:style style:name="T616_14" style:family="text"/>
    <style:style style:name="T616_15" style:family="text"/>
    <style:style style:name="T616_16" style:family="text"/>
    <style:style style:name="T616_17" style:family="text"/>
    <style:style style:name="T616_18" style:family="text"/>
    <style:style style:name="T616_19" style:family="text"/>
    <style:style style:name="T616_20" style:family="text"/>
    <style:style style:name="T616_21" style:family="text"/>
    <style:style style:name="T616_22" style:family="text"/>
    <style:style style:name="T616_23" style:family="text"/>
    <style:style style:name="P617" style:family="paragraph" style:parent-style-name="Standard">
      <style:paragraph-properties fo:break-before="auto" fo:line-height="115%" fo:margin-top="0.353cm" style:writing-mode="lr-tb"/>
    </style:style>
    <style:style style:name="P618" style:family="paragraph" style:parent-style-name="Standard">
      <style:paragraph-properties fo:break-before="auto" fo:line-height="115%" fo:margin-top="0.353cm" style:writing-mode="lr-tb"/>
    </style:style>
    <style:style style:name="T618_1" style:family="text">
      <style:text-properties fo:font-weight="bold" style:font-weight-asian="bold" style:font-weight-complex="bold"/>
    </style:style>
    <style:style style:name="T618_2" style:family="text">
      <style:text-properties fo:font-weight="bold" style:font-weight-asian="bold" style:font-weight-complex="bold"/>
    </style:style>
    <style:style style:name="T618_3" style:family="text">
      <style:text-properties fo:font-weight="bold" style:font-weight-asian="bold" style:font-weight-complex="bold"/>
    </style:style>
    <style:style style:name="T618_4" style:family="text">
      <style:text-properties fo:font-weight="bold" style:font-weight-asian="bold" style:font-weight-complex="bold"/>
    </style:style>
    <style:style style:name="P619" style:family="paragraph" style:parent-style-name="Standard">
      <style:paragraph-properties fo:break-before="auto" fo:line-height="115%" fo:margin-top="0.353cm" style:writing-mode="lr-tb"/>
    </style:style>
    <style:style style:name="T619_1" style:family="text"/>
    <style:style style:name="T619_2" style:family="text"/>
    <style:style style:name="T619_3" style:family="text"/>
    <style:style style:name="T619_4" style:family="text"/>
    <style:style style:name="T619_5" style:family="text"/>
    <style:style style:name="T619_6" style:family="text"/>
    <style:style style:name="T619_7" style:family="text"/>
    <style:style style:name="T619_8" style:family="text"/>
    <style:style style:name="T619_9" style:family="text"/>
    <style:style style:name="T619_10" style:family="text"/>
    <style:style style:name="T619_11" style:family="text"/>
    <style:style style:name="T619_12" style:family="text"/>
    <style:style style:name="T619_13" style:family="text"/>
    <style:style style:name="T619_14" style:family="text"/>
    <style:style style:name="T619_15" style:family="text"/>
    <style:style style:name="T619_16" style:family="text"/>
    <style:style style:name="T619_17" style:family="text"/>
    <style:style style:name="T619_18" style:family="text"/>
    <style:style style:name="T619_19" style:family="text"/>
    <style:style style:name="T619_20" style:family="text"/>
    <style:style style:name="T619_21" style:family="text"/>
    <style:style style:name="T619_22" style:family="text"/>
    <style:style style:name="T619_23" style:family="text"/>
    <style:style style:name="T619_24" style:family="text"/>
    <style:style style:name="T619_25" style:family="text"/>
    <style:style style:name="T619_26" style:family="text"/>
    <style:style style:name="T619_27" style:family="text"/>
    <style:style style:name="T619_28" style:family="text"/>
    <style:style style:name="T619_29" style:family="text"/>
    <style:style style:name="T619_30" style:family="text"/>
    <style:style style:name="T619_31" style:family="text"/>
    <style:style style:name="T619_32" style:family="text"/>
    <style:style style:name="T619_33" style:family="text"/>
    <style:style style:name="T619_34" style:family="text"/>
    <style:style style:name="T619_35" style:family="text"/>
    <style:style style:name="T619_36" style:family="text"/>
    <style:style style:name="T619_37" style:family="text"/>
    <style:style style:name="T619_38" style:family="text"/>
    <style:style style:name="T619_39" style:family="text"/>
    <style:style style:name="T619_40" style:family="text"/>
    <style:style style:name="P620" style:family="paragraph" style:parent-style-name="Standard">
      <style:paragraph-properties fo:break-before="auto" fo:line-height="115%" fo:margin-top="0.353cm" style:writing-mode="lr-tb"/>
    </style:style>
    <style:style style:name="T620_1" style:family="text"/>
    <style:style style:name="P621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P622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P623" style:family="paragraph" style:parent-style-name="Standard">
      <style:paragraph-properties fo:break-before="auto" fo:line-height="115%" fo:margin-top="0.353cm" style:writing-mode="lr-tb"/>
      <style:text-properties fo:font-weight="bold" style:font-weight-asian="bold" style:font-weight-complex="bold"/>
    </style:style>
    <style:style style:name="P624" style:family="paragraph" style:parent-style-name="Standard">
      <style:paragraph-properties fo:break-before="auto" fo:line-height="115%" fo:margin-top="0.353cm" style:writing-mode="lr-tb"/>
    </style:style>
    <style:style style:name="T624_1" style:family="text">
      <style:text-properties fo:font-weight="bold" style:font-weight-asian="bold" style:font-weight-complex="bold"/>
    </style:style>
    <style:style style:name="T624_2" style:family="text">
      <style:text-properties fo:font-weight="bold" style:font-weight-asian="bold" style:font-weight-complex="bold"/>
    </style:style>
    <style:style style:name="T624_3" style:family="text"/>
    <style:style style:name="T624_4" style:family="text"/>
    <style:style style:name="T624_5" style:family="text"/>
    <style:style style:name="T624_6" style:family="text"/>
    <style:style style:name="T624_7" style:family="text"/>
    <style:style style:name="T624_8" style:family="text"/>
    <style:style style:name="T624_9" style:family="text"/>
    <style:style style:name="P625" style:family="paragraph" style:parent-style-name="Standard">
      <style:paragraph-properties fo:break-before="auto" fo:line-height="115%" fo:margin-top="0.353cm" style:writing-mode="lr-tb"/>
    </style:style>
    <style:style style:name="T625_1" style:family="text">
      <style:text-properties fo:font-weight="bold" style:font-weight-asian="bold" style:font-weight-complex="bold"/>
    </style:style>
    <style:style style:name="T625_2" style:family="text">
      <style:text-properties fo:font-weight="bold" style:font-weight-asian="bold" style:font-weight-complex="bold"/>
    </style:style>
    <style:style style:name="T625_3" style:family="text"/>
    <style:style style:name="T625_4" style:family="text"/>
    <style:style style:name="T625_5" style:family="text">
      <style:text-properties fo:background-color="#00ffff"/>
    </style:style>
    <style:style style:name="P626" style:family="paragraph" style:parent-style-name="Standard">
      <style:paragraph-properties fo:break-before="auto" fo:line-height="115%" fo:margin-top="0.353cm" style:writing-mode="lr-tb"/>
    </style:style>
    <style:style style:name="T626_1" style:family="text">
      <style:text-properties fo:font-weight="bold" style:font-weight-asian="bold" style:font-weight-complex="bold"/>
    </style:style>
    <style:style style:name="T626_2" style:family="text">
      <style:text-properties fo:font-weight="bold" style:font-weight-asian="bold" style:font-weight-complex="bold"/>
    </style:style>
    <style:style style:name="T626_3" style:family="text"/>
    <style:style style:name="T626_4" style:family="text"/>
    <style:style style:name="T626_5" style:family="text"/>
    <style:style style:name="T626_6" style:family="text"/>
    <style:style style:name="T626_7" style:family="text"/>
    <style:style style:name="T626_8" style:family="text"/>
    <style:style style:name="T626_9" style:family="text"/>
    <style:style style:name="T626_10" style:family="text"/>
    <style:style style:name="T626_11" style:family="text"/>
    <style:style style:name="T626_12" style:family="text"/>
    <style:style style:name="T626_13" style:family="text"/>
    <style:style style:name="T626_14" style:family="text"/>
    <style:style style:name="T626_15" style:family="text"/>
    <style:style style:name="T626_16" style:family="text"/>
    <style:style style:name="T626_17" style:family="text"/>
    <style:style style:name="T626_18" style:family="text"/>
    <style:style style:name="T626_19" style:family="text"/>
    <style:style style:name="T626_20" style:family="text"/>
    <style:style style:name="T626_21" style:family="text"/>
    <style:style style:name="T626_22" style:family="text"/>
    <style:style style:name="T626_23" style:family="text"/>
    <style:style style:name="T626_24" style:family="text"/>
    <style:style style:name="T626_25" style:family="text"/>
    <style:style style:name="T626_26" style:family="text"/>
    <style:style style:name="T626_27" style:family="text"/>
    <style:style style:name="T626_28" style:family="text"/>
    <style:style style:name="T626_29" style:family="text"/>
    <style:style style:name="T626_30" style:family="text"/>
    <style:style style:name="T626_31" style:family="text"/>
    <style:style style:name="T626_32" style:family="text"/>
    <style:style style:name="T626_33" style:family="text"/>
    <style:style style:name="T626_34" style:family="text"/>
    <style:style style:name="T626_35" style:family="text"/>
    <style:style style:name="T626_36" style:family="text"/>
    <style:style style:name="T626_37" style:family="text"/>
    <style:style style:name="T626_38" style:family="text"/>
    <style:style style:name="P627" style:family="paragraph" style:parent-style-name="Standard">
      <style:paragraph-properties fo:break-before="auto" fo:line-height="115%" fo:margin-top="0.353cm" style:writing-mode="lr-tb"/>
    </style:style>
    <style:style style:name="T627_1" style:family="text">
      <style:text-properties fo:font-weight="bold" style:font-weight-asian="bold" style:font-weight-complex="bold"/>
    </style:style>
    <style:style style:name="T627_2" style:family="text">
      <style:text-properties fo:font-weight="bold" style:font-weight-asian="bold" style:font-weight-complex="bold"/>
    </style:style>
    <style:style style:name="T627_3" style:family="text"/>
    <style:style style:name="T627_4" style:family="text"/>
    <style:style style:name="P628" style:family="paragraph" style:parent-style-name="Standard">
      <style:paragraph-properties fo:break-before="auto" fo:line-height="115%" fo:margin-top="0.353cm" style:writing-mode="lr-tb"/>
    </style:style>
    <style:style style:name="T628_1" style:family="text">
      <style:text-properties fo:font-weight="bold" style:font-weight-asian="bold" style:font-weight-complex="bold"/>
    </style:style>
    <style:style style:name="T628_2" style:family="text">
      <style:text-properties fo:font-weight="bold" style:font-weight-asian="bold" style:font-weight-complex="bold"/>
    </style:style>
    <style:style style:name="T628_3" style:family="text">
      <style:text-properties fo:font-weight="bold" style:font-weight-asian="bold" style:font-weight-complex="bold"/>
    </style:style>
    <style:style style:name="T628_4" style:family="text">
      <style:text-properties fo:font-weight="bold" style:font-weight-asian="bold" style:font-weight-complex="bold"/>
    </style:style>
    <style:style style:name="T628_5" style:family="text"/>
    <style:style style:name="T628_6" style:family="text"/>
    <style:style style:name="T628_7" style:family="text"/>
    <style:style style:name="T628_8" style:family="text"/>
    <style:style style:name="T628_9" style:family="text"/>
    <style:style style:name="T628_10" style:family="text"/>
    <style:style style:name="T628_11" style:family="text"/>
    <style:style style:name="T628_12" style:family="text"/>
    <style:style style:name="T628_13" style:family="text"/>
    <style:style style:name="T628_14" style:family="text"/>
    <style:style style:name="T628_15" style:family="text"/>
    <style:style style:name="T628_16" style:family="text"/>
    <style:style style:name="T628_17" style:family="text"/>
    <style:style style:name="T628_18" style:family="text"/>
    <style:style style:name="T628_19" style:family="text"/>
    <style:style style:name="T628_20" style:family="text"/>
    <style:style style:name="P629" style:family="paragraph" style:parent-style-name="Standard">
      <style:paragraph-properties fo:break-before="auto" fo:line-height="115%" fo:margin-top="0.353cm" style:writing-mode="lr-tb"/>
    </style:style>
    <style:style style:name="T629_1" style:family="text">
      <style:text-properties fo:font-weight="bold" style:font-weight-asian="bold" style:font-weight-complex="bold"/>
    </style:style>
    <style:style style:name="T629_2" style:family="text">
      <style:text-properties fo:font-weight="bold" style:font-weight-asian="bold" style:font-weight-complex="bold"/>
    </style:style>
    <style:style style:name="T629_3" style:family="text">
      <style:text-properties fo:font-weight="bold" style:font-weight-asian="bold" style:font-weight-complex="bold"/>
    </style:style>
    <style:style style:name="T629_4" style:family="text">
      <style:text-properties fo:font-weight="bold" style:font-weight-asian="bold" style:font-weight-complex="bold"/>
    </style:style>
    <style:style style:name="T629_5" style:family="text"/>
    <style:style style:name="T629_6" style:family="text"/>
    <style:style style:name="T629_7" style:family="text"/>
    <style:style style:name="T629_8" style:family="text"/>
    <style:style style:name="T629_9" style:family="text"/>
    <style:style style:name="T629_10" style:family="text"/>
    <style:style style:name="T629_11" style:family="text"/>
    <style:style style:name="T629_12" style:family="text"/>
    <style:style style:name="T629_13" style:family="text">
      <style:text-properties fo:background-color="#00ffff"/>
    </style:style>
    <style:style style:name="T629_14" style:family="text"/>
    <style:style style:name="P630" style:family="paragraph" style:parent-style-name="Standard">
      <style:paragraph-properties fo:break-before="auto" fo:line-height="115%" fo:margin-top="0.353cm" style:writing-mode="lr-tb"/>
    </style:style>
    <style:style style:name="T630_1" style:family="text">
      <style:text-properties fo:font-weight="bold" style:font-weight-asian="bold" style:font-weight-complex="bold"/>
    </style:style>
    <style:style style:name="T630_2" style:family="text">
      <style:text-properties fo:font-weight="bold" style:font-weight-asian="bold" style:font-weight-complex="bold"/>
    </style:style>
    <style:style style:name="T630_3" style:family="text">
      <style:text-properties fo:font-weight="bold" style:font-weight-asian="bold" style:font-weight-complex="bold"/>
    </style:style>
    <style:style style:name="T630_4" style:family="text">
      <style:text-properties fo:font-weight="bold" style:font-weight-asian="bold" style:font-weight-complex="bold"/>
    </style:style>
    <style:style style:name="P631" style:family="paragraph" style:parent-style-name="Standard">
      <style:paragraph-properties fo:break-before="auto" fo:line-height="115%" fo:margin-top="0.353cm" style:writing-mode="lr-tb"/>
    </style:style>
    <style:style style:name="T631_1" style:family="text">
      <style:text-properties fo:font-weight="bold" style:font-weight-asian="bold" style:font-weight-complex="bold"/>
    </style:style>
    <style:style style:name="T631_2" style:family="text"/>
    <style:style style:name="T631_3" style:family="text"/>
    <style:style style:name="T631_4" style:family="text"/>
    <style:style style:name="T631_5" style:family="text"/>
    <style:style style:name="T631_6" style:family="text"/>
    <style:style style:name="T631_7" style:family="text"/>
    <style:style style:name="T631_8" style:family="text"/>
    <style:style style:name="T631_9" style:family="text"/>
    <style:style style:name="T631_10" style:family="text"/>
    <style:style style:name="T631_11" style:family="text"/>
    <style:style style:name="T631_12" style:family="text"/>
    <style:style style:name="T631_13" style:family="text"/>
    <style:style style:name="T631_14" style:family="text"/>
    <style:style style:name="T631_15" style:family="text"/>
    <style:style style:name="T631_16" style:family="text"/>
    <style:style style:name="T631_17" style:family="text"/>
    <style:style style:name="T631_18" style:family="text"/>
    <style:style style:name="T631_19" style:family="text"/>
    <style:style style:name="T631_20" style:family="text"/>
    <style:style style:name="P632" style:family="paragraph" style:parent-style-name="Standard">
      <style:paragraph-properties fo:break-before="auto" fo:line-height="115%" fo:margin-top="0.353cm" style:writing-mode="lr-tb"/>
    </style:style>
    <style:style style:name="T632_1" style:family="text">
      <style:text-properties fo:font-weight="bold" style:font-weight-asian="bold" style:font-weight-complex="bold"/>
    </style:style>
    <style:style style:name="T632_2" style:family="text"/>
    <style:style style:name="T632_3" style:family="text"/>
    <style:style style:name="T632_4" style:family="text"/>
    <style:style style:name="T632_5" style:family="text"/>
    <style:style style:name="T632_6" style:family="text"/>
    <style:style style:name="T632_7" style:family="text"/>
    <style:style style:name="T632_8" style:family="text"/>
    <style:style style:name="T632_9" style:family="text"/>
    <style:style style:name="T632_10" style:family="text"/>
    <style:style style:name="T632_11" style:family="text"/>
    <style:style style:name="T632_12" style:family="text"/>
    <style:style style:name="T632_13" style:family="text"/>
    <style:style style:name="T632_14" style:family="text"/>
    <style:style style:name="T632_15" style:family="text"/>
    <style:style style:name="T632_16" style:family="text"/>
    <style:style style:name="T632_17" style:family="text"/>
    <style:style style:name="T632_18" style:family="text"/>
    <style:style style:name="T632_19" style:family="text"/>
    <style:style style:name="T632_20" style:family="text"/>
    <style:style style:name="P633" style:family="paragraph" style:parent-style-name="Standard">
      <style:paragraph-properties fo:break-before="auto" fo:line-height="115%" fo:margin-top="0.353cm" style:writing-mode="lr-tb"/>
    </style:style>
    <style:style style:name="T633_1" style:family="text">
      <style:text-properties fo:font-weight="bold" style:font-weight-asian="bold" style:font-weight-complex="bold"/>
    </style:style>
    <style:style style:name="T633_2" style:family="text"/>
    <style:style style:name="T633_3" style:family="text"/>
    <style:style style:name="T633_4" style:family="text"/>
    <style:style style:name="T633_5" style:family="text"/>
    <style:style style:name="T633_6" style:family="text"/>
    <style:style style:name="T633_7" style:family="text"/>
    <style:style style:name="T633_8" style:family="text"/>
    <style:style style:name="T633_9" style:family="text"/>
    <style:style style:name="T633_10" style:family="text"/>
    <style:style style:name="T633_11" style:family="text"/>
    <style:style style:name="T633_12" style:family="text"/>
    <style:style style:name="T633_13" style:family="text"/>
    <style:style style:name="T633_14" style:family="text"/>
    <style:style style:name="T633_15" style:family="text"/>
    <style:style style:name="T633_16" style:family="text"/>
    <style:style style:name="T633_17" style:family="text"/>
    <style:style style:name="T633_18" style:family="text"/>
    <style:style style:name="T633_19" style:family="text"/>
    <style:style style:name="T633_20" style:family="text"/>
    <style:style style:name="T633_21" style:family="text"/>
    <style:style style:name="T633_22" style:family="text"/>
    <style:style style:name="T633_23" style:family="text"/>
    <style:style style:name="T633_24" style:family="text"/>
    <style:style style:name="T633_25" style:family="text"/>
    <style:style style:name="T633_26" style:family="text"/>
    <style:style style:name="T633_27" style:family="text"/>
    <style:style style:name="T633_28" style:family="text"/>
    <style:style style:name="T633_29" style:family="text"/>
    <style:style style:name="T633_30" style:family="text"/>
    <style:style style:name="T633_31" style:family="text"/>
    <style:style style:name="T633_32" style:family="text"/>
    <style:style style:name="T633_33" style:family="text"/>
    <style:style style:name="T633_34" style:family="text"/>
    <style:style style:name="T633_35" style:family="text"/>
    <style:style style:name="T633_36" style:family="text"/>
    <style:style style:name="T633_37" style:family="text"/>
    <style:style style:name="T633_38" style:family="text"/>
    <style:style style:name="T633_39" style:family="text"/>
    <style:style style:name="T633_40" style:family="text"/>
    <style:style style:name="P634" style:family="paragraph" style:parent-style-name="Standard">
      <style:paragraph-properties fo:break-before="auto" fo:line-height="115%" fo:margin-top="0.353cm" style:writing-mode="lr-tb"/>
    </style:style>
    <style:style style:name="T634_1" style:family="text">
      <style:text-properties fo:font-weight="bold" style:font-weight-asian="bold" style:font-weight-complex="bold"/>
    </style:style>
    <style:style style:name="T634_2" style:family="text">
      <style:text-properties fo:font-weight="bold" style:font-weight-asian="bold" style:font-weight-complex="bold"/>
    </style:style>
    <style:style style:name="T634_3" style:family="text"/>
    <style:style style:name="T634_4" style:family="text"/>
    <style:style style:name="T634_5" style:family="text"/>
    <style:style style:name="T634_6" style:family="text"/>
    <style:style style:name="T634_7" style:family="text"/>
    <style:style style:name="T634_8" style:family="text"/>
    <style:style style:name="T634_9" style:family="text"/>
    <style:style style:name="T634_10" style:family="text"/>
    <style:style style:name="T634_11" style:family="text"/>
    <style:style style:name="T634_12" style:family="text"/>
    <style:style style:name="T634_13" style:family="text"/>
    <style:style style:name="T634_14" style:family="text"/>
    <style:style style:name="T634_15" style:family="text"/>
    <style:style style:name="T634_16" style:family="text"/>
    <style:style style:name="T634_17" style:family="text"/>
    <style:style style:name="T634_18" style:family="text"/>
    <style:style style:name="T634_19" style:family="text"/>
    <style:style style:name="T634_20" style:family="text"/>
    <style:style style:name="T634_21" style:family="text"/>
    <style:style style:name="T634_22" style:family="text"/>
    <style:style style:name="T634_23" style:family="text"/>
    <style:style style:name="T634_24" style:family="text"/>
    <style:style style:name="T634_25" style:family="text"/>
    <style:style style:name="T634_26" style:family="text">
      <style:text-properties fo:background-color="#00ffff"/>
    </style:style>
    <style:style style:name="T634_27" style:family="text"/>
    <style:style style:name="P635" style:family="paragraph" style:parent-style-name="Standard">
      <style:paragraph-properties fo:break-before="auto" fo:line-height="115%" fo:margin-top="0.353cm" style:writing-mode="lr-tb"/>
    </style:style>
    <style:style style:name="T635_1" style:family="text">
      <style:text-properties fo:font-weight="bold" style:font-weight-asian="bold" style:font-weight-complex="bold"/>
    </style:style>
    <style:style style:name="T635_2" style:family="text">
      <style:text-properties fo:font-weight="bold" style:font-weight-asian="bold" style:font-weight-complex="bold"/>
    </style:style>
    <style:style style:name="T635_3" style:family="text"/>
    <style:style style:name="T635_4" style:family="text"/>
    <style:style style:name="T635_5" style:family="text"/>
    <style:style style:name="T635_6" style:family="text"/>
    <style:style style:name="T635_7" style:family="text"/>
    <style:style style:name="T635_8" style:family="text"/>
    <style:style style:name="T635_9" style:family="text"/>
    <style:style style:name="T635_10" style:family="text"/>
    <style:style style:name="T635_11" style:family="text"/>
    <style:style style:name="T635_12" style:family="text"/>
    <style:style style:name="T635_13" style:family="text"/>
    <style:style style:name="T635_14" style:family="text"/>
    <style:style style:name="T635_15" style:family="text"/>
    <style:style style:name="T635_16" style:family="text">
      <style:text-properties fo:background-color="#00ffff"/>
    </style:style>
    <style:style style:name="T635_17" style:family="text"/>
    <style:style style:name="T635_18" style:family="text"/>
    <style:style style:name="T635_19" style:family="text"/>
    <style:style style:name="T635_20" style:family="text"/>
    <style:style style:name="T635_21" style:family="text"/>
    <style:style style:name="T635_22" style:family="text"/>
    <style:style style:name="T635_23" style:family="text"/>
    <style:style style:name="T635_24" style:family="text"/>
    <style:style style:name="T635_25" style:family="text"/>
    <style:style style:name="T635_26" style:family="text"/>
    <style:style style:name="T635_27" style:family="text"/>
    <style:style style:name="T635_28" style:family="text"/>
    <style:style style:name="T635_29" style:family="text"/>
    <style:style style:name="P636" style:family="paragraph" style:parent-style-name="Standard">
      <style:paragraph-properties fo:break-before="auto" fo:line-height="115%" fo:margin-top="0.353cm" style:writing-mode="lr-tb"/>
    </style:style>
    <style:style style:name="T636_1" style:family="text">
      <style:text-properties fo:font-weight="bold" style:font-weight-asian="bold" style:font-weight-complex="bold"/>
    </style:style>
    <style:style style:name="T636_2" style:family="text">
      <style:text-properties fo:font-weight="bold" style:font-weight-asian="bold" style:font-weight-complex="bold"/>
    </style:style>
    <style:style style:name="T636_3" style:family="text"/>
    <style:style style:name="T636_4" style:family="text"/>
    <style:style style:name="T636_5" style:family="text"/>
    <style:style style:name="T636_6" style:family="text"/>
    <style:style style:name="T636_7" style:family="text"/>
    <style:style style:name="T636_8" style:family="text"/>
    <style:style style:name="T636_9" style:family="text"/>
    <style:style style:name="T636_10" style:family="text"/>
    <style:style style:name="T636_11" style:family="text"/>
    <style:style style:name="T636_12" style:family="text"/>
    <style:style style:name="T636_13" style:family="text"/>
    <style:style style:name="T636_14" style:family="text"/>
    <style:style style:name="T636_15" style:family="text"/>
    <style:style style:name="T636_16" style:family="text"/>
    <style:style style:name="T636_17" style:family="text"/>
    <style:style style:name="T636_18" style:family="text"/>
    <style:style style:name="T636_19" style:family="text"/>
    <style:style style:name="T636_20" style:family="text"/>
    <style:style style:name="T636_21" style:family="text"/>
    <style:style style:name="T636_22" style:family="text"/>
    <style:style style:name="T636_23" style:family="text"/>
    <style:style style:name="T636_24" style:family="text"/>
    <style:style style:name="T636_25" style:family="text"/>
    <style:style style:name="T636_26" style:family="text"/>
    <style:style style:name="T636_27" style:family="text"/>
    <style:style style:name="T636_28" style:family="text"/>
    <style:style style:name="T636_29" style:family="text"/>
    <style:style style:name="T636_30" style:family="text"/>
    <style:style style:name="T636_31" style:family="text"/>
    <style:style style:name="T636_32" style:family="text"/>
    <style:style style:name="T636_33" style:family="text"/>
    <style:style style:name="T636_34" style:family="text"/>
    <style:style style:name="T636_35" style:family="text"/>
    <style:style style:name="T636_36" style:family="text"/>
    <style:style style:name="T636_37" style:family="text"/>
    <style:style style:name="T636_38" style:family="text"/>
    <style:style style:name="T636_39" style:family="text"/>
    <style:style style:name="T636_40" style:family="text"/>
    <style:style style:name="T636_41" style:family="text"/>
    <style:style style:name="T636_42" style:family="text"/>
    <style:style style:name="T636_43" style:family="text"/>
    <style:style style:name="T636_44" style:family="text"/>
    <style:style style:name="T636_45" style:family="text"/>
    <style:style style:name="T636_46" style:family="text"/>
    <style:style style:name="T636_47" style:family="text"/>
    <style:style style:name="T636_48" style:family="text"/>
    <style:style style:name="T636_49" style:family="text"/>
    <style:style style:name="T636_50" style:family="text"/>
    <style:style style:name="T636_51" style:family="text"/>
    <style:style style:name="T636_52" style:family="text"/>
    <style:style style:name="T636_53" style:family="text"/>
    <style:style style:name="T636_54" style:family="text"/>
    <style:style style:name="T636_55" style:family="text"/>
    <style:style style:name="T636_56" style:family="text"/>
    <style:style style:name="T636_57" style:family="text"/>
    <style:style style:name="T636_58" style:family="text"/>
    <style:style style:name="T636_59" style:family="text"/>
    <style:style style:name="T636_60" style:family="text"/>
    <style:style style:name="T636_61" style:family="text"/>
    <style:style style:name="T636_62" style:family="text"/>
    <style:style style:name="T636_63" style:family="text"/>
    <style:style style:name="T636_64" style:family="text"/>
    <style:style style:name="T636_65" style:family="text"/>
    <style:style style:name="P637" style:family="paragraph" style:parent-style-name="Standard">
      <style:paragraph-properties fo:break-before="auto" fo:line-height="115%" fo:margin-top="0.353cm" style:writing-mode="lr-tb"/>
    </style:style>
    <style:style style:name="T637_1" style:family="text">
      <style:text-properties fo:font-weight="bold" style:font-weight-asian="bold" style:font-weight-complex="bold"/>
    </style:style>
    <style:style style:name="T637_2" style:family="text"/>
    <style:style style:name="T637_3" style:family="text"/>
    <style:style style:name="T637_4" style:family="text"/>
    <style:style style:name="T637_5" style:family="text"/>
    <style:style style:name="T637_6" style:family="text"/>
    <style:style style:name="T637_7" style:family="text"/>
    <style:style style:name="T637_8" style:family="text"/>
    <style:style style:name="T637_9" style:family="text"/>
    <style:style style:name="T637_10" style:family="text"/>
    <style:style style:name="T637_11" style:family="text"/>
    <style:style style:name="T637_12" style:family="text"/>
    <style:style style:name="T637_13" style:family="text"/>
    <style:style style:name="T637_14" style:family="text"/>
    <style:style style:name="T637_15" style:family="text"/>
    <style:style style:name="T637_16" style:family="text"/>
    <style:style style:name="T637_17" style:family="text"/>
    <style:style style:name="T637_18" style:family="text"/>
    <style:style style:name="T637_19" style:family="text"/>
    <style:style style:name="T637_20" style:family="text"/>
    <style:style style:name="T637_21" style:family="text"/>
    <style:style style:name="T637_22" style:family="text"/>
    <style:style style:name="T637_23" style:family="text"/>
    <style:style style:name="T637_24" style:family="text"/>
    <style:style style:name="T637_25" style:family="text"/>
    <style:style style:name="T637_26" style:family="text"/>
    <style:style style:name="T637_27" style:family="text"/>
    <style:style style:name="T637_28" style:family="text"/>
    <style:style style:name="T637_29" style:family="text"/>
    <style:style style:name="T637_30" style:family="text"/>
    <style:style style:name="T637_31" style:family="text"/>
    <style:style style:name="T637_32" style:family="text"/>
    <style:style style:name="T637_33" style:family="text"/>
    <style:style style:name="T637_34" style:family="text"/>
    <style:style style:name="T637_35" style:family="text"/>
    <style:style style:name="T637_36" style:family="text"/>
    <style:style style:name="T637_37" style:family="text"/>
    <style:style style:name="T637_38" style:family="text"/>
    <style:style style:name="T637_39" style:family="text"/>
    <style:style style:name="T637_40" style:family="text"/>
    <style:style style:name="T637_41" style:family="text"/>
    <style:style style:name="T637_42" style:family="text"/>
    <style:style style:name="T637_43" style:family="text"/>
    <style:style style:name="T637_44" style:family="text"/>
    <style:style style:name="T637_45" style:family="text"/>
    <style:style style:name="T637_46" style:family="text"/>
    <style:style style:name="T637_47" style:family="text"/>
    <style:style style:name="T637_48" style:family="text"/>
    <style:style style:name="T637_49" style:family="text"/>
    <style:style style:name="T637_50" style:family="text"/>
    <style:style style:name="T637_51" style:family="text"/>
    <style:style style:name="T637_52" style:family="text"/>
    <style:style style:name="T637_53" style:family="text"/>
    <style:style style:name="T637_54" style:family="text"/>
    <style:style style:name="T637_55" style:family="text"/>
    <style:style style:name="T637_56" style:family="text"/>
    <style:style style:name="T637_57" style:family="text"/>
    <style:style style:name="T637_58" style:family="text"/>
    <style:style style:name="T637_59" style:family="text"/>
    <style:style style:name="T637_60" style:family="text"/>
    <style:style style:name="T637_61" style:family="text"/>
    <style:style style:name="T637_62" style:family="text"/>
    <style:style style:name="T637_63" style:family="text"/>
    <style:style style:name="T637_64" style:family="text"/>
    <style:style style:name="T637_65" style:family="text"/>
    <style:style style:name="T637_66" style:family="text"/>
    <style:style style:name="T637_67" style:family="text"/>
    <style:style style:name="T637_68" style:family="text"/>
    <style:style style:name="T637_69" style:family="text"/>
    <style:style style:name="T637_70" style:family="text"/>
    <style:style style:name="T637_71" style:family="text"/>
    <style:style style:name="T637_72" style:family="text"/>
    <style:style style:name="T637_73" style:family="text"/>
    <style:style style:name="T637_74" style:family="text"/>
    <style:style style:name="T637_75" style:family="text"/>
    <style:style style:name="T637_76" style:family="text"/>
    <style:style style:name="T637_77" style:family="text">
      <style:text-properties fo:background-color="#00ffff"/>
    </style:style>
    <style:style style:name="T637_78" style:family="text"/>
    <style:style style:name="T637_79" style:family="text"/>
    <style:style style:name="T637_80" style:family="text"/>
    <style:style style:name="T637_81" style:family="text"/>
    <style:style style:name="T637_82" style:family="text"/>
    <style:style style:name="T637_83" style:family="text"/>
    <style:style style:name="T637_84" style:family="text"/>
    <style:style style:name="T637_85" style:family="text"/>
    <style:style style:name="T637_86" style:family="text"/>
    <style:style style:name="T637_87" style:family="text"/>
    <style:style style:name="T637_88" style:family="text"/>
    <style:style style:name="T637_89" style:family="text"/>
    <style:style style:name="T637_90" style:family="text"/>
    <style:style style:name="P638" style:family="paragraph" style:parent-style-name="Standard">
      <style:paragraph-properties fo:break-before="auto" fo:line-height="115%" fo:margin-top="0.353cm" style:writing-mode="lr-tb"/>
    </style:style>
    <style:style style:name="T638_1" style:family="text">
      <style:text-properties fo:font-weight="bold" style:font-weight-asian="bold" style:font-weight-complex="bold"/>
    </style:style>
    <style:style style:name="T638_2" style:family="text">
      <style:text-properties fo:font-weight="bold" style:font-weight-asian="bold" style:font-weight-complex="bold"/>
    </style:style>
    <style:style style:name="T638_3" style:family="text">
      <style:text-properties fo:font-weight="bold" style:font-weight-asian="bold" style:font-weight-complex="bold"/>
    </style:style>
    <style:style style:name="T638_4" style:family="text">
      <style:text-properties fo:font-weight="bold" style:font-weight-asian="bold" style:font-weight-complex="bold"/>
    </style:style>
    <style:style style:name="P639" style:family="paragraph" style:parent-style-name="Standard">
      <style:paragraph-properties fo:break-before="auto" fo:line-height="115%" fo:margin-top="0.353cm" style:writing-mode="lr-tb"/>
    </style:style>
    <style:style style:name="T639_1" style:family="text"/>
    <style:style style:name="T639_2" style:family="text"/>
    <style:style style:name="T639_3" style:family="text"/>
    <style:style style:name="T639_4" style:family="text"/>
    <style:style style:name="T639_5" style:family="text"/>
    <style:style style:name="T639_6" style:family="text"/>
    <style:style style:name="T639_7" style:family="text"/>
    <style:style style:name="T639_8" style:family="text"/>
    <style:style style:name="T639_9" style:family="text"/>
    <style:style style:name="T639_10" style:family="text"/>
    <style:style style:name="T639_11" style:family="text"/>
    <style:style style:name="T639_12" style:family="text"/>
    <style:style style:name="T639_13" style:family="text"/>
    <style:style style:name="T639_14" style:family="text"/>
    <style:style style:name="T639_15" style:family="text"/>
    <style:style style:name="T639_16" style:family="text"/>
    <style:style style:name="T639_17" style:family="text"/>
    <style:style style:name="T639_18" style:family="text"/>
    <style:style style:name="T639_19" style:family="text"/>
    <style:style style:name="T639_20" style:family="text"/>
    <style:style style:name="T639_21" style:family="text"/>
    <style:style style:name="T639_22" style:family="text"/>
    <style:style style:name="T639_23" style:family="text"/>
    <style:style style:name="T639_24" style:family="text"/>
    <style:style style:name="T639_25" style:family="text"/>
    <style:style style:name="T639_26" style:family="text"/>
    <style:style style:name="T639_27" style:family="text"/>
    <style:style style:name="T639_28" style:family="text"/>
    <style:style style:name="T639_29" style:family="text"/>
    <style:style style:name="T639_30" style:family="text"/>
    <style:style style:name="T639_31" style:family="text"/>
    <style:style style:name="T639_32" style:family="text"/>
    <style:style style:name="T639_33" style:family="text"/>
    <style:style style:name="T639_34" style:family="text"/>
    <style:style style:name="T639_35" style:family="text"/>
    <style:style style:name="T639_36" style:family="text"/>
    <style:style style:name="T639_37" style:family="text"/>
    <style:style style:name="T639_38" style:family="text"/>
    <style:style style:name="T639_39" style:family="text"/>
    <style:style style:name="T639_40" style:family="text"/>
    <style:style style:name="T639_41" style:family="text"/>
    <style:style style:name="T639_42" style:family="text"/>
    <style:style style:name="T639_43" style:family="text"/>
    <style:style style:name="T639_44" style:family="text"/>
    <style:style style:name="T639_45" style:family="text"/>
    <style:style style:name="T639_46" style:family="text"/>
    <style:style style:name="T639_47" style:family="text"/>
    <style:style style:name="T639_48" style:family="text"/>
    <style:style style:name="T639_49" style:family="text"/>
    <style:style style:name="T639_50" style:family="text"/>
    <style:style style:name="T639_51" style:family="text"/>
    <style:style style:name="T639_52" style:family="text"/>
    <style:style style:name="T639_53" style:family="text"/>
    <style:style style:name="T639_54" style:family="text"/>
    <style:style style:name="T639_55" style:family="text"/>
    <style:style style:name="T639_56" style:family="text"/>
    <style:style style:name="T639_57" style:family="text"/>
    <style:style style:name="T639_58" style:family="text"/>
    <style:style style:name="T639_59" style:family="text"/>
    <style:style style:name="T639_60" style:family="text"/>
    <style:style style:name="T639_61" style:family="text"/>
    <style:style style:name="T639_62" style:family="text"/>
    <style:style style:name="T639_63" style:family="text"/>
    <style:style style:name="T639_64" style:family="text"/>
    <style:style style:name="T639_65" style:family="text"/>
    <style:style style:name="T639_66" style:family="text"/>
    <style:style style:name="T639_67" style:family="text"/>
    <style:style style:name="T639_68" style:family="text"/>
    <style:style style:name="T639_69" style:family="text"/>
    <style:style style:name="T639_70" style:family="text"/>
    <style:style style:name="T639_71" style:family="text"/>
    <style:style style:name="T639_72" style:family="text"/>
    <style:style style:name="T639_73" style:family="text"/>
    <style:style style:name="T639_74" style:family="text"/>
    <style:style style:name="T639_75" style:family="text"/>
    <style:style style:name="T639_76" style:family="text"/>
    <style:style style:name="T639_77" style:family="text"/>
    <style:style style:name="T639_78" style:family="text"/>
    <style:style style:name="T639_79" style:family="text"/>
    <style:style style:name="T639_80" style:family="text"/>
    <style:style style:name="T639_81" style:family="text"/>
    <style:style style:name="T639_82" style:family="text"/>
    <style:style style:name="T639_83" style:family="text"/>
    <style:style style:name="T639_84" style:family="text"/>
    <style:style style:name="T639_85" style:family="text"/>
    <style:style style:name="T639_86" style:family="text"/>
    <style:style style:name="T639_87" style:family="text"/>
    <style:style style:name="T639_88" style:family="text"/>
    <style:style style:name="T639_89" style:family="text"/>
    <style:style style:name="T639_90" style:family="text"/>
    <style:style style:name="T639_91" style:family="text"/>
    <style:style style:name="T639_92" style:family="text"/>
    <style:style style:name="T639_93" style:family="text"/>
    <style:style style:name="T639_94" style:family="text"/>
    <style:style style:name="T639_95" style:family="text"/>
    <style:style style:name="T639_96" style:family="text"/>
    <style:style style:name="T639_97" style:family="text"/>
    <style:style style:name="P640" style:family="paragraph" style:parent-style-name="Standard">
      <style:paragraph-properties fo:break-before="auto" fo:line-height="115%" fo:margin-top="0.353cm" style:writing-mode="lr-tb"/>
    </style:style>
    <style:style style:name="P641" style:family="paragraph" style:parent-style-name="Standard">
      <style:paragraph-properties fo:break-before="auto" fo:line-height="115%" fo:margin-top="0.353cm" style:writing-mode="lr-tb"/>
    </style:style>
    <style:style style:name="T641_1" style:family="text">
      <style:text-properties fo:font-weight="bold" style:font-weight-asian="bold" style:font-weight-complex="bold"/>
    </style:style>
    <style:style style:name="T641_2" style:family="text">
      <style:text-properties fo:font-weight="bold" style:font-weight-asian="bold" style:font-weight-complex="bold"/>
    </style:style>
    <style:style style:name="T641_3" style:family="text"/>
    <style:style style:name="T641_4" style:family="text"/>
    <style:style style:name="T641_5" style:family="text"/>
    <style:style style:name="T641_6" style:family="text"/>
    <style:style style:name="P642" style:family="paragraph" style:parent-style-name="Standard">
      <style:paragraph-properties fo:break-before="auto" fo:line-height="115%" fo:margin-top="0.353cm" style:writing-mode="lr-tb"/>
    </style:style>
    <style:style style:name="T642_1" style:family="text">
      <style:text-properties fo:font-weight="bold" style:font-weight-asian="bold" style:font-weight-complex="bold"/>
    </style:style>
    <style:style style:name="T642_2" style:family="text">
      <style:text-properties fo:font-weight="bold" style:font-weight-asian="bold" style:font-weight-complex="bold"/>
    </style:style>
    <style:style style:name="T642_3" style:family="text">
      <style:text-properties fo:background-color="#00ffff"/>
    </style:style>
    <style:style style:name="T642_4" style:family="text"/>
    <style:style style:name="P643" style:family="paragraph" style:parent-style-name="Standard">
      <style:paragraph-properties fo:break-before="auto" fo:line-height="115%" fo:margin-top="0.353cm" style:writing-mode="lr-tb"/>
    </style:style>
    <style:style style:name="T643_1" style:family="text">
      <style:text-properties fo:font-weight="bold" style:font-weight-asian="bold" style:font-weight-complex="bold"/>
    </style:style>
    <style:style style:name="T643_2" style:family="text">
      <style:text-properties fo:font-weight="bold" style:font-weight-asian="bold" style:font-weight-complex="bold"/>
    </style:style>
    <style:style style:name="T643_3" style:family="text"/>
    <style:style style:name="T643_4" style:family="text"/>
    <style:style style:name="T643_5" style:family="text"/>
    <style:style style:name="T643_6" style:family="text"/>
    <style:style style:name="T643_7" style:family="text"/>
    <style:style style:name="T643_8" style:family="text"/>
    <style:style style:name="T643_9" style:family="text"/>
    <style:style style:name="T643_10" style:family="text"/>
    <style:style style:name="T643_11" style:family="text"/>
    <style:style style:name="T643_12" style:family="text"/>
    <style:style style:name="T643_13" style:family="text"/>
    <style:style style:name="T643_14" style:family="text"/>
    <style:style style:name="T643_15" style:family="text"/>
    <style:style style:name="T643_16" style:family="text"/>
    <style:style style:name="T643_17" style:family="text"/>
    <style:style style:name="T643_18" style:family="text"/>
    <style:style style:name="T643_19" style:family="text"/>
    <style:style style:name="T643_20" style:family="text"/>
    <style:style style:name="T643_21" style:family="text"/>
    <style:style style:name="T643_22" style:family="text"/>
    <style:style style:name="T643_23" style:family="text"/>
    <style:style style:name="T643_24" style:family="text"/>
    <style:style style:name="T643_25" style:family="text"/>
    <style:style style:name="T643_26" style:family="text"/>
    <style:style style:name="P644" style:family="paragraph" style:parent-style-name="Standard">
      <style:paragraph-properties fo:break-before="auto" fo:line-height="115%" fo:margin-top="0.353cm" style:writing-mode="lr-tb"/>
    </style:style>
    <style:style style:name="T644_1" style:family="text">
      <style:text-properties fo:font-weight="bold" style:font-weight-asian="bold" style:font-weight-complex="bold"/>
    </style:style>
    <style:style style:name="T644_2" style:family="text">
      <style:text-properties fo:font-weight="bold" style:font-weight-asian="bold" style:font-weight-complex="bold"/>
    </style:style>
    <style:style style:name="T644_3" style:family="text"/>
    <style:style style:name="T644_4" style:family="text"/>
    <style:style style:name="P645" style:family="paragraph" style:parent-style-name="Standard">
      <style:paragraph-properties fo:break-before="auto" fo:line-height="115%" fo:margin-top="0.353cm" style:writing-mode="lr-tb"/>
    </style:style>
    <style:style style:name="T645_1" style:family="text">
      <style:text-properties fo:font-weight="bold" style:font-weight-asian="bold" style:font-weight-complex="bold"/>
    </style:style>
    <style:style style:name="T645_2" style:family="text">
      <style:text-properties fo:font-weight="bold" style:font-weight-asian="bold" style:font-weight-complex="bold"/>
    </style:style>
    <style:style style:name="T645_3" style:family="text">
      <style:text-properties fo:font-weight="bold" style:font-weight-asian="bold" style:font-weight-complex="bold"/>
    </style:style>
    <style:style style:name="T645_4" style:family="text">
      <style:text-properties fo:font-weight="bold" style:font-weight-asian="bold" style:font-weight-complex="bold"/>
    </style:style>
    <style:style style:name="T645_5" style:family="text"/>
    <style:style style:name="T645_6" style:family="text"/>
    <style:style style:name="T645_7" style:family="text"/>
    <style:style style:name="T645_8" style:family="text"/>
    <style:style style:name="T645_9" style:family="text"/>
    <style:style style:name="T645_10" style:family="text"/>
    <style:style style:name="T645_11" style:family="text"/>
    <style:style style:name="T645_12" style:family="text"/>
    <style:style style:name="P646" style:family="paragraph" style:parent-style-name="Standard">
      <style:paragraph-properties fo:break-before="auto" fo:line-height="115%" fo:margin-top="0.353cm" style:writing-mode="lr-tb"/>
    </style:style>
    <style:style style:name="T646_1" style:family="text">
      <style:text-properties fo:font-weight="bold" style:font-weight-asian="bold" style:font-weight-complex="bold"/>
    </style:style>
    <style:style style:name="T646_2" style:family="text">
      <style:text-properties fo:font-weight="bold" style:font-weight-asian="bold" style:font-weight-complex="bold"/>
    </style:style>
    <style:style style:name="T646_3" style:family="text">
      <style:text-properties fo:font-weight="bold" style:font-weight-asian="bold" style:font-weight-complex="bold"/>
    </style:style>
    <style:style style:name="T646_4" style:family="text">
      <style:text-properties fo:font-weight="bold" style:font-weight-asian="bold" style:font-weight-complex="bold"/>
    </style:style>
    <style:style style:name="T646_5" style:family="text"/>
    <style:style style:name="T646_6" style:family="text"/>
    <style:style style:name="T646_7" style:family="text"/>
    <style:style style:name="T646_8" style:family="text"/>
    <style:style style:name="T646_9" style:family="text"/>
    <style:style style:name="T646_10" style:family="text"/>
    <style:style style:name="T646_11" style:family="text"/>
    <style:style style:name="T646_12" style:family="text"/>
    <style:style style:name="T646_13" style:family="text"/>
    <style:style style:name="T646_14" style:family="text"/>
    <style:style style:name="T646_15" style:family="text"/>
    <style:style style:name="T646_16" style:family="text"/>
    <style:style style:name="T646_17" style:family="text"/>
    <style:style style:name="T646_18" style:family="text"/>
    <style:style style:name="T646_19" style:family="text"/>
    <style:style style:name="T646_20" style:family="text"/>
    <style:style style:name="T646_21" style:family="text"/>
    <style:style style:name="T646_22" style:family="text"/>
    <style:style style:name="P647" style:family="paragraph" style:parent-style-name="Standard">
      <style:paragraph-properties fo:break-before="auto" fo:line-height="115%" fo:margin-top="0.353cm" style:writing-mode="lr-tb"/>
    </style:style>
    <style:style style:name="T647_1" style:family="text">
      <style:text-properties fo:font-weight="bold" style:font-weight-asian="bold" style:font-weight-complex="bold"/>
    </style:style>
    <style:style style:name="T647_2" style:family="text">
      <style:text-properties fo:font-weight="bold" style:font-weight-asian="bold" style:font-weight-complex="bold"/>
    </style:style>
    <style:style style:name="T647_3" style:family="text">
      <style:text-properties fo:font-weight="bold" style:font-weight-asian="bold" style:font-weight-complex="bold"/>
    </style:style>
    <style:style style:name="T647_4" style:family="text">
      <style:text-properties fo:font-weight="bold" style:font-weight-asian="bold" style:font-weight-complex="bold"/>
    </style:style>
    <style:style style:name="P648" style:family="paragraph" style:parent-style-name="Standard">
      <style:paragraph-properties fo:break-before="auto" fo:line-height="115%" fo:margin-top="0.353cm" style:writing-mode="lr-tb"/>
    </style:style>
    <style:style style:name="T648_1" style:family="text">
      <style:text-properties fo:font-weight="bold" style:font-weight-asian="bold" style:font-weight-complex="bold"/>
    </style:style>
    <style:style style:name="T648_2" style:family="text"/>
    <style:style style:name="T648_3" style:family="text">
      <style:text-properties fo:background-color="#00ffff"/>
    </style:style>
    <style:style style:name="T648_4" style:family="text"/>
    <style:style style:name="T648_5" style:family="text"/>
    <style:style style:name="T648_6" style:family="text"/>
    <style:style style:name="T648_7" style:family="text"/>
    <style:style style:name="T648_8" style:family="text"/>
    <style:style style:name="T648_9" style:family="text"/>
    <style:style style:name="T648_10" style:family="text"/>
    <style:style style:name="T648_11" style:family="text"/>
    <style:style style:name="P649" style:family="paragraph" style:parent-style-name="Standard">
      <style:paragraph-properties fo:break-before="auto" fo:line-height="115%" fo:margin-top="0.353cm" style:writing-mode="lr-tb"/>
    </style:style>
    <style:style style:name="T649_1" style:family="text">
      <style:text-properties fo:font-weight="bold" style:font-weight-asian="bold" style:font-weight-complex="bold"/>
    </style:style>
    <style:style style:name="T649_2" style:family="text"/>
    <style:style style:name="T649_3" style:family="text">
      <style:text-properties fo:background-color="#00ffff"/>
    </style:style>
    <style:style style:name="T649_4" style:family="text"/>
    <style:style style:name="T649_5" style:family="text"/>
    <style:style style:name="T649_6" style:family="text"/>
    <style:style style:name="T649_7" style:family="text"/>
    <style:style style:name="T649_8" style:family="text"/>
    <style:style style:name="T649_9" style:family="text"/>
    <style:style style:name="T649_10" style:family="text"/>
    <style:style style:name="T649_11" style:family="text"/>
    <style:style style:name="T649_12" style:family="text"/>
    <style:style style:name="T649_13" style:family="text"/>
    <style:style style:name="T649_14" style:family="text"/>
    <style:style style:name="T649_15" style:family="text"/>
    <style:style style:name="T649_16" style:family="text"/>
    <style:style style:name="T649_17" style:family="text"/>
    <style:style style:name="T649_18" style:family="text"/>
    <style:style style:name="T649_19" style:family="text"/>
    <style:style style:name="T649_20" style:family="text"/>
    <style:style style:name="T649_21" style:family="text"/>
    <style:style style:name="T649_22" style:family="text"/>
    <style:style style:name="T649_23" style:family="text"/>
    <style:style style:name="T649_24" style:family="text"/>
    <style:style style:name="T649_25" style:family="text"/>
    <style:style style:name="T649_26" style:family="text"/>
    <style:style style:name="P650" style:family="paragraph" style:parent-style-name="Standard">
      <style:paragraph-properties fo:break-before="auto" fo:line-height="115%" fo:margin-top="0.353cm" style:writing-mode="lr-tb"/>
    </style:style>
    <style:style style:name="T650_1" style:family="text"/>
    <style:style style:name="T650_2" style:family="text"/>
    <style:style style:name="T650_3" style:family="text"/>
    <style:style style:name="T650_4" style:family="text"/>
    <style:style style:name="T650_5" style:family="text"/>
    <style:style style:name="P651" style:family="paragraph" style:parent-style-name="Standard">
      <style:paragraph-properties fo:break-before="auto" fo:line-height="115%" fo:margin-top="0.353cm" style:writing-mode="lr-tb"/>
    </style:style>
    <style:style style:name="T651_1" style:family="text"/>
    <style:style style:name="T651_2" style:family="text"/>
    <style:style style:name="T651_3" style:family="text"/>
    <style:style style:name="T651_4" style:family="text"/>
    <style:style style:name="T651_5" style:family="text"/>
    <style:style style:name="P652" style:family="paragraph" style:parent-style-name="Standard">
      <style:paragraph-properties fo:break-before="auto" fo:line-height="115%" fo:margin-top="0.353cm" style:writing-mode="lr-tb"/>
    </style:style>
    <style:style style:name="T652_1" style:family="text">
      <style:text-properties fo:font-weight="bold" style:font-weight-asian="bold" style:font-weight-complex="bold"/>
    </style:style>
    <style:style style:name="T652_2" style:family="text"/>
    <style:style style:name="T652_3" style:family="text">
      <style:text-properties fo:background-color="#00ffff"/>
    </style:style>
    <style:style style:name="T652_4" style:family="text"/>
    <style:style style:name="T652_5" style:family="text"/>
    <style:style style:name="T652_6" style:family="text"/>
    <style:style style:name="T652_7" style:family="text"/>
    <style:style style:name="T652_8" style:family="text"/>
    <style:style style:name="T652_9" style:family="text"/>
    <style:style style:name="T652_10" style:family="text"/>
    <style:style style:name="T652_11" style:family="text"/>
    <style:style style:name="T652_12" style:family="text"/>
    <style:style style:name="T652_13" style:family="text"/>
    <style:style style:name="T652_14" style:family="text"/>
    <style:style style:name="T652_15" style:family="text"/>
    <style:style style:name="T652_16" style:family="text"/>
    <style:style style:name="T652_17" style:family="text"/>
    <style:style style:name="T652_18" style:family="text"/>
    <style:style style:name="T652_19" style:family="text"/>
    <style:style style:name="T652_20" style:family="text"/>
    <style:style style:name="T652_21" style:family="text"/>
    <style:style style:name="T652_22" style:family="text"/>
    <style:style style:name="T652_23" style:family="text"/>
    <style:style style:name="T652_24" style:family="text"/>
    <style:style style:name="P653" style:family="paragraph" style:parent-style-name="Standard">
      <style:paragraph-properties fo:break-before="auto" fo:line-height="115%" fo:margin-top="0.353cm" style:writing-mode="lr-tb"/>
    </style:style>
    <style:style style:name="T653_1" style:family="text">
      <style:text-properties fo:font-weight="bold" style:font-weight-asian="bold" style:font-weight-complex="bold"/>
    </style:style>
    <style:style style:name="T653_2" style:family="text"/>
    <style:style style:name="T653_3" style:family="text"/>
    <style:style style:name="T653_4" style:family="text"/>
    <style:style style:name="T653_5" style:family="text"/>
    <style:style style:name="T653_6" style:family="text"/>
    <style:style style:name="T653_7" style:family="text"/>
    <style:style style:name="T653_8" style:family="text"/>
    <style:style style:name="T653_9" style:family="text"/>
    <style:style style:name="T653_10" style:family="text"/>
    <style:style style:name="T653_11" style:family="text"/>
    <style:style style:name="T653_12" style:family="text"/>
    <style:style style:name="T653_13" style:family="text"/>
    <style:style style:name="T653_14" style:family="text"/>
    <style:style style:name="T653_15" style:family="text"/>
    <style:style style:name="T653_16" style:family="text"/>
    <style:style style:name="T653_17" style:family="text"/>
    <style:style style:name="T653_18" style:family="text"/>
    <style:style style:name="T653_19" style:family="text"/>
    <style:style style:name="T653_20" style:family="text"/>
    <style:style style:name="T653_21" style:family="text"/>
    <style:style style:name="T653_22" style:family="text"/>
    <style:style style:name="P654" style:family="paragraph" style:parent-style-name="Standard">
      <style:paragraph-properties fo:text-align="justify" fo:break-before="auto" fo:line-height="100%" fo:margin-top="0.018cm" style:writing-mode="lr-tb"/>
    </style:style>
    <style:style style:name="P655" style:family="paragraph" style:parent-style-name="Standard">
      <style:paragraph-properties fo:text-align="justify" fo:break-before="auto" fo:line-height="100%" fo:margin-top="0.018cm" style:writing-mode="lr-tb"/>
    </style:style>
    <style:style style:name="P656" style:family="paragraph" style:parent-style-name="Standard">
      <style:paragraph-properties fo:text-align="justify" fo:break-before="auto" fo:line-height="100%" fo:margin-top="0.018cm" style:writing-mode="lr-tb"/>
    </style:style>
    <style:style style:name="T656_1" style:family="text"/>
    <style:style style:name="T656_2" style:family="text"/>
    <style:style style:name="T656_3" style:family="text"/>
    <style:style style:name="T656_4" style:family="text"/>
    <style:style style:name="T656_5" style:family="text"/>
    <style:style style:name="P657" style:family="paragraph" style:parent-style-name="Standard">
      <style:paragraph-properties fo:text-align="justify" fo:break-before="auto" fo:line-height="100%" fo:margin-top="0.018cm" style:writing-mode="lr-tb"/>
    </style:style>
    <style:style style:name="P65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5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5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7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7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7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8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4" style:family="paragraph" style:parent-style-name="Standard">
      <style:paragraph-properties fo:text-align="left" fo:break-before="auto" fo:text-indent="1.27cm" fo:line-height="138%" fo:margin-top="0cm" fo:margin-left="0cm" fo:margin-right="0cm" fo:orphans="2" fo:widows="2" style:writing-mode="lr-tb"/>
    </style:style>
    <style:style style:name="T6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5" style:family="paragraph" style:parent-style-name="Standard">
      <style:paragraph-properties fo:text-align="left" fo:break-before="auto" fo:text-indent="0cm" fo:line-height="138%" fo:margin-top="0cm" fo:margin-left="1.27cm" fo:margin-right="0cm" fo:orphans="2" fo:widows="2" style:writing-mode="lr-tb"/>
    </style:style>
    <style:style style:name="T6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6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9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1" style:family="paragraph" style:parent-style-name="Standard">
      <style:paragraph-properties fo:text-align="left" fo:break-before="auto" fo:text-indent="1.27cm" fo:line-height="138%" fo:margin-top="0cm" fo:margin-left="0cm" fo:margin-right="0cm" fo:orphans="2" fo:widows="2" style:writing-mode="lr-tb"/>
    </style:style>
    <style:style style:name="T70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1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5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6" style:family="paragraph" style:parent-style-name="Standard">
      <style:paragraph-properties fo:text-align="left" fo:break-before="auto" fo:text-indent="0cm" fo:line-height="138%" fo:margin-top="0cm" fo:border-bottom="#808080 0.053cm solid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0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7_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1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2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3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4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4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7_4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0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08_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2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3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4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5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6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7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8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7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8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99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0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1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2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3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4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5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T708_106" style:family="text"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0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373e4d" style:font-name="Arial" fo:font-size="9pt" style:font-name-asian="Arial" style:font-size-asian="9pt" style:font-name-complex="Arial" style:font-size-complex="9pt" fo:font-weight="normal" style:font-weight-asian="normal" style:font-weight-complex="normal" style:text-underline-style="none"/>
    </style:style>
    <style:style style:name="P710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1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2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3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4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1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6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1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1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1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8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8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29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4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5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6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7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0_7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2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735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6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6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7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8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39" style:family="paragraph" style:parent-style-name="Standard">
      <style:paragraph-properties fo:text-align="left" fo:break-before="auto" fo:text-indent="0cm" fo:line-height="138%" fo:margin-top="0cm" fo:margin-left="0cm" fo:margin-right="0cm" fo:orphans="2" fo:widows="2" style:writing-mode="lr-tb"/>
    </style:style>
    <style:style style:name="T7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9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0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1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2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3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3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4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3_4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4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4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5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5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6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7" style:family="paragraph" style:parent-style-name="Standard">
      <style:paragraph-properties fo:text-align="left" fo:break-before="auto" fo:text-indent="0cm" fo:line-height="120%" fo:margin-top="0cm" fo:margin-bottom="0.247cm" fo:margin-left="0cm" fo:margin-right="0cm" fo:orphans="2" fo:widows="2" style:writing-mode="lr-tb"/>
    </style:style>
    <style:style style:name="T74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7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8" style:family="paragraph" style:parent-style-name="Standard">
      <style:paragraph-properties fo:text-align="justify" fo:break-before="auto" fo:text-indent="0cm" fo:line-height="100%" fo:margin-top="0.018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49" style:family="paragraph" style:parent-style-name="Standard">
      <style:paragraph-properties fo:text-align="justify" fo:break-before="auto" fo:line-height="100%" fo:margin-top="0.018cm" fo:margin-bottom="0.018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0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1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2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3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4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55" style:family="paragraph" style:parent-style-name="Standard">
      <style:paragraph-properties fo:break-before="auto" fo:line-height="115%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ext:p text:style-name="P2"><text:span text:style-name="T2_1"><text:s/></text:span><text:span text:style-name="T2_2">Documento</text:span><text:span text:style-name="T2_3"><text:s/></text:span><text:span text:style-name="T2_4">de</text:span><text:span text:style-name="T2_5"><text:s/></text:span><text:span text:style-name="T2_6">Requisitos</text:span></text:p>
      <text:p text:style-name="P3"><text:span text:style-name="T3_1">Sistema</text:span><text:span text:style-name="T3_2"><text:s/></text:span><text:span text:style-name="T3_3">para</text:span><text:span text:style-name="T3_4"><text:s/></text:span><text:span text:style-name="T3_5">acompanhamento</text:span><text:span text:style-name="T3_6"><text:s/></text:span><text:span text:style-name="T3_7">de</text:span><text:span text:style-name="T3_8"><text:s/></text:span><text:span text:style-name="T3_9">atividades</text:span><text:span text:style-name="T3_10"><text:s/></text:span><text:span text:style-name="T3_11">acadêmicas</text:span><text:span text:style-name="T3_12">,<text:s/></text:span><text:span text:style-name="T3_13">pesquisa</text:span><text:span text:style-name="T3_14"><text:s/></text:span><text:span text:style-name="T3_15">e</text:span><text:span text:style-name="T3_16"><text:s/></text:span><text:span text:style-name="T3_17">monitoria</text:span><text:span text:style-name="T3_18">.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><text:span text:style-name="T42_1">Ficha</text:span><text:span text:style-name="T42_2"><text:s/></text:span><text:span text:style-name="T42_3">Técnica</text:span></text:p>
      <text:p text:style-name="P43"/>
      <text:p text:style-name="P44"/>
      <text:p text:style-name="P45"><text:span text:style-name="T45_1">Equipe</text:span><text:span text:style-name="T45_2"><text:s/></text:span><text:span text:style-name="T45_3">responsável</text:span><text:span text:style-name="T45_4"><text:s/></text:span><text:span text:style-name="T45_5">pela</text:span><text:span text:style-name="T45_6"><text:s/></text:span><text:span text:style-name="T45_7">elaboração</text:span></text:p>
      <text:p text:style-name="P46"/>
      <text:p text:style-name="P47"><text:span text:style-name="T47_1">Douglas</text:span><text:span text:style-name="T47_2"><text:s/></text:span><text:span text:style-name="T47_3">Albuquerque</text:span><text:span text:style-name="T47_4"><text:s/></text:span><text:span text:style-name="T47_5">Santana</text:span></text:p>
      <text:p text:style-name="P48"><text:span text:style-name="T48_1">Edmilson</text:span><text:span text:style-name="T48_2"><text:s/></text:span><text:span text:style-name="T48_3">Manoel</text:span><text:span text:style-name="T48_4"><text:s/></text:span><text:span text:style-name="T48_5">Guilherme</text:span><text:span text:style-name="T48_6"><text:s/></text:span><text:span text:style-name="T48_7">de</text:span><text:span text:style-name="T48_8"><text:s/></text:span><text:span text:style-name="T48_9">Santana</text:span></text:p>
      <text:p text:style-name="P49"><text:span text:style-name="T49_1">Laura</text:span><text:span text:style-name="T49_2"><text:s/></text:span><text:span text:style-name="T49_3">Regina</text:span><text:span text:style-name="T49_4"><text:s/></text:span><text:span text:style-name="T49_5">Morais</text:span><text:span text:style-name="T49_6"><text:s/></text:span><text:span text:style-name="T49_7">de</text:span><text:span text:style-name="T49_8"><text:s/></text:span><text:span text:style-name="T49_9">Oliveira</text:span></text:p>
      <text:p text:style-name="P50"/>
      <text:p text:style-name="P51"/>
      <text:p text:style-name="P52"><text:span text:style-name="T52_1">Público</text:span><text:span text:style-name="T52_2"><text:s/></text:span><text:span text:style-name="T52_3">Alvo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<text:bookmark-start text:name="id.gjdgxs"/><text:bookmark-end text:name="id.gjdgxs"/></text:p>
      <text:p text:style-name="P67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68"><text:span text:style-name="T68_1">Data</text:span></text:p>
          </table:table-cell>
          <table:table-cell table:style-name="Cell2">
            <text:p text:style-name="P69"><text:span text:style-name="T69_1">Versão</text:span></text:p>
          </table:table-cell>
          <table:table-cell table:style-name="Cell3">
            <text:p text:style-name="P70"><text:span text:style-name="T70_1">Autor</text:span></text:p>
          </table:table-cell>
          <table:table-cell table:style-name="Cell4">
            <text:p text:style-name="P71"><text:span text:style-name="T71_1"><text:s text:c="10"/></text:span><text:span text:style-name="T71_2">Descrição</text:span></text:p>
          </table:table-cell>
        </table:table-row>
        <table:table-row table:style-name="Row2">
          <table:table-cell table:style-name="Cell5">
            <text:p text:style-name="P72"><text:span text:style-name="T72_1">12/09</text:span></text:p>
          </table:table-cell>
          <table:table-cell table:style-name="Cell6">
            <text:p text:style-name="P73"><text:span text:style-name="T73_1"><text:s text:c="11"/>1.0.0</text:span></text:p>
          </table:table-cell>
          <table:table-cell table:style-name="Cell7">
            <text:p text:style-name="P74"><text:span text:style-name="T74_1">Laura</text:span></text:p>
          </table:table-cell>
          <table:table-cell table:style-name="Cell8">
            <text:p text:style-name="P75"><text:span text:style-name="T75_1">Descrição</text:span><text:span text:style-name="T75_2"><text:s/></text:span><text:span text:style-name="T75_3">dos</text:span><text:span text:style-name="T75_4"><text:s/></text:span><text:span text:style-name="T75_5">requisitos</text:span><text:span text:style-name="T75_6"><text:s/></text:span><text:span text:style-name="T75_7">não</text:span><text:span text:style-name="T75_8"><text:s/></text:span><text:span text:style-name="T75_9">funcionais</text:span></text:p>
          </table:table-cell>
        </table:table-row>
        <table:table-row table:style-name="Row3">
          <table:table-cell table:style-name="Cell9">
            <text:p text:style-name="P76"/>
          </table:table-cell>
          <table:table-cell table:style-name="Cell10">
            <text:p text:style-name="P77"/>
          </table:table-cell>
          <table:table-cell table:style-name="Cell11">
            <text:p text:style-name="P78"/>
          </table:table-cell>
          <table:table-cell table:style-name="Cell12">
            <text:p text:style-name="P79"/>
          </table:table-cell>
        </table:table-row>
        <table:table-row table:style-name="Row4">
          <table:table-cell table:style-name="Cell13">
            <text:p text:style-name="P80"/>
          </table:table-cell>
          <table:table-cell table:style-name="Cell14">
            <text:p text:style-name="P81"/>
          </table:table-cell>
          <table:table-cell table:style-name="Cell15">
            <text:p text:style-name="P82"/>
          </table:table-cell>
          <table:table-cell table:style-name="Cell16">
            <text:p text:style-name="P83"/>
          </table:table-cell>
        </table:table-row>
        <table:table-row table:style-name="Row5">
          <table:table-cell table:style-name="Cell17">
            <text:p text:style-name="P84"/>
          </table:table-cell>
          <table:table-cell table:style-name="Cell18">
            <text:p text:style-name="P85"/>
          </table:table-cell>
          <table:table-cell table:style-name="Cell19">
            <text:p text:style-name="P86"/>
          </table:table-cell>
          <table:table-cell table:style-name="Cell20">
            <text:p text:style-name="P87"/>
          </table:table-cell>
        </table:table-row>
        <table:table-row table:style-name="Row6">
          <table:table-cell table:style-name="Cell21">
            <text:p text:style-name="P88"/>
          </table:table-cell>
          <table:table-cell table:style-name="Cell22">
            <text:p text:style-name="P89"/>
          </table:table-cell>
          <table:table-cell table:style-name="Cell23">
            <text:p text:style-name="P90"/>
          </table:table-cell>
          <table:table-cell table:style-name="Cell24">
            <text:p text:style-name="P91"/>
          </table:table-cell>
        </table:table-row>
        <table:table-row table:style-name="Row7">
          <table:table-cell table:style-name="Cell25">
            <text:p text:style-name="P92"/>
          </table:table-cell>
          <table:table-cell table:style-name="Cell26">
            <text:p text:style-name="P93"/>
          </table:table-cell>
          <table:table-cell table:style-name="Cell27">
            <text:p text:style-name="P94"/>
          </table:table-cell>
          <table:table-cell table:style-name="Cell28">
            <text:p text:style-name="P95"/>
          </table:table-cell>
        </table:table-row>
        <table:table-row table:style-name="Row8">
          <table:table-cell table:style-name="Cell29">
            <text:p text:style-name="P96"/>
          </table:table-cell>
          <table:table-cell table:style-name="Cell30">
            <text:p text:style-name="P97"/>
          </table:table-cell>
          <table:table-cell table:style-name="Cell31">
            <text:p text:style-name="P98"/>
          </table:table-cell>
          <table:table-cell table:style-name="Cell32">
            <text:p text:style-name="P99"/>
          </table:table-cell>
        </table:table-row>
      </table:table>
      <text:p text:style-name="P100"><text:span text:style-name="T100_1"><text:line-break/></text:span></text:p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><text:span text:style-name="T114_1">Índice</text:span></text:p>
      <text:p text:style-name="P115"><text:span text:style-name="T115_1"><text:a xlink:type="simple" xlink:href="#id.30j0zll"><text:span text:style-name="T115_2">1.<text:s/></text:span></text:a></text:span><text:span text:style-name="T115_3"><text:a xlink:type="simple" xlink:href="#id.30j0zll"><text:span text:style-name="T115_4">Introdução</text:span></text:a></text:span><text:span text:style-name="T115_5"><text:a xlink:type="simple" xlink:href="#id.30j0zll"><text:span text:style-name="T115_6"><text:tab/>5</text:span></text:a></text:span></text:p>
      <text:p text:style-name="P116"><text:span text:style-name="T116_1"><text:a xlink:type="simple" xlink:href="#id.3znysh7"><text:span text:style-name="T116_2">1.1<text:s/></text:span></text:a></text:span><text:span text:style-name="T116_3"><text:a xlink:type="simple" xlink:href="#id.3znysh7"><text:span text:style-name="T116_4">Propósito</text:span></text:a></text:span><text:span text:style-name="T116_5"><text:a xlink:type="simple" xlink:href="#id.3znysh7"><text:span text:style-name="T116_6"><text:s/></text:span></text:a></text:span><text:span text:style-name="T116_7"><text:a xlink:type="simple" xlink:href="#id.3znysh7"><text:span text:style-name="T116_8">do</text:span></text:a></text:span><text:span text:style-name="T116_9"><text:a xlink:type="simple" xlink:href="#id.3znysh7"><text:span text:style-name="T116_10"><text:s/></text:span></text:a></text:span><text:span text:style-name="T116_11"><text:a xlink:type="simple" xlink:href="#id.3znysh7"><text:span text:style-name="T116_12">documento</text:span></text:a></text:span><text:span text:style-name="T116_13"><text:a xlink:type="simple" xlink:href="#id.3znysh7"><text:span text:style-name="T116_14"><text:s/></text:span></text:a></text:span><text:span text:style-name="T116_15"><text:a xlink:type="simple" xlink:href="#id.3znysh7"><text:span text:style-name="T116_16">de</text:span></text:a></text:span><text:span text:style-name="T116_17"><text:a xlink:type="simple" xlink:href="#id.3znysh7"><text:span text:style-name="T116_18"><text:s/></text:span></text:a></text:span><text:span text:style-name="T116_19"><text:a xlink:type="simple" xlink:href="#id.3znysh7"><text:span text:style-name="T116_20">requisitos</text:span></text:a></text:span><text:span text:style-name="T116_21"><text:a xlink:type="simple" xlink:href="#id.3znysh7"><text:span text:style-name="T116_22"><text:tab/>5</text:span></text:a></text:span></text:p>
      <text:p text:style-name="P117"><text:span text:style-name="T117_1"><text:a xlink:type="simple" xlink:href="#id.tyjcwt"><text:span text:style-name="T117_2">1.2<text:s/></text:span></text:a></text:span><text:span text:style-name="T117_3"><text:a xlink:type="simple" xlink:href="#id.tyjcwt"><text:span text:style-name="T117_4">Escopo</text:span></text:a></text:span><text:span text:style-name="T117_5"><text:a xlink:type="simple" xlink:href="#id.tyjcwt"><text:span text:style-name="T117_6"><text:s/></text:span></text:a></text:span><text:span text:style-name="T117_7"><text:a xlink:type="simple" xlink:href="#id.tyjcwt"><text:span text:style-name="T117_8">do</text:span></text:a></text:span><text:span text:style-name="T117_9"><text:a xlink:type="simple" xlink:href="#id.tyjcwt"><text:span text:style-name="T117_10"><text:s/></text:span></text:a></text:span><text:span text:style-name="T117_11"><text:a xlink:type="simple" xlink:href="#id.tyjcwt"><text:span text:style-name="T117_12">Produto</text:span></text:a></text:span><text:span text:style-name="T117_13"><text:a xlink:type="simple" xlink:href="#id.tyjcwt"><text:span text:style-name="T117_14"><text:tab/>6</text:span></text:a></text:span></text:p>
      <text:p text:style-name="P118"><text:span text:style-name="T118_1"><text:a xlink:type="simple" xlink:href="#id.1t3h5sf"><text:span text:style-name="T118_2">1.3<text:s/></text:span></text:a></text:span><text:span text:style-name="T118_3"><text:a xlink:type="simple" xlink:href="#id.1t3h5sf"><text:span text:style-name="T118_4">Definições</text:span></text:a></text:span><text:span text:style-name="T118_5"><text:a xlink:type="simple" xlink:href="#id.1t3h5sf"><text:span text:style-name="T118_6">,<text:s/></text:span></text:a></text:span><text:span text:style-name="T118_7"><text:a xlink:type="simple" xlink:href="#id.1t3h5sf"><text:span text:style-name="T118_8">convenções</text:span></text:a></text:span><text:span text:style-name="T118_9"><text:a xlink:type="simple" xlink:href="#id.1t3h5sf"><text:span text:style-name="T118_10"><text:s/></text:span></text:a></text:span><text:span text:style-name="T118_11"><text:a xlink:type="simple" xlink:href="#id.1t3h5sf"><text:span text:style-name="T118_12">e</text:span></text:a></text:span><text:span text:style-name="T118_13"><text:a xlink:type="simple" xlink:href="#id.1t3h5sf"><text:span text:style-name="T118_14"><text:s/></text:span></text:a></text:span><text:span text:style-name="T118_15"><text:a xlink:type="simple" xlink:href="#id.1t3h5sf"><text:span text:style-name="T118_16">acrônimos</text:span></text:a></text:span><text:span text:style-name="T118_17"><text:a xlink:type="simple" xlink:href="#id.1t3h5sf"><text:span text:style-name="T118_18"><text:tab/>6</text:span></text:a></text:span></text:p>
      <text:p text:style-name="P119"><text:span text:style-name="T119_1"><text:a xlink:type="simple" xlink:href="#id.2s8eyo1"><text:span text:style-name="T119_2">1.3.1<text:s/></text:span></text:a></text:span><text:span text:style-name="T119_3"><text:a xlink:type="simple" xlink:href="#id.2s8eyo1"><text:span text:style-name="T119_4">Convenções</text:span></text:a></text:span><text:span text:style-name="T119_5"><text:a xlink:type="simple" xlink:href="#id.2s8eyo1"><text:span text:style-name="T119_6"><text:tab/>6</text:span></text:a></text:span></text:p>
      <text:p text:style-name="P120"><text:span text:style-name="T120_1"><text:a xlink:type="simple" xlink:href="#id.17dp8vu"><text:span text:style-name="T120_2">1.3.1.1<text:s/></text:span></text:a></text:span><text:span text:style-name="T120_3"><text:a xlink:type="simple" xlink:href="#id.17dp8vu"><text:span text:style-name="T120_4">Identificação</text:span></text:a></text:span><text:span text:style-name="T120_5"><text:a xlink:type="simple" xlink:href="#id.17dp8vu"><text:span text:style-name="T120_6"><text:s/></text:span></text:a></text:span><text:span text:style-name="T120_7"><text:a xlink:type="simple" xlink:href="#id.17dp8vu"><text:span text:style-name="T120_8">dos</text:span></text:a></text:span><text:span text:style-name="T120_9"><text:a xlink:type="simple" xlink:href="#id.17dp8vu"><text:span text:style-name="T120_10"><text:s/></text:span></text:a></text:span><text:span text:style-name="T120_11"><text:a xlink:type="simple" xlink:href="#id.17dp8vu"><text:span text:style-name="T120_12">Requisitos</text:span></text:a></text:span><text:span text:style-name="T120_13"><text:a xlink:type="simple" xlink:href="#id.17dp8vu"><text:span text:style-name="T120_14"><text:tab/>6</text:span></text:a></text:span></text:p>
      <text:p text:style-name="P121"><text:span text:style-name="T121_1"><text:a xlink:type="simple" xlink:href="#id.26in1rg"><text:span text:style-name="T121_2">1.3.1.2<text:s/></text:span></text:a></text:span><text:span text:style-name="T121_3"><text:a xlink:type="simple" xlink:href="#id.26in1rg"><text:span text:style-name="T121_4">Prioridade</text:span></text:a></text:span><text:span text:style-name="T121_5"><text:a xlink:type="simple" xlink:href="#id.26in1rg"><text:span text:style-name="T121_6"><text:s/></text:span></text:a></text:span><text:span text:style-name="T121_7"><text:a xlink:type="simple" xlink:href="#id.26in1rg"><text:span text:style-name="T121_8">dos</text:span></text:a></text:span><text:span text:style-name="T121_9"><text:a xlink:type="simple" xlink:href="#id.26in1rg"><text:span text:style-name="T121_10"><text:s/></text:span></text:a></text:span><text:span text:style-name="T121_11"><text:a xlink:type="simple" xlink:href="#id.26in1rg"><text:span text:style-name="T121_12">requisitos</text:span></text:a></text:span><text:span text:style-name="T121_13"><text:a xlink:type="simple" xlink:href="#id.26in1rg"><text:span text:style-name="T121_14"><text:tab/>7</text:span></text:a></text:span></text:p>
      <text:p text:style-name="P122"><text:span text:style-name="T122_1"><text:a xlink:type="simple" xlink:href="#id.1ksv4uv"><text:span text:style-name="T122_2">1.3.2<text:s/></text:span></text:a></text:span><text:span text:style-name="T122_3"><text:a xlink:type="simple" xlink:href="#id.1ksv4uv"><text:span text:style-name="T122_4">Definições</text:span></text:a></text:span><text:span text:style-name="T122_5"><text:a xlink:type="simple" xlink:href="#id.1ksv4uv"><text:span text:style-name="T122_6"><text:tab/>7</text:span></text:a></text:span></text:p>
      <text:p text:style-name="P123"><text:span text:style-name="T123_1"><text:a xlink:type="simple" xlink:href="#id.44sinio"><text:span text:style-name="T123_2">1.4<text:s/></text:span></text:a></text:span><text:span text:style-name="T123_3"><text:a xlink:type="simple" xlink:href="#id.44sinio"><text:span text:style-name="T123_4">Referências</text:span></text:a></text:span><text:span text:style-name="T123_5"><text:a xlink:type="simple" xlink:href="#id.44sinio"><text:span text:style-name="T123_6"><text:tab/>8</text:span></text:a></text:span></text:p>
      <text:p text:style-name="P124"><text:span text:style-name="T124_1"><text:a xlink:type="simple" xlink:href="#id.2jxsxqh"><text:span text:style-name="T124_2">1.5<text:s/></text:span></text:a></text:span><text:span text:style-name="T124_3"><text:a xlink:type="simple" xlink:href="#id.2jxsxqh"><text:span text:style-name="T124_4">Visão</text:span></text:a></text:span><text:span text:style-name="T124_5"><text:a xlink:type="simple" xlink:href="#id.2jxsxqh"><text:span text:style-name="T124_6"><text:s/></text:span></text:a></text:span><text:span text:style-name="T124_7"><text:a xlink:type="simple" xlink:href="#id.2jxsxqh"><text:span text:style-name="T124_8">Geral</text:span></text:a></text:span><text:span text:style-name="T124_9"><text:a xlink:type="simple" xlink:href="#id.2jxsxqh"><text:span text:style-name="T124_10"><text:s/></text:span></text:a></text:span><text:span text:style-name="T124_11"><text:a xlink:type="simple" xlink:href="#id.2jxsxqh"><text:span text:style-name="T124_12">do</text:span></text:a></text:span><text:span text:style-name="T124_13"><text:a xlink:type="simple" xlink:href="#id.2jxsxqh"><text:span text:style-name="T124_14"><text:s/></text:span></text:a></text:span><text:span text:style-name="T124_15"><text:a xlink:type="simple" xlink:href="#id.2jxsxqh"><text:span text:style-name="T124_16">Restante</text:span></text:a></text:span><text:span text:style-name="T124_17"><text:a xlink:type="simple" xlink:href="#id.2jxsxqh"><text:span text:style-name="T124_18"><text:s/></text:span></text:a></text:span><text:span text:style-name="T124_19"><text:a xlink:type="simple" xlink:href="#id.2jxsxqh"><text:span text:style-name="T124_20">do</text:span></text:a></text:span><text:span text:style-name="T124_21"><text:a xlink:type="simple" xlink:href="#id.2jxsxqh"><text:span text:style-name="T124_22"><text:s/></text:span></text:a></text:span><text:span text:style-name="T124_23"><text:a xlink:type="simple" xlink:href="#id.2jxsxqh"><text:span text:style-name="T124_24">Documento</text:span></text:a></text:span><text:span text:style-name="T124_25"><text:a xlink:type="simple" xlink:href="#id.2jxsxqh"><text:span text:style-name="T124_26"><text:tab/>8</text:span></text:a></text:span></text:p>
      <text:p text:style-name="P125"><text:span text:style-name="T125_1"><text:a xlink:type="simple" xlink:href="#id.3j2qqm3"><text:span text:style-name="T125_2">2.<text:s/></text:span></text:a></text:span><text:span text:style-name="T125_3"><text:a xlink:type="simple" xlink:href="#id.3j2qqm3"><text:span text:style-name="T125_4">Descrição</text:span></text:a></text:span><text:span text:style-name="T125_5"><text:a xlink:type="simple" xlink:href="#id.3j2qqm3"><text:span text:style-name="T125_6"><text:s/></text:span></text:a></text:span><text:span text:style-name="T125_7"><text:a xlink:type="simple" xlink:href="#id.3j2qqm3"><text:span text:style-name="T125_8">geral</text:span></text:a></text:span><text:span text:style-name="T125_9"><text:a xlink:type="simple" xlink:href="#id.3j2qqm3"><text:span text:style-name="T125_10"><text:s/></text:span></text:a></text:span><text:span text:style-name="T125_11"><text:a xlink:type="simple" xlink:href="#id.3j2qqm3"><text:span text:style-name="T125_12">do</text:span></text:a></text:span><text:span text:style-name="T125_13"><text:a xlink:type="simple" xlink:href="#id.3j2qqm3"><text:span text:style-name="T125_14"><text:s/></text:span></text:a></text:span><text:span text:style-name="T125_15"><text:a xlink:type="simple" xlink:href="#id.3j2qqm3"><text:span text:style-name="T125_16">sistema</text:span></text:a></text:span><text:span text:style-name="T125_17"><text:a xlink:type="simple" xlink:href="#id.3j2qqm3"><text:span text:style-name="T125_18"><text:tab/>9</text:span></text:a></text:span></text:p>
      <text:p text:style-name="P126"><text:span text:style-name="T126_1"><text:a xlink:type="simple" xlink:href="#id.4i7ojhp"><text:span text:style-name="T126_2">2.1<text:s/></text:span></text:a></text:span><text:span text:style-name="T126_3"><text:a xlink:type="simple" xlink:href="#id.4i7ojhp"><text:span text:style-name="T126_4">Funções</text:span></text:a></text:span><text:span text:style-name="T126_5"><text:a xlink:type="simple" xlink:href="#id.4i7ojhp"><text:span text:style-name="T126_6"><text:s/></text:span></text:a></text:span><text:span text:style-name="T126_7"><text:a xlink:type="simple" xlink:href="#id.4i7ojhp"><text:span text:style-name="T126_8">do</text:span></text:a></text:span><text:span text:style-name="T126_9"><text:a xlink:type="simple" xlink:href="#id.4i7ojhp"><text:span text:style-name="T126_10"><text:s/></text:span></text:a></text:span><text:span text:style-name="T126_11"><text:a xlink:type="simple" xlink:href="#id.4i7ojhp"><text:span text:style-name="T126_12">produto</text:span></text:a></text:span><text:span text:style-name="T126_13"><text:a xlink:type="simple" xlink:href="#id.4i7ojhp"><text:span text:style-name="T126_14"><text:tab/>10</text:span></text:a></text:span></text:p>
      <text:p text:style-name="P127"><text:span text:style-name="T127_1"><text:a xlink:type="simple" xlink:href="#id.1ci93xb"><text:span text:style-name="T127_2">2.2<text:s/></text:span></text:a></text:span><text:span text:style-name="T127_3"><text:a xlink:type="simple" xlink:href="#id.1ci93xb"><text:span text:style-name="T127_4">Descrições</text:span></text:a></text:span><text:span text:style-name="T127_5"><text:a xlink:type="simple" xlink:href="#id.1ci93xb"><text:span text:style-name="T127_6"><text:s/></text:span></text:a></text:span><text:span text:style-name="T127_7"><text:a xlink:type="simple" xlink:href="#id.1ci93xb"><text:span text:style-name="T127_8">dos</text:span></text:a></text:span><text:span text:style-name="T127_9"><text:a xlink:type="simple" xlink:href="#id.1ci93xb"><text:span text:style-name="T127_10"><text:s/></text:span></text:a></text:span><text:span text:style-name="T127_11"><text:a xlink:type="simple" xlink:href="#id.1ci93xb"><text:span text:style-name="T127_12">usuários</text:span></text:a></text:span><text:span text:style-name="T127_13"><text:a xlink:type="simple" xlink:href="#id.1ci93xb"><text:span text:style-name="T127_14"><text:tab/>10</text:span></text:a></text:span></text:p>
      <text:p text:style-name="P128"><text:span text:style-name="T128_1"><text:a xlink:type="simple" xlink:href="#id.3whwml4"><text:span text:style-name="T128_2">2.3<text:s/></text:span></text:a></text:span><text:span text:style-name="T128_3"><text:a xlink:type="simple" xlink:href="#id.3whwml4"><text:span text:style-name="T128_4">Restrições</text:span></text:a></text:span><text:span text:style-name="T128_5"><text:a xlink:type="simple" xlink:href="#id.3whwml4"><text:span text:style-name="T128_6"><text:s/></text:span></text:a></text:span><text:span text:style-name="T128_7"><text:a xlink:type="simple" xlink:href="#id.3whwml4"><text:span text:style-name="T128_8">gerais</text:span></text:a></text:span><text:span text:style-name="T128_9"><text:a xlink:type="simple" xlink:href="#id.3whwml4"><text:span text:style-name="T128_10"><text:tab/>10</text:span></text:a></text:span></text:p>
      <text:p text:style-name="P129"><text:span text:style-name="T129_1"><text:a xlink:type="simple" xlink:href="#id.2bn6wsx"><text:span text:style-name="T129_2">2.4<text:s/></text:span></text:a></text:span><text:span text:style-name="T129_3"><text:a xlink:type="simple" xlink:href="#id.2bn6wsx"><text:span text:style-name="T129_4">Suposições</text:span></text:a></text:span><text:span text:style-name="T129_5"><text:a xlink:type="simple" xlink:href="#id.2bn6wsx"><text:span text:style-name="T129_6"><text:s/></text:span></text:a></text:span><text:span text:style-name="T129_7"><text:a xlink:type="simple" xlink:href="#id.2bn6wsx"><text:span text:style-name="T129_8">de</text:span></text:a></text:span><text:span text:style-name="T129_9"><text:a xlink:type="simple" xlink:href="#id.2bn6wsx"><text:span text:style-name="T129_10"><text:s/></text:span></text:a></text:span><text:span text:style-name="T129_11"><text:a xlink:type="simple" xlink:href="#id.2bn6wsx"><text:span text:style-name="T129_12">dependências</text:span></text:a></text:span><text:span text:style-name="T129_13"><text:a xlink:type="simple" xlink:href="#id.2bn6wsx"><text:span text:style-name="T129_14"><text:tab/>10</text:span></text:a></text:span></text:p>
      <text:p text:style-name="P130"><text:span text:style-name="T130_1"><text:a xlink:type="simple" xlink:href="#id.qsh70q"><text:span text:style-name="T130_2">3.<text:s/></text:span></text:a></text:span><text:span text:style-name="T130_3"><text:a xlink:type="simple" xlink:href="#id.qsh70q"><text:span text:style-name="T130_4">Requisitos</text:span></text:a></text:span><text:span text:style-name="T130_5"><text:a xlink:type="simple" xlink:href="#id.qsh70q"><text:span text:style-name="T130_6"><text:s/></text:span></text:a></text:span><text:span text:style-name="T130_7"><text:a xlink:type="simple" xlink:href="#id.qsh70q"><text:span text:style-name="T130_8">Funcionais</text:span></text:a></text:span><text:span text:style-name="T130_9"><text:a xlink:type="simple" xlink:href="#id.qsh70q"><text:span text:style-name="T130_10"><text:tab/>10</text:span></text:a></text:span></text:p>
      <text:p text:style-name="P131"><text:span text:style-name="T131_1"><text:a xlink:type="simple" xlink:href="#id.3as4poj"><text:span text:style-name="T131_2">4.<text:s/></text:span></text:a></text:span><text:span text:style-name="T131_3"><text:a xlink:type="simple" xlink:href="#id.3as4poj"><text:span text:style-name="T131_4">Requisitos</text:span></text:a></text:span><text:span text:style-name="T131_5"><text:a xlink:type="simple" xlink:href="#id.3as4poj"><text:span text:style-name="T131_6"><text:s/></text:span></text:a></text:span><text:span text:style-name="T131_7"><text:a xlink:type="simple" xlink:href="#id.3as4poj"><text:span text:style-name="T131_8">Não</text:span></text:a></text:span><text:span text:style-name="T131_9"><text:a xlink:type="simple" xlink:href="#id.3as4poj"><text:span text:style-name="T131_10"><text:s/></text:span></text:a></text:span><text:span text:style-name="T131_11"><text:a xlink:type="simple" xlink:href="#id.3as4poj"><text:span text:style-name="T131_12">funcionais</text:span></text:a></text:span><text:span text:style-name="T131_13"><text:a xlink:type="simple" xlink:href="#id.3as4poj"><text:span text:style-name="T131_14"><text:tab/>10</text:span></text:a></text:span></text:p>
      <text:p text:style-name="P132"><text:span text:style-name="T132_1"><text:a xlink:type="simple" xlink:href="#id.1pxezwc"><text:span text:style-name="T132_2">5.<text:s/></text:span></text:a></text:span><text:span text:style-name="T132_3"><text:a xlink:type="simple" xlink:href="#id.1pxezwc"><text:span text:style-name="T132_4">Descrições</text:span></text:a></text:span><text:span text:style-name="T132_5"><text:a xlink:type="simple" xlink:href="#id.1pxezwc"><text:span text:style-name="T132_6"><text:s/></text:span></text:a></text:span><text:span text:style-name="T132_7"><text:a xlink:type="simple" xlink:href="#id.1pxezwc"><text:span text:style-name="T132_8">de</text:span></text:a></text:span><text:span text:style-name="T132_9"><text:a xlink:type="simple" xlink:href="#id.1pxezwc"><text:span text:style-name="T132_10"><text:s/></text:span></text:a></text:span><text:span text:style-name="T132_11"><text:a xlink:type="simple" xlink:href="#id.1pxezwc"><text:span text:style-name="T132_12">Casos</text:span></text:a></text:span><text:span text:style-name="T132_13"><text:a xlink:type="simple" xlink:href="#id.1pxezwc"><text:span text:style-name="T132_14"><text:s/></text:span></text:a></text:span><text:span text:style-name="T132_15"><text:a xlink:type="simple" xlink:href="#id.1pxezwc"><text:span text:style-name="T132_16">de</text:span></text:a></text:span><text:span text:style-name="T132_17"><text:a xlink:type="simple" xlink:href="#id.1pxezwc"><text:span text:style-name="T132_18"><text:s/></text:span></text:a></text:span><text:span text:style-name="T132_19"><text:a xlink:type="simple" xlink:href="#id.1pxezwc"><text:span text:style-name="T132_20">Uso</text:span></text:a></text:span><text:span text:style-name="T132_21"><text:a xlink:type="simple" xlink:href="#id.1pxezwc"><text:span text:style-name="T132_22"><text:tab/>10</text:span></text:a></text:span></text:p>
      <text:p text:style-name="P133"><text:span text:style-name="T133_1"><text:a xlink:type="simple" xlink:href="#id.49x2ik5"><text:span text:style-name="T133_2">UC</text:span></text:a></text:span><text:span text:style-name="T133_3"><text:a xlink:type="simple" xlink:href="#id.49x2ik5"><text:span text:style-name="T133_4">001:<text:s/></text:span></text:a></text:span><text:span text:style-name="T133_5"><text:a xlink:type="simple" xlink:href="#id.49x2ik5"><text:span text:style-name="T133_6">Cadastrar</text:span></text:a></text:span><text:span text:style-name="T133_7"><text:a xlink:type="simple" xlink:href="#id.49x2ik5"><text:span text:style-name="T133_8"><text:s/></text:span></text:a></text:span><text:span text:style-name="T133_9"><text:a xlink:type="simple" xlink:href="#id.49x2ik5"><text:span text:style-name="T133_10">cliente</text:span></text:a></text:span><text:span text:style-name="T133_11"><text:a xlink:type="simple" xlink:href="#id.49x2ik5"><text:span text:style-name="T133_12"><text:tab/>10</text:span></text:a></text:span></text:p>
      <text:p text:style-name="P134"><text:span text:style-name="T134_1">UC</text:span><text:span text:style-name="T134_2">002:<text:s/></text:span><text:span text:style-name="T134_3">Selecionar</text:span><text:span text:style-name="T134_4"><text:s/></text:span><text:span text:style-name="T134_5">menu</text:span><text:span text:style-name="T134_6"><text:s/></text:span><text:span text:style-name="T134_7">do</text:span><text:span text:style-name="T134_8"><text:s/></text:span><text:span text:style-name="T134_9">cliente</text:span><text:span text:style-name="T134_10"><text:tab/>12</text:span></text:p>
      <text:p text:style-name="P135"><text:span text:style-name="T135_1">UC</text:span><text:span text:style-name="T135_2">020:<text:s/></text:span><text:span text:style-name="T135_3">Ver</text:span><text:span text:style-name="T135_4"><text:s/></text:span><text:span text:style-name="T135_5">dados</text:span><text:span text:style-name="T135_6"><text:s/></text:span><text:span text:style-name="T135_7">do</text:span><text:span text:style-name="T135_8"><text:s/></text:span><text:span text:style-name="T135_9">cliente</text:span><text:span text:style-name="T135_10"><text:tab/>13</text:span></text:p>
      <text:p text:style-name="P136"><text:span text:style-name="T136_1">UC</text:span><text:span text:style-name="T136_2">04:<text:s/></text:span><text:span text:style-name="T136_3">Remover</text:span><text:span text:style-name="T136_4"><text:s/></text:span><text:span text:style-name="T136_5">cadastro</text:span><text:span text:style-name="T136_6"><text:s/></text:span><text:span text:style-name="T136_7">do</text:span><text:span text:style-name="T136_8"><text:s/></text:span><text:span text:style-name="T136_9">cliente</text:span><text:span text:style-name="T136_10"><text:tab/>14</text:span></text:p>
      <text:p text:style-name="P137"><text:span text:style-name="T137_1">UC</text:span><text:span text:style-name="T137_2">005:<text:s/></text:span><text:span text:style-name="T137_3">Listar</text:span><text:span text:style-name="T137_4"><text:s/></text:span><text:span text:style-name="T137_5">pedido</text:span><text:span text:style-name="T137_6"><text:s/></text:span><text:span text:style-name="T137_7">do</text:span><text:span text:style-name="T137_8"><text:s/></text:span><text:span text:style-name="T137_9">cliente</text:span><text:span text:style-name="T137_10"><text:tab/>15</text:span></text:p>
      <text:p text:style-name="P138"><text:span text:style-name="T138_1">UC</text:span><text:span text:style-name="T138_2">006:<text:s/></text:span><text:span text:style-name="T138_3">Pesquisar</text:span><text:span text:style-name="T138_4"><text:s/></text:span><text:span text:style-name="T138_5">Cliente</text:span><text:span text:style-name="T138_6"><text:tab/>15</text:span></text:p>
      <text:p text:style-name="P139"><text:span text:style-name="T139_1">UC</text:span><text:span text:style-name="T139_2">007:<text:s/></text:span><text:span text:style-name="T139_3">Pesquisar</text:span><text:span text:style-name="T139_4"><text:s/></text:span><text:span text:style-name="T139_5">Produto</text:span><text:span text:style-name="T139_6"><text:tab/>17</text:span></text:p>
      <text:p text:style-name="P140"><text:span text:style-name="T140_1">UC</text:span><text:span text:style-name="T140_2">008:<text:s/></text:span><text:span text:style-name="T140_3">Selecionar</text:span><text:span text:style-name="T140_4"><text:s/></text:span><text:span text:style-name="T140_5">Menu</text:span><text:span text:style-name="T140_6"><text:s/></text:span><text:span text:style-name="T140_7">do</text:span><text:span text:style-name="T140_8"><text:s/></text:span><text:span text:style-name="T140_9">Produto</text:span><text:span text:style-name="T140_10"><text:tab/>18</text:span></text:p>
      <text:p text:style-name="P141"><text:span text:style-name="T141_1">UC</text:span><text:span text:style-name="T141_2">009:<text:s/></text:span><text:span text:style-name="T141_3">Ver</text:span><text:span text:style-name="T141_4"><text:s/></text:span><text:span text:style-name="T141_5">Dados</text:span><text:span text:style-name="T141_6"><text:s/></text:span><text:span text:style-name="T141_7">do</text:span><text:span text:style-name="T141_8"><text:s/></text:span><text:span text:style-name="T141_9">Produto</text:span><text:span text:style-name="T141_10"><text:tab/>19</text:span></text:p>
      <text:p text:style-name="P142"><text:span text:style-name="T142_1">UC</text:span><text:span text:style-name="T142_2">021:<text:s/></text:span><text:span text:style-name="T142_3">Remover</text:span><text:span text:style-name="T142_4"><text:s/></text:span><text:span text:style-name="T142_5">Produto</text:span><text:span text:style-name="T142_6"><text:tab/>20</text:span></text:p>
      <text:p text:style-name="P143"><text:span text:style-name="T143_1">UC</text:span><text:span text:style-name="T143_2">010:<text:s/></text:span><text:span text:style-name="T143_3">Cadastrar</text:span><text:span text:style-name="T143_4"><text:s/></text:span><text:span text:style-name="T143_5">Produto</text:span><text:span text:style-name="T143_6"><text:tab/>21</text:span></text:p>
      <text:p text:style-name="P144"><text:span text:style-name="T144_1">UC</text:span><text:span text:style-name="T144_2">011:<text:s/></text:span><text:span text:style-name="T144_3">Registrar</text:span><text:span text:style-name="T144_4"><text:s/></text:span><text:span text:style-name="T144_5">Pedido</text:span><text:span text:style-name="T144_6"><text:tab/>24</text:span></text:p>
      <text:p text:style-name="P145"><text:span text:style-name="T145_1">UC</text:span><text:span text:style-name="T145_2">012:<text:s/></text:span><text:span text:style-name="T145_3">Selecionar</text:span><text:span text:style-name="T145_4"><text:s/></text:span><text:span text:style-name="T145_5">Menu</text:span><text:span text:style-name="T145_6"><text:s/></text:span><text:span text:style-name="T145_7">de</text:span><text:span text:style-name="T145_8"><text:s/></text:span><text:span text:style-name="T145_9">Pedidos</text:span><text:span text:style-name="T145_10"><text:tab/>25</text:span></text:p>
      <text:p text:style-name="P146"><text:span text:style-name="T146_1">UC</text:span><text:span text:style-name="T146_2">013:<text:s/></text:span><text:span text:style-name="T146_3">Ver</text:span><text:span text:style-name="T146_4"><text:s/></text:span><text:span text:style-name="T146_5">Dados</text:span><text:span text:style-name="T146_6"><text:s/></text:span><text:span text:style-name="T146_7">do</text:span><text:span text:style-name="T146_8"><text:s/></text:span><text:span text:style-name="T146_9">Pedido</text:span><text:span text:style-name="T146_10"><text:tab/>26</text:span></text:p>
      <text:p text:style-name="P147"><text:span text:style-name="T147_1">UC</text:span><text:span text:style-name="T147_2">014:<text:s/></text:span><text:span text:style-name="T147_3">Remover</text:span><text:span text:style-name="T147_4"><text:s/></text:span><text:span text:style-name="T147_5">Registro</text:span><text:span text:style-name="T147_6"><text:s/></text:span><text:span text:style-name="T147_7">do</text:span><text:span text:style-name="T147_8"><text:s/></text:span><text:span text:style-name="T147_9">Pedido</text:span><text:span text:style-name="T147_10"><text:tab/>27</text:span></text:p>
      <text:p text:style-name="P148"><text:span text:style-name="T148_1">UC</text:span><text:span text:style-name="T148_2">015:<text:s/></text:span><text:span text:style-name="T148_3">Exibir</text:span><text:span text:style-name="T148_4"><text:s/></text:span><text:span text:style-name="T148_5">relatório</text:span><text:span text:style-name="T148_6"><text:s/></text:span><text:span text:style-name="T148_7">de</text:span><text:span text:style-name="T148_8"><text:s/></text:span><text:span text:style-name="T148_9">vendas</text:span><text:span text:style-name="T148_10"><text:tab/>28</text:span></text:p>
      <text:p text:style-name="P149"><text:span text:style-name="T149_1">UC</text:span><text:span text:style-name="T149_2">018:<text:s/></text:span><text:span text:style-name="T149_3">Apagar</text:span><text:span text:style-name="T149_4"><text:s/></text:span><text:span text:style-name="T149_5">dados</text:span><text:span text:style-name="T149_6"><text:s/></text:span><text:span text:style-name="T149_7">do</text:span><text:span text:style-name="T149_8"><text:s/></text:span><text:span text:style-name="T149_9">sistema</text:span><text:span text:style-name="T149_10"><text:tab/>30</text:span></text:p>
      <text:p text:style-name="P150"><text:span text:style-name="T150_1">UC</text:span><text:span text:style-name="T150_2">019:<text:s/></text:span><text:span text:style-name="T150_3">Ler</text:span><text:span text:style-name="T150_4"><text:s/></text:span><text:span text:style-name="T150_5">manual</text:span><text:span text:style-name="T150_6"><text:s/></text:span><text:span text:style-name="T150_7">do</text:span><text:span text:style-name="T150_8"><text:s/></text:span><text:span text:style-name="T150_9">sistema</text:span><text:span text:style-name="T150_10"><text:tab/>31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><text:bookmark-start text:name="id.30j0zll"/><text:bookmark-end text:name="id.30j0zll"/></text:p>
      <text:h text:style-name="P193" text:outline-level="10"><text:span text:style-name="T193_1">1.<text:s/></text:span><text:span text:style-name="T193_2">Introdução</text:span><text:bookmark-start text:name="id.1fob9te"/><text:bookmark-end text:name="id.1fob9te"/></text:h>
      <text:p text:style-name="P194"><text:bookmark-start text:name="id.3znysh7"/><text:bookmark-end text:name="id.3znysh7"/></text:p>
      <text:h text:style-name="P195" text:outline-level="10"><text:span text:style-name="T195_1">1.1<text:s/></text:span><text:span text:style-name="T195_2">Propósito</text:span><text:span text:style-name="T195_3"><text:s/></text:span><text:span text:style-name="T195_4">do</text:span><text:span text:style-name="T195_5"><text:s/></text:span><text:span text:style-name="T195_6">documento</text:span><text:span text:style-name="T195_7"><text:s/></text:span><text:span text:style-name="T195_8">de</text:span><text:span text:style-name="T195_9"><text:s/></text:span><text:span text:style-name="T195_10">requisitos</text:span></text:h>
      <text:p text:style-name="P196"/>
      <text:p text:style-name="P197"><text:span text:style-name="T197_1">Este</text:span><text:span text:style-name="T197_2"><text:s/></text:span><text:span text:style-name="T197_3">documento</text:span><text:span text:style-name="T197_4"><text:s/></text:span><text:span text:style-name="T197_5">especifica</text:span><text:span text:style-name="T197_6"><text:s/></text:span><text:span text:style-name="T197_7">um</text:span><text:span text:style-name="T197_8"><text:s/></text:span><text:span text:style-name="T197_9">sistema</text:span><text:span text:style-name="T197_10"><text:s/></text:span><text:span text:style-name="T197_11">de</text:span><text:span text:style-name="T197_12"><text:s/></text:span><text:span text:style-name="T197_13">gerenciamento</text:span><text:span text:style-name="T197_14"><text:s/></text:span><text:span text:style-name="T197_15">e</text:span><text:span text:style-name="T197_16"><text:s/></text:span><text:span text:style-name="T197_17">controle</text:span><text:span text:style-name="T197_18"><text:s/></text:span><text:span text:style-name="T197_19">de</text:span><text:span text:style-name="T197_20"><text:s/></text:span><text:span text:style-name="T197_21">vendas</text:span><text:span text:style-name="T197_22"><text:s/></text:span><text:span text:style-name="T197_23">para</text:span><text:span text:style-name="T197_24"><text:s/></text:span><text:span text:style-name="T197_25">revendedores</text:span><text:span text:style-name="T197_26"><text:s/></text:span><text:span text:style-name="T197_27">autônomos</text:span><text:span text:style-name="T197_28"><text:s/></text:span><text:span text:style-name="T197_29">e</text:span><text:span text:style-name="T197_30"><text:s/></text:span><text:span text:style-name="T197_31">destina</text:span><text:span text:style-name="T197_32">-</text:span><text:span text:style-name="T197_33">se</text:span><text:span text:style-name="T197_34"><text:s/></text:span><text:span text:style-name="T197_35">a</text:span><text:span text:style-name="T197_36"><text:s/></text:span><text:span text:style-name="T197_37">clientes</text:span><text:span text:style-name="T197_38">,<text:s/></text:span><text:span text:style-name="T197_39">engenheiros</text:span><text:span text:style-name="T197_40">,<text:s/></text:span><text:span text:style-name="T197_41">analistas</text:span><text:span text:style-name="T197_42"><text:s/></text:span><text:span text:style-name="T197_43">e</text:span><text:span text:style-name="T197_44"><text:s/></text:span><text:span text:style-name="T197_45">gerentes</text:span><text:span text:style-name="T197_46"><text:s/></text:span><text:span text:style-name="T197_47">envolvidos</text:span><text:span text:style-name="T197_48"><text:s/></text:span><text:span text:style-name="T197_49">no</text:span><text:span text:style-name="T197_50"><text:s/></text:span><text:span text:style-name="T197_51">desenvolvimento</text:span><text:span text:style-name="T197_52"><text:s/></text:span><text:span text:style-name="T197_53">do</text:span><text:span text:style-name="T197_54"><text:s/></text:span><text:span text:style-name="T197_55">sistema</text:span><text:span text:style-name="T197_56">.<text:s/></text:span><text:span text:style-name="T197_57">O</text:span><text:span text:style-name="T197_58"><text:s/></text:span><text:span text:style-name="T197_59">objetivo</text:span><text:span text:style-name="T197_60"><text:s/></text:span><text:span text:style-name="T197_61">deste</text:span><text:span text:style-name="T197_62"><text:s/></text:span><text:span text:style-name="T197_63">documento</text:span><text:span text:style-name="T197_64"><text:s/></text:span><text:span text:style-name="T197_65">é</text:span><text:span text:style-name="T197_66"><text:s/></text:span><text:span text:style-name="T197_67">apresentar</text:span><text:span text:style-name="T197_68"><text:s/></text:span><text:span text:style-name="T197_69">a</text:span><text:span text:style-name="T197_70"><text:s/></text:span><text:span text:style-name="T197_71">descrição</text:span><text:span text:style-name="T197_72"><text:s/></text:span><text:span text:style-name="T197_73">dos</text:span><text:span text:style-name="T197_74"><text:s/></text:span><text:span text:style-name="T197_75">serviços</text:span><text:span text:style-name="T197_76"><text:s/></text:span><text:span text:style-name="T197_77">e</text:span><text:span text:style-name="T197_78"><text:s/></text:span><text:span text:style-name="T197_79">funções</text:span><text:span text:style-name="T197_80"><text:s/></text:span><text:span text:style-name="T197_81">do</text:span><text:span text:style-name="T197_82"><text:s/></text:span><text:span text:style-name="T197_83">sistema</text:span><text:span text:style-name="T197_84">,<text:s/></text:span><text:span text:style-name="T197_85">assim</text:span><text:span text:style-name="T197_86"><text:s/></text:span><text:span text:style-name="T197_87">como</text:span><text:span text:style-name="T197_88"><text:s/></text:span><text:span text:style-name="T197_89">as</text:span><text:span text:style-name="T197_90"><text:s/></text:span><text:span text:style-name="T197_91">restrições</text:span><text:span text:style-name="T197_92"><text:s/></text:span><text:span text:style-name="T197_93">de</text:span><text:span text:style-name="T197_94"><text:s/></text:span><text:span text:style-name="T197_95">operação</text:span><text:span text:style-name="T197_96"><text:s/></text:span><text:span text:style-name="T197_97">e</text:span><text:span text:style-name="T197_98"><text:s/></text:span><text:span text:style-name="T197_99">propriedades</text:span><text:span text:style-name="T197_100"><text:s/></text:span><text:span text:style-name="T197_101">gerais</text:span><text:span text:style-name="T197_102">,<text:s/></text:span><text:span text:style-name="T197_103">com</text:span><text:span text:style-name="T197_104"><text:s/></text:span><text:span text:style-name="T197_105">o</text:span><text:span text:style-name="T197_106"><text:s/></text:span><text:span text:style-name="T197_107">intuito</text:span><text:span text:style-name="T197_108"><text:s/></text:span><text:span text:style-name="T197_109">de</text:span><text:span text:style-name="T197_110"><text:s/></text:span><text:span text:style-name="T197_111">descrever</text:span><text:span text:style-name="T197_112"><text:s/></text:span><text:span text:style-name="T197_113">de</text:span><text:span text:style-name="T197_114"><text:s/></text:span><text:span text:style-name="T197_115">forma</text:span><text:span text:style-name="T197_116"><text:s/></text:span><text:span text:style-name="T197_117">detalhada</text:span><text:span text:style-name="T197_118"><text:s/></text:span><text:span text:style-name="T197_119">o</text:span><text:span text:style-name="T197_120"><text:s/></text:span><text:span text:style-name="T197_121">sistema</text:span><text:span text:style-name="T197_122"><text:s/></text:span><text:span text:style-name="T197_123">para</text:span><text:span text:style-name="T197_124"><text:s/></text:span><text:span text:style-name="T197_125">um</text:span><text:span text:style-name="T197_126"><text:s/></text:span><text:span text:style-name="T197_127">auxílio</text:span><text:span text:style-name="T197_128">,<text:s/></text:span><text:span text:style-name="T197_129">no</text:span><text:span text:style-name="T197_130"><text:s/></text:span><text:span text:style-name="T197_131">caso</text:span><text:span text:style-name="T197_132"><text:s/></text:span><text:span text:style-name="T197_133">de</text:span><text:span text:style-name="T197_134"><text:s/></text:span><text:span text:style-name="T197_135">dúvidas</text:span><text:span text:style-name="T197_136">,<text:s/></text:span><text:span text:style-name="T197_137">durante</text:span><text:span text:style-name="T197_138"><text:s/></text:span><text:span text:style-name="T197_139">as</text:span><text:span text:style-name="T197_140"><text:s/></text:span><text:span text:style-name="T197_141">fases</text:span><text:span text:style-name="T197_142"><text:s/></text:span><text:span text:style-name="T197_143">de</text:span><text:span text:style-name="T197_144"><text:s/></text:span><text:span text:style-name="T197_145">análise</text:span><text:span text:style-name="T197_146">,<text:s/></text:span><text:span text:style-name="T197_147">projeto</text:span><text:span text:style-name="T197_148"><text:s/></text:span><text:span text:style-name="T197_149">e</text:span><text:span text:style-name="T197_150"><text:s/></text:span><text:span text:style-name="T197_151">testes</text:span><text:span text:style-name="T197_152">.<text:s/></text:span><text:span text:style-name="T197_153">O</text:span><text:span text:style-name="T197_154"><text:s/></text:span><text:span text:style-name="T197_155">mesmo</text:span><text:span text:style-name="T197_156"><text:s/></text:span><text:span text:style-name="T197_157">especifica</text:span><text:span text:style-name="T197_158"><text:s/></text:span><text:span text:style-name="T197_159">os</text:span><text:span text:style-name="T197_160"><text:s/></text:span><text:span text:style-name="T197_161">requisitos</text:span><text:span text:style-name="T197_162"><text:s/></text:span><text:span text:style-name="T197_163">funcionais</text:span><text:span text:style-name="T197_164"><text:s/></text:span><text:span text:style-name="T197_165">e</text:span><text:span text:style-name="T197_166"><text:s/></text:span><text:span text:style-name="T197_167">não</text:span><text:span text:style-name="T197_168"><text:s/></text:span><text:span text:style-name="T197_169">funcionais</text:span><text:span text:style-name="T197_170">,<text:s/></text:span><text:span text:style-name="T197_171">levantados</text:span><text:span text:style-name="T197_172"><text:s/></text:span><text:span text:style-name="T197_173">durante</text:span><text:span text:style-name="T197_174"><text:s/></text:span><text:span text:style-name="T197_175">a</text:span><text:span text:style-name="T197_176"><text:s/></text:span><text:span text:style-name="T197_177">concepção</text:span><text:span text:style-name="T197_178"><text:s/></text:span><text:span text:style-name="T197_179">do</text:span><text:span text:style-name="T197_180"><text:s/></text:span><text:span text:style-name="T197_181">sistema</text:span><text:span text:style-name="T197_182"><text:s/></text:span><text:span text:style-name="T197_183">e</text:span><text:span text:style-name="T197_184"><text:s/></text:span><text:span text:style-name="T197_185">as</text:span><text:span text:style-name="T197_186"><text:s/></text:span><text:span text:style-name="T197_187">descrições</text:span><text:span text:style-name="T197_188"><text:s/></text:span><text:span text:style-name="T197_189">e</text:span><text:span text:style-name="T197_190"><text:s/></text:span><text:span text:style-name="T197_191">diagramas</text:span><text:span text:style-name="T197_192"><text:s/></text:span><text:span text:style-name="T197_193">de</text:span><text:span text:style-name="T197_194"><text:s/></text:span><text:span text:style-name="T197_195">caso</text:span><text:span text:style-name="T197_196"><text:s/></text:span><text:span text:style-name="T197_197">de</text:span><text:span text:style-name="T197_198"><text:s/></text:span><text:span text:style-name="T197_199">uso</text:span><text:span text:style-name="T197_200">.</text:span><text:bookmark-start text:name="id.2et92p0"/><text:bookmark-end text:name="id.2et92p0"/></text:p>
      <text:p text:style-name="P198"><text:bookmark-start text:name="id.tyjcwt"/><text:bookmark-end text:name="id.tyjcwt"/></text:p>
      <text:h text:style-name="P199" text:outline-level="10"><text:span text:style-name="T199_1">1.2<text:s/></text:span><text:span text:style-name="T199_2">Escopo</text:span><text:span text:style-name="T199_3"><text:s/></text:span><text:span text:style-name="T199_4">do</text:span><text:span text:style-name="T199_5"><text:s/></text:span><text:span text:style-name="T199_6">Produto</text:span></text:h>
      <text:p text:style-name="P200"><text:span text:style-name="T200_1"><text:tab/>[</text:span><text:span text:style-name="T200_2">Douglas</text:span><text:span text:style-name="T200_3"><text:s/></text:span><text:span text:style-name="T200_4">albuquerque</text:span><text:span text:style-name="T200_5"><text:s/>]</text:span></text:p>
      <text:p text:style-name="P201"><text:span text:style-name="T201_1"><text:tab/></text:span><text:bookmark-start text:name="id.3dy6vkm"/><text:bookmark-end text:name="id.3dy6vkm"/></text:p>
      <text:p text:style-name="P202"><text:bookmark-start text:name="id.1t3h5sf"/><text:bookmark-end text:name="id.1t3h5sf"/></text:p>
      <text:h text:style-name="P203" text:outline-level="10"><text:bookmark-start text:name="id.4d34og8"/><text:bookmark-end text:name="id.4d34og8"/><text:span text:style-name="T203_1">1.3<text:s/></text:span><text:span text:style-name="T203_2">Definições</text:span><text:span text:style-name="T203_3">,<text:s/></text:span><text:span text:style-name="T203_4">convenções</text:span><text:span text:style-name="T203_5"><text:s/></text:span><text:span text:style-name="T203_6">e</text:span><text:span text:style-name="T203_7"><text:s/></text:span><text:span text:style-name="T203_8">acrônimos</text:span><text:bookmark-start text:name="id.2s8eyo1"/><text:bookmark-end text:name="id.2s8eyo1"/></text:h>
      <text:h text:style-name="P204" text:outline-level="10"><text:span text:style-name="T204_1">1.3.1<text:s/></text:span><text:span text:style-name="T204_2">Convenções</text:span><text:bookmark-start text:name="id.17dp8vu"/><text:bookmark-end text:name="id.17dp8vu"/></text:h>
      <text:h text:style-name="P205" text:outline-level="10"><text:span text:style-name="T205_1">1.3.1.1<text:s/></text:span><text:span text:style-name="T205_2">Identificação</text:span><text:span text:style-name="T205_3"><text:s/></text:span><text:span text:style-name="T205_4">dos</text:span><text:span text:style-name="T205_5"><text:s/></text:span><text:span text:style-name="T205_6">Requisitos</text:span></text:h>
      <text:p text:style-name="P206"/>
      <table:table table:style-name="Table2">
        <table:table-column table:style-name="Column5"/>
        <table:table-column table:style-name="Column6"/>
        <table:table-column table:style-name="Column7"/>
        <table:table-row table:style-name="Row9">
          <table:table-cell table:style-name="Cell33">
            <text:p text:style-name="P207"><text:span text:style-name="T207_1">Acrônimo</text:span></text:p>
          </table:table-cell>
          <table:table-cell table:style-name="Cell34">
            <text:p text:style-name="P208"><text:span text:style-name="T208_1">Significado</text:span></text:p>
          </table:table-cell>
          <table:table-cell table:style-name="Cell35">
            <text:p text:style-name="P209"><text:span text:style-name="T209_1">Descrição</text:span></text:p>
          </table:table-cell>
        </table:table-row>
        <table:table-row table:style-name="Row10">
          <table:table-cell table:style-name="Cell36">
            <text:p text:style-name="P210"><text:span text:style-name="T210_1">RF</text:span></text:p>
          </table:table-cell>
          <table:table-cell table:style-name="Cell37">
            <text:p text:style-name="P211"><text:span text:style-name="T211_1">Requisitos</text:span><text:span text:style-name="T211_2"><text:s/></text:span><text:span text:style-name="T211_3">funcionais</text:span></text:p>
          </table:table-cell>
          <table:table-cell table:style-name="Cell38">
            <text:p text:style-name="P212"><text:span text:style-name="T212_1">Requisitos</text:span><text:span text:style-name="T212_2"><text:s/></text:span><text:span text:style-name="T212_3">técnicos</text:span><text:span text:style-name="T212_4"><text:s/></text:span><text:span text:style-name="T212_5">do</text:span><text:span text:style-name="T212_6"><text:s/></text:span><text:span text:style-name="T212_7">software</text:span><text:span text:style-name="T212_8"><text:s/></text:span><text:span text:style-name="T212_9">que</text:span><text:span text:style-name="T212_10"><text:s/></text:span><text:span text:style-name="T212_11">compõe</text:span><text:span text:style-name="T212_12"><text:s/></text:span><text:span text:style-name="T212_13">o</text:span><text:span text:style-name="T212_14"><text:s/></text:span><text:span text:style-name="T212_15">sistema</text:span><text:span text:style-name="T212_16">,<text:s/></text:span><text:span text:style-name="T212_17">que</text:span><text:span text:style-name="T212_18"><text:s/></text:span><text:span text:style-name="T212_19">descrevem</text:span><text:span text:style-name="T212_20"><text:s/></text:span><text:span text:style-name="T212_21">ações</text:span><text:span text:style-name="T212_22"><text:s/></text:span><text:span text:style-name="T212_23">que</text:span><text:span text:style-name="T212_24"><text:s/></text:span><text:span text:style-name="T212_25">o</text:span><text:span text:style-name="T212_26"><text:s/></text:span><text:span text:style-name="T212_27">sistema</text:span><text:span text:style-name="T212_28"><text:s/></text:span><text:span text:style-name="T212_29">deve</text:span><text:span text:style-name="T212_30"><text:s/></text:span><text:span text:style-name="T212_31">estar</text:span><text:span text:style-name="T212_32"><text:s/></text:span><text:span text:style-name="T212_33">apto</text:span><text:span text:style-name="T212_34"><text:s/></text:span><text:span text:style-name="T212_35">a</text:span><text:span text:style-name="T212_36"><text:s/></text:span><text:span text:style-name="T212_37">executar</text:span><text:span text:style-name="T212_38">,<text:s/></text:span><text:span text:style-name="T212_39">ou</text:span><text:span text:style-name="T212_40"><text:s/></text:span><text:span text:style-name="T212_41">seja</text:span><text:span text:style-name="T212_42">,<text:s/></text:span><text:span text:style-name="T212_43">o</text:span><text:span text:style-name="T212_44"><text:s/></text:span><text:span text:style-name="T212_45">que</text:span><text:span text:style-name="T212_46"><text:s/></text:span><text:span text:style-name="T212_47">o</text:span><text:span text:style-name="T212_48"><text:s/></text:span><text:span text:style-name="T212_49">sistema</text:span><text:span text:style-name="T212_50"><text:s/></text:span><text:span text:style-name="T212_51">deve</text:span><text:span text:style-name="T212_52"><text:s/></text:span><text:span text:style-name="T212_53">fazer</text:span><text:span text:style-name="T212_54">.</text:span></text:p>
          </table:table-cell>
        </table:table-row>
        <table:table-row table:style-name="Row11">
          <table:table-cell table:style-name="Cell39">
            <text:p text:style-name="P213"><text:span text:style-name="T213_1">RNF</text:span></text:p>
          </table:table-cell>
          <table:table-cell table:style-name="Cell40">
            <text:p text:style-name="P214"><text:span text:style-name="T214_1">Requisitos</text:span><text:span text:style-name="T214_2"><text:s/></text:span><text:span text:style-name="T214_3">não</text:span><text:span text:style-name="T214_4"><text:s/></text:span><text:span text:style-name="T214_5">funcionais</text:span></text:p>
          </table:table-cell>
          <table:table-cell table:style-name="Cell41">
            <text:p text:style-name="P215"><text:span text:style-name="T215_1">Requisitos</text:span><text:span text:style-name="T215_2"><text:s/></text:span><text:span text:style-name="T215_3">técnicos</text:span><text:span text:style-name="T215_4"><text:s/></text:span><text:span text:style-name="T215_5">do</text:span><text:span text:style-name="T215_6"><text:s/></text:span><text:span text:style-name="T215_7">software</text:span><text:span text:style-name="T215_8"><text:s/></text:span><text:span text:style-name="T215_9">que</text:span><text:span text:style-name="T215_10"><text:s/></text:span><text:span text:style-name="T215_11">compõe</text:span><text:span text:style-name="T215_12"><text:s/></text:span><text:span text:style-name="T215_13">o</text:span><text:span text:style-name="T215_14"><text:s/></text:span><text:span text:style-name="T215_15">sistema</text:span><text:span text:style-name="T215_16">,<text:s/></text:span><text:span text:style-name="T215_17">que</text:span><text:span text:style-name="T215_18"><text:s/></text:span><text:span text:style-name="T215_19">descrevem</text:span><text:span text:style-name="T215_20"><text:s/></text:span><text:span text:style-name="T215_21">atributos</text:span><text:span text:style-name="T215_22"><text:s/></text:span><text:span text:style-name="T215_23">que</text:span><text:span text:style-name="T215_24"><text:s/></text:span><text:span text:style-name="T215_25">o</text:span><text:span text:style-name="T215_26"><text:s/></text:span><text:span text:style-name="T215_27">sistema</text:span><text:span text:style-name="T215_28"><text:s/></text:span><text:span text:style-name="T215_29">deve</text:span><text:span text:style-name="T215_30"><text:s/></text:span><text:span text:style-name="T215_31">possuir</text:span><text:span text:style-name="T215_32"><text:s/></text:span><text:span text:style-name="T215_33">ou</text:span><text:span text:style-name="T215_34"><text:s/></text:span><text:span text:style-name="T215_35">restrições</text:span><text:span text:style-name="T215_36"><text:s/></text:span><text:span text:style-name="T215_37">sob</text:span><text:span text:style-name="T215_38"><text:s/></text:span><text:span text:style-name="T215_39">as</text:span><text:span text:style-name="T215_40"><text:s/></text:span><text:span text:style-name="T215_41">quais</text:span><text:span text:style-name="T215_42"><text:s/></text:span><text:span text:style-name="T215_43">ele</text:span><text:span text:style-name="T215_44"><text:s/></text:span><text:span text:style-name="T215_45">deve</text:span><text:span text:style-name="T215_46"><text:s/></text:span><text:span text:style-name="T215_47">operar</text:span><text:span text:style-name="T215_48">.</text:span></text:p>
          </table:table-cell>
        </table:table-row>
      </table:table>
      <text:p text:style-name="P216"/>
      <text:p text:style-name="P217"><text:span text:style-name="T217_1">Por</text:span><text:span text:style-name="T217_2"><text:s/></text:span><text:span text:style-name="T217_3">convenção</text:span><text:span text:style-name="T217_4">,<text:s/></text:span><text:span text:style-name="T217_5">a</text:span><text:span text:style-name="T217_6"><text:s/></text:span><text:span text:style-name="T217_7">referência</text:span><text:span text:style-name="T217_8"><text:s/></text:span><text:span text:style-name="T217_9">a</text:span><text:span text:style-name="T217_10"><text:s/></text:span><text:span text:style-name="T217_11">requisitos</text:span><text:span text:style-name="T217_12"><text:s/></text:span><text:span text:style-name="T217_13">é</text:span><text:span text:style-name="T217_14"><text:s/></text:span><text:span text:style-name="T217_15">feita</text:span><text:span text:style-name="T217_16"><text:s/></text:span><text:span text:style-name="T217_17">através</text:span><text:span text:style-name="T217_18"><text:s/></text:span><text:span text:style-name="T217_19">do</text:span><text:span text:style-name="T217_20"><text:s/></text:span><text:span text:style-name="T217_21">nome</text:span><text:span text:style-name="T217_22"><text:s/></text:span><text:span text:style-name="T217_23">da</text:span><text:span text:style-name="T217_24"><text:s/></text:span><text:span text:style-name="T217_25">subseção</text:span><text:span text:style-name="T217_26"><text:s/></text:span><text:span text:style-name="T217_27">onde</text:span><text:span text:style-name="T217_28"><text:s/></text:span><text:span text:style-name="T217_29">eles</text:span><text:span text:style-name="T217_30"><text:s/></text:span><text:span text:style-name="T217_31">estão</text:span><text:span text:style-name="T217_32"><text:s/></text:span><text:span text:style-name="T217_33">descritos</text:span><text:span text:style-name="T217_34">,<text:s/></text:span><text:span text:style-name="T217_35">seguido</text:span><text:span text:style-name="T217_36"><text:s/></text:span><text:span text:style-name="T217_37">do</text:span><text:span text:style-name="T217_38"><text:s/></text:span><text:span text:style-name="T217_39">identificador</text:span><text:span text:style-name="T217_40"><text:s/></text:span><text:span text:style-name="T217_41">do</text:span><text:span text:style-name="T217_42"><text:s/></text:span><text:span text:style-name="T217_43">requisito</text:span><text:span text:style-name="T217_44">,<text:s/></text:span><text:span text:style-name="T217_45">de</text:span><text:span text:style-name="T217_46"><text:s/></text:span><text:span text:style-name="T217_47">acordo</text:span><text:span text:style-name="T217_48"><text:s/></text:span><text:span text:style-name="T217_49">com</text:span><text:span text:style-name="T217_50"><text:s/></text:span><text:span text:style-name="T217_51">o</text:span><text:span text:style-name="T217_52"><text:s/></text:span><text:span text:style-name="T217_53">esquema</text:span><text:span text:style-name="T217_54"><text:s/></text:span><text:span text:style-name="T217_55">abaixo</text:span><text:span text:style-name="T217_56">:</text:span></text:p>
      <text:p text:style-name="P218"><text:span text:style-name="T218_1"><text:tab/></text:span></text:p>
      <text:p text:style-name="P219"><text:span text:style-name="T219_1">[</text:span><text:span text:style-name="T219_2">Nome</text:span><text:span text:style-name="T219_3"><text:s/></text:span><text:span text:style-name="T219_4">da</text:span><text:span text:style-name="T219_5"><text:s/></text:span><text:span text:style-name="T219_6">subseção</text:span><text:span text:style-name="T219_7">.<text:s/></text:span><text:span text:style-name="T219_8">Identificador</text:span><text:span text:style-name="T219_9"><text:s/></text:span><text:span text:style-name="T219_10">do</text:span><text:span text:style-name="T219_11"><text:s/></text:span><text:span text:style-name="T219_12">requisito</text:span><text:span text:style-name="T219_13">]</text:span></text:p>
      <text:p text:style-name="P220"/>
      <text:p text:style-name="P221"><text:span text:style-name="T221_1">Por</text:span><text:span text:style-name="T221_2"><text:s/></text:span><text:span text:style-name="T221_3">exemplo</text:span><text:span text:style-name="T221_4">,<text:s/></text:span><text:span text:style-name="T221_5">o</text:span><text:span text:style-name="T221_6"><text:s/></text:span><text:span text:style-name="T221_7">requisito</text:span><text:span text:style-name="T221_8"><text:s/>[</text:span><text:span text:style-name="T221_9">Recuperação</text:span><text:span text:style-name="T221_10"><text:s/></text:span><text:span text:style-name="T221_11">de</text:span><text:span text:style-name="T221_12"><text:s/></text:span><text:span text:style-name="T221_13">dados</text:span><text:span text:style-name="T221_14">.</text:span><text:span text:style-name="T221_15">RF</text:span><text:span text:style-name="T221_16">016]<text:s/></text:span><text:span text:style-name="T221_17">está</text:span><text:span text:style-name="T221_18"><text:s/></text:span><text:span text:style-name="T221_19">descrito</text:span><text:span text:style-name="T221_20"><text:s/></text:span><text:span text:style-name="T221_21">em</text:span><text:span text:style-name="T221_22"><text:s/></text:span><text:span text:style-name="T221_23">uma</text:span><text:span text:style-name="T221_24"><text:s/></text:span><text:span text:style-name="T221_25">subseção</text:span><text:span text:style-name="T221_26"><text:s/></text:span><text:span text:style-name="T221_27">chamada</text:span><text:span text:style-name="T221_28"><text:s/>“</text:span><text:span text:style-name="T221_29">Recuperação</text:span><text:span text:style-name="T221_30"><text:s/></text:span><text:span text:style-name="T221_31">de</text:span><text:span text:style-name="T221_32"><text:s/></text:span><text:span text:style-name="T221_33">dados</text:span><text:span text:style-name="T221_34">”,<text:s/></text:span><text:span text:style-name="T221_35">em</text:span><text:span text:style-name="T221_36"><text:s/></text:span><text:span text:style-name="T221_37">um</text:span><text:span text:style-name="T221_38"><text:s/></text:span><text:span text:style-name="T221_39">bloco</text:span><text:span text:style-name="T221_40"><text:s/></text:span><text:span text:style-name="T221_41">identificado</text:span><text:span text:style-name="T221_42"><text:s/></text:span><text:span text:style-name="T221_43">pelo</text:span><text:span text:style-name="T221_44"><text:s/></text:span><text:span text:style-name="T221_45">número</text:span><text:span text:style-name="T221_46"><text:s/>[</text:span><text:span text:style-name="T221_47">RF</text:span><text:span text:style-name="T221_48">016].<text:s/></text:span><text:span text:style-name="T221_49">Já</text:span><text:span text:style-name="T221_50"><text:s/></text:span><text:span text:style-name="T221_51">o</text:span><text:span text:style-name="T221_52"><text:s/></text:span><text:span text:style-name="T221_53">requisito</text:span><text:span text:style-name="T221_54"><text:s/></text:span><text:span text:style-name="T221_55">não</text:span><text:span text:style-name="T221_56"><text:s/></text:span><text:span text:style-name="T221_57">funcional</text:span><text:span text:style-name="T221_58"><text:s/>[</text:span><text:span text:style-name="T221_59">Confiabilidade</text:span><text:span text:style-name="T221_60">.</text:span><text:span text:style-name="T221_61">NF</text:span><text:span text:style-name="T221_62">008]<text:s/></text:span><text:span text:style-name="T221_63">está</text:span><text:span text:style-name="T221_64"><text:s/></text:span><text:span text:style-name="T221_65">descrito</text:span><text:span text:style-name="T221_66"><text:s/></text:span><text:span text:style-name="T221_67">na</text:span><text:span text:style-name="T221_68"><text:s/></text:span><text:span text:style-name="T221_69">seção</text:span><text:span text:style-name="T221_70"><text:s/></text:span><text:span text:style-name="T221_71">de</text:span><text:span text:style-name="T221_72"><text:s/></text:span><text:span text:style-name="T221_73">requisitos</text:span><text:span text:style-name="T221_74"><text:s/></text:span><text:span text:style-name="T221_75">não</text:span><text:span text:style-name="T221_76"><text:s/></text:span><text:span text:style-name="T221_77">funcionais</text:span><text:span text:style-name="T221_78"><text:s/></text:span><text:span text:style-name="T221_79">de</text:span><text:span text:style-name="T221_80"><text:s/></text:span><text:span text:style-name="T221_81">Confiabilidade</text:span><text:span text:style-name="T221_82">,<text:s/></text:span><text:span text:style-name="T221_83">em</text:span><text:span text:style-name="T221_84"><text:s/></text:span><text:span text:style-name="T221_85">um</text:span><text:span text:style-name="T221_86"><text:s/></text:span><text:span text:style-name="T221_87">bloco</text:span><text:span text:style-name="T221_88"><text:s/></text:span><text:span text:style-name="T221_89">identificado</text:span><text:span text:style-name="T221_90"><text:s/></text:span><text:span text:style-name="T221_91">por</text:span><text:span text:style-name="T221_92"><text:s/>[</text:span><text:span text:style-name="T221_93">NF</text:span><text:span text:style-name="T221_94">008].</text:span><text:bookmark-start text:name="id.3rdcrjn"/><text:bookmark-end text:name="id.3rdcrjn"/></text:p>
      <text:h text:style-name="P222" text:outline-level="10"><text:bookmark-start text:name="id.26in1rg"/><text:bookmark-end text:name="id.26in1rg"/></text:h>
      <text:h text:style-name="P223" text:outline-level="10"><text:span text:style-name="T223_1">1.3.1.2<text:s/></text:span><text:span text:style-name="T223_2">Prioridade</text:span><text:span text:style-name="T223_3"><text:s/></text:span><text:span text:style-name="T223_4">dos</text:span><text:span text:style-name="T223_5"><text:s/></text:span><text:span text:style-name="T223_6">requisitos</text:span></text:h>
      <text:p text:style-name="P224"/>
      <text:p text:style-name="P225"><text:span text:style-name="T225_1">Para</text:span><text:span text:style-name="T225_2"><text:s/></text:span><text:span text:style-name="T225_3">estabelecer</text:span><text:span text:style-name="T225_4"><text:s/></text:span><text:span text:style-name="T225_5">a</text:span><text:span text:style-name="T225_6"><text:s/></text:span><text:span text:style-name="T225_7">prioridade</text:span><text:span text:style-name="T225_8"><text:s/></text:span><text:span text:style-name="T225_9">dos</text:span><text:span text:style-name="T225_10"><text:s/></text:span><text:span text:style-name="T225_11">requisitos</text:span><text:span text:style-name="T225_12"><text:s/></text:span><text:span text:style-name="T225_13">foram</text:span><text:span text:style-name="T225_14"><text:s/></text:span><text:span text:style-name="T225_15">adotadas</text:span><text:span text:style-name="T225_16"><text:s/></text:span><text:span text:style-name="T225_17">as</text:span><text:span text:style-name="T225_18"><text:s/></text:span><text:span text:style-name="T225_19">denominações</text:span><text:span text:style-name="T225_20"><text:s/>“</text:span><text:span text:style-name="T225_21">essencial</text:span><text:span text:style-name="T225_22">”,<text:s/>“</text:span><text:span text:style-name="T225_23">importante</text:span><text:span text:style-name="T225_24">”<text:s/></text:span><text:span text:style-name="T225_25">e</text:span><text:span text:style-name="T225_26"><text:s/>“</text:span><text:span text:style-name="T225_27">desejável</text:span><text:span text:style-name="T225_28">”.</text:span></text:p>
      <text:p text:style-name="P226"/>
      <text:list text:style-name="LS1" xml:id="list0">
        <text:list-item>
          <text:p text:style-name="P227"><text:span text:style-name="T227_1">Essencial</text:span><text:span text:style-name="T227_2"><text:s/></text:span><text:span text:style-name="T227_3">é</text:span><text:span text:style-name="T227_4"><text:s/></text:span><text:span text:style-name="T227_5">o</text:span><text:span text:style-name="T227_6"><text:s/></text:span><text:span text:style-name="T227_7">requisito</text:span><text:span text:style-name="T227_8"><text:s/></text:span><text:span text:style-name="T227_9">sem</text:span><text:span text:style-name="T227_10"><text:s/></text:span><text:span text:style-name="T227_11">o</text:span><text:span text:style-name="T227_12"><text:s/></text:span><text:span text:style-name="T227_13">qual</text:span><text:span text:style-name="T227_14"><text:s/></text:span><text:span text:style-name="T227_15">o</text:span><text:span text:style-name="T227_16"><text:s/></text:span><text:span text:style-name="T227_17">sistema</text:span><text:span text:style-name="T227_18"><text:s/></text:span><text:span text:style-name="T227_19">não</text:span><text:span text:style-name="T227_20"><text:s/></text:span><text:span text:style-name="T227_21">entra</text:span><text:span text:style-name="T227_22"><text:s/></text:span><text:span text:style-name="T227_23">em</text:span><text:span text:style-name="T227_24"><text:s/></text:span><text:span text:style-name="T227_25">funcionamento</text:span><text:span text:style-name="T227_26">.<text:s/></text:span><text:span text:style-name="T227_27">Requisitos</text:span><text:span text:style-name="T227_28"><text:s/></text:span><text:span text:style-name="T227_29">essenciais</text:span><text:span text:style-name="T227_30"><text:s/></text:span><text:span text:style-name="T227_31">são</text:span><text:span text:style-name="T227_32"><text:s/></text:span><text:span text:style-name="T227_33">requisitos</text:span><text:span text:style-name="T227_34"><text:s/></text:span><text:span text:style-name="T227_35">imprescindíveis</text:span><text:span text:style-name="T227_36">,<text:s/></text:span><text:span text:style-name="T227_37">que</text:span><text:span text:style-name="T227_38"><text:s/></text:span><text:span text:style-name="T227_39">têm</text:span><text:span text:style-name="T227_40"><text:s/></text:span><text:span text:style-name="T227_41">que</text:span><text:span text:style-name="T227_42"><text:s/></text:span><text:span text:style-name="T227_43">ser</text:span><text:span text:style-name="T227_44"><text:s/></text:span><text:span text:style-name="T227_45">implementados</text:span><text:span text:style-name="T227_46"><text:s/></text:span><text:span text:style-name="T227_47">impreterivelmente</text:span><text:span text:style-name="T227_48">.</text:span></text:p>
        </text:list-item>
        <text:list-item>
          <text:p text:style-name="P228"><text:span text:style-name="T228_1">Importante</text:span><text:span text:style-name="T228_2"><text:s/></text:span><text:span text:style-name="T228_3">é</text:span><text:span text:style-name="T228_4"><text:s/></text:span><text:span text:style-name="T228_5">o</text:span><text:span text:style-name="T228_6"><text:s/></text:span><text:span text:style-name="T228_7">requisito</text:span><text:span text:style-name="T228_8"><text:s/></text:span><text:span text:style-name="T228_9">sem</text:span><text:span text:style-name="T228_10"><text:s/></text:span><text:span text:style-name="T228_11">o</text:span><text:span text:style-name="T228_12"><text:s/></text:span><text:span text:style-name="T228_13">qual</text:span><text:span text:style-name="T228_14"><text:s/></text:span><text:span text:style-name="T228_15">o</text:span><text:span text:style-name="T228_16"><text:s/></text:span><text:span text:style-name="T228_17">sistema</text:span><text:span text:style-name="T228_18"><text:s/></text:span><text:span text:style-name="T228_19">entra</text:span><text:span text:style-name="T228_20"><text:s/></text:span><text:span text:style-name="T228_21">em</text:span><text:span text:style-name="T228_22"><text:s/></text:span><text:span text:style-name="T228_23">funcionamento</text:span><text:span text:style-name="T228_24">,<text:s/></text:span><text:span text:style-name="T228_25">mas</text:span><text:span text:style-name="T228_26"><text:s/></text:span><text:span text:style-name="T228_27">de</text:span><text:span text:style-name="T228_28"><text:s/></text:span><text:span text:style-name="T228_29">forma</text:span><text:span text:style-name="T228_30"><text:s/></text:span><text:span text:style-name="T228_31">não</text:span><text:span text:style-name="T228_32"><text:s/></text:span><text:span text:style-name="T228_33">satisfatória</text:span><text:span text:style-name="T228_34">.<text:s/></text:span><text:span text:style-name="T228_35">Requisitos</text:span><text:span text:style-name="T228_36"><text:s/></text:span><text:span text:style-name="T228_37">importantes</text:span><text:span text:style-name="T228_38"><text:s/></text:span><text:span text:style-name="T228_39">devem</text:span><text:span text:style-name="T228_40"><text:s/></text:span><text:span text:style-name="T228_41">ser</text:span><text:span text:style-name="T228_42"><text:s/></text:span><text:span text:style-name="T228_43">implementados</text:span><text:span text:style-name="T228_44">,<text:s/></text:span><text:span text:style-name="T228_45">mas</text:span><text:span text:style-name="T228_46">,<text:s/></text:span><text:span text:style-name="T228_47">se</text:span><text:span text:style-name="T228_48"><text:s/></text:span><text:span text:style-name="T228_49">não</text:span><text:span text:style-name="T228_50"><text:s/></text:span><text:span text:style-name="T228_51">forem</text:span><text:span text:style-name="T228_52">,<text:s/></text:span><text:span text:style-name="T228_53">o</text:span><text:span text:style-name="T228_54"><text:s/></text:span><text:span text:style-name="T228_55">sistema</text:span><text:span text:style-name="T228_56"><text:s/></text:span><text:span text:style-name="T228_57">poderá</text:span><text:span text:style-name="T228_58"><text:s/></text:span><text:span text:style-name="T228_59">ser</text:span><text:span text:style-name="T228_60"><text:s/></text:span><text:span text:style-name="T228_61">implantado</text:span><text:span text:style-name="T228_62"><text:s/></text:span><text:span text:style-name="T228_63">e</text:span><text:span text:style-name="T228_64"><text:s/></text:span><text:span text:style-name="T228_65">usado</text:span><text:span text:style-name="T228_66"><text:s/></text:span><text:span text:style-name="T228_67">mesmo</text:span><text:span text:style-name="T228_68"><text:s/></text:span><text:span text:style-name="T228_69">assim</text:span><text:span text:style-name="T228_70">.</text:span></text:p>
        </text:list-item>
        <text:list-item>
          <text:p text:style-name="P229"><text:span text:style-name="T229_1">Desejável</text:span><text:span text:style-name="T229_2"><text:s/></text:span><text:span text:style-name="T229_3">é</text:span><text:span text:style-name="T229_4"><text:s/></text:span><text:span text:style-name="T229_5">o</text:span><text:span text:style-name="T229_6"><text:s/></text:span><text:span text:style-name="T229_7">requisito</text:span><text:span text:style-name="T229_8"><text:s/></text:span><text:span text:style-name="T229_9">que</text:span><text:span text:style-name="T229_10"><text:s/></text:span><text:span text:style-name="T229_11">não</text:span><text:span text:style-name="T229_12"><text:s/></text:span><text:span text:style-name="T229_13">compromete</text:span><text:span text:style-name="T229_14"><text:s/></text:span><text:span text:style-name="T229_15">as</text:span><text:span text:style-name="T229_16"><text:s/></text:span><text:span text:style-name="T229_17">funcionalidades</text:span><text:span text:style-name="T229_18"><text:s/></text:span><text:span text:style-name="T229_19">básicas</text:span><text:span text:style-name="T229_20"><text:s/></text:span><text:span text:style-name="T229_21">do</text:span><text:span text:style-name="T229_22"><text:s/></text:span><text:span text:style-name="T229_23">sistema</text:span><text:span text:style-name="T229_24">,<text:s/></text:span><text:span text:style-name="T229_25">isto</text:span><text:span text:style-name="T229_26"><text:s/></text:span><text:span text:style-name="T229_27">é</text:span><text:span text:style-name="T229_28">,<text:s/></text:span><text:span text:style-name="T229_29">o</text:span><text:span text:style-name="T229_30"><text:s/></text:span><text:span text:style-name="T229_31">sistema</text:span><text:span text:style-name="T229_32"><text:s/></text:span><text:span text:style-name="T229_33">pode</text:span><text:span text:style-name="T229_34"><text:s/></text:span><text:span text:style-name="T229_35">funcionar</text:span><text:span text:style-name="T229_36"><text:s/></text:span><text:span text:style-name="T229_37">de</text:span><text:span text:style-name="T229_38"><text:s/></text:span><text:span text:style-name="T229_39">forma</text:span><text:span text:style-name="T229_40"><text:s/></text:span><text:span text:style-name="T229_41">satisfatória</text:span><text:span text:style-name="T229_42"><text:s/></text:span><text:span text:style-name="T229_43">sem</text:span><text:span text:style-name="T229_44"><text:s/></text:span><text:span text:style-name="T229_45">ele</text:span><text:span text:style-name="T229_46">.<text:s/></text:span><text:span text:style-name="T229_47">Requisitos</text:span><text:span text:style-name="T229_48"><text:s/></text:span><text:span text:style-name="T229_49">desejáveis</text:span><text:span text:style-name="T229_50"><text:s/></text:span><text:span text:style-name="T229_51">são</text:span><text:span text:style-name="T229_52"><text:s/></text:span><text:span text:style-name="T229_53">requisitos</text:span><text:span text:style-name="T229_54"><text:s/></text:span><text:span text:style-name="T229_55">que</text:span><text:span text:style-name="T229_56"><text:s/></text:span><text:span text:style-name="T229_57">podem</text:span><text:span text:style-name="T229_58"><text:s/></text:span><text:span text:style-name="T229_59">ser</text:span><text:span text:style-name="T229_60"><text:s/></text:span><text:span text:style-name="T229_61">deixados</text:span><text:span text:style-name="T229_62"><text:s/></text:span><text:span text:style-name="T229_63">para</text:span><text:span text:style-name="T229_64"><text:s/></text:span><text:span text:style-name="T229_65">versões</text:span><text:span text:style-name="T229_66"><text:s/></text:span><text:span text:style-name="T229_67">posteriores</text:span><text:span text:style-name="T229_68"><text:s/></text:span><text:span text:style-name="T229_69">do</text:span><text:span text:style-name="T229_70"><text:s/></text:span><text:span text:style-name="T229_71">sistema</text:span><text:span text:style-name="T229_72">,<text:s/></text:span><text:span text:style-name="T229_73">caso</text:span><text:span text:style-name="T229_74"><text:s/></text:span><text:span text:style-name="T229_75">não</text:span><text:span text:style-name="T229_76"><text:s/></text:span><text:span text:style-name="T229_77">haja</text:span><text:span text:style-name="T229_78"><text:s/></text:span><text:span text:style-name="T229_79">tempo</text:span><text:span text:style-name="T229_80"><text:s/></text:span><text:span text:style-name="T229_81">hábil</text:span><text:span text:style-name="T229_82"><text:s/></text:span><text:span text:style-name="T229_83">para</text:span><text:span text:style-name="T229_84"><text:s/></text:span><text:span text:style-name="T229_85">implementá</text:span><text:span text:style-name="T229_86">-</text:span><text:span text:style-name="T229_87">los</text:span><text:span text:style-name="T229_88"><text:s/></text:span><text:span text:style-name="T229_89">na</text:span><text:span text:style-name="T229_90"><text:s/></text:span><text:span text:style-name="T229_91">versão</text:span><text:span text:style-name="T229_92"><text:s/></text:span><text:span text:style-name="T229_93">que</text:span><text:span text:style-name="T229_94"><text:s/></text:span><text:span text:style-name="T229_95">está</text:span><text:span text:style-name="T229_96"><text:s/></text:span><text:span text:style-name="T229_97">sendo</text:span><text:span text:style-name="T229_98"><text:s/></text:span><text:span text:style-name="T229_99">especificada</text:span><text:span text:style-name="T229_100">.</text:span></text:p>
        </text:list-item>
      </text:list>
      <text:p text:style-name="P230"/>
      <text:h text:style-name="P231" text:outline-level="10"/>
      <text:p text:style-name="P232"><text:bookmark-start text:name="id.lnxbz9"/><text:bookmark-end text:name="id.lnxbz9"/></text:p>
      <text:p text:style-name="P233"/>
      <text:p text:style-name="P234"/>
      <text:h text:style-name="P235" text:outline-level="10"/>
      <text:p text:style-name="P236"/>
      <text:p text:style-name="P237"/>
      <text:p text:style-name="P238"><text:bookmark-start text:name="id.35nkun2"/><text:bookmark-end text:name="id.35nkun2"/></text:p>
      <text:p text:style-name="P239"><text:bookmark-start text:name="id.1ksv4uv"/><text:bookmark-end text:name="id.1ksv4uv"/></text:p>
      <text:h text:style-name="P240" text:outline-level="10"><text:span text:style-name="T240_1">1.3.2<text:s/></text:span><text:span text:style-name="T240_2">Definições</text:span></text:h>
      <text:p text:style-name="P241"/>
      <table:table table:style-name="Table3">
        <table:table-column table:style-name="Column8"/>
        <table:table-column table:style-name="Column9"/>
        <table:table-row table:style-name="Row12">
          <table:table-cell table:style-name="Cell42">
            <text:p text:style-name="P242"><text:span text:style-name="T242_1">Termo</text:span></text:p>
          </table:table-cell>
          <table:table-cell table:style-name="Cell43">
            <text:p text:style-name="P243"><text:span text:style-name="T243_1">Descrição</text:span></text:p>
          </table:table-cell>
        </table:table-row>
        <table:table-row table:style-name="Row13">
          <table:table-cell table:style-name="Cell44">
            <text:p text:style-name="P244"><text:span text:style-name="T244_1">PDF</text:span></text:p>
          </table:table-cell>
          <table:table-cell table:style-name="Cell45">
            <text:p text:style-name="P245"><text:span text:style-name="T245_1">O</text:span><text:span text:style-name="T245_2"><text:s/></text:span><text:span text:style-name="T245_3">PDF</text:span><text:span text:style-name="T245_4"><text:s/>(</text:span><text:span text:style-name="T245_5">Portable</text:span><text:span text:style-name="T245_6"><text:s/></text:span><text:span text:style-name="T245_7">Document</text:span><text:span text:style-name="T245_8"><text:s/></text:span><text:span text:style-name="T245_9">Format</text:span><text:span text:style-name="T245_10">)<text:s/></text:span><text:span text:style-name="T245_11">é</text:span><text:span text:style-name="T245_12"><text:s/></text:span><text:span text:style-name="T245_13">um</text:span><text:span text:style-name="T245_14"><text:s/></text:span><text:span text:style-name="T245_15">formato</text:span><text:span text:style-name="T245_16"><text:s/></text:span><text:span text:style-name="T245_17">de</text:span><text:span text:style-name="T245_18"><text:s/></text:span><text:span text:style-name="T245_19">arquivo</text:span><text:span text:style-name="T245_20">,<text:s/></text:span><text:span text:style-name="T245_21">desenvolvido</text:span><text:span text:style-name="T245_22"><text:s/></text:span><text:span text:style-name="T245_23">pela</text:span><text:span text:style-name="T245_24"><text:s/></text:span><text:span text:style-name="T245_25">Adobe</text:span><text:span text:style-name="T245_26"><text:s/></text:span><text:span text:style-name="T245_27">Systems</text:span><text:span text:style-name="T245_28"><text:s/></text:span><text:span text:style-name="T245_29">em</text:span><text:span text:style-name="T245_30"><text:s/>1993,<text:s/></text:span><text:span text:style-name="T245_31">para</text:span><text:span text:style-name="T245_32"><text:s/></text:span><text:span text:style-name="T245_33">representar</text:span><text:span text:style-name="T245_34"><text:s/></text:span><text:span text:style-name="T245_35">documentos</text:span><text:span text:style-name="T245_36"><text:s/></text:span><text:span text:style-name="T245_37">de</text:span><text:span text:style-name="T245_38"><text:s/></text:span><text:span text:style-name="T245_39">maneira</text:span><text:span text:style-name="T245_40"><text:s/></text:span><text:span text:style-name="T245_41">independente</text:span><text:span text:style-name="T245_42"><text:s/></text:span><text:span text:style-name="T245_43">do</text:span><text:span text:style-name="T245_44"><text:s/></text:span><text:span text:style-name="T245_45">aplicativo</text:span><text:span text:style-name="T245_46">,<text:s/></text:span><text:span text:style-name="T245_47">do</text:span><text:span text:style-name="T245_48"><text:s/></text:span><text:span text:style-name="T245_49">hardware</text:span><text:span text:style-name="T245_50"><text:s/></text:span><text:span text:style-name="T245_51">e</text:span><text:span text:style-name="T245_52"><text:s/></text:span><text:span text:style-name="T245_53">do</text:span><text:span text:style-name="T245_54"><text:s/></text:span><text:span text:style-name="T245_55">sistema</text:span><text:span text:style-name="T245_56"><text:s/></text:span><text:span text:style-name="T245_57">operacional</text:span><text:span text:style-name="T245_58"><text:s/></text:span><text:span text:style-name="T245_59">usados</text:span><text:span text:style-name="T245_60"><text:s/></text:span><text:span text:style-name="T245_61">para</text:span><text:span text:style-name="T245_62"><text:s/></text:span><text:span text:style-name="T245_63">criá</text:span><text:span text:style-name="T245_64">-</text:span><text:span text:style-name="T245_65">los</text:span></text:p>
          </table:table-cell>
        </table:table-row>
        <table:table-row table:style-name="Row14">
          <table:table-cell table:style-name="Cell46">
            <text:p text:style-name="P246"><text:span text:style-name="T246_1">TCP</text:span><text:span text:style-name="T246_2">/</text:span><text:span text:style-name="T246_3">IP</text:span></text:p>
          </table:table-cell>
          <table:table-cell table:style-name="Cell47">
            <text:p text:style-name="P247"><text:span text:style-name="T247_1">TCP</text:span><text:span text:style-name="T247_2">/</text:span><text:span text:style-name="T247_3">IP</text:span><text:span text:style-name="T247_4"><text:s/></text:span><text:span text:style-name="T247_5">é</text:span><text:span text:style-name="T247_6"><text:s/></text:span><text:span text:style-name="T247_7">o</text:span><text:span text:style-name="T247_8"><text:s/></text:span><text:span text:style-name="T247_9">principal</text:span><text:span text:style-name="T247_10"><text:s/></text:span><text:span text:style-name="T247_11">protocolo</text:span><text:span text:style-name="T247_12"><text:s/></text:span><text:span text:style-name="T247_13">de</text:span><text:span text:style-name="T247_14"><text:s/></text:span><text:span text:style-name="T247_15">envio</text:span><text:span text:style-name="T247_16"><text:s/></text:span><text:span text:style-name="T247_17">e</text:span><text:span text:style-name="T247_18"><text:s/></text:span><text:span text:style-name="T247_19">recebimento</text:span><text:span text:style-name="T247_20"><text:s/></text:span><text:span text:style-name="T247_21">de</text:span><text:span text:style-name="T247_22"><text:s/></text:span><text:span text:style-name="T247_23">dados</text:span><text:span text:style-name="T247_24"><text:s/></text:span><text:span text:style-name="T247_25">na</text:span><text:span text:style-name="T247_26"><text:s/></text:span><text:span text:style-name="T247_27">Internet</text:span><text:span text:style-name="T247_28">.<text:s/></text:span><text:span text:style-name="T247_29">TCP</text:span><text:span text:style-name="T247_30"><text:s/></text:span><text:span text:style-name="T247_31">significa</text:span><text:span text:style-name="T247_32"><text:s/></text:span><text:span text:style-name="T247_33">Transmission</text:span><text:span text:style-name="T247_34"><text:s/></text:span><text:span text:style-name="T247_35">Control</text:span><text:span text:style-name="T247_36"><text:s/></text:span><text:span text:style-name="T247_37">Protocol</text:span><text:span text:style-name="T247_38"><text:s/>(</text:span><text:span text:style-name="T247_39">Protocolo</text:span><text:span text:style-name="T247_40"><text:s/></text:span><text:span text:style-name="T247_41">de</text:span><text:span text:style-name="T247_42"><text:s/></text:span><text:span text:style-name="T247_43">Controle</text:span><text:span text:style-name="T247_44"><text:s/></text:span><text:span text:style-name="T247_45">de</text:span><text:span text:style-name="T247_46"><text:s/></text:span><text:span text:style-name="T247_47">Transmissão</text:span><text:span text:style-name="T247_48">)<text:s/></text:span><text:span text:style-name="T247_49">e</text:span><text:span text:style-name="T247_50"><text:s/></text:span><text:span text:style-name="T247_51">o</text:span><text:span text:style-name="T247_52"><text:s/></text:span><text:span text:style-name="T247_53">IP</text:span><text:span text:style-name="T247_54">,<text:s/></text:span><text:span text:style-name="T247_55">Internet</text:span><text:span text:style-name="T247_56"><text:s/></text:span><text:span text:style-name="T247_57">Protocol</text:span><text:span text:style-name="T247_58"><text:s/>(</text:span><text:span text:style-name="T247_59">Protocolo</text:span><text:span text:style-name="T247_60"><text:s/></text:span><text:span text:style-name="T247_61">de</text:span><text:span text:style-name="T247_62"><text:s/></text:span><text:span text:style-name="T247_63">Internet</text:span><text:span text:style-name="T247_64">).</text:span></text:p>
          </table:table-cell>
        </table:table-row>
        <table:table-row table:style-name="Row15">
          <table:table-cell table:style-name="Cell48">
            <text:p text:style-name="P248"><text:span text:style-name="T248_1">Protocolo</text:span></text:p>
          </table:table-cell>
          <table:table-cell table:style-name="Cell49">
            <text:p text:style-name="P249"><text:span text:style-name="T249_1"><text:s/></text:span><text:span text:style-name="T249_2">Protocolo</text:span><text:span text:style-name="T249_3"><text:s/></text:span><text:span text:style-name="T249_4">é</text:span><text:span text:style-name="T249_5"><text:s/></text:span><text:span text:style-name="T249_6">uma</text:span><text:span text:style-name="T249_7"><text:s/></text:span><text:span text:style-name="T249_8">espécie</text:span><text:span text:style-name="T249_9"><text:s/></text:span><text:span text:style-name="T249_10">de</text:span><text:span text:style-name="T249_11"><text:s/></text:span><text:span text:style-name="T249_12">linguagem</text:span><text:span text:style-name="T249_13"><text:s/></text:span><text:span text:style-name="T249_14">que</text:span><text:span text:style-name="T249_15"><text:s/></text:span><text:span text:style-name="T249_16">permite</text:span><text:span text:style-name="T249_17"><text:s/></text:span><text:span text:style-name="T249_18">com</text:span><text:span text:style-name="T249_19"><text:s/></text:span><text:span text:style-name="T249_20">que</text:span><text:span text:style-name="T249_21"><text:s/></text:span><text:span text:style-name="T249_22">dois</text:span><text:span text:style-name="T249_23"><text:s/></text:span><text:span text:style-name="T249_24">ou</text:span><text:span text:style-name="T249_25"><text:s/></text:span><text:span text:style-name="T249_26">mais</text:span><text:span text:style-name="T249_27"><text:s/></text:span><text:span text:style-name="T249_28">computadores</text:span><text:span text:style-name="T249_29"><text:s/></text:span><text:span text:style-name="T249_30">se</text:span><text:span text:style-name="T249_31"><text:s/></text:span><text:span text:style-name="T249_32">comuniquem</text:span><text:span text:style-name="T249_33"><text:s/></text:span><text:span text:style-name="T249_34">na</text:span><text:span text:style-name="T249_35"><text:s/></text:span><text:span text:style-name="T249_36">rede</text:span><text:span text:style-name="T249_37">,<text:s/></text:span><text:span text:style-name="T249_38">independente</text:span><text:span text:style-name="T249_39"><text:s/></text:span><text:span text:style-name="T249_40">de</text:span><text:span text:style-name="T249_41"><text:s/></text:span><text:span text:style-name="T249_42">estarem</text:span><text:span text:style-name="T249_43"><text:s/></text:span><text:span text:style-name="T249_44">na</text:span><text:span text:style-name="T249_45"><text:s/></text:span><text:span text:style-name="T249_46">mesma</text:span><text:span text:style-name="T249_47"><text:s/></text:span><text:span text:style-name="T249_48">rede</text:span><text:span text:style-name="T249_49"><text:s/></text:span><text:span text:style-name="T249_50">ou</text:span><text:span text:style-name="T249_51"><text:s/></text:span><text:span text:style-name="T249_52">não</text:span><text:span text:style-name="T249_53">.</text:span></text:p>
          </table:table-cell>
        </table:table-row>
        <table:table-row table:style-name="Row16">
          <table:table-cell table:style-name="Cell50">
            <text:p text:style-name="P250"><text:span text:style-name="T250_1">Servidor</text:span><text:span text:style-name="T250_2"><text:s/></text:span><text:span text:style-name="T250_3">Web</text:span></text:p>
          </table:table-cell>
          <table:table-cell table:style-name="Cell51">
            <text:p text:style-name="P251"><text:span text:style-name="T251_1">Servidor</text:span><text:span text:style-name="T251_2"><text:s/></text:span><text:span text:style-name="T251_3">Web</text:span><text:span text:style-name="T251_4"><text:s/></text:span><text:span text:style-name="T251_5">é</text:span><text:span text:style-name="T251_6"><text:s/></text:span><text:span text:style-name="T251_7">uma</text:span><text:span text:style-name="T251_8"><text:s/></text:span><text:span text:style-name="T251_9">máquina</text:span><text:span text:style-name="T251_10"><text:s/></text:span><text:span text:style-name="T251_11">que</text:span><text:span text:style-name="T251_12"><text:s/></text:span><text:span text:style-name="T251_13">possui</text:span><text:span text:style-name="T251_14"><text:s/></text:span><text:span text:style-name="T251_15">um</text:span><text:span text:style-name="T251_16"><text:s/></text:span><text:span text:style-name="T251_17">alto</text:span><text:span text:style-name="T251_18"><text:s/></text:span><text:span text:style-name="T251_19">poder</text:span><text:span text:style-name="T251_20"><text:s/></text:span><text:span text:style-name="T251_21">de</text:span><text:span text:style-name="T251_22"><text:s/></text:span><text:span text:style-name="T251_23">processamento</text:span><text:span text:style-name="T251_24">,<text:s/></text:span><text:span text:style-name="T251_25">e</text:span><text:span text:style-name="T251_26"><text:s/></text:span><text:span text:style-name="T251_27">que</text:span><text:span text:style-name="T251_28"><text:s/></text:span><text:span text:style-name="T251_29">nela</text:span><text:span text:style-name="T251_30"><text:s/></text:span><text:span text:style-name="T251_31">se</text:span><text:span text:style-name="T251_32"><text:s/></text:span><text:span text:style-name="T251_33">encontra</text:span><text:span text:style-name="T251_34"><text:s/></text:span><text:span text:style-name="T251_35">um</text:span><text:span text:style-name="T251_36"><text:s/></text:span><text:span text:style-name="T251_37">software</text:span><text:span text:style-name="T251_38"><text:s/></text:span><text:span text:style-name="T251_39">que</text:span><text:span text:style-name="T251_40"><text:s/></text:span><text:span text:style-name="T251_41">administra</text:span><text:span text:style-name="T251_42"><text:s/></text:span><text:span text:style-name="T251_43">e</text:span><text:span text:style-name="T251_44"><text:s/></text:span><text:span text:style-name="T251_45">armazena</text:span><text:span text:style-name="T251_46"><text:s/></text:span><text:span text:style-name="T251_47">dados</text:span><text:span text:style-name="T251_48"><text:s/>(</text:span><text:span text:style-name="T251_49">geralmente</text:span><text:span text:style-name="T251_50"><text:s/></text:span><text:span text:style-name="T251_51">páginas</text:span><text:span text:style-name="T251_52"><text:s/></text:span><text:span text:style-name="T251_53">Web</text:span><text:span text:style-name="T251_54">),<text:s/></text:span><text:span text:style-name="T251_55">os</text:span><text:span text:style-name="T251_56"><text:s/></text:span><text:span text:style-name="T251_57">quais</text:span><text:span text:style-name="T251_58"><text:s/></text:span><text:span text:style-name="T251_59">são</text:span><text:span text:style-name="T251_60"><text:s/></text:span><text:span text:style-name="T251_61">acessados</text:span><text:span text:style-name="T251_62"><text:s/></text:span><text:span text:style-name="T251_63">por</text:span><text:span text:style-name="T251_64"><text:s/></text:span><text:span text:style-name="T251_65">qualquer</text:span><text:span text:style-name="T251_66"><text:s/></text:span><text:span text:style-name="T251_67">usuário</text:span><text:span text:style-name="T251_68">,<text:s/></text:span><text:span text:style-name="T251_69">independente</text:span><text:span text:style-name="T251_70"><text:s/></text:span><text:span text:style-name="T251_71">de</text:span><text:span text:style-name="T251_72"><text:s/></text:span><text:span text:style-name="T251_73">sua</text:span><text:span text:style-name="T251_74"><text:s/></text:span><text:span text:style-name="T251_75">geolocalização</text:span><text:span text:style-name="T251_76">.</text:span></text:p>
          </table:table-cell>
        </table:table-row>
        <table:table-row table:style-name="Row17">
          <table:table-cell table:style-name="Cell52">
            <text:p text:style-name="P252"><text:span text:style-name="T252_1">Banco</text:span><text:span text:style-name="T252_2"><text:s/></text:span><text:span text:style-name="T252_3">de</text:span><text:span text:style-name="T252_4"><text:s/></text:span><text:span text:style-name="T252_5">dados</text:span></text:p>
          </table:table-cell>
          <table:table-cell table:style-name="Cell53">
            <text:p text:style-name="P253"><text:span text:style-name="T253_1">Banco</text:span><text:span text:style-name="T253_2"><text:s/></text:span><text:span text:style-name="T253_3">de</text:span><text:span text:style-name="T253_4"><text:s/></text:span><text:span text:style-name="T253_5">dados</text:span><text:span text:style-name="T253_6"><text:s/></text:span><text:span text:style-name="T253_7">é</text:span><text:span text:style-name="T253_8"><text:s/></text:span><text:span text:style-name="T253_9">uma</text:span><text:span text:style-name="T253_10"><text:s/></text:span><text:span text:style-name="T253_11">coleção</text:span><text:span text:style-name="T253_12"><text:s/></text:span><text:span text:style-name="T253_13">de</text:span><text:span text:style-name="T253_14"><text:s/></text:span><text:span text:style-name="T253_15">dados</text:span><text:span text:style-name="T253_16"><text:s/></text:span><text:span text:style-name="T253_17">relacionados</text:span><text:span text:style-name="T253_18"><text:s/></text:span><text:span text:style-name="T253_19">e</text:span><text:span text:style-name="T253_20"><text:s/></text:span><text:span text:style-name="T253_21">armazenados</text:span><text:span text:style-name="T253_22"><text:s/></text:span><text:span text:style-name="T253_23">em</text:span><text:span text:style-name="T253_24"><text:s/></text:span><text:span text:style-name="T253_25">algum</text:span><text:span text:style-name="T253_26"><text:s/></text:span><text:span text:style-name="T253_27">dispositivo</text:span><text:span text:style-name="T253_28">.</text:span></text:p>
          </table:table-cell>
        </table:table-row>
        <table:table-row table:style-name="Row18">
          <table:table-cell table:style-name="Cell54">
            <text:p text:style-name="P254"><text:span text:style-name="T254_1">Internet</text:span></text:p>
          </table:table-cell>
          <table:table-cell table:style-name="Cell55">
            <text:p text:style-name="P255"><text:span text:style-name="T255_1">Internet</text:span><text:span text:style-name="T255_2"><text:s/></text:span><text:span text:style-name="T255_3">é</text:span><text:span text:style-name="T255_4"><text:s/></text:span><text:span text:style-name="T255_5">um</text:span><text:span text:style-name="T255_6"><text:s/></text:span><text:span text:style-name="T255_7">conjunto</text:span><text:span text:style-name="T255_8"><text:s/></text:span><text:span text:style-name="T255_9">de</text:span><text:span text:style-name="T255_10"><text:s/></text:span><text:span text:style-name="T255_11">redes</text:span><text:span text:style-name="T255_12"><text:s/></text:span><text:span text:style-name="T255_13">mundialmente</text:span><text:span text:style-name="T255_14"><text:s/></text:span><text:span text:style-name="T255_15">conectadas</text:span><text:span text:style-name="T255_16">,<text:s/></text:span><text:span text:style-name="T255_17">permitindo</text:span><text:span text:style-name="T255_18"><text:s/></text:span><text:span text:style-name="T255_19">que</text:span><text:span text:style-name="T255_20"><text:s/></text:span><text:span text:style-name="T255_21">computadores</text:span><text:span text:style-name="T255_22"><text:s/></text:span><text:span text:style-name="T255_23">consigam</text:span><text:span text:style-name="T255_24"><text:s/></text:span><text:span text:style-name="T255_25">se</text:span><text:span text:style-name="T255_26"><text:s/></text:span><text:span text:style-name="T255_27">conectar</text:span><text:span text:style-name="T255_28"><text:s/></text:span><text:span text:style-name="T255_29">e</text:span><text:span text:style-name="T255_30"><text:s/></text:span><text:span text:style-name="T255_31">trocar</text:span><text:span text:style-name="T255_32"><text:s/></text:span><text:span text:style-name="T255_33">informações</text:span><text:span text:style-name="T255_34"><text:s/></text:span><text:span text:style-name="T255_35">independente</text:span><text:span text:style-name="T255_36"><text:s/></text:span><text:span text:style-name="T255_37">de</text:span><text:span text:style-name="T255_38"><text:s/></text:span><text:span text:style-name="T255_39">sua</text:span><text:span text:style-name="T255_40"><text:s/></text:span><text:span text:style-name="T255_41">geolocalização</text:span><text:span text:style-name="T255_42">.</text:span></text:p>
          </table:table-cell>
        </table:table-row>
        <table:table-row table:style-name="Row19">
          <table:table-cell table:style-name="Cell56">
            <text:p text:style-name="P256"><text:span text:style-name="T256_1">Componente</text:span><text:span text:style-name="T256_2"><text:s/></text:span><text:span text:style-name="T256_3">computacional</text:span></text:p>
          </table:table-cell>
          <table:table-cell table:style-name="Cell57">
            <text:p text:style-name="P257"><text:span text:style-name="T257_1">Um</text:span><text:span text:style-name="T257_2"><text:s/></text:span><text:span text:style-name="T257_3">componente</text:span><text:span text:style-name="T257_4"><text:s/></text:span><text:span text:style-name="T257_5">computacional</text:span><text:span text:style-name="T257_6"><text:s/></text:span><text:span text:style-name="T257_7">é</text:span><text:span text:style-name="T257_8"><text:s/></text:span><text:span text:style-name="T257_9">um</text:span><text:span text:style-name="T257_10"><text:s/></text:span><text:span text:style-name="T257_11">dispositivo</text:span><text:span text:style-name="T257_12"><text:s/></text:span><text:span text:style-name="T257_13">eletrônico</text:span><text:span text:style-name="T257_14"><text:s/></text:span><text:span text:style-name="T257_15">que</text:span><text:span text:style-name="T257_16"><text:s/></text:span><text:span text:style-name="T257_17">se</text:span><text:span text:style-name="T257_18"><text:s/></text:span><text:span text:style-name="T257_19">destina</text:span><text:span text:style-name="T257_20"><text:s/></text:span><text:span text:style-name="T257_21">a</text:span><text:span text:style-name="T257_22"><text:s/></text:span><text:span text:style-name="T257_23">receber</text:span><text:span text:style-name="T257_24"><text:s/></text:span><text:span text:style-name="T257_25">e</text:span><text:span text:style-name="T257_26"><text:s/></text:span><text:span text:style-name="T257_27">processar</text:span><text:span text:style-name="T257_28"><text:s/></text:span><text:span text:style-name="T257_29">dados</text:span><text:span text:style-name="T257_30"><text:s/></text:span><text:span text:style-name="T257_31">para</text:span><text:span text:style-name="T257_32"><text:s/></text:span><text:span text:style-name="T257_33">a</text:span><text:span text:style-name="T257_34"><text:s/></text:span><text:span text:style-name="T257_35">realização</text:span><text:span text:style-name="T257_36"><text:s/></text:span><text:span text:style-name="T257_37">de</text:span><text:span text:style-name="T257_38"><text:s/></text:span><text:span text:style-name="T257_39">diversas</text:span><text:span text:style-name="T257_40"><text:s/></text:span><text:span text:style-name="T257_41">operações</text:span></text:p>
          </table:table-cell>
        </table:table-row>
        <table:table-row table:style-name="Row20">
          <table:table-cell table:style-name="Cell58">
            <text:p text:style-name="P258"><text:span text:style-name="T258_1">Tempo</text:span><text:span text:style-name="T258_2"><text:s/></text:span><text:span text:style-name="T258_3">de</text:span><text:span text:style-name="T258_4"><text:s/></text:span><text:span text:style-name="T258_5">resposta</text:span></text:p>
          </table:table-cell>
          <table:table-cell table:style-name="Cell59">
            <text:p text:style-name="P259"><text:span text:style-name="T259_1">Tempo</text:span><text:span text:style-name="T259_2"><text:s/></text:span><text:span text:style-name="T259_3">de</text:span><text:span text:style-name="T259_4"><text:s/></text:span><text:span text:style-name="T259_5">resposta</text:span><text:span text:style-name="T259_6"><text:s/></text:span><text:span text:style-name="T259_7">é</text:span><text:span text:style-name="T259_8"><text:s/></text:span><text:span text:style-name="T259_9">o</text:span><text:span text:style-name="T259_10"><text:s/></text:span><text:span text:style-name="T259_11">espaço</text:span><text:span text:style-name="T259_12"><text:s/></text:span><text:span text:style-name="T259_13">de</text:span><text:span text:style-name="T259_14"><text:s/></text:span><text:span text:style-name="T259_15">tempo</text:span><text:span text:style-name="T259_16"><text:s/></text:span><text:span text:style-name="T259_17">utilizado</text:span><text:span text:style-name="T259_18"><text:s/></text:span><text:span text:style-name="T259_19">por</text:span><text:span text:style-name="T259_20"><text:s/></text:span><text:span text:style-name="T259_21">algum</text:span><text:span text:style-name="T259_22"><text:s/></text:span><text:span text:style-name="T259_23">componente</text:span><text:span text:style-name="T259_24"><text:s/></text:span><text:span text:style-name="T259_25">computacional</text:span><text:span text:style-name="T259_26"><text:s/></text:span><text:span text:style-name="T259_27">para</text:span><text:span text:style-name="T259_28"><text:s/></text:span><text:span text:style-name="T259_29">processar</text:span><text:span text:style-name="T259_30"><text:s/></text:span><text:span text:style-name="T259_31">a</text:span><text:span text:style-name="T259_32"><text:s/></text:span><text:span text:style-name="T259_33">informação</text:span><text:span text:style-name="T259_34"><text:s/></text:span><text:span text:style-name="T259_35">inserida</text:span><text:span text:style-name="T259_36"><text:s/></text:span><text:span text:style-name="T259_37">pelo</text:span><text:span text:style-name="T259_38"><text:s/></text:span><text:span text:style-name="T259_39">usuário</text:span></text:p>
          </table:table-cell>
        </table:table-row>
      </table:table>
      <text:p text:style-name="P260"/>
      <text:h text:style-name="P261" text:outline-level="10"><text:bookmark-start text:name="id.44sinio"/><text:bookmark-end text:name="id.44sinio"/></text:h>
      <text:h text:style-name="P262" text:outline-level="10"><text:span text:style-name="T262_1">1.4<text:s/></text:span><text:span text:style-name="T262_2">Referências</text:span></text:h>
      <text:p text:style-name="P263"/>
      <text:p text:style-name="P264"><text:span text:style-name="T264_1">Esta</text:span><text:span text:style-name="T264_2"><text:s/></text:span><text:span text:style-name="T264_3">subseção</text:span><text:span text:style-name="T264_4"><text:s/></text:span><text:span text:style-name="T264_5">apresenta</text:span><text:span text:style-name="T264_6"><text:s/></text:span><text:span text:style-name="T264_7">as</text:span><text:span text:style-name="T264_8"><text:s/></text:span><text:span text:style-name="T264_9">referências</text:span><text:span text:style-name="T264_10"><text:s/></text:span><text:span text:style-name="T264_11">aos</text:span><text:span text:style-name="T264_12"><text:s/></text:span><text:span text:style-name="T264_13">documentos</text:span><text:span text:style-name="T264_14"><text:s/></text:span><text:span text:style-name="T264_15">que</text:span><text:span text:style-name="T264_16"><text:s/></text:span><text:span text:style-name="T264_17">utilizamos</text:span><text:span text:style-name="T264_18"><text:s/></text:span><text:span text:style-name="T264_19">no</text:span><text:span text:style-name="T264_20"><text:s/></text:span><text:span text:style-name="T264_21">auxílio</text:span><text:span text:style-name="T264_22"><text:s/></text:span><text:span text:style-name="T264_23">à</text:span><text:span text:style-name="T264_24"><text:s/></text:span><text:span text:style-name="T264_25">construção</text:span><text:span text:style-name="T264_26"><text:s/></text:span><text:span text:style-name="T264_27">deste</text:span><text:span text:style-name="T264_28"><text:s/></text:span><text:span text:style-name="T264_29">documento</text:span><text:span text:style-name="T264_30"><text:s/></text:span><text:span text:style-name="T264_31">de</text:span><text:span text:style-name="T264_32"><text:s/></text:span><text:span text:style-name="T264_33">requisitos</text:span><text:span text:style-name="T264_34">:</text:span></text:p>
      <text:p text:style-name="P265"/>
      <text:list text:style-name="LS2" xml:id="list3">
        <text:list-item>
          <text:p text:style-name="P266"><text:span text:style-name="T266_1">Página</text:span><text:span text:style-name="T266_2"><text:s/></text:span><text:span text:style-name="T266_3">da</text:span><text:span text:style-name="T266_4"><text:s/></text:span><text:span text:style-name="T266_5">disciplina</text:span><text:span text:style-name="T266_6"><text:s/></text:span><text:span text:style-name="T266_7">de</text:span><text:span text:style-name="T266_8"><text:s/></text:span><text:span text:style-name="T266_9">engenharia</text:span><text:span text:style-name="T266_10"><text:s/></text:span><text:span text:style-name="T266_11">de</text:span><text:span text:style-name="T266_12"><text:s/></text:span><text:span text:style-name="T266_13">requisitos</text:span><text:span text:style-name="T266_14">:<text:s/></text:span><text:span text:style-name="T266_15">http</text:span><text:span text:style-name="T266_16">://</text:span><text:span text:style-name="T266_17">migre</text:span><text:span text:style-name="T266_18">.</text:span><text:span text:style-name="T266_19">me</text:span><text:span text:style-name="T266_20">/</text:span><text:span text:style-name="T266_21">lWMLC</text:span></text:p>
        </text:list-item>
        <text:list-item>
          <text:p text:style-name="P267"><text:span text:style-name="T267_1">SOMMERVILLE</text:span><text:span text:style-name="T267_2">,<text:s/></text:span><text:span text:style-name="T267_3">I</text:span><text:span text:style-name="T267_4">.<text:s/></text:span><text:span text:style-name="T267_5">Engenharia</text:span><text:span text:style-name="T267_6"><text:s/></text:span><text:span text:style-name="T267_7">de</text:span><text:span text:style-name="T267_8"><text:s/></text:span><text:span text:style-name="T267_9">Software</text:span><text:span text:style-name="T267_10">.<text:s/>9</text:span><text:span text:style-name="T267_11">ª</text:span><text:span text:style-name="T267_12"><text:s/></text:span><text:span text:style-name="T267_13">ed</text:span><text:span text:style-name="T267_14">.<text:s/></text:span><text:span text:style-name="T267_15">São</text:span><text:span text:style-name="T267_16"><text:s/></text:span><text:span text:style-name="T267_17">Paulo</text:span><text:span text:style-name="T267_18">:<text:s/></text:span><text:span text:style-name="T267_19">Pearson</text:span><text:span text:style-name="T267_20"><text:s/></text:span><text:span text:style-name="T267_21">Prentice</text:span><text:span text:style-name="T267_22"><text:s/></text:span><text:span text:style-name="T267_23">Hall</text:span><text:span text:style-name="T267_24">,<text:s/>2011.</text:span></text:p>
        </text:list-item>
      </text:list>
      <text:p text:style-name="P268"/>
      <text:h text:style-name="P269" text:outline-level="10"><text:bookmark-start text:name="id.2jxsxqh"/><text:bookmark-end text:name="id.2jxsxqh"/></text:h>
      <text:h text:style-name="P270" text:outline-level="10"><text:span text:style-name="T270_1">1.5<text:s/></text:span><text:span text:style-name="T270_2">Visão</text:span><text:span text:style-name="T270_3"><text:s/></text:span><text:span text:style-name="T270_4">Geral</text:span><text:span text:style-name="T270_5"><text:s/></text:span><text:span text:style-name="T270_6">do</text:span><text:span text:style-name="T270_7"><text:s/></text:span><text:span text:style-name="T270_8">Restante</text:span><text:span text:style-name="T270_9"><text:s/></text:span><text:span text:style-name="T270_10">do</text:span><text:span text:style-name="T270_11"><text:s/></text:span><text:span text:style-name="T270_12">Documento</text:span></text:h>
      <text:p text:style-name="P271"/>
      <text:p text:style-name="P272"><text:span text:style-name="T272_1">Este</text:span><text:span text:style-name="T272_2"><text:s/></text:span><text:span text:style-name="T272_3">documento</text:span><text:span text:style-name="T272_4"><text:s/></text:span><text:span text:style-name="T272_5">está</text:span><text:span text:style-name="T272_6"><text:s/></text:span><text:span text:style-name="T272_7">disposto</text:span><text:span text:style-name="T272_8"><text:s/></text:span><text:span text:style-name="T272_9">na</text:span><text:span text:style-name="T272_10"><text:s/></text:span><text:span text:style-name="T272_11">seguinte</text:span><text:span text:style-name="T272_12"><text:s/></text:span><text:span text:style-name="T272_13">organização</text:span><text:span text:style-name="T272_14">:</text:span></text:p>
      <text:p text:style-name="P273"/>
      <text:list text:style-name="LS3" xml:id="list5">
        <text:list-item>
          <text:p text:style-name="P274"><text:span text:style-name="T274_1">Seção</text:span><text:span text:style-name="T274_2"><text:s/>1<text:s/>–<text:s/></text:span><text:span text:style-name="T274_3">Contém</text:span><text:span text:style-name="T274_4"><text:s/></text:span><text:span text:style-name="T274_5">uma</text:span><text:span text:style-name="T274_6"><text:s/></text:span><text:span text:style-name="T274_7">introdução</text:span><text:span text:style-name="T274_8"><text:s/></text:span><text:span text:style-name="T274_9">ao</text:span><text:span text:style-name="T274_10"><text:s/></text:span><text:span text:style-name="T274_11">documento</text:span><text:span text:style-name="T274_12"><text:s/></text:span><text:span text:style-name="T274_13">de</text:span><text:span text:style-name="T274_14"><text:s/></text:span><text:span text:style-name="T274_15">requisitos</text:span><text:span text:style-name="T274_16"><text:s/></text:span><text:span text:style-name="T274_17">e</text:span><text:span text:style-name="T274_18"><text:s/></text:span><text:span text:style-name="T274_19">as</text:span><text:span text:style-name="T274_20"><text:s/></text:span><text:span text:style-name="T274_21">especificações</text:span><text:span text:style-name="T274_22"><text:s/></text:span><text:span text:style-name="T274_23">do</text:span><text:span text:style-name="T274_24"><text:s/></text:span><text:span text:style-name="T274_25">sistema</text:span><text:span text:style-name="T274_26">.</text:span></text:p>
        </text:list-item>
        <text:list-item>
          <text:p text:style-name="P275"><text:span text:style-name="T275_1">Seção</text:span><text:span text:style-name="T275_2"><text:s/>2<text:s/>–<text:s/></text:span><text:span text:style-name="T275_3">Traz</text:span><text:span text:style-name="T275_4"><text:s/></text:span><text:span text:style-name="T275_5">uma</text:span><text:span text:style-name="T275_6"><text:s/></text:span><text:span text:style-name="T275_7">descrição</text:span><text:span text:style-name="T275_8"><text:s/></text:span><text:span text:style-name="T275_9">de</text:span><text:span text:style-name="T275_10"><text:s/></text:span><text:span text:style-name="T275_11">forma</text:span><text:span text:style-name="T275_12"><text:s/></text:span><text:span text:style-name="T275_13">geral</text:span><text:span text:style-name="T275_14"><text:s/></text:span><text:span text:style-name="T275_15">sobre</text:span><text:span text:style-name="T275_16"><text:s/></text:span><text:span text:style-name="T275_17">o</text:span><text:span text:style-name="T275_18"><text:s/></text:span><text:span text:style-name="T275_19">sistema</text:span><text:span text:style-name="T275_20">.</text:span></text:p>
        </text:list-item>
        <text:list-item>
          <text:p text:style-name="P276"><text:span text:style-name="T276_1">Seção</text:span><text:span text:style-name="T276_2"><text:s/>3<text:s/>–<text:s/></text:span><text:span text:style-name="T276_3">Requisitos</text:span><text:span text:style-name="T276_4"><text:s/></text:span><text:span text:style-name="T276_5">funcionais</text:span><text:span text:style-name="T276_6">:<text:s/></text:span><text:span text:style-name="T276_7">lista</text:span><text:span text:style-name="T276_8"><text:s/></text:span><text:span text:style-name="T276_9">os</text:span><text:span text:style-name="T276_10"><text:s/></text:span><text:span text:style-name="T276_11">requisitos</text:span><text:span text:style-name="T276_12"><text:s/></text:span><text:span text:style-name="T276_13">funcionais</text:span><text:span text:style-name="T276_14"><text:s/></text:span><text:span text:style-name="T276_15">do</text:span><text:span text:style-name="T276_16"><text:s/></text:span><text:span text:style-name="T276_17">sistema</text:span><text:span text:style-name="T276_18">,<text:s/></text:span><text:span text:style-name="T276_19">especificando</text:span><text:span text:style-name="T276_20"><text:s/></text:span><text:span text:style-name="T276_21">seus</text:span><text:span text:style-name="T276_22"><text:s/></text:span><text:span text:style-name="T276_23">objetivos</text:span><text:span text:style-name="T276_24"><text:s/></text:span><text:span text:style-name="T276_25">e</text:span><text:span text:style-name="T276_26"><text:s/></text:span><text:span text:style-name="T276_27">prioridades</text:span><text:span text:style-name="T276_28">.</text:span></text:p>
        </text:list-item>
        <text:list-item>
          <text:p text:style-name="P277"><text:span text:style-name="T277_1">Seção</text:span><text:span text:style-name="T277_2"><text:s/>4<text:s/>–<text:s/></text:span><text:span text:style-name="T277_3">Requisitos</text:span><text:span text:style-name="T277_4"><text:s/></text:span><text:span text:style-name="T277_5">não</text:span><text:span text:style-name="T277_6"><text:s/></text:span><text:span text:style-name="T277_7">funcionais</text:span><text:span text:style-name="T277_8">:<text:s/></text:span><text:span text:style-name="T277_9">especifica</text:span><text:span text:style-name="T277_10"><text:s/></text:span><text:span text:style-name="T277_11">todos</text:span><text:span text:style-name="T277_12"><text:s/></text:span><text:span text:style-name="T277_13">os</text:span><text:span text:style-name="T277_14"><text:s/></text:span><text:span text:style-name="T277_15">requisitos</text:span><text:span text:style-name="T277_16"><text:s/></text:span><text:span text:style-name="T277_17">não</text:span><text:span text:style-name="T277_18"><text:s/></text:span><text:span text:style-name="T277_19">funcionais</text:span><text:span text:style-name="T277_20"><text:s/></text:span><text:span text:style-name="T277_21">do</text:span><text:span text:style-name="T277_22"><text:s/></text:span><text:span text:style-name="T277_23">sistema</text:span><text:span text:style-name="T277_24">,<text:s/></text:span><text:span text:style-name="T277_25">divididos</text:span><text:span text:style-name="T277_26"><text:s/></text:span><text:span text:style-name="T277_27">em</text:span><text:span text:style-name="T277_28"><text:s/></text:span><text:span text:style-name="T277_29">requisitos</text:span><text:span text:style-name="T277_30"><text:s/></text:span><text:span text:style-name="T277_31">de</text:span><text:span text:style-name="T277_32"><text:s/></text:span><text:span text:style-name="T277_33">usabilidade</text:span><text:span text:style-name="T277_34">,<text:s/></text:span><text:span text:style-name="T277_35">confiabilidade</text:span><text:span text:style-name="T277_36">,<text:s/></text:span><text:span text:style-name="T277_37">desempenho</text:span><text:span text:style-name="T277_38">,<text:s/></text:span><text:span text:style-name="T277_39">segurança</text:span><text:span text:style-name="T277_40">,<text:s/></text:span><text:span text:style-name="T277_41">distribuição</text:span><text:span text:style-name="T277_42">,<text:s/></text:span><text:span text:style-name="T277_43">adequação</text:span><text:span text:style-name="T277_44"><text:s/></text:span><text:span text:style-name="T277_45">a</text:span><text:span text:style-name="T277_46"><text:s/></text:span><text:span text:style-name="T277_47">padrões</text:span><text:span text:style-name="T277_48"><text:s/></text:span><text:span text:style-name="T277_49">e</text:span><text:span text:style-name="T277_50"><text:s/></text:span><text:span text:style-name="T277_51">requisitos</text:span><text:span text:style-name="T277_52"><text:s/></text:span><text:span text:style-name="T277_53">de</text:span><text:span text:style-name="T277_54"><text:s/></text:span><text:span text:style-name="T277_55">hardware</text:span><text:span text:style-name="T277_56"><text:s/></text:span><text:span text:style-name="T277_57">e</text:span><text:span text:style-name="T277_58"><text:s/></text:span><text:span text:style-name="T277_59">software</text:span><text:span text:style-name="T277_60">.</text:span></text:p>
        </text:list-item>
        <text:list-item>
          <text:p text:style-name="P278"><text:span text:style-name="T278_1">Seção</text:span><text:span text:style-name="T278_2"><text:s/>5<text:s/>–<text:s/></text:span><text:span text:style-name="T278_3">Contém</text:span><text:span text:style-name="T278_4"><text:s/></text:span><text:span text:style-name="T278_5">as</text:span><text:span text:style-name="T278_6"><text:s/></text:span><text:span text:style-name="T278_7">descrições</text:span><text:span text:style-name="T278_8"><text:s/></text:span><text:span text:style-name="T278_9">e</text:span><text:span text:style-name="T278_10"><text:s/></text:span><text:span text:style-name="T278_11">digramas</text:span><text:span text:style-name="T278_12"><text:s/></text:span><text:span text:style-name="T278_13">dos</text:span><text:span text:style-name="T278_14"><text:s/></text:span><text:span text:style-name="T278_15">casos</text:span><text:span text:style-name="T278_16"><text:s/></text:span><text:span text:style-name="T278_17">de</text:span><text:span text:style-name="T278_18"><text:s/></text:span><text:span text:style-name="T278_19">uso</text:span><text:span text:style-name="T278_20">.</text:span></text:p>
        </text:list-item>
      </text:list>
      <text:h text:style-name="P279" text:outline-level="10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><text:bookmark-start text:name="id.z337ya"/><text:bookmark-end text:name="id.z337ya"/></text:p>
      <text:p text:style-name="P289"><text:bookmark-start text:name="id.3j2qqm3"/><text:bookmark-end text:name="id.3j2qqm3"/></text:p>
      <text:h text:style-name="P290" text:outline-level="10"><text:span text:style-name="T290_1">2.<text:s/></text:span><text:span text:style-name="T290_2">Descrição</text:span><text:span text:style-name="T290_3"><text:s/></text:span><text:span text:style-name="T290_4">geral</text:span><text:span text:style-name="T290_5"><text:s/></text:span><text:span text:style-name="T290_6">do</text:span><text:span text:style-name="T290_7"><text:s/></text:span><text:span text:style-name="T290_8">sistema</text:span></text:h>
      <text:p text:style-name="P291"/>
      <text:p text:style-name="P292"><text:span text:style-name="T292_1"><text:tab/></text:span><text:span text:style-name="T292_2">Faz</text:span><text:span text:style-name="T292_3">-</text:span><text:span text:style-name="T292_4">se</text:span><text:span text:style-name="T292_5"><text:s/></text:span><text:span text:style-name="T292_6">necessário</text:span><text:span text:style-name="T292_7"><text:s/></text:span><text:span text:style-name="T292_8">informatizar</text:span><text:span text:style-name="T292_9"><text:s/></text:span><text:span text:style-name="T292_10">o</text:span><text:span text:style-name="T292_11"><text:s/></text:span><text:span text:style-name="T292_12">processo</text:span><text:span text:style-name="T292_13"><text:s/></text:span><text:span text:style-name="T292_14">de</text:span><text:span text:style-name="T292_15"><text:s/></text:span><text:span text:style-name="T292_16">entrega</text:span><text:span text:style-name="T292_17"><text:s/></text:span><text:span text:style-name="T292_18">e</text:span><text:span text:style-name="T292_19"><text:s/></text:span><text:span text:style-name="T292_20">elaboração</text:span><text:span text:style-name="T292_21"><text:s/></text:span><text:span text:style-name="T292_22">dos</text:span><text:span text:style-name="T292_23"><text:s/></text:span><text:span text:style-name="T292_24">relatórios</text:span><text:span text:style-name="T292_25"><text:s/></text:span><text:span text:style-name="T292_26">de</text:span><text:span text:style-name="T292_27"><text:s/></text:span><text:span text:style-name="T292_28">frequência</text:span><text:span text:style-name="T292_29"><text:s/></text:span><text:span text:style-name="T292_30">mensais</text:span><text:span text:style-name="T292_31"><text:s/></text:span><text:span text:style-name="T292_32">realizados</text:span><text:span text:style-name="T292_33"><text:s/></text:span><text:span text:style-name="T292_34">pelos</text:span><text:span text:style-name="T292_35"><text:s/></text:span><text:span text:style-name="T292_36">monitores</text:span><text:span text:style-name="T292_37"><text:s/></text:span><text:span text:style-name="T292_38">e</text:span><text:span text:style-name="T292_39"><text:s/></text:span><text:span text:style-name="T292_40">pesquisadores</text:span><text:span text:style-name="T292_41">,<text:s/></text:span><text:span text:style-name="T292_42">visto</text:span><text:span text:style-name="T292_43"><text:s/></text:span><text:span text:style-name="T292_44">que</text:span><text:span text:style-name="T292_45"><text:s/></text:span><text:span text:style-name="T292_46">os</text:span><text:span text:style-name="T292_47"><text:s/></text:span><text:span text:style-name="T292_48">mesmos</text:span><text:span text:style-name="T292_49">,<text:s/></text:span><text:span text:style-name="T292_50">em</text:span><text:span text:style-name="T292_51"><text:s/></text:span><text:span text:style-name="T292_52">sua</text:span><text:span text:style-name="T292_53"><text:s/></text:span><text:span text:style-name="T292_54">maioria</text:span><text:span text:style-name="T292_55">,<text:s/></text:span><text:span text:style-name="T292_56">realizam</text:span><text:span text:style-name="T292_57"><text:s/></text:span><text:span text:style-name="T292_58">esse</text:span><text:span text:style-name="T292_59"><text:s/></text:span><text:span text:style-name="T292_60">processo</text:span><text:span text:style-name="T292_61"><text:s/></text:span><text:span text:style-name="T292_62">de</text:span><text:span text:style-name="T292_63"><text:s/></text:span><text:span text:style-name="T292_64">forma</text:span><text:span text:style-name="T292_65"><text:s/></text:span><text:span text:style-name="T292_66">presencial</text:span><text:span text:style-name="T292_67"><text:s/></text:span><text:span text:style-name="T292_68">e</text:span><text:span text:style-name="T292_69"><text:s/></text:span><text:span text:style-name="T292_70">manuscrita</text:span><text:span text:style-name="T292_71">,<text:s/></text:span><text:span text:style-name="T292_72">respectivamente</text:span><text:span text:style-name="T292_73">.<text:s/></text:span><text:span text:style-name="T292_74">O</text:span><text:span text:style-name="T292_75"><text:s/></text:span><text:span text:style-name="T292_76">processo</text:span><text:span text:style-name="T292_77"><text:s/></text:span><text:span text:style-name="T292_78">manuscrito</text:span><text:span text:style-name="T292_79"><text:s/></text:span><text:span text:style-name="T292_80">é</text:span><text:span text:style-name="T292_81"><text:s/></text:span><text:span text:style-name="T292_82">custoso</text:span><text:span text:style-name="T292_83"><text:s/></text:span><text:span text:style-name="T292_84">para</text:span><text:span text:style-name="T292_85"><text:s/></text:span><text:span text:style-name="T292_86">o</text:span><text:span text:style-name="T292_87"><text:s/></text:span><text:span text:style-name="T292_88">estudante</text:span><text:span text:style-name="T292_89">,<text:s/></text:span><text:span text:style-name="T292_90">pois</text:span><text:span text:style-name="T292_91"><text:s/></text:span><text:span text:style-name="T292_92">um</text:span><text:span text:style-name="T292_93"><text:s/></text:span><text:span text:style-name="T292_94">conjunto</text:span><text:span text:style-name="T292_95"><text:s/></text:span><text:span text:style-name="T292_96">das</text:span><text:span text:style-name="T292_97"><text:s/></text:span><text:span text:style-name="T292_98">informações</text:span><text:span text:style-name="T292_99"><text:s/></text:span><text:span text:style-name="T292_100">a</text:span><text:span text:style-name="T292_101"><text:s/></text:span><text:span text:style-name="T292_102">serem</text:span><text:span text:style-name="T292_103"><text:s/></text:span><text:span text:style-name="T292_104">informadas</text:span><text:span text:style-name="T292_105"><text:s/></text:span><text:span text:style-name="T292_106">no</text:span><text:span text:style-name="T292_107"><text:s/></text:span><text:span text:style-name="T292_108">relatório</text:span><text:span text:style-name="T292_109"><text:s/></text:span><text:span text:style-name="T292_110">não</text:span><text:span text:style-name="T292_111"><text:s/></text:span><text:span text:style-name="T292_112">são</text:span><text:span text:style-name="T292_113"><text:s/></text:span><text:span text:style-name="T292_114">variáveis</text:span><text:span text:style-name="T292_115">,<text:s/></text:span><text:span text:style-name="T292_116">tornando</text:span><text:span text:style-name="T292_117"><text:s/></text:span><text:span text:style-name="T292_118">massante</text:span><text:span text:style-name="T292_119"><text:s/></text:span><text:span text:style-name="T292_120">o</text:span><text:span text:style-name="T292_121"><text:s/></text:span><text:span text:style-name="T292_122">processo</text:span><text:span text:style-name="T292_123"><text:s/></text:span><text:span text:style-name="T292_124">de</text:span><text:span text:style-name="T292_125"><text:s/></text:span><text:span text:style-name="T292_126">preencher</text:span><text:span text:style-name="T292_127"><text:s/></text:span><text:span text:style-name="T292_128">o</text:span><text:span text:style-name="T292_129"><text:s/></text:span><text:span text:style-name="T292_130">relatório</text:span><text:span text:style-name="T292_131"><text:s/></text:span><text:span text:style-name="T292_132">de</text:span><text:span text:style-name="T292_133"><text:s/></text:span><text:span text:style-name="T292_134">frequência</text:span><text:span text:style-name="T292_135">,<text:s/></text:span><text:span text:style-name="T292_136">que</text:span><text:span text:style-name="T292_137"><text:s/></text:span><text:span text:style-name="T292_138">se</text:span><text:span text:style-name="T292_139"><text:s/></text:span><text:span text:style-name="T292_140">repete</text:span><text:span text:style-name="T292_141"><text:s/></text:span><text:span text:style-name="T292_142">a</text:span><text:span text:style-name="T292_143"><text:s/></text:span><text:span text:style-name="T292_144">cada</text:span><text:span text:style-name="T292_145"><text:s/></text:span><text:span text:style-name="T292_146">entrega</text:span><text:span text:style-name="T292_147"><text:s/></text:span><text:span text:style-name="T292_148">mensal</text:span><text:span text:style-name="T292_149">.<text:s/></text:span><text:span text:style-name="T292_150">A</text:span><text:span text:style-name="T292_151"><text:s/></text:span><text:span text:style-name="T292_152">entrega</text:span><text:span text:style-name="T292_153"><text:s/></text:span><text:span text:style-name="T292_154">do</text:span><text:span text:style-name="T292_155"><text:s/></text:span><text:span text:style-name="T292_156">relatório</text:span><text:span text:style-name="T292_157"><text:s/></text:span><text:span text:style-name="T292_158">ao</text:span><text:span text:style-name="T292_159"><text:s/></text:span><text:span text:style-name="T292_160">funcionário</text:span><text:span text:style-name="T292_161"><text:s/></text:span><text:span text:style-name="T292_162">encarregado</text:span><text:span text:style-name="T292_163"><text:s/></text:span><text:span text:style-name="T292_164">deve</text:span><text:span text:style-name="T292_165"><text:s/></text:span><text:span text:style-name="T292_166">ocorrer</text:span><text:span text:style-name="T292_167"><text:s/></text:span><text:span text:style-name="T292_168">de</text:span><text:span text:style-name="T292_169"><text:s/></text:span><text:span text:style-name="T292_170">forma</text:span><text:span text:style-name="T292_171"><text:s/></text:span><text:span text:style-name="T292_172">presencial</text:span><text:span text:style-name="T292_173"><text:s/></text:span><text:span text:style-name="T292_174">e</text:span><text:span text:style-name="T292_175"><text:s/></text:span><text:span text:style-name="T292_176">a</text:span><text:span text:style-name="T292_177"><text:s/></text:span><text:span text:style-name="T292_178">inexistência</text:span><text:span text:style-name="T292_179"><text:s/></text:span><text:span text:style-name="T292_180">desta</text:span><text:span text:style-name="T292_181"><text:s/></text:span><text:span text:style-name="T292_182">pode</text:span><text:span text:style-name="T292_183"><text:s/></text:span><text:span text:style-name="T292_184">acarretar</text:span><text:span text:style-name="T292_185"><text:s/></text:span><text:span text:style-name="T292_186">na</text:span><text:span text:style-name="T292_187"><text:s/></text:span><text:span text:style-name="T292_188">punição</text:span><text:span text:style-name="T292_189"><text:s/></text:span><text:span text:style-name="T292_190">do</text:span><text:span text:style-name="T292_191"><text:s/></text:span><text:span text:style-name="T292_192">estudante</text:span><text:span text:style-name="T292_193">.<text:s/></text:span><text:span text:style-name="T292_194">A</text:span><text:span text:style-name="T292_195"><text:s/></text:span><text:span text:style-name="T292_196">informatização</text:span><text:span text:style-name="T292_197"><text:s/></text:span><text:span text:style-name="T292_198">desse</text:span><text:span text:style-name="T292_199"><text:s/></text:span><text:span text:style-name="T292_200">processo</text:span><text:span text:style-name="T292_201"><text:s/></text:span><text:span text:style-name="T292_202">automatizará</text:span><text:span text:style-name="T292_203"><text:s/></text:span><text:span text:style-name="T292_204">o</text:span><text:span text:style-name="T292_205"><text:s/></text:span><text:span text:style-name="T292_206">preenchimento</text:span><text:span text:style-name="T292_207"><text:s/></text:span><text:span text:style-name="T292_208">do</text:span><text:span text:style-name="T292_209"><text:s/></text:span><text:span text:style-name="T292_210">relatório</text:span><text:span text:style-name="T292_211"><text:s/></text:span><text:span text:style-name="T292_212">de</text:span><text:span text:style-name="T292_213"><text:s/></text:span><text:span text:style-name="T292_214">frequência</text:span><text:span text:style-name="T292_215">,<text:s/></text:span><text:span text:style-name="T292_216">já</text:span><text:span text:style-name="T292_217"><text:s/></text:span><text:span text:style-name="T292_218">que</text:span><text:span text:style-name="T292_219"><text:s/></text:span><text:span text:style-name="T292_220">o</text:span><text:span text:style-name="T292_221"><text:s/></text:span><text:span text:style-name="T292_222">conjunto</text:span><text:span text:style-name="T292_223"><text:s/></text:span><text:span text:style-name="T292_224">invariável</text:span><text:span text:style-name="T292_225"><text:s/></text:span><text:span text:style-name="T292_226">de</text:span><text:span text:style-name="T292_227"><text:s/></text:span><text:span text:style-name="T292_228">informações</text:span><text:span text:style-name="T292_229"><text:s/></text:span><text:span text:style-name="T292_230">do</text:span><text:span text:style-name="T292_231"><text:s/></text:span><text:span text:style-name="T292_232">relatório</text:span><text:span text:style-name="T292_233">,<text:s/></text:span><text:span text:style-name="T292_234">pode</text:span><text:span text:style-name="T292_235"><text:s/></text:span><text:span text:style-name="T292_236">ser</text:span><text:span text:style-name="T292_237"><text:s/></text:span><text:span text:style-name="T292_238">facilmente</text:span><text:span text:style-name="T292_239"><text:s/></text:span><text:span text:style-name="T292_240">reproduzido</text:span><text:span text:style-name="T292_241"><text:s/></text:span><text:span text:style-name="T292_242">pelo</text:span><text:span text:style-name="T292_243"><text:s/></text:span><text:span text:style-name="T292_244">software</text:span><text:span text:style-name="T292_245">.</text:span></text:p>
      <text:p text:style-name="P293"><text:span text:style-name="T293_1"><text:tab/></text:span><text:span text:style-name="T293_2">A</text:span><text:span text:style-name="T293_3"><text:s/></text:span><text:span text:style-name="T293_4">implementação</text:span><text:span text:style-name="T293_5"><text:s/></text:span><text:span text:style-name="T293_6">de</text:span><text:span text:style-name="T293_7"><text:s/></text:span><text:span text:style-name="T293_8">um</text:span><text:span text:style-name="T293_9"><text:s/></text:span><text:span text:style-name="T293_10">software</text:span><text:span text:style-name="T293_11"><text:s/></text:span><text:span text:style-name="T293_12">que</text:span><text:span text:style-name="T293_13"><text:s/></text:span><text:span text:style-name="T293_14">permite</text:span><text:span text:style-name="T293_15"><text:s/></text:span><text:span text:style-name="T293_16">o</text:span><text:span text:style-name="T293_17"><text:s/></text:span><text:span text:style-name="T293_18">acompanhamento</text:span><text:span text:style-name="T293_19"><text:s/></text:span><text:span text:style-name="T293_20">da</text:span><text:span text:style-name="T293_21"><text:s/></text:span><text:span text:style-name="T293_22">entrega</text:span><text:span text:style-name="T293_23"><text:s/></text:span><text:span text:style-name="T293_24">dos</text:span><text:span text:style-name="T293_25"><text:s/></text:span><text:span text:style-name="T293_26">relatórios</text:span><text:span text:style-name="T293_27">,<text:s/></text:span><text:span text:style-name="T293_28">abrangendo</text:span><text:span text:style-name="T293_29"><text:s/></text:span><text:span text:style-name="T293_30">a</text:span><text:span text:style-name="T293_31"><text:s/></text:span><text:span text:style-name="T293_32">perspectiva</text:span><text:span text:style-name="T293_33"><text:s/></text:span><text:span text:style-name="T293_34">do</text:span><text:span text:style-name="T293_35"><text:s/></text:span><text:span text:style-name="T293_36">funcionário</text:span><text:span text:style-name="T293_37"><text:s/></text:span><text:span text:style-name="T293_38">encarregado</text:span><text:span text:style-name="T293_39"><text:s/></text:span><text:span text:style-name="T293_40">de</text:span><text:span text:style-name="T293_41"><text:s/></text:span><text:span text:style-name="T293_42">receber</text:span><text:span text:style-name="T293_43"><text:s/></text:span><text:span text:style-name="T293_44">os</text:span><text:span text:style-name="T293_45"><text:s/></text:span><text:span text:style-name="T293_46">documentos</text:span><text:span text:style-name="T293_47"><text:s/></text:span><text:span text:style-name="T293_48">e</text:span><text:span text:style-name="T293_49"><text:s/></text:span><text:span text:style-name="T293_50">a</text:span><text:span text:style-name="T293_51"><text:s/></text:span><text:span text:style-name="T293_52">perspectiva</text:span><text:span text:style-name="T293_53"><text:s/></text:span><text:span text:style-name="T293_54">do</text:span><text:span text:style-name="T293_55"><text:s/></text:span><text:span text:style-name="T293_56">aluno</text:span><text:span text:style-name="T293_57">,<text:s/></text:span><text:span text:style-name="T293_58">monitor</text:span><text:span text:style-name="T293_59"><text:s/></text:span><text:span text:style-name="T293_60">ou</text:span><text:span text:style-name="T293_61"><text:s/></text:span><text:span text:style-name="T293_62">pesquisador</text:span><text:span text:style-name="T293_63">,<text:s/></text:span><text:span text:style-name="T293_64">é</text:span><text:span text:style-name="T293_65"><text:s/></text:span><text:span text:style-name="T293_66">benéfica</text:span><text:span text:style-name="T293_67"><text:s/></text:span><text:span text:style-name="T293_68">para</text:span><text:span text:style-name="T293_69"><text:s/></text:span><text:span text:style-name="T293_70">o</text:span><text:span text:style-name="T293_71"><text:s/></text:span><text:span text:style-name="T293_72">meio</text:span><text:span text:style-name="T293_73"><text:s/></text:span><text:span text:style-name="T293_74">acadêmico</text:span><text:span text:style-name="T293_75">,<text:s/></text:span><text:span text:style-name="T293_76">visto</text:span><text:span text:style-name="T293_77"><text:s/></text:span><text:span text:style-name="T293_78">que</text:span><text:span text:style-name="T293_79"><text:s/></text:span><text:span text:style-name="T293_80">aproxima</text:span><text:span text:style-name="T293_81"><text:s/></text:span><text:span text:style-name="T293_82">o</text:span><text:span text:style-name="T293_83"><text:s/></text:span><text:span text:style-name="T293_84">educado</text:span><text:span text:style-name="T293_85"><text:s/></text:span><text:span text:style-name="T293_86">de</text:span><text:span text:style-name="T293_87"><text:s/></text:span><text:span text:style-name="T293_88">seu</text:span><text:span text:style-name="T293_89"><text:s/></text:span><text:span text:style-name="T293_90">orientador</text:span><text:span text:style-name="T293_91"><text:s/></text:span><text:span text:style-name="T293_92">e</text:span><text:span text:style-name="T293_93"><text:s/></text:span><text:span text:style-name="T293_94">realiza</text:span><text:span text:style-name="T293_95"><text:s/></text:span><text:span text:style-name="T293_96">uma</text:span><text:span text:style-name="T293_97"><text:s/></text:span><text:span text:style-name="T293_98">maior</text:span><text:span text:style-name="T293_99"><text:s/></text:span><text:span text:style-name="T293_100">controle</text:span><text:span text:style-name="T293_101"><text:s/></text:span><text:span text:style-name="T293_102">da</text:span><text:span text:style-name="T293_103"><text:s/></text:span><text:span text:style-name="T293_104">entrega</text:span><text:span text:style-name="T293_105"><text:s/></text:span><text:span text:style-name="T293_106">dos</text:span><text:span text:style-name="T293_107"><text:s/></text:span><text:span text:style-name="T293_108">relatórios</text:span><text:span text:style-name="T293_109"><text:s/></text:span><text:span text:style-name="T293_110">de</text:span><text:span text:style-name="T293_111"><text:s/></text:span><text:span text:style-name="T293_112">frequência</text:span><text:span text:style-name="T293_113"><text:s/></text:span><text:span text:style-name="T293_114">mensal</text:span><text:span text:style-name="T293_115">.</text:span><text:bookmark-start text:name="id.1y810tw"/><text:bookmark-end text:name="id.1y810tw"/></text:p>
      <text:p text:style-name="P294"><text:bookmark-start text:name="id.4i7ojhp"/><text:bookmark-end text:name="id.4i7ojhp"/></text:p>
      <text:h text:style-name="P295" text:outline-level="10"><text:span text:style-name="T295_1">2.1<text:s/></text:span><text:span text:style-name="T295_2">Funções</text:span><text:span text:style-name="T295_3"><text:s/></text:span><text:span text:style-name="T295_4">do</text:span><text:span text:style-name="T295_5"><text:s/></text:span><text:span text:style-name="T295_6">produto</text:span><text:bookmark-start text:name="id.2xcytpi"/><text:bookmark-end text:name="id.2xcytpi"/></text:h>
      <text:p text:style-name="P296"><text:bookmark-start text:name="id.1ci93xb"/><text:bookmark-end text:name="id.1ci93xb"/></text:p>
      <text:h text:style-name="P297" text:outline-level="10"><text:span text:style-name="T297_1">2.2<text:s/></text:span><text:span text:style-name="T297_2">Descrições</text:span><text:span text:style-name="T297_3"><text:s/></text:span><text:span text:style-name="T297_4">dos</text:span><text:span text:style-name="T297_5"><text:s/></text:span><text:span text:style-name="T297_6">usuários</text:span><text:bookmark-start text:name="id.3whwml4"/><text:bookmark-end text:name="id.3whwml4"/></text:h>
      <text:h text:style-name="P298" text:outline-level="10"><text:span text:style-name="T298_1">2.3<text:s/></text:span><text:span text:style-name="T298_2">Restrições</text:span><text:span text:style-name="T298_3"><text:s/></text:span><text:span text:style-name="T298_4">gerais</text:span><text:bookmark-start text:name="id.2bn6wsx"/><text:bookmark-end text:name="id.2bn6wsx"/></text:h>
      <text:h text:style-name="P299" text:outline-level="10"><text:span text:style-name="T299_1">2.4<text:s/></text:span><text:span text:style-name="T299_2">Suposições</text:span><text:span text:style-name="T299_3"><text:s/></text:span><text:span text:style-name="T299_4">de</text:span><text:span text:style-name="T299_5"><text:s/></text:span><text:span text:style-name="T299_6">dependências</text:span></text:h>
      <text:p text:style-name="P300"/>
      <text:p text:style-name="P301"/>
      <text:h text:style-name="P302" text:outline-level="10"/>
      <text:h text:style-name="P303" text:outline-level="10"/>
      <text:h text:style-name="P304" text:outline-level="10"><text:bookmark-start text:name="id.qsh70q"/><text:bookmark-end text:name="id.qsh70q"/></text:h>
      <text:h text:style-name="P305" text:outline-level="10"><text:span text:style-name="T305_1">3.<text:s/></text:span><text:span text:style-name="T305_2">Requisitos</text:span><text:span text:style-name="T305_3"><text:s/></text:span><text:span text:style-name="T305_4">Funcionais</text:span></text:h>
      <text:p text:style-name="P306"/>
      <text:p text:style-name="P307"><text:span text:style-name="T307_1">3.1<text:s/></text:span><text:span text:style-name="T307_2">Está</text:span><text:span text:style-name="T307_3"><text:s/></text:span><text:span text:style-name="T307_4">seção</text:span><text:span text:style-name="T307_5"><text:s/></text:span><text:span text:style-name="T307_6">grupa</text:span><text:span text:style-name="T307_7"><text:s/></text:span><text:span text:style-name="T307_8">requisitos</text:span><text:span text:style-name="T307_9"><text:s/></text:span><text:span text:style-name="T307_10">gerais</text:span><text:span text:style-name="T307_11"><text:s/></text:span><text:span text:style-name="T307_12">da</text:span><text:span text:style-name="T307_13"><text:s/></text:span><text:span text:style-name="T307_14">aplicação</text:span></text:p>
      <text:p text:style-name="P308"/>
      <text:p text:style-name="P309"><text:span text:style-name="T309_1">RF</text:span><text:span text:style-name="T309_2">001<text:s/>–<text:s/></text:span><text:span text:style-name="T309_3">Fornecer</text:span><text:span text:style-name="T309_4"><text:s/></text:span><text:span text:style-name="T309_5">perspectivas</text:span><text:span text:style-name="T309_6"><text:s/></text:span><text:span text:style-name="T309_7">diferentes</text:span><text:span text:style-name="T309_8"><text:s/></text:span><text:span text:style-name="T309_9">por</text:span><text:span text:style-name="T309_10"><text:s/></text:span><text:span text:style-name="T309_11">usuário</text:span></text:p>
      <text:p text:style-name="P310"><text:span text:style-name="T310_1"><text:tab/></text:span><text:span text:style-name="T310_2">O</text:span><text:span text:style-name="T310_3"><text:s/></text:span><text:span text:style-name="T310_4">sistema</text:span><text:span text:style-name="T310_5"><text:s/></text:span><text:span text:style-name="T310_6">deve</text:span><text:span text:style-name="T310_7"><text:s/></text:span><text:span text:style-name="T310_8">fornecer</text:span><text:span text:style-name="T310_9"><text:s/></text:span><text:span text:style-name="T310_10">perspectivas</text:span><text:span text:style-name="T310_11"><text:s/></text:span><text:span text:style-name="T310_12">diferentes</text:span><text:span text:style-name="T310_13"><text:s/></text:span><text:span text:style-name="T310_14">para</text:span><text:span text:style-name="T310_15"><text:s/></text:span><text:span text:style-name="T310_16">os</text:span><text:span text:style-name="T310_17"><text:s/></text:span><text:span text:style-name="T310_18">diferentes</text:span><text:span text:style-name="T310_19"><text:s/></text:span><text:span text:style-name="T310_20">usuários</text:span><text:span text:style-name="T310_21"><text:s/></text:span><text:span text:style-name="T310_22">e</text:span><text:span text:style-name="T310_23"><text:s/></text:span><text:span text:style-name="T310_24">que</text:span><text:span text:style-name="T310_25"><text:s/></text:span><text:span text:style-name="T310_26">essas</text:span><text:span text:style-name="T310_27"><text:s/></text:span><text:span text:style-name="T310_28">forneçam</text:span><text:span text:style-name="T310_29"><text:s/></text:span><text:span text:style-name="T310_30">serviços</text:span><text:span text:style-name="T310_31"><text:s/></text:span><text:span text:style-name="T310_32">diferentes</text:span><text:span text:style-name="T310_33">,<text:s/></text:span><text:span text:style-name="T310_34">dado</text:span><text:span text:style-name="T310_35"><text:s/></text:span><text:span text:style-name="T310_36">o</text:span><text:span text:style-name="T310_37"><text:s/></text:span><text:span text:style-name="T310_38">tipo</text:span><text:span text:style-name="T310_39"><text:s/></text:span><text:span text:style-name="T310_40">do</text:span><text:span text:style-name="T310_41"><text:s/></text:span><text:span text:style-name="T310_42">usuário</text:span><text:span text:style-name="T310_43"><text:s/></text:span><text:span text:style-name="T310_44">que</text:span><text:span text:style-name="T310_45"><text:s/></text:span><text:span text:style-name="T310_46">está</text:span><text:span text:style-name="T310_47"><text:s/></text:span><text:span text:style-name="T310_48">utilizando</text:span><text:span text:style-name="T310_49"><text:s/></text:span><text:span text:style-name="T310_50">o</text:span><text:span text:style-name="T310_51"><text:s/></text:span><text:span text:style-name="T310_52">sistema</text:span><text:span text:style-name="T310_53">,<text:s/></text:span><text:span text:style-name="T310_54">seja</text:span><text:span text:style-name="T310_55"><text:s/></text:span><text:span text:style-name="T310_56">ele</text:span><text:span text:style-name="T310_57"><text:s/></text:span><text:span text:style-name="T310_58">um</text:span><text:span text:style-name="T310_59"><text:s/></text:span><text:span text:style-name="T310_60">aluno</text:span><text:span text:style-name="T310_61"><text:s/></text:span><text:span text:style-name="T310_62">ou</text:span><text:span text:style-name="T310_63"><text:s/></text:span><text:span text:style-name="T310_64">supervisor</text:span><text:span text:style-name="T310_65">.</text:span></text:p>
      <text:p text:style-name="P311"/>
      <text:p text:style-name="P312"><text:span text:style-name="T312_1">RF</text:span><text:span text:style-name="T312_2">030<text:s/>–<text:s/></text:span><text:span text:style-name="T312_3">Criação</text:span><text:span text:style-name="T312_4"><text:s/></text:span><text:span text:style-name="T312_5">de</text:span><text:span text:style-name="T312_6"><text:s/></text:span><text:span text:style-name="T312_7">documentos</text:span><text:span text:style-name="T312_8"><text:s/></text:span><text:span text:style-name="T312_9">PDF</text:span><text:span text:style-name="T312_10"><text:s/></text:span><text:span text:style-name="T312_11">a</text:span><text:span text:style-name="T312_12"><text:s/></text:span><text:span text:style-name="T312_13">partir</text:span><text:span text:style-name="T312_14"><text:s/></text:span><text:span text:style-name="T312_15">de</text:span><text:span text:style-name="T312_16"><text:s/></text:span><text:span text:style-name="T312_17">relatórios</text:span><text:span text:style-name="T312_18"><text:s/></text:span><text:span text:style-name="T312_19">de</text:span><text:span text:style-name="T312_20"><text:s/></text:span><text:span text:style-name="T312_21">frequência</text:span><text:span text:style-name="T312_22"><text:s/></text:span><text:span text:style-name="T312_23">mensal</text:span></text:p>
      <text:p text:style-name="P313"><text:span text:style-name="T313_1"><text:tab/></text:span><text:span text:style-name="T313_2">O</text:span><text:span text:style-name="T313_3"><text:s/></text:span><text:span text:style-name="T313_4">sistema</text:span><text:span text:style-name="T313_5"><text:s/></text:span><text:span text:style-name="T313_6">deve</text:span><text:span text:style-name="T313_7"><text:s/></text:span><text:span text:style-name="T313_8">ser</text:span><text:span text:style-name="T313_9"><text:s/></text:span><text:span text:style-name="T313_10">capaz</text:span><text:span text:style-name="T313_11"><text:s/></text:span><text:span text:style-name="T313_12">de</text:span><text:span text:style-name="T313_13"><text:s/></text:span><text:span text:style-name="T313_14">gerar</text:span><text:span text:style-name="T313_15"><text:s/></text:span><text:span text:style-name="T313_16">um</text:span><text:span text:style-name="T313_17"><text:s/></text:span><text:span text:style-name="T313_18">documento</text:span><text:span text:style-name="T313_19"><text:s/></text:span><text:span text:style-name="T313_20">no</text:span><text:span text:style-name="T313_21"><text:s/></text:span><text:span text:style-name="T313_22">formato</text:span><text:span text:style-name="T313_23"><text:s/></text:span><text:span text:style-name="T313_24">PDF</text:span><text:span text:style-name="T313_25"><text:s/></text:span><text:span text:style-name="T313_26">a</text:span><text:span text:style-name="T313_27"><text:s/></text:span><text:span text:style-name="T313_28">partir</text:span><text:span text:style-name="T313_29"><text:s/></text:span><text:span text:style-name="T313_30">de</text:span><text:span text:style-name="T313_31"><text:s/></text:span><text:span text:style-name="T313_32">um</text:span><text:span text:style-name="T313_33"><text:s/></text:span><text:span text:style-name="T313_34">relatório</text:span><text:span text:style-name="T313_35"><text:s/></text:span><text:span text:style-name="T313_36">de</text:span><text:span text:style-name="T313_37"><text:s/></text:span><text:span text:style-name="T313_38">frequência</text:span><text:span text:style-name="T313_39"><text:s/></text:span><text:span text:style-name="T313_40">de</text:span><text:span text:style-name="T313_41"><text:s/></text:span><text:span text:style-name="T313_42">um</text:span><text:span text:style-name="T313_43"><text:s/></text:span><text:span text:style-name="T313_44">aluno</text:span><text:span text:style-name="T313_45">,<text:s/></text:span><text:span text:style-name="T313_46">seja</text:span><text:span text:style-name="T313_47"><text:s/></text:span><text:span text:style-name="T313_48">ele</text:span><text:span text:style-name="T313_49"><text:s/></text:span><text:span text:style-name="T313_50">um</text:span><text:span text:style-name="T313_51"><text:s/></text:span><text:span text:style-name="T313_52">monitor</text:span><text:span text:style-name="T313_53"><text:s/></text:span><text:span text:style-name="T313_54">ou</text:span><text:span text:style-name="T313_55"><text:s/></text:span><text:span text:style-name="T313_56">pesquisador</text:span><text:span text:style-name="T313_57">,<text:s/></text:span><text:span text:style-name="T313_58">seguindo</text:span><text:span text:style-name="T313_59"><text:s/></text:span><text:span text:style-name="T313_60">o</text:span><text:span text:style-name="T313_61"><text:s/></text:span><text:span text:style-name="T313_62">especificado</text:span><text:span text:style-name="T313_63"><text:s/></text:span><text:span text:style-name="T313_64">no</text:span><text:span text:style-name="T313_65"><text:s/></text:span><text:span text:style-name="T313_66">RNF</text:span><text:span text:style-name="T313_67">01.<text:s/></text:span><text:span text:style-name="T313_68">Este</text:span><text:span text:style-name="T313_69"><text:s/></text:span><text:span text:style-name="T313_70">documento</text:span><text:span text:style-name="T313_71"><text:s/></text:span><text:span text:style-name="T313_72">contém</text:span><text:span text:style-name="T313_73"><text:s/></text:span><text:span text:style-name="T313_74">todas</text:span><text:span text:style-name="T313_75"><text:s/></text:span><text:span text:style-name="T313_76">as</text:span><text:span text:style-name="T313_77"><text:s/></text:span><text:span text:style-name="T313_78">informações</text:span><text:span text:style-name="T313_79"><text:s/></text:span><text:span text:style-name="T313_80">de</text:span><text:span text:style-name="T313_81"><text:s/></text:span><text:span text:style-name="T313_82">cadastro</text:span><text:span text:style-name="T313_83"><text:s/></text:span><text:span text:style-name="T313_84">de</text:span><text:span text:style-name="T313_85"><text:s/></text:span><text:span text:style-name="T313_86">relatórios</text:span><text:span text:style-name="T313_87"><text:s/></text:span><text:span text:style-name="T313_88">apresentados</text:span><text:span text:style-name="T313_89"><text:s/></text:span><text:span text:style-name="T313_90">no</text:span><text:span text:style-name="T313_91"><text:s/></text:span><text:span text:style-name="T313_92">RF</text:span><text:span text:style-name="T313_93">016<text:s/></text:span><text:span text:style-name="T313_94">e</text:span><text:span text:style-name="T313_95"><text:s/></text:span><text:span text:style-name="T313_96">RF</text:span><text:span text:style-name="T313_97">020.</text:span></text:p>
      <text:p text:style-name="P314"/>
      <text:p text:style-name="P315"><text:span text:style-name="T315_1">RF</text:span><text:span text:style-name="T315_2">040<text:s/>–<text:s/></text:span><text:span text:style-name="T315_3">Criação</text:span><text:span text:style-name="T315_4"><text:s/></text:span><text:span text:style-name="T315_5">de</text:span><text:span text:style-name="T315_6"><text:s/></text:span><text:span text:style-name="T315_7">documentos</text:span><text:span text:style-name="T315_8"><text:s/></text:span><text:span text:style-name="T315_9">de</text:span><text:span text:style-name="T315_10"><text:s/></text:span><text:span text:style-name="T315_11">confirmação</text:span><text:span text:style-name="T315_12"><text:s/></text:span><text:span text:style-name="T315_13">de</text:span><text:span text:style-name="T315_14"><text:s/></text:span><text:span text:style-name="T315_15">relatórios</text:span><text:span text:style-name="T315_16"><text:s/></text:span><text:span text:style-name="T315_17">de</text:span><text:span text:style-name="T315_18"><text:s/></text:span><text:span text:style-name="T315_19">frequência</text:span><text:span text:style-name="T315_20"><text:s/></text:span><text:span text:style-name="T315_21">em</text:span><text:span text:style-name="T315_22"><text:s/></text:span><text:span text:style-name="T315_23">PDF</text:span></text:p>
      <text:p text:style-name="P316"><text:span text:style-name="T316_1"><text:tab/></text:span><text:span text:style-name="T316_2">O</text:span><text:span text:style-name="T316_3"><text:s/></text:span><text:span text:style-name="T316_4">sistema</text:span><text:span text:style-name="T316_5"><text:s/></text:span><text:span text:style-name="T316_6">deve</text:span><text:span text:style-name="T316_7"><text:s/></text:span><text:span text:style-name="T316_8">gerar</text:span><text:span text:style-name="T316_9"><text:s/></text:span><text:span text:style-name="T316_10">um</text:span><text:span text:style-name="T316_11"><text:s/></text:span><text:span text:style-name="T316_12">documento</text:span><text:span text:style-name="T316_13"><text:s/></text:span><text:span text:style-name="T316_14">PDF</text:span><text:span text:style-name="T316_15">,<text:s/></text:span><text:span text:style-name="T316_16">de</text:span><text:span text:style-name="T316_17"><text:s/></text:span><text:span text:style-name="T316_18">confirmação</text:span><text:span text:style-name="T316_19"><text:s/></text:span><text:span text:style-name="T316_20">de</text:span><text:span text:style-name="T316_21"><text:s/></text:span><text:span text:style-name="T316_22">recebimento</text:span><text:span text:style-name="T316_23"><text:s/></text:span><text:span text:style-name="T316_24">de</text:span><text:span text:style-name="T316_25"><text:s/></text:span><text:span text:style-name="T316_26">um</text:span><text:span text:style-name="T316_27"><text:s/></text:span><text:span text:style-name="T316_28">relatório</text:span><text:span text:style-name="T316_29"><text:s/></text:span><text:span text:style-name="T316_30">de</text:span><text:span text:style-name="T316_31"><text:s/></text:span><text:span text:style-name="T316_32">frequência</text:span><text:span text:style-name="T316_33"><text:s/></text:span><text:span text:style-name="T316_34">mensal</text:span><text:span text:style-name="T316_35"><text:s/></text:span><text:span text:style-name="T316_36">de</text:span><text:span text:style-name="T316_37"><text:s/></text:span><text:span text:style-name="T316_38">um</text:span><text:span text:style-name="T316_39"><text:s/></text:span><text:span text:style-name="T316_40">aluno</text:span><text:span text:style-name="T316_41">,<text:s/></text:span><text:span text:style-name="T316_42">monitor</text:span><text:span text:style-name="T316_43"><text:s/></text:span><text:span text:style-name="T316_44">ou</text:span><text:span text:style-name="T316_45"><text:s/></text:span><text:span text:style-name="T316_46">pesquisador</text:span><text:span text:style-name="T316_47">,<text:s/></text:span><text:span text:style-name="T316_48">seguindo</text:span><text:span text:style-name="T316_49"><text:s/></text:span><text:span text:style-name="T316_50">o</text:span><text:span text:style-name="T316_51"><text:s/></text:span><text:span text:style-name="T316_52">especificado</text:span><text:span text:style-name="T316_53"><text:s/></text:span><text:span text:style-name="T316_54">no</text:span><text:span text:style-name="T316_55"><text:s/></text:span><text:span text:style-name="T316_56">RNF</text:span><text:span text:style-name="T316_57">001,<text:s/></text:span><text:span text:style-name="T316_58">que</text:span><text:span text:style-name="T316_59"><text:s/></text:span><text:span text:style-name="T316_60">contém</text:span><text:span text:style-name="T316_61"><text:s/></text:span><text:span text:style-name="T316_62">as</text:span><text:span text:style-name="T316_63"><text:s/></text:span><text:span text:style-name="T316_64">informações</text:span><text:span text:style-name="T316_65"><text:s/></text:span><text:span text:style-name="T316_66">do</text:span><text:span text:style-name="T316_67"><text:s/></text:span><text:span text:style-name="T316_68">documento</text:span><text:span text:style-name="T316_69"><text:s/></text:span><text:span text:style-name="T316_70">relativas</text:span><text:span text:style-name="T316_71"><text:s/></text:span><text:span text:style-name="T316_72">a</text:span><text:span text:style-name="T316_73"><text:s/></text:span><text:span text:style-name="T316_74">confirmação</text:span><text:span text:style-name="T316_75"><text:s/></text:span><text:span text:style-name="T316_76">de</text:span><text:span text:style-name="T316_77"><text:s/></text:span><text:span text:style-name="T316_78">entrega</text:span><text:span text:style-name="T316_79"><text:s/></text:span><text:span text:style-name="T316_80">do</text:span><text:span text:style-name="T316_81"><text:s/></text:span><text:span text:style-name="T316_82">relatório</text:span><text:span text:style-name="T316_83">.</text:span></text:p>
      <text:p text:style-name="P317"/>
      <text:p text:style-name="P318"><text:span text:style-name="T318_1">RF</text:span><text:span text:style-name="T318_2">032<text:s/>–<text:s/></text:span><text:span text:style-name="T318_3">Cadastro</text:span><text:span text:style-name="T318_4"><text:s/></text:span><text:span text:style-name="T318_5">de</text:span><text:span text:style-name="T318_6"><text:s/></text:span><text:span text:style-name="T318_7">usuários</text:span><text:span text:style-name="T318_8"><text:s/></text:span><text:span text:style-name="T318_9">supervisores</text:span></text:p>
      <text:p text:style-name="P319"><text:span text:style-name="T319_1"><text:tab/></text:span><text:span text:style-name="T319_2">O</text:span><text:span text:style-name="T319_3"><text:s/></text:span><text:span text:style-name="T319_4">sistema</text:span><text:span text:style-name="T319_5"><text:s/></text:span><text:span text:style-name="T319_6">deve</text:span><text:span text:style-name="T319_7"><text:s/></text:span><text:span text:style-name="T319_8">possibilitar</text:span><text:span text:style-name="T319_9"><text:s/></text:span><text:span text:style-name="T319_10">que</text:span><text:span text:style-name="T319_11"><text:s/></text:span><text:span text:style-name="T319_12">o</text:span><text:span text:style-name="T319_13"><text:s/></text:span><text:span text:style-name="T319_14">usuário</text:span><text:span text:style-name="T319_15"><text:s/></text:span><text:span text:style-name="T319_16">administrador</text:span><text:span text:style-name="T319_17"><text:s/></text:span><text:span text:style-name="T319_18">realize</text:span><text:span text:style-name="T319_19"><text:s/></text:span><text:span text:style-name="T319_20">o</text:span><text:span text:style-name="T319_21"><text:s/></text:span><text:span text:style-name="T319_22">cadastro</text:span><text:span text:style-name="T319_23"><text:s/></text:span><text:span text:style-name="T319_24">de</text:span><text:span text:style-name="T319_25"><text:s/></text:span><text:span text:style-name="T319_26">um</text:span><text:span text:style-name="T319_27"><text:s/></text:span><text:span text:style-name="T319_28">usuário</text:span><text:span text:style-name="T319_29"><text:s/></text:span><text:span text:style-name="T319_30">supervisor</text:span><text:span text:style-name="T319_31">.<text:s/></text:span><text:span text:style-name="T319_32">Para</text:span><text:span text:style-name="T319_33"><text:s/></text:span><text:span text:style-name="T319_34">isso</text:span><text:span text:style-name="T319_35">,<text:s/></text:span><text:span text:style-name="T319_36">o</text:span><text:span text:style-name="T319_37"><text:s/></text:span><text:span text:style-name="T319_38">administrador</text:span><text:span text:style-name="T319_39"><text:s/></text:span><text:span text:style-name="T319_40">deve</text:span><text:span text:style-name="T319_41"><text:s/></text:span><text:span text:style-name="T319_42">fornecer</text:span><text:span text:style-name="T319_43">:<text:s/></text:span><text:span text:style-name="T319_44">o</text:span><text:span text:style-name="T319_45"><text:s/></text:span><text:span text:style-name="T319_46">siape</text:span><text:span text:style-name="T319_47"><text:s/></text:span><text:span text:style-name="T319_48">do</text:span><text:span text:style-name="T319_49"><text:s/></text:span><text:span text:style-name="T319_50">supervisor</text:span><text:span text:style-name="T319_51">,<text:s/></text:span><text:span text:style-name="T319_52">o</text:span><text:span text:style-name="T319_53"><text:s/></text:span><text:span text:style-name="T319_54">nome</text:span><text:span text:style-name="T319_55"><text:s/></text:span><text:span text:style-name="T319_56">do</text:span><text:span text:style-name="T319_57"><text:s/></text:span><text:span text:style-name="T319_58">supervisor</text:span><text:span text:style-name="T319_59">,<text:s/></text:span><text:span text:style-name="T319_60">seu</text:span><text:span text:style-name="T319_61"><text:s/></text:span><text:span text:style-name="T319_62">departamento</text:span><text:span text:style-name="T319_63">,<text:s/></text:span><text:span text:style-name="T319_64">o</text:span><text:span text:style-name="T319_65"><text:s/></text:span><text:span text:style-name="T319_66">e</text:span><text:span text:style-name="T319_67">-</text:span><text:span text:style-name="T319_68">mail</text:span><text:span text:style-name="T319_69"><text:s/></text:span><text:span text:style-name="T319_70">do</text:span><text:span text:style-name="T319_71"><text:s/></text:span><text:span text:style-name="T319_72">suupervisor</text:span><text:span text:style-name="T319_73"><text:s/></text:span><text:span text:style-name="T319_74">e</text:span><text:span text:style-name="T319_75"><text:s/></text:span><text:span text:style-name="T319_76">a</text:span><text:span text:style-name="T319_77"><text:s/></text:span><text:span text:style-name="T319_78">assinatura</text:span><text:span text:style-name="T319_79"><text:s/></text:span><text:span text:style-name="T319_80">do</text:span><text:span text:style-name="T319_81"><text:s/></text:span><text:span text:style-name="T319_82">mesmo</text:span><text:span text:style-name="T319_83">,<text:s/></text:span><text:span text:style-name="T319_84">como</text:span><text:span text:style-name="T319_85"><text:s/></text:span><text:span text:style-name="T319_86">especificado</text:span><text:span text:style-name="T319_87"><text:s/></text:span><text:span text:style-name="T319_88">no</text:span><text:span text:style-name="T319_89"><text:s/></text:span><text:span text:style-name="T319_90">RF</text:span><text:span text:style-name="T319_91">020.</text:span></text:p>
      <text:p text:style-name="P320"><text:span text:style-name="T320_1"><text:tab/></text:span></text:p>
      <text:p text:style-name="P321"><text:span text:style-name="T321_1">RF</text:span><text:span text:style-name="T321_2">031<text:s/>–<text:s/></text:span><text:span text:style-name="T321_3">Disponibilizar</text:span><text:span text:style-name="T321_4"><text:s/></text:span><text:span text:style-name="T321_5">um</text:span><text:span text:style-name="T321_6"><text:s/></text:span><text:span text:style-name="T321_7">login</text:span></text:p>
      <text:p text:style-name="P322"><text:span text:style-name="T322_1"><text:tab/></text:span><text:span text:style-name="T322_2">O</text:span><text:span text:style-name="T322_3"><text:s/></text:span><text:span text:style-name="T322_4">sistema</text:span><text:span text:style-name="T322_5"><text:s/></text:span><text:span text:style-name="T322_6">deve</text:span><text:span text:style-name="T322_7"><text:s/></text:span><text:span text:style-name="T322_8">possibilitar</text:span><text:span text:style-name="T322_9"><text:s/></text:span><text:span text:style-name="T322_10">que</text:span><text:span text:style-name="T322_11"><text:s/></text:span><text:span text:style-name="T322_12">o</text:span><text:span text:style-name="T322_13"><text:s/></text:span><text:span text:style-name="T322_14">usuário</text:span><text:span text:style-name="T322_15">,<text:s/></text:span><text:span text:style-name="T322_16">aluno</text:span><text:span text:style-name="T322_17"><text:s/></text:span><text:span text:style-name="T322_18">ou</text:span><text:span text:style-name="T322_19"><text:s/></text:span><text:span text:style-name="T322_20">supervisor</text:span><text:span text:style-name="T322_21">,<text:s/></text:span><text:span text:style-name="T322_22">realize</text:span><text:span text:style-name="T322_23"><text:s/></text:span><text:span text:style-name="T322_24">o</text:span><text:span text:style-name="T322_25"><text:s/></text:span><text:span text:style-name="T322_26">login</text:span><text:span text:style-name="T322_27"><text:s/></text:span><text:span text:style-name="T322_28">no</text:span><text:span text:style-name="T322_29"><text:s/></text:span><text:span text:style-name="T322_30">sistema</text:span><text:span text:style-name="T322_31"><text:s/></text:span><text:span text:style-name="T322_32">e</text:span><text:span text:style-name="T322_33"><text:s/></text:span><text:span text:style-name="T322_34">esse</text:span><text:span text:style-name="T322_35"><text:s/></text:span><text:span text:style-name="T322_36">deve</text:span><text:span text:style-name="T322_37"><text:s/></text:span><text:span text:style-name="T322_38">ser</text:span><text:span text:style-name="T322_39"><text:s/></text:span><text:span text:style-name="T322_40">diferente</text:span><text:span text:style-name="T322_41"><text:s/></text:span><text:span text:style-name="T322_42">para</text:span><text:span text:style-name="T322_43"><text:s/></text:span><text:span text:style-name="T322_44">cada</text:span><text:span text:style-name="T322_45"><text:s/></text:span><text:span text:style-name="T322_46">tipo</text:span><text:span text:style-name="T322_47"><text:s/></text:span><text:span text:style-name="T322_48">de</text:span><text:span text:style-name="T322_49"><text:s/></text:span><text:span text:style-name="T322_50">usuário</text:span><text:span text:style-name="T322_51">,<text:s/></text:span><text:span text:style-name="T322_52">como</text:span><text:span text:style-name="T322_53"><text:s/></text:span><text:span text:style-name="T322_54">especificado</text:span><text:span text:style-name="T322_55"><text:s/></text:span><text:span text:style-name="T322_56">no</text:span><text:span text:style-name="T322_57"><text:s/></text:span><text:span text:style-name="T322_58">RF</text:span><text:span text:style-name="T322_59">001.<text:s/></text:span><text:span text:style-name="T322_60">Um</text:span><text:span text:style-name="T322_61"><text:s/></text:span><text:span text:style-name="T322_62">usuário</text:span><text:span text:style-name="T322_63"><text:s/></text:span><text:span text:style-name="T322_64">aluno</text:span><text:span text:style-name="T322_65"><text:s/></text:span><text:span text:style-name="T322_66">deve</text:span><text:span text:style-name="T322_67"><text:s/></text:span><text:span text:style-name="T322_68">realizar</text:span><text:span text:style-name="T322_69"><text:s/></text:span><text:span text:style-name="T322_70">o</text:span><text:span text:style-name="T322_71"><text:s/></text:span><text:span text:style-name="T322_72">login</text:span><text:span text:style-name="T322_73"><text:s/></text:span><text:span text:style-name="T322_74">utilizando</text:span><text:span text:style-name="T322_75"><text:s/></text:span><text:span text:style-name="T322_76">sua</text:span><text:span text:style-name="T322_77"><text:s/></text:span><text:span text:style-name="T322_78">matrícula</text:span><text:span text:style-name="T322_79"><text:s/></text:span><text:span text:style-name="T322_80">e</text:span><text:span text:style-name="T322_81"><text:s/></text:span><text:span text:style-name="T322_82">o</text:span><text:span text:style-name="T322_83"><text:s/></text:span><text:span text:style-name="T322_84">usuário</text:span><text:span text:style-name="T322_85"><text:s/></text:span><text:span text:style-name="T322_86">supervisor</text:span><text:span text:style-name="T322_87"><text:s/></text:span><text:span text:style-name="T322_88">deve</text:span><text:span text:style-name="T322_89"><text:s/></text:span><text:span text:style-name="T322_90">utilizar</text:span><text:span text:style-name="T322_91"><text:s/></text:span><text:span text:style-name="T322_92">o</text:span><text:span text:style-name="T322_93"><text:s/></text:span><text:span text:style-name="T322_94">seu</text:span><text:span text:style-name="T322_95"><text:s/></text:span><text:span text:style-name="T322_96">siape</text:span><text:span text:style-name="T322_97">.</text:span></text:p>
      <text:p text:style-name="P323"/>
      <text:p text:style-name="P324"><text:span text:style-name="T324_1">3.1.<text:s/></text:span><text:span text:style-name="T324_2">Está</text:span><text:span text:style-name="T324_3"><text:s/></text:span><text:span text:style-name="T324_4">seção</text:span><text:span text:style-name="T324_5"><text:s/></text:span><text:span text:style-name="T324_6">agrupa</text:span><text:span text:style-name="T324_7"><text:s/></text:span><text:span text:style-name="T324_8">os</text:span><text:span text:style-name="T324_9"><text:s/></text:span><text:span text:style-name="T324_10">requisitos</text:span><text:span text:style-name="T324_11"><text:s/></text:span><text:span text:style-name="T324_12">referentes</text:span><text:span text:style-name="T324_13"><text:s/></text:span><text:span text:style-name="T324_14">aos</text:span><text:span text:style-name="T324_15"><text:s/></text:span><text:span text:style-name="T324_16">supervisores</text:span><text:span text:style-name="T324_17">.</text:span></text:p>
      <text:p text:style-name="P325"/>
      <text:p text:style-name="P326"><text:span text:style-name="T326_1">RF</text:span><text:span text:style-name="T326_2">002<text:s/>–<text:s/></text:span><text:span text:style-name="T326_3">Cadastrar</text:span><text:span text:style-name="T326_4"><text:s/></text:span><text:span text:style-name="T326_5">aluno</text:span><text:span text:style-name="T326_6"><text:s/></text:span><text:span text:style-name="T326_7">monitor</text:span></text:p>
      <text:p text:style-name="P327"><text:span text:style-name="T327_1"><text:tab/></text:span><text:span text:style-name="T327_2">O</text:span><text:span text:style-name="T327_3"><text:s/></text:span><text:span text:style-name="T327_4">sistema</text:span><text:span text:style-name="T327_5"><text:s/></text:span><text:span text:style-name="T327_6">deve</text:span><text:span text:style-name="T327_7"><text:s/></text:span><text:span text:style-name="T327_8">fornecer</text:span><text:span text:style-name="T327_9"><text:s/></text:span><text:span text:style-name="T327_10">a</text:span><text:span text:style-name="T327_11"><text:s/></text:span><text:span text:style-name="T327_12">opção</text:span><text:span text:style-name="T327_13"><text:s/></text:span><text:span text:style-name="T327_14">de</text:span><text:span text:style-name="T327_15"><text:s/></text:span><text:span text:style-name="T327_16">um</text:span><text:span text:style-name="T327_17"><text:s/></text:span><text:span text:style-name="T327_18">usuário</text:span><text:span text:style-name="T327_19"><text:s/></text:span><text:span text:style-name="T327_20">supervisor</text:span><text:span text:style-name="T327_21"><text:s/></text:span><text:span text:style-name="T327_22">cadastrar</text:span><text:span text:style-name="T327_23"><text:s/></text:span><text:span text:style-name="T327_24">um</text:span><text:span text:style-name="T327_25"><text:s/></text:span><text:span text:style-name="T327_26">aluno</text:span><text:span text:style-name="T327_27"><text:s/></text:span><text:span text:style-name="T327_28">monitor</text:span><text:span text:style-name="T327_29">.<text:s/></text:span><text:span text:style-name="T327_30">Para</text:span><text:span text:style-name="T327_31"><text:s/></text:span><text:span text:style-name="T327_32">cadastrar</text:span><text:span text:style-name="T327_33"><text:s/></text:span><text:span text:style-name="T327_34">este</text:span><text:span text:style-name="T327_35">,<text:s/></text:span><text:span text:style-name="T327_36">o</text:span><text:span text:style-name="T327_37"><text:s/></text:span><text:span text:style-name="T327_38">supervisor</text:span><text:span text:style-name="T327_39"><text:s/></text:span><text:span text:style-name="T327_40">deverá</text:span><text:span text:style-name="T327_41"><text:s/></text:span><text:span text:style-name="T327_42">informar</text:span><text:span text:style-name="T327_43"><text:s/></text:span><text:span text:style-name="T327_44">o</text:span><text:span text:style-name="T327_45"><text:s/></text:span><text:span text:style-name="T327_46">nome</text:span><text:span text:style-name="T327_47">,<text:s/></text:span><text:span text:style-name="T327_48">e</text:span><text:span text:style-name="T327_49">-</text:span><text:span text:style-name="T327_50">mail</text:span><text:span text:style-name="T327_51">,<text:s/></text:span><text:span text:style-name="T327_52">matricula</text:span><text:span text:style-name="T327_53">,<text:s/></text:span><text:span text:style-name="T327_54">curso</text:span><text:span text:style-name="T327_55">,<text:s/></text:span><text:span text:style-name="T327_56">nome</text:span><text:span text:style-name="T327_57"><text:s/></text:span><text:span text:style-name="T327_58">do</text:span><text:span text:style-name="T327_59"><text:s/></text:span><text:span text:style-name="T327_60">orientador</text:span><text:span text:style-name="T327_61"><text:s/></text:span><text:span text:style-name="T327_62">e</text:span><text:span text:style-name="T327_63"><text:s/></text:span><text:span text:style-name="T327_64">disciplina</text:span><text:span text:style-name="T327_65">.<text:s/></text:span><text:span text:style-name="T327_66">Após</text:span><text:span text:style-name="T327_67"><text:s/></text:span><text:span text:style-name="T327_68">preencher</text:span><text:span text:style-name="T327_69"><text:s/></text:span><text:span text:style-name="T327_70">as</text:span><text:span text:style-name="T327_71"><text:s/></text:span><text:span text:style-name="T327_72">informações</text:span><text:span text:style-name="T327_73"><text:s/></text:span><text:span text:style-name="T327_74">de</text:span><text:span text:style-name="T327_75"><text:s/></text:span><text:span text:style-name="T327_76">cadastro</text:span><text:span text:style-name="T327_77"><text:s/></text:span><text:span text:style-name="T327_78">de</text:span><text:span text:style-name="T327_79"><text:s/></text:span><text:span text:style-name="T327_80">um</text:span><text:span text:style-name="T327_81"><text:s/></text:span><text:span text:style-name="T327_82">aluno</text:span><text:span text:style-name="T327_83"><text:s/></text:span><text:span text:style-name="T327_84">monitor</text:span><text:span text:style-name="T327_85">,<text:s/></text:span><text:span text:style-name="T327_86">o</text:span><text:span text:style-name="T327_87"><text:s/></text:span><text:span text:style-name="T327_88">sistema</text:span><text:span text:style-name="T327_89"><text:s/></text:span><text:span text:style-name="T327_90">deve</text:span><text:span text:style-name="T327_91"><text:s/></text:span><text:span text:style-name="T327_92">verificar</text:span><text:span text:style-name="T327_93"><text:s/></text:span><text:span text:style-name="T327_94">se</text:span><text:span text:style-name="T327_95"><text:s/></text:span><text:span text:style-name="T327_96">este</text:span><text:span text:style-name="T327_97"><text:s/></text:span><text:span text:style-name="T327_98">aluno</text:span><text:span text:style-name="T327_99"><text:s/></text:span><text:span text:style-name="T327_100">já</text:span><text:span text:style-name="T327_101"><text:s/></text:span><text:span text:style-name="T327_102">está</text:span><text:span text:style-name="T327_103"><text:s/></text:span><text:span text:style-name="T327_104">cadastrado</text:span><text:span text:style-name="T327_105">,<text:s/></text:span><text:span text:style-name="T327_106">se</text:span><text:span text:style-name="T327_107"><text:s/></text:span><text:span text:style-name="T327_108">estiver</text:span><text:span text:style-name="T327_109">,<text:s/></text:span><text:span text:style-name="T327_110">o</text:span><text:span text:style-name="T327_111"><text:s/></text:span><text:span text:style-name="T327_112">sistema</text:span><text:span text:style-name="T327_113"><text:s/></text:span><text:span text:style-name="T327_114">deverá</text:span><text:span text:style-name="T327_115"><text:s/></text:span><text:span text:style-name="T327_116">informar</text:span><text:span text:style-name="T327_117"><text:s/></text:span><text:span text:style-name="T327_118">essa</text:span><text:span text:style-name="T327_119"><text:s/></text:span><text:span text:style-name="T327_120">situação</text:span><text:span text:style-name="T327_121"><text:s/></text:span><text:span text:style-name="T327_122">ao</text:span><text:span text:style-name="T327_123"><text:s/></text:span><text:span text:style-name="T327_124">usuário</text:span><text:span text:style-name="T327_125"><text:s/></text:span><text:span text:style-name="T327_126">supervisor</text:span><text:span text:style-name="T327_127">.<text:s/></text:span><text:span text:style-name="T327_128">Todos</text:span><text:span text:style-name="T327_129"><text:s/></text:span><text:span text:style-name="T327_130">os</text:span><text:span text:style-name="T327_131"><text:s/></text:span><text:span text:style-name="T327_132">campos</text:span><text:span text:style-name="T327_133"><text:s/></text:span><text:span text:style-name="T327_134">são</text:span><text:span text:style-name="T327_135"><text:s/></text:span><text:span text:style-name="T327_136">obrigatórios</text:span><text:span text:style-name="T327_137">.<text:s/></text:span><text:span text:style-name="T327_138">Após</text:span><text:span text:style-name="T327_139"><text:s/></text:span><text:span text:style-name="T327_140">cadastrar</text:span><text:span text:style-name="T327_141"><text:s/></text:span><text:span text:style-name="T327_142">um</text:span><text:span text:style-name="T327_143"><text:s/></text:span><text:span text:style-name="T327_144">monitor</text:span><text:span text:style-name="T327_145">,<text:s/></text:span><text:span text:style-name="T327_146">o</text:span><text:span text:style-name="T327_147"><text:s/></text:span><text:span text:style-name="T327_148">sistema</text:span><text:span text:style-name="T327_149"><text:s/></text:span><text:span text:style-name="T327_150">deve</text:span><text:span text:style-name="T327_151"><text:s/></text:span><text:span text:style-name="T327_152">enviar</text:span><text:span text:style-name="T327_153"><text:s/></text:span><text:span text:style-name="T327_154">um</text:span><text:span text:style-name="T327_155"><text:s/></text:span><text:span text:style-name="T327_156">e</text:span><text:span text:style-name="T327_157">-</text:span><text:span text:style-name="T327_158">mail</text:span><text:span text:style-name="T327_159"><text:s/></text:span><text:span text:style-name="T327_160">para</text:span><text:span text:style-name="T327_161"><text:s/></text:span><text:span text:style-name="T327_162">o</text:span><text:span text:style-name="T327_163"><text:s/></text:span><text:span text:style-name="T327_164">mesmo</text:span><text:span text:style-name="T327_165">,<text:s/></text:span><text:span text:style-name="T327_166">informando</text:span><text:span text:style-name="T327_167"><text:s/></text:span><text:span text:style-name="T327_168">a</text:span><text:span text:style-name="T327_169"><text:s/></text:span><text:span text:style-name="T327_170">senha</text:span><text:span text:style-name="T327_171"><text:s/></text:span><text:span text:style-name="T327_172">de</text:span><text:span text:style-name="T327_173"><text:s/></text:span><text:span text:style-name="T327_174">acesso</text:span><text:span text:style-name="T327_175"><text:s/></text:span><text:span text:style-name="T327_176">e</text:span><text:span text:style-name="T327_177"><text:s/></text:span><text:span text:style-name="T327_178">instruções</text:span><text:span text:style-name="T327_179"><text:s/></text:span><text:span text:style-name="T327_180">de</text:span><text:span text:style-name="T327_181"><text:s/></text:span><text:span text:style-name="T327_182">como</text:span><text:span text:style-name="T327_183"><text:s/></text:span><text:span text:style-name="T327_184">acessar</text:span><text:span text:style-name="T327_185"><text:s/></text:span><text:span text:style-name="T327_186">o</text:span><text:span text:style-name="T327_187"><text:s/></text:span><text:span text:style-name="T327_188">sistema</text:span><text:span text:style-name="T327_189">.</text:span></text:p>
      <text:p text:style-name="P328"/>
      <text:p text:style-name="P329"><text:span text:style-name="T329_1">RF</text:span><text:span text:style-name="T329_2">003<text:s/>–<text:s/></text:span><text:span text:style-name="T329_3">Disponibilizar</text:span><text:span text:style-name="T329_4"><text:s/></text:span><text:span text:style-name="T329_5">listagem</text:span><text:span text:style-name="T329_6"><text:s/></text:span><text:span text:style-name="T329_7">de</text:span><text:span text:style-name="T329_8"><text:s/></text:span><text:span text:style-name="T329_9">alunos</text:span><text:span text:style-name="T329_10"><text:s/></text:span><text:span text:style-name="T329_11">monitores</text:span><text:span text:style-name="T329_12"><text:s/></text:span><text:span text:style-name="T329_13">cadastrados</text:span></text:p>
      <text:p text:style-name="P330"><text:span text:style-name="T330_1"><text:tab/></text:span><text:span text:style-name="T330_2">O</text:span><text:span text:style-name="T330_3"><text:s/></text:span><text:span text:style-name="T330_4">sistema</text:span><text:span text:style-name="T330_5"><text:s/></text:span><text:span text:style-name="T330_6">deve</text:span><text:span text:style-name="T330_7"><text:s/></text:span><text:span text:style-name="T330_8">ser</text:span><text:span text:style-name="T330_9"><text:s/></text:span><text:span text:style-name="T330_10">capaz</text:span><text:span text:style-name="T330_11"><text:s/></text:span><text:span text:style-name="T330_12">de</text:span><text:span text:style-name="T330_13"><text:s/></text:span><text:span text:style-name="T330_14">apresentar</text:span><text:span text:style-name="T330_15"><text:s/></text:span><text:span text:style-name="T330_16">para</text:span><text:span text:style-name="T330_17"><text:s/></text:span><text:span text:style-name="T330_18">o</text:span><text:span text:style-name="T330_19"><text:s/></text:span><text:span text:style-name="T330_20">usuário</text:span><text:span text:style-name="T330_21"><text:s/></text:span><text:span text:style-name="T330_22">supervisor</text:span><text:span text:style-name="T330_23"><text:s/></text:span><text:span text:style-name="T330_24">uma</text:span><text:span text:style-name="T330_25"><text:s/></text:span><text:span text:style-name="T330_26">listagem</text:span><text:span text:style-name="T330_27"><text:s/></text:span><text:span text:style-name="T330_28">dos</text:span><text:span text:style-name="T330_29"><text:s/></text:span><text:span text:style-name="T330_30">alunos</text:span><text:span text:style-name="T330_31"><text:s/></text:span><text:span text:style-name="T330_32">monitores</text:span><text:span text:style-name="T330_33"><text:s/></text:span><text:span text:style-name="T330_34">já</text:span><text:span text:style-name="T330_35"><text:s/></text:span><text:span text:style-name="T330_36">cadastrados</text:span><text:span text:style-name="T330_37">.<text:s/></text:span><text:span text:style-name="T330_38">Se</text:span><text:span text:style-name="T330_39"><text:s/></text:span><text:span text:style-name="T330_40">não</text:span><text:span text:style-name="T330_41"><text:s/></text:span><text:span text:style-name="T330_42">existirem</text:span><text:span text:style-name="T330_43"><text:s/></text:span><text:span text:style-name="T330_44">cadastrados</text:span><text:span text:style-name="T330_45">,<text:s/></text:span><text:span text:style-name="T330_46">o</text:span><text:span text:style-name="T330_47"><text:s/></text:span><text:span text:style-name="T330_48">sistema</text:span><text:span text:style-name="T330_49"><text:s/></text:span><text:span text:style-name="T330_50">deverá</text:span><text:span text:style-name="T330_51"><text:s/></text:span><text:span text:style-name="T330_52">informar</text:span><text:span text:style-name="T330_53"><text:s/></text:span><text:span text:style-name="T330_54">essa</text:span><text:span text:style-name="T330_55"><text:s/></text:span><text:span text:style-name="T330_56">situação</text:span><text:span text:style-name="T330_57"><text:s/></text:span><text:span text:style-name="T330_58">ao</text:span><text:span text:style-name="T330_59"><text:s/></text:span><text:span text:style-name="T330_60">usuário</text:span><text:span text:style-name="T330_61">.</text:span></text:p>
      <text:p text:style-name="P331"/>
      <text:p text:style-name="P332"><text:span text:style-name="T332_1">RF</text:span><text:span text:style-name="T332_2">004<text:s/>–<text:s/></text:span><text:span text:style-name="T332_3">Editar</text:span><text:span text:style-name="T332_4"><text:s/></text:span><text:span text:style-name="T332_5">cadastro</text:span><text:span text:style-name="T332_6"><text:s/></text:span><text:span text:style-name="T332_7">do</text:span><text:span text:style-name="T332_8"><text:s/></text:span><text:span text:style-name="T332_9">aluno</text:span></text:p>
      <text:p text:style-name="P333"><text:span text:style-name="T333_1"><text:tab/></text:span><text:span text:style-name="T333_2">O</text:span><text:span text:style-name="T333_3"><text:s/></text:span><text:span text:style-name="T333_4">sistema</text:span><text:span text:style-name="T333_5"><text:s/></text:span><text:span text:style-name="T333_6">deve</text:span><text:span text:style-name="T333_7"><text:s/></text:span><text:span text:style-name="T333_8">permitir</text:span><text:span text:style-name="T333_9"><text:s/></text:span><text:span text:style-name="T333_10">que</text:span><text:span text:style-name="T333_11"><text:s/></text:span><text:span text:style-name="T333_12">um</text:span><text:span text:style-name="T333_13"><text:s/></text:span><text:span text:style-name="T333_14">supervisor</text:span><text:span text:style-name="T333_15"><text:s/></text:span><text:span text:style-name="T333_16">edite</text:span><text:span text:style-name="T333_17"><text:s/></text:span><text:span text:style-name="T333_18">as</text:span><text:span text:style-name="T333_19"><text:s/></text:span><text:span text:style-name="T333_20">informações</text:span><text:span text:style-name="T333_21"><text:s/></text:span><text:span text:style-name="T333_22">de</text:span><text:span text:style-name="T333_23"><text:s/></text:span><text:span text:style-name="T333_24">cadastro</text:span><text:span text:style-name="T333_25"><text:s/></text:span><text:span text:style-name="T333_26">de</text:span><text:span text:style-name="T333_27"><text:s/></text:span><text:span text:style-name="T333_28">um</text:span><text:span text:style-name="T333_29"><text:s/></text:span><text:span text:style-name="T333_30">aluno</text:span><text:span text:style-name="T333_31"><text:s/></text:span><text:span text:style-name="T333_32">já</text:span><text:span text:style-name="T333_33"><text:s/></text:span><text:span text:style-name="T333_34">cadastrado</text:span><text:span text:style-name="T333_35">.</text:span></text:p>
      <text:p text:style-name="P334"/>
      <text:p text:style-name="P335"><text:span text:style-name="T335_1">RF</text:span><text:span text:style-name="T335_2">005<text:s/>-<text:s/></text:span><text:span text:style-name="T335_3">Disponibilizar</text:span><text:span text:style-name="T335_4"><text:s/></text:span><text:span text:style-name="T335_5">listagem</text:span><text:span text:style-name="T335_6"><text:s/></text:span><text:span text:style-name="T335_7">de</text:span><text:span text:style-name="T335_8"><text:s/></text:span><text:span text:style-name="T335_9">alunos</text:span><text:span text:style-name="T335_10"><text:s/></text:span><text:span text:style-name="T335_11">pesquisadores</text:span><text:span text:style-name="T335_12"><text:s/></text:span><text:span text:style-name="T335_13">cadastrados</text:span></text:p>
      <text:p text:style-name="P336"><text:span text:style-name="T336_1"><text:tab/></text:span><text:span text:style-name="T336_2">O</text:span><text:span text:style-name="T336_3"><text:s/></text:span><text:span text:style-name="T336_4">sistema</text:span><text:span text:style-name="T336_5"><text:s/></text:span><text:span text:style-name="T336_6">deve</text:span><text:span text:style-name="T336_7"><text:s/></text:span><text:span text:style-name="T336_8">ser</text:span><text:span text:style-name="T336_9"><text:s/></text:span><text:span text:style-name="T336_10">capaz</text:span><text:span text:style-name="T336_11"><text:s/></text:span><text:span text:style-name="T336_12">de</text:span><text:span text:style-name="T336_13"><text:s/></text:span><text:span text:style-name="T336_14">apresentar</text:span><text:span text:style-name="T336_15"><text:s/></text:span><text:span text:style-name="T336_16">para</text:span><text:span text:style-name="T336_17"><text:s/></text:span><text:span text:style-name="T336_18">o</text:span><text:span text:style-name="T336_19"><text:s/></text:span><text:span text:style-name="T336_20">usuário</text:span><text:span text:style-name="T336_21"><text:s/></text:span><text:span text:style-name="T336_22">supervisor</text:span><text:span text:style-name="T336_23"><text:s/></text:span><text:span text:style-name="T336_24">uma</text:span><text:span text:style-name="T336_25"><text:s/></text:span><text:span text:style-name="T336_26">listagem</text:span><text:span text:style-name="T336_27"><text:s/></text:span><text:span text:style-name="T336_28">dos</text:span><text:span text:style-name="T336_29"><text:s/></text:span><text:span text:style-name="T336_30">alunos</text:span><text:span text:style-name="T336_31"><text:s/></text:span><text:span text:style-name="T336_32">pesquisadores</text:span><text:span text:style-name="T336_33"><text:s/></text:span><text:span text:style-name="T336_34">já</text:span><text:span text:style-name="T336_35"><text:s/></text:span><text:span text:style-name="T336_36">cadastrados</text:span><text:span text:style-name="T336_37">.<text:s/></text:span><text:span text:style-name="T336_38">Se</text:span><text:span text:style-name="T336_39"><text:s/></text:span><text:span text:style-name="T336_40">não</text:span><text:span text:style-name="T336_41"><text:s/></text:span><text:span text:style-name="T336_42">existirem</text:span><text:span text:style-name="T336_43"><text:s/></text:span><text:span text:style-name="T336_44">cadastrados</text:span><text:span text:style-name="T336_45">,<text:s/></text:span><text:span text:style-name="T336_46">o</text:span><text:span text:style-name="T336_47"><text:s/></text:span><text:span text:style-name="T336_48">sistema</text:span><text:span text:style-name="T336_49"><text:s/></text:span><text:span text:style-name="T336_50">deverá</text:span><text:span text:style-name="T336_51"><text:s/></text:span><text:span text:style-name="T336_52">informar</text:span><text:span text:style-name="T336_53"><text:s/></text:span><text:span text:style-name="T336_54">essa</text:span><text:span text:style-name="T336_55"><text:s/></text:span><text:span text:style-name="T336_56">situação</text:span><text:span text:style-name="T336_57"><text:s/></text:span><text:span text:style-name="T336_58">ao</text:span><text:span text:style-name="T336_59"><text:s/></text:span><text:span text:style-name="T336_60">usuário</text:span><text:span text:style-name="T336_61">.</text:span></text:p>
      <text:p text:style-name="P337"/>
      <text:p text:style-name="P338"><text:span text:style-name="T338_1">RF</text:span><text:span text:style-name="T338_2">007<text:s/>–<text:s/></text:span><text:span text:style-name="T338_3">Buscar</text:span><text:span text:style-name="T338_4"><text:s/></text:span><text:span text:style-name="T338_5">aluno</text:span></text:p>
      <text:p text:style-name="P339"><text:span text:style-name="T339_1"><text:tab/></text:span><text:span text:style-name="T339_2">O</text:span><text:span text:style-name="T339_3"><text:s/></text:span><text:span text:style-name="T339_4">supervisor</text:span><text:span text:style-name="T339_5"><text:s/></text:span><text:span text:style-name="T339_6">deve</text:span><text:span text:style-name="T339_7"><text:s/></text:span><text:span text:style-name="T339_8">poder</text:span><text:span text:style-name="T339_9"><text:s/></text:span><text:span text:style-name="T339_10">realizar</text:span><text:span text:style-name="T339_11"><text:s/></text:span><text:span text:style-name="T339_12">uma</text:span><text:span text:style-name="T339_13"><text:s/></text:span><text:span text:style-name="T339_14">busca</text:span><text:span text:style-name="T339_15"><text:s/></text:span><text:span text:style-name="T339_16">de</text:span><text:span text:style-name="T339_17"><text:s/></text:span><text:span text:style-name="T339_18">um</text:span><text:span text:style-name="T339_19"><text:s/></text:span><text:span text:style-name="T339_20">aluno</text:span><text:span text:style-name="T339_21"><text:s/></text:span><text:span text:style-name="T339_22">já</text:span><text:span text:style-name="T339_23"><text:s/></text:span><text:span text:style-name="T339_24">cadastrado</text:span><text:span text:style-name="T339_25">,<text:s/></text:span><text:span text:style-name="T339_26">seja</text:span><text:span text:style-name="T339_27"><text:s/></text:span><text:span text:style-name="T339_28">ele</text:span><text:span text:style-name="T339_29"><text:s/></text:span><text:span text:style-name="T339_30">um</text:span><text:span text:style-name="T339_31"><text:s/></text:span><text:span text:style-name="T339_32">monitor</text:span><text:span text:style-name="T339_33"><text:s/></text:span><text:span text:style-name="T339_34">ou</text:span><text:span text:style-name="T339_35"><text:s/></text:span><text:span text:style-name="T339_36">pesquisador</text:span><text:span text:style-name="T339_37">,<text:s/></text:span><text:span text:style-name="T339_38">informando</text:span><text:span text:style-name="T339_39"><text:s/></text:span><text:span text:style-name="T339_40">como</text:span><text:span text:style-name="T339_41"><text:s/></text:span><text:span text:style-name="T339_42">critério</text:span><text:span text:style-name="T339_43"><text:s/></text:span><text:span text:style-name="T339_44">de</text:span><text:span text:style-name="T339_45"><text:s/></text:span><text:span text:style-name="T339_46">pesquisa</text:span><text:span text:style-name="T339_47">,<text:s/></text:span><text:span text:style-name="T339_48">a</text:span><text:span text:style-name="T339_49"><text:s/></text:span><text:span text:style-name="T339_50">matrícula</text:span><text:span text:style-name="T339_51"><text:s/></text:span><text:span text:style-name="T339_52">desse</text:span><text:span text:style-name="T339_53"><text:s/></text:span><text:span text:style-name="T339_54">aluno</text:span><text:span text:style-name="T339_55">.<text:s/></text:span><text:span text:style-name="T339_56">Se</text:span><text:span text:style-name="T339_57"><text:s/></text:span><text:span text:style-name="T339_58">o</text:span><text:span text:style-name="T339_59"><text:s/></text:span><text:span text:style-name="T339_60">aluno</text:span><text:span text:style-name="T339_61"><text:s/></text:span><text:span text:style-name="T339_62">não</text:span><text:span text:style-name="T339_63"><text:s/></text:span><text:span text:style-name="T339_64">for</text:span><text:span text:style-name="T339_65"><text:s/></text:span><text:span text:style-name="T339_66">encontrado</text:span><text:span text:style-name="T339_67">,<text:s/></text:span><text:span text:style-name="T339_68">o</text:span><text:span text:style-name="T339_69"><text:s/></text:span><text:span text:style-name="T339_70">sistema</text:span><text:span text:style-name="T339_71"><text:s/></text:span><text:span text:style-name="T339_72">deverá</text:span><text:span text:style-name="T339_73"><text:s/></text:span><text:span text:style-name="T339_74">informar</text:span><text:span text:style-name="T339_75"><text:s/></text:span><text:span text:style-name="T339_76">ao</text:span><text:span text:style-name="T339_77"><text:s/></text:span><text:span text:style-name="T339_78">usuário</text:span><text:span text:style-name="T339_79"><text:s/></text:span><text:span text:style-name="T339_80">que</text:span><text:span text:style-name="T339_81"><text:s/></text:span><text:span text:style-name="T339_82">o</text:span><text:span text:style-name="T339_83"><text:s/></text:span><text:span text:style-name="T339_84">aluno</text:span><text:span text:style-name="T339_85"><text:s/></text:span><text:span text:style-name="T339_86">não</text:span><text:span text:style-name="T339_87"><text:s/></text:span><text:span text:style-name="T339_88">está</text:span><text:span text:style-name="T339_89"><text:s/></text:span><text:span text:style-name="T339_90">cadastrado</text:span><text:span text:style-name="T339_91">.</text:span></text:p>
      <text:p text:style-name="P340"/>
      <text:p text:style-name="P341"><text:span text:style-name="T341_1">RF</text:span><text:span text:style-name="T341_2">008<text:s/>–<text:s/></text:span><text:span text:style-name="T341_3">Disponibilizar</text:span><text:span text:style-name="T341_4"><text:s/></text:span><text:span text:style-name="T341_5">listagem</text:span><text:span text:style-name="T341_6"><text:s/></text:span><text:span text:style-name="T341_7">de</text:span><text:span text:style-name="T341_8"><text:s/></text:span><text:span text:style-name="T341_9">relatórios</text:span><text:span text:style-name="T341_10"><text:s/></text:span><text:span text:style-name="T341_11">de</text:span><text:span text:style-name="T341_12"><text:s/></text:span><text:span text:style-name="T341_13">um</text:span><text:span text:style-name="T341_14"><text:s/></text:span><text:span text:style-name="T341_15">aluno</text:span></text:p>
      <text:p text:style-name="P342"><text:span text:style-name="T342_1"><text:tab/></text:span><text:span text:style-name="T342_2">O</text:span><text:span text:style-name="T342_3"><text:s/></text:span><text:span text:style-name="T342_4">sistema</text:span><text:span text:style-name="T342_5"><text:s/></text:span><text:span text:style-name="T342_6">deve</text:span><text:span text:style-name="T342_7"><text:s/></text:span><text:span text:style-name="T342_8">permitir</text:span><text:span text:style-name="T342_9"><text:s/></text:span><text:span text:style-name="T342_10">que</text:span><text:span text:style-name="T342_11"><text:s/></text:span><text:span text:style-name="T342_12">o</text:span><text:span text:style-name="T342_13"><text:s/></text:span><text:span text:style-name="T342_14">usuário</text:span><text:span text:style-name="T342_15"><text:s/></text:span><text:span text:style-name="T342_16">supervisor</text:span><text:span text:style-name="T342_17"><text:s/></text:span><text:span text:style-name="T342_18">escolha</text:span><text:span text:style-name="T342_19"><text:s/></text:span><text:span text:style-name="T342_20">um</text:span><text:span text:style-name="T342_21"><text:s/></text:span><text:span text:style-name="T342_22">aluno</text:span><text:span text:style-name="T342_23">,<text:s/></text:span><text:span text:style-name="T342_24">monitor</text:span><text:span text:style-name="T342_25"><text:s/></text:span><text:span text:style-name="T342_26">ou</text:span><text:span text:style-name="T342_27"><text:s/></text:span><text:span text:style-name="T342_28">pesquisador</text:span><text:span text:style-name="T342_29">,<text:s/></text:span><text:span text:style-name="T342_30">apresentado</text:span><text:span text:style-name="T342_31"><text:s/></text:span><text:span text:style-name="T342_32">nas</text:span><text:span text:style-name="T342_33"><text:s/></text:span><text:span text:style-name="T342_34">listagens</text:span><text:span text:style-name="T342_35"><text:s/></text:span><text:span text:style-name="T342_36">dos</text:span><text:span text:style-name="T342_37"><text:s/></text:span><text:span text:style-name="T342_38">mesmos</text:span><text:span text:style-name="T342_39">,<text:s/></text:span><text:span text:style-name="T342_40">descritas</text:span><text:span text:style-name="T342_41"><text:s/></text:span><text:span text:style-name="T342_42">no</text:span><text:span text:style-name="T342_43"><text:s/></text:span><text:span text:style-name="T342_44">RF</text:span><text:span text:style-name="T342_45">003<text:s/></text:span><text:span text:style-name="T342_46">e</text:span><text:span text:style-name="T342_47"><text:s/></text:span><text:span text:style-name="T342_48">RF</text:span><text:span text:style-name="T342_49">004,<text:s/></text:span><text:span text:style-name="T342_50">ou</text:span><text:span text:style-name="T342_51"><text:s/></text:span><text:span text:style-name="T342_52">apresentado</text:span><text:span text:style-name="T342_53"><text:s/></text:span><text:span text:style-name="T342_54">em</text:span><text:span text:style-name="T342_55"><text:s/></text:span><text:span text:style-name="T342_56">uma</text:span><text:span text:style-name="T342_57"><text:s/></text:span><text:span text:style-name="T342_58">pesquisa</text:span><text:span text:style-name="T342_59"><text:s/></text:span><text:span text:style-name="T342_60">por</text:span><text:span text:style-name="T342_61"><text:s/></text:span><text:span text:style-name="T342_62">aluno</text:span><text:span text:style-name="T342_63"><text:s/></text:span><text:span text:style-name="T342_64">realizada</text:span><text:span text:style-name="T342_65">,<text:s/></text:span><text:span text:style-name="T342_66">como</text:span><text:span text:style-name="T342_67"><text:s/></text:span><text:span text:style-name="T342_68">elicitado</text:span><text:span text:style-name="T342_69"><text:s/></text:span><text:span text:style-name="T342_70">no</text:span><text:span text:style-name="T342_71"><text:s/></text:span><text:span text:style-name="T342_72">RF</text:span><text:span text:style-name="T342_73">007,<text:s/></text:span><text:span text:style-name="T342_74">para</text:span><text:span text:style-name="T342_75"><text:s/></text:span><text:span text:style-name="T342_76">visualizar</text:span><text:span text:style-name="T342_77"><text:s/></text:span><text:span text:style-name="T342_78">os</text:span><text:span text:style-name="T342_79"><text:s/></text:span><text:span text:style-name="T342_80">relatórios</text:span><text:span text:style-name="T342_81"><text:s/></text:span><text:span text:style-name="T342_82">de</text:span><text:span text:style-name="T342_83"><text:s/></text:span><text:span text:style-name="T342_84">frequência</text:span><text:span text:style-name="T342_85"><text:s/></text:span><text:span text:style-name="T342_86">deste</text:span><text:span text:style-name="T342_87">.</text:span></text:p>
      <text:p text:style-name="P343"><text:span text:style-name="T343_1">Requisitos</text:span><text:span text:style-name="T343_2"><text:s/></text:span><text:span text:style-name="T343_3">relacionados</text:span><text:span text:style-name="T343_4">:<text:s/></text:span><text:span text:style-name="T343_5">RF</text:span><text:span text:style-name="T343_6">003,<text:s/></text:span><text:span text:style-name="T343_7">RF</text:span><text:span text:style-name="T343_8">004.</text:span></text:p>
      <text:p text:style-name="P344"/>
      <text:p text:style-name="P345"><text:span text:style-name="T345_1">RF</text:span><text:span text:style-name="T345_2">008<text:s/>–<text:s/></text:span><text:span text:style-name="T345_3">Disponibilizar</text:span><text:span text:style-name="T345_4"><text:s/></text:span><text:span text:style-name="T345_5">acesso</text:span><text:span text:style-name="T345_6"><text:s/></text:span><text:span text:style-name="T345_7">a</text:span><text:span text:style-name="T345_8"><text:s/></text:span><text:span text:style-name="T345_9">dados</text:span><text:span text:style-name="T345_10"><text:s/></text:span><text:span text:style-name="T345_11">cadastrais</text:span><text:span text:style-name="T345_12"><text:s/></text:span><text:span text:style-name="T345_13">de</text:span><text:span text:style-name="T345_14"><text:s/></text:span><text:span text:style-name="T345_15">um</text:span><text:span text:style-name="T345_16"><text:s/></text:span><text:span text:style-name="T345_17">aluno</text:span></text:p>
      <text:p text:style-name="P346"><text:span text:style-name="T346_1"><text:tab/></text:span><text:span text:style-name="T346_2">O</text:span><text:span text:style-name="T346_3"><text:s/></text:span><text:span text:style-name="T346_4">sistema</text:span><text:span text:style-name="T346_5"><text:s/></text:span><text:span text:style-name="T346_6">deve</text:span><text:span text:style-name="T346_7"><text:s/></text:span><text:span text:style-name="T346_8">permitir</text:span><text:span text:style-name="T346_9"><text:s/></text:span><text:span text:style-name="T346_10">que</text:span><text:span text:style-name="T346_11"><text:s/></text:span><text:span text:style-name="T346_12">o</text:span><text:span text:style-name="T346_13"><text:s/></text:span><text:span text:style-name="T346_14">usuário</text:span><text:span text:style-name="T346_15"><text:s/></text:span><text:span text:style-name="T346_16">supervisor</text:span><text:span text:style-name="T346_17"><text:s/></text:span><text:span text:style-name="T346_18">escolha</text:span><text:span text:style-name="T346_19"><text:s/></text:span><text:span text:style-name="T346_20">um</text:span><text:span text:style-name="T346_21"><text:s/></text:span><text:span text:style-name="T346_22">aluno</text:span><text:span text:style-name="T346_23">,<text:s/></text:span><text:span text:style-name="T346_24">monitor</text:span><text:span text:style-name="T346_25"><text:s/></text:span><text:span text:style-name="T346_26">ou</text:span><text:span text:style-name="T346_27"><text:s/></text:span><text:span text:style-name="T346_28">pesquisador</text:span><text:span text:style-name="T346_29">,<text:s/></text:span><text:span text:style-name="T346_30">apresentado</text:span><text:span text:style-name="T346_31"><text:s/></text:span><text:span text:style-name="T346_32">nas</text:span><text:span text:style-name="T346_33"><text:s/></text:span><text:span text:style-name="T346_34">listagens</text:span><text:span text:style-name="T346_35"><text:s/></text:span><text:span text:style-name="T346_36">dos</text:span><text:span text:style-name="T346_37"><text:s/></text:span><text:span text:style-name="T346_38">mesmos</text:span><text:span text:style-name="T346_39">,<text:s/></text:span><text:span text:style-name="T346_40">descritas</text:span><text:span text:style-name="T346_41"><text:s/></text:span><text:span text:style-name="T346_42">no</text:span><text:span text:style-name="T346_43"><text:s/></text:span><text:span text:style-name="T346_44">RF</text:span><text:span text:style-name="T346_45">003<text:s/></text:span><text:span text:style-name="T346_46">e</text:span><text:span text:style-name="T346_47"><text:s/></text:span><text:span text:style-name="T346_48">RF</text:span><text:span text:style-name="T346_49">004,<text:s/></text:span><text:span text:style-name="T346_50">ou</text:span><text:span text:style-name="T346_51"><text:s/></text:span><text:span text:style-name="T346_52">apresentado</text:span><text:span text:style-name="T346_53"><text:s/></text:span><text:span text:style-name="T346_54">em</text:span><text:span text:style-name="T346_55"><text:s/></text:span><text:span text:style-name="T346_56">uma</text:span><text:span text:style-name="T346_57"><text:s/></text:span><text:span text:style-name="T346_58">pesquisa</text:span><text:span text:style-name="T346_59"><text:s/></text:span><text:span text:style-name="T346_60">por</text:span><text:span text:style-name="T346_61"><text:s/></text:span><text:span text:style-name="T346_62">aluno</text:span><text:span text:style-name="T346_63"><text:s/></text:span><text:span text:style-name="T346_64">realizada</text:span><text:span text:style-name="T346_65">,<text:s/></text:span><text:span text:style-name="T346_66">como</text:span><text:span text:style-name="T346_67"><text:s/></text:span><text:span text:style-name="T346_68">elicitado</text:span><text:span text:style-name="T346_69"><text:s/></text:span><text:span text:style-name="T346_70">no</text:span><text:span text:style-name="T346_71"><text:s/></text:span><text:span text:style-name="T346_72">RF</text:span><text:span text:style-name="T346_73">007,<text:s/></text:span><text:span text:style-name="T346_74">para</text:span><text:span text:style-name="T346_75"><text:s/></text:span><text:span text:style-name="T346_76">visualizar</text:span><text:span text:style-name="T346_77"><text:s/></text:span><text:span text:style-name="T346_78">os</text:span><text:span text:style-name="T346_79"><text:s/></text:span><text:span text:style-name="T346_80">seus</text:span><text:span text:style-name="T346_81"><text:s/></text:span><text:span text:style-name="T346_82">dados</text:span><text:span text:style-name="T346_83"><text:s/></text:span><text:span text:style-name="T346_84">cadastrais</text:span><text:span text:style-name="T346_85">,<text:s/></text:span><text:span text:style-name="T346_86">permitindo</text:span><text:span text:style-name="T346_87"><text:s/></text:span><text:span text:style-name="T346_88">que</text:span><text:span text:style-name="T346_89"><text:s/></text:span><text:span text:style-name="T346_90">estes</text:span><text:span text:style-name="T346_91"><text:s/></text:span><text:span text:style-name="T346_92">sejam</text:span><text:span text:style-name="T346_93"><text:s/></text:span><text:span text:style-name="T346_94">alterados</text:span><text:span text:style-name="T346_95"><text:s/></text:span><text:span text:style-name="T346_96">como</text:span><text:span text:style-name="T346_97"><text:s/></text:span><text:span text:style-name="T346_98">informado</text:span><text:span text:style-name="T346_99"><text:s/></text:span><text:span text:style-name="T346_100">no</text:span><text:span text:style-name="T346_101"><text:s/></text:span><text:span text:style-name="T346_102">RF</text:span><text:span text:style-name="T346_103">004.</text:span></text:p>
      <text:p text:style-name="P347"/>
      <text:p text:style-name="P348"><text:span text:style-name="T348_1">RF</text:span><text:span text:style-name="T348_2">009<text:s/>–<text:s/></text:span><text:span text:style-name="T348_3">Disponibilizar</text:span><text:span text:style-name="T348_4"><text:s/></text:span><text:span text:style-name="T348_5">critérios</text:span><text:span text:style-name="T348_6"><text:s/></text:span><text:span text:style-name="T348_7">de</text:span><text:span text:style-name="T348_8"><text:s/></text:span><text:span text:style-name="T348_9">período</text:span><text:span text:style-name="T348_10"><text:s/></text:span><text:span text:style-name="T348_11">para</text:span><text:span text:style-name="T348_12"><text:s/></text:span><text:span text:style-name="T348_13">listagem</text:span><text:span text:style-name="T348_14"><text:s/></text:span><text:span text:style-name="T348_15">e</text:span><text:span text:style-name="T348_16"><text:s/></text:span><text:span text:style-name="T348_17">visualização</text:span><text:span text:style-name="T348_18"><text:s/></text:span><text:span text:style-name="T348_19">de</text:span><text:span text:style-name="T348_20"><text:s/></text:span><text:span text:style-name="T348_21">relatórios</text:span></text:p>
      <text:p text:style-name="P349"><text:span text:style-name="T349_1"><text:tab/></text:span><text:span text:style-name="T349_2">O</text:span><text:span text:style-name="T349_3"><text:s/></text:span><text:span text:style-name="T349_4">sistema</text:span><text:span text:style-name="T349_5"><text:s/></text:span><text:span text:style-name="T349_6">deve</text:span><text:span text:style-name="T349_7"><text:s/></text:span><text:span text:style-name="T349_8">permitir</text:span><text:span text:style-name="T349_9"><text:s/></text:span><text:span text:style-name="T349_10">que</text:span><text:span text:style-name="T349_11"><text:s/></text:span><text:span text:style-name="T349_12">a</text:span><text:span text:style-name="T349_13"><text:s/></text:span><text:span text:style-name="T349_14">listagem</text:span><text:span text:style-name="T349_15"><text:s/></text:span><text:span text:style-name="T349_16">ou</text:span><text:span text:style-name="T349_17"><text:s/></text:span><text:span text:style-name="T349_18">apresentação</text:span><text:span text:style-name="T349_19"><text:s/></text:span><text:span text:style-name="T349_20">de</text:span><text:span text:style-name="T349_21"><text:s/></text:span><text:span text:style-name="T349_22">relatórios</text:span><text:span text:style-name="T349_23"><text:s/></text:span><text:span text:style-name="T349_24">de</text:span><text:span text:style-name="T349_25"><text:s/></text:span><text:span text:style-name="T349_26">frequência</text:span><text:span text:style-name="T349_27"><text:s/></text:span><text:span text:style-name="T349_28">mensal</text:span><text:span text:style-name="T349_29"><text:s/></text:span><text:span text:style-name="T349_30">possa</text:span><text:span text:style-name="T349_31"><text:s/></text:span><text:span text:style-name="T349_32">ser</text:span><text:span text:style-name="T349_33"><text:s/></text:span><text:span text:style-name="T349_34">filtrada</text:span><text:span text:style-name="T349_35"><text:s/></text:span><text:span text:style-name="T349_36">por</text:span><text:span text:style-name="T349_37"><text:s/></text:span><text:span text:style-name="T349_38">mês</text:span><text:span text:style-name="T349_39"><text:s/></text:span><text:span text:style-name="T349_40">e</text:span><text:span text:style-name="T349_41"><text:s/></text:span><text:span text:style-name="T349_42">ou</text:span><text:span text:style-name="T349_43"><text:s/></text:span><text:span text:style-name="T349_44">ano</text:span><text:span text:style-name="T349_45">.</text:span></text:p>
      <text:p text:style-name="P350"/>
      <text:p text:style-name="P351"><text:span text:style-name="T351_1">RF</text:span><text:span text:style-name="T351_2">010<text:s/>–<text:s/></text:span><text:span text:style-name="T351_3">Disponibilizar</text:span><text:span text:style-name="T351_4"><text:s/></text:span><text:span text:style-name="T351_5">critérios</text:span><text:span text:style-name="T351_6"><text:s/></text:span><text:span text:style-name="T351_7">de</text:span><text:span text:style-name="T351_8"><text:s/></text:span><text:span text:style-name="T351_9">modalidade</text:span><text:span text:style-name="T351_10"><text:s/></text:span><text:span text:style-name="T351_11">para</text:span><text:span text:style-name="T351_12"><text:s/></text:span><text:span text:style-name="T351_13">listagem</text:span><text:span text:style-name="T351_14"><text:s/></text:span><text:span text:style-name="T351_15">e</text:span><text:span text:style-name="T351_16"><text:s/></text:span><text:span text:style-name="T351_17">visualização</text:span><text:span text:style-name="T351_18"><text:s/></text:span><text:span text:style-name="T351_19">de</text:span><text:span text:style-name="T351_20"><text:s/></text:span><text:span text:style-name="T351_21">relatórios</text:span></text:p>
      <text:p text:style-name="P352"><text:span text:style-name="T352_1"><text:tab/></text:span><text:span text:style-name="T352_2">O</text:span><text:span text:style-name="T352_3"><text:s/></text:span><text:span text:style-name="T352_4">sistema</text:span><text:span text:style-name="T352_5"><text:s/></text:span><text:span text:style-name="T352_6">deve</text:span><text:span text:style-name="T352_7"><text:s/></text:span><text:span text:style-name="T352_8">permitir</text:span><text:span text:style-name="T352_9"><text:s/></text:span><text:span text:style-name="T352_10">que</text:span><text:span text:style-name="T352_11"><text:s/></text:span><text:span text:style-name="T352_12">a</text:span><text:span text:style-name="T352_13"><text:s/></text:span><text:span text:style-name="T352_14">listagem</text:span><text:span text:style-name="T352_15"><text:s/></text:span><text:span text:style-name="T352_16">de</text:span><text:span text:style-name="T352_17"><text:s/></text:span><text:span text:style-name="T352_18">relatórios</text:span><text:span text:style-name="T352_19"><text:s/></text:span><text:span text:style-name="T352_20">de</text:span><text:span text:style-name="T352_21"><text:s/></text:span><text:span text:style-name="T352_22">frequência</text:span><text:span text:style-name="T352_23"><text:s/></text:span><text:span text:style-name="T352_24">mensal</text:span><text:span text:style-name="T352_25"><text:s/></text:span><text:span text:style-name="T352_26">possa</text:span><text:span text:style-name="T352_27"><text:s/></text:span><text:span text:style-name="T352_28">ser</text:span><text:span text:style-name="T352_29"><text:s/></text:span><text:span text:style-name="T352_30">filtrada</text:span><text:span text:style-name="T352_31"><text:s/></text:span><text:span text:style-name="T352_32">por</text:span><text:span text:style-name="T352_33"><text:s/></text:span><text:span text:style-name="T352_34">tipo</text:span><text:span text:style-name="T352_35"><text:s/></text:span><text:span text:style-name="T352_36">de</text:span><text:span text:style-name="T352_37"><text:s/></text:span><text:span text:style-name="T352_38">cadastro</text:span><text:span text:style-name="T352_39"><text:s/></text:span><text:span text:style-name="T352_40">do</text:span><text:span text:style-name="T352_41"><text:s/></text:span><text:span text:style-name="T352_42">aluno</text:span><text:span text:style-name="T352_43">,<text:s/></text:span><text:span text:style-name="T352_44">este</text:span><text:span text:style-name="T352_45"><text:s/></text:span><text:span text:style-name="T352_46">pode</text:span><text:span text:style-name="T352_47"><text:s/></text:span><text:span text:style-name="T352_48">variar</text:span><text:span text:style-name="T352_49"><text:s/></text:span><text:span text:style-name="T352_50">entre</text:span><text:span text:style-name="T352_51">:<text:s/></text:span><text:span text:style-name="T352_52">aluno</text:span><text:span text:style-name="T352_53"><text:s/></text:span><text:span text:style-name="T352_54">monitor</text:span><text:span text:style-name="T352_55"><text:s/></text:span><text:span text:style-name="T352_56">e</text:span><text:span text:style-name="T352_57"><text:s/></text:span><text:span text:style-name="T352_58">aluno</text:span><text:span text:style-name="T352_59"><text:s/></text:span><text:span text:style-name="T352_60">pesquisador</text:span><text:span text:style-name="T352_61">.</text:span></text:p>
      <text:p text:style-name="P353"/>
      <text:p text:style-name="P354"><text:span text:style-name="T354_1">RF</text:span><text:span text:style-name="T354_2">011–<text:s/></text:span><text:span text:style-name="T354_3">Disponibilizar</text:span><text:span text:style-name="T354_4"><text:s/></text:span><text:span text:style-name="T354_5">critérios</text:span><text:span text:style-name="T354_6"><text:s/></text:span><text:span text:style-name="T354_7">de</text:span><text:span text:style-name="T354_8"><text:s/></text:span><text:span text:style-name="T354_9">estado</text:span><text:span text:style-name="T354_10"><text:s/></text:span><text:span text:style-name="T354_11">para</text:span><text:span text:style-name="T354_12"><text:s/></text:span><text:span text:style-name="T354_13">listagem</text:span><text:span text:style-name="T354_14"><text:s/></text:span><text:span text:style-name="T354_15">e</text:span><text:span text:style-name="T354_16"><text:s/></text:span><text:span text:style-name="T354_17">visualização</text:span><text:span text:style-name="T354_18"><text:s/></text:span><text:span text:style-name="T354_19">de</text:span><text:span text:style-name="T354_20"><text:s/></text:span><text:span text:style-name="T354_21">relatórios</text:span></text:p>
      <text:p text:style-name="P355"><text:span text:style-name="T355_1"><text:tab/></text:span><text:span text:style-name="T355_2">O</text:span><text:span text:style-name="T355_3"><text:s/></text:span><text:span text:style-name="T355_4">sistema</text:span><text:span text:style-name="T355_5"><text:s/></text:span><text:span text:style-name="T355_6">deve</text:span><text:span text:style-name="T355_7"><text:s/></text:span><text:span text:style-name="T355_8">permitir</text:span><text:span text:style-name="T355_9"><text:s/></text:span><text:span text:style-name="T355_10">que</text:span><text:span text:style-name="T355_11"><text:s/></text:span><text:span text:style-name="T355_12">a</text:span><text:span text:style-name="T355_13"><text:s/></text:span><text:span text:style-name="T355_14">listagem</text:span><text:span text:style-name="T355_15"><text:s/></text:span><text:span text:style-name="T355_16">ou</text:span><text:span text:style-name="T355_17"><text:s/></text:span><text:span text:style-name="T355_18">apresentação</text:span><text:span text:style-name="T355_19"><text:s/></text:span><text:span text:style-name="T355_20">de</text:span><text:span text:style-name="T355_21"><text:s/></text:span><text:span text:style-name="T355_22">relatórios</text:span><text:span text:style-name="T355_23"><text:s/></text:span><text:span text:style-name="T355_24">de</text:span><text:span text:style-name="T355_25"><text:s/></text:span><text:span text:style-name="T355_26">frequência</text:span><text:span text:style-name="T355_27"><text:s/></text:span><text:span text:style-name="T355_28">mensal</text:span><text:span text:style-name="T355_29"><text:s/></text:span><text:span text:style-name="T355_30">possa</text:span><text:span text:style-name="T355_31"><text:s/></text:span><text:span text:style-name="T355_32">ser</text:span><text:span text:style-name="T355_33"><text:s/></text:span><text:span text:style-name="T355_34">filtrada</text:span><text:span text:style-name="T355_35"><text:s/></text:span><text:span text:style-name="T355_36">por</text:span><text:span text:style-name="T355_37"><text:s/></text:span><text:span text:style-name="T355_38">estado</text:span><text:span text:style-name="T355_39">,<text:s/></text:span><text:span text:style-name="T355_40">sendo</text:span><text:span text:style-name="T355_41"><text:s/></text:span><text:span text:style-name="T355_42">os</text:span><text:span text:style-name="T355_43"><text:s/></text:span><text:span text:style-name="T355_44">seguintes</text:span><text:span text:style-name="T355_45"><text:s/></text:span><text:span text:style-name="T355_46">estados</text:span><text:span text:style-name="T355_47">:<text:s/></text:span><text:span text:style-name="T355_48">pendente</text:span><text:span text:style-name="T355_49">,<text:s/></text:span><text:span text:style-name="T355_50">entregue</text:span><text:span text:style-name="T355_51"><text:s/></text:span><text:span text:style-name="T355_52">e</text:span><text:span text:style-name="T355_53"><text:s/></text:span><text:span text:style-name="T355_54">confirmado</text:span><text:span text:style-name="T355_55">.<text:s/></text:span><text:span text:style-name="T355_56">Caso</text:span><text:span text:style-name="T355_57"><text:s/></text:span><text:span text:style-name="T355_58">o</text:span><text:span text:style-name="T355_59"><text:s/></text:span><text:span text:style-name="T355_60">relatório</text:span><text:span text:style-name="T355_61"><text:s/></text:span><text:span text:style-name="T355_62">esteja</text:span><text:span text:style-name="T355_63"><text:s/></text:span><text:span text:style-name="T355_64">em</text:span><text:span text:style-name="T355_65"><text:s/></text:span><text:span text:style-name="T355_66">estado</text:span><text:span text:style-name="T355_67"><text:s/></text:span><text:span text:style-name="T355_68">entregue</text:span><text:span text:style-name="T355_69"><text:s/></text:span><text:span text:style-name="T355_70">e</text:span><text:span text:style-name="T355_71"><text:s/></text:span><text:span text:style-name="T355_72">esteja</text:span><text:span text:style-name="T355_73"><text:s/></text:span><text:span text:style-name="T355_74">sendo</text:span><text:span text:style-name="T355_75"><text:s/></text:span><text:span text:style-name="T355_76">consultado</text:span><text:span text:style-name="T355_77"><text:s/></text:span><text:span text:style-name="T355_78">por</text:span><text:span text:style-name="T355_79"><text:s/></text:span><text:span text:style-name="T355_80">um</text:span><text:span text:style-name="T355_81"><text:s/></text:span><text:span text:style-name="T355_82">usuário</text:span><text:span text:style-name="T355_83"><text:s/></text:span><text:span text:style-name="T355_84">supervisor</text:span><text:span text:style-name="T355_85"><text:s/></text:span><text:span text:style-name="T355_86">a</text:span><text:span text:style-name="T355_87"><text:s/></text:span><text:span text:style-name="T355_88">opção</text:span><text:span text:style-name="T355_89"><text:s/></text:span><text:span text:style-name="T355_90">de</text:span><text:span text:style-name="T355_91"><text:s/></text:span><text:span text:style-name="T355_92">confirmar</text:span><text:span text:style-name="T355_93"><text:s/></text:span><text:span text:style-name="T355_94">o</text:span><text:span text:style-name="T355_95"><text:s/></text:span><text:span text:style-name="T355_96">recebimento</text:span><text:span text:style-name="T355_97"><text:s/></text:span><text:span text:style-name="T355_98">do</text:span><text:span text:style-name="T355_99"><text:s/></text:span><text:span text:style-name="T355_100">mesmo</text:span><text:span text:style-name="T355_101"><text:s/></text:span><text:span text:style-name="T355_102">deve</text:span><text:span text:style-name="T355_103"><text:s/></text:span><text:span text:style-name="T355_104">ser</text:span><text:span text:style-name="T355_105"><text:s/></text:span><text:span text:style-name="T355_106">apresentada</text:span><text:span text:style-name="T355_107"><text:s/></text:span><text:span text:style-name="T355_108">ao</text:span><text:span text:style-name="T355_109"><text:s/></text:span><text:span text:style-name="T355_110">usuário</text:span><text:span text:style-name="T355_111">,<text:s/></text:span><text:span text:style-name="T355_112">como</text:span><text:span text:style-name="T355_113"><text:s/></text:span><text:span text:style-name="T355_114">elicitado</text:span><text:span text:style-name="T355_115"><text:s/></text:span><text:span text:style-name="T355_116">no</text:span><text:span text:style-name="T355_117"><text:s/></text:span><text:span text:style-name="T355_118">RF</text:span><text:span text:style-name="T355_119">019.</text:span></text:p>
      <text:p text:style-name="P356"/>
      <text:p text:style-name="P357"><text:span text:style-name="T357_1">RF</text:span><text:span text:style-name="T357_2">012<text:s/>–<text:s/></text:span><text:span text:style-name="T357_3">Disponibilizar</text:span><text:span text:style-name="T357_4"><text:s/></text:span><text:span text:style-name="T357_5">listagem</text:span><text:span text:style-name="T357_6"><text:s/></text:span><text:span text:style-name="T357_7">de</text:span><text:span text:style-name="T357_8"><text:s/></text:span><text:span text:style-name="T357_9">relatórios</text:span><text:span text:style-name="T357_10"><text:s/></text:span><text:span text:style-name="T357_11">para</text:span><text:span text:style-name="T357_12"><text:s/></text:span><text:span text:style-name="T357_13">supervisores</text:span></text:p>
      <text:p text:style-name="P358"><text:span text:style-name="T358_1"><text:tab/></text:span><text:span text:style-name="T358_2">O</text:span><text:span text:style-name="T358_3"><text:s/></text:span><text:span text:style-name="T358_4">sistema</text:span><text:span text:style-name="T358_5"><text:s/></text:span><text:span text:style-name="T358_6">deve</text:span><text:span text:style-name="T358_7"><text:s/></text:span><text:span text:style-name="T358_8">ser</text:span><text:span text:style-name="T358_9"><text:s/></text:span><text:span text:style-name="T358_10">capaz</text:span><text:span text:style-name="T358_11"><text:s/></text:span><text:span text:style-name="T358_12">de</text:span><text:span text:style-name="T358_13"><text:s/></text:span><text:span text:style-name="T358_14">apresentar</text:span><text:span text:style-name="T358_15"><text:s/></text:span><text:span text:style-name="T358_16">uma</text:span><text:span text:style-name="T358_17"><text:s/></text:span><text:span text:style-name="T358_18">lista</text:span><text:span text:style-name="T358_19"><text:s/></text:span><text:span text:style-name="T358_20">dos</text:span><text:span text:style-name="T358_21"><text:s/></text:span><text:span text:style-name="T358_22">relatórios</text:span><text:span text:style-name="T358_23"><text:s/></text:span><text:span text:style-name="T358_24">de</text:span><text:span text:style-name="T358_25"><text:s/></text:span><text:span text:style-name="T358_26">frequência</text:span><text:span text:style-name="T358_27">,<text:s/></text:span><text:span text:style-name="T358_28">esta</text:span><text:span text:style-name="T358_29"><text:s/></text:span><text:span text:style-name="T358_30">deve</text:span><text:span text:style-name="T358_31"><text:s/></text:span><text:span text:style-name="T358_32">apresentar</text:span><text:span text:style-name="T358_33"><text:s/></text:span><text:span text:style-name="T358_34">o</text:span><text:span text:style-name="T358_35"><text:s/></text:span><text:span text:style-name="T358_36">nome</text:span><text:span text:style-name="T358_37"><text:s/></text:span><text:span text:style-name="T358_38">e</text:span><text:span text:style-name="T358_39"><text:s/></text:span><text:span text:style-name="T358_40">matrícula</text:span><text:span text:style-name="T358_41"><text:s/></text:span><text:span text:style-name="T358_42">do</text:span><text:span text:style-name="T358_43"><text:s/></text:span><text:span text:style-name="T358_44">aluno</text:span><text:span text:style-name="T358_45">,<text:s/></text:span><text:span text:style-name="T358_46">o</text:span><text:span text:style-name="T358_47"><text:s/></text:span><text:span text:style-name="T358_48">mês</text:span><text:span text:style-name="T358_49"><text:s/></text:span><text:span text:style-name="T358_50">e</text:span><text:span text:style-name="T358_51"><text:s/></text:span><text:span text:style-name="T358_52">ano</text:span><text:span text:style-name="T358_53"><text:s/></text:span><text:span text:style-name="T358_54">referente</text:span><text:span text:style-name="T358_55"><text:s/></text:span><text:span text:style-name="T358_56">ao</text:span><text:span text:style-name="T358_57"><text:s/></text:span><text:span text:style-name="T358_58">relatório</text:span><text:span text:style-name="T358_59">,<text:s/></text:span><text:span text:style-name="T358_60">o</text:span><text:span text:style-name="T358_61"><text:s/></text:span><text:span text:style-name="T358_62">tipo</text:span><text:span text:style-name="T358_63"><text:s/></text:span><text:span text:style-name="T358_64">de</text:span><text:span text:style-name="T358_65"><text:s/></text:span><text:span text:style-name="T358_66">aluno</text:span><text:span text:style-name="T358_67">,<text:s/></text:span><text:span text:style-name="T358_68">se</text:span><text:span text:style-name="T358_69"><text:s/></text:span><text:span text:style-name="T358_70">é</text:span><text:span text:style-name="T358_71"><text:s/></text:span><text:span text:style-name="T358_72">monitor</text:span><text:span text:style-name="T358_73"><text:s/></text:span><text:span text:style-name="T358_74">ou</text:span><text:span text:style-name="T358_75"><text:s/></text:span><text:span text:style-name="T358_76">pesquisador</text:span><text:span text:style-name="T358_77">,<text:s/></text:span><text:span text:style-name="T358_78">e</text:span><text:span text:style-name="T358_79"><text:s/></text:span><text:span text:style-name="T358_80">a</text:span><text:span text:style-name="T358_81"><text:s/></text:span><text:span text:style-name="T358_82">opção</text:span><text:span text:style-name="T358_83"><text:s/></text:span><text:span text:style-name="T358_84">de</text:span><text:span text:style-name="T358_85"><text:s/></text:span><text:span text:style-name="T358_86">impressão</text:span><text:span text:style-name="T358_87"><text:s/></text:span><text:span text:style-name="T358_88">do</text:span><text:span text:style-name="T358_89"><text:s/></text:span><text:span text:style-name="T358_90">relatório</text:span><text:span text:style-name="T358_91">,<text:s/></text:span><text:span text:style-name="T358_92">elicitada</text:span><text:span text:style-name="T358_93"><text:s/></text:span><text:span text:style-name="T358_94">em</text:span><text:span text:style-name="T358_95"><text:s/></text:span><text:span text:style-name="T358_96">RF</text:span><text:span text:style-name="T358_97">013,<text:s/></text:span><text:span text:style-name="T358_98">para</text:span><text:span text:style-name="T358_99"><text:s/></text:span><text:span text:style-name="T358_100">todos</text:span><text:span text:style-name="T358_101"><text:s/></text:span><text:span text:style-name="T358_102">os</text:span><text:span text:style-name="T358_103"><text:s/></text:span><text:span text:style-name="T358_104">alunos</text:span><text:span text:style-name="T358_105"><text:s/></text:span><text:span text:style-name="T358_106">cadastrados</text:span><text:span text:style-name="T358_107"><text:s/></text:span><text:span text:style-name="T358_108">no</text:span><text:span text:style-name="T358_109"><text:s/></text:span><text:span text:style-name="T358_110">sistema</text:span><text:span text:style-name="T358_111">.<text:s/></text:span><text:span text:style-name="T358_112">Podem</text:span><text:span text:style-name="T358_113"><text:s/></text:span><text:span text:style-name="T358_114">ser</text:span><text:span text:style-name="T358_115"><text:s/></text:span><text:span text:style-name="T358_116">utilizados</text:span><text:span text:style-name="T358_117"><text:s/></text:span><text:span text:style-name="T358_118">critérios</text:span><text:span text:style-name="T358_119"><text:s/></text:span><text:span text:style-name="T358_120">para</text:span><text:span text:style-name="T358_121"><text:s/></text:span><text:span text:style-name="T358_122">a</text:span><text:span text:style-name="T358_123"><text:s/></text:span><text:span text:style-name="T358_124">listagem</text:span><text:span text:style-name="T358_125"><text:s/></text:span><text:span text:style-name="T358_126">dos</text:span><text:span text:style-name="T358_127"><text:s/></text:span><text:span text:style-name="T358_128">relatórios</text:span><text:span text:style-name="T358_129">,<text:s/></text:span><text:span text:style-name="T358_130">estes</text:span><text:span text:style-name="T358_131"><text:s/></text:span><text:span text:style-name="T358_132">estão</text:span><text:span text:style-name="T358_133"><text:s/></text:span><text:span text:style-name="T358_134">especificados</text:span><text:span text:style-name="T358_135"><text:s/></text:span><text:span text:style-name="T358_136">no</text:span><text:span text:style-name="T358_137"><text:s/></text:span><text:span text:style-name="T358_138">RF</text:span><text:span text:style-name="T358_139">09,<text:s/></text:span><text:span text:style-name="T358_140">RF</text:span><text:span text:style-name="T358_141">010,<text:s/></text:span><text:span text:style-name="T358_142">RF</text:span><text:span text:style-name="T358_143">011,<text:s/></text:span><text:span text:style-name="T358_144">podendo</text:span><text:span text:style-name="T358_145"><text:s/></text:span><text:span text:style-name="T358_146">ser</text:span><text:span text:style-name="T358_147"><text:s/></text:span><text:span text:style-name="T358_148">especificado</text:span><text:span text:style-name="T358_149"><text:s/></text:span><text:span text:style-name="T358_150">mais</text:span><text:span text:style-name="T358_151"><text:s/></text:span><text:span text:style-name="T358_152">de</text:span><text:span text:style-name="T358_153"><text:s/></text:span><text:span text:style-name="T358_154">um</text:span><text:span text:style-name="T358_155"><text:s/></text:span><text:span text:style-name="T358_156">critério</text:span><text:span text:style-name="T358_157">.<text:s/></text:span><text:span text:style-name="T358_158">O</text:span><text:span text:style-name="T358_159"><text:s/></text:span><text:span text:style-name="T358_160">padrão</text:span><text:span text:style-name="T358_161"><text:s/></text:span><text:span text:style-name="T358_162">de</text:span><text:span text:style-name="T358_163"><text:s/></text:span><text:span text:style-name="T358_164">listagem</text:span><text:span text:style-name="T358_165"><text:s/></text:span><text:span text:style-name="T358_166">é</text:span><text:span text:style-name="T358_167"><text:s/></text:span><text:span text:style-name="T358_168">apresentar</text:span><text:span text:style-name="T358_169"><text:s/></text:span><text:span text:style-name="T358_170">todos</text:span><text:span text:style-name="T358_171"><text:s/></text:span><text:span text:style-name="T358_172">os</text:span><text:span text:style-name="T358_173"><text:s/></text:span><text:span text:style-name="T358_174">relatórios</text:span><text:span text:style-name="T358_175"><text:s/></text:span><text:span text:style-name="T358_176">de</text:span><text:span text:style-name="T358_177"><text:s/></text:span><text:span text:style-name="T358_178">frequência</text:span><text:span text:style-name="T358_179"><text:s/></text:span><text:span text:style-name="T358_180">disponíveis</text:span><text:span text:style-name="T358_181"><text:s/></text:span><text:span text:style-name="T358_182">do</text:span><text:span text:style-name="T358_183"><text:s/></text:span><text:span text:style-name="T358_184">mês</text:span><text:span text:style-name="T358_185"><text:s/></text:span><text:span text:style-name="T358_186">atual</text:span><text:span text:style-name="T358_187"><text:s/></text:span><text:span text:style-name="T358_188">no</text:span><text:span text:style-name="T358_189"><text:s/></text:span><text:span text:style-name="T358_190">momento</text:span><text:span text:style-name="T358_191"><text:s/></text:span><text:span text:style-name="T358_192">da</text:span><text:span text:style-name="T358_193"><text:s/></text:span><text:span text:style-name="T358_194">visualização</text:span><text:span text:style-name="T358_195"><text:s/></text:span><text:span text:style-name="T358_196">da</text:span><text:span text:style-name="T358_197"><text:s/></text:span><text:span text:style-name="T358_198">listagem</text:span><text:span text:style-name="T358_199">.<text:s/></text:span><text:span text:style-name="T358_200">Caso</text:span><text:span text:style-name="T358_201"><text:s/></text:span><text:span text:style-name="T358_202">não</text:span><text:span text:style-name="T358_203"><text:s/></text:span><text:span text:style-name="T358_204">exista</text:span><text:span text:style-name="T358_205"><text:s/></text:span><text:span text:style-name="T358_206">algum</text:span><text:span text:style-name="T358_207"><text:s/></text:span><text:span text:style-name="T358_208">relatório</text:span><text:span text:style-name="T358_209"><text:s/></text:span><text:span text:style-name="T358_210">de</text:span><text:span text:style-name="T358_211"><text:s/></text:span><text:span text:style-name="T358_212">acordo</text:span><text:span text:style-name="T358_213"><text:s/></text:span><text:span text:style-name="T358_214">com</text:span><text:span text:style-name="T358_215"><text:s/></text:span><text:span text:style-name="T358_216">os</text:span><text:span text:style-name="T358_217"><text:s/></text:span><text:span text:style-name="T358_218">critérios</text:span><text:span text:style-name="T358_219"><text:s/></text:span><text:span text:style-name="T358_220">especificados</text:span><text:span text:style-name="T358_221">,<text:s/></text:span><text:span text:style-name="T358_222">o</text:span><text:span text:style-name="T358_223"><text:s/></text:span><text:span text:style-name="T358_224">sistema</text:span><text:span text:style-name="T358_225"><text:s/></text:span><text:span text:style-name="T358_226">deve</text:span><text:span text:style-name="T358_227"><text:s/></text:span><text:span text:style-name="T358_228">informar</text:span><text:span text:style-name="T358_229"><text:s/></text:span><text:span text:style-name="T358_230">essa</text:span><text:span text:style-name="T358_231"><text:s/></text:span><text:span text:style-name="T358_232">situação</text:span><text:span text:style-name="T358_233"><text:s/></text:span><text:span text:style-name="T358_234">ao</text:span><text:span text:style-name="T358_235"><text:s/></text:span><text:span text:style-name="T358_236">usuário</text:span><text:span text:style-name="T358_237">.</text:span></text:p>
      <text:p text:style-name="P359"/>
      <text:p text:style-name="P360"><text:span text:style-name="T360_1">RF</text:span><text:span text:style-name="T360_2">020<text:s/>–<text:s/></text:span><text:span text:style-name="T360_3">Assinatura</text:span><text:span text:style-name="T360_4"><text:s/></text:span><text:span text:style-name="T360_5">do</text:span><text:span text:style-name="T360_6"><text:s/></text:span><text:span text:style-name="T360_7">usuário</text:span><text:span text:style-name="T360_8"><text:s/></text:span><text:span text:style-name="T360_9">supervisor</text:span></text:p>
      <text:p text:style-name="P361"><text:span text:style-name="T361_1"><text:tab/></text:span><text:span text:style-name="T361_2">O</text:span><text:span text:style-name="T361_3"><text:s/></text:span><text:span text:style-name="T361_4">sistema</text:span><text:span text:style-name="T361_5"><text:s/></text:span><text:span text:style-name="T361_6">deve</text:span><text:span text:style-name="T361_7"><text:s/></text:span><text:span text:style-name="T361_8">permitir</text:span><text:span text:style-name="T361_9"><text:s/></text:span><text:span text:style-name="T361_10">que</text:span><text:span text:style-name="T361_11"><text:s/></text:span><text:span text:style-name="T361_12">o</text:span><text:span text:style-name="T361_13"><text:s/></text:span><text:span text:style-name="T361_14">usuário</text:span><text:span text:style-name="T361_15"><text:s/></text:span><text:span text:style-name="T361_16">supervisor</text:span><text:span text:style-name="T361_17"><text:s/></text:span><text:span text:style-name="T361_18">digitalize</text:span><text:span text:style-name="T361_19"><text:s/></text:span><text:span text:style-name="T361_20">a</text:span><text:span text:style-name="T361_21"><text:s/></text:span><text:span text:style-name="T361_22">sua</text:span><text:span text:style-name="T361_23"><text:s/></text:span><text:span text:style-name="T361_24">assinatura</text:span><text:span text:style-name="T361_25"><text:s/></text:span><text:span text:style-name="T361_26">a</text:span><text:span text:style-name="T361_27"><text:s/></text:span><text:span text:style-name="T361_28">ser</text:span><text:span text:style-name="T361_29"><text:s/></text:span><text:span text:style-name="T361_30">utilizada</text:span><text:span text:style-name="T361_31"><text:s/></text:span><text:span text:style-name="T361_32">nos</text:span><text:span text:style-name="T361_33"><text:s/></text:span><text:span text:style-name="T361_34">documentos</text:span><text:span text:style-name="T361_35"><text:s/></text:span><text:span text:style-name="T361_36">PDF</text:span><text:span text:style-name="T361_37"><text:s/></text:span><text:span text:style-name="T361_38">que</text:span><text:span text:style-name="T361_39"><text:s/></text:span><text:span text:style-name="T361_40">confirmam</text:span><text:span text:style-name="T361_41"><text:s/></text:span><text:span text:style-name="T361_42">o</text:span><text:span text:style-name="T361_43"><text:s/></text:span><text:span text:style-name="T361_44">recebimento</text:span><text:span text:style-name="T361_45"><text:s/></text:span><text:span text:style-name="T361_46">de</text:span><text:span text:style-name="T361_47"><text:s/></text:span><text:span text:style-name="T361_48">um</text:span><text:span text:style-name="T361_49"><text:s/></text:span><text:span text:style-name="T361_50">relatório</text:span><text:span text:style-name="T361_51"><text:s/></text:span><text:span text:style-name="T361_52">de</text:span><text:span text:style-name="T361_53"><text:s/></text:span><text:span text:style-name="T361_54">frequência</text:span><text:span text:style-name="T361_55"><text:s/></text:span><text:span text:style-name="T361_56">mensal</text:span><text:span text:style-name="T361_57">.</text:span></text:p>
      <text:p text:style-name="P362"/>
      <text:p text:style-name="P363"><text:span text:style-name="T363_1">RF</text:span><text:span text:style-name="T363_2">013<text:s/>–<text:s/></text:span><text:span text:style-name="T363_3">Possibilitar</text:span><text:span text:style-name="T363_4"><text:s/></text:span><text:span text:style-name="T363_5">a</text:span><text:span text:style-name="T363_6"><text:s/></text:span><text:span text:style-name="T363_7">impressão</text:span><text:span text:style-name="T363_8"><text:s/></text:span><text:span text:style-name="T363_9">de</text:span><text:span text:style-name="T363_10"><text:s/></text:span><text:span text:style-name="T363_11">um</text:span><text:span text:style-name="T363_12"><text:s/></text:span><text:span text:style-name="T363_13">relatório</text:span><text:span text:style-name="T363_14"><text:s/></text:span><text:span text:style-name="T363_15">pelo</text:span><text:span text:style-name="T363_16"><text:s/></text:span><text:span text:style-name="T363_17">supervisor</text:span></text:p>
      <text:p text:style-name="P364"><text:span text:style-name="T364_1"><text:tab/></text:span><text:span text:style-name="T364_2">O</text:span><text:span text:style-name="T364_3"><text:s/></text:span><text:span text:style-name="T364_4">sistema</text:span><text:span text:style-name="T364_5"><text:s/></text:span><text:span text:style-name="T364_6">deve</text:span><text:span text:style-name="T364_7"><text:s/></text:span><text:span text:style-name="T364_8">possibilitar</text:span><text:span text:style-name="T364_9"><text:s/></text:span><text:span text:style-name="T364_10">que</text:span><text:span text:style-name="T364_11"><text:s/></text:span><text:span text:style-name="T364_12">um</text:span><text:span text:style-name="T364_13"><text:s/></text:span><text:span text:style-name="T364_14">supervisor</text:span><text:span text:style-name="T364_15">,<text:s/></text:span><text:span text:style-name="T364_16">dada</text:span><text:span text:style-name="T364_17"><text:s/></text:span><text:span text:style-name="T364_18">a</text:span><text:span text:style-name="T364_19"><text:s/></text:span><text:span text:style-name="T364_20">escolha</text:span><text:span text:style-name="T364_21"><text:s/></text:span><text:span text:style-name="T364_22">do</text:span><text:span text:style-name="T364_23"><text:s/></text:span><text:span text:style-name="T364_24">aluno</text:span><text:span text:style-name="T364_25"><text:s/></text:span><text:span text:style-name="T364_26">elicitada</text:span><text:span text:style-name="T364_27"><text:s/></text:span><text:span text:style-name="T364_28">no</text:span><text:span text:style-name="T364_29"><text:s/></text:span><text:span text:style-name="T364_30">RF</text:span><text:span text:style-name="T364_31">008,<text:s/></text:span><text:span text:style-name="T364_32">imprima</text:span><text:span text:style-name="T364_33"><text:s/></text:span><text:span text:style-name="T364_34">o</text:span><text:span text:style-name="T364_35"><text:s/></text:span><text:span text:style-name="T364_36">relatório</text:span><text:span text:style-name="T364_37"><text:s/></text:span><text:span text:style-name="T364_38">de</text:span><text:span text:style-name="T364_39"><text:s/></text:span><text:span text:style-name="T364_40">frequência</text:span><text:span text:style-name="T364_41"><text:s/></text:span><text:span text:style-name="T364_42">deste</text:span><text:span text:style-name="T364_43">,<text:s/></text:span><text:span text:style-name="T364_44">gerado</text:span><text:span text:style-name="T364_45"><text:s/></text:span><text:span text:style-name="T364_46">em</text:span><text:span text:style-name="T364_47"><text:s/></text:span><text:span text:style-name="T364_48">formato</text:span><text:span text:style-name="T364_49"><text:s/></text:span><text:span text:style-name="T364_50">PDF</text:span><text:span text:style-name="T364_51">,<text:s/></text:span><text:span text:style-name="T364_52">como</text:span><text:span text:style-name="T364_53"><text:s/></text:span><text:span text:style-name="T364_54">especificado</text:span><text:span text:style-name="T364_55"><text:s/></text:span><text:span text:style-name="T364_56">no</text:span><text:span text:style-name="T364_57"><text:s/></text:span><text:span text:style-name="T364_58">RF</text:span><text:span text:style-name="T364_59">030.</text:span></text:p>
      <text:p text:style-name="P365"/>
      <text:p text:style-name="P366"><text:span text:style-name="T366_1">RF</text:span><text:span text:style-name="T366_2">019<text:s/>–<text:s/></text:span><text:span text:style-name="T366_3">Disponibilizar</text:span><text:span text:style-name="T366_4"><text:s/></text:span><text:span text:style-name="T366_5">a</text:span><text:span text:style-name="T366_6"><text:s/></text:span><text:span text:style-name="T366_7">confirmação</text:span><text:span text:style-name="T366_8"><text:s/></text:span><text:span text:style-name="T366_9">do</text:span><text:span text:style-name="T366_10"><text:s/></text:span><text:span text:style-name="T366_11">recebimento</text:span><text:span text:style-name="T366_12"><text:s/></text:span><text:span text:style-name="T366_13">de</text:span><text:span text:style-name="T366_14"><text:s/></text:span><text:span text:style-name="T366_15">relatórios</text:span></text:p>
      <text:p text:style-name="P367"><text:span text:style-name="T367_1"><text:tab/></text:span><text:span text:style-name="T367_2">Nas</text:span><text:span text:style-name="T367_3"><text:s/></text:span><text:span text:style-name="T367_4">listagens</text:span><text:span text:style-name="T367_5"><text:s/></text:span><text:span text:style-name="T367_6">ou</text:span><text:span text:style-name="T367_7"><text:s/></text:span><text:span text:style-name="T367_8">visualização</text:span><text:span text:style-name="T367_9"><text:s/></text:span><text:span text:style-name="T367_10">de</text:span><text:span text:style-name="T367_11"><text:s/></text:span><text:span text:style-name="T367_12">relatórios</text:span><text:span text:style-name="T367_13"><text:s/></text:span><text:span text:style-name="T367_14">que</text:span><text:span text:style-name="T367_15"><text:s/></text:span><text:span text:style-name="T367_16">se</text:span><text:span text:style-name="T367_17"><text:s/></text:span><text:span text:style-name="T367_18">encontram</text:span><text:span text:style-name="T367_19"><text:s/></text:span><text:span text:style-name="T367_20">no</text:span><text:span text:style-name="T367_21"><text:s/></text:span><text:span text:style-name="T367_22">estado</text:span><text:span text:style-name="T367_23"><text:s/></text:span><text:span text:style-name="T367_24">entregue</text:span><text:span text:style-name="T367_25"><text:s/></text:span><text:span text:style-name="T367_26">a</text:span><text:span text:style-name="T367_27"><text:s/></text:span><text:span text:style-name="T367_28">opção</text:span><text:span text:style-name="T367_29"><text:s/></text:span><text:span text:style-name="T367_30">de</text:span><text:span text:style-name="T367_31"><text:s/></text:span><text:span text:style-name="T367_32">confirmar</text:span><text:span text:style-name="T367_33"><text:s/></text:span><text:span text:style-name="T367_34">o</text:span><text:span text:style-name="T367_35"><text:s/></text:span><text:span text:style-name="T367_36">recebimento</text:span><text:span text:style-name="T367_37"><text:s/></text:span><text:span text:style-name="T367_38">do</text:span><text:span text:style-name="T367_39"><text:s/></text:span><text:span text:style-name="T367_40">relatório</text:span><text:span text:style-name="T367_41"><text:s/></text:span><text:span text:style-name="T367_42">deve</text:span><text:span text:style-name="T367_43"><text:s/></text:span><text:span text:style-name="T367_44">ser</text:span><text:span text:style-name="T367_45"><text:s/></text:span><text:span text:style-name="T367_46">apresentada</text:span><text:span text:style-name="T367_47"><text:s/></text:span><text:span text:style-name="T367_48">ao</text:span><text:span text:style-name="T367_49"><text:s/></text:span><text:span text:style-name="T367_50">usuário</text:span><text:span text:style-name="T367_51"><text:s/></text:span><text:span text:style-name="T367_52">supervisor</text:span><text:span text:style-name="T367_53">.<text:s/></text:span><text:span text:style-name="T367_54">O</text:span><text:span text:style-name="T367_55"><text:s/></text:span><text:span text:style-name="T367_56">ato</text:span><text:span text:style-name="T367_57"><text:s/></text:span><text:span text:style-name="T367_58">de</text:span><text:span text:style-name="T367_59"><text:s/></text:span><text:span text:style-name="T367_60">confirmar</text:span><text:span text:style-name="T367_61"><text:s/></text:span><text:span text:style-name="T367_62">implica</text:span><text:span text:style-name="T367_63"><text:s/></text:span><text:span text:style-name="T367_64">o</text:span><text:span text:style-name="T367_65"><text:s/></text:span><text:span text:style-name="T367_66">envio</text:span><text:span text:style-name="T367_67"><text:s/></text:span><text:span text:style-name="T367_68">para</text:span><text:span text:style-name="T367_69"><text:s/></text:span><text:span text:style-name="T367_70">o</text:span><text:span text:style-name="T367_71"><text:s/></text:span><text:span text:style-name="T367_72">usuário</text:span><text:span text:style-name="T367_73"><text:s/></text:span><text:span text:style-name="T367_74">aluno</text:span><text:span text:style-name="T367_75"><text:s/></text:span><text:span text:style-name="T367_76">de</text:span><text:span text:style-name="T367_77"><text:s/></text:span><text:span text:style-name="T367_78">um</text:span><text:span text:style-name="T367_79"><text:s/></text:span><text:span text:style-name="T367_80">documento</text:span><text:span text:style-name="T367_81"><text:s/></text:span><text:span text:style-name="T367_82">PDF</text:span><text:span text:style-name="T367_83">,<text:s/></text:span><text:span text:style-name="T367_84">descrito</text:span><text:span text:style-name="T367_85"><text:s/></text:span><text:span text:style-name="T367_86">no</text:span><text:span text:style-name="T367_87"><text:s/></text:span><text:span text:style-name="T367_88">RF</text:span><text:span text:style-name="T367_89">040,<text:s/></text:span><text:span text:style-name="T367_90">que</text:span><text:span text:style-name="T367_91"><text:s/></text:span><text:span text:style-name="T367_92">contém</text:span><text:span text:style-name="T367_93"><text:s/></text:span><text:span text:style-name="T367_94">as</text:span><text:span text:style-name="T367_95"><text:s/></text:span><text:span text:style-name="T367_96">seguintes</text:span><text:span text:style-name="T367_97"><text:s/></text:span><text:span text:style-name="T367_98">informações</text:span><text:span text:style-name="T367_99">:<text:s/></text:span><text:span text:style-name="T367_100">nome</text:span><text:span text:style-name="T367_101"><text:s/></text:span><text:span text:style-name="T367_102">do</text:span><text:span text:style-name="T367_103"><text:s/></text:span><text:span text:style-name="T367_104">estudante</text:span><text:span text:style-name="T367_105">,<text:s/></text:span><text:span text:style-name="T367_106">matrícula</text:span><text:span text:style-name="T367_107">,<text:s/></text:span><text:span text:style-name="T367_108">nome</text:span><text:span text:style-name="T367_109"><text:s/></text:span><text:span text:style-name="T367_110">da</text:span><text:span text:style-name="T367_111"><text:s/></text:span><text:span text:style-name="T367_112">disciplina</text:span><text:span text:style-name="T367_113">,<text:s/></text:span><text:span text:style-name="T367_114">nome</text:span><text:span text:style-name="T367_115"><text:s/></text:span><text:span text:style-name="T367_116">do</text:span><text:span text:style-name="T367_117"><text:s/></text:span><text:span text:style-name="T367_118">curso</text:span><text:span text:style-name="T367_119">,<text:s/></text:span><text:span text:style-name="T367_120">data</text:span><text:span text:style-name="T367_121"><text:s/></text:span><text:span text:style-name="T367_122">de</text:span><text:span text:style-name="T367_123"><text:s/></text:span><text:span text:style-name="T367_124">recebimento</text:span><text:span text:style-name="T367_125"><text:s/></text:span><text:span text:style-name="T367_126">e</text:span><text:span text:style-name="T367_127"><text:s/></text:span><text:span text:style-name="T367_128">siape</text:span><text:span text:style-name="T367_129"><text:s/></text:span><text:span text:style-name="T367_130">do</text:span><text:span text:style-name="T367_131">,<text:s/></text:span><text:span text:style-name="T367_132">usuário</text:span><text:span text:style-name="T367_133"><text:s/></text:span><text:span text:style-name="T367_134">supervisor</text:span><text:span text:style-name="T367_135"><text:s/></text:span><text:span text:style-name="T367_136">que</text:span><text:span text:style-name="T367_137"><text:s/></text:span><text:span text:style-name="T367_138">confirma</text:span><text:span text:style-name="T367_139"><text:s/></text:span><text:span text:style-name="T367_140">o</text:span><text:span text:style-name="T367_141"><text:s/></text:span><text:span text:style-name="T367_142">recebimento</text:span><text:span text:style-name="T367_143">.<text:s/></text:span><text:span text:style-name="T367_144">Confirmar</text:span><text:span text:style-name="T367_145"><text:s/></text:span><text:span text:style-name="T367_146">o</text:span><text:span text:style-name="T367_147"><text:s/></text:span><text:span text:style-name="T367_148">recebimento</text:span><text:span text:style-name="T367_149"><text:s/></text:span><text:span text:style-name="T367_150">do</text:span><text:span text:style-name="T367_151"><text:s/></text:span><text:span text:style-name="T367_152">relatório</text:span><text:span text:style-name="T367_153">,<text:s/></text:span><text:span text:style-name="T367_154">altera</text:span><text:span text:style-name="T367_155"><text:s/></text:span><text:span text:style-name="T367_156">o</text:span><text:span text:style-name="T367_157"><text:s/></text:span><text:span text:style-name="T367_158">estado</text:span><text:span text:style-name="T367_159"><text:s/></text:span><text:span text:style-name="T367_160">do</text:span><text:span text:style-name="T367_161"><text:s/></text:span><text:span text:style-name="T367_162">mesmo</text:span><text:span text:style-name="T367_163"><text:s/></text:span><text:span text:style-name="T367_164">de</text:span><text:span text:style-name="T367_165"><text:s/></text:span><text:span text:style-name="T367_166">entregue</text:span><text:span text:style-name="T367_167"><text:s/></text:span><text:span text:style-name="T367_168">para</text:span><text:span text:style-name="T367_169"><text:s/></text:span><text:span text:style-name="T367_170">confirmado</text:span><text:span text:style-name="T367_171">.</text:span></text:p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><text:span text:style-name="T387_1">3.2<text:s/></text:span><text:span text:style-name="T387_2">Está</text:span><text:span text:style-name="T387_3"><text:s/></text:span><text:span text:style-name="T387_4">seção</text:span><text:span text:style-name="T387_5"><text:s/></text:span><text:span text:style-name="T387_6">agrupa</text:span><text:span text:style-name="T387_7"><text:s/></text:span><text:span text:style-name="T387_8">os</text:span><text:span text:style-name="T387_9"><text:s/></text:span><text:span text:style-name="T387_10">requisitos</text:span><text:span text:style-name="T387_11"><text:s/></text:span><text:span text:style-name="T387_12">referentes</text:span><text:span text:style-name="T387_13"><text:s/></text:span><text:span text:style-name="T387_14">aos</text:span><text:span text:style-name="T387_15"><text:s/></text:span><text:span text:style-name="T387_16">alunos</text:span></text:p>
      <text:p text:style-name="P388"/>
      <text:p text:style-name="P389"><text:span text:style-name="T389_1">RF</text:span><text:span text:style-name="T389_2">031<text:s/>–<text:s/></text:span><text:span text:style-name="T389_3">Complemento</text:span><text:span text:style-name="T389_4"><text:s/></text:span><text:span text:style-name="T389_5">de</text:span><text:span text:style-name="T389_6"><text:s/></text:span><text:span text:style-name="T389_7">cadastro</text:span><text:span text:style-name="T389_8"><text:s/></text:span><text:span text:style-name="T389_9">do</text:span><text:span text:style-name="T389_10"><text:s/></text:span><text:span text:style-name="T389_11">aluno</text:span></text:p>
      <text:p text:style-name="P390"><text:span text:style-name="T390_1"><text:tab/></text:span><text:span text:style-name="T390_2">O</text:span><text:span text:style-name="T390_3"><text:s/></text:span><text:span text:style-name="T390_4">sistema</text:span><text:span text:style-name="T390_5"><text:s/></text:span><text:span text:style-name="T390_6">deve</text:span><text:span text:style-name="T390_7"><text:s/></text:span><text:span text:style-name="T390_8">exigir</text:span><text:span text:style-name="T390_9"><text:s/></text:span><text:span text:style-name="T390_10">que</text:span><text:span text:style-name="T390_11"><text:s/></text:span><text:span text:style-name="T390_12">o</text:span><text:span text:style-name="T390_13"><text:s/></text:span><text:span text:style-name="T390_14">usuário</text:span><text:span text:style-name="T390_15"><text:s/></text:span><text:span text:style-name="T390_16">aluno</text:span><text:span text:style-name="T390_17">,<text:s/></text:span><text:span text:style-name="T390_18">monitor</text:span><text:span text:style-name="T390_19"><text:s/></text:span><text:span text:style-name="T390_20">ou</text:span><text:span text:style-name="T390_21"><text:s/></text:span><text:span text:style-name="T390_22">pesquisador</text:span><text:span text:style-name="T390_23">,<text:s/></text:span><text:span text:style-name="T390_24">que</text:span><text:span text:style-name="T390_25"><text:s/></text:span><text:span text:style-name="T390_26">realiza</text:span><text:span text:style-name="T390_27"><text:s/></text:span><text:span text:style-name="T390_28">o</text:span><text:span text:style-name="T390_29"><text:s/></text:span><text:span text:style-name="T390_30">seu</text:span><text:span text:style-name="T390_31"><text:s/></text:span><text:span text:style-name="T390_32">primeiro</text:span><text:span text:style-name="T390_33"><text:s/></text:span><text:span text:style-name="T390_34">acesso</text:span><text:span text:style-name="T390_35">,<text:s/></text:span><text:span text:style-name="T390_36">complemente</text:span><text:span text:style-name="T390_37"><text:s/></text:span><text:span text:style-name="T390_38">o</text:span><text:span text:style-name="T390_39"><text:s/></text:span><text:span text:style-name="T390_40">seu</text:span><text:span text:style-name="T390_41"><text:s/></text:span><text:span text:style-name="T390_42">cadastro</text:span><text:span text:style-name="T390_43">,<text:s/></text:span><text:span text:style-name="T390_44">esse</text:span><text:span text:style-name="T390_45"><text:s/></text:span><text:span text:style-name="T390_46">deve</text:span><text:span text:style-name="T390_47"><text:s/></text:span><text:span text:style-name="T390_48">informar</text:span><text:span text:style-name="T390_49">:<text:s/></text:span><text:span text:style-name="T390_50">o</text:span><text:span text:style-name="T390_51"><text:s/></text:span><text:span text:style-name="T390_52">horário</text:span><text:span text:style-name="T390_53"><text:s/></text:span><text:span text:style-name="T390_54">de</text:span><text:span text:style-name="T390_55"><text:s/></text:span><text:span text:style-name="T390_56">entrada</text:span><text:span text:style-name="T390_57"><text:s/></text:span><text:span text:style-name="T390_58">e</text:span><text:span text:style-name="T390_59"><text:s/></text:span><text:span text:style-name="T390_60">saída</text:span><text:span text:style-name="T390_61"><text:s/></text:span><text:span text:style-name="T390_62">de</text:span><text:span text:style-name="T390_63"><text:s/></text:span><text:span text:style-name="T390_64">suas</text:span><text:span text:style-name="T390_65"><text:s/></text:span><text:span text:style-name="T390_66">atividades</text:span><text:span text:style-name="T390_67"><text:s/></text:span><text:span text:style-name="T390_68">acadêmicas</text:span><text:span text:style-name="T390_69">,<text:s/></text:span><text:span text:style-name="T390_70">a</text:span><text:span text:style-name="T390_71"><text:s/></text:span><text:span text:style-name="T390_72">carga</text:span><text:span text:style-name="T390_73"><text:s/></text:span><text:span text:style-name="T390_74">horaria</text:span><text:span text:style-name="T390_75"><text:s/></text:span><text:span text:style-name="T390_76">mensal</text:span><text:span text:style-name="T390_77"><text:s/></text:span><text:span text:style-name="T390_78">e</text:span><text:span text:style-name="T390_79"><text:s/></text:span><text:span text:style-name="T390_80">digitalizar</text:span><text:span text:style-name="T390_81"><text:s/></text:span><text:span text:style-name="T390_82">sua</text:span><text:span text:style-name="T390_83"><text:s/></text:span><text:span text:style-name="T390_84">assinatura</text:span><text:span text:style-name="T390_85"><text:s/></text:span><text:span text:style-name="T390_86">como</text:span><text:span text:style-name="T390_87"><text:s/></text:span><text:span text:style-name="T390_88">elicitado</text:span><text:span text:style-name="T390_89"><text:s/></text:span><text:span text:style-name="T390_90">no</text:span><text:span text:style-name="T390_91"><text:s/></text:span><text:span text:style-name="T390_92">RF</text:span><text:span text:style-name="T390_93">020.</text:span></text:p>
      <text:p text:style-name="P391"/>
      <text:p text:style-name="P392"/>
      <text:p text:style-name="P393"/>
      <text:p text:style-name="P394"><text:span text:style-name="T394_1">RF</text:span><text:span text:style-name="T394_2">016<text:s/>–<text:s/></text:span><text:span text:style-name="T394_3">Cadastrar</text:span><text:span text:style-name="T394_4"><text:s/></text:span><text:span text:style-name="T394_5">um</text:span><text:span text:style-name="T394_6"><text:s/></text:span><text:span text:style-name="T394_7">relatório</text:span><text:span text:style-name="T394_8"><text:s/></text:span><text:span text:style-name="T394_9">de</text:span><text:span text:style-name="T394_10"><text:s/></text:span><text:span text:style-name="T394_11">frequência</text:span><text:span text:style-name="T394_12"><text:s/></text:span><text:span text:style-name="T394_13">mensal</text:span><text:span text:style-name="T394_14"><text:s/></text:span><text:span text:style-name="T394_15">de</text:span><text:span text:style-name="T394_16"><text:s/></text:span><text:span text:style-name="T394_17">monitoria</text:span></text:p>
      <text:p text:style-name="P395"><text:span text:style-name="T395_1"><text:tab/></text:span><text:span text:style-name="T395_2">O</text:span><text:span text:style-name="T395_3"><text:s/></text:span><text:span text:style-name="T395_4">sistema</text:span><text:span text:style-name="T395_5"><text:s/></text:span><text:span text:style-name="T395_6">deve</text:span><text:span text:style-name="T395_7"><text:s/></text:span><text:span text:style-name="T395_8">estar</text:span><text:span text:style-name="T395_9"><text:s/></text:span><text:span text:style-name="T395_10">apto</text:span><text:span text:style-name="T395_11"><text:s/></text:span><text:span text:style-name="T395_12">a</text:span><text:span text:style-name="T395_13"><text:s/></text:span><text:span text:style-name="T395_14">permitir</text:span><text:span text:style-name="T395_15"><text:s/></text:span><text:span text:style-name="T395_16">o</text:span><text:span text:style-name="T395_17"><text:s/></text:span><text:span text:style-name="T395_18">cadastro</text:span><text:span text:style-name="T395_19"><text:s/></text:span><text:span text:style-name="T395_20">dos</text:span><text:span text:style-name="T395_21"><text:s/></text:span><text:span text:style-name="T395_22">relatórios</text:span><text:span text:style-name="T395_23"><text:s/></text:span><text:span text:style-name="T395_24">de</text:span><text:span text:style-name="T395_25"><text:s/></text:span><text:span text:style-name="T395_26">frequência</text:span><text:span text:style-name="T395_27"><text:s/></text:span><text:span text:style-name="T395_28">mensal</text:span><text:span text:style-name="T395_29"><text:s/></text:span><text:span text:style-name="T395_30">realizado</text:span><text:span text:style-name="T395_31"><text:s/></text:span><text:span text:style-name="T395_32">pelos</text:span><text:span text:style-name="T395_33"><text:s/></text:span><text:span text:style-name="T395_34">monitores</text:span><text:span text:style-name="T395_35">,<text:s/></text:span><text:span text:style-name="T395_36">para</text:span><text:span text:style-name="T395_37"><text:s/></text:span><text:span text:style-name="T395_38">este</text:span><text:span text:style-name="T395_39"><text:s/></text:span><text:span text:style-name="T395_40">cadastro</text:span><text:span text:style-name="T395_41"><text:s/></text:span><text:span text:style-name="T395_42">as</text:span><text:span text:style-name="T395_43"><text:s/></text:span><text:span text:style-name="T395_44">seguintes</text:span><text:span text:style-name="T395_45"><text:s/></text:span><text:span text:style-name="T395_46">informações</text:span><text:span text:style-name="T395_47"><text:s/></text:span><text:span text:style-name="T395_48">já</text:span><text:span text:style-name="T395_49"><text:s/></text:span><text:span text:style-name="T395_50">coletadas</text:span><text:span text:style-name="T395_51"><text:s/></text:span><text:span text:style-name="T395_52">no</text:span><text:span text:style-name="T395_53"><text:s/></text:span><text:span text:style-name="T395_54">cadastro</text:span><text:span text:style-name="T395_55"><text:s/></text:span><text:span text:style-name="T395_56">do</text:span><text:span text:style-name="T395_57"><text:s/></text:span><text:span text:style-name="T395_58">usuário</text:span><text:span text:style-name="T395_59"><text:s/></text:span><text:span text:style-name="T395_60">monitor</text:span><text:span text:style-name="T395_61">,<text:s/></text:span><text:span text:style-name="T395_62">descrito</text:span><text:span text:style-name="T395_63"><text:s/></text:span><text:span text:style-name="T395_64">no</text:span><text:span text:style-name="T395_65"><text:s/></text:span><text:span text:style-name="T395_66">RF</text:span><text:span text:style-name="T395_67">002<text:s/></text:span><text:span text:style-name="T395_68">e</text:span><text:span text:style-name="T395_69"><text:s/></text:span><text:span text:style-name="T395_70">no</text:span><text:span text:style-name="T395_71"><text:s/></text:span><text:span text:style-name="T395_72">RF</text:span><text:span text:style-name="T395_73">031.<text:s/></text:span><text:span text:style-name="T395_74">O</text:span><text:span text:style-name="T395_75"><text:s/></text:span><text:span text:style-name="T395_76">usuário</text:span><text:span text:style-name="T395_77"><text:s/></text:span><text:span text:style-name="T395_78">aluno</text:span><text:span text:style-name="T395_79"><text:s/></text:span><text:span text:style-name="T395_80">deve</text:span><text:span text:style-name="T395_81"><text:s/></text:span><text:span text:style-name="T395_82">informar</text:span><text:span text:style-name="T395_83">:<text:s/></text:span><text:span text:style-name="T395_84">para</text:span><text:span text:style-name="T395_85"><text:s/></text:span><text:span text:style-name="T395_86">cada</text:span><text:span text:style-name="T395_87"><text:s/></text:span><text:span text:style-name="T395_88">semana</text:span><text:span text:style-name="T395_89"><text:s/></text:span><text:span text:style-name="T395_90">do</text:span><text:span text:style-name="T395_91"><text:s/></text:span><text:span text:style-name="T395_92">mês</text:span><text:span text:style-name="T395_93">,<text:s/></text:span><text:span text:style-name="T395_94">o</text:span><text:span text:style-name="T395_95"><text:s/></text:span><text:span text:style-name="T395_96">resumo</text:span><text:span text:style-name="T395_97"><text:s/></text:span><text:span text:style-name="T395_98">de</text:span><text:span text:style-name="T395_99"><text:s/></text:span><text:span text:style-name="T395_100">suas</text:span><text:span text:style-name="T395_101"><text:s/></text:span><text:span text:style-name="T395_102">atividades</text:span><text:span text:style-name="T395_103"><text:s/></text:span><text:span text:style-name="T395_104">semanais</text:span><text:span text:style-name="T395_105"><text:s/></text:span><text:span text:style-name="T395_106">informando</text:span><text:span text:style-name="T395_107"><text:s/></text:span><text:span text:style-name="T395_108">a</text:span><text:span text:style-name="T395_109"><text:s/></text:span><text:span text:style-name="T395_110">data</text:span><text:span text:style-name="T395_111"><text:s/></text:span><text:span text:style-name="T395_112">de</text:span><text:span text:style-name="T395_113"><text:s/></text:span><text:span text:style-name="T395_114">cada</text:span><text:span text:style-name="T395_115"><text:s/></text:span><text:span text:style-name="T395_116">dia</text:span><text:span text:style-name="T395_117"><text:s/></text:span><text:span text:style-name="T395_118">da</text:span><text:span text:style-name="T395_119"><text:s/></text:span><text:span text:style-name="T395_120">semana</text:span><text:span text:style-name="T395_121">,<text:s/></text:span><text:span text:style-name="T395_122">e</text:span><text:span text:style-name="T395_123"><text:s/></text:span><text:span text:style-name="T395_124">se</text:span><text:span text:style-name="T395_125"><text:s/></text:span><text:span text:style-name="T395_126">este</text:span><text:span text:style-name="T395_127"><text:s/></text:span><text:span text:style-name="T395_128">desejar</text:span><text:span text:style-name="T395_129">,<text:s/></text:span><text:span text:style-name="T395_130">pode</text:span><text:span text:style-name="T395_131"><text:s/></text:span><text:span text:style-name="T395_132">informar</text:span><text:span text:style-name="T395_133"><text:s/></text:span><text:span text:style-name="T395_134">uma</text:span><text:span text:style-name="T395_135"><text:s/></text:span><text:span text:style-name="T395_136">observação</text:span><text:span text:style-name="T395_137">,<text:s/></text:span><text:span text:style-name="T395_138">com</text:span><text:span text:style-name="T395_139"><text:s/></text:span><text:span text:style-name="T395_140">limite</text:span><text:span text:style-name="T395_141"><text:s/></text:span><text:span text:style-name="T395_142">de</text:span><text:span text:style-name="T395_143"><text:s/></text:span><text:span text:style-name="T395_144">uma</text:span><text:span text:style-name="T395_145"><text:s/></text:span><text:span text:style-name="T395_146">obervação</text:span><text:span text:style-name="T395_147"><text:s/></text:span><text:span text:style-name="T395_148">por</text:span><text:span text:style-name="T395_149"><text:s/></text:span><text:span text:style-name="T395_150">resumo</text:span><text:span text:style-name="T395_151"><text:s/></text:span><text:span text:style-name="T395_152">semanal</text:span><text:span text:style-name="T395_153">.<text:s/></text:span><text:span text:style-name="T395_154">Após</text:span><text:span text:style-name="T395_155"><text:s/></text:span><text:span text:style-name="T395_156">realizar</text:span><text:span text:style-name="T395_157"><text:s/></text:span><text:span text:style-name="T395_158">o</text:span><text:span text:style-name="T395_159"><text:s/></text:span><text:span text:style-name="T395_160">cadastro</text:span><text:span text:style-name="T395_161">,<text:s/></text:span><text:span text:style-name="T395_162">o</text:span><text:span text:style-name="T395_163"><text:s/></text:span><text:span text:style-name="T395_164">usuário</text:span><text:span text:style-name="T395_165"><text:s/></text:span><text:span text:style-name="T395_166">aluno</text:span><text:span text:style-name="T395_167"><text:s/></text:span><text:span text:style-name="T395_168">pode</text:span><text:span text:style-name="T395_169"><text:s/></text:span><text:span text:style-name="T395_170">optar</text:span><text:span text:style-name="T395_171"><text:s/></text:span><text:span text:style-name="T395_172">por</text:span><text:span text:style-name="T395_173"><text:s/></text:span><text:span text:style-name="T395_174">enviar</text:span><text:span text:style-name="T395_175"><text:s/></text:span><text:span text:style-name="T395_176">o</text:span><text:span text:style-name="T395_177"><text:s/></text:span><text:span text:style-name="T395_178">relatório</text:span><text:span text:style-name="T395_179"><text:s/></text:span><text:span text:style-name="T395_180">ou</text:span><text:span text:style-name="T395_181"><text:s/></text:span><text:span text:style-name="T395_182">não</text:span><text:span text:style-name="T395_183">.</text:span></text:p>
      <text:p text:style-name="P396"/>
      <text:p text:style-name="P397"><text:span text:style-name="T397_1">RF</text:span><text:span text:style-name="T397_2">020<text:s/>–<text:s/></text:span><text:span text:style-name="T397_3">Assinatura</text:span><text:span text:style-name="T397_4"><text:s/></text:span><text:span text:style-name="T397_5">do</text:span><text:span text:style-name="T397_6"><text:s/></text:span><text:span text:style-name="T397_7">usuário</text:span><text:span text:style-name="T397_8"><text:s/></text:span><text:span text:style-name="T397_9">aluno</text:span></text:p>
      <text:p text:style-name="P398"><text:span text:style-name="T398_1"><text:tab/></text:span><text:span text:style-name="T398_2">O</text:span><text:span text:style-name="T398_3"><text:s/></text:span><text:span text:style-name="T398_4">sistema</text:span><text:span text:style-name="T398_5"><text:s/></text:span><text:span text:style-name="T398_6">deve</text:span><text:span text:style-name="T398_7"><text:s/></text:span><text:span text:style-name="T398_8">permitir</text:span><text:span text:style-name="T398_9"><text:s/></text:span><text:span text:style-name="T398_10">que</text:span><text:span text:style-name="T398_11"><text:s/></text:span><text:span text:style-name="T398_12">o</text:span><text:span text:style-name="T398_13"><text:s/></text:span><text:span text:style-name="T398_14">usuário</text:span><text:span text:style-name="T398_15"><text:s/></text:span><text:span text:style-name="T398_16">aluno</text:span><text:span text:style-name="T398_17">,<text:s/></text:span><text:span text:style-name="T398_18">monitor</text:span><text:span text:style-name="T398_19"><text:s/></text:span><text:span text:style-name="T398_20">ou</text:span><text:span text:style-name="T398_21"><text:s/></text:span><text:span text:style-name="T398_22">pesquisador</text:span><text:span text:style-name="T398_23">,<text:s/></text:span><text:span text:style-name="T398_24">digitalize</text:span><text:span text:style-name="T398_25"><text:s/></text:span><text:span text:style-name="T398_26">a</text:span><text:span text:style-name="T398_27"><text:s/></text:span><text:span text:style-name="T398_28">sua</text:span><text:span text:style-name="T398_29"><text:s/></text:span><text:span text:style-name="T398_30">assinatura</text:span><text:span text:style-name="T398_31"><text:s/></text:span><text:span text:style-name="T398_32">a</text:span><text:span text:style-name="T398_33"><text:s/></text:span><text:span text:style-name="T398_34">ser</text:span><text:span text:style-name="T398_35"><text:s/></text:span><text:span text:style-name="T398_36">utilizada</text:span><text:span text:style-name="T398_37"><text:s/></text:span><text:span text:style-name="T398_38">na</text:span><text:span text:style-name="T398_39"><text:s/></text:span><text:span text:style-name="T398_40">impressão</text:span><text:span text:style-name="T398_41"><text:s/></text:span><text:span text:style-name="T398_42">do</text:span><text:span text:style-name="T398_43"><text:s/></text:span><text:span text:style-name="T398_44">relatório</text:span><text:span text:style-name="T398_45"><text:s/></text:span><text:span text:style-name="T398_46">de</text:span><text:span text:style-name="T398_47"><text:s/></text:span><text:span text:style-name="T398_48">frequência</text:span><text:span text:style-name="T398_49"><text:s/></text:span><text:span text:style-name="T398_50">mensal</text:span><text:span text:style-name="T398_51">.</text:span></text:p>
      <text:p text:style-name="P399"/>
      <text:p text:style-name="P400"/>
      <text:p text:style-name="P401"><text:span text:style-name="T401_1">RF</text:span><text:span text:style-name="T401_2">021<text:s/>–<text:s/></text:span><text:span text:style-name="T401_3">Disponibilizar</text:span><text:span text:style-name="T401_4"><text:s/></text:span><text:span text:style-name="T401_5">listagem</text:span><text:span text:style-name="T401_6"><text:s/></text:span><text:span text:style-name="T401_7">de</text:span><text:span text:style-name="T401_8"><text:s/></text:span><text:span text:style-name="T401_9">relatórios</text:span><text:span text:style-name="T401_10"><text:s/></text:span><text:span text:style-name="T401_11">para</text:span><text:span text:style-name="T401_12"><text:s/></text:span><text:span text:style-name="T401_13">alunos</text:span></text:p>
      <text:p text:style-name="P402"><text:span text:style-name="T402_1"><text:tab/></text:span><text:span text:style-name="T402_2">O</text:span><text:span text:style-name="T402_3"><text:s/></text:span><text:span text:style-name="T402_4">sistema</text:span><text:span text:style-name="T402_5"><text:s/></text:span><text:span text:style-name="T402_6">deve</text:span><text:span text:style-name="T402_7"><text:s/></text:span><text:span text:style-name="T402_8">ser</text:span><text:span text:style-name="T402_9"><text:s/></text:span><text:span text:style-name="T402_10">capaz</text:span><text:span text:style-name="T402_11"><text:s/></text:span><text:span text:style-name="T402_12">de</text:span><text:span text:style-name="T402_13"><text:s/></text:span><text:span text:style-name="T402_14">apresentar</text:span><text:span text:style-name="T402_15"><text:s/></text:span><text:span text:style-name="T402_16">uma</text:span><text:span text:style-name="T402_17"><text:s/></text:span><text:span text:style-name="T402_18">lista</text:span><text:span text:style-name="T402_19"><text:s/></text:span><text:span text:style-name="T402_20">dos</text:span><text:span text:style-name="T402_21"><text:s/></text:span><text:span text:style-name="T402_22">relatórios</text:span><text:span text:style-name="T402_23"><text:s/></text:span><text:span text:style-name="T402_24">de</text:span><text:span text:style-name="T402_25"><text:s/></text:span><text:span text:style-name="T402_26">frequência</text:span><text:span text:style-name="T402_27">,<text:s/></text:span><text:span text:style-name="T402_28">esta</text:span><text:span text:style-name="T402_29"><text:s/></text:span><text:span text:style-name="T402_30">deve</text:span><text:span text:style-name="T402_31"><text:s/></text:span><text:span text:style-name="T402_32">apresentar</text:span><text:span text:style-name="T402_33"><text:s/></text:span><text:span text:style-name="T402_34">o</text:span><text:span text:style-name="T402_35"><text:s/></text:span><text:span text:style-name="T402_36">nome</text:span><text:span text:style-name="T402_37"><text:s/></text:span><text:span text:style-name="T402_38">e</text:span><text:span text:style-name="T402_39"><text:s/></text:span><text:span text:style-name="T402_40">matrícula</text:span><text:span text:style-name="T402_41"><text:s/></text:span><text:span text:style-name="T402_42">do</text:span><text:span text:style-name="T402_43"><text:s/></text:span><text:span text:style-name="T402_44">aluno</text:span><text:span text:style-name="T402_45">,<text:s/></text:span><text:span text:style-name="T402_46">o</text:span><text:span text:style-name="T402_47"><text:s/></text:span><text:span text:style-name="T402_48">mês</text:span><text:span text:style-name="T402_49"><text:s/></text:span><text:span text:style-name="T402_50">e</text:span><text:span text:style-name="T402_51"><text:s/></text:span><text:span text:style-name="T402_52">ano</text:span><text:span text:style-name="T402_53"><text:s/></text:span><text:span text:style-name="T402_54">referente</text:span><text:span text:style-name="T402_55"><text:s/></text:span><text:span text:style-name="T402_56">ao</text:span><text:span text:style-name="T402_57"><text:s/></text:span><text:span text:style-name="T402_58">relatório</text:span><text:span text:style-name="T402_59">,<text:s/></text:span><text:span text:style-name="T402_60">e</text:span><text:span text:style-name="T402_61"><text:s/></text:span><text:span text:style-name="T402_62">a</text:span><text:span text:style-name="T402_63"><text:s/></text:span><text:span text:style-name="T402_64">opção</text:span><text:span text:style-name="T402_65"><text:s/></text:span><text:span text:style-name="T402_66">de</text:span><text:span text:style-name="T402_67"><text:s/></text:span><text:span text:style-name="T402_68">impressão</text:span><text:span text:style-name="T402_69"><text:s/></text:span><text:span text:style-name="T402_70">do</text:span><text:span text:style-name="T402_71"><text:s/></text:span><text:span text:style-name="T402_72">relatório</text:span><text:span text:style-name="T402_73">,<text:s/></text:span><text:span text:style-name="T402_74">elicitada</text:span><text:span text:style-name="T402_75"><text:s/></text:span><text:span text:style-name="T402_76">em</text:span><text:span text:style-name="T402_77"><text:s/></text:span><text:span text:style-name="T402_78">RF</text:span><text:span text:style-name="T402_79">013,<text:s/></text:span><text:span text:style-name="T402_80">para</text:span><text:span text:style-name="T402_81"><text:s/></text:span><text:span text:style-name="T402_82">o</text:span><text:span text:style-name="T402_83"><text:s/></text:span><text:span text:style-name="T402_84">usuário</text:span><text:span text:style-name="T402_85"><text:s/></text:span><text:span text:style-name="T402_86">aluno</text:span><text:span text:style-name="T402_87"><text:s/></text:span><text:span text:style-name="T402_88">logado</text:span><text:span text:style-name="T402_89"><text:s/></text:span><text:span text:style-name="T402_90">no</text:span><text:span text:style-name="T402_91"><text:s/></text:span><text:span text:style-name="T402_92">sistema</text:span><text:span text:style-name="T402_93">.<text:s/></text:span><text:span text:style-name="T402_94">Podem</text:span><text:span text:style-name="T402_95"><text:s/></text:span><text:span text:style-name="T402_96">ser</text:span><text:span text:style-name="T402_97"><text:s/></text:span><text:span text:style-name="T402_98">utilizados</text:span><text:span text:style-name="T402_99"><text:s/></text:span><text:span text:style-name="T402_100">critérios</text:span><text:span text:style-name="T402_101"><text:s/></text:span><text:span text:style-name="T402_102">para</text:span><text:span text:style-name="T402_103"><text:s/></text:span><text:span text:style-name="T402_104">a</text:span><text:span text:style-name="T402_105"><text:s/></text:span><text:span text:style-name="T402_106">listagem</text:span><text:span text:style-name="T402_107"><text:s/></text:span><text:span text:style-name="T402_108">dos</text:span><text:span text:style-name="T402_109"><text:s/></text:span><text:span text:style-name="T402_110">relatórios</text:span><text:span text:style-name="T402_111">,<text:s/></text:span><text:span text:style-name="T402_112">estes</text:span><text:span text:style-name="T402_113"><text:s/></text:span><text:span text:style-name="T402_114">estão</text:span><text:span text:style-name="T402_115"><text:s/></text:span><text:span text:style-name="T402_116">especificados</text:span><text:span text:style-name="T402_117"><text:s/></text:span><text:span text:style-name="T402_118">no</text:span><text:span text:style-name="T402_119"><text:s/></text:span><text:span text:style-name="T402_120">RF</text:span><text:span text:style-name="T402_121">09,<text:s/></text:span><text:span text:style-name="T402_122">RF</text:span><text:span text:style-name="T402_123">010,<text:s/></text:span><text:span text:style-name="T402_124">RF</text:span><text:span text:style-name="T402_125">011,<text:s/></text:span><text:span text:style-name="T402_126">podendo</text:span><text:span text:style-name="T402_127"><text:s/></text:span><text:span text:style-name="T402_128">ser</text:span><text:span text:style-name="T402_129"><text:s/></text:span><text:span text:style-name="T402_130">especificado</text:span><text:span text:style-name="T402_131"><text:s/></text:span><text:span text:style-name="T402_132">mais</text:span><text:span text:style-name="T402_133"><text:s/></text:span><text:span text:style-name="T402_134">de</text:span><text:span text:style-name="T402_135"><text:s/></text:span><text:span text:style-name="T402_136">um</text:span><text:span text:style-name="T402_137"><text:s/></text:span><text:span text:style-name="T402_138">critério</text:span><text:span text:style-name="T402_139">.<text:s/></text:span><text:span text:style-name="T402_140">O</text:span><text:span text:style-name="T402_141"><text:s/></text:span><text:span text:style-name="T402_142">padrão</text:span><text:span text:style-name="T402_143"><text:s/></text:span><text:span text:style-name="T402_144">de</text:span><text:span text:style-name="T402_145"><text:s/></text:span><text:span text:style-name="T402_146">listagem</text:span><text:span text:style-name="T402_147"><text:s/></text:span><text:span text:style-name="T402_148">é</text:span><text:span text:style-name="T402_149"><text:s/></text:span><text:span text:style-name="T402_150">apresentar</text:span><text:span text:style-name="T402_151"><text:s/></text:span><text:span text:style-name="T402_152">todos</text:span><text:span text:style-name="T402_153"><text:s/></text:span><text:span text:style-name="T402_154">os</text:span><text:span text:style-name="T402_155"><text:s/></text:span><text:span text:style-name="T402_156">relatórios</text:span><text:span text:style-name="T402_157"><text:s/></text:span><text:span text:style-name="T402_158">de</text:span><text:span text:style-name="T402_159"><text:s/></text:span><text:span text:style-name="T402_160">frequência</text:span><text:span text:style-name="T402_161"><text:s/></text:span><text:span text:style-name="T402_162">disponíveis</text:span><text:span text:style-name="T402_163"><text:s/></text:span><text:span text:style-name="T402_164">do</text:span><text:span text:style-name="T402_165"><text:s/></text:span><text:span text:style-name="T402_166">mês</text:span><text:span text:style-name="T402_167"><text:s/></text:span><text:span text:style-name="T402_168">atual</text:span><text:span text:style-name="T402_169"><text:s/></text:span><text:span text:style-name="T402_170">no</text:span><text:span text:style-name="T402_171"><text:s/></text:span><text:span text:style-name="T402_172">momento</text:span><text:span text:style-name="T402_173"><text:s/></text:span><text:span text:style-name="T402_174">da</text:span><text:span text:style-name="T402_175"><text:s/></text:span><text:span text:style-name="T402_176">visualização</text:span><text:span text:style-name="T402_177"><text:s/></text:span><text:span text:style-name="T402_178">da</text:span><text:span text:style-name="T402_179"><text:s/></text:span><text:span text:style-name="T402_180">listagem</text:span><text:span text:style-name="T402_181">.<text:s/></text:span><text:span text:style-name="T402_182">Caso</text:span><text:span text:style-name="T402_183"><text:s/></text:span><text:span text:style-name="T402_184">não</text:span><text:span text:style-name="T402_185"><text:s/></text:span><text:span text:style-name="T402_186">exista</text:span><text:span text:style-name="T402_187"><text:s/></text:span><text:span text:style-name="T402_188">algum</text:span><text:span text:style-name="T402_189"><text:s/></text:span><text:span text:style-name="T402_190">relatório</text:span><text:span text:style-name="T402_191"><text:s/></text:span><text:span text:style-name="T402_192">de</text:span><text:span text:style-name="T402_193"><text:s/></text:span><text:span text:style-name="T402_194">acordo</text:span><text:span text:style-name="T402_195"><text:s/></text:span><text:span text:style-name="T402_196">com</text:span><text:span text:style-name="T402_197"><text:s/></text:span><text:span text:style-name="T402_198">os</text:span><text:span text:style-name="T402_199"><text:s/></text:span><text:span text:style-name="T402_200">critérios</text:span><text:span text:style-name="T402_201"><text:s/></text:span><text:span text:style-name="T402_202">especificados</text:span><text:span text:style-name="T402_203">,<text:s/></text:span><text:span text:style-name="T402_204">o</text:span><text:span text:style-name="T402_205"><text:s/></text:span><text:span text:style-name="T402_206">sistema</text:span><text:span text:style-name="T402_207"><text:s/></text:span><text:span text:style-name="T402_208">deve</text:span><text:span text:style-name="T402_209"><text:s/></text:span><text:span text:style-name="T402_210">informar</text:span><text:span text:style-name="T402_211"><text:s/></text:span><text:span text:style-name="T402_212">essa</text:span><text:span text:style-name="T402_213"><text:s/></text:span><text:span text:style-name="T402_214">situação</text:span><text:span text:style-name="T402_215"><text:s/></text:span><text:span text:style-name="T402_216">ao</text:span><text:span text:style-name="T402_217"><text:s/></text:span><text:span text:style-name="T402_218">usuário</text:span><text:span text:style-name="T402_219">.</text:span></text:p>
      <text:p text:style-name="P403"/>
      <text:p text:style-name="P404"><text:span text:style-name="T404_1">RF</text:span><text:span text:style-name="T404_2">017<text:s/>–<text:s/></text:span><text:span text:style-name="T404_3">Disponibilizar</text:span><text:span text:style-name="T404_4"><text:s/></text:span><text:span text:style-name="T404_5">alteração</text:span><text:span text:style-name="T404_6"><text:s/></text:span><text:span text:style-name="T404_7">de</text:span><text:span text:style-name="T404_8"><text:s/></text:span><text:span text:style-name="T404_9">senha</text:span></text:p>
      <text:p text:style-name="P405"><text:span text:style-name="T405_1"><text:tab/></text:span><text:span text:style-name="T405_2">O</text:span><text:span text:style-name="T405_3"><text:s/></text:span><text:span text:style-name="T405_4">sistema</text:span><text:span text:style-name="T405_5"><text:s/></text:span><text:span text:style-name="T405_6">deve</text:span><text:span text:style-name="T405_7"><text:s/></text:span><text:span text:style-name="T405_8">possibilitar</text:span><text:span text:style-name="T405_9"><text:s/></text:span><text:span text:style-name="T405_10">que</text:span><text:span text:style-name="T405_11"><text:s/></text:span><text:span text:style-name="T405_12">o</text:span><text:span text:style-name="T405_13"><text:s/></text:span><text:span text:style-name="T405_14">usuário</text:span><text:span text:style-name="T405_15"><text:s/></text:span><text:span text:style-name="T405_16">aluno</text:span><text:span text:style-name="T405_17">,<text:s/></text:span><text:span text:style-name="T405_18">seja</text:span><text:span text:style-name="T405_19"><text:s/></text:span><text:span text:style-name="T405_20">monitor</text:span><text:span text:style-name="T405_21"><text:s/></text:span><text:span text:style-name="T405_22">ou</text:span><text:span text:style-name="T405_23"><text:s/></text:span><text:span text:style-name="T405_24">pesquisador</text:span><text:span text:style-name="T405_25">,<text:s/></text:span><text:span text:style-name="T405_26">e</text:span><text:span text:style-name="T405_27"><text:s/></text:span><text:span text:style-name="T405_28">supervisor</text:span><text:span text:style-name="T405_29">,<text:s/></text:span><text:span text:style-name="T405_30">altere</text:span><text:span text:style-name="T405_31"><text:s/></text:span><text:span text:style-name="T405_32">a</text:span><text:span text:style-name="T405_33"><text:s/></text:span><text:span text:style-name="T405_34">sua</text:span><text:span text:style-name="T405_35"><text:s/></text:span><text:span text:style-name="T405_36">senha</text:span><text:span text:style-name="T405_37">.</text:span></text:p>
      <text:p text:style-name="P406"/>
      <text:p text:style-name="P407"/>
      <text:p text:style-name="P408"><text:span text:style-name="T408_1">RF</text:span><text:span text:style-name="T408_2">018<text:s/>–<text:s/></text:span><text:span text:style-name="T408_3">Requisitar</text:span><text:span text:style-name="T408_4"><text:s/></text:span><text:span text:style-name="T408_5">nova</text:span><text:span text:style-name="T408_6"><text:s/></text:span><text:span text:style-name="T408_7">senha</text:span></text:p>
      <text:p text:style-name="P409"><text:span text:style-name="T409_1"><text:tab/></text:span><text:span text:style-name="T409_2">O</text:span><text:span text:style-name="T409_3"><text:s/></text:span><text:span text:style-name="T409_4">sistema</text:span><text:span text:style-name="T409_5"><text:s/></text:span><text:span text:style-name="T409_6">deve</text:span><text:span text:style-name="T409_7"><text:s/></text:span><text:span text:style-name="T409_8">possibilitar</text:span><text:span text:style-name="T409_9"><text:s/></text:span><text:span text:style-name="T409_10">que</text:span><text:span text:style-name="T409_11"><text:s/></text:span><text:span text:style-name="T409_12">o</text:span><text:span text:style-name="T409_13"><text:s/></text:span><text:span text:style-name="T409_14">usuário</text:span><text:span text:style-name="T409_15"><text:s/></text:span><text:span text:style-name="T409_16">aluno</text:span><text:span text:style-name="T409_17">,<text:s/></text:span><text:span text:style-name="T409_18">seja</text:span><text:span text:style-name="T409_19"><text:s/></text:span><text:span text:style-name="T409_20">monitor</text:span><text:span text:style-name="T409_21"><text:s/></text:span><text:span text:style-name="T409_22">ou</text:span><text:span text:style-name="T409_23"><text:s/></text:span><text:span text:style-name="T409_24">pesquisador</text:span><text:span text:style-name="T409_25">,<text:s/></text:span><text:span text:style-name="T409_26">requisite</text:span><text:span text:style-name="T409_27"><text:s/></text:span><text:span text:style-name="T409_28">uma</text:span><text:span text:style-name="T409_29"><text:s/></text:span><text:span text:style-name="T409_30">nova</text:span><text:span text:style-name="T409_31"><text:s/></text:span><text:span text:style-name="T409_32">senha</text:span><text:span text:style-name="T409_33"><text:s/></text:span><text:span text:style-name="T409_34">em</text:span><text:span text:style-name="T409_35"><text:s/></text:span><text:span text:style-name="T409_36">caso</text:span><text:span text:style-name="T409_37"><text:s/></text:span><text:span text:style-name="T409_38">de</text:span><text:span text:style-name="T409_39"><text:s/></text:span><text:span text:style-name="T409_40">perda</text:span><text:span text:style-name="T409_41"><text:s/></text:span><text:span text:style-name="T409_42">de</text:span><text:span text:style-name="T409_43"><text:s/></text:span><text:span text:style-name="T409_44">acesso</text:span><text:span text:style-name="T409_45"><text:s/></text:span><text:span text:style-name="T409_46">ao</text:span><text:span text:style-name="T409_47"><text:s/></text:span><text:span text:style-name="T409_48">sistema</text:span><text:span text:style-name="T409_49"><text:s/></text:span><text:span text:style-name="T409_50">devido</text:span><text:span text:style-name="T409_51"><text:s/></text:span><text:span text:style-name="T409_52">a</text:span><text:span text:style-name="T409_53"><text:s/></text:span><text:span text:style-name="T409_54">esquecimento</text:span><text:span text:style-name="T409_55"><text:s/></text:span><text:span text:style-name="T409_56">de</text:span><text:span text:style-name="T409_57"><text:s/></text:span><text:span text:style-name="T409_58">senha</text:span><text:span text:style-name="T409_59">.<text:s/></text:span><text:span text:style-name="T409_60">Para</text:span><text:span text:style-name="T409_61"><text:s/></text:span><text:span text:style-name="T409_62">isso</text:span><text:span text:style-name="T409_63">,<text:s/></text:span><text:span text:style-name="T409_64">o</text:span><text:span text:style-name="T409_65"><text:s/></text:span><text:span text:style-name="T409_66">aluno</text:span><text:span text:style-name="T409_67"><text:s/></text:span><text:span text:style-name="T409_68">preciso</text:span><text:span text:style-name="T409_69"><text:s/></text:span><text:span text:style-name="T409_70">solicitar</text:span><text:span text:style-name="T409_71"><text:s/></text:span><text:span text:style-name="T409_72">o</text:span><text:span text:style-name="T409_73"><text:s/></text:span><text:span text:style-name="T409_74">envio</text:span><text:span text:style-name="T409_75"><text:s/></text:span><text:span text:style-name="T409_76">de</text:span><text:span text:style-name="T409_77"><text:s/></text:span><text:span text:style-name="T409_78">uma</text:span><text:span text:style-name="T409_79"><text:s/></text:span><text:span text:style-name="T409_80">nova</text:span><text:span text:style-name="T409_81"><text:s/></text:span><text:span text:style-name="T409_82">senha</text:span><text:span text:style-name="T409_83">,<text:s/></text:span><text:span text:style-name="T409_84">e</text:span><text:span text:style-name="T409_85"><text:s/></text:span><text:span text:style-name="T409_86">esta</text:span><text:span text:style-name="T409_87"><text:s/></text:span><text:span text:style-name="T409_88">será</text:span><text:span text:style-name="T409_89"><text:s/></text:span><text:span text:style-name="T409_90">enviada</text:span><text:span text:style-name="T409_91"><text:s/></text:span><text:span text:style-name="T409_92">para</text:span><text:span text:style-name="T409_93"><text:s/></text:span><text:span text:style-name="T409_94">e</text:span><text:span text:style-name="T409_95">-</text:span><text:span text:style-name="T409_96">mail</text:span><text:span text:style-name="T409_97"><text:s/></text:span><text:span text:style-name="T409_98">o</text:span><text:span text:style-name="T409_99"><text:s/></text:span><text:span text:style-name="T409_100">aluno</text:span><text:span text:style-name="T409_101">.</text:span></text:p>
      <text:p text:style-name="P410"/>
      <text:p text:style-name="P411"><text:span text:style-name="T411_1">RF</text:span><text:span text:style-name="T411_2">025<text:s/>–<text:s/></text:span><text:span text:style-name="T411_3">Solicitar</text:span><text:span text:style-name="T411_4"><text:s/></text:span><text:span text:style-name="T411_5">alteração</text:span><text:span text:style-name="T411_6"><text:s/></text:span><text:span text:style-name="T411_7">dos</text:span><text:span text:style-name="T411_8"><text:s/></text:span><text:span text:style-name="T411_9">dados</text:span><text:span text:style-name="T411_10"><text:s/></text:span><text:span text:style-name="T411_11">cadastrais</text:span></text:p>
      <text:p text:style-name="P412"><text:span text:style-name="T412_1"><text:tab/></text:span><text:span text:style-name="T412_2">O</text:span><text:span text:style-name="T412_3"><text:s/></text:span><text:span text:style-name="T412_4">sistema</text:span><text:span text:style-name="T412_5"><text:s/></text:span><text:span text:style-name="T412_6">deve</text:span><text:span text:style-name="T412_7"><text:s/></text:span><text:span text:style-name="T412_8">possibilitar</text:span><text:span text:style-name="T412_9"><text:s/></text:span><text:span text:style-name="T412_10">que</text:span><text:span text:style-name="T412_11"><text:s/></text:span><text:span text:style-name="T412_12">um</text:span><text:span text:style-name="T412_13"><text:s/></text:span><text:span text:style-name="T412_14">usuário</text:span><text:span text:style-name="T412_15"><text:s/></text:span><text:span text:style-name="T412_16">aluno</text:span><text:span text:style-name="T412_17"><text:s/></text:span><text:span text:style-name="T412_18">solicite</text:span><text:span text:style-name="T412_19"><text:s/></text:span><text:span text:style-name="T412_20">a</text:span><text:span text:style-name="T412_21"><text:s/></text:span><text:span text:style-name="T412_22">um</text:span><text:span text:style-name="T412_23"><text:s/></text:span><text:span text:style-name="T412_24">usuário</text:span><text:span text:style-name="T412_25"><text:s/></text:span><text:span text:style-name="T412_26">supervisor</text:span><text:span text:style-name="T412_27"><text:s/></text:span><text:span text:style-name="T412_28">a</text:span><text:span text:style-name="T412_29"><text:s/></text:span><text:span text:style-name="T412_30">alteração</text:span><text:span text:style-name="T412_31"><text:s/></text:span><text:span text:style-name="T412_32">de</text:span><text:span text:style-name="T412_33"><text:s/></text:span><text:span text:style-name="T412_34">seus</text:span><text:span text:style-name="T412_35"><text:s/></text:span><text:span text:style-name="T412_36">dados</text:span><text:span text:style-name="T412_37"><text:s/></text:span><text:span text:style-name="T412_38">cadastrais</text:span><text:span text:style-name="T412_39">.</text:span></text:p>
      <text:p text:style-name="P413"/>
      <text:p text:style-name="P414"/>
      <text:p text:style-name="P415"><text:span text:style-name="T415_1">RF</text:span><text:span text:style-name="T415_2">026<text:s/>–<text:s/></text:span><text:span text:style-name="T415_3">Remover</text:span><text:span text:style-name="T415_4"><text:s/></text:span><text:span text:style-name="T415_5">relatório</text:span><text:span text:style-name="T415_6"><text:s/></text:span><text:span text:style-name="T415_7">de</text:span><text:span text:style-name="T415_8"><text:s/></text:span><text:span text:style-name="T415_9">frequência</text:span><text:span text:style-name="T415_10"><text:s/></text:span><text:span text:style-name="T415_11">cadastrado</text:span></text:p>
      <text:p text:style-name="P416"><text:span text:style-name="T416_1"><text:tab/></text:span><text:span text:style-name="T416_2">O</text:span><text:span text:style-name="T416_3"><text:s/></text:span><text:span text:style-name="T416_4">sistema</text:span><text:span text:style-name="T416_5"><text:s/></text:span><text:span text:style-name="T416_6">deve</text:span><text:span text:style-name="T416_7"><text:s/></text:span><text:span text:style-name="T416_8">possibilitar</text:span><text:span text:style-name="T416_9"><text:s/></text:span><text:span text:style-name="T416_10">a</text:span><text:span text:style-name="T416_11"><text:s/></text:span><text:span text:style-name="T416_12">remoção</text:span><text:span text:style-name="T416_13"><text:s/></text:span><text:span text:style-name="T416_14">de</text:span><text:span text:style-name="T416_15"><text:s/></text:span><text:span text:style-name="T416_16">um</text:span><text:span text:style-name="T416_17"><text:s/></text:span><text:span text:style-name="T416_18">relatório</text:span><text:span text:style-name="T416_19"><text:s/></text:span><text:span text:style-name="T416_20">de</text:span><text:span text:style-name="T416_21"><text:s/></text:span><text:span text:style-name="T416_22">frequência</text:span><text:span text:style-name="T416_23"><text:s/></text:span><text:span text:style-name="T416_24">já</text:span><text:span text:style-name="T416_25"><text:s/></text:span><text:span text:style-name="T416_26">cadastrado</text:span><text:span text:style-name="T416_27">,<text:s/></text:span><text:span text:style-name="T416_28">desde</text:span><text:span text:style-name="T416_29"><text:s/></text:span><text:span text:style-name="T416_30">que</text:span><text:span text:style-name="T416_31"><text:s/></text:span><text:span text:style-name="T416_32">este</text:span><text:span text:style-name="T416_33"><text:s/></text:span><text:span text:style-name="T416_34">já</text:span><text:span text:style-name="T416_35"><text:s/></text:span><text:span text:style-name="T416_36">tenha</text:span><text:span text:style-name="T416_37"><text:s/></text:span><text:span text:style-name="T416_38">sido</text:span><text:span text:style-name="T416_39"><text:s/></text:span><text:span text:style-name="T416_40">disponibilizado</text:span><text:span text:style-name="T416_41"><text:s/></text:span><text:span text:style-name="T416_42">para</text:span><text:span text:style-name="T416_43"><text:s/></text:span><text:span text:style-name="T416_44">o</text:span><text:span text:style-name="T416_45"><text:s/></text:span><text:span text:style-name="T416_46">usuário</text:span><text:span text:style-name="T416_47"><text:s/></text:span><text:span text:style-name="T416_48">supervisor</text:span><text:span text:style-name="T416_49"><text:s/></text:span><text:span text:style-name="T416_50">e</text:span><text:span text:style-name="T416_51"><text:s/></text:span><text:span text:style-name="T416_52">este</text:span><text:span text:style-name="T416_53"><text:s/></text:span><text:span text:style-name="T416_54">tenha</text:span><text:span text:style-name="T416_55"><text:s/></text:span><text:span text:style-name="T416_56">confirmado</text:span><text:span text:style-name="T416_57">,<text:s/></text:span><text:span text:style-name="T416_58">e</text:span><text:span text:style-name="T416_59"><text:s/></text:span><text:span text:style-name="T416_60">que</text:span><text:span text:style-name="T416_61"><text:s/></text:span><text:span text:style-name="T416_62">tenha</text:span><text:span text:style-name="T416_63"><text:s/></text:span><text:span text:style-name="T416_64">passado</text:span><text:span text:style-name="T416_65"><text:s/></text:span><text:span text:style-name="T416_66">um</text:span><text:span text:style-name="T416_67"><text:s/></text:span><text:span text:style-name="T416_68">mês</text:span><text:span text:style-name="T416_69"><text:s/></text:span><text:span text:style-name="T416_70">desde</text:span><text:span text:style-name="T416_71"><text:s/></text:span><text:span text:style-name="T416_72">o</text:span><text:span text:style-name="T416_73"><text:s/></text:span><text:span text:style-name="T416_74">cadastro</text:span><text:span text:style-name="T416_75"><text:s/></text:span><text:span text:style-name="T416_76">do</text:span><text:span text:style-name="T416_77"><text:s/></text:span><text:span text:style-name="T416_78">relatório</text:span><text:span text:style-name="T416_79"><text:s/></text:span><text:span text:style-name="T416_80">a</text:span><text:span text:style-name="T416_81"><text:s/></text:span><text:span text:style-name="T416_82">ser</text:span><text:span text:style-name="T416_83"><text:s/></text:span><text:span text:style-name="T416_84">removido</text:span><text:span text:style-name="T416_85">.</text:span></text:p>
      <text:p text:style-name="P417"/>
      <text:p text:style-name="P418"><text:span text:style-name="T418_1">RF</text:span><text:span text:style-name="T418_2">028<text:s/>–<text:s/></text:span><text:span text:style-name="T418_3">Disponibilizar</text:span><text:span text:style-name="T418_4"><text:s/></text:span><text:span text:style-name="T418_5">seleção</text:span><text:span text:style-name="T418_6"><text:s/></text:span><text:span text:style-name="T418_7">de</text:span><text:span text:style-name="T418_8"><text:s/></text:span><text:span text:style-name="T418_9">relatório</text:span><text:span text:style-name="T418_10"><text:s/></text:span><text:span text:style-name="T418_11">de</text:span><text:span text:style-name="T418_12"><text:s/></text:span><text:span text:style-name="T418_13">frequência</text:span></text:p>
      <text:p text:style-name="P419"><text:span text:style-name="T419_1"><text:tab/></text:span><text:span text:style-name="T419_2">O</text:span><text:span text:style-name="T419_3"><text:s/></text:span><text:span text:style-name="T419_4">sistema</text:span><text:span text:style-name="T419_5"><text:s/></text:span><text:span text:style-name="T419_6">deve</text:span><text:span text:style-name="T419_7"><text:s/></text:span><text:span text:style-name="T419_8">permitir</text:span><text:span text:style-name="T419_9"><text:s/></text:span><text:span text:style-name="T419_10">que</text:span><text:span text:style-name="T419_11"><text:s/></text:span><text:span text:style-name="T419_12">um</text:span><text:span text:style-name="T419_13"><text:s/></text:span><text:span text:style-name="T419_14">relatório</text:span><text:span text:style-name="T419_15"><text:s/></text:span><text:span text:style-name="T419_16">apresentado</text:span><text:span text:style-name="T419_17"><text:s/></text:span><text:span text:style-name="T419_18">nas</text:span><text:span text:style-name="T419_19"><text:s/></text:span><text:span text:style-name="T419_20">listagens</text:span><text:span text:style-name="T419_21">,<text:s/></text:span><text:span text:style-name="T419_22">descritas</text:span><text:span text:style-name="T419_23"><text:s text:c="2"/></text:span><text:span text:style-name="T419_24">no</text:span><text:span text:style-name="T419_25"><text:s/></text:span><text:span text:style-name="T419_26">RF</text:span><text:span text:style-name="T419_27">021,<text:s/></text:span><text:span text:style-name="T419_28">RF</text:span><text:span text:style-name="T419_29">012<text:s/></text:span><text:span text:style-name="T419_30">e</text:span><text:span text:style-name="T419_31"><text:s/></text:span><text:span text:style-name="T419_32">RF</text:span><text:span text:style-name="T419_33">008,<text:s/></text:span><text:span text:style-name="T419_34">possa</text:span><text:span text:style-name="T419_35"><text:s/></text:span><text:span text:style-name="T419_36">ser</text:span><text:span text:style-name="T419_37"><text:s/></text:span><text:span text:style-name="T419_38">escolhida</text:span><text:span text:style-name="T419_39"><text:s/></text:span><text:span text:style-name="T419_40">para</text:span><text:span text:style-name="T419_41"><text:s/></text:span><text:span text:style-name="T419_42">que</text:span><text:span text:style-name="T419_43"><text:s/></text:span><text:span text:style-name="T419_44">seus</text:span><text:span text:style-name="T419_45"><text:s/></text:span><text:span text:style-name="T419_46">dados</text:span><text:span text:style-name="T419_47"><text:s/></text:span><text:span text:style-name="T419_48">de</text:span><text:span text:style-name="T419_49"><text:s/></text:span><text:span text:style-name="T419_50">cadastro</text:span><text:span text:style-name="T419_51"><text:s/></text:span><text:span text:style-name="T419_52">sejam</text:span><text:span text:style-name="T419_53"><text:s/></text:span><text:span text:style-name="T419_54">apresentadas</text:span><text:span text:style-name="T419_55"><text:s/></text:span><text:span text:style-name="T419_56">a</text:span><text:span text:style-name="T419_57"><text:s/></text:span><text:span text:style-name="T419_58">um</text:span><text:span text:style-name="T419_59"><text:s/></text:span><text:span text:style-name="T419_60">usuário</text:span><text:span text:style-name="T419_61">,<text:s/></text:span><text:span text:style-name="T419_62">supervisor</text:span><text:span text:style-name="T419_63"><text:s/></text:span><text:span text:style-name="T419_64">ou</text:span><text:span text:style-name="T419_65"><text:s/></text:span><text:span text:style-name="T419_66">aluno</text:span><text:span text:style-name="T419_67">.<text:s/></text:span><text:span text:style-name="T419_68">Os</text:span><text:span text:style-name="T419_69"><text:s/></text:span><text:span text:style-name="T419_70">dados</text:span><text:span text:style-name="T419_71"><text:s/></text:span><text:span text:style-name="T419_72">cadastrais</text:span><text:span text:style-name="T419_73"><text:s/></text:span><text:span text:style-name="T419_74">a</text:span><text:span text:style-name="T419_75"><text:s/></text:span><text:span text:style-name="T419_76">serem</text:span><text:span text:style-name="T419_77"><text:s/></text:span><text:span text:style-name="T419_78">apresentados</text:span><text:span text:style-name="T419_79"><text:s/></text:span><text:span text:style-name="T419_80">estão</text:span><text:span text:style-name="T419_81"><text:s/></text:span><text:span text:style-name="T419_82">descritos</text:span><text:span text:style-name="T419_83"><text:s/></text:span><text:span text:style-name="T419_84">no</text:span><text:span text:style-name="T419_85"><text:s/></text:span><text:span text:style-name="T419_86">RF</text:span><text:span text:style-name="T419_87">016.</text:span></text:p>
      <text:p text:style-name="P420"/>
      <text:p text:style-name="P421"><text:span text:style-name="T421_1">RF</text:span><text:span text:style-name="T421_2">022<text:s/>-<text:s/></text:span><text:span text:style-name="T421_3">Visualizar</text:span><text:span text:style-name="T421_4"><text:s/></text:span><text:span text:style-name="T421_5">confirmação</text:span><text:span text:style-name="T421_6"><text:s/></text:span><text:span text:style-name="T421_7">do</text:span><text:span text:style-name="T421_8"><text:s/></text:span><text:span text:style-name="T421_9">relatório</text:span></text:p>
      <text:p text:style-name="P422"><text:span text:style-name="T422_1"><text:tab/></text:span><text:span text:style-name="T422_2">O</text:span><text:span text:style-name="T422_3"><text:s/></text:span><text:span text:style-name="T422_4">sistema</text:span><text:span text:style-name="T422_5"><text:s/></text:span><text:span text:style-name="T422_6">deve</text:span><text:span text:style-name="T422_7"><text:s/></text:span><text:span text:style-name="T422_8">informar</text:span><text:span text:style-name="T422_9"><text:s/></text:span><text:span text:style-name="T422_10">na</text:span><text:span text:style-name="T422_11"><text:s/></text:span><text:span text:style-name="T422_12">listagem</text:span><text:span text:style-name="T422_13"><text:s/></text:span><text:span text:style-name="T422_14">de</text:span><text:span text:style-name="T422_15"><text:s/></text:span><text:span text:style-name="T422_16">relatórios</text:span><text:span text:style-name="T422_17"><text:s/></text:span><text:span text:style-name="T422_18">cadastrados</text:span><text:span text:style-name="T422_19">,<text:s/></text:span><text:span text:style-name="T422_20">apresentadas</text:span><text:span text:style-name="T422_21"><text:s/></text:span><text:span text:style-name="T422_22">no</text:span><text:span text:style-name="T422_23"><text:s/></text:span><text:span text:style-name="T422_24">RF</text:span><text:span text:style-name="T422_25">021,<text:s/></text:span><text:span text:style-name="T422_26">RF</text:span><text:span text:style-name="T422_27">012<text:s/></text:span><text:span text:style-name="T422_28">e</text:span><text:span text:style-name="T422_29"><text:s/></text:span><text:span text:style-name="T422_30">RF</text:span><text:span text:style-name="T422_31">008<text:s/></text:span><text:span text:style-name="T422_32">quando</text:span><text:span text:style-name="T422_33"><text:s/></text:span><text:span text:style-name="T422_34">um</text:span><text:span text:style-name="T422_35"><text:s/></text:span><text:span text:style-name="T422_36">relatório</text:span><text:span text:style-name="T422_37"><text:s/></text:span><text:span text:style-name="T422_38">de</text:span><text:span text:style-name="T422_39"><text:s/></text:span><text:span text:style-name="T422_40">frequência</text:span><text:span text:style-name="T422_41"><text:s/></text:span><text:span text:style-name="T422_42">sai</text:span><text:span text:style-name="T422_43"><text:s/></text:span><text:span text:style-name="T422_44">do</text:span><text:span text:style-name="T422_45"><text:s/></text:span><text:span text:style-name="T422_46">estado</text:span><text:span text:style-name="T422_47"><text:s/></text:span><text:span text:style-name="T422_48">entregue</text:span><text:span text:style-name="T422_49"><text:s/></text:span><text:span text:style-name="T422_50">e</text:span><text:span text:style-name="T422_51"><text:s/></text:span><text:span text:style-name="T422_52">entra</text:span><text:span text:style-name="T422_53"><text:s/></text:span><text:span text:style-name="T422_54">no</text:span><text:span text:style-name="T422_55"><text:s/></text:span><text:span text:style-name="T422_56">estado</text:span><text:span text:style-name="T422_57"><text:s/></text:span><text:span text:style-name="T422_58">confirmado</text:span><text:span text:style-name="T422_59"><text:s/></text:span><text:span text:style-name="T422_60">enviado</text:span><text:span text:style-name="T422_61"><text:s/></text:span><text:span text:style-name="T422_62">o</text:span><text:span text:style-name="T422_63"><text:s/></text:span><text:span text:style-name="T422_64">que</text:span><text:span text:style-name="T422_65"><text:s/></text:span><text:span text:style-name="T422_66">indica</text:span><text:span text:style-name="T422_67"><text:s/></text:span><text:span text:style-name="T422_68">confirmação</text:span><text:span text:style-name="T422_69"><text:s/></text:span><text:span text:style-name="T422_70">do</text:span><text:span text:style-name="T422_71"><text:s/></text:span><text:span text:style-name="T422_72">recebimento</text:span><text:span text:style-name="T422_73"><text:s/></text:span><text:span text:style-name="T422_74">por</text:span><text:span text:style-name="T422_75"><text:s/></text:span><text:span text:style-name="T422_76">parte</text:span><text:span text:style-name="T422_77"><text:s/></text:span><text:span text:style-name="T422_78">do</text:span><text:span text:style-name="T422_79"><text:s/></text:span><text:span text:style-name="T422_80">usuário</text:span><text:span text:style-name="T422_81"><text:s/></text:span><text:span text:style-name="T422_82">supervisor</text:span><text:span text:style-name="T422_83">,<text:s/></text:span><text:span text:style-name="T422_84">permitindo</text:span><text:span text:style-name="T422_85"><text:s/></text:span><text:span text:style-name="T422_86">que</text:span><text:span text:style-name="T422_87"><text:s/></text:span><text:span text:style-name="T422_88">o</text:span><text:span text:style-name="T422_89"><text:s/></text:span><text:span text:style-name="T422_90">aluno</text:span><text:span text:style-name="T422_91"><text:s/></text:span><text:span text:style-name="T422_92">visualize</text:span><text:span text:style-name="T422_93"><text:s/></text:span><text:span text:style-name="T422_94">o</text:span><text:span text:style-name="T422_95"><text:s/></text:span><text:span text:style-name="T422_96">documento</text:span><text:span text:style-name="T422_97"><text:s/></text:span><text:span text:style-name="T422_98">de</text:span><text:span text:style-name="T422_99"><text:s/></text:span><text:span text:style-name="T422_100">confirmação</text:span><text:span text:style-name="T422_101"><text:s/></text:span><text:span text:style-name="T422_102">ou</text:span><text:span text:style-name="T422_103"><text:s/></text:span><text:span text:style-name="T422_104">que</text:span><text:span text:style-name="T422_105"><text:s/></text:span><text:span text:style-name="T422_106">imprima</text:span><text:span text:style-name="T422_107"><text:s/></text:span><text:span text:style-name="T422_108">como</text:span><text:span text:style-name="T422_109"><text:s/></text:span><text:span text:style-name="T422_110">descrito</text:span><text:span text:style-name="T422_111"><text:s/></text:span><text:span text:style-name="T422_112">no</text:span><text:span text:style-name="T422_113"><text:s/></text:span><text:span text:style-name="T422_114">RF</text:span><text:span text:style-name="T422_115">023.</text:span></text:p>
      <text:p text:style-name="P423"/>
      <text:p text:style-name="P424"><text:span text:style-name="T424_1">RF</text:span><text:span text:style-name="T424_2">023<text:s/>-<text:s/></text:span><text:span text:style-name="T424_3">Imprimir</text:span><text:span text:style-name="T424_4"><text:s/></text:span><text:span text:style-name="T424_5">confirmação</text:span><text:span text:style-name="T424_6"><text:s/></text:span><text:span text:style-name="T424_7">do</text:span><text:span text:style-name="T424_8"><text:s/></text:span><text:span text:style-name="T424_9">relatório</text:span><text:span text:style-name="T424_10"><text:s/></text:span><text:span text:style-name="T424_11">de</text:span><text:span text:style-name="T424_12"><text:s/></text:span><text:span text:style-name="T424_13">frequência</text:span></text:p>
      <text:p text:style-name="P425"><text:span text:style-name="T425_1"><text:tab/></text:span><text:span text:style-name="T425_2">O</text:span><text:span text:style-name="T425_3"><text:s/></text:span><text:span text:style-name="T425_4">sistema</text:span><text:span text:style-name="T425_5"><text:s/></text:span><text:span text:style-name="T425_6">deve</text:span><text:span text:style-name="T425_7"><text:s/></text:span><text:span text:style-name="T425_8">possibilitar</text:span><text:span text:style-name="T425_9"><text:s/></text:span><text:span text:style-name="T425_10">que</text:span><text:span text:style-name="T425_11"><text:s/></text:span><text:span text:style-name="T425_12">o</text:span><text:span text:style-name="T425_13"><text:s/></text:span><text:span text:style-name="T425_14">usuário</text:span><text:span text:style-name="T425_15"><text:s/></text:span><text:span text:style-name="T425_16">aluno</text:span><text:span text:style-name="T425_17"><text:s/></text:span><text:span text:style-name="T425_18">imprima</text:span><text:span text:style-name="T425_19"><text:s/></text:span><text:span text:style-name="T425_20">o</text:span><text:span text:style-name="T425_21"><text:s/></text:span><text:span text:style-name="T425_22">documento</text:span><text:span text:style-name="T425_23"><text:s/></text:span><text:span text:style-name="T425_24">que</text:span><text:span text:style-name="T425_25"><text:s/></text:span><text:span text:style-name="T425_26">confirma</text:span><text:span text:style-name="T425_27"><text:s/></text:span><text:span text:style-name="T425_28">o</text:span><text:span text:style-name="T425_29"><text:s/></text:span><text:span text:style-name="T425_30">recebimento</text:span><text:span text:style-name="T425_31"><text:s/></text:span><text:span text:style-name="T425_32">de</text:span><text:span text:style-name="T425_33"><text:s/></text:span><text:span text:style-name="T425_34">um</text:span><text:span text:style-name="T425_35"><text:s/></text:span><text:span text:style-name="T425_36">relatório</text:span><text:span text:style-name="T425_37"><text:s/></text:span><text:span text:style-name="T425_38">descrito</text:span><text:span text:style-name="T425_39"><text:s/></text:span><text:span text:style-name="T425_40">no</text:span><text:span text:style-name="T425_41"><text:s/></text:span><text:span text:style-name="T425_42">RF</text:span><text:span text:style-name="T425_43">040.</text:span></text:p>
      <text:p text:style-name="P426"/>
      <text:p text:style-name="P427"><text:span text:style-name="T427_1">RF</text:span><text:span text:style-name="T427_2">024<text:s/>-<text:s/></text:span><text:span text:style-name="T427_3">Editar</text:span><text:span text:style-name="T427_4"><text:s/></text:span><text:span text:style-name="T427_5">relatório</text:span><text:span text:style-name="T427_6"><text:s/></text:span><text:span text:style-name="T427_7">de</text:span><text:span text:style-name="T427_8"><text:s/></text:span><text:span text:style-name="T427_9">frequência</text:span><text:span text:style-name="T427_10"><text:s/></text:span><text:span text:style-name="T427_11">não</text:span><text:span text:style-name="T427_12"><text:s/></text:span><text:span text:style-name="T427_13">enviado</text:span></text:p>
      <text:p text:style-name="P428"><text:span text:style-name="T428_1"><text:tab/></text:span><text:span text:style-name="T428_2">O</text:span><text:span text:style-name="T428_3"><text:s/></text:span><text:span text:style-name="T428_4">sistema</text:span><text:span text:style-name="T428_5"><text:s/></text:span><text:span text:style-name="T428_6">deve</text:span><text:span text:style-name="T428_7"><text:s/></text:span><text:span text:style-name="T428_8">possibilitar</text:span><text:span text:style-name="T428_9"><text:s/></text:span><text:span text:style-name="T428_10">que</text:span><text:span text:style-name="T428_11"><text:s/></text:span><text:span text:style-name="T428_12">um</text:span><text:span text:style-name="T428_13"><text:s/></text:span><text:span text:style-name="T428_14">relatório</text:span><text:span text:style-name="T428_15"><text:s/></text:span><text:span text:style-name="T428_16">cadastrado</text:span><text:span text:style-name="T428_17"><text:s/></text:span><text:span text:style-name="T428_18">por</text:span><text:span text:style-name="T428_19"><text:s/></text:span><text:span text:style-name="T428_20">um</text:span><text:span text:style-name="T428_21"><text:s/></text:span><text:span text:style-name="T428_22">usuário</text:span><text:span text:style-name="T428_23"><text:s/></text:span><text:span text:style-name="T428_24">aluno</text:span><text:span text:style-name="T428_25"><text:s/></text:span><text:span text:style-name="T428_26">e</text:span><text:span text:style-name="T428_27"><text:s/></text:span><text:span text:style-name="T428_28">não</text:span><text:span text:style-name="T428_29"><text:s/></text:span><text:span text:style-name="T428_30">enviado</text:span><text:span text:style-name="T428_31"><text:s/></text:span><text:span text:style-name="T428_32">para</text:span><text:span text:style-name="T428_33"><text:s/></text:span><text:span text:style-name="T428_34">o</text:span><text:span text:style-name="T428_35"><text:s/></text:span><text:span text:style-name="T428_36">usuário</text:span><text:span text:style-name="T428_37"><text:s/></text:span><text:span text:style-name="T428_38">supervisor</text:span><text:span text:style-name="T428_39"><text:s/></text:span><text:span text:style-name="T428_40">possa</text:span><text:span text:style-name="T428_41"><text:s/></text:span><text:span text:style-name="T428_42">ter</text:span><text:span text:style-name="T428_43"><text:s/></text:span><text:span text:style-name="T428_44">seus</text:span><text:span text:style-name="T428_45"><text:s/></text:span><text:span text:style-name="T428_46">dados</text:span><text:span text:style-name="T428_47"><text:s/></text:span><text:span text:style-name="T428_48">cadastrais</text:span><text:span text:style-name="T428_49"><text:s/></text:span><text:span text:style-name="T428_50">alterados</text:span><text:span text:style-name="T428_51">.</text:span></text:p>
      <text:p text:style-name="P429"/>
      <text:p text:style-name="P430"/>
      <text:p text:style-name="P431"/>
      <text:p text:style-name="P432"/>
      <text:p text:style-name="P433"><text:bookmark-start text:name="id.3as4poj"/><text:bookmark-end text:name="id.3as4poj"/></text:p>
      <text:h text:style-name="P434" text:outline-level="10"><text:span text:style-name="T434_1">4.<text:s/></text:span><text:span text:style-name="T434_2">Requisitos</text:span><text:span text:style-name="T434_3"><text:s/></text:span><text:span text:style-name="T434_4">Não</text:span><text:span text:style-name="T434_5"><text:s/></text:span><text:span text:style-name="T434_6">funcionais</text:span></text:h>
      <text:p text:style-name="P435"/>
      <text:p text:style-name="P436"><text:span text:style-name="T436_1">RNF</text:span><text:span text:style-name="T436_2">001<text:s/>-<text:s/></text:span><text:span text:style-name="T436_3">Organizacional</text:span></text:p>
      <text:p text:style-name="P437"><text:span text:style-name="T437_1"><text:tab/></text:span><text:span text:style-name="T437_2">Os</text:span><text:span text:style-name="T437_3"><text:s/></text:span><text:span text:style-name="T437_4">documentos</text:span><text:span text:style-name="T437_5"><text:s/></text:span><text:span text:style-name="T437_6">PDF</text:span><text:span text:style-name="T437_7">,<text:s/></text:span><text:span text:style-name="T437_8">gerados</text:span><text:span text:style-name="T437_9"><text:s/></text:span><text:span text:style-name="T437_10">a</text:span><text:span text:style-name="T437_11"><text:s/></text:span><text:span text:style-name="T437_12">partir</text:span><text:span text:style-name="T437_13"><text:s/></text:span><text:span text:style-name="T437_14">das</text:span><text:span text:style-name="T437_15"><text:s/></text:span><text:span text:style-name="T437_16">informações</text:span><text:span text:style-name="T437_17"><text:s/></text:span><text:span text:style-name="T437_18">de</text:span><text:span text:style-name="T437_19"><text:s/></text:span><text:span text:style-name="T437_20">cadastro</text:span><text:span text:style-name="T437_21"><text:s/></text:span><text:span text:style-name="T437_22">de</text:span><text:span text:style-name="T437_23"><text:s/></text:span><text:span text:style-name="T437_24">relatórios</text:span><text:span text:style-name="T437_25"><text:s/></text:span><text:span text:style-name="T437_26">de</text:span><text:span text:style-name="T437_27"><text:s/></text:span><text:span text:style-name="T437_28">frequência</text:span><text:span text:style-name="T437_29"><text:s/></text:span><text:span text:style-name="T437_30">do</text:span><text:span text:style-name="T437_31"><text:s/></text:span><text:span text:style-name="T437_32">sistema</text:span><text:span text:style-name="T437_33"><text:s/></text:span><text:span text:style-name="T437_34">devem</text:span><text:span text:style-name="T437_35"><text:s/></text:span><text:span text:style-name="T437_36">ser</text:span><text:span text:style-name="T437_37"><text:s/></text:span><text:span text:style-name="T437_38">estruturados</text:span><text:span text:style-name="T437_39"><text:s/></text:span><text:span text:style-name="T437_40">e</text:span><text:span text:style-name="T437_41"><text:s/></text:span><text:span text:style-name="T437_42">apresentados</text:span><text:span text:style-name="T437_43"><text:s/></text:span><text:span text:style-name="T437_44">como</text:span><text:span text:style-name="T437_45"><text:s/></text:span><text:span text:style-name="T437_46">estão</text:span><text:span text:style-name="T437_47"><text:s/></text:span><text:span text:style-name="T437_48">anexados</text:span><text:span text:style-name="T437_49"><text:s/></text:span><text:span text:style-name="T437_50">no</text:span><text:span text:style-name="T437_51"><text:s/></text:span><text:span text:style-name="T437_52">edital</text:span><text:span text:style-name="T437_53"><text:s/></text:span><text:span text:style-name="T437_54">de</text:span><text:span text:style-name="T437_55"><text:s/></text:span><text:span text:style-name="T437_56">monitoria</text:span><text:span text:style-name="T437_57"><text:s/></text:span><text:span text:style-name="T437_58">para</text:span><text:span text:style-name="T437_59"><text:s/></text:span><text:span text:style-name="T437_60">relatórios</text:span><text:span text:style-name="T437_61"><text:s/></text:span><text:span text:style-name="T437_62">de</text:span><text:span text:style-name="T437_63"><text:s/></text:span><text:span text:style-name="T437_64">monitores</text:span><text:span text:style-name="T437_65">,<text:s/></text:span><text:span text:style-name="T437_66">e</text:span><text:span text:style-name="T437_67"><text:s/></text:span><text:span text:style-name="T437_68">de</text:span><text:span text:style-name="T437_69"><text:s/></text:span><text:span text:style-name="T437_70">pesquisa</text:span><text:span text:style-name="T437_71">,<text:s/></text:span><text:span text:style-name="T437_72">para</text:span><text:span text:style-name="T437_73"><text:s/></text:span><text:span text:style-name="T437_74">relatórios</text:span><text:span text:style-name="T437_75"><text:s/></text:span><text:span text:style-name="T437_76">de</text:span><text:span text:style-name="T437_77"><text:s/></text:span><text:span text:style-name="T437_78">pesquisadores</text:span><text:span text:style-name="T437_79">,<text:s/></text:span><text:span text:style-name="T437_80">do</text:span><text:span text:style-name="T437_81"><text:s/></text:span><text:span text:style-name="T437_82">período</text:span><text:span text:style-name="T437_83"><text:s/></text:span><text:span text:style-name="T437_84">vigente</text:span><text:span text:style-name="T437_85"><text:s/></text:span><text:span text:style-name="T437_86">ao</text:span><text:span text:style-name="T437_87"><text:s/></text:span><text:span text:style-name="T437_88">usuário</text:span><text:span text:style-name="T437_89"><text:s/></text:span><text:span text:style-name="T437_90">que</text:span><text:span text:style-name="T437_91"><text:s/></text:span><text:span text:style-name="T437_92">cadastrou</text:span><text:span text:style-name="T437_93"><text:s/></text:span><text:span text:style-name="T437_94">o</text:span><text:span text:style-name="T437_95"><text:s/></text:span><text:span text:style-name="T437_96">relatório</text:span><text:span text:style-name="T437_97"><text:s/></text:span><text:span text:style-name="T437_98">e</text:span><text:span text:style-name="T437_99"><text:s/></text:span><text:span text:style-name="T437_100">estruturados</text:span><text:span text:style-name="T437_101"><text:s/></text:span><text:span text:style-name="T437_102">de</text:span><text:span text:style-name="T437_103"><text:s/></text:span><text:span text:style-name="T437_104">acordo</text:span><text:span text:style-name="T437_105"><text:s/></text:span><text:span text:style-name="T437_106">com</text:span><text:span text:style-name="T437_107"><text:s/></text:span><text:span text:style-name="T437_108">as</text:span><text:span text:style-name="T437_109"><text:s/></text:span><text:span text:style-name="T437_110">normas</text:span><text:span text:style-name="T437_111"><text:s/></text:span><text:span text:style-name="T437_112">da</text:span><text:span text:style-name="T437_113"><text:s/></text:span><text:span text:style-name="T437_114">ABTN</text:span><text:span text:style-name="T437_115">.</text:span></text:p>
      <text:p text:style-name="P438"/>
      <text:p text:style-name="P439"><text:span text:style-name="T439_1">RNF</text:span><text:span text:style-name="T439_2">002<text:s/>–<text:s/></text:span><text:span text:style-name="T439_3">Organizacional</text:span></text:p>
      <text:p text:style-name="P440"><text:span text:style-name="T440_1"><text:tab/></text:span><text:span text:style-name="T440_2">O</text:span><text:span text:style-name="T440_3"><text:s/></text:span><text:span text:style-name="T440_4">cadastro</text:span><text:span text:style-name="T440_5"><text:s/></text:span><text:span text:style-name="T440_6">dos</text:span><text:span text:style-name="T440_7"><text:s/></text:span><text:span text:style-name="T440_8">usuários</text:span><text:span text:style-name="T440_9"><text:s/></text:span><text:span text:style-name="T440_10">supervisores</text:span><text:span text:style-name="T440_11"><text:s/></text:span><text:span text:style-name="T440_12">deve</text:span><text:span text:style-name="T440_13"><text:s/></text:span><text:span text:style-name="T440_14">ocorrer</text:span><text:span text:style-name="T440_15"><text:s/></text:span><text:span text:style-name="T440_16">mediante</text:span><text:span text:style-name="T440_17"><text:s/></text:span><text:span text:style-name="T440_18">solicitação</text:span><text:span text:style-name="T440_19"><text:s/></text:span><text:span text:style-name="T440_20">a</text:span><text:span text:style-name="T440_21"><text:s/></text:span><text:span text:style-name="T440_22">empresa</text:span><text:span text:style-name="T440_23"><text:s/></text:span><text:span text:style-name="T440_24">de</text:span><text:span text:style-name="T440_25"><text:s/></text:span><text:span text:style-name="T440_26">desenvolvimento</text:span><text:span text:style-name="T440_27"><text:s/></text:span><text:span text:style-name="T440_28">do</text:span><text:span text:style-name="T440_29"><text:s/></text:span><text:span text:style-name="T440_30">sistema</text:span><text:span text:style-name="T440_31"><text:s/></text:span><text:span text:style-name="T440_32">e</text:span><text:span text:style-name="T440_33"><text:s/></text:span><text:span text:style-name="T440_34">este</text:span><text:span text:style-name="T440_35"><text:s/></text:span><text:span text:style-name="T440_36">deve</text:span><text:span text:style-name="T440_37"><text:s/></text:span><text:span text:style-name="T440_38">ser</text:span><text:span text:style-name="T440_39"><text:s/></text:span><text:span text:style-name="T440_40">realizado</text:span><text:span text:style-name="T440_41"><text:s/></text:span><text:span text:style-name="T440_42">por</text:span><text:span text:style-name="T440_43"><text:s/></text:span><text:span text:style-name="T440_44">um</text:span><text:span text:style-name="T440_45"><text:s/></text:span><text:span text:style-name="T440_46">integrante</text:span><text:span text:style-name="T440_47"><text:s/></text:span><text:span text:style-name="T440_48">da</text:span><text:span text:style-name="T440_49"><text:s/></text:span><text:span text:style-name="T440_50">empresa</text:span><text:span text:style-name="T440_51">.</text:span></text:p>
      <text:p text:style-name="P441"/>
      <text:p text:style-name="P442"><text:span text:style-name="T442_1">RNF</text:span><text:span text:style-name="T442_2">003<text:s/>-<text:s/></text:span><text:span text:style-name="T442_3">Usabilidade</text:span></text:p>
      <text:p text:style-name="P443"><text:span text:style-name="T443_1"><text:tab/></text:span><text:span text:style-name="T443_2">Um</text:span><text:span text:style-name="T443_3"><text:s/></text:span><text:span text:style-name="T443_4">usuário</text:span><text:span text:style-name="T443_5"><text:s/></text:span><text:span text:style-name="T443_6">treinado</text:span><text:span text:style-name="T443_7"><text:s/></text:span><text:span text:style-name="T443_8">deverá</text:span><text:span text:style-name="T443_9"><text:s/></text:span><text:span text:style-name="T443_10">preencher</text:span><text:span text:style-name="T443_11"><text:s/></text:span><text:span text:style-name="T443_12">um</text:span><text:span text:style-name="T443_13"><text:s/></text:span><text:span text:style-name="T443_14">formulário</text:span><text:span text:style-name="T443_15"><text:s/></text:span><text:span text:style-name="T443_16">e</text:span><text:span text:style-name="T443_17"><text:s/></text:span><text:span text:style-name="T443_18">gerar</text:span><text:span text:style-name="T443_19"><text:s/></text:span><text:span text:style-name="T443_20">um</text:span><text:span text:style-name="T443_21"><text:s/></text:span><text:span text:style-name="T443_22">documento</text:span><text:span text:style-name="T443_23"><text:s/></text:span><text:span text:style-name="T443_24">em</text:span><text:span text:style-name="T443_25"><text:s/></text:span><text:span text:style-name="T443_26">formato</text:span><text:span text:style-name="T443_27"><text:s/></text:span><text:span text:style-name="T443_28">PDF</text:span><text:span text:style-name="T443_29"><text:s/></text:span><text:span text:style-name="T443_30">em</text:span><text:span text:style-name="T443_31"><text:s/></text:span><text:span text:style-name="T443_32">no</text:span><text:span text:style-name="T443_33"><text:s/></text:span><text:span text:style-name="T443_34">máximo</text:span><text:span text:style-name="T443_35"><text:s/>10<text:s/></text:span><text:span text:style-name="T443_36">minutos</text:span><text:span text:style-name="T443_37">.<text:s/></text:span><text:span text:style-name="T443_38">Um</text:span><text:span text:style-name="T443_39"><text:s/></text:span><text:span text:style-name="T443_40">usuário</text:span><text:span text:style-name="T443_41"><text:s/></text:span><text:span text:style-name="T443_42">não</text:span><text:span text:style-name="T443_43"><text:s/></text:span><text:span text:style-name="T443_44">treinado</text:span><text:span text:style-name="T443_45"><text:s/></text:span><text:span text:style-name="T443_46">deverá</text:span><text:span text:style-name="T443_47"><text:s/></text:span><text:span text:style-name="T443_48">preencher</text:span><text:span text:style-name="T443_49"><text:s/></text:span><text:span text:style-name="T443_50">um</text:span><text:span text:style-name="T443_51"><text:s/></text:span><text:span text:style-name="T443_52">formulário</text:span><text:span text:style-name="T443_53"><text:s/></text:span><text:span text:style-name="T443_54">e</text:span><text:span text:style-name="T443_55"><text:s/></text:span><text:span text:style-name="T443_56">gerar</text:span><text:span text:style-name="T443_57"><text:s/></text:span><text:span text:style-name="T443_58">um</text:span><text:span text:style-name="T443_59"><text:s/></text:span><text:span text:style-name="T443_60">documento</text:span><text:span text:style-name="T443_61"><text:s/></text:span><text:span text:style-name="T443_62">PDF</text:span><text:span text:style-name="T443_63"><text:s/></text:span><text:span text:style-name="T443_64">em</text:span><text:span text:style-name="T443_65"><text:s/></text:span><text:span text:style-name="T443_66">no</text:span><text:span text:style-name="T443_67"><text:s/></text:span><text:span text:style-name="T443_68">máximo</text:span><text:span text:style-name="T443_69"><text:s/>15<text:s/></text:span><text:span text:style-name="T443_70">minutos</text:span><text:span text:style-name="T443_71">.</text:span></text:p>
      <text:p text:style-name="P444"/>
      <text:p text:style-name="P445"><text:span text:style-name="T445_1">RNF</text:span><text:span text:style-name="T445_2">004<text:s/>–<text:s/></text:span><text:span text:style-name="T445_3">Portabilidade</text:span></text:p>
      <text:p text:style-name="P446"><text:span text:style-name="T446_1"><text:tab/></text:span><text:span text:style-name="T446_2">O</text:span><text:span text:style-name="T446_3"><text:s/></text:span><text:span text:style-name="T446_4">sistema</text:span><text:span text:style-name="T446_5"><text:s/></text:span><text:span text:style-name="T446_6">deverá</text:span><text:span text:style-name="T446_7"><text:s/></text:span><text:span text:style-name="T446_8">ser</text:span><text:span text:style-name="T446_9"><text:s/></text:span><text:span text:style-name="T446_10">compatível</text:span><text:span text:style-name="T446_11"><text:s/></text:span><text:span text:style-name="T446_12">com</text:span><text:span text:style-name="T446_13"><text:s/></text:span><text:span text:style-name="T446_14">os</text:span><text:span text:style-name="T446_15"><text:s/></text:span><text:span text:style-name="T446_16">navegadores</text:span><text:span text:style-name="T446_17"><text:s/></text:span><text:span text:style-name="T446_18">Google</text:span><text:span text:style-name="T446_19"><text:s/></text:span><text:span text:style-name="T446_20">Chrome</text:span><text:span text:style-name="T446_21"><text:s/></text:span><text:span text:style-name="T446_22">nas</text:span><text:span text:style-name="T446_23"><text:s/></text:span><text:span text:style-name="T446_24">versões</text:span><text:span text:style-name="T446_25"><text:s text:c="2"/>19.0.1084,20.0.1132<text:s/></text:span><text:span text:style-name="T446_26">e</text:span><text:span text:style-name="T446_27"><text:s/>21.0.1171<text:s text:c="2"/></text:span><text:span text:style-name="T446_28">e</text:span><text:span text:style-name="T446_29"><text:s/></text:span><text:span text:style-name="T446_30">Mozilla</text:span><text:span text:style-name="T446_31"><text:s/></text:span><text:span text:style-name="T446_32">Firefox</text:span><text:span text:style-name="T446_33"><text:s/>24.4.0.</text:span></text:p>
      <text:p text:style-name="P447"><text:span text:style-name="T447_1"><text:s text:c="2"/></text:span></text:p>
      <text:p text:style-name="P448"><text:span text:style-name="T448_1">RNF</text:span><text:span text:style-name="T448_2">005<text:s/>-<text:s/></text:span><text:span text:style-name="T448_3">Direitos</text:span><text:span text:style-name="T448_4"><text:s/></text:span><text:span text:style-name="T448_5">sobre</text:span><text:span text:style-name="T448_6"><text:s/></text:span><text:span text:style-name="T448_7">propriedade</text:span><text:span text:style-name="T448_8"><text:s/></text:span><text:span text:style-name="T448_9">intelectual</text:span></text:p>
      <text:p text:style-name="P449"><text:span text:style-name="T449_1"><text:tab/></text:span><text:span text:style-name="T449_2">O</text:span><text:span text:style-name="T449_3"><text:s/></text:span><text:span text:style-name="T449_4">sistema</text:span><text:span text:style-name="T449_5"><text:s/></text:span><text:span text:style-name="T449_6">não</text:span><text:span text:style-name="T449_7"><text:s/></text:span><text:span text:style-name="T449_8">deverá</text:span><text:span text:style-name="T449_9"><text:s/></text:span><text:span text:style-name="T449_10">possuir</text:span><text:span text:style-name="T449_11"><text:s/></text:span><text:span text:style-name="T449_12">vínculo</text:span><text:span text:style-name="T449_13"><text:s/></text:span><text:span text:style-name="T449_14">comercial</text:span><text:span text:style-name="T449_15"><text:s/></text:span><text:span text:style-name="T449_16">exclusivo</text:span><text:span text:style-name="T449_17"><text:s/></text:span><text:span text:style-name="T449_18">com</text:span><text:span text:style-name="T449_19"><text:s/></text:span><text:span text:style-name="T449_20">uma</text:span><text:span text:style-name="T449_21"><text:s/></text:span><text:span text:style-name="T449_22">única</text:span><text:span text:style-name="T449_23"><text:s/></text:span><text:span text:style-name="T449_24">instituição</text:span><text:span text:style-name="T449_25"><text:s/></text:span><text:span text:style-name="T449_26">de</text:span><text:span text:style-name="T449_27"><text:s/></text:span><text:span text:style-name="T449_28">ensino</text:span><text:span text:style-name="T449_29">.</text:span></text:p>
      <text:p text:style-name="P450"/>
      <text:p text:style-name="P451"><text:span text:style-name="T451_1">RNF</text:span><text:span text:style-name="T451_2">006<text:s/>-<text:s/></text:span><text:span text:style-name="T451_3">Comunicação</text:span></text:p>
      <text:p text:style-name="P452"><text:span text:style-name="T452_1"><text:tab/></text:span><text:span text:style-name="T452_2">O</text:span><text:span text:style-name="T452_3"><text:s/></text:span><text:span text:style-name="T452_4">sistema</text:span><text:span text:style-name="T452_5"><text:s/></text:span><text:span text:style-name="T452_6">deverá</text:span><text:span text:style-name="T452_7"><text:s/></text:span><text:span text:style-name="T452_8">utilizar</text:span><text:span text:style-name="T452_9"><text:s/></text:span><text:span text:style-name="T452_10">o</text:span><text:span text:style-name="T452_11"><text:s/></text:span><text:span text:style-name="T452_12">protocolo</text:span><text:span text:style-name="T452_13"><text:s/></text:span><text:span text:style-name="T452_14">TCP</text:span><text:span text:style-name="T452_15">/</text:span><text:span text:style-name="T452_16">IP</text:span><text:span text:style-name="T452_17"><text:s/></text:span><text:span text:style-name="T452_18">para</text:span><text:span text:style-name="T452_19"><text:s/></text:span><text:span text:style-name="T452_20">a</text:span><text:span text:style-name="T452_21"><text:s/></text:span><text:span text:style-name="T452_22">troca</text:span><text:span text:style-name="T452_23"><text:s/></text:span><text:span text:style-name="T452_24">de</text:span><text:span text:style-name="T452_25"><text:s/></text:span><text:span text:style-name="T452_26">informações</text:span><text:span text:style-name="T452_27"><text:s/></text:span><text:span text:style-name="T452_28">entre</text:span><text:span text:style-name="T452_29"><text:s/></text:span><text:span text:style-name="T452_30">os</text:span><text:span text:style-name="T452_31"><text:s/></text:span><text:span text:style-name="T452_32">usuários</text:span><text:span text:style-name="T452_33"><text:s/></text:span><text:span text:style-name="T452_34">do</text:span><text:span text:style-name="T452_35"><text:s/></text:span><text:span text:style-name="T452_36">sistema</text:span><text:span text:style-name="T452_37">.</text:span></text:p>
      <text:p text:style-name="P453"/>
      <text:p text:style-name="P454"><text:span text:style-name="T454_1">RNF</text:span><text:span text:style-name="T454_2">007<text:s/>-<text:s/></text:span><text:span text:style-name="T454_3">Acesso</text:span><text:span text:style-name="T454_4"><text:s/></text:span><text:span text:style-name="T454_5">ao</text:span><text:span text:style-name="T454_6"><text:s/></text:span><text:span text:style-name="T454_7">sistema</text:span></text:p>
      <text:p text:style-name="P455"><text:span text:style-name="T455_1"><text:tab/></text:span><text:span text:style-name="T455_2">O</text:span><text:span text:style-name="T455_3"><text:s/></text:span><text:span text:style-name="T455_4">usuário</text:span><text:span text:style-name="T455_5"><text:s/></text:span><text:span text:style-name="T455_6">deverá</text:span><text:span text:style-name="T455_7"><text:s/></text:span><text:span text:style-name="T455_8">ter</text:span><text:span text:style-name="T455_9"><text:s/></text:span><text:span text:style-name="T455_10">acesso</text:span><text:span text:style-name="T455_11"><text:s/></text:span><text:span text:style-name="T455_12">ao</text:span><text:span text:style-name="T455_13"><text:s/></text:span><text:span text:style-name="T455_14">sistema</text:span><text:span text:style-name="T455_15"><text:s/></text:span><text:span text:style-name="T455_16">por</text:span><text:span text:style-name="T455_17"><text:s/></text:span><text:span text:style-name="T455_18">meio</text:span><text:span text:style-name="T455_19"><text:s/></text:span><text:span text:style-name="T455_20">de</text:span><text:span text:style-name="T455_21"><text:s/></text:span><text:span text:style-name="T455_22">um</text:span><text:span text:style-name="T455_23"><text:s/></text:span><text:span text:style-name="T455_24">servidor</text:span><text:span text:style-name="T455_25"><text:s/></text:span><text:span text:style-name="T455_26">Web</text:span><text:span text:style-name="T455_27">.</text:span></text:p>
      <text:p text:style-name="P456"/>
      <text:p text:style-name="P457"><text:span text:style-name="T457_1">RNF</text:span><text:span text:style-name="T457_2">008<text:s/>-<text:s/></text:span><text:span text:style-name="T457_3">Localização</text:span><text:span text:style-name="T457_4"><text:s/></text:span><text:span text:style-name="T457_5">do</text:span><text:span text:style-name="T457_6"><text:s/></text:span><text:span text:style-name="T457_7">sistema</text:span></text:p>
      <text:p text:style-name="P458"><text:span text:style-name="T458_1"><text:tab/></text:span><text:span text:style-name="T458_2">O</text:span><text:span text:style-name="T458_3"><text:s/></text:span><text:span text:style-name="T458_4">sistema</text:span><text:span text:style-name="T458_5"><text:s/></text:span><text:span text:style-name="T458_6">deverá</text:span><text:span text:style-name="T458_7"><text:s/></text:span><text:span text:style-name="T458_8">estar</text:span><text:span text:style-name="T458_9"><text:s/></text:span><text:span text:style-name="T458_10">hospedado</text:span><text:span text:style-name="T458_11"><text:s/></text:span><text:span text:style-name="T458_12">em</text:span><text:span text:style-name="T458_13"><text:s/></text:span><text:span text:style-name="T458_14">um</text:span><text:span text:style-name="T458_15"><text:s/></text:span><text:span text:style-name="T458_16">servidor</text:span><text:span text:style-name="T458_17"><text:s/></text:span><text:span text:style-name="T458_18">Web</text:span><text:span text:style-name="T458_19">.</text:span></text:p>
      <text:p text:style-name="P459"/>
      <text:p text:style-name="P460"/>
      <text:p text:style-name="P461"/>
      <text:p text:style-name="P462"><text:span text:style-name="T462_1">RNF</text:span><text:span text:style-name="T462_2">009<text:s/>-<text:s/></text:span><text:span text:style-name="T462_3">Falha</text:span><text:span text:style-name="T462_4"><text:s/></text:span><text:span text:style-name="T462_5">na</text:span><text:span text:style-name="T462_6"><text:s/></text:span><text:span text:style-name="T462_7">conexão</text:span></text:p>
      <text:p text:style-name="P463"><text:span text:style-name="T463_1"><text:tab/></text:span><text:span text:style-name="T463_2">O</text:span><text:span text:style-name="T463_3"><text:s/></text:span><text:span text:style-name="T463_4">sistema</text:span><text:span text:style-name="T463_5"><text:s/></text:span><text:span text:style-name="T463_6">deverá</text:span><text:span text:style-name="T463_7"><text:s/></text:span><text:span text:style-name="T463_8">preservar</text:span><text:span text:style-name="T463_9"><text:s/></text:span><text:span text:style-name="T463_10">os</text:span><text:span text:style-name="T463_11"><text:s/></text:span><text:span text:style-name="T463_12">dados</text:span><text:span text:style-name="T463_13"><text:s/></text:span><text:span text:style-name="T463_14">do</text:span><text:span text:style-name="T463_15"><text:s/></text:span><text:span text:style-name="T463_16">usuário</text:span><text:span text:style-name="T463_17"><text:s/></text:span><text:span text:style-name="T463_18">em</text:span><text:span text:style-name="T463_19"><text:s/></text:span><text:span text:style-name="T463_20">seu</text:span><text:span text:style-name="T463_21"><text:s/></text:span><text:span text:style-name="T463_22">banco</text:span><text:span text:style-name="T463_23"><text:s/></text:span><text:span text:style-name="T463_24">de</text:span><text:span text:style-name="T463_25"><text:s/></text:span><text:span text:style-name="T463_26">dados</text:span><text:span text:style-name="T463_27">,<text:s/></text:span><text:span text:style-name="T463_28">caso</text:span><text:span text:style-name="T463_29"><text:s/></text:span><text:span text:style-name="T463_30">tenham</text:span><text:span text:style-name="T463_31"><text:s/></text:span><text:span text:style-name="T463_32">sido</text:span><text:span text:style-name="T463_33"><text:s/></text:span><text:span text:style-name="T463_34">salvos</text:span><text:span text:style-name="T463_35"><text:s/></text:span><text:span text:style-name="T463_36">no</text:span><text:span text:style-name="T463_37"><text:s/></text:span><text:span text:style-name="T463_38">sistema</text:span><text:span text:style-name="T463_39">,<text:s/></text:span><text:span text:style-name="T463_40">em</text:span><text:span text:style-name="T463_41"><text:s/></text:span><text:span text:style-name="T463_42">caso</text:span><text:span text:style-name="T463_43"><text:s/></text:span><text:span text:style-name="T463_44">de</text:span><text:span text:style-name="T463_45"><text:s/></text:span><text:span text:style-name="T463_46">falha</text:span><text:span text:style-name="T463_47"><text:s/></text:span><text:span text:style-name="T463_48">na</text:span><text:span text:style-name="T463_49"><text:s/></text:span><text:span text:style-name="T463_50">conexão</text:span><text:span text:style-name="T463_51"><text:s/></text:span><text:span text:style-name="T463_52">com</text:span><text:span text:style-name="T463_53"><text:s/></text:span><text:span text:style-name="T463_54">a</text:span><text:span text:style-name="T463_55"><text:s/></text:span><text:span text:style-name="T463_56">Internet</text:span><text:span text:style-name="T463_57">.</text:span></text:p>
      <text:p text:style-name="P464"/>
      <text:p text:style-name="P465"><text:span text:style-name="T465_1">RNF</text:span><text:span text:style-name="T465_2">0010<text:s/>-<text:s/></text:span><text:span text:style-name="T465_3">Falha</text:span><text:span text:style-name="T465_4"><text:s/></text:span><text:span text:style-name="T465_5">operacional</text:span></text:p>
      <text:p text:style-name="P466"><text:span text:style-name="T466_1"><text:tab/></text:span><text:span text:style-name="T466_2">O</text:span><text:span text:style-name="T466_3"><text:s/></text:span><text:span text:style-name="T466_4">sistema</text:span><text:span text:style-name="T466_5"><text:s/></text:span><text:span text:style-name="T466_6">deverá</text:span><text:span text:style-name="T466_7"><text:s/></text:span><text:span text:style-name="T466_8">preservar</text:span><text:span text:style-name="T466_9"><text:s/></text:span><text:span text:style-name="T466_10">os</text:span><text:span text:style-name="T466_11"><text:s/></text:span><text:span text:style-name="T466_12">dados</text:span><text:span text:style-name="T466_13"><text:s/></text:span><text:span text:style-name="T466_14">do</text:span><text:span text:style-name="T466_15"><text:s/></text:span><text:span text:style-name="T466_16">usuário</text:span><text:span text:style-name="T466_17"><text:s/></text:span><text:span text:style-name="T466_18">em</text:span><text:span text:style-name="T466_19"><text:s/></text:span><text:span text:style-name="T466_20">seu</text:span><text:span text:style-name="T466_21"><text:s/></text:span><text:span text:style-name="T466_22">banco</text:span><text:span text:style-name="T466_23"><text:s/></text:span><text:span text:style-name="T466_24">de</text:span><text:span text:style-name="T466_25"><text:s/></text:span><text:span text:style-name="T466_26">dados</text:span><text:span text:style-name="T466_27">,<text:s/></text:span><text:span text:style-name="T466_28">caso</text:span><text:span text:style-name="T466_29"><text:s/></text:span><text:span text:style-name="T466_30">tenham</text:span><text:span text:style-name="T466_31"><text:s/></text:span><text:span text:style-name="T466_32">sido</text:span><text:span text:style-name="T466_33"><text:s/></text:span><text:span text:style-name="T466_34">previamente</text:span><text:span text:style-name="T466_35"><text:s/></text:span><text:span text:style-name="T466_36">salvos</text:span><text:span text:style-name="T466_37"><text:s/></text:span><text:span text:style-name="T466_38">no</text:span><text:span text:style-name="T466_39"><text:s/></text:span><text:span text:style-name="T466_40">sistema</text:span><text:span text:style-name="T466_41">,<text:s/></text:span><text:span text:style-name="T466_42">em</text:span><text:span text:style-name="T466_43"><text:s/></text:span><text:span text:style-name="T466_44">caso</text:span><text:span text:style-name="T466_45"><text:s/></text:span><text:span text:style-name="T466_46">de</text:span><text:span text:style-name="T466_47"><text:s/></text:span><text:span text:style-name="T466_48">falha</text:span><text:span text:style-name="T466_49"><text:s/></text:span><text:span text:style-name="T466_50">operacional</text:span><text:span text:style-name="T466_51"><text:s/></text:span><text:span text:style-name="T466_52">do</text:span><text:span text:style-name="T466_53"><text:s/></text:span><text:span text:style-name="T466_54">componente</text:span><text:span text:style-name="T466_55"><text:s/></text:span><text:span text:style-name="T466_56">computacional</text:span><text:span text:style-name="T466_57"><text:s/></text:span><text:span text:style-name="T466_58">utilizado</text:span><text:span text:style-name="T466_59"><text:s/></text:span><text:span text:style-name="T466_60">pelo</text:span><text:span text:style-name="T466_61"><text:s/></text:span><text:span text:style-name="T466_62">usuário</text:span><text:span text:style-name="T466_63">.</text:span></text:p>
      <text:p text:style-name="P467"/>
      <text:p text:style-name="P468"><text:span text:style-name="T468_1">RNF</text:span><text:span text:style-name="T468_2">0011<text:s/>-<text:s/></text:span><text:span text:style-name="T468_3">Desempenho</text:span></text:p>
      <text:p text:style-name="P469"><text:span text:style-name="T469_1"><text:tab/></text:span><text:span text:style-name="T469_2">O</text:span><text:span text:style-name="T469_3"><text:s/></text:span><text:span text:style-name="T469_4">sistema</text:span><text:span text:style-name="T469_5"><text:s/></text:span><text:span text:style-name="T469_6">deverá</text:span><text:span text:style-name="T469_7"><text:s/></text:span><text:span text:style-name="T469_8">ter</text:span><text:span text:style-name="T469_9"><text:s/></text:span><text:span text:style-name="T469_10">um</text:span><text:span text:style-name="T469_11"><text:s/></text:span><text:span text:style-name="T469_12">tempo</text:span><text:span text:style-name="T469_13"><text:s/></text:span><text:span text:style-name="T469_14">de</text:span><text:span text:style-name="T469_15"><text:s/></text:span><text:span text:style-name="T469_16">resposta</text:span><text:span text:style-name="T469_17"><text:s/></text:span><text:span text:style-name="T469_18">de</text:span><text:span text:style-name="T469_19"><text:s/></text:span><text:span text:style-name="T469_20">no</text:span><text:span text:style-name="T469_21"><text:s/></text:span><text:span text:style-name="T469_22">máximo</text:span><text:span text:style-name="T469_23"><text:s/>2<text:s/></text:span><text:span text:style-name="T469_24">segundos</text:span><text:span text:style-name="T469_25">,<text:s/></text:span><text:span text:style-name="T469_26">ao</text:span><text:span text:style-name="T469_27"><text:s/></text:span><text:span text:style-name="T469_28">ser</text:span><text:span text:style-name="T469_29"><text:s/></text:span><text:span text:style-name="T469_30">realizada</text:span><text:span text:style-name="T469_31"><text:s/></text:span><text:span text:style-name="T469_32">alguma</text:span><text:span text:style-name="T469_33"><text:s/></text:span><text:span text:style-name="T469_34">ação</text:span><text:span text:style-name="T469_35"><text:s/></text:span><text:span text:style-name="T469_36">no</text:span><text:span text:style-name="T469_37"><text:s/></text:span><text:span text:style-name="T469_38">mesmo</text:span><text:span text:style-name="T469_39"><text:s/></text:span><text:span text:style-name="T469_40">pelo</text:span><text:span text:style-name="T469_41"><text:s/></text:span><text:span text:style-name="T469_42">usuário</text:span><text:span text:style-name="T469_43">.</text:span></text:p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h text:style-name="P487" text:outline-level="10"/>
      <text:h text:style-name="P488" text:outline-level="10"/>
      <text:p text:style-name="P489"/>
      <text:p text:style-name="P490"/>
      <text:p text:style-name="P491"/>
      <text:p text:style-name="P492"/>
      <text:p text:style-name="P493"/>
      <text:p text:style-name="P494"/>
      <text:p text:style-name="P495"><text:bookmark-start text:name="id.1pxezwc"/><text:bookmark-end text:name="id.1pxezwc"/></text:p>
      <text:h text:style-name="P496" text:outline-level="10"><text:span text:style-name="T496_1">5.<text:s/></text:span><text:span text:style-name="T496_2">Descrições</text:span><text:span text:style-name="T496_3"><text:s/></text:span><text:span text:style-name="T496_4">de</text:span><text:span text:style-name="T496_5"><text:s/></text:span><text:span text:style-name="T496_6">Casos</text:span><text:span text:style-name="T496_7"><text:s/></text:span><text:span text:style-name="T496_8">de</text:span><text:span text:style-name="T496_9"><text:s/></text:span><text:span text:style-name="T496_10">Uso</text:span></text:h>
      <text:p text:style-name="P497"><text:bookmark-start text:name="id.49x2ik5"/><text:bookmark-end text:name="id.49x2ik5"/></text:p>
      <text:h text:style-name="P498" text:outline-level="10"><text:span text:style-name="T498_1">UC</text:span><text:span text:style-name="T498_2">001</text:span><text:span text:style-name="T498_3">:<text:s/></text:span><text:span text:style-name="T498_4">Cadastrar</text:span><text:span text:style-name="T498_5"><text:s/></text:span><text:span text:style-name="T498_6">monitor</text:span></text:h>
      <text:p text:style-name="P499"/>
      <text:p text:style-name="P500"><text:span text:style-name="T500_1">Atores</text:span><text:span text:style-name="T500_2">:<text:s/></text:span><text:span text:style-name="T500_3">Supervisor</text:span></text:p>
      <text:p text:style-name="P501"/>
      <text:p text:style-name="P502"><text:span text:style-name="T502_1">Descrição</text:span><text:span text:style-name="T502_2">:<text:s/></text:span><text:span text:style-name="T502_3">O</text:span><text:span text:style-name="T502_4"><text:s/></text:span><text:span text:style-name="T502_5">supervisor</text:span><text:span text:style-name="T502_6"><text:s/></text:span><text:span text:style-name="T502_7">deseja</text:span><text:span text:style-name="T502_8"><text:s/></text:span><text:span text:style-name="T502_9">cadastrar</text:span><text:span text:style-name="T502_10"><text:s/></text:span><text:span text:style-name="T502_11">um</text:span><text:span text:style-name="T502_12"><text:s/></text:span><text:span text:style-name="T502_13">aluno</text:span><text:span text:style-name="T502_14"><text:s/></text:span><text:span text:style-name="T502_15">que</text:span><text:span text:style-name="T502_16"><text:s/></text:span><text:span text:style-name="T502_17">realiza</text:span><text:span text:style-name="T502_18"><text:s/></text:span><text:span text:style-name="T502_19">a</text:span><text:span text:style-name="T502_20"><text:s/></text:span><text:span text:style-name="T502_21">atividade</text:span><text:span text:style-name="T502_22"><text:s/></text:span><text:span text:style-name="T502_23">de</text:span><text:span text:style-name="T502_24"><text:s/></text:span><text:span text:style-name="T502_25">monitora</text:span><text:span text:style-name="T502_26">.<text:s/></text:span><text:span text:style-name="T502_27">O</text:span><text:span text:style-name="T502_28"><text:s/></text:span><text:span text:style-name="T502_29">Sistema</text:span><text:span text:style-name="T502_30"><text:s/></text:span><text:span text:style-name="T502_31">cadastra</text:span><text:span text:style-name="T502_32"><text:s/></text:span><text:span text:style-name="T502_33">o</text:span><text:span text:style-name="T502_34"><text:s/></text:span><text:span text:style-name="T502_35">monitor</text:span><text:span text:style-name="T502_36"><text:s/></text:span><text:span text:style-name="T502_37">desejado</text:span><text:span text:style-name="T502_38"><text:s/></text:span><text:span text:style-name="T502_39">pelo</text:span><text:span text:style-name="T502_40"><text:s/></text:span><text:span text:style-name="T502_41">supervisor</text:span><text:span text:style-name="T502_42">.</text:span></text:p>
      <text:p text:style-name="P503"/>
      <text:p text:style-name="P504"><text:span text:style-name="T504_1">Requisitos</text:span><text:span text:style-name="T504_2">:</text:span></text:p>
      <text:p text:style-name="P505"/>
      <text:p text:style-name="P506"><text:span text:style-name="T506_1">Pré</text:span><text:span text:style-name="T506_2">-</text:span><text:span text:style-name="T506_3">condição</text:span><text:span text:style-name="T506_4">:<text:s/></text:span><text:span text:style-name="T506_5">Supervisor</text:span><text:span text:style-name="T506_6"><text:s/></text:span><text:span text:style-name="T506_7">estar</text:span><text:span text:style-name="T506_8"><text:s/></text:span><text:span text:style-name="T506_9">logado</text:span><text:span text:style-name="T506_10"><text:s/></text:span><text:span text:style-name="T506_11">no</text:span><text:span text:style-name="T506_12"><text:s/></text:span><text:span text:style-name="T506_13">sistema</text:span><text:span text:style-name="T506_14">.<text:s/></text:span><text:span text:style-name="T506_15">Opção</text:span><text:span text:style-name="T506_16"><text:s/></text:span><text:span text:style-name="T506_17">de</text:span><text:span text:style-name="T506_18"><text:s/></text:span><text:span text:style-name="T506_19">cadastrar</text:span><text:span text:style-name="T506_20"><text:s/></text:span><text:span text:style-name="T506_21">um</text:span><text:span text:style-name="T506_22"><text:s/></text:span><text:span text:style-name="T506_23">monitor</text:span><text:span text:style-name="T506_24"><text:s/></text:span><text:span text:style-name="T506_25">ser</text:span><text:span text:style-name="T506_26"><text:s/></text:span><text:span text:style-name="T506_27">escolhida</text:span><text:span text:style-name="T506_28"><text:s/></text:span><text:span text:style-name="T506_29">no</text:span><text:span text:style-name="T506_30"><text:s/></text:span><text:span text:style-name="T506_31">sistema</text:span><text:span text:style-name="T506_32">.</text:span></text:p>
      <text:p text:style-name="P507"/>
      <text:p text:style-name="P508"><text:span text:style-name="T508_1">Pós</text:span><text:span text:style-name="T508_2">-</text:span><text:span text:style-name="T508_3">condição</text:span><text:span text:style-name="T508_4">:<text:s/></text:span><text:span text:style-name="T508_5">Sistema</text:span><text:span text:style-name="T508_6"><text:s/></text:span><text:span text:style-name="T508_7">cadastrar</text:span><text:span text:style-name="T508_8"><text:s/></text:span><text:span text:style-name="T508_9">um</text:span><text:span text:style-name="T508_10"><text:s/></text:span><text:span text:style-name="T508_11">monitor</text:span></text:p>
      <text:p text:style-name="P509"/>
      <text:p text:style-name="P510"><text:span text:style-name="T510_1">Fluxo</text:span><text:span text:style-name="T510_2"><text:s/></text:span><text:span text:style-name="T510_3">Principal</text:span><text:span text:style-name="T510_4">:</text:span></text:p>
      <text:p text:style-name="P511"><text:span text:style-name="T511_1"><text:tab/></text:span></text:p>
      <text:p text:style-name="P512"><text:span text:style-name="T512_1"><text:tab/></text:span><text:span text:style-name="T512_2">1-</text:span><text:span text:style-name="T512_3">O</text:span><text:span text:style-name="T512_4"><text:s/></text:span><text:span text:style-name="T512_5">sistema</text:span><text:span text:style-name="T512_6"><text:s/></text:span><text:span text:style-name="T512_7">apresenta</text:span><text:span text:style-name="T512_8"><text:s/></text:span><text:span text:style-name="T512_9">ao</text:span><text:span text:style-name="T512_10"><text:s/></text:span><text:span text:style-name="T512_11">supervisor</text:span><text:span text:style-name="T512_12"><text:s/></text:span><text:span text:style-name="T512_13">os</text:span><text:span text:style-name="T512_14"><text:s/></text:span><text:span text:style-name="T512_15">seguintes</text:span><text:span text:style-name="T512_16"><text:s/></text:span><text:span text:style-name="T512_17">campos</text:span><text:span text:style-name="T512_18"><text:s/></text:span><text:span text:style-name="T512_19">para</text:span><text:span text:style-name="T512_20"><text:s/></text:span><text:span text:style-name="T512_21">serem</text:span><text:span text:style-name="T512_22"><text:s/></text:span><text:span text:style-name="T512_23">preenchidos</text:span><text:span text:style-name="T512_24">:</text:span></text:p>
      <text:p text:style-name="P513"><text:span text:style-name="T513_1"><text:tab/><text:tab/></text:span><text:span text:style-name="T513_2">a</text:span><text:span text:style-name="T513_3">)</text:span><text:span text:style-name="T513_4"><text:s/></text:span><text:span text:style-name="T513_5">Nome</text:span><text:span text:style-name="T513_6"><text:s/></text:span><text:span text:style-name="T513_7">do</text:span><text:span text:style-name="T513_8"><text:s/></text:span><text:span text:style-name="T513_9">aluno</text:span><text:span text:style-name="T513_10"><text:s/></text:span><text:span text:style-name="T513_11">monitor</text:span></text:p>
      <text:p text:style-name="P514"><text:span text:style-name="T514_1"><text:tab/><text:tab/></text:span><text:span text:style-name="T514_2">b</text:span><text:span text:style-name="T514_3">)</text:span><text:span text:style-name="T514_4"><text:s/></text:span><text:span text:style-name="T514_5">Nome</text:span><text:span text:style-name="T514_6"><text:s/></text:span><text:span text:style-name="T514_7">do</text:span><text:span text:style-name="T514_8"><text:s/></text:span><text:span text:style-name="T514_9">orientador</text:span></text:p>
      <text:p text:style-name="P515"><text:span text:style-name="T515_1"><text:tab/><text:tab/></text:span><text:span text:style-name="T515_2">b</text:span><text:span text:style-name="T515_3">)</text:span><text:span text:style-name="T515_4"><text:s/></text:span><text:span text:style-name="T515_5">Nome</text:span><text:span text:style-name="T515_6"><text:s/></text:span><text:span text:style-name="T515_7">do</text:span><text:span text:style-name="T515_8"><text:s/></text:span><text:span text:style-name="T515_9">curso</text:span></text:p>
      <text:p text:style-name="P516"><text:span text:style-name="T516_1"><text:tab/><text:tab/></text:span><text:span text:style-name="T516_2">c</text:span><text:span text:style-name="T516_3">)</text:span><text:span text:style-name="T516_4"><text:s/></text:span><text:span text:style-name="T516_5">Número</text:span><text:span text:style-name="T516_6"><text:s/></text:span><text:span text:style-name="T516_7">de</text:span><text:span text:style-name="T516_8"><text:s/></text:span><text:span text:style-name="T516_9">matrícula</text:span><text:span text:style-name="T516_10"><text:s/></text:span><text:span text:style-name="T516_11">do</text:span><text:span text:style-name="T516_12"><text:s/></text:span><text:span text:style-name="T516_13">aluno</text:span></text:p>
      <text:p text:style-name="P517"><text:span text:style-name="T517_1"><text:tab/><text:tab/></text:span></text:p>
      <text:p text:style-name="P518"><text:span text:style-name="T518_1"><text:tab/>2-</text:span><text:span text:style-name="T518_2">Para</text:span><text:span text:style-name="T518_3">(</text:span><text:span text:style-name="T518_4">cada</text:span><text:span text:style-name="T518_5"><text:s/></text:span><text:span text:style-name="T518_6">campo</text:span><text:span text:style-name="T518_7"><text:s/></text:span><text:span text:style-name="T518_8">preenchido</text:span><text:span text:style-name="T518_9"><text:s/></text:span><text:span text:style-name="T518_10">pelo</text:span><text:span text:style-name="T518_11"><text:s/></text:span><text:span text:style-name="T518_12">supervisor</text:span><text:span text:style-name="T518_13">)</text:span></text:p>
      <text:p text:style-name="P519"><text:span text:style-name="T519_1"><text:tab/><text:tab/></text:span><text:span text:style-name="T519_2">2.1-</text:span><text:span text:style-name="T519_3">O</text:span><text:span text:style-name="T519_4"><text:s/></text:span><text:span text:style-name="T519_5">sistema</text:span><text:span text:style-name="T519_6"><text:s/></text:span><text:span text:style-name="T519_7">verifica</text:span><text:span text:style-name="T519_8"><text:s/></text:span><text:span text:style-name="T519_9">se</text:span><text:span text:style-name="T519_10"><text:s/></text:span><text:span text:style-name="T519_11">o</text:span><text:span text:style-name="T519_12"><text:s/></text:span><text:span text:style-name="T519_13">dado</text:span><text:span text:style-name="T519_14"><text:s/></text:span><text:span text:style-name="T519_15">inserido</text:span><text:span text:style-name="T519_16"><text:s/></text:span><text:span text:style-name="T519_17">no</text:span><text:span text:style-name="T519_18"><text:s/></text:span><text:span text:style-name="T519_19">campo</text:span><text:span text:style-name="T519_20"><text:s/></text:span><text:span text:style-name="T519_21">é</text:span><text:span text:style-name="T519_22"><text:s/></text:span><text:span text:style-name="T519_23">valido</text:span></text:p>
      <text:p text:style-name="P520"><text:span text:style-name="T520_1"><text:tab/></text:span><text:span text:style-name="T520_2">3</text:span><text:span text:style-name="T520_3">-</text:span><text:span text:style-name="T520_4">O</text:span><text:span text:style-name="T520_5"><text:s/></text:span><text:span text:style-name="T520_6">sistema</text:span><text:span text:style-name="T520_7"><text:s/></text:span><text:span text:style-name="T520_8">verifica</text:span><text:span text:style-name="T520_9"><text:s/></text:span><text:span text:style-name="T520_10">se</text:span><text:span text:style-name="T520_11"><text:s/></text:span><text:span text:style-name="T520_12">o</text:span><text:span text:style-name="T520_13"><text:s/></text:span><text:span text:style-name="T520_14">campo</text:span><text:span text:style-name="T520_15"><text:s/></text:span><text:span text:style-name="T520_16">nome</text:span><text:span text:style-name="T520_17"><text:s/></text:span><text:span text:style-name="T520_18">está</text:span><text:span text:style-name="T520_19"><text:s/></text:span><text:span text:style-name="T520_20">preenchido</text:span></text:p>
      <text:p text:style-name="P521"><text:span text:style-name="T521_1"><text:tab/></text:span><text:span text:style-name="T521_2">4-</text:span><text:span text:style-name="T521_3">O</text:span><text:span text:style-name="T521_4"><text:s/></text:span><text:span text:style-name="T521_5">sistema</text:span><text:span text:style-name="T521_6"><text:s/></text:span><text:span text:style-name="T521_7">verifica</text:span><text:span text:style-name="T521_8"><text:s/></text:span><text:span text:style-name="T521_9">se</text:span><text:span text:style-name="T521_10"><text:s/></text:span><text:span text:style-name="T521_11">o</text:span><text:span text:style-name="T521_12"><text:s/></text:span><text:span text:style-name="T521_13">monitor</text:span><text:span text:style-name="T521_14"><text:s/></text:span><text:span text:style-name="T521_15">já</text:span><text:span text:style-name="T521_16"><text:s/></text:span><text:span text:style-name="T521_17">está</text:span><text:span text:style-name="T521_18"><text:s/></text:span><text:span text:style-name="T521_19">cadastrado</text:span></text:p>
      <text:p text:style-name="P522"><text:span text:style-name="T522_1"><text:tab/></text:span><text:span text:style-name="T522_2">5-</text:span><text:span text:style-name="T522_3">O</text:span><text:span text:style-name="T522_4"><text:s/></text:span><text:span text:style-name="T522_5">sistema</text:span><text:span text:style-name="T522_6"><text:s/></text:span><text:span text:style-name="T522_7">disponibiliza</text:span><text:span text:style-name="T522_8"><text:s/></text:span><text:span text:style-name="T522_9">a</text:span><text:span text:style-name="T522_10"><text:s/></text:span><text:span text:style-name="T522_11">opção</text:span><text:span text:style-name="T522_12"><text:s/></text:span><text:span text:style-name="T522_13">do</text:span><text:span text:style-name="T522_14"><text:s/></text:span><text:span text:style-name="T522_15">supervisor</text:span><text:span text:style-name="T522_16"><text:s/></text:span><text:span text:style-name="T522_17">confirmar</text:span><text:span text:style-name="T522_18"><text:s/></text:span><text:span text:style-name="T522_19">o</text:span><text:span text:style-name="T522_20"><text:s/></text:span><text:span text:style-name="T522_21">cadastro</text:span></text:p>
      <text:p text:style-name="P523"><text:span text:style-name="T523_1"><text:tab/></text:span><text:span text:style-name="T523_2">6-</text:span><text:span text:style-name="T523_3">O</text:span><text:span text:style-name="T523_4"><text:s/></text:span><text:span text:style-name="T523_5">supervisor</text:span><text:span text:style-name="T523_6"><text:s/></text:span><text:span text:style-name="T523_7">seleciona</text:span><text:span text:style-name="T523_8"><text:s/></text:span><text:span text:style-name="T523_9">a</text:span><text:span text:style-name="T523_10"><text:s/></text:span><text:span text:style-name="T523_11">opção</text:span><text:span text:style-name="T523_12"><text:s/></text:span><text:span text:style-name="T523_13">de</text:span><text:span text:style-name="T523_14"><text:s/></text:span><text:span text:style-name="T523_15">confirmar</text:span><text:span text:style-name="T523_16"><text:s/></text:span><text:span text:style-name="T523_17">o</text:span><text:span text:style-name="T523_18"><text:s/></text:span><text:span text:style-name="T523_19">cadastro</text:span></text:p>
      <text:p text:style-name="P524"><text:span text:style-name="T524_1"><text:tab/></text:span><text:span text:style-name="T524_2">7-</text:span><text:span text:style-name="T524_3">O</text:span><text:span text:style-name="T524_4"><text:s/></text:span><text:span text:style-name="T524_5">sistema</text:span><text:span text:style-name="T524_6"><text:s/></text:span><text:span text:style-name="T524_7">cadastra</text:span><text:span text:style-name="T524_8"><text:s/></text:span><text:span text:style-name="T524_9">o</text:span><text:span text:style-name="T524_10"><text:s/></text:span><text:span text:style-name="T524_11">monitor</text:span></text:p>
      <text:p text:style-name="P525"><text:span text:style-name="T525_1"><text:tab/></text:span></text:p>
      <text:p text:style-name="P526"><text:span text:style-name="T526_1">Fluxo</text:span><text:span text:style-name="T526_2"><text:s/></text:span><text:span text:style-name="T526_3">Alternativo</text:span><text:span text:style-name="T526_4"><text:s/>1:</text:span></text:p>
      <text:p text:style-name="P527"/>
      <text:p text:style-name="P528"><text:span text:style-name="T528_1"><text:tab/></text:span><text:span text:style-name="T528_2">No</text:span><text:span text:style-name="T528_3"><text:s/></text:span><text:span text:style-name="T528_4">passo</text:span><text:span text:style-name="T528_5"><text:s/>4<text:s/></text:span><text:span text:style-name="T528_6">do</text:span><text:span text:style-name="T528_7"><text:s/></text:span><text:span text:style-name="T528_8">fluxo</text:span><text:span text:style-name="T528_9"><text:s/></text:span><text:span text:style-name="T528_10">principal</text:span><text:span text:style-name="T528_11">,<text:s/></text:span><text:span text:style-name="T528_12">pode</text:span><text:span text:style-name="T528_13"><text:s/></text:span><text:span text:style-name="T528_14">ser</text:span><text:span text:style-name="T528_15"><text:s/></text:span><text:span text:style-name="T528_16">que</text:span><text:span text:style-name="T528_17"><text:s/></text:span><text:span text:style-name="T528_18">o</text:span><text:span text:style-name="T528_19"><text:s/></text:span><text:span text:style-name="T528_20">monitor</text:span><text:span text:style-name="T528_21"><text:s/></text:span><text:span text:style-name="T528_22">já</text:span><text:span text:style-name="T528_23"><text:s/></text:span><text:span text:style-name="T528_24">tenha</text:span><text:span text:style-name="T528_25"><text:s/></text:span><text:span text:style-name="T528_26">cadastro</text:span><text:span text:style-name="T528_27">.<text:s/></text:span><text:span text:style-name="T528_28">Nesse</text:span><text:span text:style-name="T528_29"><text:s/></text:span><text:span text:style-name="T528_30">caso</text:span><text:span text:style-name="T528_31"><text:s/></text:span><text:span text:style-name="T528_32">o</text:span><text:span text:style-name="T528_33"><text:s/></text:span><text:span text:style-name="T528_34">sistema</text:span><text:span text:style-name="T528_35"><text:s/></text:span><text:span text:style-name="T528_36">exibi</text:span><text:span text:style-name="T528_37"><text:s/></text:span><text:span text:style-name="T528_38">uma</text:span><text:span text:style-name="T528_39"><text:s/></text:span><text:span text:style-name="T528_40">mensagem</text:span><text:span text:style-name="T528_41"><text:s/></text:span><text:span text:style-name="T528_42">avisando</text:span><text:span text:style-name="T528_43"><text:s/></text:span><text:span text:style-name="T528_44">que</text:span><text:span text:style-name="T528_45"><text:s/></text:span><text:span text:style-name="T528_46">o</text:span><text:span text:style-name="T528_47"><text:s/></text:span><text:span text:style-name="T528_48">monitor</text:span><text:span text:style-name="T528_49"><text:s/></text:span><text:span text:style-name="T528_50">já</text:span><text:span text:style-name="T528_51"><text:s/></text:span><text:span text:style-name="T528_52">está</text:span><text:span text:style-name="T528_53"><text:s/></text:span><text:span text:style-name="T528_54">cadastrado</text:span><text:span text:style-name="T528_55"><text:s/></text:span><text:span text:style-name="T528_56">no</text:span><text:span text:style-name="T528_57"><text:s/></text:span><text:span text:style-name="T528_58">sistema</text:span><text:span text:style-name="T528_59">,<text:s/></text:span><text:span text:style-name="T528_60">não</text:span><text:span text:style-name="T528_61"><text:s/></text:span><text:span text:style-name="T528_62">cadastrando</text:span><text:span text:style-name="T528_63"><text:s/></text:span><text:span text:style-name="T528_64">os</text:span><text:span text:style-name="T528_65"><text:s/></text:span><text:span text:style-name="T528_66">dados</text:span><text:span text:style-name="T528_67"><text:s/></text:span><text:span text:style-name="T528_68">inseridos</text:span><text:span text:style-name="T528_69"><text:s/></text:span><text:span text:style-name="T528_70">e</text:span><text:span text:style-name="T528_71"><text:s/></text:span><text:span text:style-name="T528_72">permitindo</text:span><text:span text:style-name="T528_73"><text:s/></text:span><text:span text:style-name="T528_74">que</text:span><text:span text:style-name="T528_75"><text:s/></text:span><text:span text:style-name="T528_76">o</text:span><text:span text:style-name="T528_77"><text:s/></text:span><text:span text:style-name="T528_78">supervisor</text:span><text:span text:style-name="T528_79"><text:s/></text:span><text:span text:style-name="T528_80">insira</text:span><text:span text:style-name="T528_81"><text:s/></text:span><text:span text:style-name="T528_82">os</text:span><text:span text:style-name="T528_83"><text:s/></text:span><text:span text:style-name="T528_84">dados</text:span><text:span text:style-name="T528_85"><text:s/></text:span><text:span text:style-name="T528_86">nos</text:span><text:span text:style-name="T528_87"><text:s/></text:span><text:span text:style-name="T528_88">campos</text:span><text:span text:style-name="T528_89"><text:s/></text:span><text:span text:style-name="T528_90">novamente</text:span><text:span text:style-name="T528_91"><text:s/></text:span><text:span text:style-name="T528_92">no</text:span><text:span text:style-name="T528_93"><text:s/></text:span><text:span text:style-name="T528_94">passo</text:span><text:span text:style-name="T528_95"><text:s/>2.</text:span></text:p>
      <text:p text:style-name="P529"/>
      <text:h text:style-name="P530" text:outline-level="10"/>
      <text:h text:style-name="P531" text:outline-level="10"><text:span text:style-name="T531_1">UC</text:span><text:span text:style-name="T531_2">002</text:span><text:span text:style-name="T531_3">:<text:s/></text:span><text:span text:style-name="T531_4">Buscar</text:span><text:span text:style-name="T531_5"><text:s/></text:span><text:span text:style-name="T531_6">aluno</text:span></text:h>
      <text:p text:style-name="P532"/>
      <text:p text:style-name="P533"><text:span text:style-name="T533_1">Atores</text:span><text:span text:style-name="T533_2">:<text:s/></text:span><text:span text:style-name="T533_3">Supervisor</text:span></text:p>
      <text:p text:style-name="P534"/>
      <text:p text:style-name="P535"><text:span text:style-name="T535_1">Descrição</text:span><text:span text:style-name="T535_2">:<text:s/></text:span><text:span text:style-name="T535_3">O</text:span><text:span text:style-name="T535_4"><text:s/></text:span><text:span text:style-name="T535_5">supervisor</text:span><text:span text:style-name="T535_6"><text:s/></text:span><text:span text:style-name="T535_7">deseja</text:span><text:span text:style-name="T535_8"><text:s/></text:span><text:span text:style-name="T535_9">buscar</text:span><text:span text:style-name="T535_10"><text:s/></text:span><text:span text:style-name="T535_11">o</text:span><text:span text:style-name="T535_12"><text:s/></text:span><text:span text:style-name="T535_13">cadastro</text:span><text:span text:style-name="T535_14"><text:s/></text:span><text:span text:style-name="T535_15">de</text:span><text:span text:style-name="T535_16"><text:s/></text:span><text:span text:style-name="T535_17">um</text:span><text:span text:style-name="T535_18"><text:s/></text:span><text:span text:style-name="T535_19">aluno</text:span><text:span text:style-name="T535_20"><text:s/></text:span><text:span text:style-name="T535_21">no</text:span><text:span text:style-name="T535_22"><text:s/></text:span><text:span text:style-name="T535_23">sistema</text:span><text:span text:style-name="T535_24">,<text:s/></text:span><text:span text:style-name="T535_25">seja</text:span><text:span text:style-name="T535_26"><text:s/></text:span><text:span text:style-name="T535_27">ele</text:span><text:span text:style-name="T535_28"><text:s/></text:span><text:span text:style-name="T535_29">um</text:span><text:span text:style-name="T535_30"><text:s/></text:span><text:span text:style-name="T535_31">monitor</text:span><text:span text:style-name="T535_32"><text:s/></text:span><text:span text:style-name="T535_33">ou</text:span><text:span text:style-name="T535_34"><text:s/></text:span><text:span text:style-name="T535_35">pesquisador</text:span><text:span text:style-name="T535_36">.<text:s/></text:span><text:span text:style-name="T535_37">O</text:span><text:span text:style-name="T535_38"><text:s/></text:span><text:span text:style-name="T535_39">Sistema</text:span><text:span text:style-name="T535_40"><text:s/></text:span><text:span text:style-name="T535_41">realiza</text:span><text:span text:style-name="T535_42"><text:s/></text:span><text:span text:style-name="T535_43">a</text:span><text:span text:style-name="T535_44"><text:s/></text:span><text:span text:style-name="T535_45">busca</text:span><text:span text:style-name="T535_46"><text:s/></text:span><text:span text:style-name="T535_47">e</text:span><text:span text:style-name="T535_48"><text:s/></text:span><text:span text:style-name="T535_49">apresenta</text:span><text:span text:style-name="T535_50"><text:s/></text:span><text:span text:style-name="T535_51">os</text:span><text:span text:style-name="T535_52"><text:s/></text:span><text:span text:style-name="T535_53">dados</text:span><text:span text:style-name="T535_54"><text:s/></text:span><text:span text:style-name="T535_55">cadastrais</text:span><text:span text:style-name="T535_56"><text:s/></text:span><text:span text:style-name="T535_57">do</text:span><text:span text:style-name="T535_58"><text:s/></text:span><text:span text:style-name="T535_59">aluno</text:span><text:span text:style-name="T535_60"><text:s/></text:span><text:span text:style-name="T535_61">ao</text:span><text:span text:style-name="T535_62"><text:s/></text:span><text:span text:style-name="T535_63">supervisor</text:span><text:span text:style-name="T535_64">.</text:span></text:p>
      <text:p text:style-name="P536"/>
      <text:p text:style-name="P537"><text:span text:style-name="T537_1">Requisitos</text:span><text:span text:style-name="T537_2">:</text:span></text:p>
      <text:p text:style-name="P538"/>
      <text:p text:style-name="P539"><text:span text:style-name="T539_1">Pré</text:span><text:span text:style-name="T539_2">-</text:span><text:span text:style-name="T539_3">condição</text:span><text:span text:style-name="T539_4">:<text:s/></text:span><text:span text:style-name="T539_5">Supervisor</text:span><text:span text:style-name="T539_6"><text:s/></text:span><text:span text:style-name="T539_7">estar</text:span><text:span text:style-name="T539_8"><text:s/></text:span><text:span text:style-name="T539_9">logado</text:span><text:span text:style-name="T539_10"><text:s/></text:span><text:span text:style-name="T539_11">no</text:span><text:span text:style-name="T539_12"><text:s/></text:span><text:span text:style-name="T539_13">sistema</text:span><text:span text:style-name="T539_14">.<text:s/></text:span><text:span text:style-name="T539_15">Opção</text:span><text:span text:style-name="T539_16"><text:s/></text:span><text:span text:style-name="T539_17">de</text:span><text:span text:style-name="T539_18"><text:s/></text:span><text:span text:style-name="T539_19">buscar</text:span><text:span text:style-name="T539_20"><text:s/></text:span><text:span text:style-name="T539_21">um</text:span><text:span text:style-name="T539_22"><text:s/></text:span><text:span text:style-name="T539_23">aluno</text:span><text:span text:style-name="T539_24"><text:s/></text:span><text:span text:style-name="T539_25">ser</text:span><text:span text:style-name="T539_26"><text:s/></text:span><text:span text:style-name="T539_27">escolhida</text:span><text:span text:style-name="T539_28"><text:s/></text:span><text:span text:style-name="T539_29">no</text:span><text:span text:style-name="T539_30"><text:s/></text:span><text:span text:style-name="T539_31">sistema</text:span><text:span text:style-name="T539_32">.</text:span></text:p>
      <text:p text:style-name="P540"/>
      <text:p text:style-name="P541"><text:span text:style-name="T541_1">Pós</text:span><text:span text:style-name="T541_2">-</text:span><text:span text:style-name="T541_3">condição</text:span><text:span text:style-name="T541_4">:<text:s/></text:span><text:span text:style-name="T541_5">Sistema</text:span><text:span text:style-name="T541_6"><text:s/></text:span><text:span text:style-name="T541_7">apresenta</text:span><text:span text:style-name="T541_8"><text:s/></text:span><text:span text:style-name="T541_9">os</text:span><text:span text:style-name="T541_10"><text:s/></text:span><text:span text:style-name="T541_11">dados</text:span><text:span text:style-name="T541_12"><text:s/></text:span><text:span text:style-name="T541_13">cadastrais</text:span><text:span text:style-name="T541_14"><text:s/></text:span><text:span text:style-name="T541_15">do</text:span><text:span text:style-name="T541_16"><text:s/></text:span><text:span text:style-name="T541_17">aluno</text:span><text:span text:style-name="T541_18"><text:s/></text:span><text:span text:style-name="T541_19">buscado</text:span><text:span text:style-name="T541_20"><text:s/></text:span><text:span text:style-name="T541_21">pelo</text:span><text:span text:style-name="T541_22"><text:s/></text:span><text:span text:style-name="T541_23">supervisor</text:span><text:span text:style-name="T541_24">.</text:span></text:p>
      <text:p text:style-name="P542"/>
      <text:p text:style-name="P543"><text:span text:style-name="T543_1">Fluxo</text:span><text:span text:style-name="T543_2"><text:s/></text:span><text:span text:style-name="T543_3">Principal</text:span><text:span text:style-name="T543_4">:</text:span></text:p>
      <text:p text:style-name="P544"><text:span text:style-name="T544_1"><text:tab/></text:span></text:p>
      <text:p text:style-name="P545"><text:span text:style-name="T545_1"><text:tab/></text:span><text:span text:style-name="T545_2">1-</text:span><text:span text:style-name="T545_3">O</text:span><text:span text:style-name="T545_4"><text:s/></text:span><text:span text:style-name="T545_5">sistema</text:span><text:span text:style-name="T545_6"><text:s/></text:span><text:span text:style-name="T545_7">apresenta</text:span><text:span text:style-name="T545_8"><text:s/></text:span><text:span text:style-name="T545_9">ao</text:span><text:span text:style-name="T545_10"><text:s/></text:span><text:span text:style-name="T545_11">supervisor</text:span><text:span text:style-name="T545_12"><text:s/></text:span><text:span text:style-name="T545_13">um</text:span><text:span text:style-name="T545_14"><text:s/></text:span><text:span text:style-name="T545_15">campo</text:span><text:span text:style-name="T545_16"><text:s/></text:span><text:span text:style-name="T545_17">de</text:span><text:span text:style-name="T545_18"><text:s/></text:span><text:span text:style-name="T545_19">busca</text:span><text:span text:style-name="T545_20"><text:s/></text:span><text:span text:style-name="T545_21">e</text:span><text:span text:style-name="T545_22"><text:s/></text:span><text:span text:style-name="T545_23">informa</text:span><text:span text:style-name="T545_24"><text:s/></text:span><text:span text:style-name="T545_25">que</text:span><text:span text:style-name="T545_26"><text:s/></text:span><text:span text:style-name="T545_27">a</text:span><text:span text:style-name="T545_28"><text:s/></text:span><text:span text:style-name="T545_29">busca</text:span><text:span text:style-name="T545_30"><text:s/></text:span><text:span text:style-name="T545_31">pode</text:span><text:span text:style-name="T545_32"><text:s/></text:span><text:span text:style-name="T545_33">ser</text:span><text:span text:style-name="T545_34"><text:s/></text:span><text:span text:style-name="T545_35">realizada</text:span><text:span text:style-name="T545_36"><text:s/></text:span><text:span text:style-name="T545_37">por</text:span><text:span text:style-name="T545_38"><text:s/></text:span><text:span text:style-name="T545_39">número</text:span><text:span text:style-name="T545_40"><text:s/></text:span><text:span text:style-name="T545_41">de</text:span><text:span text:style-name="T545_42"><text:s/></text:span><text:span text:style-name="T545_43">matrícula</text:span><text:span text:style-name="T545_44">.</text:span></text:p>
      <text:p text:style-name="P546"><text:span text:style-name="T546_1"><text:tab/></text:span><text:span text:style-name="T546_2">2-</text:span><text:span text:style-name="T546_3">Supervisor</text:span><text:span text:style-name="T546_4"><text:s/></text:span><text:span text:style-name="T546_5">preenche</text:span><text:span text:style-name="T546_6"><text:s/></text:span><text:span text:style-name="T546_7">o</text:span><text:span text:style-name="T546_8"><text:s/></text:span><text:span text:style-name="T546_9">campo</text:span><text:span text:style-name="T546_10"><text:s/></text:span><text:span text:style-name="T546_11">de</text:span><text:span text:style-name="T546_12"><text:s/></text:span><text:span text:style-name="T546_13">busca</text:span><text:span text:style-name="T546_14"><text:s/></text:span><text:span text:style-name="T546_15">com</text:span><text:span text:style-name="T546_16"><text:s/></text:span><text:span text:style-name="T546_17">a</text:span><text:span text:style-name="T546_18"><text:s/></text:span><text:span text:style-name="T546_19">matrícula</text:span><text:span text:style-name="T546_20"><text:s/></text:span><text:span text:style-name="T546_21">do</text:span><text:span text:style-name="T546_22"><text:s/></text:span><text:span text:style-name="T546_23">aluno</text:span><text:span text:style-name="T546_24"><text:s/></text:span><text:span text:style-name="T546_25">desejado</text:span><text:span text:style-name="T546_26">.</text:span></text:p>
      <text:p text:style-name="P547"><text:span text:style-name="T547_1"><text:tab/></text:span><text:span text:style-name="T547_2">3-</text:span><text:span text:style-name="T547_3">O</text:span><text:span text:style-name="T547_4"><text:s/></text:span><text:span text:style-name="T547_5">sistema</text:span><text:span text:style-name="T547_6"><text:s/></text:span><text:span text:style-name="T547_7">busca</text:span><text:span text:style-name="T547_8"><text:s/></text:span><text:span text:style-name="T547_9">o</text:span><text:span text:style-name="T547_10"><text:s/></text:span><text:span text:style-name="T547_11">aluno</text:span><text:span text:style-name="T547_12"><text:s/></text:span><text:span text:style-name="T547_13">utilizando</text:span><text:span text:style-name="T547_14"><text:s/></text:span><text:span text:style-name="T547_15">como</text:span><text:span text:style-name="T547_16"><text:s/></text:span><text:span text:style-name="T547_17">critério</text:span><text:span text:style-name="T547_18"><text:s/></text:span><text:span text:style-name="T547_19">o</text:span><text:span text:style-name="T547_20"><text:s/></text:span><text:span text:style-name="T547_21">valor</text:span><text:span text:style-name="T547_22"><text:s/></text:span><text:span text:style-name="T547_23">colocado</text:span><text:span text:style-name="T547_24"><text:s/></text:span><text:span text:style-name="T547_25">no</text:span><text:span text:style-name="T547_26"><text:s/></text:span><text:span text:style-name="T547_27">campo</text:span><text:span text:style-name="T547_28"><text:s/></text:span><text:span text:style-name="T547_29">de</text:span><text:span text:style-name="T547_30"><text:s/></text:span><text:span text:style-name="T547_31">busca</text:span><text:span text:style-name="T547_32">.</text:span></text:p>
      <text:p text:style-name="P548"><text:span text:style-name="T548_1"><text:tab/></text:span><text:span text:style-name="T548_2">4-</text:span><text:span text:style-name="T548_3">O</text:span><text:span text:style-name="T548_4"><text:s/></text:span><text:span text:style-name="T548_5">sistema</text:span><text:span text:style-name="T548_6"><text:s/></text:span><text:span text:style-name="T548_7">apresenta</text:span><text:span text:style-name="T548_8"><text:s/></text:span><text:span text:style-name="T548_9">o</text:span><text:span text:style-name="T548_10"><text:s/></text:span><text:span text:style-name="T548_11">nome</text:span><text:span text:style-name="T548_12"><text:s/></text:span><text:span text:style-name="T548_13">do</text:span><text:span text:style-name="T548_14"><text:s/></text:span><text:span text:style-name="T548_15">aluno</text:span><text:span text:style-name="T548_16">,<text:s/></text:span><text:span text:style-name="T548_17">o</text:span><text:span text:style-name="T548_18"><text:s/></text:span><text:span text:style-name="T548_19">seu</text:span><text:span text:style-name="T548_20"><text:s/></text:span><text:span text:style-name="T548_21">número</text:span><text:span text:style-name="T548_22"><text:s/></text:span><text:span text:style-name="T548_23">de</text:span><text:span text:style-name="T548_24"><text:s/></text:span><text:span text:style-name="T548_25">matrícula</text:span><text:span text:style-name="T548_26">,<text:s/></text:span><text:span text:style-name="T548_27">o</text:span><text:span text:style-name="T548_28"><text:s/></text:span><text:span text:style-name="T548_29">tipo</text:span><text:span text:style-name="T548_30"><text:s/></text:span><text:span text:style-name="T548_31">do</text:span><text:span text:style-name="T548_32"><text:s/></text:span><text:span text:style-name="T548_33">aluno</text:span><text:span text:style-name="T548_34">,<text:s/></text:span><text:span text:style-name="T548_35">se</text:span><text:span text:style-name="T548_36"><text:s/></text:span><text:span text:style-name="T548_37">é</text:span><text:span text:style-name="T548_38"><text:s/></text:span><text:span text:style-name="T548_39">um</text:span><text:span text:style-name="T548_40"><text:s/></text:span><text:span text:style-name="T548_41">monitor</text:span><text:span text:style-name="T548_42"><text:s/></text:span><text:span text:style-name="T548_43">ou</text:span><text:span text:style-name="T548_44"><text:s/></text:span><text:span text:style-name="T548_45">pesquisador</text:span><text:span text:style-name="T548_46"><text:s/></text:span><text:span text:style-name="T548_47">e</text:span><text:span text:style-name="T548_48"><text:s/></text:span><text:span text:style-name="T548_49">permite</text:span><text:span text:style-name="T548_50"><text:s/></text:span><text:span text:style-name="T548_51">que</text:span><text:span text:style-name="T548_52"><text:s/></text:span><text:span text:style-name="T548_53">o</text:span><text:span text:style-name="T548_54"><text:s/></text:span><text:span text:style-name="T548_55">supervisor</text:span><text:span text:style-name="T548_56"><text:s/></text:span><text:span text:style-name="T548_57">escolha</text:span><text:span text:style-name="T548_58"><text:s/></text:span><text:span text:style-name="T548_59">o</text:span><text:span text:style-name="T548_60"><text:s/></text:span><text:span text:style-name="T548_61">aluno</text:span><text:span text:style-name="T548_62"><text:s/></text:span><text:span text:style-name="T548_63">apresentado</text:span><text:span text:style-name="T548_64"><text:s/></text:span><text:span text:style-name="T548_65">para</text:span><text:span text:style-name="T548_66"><text:s/></text:span><text:span text:style-name="T548_67">visualizar</text:span><text:span text:style-name="T548_68"><text:s/></text:span><text:span text:style-name="T548_69">mais</text:span><text:span text:style-name="T548_70"><text:s/></text:span><text:span text:style-name="T548_71">informações</text:span><text:span text:style-name="T548_72">.</text:span></text:p>
      <text:p text:style-name="P549"><text:span text:style-name="T549_1"><text:tab/></text:span><text:span text:style-name="T549_2">5-</text:span><text:span text:style-name="T549_3">se</text:span><text:span text:style-name="T549_4"><text:s/>(<text:s/></text:span><text:span text:style-name="T549_5">supervisor</text:span><text:span text:style-name="T549_6"><text:s/></text:span><text:span text:style-name="T549_7">selecionar</text:span><text:span text:style-name="T549_8"><text:s/></text:span><text:span text:style-name="T549_9">aluno</text:span><text:span text:style-name="T549_10"><text:s/>)</text:span></text:p>
      <text:p text:style-name="P550"><text:span text:style-name="T550_1"><text:tab/><text:tab/></text:span><text:span text:style-name="T550_2">5.1-</text:span><text:span text:style-name="T550_3"><text:s/></text:span><text:span text:style-name="T550_4">extend</text:span><text:span text:style-name="T550_5"><text:s/></text:span><text:span text:style-name="T550_6">Selecionar</text:span><text:span text:style-name="T550_7"><text:s/></text:span><text:span text:style-name="T550_8">aluno</text:span></text:p>
      <text:p text:style-name="P551"><text:span text:style-name="T551_1"><text:tab/></text:span><text:span text:style-name="T551_2">6-</text:span><text:span text:style-name="T551_3"><text:s/></text:span><text:span text:style-name="T551_4">O</text:span><text:span text:style-name="T551_5"><text:s/></text:span><text:span text:style-name="T551_6">supervisor</text:span><text:span text:style-name="T551_7"><text:s/></text:span><text:span text:style-name="T551_8">visualiza</text:span><text:span text:style-name="T551_9"><text:s/></text:span><text:span text:style-name="T551_10">as</text:span><text:span text:style-name="T551_11"><text:s/></text:span><text:span text:style-name="T551_12">informações</text:span><text:span text:style-name="T551_13"><text:s/></text:span><text:span text:style-name="T551_14">apresentadas</text:span><text:span text:style-name="T551_15"><text:s/></text:span><text:span text:style-name="T551_16">pelo</text:span><text:span text:style-name="T551_17"><text:s/></text:span><text:span text:style-name="T551_18">sistema</text:span></text:p>
      <text:p text:style-name="P552"><text:span text:style-name="T552_1"><text:tab/></text:span><text:span text:style-name="T552_2">7-</text:span><text:span text:style-name="T552_3"><text:s/></text:span><text:span text:style-name="T552_4">O</text:span><text:span text:style-name="T552_5"><text:s/></text:span><text:span text:style-name="T552_6">caso</text:span><text:span text:style-name="T552_7"><text:s/></text:span><text:span text:style-name="T552_8">de</text:span><text:span text:style-name="T552_9"><text:s/></text:span><text:span text:style-name="T552_10">uso</text:span><text:span text:style-name="T552_11"><text:s/></text:span><text:span text:style-name="T552_12">é</text:span><text:span text:style-name="T552_13"><text:s/></text:span><text:span text:style-name="T552_14">encerrado</text:span><text:span text:style-name="T552_15">.</text:span></text:p>
      <text:p text:style-name="P553"><text:span text:style-name="T553_1"><text:tab/></text:span></text:p>
      <text:p text:style-name="P554"/>
      <text:p text:style-name="P555"><text:span text:style-name="T555_1">Fluxo</text:span><text:span text:style-name="T555_2"><text:s/></text:span><text:span text:style-name="T555_3">Alternativo</text:span><text:span text:style-name="T555_4"><text:s/>1:</text:span></text:p>
      <text:p text:style-name="P556"/>
      <text:p text:style-name="P557"><text:span text:style-name="T557_1"><text:tab/></text:span><text:span text:style-name="T557_2">No</text:span><text:span text:style-name="T557_3"><text:s/></text:span><text:span text:style-name="T557_4">passo</text:span><text:span text:style-name="T557_5"><text:s/>3<text:s/></text:span><text:span text:style-name="T557_6">do</text:span><text:span text:style-name="T557_7"><text:s/></text:span><text:span text:style-name="T557_8">fluxo</text:span><text:span text:style-name="T557_9"><text:s/></text:span><text:span text:style-name="T557_10">principal</text:span><text:span text:style-name="T557_11">,<text:s/></text:span><text:span text:style-name="T557_12">pode</text:span><text:span text:style-name="T557_13"><text:s/></text:span><text:span text:style-name="T557_14">ser</text:span><text:span text:style-name="T557_15"><text:s/></text:span><text:span text:style-name="T557_16">que</text:span><text:span text:style-name="T557_17"><text:s/></text:span><text:span text:style-name="T557_18">o</text:span><text:span text:style-name="T557_19"><text:s/></text:span><text:span text:style-name="T557_20">sistema</text:span><text:span text:style-name="T557_21"><text:s/></text:span><text:span text:style-name="T557_22">não</text:span><text:span text:style-name="T557_23"><text:s/></text:span><text:span text:style-name="T557_24">encontre</text:span><text:span text:style-name="T557_25"><text:s/></text:span><text:span text:style-name="T557_26">o</text:span><text:span text:style-name="T557_27"><text:s/></text:span><text:span text:style-name="T557_28">cadastro</text:span><text:span text:style-name="T557_29"><text:s/></text:span><text:span text:style-name="T557_30">de</text:span><text:span text:style-name="T557_31"><text:s/></text:span><text:span text:style-name="T557_32">um</text:span><text:span text:style-name="T557_33"><text:s/></text:span><text:span text:style-name="T557_34">aluno</text:span><text:span text:style-name="T557_35"><text:s/></text:span><text:span text:style-name="T557_36">com</text:span><text:span text:style-name="T557_37"><text:s/></text:span><text:span text:style-name="T557_38">o</text:span><text:span text:style-name="T557_39"><text:s/></text:span><text:span text:style-name="T557_40">critério</text:span><text:span text:style-name="T557_41"><text:s/></text:span><text:span text:style-name="T557_42">de</text:span><text:span text:style-name="T557_43"><text:s/></text:span><text:span text:style-name="T557_44">busca</text:span><text:span text:style-name="T557_45"><text:s/></text:span><text:span text:style-name="T557_46">informado</text:span><text:span text:style-name="T557_47">.<text:s/></text:span><text:span text:style-name="T557_48">Nesse</text:span><text:span text:style-name="T557_49"><text:s/></text:span><text:span text:style-name="T557_50">caso</text:span><text:span text:style-name="T557_51">,<text:s/></text:span><text:span text:style-name="T557_52">o</text:span><text:span text:style-name="T557_53"><text:s/></text:span><text:span text:style-name="T557_54">sistema</text:span><text:span text:style-name="T557_55"><text:s/></text:span><text:span text:style-name="T557_56">informa</text:span><text:span text:style-name="T557_57"><text:s/></text:span><text:span text:style-name="T557_58">ao</text:span><text:span text:style-name="T557_59"><text:s/></text:span><text:span text:style-name="T557_60">usuário</text:span><text:span text:style-name="T557_61"><text:s/></text:span><text:span text:style-name="T557_62">supervisor</text:span><text:span text:style-name="T557_63"><text:s/></text:span><text:span text:style-name="T557_64">que</text:span><text:span text:style-name="T557_65"><text:s/></text:span><text:span text:style-name="T557_66">não</text:span><text:span text:style-name="T557_67"><text:s/></text:span><text:span text:style-name="T557_68">foram</text:span><text:span text:style-name="T557_69"><text:s/></text:span><text:span text:style-name="T557_70">encontrados</text:span><text:span text:style-name="T557_71"><text:s/></text:span><text:span text:style-name="T557_72">alunos</text:span><text:span text:style-name="T557_73">.</text:span></text:p>
      <text:p text:style-name="P558"/>
      <text:h text:style-name="P559" text:outline-level="10"/>
      <text:p text:style-name="P560"/>
      <text:p text:style-name="P561"/>
      <text:p text:style-name="P562"/>
      <text:h text:style-name="P563" text:outline-level="10"><text:span text:style-name="T563_1">UC</text:span><text:span text:style-name="T563_2">002</text:span><text:span text:style-name="T563_3">:<text:s/></text:span><text:span text:style-name="T563_4">Imprimir</text:span><text:span text:style-name="T563_5"><text:s/></text:span><text:span text:style-name="T563_6">relatório</text:span><text:span text:style-name="T563_7"><text:s/></text:span><text:span text:style-name="T563_8">de</text:span><text:span text:style-name="T563_9"><text:s/></text:span><text:span text:style-name="T563_10">frequência</text:span><text:span text:style-name="T563_11"><text:s/></text:span><text:span text:style-name="T563_12">mensal</text:span></text:h>
      <text:p text:style-name="P564"/>
      <text:p text:style-name="P565"><text:span text:style-name="T565_1">Atores</text:span><text:span text:style-name="T565_2">:<text:s/></text:span><text:span text:style-name="T565_3">Supervisor</text:span></text:p>
      <text:p text:style-name="P566"/>
      <text:p text:style-name="P567"><text:span text:style-name="T567_1">Descrição</text:span><text:span text:style-name="T567_2">:<text:s/></text:span><text:span text:style-name="T567_3">O</text:span><text:span text:style-name="T567_4"><text:s/></text:span><text:span text:style-name="T567_5">supervisor</text:span><text:span text:style-name="T567_6"><text:s/></text:span><text:span text:style-name="T567_7">deseja</text:span><text:span text:style-name="T567_8"><text:s/></text:span><text:span text:style-name="T567_9">imprimir</text:span><text:span text:style-name="T567_10"><text:s/></text:span><text:span text:style-name="T567_11">o</text:span><text:span text:style-name="T567_12"><text:s/></text:span><text:span text:style-name="T567_13">relatório</text:span><text:span text:style-name="T567_14"><text:s/></text:span><text:span text:style-name="T567_15">de</text:span><text:span text:style-name="T567_16"><text:s/></text:span><text:span text:style-name="T567_17">frequência</text:span><text:span text:style-name="T567_18"><text:s/></text:span><text:span text:style-name="T567_19">mensal</text:span><text:span text:style-name="T567_20"><text:s/></text:span><text:span text:style-name="T567_21">um</text:span><text:span text:style-name="T567_22"><text:s/></text:span><text:span text:style-name="T567_23">aluno</text:span><text:span text:style-name="T567_24"><text:s/></text:span><text:span text:style-name="T567_25">cadastrado</text:span><text:span text:style-name="T567_26"><text:s/></text:span><text:span text:style-name="T567_27">no</text:span><text:span text:style-name="T567_28"><text:s/></text:span><text:span text:style-name="T567_29">sistema</text:span><text:span text:style-name="T567_30">.</text:span></text:p>
      <text:p text:style-name="P568"/>
      <text:p text:style-name="P569"><text:span text:style-name="T569_1">Requisitos</text:span><text:span text:style-name="T569_2">:</text:span></text:p>
      <text:p text:style-name="P570"/>
      <text:p text:style-name="P571"><text:span text:style-name="T571_1">Pré</text:span><text:span text:style-name="T571_2">-</text:span><text:span text:style-name="T571_3">condição</text:span><text:span text:style-name="T571_4">:<text:s/></text:span><text:span text:style-name="T571_5">Supervisor</text:span><text:span text:style-name="T571_6"><text:s/></text:span><text:span text:style-name="T571_7">estar</text:span><text:span text:style-name="T571_8"><text:s/></text:span><text:span text:style-name="T571_9">logado</text:span><text:span text:style-name="T571_10"><text:s/></text:span><text:span text:style-name="T571_11">no</text:span><text:span text:style-name="T571_12"><text:s/></text:span><text:span text:style-name="T571_13">sistema</text:span><text:span text:style-name="T571_14">.</text:span></text:p>
      <text:p text:style-name="P572"/>
      <text:p text:style-name="P573"><text:span text:style-name="T573_1">Pós</text:span><text:span text:style-name="T573_2">-</text:span><text:span text:style-name="T573_3">condição</text:span><text:span text:style-name="T573_4">:</text:span></text:p>
      <text:p text:style-name="P574"/>
      <text:p text:style-name="P575"><text:span text:style-name="T575_1">Fluxo</text:span><text:span text:style-name="T575_2"><text:s/></text:span><text:span text:style-name="T575_3">Principal</text:span><text:span text:style-name="T575_4">:</text:span></text:p>
      <text:p text:style-name="P576"><text:span text:style-name="T576_1"><text:tab/></text:span></text:p>
      <text:p text:style-name="P577"><text:span text:style-name="T577_1"><text:tab/></text:span></text:p>
      <text:p text:style-name="P578"><text:span text:style-name="T578_1"><text:tab/></text:span></text:p>
      <text:p text:style-name="P579"/>
      <text:p text:style-name="P580"><text:span text:style-name="T580_1">Fluxo</text:span><text:span text:style-name="T580_2"><text:s/></text:span><text:span text:style-name="T580_3">Alternativo</text:span><text:span text:style-name="T580_4"><text:s/>1:</text:span></text:p>
      <text:p text:style-name="P581"/>
      <text:p text:style-name="P582"><text:span text:style-name="T582_1"><text:tab/></text:span></text:p>
      <text:p text:style-name="P583"/>
      <text:p text:style-name="P584"/>
      <text:p text:style-name="P585"/>
      <text:p text:style-name="P586"><text:span text:style-name="T586_1">UC</text:span><text:span text:style-name="T586_2">003:</text:span><text:span text:style-name="T586_3"><text:s/></text:span><text:span text:style-name="T586_4">Visualizar</text:span><text:span text:style-name="T586_5"><text:s/></text:span><text:span text:style-name="T586_6">confirmação</text:span><text:span text:style-name="T586_7"><text:s/></text:span><text:span text:style-name="T586_8">de</text:span><text:span text:style-name="T586_9"><text:s/></text:span><text:span text:style-name="T586_10">relatório</text:span></text:p>
      <text:p text:style-name="P587"><text:span text:style-name="T587_1">Atores</text:span><text:span text:style-name="T587_2">:</text:span><text:span text:style-name="T587_3">Aluno</text:span><text:span text:style-name="T587_4">,</text:span><text:span text:style-name="T587_5">funcionário</text:span></text:p>
      <text:p text:style-name="P588"><text:span text:style-name="T588_1">Descrição</text:span><text:span text:style-name="T588_2">:</text:span><text:span text:style-name="T588_3">O</text:span><text:span text:style-name="T588_4"><text:s/></text:span><text:span text:style-name="T588_5">aluno</text:span><text:span text:style-name="T588_6"><text:s/></text:span><text:span text:style-name="T588_7">preenche</text:span><text:span text:style-name="T588_8"><text:s/></text:span><text:span text:style-name="T588_9">e</text:span><text:span text:style-name="T588_10"><text:s/></text:span><text:span text:style-name="T588_11">envia</text:span><text:span text:style-name="T588_12"><text:s/></text:span><text:span text:style-name="T588_13">o</text:span><text:span text:style-name="T588_14"><text:s/></text:span><text:span text:style-name="T588_15">formulário</text:span><text:span text:style-name="T588_16"><text:s/></text:span><text:span text:style-name="T588_17">referente</text:span><text:span text:style-name="T588_18"><text:s/></text:span><text:span text:style-name="T588_19">ao</text:span><text:span text:style-name="T588_20"><text:s/></text:span><text:span text:style-name="T588_21">seu</text:span><text:span text:style-name="T588_22"><text:s/></text:span><text:span text:style-name="T588_23">relátório</text:span><text:span text:style-name="T588_24"><text:s/></text:span><text:span text:style-name="T588_25">e</text:span><text:span text:style-name="T588_26"><text:s/></text:span><text:span text:style-name="T588_27">deseja</text:span><text:span text:style-name="T588_28"><text:s/></text:span><text:span text:style-name="T588_29">visualizar</text:span><text:span text:style-name="T588_30"><text:s/></text:span><text:span text:style-name="T588_31">a</text:span><text:span text:style-name="T588_32"><text:s/></text:span><text:span text:style-name="T588_33">confirmação</text:span><text:span text:style-name="T588_34"><text:s/></text:span><text:span text:style-name="T588_35">do</text:span><text:span text:style-name="T588_36"><text:s/></text:span><text:span text:style-name="T588_37">envio</text:span><text:span text:style-name="T588_38"><text:s/></text:span><text:span text:style-name="T588_39">e</text:span><text:span text:style-name="T588_40"><text:s/></text:span><text:span text:style-name="T588_41">recebimento</text:span><text:span text:style-name="T588_42"><text:s/></text:span><text:span text:style-name="T588_43">por</text:span><text:span text:style-name="T588_44"><text:s/></text:span><text:span text:style-name="T588_45">parte</text:span><text:span text:style-name="T588_46"><text:s/></text:span><text:span text:style-name="T588_47">do</text:span><text:span text:style-name="T588_48"><text:s/></text:span><text:span text:style-name="T588_49">servidor</text:span><text:span text:style-name="T588_50"><text:s/></text:span><text:span text:style-name="T588_51">público</text:span><text:span text:style-name="T588_52">.</text:span></text:p>
      <text:p text:style-name="P589"><text:span text:style-name="T589_1">Requisito</text:span><text:span text:style-name="T589_2">:</text:span><text:span text:style-name="T589_3">RF</text:span><text:span text:style-name="T589_4">030.</text:span></text:p>
      <text:p text:style-name="P590"><text:span text:style-name="T590_1">Pré</text:span><text:span text:style-name="T590_2">-</text:span><text:span text:style-name="T590_3">condição</text:span><text:span text:style-name="T590_4">:</text:span><text:span text:style-name="T590_5">Formulário</text:span><text:span text:style-name="T590_6"><text:s/></text:span><text:span text:style-name="T590_7">preenchido</text:span><text:span text:style-name="T590_8"><text:s/></text:span><text:span text:style-name="T590_9">e</text:span><text:span text:style-name="T590_10"><text:s/></text:span><text:span text:style-name="T590_11">enviado</text:span><text:span text:style-name="T590_12"><text:s/></text:span><text:span text:style-name="T590_13">pelo</text:span><text:span text:style-name="T590_14"><text:s/></text:span><text:span text:style-name="T590_15">aluno</text:span><text:span text:style-name="T590_16"><text:s/></text:span><text:span text:style-name="T590_17">para</text:span><text:span text:style-name="T590_18"><text:s/></text:span><text:span text:style-name="T590_19">o</text:span><text:span text:style-name="T590_20"><text:s/></text:span><text:span text:style-name="T590_21">servidor</text:span><text:span text:style-name="T590_22"><text:s/></text:span><text:span text:style-name="T590_23">público</text:span></text:p>
      <text:p text:style-name="P591"><text:span text:style-name="T591_1">Pós</text:span><text:span text:style-name="T591_2">-</text:span><text:span text:style-name="T591_3">condição</text:span><text:span text:style-name="T591_4">:</text:span><text:span text:style-name="T591_5">Informações</text:span><text:span text:style-name="T591_6"><text:s/></text:span><text:span text:style-name="T591_7">do</text:span><text:span text:style-name="T591_8"><text:s/></text:span><text:span text:style-name="T591_9">formulário</text:span><text:span text:style-name="T591_10"><text:s/></text:span><text:span text:style-name="T591_11">preenchidos</text:span><text:span text:style-name="T591_12"><text:s/></text:span><text:span text:style-name="T591_13">pelo</text:span><text:span text:style-name="T591_14"><text:s/></text:span><text:span text:style-name="T591_15">aluno</text:span><text:span text:style-name="T591_16"><text:s/></text:span><text:span text:style-name="T591_17">enviados</text:span><text:span text:style-name="T591_18"><text:s/></text:span><text:span text:style-name="T591_19">e</text:span><text:span text:style-name="T591_20"><text:s/></text:span><text:span text:style-name="T591_21">recebidos</text:span><text:span text:style-name="T591_22"><text:s/></text:span><text:span text:style-name="T591_23">pelo</text:span><text:span text:style-name="T591_24"><text:s/></text:span><text:span text:style-name="T591_25">servidor</text:span><text:span text:style-name="T591_26"><text:s/></text:span><text:span text:style-name="T591_27">público</text:span><text:span text:style-name="T591_28">,<text:s/></text:span><text:span text:style-name="T591_29">e</text:span><text:span text:style-name="T591_30"><text:s/></text:span><text:span text:style-name="T591_31">comprovante</text:span><text:span text:style-name="T591_32"><text:s/></text:span><text:span text:style-name="T591_33">de</text:span><text:span text:style-name="T591_34"><text:s/></text:span><text:span text:style-name="T591_35">confirmação</text:span><text:span text:style-name="T591_36"><text:s/></text:span><text:span text:style-name="T591_37">de</text:span><text:span text:style-name="T591_38"><text:s/></text:span><text:span text:style-name="T591_39">envio</text:span><text:span text:style-name="T591_40"><text:s/></text:span><text:span text:style-name="T591_41">e</text:span><text:span text:style-name="T591_42"><text:s/></text:span><text:span text:style-name="T591_43">recebimento</text:span><text:span text:style-name="T591_44"><text:s/></text:span><text:span text:style-name="T591_45">das</text:span><text:span text:style-name="T591_46"><text:s/></text:span><text:span text:style-name="T591_47">informações</text:span><text:span text:style-name="T591_48"><text:s/></text:span><text:span text:style-name="T591_49">visualizadas</text:span><text:span text:style-name="T591_50"><text:s/></text:span><text:span text:style-name="T591_51">pelo</text:span><text:span text:style-name="T591_52"><text:s/></text:span><text:span text:style-name="T591_53">aluno</text:span><text:span text:style-name="T591_54">.</text:span></text:p>
      <text:p text:style-name="P592"><text:span text:style-name="T592_1">Fluxo</text:span><text:span text:style-name="T592_2"><text:s/></text:span><text:span text:style-name="T592_3">principal</text:span><text:span text:style-name="T592_4">:</text:span></text:p>
      <text:p text:style-name="P593"><text:span text:style-name="T593_1">1<text:s/>-</text:span><text:span text:style-name="T593_2"><text:s/></text:span><text:span text:style-name="T593_3">Aluno</text:span><text:span text:style-name="T593_4"><text:s/></text:span><text:span text:style-name="T593_5">realiza</text:span><text:span text:style-name="T593_6"><text:s/></text:span><text:span text:style-name="T593_7">login</text:span><text:span text:style-name="T593_8"><text:s/></text:span><text:span text:style-name="T593_9">no</text:span><text:span text:style-name="T593_10"><text:s/></text:span><text:span text:style-name="T593_11">sistema</text:span></text:p>
      <text:p text:style-name="P594"><text:span text:style-name="T594_1">2<text:s/>-</text:span><text:span text:style-name="T594_2"><text:s/></text:span><text:span text:style-name="T594_3">Aluno</text:span><text:span text:style-name="T594_4"><text:s/></text:span><text:span text:style-name="T594_5">seleciona</text:span><text:span text:style-name="T594_6"><text:s/></text:span><text:span text:style-name="T594_7">a</text:span><text:span text:style-name="T594_8"><text:s/></text:span><text:span text:style-name="T594_9">opção</text:span><text:span text:style-name="T594_10"><text:s/></text:span><text:span text:style-name="T594_11">referente</text:span><text:span text:style-name="T594_12"><text:s/></text:span><text:span text:style-name="T594_13">ao</text:span><text:span text:style-name="T594_14"><text:s/></text:span><text:span text:style-name="T594_15">preenchimento</text:span><text:span text:style-name="T594_16"><text:s/></text:span><text:span text:style-name="T594_17">do</text:span><text:span text:style-name="T594_18"><text:s/></text:span><text:span text:style-name="T594_19">formulário</text:span><text:span text:style-name="T594_20"><text:s/></text:span><text:span text:style-name="T594_21">referente</text:span><text:span text:style-name="T594_22"><text:s/></text:span><text:span text:style-name="T594_23">ao</text:span><text:span text:style-name="T594_24"><text:s/></text:span><text:span text:style-name="T594_25">relatório</text:span></text:p>
      <text:p text:style-name="P595"><text:span text:style-name="T595_1">3<text:s/>-</text:span><text:span text:style-name="T595_2"><text:s/></text:span><text:span text:style-name="T595_3">Aluno</text:span><text:span text:style-name="T595_4"><text:s/></text:span><text:span text:style-name="T595_5">preenche</text:span><text:span text:style-name="T595_6"><text:s/></text:span><text:span text:style-name="T595_7">o</text:span><text:span text:style-name="T595_8"><text:s/></text:span><text:span text:style-name="T595_9">formulário</text:span></text:p>
      <text:p text:style-name="P596"><text:span text:style-name="T596_1">4<text:s/>-</text:span><text:span text:style-name="T596_2"><text:s/></text:span><text:span text:style-name="T596_3">Informações</text:span><text:span text:style-name="T596_4"><text:s/></text:span><text:span text:style-name="T596_5">do</text:span><text:span text:style-name="T596_6"><text:s/></text:span><text:span text:style-name="T596_7">formulário</text:span><text:span text:style-name="T596_8"><text:s/></text:span><text:span text:style-name="T596_9">são</text:span><text:span text:style-name="T596_10"><text:s/></text:span><text:span text:style-name="T596_11">transformados</text:span><text:span text:style-name="T596_12"><text:s/></text:span><text:span text:style-name="T596_13">em</text:span><text:span text:style-name="T596_14"><text:s/></text:span><text:span text:style-name="T596_15">um</text:span><text:span text:style-name="T596_16"><text:s/></text:span><text:span text:style-name="T596_17">documento</text:span><text:span text:style-name="T596_18"><text:s/>.</text:span><text:span text:style-name="T596_19">pdf</text:span></text:p>
      <text:p text:style-name="P597"><text:span text:style-name="T597_1">5<text:s/>-</text:span><text:span text:style-name="T597_2"><text:s/></text:span><text:span text:style-name="T597_3">O</text:span><text:span text:style-name="T597_4"><text:s/></text:span><text:span text:style-name="T597_5">documento</text:span><text:span text:style-name="T597_6"><text:s/></text:span><text:span text:style-name="T597_7">é</text:span><text:span text:style-name="T597_8"><text:s/></text:span><text:span text:style-name="T597_9">encaminhado</text:span><text:span text:style-name="T597_10"><text:s/></text:span><text:span text:style-name="T597_11">para</text:span><text:span text:style-name="T597_12"><text:s/></text:span><text:span text:style-name="T597_13">o</text:span><text:span text:style-name="T597_14"><text:s/></text:span><text:span text:style-name="T597_15"><text:s/></text:span><text:span text:style-name="T597_16">func</text:span><text:span text:style-name="T597_17">ionário</text:span><text:span text:style-name="T597_18"><text:s/></text:span><text:span text:style-name="T597_19">utilizando</text:span><text:span text:style-name="T597_20"><text:s/></text:span><text:span text:style-name="T597_21">como</text:span><text:span text:style-name="T597_22"><text:s/></text:span><text:span text:style-name="T597_23">ponte</text:span><text:span text:style-name="T597_24"><text:s/></text:span><text:span text:style-name="T597_25">um</text:span><text:span text:style-name="T597_26"><text:s/></text:span><text:span text:style-name="T597_27">servidor</text:span><text:span text:style-name="T597_28"><text:s/></text:span><text:span text:style-name="T597_29">Web</text:span></text:p>
      <text:p text:style-name="P598"><text:span text:style-name="T598_1">6<text:s/>-</text:span><text:span text:style-name="T598_2"><text:s/></text:span><text:span text:style-name="T598_3">Servidor</text:span><text:span text:style-name="T598_4"><text:s/></text:span><text:span text:style-name="T598_5">público</text:span><text:span text:style-name="T598_6"><text:s/></text:span><text:span text:style-name="T598_7">recebe</text:span><text:span text:style-name="T598_8"><text:s/></text:span><text:span text:style-name="T598_9">as</text:span><text:span text:style-name="T598_10"><text:s/></text:span><text:span text:style-name="T598_11">o</text:span><text:span text:style-name="T598_12"><text:s/></text:span><text:span text:style-name="T598_13">documento</text:span><text:span text:style-name="T598_14"><text:s/></text:span><text:span text:style-name="T598_15">enviado</text:span><text:span text:style-name="T598_16"><text:s/></text:span><text:span text:style-name="T598_17">pelo</text:span><text:span text:style-name="T598_18"><text:s/></text:span><text:span text:style-name="T598_19">aluno</text:span></text:p>
      <text:p text:style-name="P599"><text:span text:style-name="T599_1">7<text:s/>-</text:span><text:span text:style-name="T599_2"><text:s/></text:span><text:span text:style-name="T599_3">Funcionário</text:span><text:span text:style-name="T599_4"><text:s/></text:span><text:span text:style-name="T599_5">altera</text:span><text:span text:style-name="T599_6"><text:s/></text:span><text:span text:style-name="T599_7">a</text:span><text:span text:style-name="T599_8"><text:s/></text:span><text:span text:style-name="T599_9">situação</text:span><text:span text:style-name="T599_10"><text:s/></text:span><text:span text:style-name="T599_11">do</text:span><text:span text:style-name="T599_12"><text:s/></text:span><text:span text:style-name="T599_13">aluno</text:span><text:span text:style-name="T599_14">,<text:s/></text:span><text:span text:style-name="T599_15">de</text:span><text:span text:style-name="T599_16"><text:s/></text:span><text:span text:style-name="T599_17">modo</text:span><text:span text:style-name="T599_18"><text:s/></text:span><text:span text:style-name="T599_19">que</text:span><text:span text:style-name="T599_20"><text:s/></text:span><text:span text:style-name="T599_21">a</text:span><text:span text:style-name="T599_22"><text:s/></text:span><text:span text:style-name="T599_23">seja</text:span><text:span text:style-name="T599_24"><text:s/></text:span><text:span text:style-name="T599_25">informado</text:span><text:span text:style-name="T599_26"><text:s/></text:span><text:span text:style-name="T599_27">que</text:span><text:span text:style-name="T599_28"><text:s/></text:span><text:span text:style-name="T599_29">o</text:span><text:span text:style-name="T599_30"><text:s/></text:span><text:span text:style-name="T599_31">aluno</text:span><text:span text:style-name="T599_32"><text:s/></text:span><text:span text:style-name="T599_33">entregou</text:span><text:span text:style-name="T599_34"><text:s/></text:span><text:span text:style-name="T599_35">seu</text:span><text:span text:style-name="T599_36"><text:s/></text:span><text:span text:style-name="T599_37">relatório</text:span><text:span text:style-name="T599_38">,</text:span><text:span text:style-name="T599_39"><text:s/></text:span><text:span text:style-name="T599_40">no</text:span><text:span text:style-name="T599_41"><text:s/></text:span><text:span text:style-name="T599_42">contexto</text:span><text:span text:style-name="T599_43"><text:s/></text:span><text:span text:style-name="T599_44">referente</text:span><text:span text:style-name="T599_45"><text:s/></text:span><text:span text:style-name="T599_46">ao</text:span><text:span text:style-name="T599_47"><text:s/></text:span><text:span text:style-name="T599_48">recebimento</text:span><text:span text:style-name="T599_49"><text:s/></text:span><text:span text:style-name="T599_50">dos</text:span><text:span text:style-name="T599_51"><text:s/></text:span><text:span text:style-name="T599_52">relátórios</text:span><text:span text:style-name="T599_53"><text:s/></text:span><text:span text:style-name="T599_54">dos</text:span><text:span text:style-name="T599_55"><text:s/></text:span><text:span text:style-name="T599_56">alunos</text:span></text:p>
      <text:p text:style-name="P600"><text:span text:style-name="T600_1">8<text:s/>-</text:span><text:span text:style-name="T600_2"><text:s/></text:span><text:span text:style-name="T600_3">Quand</text:span><text:span text:style-name="T600_4">o</text:span><text:span text:style-name="T600_5"><text:s/></text:span><text:span text:style-name="T600_6">o</text:span><text:span text:style-name="T600_7"><text:s/></text:span><text:span text:style-name="T600_8">contexto</text:span><text:span text:style-name="T600_9"><text:s/></text:span><text:span text:style-name="T600_10">referente</text:span><text:span text:style-name="T600_11"><text:s/></text:span><text:span text:style-name="T600_12">a</text:span><text:span text:style-name="T600_13"><text:s/></text:span><text:span text:style-name="T600_14">entrega</text:span><text:span text:style-name="T600_15"><text:s/></text:span><text:span text:style-name="T600_16">dos</text:span><text:span text:style-name="T600_17"><text:s/></text:span><text:span text:style-name="T600_18">documentos</text:span><text:span text:style-name="T600_19"><text:s/></text:span><text:span text:style-name="T600_20">dos</text:span><text:span text:style-name="T600_21"><text:s/></text:span><text:span text:style-name="T600_22">alunos</text:span><text:span text:style-name="T600_23">,<text:s/></text:span><text:span text:style-name="T600_24">informar</text:span><text:span text:style-name="T600_25"><text:s/></text:span><text:span text:style-name="T600_26">que</text:span><text:span text:style-name="T600_27"><text:s/></text:span><text:span text:style-name="T600_28">o</text:span><text:span text:style-name="T600_29"><text:s/></text:span><text:span text:style-name="T600_30">aluno</text:span><text:span text:style-name="T600_31"><text:s/></text:span><text:span text:style-name="T600_32">entregou</text:span><text:span text:style-name="T600_33"><text:s/></text:span><text:span text:style-name="T600_34">seu</text:span><text:span text:style-name="T600_35"><text:s/></text:span><text:span text:style-name="T600_36">relatório</text:span><text:span text:style-name="T600_37">,<text:s/></text:span><text:span text:style-name="T600_38">o</text:span><text:span text:style-name="T600_39"><text:s/></text:span><text:span text:style-name="T600_40">sistema</text:span><text:span text:style-name="T600_41"><text:s/></text:span><text:span text:style-name="T600_42">enviará</text:span><text:span text:style-name="T600_43"><text:s/></text:span><text:span text:style-name="T600_44">para</text:span><text:span text:style-name="T600_45"><text:s/></text:span><text:span text:style-name="T600_46">o</text:span><text:span text:style-name="T600_47"><text:s/></text:span><text:span text:style-name="T600_48">mesmo</text:span><text:span text:style-name="T600_49"><text:s/></text:span><text:span text:style-name="T600_50">um</text:span><text:span text:style-name="T600_51"><text:s/></text:span><text:span text:style-name="T600_52">documento</text:span><text:span text:style-name="T600_53"><text:s/></text:span><text:span text:style-name="T600_54">informando</text:span><text:span text:style-name="T600_55"><text:s/></text:span><text:span text:style-name="T600_56">que</text:span><text:span text:style-name="T600_57"><text:s/></text:span><text:span text:style-name="T600_58">seu</text:span><text:span text:style-name="T600_59"><text:s/></text:span><text:span text:style-name="T600_60">relatório</text:span><text:span text:style-name="T600_61"><text:s/></text:span><text:span text:style-name="T600_62">foi</text:span><text:span text:style-name="T600_63"><text:s/></text:span><text:span text:style-name="T600_64">recebido</text:span><text:span text:style-name="T600_65">.</text:span></text:p>
      <text:p text:style-name="P601"><text:span text:style-name="T601_1">9<text:s/>-</text:span><text:span text:style-name="T601_2"><text:s/></text:span><text:span text:style-name="T601_3">Aluno</text:span><text:span text:style-name="T601_4"><text:s/></text:span><text:span text:style-name="T601_5">recebe</text:span><text:span text:style-name="T601_6"><text:s/></text:span><text:span text:style-name="T601_7">o</text:span><text:span text:style-name="T601_8"><text:s/></text:span><text:span text:style-name="T601_9">documento</text:span><text:span text:style-name="T601_10"><text:s/></text:span><text:span text:style-name="T601_11">referente</text:span><text:span text:style-name="T601_12"><text:s/></text:span><text:span text:style-name="T601_13">a</text:span><text:span text:style-name="T601_14"><text:s/></text:span><text:span text:style-name="T601_15">confirmação</text:span><text:span text:style-name="T601_16"><text:s/></text:span><text:span text:style-name="T601_17">do</text:span><text:span text:style-name="T601_18"><text:s/></text:span><text:span text:style-name="T601_19">envio</text:span><text:span text:style-name="T601_20"><text:s/></text:span><text:span text:style-name="T601_21">do</text:span><text:span text:style-name="T601_22"><text:s/></text:span><text:span text:style-name="T601_23">seu</text:span><text:span text:style-name="T601_24"><text:s/></text:span><text:span text:style-name="T601_25">formulário</text:span><text:span text:style-name="T601_26">,<text:s/></text:span><text:span text:style-name="T601_27">utilizando</text:span><text:span text:style-name="T601_28"><text:s/></text:span><text:span text:style-name="T601_29">como</text:span><text:span text:style-name="T601_30"><text:s/></text:span><text:span text:style-name="T601_31">intermediário</text:span><text:span text:style-name="T601_32"><text:s/></text:span><text:span text:style-name="T601_33">um</text:span><text:span text:style-name="T601_34"><text:s/></text:span><text:span text:style-name="T601_35">servidor</text:span><text:span text:style-name="T601_36"><text:s/></text:span><text:span text:style-name="T601_37">Web</text:span><text:span text:style-name="T601_38">,<text:s/></text:span><text:span text:style-name="T601_39">e</text:span><text:span text:style-name="T601_40"><text:s/></text:span><text:span text:style-name="T601_41">visualiza</text:span><text:span text:style-name="T601_42">-</text:span><text:span text:style-name="T601_43">o</text:span><text:span text:style-name="T601_44"><text:s/></text:span><text:span text:style-name="T601_45">através</text:span><text:span text:style-name="T601_46"><text:s/></text:span><text:span text:style-name="T601_47">do</text:span><text:span text:style-name="T601_48"><text:s/></text:span><text:span text:style-name="T601_49">seu</text:span><text:span text:style-name="T601_50"><text:s/></text:span><text:span text:style-name="T601_51">navegador</text:span><text:span text:style-name="T601_52">.</text:span></text:p>
      <text:p text:style-name="P602"/>
      <text:p text:style-name="P603"><text:span text:style-name="T603_1">Fluxo</text:span><text:span text:style-name="T603_2"><text:s/></text:span><text:span text:style-name="T603_3">alternativo</text:span><text:span text:style-name="T603_4">:</text:span></text:p>
      <text:p text:style-name="P604"><text:span text:style-name="T604_1">Nos</text:span><text:span text:style-name="T604_2"><text:s/></text:span><text:span text:style-name="T604_3">passos</text:span><text:span text:style-name="T604_4"><text:s/>4<text:s/></text:span><text:span text:style-name="T604_5">e</text:span><text:span text:style-name="T604_6"><text:s/>8,<text:s/></text:span><text:span text:style-name="T604_7">caso</text:span><text:span text:style-name="T604_8"><text:s/></text:span><text:span text:style-name="T604_9">a</text:span><text:span text:style-name="T604_10"><text:s/></text:span><text:span text:style-name="T604_11">conexão</text:span><text:span text:style-name="T604_12"><text:s/></text:span><text:span text:style-name="T604_13">com</text:span><text:span text:style-name="T604_14"><text:s/></text:span><text:span text:style-name="T604_15">a</text:span><text:span text:style-name="T604_16"><text:s/></text:span><text:span text:style-name="T604_17">Internet</text:span><text:span text:style-name="T604_18"><text:s/></text:span><text:span text:style-name="T604_19">do</text:span><text:span text:style-name="T604_20"><text:s/></text:span><text:span text:style-name="T604_21">usuário</text:span><text:span text:style-name="T604_22"><text:s/></text:span><text:span text:style-name="T604_23">seja</text:span><text:span text:style-name="T604_24"><text:s/></text:span><text:span text:style-name="T604_25">perdida</text:span><text:span text:style-name="T604_26"><text:s/></text:span><text:span text:style-name="T604_27">enquanto</text:span><text:span text:style-name="T604_28"><text:s/></text:span><text:span text:style-name="T604_29">o</text:span><text:span text:style-name="T604_30"><text:s/></text:span><text:span text:style-name="T604_31">processo</text:span><text:span text:style-name="T604_32"><text:s/></text:span><text:span text:style-name="T604_33">de</text:span><text:span text:style-name="T604_34"><text:s/></text:span><text:span text:style-name="T604_35">envio</text:span><text:span text:style-name="T604_36"><text:s text:c="2"/></text:span><text:span text:style-name="T604_37">do</text:span><text:span text:style-name="T604_38"><text:s/></text:span><text:span text:style-name="T604_39">documento</text:span><text:span text:style-name="T604_40"><text:s/></text:span><text:span text:style-name="T604_41">em</text:span><text:span text:style-name="T604_42"><text:s text:c="2"/></text:span><text:span text:style-name="T604_43">está</text:span><text:span text:style-name="T604_44"><text:s/></text:span><text:span text:style-name="T604_45">ocorrendo</text:span><text:span text:style-name="T604_46">,<text:s/></text:span><text:span text:style-name="T604_47">e</text:span><text:span text:style-name="T604_48"><text:s/></text:span><text:span text:style-name="T604_49">este</text:span><text:span text:style-name="T604_50"><text:s/></text:span><text:span text:style-name="T604_51">consequentemente</text:span><text:span text:style-name="T604_52"><text:s/></text:span><text:span text:style-name="T604_53">for</text:span><text:span text:style-name="T604_54"><text:s/></text:span><text:span text:style-name="T604_55">interrompido</text:span><text:span text:style-name="T604_56">,<text:s/></text:span><text:span text:style-name="T604_57">será</text:span><text:span text:style-name="T604_58"><text:s/></text:span><text:span text:style-name="T604_59">informado</text:span><text:span text:style-name="T604_60"><text:s/></text:span><text:span text:style-name="T604_61">ao</text:span><text:span text:style-name="T604_62"><text:s/></text:span><text:span text:style-name="T604_63">cliente</text:span><text:span text:style-name="T604_64"><text:s/></text:span><text:span text:style-name="T604_65">de</text:span><text:span text:style-name="T604_66"><text:s/></text:span><text:span text:style-name="T604_67">que</text:span><text:span text:style-name="T604_68"><text:s/></text:span><text:span text:style-name="T604_69">o</text:span><text:span text:style-name="T604_70"><text:s/></text:span><text:span text:style-name="T604_71">documento</text:span><text:span text:style-name="T604_72"><text:s/></text:span><text:span text:style-name="T604_73">não</text:span><text:span text:style-name="T604_74"><text:s/></text:span><text:span text:style-name="T604_75">pode</text:span><text:span text:style-name="T604_76"><text:s/></text:span><text:span text:style-name="T604_77">ser</text:span><text:span text:style-name="T604_78"><text:s/></text:span><text:span text:style-name="T604_79">enviado</text:span><text:span text:style-name="T604_80">,<text:s text:c="2"/></text:span><text:span text:style-name="T604_81">será</text:span><text:span text:style-name="T604_82"><text:s/></text:span><text:span text:style-name="T604_83">solicitado</text:span><text:span text:style-name="T604_84"><text:s/></text:span><text:span text:style-name="T604_85">ao</text:span><text:span text:style-name="T604_86"><text:s/></text:span><text:span text:style-name="T604_87">mesmo</text:span><text:span text:style-name="T604_88"><text:s/></text:span><text:span text:style-name="T604_89">o</text:span><text:span text:style-name="T604_90"><text:s/></text:span><text:span text:style-name="T604_91">reenvio</text:span><text:span text:style-name="T604_92"><text:s/></text:span><text:span text:style-name="T604_93">do</text:span><text:span text:style-name="T604_94"><text:s/></text:span><text:span text:style-name="T604_95">documento</text:span><text:span text:style-name="T604_96">.</text:span></text:p>
      <text:p text:style-name="P605"/>
      <text:p text:style-name="P606"><text:span text:style-name="T606_1">UC</text:span><text:span text:style-name="T606_2">004</text:span><text:span text:style-name="T606_3">:</text:span><text:span text:style-name="T606_4">Solicitar</text:span><text:span text:style-name="T606_5"><text:s/></text:span><text:span text:style-name="T606_6">impressão</text:span><text:span text:style-name="T606_7"><text:s/></text:span><text:span text:style-name="T606_8">da</text:span><text:span text:style-name="T606_9"><text:s/></text:span><text:span text:style-name="T606_10">confirmação</text:span><text:span text:style-name="T606_11"><text:s/></text:span><text:span text:style-name="T606_12">do</text:span><text:span text:style-name="T606_13"><text:s/></text:span><text:span text:style-name="T606_14">relatório</text:span></text:p>
      <text:p text:style-name="P607"><text:span text:style-name="T607_1">Atores</text:span><text:span text:style-name="T607_2">:</text:span><text:span text:style-name="T607_3">Aluno</text:span><text:span text:style-name="T607_4">,<text:s/></text:span><text:span text:style-name="T607_5">funcionário</text:span></text:p>
      <text:p text:style-name="P608"><text:span text:style-name="T608_1">Descrição</text:span><text:span text:style-name="T608_2">:</text:span><text:span text:style-name="T608_3"><text:s/></text:span><text:span text:style-name="T608_4">O</text:span><text:span text:style-name="T608_5"><text:s/></text:span><text:span text:style-name="T608_6">aluno</text:span><text:span text:style-name="T608_7"><text:s/></text:span><text:span text:style-name="T608_8">recebeu</text:span><text:span text:style-name="T608_9"><text:s/></text:span><text:span text:style-name="T608_10">o</text:span><text:span text:style-name="T608_11"><text:s/></text:span><text:span text:style-name="T608_12">documento</text:span><text:span text:style-name="T608_13"><text:s/></text:span><text:span text:style-name="T608_14">referente</text:span><text:span text:style-name="T608_15"><text:s/></text:span><text:span text:style-name="T608_16">a</text:span><text:span text:style-name="T608_17"><text:s/></text:span><text:span text:style-name="T608_18">confirmação</text:span><text:span text:style-name="T608_19"><text:s/></text:span><text:span text:style-name="T608_20">de</text:span><text:span text:style-name="T608_21"><text:s/></text:span><text:span text:style-name="T608_22">envio</text:span><text:span text:style-name="T608_23"><text:s/></text:span><text:span text:style-name="T608_24">do</text:span><text:span text:style-name="T608_25"><text:s/></text:span><text:span text:style-name="T608_26">seu</text:span><text:span text:style-name="T608_27"><text:s/></text:span><text:span text:style-name="T608_28">relatório</text:span><text:span text:style-name="T608_29"><text:s/></text:span><text:span text:style-name="T608_30">e</text:span><text:span text:style-name="T608_31"><text:s/></text:span><text:span text:style-name="T608_32">deseja</text:span><text:span text:style-name="T608_33"><text:s/></text:span><text:span text:style-name="T608_34">realizar</text:span><text:span text:style-name="T608_35"><text:s/></text:span><text:span text:style-name="T608_36">a</text:span><text:span text:style-name="T608_37"><text:s/></text:span><text:span text:style-name="T608_38">sua</text:span><text:span text:style-name="T608_39"><text:s/></text:span><text:span text:style-name="T608_40">impressão</text:span><text:span text:style-name="T608_41">.<text:s/></text:span><text:span text:style-name="T608_42">O</text:span><text:span text:style-name="T608_43"><text:s/></text:span><text:span text:style-name="T608_44">sistema</text:span><text:span text:style-name="T608_45"><text:s/></text:span><text:span text:style-name="T608_46">disponibliza</text:span><text:span text:style-name="T608_47"><text:s/></text:span><text:span text:style-name="T608_48">a</text:span><text:span text:style-name="T608_49"><text:s/></text:span><text:span text:style-name="T608_50">possibilidade</text:span><text:span text:style-name="T608_51"><text:s/></text:span><text:span text:style-name="T608_52">de</text:span><text:span text:style-name="T608_53"><text:s/></text:span><text:span text:style-name="T608_54">impressão</text:span><text:span text:style-name="T608_55"><text:s/></text:span><text:span text:style-name="T608_56">através</text:span><text:span text:style-name="T608_57"><text:s/></text:span><text:span text:style-name="T608_58">de</text:span><text:span text:style-name="T608_59"><text:s/></text:span><text:span text:style-name="T608_60">um</text:span><text:span text:style-name="T608_61"><text:s/></text:span><text:span text:style-name="T608_62">navegador</text:span><text:span text:style-name="T608_63">.</text:span></text:p>
      <text:p text:style-name="P609"><text:span text:style-name="T609_1">Requisito</text:span><text:span text:style-name="T609_2">:</text:span><text:span text:style-name="T609_3">RF</text:span><text:span text:style-name="T609_4">013.</text:span></text:p>
      <text:p text:style-name="P610"><text:span text:style-name="T610_1">Pré</text:span><text:span text:style-name="T610_2">-</text:span><text:span text:style-name="T610_3">condição</text:span><text:span text:style-name="T610_4">:</text:span><text:span text:style-name="T610_5">Aluno</text:span><text:span text:style-name="T610_6"><text:s/></text:span><text:span text:style-name="T610_7">visualiza</text:span><text:span text:style-name="T610_8"><text:s/></text:span><text:span text:style-name="T610_9">documento</text:span><text:span text:style-name="T610_10"><text:s/></text:span><text:span text:style-name="T610_11">referente</text:span><text:span text:style-name="T610_12"><text:s/></text:span><text:span text:style-name="T610_13">a</text:span><text:span text:style-name="T610_14"><text:s/></text:span><text:span text:style-name="T610_15">confirmação</text:span><text:span text:style-name="T610_16"><text:s/></text:span><text:span text:style-name="T610_17">do</text:span><text:span text:style-name="T610_18"><text:s/></text:span><text:span text:style-name="T610_19">envio</text:span><text:span text:style-name="T610_20"><text:s/></text:span><text:span text:style-name="T610_21">do</text:span><text:span text:style-name="T610_22"><text:s/></text:span><text:span text:style-name="T610_23">seu</text:span><text:span text:style-name="T610_24"><text:s/></text:span><text:span text:style-name="T610_25">relatório</text:span><text:span text:style-name="T610_26"><text:s/></text:span><text:span text:style-name="T610_27">e</text:span><text:span text:style-name="T610_28"><text:s/></text:span><text:span text:style-name="T610_29">solicita</text:span><text:span text:style-name="T610_30"><text:s/></text:span><text:span text:style-name="T610_31">que</text:span><text:span text:style-name="T610_32"><text:s/></text:span><text:span text:style-name="T610_33">este</text:span><text:span text:style-name="T610_34"><text:s/></text:span><text:span text:style-name="T610_35">seja</text:span><text:span text:style-name="T610_36"><text:s/></text:span><text:span text:style-name="T610_37">impresso</text:span><text:span text:style-name="T610_38">.</text:span></text:p>
      <text:p text:style-name="P611"><text:span text:style-name="T611_1">Pós</text:span><text:span text:style-name="T611_2">-</text:span><text:span text:style-name="T611_3">condição</text:span><text:span text:style-name="T611_4">:</text:span><text:span text:style-name="T611_5">Documento</text:span><text:span text:style-name="T611_6"><text:s/></text:span><text:span text:style-name="T611_7">referente</text:span><text:span text:style-name="T611_8"><text:s/></text:span><text:span text:style-name="T611_9">a</text:span><text:span text:style-name="T611_10"><text:s/></text:span><text:span text:style-name="T611_11">confirmação</text:span><text:span text:style-name="T611_12"><text:s/></text:span><text:span text:style-name="T611_13">de</text:span><text:span text:style-name="T611_14"><text:s/></text:span><text:span text:style-name="T611_15">envio</text:span><text:span text:style-name="T611_16"><text:s/></text:span><text:span text:style-name="T611_17">do</text:span><text:span text:style-name="T611_18"><text:s/></text:span><text:span text:style-name="T611_19">relatório</text:span><text:span text:style-name="T611_20"><text:s/></text:span><text:span text:style-name="T611_21">do</text:span><text:span text:style-name="T611_22"><text:s/></text:span><text:span text:style-name="T611_23">aluno</text:span><text:span text:style-name="T611_24"><text:s/></text:span><text:span text:style-name="T611_25">impresso</text:span><text:span text:style-name="T611_26">.</text:span></text:p>
      <text:p text:style-name="P612"><text:span text:style-name="T612_1">Fluxo</text:span><text:span text:style-name="T612_2"><text:s/></text:span><text:span text:style-name="T612_3">principal</text:span><text:span text:style-name="T612_4">:</text:span></text:p>
      <text:p text:style-name="P613"><text:span text:style-name="T613_1">1<text:s/>-</text:span><text:span text:style-name="T613_2"><text:s/></text:span><text:span text:style-name="T613_3">Aluno</text:span><text:span text:style-name="T613_4"><text:s/></text:span><text:span text:style-name="T613_5">recebe</text:span><text:span text:style-name="T613_6"><text:s/></text:span><text:span text:style-name="T613_7">Documento</text:span><text:span text:style-name="T613_8"><text:s/></text:span><text:span text:style-name="T613_9">referente</text:span><text:span text:style-name="T613_10"><text:s/></text:span><text:span text:style-name="T613_11">a</text:span><text:span text:style-name="T613_12"><text:s/></text:span><text:span text:style-name="T613_13">confirmação</text:span><text:span text:style-name="T613_14"><text:s/></text:span><text:span text:style-name="T613_15">de</text:span><text:span text:style-name="T613_16"><text:s/></text:span><text:span text:style-name="T613_17">envio</text:span><text:span text:style-name="T613_18"><text:s/></text:span><text:span text:style-name="T613_19">do</text:span><text:span text:style-name="T613_20"><text:s/></text:span><text:span text:style-name="T613_21">relatório</text:span><text:span text:style-name="T613_22"><text:s/></text:span><text:span text:style-name="T613_23">e</text:span><text:span text:style-name="T613_24"><text:s/></text:span><text:span text:style-name="T613_25">visualiza</text:span><text:span text:style-name="T613_26"><text:s/></text:span><text:span text:style-name="T613_27">através</text:span><text:span text:style-name="T613_28"><text:s/></text:span><text:span text:style-name="T613_29">do</text:span><text:span text:style-name="T613_30"><text:s/></text:span><text:span text:style-name="T613_31">navegador</text:span><text:span text:style-name="T613_32">,<text:s/></text:span><text:span text:style-name="T613_33">e</text:span><text:span text:style-name="T613_34"><text:s/></text:span><text:span text:style-name="T613_35">a</text:span><text:span text:style-name="T613_36"><text:s/></text:span><text:span text:style-name="T613_37">concretização</text:span><text:span text:style-name="T613_38"><text:s/></text:span><text:span text:style-name="T613_39">desse</text:span><text:span text:style-name="T613_40"><text:s/></text:span><text:span text:style-name="T613_41">processo</text:span><text:span text:style-name="T613_42"><text:s/></text:span><text:span text:style-name="T613_43">de</text:span><text:span text:style-name="T613_44"><text:s/></text:span><text:span text:style-name="T613_45">recebimento</text:span><text:span text:style-name="T613_46"><text:s/></text:span><text:span text:style-name="T613_47">do</text:span><text:span text:style-name="T613_48"><text:s/></text:span><text:span text:style-name="T613_49">documento</text:span><text:span text:style-name="T613_50"><text:s/></text:span><text:span text:style-name="T613_51">ocorreu</text:span><text:span text:style-name="T613_52"><text:s/></text:span><text:span text:style-name="T613_53">utilizando</text:span><text:span text:style-name="T613_54">-</text:span><text:span text:style-name="T613_55">se</text:span><text:span text:style-name="T613_56"><text:s/></text:span><text:span text:style-name="T613_57">como</text:span><text:span text:style-name="T613_58"><text:s/></text:span><text:span text:style-name="T613_59">intermediário</text:span><text:span text:style-name="T613_60"><text:s/></text:span><text:span text:style-name="T613_61">um</text:span><text:span text:style-name="T613_62"><text:s/></text:span><text:span text:style-name="T613_63">servidor</text:span><text:span text:style-name="T613_64"><text:s/></text:span><text:span text:style-name="T613_65">Web</text:span><text:span text:style-name="T613_66">.</text:span></text:p>
      <text:p text:style-name="P614"><text:span text:style-name="T614_1">3<text:s/>-</text:span><text:span text:style-name="T614_2"><text:s/></text:span><text:span text:style-name="T614_3">Aluno</text:span><text:span text:style-name="T614_4"><text:s/></text:span><text:span text:style-name="T614_5">seleciona</text:span><text:span text:style-name="T614_6"><text:s/></text:span><text:span text:style-name="T614_7">opção</text:span><text:span text:style-name="T614_8"><text:s/></text:span><text:span text:style-name="T614_9">referente</text:span><text:span text:style-name="T614_10"><text:s/></text:span><text:span text:style-name="T614_11">a</text:span><text:span text:style-name="T614_12"><text:s/></text:span><text:span text:style-name="T614_13">impressão</text:span><text:span text:style-name="T614_14"><text:s/></text:span><text:span text:style-name="T614_15">do</text:span><text:span text:style-name="T614_16"><text:s/></text:span><text:span text:style-name="T614_17">documento</text:span><text:span text:style-name="T614_18"><text:s/></text:span><text:span text:style-name="T614_19">referente</text:span><text:span text:style-name="T614_20"><text:s/></text:span><text:span text:style-name="T614_21">a</text:span><text:span text:style-name="T614_22"><text:s/></text:span><text:span text:style-name="T614_23">confirmação</text:span><text:span text:style-name="T614_24"><text:s/></text:span><text:span text:style-name="T614_25">de</text:span><text:span text:style-name="T614_26"><text:s/></text:span><text:span text:style-name="T614_27">envio</text:span><text:span text:style-name="T614_28"><text:s/></text:span><text:span text:style-name="T614_29">do</text:span><text:span text:style-name="T614_30"><text:s/></text:span><text:span text:style-name="T614_31">documento</text:span><text:span text:style-name="T614_32"><text:s/></text:span><text:span text:style-name="T614_33">Web</text:span><text:span text:style-name="T614_34">.</text:span></text:p>
      <text:p text:style-name="P615"><text:span text:style-name="T615_1">4<text:s/>-</text:span><text:span text:style-name="T615_2"><text:s/></text:span><text:span text:style-name="T615_3">Funcion</text:span><text:span text:style-name="T615_4">ário</text:span><text:span text:style-name="T615_5"><text:s/></text:span><text:span text:style-name="T615_6"><text:s/></text:span><text:span text:style-name="T615_7">disponibliza</text:span><text:span text:style-name="T615_8"><text:s/></text:span><text:span text:style-name="T615_9">para</text:span><text:span text:style-name="T615_10"><text:s/></text:span><text:span text:style-name="T615_11">o</text:span><text:span text:style-name="T615_12"><text:s/></text:span><text:span text:style-name="T615_13">aluno</text:span><text:span text:style-name="T615_14"><text:s/></text:span><text:span text:style-name="T615_15">a</text:span><text:span text:style-name="T615_16"><text:s/></text:span><text:span text:style-name="T615_17">visualização</text:span><text:span text:style-name="T615_18"><text:s/></text:span><text:span text:style-name="T615_19">do</text:span><text:span text:style-name="T615_20"><text:s/></text:span><text:span text:style-name="T615_21">documento</text:span><text:span text:style-name="T615_22"><text:s/></text:span><text:span text:style-name="T615_23">em</text:span><text:span text:style-name="T615_24"><text:s/></text:span><text:span text:style-name="T615_25">modo</text:span><text:span text:style-name="T615_26"><text:s/></text:span><text:span text:style-name="T615_27">de</text:span><text:span text:style-name="T615_28"><text:s/></text:span><text:span text:style-name="T615_29">impressão</text:span><text:span text:style-name="T615_30">.</text:span></text:p>
      <text:p text:style-name="P616"><text:span text:style-name="T616_1">5<text:s/>-</text:span><text:span text:style-name="T616_2"><text:s/></text:span><text:span text:style-name="T616_3">Aluno</text:span><text:span text:style-name="T616_4"><text:s/></text:span><text:span text:style-name="T616_5">configura</text:span><text:span text:style-name="T616_6"><text:s/></text:span><text:span text:style-name="T616_7">e</text:span><text:span text:style-name="T616_8"><text:s/></text:span><text:span text:style-name="T616_9">solicita</text:span><text:span text:style-name="T616_10"><text:s/></text:span><text:span text:style-name="T616_11">a</text:span><text:span text:style-name="T616_12"><text:s/></text:span><text:span text:style-name="T616_13">impressão</text:span><text:span text:style-name="T616_14"><text:s/></text:span><text:span text:style-name="T616_15">do</text:span><text:span text:style-name="T616_16"><text:s/></text:span><text:span text:style-name="T616_17">documento</text:span><text:span text:style-name="T616_18"><text:s/></text:span><text:span text:style-name="T616_19">para</text:span><text:span text:style-name="T616_20"><text:s/></text:span><text:span text:style-name="T616_21">a</text:span><text:span text:style-name="T616_22"><text:s/></text:span><text:span text:style-name="T616_23">impressora</text:span></text:p>
      <text:p text:style-name="P617"/>
      <text:p text:style-name="P618"><text:span text:style-name="T618_1">Fluxo</text:span><text:span text:style-name="T618_2"><text:s/></text:span><text:span text:style-name="T618_3">alternativo</text:span><text:span text:style-name="T618_4">:</text:span></text:p>
      <text:p text:style-name="P619"><text:span text:style-name="T619_1">No</text:span><text:span text:style-name="T619_2"><text:s/></text:span><text:span text:style-name="T619_3">passo</text:span><text:span text:style-name="T619_4"><text:s/></text:span><text:span text:style-name="T619_5">5</text:span><text:span text:style-name="T619_6">,<text:s/></text:span><text:span text:style-name="T619_7">caso</text:span><text:span text:style-name="T619_8"><text:s/></text:span><text:span text:style-name="T619_9">ocorra</text:span><text:span text:style-name="T619_10"><text:s/></text:span><text:span text:style-name="T619_11">algum</text:span><text:span text:style-name="T619_12"><text:s/></text:span><text:span text:style-name="T619_13">problema</text:span><text:span text:style-name="T619_14"><text:s/></text:span><text:span text:style-name="T619_15">em</text:span><text:span text:style-name="T619_16"><text:s/></text:span><text:span text:style-name="T619_17">relação</text:span><text:span text:style-name="T619_18"><text:s/></text:span><text:span text:style-name="T619_19">a</text:span><text:span text:style-name="T619_20"><text:s/></text:span><text:span text:style-name="T619_21">impressora</text:span><text:span text:style-name="T619_22">,<text:s/></text:span><text:span text:style-name="T619_23">o</text:span><text:span text:style-name="T619_24"><text:s/></text:span><text:span text:style-name="T619_25">sistema</text:span><text:span text:style-name="T619_26"><text:s/></text:span><text:span text:style-name="T619_27">informará</text:span><text:span text:style-name="T619_28"><text:s/></text:span><text:span text:style-name="T619_29">que</text:span><text:span text:style-name="T619_30"><text:s/></text:span><text:span text:style-name="T619_31">o</text:span><text:span text:style-name="T619_32"><text:s/></text:span><text:span text:style-name="T619_33">documento</text:span><text:span text:style-name="T619_34"><text:s/></text:span><text:span text:style-name="T619_35">não</text:span><text:span text:style-name="T619_36"><text:s/></text:span><text:span text:style-name="T619_37">foi</text:span><text:span text:style-name="T619_38"><text:s/></text:span><text:span text:style-name="T619_39">impresso</text:span><text:span text:style-name="T619_40">.</text:span></text:p>
      <text:p text:style-name="P620"><text:span text:style-name="T620_1"><text:s/></text:span></text:p>
      <text:p text:style-name="P621"/>
      <text:p text:style-name="P622"/>
      <text:p text:style-name="P623"/>
      <text:p text:style-name="P624"><text:span text:style-name="T624_1">UC</text:span><text:span text:style-name="T624_2">005:</text:span><text:span text:style-name="T624_3">Editar</text:span><text:span text:style-name="T624_4"><text:s/></text:span><text:span text:style-name="T624_5">Relatório</text:span><text:span text:style-name="T624_6"><text:s/></text:span><text:span text:style-name="T624_7">não</text:span><text:span text:style-name="T624_8"><text:s/></text:span><text:span text:style-name="T624_9">enviado</text:span></text:p>
      <text:p text:style-name="P625"><text:span text:style-name="T625_1">Atores</text:span><text:span text:style-name="T625_2">:</text:span><text:span text:style-name="T625_3">Aluno</text:span><text:span text:style-name="T625_4">,<text:s/></text:span><text:span text:style-name="T625_5">funcionário</text:span></text:p>
      <text:p text:style-name="P626"><text:span text:style-name="T626_1">Descrição</text:span><text:span text:style-name="T626_2">:</text:span><text:span text:style-name="T626_3">Aluno</text:span><text:span text:style-name="T626_4"><text:s/></text:span><text:span text:style-name="T626_5">deseja</text:span><text:span text:style-name="T626_6"><text:s/></text:span><text:span text:style-name="T626_7">editar</text:span><text:span text:style-name="T626_8"><text:s/></text:span><text:span text:style-name="T626_9">relatório</text:span><text:span text:style-name="T626_10"><text:s/></text:span><text:span text:style-name="T626_11">salvo</text:span><text:span text:style-name="T626_12"><text:s/></text:span><text:span text:style-name="T626_13">e</text:span><text:span text:style-name="T626_14"><text:s/></text:span><text:span text:style-name="T626_15">não</text:span><text:span text:style-name="T626_16"><text:s/></text:span><text:span text:style-name="T626_17">enviado</text:span><text:span text:style-name="T626_18">,<text:s/></text:span><text:span text:style-name="T626_19">para</text:span><text:span text:style-name="T626_20"><text:s/></text:span><text:span text:style-name="T626_21">que</text:span><text:span text:style-name="T626_22"><text:s/></text:span><text:span text:style-name="T626_23">após</text:span><text:span text:style-name="T626_24"><text:s/></text:span><text:span text:style-name="T626_25">a</text:span><text:span text:style-name="T626_26"><text:s/></text:span><text:span text:style-name="T626_27">edição</text:span><text:span text:style-name="T626_28">,<text:s/></text:span><text:span text:style-name="T626_29">envie</text:span><text:span text:style-name="T626_30"><text:s/></text:span><text:span text:style-name="T626_31">para</text:span><text:span text:style-name="T626_32"><text:s/></text:span><text:span text:style-name="T626_33">o</text:span><text:span text:style-name="T626_34"><text:s/></text:span><text:span text:style-name="T626_35">servidor</text:span><text:span text:style-name="T626_36"><text:s/></text:span><text:span text:style-name="T626_37">púlbico</text:span><text:span text:style-name="T626_38">.</text:span></text:p>
      <text:p text:style-name="P627"><text:span text:style-name="T627_1">Requisito</text:span><text:span text:style-name="T627_2">:</text:span><text:span text:style-name="T627_3">RF</text:span><text:span text:style-name="T627_4">04</text:span></text:p>
      <text:p text:style-name="P628"><text:span text:style-name="T628_1">Pré</text:span><text:span text:style-name="T628_2">-</text:span><text:span text:style-name="T628_3">condição</text:span><text:span text:style-name="T628_4">:</text:span><text:span text:style-name="T628_5">Relatório</text:span><text:span text:style-name="T628_6"><text:s/></text:span><text:span text:style-name="T628_7">preenchido</text:span><text:span text:style-name="T628_8"><text:s/></text:span><text:span text:style-name="T628_9">e</text:span><text:span text:style-name="T628_10"><text:s/></text:span><text:span text:style-name="T628_11">salvo</text:span><text:span text:style-name="T628_12"><text:s/></text:span><text:span text:style-name="T628_13">no</text:span><text:span text:style-name="T628_14"><text:s/></text:span><text:span text:style-name="T628_15">contexto</text:span><text:span text:style-name="T628_16"><text:s/></text:span><text:span text:style-name="T628_17">do</text:span><text:span text:style-name="T628_18"><text:s/></text:span><text:span text:style-name="T628_19">aluno</text:span><text:span text:style-name="T628_20">.</text:span></text:p>
      <text:p text:style-name="P629"><text:span text:style-name="T629_1">Pós</text:span><text:span text:style-name="T629_2">-</text:span><text:span text:style-name="T629_3">condição</text:span><text:span text:style-name="T629_4">:</text:span><text:span text:style-name="T629_5">Relatório</text:span><text:span text:style-name="T629_6"><text:s/></text:span><text:span text:style-name="T629_7">recebido</text:span><text:span text:style-name="T629_8"><text:s/></text:span><text:span text:style-name="T629_9">pelo</text:span><text:span text:style-name="T629_10"><text:s/></text:span><text:span text:style-name="T629_11">o</text:span><text:span text:style-name="T629_12"><text:s/></text:span><text:span text:style-name="T629_13">funcionário</text:span><text:span text:style-name="T629_14">.</text:span></text:p>
      <text:p text:style-name="P630"><text:span text:style-name="T630_1">Fluxo</text:span><text:span text:style-name="T630_2"><text:s/></text:span><text:span text:style-name="T630_3">principal</text:span><text:span text:style-name="T630_4">:</text:span></text:p>
      <text:p text:style-name="P631"><text:span text:style-name="T631_1">1<text:s/>-</text:span><text:span text:style-name="T631_2"><text:s/></text:span><text:span text:style-name="T631_3">Aluno</text:span><text:span text:style-name="T631_4"><text:s/></text:span><text:span text:style-name="T631_5">preenche</text:span><text:span text:style-name="T631_6"><text:s/></text:span><text:span text:style-name="T631_7">e</text:span><text:span text:style-name="T631_8"><text:s/></text:span><text:span text:style-name="T631_9">salva</text:span><text:span text:style-name="T631_10"><text:s/></text:span><text:span text:style-name="T631_11">o</text:span><text:span text:style-name="T631_12"><text:s/></text:span><text:span text:style-name="T631_13">relatório</text:span><text:span text:style-name="T631_14"><text:s/></text:span><text:span text:style-name="T631_15">em</text:span><text:span text:style-name="T631_16"><text:s/></text:span><text:span text:style-name="T631_17">seu</text:span><text:span text:style-name="T631_18"><text:s/></text:span><text:span text:style-name="T631_19">contexto</text:span><text:span text:style-name="T631_20">.</text:span></text:p>
      <text:p text:style-name="P632"><text:span text:style-name="T632_1">2<text:s/>-</text:span><text:span text:style-name="T632_2"><text:s/></text:span><text:span text:style-name="T632_3">Aluno</text:span><text:span text:style-name="T632_4"><text:s/></text:span><text:span text:style-name="T632_5">seleciona</text:span><text:span text:style-name="T632_6"><text:s/></text:span><text:span text:style-name="T632_7">a</text:span><text:span text:style-name="T632_8"><text:s/></text:span><text:span text:style-name="T632_9">opção</text:span><text:span text:style-name="T632_10"><text:s/></text:span><text:span text:style-name="T632_11">que</text:span><text:span text:style-name="T632_12"><text:s/></text:span><text:span text:style-name="T632_13">possibilita</text:span><text:span text:style-name="T632_14"><text:s/></text:span><text:span text:style-name="T632_15">edição</text:span><text:span text:style-name="T632_16"><text:s/></text:span><text:span text:style-name="T632_17">do</text:span><text:span text:style-name="T632_18"><text:s/></text:span><text:span text:style-name="T632_19">documento</text:span><text:span text:style-name="T632_20">.</text:span></text:p>
      <text:p text:style-name="P633"><text:span text:style-name="T633_1">3<text:s/>-</text:span><text:span text:style-name="T633_2"><text:s/></text:span><text:span text:style-name="T633_3">Aluno</text:span><text:span text:style-name="T633_4"><text:s/></text:span><text:span text:style-name="T633_5">edita</text:span><text:span text:style-name="T633_6"><text:s/></text:span><text:span text:style-name="T633_7">e</text:span><text:span text:style-name="T633_8"><text:s/></text:span><text:span text:style-name="T633_9">salva</text:span><text:span text:style-name="T633_10"><text:s/></text:span><text:span text:style-name="T633_11">as</text:span><text:span text:style-name="T633_12"><text:s/></text:span><text:span text:style-name="T633_13">novas</text:span><text:span text:style-name="T633_14"><text:s/></text:span><text:span text:style-name="T633_15">alterações</text:span><text:span text:style-name="T633_16"><text:s/></text:span><text:span text:style-name="T633_17">realizadas</text:span><text:span text:style-name="T633_18"><text:s/></text:span><text:span text:style-name="T633_19">no</text:span><text:span text:style-name="T633_20"><text:s/></text:span><text:span text:style-name="T633_21">documento</text:span><text:span text:style-name="T633_22">,<text:s/></text:span><text:span text:style-name="T633_23">e</text:span><text:span text:style-name="T633_24"><text:s/></text:span><text:span text:style-name="T633_25">a</text:span><text:span text:style-name="T633_26"><text:s/></text:span><text:span text:style-name="T633_27">partir</text:span><text:span text:style-name="T633_28"><text:s/></text:span><text:span text:style-name="T633_29">disso</text:span><text:span text:style-name="T633_30"><text:s/></text:span><text:span text:style-name="T633_31">será</text:span><text:span text:style-name="T633_32"><text:s/></text:span><text:span text:style-name="T633_33">gerado</text:span><text:span text:style-name="T633_34"><text:s/></text:span><text:span text:style-name="T633_35">um</text:span><text:span text:style-name="T633_36"><text:s/></text:span><text:span text:style-name="T633_37">novo</text:span><text:span text:style-name="T633_38"><text:s/></text:span><text:span text:style-name="T633_39">documento</text:span><text:span text:style-name="T633_40">.</text:span></text:p>
      <text:p text:style-name="P634"><text:span text:style-name="T634_1">4</text:span><text:span text:style-name="T634_2"><text:s/>-</text:span><text:span text:style-name="T634_3"><text:s/></text:span><text:span text:style-name="T634_4">Aluno</text:span><text:span text:style-name="T634_5"><text:s/></text:span><text:span text:style-name="T634_6">seleciona</text:span><text:span text:style-name="T634_7"><text:s/></text:span><text:span text:style-name="T634_8">a</text:span><text:span text:style-name="T634_9"><text:s/></text:span><text:span text:style-name="T634_10">opção</text:span><text:span text:style-name="T634_11"><text:s/></text:span><text:span text:style-name="T634_12">referente</text:span><text:span text:style-name="T634_13"><text:s/></text:span><text:span text:style-name="T634_14">ao</text:span><text:span text:style-name="T634_15"><text:s/></text:span><text:span text:style-name="T634_16">envio</text:span><text:span text:style-name="T634_17"><text:s/></text:span><text:span text:style-name="T634_18">do</text:span><text:span text:style-name="T634_19"><text:s/></text:span><text:span text:style-name="T634_20">documento</text:span><text:span text:style-name="T634_21"><text:s/></text:span><text:span text:style-name="T634_22">para</text:span><text:span text:style-name="T634_23"><text:s/></text:span><text:span text:style-name="T634_24">o</text:span><text:span text:style-name="T634_25"><text:s/></text:span><text:span text:style-name="T634_26">funcionário</text:span><text:span text:style-name="T634_27">.</text:span></text:p>
      <text:p text:style-name="P635"><text:span text:style-name="T635_1">5</text:span><text:span text:style-name="T635_2"><text:s/>-</text:span><text:span text:style-name="T635_3"><text:s/></text:span><text:span text:style-name="T635_4">Aluno</text:span><text:span text:style-name="T635_5"><text:s/></text:span><text:span text:style-name="T635_6">envia</text:span><text:span text:style-name="T635_7"><text:s/></text:span><text:span text:style-name="T635_8">o</text:span><text:span text:style-name="T635_9"><text:s/></text:span><text:span text:style-name="T635_10">documento</text:span><text:span text:style-name="T635_11"><text:s/></text:span><text:span text:style-name="T635_12">para</text:span><text:span text:style-name="T635_13"><text:s/></text:span><text:span text:style-name="T635_14">o</text:span><text:span text:style-name="T635_15"><text:s/></text:span><text:span text:style-name="T635_16">funcionário</text:span><text:span text:style-name="T635_17">,<text:s/></text:span><text:span text:style-name="T635_18">utilizando</text:span><text:span text:style-name="T635_19"><text:s/></text:span><text:span text:style-name="T635_20">como</text:span><text:span text:style-name="T635_21"><text:s/></text:span><text:span text:style-name="T635_22">intermediário</text:span><text:span text:style-name="T635_23"><text:s/></text:span><text:span text:style-name="T635_24">o</text:span><text:span text:style-name="T635_25"><text:s/></text:span><text:span text:style-name="T635_26">servidor</text:span><text:span text:style-name="T635_27"><text:s/></text:span><text:span text:style-name="T635_28">Web</text:span><text:span text:style-name="T635_29">.</text:span></text:p>
      <text:p text:style-name="P636"><text:span text:style-name="T636_1">6</text:span><text:span text:style-name="T636_2"><text:s/>-</text:span><text:span text:style-name="T636_3"><text:s/></text:span><text:span text:style-name="T636_4">Servidor</text:span><text:span text:style-name="T636_5"><text:s/></text:span><text:span text:style-name="T636_6">público</text:span><text:span text:style-name="T636_7"><text:s/></text:span><text:span text:style-name="T636_8">recebe</text:span><text:span text:style-name="T636_9"><text:s/></text:span><text:span text:style-name="T636_10">o</text:span><text:span text:style-name="T636_11"><text:s/></text:span><text:span text:style-name="T636_12">documento</text:span><text:span text:style-name="T636_13"><text:s/></text:span><text:span text:style-name="T636_14">referente</text:span><text:span text:style-name="T636_15"><text:s/></text:span><text:span text:style-name="T636_16">ao</text:span><text:span text:style-name="T636_17"><text:s/></text:span><text:span text:style-name="T636_18">relatório</text:span><text:span text:style-name="T636_19"><text:s/></text:span><text:span text:style-name="T636_20">do</text:span><text:span text:style-name="T636_21"><text:s/></text:span><text:span text:style-name="T636_22">aluno</text:span><text:span text:style-name="T636_23"><text:s/></text:span><text:span text:style-name="T636_24">e</text:span><text:span text:style-name="T636_25"><text:s/></text:span><text:span text:style-name="T636_26">a</text:span><text:span text:style-name="T636_27"><text:s/></text:span><text:span text:style-name="T636_28">situação</text:span><text:span text:style-name="T636_29"><text:s/></text:span><text:span text:style-name="T636_30">do</text:span><text:span text:style-name="T636_31"><text:s/></text:span><text:span text:style-name="T636_32">aluno</text:span><text:span text:style-name="T636_33"><text:s/></text:span><text:span text:style-name="T636_34">é</text:span><text:span text:style-name="T636_35"><text:s/></text:span><text:span text:style-name="T636_36">modificada</text:span><text:span text:style-name="T636_37"><text:s/></text:span><text:span text:style-name="T636_38">de</text:span><text:span text:style-name="T636_39"><text:s/></text:span><text:span text:style-name="T636_40">modo</text:span><text:span text:style-name="T636_41"><text:s/></text:span><text:span text:style-name="T636_42">que</text:span><text:span text:style-name="T636_43"><text:s/></text:span><text:span text:style-name="T636_44">informa</text:span><text:span text:style-name="T636_45"><text:s/></text:span><text:span text:style-name="T636_46">que</text:span><text:span text:style-name="T636_47"><text:s/></text:span><text:span text:style-name="T636_48">este</text:span><text:span text:style-name="T636_49"><text:s/></text:span><text:span text:style-name="T636_50">enviou</text:span><text:span text:style-name="T636_51"><text:s/></text:span><text:span text:style-name="T636_52">seu</text:span><text:span text:style-name="T636_53"><text:s/></text:span><text:span text:style-name="T636_54">relatório</text:span><text:span text:style-name="T636_55"><text:s/></text:span><text:span text:style-name="T636_56">e</text:span><text:span text:style-name="T636_57"><text:s/></text:span><text:span text:style-name="T636_58">o</text:span><text:span text:style-name="T636_59"><text:s/></text:span><text:span text:style-name="T636_60">mesmo</text:span><text:span text:style-name="T636_61"><text:s/></text:span><text:span text:style-name="T636_62">foi</text:span><text:span text:style-name="T636_63"><text:s/></text:span><text:span text:style-name="T636_64">recebido</text:span><text:span text:style-name="T636_65">.</text:span></text:p>
      <text:p text:style-name="P637"><text:span text:style-name="T637_1">8<text:s/>-</text:span><text:span text:style-name="T637_2"><text:s/></text:span><text:span text:style-name="T637_3">Navegador</text:span><text:span text:style-name="T637_4"><text:s/></text:span><text:span text:style-name="T637_5">envia</text:span><text:span text:style-name="T637_6"><text:s/></text:span><text:span text:style-name="T637_7">documento</text:span><text:span text:style-name="T637_8"><text:s/></text:span><text:span text:style-name="T637_9">referente</text:span><text:span text:style-name="T637_10"><text:s/></text:span><text:span text:style-name="T637_11">a</text:span><text:span text:style-name="T637_12"><text:s/></text:span><text:span text:style-name="T637_13">confirmação</text:span><text:span text:style-name="T637_14"><text:s/></text:span><text:span text:style-name="T637_15">de</text:span><text:span text:style-name="T637_16"><text:s/></text:span><text:span text:style-name="T637_17">envio</text:span><text:span text:style-name="T637_18"><text:s/></text:span><text:span text:style-name="T637_19">do</text:span><text:span text:style-name="T637_20"><text:s/></text:span><text:span text:style-name="T637_21">relatório</text:span><text:span text:style-name="T637_22"><text:s/></text:span><text:span text:style-name="T637_23">para</text:span><text:span text:style-name="T637_24"><text:s/></text:span><text:span text:style-name="T637_25">o</text:span><text:span text:style-name="T637_26"><text:s/></text:span><text:span text:style-name="T637_27">aluno</text:span><text:span text:style-name="T637_28">,<text:s/></text:span><text:span text:style-name="T637_29">quando</text:span><text:span text:style-name="T637_30"><text:s/></text:span><text:span text:style-name="T637_31">a</text:span><text:span text:style-name="T637_32"><text:s/></text:span><text:span text:style-name="T637_33">situação</text:span><text:span text:style-name="T637_34"><text:s/></text:span><text:span text:style-name="T637_35">do</text:span><text:span text:style-name="T637_36"><text:s/></text:span><text:span text:style-name="T637_37">aluno</text:span><text:span text:style-name="T637_38"><text:s/></text:span><text:span text:style-name="T637_39">é</text:span><text:span text:style-name="T637_40"><text:s/></text:span><text:span text:style-name="T637_41">modificada</text:span><text:span text:style-name="T637_42"><text:s/></text:span><text:span text:style-name="T637_43">de</text:span><text:span text:style-name="T637_44"><text:s/></text:span><text:span text:style-name="T637_45">modo</text:span><text:span text:style-name="T637_46"><text:s/></text:span><text:span text:style-name="T637_47">que</text:span><text:span text:style-name="T637_48"><text:s/></text:span><text:span text:style-name="T637_49">informa</text:span><text:span text:style-name="T637_50"><text:s/></text:span><text:span text:style-name="T637_51">que</text:span><text:span text:style-name="T637_52"><text:s/></text:span><text:span text:style-name="T637_53">este</text:span><text:span text:style-name="T637_54"><text:s/></text:span><text:span text:style-name="T637_55">enviou</text:span><text:span text:style-name="T637_56"><text:s/></text:span><text:span text:style-name="T637_57">seu</text:span><text:span text:style-name="T637_58"><text:s/></text:span><text:span text:style-name="T637_59">relatório</text:span><text:span text:style-name="T637_60"><text:s/></text:span><text:span text:style-name="T637_61">e</text:span><text:span text:style-name="T637_62"><text:s/></text:span><text:span text:style-name="T637_63">o</text:span><text:span text:style-name="T637_64"><text:s/></text:span><text:span text:style-name="T637_65">mesmo</text:span><text:span text:style-name="T637_66"><text:s/></text:span><text:span text:style-name="T637_67">foi</text:span><text:span text:style-name="T637_68"><text:s/></text:span><text:span text:style-name="T637_69">recebido</text:span><text:span text:style-name="T637_70"><text:s/></text:span><text:span text:style-name="T637_71">no</text:span><text:span text:style-name="T637_72"><text:s/></text:span><text:span text:style-name="T637_73">contexto</text:span><text:span text:style-name="T637_74"><text:s/></text:span><text:span text:style-name="T637_75">do</text:span><text:span text:style-name="T637_76"><text:s/></text:span><text:span text:style-name="T637_77">funcionário</text:span><text:span text:style-name="T637_78">,<text:s/></text:span><text:span text:style-name="T637_79">utilizando</text:span><text:span text:style-name="T637_80"><text:s/></text:span><text:span text:style-name="T637_81">como</text:span><text:span text:style-name="T637_82"><text:s/></text:span><text:span text:style-name="T637_83">intermediário</text:span><text:span text:style-name="T637_84"><text:s/></text:span><text:span text:style-name="T637_85">um</text:span><text:span text:style-name="T637_86"><text:s/></text:span><text:span text:style-name="T637_87">servidor</text:span><text:span text:style-name="T637_88"><text:s/></text:span><text:span text:style-name="T637_89">Web</text:span><text:span text:style-name="T637_90">.</text:span></text:p>
      <text:p text:style-name="P638"><text:span text:style-name="T638_1">Fluxo</text:span><text:span text:style-name="T638_2"><text:s/></text:span><text:span text:style-name="T638_3">alternativo</text:span><text:span text:style-name="T638_4">:</text:span></text:p>
      <text:p text:style-name="P639"><text:span text:style-name="T639_1">Nos</text:span><text:span text:style-name="T639_2"><text:s/></text:span><text:span text:style-name="T639_3">passos</text:span><text:span text:style-name="T639_4"><text:s/></text:span><text:span text:style-name="T639_5">5<text:s/></text:span><text:span text:style-name="T639_6">e</text:span><text:span text:style-name="T639_7"><text:s/>8</text:span><text:span text:style-name="T639_8">,<text:s/></text:span><text:span text:style-name="T639_9">caso</text:span><text:span text:style-name="T639_10"><text:s/></text:span><text:span text:style-name="T639_11">a</text:span><text:span text:style-name="T639_12"><text:s/></text:span><text:span text:style-name="T639_13">conexão</text:span><text:span text:style-name="T639_14"><text:s/></text:span><text:span text:style-name="T639_15">com</text:span><text:span text:style-name="T639_16"><text:s/></text:span><text:span text:style-name="T639_17">a</text:span><text:span text:style-name="T639_18"><text:s/></text:span><text:span text:style-name="T639_19">Internet</text:span><text:span text:style-name="T639_20"><text:s/></text:span><text:span text:style-name="T639_21">do</text:span><text:span text:style-name="T639_22"><text:s/></text:span><text:span text:style-name="T639_23">usuário</text:span><text:span text:style-name="T639_24"><text:s/></text:span><text:span text:style-name="T639_25">seja</text:span><text:span text:style-name="T639_26"><text:s/></text:span><text:span text:style-name="T639_27">perdida</text:span><text:span text:style-name="T639_28"><text:s/></text:span><text:span text:style-name="T639_29">enquanto</text:span><text:span text:style-name="T639_30"><text:s/></text:span><text:span text:style-name="T639_31">o</text:span><text:span text:style-name="T639_32"><text:s/></text:span><text:span text:style-name="T639_33">processo</text:span><text:span text:style-name="T639_34"><text:s/></text:span><text:span text:style-name="T639_35">de</text:span><text:span text:style-name="T639_36"><text:s/></text:span><text:span text:style-name="T639_37">envio</text:span><text:span text:style-name="T639_38"><text:s text:c="2"/></text:span><text:span text:style-name="T639_39">do</text:span><text:span text:style-name="T639_40"><text:s/></text:span><text:span text:style-name="T639_41">documento</text:span><text:span text:style-name="T639_42"><text:s/></text:span><text:span text:style-name="T639_43">em</text:span><text:span text:style-name="T639_44"><text:s/></text:span><text:span text:style-name="T639_45">está</text:span><text:span text:style-name="T639_46"><text:s/></text:span><text:span text:style-name="T639_47">ocorrendo</text:span><text:span text:style-name="T639_48">,<text:s/></text:span><text:span text:style-name="T639_49">e</text:span><text:span text:style-name="T639_50"><text:s/></text:span><text:span text:style-name="T639_51">este</text:span><text:span text:style-name="T639_52"><text:s/></text:span><text:span text:style-name="T639_53">consequentemente</text:span><text:span text:style-name="T639_54"><text:s/></text:span><text:span text:style-name="T639_55">for</text:span><text:span text:style-name="T639_56"><text:s/></text:span><text:span text:style-name="T639_57">interrompido</text:span><text:span text:style-name="T639_58">,<text:s/></text:span><text:span text:style-name="T639_59">será</text:span><text:span text:style-name="T639_60"><text:s/></text:span><text:span text:style-name="T639_61">informado</text:span><text:span text:style-name="T639_62"><text:s/></text:span><text:span text:style-name="T639_63">ao</text:span><text:span text:style-name="T639_64"><text:s/></text:span><text:span text:style-name="T639_65">usuário</text:span><text:span text:style-name="T639_66"><text:s/></text:span><text:span text:style-name="T639_67">de</text:span><text:span text:style-name="T639_68"><text:s/></text:span><text:span text:style-name="T639_69">que</text:span><text:span text:style-name="T639_70"><text:s/></text:span><text:span text:style-name="T639_71">o</text:span><text:span text:style-name="T639_72"><text:s/></text:span><text:span text:style-name="T639_73">documento</text:span><text:span text:style-name="T639_74"><text:s/></text:span><text:span text:style-name="T639_75">não</text:span><text:span text:style-name="T639_76"><text:s/></text:span><text:span text:style-name="T639_77">pode</text:span><text:span text:style-name="T639_78"><text:s/></text:span><text:span text:style-name="T639_79">ser</text:span><text:span text:style-name="T639_80"><text:s/></text:span><text:span text:style-name="T639_81">enviado</text:span><text:span text:style-name="T639_82">,<text:s text:c="2"/></text:span><text:span text:style-name="T639_83">será</text:span><text:span text:style-name="T639_84"><text:s/></text:span><text:span text:style-name="T639_85">solicitado</text:span><text:span text:style-name="T639_86"><text:s/></text:span><text:span text:style-name="T639_87">ao</text:span><text:span text:style-name="T639_88"><text:s/></text:span><text:span text:style-name="T639_89">mesmo</text:span><text:span text:style-name="T639_90"><text:s/></text:span><text:span text:style-name="T639_91">o</text:span><text:span text:style-name="T639_92"><text:s/></text:span><text:span text:style-name="T639_93">reenvio</text:span><text:span text:style-name="T639_94"><text:s/></text:span><text:span text:style-name="T639_95">do</text:span><text:span text:style-name="T639_96"><text:s/></text:span><text:span text:style-name="T639_97">documento</text:span></text:p>
      <text:p text:style-name="P640"/>
      <text:p text:style-name="P641"><text:span text:style-name="T641_1">UC</text:span><text:span text:style-name="T641_2">006:</text:span><text:span text:style-name="T641_3">Listar</text:span><text:span text:style-name="T641_4"><text:s/></text:span><text:span text:style-name="T641_5">relatórios</text:span><text:span text:style-name="T641_6"><text:s/></text:span></text:p>
      <text:p text:style-name="P642"><text:span text:style-name="T642_1">Atores</text:span><text:span text:style-name="T642_2">:</text:span><text:span text:style-name="T642_3">Funcionário</text:span><text:span text:style-name="T642_4">.</text:span></text:p>
      <text:p text:style-name="P643"><text:span text:style-name="T643_1">Descrição</text:span><text:span text:style-name="T643_2">:</text:span><text:span text:style-name="T643_3">Servidor</text:span><text:span text:style-name="T643_4"><text:s/></text:span><text:span text:style-name="T643_5">público</text:span><text:span text:style-name="T643_6"><text:s/></text:span><text:span text:style-name="T643_7">deseja</text:span><text:span text:style-name="T643_8"><text:s/></text:span><text:span text:style-name="T643_9">listar</text:span><text:span text:style-name="T643_10"><text:s/></text:span><text:span text:style-name="T643_11">informações</text:span><text:span text:style-name="T643_12"><text:s/></text:span><text:span text:style-name="T643_13">referentes</text:span><text:span text:style-name="T643_14"><text:s/></text:span><text:span text:style-name="T643_15">aos</text:span><text:span text:style-name="T643_16"><text:s/></text:span><text:span text:style-name="T643_17">alunos</text:span><text:span text:style-name="T643_18"><text:s/></text:span><text:span text:style-name="T643_19">que</text:span><text:span text:style-name="T643_20"><text:s/></text:span><text:span text:style-name="T643_21">enviaram</text:span><text:span text:style-name="T643_22"><text:s/></text:span><text:span text:style-name="T643_23">seus</text:span><text:span text:style-name="T643_24"><text:s/></text:span><text:span text:style-name="T643_25">relatórios</text:span><text:span text:style-name="T643_26">.</text:span></text:p>
      <text:p text:style-name="P644"><text:span text:style-name="T644_1">Requisito</text:span><text:span text:style-name="T644_2">:</text:span><text:span text:style-name="T644_3">RF</text:span><text:span text:style-name="T644_4">012.</text:span></text:p>
      <text:p text:style-name="P645"><text:span text:style-name="T645_1">Pré</text:span><text:span text:style-name="T645_2">-</text:span><text:span text:style-name="T645_3">condição</text:span><text:span text:style-name="T645_4">:</text:span><text:span text:style-name="T645_5">Todos</text:span><text:span text:style-name="T645_6"><text:s/></text:span><text:span text:style-name="T645_7">os</text:span><text:span text:style-name="T645_8"><text:s/></text:span><text:span text:style-name="T645_9">alunos</text:span><text:span text:style-name="T645_10"><text:s/></text:span><text:span text:style-name="T645_11">listados</text:span><text:span text:style-name="T645_12">.</text:span></text:p>
      <text:p text:style-name="P646"><text:span text:style-name="T646_1">Pós</text:span><text:span text:style-name="T646_2">-</text:span><text:span text:style-name="T646_3">condição</text:span><text:span text:style-name="T646_4">:</text:span><text:span text:style-name="T646_5">Listagem</text:span><text:span text:style-name="T646_6"><text:s/></text:span><text:span text:style-name="T646_7">de</text:span><text:span text:style-name="T646_8"><text:s/></text:span><text:span text:style-name="T646_9">informações</text:span><text:span text:style-name="T646_10"><text:s/></text:span><text:span text:style-name="T646_11">dos</text:span><text:span text:style-name="T646_12"><text:s/></text:span><text:span text:style-name="T646_13">alunos</text:span><text:span text:style-name="T646_14"><text:s/></text:span><text:span text:style-name="T646_15">que</text:span><text:span text:style-name="T646_16"><text:s/></text:span><text:span text:style-name="T646_17">enviaram</text:span><text:span text:style-name="T646_18"><text:s/></text:span><text:span text:style-name="T646_19">seus</text:span><text:span text:style-name="T646_20"><text:s/></text:span><text:span text:style-name="T646_21">relatórios</text:span><text:span text:style-name="T646_22">.</text:span></text:p>
      <text:p text:style-name="P647"><text:span text:style-name="T647_1">Fluxo</text:span><text:span text:style-name="T647_2"><text:s/></text:span><text:span text:style-name="T647_3">principal</text:span><text:span text:style-name="T647_4">:</text:span></text:p>
      <text:p text:style-name="P648"><text:span text:style-name="T648_1">1<text:s/>-</text:span><text:span text:style-name="T648_2"><text:s/></text:span><text:span text:style-name="T648_3">Funcionário</text:span><text:span text:style-name="T648_4"><text:s/></text:span><text:span text:style-name="T648_5">realiza</text:span><text:span text:style-name="T648_6"><text:s/></text:span><text:span text:style-name="T648_7">login</text:span><text:span text:style-name="T648_8"><text:s/></text:span><text:span text:style-name="T648_9">no</text:span><text:span text:style-name="T648_10"><text:s/></text:span><text:span text:style-name="T648_11">sistema</text:span></text:p>
      <text:p text:style-name="P649"><text:span text:style-name="T649_1">2<text:s/>-</text:span><text:span text:style-name="T649_2"><text:s/></text:span><text:span text:style-name="T649_3">Funcionário</text:span><text:span text:style-name="T649_4"><text:s/></text:span><text:span text:style-name="T649_5">visualiza</text:span><text:span text:style-name="T649_6"><text:s/></text:span><text:span text:style-name="T649_7">as</text:span><text:span text:style-name="T649_8"><text:s/></text:span><text:span text:style-name="T649_9">seguintes</text:span><text:span text:style-name="T649_10"><text:s/></text:span><text:span text:style-name="T649_11">opções</text:span><text:span text:style-name="T649_12"><text:s/></text:span><text:span text:style-name="T649_13">referentes</text:span><text:span text:style-name="T649_14"><text:s/></text:span><text:span text:style-name="T649_15">a</text:span><text:span text:style-name="T649_16"><text:s/></text:span><text:span text:style-name="T649_17">visualização</text:span><text:span text:style-name="T649_18"><text:s/></text:span><text:span text:style-name="T649_19">de</text:span><text:span text:style-name="T649_20"><text:s/></text:span><text:span text:style-name="T649_21">relatórios</text:span><text:span text:style-name="T649_22"><text:s/></text:span><text:span text:style-name="T649_23">dos</text:span><text:span text:style-name="T649_24"><text:s/></text:span><text:span text:style-name="T649_25">alunos</text:span><text:span text:style-name="T649_26">:</text:span></text:p>
      <text:p text:style-name="P650"><text:span text:style-name="T650_1">a</text:span><text:span text:style-name="T650_2">)</text:span><text:span text:style-name="T650_3">Relatórios</text:span><text:span text:style-name="T650_4"><text:s/></text:span><text:span text:style-name="T650_5">confirmados</text:span></text:p>
      <text:p text:style-name="P651"><text:span text:style-name="T651_1">b</text:span><text:span text:style-name="T651_2">)</text:span><text:span text:style-name="T651_3">Relatórios</text:span><text:span text:style-name="T651_4"><text:s/></text:span><text:span text:style-name="T651_5">pendentes</text:span></text:p>
      <text:p text:style-name="P652"><text:span text:style-name="T652_1">3<text:s/>-</text:span><text:span text:style-name="T652_2"><text:s/></text:span><text:span text:style-name="T652_3">Funcionário</text:span><text:span text:style-name="T652_4"><text:s/></text:span><text:span text:style-name="T652_5">seleciona</text:span><text:span text:style-name="T652_6"><text:s/></text:span><text:span text:style-name="T652_7">opção</text:span><text:span text:style-name="T652_8"><text:s/></text:span><text:span text:style-name="T652_9">de</text:span><text:span text:style-name="T652_10"><text:s/></text:span><text:span text:style-name="T652_11">acordo</text:span><text:span text:style-name="T652_12"><text:s/></text:span><text:span text:style-name="T652_13">com</text:span><text:span text:style-name="T652_14"><text:s/></text:span><text:span text:style-name="T652_15">a</text:span><text:span text:style-name="T652_16"><text:s/></text:span><text:span text:style-name="T652_17">sua</text:span><text:span text:style-name="T652_18"><text:s/></text:span><text:span text:style-name="T652_19">necessidade</text:span><text:span text:style-name="T652_20"><text:s/></text:span><text:span text:style-name="T652_21">no</text:span><text:span text:style-name="T652_22"><text:s/></text:span><text:span text:style-name="T652_23">momento</text:span><text:span text:style-name="T652_24">.</text:span></text:p>
      <text:p text:style-name="P653"><text:span text:style-name="T653_1">4<text:s/>-</text:span><text:span text:style-name="T653_2"><text:s/></text:span><text:span text:style-name="T653_3">Servidor</text:span><text:span text:style-name="T653_4"><text:s/></text:span><text:span text:style-name="T653_5">público</text:span><text:span text:style-name="T653_6"><text:s/></text:span><text:span text:style-name="T653_7">visualiza</text:span><text:span text:style-name="T653_8"><text:s/></text:span><text:span text:style-name="T653_9">a</text:span><text:span text:style-name="T653_10"><text:s/></text:span><text:span text:style-name="T653_11">listagem</text:span><text:span text:style-name="T653_12"><text:s/></text:span><text:span text:style-name="T653_13">de</text:span><text:span text:style-name="T653_14"><text:s/></text:span><text:span text:style-name="T653_15">informações</text:span><text:span text:style-name="T653_16"><text:s/></text:span><text:span text:style-name="T653_17">da</text:span><text:span text:style-name="T653_18"><text:s/></text:span><text:span text:style-name="T653_19">opção</text:span><text:span text:style-name="T653_20"><text:s/></text:span><text:span text:style-name="T653_21">escolhida</text:span><text:span text:style-name="T653_22">.</text:span></text:p>
      <text:p text:style-name="P654"/>
      <text:p text:style-name="P655"/>
      <text:p text:style-name="P656"><text:span text:style-name="T656_1">[<text:s/></text:span><text:span text:style-name="T656_2">Douglas</text:span><text:span text:style-name="T656_3"><text:s/></text:span><text:span text:style-name="T656_4">Albuquerque</text:span><text:span text:style-name="T656_5"><text:s/>]</text:span></text:p>
      <text:p text:style-name="P657"/>
      <text:p text:style-name="P658"><text:span text:style-name="T658_1">UC</text:span><text:span text:style-name="T658_2">01</text:span><text:span text:style-name="T658_3">:<text:s/></text:span><text:span text:style-name="T658_4">Realizar</text:span><text:span text:style-name="T658_5"><text:s/></text:span><text:span text:style-name="T658_6">login</text:span></text:p>
      <text:p text:style-name="P659"/>
      <text:p text:style-name="P660"><text:span text:style-name="T660_1">Ator</text:span><text:span text:style-name="T660_2">:<text:s/></text:span><text:span text:style-name="T660_3">Funcionário</text:span><text:span text:style-name="T660_4">,</text:span><text:span text:style-name="T660_5">Aluno</text:span></text:p>
      <text:p text:style-name="P661"><text:span text:style-name="T661_1">Descrição</text:span><text:span text:style-name="T661_2">:<text:s/></text:span><text:span text:style-name="T661_3">O</text:span><text:span text:style-name="T661_4"><text:s/></text:span><text:span text:style-name="T661_5">usuário</text:span><text:span text:style-name="T661_6"><text:s/></text:span><text:span text:style-name="T661_7">deseja</text:span><text:span text:style-name="T661_8"><text:s/></text:span><text:span text:style-name="T661_9">acessar</text:span><text:span text:style-name="T661_10"><text:s/></text:span><text:span text:style-name="T661_11">o</text:span><text:span text:style-name="T661_12"><text:s/></text:span><text:span text:style-name="T661_13">sistema</text:span><text:span text:style-name="T661_14"><text:s/></text:span><text:span text:style-name="T661_15">e</text:span><text:span text:style-name="T661_16"><text:s/></text:span><text:span text:style-name="T661_17">para</text:span><text:span text:style-name="T661_18"><text:s/></text:span><text:span text:style-name="T661_19">isso</text:span><text:span text:style-name="T661_20"><text:s/></text:span><text:span text:style-name="T661_21">é</text:span><text:span text:style-name="T661_22"><text:s/></text:span><text:span text:style-name="T661_23">preciso</text:span><text:span text:style-name="T661_24"><text:s/></text:span><text:span text:style-name="T661_25">entrar</text:span><text:span text:style-name="T661_26"><text:s/></text:span><text:span text:style-name="T661_27">com</text:span><text:span text:style-name="T661_28"><text:s/></text:span><text:span text:style-name="T661_29">um</text:span><text:span text:style-name="T661_30"><text:s/></text:span><text:span text:style-name="T661_31">login</text:span><text:span text:style-name="T661_32"><text:s/></text:span><text:span text:style-name="T661_33">e</text:span><text:span text:style-name="T661_34"><text:s/></text:span><text:span text:style-name="T661_35">senha</text:span><text:span text:style-name="T661_36">.</text:span></text:p>
      <text:p text:style-name="P662"><text:span text:style-name="T662_1">Requisitos</text:span><text:span text:style-name="T662_2">:<text:s/></text:span><text:span text:style-name="T662_3">RF</text:span><text:span text:style-name="T662_4">031</text:span></text:p>
      <text:p text:style-name="P663"><text:span text:style-name="T663_1">Pré</text:span><text:span text:style-name="T663_2">-</text:span><text:span text:style-name="T663_3">condição</text:span><text:span text:style-name="T663_4">:<text:s/></text:span><text:span text:style-name="T663_5">O</text:span><text:span text:style-name="T663_6"><text:s/></text:span><text:span text:style-name="T663_7">usuário</text:span><text:span text:style-name="T663_8"><text:s/></text:span><text:span text:style-name="T663_9">seleciona</text:span><text:span text:style-name="T663_10"><text:s/></text:span><text:span text:style-name="T663_11">a</text:span><text:span text:style-name="T663_12"><text:s/></text:span><text:span text:style-name="T663_13">opção</text:span><text:span text:style-name="T663_14"><text:s/></text:span><text:span text:style-name="T663_15">de</text:span><text:span text:style-name="T663_16"><text:s/></text:span><text:span text:style-name="T663_17">login</text:span><text:span text:style-name="T663_18">:<text:s/></text:span><text:span text:style-name="T663_19">funcionário</text:span><text:span text:style-name="T663_20"><text:s/></text:span><text:span text:style-name="T663_21">ou</text:span><text:span text:style-name="T663_22"><text:s/></text:span><text:span text:style-name="T663_23">aluno</text:span><text:span text:style-name="T663_24">,</text:span><text:span text:style-name="T663_25">e</text:span><text:span text:style-name="T663_26"><text:s/></text:span><text:span text:style-name="T663_27">informa</text:span><text:span text:style-name="T663_28"><text:s/></text:span><text:span text:style-name="T663_29">o</text:span><text:span text:style-name="T663_30"><text:s/></text:span><text:span text:style-name="T663_31">login</text:span><text:span text:style-name="T663_32"><text:s/></text:span><text:span text:style-name="T663_33">e</text:span><text:span text:style-name="T663_34"><text:s/></text:span><text:span text:style-name="T663_35">a</text:span><text:span text:style-name="T663_36"><text:s/></text:span><text:span text:style-name="T663_37">senha</text:span><text:span text:style-name="T663_38">.</text:span></text:p>
      <text:p text:style-name="P664"><text:span text:style-name="T664_1">Pós</text:span><text:span text:style-name="T664_2">-</text:span><text:span text:style-name="T664_3">condição</text:span><text:span text:style-name="T664_4">:<text:s/></text:span><text:span text:style-name="T664_5">O</text:span><text:span text:style-name="T664_6"><text:s/></text:span><text:span text:style-name="T664_7">sistema</text:span><text:span text:style-name="T664_8"><text:s/></text:span><text:span text:style-name="T664_9">abre</text:span><text:span text:style-name="T664_10"><text:s/></text:span><text:span text:style-name="T664_11">no</text:span><text:span text:style-name="T664_12"><text:s/></text:span><text:span text:style-name="T664_13">menu</text:span><text:span text:style-name="T664_14"><text:s/></text:span><text:span text:style-name="T664_15">da</text:span><text:span text:style-name="T664_16"><text:s/></text:span><text:span text:style-name="T664_17">seção</text:span><text:span text:style-name="T664_18"><text:s/></text:span><text:span text:style-name="T664_19">escolhida</text:span><text:span text:style-name="T664_20"><text:s/></text:span><text:span text:style-name="T664_21">pelo</text:span><text:span text:style-name="T664_22"><text:s/></text:span><text:span text:style-name="T664_23">usuário</text:span><text:span text:style-name="T664_24">.</text:span></text:p>
      <text:p text:style-name="P665"/>
      <text:p text:style-name="P666"><text:span text:style-name="T666_1">Fluxo</text:span><text:span text:style-name="T666_2"><text:s/></text:span><text:span text:style-name="T666_3">Principal</text:span><text:span text:style-name="T666_4">:</text:span></text:p>
      <text:p text:style-name="P667"/>
      <text:p text:style-name="P668"><text:span text:style-name="T668_1">1-</text:span><text:span text:style-name="T668_2">O</text:span><text:span text:style-name="T668_3"><text:s/></text:span><text:span text:style-name="T668_4">usuário</text:span><text:span text:style-name="T668_5"><text:s/></text:span><text:span text:style-name="T668_6">seleciona</text:span><text:span text:style-name="T668_7"><text:s/></text:span><text:span text:style-name="T668_8">a</text:span><text:span text:style-name="T668_9"><text:s/></text:span><text:span text:style-name="T668_10">opção</text:span><text:span text:style-name="T668_11"><text:s/></text:span><text:span text:style-name="T668_12">de</text:span><text:span text:style-name="T668_13"><text:s/></text:span><text:span text:style-name="T668_14">funcionário</text:span><text:span text:style-name="T668_15"><text:s/></text:span><text:span text:style-name="T668_16">ou</text:span><text:span text:style-name="T668_17"><text:s/></text:span><text:span text:style-name="T668_18">aluno</text:span><text:span text:style-name="T668_19">.</text:span></text:p>
      <text:p text:style-name="P669"><text:span text:style-name="T669_1">2-</text:span><text:span text:style-name="T669_2">O</text:span><text:span text:style-name="T669_3"><text:s/></text:span><text:span text:style-name="T669_4">sistema</text:span><text:span text:style-name="T669_5"><text:s/></text:span><text:span text:style-name="T669_6">solicita</text:span><text:span text:style-name="T669_7"><text:s/></text:span><text:span text:style-name="T669_8">que</text:span><text:span text:style-name="T669_9"><text:s/></text:span><text:span text:style-name="T669_10">o</text:span><text:span text:style-name="T669_11"><text:s/></text:span><text:span text:style-name="T669_12">usuário</text:span><text:span text:style-name="T669_13"><text:s/></text:span><text:span text:style-name="T669_14">informe</text:span><text:span text:style-name="T669_15"><text:s/></text:span><text:span text:style-name="T669_16">seu</text:span><text:span text:style-name="T669_17"><text:s/></text:span><text:span text:style-name="T669_18">login</text:span><text:span text:style-name="T669_19"><text:s/></text:span><text:span text:style-name="T669_20">e</text:span><text:span text:style-name="T669_21"><text:s/></text:span><text:span text:style-name="T669_22">senha</text:span><text:span text:style-name="T669_23">.</text:span></text:p>
      <text:p text:style-name="P670"><text:span text:style-name="T670_1">3-</text:span><text:span text:style-name="T670_2">O</text:span><text:span text:style-name="T670_3"><text:s/></text:span><text:span text:style-name="T670_4">usuário</text:span><text:span text:style-name="T670_5"><text:s/></text:span><text:span text:style-name="T670_6">preenche</text:span><text:span text:style-name="T670_7"><text:s/></text:span><text:span text:style-name="T670_8">os</text:span><text:span text:style-name="T670_9"><text:s/></text:span><text:span text:style-name="T670_10">campos</text:span><text:span text:style-name="T670_11"><text:s/></text:span><text:span text:style-name="T670_12">solicitados</text:span></text:p>
      <text:p text:style-name="P671"><text:span text:style-name="T671_1">4-</text:span><text:span text:style-name="T671_2">O</text:span><text:span text:style-name="T671_3"><text:s/></text:span><text:span text:style-name="T671_4">sistema</text:span><text:span text:style-name="T671_5"><text:s/></text:span><text:span text:style-name="T671_6">valida</text:span><text:span text:style-name="T671_7"><text:s/></text:span><text:span text:style-name="T671_8">os</text:span><text:span text:style-name="T671_9"><text:s/></text:span><text:span text:style-name="T671_10">campos</text:span><text:span text:style-name="T671_11"><text:s/></text:span><text:span text:style-name="T671_12">informados</text:span></text:p>
      <text:p text:style-name="P672"><text:span text:style-name="T672_1">5-</text:span><text:span text:style-name="T672_2">O</text:span><text:span text:style-name="T672_3"><text:s/></text:span><text:span text:style-name="T672_4">sistema</text:span><text:span text:style-name="T672_5"><text:s/></text:span><text:span text:style-name="T672_6">abre</text:span><text:span text:style-name="T672_7"><text:s/></text:span><text:span text:style-name="T672_8">no</text:span><text:span text:style-name="T672_9"><text:s/></text:span><text:span text:style-name="T672_10">menu</text:span><text:span text:style-name="T672_11"><text:s/></text:span><text:span text:style-name="T672_12">da</text:span><text:span text:style-name="T672_13"><text:s/></text:span><text:span text:style-name="T672_14">seção</text:span><text:span text:style-name="T672_15"><text:s/></text:span><text:span text:style-name="T672_16">escolhida</text:span><text:span text:style-name="T672_17"><text:s/></text:span><text:span text:style-name="T672_18">pelo</text:span><text:span text:style-name="T672_19"><text:s/></text:span><text:span text:style-name="T672_20">usuário</text:span></text:p>
      <text:p text:style-name="P673"/>
      <text:p text:style-name="P674"><text:span text:style-name="T674_1">Fluxo</text:span><text:span text:style-name="T674_2"><text:s/></text:span><text:span text:style-name="T674_3">Alternativo</text:span><text:span text:style-name="T674_4"><text:s/>1:</text:span></text:p>
      <text:p text:style-name="P675"><text:span text:style-name="T675_1"><text:tab/></text:span><text:span text:style-name="T675_2">No</text:span><text:span text:style-name="T675_3"><text:s/></text:span><text:span text:style-name="T675_4">passo</text:span><text:span text:style-name="T675_5"><text:s text:c="2"/>4<text:s/></text:span><text:span text:style-name="T675_6">do</text:span><text:span text:style-name="T675_7"><text:s/></text:span><text:span text:style-name="T675_8">fluxo</text:span><text:span text:style-name="T675_9"><text:s/></text:span><text:span text:style-name="T675_10">principal</text:span><text:span text:style-name="T675_11">,<text:s/></text:span><text:span text:style-name="T675_12">pode</text:span><text:span text:style-name="T675_13"><text:s/></text:span><text:span text:style-name="T675_14">ser</text:span><text:span text:style-name="T675_15"><text:s/></text:span><text:span text:style-name="T675_16">que</text:span><text:span text:style-name="T675_17"><text:s/></text:span><text:span text:style-name="T675_18">algum</text:span><text:span text:style-name="T675_19"><text:s/></text:span><text:span text:style-name="T675_20">dos</text:span><text:span text:style-name="T675_21"><text:s/></text:span><text:span text:style-name="T675_22">campos</text:span><text:span text:style-name="T675_23"><text:s/></text:span><text:span text:style-name="T675_24">informados</text:span><text:span text:style-name="T675_25"><text:s/></text:span><text:span text:style-name="T675_26">estejam</text:span><text:span text:style-name="T675_27"><text:s/></text:span><text:span text:style-name="T675_28">incorretos</text:span><text:span text:style-name="T675_29">.<text:s/></text:span><text:span text:style-name="T675_30">Nesse</text:span><text:span text:style-name="T675_31"><text:s/></text:span><text:span text:style-name="T675_32">caso</text:span><text:span text:style-name="T675_33"><text:s/></text:span><text:span text:style-name="T675_34">o</text:span><text:span text:style-name="T675_35"><text:s/></text:span><text:span text:style-name="T675_36">sistema</text:span><text:span text:style-name="T675_37"><text:s/></text:span><text:span text:style-name="T675_38">informa</text:span><text:span text:style-name="T675_39"><text:s/></text:span><text:span text:style-name="T675_40">que</text:span><text:span text:style-name="T675_41"><text:s/></text:span><text:span text:style-name="T675_42">os</text:span><text:span text:style-name="T675_43"><text:s/></text:span><text:span text:style-name="T675_44">campos</text:span><text:span text:style-name="T675_45"><text:s/></text:span><text:span text:style-name="T675_46">estão</text:span><text:span text:style-name="T675_47"><text:s/></text:span><text:span text:style-name="T675_48">incorretos</text:span><text:span text:style-name="T675_49"><text:s/></text:span><text:span text:style-name="T675_50">e</text:span><text:span text:style-name="T675_51"><text:s/></text:span><text:span text:style-name="T675_52">pede</text:span><text:span text:style-name="T675_53"><text:s/></text:span><text:span text:style-name="T675_54">para</text:span><text:span text:style-name="T675_55"><text:s/></text:span><text:span text:style-name="T675_56">que</text:span><text:span text:style-name="T675_57"><text:s/></text:span><text:span text:style-name="T675_58">o</text:span><text:span text:style-name="T675_59"><text:s/></text:span><text:span text:style-name="T675_60">usuário</text:span><text:span text:style-name="T675_61"><text:s/></text:span><text:span text:style-name="T675_62">tente</text:span><text:span text:style-name="T675_63"><text:s/></text:span><text:span text:style-name="T675_64">novamente</text:span><text:span text:style-name="T675_65">.</text:span></text:p>
      <text:p text:style-name="P676"/>
      <text:p text:style-name="P677"><text:span text:style-name="T677_1">Fluxo</text:span><text:span text:style-name="T677_2"><text:s/></text:span><text:span text:style-name="T677_3">Alternativo</text:span><text:span text:style-name="T677_4"><text:s/>2:</text:span></text:p>
      <text:p text:style-name="P678"><text:span text:style-name="T678_1"><text:tab/></text:span><text:span text:style-name="T678_2">O</text:span><text:span text:style-name="T678_3"><text:s/></text:span><text:span text:style-name="T678_4">usuário</text:span><text:span text:style-name="T678_5"><text:s/></text:span><text:span text:style-name="T678_6">pode</text:span><text:span text:style-name="T678_7"><text:s/></text:span><text:span text:style-name="T678_8">escolher</text:span><text:span text:style-name="T678_9"><text:s/></text:span><text:span text:style-name="T678_10">a</text:span><text:span text:style-name="T678_11"><text:s/></text:span><text:span text:style-name="T678_12">opção</text:span><text:span text:style-name="T678_13"><text:s/></text:span><text:span text:style-name="T678_14">voltar</text:span><text:span text:style-name="T678_15"><text:s/></text:span><text:span text:style-name="T678_16">para</text:span><text:span text:style-name="T678_17"><text:s/></text:span><text:span text:style-name="T678_18">retornar</text:span><text:span text:style-name="T678_19"><text:s/></text:span><text:span text:style-name="T678_20">a</text:span><text:span text:style-name="T678_21"><text:s/></text:span><text:span text:style-name="T678_22">seleção</text:span><text:span text:style-name="T678_23"><text:s/></text:span><text:span text:style-name="T678_24">da</text:span><text:span text:style-name="T678_25"><text:s/></text:span><text:span text:style-name="T678_26">opção</text:span><text:span text:style-name="T678_27"><text:s/></text:span><text:span text:style-name="T678_28">de</text:span><text:span text:style-name="T678_29"><text:s/></text:span><text:span text:style-name="T678_30">login</text:span><text:span text:style-name="T678_31">:<text:s/></text:span><text:span text:style-name="T678_32">funcionário</text:span><text:span text:style-name="T678_33"><text:s/></text:span><text:span text:style-name="T678_34">ou</text:span><text:span text:style-name="T678_35"><text:s/></text:span><text:span text:style-name="T678_36">aluno</text:span><text:span text:style-name="T678_37">.</text:span></text:p>
      <text:p text:style-name="P679"><text:span text:style-name="T679_1"><text:tab/></text:span></text:p>
      <text:p text:style-name="P680"><text:span text:style-name="T680_1"><text:tab/></text:span><text:bookmark-start text:name="id.2p2csry"/><text:bookmark-end text:name="id.2p2csry"/></text:p>
      <text:p text:style-name="P681"><text:span text:style-name="T681_1">UC</text:span><text:span text:style-name="T681_2">02:<text:s/></text:span><text:span text:style-name="T681_3">Listar</text:span><text:span text:style-name="T681_4"><text:s/></text:span><text:span text:style-name="T681_5">alunos</text:span><text:span text:style-name="T681_6"><text:s/></text:span><text:span text:style-name="T681_7">pendentes</text:span></text:p>
      <text:p text:style-name="P682"/>
      <text:p text:style-name="P683"><text:span text:style-name="T683_1">Ator</text:span><text:span text:style-name="T683_2">:<text:s/></text:span><text:span text:style-name="T683_3">Funcionário</text:span></text:p>
      <text:p text:style-name="P684"><text:span text:style-name="T684_1">Descrição</text:span><text:span text:style-name="T684_2">:<text:s/></text:span><text:span text:style-name="T684_3">O</text:span><text:span text:style-name="T684_4"><text:s/></text:span><text:span text:style-name="T684_5">funcionário</text:span><text:span text:style-name="T684_6"><text:s/></text:span><text:span text:style-name="T684_7">deseja</text:span><text:span text:style-name="T684_8"><text:s/></text:span><text:span text:style-name="T684_9">saber</text:span><text:span text:style-name="T684_10"><text:s/></text:span><text:span text:style-name="T684_11">quais</text:span><text:span text:style-name="T684_12"><text:s/></text:span><text:span text:style-name="T684_13">alunos</text:span><text:span text:style-name="T684_14"><text:s/></text:span><text:span text:style-name="T684_15">estão</text:span><text:span text:style-name="T684_16"><text:s/></text:span><text:span text:style-name="T684_17">com</text:span><text:span text:style-name="T684_18"><text:s/></text:span><text:span text:style-name="T684_19">o</text:span><text:span text:style-name="T684_20"><text:s/></text:span><text:span text:style-name="T684_21">relatório</text:span><text:span text:style-name="T684_22"><text:s/></text:span><text:span text:style-name="T684_23">de</text:span><text:span text:style-name="T684_24"><text:s/></text:span><text:span text:style-name="T684_25">frequência</text:span><text:span text:style-name="T684_26"><text:s/></text:span><text:span text:style-name="T684_27">pendentes</text:span><text:span text:style-name="T684_28">.</text:span></text:p>
      <text:p text:style-name="P685"><text:span text:style-name="T685_1">Requisitos</text:span><text:span text:style-name="T685_2">:<text:s/></text:span><text:span text:style-name="T685_3">RF</text:span><text:span text:style-name="T685_4">011</text:span></text:p>
      <text:p text:style-name="P686"><text:span text:style-name="T686_1">Pré</text:span><text:span text:style-name="T686_2">-</text:span><text:span text:style-name="T686_3">condição</text:span><text:span text:style-name="T686_4">:<text:s/></text:span><text:span text:style-name="T686_5">Opção</text:span><text:span text:style-name="T686_6"><text:s/></text:span><text:span text:style-name="T686_7">de</text:span><text:span text:style-name="T686_8"><text:s/></text:span><text:span text:style-name="T686_9">listar</text:span><text:span text:style-name="T686_10"><text:s/></text:span><text:span text:style-name="T686_11">alunos</text:span><text:span text:style-name="T686_12"><text:s/></text:span><text:span text:style-name="T686_13">pendentes</text:span><text:span text:style-name="T686_14"><text:s/></text:span><text:span text:style-name="T686_15">ser</text:span><text:span text:style-name="T686_16"><text:s/></text:span><text:span text:style-name="T686_17">selecionada</text:span><text:span text:style-name="T686_18"><text:s/></text:span><text:span text:style-name="T686_19">no</text:span><text:span text:style-name="T686_20"><text:s/></text:span><text:span text:style-name="T686_21">sistema</text:span><text:span text:style-name="T686_22">.</text:span></text:p>
      <text:p text:style-name="P687"><text:span text:style-name="T687_1">Pós</text:span><text:span text:style-name="T687_2">-</text:span><text:span text:style-name="T687_3">condição</text:span><text:span text:style-name="T687_4">:<text:s/></text:span><text:span text:style-name="T687_5">O</text:span><text:span text:style-name="T687_6"><text:s/></text:span><text:span text:style-name="T687_7">sistema</text:span><text:span text:style-name="T687_8"><text:s/></text:span><text:span text:style-name="T687_9">exibe</text:span><text:span text:style-name="T687_10"><text:s/></text:span><text:span text:style-name="T687_11">a</text:span><text:span text:style-name="T687_12"><text:s/></text:span><text:span text:style-name="T687_13">lista</text:span><text:span text:style-name="T687_14"><text:s/></text:span><text:span text:style-name="T687_15">com</text:span><text:span text:style-name="T687_16"><text:s/></text:span><text:span text:style-name="T687_17">o</text:span><text:span text:style-name="T687_18"><text:s/></text:span><text:span text:style-name="T687_19">nome</text:span><text:span text:style-name="T687_20">,<text:s/></text:span><text:span text:style-name="T687_21">e</text:span><text:span text:style-name="T687_22">-</text:span><text:span text:style-name="T687_23">mail</text:span><text:span text:style-name="T687_24"><text:s/></text:span><text:span text:style-name="T687_25">do</text:span><text:span text:style-name="T687_26"><text:s/></text:span><text:span text:style-name="T687_27">aluno</text:span><text:span text:style-name="T687_28">..</text:span></text:p>
      <text:p text:style-name="P688"/>
      <text:p text:style-name="P689"><text:span text:style-name="T689_1">Fluxo</text:span><text:span text:style-name="T689_2"><text:s/></text:span><text:span text:style-name="T689_3">Principal</text:span><text:span text:style-name="T689_4">:</text:span></text:p>
      <text:p text:style-name="P690"/>
      <text:p text:style-name="P691"><text:span text:style-name="T691_1">1-<text:s/></text:span><text:span text:style-name="T691_2">O</text:span><text:span text:style-name="T691_3"><text:s/></text:span><text:span text:style-name="T691_4">usuário</text:span><text:span text:style-name="T691_5"><text:s/></text:span><text:span text:style-name="T691_6">acessa</text:span><text:span text:style-name="T691_7"><text:s/></text:span><text:span text:style-name="T691_8">o</text:span><text:span text:style-name="T691_9"><text:s/></text:span><text:span text:style-name="T691_10">sistema</text:span><text:span text:style-name="T691_11"><text:s/></text:span><text:span text:style-name="T691_12">como</text:span><text:span text:style-name="T691_13"><text:s/></text:span><text:span text:style-name="T691_14">funcionário</text:span><text:span text:style-name="T691_15">.</text:span></text:p>
      <text:p text:style-name="P692"><text:span text:style-name="T692_1">2-<text:s/></text:span><text:span text:style-name="T692_2">O</text:span><text:span text:style-name="T692_3"><text:s/></text:span><text:span text:style-name="T692_4">usuário</text:span><text:span text:style-name="T692_5"><text:s/></text:span><text:span text:style-name="T692_6">seleciona</text:span><text:span text:style-name="T692_7"><text:s/></text:span><text:span text:style-name="T692_8">a</text:span><text:span text:style-name="T692_9"><text:s/></text:span><text:span text:style-name="T692_10">opção</text:span><text:span text:style-name="T692_11"><text:s/></text:span><text:span text:style-name="T692_12">de</text:span><text:span text:style-name="T692_13"><text:s/></text:span><text:span text:style-name="T692_14">listar</text:span><text:span text:style-name="T692_15"><text:s/></text:span><text:span text:style-name="T692_16">alunos</text:span><text:span text:style-name="T692_17"><text:s/></text:span><text:span text:style-name="T692_18">pendentes</text:span><text:span text:style-name="T692_19">.</text:span></text:p>
      <text:p text:style-name="P693"><text:span text:style-name="T693_1">3-</text:span><text:span text:style-name="T693_2">O</text:span><text:span text:style-name="T693_3"><text:s/></text:span><text:span text:style-name="T693_4">sistema</text:span><text:span text:style-name="T693_5"><text:s/></text:span><text:span text:style-name="T693_6">solicitará</text:span><text:span text:style-name="T693_7"><text:s/></text:span><text:span text:style-name="T693_8">o</text:span><text:span text:style-name="T693_9"><text:s/></text:span><text:span text:style-name="T693_10">tipo</text:span><text:span text:style-name="T693_11"><text:s/></text:span><text:span text:style-name="T693_12">do</text:span><text:span text:style-name="T693_13"><text:s/></text:span><text:span text:style-name="T693_14">aluno</text:span><text:span text:style-name="T693_15">,</text:span><text:span text:style-name="T693_16">que</text:span><text:span text:style-name="T693_17"><text:s/></text:span><text:span text:style-name="T693_18">pode</text:span><text:span text:style-name="T693_19"><text:s/></text:span><text:span text:style-name="T693_20">ser</text:span><text:span text:style-name="T693_21">:</text:span></text:p>
      <text:p text:style-name="P694"><text:span text:style-name="T694_1">a</text:span><text:span text:style-name="T694_2">)</text:span><text:span text:style-name="T694_3">Monitor</text:span></text:p>
      <text:p text:style-name="P695"><text:span text:style-name="T695_1">b</text:span><text:span text:style-name="T695_2">)</text:span><text:span text:style-name="T695_3">Pesquisador</text:span></text:p>
      <text:p text:style-name="P696"><text:span text:style-name="T696_1">4-</text:span><text:span text:style-name="T696_2">O</text:span><text:span text:style-name="T696_3"><text:s/></text:span><text:span text:style-name="T696_4">usuário</text:span><text:span text:style-name="T696_5"><text:s/></text:span><text:span text:style-name="T696_6">informará</text:span><text:span text:style-name="T696_7"><text:s/></text:span><text:span text:style-name="T696_8">a</text:span><text:span text:style-name="T696_9"><text:s/></text:span><text:span text:style-name="T696_10">opção</text:span><text:span text:style-name="T696_11"><text:s/></text:span><text:span text:style-name="T696_12">desejada</text:span><text:span text:style-name="T696_13">.</text:span></text:p>
      <text:p text:style-name="P697"><text:span text:style-name="T697_1">5-</text:span><text:span text:style-name="T697_2">O</text:span><text:span text:style-name="T697_3"><text:s/></text:span><text:span text:style-name="T697_4">sistema</text:span><text:span text:style-name="T697_5"><text:s/></text:span><text:span text:style-name="T697_6">busca</text:span><text:span text:style-name="T697_7"><text:s/></text:span><text:span text:style-name="T697_8">os</text:span><text:span text:style-name="T697_9"><text:s/></text:span><text:span text:style-name="T697_10">alunos</text:span><text:span text:style-name="T697_11"><text:s/></text:span><text:span text:style-name="T697_12">pendentes</text:span><text:span text:style-name="T697_13">.</text:span></text:p>
      <text:p text:style-name="P698"><text:span text:style-name="T698_1">6-</text:span><text:span text:style-name="T698_2">O</text:span><text:span text:style-name="T698_3"><text:s/></text:span><text:span text:style-name="T698_4">sistema</text:span><text:span text:style-name="T698_5"><text:s/></text:span><text:span text:style-name="T698_6">exibe</text:span><text:span text:style-name="T698_7"><text:s/></text:span><text:span text:style-name="T698_8">uma</text:span><text:span text:style-name="T698_9"><text:s/></text:span><text:span text:style-name="T698_10">lista</text:span><text:span text:style-name="T698_11"><text:s/></text:span><text:span text:style-name="T698_12">contendo</text:span><text:span text:style-name="T698_13"><text:s/></text:span><text:span text:style-name="T698_14">o</text:span><text:span text:style-name="T698_15"><text:s/></text:span><text:span text:style-name="T698_16">nome</text:span><text:span text:style-name="T698_17"><text:s/></text:span><text:span text:style-name="T698_18">e</text:span><text:span text:style-name="T698_19"><text:s/></text:span><text:span text:style-name="T698_20">o</text:span><text:span text:style-name="T698_21"><text:s/></text:span><text:span text:style-name="T698_22">e</text:span><text:span text:style-name="T698_23">-</text:span><text:span text:style-name="T698_24">mail</text:span><text:span text:style-name="T698_25"><text:s/></text:span><text:span text:style-name="T698_26">dos</text:span><text:span text:style-name="T698_27"><text:s/></text:span><text:span text:style-name="T698_28">alunos</text:span><text:span text:style-name="T698_29">.</text:span></text:p>
      <text:p text:style-name="P699"/>
      <text:p text:style-name="P700"><text:span text:style-name="T700_1">Fluxo</text:span><text:span text:style-name="T700_2"><text:s/></text:span><text:span text:style-name="T700_3">Alternativo</text:span><text:span text:style-name="T700_4"><text:s/>1:</text:span></text:p>
      <text:p text:style-name="P701"><text:span text:style-name="T701_1">No</text:span><text:span text:style-name="T701_2"><text:s/></text:span><text:span text:style-name="T701_3">passo</text:span><text:span text:style-name="T701_4"><text:s/>6<text:s/></text:span><text:span text:style-name="T701_5">do</text:span><text:span text:style-name="T701_6"><text:s/></text:span><text:span text:style-name="T701_7">fluxo</text:span><text:span text:style-name="T701_8"><text:s/></text:span><text:span text:style-name="T701_9">principal</text:span><text:span text:style-name="T701_10">,<text:s/></text:span><text:span text:style-name="T701_11">pode</text:span><text:span text:style-name="T701_12"><text:s/></text:span><text:span text:style-name="T701_13">ser</text:span><text:span text:style-name="T701_14"><text:s/></text:span><text:span text:style-name="T701_15">que</text:span><text:span text:style-name="T701_16"><text:s/></text:span><text:span text:style-name="T701_17">na</text:span><text:span text:style-name="T701_18"><text:s/></text:span><text:span text:style-name="T701_19">modalidade</text:span><text:span text:style-name="T701_20"><text:s/></text:span><text:span text:style-name="T701_21">escolhida</text:span><text:span text:style-name="T701_22"><text:s/></text:span><text:span text:style-name="T701_23">não</text:span><text:span text:style-name="T701_24"><text:s/></text:span><text:span text:style-name="T701_25">exista</text:span><text:span text:style-name="T701_26"><text:s/></text:span><text:span text:style-name="T701_27">alunos</text:span><text:span text:style-name="T701_28"><text:s/></text:span><text:span text:style-name="T701_29">pendente</text:span><text:span text:style-name="T701_30">.<text:s/></text:span><text:span text:style-name="T701_31">Nesse</text:span><text:span text:style-name="T701_32"><text:s/></text:span><text:span text:style-name="T701_33">caso</text:span><text:span text:style-name="T701_34"><text:s/></text:span><text:span text:style-name="T701_35">o</text:span><text:span text:style-name="T701_36"><text:s/></text:span><text:span text:style-name="T701_37">sistema</text:span><text:span text:style-name="T701_38"><text:s/></text:span><text:span text:style-name="T701_39">exibi</text:span><text:span text:style-name="T701_40"><text:s/></text:span><text:span text:style-name="T701_41">uma</text:span><text:span text:style-name="T701_42"><text:s/></text:span><text:span text:style-name="T701_43">mensagem</text:span><text:span text:style-name="T701_44"><text:s/></text:span><text:span text:style-name="T701_45">avisando</text:span><text:span text:style-name="T701_46"><text:s/></text:span><text:span text:style-name="T701_47">que</text:span><text:span text:style-name="T701_48"><text:s/></text:span><text:span text:style-name="T701_49">não</text:span><text:span text:style-name="T701_50"><text:s/></text:span><text:span text:style-name="T701_51">há</text:span><text:span text:style-name="T701_52"><text:s/></text:span><text:span text:style-name="T701_53">alunos</text:span><text:span text:style-name="T701_54"><text:s/></text:span><text:span text:style-name="T701_55">pendentes</text:span><text:span text:style-name="T701_56"><text:s/></text:span><text:span text:style-name="T701_57">na</text:span><text:span text:style-name="T701_58"><text:s/></text:span><text:span text:style-name="T701_59">modalidade</text:span><text:span text:style-name="T701_60"><text:s/></text:span><text:span text:style-name="T701_61">escolhida</text:span><text:span text:style-name="T701_62"><text:s/></text:span><text:span text:style-name="T701_63">e</text:span><text:span text:style-name="T701_64"><text:s/></text:span><text:span text:style-name="T701_65">retorna</text:span><text:span text:style-name="T701_66"><text:s/></text:span><text:span text:style-name="T701_67">ao</text:span><text:span text:style-name="T701_68"><text:s/></text:span><text:span text:style-name="T701_69">passo</text:span><text:span text:style-name="T701_70"><text:s/>2.</text:span></text:p>
      <text:p text:style-name="P702"/>
      <text:p text:style-name="P703"><text:span text:style-name="T703_1">Fluxo</text:span><text:span text:style-name="T703_2"><text:s/></text:span><text:span text:style-name="T703_3">Alternativo</text:span><text:span text:style-name="T703_4"><text:s/>2:</text:span></text:p>
      <text:p text:style-name="P704"/>
      <text:p text:style-name="P705"><text:span text:style-name="T705_1"><text:tab/></text:span><text:span text:style-name="T705_2">O</text:span><text:span text:style-name="T705_3"><text:s/></text:span><text:span text:style-name="T705_4">usuário</text:span><text:span text:style-name="T705_5"><text:s/></text:span><text:span text:style-name="T705_6">poderá</text:span><text:span text:style-name="T705_7"><text:s/></text:span><text:span text:style-name="T705_8">sair</text:span><text:span text:style-name="T705_9"><text:s/></text:span><text:span text:style-name="T705_10">do</text:span><text:span text:style-name="T705_11"><text:s/></text:span><text:span text:style-name="T705_12">fluxo</text:span><text:span text:style-name="T705_13"><text:s/></text:span><text:span text:style-name="T705_14">principal</text:span><text:span text:style-name="T705_15"><text:s/></text:span><text:span text:style-name="T705_16">a</text:span><text:span text:style-name="T705_17"><text:s/></text:span><text:span text:style-name="T705_18">qualquer</text:span><text:span text:style-name="T705_19"><text:s/></text:span><text:span text:style-name="T705_20">momento</text:span><text:span text:style-name="T705_21">,<text:s/></text:span><text:span text:style-name="T705_22">não</text:span><text:span text:style-name="T705_23"><text:s/></text:span><text:span text:style-name="T705_24">exibindo</text:span><text:span text:style-name="T705_25"><text:s/></text:span><text:span text:style-name="T705_26">a</text:span><text:span text:style-name="T705_27"><text:s/></text:span><text:span text:style-name="T705_28">listagem</text:span><text:span text:style-name="T705_29"><text:s/></text:span><text:span text:style-name="T705_30">dos</text:span><text:span text:style-name="T705_31"><text:s/></text:span><text:span text:style-name="T705_32">alunos</text:span><text:span text:style-name="T705_33"><text:s/></text:span><text:span text:style-name="T705_34">pendentes</text:span><text:span text:style-name="T705_35">,<text:s/></text:span><text:span text:style-name="T705_36">retornando</text:span><text:span text:style-name="T705_37"><text:s/></text:span><text:span text:style-name="T705_38">a</text:span><text:span text:style-name="T705_39"><text:s/></text:span><text:span text:style-name="T705_40">seção</text:span><text:span text:style-name="T705_41"><text:s/></text:span><text:span text:style-name="T705_42">funcionário</text:span><text:span text:style-name="T705_43">,<text:s/></text:span><text:span text:style-name="T705_44">encerrando</text:span><text:span text:style-name="T705_45"><text:s/></text:span><text:span text:style-name="T705_46">o</text:span><text:span text:style-name="T705_47"><text:s/></text:span><text:span text:style-name="T705_48">caso</text:span><text:span text:style-name="T705_49"><text:s/></text:span><text:span text:style-name="T705_50">de</text:span><text:span text:style-name="T705_51"><text:s/></text:span><text:span text:style-name="T705_52">uso</text:span><text:span text:style-name="T705_53">.</text:span></text:p>
      <text:p text:style-name="P706"/>
      <text:p text:style-name="P707"><text:span text:style-name="T707_1">RF</text:span><text:span text:style-name="T707_2">017<text:s/>–<text:s/></text:span><text:span text:style-name="T707_3">Disponibilizar</text:span><text:span text:style-name="T707_4"><text:s/></text:span><text:span text:style-name="T707_5">alteração</text:span><text:span text:style-name="T707_6"><text:s/></text:span><text:span text:style-name="T707_7">de</text:span><text:span text:style-name="T707_8"><text:s/></text:span><text:span text:style-name="T707_9">senha</text:span><text:span text:style-name="T707_10"><text:s/></text:span><text:span text:style-name="T707_11">O</text:span><text:span text:style-name="T707_12"><text:s/></text:span><text:span text:style-name="T707_13">sistema</text:span><text:span text:style-name="T707_14"><text:s/></text:span><text:span text:style-name="T707_15">deve</text:span><text:span text:style-name="T707_16"><text:s/></text:span><text:span text:style-name="T707_17">possibilitar</text:span><text:span text:style-name="T707_18"><text:s/></text:span><text:span text:style-name="T707_19">que</text:span><text:span text:style-name="T707_20"><text:s/></text:span><text:span text:style-name="T707_21">o</text:span><text:span text:style-name="T707_22"><text:s/></text:span><text:span text:style-name="T707_23">usuário</text:span><text:span text:style-name="T707_24"><text:s/></text:span><text:span text:style-name="T707_25">aluno</text:span><text:span text:style-name="T707_26">,<text:s/></text:span><text:span text:style-name="T707_27">seja</text:span><text:span text:style-name="T707_28"><text:s/></text:span><text:span text:style-name="T707_29">monitor</text:span><text:span text:style-name="T707_30"><text:s/></text:span><text:span text:style-name="T707_31">ou</text:span><text:span text:style-name="T707_32"><text:s/></text:span><text:span text:style-name="T707_33">pesquisador</text:span><text:span text:style-name="T707_34">,<text:s/></text:span><text:span text:style-name="T707_35">altere</text:span><text:span text:style-name="T707_36"><text:s/></text:span><text:span text:style-name="T707_37">a</text:span><text:span text:style-name="T707_38"><text:s/></text:span><text:span text:style-name="T707_39">sua</text:span><text:span text:style-name="T707_40"><text:s/></text:span><text:span text:style-name="T707_41">senha</text:span><text:span text:style-name="T707_42">.</text:span></text:p>
      <text:p text:style-name="P708"><text:span text:style-name="T708_1">RF</text:span><text:span text:style-name="T708_2">018<text:s/>–<text:s/></text:span><text:span text:style-name="T708_3">Requisitar</text:span><text:span text:style-name="T708_4"><text:s/></text:span><text:span text:style-name="T708_5">nova</text:span><text:span text:style-name="T708_6"><text:s/></text:span><text:span text:style-name="T708_7">senha</text:span><text:span text:style-name="T708_8"><text:s/></text:span><text:span text:style-name="T708_9">O</text:span><text:span text:style-name="T708_10"><text:s/></text:span><text:span text:style-name="T708_11">sistema</text:span><text:span text:style-name="T708_12"><text:s/></text:span><text:span text:style-name="T708_13">deve</text:span><text:span text:style-name="T708_14"><text:s/></text:span><text:span text:style-name="T708_15">possibilitar</text:span><text:span text:style-name="T708_16"><text:s/></text:span><text:span text:style-name="T708_17">que</text:span><text:span text:style-name="T708_18"><text:s/></text:span><text:span text:style-name="T708_19">o</text:span><text:span text:style-name="T708_20"><text:s/></text:span><text:span text:style-name="T708_21">usuário</text:span><text:span text:style-name="T708_22"><text:s/></text:span><text:span text:style-name="T708_23">aluno</text:span><text:span text:style-name="T708_24">,<text:s/></text:span><text:span text:style-name="T708_25">seja</text:span><text:span text:style-name="T708_26"><text:s/></text:span><text:span text:style-name="T708_27">monitor</text:span><text:span text:style-name="T708_28"><text:s/></text:span><text:span text:style-name="T708_29">ou</text:span><text:span text:style-name="T708_30"><text:s/></text:span><text:span text:style-name="T708_31">pesquisador</text:span><text:span text:style-name="T708_32">,<text:s/></text:span><text:span text:style-name="T708_33">requisite</text:span><text:span text:style-name="T708_34"><text:s/></text:span><text:span text:style-name="T708_35">uma</text:span><text:span text:style-name="T708_36"><text:s/></text:span><text:span text:style-name="T708_37">nova</text:span><text:span text:style-name="T708_38"><text:s/></text:span><text:span text:style-name="T708_39">senha</text:span><text:span text:style-name="T708_40"><text:s/></text:span><text:span text:style-name="T708_41">em</text:span><text:span text:style-name="T708_42"><text:s/></text:span><text:span text:style-name="T708_43">caso</text:span><text:span text:style-name="T708_44"><text:s/></text:span><text:span text:style-name="T708_45">de</text:span><text:span text:style-name="T708_46"><text:s/></text:span><text:span text:style-name="T708_47">perda</text:span><text:span text:style-name="T708_48"><text:s/></text:span><text:span text:style-name="T708_49">de</text:span><text:span text:style-name="T708_50"><text:s/></text:span><text:span text:style-name="T708_51">acesso</text:span><text:span text:style-name="T708_52"><text:s/></text:span><text:span text:style-name="T708_53">ao</text:span><text:span text:style-name="T708_54"><text:s/></text:span><text:span text:style-name="T708_55">sistema</text:span><text:span text:style-name="T708_56"><text:s/></text:span><text:span text:style-name="T708_57">devido</text:span><text:span text:style-name="T708_58"><text:s/></text:span><text:span text:style-name="T708_59">a</text:span><text:span text:style-name="T708_60"><text:s/></text:span><text:span text:style-name="T708_61">esquecimento</text:span><text:span text:style-name="T708_62"><text:s/></text:span><text:span text:style-name="T708_63">de</text:span><text:span text:style-name="T708_64"><text:s/></text:span><text:span text:style-name="T708_65">senha</text:span><text:span text:style-name="T708_66">.<text:s/></text:span><text:span text:style-name="T708_67">Para</text:span><text:span text:style-name="T708_68"><text:s/></text:span><text:span text:style-name="T708_69">isso</text:span><text:span text:style-name="T708_70">,<text:s/></text:span><text:span text:style-name="T708_71">esta</text:span><text:span text:style-name="T708_72"><text:s/></text:span><text:span text:style-name="T708_73">precisa</text:span><text:span text:style-name="T708_74"><text:s/></text:span><text:span text:style-name="T708_75">solicitar</text:span><text:span text:style-name="T708_76"><text:s/></text:span><text:span text:style-name="T708_77">o</text:span><text:span text:style-name="T708_78"><text:s/></text:span><text:span text:style-name="T708_79">envio</text:span><text:span text:style-name="T708_80"><text:s/></text:span><text:span text:style-name="T708_81">de</text:span><text:span text:style-name="T708_82"><text:s/></text:span><text:span text:style-name="T708_83">uma</text:span><text:span text:style-name="T708_84"><text:s/></text:span><text:span text:style-name="T708_85">nova</text:span><text:span text:style-name="T708_86"><text:s/></text:span><text:span text:style-name="T708_87">senha</text:span><text:span text:style-name="T708_88">,<text:s/></text:span><text:span text:style-name="T708_89">e</text:span><text:span text:style-name="T708_90"><text:s/></text:span><text:span text:style-name="T708_91">esta</text:span><text:span text:style-name="T708_92"><text:s/></text:span><text:span text:style-name="T708_93">será</text:span><text:span text:style-name="T708_94"><text:s/></text:span><text:span text:style-name="T708_95">enviada</text:span><text:span text:style-name="T708_96"><text:s/></text:span><text:span text:style-name="T708_97">para</text:span><text:span text:style-name="T708_98"><text:s/></text:span><text:span text:style-name="T708_99">e</text:span><text:span text:style-name="T708_100">-</text:span><text:span text:style-name="T708_101">mail</text:span><text:span text:style-name="T708_102"><text:s/></text:span><text:span text:style-name="T708_103">o</text:span><text:span text:style-name="T708_104"><text:s/></text:span><text:span text:style-name="T708_105">aluno</text:span><text:span text:style-name="T708_106">.</text:span></text:p>
      <text:p text:style-name="P709"/>
      <text:p text:style-name="P710"><text:span text:style-name="T710_1">UC</text:span><text:span text:style-name="T710_2">03:<text:s/></text:span><text:span text:style-name="T710_3">Alterar</text:span><text:span text:style-name="T710_4"><text:s/></text:span><text:span text:style-name="T710_5">senha</text:span></text:p>
      <text:p text:style-name="P711"/>
      <text:p text:style-name="P712"><text:span text:style-name="T712_1">Ator</text:span><text:span text:style-name="T712_2">:<text:s/></text:span><text:span text:style-name="T712_3">Aluno</text:span><text:span text:style-name="T712_4">,</text:span><text:span text:style-name="T712_5">Funcionário</text:span></text:p>
      <text:p text:style-name="P713"><text:span text:style-name="T713_1">Descrição</text:span><text:span text:style-name="T713_2">:<text:s/></text:span><text:span text:style-name="T713_3">O</text:span><text:span text:style-name="T713_4"><text:s/></text:span><text:span text:style-name="T713_5">usuário</text:span><text:span text:style-name="T713_6"><text:s/></text:span><text:span text:style-name="T713_7">deseja</text:span><text:span text:style-name="T713_8"><text:s/></text:span><text:span text:style-name="T713_9">alterar</text:span><text:span text:style-name="T713_10"><text:s/></text:span><text:span text:style-name="T713_11">sua</text:span><text:span text:style-name="T713_12"><text:s/></text:span><text:span text:style-name="T713_13">senha</text:span><text:span text:style-name="T713_14">.</text:span></text:p>
      <text:p text:style-name="P714"><text:span text:style-name="T714_1">Requisitos</text:span><text:span text:style-name="T714_2">:<text:s/></text:span><text:span text:style-name="T714_3">RF</text:span><text:span text:style-name="T714_4">017</text:span></text:p>
      <text:p text:style-name="P715"><text:span text:style-name="T715_1">Pré</text:span><text:span text:style-name="T715_2">-</text:span><text:span text:style-name="T715_3">condição</text:span><text:span text:style-name="T715_4">:<text:s/></text:span><text:span text:style-name="T715_5">O</text:span><text:span text:style-name="T715_6"><text:s/></text:span><text:span text:style-name="T715_7">usuário</text:span><text:span text:style-name="T715_8"><text:s/></text:span><text:span text:style-name="T715_9">seleciona</text:span><text:span text:style-name="T715_10"><text:s/></text:span><text:span text:style-name="T715_11">a</text:span><text:span text:style-name="T715_12"><text:s/></text:span><text:span text:style-name="T715_13">opção</text:span><text:span text:style-name="T715_14"><text:s/></text:span><text:span text:style-name="T715_15">de</text:span><text:span text:style-name="T715_16"><text:s/></text:span><text:span text:style-name="T715_17">alterar</text:span><text:span text:style-name="T715_18"><text:s/></text:span><text:span text:style-name="T715_19">senha</text:span><text:span text:style-name="T715_20">.</text:span></text:p>
      <text:p text:style-name="P716"><text:span text:style-name="T716_1">Pós</text:span><text:span text:style-name="T716_2">-</text:span><text:span text:style-name="T716_3">condição</text:span><text:span text:style-name="T716_4">:<text:s/></text:span><text:span text:style-name="T716_5">O</text:span><text:span text:style-name="T716_6"><text:s/></text:span><text:span text:style-name="T716_7">sistema</text:span><text:span text:style-name="T716_8"><text:s/></text:span><text:span text:style-name="T716_9">salva</text:span><text:span text:style-name="T716_10"><text:s/></text:span><text:span text:style-name="T716_11">a</text:span><text:span text:style-name="T716_12"><text:s/></text:span><text:span text:style-name="T716_13">nova</text:span><text:span text:style-name="T716_14"><text:s/></text:span><text:span text:style-name="T716_15">senha</text:span><text:span text:style-name="T716_16"><text:s/></text:span><text:span text:style-name="T716_17">informada</text:span><text:span text:style-name="T716_18"><text:s/></text:span><text:span text:style-name="T716_19">pelo</text:span><text:span text:style-name="T716_20"><text:s/></text:span><text:span text:style-name="T716_21">usuário</text:span><text:span text:style-name="T716_22">.</text:span></text:p>
      <text:p text:style-name="P717"/>
      <text:p text:style-name="P718"><text:span text:style-name="T718_1">Fluxo</text:span><text:span text:style-name="T718_2"><text:s/></text:span><text:span text:style-name="T718_3">Principal</text:span><text:span text:style-name="T718_4">:</text:span></text:p>
      <text:p text:style-name="P719"><text:span text:style-name="T719_1">1-</text:span><text:span text:style-name="T719_2">O</text:span><text:span text:style-name="T719_3"><text:s/></text:span><text:span text:style-name="T719_4">usuário</text:span><text:span text:style-name="T719_5"><text:s text:c="2"/></text:span><text:span text:style-name="T719_6">seleciona</text:span><text:span text:style-name="T719_7"><text:s/></text:span><text:span text:style-name="T719_8">a</text:span><text:span text:style-name="T719_9"><text:s/></text:span><text:span text:style-name="T719_10">opção</text:span><text:span text:style-name="T719_11"><text:s/></text:span><text:span text:style-name="T719_12">de</text:span><text:span text:style-name="T719_13"><text:s/></text:span><text:span text:style-name="T719_14">alterar</text:span><text:span text:style-name="T719_15"><text:s/></text:span><text:span text:style-name="T719_16">senha</text:span><text:span text:style-name="T719_17">.</text:span></text:p>
      <text:p text:style-name="P720"><text:span text:style-name="T720_1">2-</text:span><text:span text:style-name="T720_2">O</text:span><text:span text:style-name="T720_3"><text:s/></text:span><text:span text:style-name="T720_4">sistema</text:span><text:span text:style-name="T720_5"><text:s/></text:span><text:span text:style-name="T720_6">solicita</text:span><text:span text:style-name="T720_7"><text:s/></text:span><text:span text:style-name="T720_8">a</text:span><text:span text:style-name="T720_9"><text:s/></text:span><text:span text:style-name="T720_10">senha</text:span><text:span text:style-name="T720_11"><text:s/></text:span><text:span text:style-name="T720_12">antiga</text:span><text:span text:style-name="T720_13">.</text:span></text:p>
      <text:p text:style-name="P721"><text:span text:style-name="T721_1">3-</text:span><text:span text:style-name="T721_2">O</text:span><text:span text:style-name="T721_3"><text:s/></text:span><text:span text:style-name="T721_4">usuário</text:span><text:span text:style-name="T721_5"><text:s/></text:span><text:span text:style-name="T721_6">informa</text:span><text:span text:style-name="T721_7"><text:s/></text:span><text:span text:style-name="T721_8">a</text:span><text:span text:style-name="T721_9"><text:s/></text:span><text:span text:style-name="T721_10">senha</text:span><text:span text:style-name="T721_11"><text:s/></text:span><text:span text:style-name="T721_12">antiga</text:span><text:span text:style-name="T721_13">.</text:span></text:p>
      <text:p text:style-name="P722"><text:span text:style-name="T722_1">4-</text:span><text:span text:style-name="T722_2">O</text:span><text:span text:style-name="T722_3"><text:s/></text:span><text:span text:style-name="T722_4">sistema</text:span><text:span text:style-name="T722_5"><text:s/></text:span><text:span text:style-name="T722_6">valida</text:span><text:span text:style-name="T722_7"><text:s/></text:span><text:span text:style-name="T722_8">a</text:span><text:span text:style-name="T722_9"><text:s/></text:span><text:span text:style-name="T722_10">senha</text:span><text:span text:style-name="T722_11"><text:s/></text:span><text:span text:style-name="T722_12">antiga</text:span><text:span text:style-name="T722_13">.</text:span></text:p>
      <text:p text:style-name="P723"><text:span text:style-name="T723_1">5-</text:span><text:span text:style-name="T723_2">O</text:span><text:span text:style-name="T723_3"><text:s/></text:span><text:span text:style-name="T723_4">sistema</text:span><text:span text:style-name="T723_5"><text:s/></text:span><text:span text:style-name="T723_6">solicita</text:span><text:span text:style-name="T723_7"><text:s/></text:span><text:span text:style-name="T723_8">que</text:span><text:span text:style-name="T723_9"><text:s/></text:span><text:span text:style-name="T723_10">o</text:span><text:span text:style-name="T723_11"><text:s/></text:span><text:span text:style-name="T723_12">usuário</text:span><text:span text:style-name="T723_13"><text:s/></text:span><text:span text:style-name="T723_14">informe</text:span><text:span text:style-name="T723_15"><text:s/></text:span><text:span text:style-name="T723_16">a</text:span><text:span text:style-name="T723_17"><text:s/></text:span><text:span text:style-name="T723_18">nova</text:span><text:span text:style-name="T723_19"><text:s/></text:span><text:span text:style-name="T723_20">senha</text:span><text:span text:style-name="T723_21"><text:s/></text:span><text:span text:style-name="T723_22">e</text:span><text:span text:style-name="T723_23"><text:s/></text:span><text:span text:style-name="T723_24">a</text:span><text:span text:style-name="T723_25"><text:s/></text:span><text:span text:style-name="T723_26">confirme</text:span><text:span text:style-name="T723_27">.</text:span></text:p>
      <text:p text:style-name="P724"><text:span text:style-name="T724_1">6-</text:span><text:span text:style-name="T724_2">O</text:span><text:span text:style-name="T724_3"><text:s/></text:span><text:span text:style-name="T724_4">sistema</text:span><text:span text:style-name="T724_5"><text:s/></text:span><text:span text:style-name="T724_6">valida</text:span><text:span text:style-name="T724_7"><text:s/></text:span><text:span text:style-name="T724_8">a</text:span><text:span text:style-name="T724_9"><text:s/></text:span><text:span text:style-name="T724_10">senha</text:span><text:span text:style-name="T724_11">.</text:span></text:p>
      <text:p text:style-name="P725"><text:span text:style-name="T725_1">7-</text:span><text:span text:style-name="T725_2">O</text:span><text:span text:style-name="T725_3"><text:s/></text:span><text:span text:style-name="T725_4">sistema</text:span><text:span text:style-name="T725_5"><text:s/></text:span><text:span text:style-name="T725_6">exibe</text:span><text:span text:style-name="T725_7"><text:s/></text:span><text:span text:style-name="T725_8">uma</text:span><text:span text:style-name="T725_9"><text:s/></text:span><text:span text:style-name="T725_10">mensagem</text:span><text:span text:style-name="T725_11"><text:s/></text:span><text:span text:style-name="T725_12">de</text:span><text:span text:style-name="T725_13"><text:s/></text:span><text:span text:style-name="T725_14">confirmação</text:span><text:span text:style-name="T725_15"><text:s/></text:span><text:span text:style-name="T725_16">da</text:span><text:span text:style-name="T725_17"><text:s/></text:span><text:span text:style-name="T725_18">alteração</text:span><text:span text:style-name="T725_19">.</text:span></text:p>
      <text:p text:style-name="P726"><text:span text:style-name="T726_1"><text:s/></text:span></text:p>
      <text:p text:style-name="P727"><text:span text:style-name="T727_1">Fluxo</text:span><text:span text:style-name="T727_2"><text:s/></text:span><text:span text:style-name="T727_3">Alternativo</text:span><text:span text:style-name="T727_4"><text:s/>1:</text:span></text:p>
      <text:p text:style-name="P728"><text:span text:style-name="T728_1"><text:tab/></text:span><text:span text:style-name="T728_2">No</text:span><text:span text:style-name="T728_3"><text:s/></text:span><text:span text:style-name="T728_4">passo</text:span><text:span text:style-name="T728_5"><text:s/>4<text:s/></text:span><text:span text:style-name="T728_6">do</text:span><text:span text:style-name="T728_7"><text:s/></text:span><text:span text:style-name="T728_8">fluxo</text:span><text:span text:style-name="T728_9"><text:s/></text:span><text:span text:style-name="T728_10">principal</text:span><text:span text:style-name="T728_11">,<text:s/></text:span><text:span text:style-name="T728_12">caso</text:span><text:span text:style-name="T728_13"><text:s/></text:span><text:span text:style-name="T728_14">a</text:span><text:span text:style-name="T728_15"><text:s/></text:span><text:span text:style-name="T728_16">senha</text:span><text:span text:style-name="T728_17"><text:s/></text:span><text:span text:style-name="T728_18">antiga</text:span><text:span text:style-name="T728_19"><text:s/></text:span><text:span text:style-name="T728_20">informada</text:span><text:span text:style-name="T728_21"><text:s/></text:span><text:span text:style-name="T728_22">pelo</text:span><text:span text:style-name="T728_23"><text:s/></text:span><text:span text:style-name="T728_24">usuário</text:span><text:span text:style-name="T728_25"><text:s/></text:span><text:span text:style-name="T728_26">esteja</text:span><text:span text:style-name="T728_27"><text:s/></text:span><text:span text:style-name="T728_28">incorreta</text:span><text:span text:style-name="T728_29">,<text:s/></text:span><text:span text:style-name="T728_30">o</text:span><text:span text:style-name="T728_31"><text:s/></text:span><text:span text:style-name="T728_32">sistema</text:span><text:span text:style-name="T728_33"><text:s/></text:span><text:span text:style-name="T728_34">exibirá</text:span><text:span text:style-name="T728_35"><text:s/></text:span><text:span text:style-name="T728_36">uma</text:span><text:span text:style-name="T728_37"><text:s/></text:span><text:span text:style-name="T728_38">mensagem</text:span><text:span text:style-name="T728_39"><text:s/></text:span><text:span text:style-name="T728_40">informando</text:span><text:span text:style-name="T728_41"><text:s/></text:span><text:span text:style-name="T728_42">que</text:span><text:span text:style-name="T728_43"><text:s/></text:span><text:span text:style-name="T728_44">a</text:span><text:span text:style-name="T728_45"><text:s/></text:span><text:span text:style-name="T728_46">senha</text:span><text:span text:style-name="T728_47"><text:s/></text:span><text:span text:style-name="T728_48">está</text:span><text:span text:style-name="T728_49"><text:s/></text:span><text:span text:style-name="T728_50">incorreta</text:span><text:span text:style-name="T728_51"><text:s/></text:span><text:span text:style-name="T728_52">e</text:span><text:span text:style-name="T728_53"><text:s/></text:span><text:span text:style-name="T728_54">solicitará</text:span><text:span text:style-name="T728_55"><text:s/></text:span><text:span text:style-name="T728_56">a</text:span><text:span text:style-name="T728_57"><text:s/></text:span><text:span text:style-name="T728_58">senha</text:span><text:span text:style-name="T728_59"><text:s/></text:span><text:span text:style-name="T728_60">novamente</text:span><text:span text:style-name="T728_61">.</text:span></text:p>
      <text:p text:style-name="P729"><text:span text:style-name="T729_1">Fluxo</text:span><text:span text:style-name="T729_2"><text:s/></text:span><text:span text:style-name="T729_3">Alternativo</text:span><text:span text:style-name="T729_4"><text:s/>2:</text:span></text:p>
      <text:p text:style-name="P730"><text:span text:style-name="T730_1"><text:tab/></text:span><text:span text:style-name="T730_2">No</text:span><text:span text:style-name="T730_3"><text:s/></text:span><text:span text:style-name="T730_4">passo</text:span><text:span text:style-name="T730_5"><text:s/>6<text:s/></text:span><text:span text:style-name="T730_6">do</text:span><text:span text:style-name="T730_7"><text:s/></text:span><text:span text:style-name="T730_8">fluxo</text:span><text:span text:style-name="T730_9"><text:s/></text:span><text:span text:style-name="T730_10">principal</text:span><text:span text:style-name="T730_11">,<text:s/></text:span><text:span text:style-name="T730_12">caso</text:span><text:span text:style-name="T730_13"><text:s/></text:span><text:span text:style-name="T730_14">a</text:span><text:span text:style-name="T730_15"><text:s/></text:span><text:span text:style-name="T730_16">nova</text:span><text:span text:style-name="T730_17"><text:s/></text:span><text:span text:style-name="T730_18">senha</text:span><text:span text:style-name="T730_19"><text:s/></text:span><text:span text:style-name="T730_20">e</text:span><text:span text:style-name="T730_21"><text:s/></text:span><text:span text:style-name="T730_22">a</text:span><text:span text:style-name="T730_23"><text:s/></text:span><text:span text:style-name="T730_24">confirmação</text:span><text:span text:style-name="T730_25"><text:s/></text:span><text:span text:style-name="T730_26">de</text:span><text:span text:style-name="T730_27"><text:s/></text:span><text:span text:style-name="T730_28">senha</text:span><text:span text:style-name="T730_29"><text:s/></text:span><text:span text:style-name="T730_30">não</text:span><text:span text:style-name="T730_31"><text:s/></text:span><text:span text:style-name="T730_32">sejam</text:span><text:span text:style-name="T730_33"><text:s/></text:span><text:span text:style-name="T730_34">válidas</text:span><text:span text:style-name="T730_35"><text:s/></text:span><text:span text:style-name="T730_36">o</text:span><text:span text:style-name="T730_37"><text:s/></text:span><text:span text:style-name="T730_38">sistema</text:span><text:span text:style-name="T730_39"><text:s/></text:span><text:span text:style-name="T730_40">informará</text:span><text:span text:style-name="T730_41"><text:s/></text:span><text:span text:style-name="T730_42">que</text:span><text:span text:style-name="T730_43"><text:s/></text:span><text:span text:style-name="T730_44">as</text:span><text:span text:style-name="T730_45"><text:s/></text:span><text:span text:style-name="T730_46">senhas</text:span><text:span text:style-name="T730_47"><text:s/></text:span><text:span text:style-name="T730_48">são</text:span><text:span text:style-name="T730_49"><text:s/></text:span><text:span text:style-name="T730_50">distintas</text:span><text:span text:style-name="T730_51"><text:s/></text:span><text:span text:style-name="T730_52">e</text:span><text:span text:style-name="T730_53"><text:s/></text:span><text:span text:style-name="T730_54">solicitará</text:span><text:span text:style-name="T730_55"><text:s/></text:span><text:span text:style-name="T730_56">que</text:span><text:span text:style-name="T730_57"><text:s/></text:span><text:span text:style-name="T730_58">ele</text:span><text:span text:style-name="T730_59"><text:s/></text:span><text:span text:style-name="T730_60">repita</text:span><text:span text:style-name="T730_61"><text:s/></text:span><text:span text:style-name="T730_62">o</text:span><text:span text:style-name="T730_63"><text:s/></text:span><text:span text:style-name="T730_64">passo</text:span><text:span text:style-name="T730_65"><text:s/>5<text:s/></text:span><text:span text:style-name="T730_66">do</text:span><text:span text:style-name="T730_67"><text:s/></text:span><text:span text:style-name="T730_68">fluxo</text:span><text:span text:style-name="T730_69"><text:s/></text:span><text:span text:style-name="T730_70">principal</text:span><text:span text:style-name="T730_71">.</text:span></text:p>
      <text:p text:style-name="P731"><text:span text:style-name="T731_1">Fluxo</text:span><text:span text:style-name="T731_2"><text:s/></text:span><text:span text:style-name="T731_3">Alternativo</text:span><text:span text:style-name="T731_4"><text:s/>3:</text:span></text:p>
      <text:p text:style-name="P732"><text:span text:style-name="T732_1"><text:tab/></text:span><text:span text:style-name="T732_2">O</text:span><text:span text:style-name="T732_3"><text:s/></text:span><text:span text:style-name="T732_4">usuário</text:span><text:span text:style-name="T732_5"><text:s/></text:span><text:span text:style-name="T732_6">pode</text:span><text:span text:style-name="T732_7"><text:s/></text:span><text:span text:style-name="T732_8">selecionar</text:span><text:span text:style-name="T732_9"><text:s/></text:span><text:span text:style-name="T732_10">a</text:span><text:span text:style-name="T732_11"><text:s/></text:span><text:span text:style-name="T732_12">opção</text:span><text:span text:style-name="T732_13"><text:s/></text:span><text:span text:style-name="T732_14">voltar</text:span><text:span text:style-name="T732_15"><text:s/></text:span><text:span text:style-name="T732_16">a</text:span><text:span text:style-name="T732_17"><text:s/></text:span><text:span text:style-name="T732_18">qualquer</text:span><text:span text:style-name="T732_19"><text:s/></text:span><text:span text:style-name="T732_20">momento</text:span><text:span text:style-name="T732_21"><text:s/></text:span><text:span text:style-name="T732_22">do</text:span><text:span text:style-name="T732_23"><text:s/></text:span><text:span text:style-name="T732_24">fluxo</text:span><text:span text:style-name="T732_25"><text:s/></text:span><text:span text:style-name="T732_26">principal</text:span><text:span text:style-name="T732_27">.</text:span></text:p>
      <text:p text:style-name="P733"/>
      <text:p text:style-name="P734"><text:span text:style-name="T734_1">UC</text:span><text:span text:style-name="T734_2">04:</text:span><text:span text:style-name="T734_3">Solicitar</text:span><text:span text:style-name="T734_4"><text:s/></text:span><text:span text:style-name="T734_5">nova</text:span><text:span text:style-name="T734_6"><text:s/></text:span><text:span text:style-name="T734_7">senha</text:span><text:span text:style-name="T734_8"><text:line-break/></text:span></text:p>
      <text:p text:style-name="P735"><text:span text:style-name="T735_1">Ator</text:span><text:span text:style-name="T735_2">:<text:s/></text:span><text:span text:style-name="T735_3">Aluno</text:span><text:span text:style-name="T735_4">,</text:span><text:span text:style-name="T735_5">Funcionário</text:span></text:p>
      <text:p text:style-name="P736"><text:span text:style-name="T736_1">Descrição</text:span><text:span text:style-name="T736_2">:<text:s/></text:span><text:span text:style-name="T736_3">O</text:span><text:span text:style-name="T736_4"><text:s/></text:span><text:span text:style-name="T736_5">usuário</text:span><text:span text:style-name="T736_6"><text:s/></text:span><text:span text:style-name="T736_7">deseja</text:span><text:span text:style-name="T736_8"><text:s/></text:span><text:span text:style-name="T736_9">solicitar</text:span><text:span text:style-name="T736_10"><text:s/></text:span><text:span text:style-name="T736_11">uma</text:span><text:span text:style-name="T736_12"><text:s/></text:span><text:span text:style-name="T736_13">nova</text:span><text:span text:style-name="T736_14"><text:s/></text:span><text:span text:style-name="T736_15">senha</text:span><text:span text:style-name="T736_16">.</text:span></text:p>
      <text:p text:style-name="P737"><text:span text:style-name="T737_1">Requisitos</text:span><text:span text:style-name="T737_2">:<text:s/></text:span><text:span text:style-name="T737_3">RF</text:span><text:span text:style-name="T737_4">018</text:span></text:p>
      <text:p text:style-name="P738"><text:span text:style-name="T738_1">Pré</text:span><text:span text:style-name="T738_2">-</text:span><text:span text:style-name="T738_3">condição</text:span><text:span text:style-name="T738_4">:<text:s/></text:span><text:span text:style-name="T738_5">O</text:span><text:span text:style-name="T738_6"><text:s/></text:span><text:span text:style-name="T738_7">usuário</text:span><text:span text:style-name="T738_8"><text:s/></text:span><text:span text:style-name="T738_9">seleciona</text:span><text:span text:style-name="T738_10"><text:s/></text:span><text:span text:style-name="T738_11">a</text:span><text:span text:style-name="T738_12"><text:s/></text:span><text:span text:style-name="T738_13">opção</text:span><text:span text:style-name="T738_14"><text:s/></text:span><text:span text:style-name="T738_15">de</text:span><text:span text:style-name="T738_16"><text:s/></text:span><text:span text:style-name="T738_17">solicitar</text:span><text:span text:style-name="T738_18"><text:s/></text:span><text:span text:style-name="T738_19">nova</text:span><text:span text:style-name="T738_20"><text:s/></text:span><text:span text:style-name="T738_21">senha</text:span><text:span text:style-name="T738_22">.</text:span></text:p>
      <text:p text:style-name="P739"><text:span text:style-name="T739_1">Pós</text:span><text:span text:style-name="T739_2">-</text:span><text:span text:style-name="T739_3">condição</text:span><text:span text:style-name="T739_4">:<text:s/></text:span><text:span text:style-name="T739_5">O</text:span><text:span text:style-name="T739_6"><text:s/></text:span><text:span text:style-name="T739_7">usuário</text:span><text:span text:style-name="T739_8"><text:s/></text:span><text:span text:style-name="T739_9">recebe</text:span><text:span text:style-name="T739_10"><text:s/></text:span><text:span text:style-name="T739_11">um</text:span><text:span text:style-name="T739_12"><text:s/></text:span><text:span text:style-name="T739_13">e</text:span><text:span text:style-name="T739_14">-</text:span><text:span text:style-name="T739_15">mail</text:span><text:span text:style-name="T739_16"><text:s/></text:span><text:span text:style-name="T739_17">com</text:span><text:span text:style-name="T739_18"><text:s/></text:span><text:span text:style-name="T739_19">sua</text:span><text:span text:style-name="T739_20"><text:s/></text:span><text:span text:style-name="T739_21">nova</text:span><text:span text:style-name="T739_22"><text:s/></text:span><text:span text:style-name="T739_23">senha</text:span><text:span text:style-name="T739_24">.</text:span></text:p>
      <text:p text:style-name="P740"/>
      <text:p text:style-name="P741"><text:span text:style-name="T741_1">Fluxo</text:span><text:span text:style-name="T741_2"><text:s/></text:span><text:span text:style-name="T741_3">Principal</text:span><text:span text:style-name="T741_4">:</text:span></text:p>
      <text:p text:style-name="P742"><text:span text:style-name="T742_1">1-</text:span><text:span text:style-name="T742_2">O</text:span><text:span text:style-name="T742_3"><text:s/></text:span><text:span text:style-name="T742_4">usuário</text:span><text:span text:style-name="T742_5"><text:s/></text:span><text:span text:style-name="T742_6">solicita</text:span><text:span text:style-name="T742_7"><text:s/></text:span><text:span text:style-name="T742_8">a</text:span><text:span text:style-name="T742_9"><text:s/></text:span><text:span text:style-name="T742_10">opção</text:span><text:span text:style-name="T742_11"><text:s/></text:span><text:span text:style-name="T742_12">de</text:span><text:span text:style-name="T742_13"><text:s/></text:span><text:span text:style-name="T742_14">receber</text:span><text:span text:style-name="T742_15"><text:s/></text:span><text:span text:style-name="T742_16">uma</text:span><text:span text:style-name="T742_17"><text:s/></text:span><text:span text:style-name="T742_18">nova</text:span><text:span text:style-name="T742_19"><text:s/></text:span><text:span text:style-name="T742_20">senha</text:span></text:p>
      <text:p text:style-name="P743"><text:span text:style-name="T743_1">2-</text:span><text:span text:style-name="T743_2">O</text:span><text:span text:style-name="T743_3"><text:s/></text:span><text:span text:style-name="T743_4">sistema</text:span><text:span text:style-name="T743_5"><text:s/></text:span><text:span text:style-name="T743_6">envia</text:span><text:span text:style-name="T743_7"><text:s/></text:span><text:span text:style-name="T743_8">um</text:span><text:span text:style-name="T743_9"><text:s/></text:span><text:span text:style-name="T743_10">e</text:span><text:span text:style-name="T743_11">-</text:span><text:span text:style-name="T743_12">mail</text:span><text:span text:style-name="T743_13"><text:s/></text:span><text:span text:style-name="T743_14">com</text:span><text:span text:style-name="T743_15"><text:s/></text:span><text:span text:style-name="T743_16">o</text:span><text:span text:style-name="T743_17"><text:s/></text:span><text:span text:style-name="T743_18">requerimento</text:span><text:span text:style-name="T743_19"><text:s/></text:span><text:span text:style-name="T743_20">de</text:span><text:span text:style-name="T743_21"><text:s/></text:span><text:span text:style-name="T743_22">troca</text:span><text:span text:style-name="T743_23"><text:s/></text:span><text:span text:style-name="T743_24">de</text:span><text:span text:style-name="T743_25"><text:s/></text:span><text:span text:style-name="T743_26">senha</text:span><text:span text:style-name="T743_27"><text:s/></text:span><text:span text:style-name="T743_28">daquele</text:span><text:span text:style-name="T743_29"><text:s/></text:span><text:span text:style-name="T743_30">usuário</text:span><text:span text:style-name="T743_31"><text:s/></text:span><text:span text:style-name="T743_32">para</text:span><text:span text:style-name="T743_33"><text:s/></text:span><text:span text:style-name="T743_34">o</text:span><text:span text:style-name="T743_35"><text:s/></text:span><text:span text:style-name="T743_36">administrador</text:span><text:span text:style-name="T743_37"><text:s/></text:span><text:span text:style-name="T743_38">do</text:span><text:span text:style-name="T743_39"><text:s/></text:span><text:span text:style-name="T743_40">sistema</text:span><text:span text:style-name="T743_41">.</text:span></text:p>
      <text:p text:style-name="P744"><text:span text:style-name="T744_1">3-</text:span><text:span text:style-name="T744_2">O</text:span><text:span text:style-name="T744_3"><text:s/></text:span><text:span text:style-name="T744_4">administrador</text:span><text:span text:style-name="T744_5"><text:s/></text:span><text:span text:style-name="T744_6">do</text:span><text:span text:style-name="T744_7"><text:s/></text:span><text:span text:style-name="T744_8">sistema</text:span><text:span text:style-name="T744_9"><text:s/></text:span><text:span text:style-name="T744_10">envia</text:span><text:span text:style-name="T744_11"><text:s/></text:span><text:span text:style-name="T744_12">a</text:span><text:span text:style-name="T744_13"><text:s/></text:span><text:span text:style-name="T744_14">nova</text:span><text:span text:style-name="T744_15"><text:s/></text:span><text:span text:style-name="T744_16">senha</text:span><text:span text:style-name="T744_17"><text:s/></text:span><text:span text:style-name="T744_18">para</text:span><text:span text:style-name="T744_19"><text:s/></text:span><text:span text:style-name="T744_20">o</text:span><text:span text:style-name="T744_21"><text:s/></text:span><text:span text:style-name="T744_22">e</text:span><text:span text:style-name="T744_23">-</text:span><text:span text:style-name="T744_24">mail</text:span><text:span text:style-name="T744_25"><text:s/></text:span><text:span text:style-name="T744_26">do</text:span><text:span text:style-name="T744_27"><text:s/></text:span><text:span text:style-name="T744_28">usuário</text:span><text:span text:style-name="T744_29">.</text:span></text:p>
      <text:p text:style-name="P745"><text:span text:style-name="T745_1">4-</text:span><text:span text:style-name="T745_2">O</text:span><text:span text:style-name="T745_3"><text:s/></text:span><text:span text:style-name="T745_4">usuário</text:span><text:span text:style-name="T745_5"><text:s/></text:span><text:span text:style-name="T745_6">receberá</text:span><text:span text:style-name="T745_7"><text:s/></text:span><text:span text:style-name="T745_8">a</text:span><text:span text:style-name="T745_9"><text:s/></text:span><text:span text:style-name="T745_10">nova</text:span><text:span text:style-name="T745_11"><text:s/></text:span><text:span text:style-name="T745_12">senha</text:span><text:span text:style-name="T745_13"><text:s/></text:span><text:span text:style-name="T745_14">no</text:span><text:span text:style-name="T745_15"><text:s/></text:span><text:span text:style-name="T745_16">e</text:span><text:span text:style-name="T745_17">-</text:span><text:span text:style-name="T745_18">mail</text:span><text:span text:style-name="T745_19"><text:s/></text:span><text:span text:style-name="T745_20">e</text:span><text:span text:style-name="T745_21"><text:s/></text:span><text:span text:style-name="T745_22">poderá</text:span><text:span text:style-name="T745_23"><text:s/></text:span><text:span text:style-name="T745_24">entrar</text:span><text:span text:style-name="T745_25"><text:s/></text:span><text:span text:style-name="T745_26">novamente</text:span><text:span text:style-name="T745_27"><text:s/></text:span><text:span text:style-name="T745_28">no</text:span><text:span text:style-name="T745_29"><text:s/></text:span><text:span text:style-name="T745_30">sistema</text:span><text:span text:style-name="T745_31">.</text:span></text:p>
      <text:p text:style-name="P746"><text:span text:style-name="T746_1">Fluxo</text:span><text:span text:style-name="T746_2"><text:s/></text:span><text:span text:style-name="T746_3">Alternativo</text:span><text:span text:style-name="T746_4"><text:s/>1:</text:span></text:p>
      <text:p text:style-name="P747"><text:span text:style-name="T747_1"><text:tab/></text:span><text:span text:style-name="T747_2">O</text:span><text:span text:style-name="T747_3"><text:s/></text:span><text:span text:style-name="T747_4">usuário</text:span><text:span text:style-name="T747_5"><text:s/></text:span><text:span text:style-name="T747_6">poderá</text:span><text:span text:style-name="T747_7"><text:s/></text:span><text:span text:style-name="T747_8">selecionar</text:span><text:span text:style-name="T747_9"><text:s/></text:span><text:span text:style-name="T747_10">a</text:span><text:span text:style-name="T747_11"><text:s/></text:span><text:span text:style-name="T747_12">opção</text:span><text:span text:style-name="T747_13"><text:s/></text:span><text:span text:style-name="T747_14">voltar</text:span><text:span text:style-name="T747_15"><text:s/></text:span><text:span text:style-name="T747_16">a</text:span><text:span text:style-name="T747_17"><text:s/></text:span><text:span text:style-name="T747_18">qualquer</text:span><text:span text:style-name="T747_19"><text:s/></text:span><text:span text:style-name="T747_20">momento</text:span><text:span text:style-name="T747_21"><text:s/></text:span><text:span text:style-name="T747_22">do</text:span><text:span text:style-name="T747_23"><text:s/></text:span><text:span text:style-name="T747_24">fluxo</text:span><text:span text:style-name="T747_25"><text:s/></text:span><text:span text:style-name="T747_26">principal</text:span><text:span text:style-name="T747_27">.</text:span></text:p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alibri" svg:font-family="Calibri"/>
    <style:font-face style:name="Courier New" svg:font-family="Courier New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16pt" style:font-size-asian="16pt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keep-with-next="always" fo:keep-together="always" style:writing-mode="lr-tb"/>
      <style:text-properties fo:font-size="14pt" style:font-size-asian="14pt" style:font-size-complex="14pt"/>
    </style:style>
    <style:style style:name="Heading_20_3" style:display-name="Heading 3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00000a" fo:font-size="13pt" style:font-size-asian="13pt" style:font-size-complex="13pt"/>
    </style:style>
    <style:style style:name="Heading_20_4" style:display-name="Heading 4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margin-top="0.282cm" fo:keep-with-next="always" fo:keep-together="always" style:writing-mode="lr-tb"/>
      <style:text-properties fo:font-style="italic" style:font-style-asian="italic" style:font-style-complex="italic" fo:color="#666666" style:font-name="Trebuchet MS" style:font-name-asian="Trebuchet MS" style:font-name-complex="Trebuchet MS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fo:margin-top="0.423cm" fo:margin-bottom="0.212cm" fo:keep-with-next="always" style:writing-mode="lr-tb"/>
      <style:text-properties fo:font-size="28pt" style:font-size-asian="28pt" style:font-size-complex="28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1">
      <text:list-level-style-bullet text:bullet-char="•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1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1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1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∙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∙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Courier New" fo:font-size="10pt" style:font-name-asian="Courier New" style:font-size-asian="10pt" style:font-name-complex="Courier New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0.021cm" fo:margin-bottom="0.021cm" style:dynamic-spacing="true"/>
      </style:header-style>
      <style:footer-style>
        <style:header-footer-properties fo:min-height="0.021cm" fo:margin-top="0.02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right" fo:break-before="auto" fo:text-indent="0cm" fo:line-height="115%" fo:margin-top="0cm" fo:margin-left="0cm" fo:margin-right="0cm" fo:orphans="2" fo:widows="2" style:writing-mode="lr-tb"/>
    </style:style>
    <style:style style:name="T3_1" style:family="text"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ffffff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master-styles>
    <style:master-page style:name="Standard" style:page-layout-name="pm1">
      <style:header>
  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Requisitos</text:span></text:p>
        <text:p text:style-name="P2"/>
      </style:header>
      <style:footer>
        <text:p text:style-name="P3"><text:span text:style-name="T3_1"><text:page-number text:select-page="current"/></text:span></text:p>
        <text:p text:style-name="P4"/>
        <text:p text:style-name="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